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in"/>
    </style:style>
    <style:style style:name="ta1co2" style:family="table-column">
      <style:table-column-properties fo:break-before="auto" style:column-width="2.239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3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/c1355.lp.1.1</text:p>
          </table:table-cell>
          <table:table-cell office:value-type="float" office:value="600.0"/>
          <table:table-cell office:value-type="float" office:value="600.025"/>
          <table:table-cell office:value-type="float" office:value="600.02"/>
          <table:table-cell office:value-type="float" office:value="897301.0"/>
          <table:table-cell office:value-type="float" office:value="1.0"/>
          <table:table-cell office:value-type="float" office:value="15.0"/>
          <table:table-cell office:value-type="float" office:value="808434.0"/>
          <table:table-cell office:value-type="float" office:value="223814295.0"/>
          <table:table-cell office:value-type="float" office:value="223790472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355/c1355.lp.1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86880.0"/>
          <table:table-cell office:value-type="float" office:value="1.0"/>
          <table:table-cell office:value-type="float" office:value="12.0"/>
          <table:table-cell office:value-type="float" office:value="575933.0"/>
          <table:table-cell office:value-type="float" office:value="227060159.0"/>
          <table:table-cell office:value-type="float" office:value="227004996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1355/c1355.lp.1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997186.0"/>
          <table:table-cell office:value-type="float" office:value="1.0"/>
          <table:table-cell office:value-type="float" office:value="11.0"/>
          <table:table-cell office:value-type="float" office:value="878249.0"/>
          <table:table-cell office:value-type="float" office:value="178955702.0"/>
          <table:table-cell office:value-type="float" office:value="178755624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1355/c1355.lp.1.4</text:p>
          </table:table-cell>
          <table:table-cell office:value-type="float" office:value="600.0"/>
          <table:table-cell office:value-type="float" office:value="600.024"/>
          <table:table-cell office:value-type="float" office:value="600.02"/>
          <table:table-cell office:value-type="float" office:value="1318590.0"/>
          <table:table-cell office:value-type="float" office:value="1.0"/>
          <table:table-cell office:value-type="float" office:value="10.0"/>
          <table:table-cell office:value-type="float" office:value="573348.0"/>
          <table:table-cell office:value-type="float" office:value="192227609.0"/>
          <table:table-cell office:value-type="float" office:value="192177684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1355/c1355.lp.1.5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459915.0"/>
          <table:table-cell office:value-type="float" office:value="1.0"/>
          <table:table-cell office:value-type="float" office:value="7.0"/>
          <table:table-cell office:value-type="float" office:value="597482.0"/>
          <table:table-cell office:value-type="float" office:value="229691260.0"/>
          <table:table-cell office:value-type="float" office:value="229582044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1355/c1355.lp.1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76949.0"/>
          <table:table-cell office:value-type="float" office:value="1.0"/>
          <table:table-cell office:value-type="float" office:value="5.0"/>
          <table:table-cell office:value-type="float" office:value="312780.0"/>
          <table:table-cell office:value-type="float" office:value="118714060.0"/>
          <table:table-cell office:value-type="float" office:value="118714060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1355/c1355.lp.1.7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1032842.0"/>
          <table:table-cell office:value-type="float" office:value="1.0"/>
          <table:table-cell office:value-type="float" office:value="10.0"/>
          <table:table-cell office:value-type="float" office:value="441492.0"/>
          <table:table-cell office:value-type="float" office:value="130285631.0"/>
          <table:table-cell office:value-type="float" office:value="130275609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1355/c1355.lp.1.8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775946.0"/>
          <table:table-cell office:value-type="float" office:value="1.0"/>
          <table:table-cell office:value-type="float" office:value="3.0"/>
          <table:table-cell office:value-type="float" office:value="358789.0"/>
          <table:table-cell office:value-type="float" office:value="110491612.0"/>
          <table:table-cell office:value-type="float" office:value="11049160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1355/c1355.lp.10.1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294726.0"/>
          <table:table-cell office:value-type="float" office:value="1.0"/>
          <table:table-cell office:value-type="float" office:value="8.0"/>
          <table:table-cell office:value-type="float" office:value="565638.0"/>
          <table:table-cell office:value-type="float" office:value="328952986.0"/>
          <table:table-cell office:value-type="float" office:value="328952138.0"/>
          <table:table-cell office:value-type="float" office:value="247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1355/c1355.lp.10.2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976736.0"/>
          <table:table-cell office:value-type="float" office:value="1.0"/>
          <table:table-cell office:value-type="float" office:value="7.0"/>
          <table:table-cell office:value-type="float" office:value="345562.0"/>
          <table:table-cell office:value-type="float" office:value="206310605.0"/>
          <table:table-cell office:value-type="float" office:value="206295044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c1355/c1355.lp.10.3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1160714.0"/>
          <table:table-cell office:value-type="float" office:value="1.0"/>
          <table:table-cell office:value-type="float" office:value="11.0"/>
          <table:table-cell office:value-type="float" office:value="641960.0"/>
          <table:table-cell office:value-type="float" office:value="222287895.0"/>
          <table:table-cell office:value-type="float" office:value="222283825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c1355/c1355.lp.10.4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319363.0"/>
          <table:table-cell office:value-type="float" office:value="1.0"/>
          <table:table-cell office:value-type="float" office:value="6.0"/>
          <table:table-cell office:value-type="float" office:value="673528.0"/>
          <table:table-cell office:value-type="float" office:value="244415074.0"/>
          <table:table-cell office:value-type="float" office:value="244366450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c1355/c1355.lp.10.5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1436447.0"/>
          <table:table-cell office:value-type="float" office:value="1.0"/>
          <table:table-cell office:value-type="float" office:value="11.0"/>
          <table:table-cell office:value-type="float" office:value="542912.0"/>
          <table:table-cell office:value-type="float" office:value="211388361.0"/>
          <table:table-cell office:value-type="float" office:value="211373687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c1355/c1355.lp.10.6</text:p>
          </table:table-cell>
          <table:table-cell office:value-type="float" office:value="600.0"/>
          <table:table-cell office:value-type="float" office:value="600.029"/>
          <table:table-cell office:value-type="float" office:value="600.02"/>
          <table:table-cell office:value-type="float" office:value="1423431.0"/>
          <table:table-cell office:value-type="float" office:value="1.0"/>
          <table:table-cell office:value-type="float" office:value="7.0"/>
          <table:table-cell office:value-type="float" office:value="441657.0"/>
          <table:table-cell office:value-type="float" office:value="194831765.0"/>
          <table:table-cell office:value-type="float" office:value="194795858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c1355/c1355.lp.10.7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1243095.0"/>
          <table:table-cell office:value-type="float" office:value="1.0"/>
          <table:table-cell office:value-type="float" office:value="5.0"/>
          <table:table-cell office:value-type="float" office:value="291199.0"/>
          <table:table-cell office:value-type="float" office:value="216241297.0"/>
          <table:table-cell office:value-type="float" office:value="216241270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c1355/c1355.lp.10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616775.0"/>
          <table:table-cell office:value-type="float" office:value="1.0"/>
          <table:table-cell office:value-type="float" office:value="4.0"/>
          <table:table-cell office:value-type="float" office:value="300331.0"/>
          <table:table-cell office:value-type="float" office:value="92899448.0"/>
          <table:table-cell office:value-type="float" office:value="92899448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c1355/c1355.lp.2.1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413397.0"/>
          <table:table-cell office:value-type="float" office:value="1.0"/>
          <table:table-cell office:value-type="float" office:value="8.0"/>
          <table:table-cell office:value-type="float" office:value="471499.0"/>
          <table:table-cell office:value-type="float" office:value="317297958.0"/>
          <table:table-cell office:value-type="float" office:value="317230064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c1355/c1355.lp.2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75429.0"/>
          <table:table-cell office:value-type="float" office:value="1.0"/>
          <table:table-cell office:value-type="float" office:value="12.0"/>
          <table:table-cell office:value-type="float" office:value="720768.0"/>
          <table:table-cell office:value-type="float" office:value="233749281.0"/>
          <table:table-cell office:value-type="float" office:value="233738468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c1355/c1355.lp.2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73881.0"/>
          <table:table-cell office:value-type="float" office:value="1.0"/>
          <table:table-cell office:value-type="float" office:value="10.0"/>
          <table:table-cell office:value-type="float" office:value="688179.0"/>
          <table:table-cell office:value-type="float" office:value="245166221.0"/>
          <table:table-cell office:value-type="float" office:value="245150390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c1355/c1355.lp.2.4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1192740.0"/>
          <table:table-cell office:value-type="float" office:value="1.0"/>
          <table:table-cell office:value-type="float" office:value="10.0"/>
          <table:table-cell office:value-type="float" office:value="628232.0"/>
          <table:table-cell office:value-type="float" office:value="195090467.0"/>
          <table:table-cell office:value-type="float" office:value="195069910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c1355/c1355.lp.2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29147.0"/>
          <table:table-cell office:value-type="float" office:value="1.0"/>
          <table:table-cell office:value-type="float" office:value="10.0"/>
          <table:table-cell office:value-type="float" office:value="707457.0"/>
          <table:table-cell office:value-type="float" office:value="209634090.0"/>
          <table:table-cell office:value-type="float" office:value="209615495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c1355/c1355.lp.2.6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487586.0"/>
          <table:table-cell office:value-type="float" office:value="1.0"/>
          <table:table-cell office:value-type="float" office:value="10.0"/>
          <table:table-cell office:value-type="float" office:value="502391.0"/>
          <table:table-cell office:value-type="float" office:value="254050184.0"/>
          <table:table-cell office:value-type="float" office:value="254048146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c1355/c1355.lp.2.7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279205.0"/>
          <table:table-cell office:value-type="float" office:value="1.0"/>
          <table:table-cell office:value-type="float" office:value="8.0"/>
          <table:table-cell office:value-type="float" office:value="486572.0"/>
          <table:table-cell office:value-type="float" office:value="138197462.0"/>
          <table:table-cell office:value-type="float" office:value="138172660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c1355/c1355.lp.2.8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122966.0"/>
          <table:table-cell office:value-type="float" office:value="1.0"/>
          <table:table-cell office:value-type="float" office:value="8.0"/>
          <table:table-cell office:value-type="float" office:value="601192.0"/>
          <table:table-cell office:value-type="float" office:value="114121445.0"/>
          <table:table-cell office:value-type="float" office:value="114104581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c1355/c1355.lp.3.1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147298.0"/>
          <table:table-cell office:value-type="float" office:value="1.0"/>
          <table:table-cell office:value-type="float" office:value="11.0"/>
          <table:table-cell office:value-type="float" office:value="621648.0"/>
          <table:table-cell office:value-type="float" office:value="277784997.0"/>
          <table:table-cell office:value-type="float" office:value="277736462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c1355/c1355.lp.3.2</text:p>
          </table:table-cell>
          <table:table-cell office:value-type="float" office:value="600.0"/>
          <table:table-cell office:value-type="float" office:value="600.028"/>
          <table:table-cell office:value-type="float" office:value="600.02"/>
          <table:table-cell office:value-type="float" office:value="1152361.0"/>
          <table:table-cell office:value-type="float" office:value="1.0"/>
          <table:table-cell office:value-type="float" office:value="5.0"/>
          <table:table-cell office:value-type="float" office:value="405256.0"/>
          <table:table-cell office:value-type="float" office:value="188786005.0"/>
          <table:table-cell office:value-type="float" office:value="188786005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c1355/c1355.lp.3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32528.0"/>
          <table:table-cell office:value-type="float" office:value="1.0"/>
          <table:table-cell office:value-type="float" office:value="13.0"/>
          <table:table-cell office:value-type="float" office:value="616723.0"/>
          <table:table-cell office:value-type="float" office:value="217314334.0"/>
          <table:table-cell office:value-type="float" office:value="217298768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c1355/c1355.lp.3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32657.0"/>
          <table:table-cell office:value-type="float" office:value="1.0"/>
          <table:table-cell office:value-type="float" office:value="10.0"/>
          <table:table-cell office:value-type="float" office:value="671708.0"/>
          <table:table-cell office:value-type="float" office:value="231603867.0"/>
          <table:table-cell office:value-type="float" office:value="231602368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c1355/c1355.lp.3.5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144136.0"/>
          <table:table-cell office:value-type="float" office:value="1.0"/>
          <table:table-cell office:value-type="float" office:value="8.0"/>
          <table:table-cell office:value-type="float" office:value="478884.0"/>
          <table:table-cell office:value-type="float" office:value="232392097.0"/>
          <table:table-cell office:value-type="float" office:value="232378125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c1355/c1355.lp.3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67542.0"/>
          <table:table-cell office:value-type="float" office:value="1.0"/>
          <table:table-cell office:value-type="float" office:value="6.0"/>
          <table:table-cell office:value-type="float" office:value="567021.0"/>
          <table:table-cell office:value-type="float" office:value="222350233.0"/>
          <table:table-cell office:value-type="float" office:value="222177223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c1355/c1355.lp.3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14168.0"/>
          <table:table-cell office:value-type="float" office:value="1.0"/>
          <table:table-cell office:value-type="float" office:value="9.0"/>
          <table:table-cell office:value-type="float" office:value="488859.0"/>
          <table:table-cell office:value-type="float" office:value="145966169.0"/>
          <table:table-cell office:value-type="float" office:value="145946932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c1355/c1355.lp.3.8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980814.0"/>
          <table:table-cell office:value-type="float" office:value="1.0"/>
          <table:table-cell office:value-type="float" office:value="6.0"/>
          <table:table-cell office:value-type="float" office:value="560519.0"/>
          <table:table-cell office:value-type="float" office:value="149700460.0"/>
          <table:table-cell office:value-type="float" office:value="149700349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c1355/c1355.lp.4.1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269691.0"/>
          <table:table-cell office:value-type="float" office:value="1.0"/>
          <table:table-cell office:value-type="float" office:value="11.0"/>
          <table:table-cell office:value-type="float" office:value="491326.0"/>
          <table:table-cell office:value-type="float" office:value="311572625.0"/>
          <table:table-cell office:value-type="float" office:value="311531350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c1355/c1355.lp.4.2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030966.0"/>
          <table:table-cell office:value-type="float" office:value="1.0"/>
          <table:table-cell office:value-type="float" office:value="10.0"/>
          <table:table-cell office:value-type="float" office:value="573778.0"/>
          <table:table-cell office:value-type="float" office:value="228333251.0"/>
          <table:table-cell office:value-type="float" office:value="228303891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c1355/c1355.lp.4.3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240842.0"/>
          <table:table-cell office:value-type="float" office:value="1.0"/>
          <table:table-cell office:value-type="float" office:value="9.0"/>
          <table:table-cell office:value-type="float" office:value="439340.0"/>
          <table:table-cell office:value-type="float" office:value="253740136.0"/>
          <table:table-cell office:value-type="float" office:value="253701210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c1355/c1355.lp.4.4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095975.0"/>
          <table:table-cell office:value-type="float" office:value="1.0"/>
          <table:table-cell office:value-type="float" office:value="8.0"/>
          <table:table-cell office:value-type="float" office:value="473614.0"/>
          <table:table-cell office:value-type="float" office:value="218631737.0"/>
          <table:table-cell office:value-type="float" office:value="218583287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c1355/c1355.lp.4.5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513652.0"/>
          <table:table-cell office:value-type="float" office:value="1.0"/>
          <table:table-cell office:value-type="float" office:value="8.0"/>
          <table:table-cell office:value-type="float" office:value="479881.0"/>
          <table:table-cell office:value-type="float" office:value="285058620.0"/>
          <table:table-cell office:value-type="float" office:value="28493566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c1355/c1355.lp.4.6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1127715.0"/>
          <table:table-cell office:value-type="float" office:value="1.0"/>
          <table:table-cell office:value-type="float" office:value="7.0"/>
          <table:table-cell office:value-type="float" office:value="455503.0"/>
          <table:table-cell office:value-type="float" office:value="203174061.0"/>
          <table:table-cell office:value-type="float" office:value="203174061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c1355/c1355.lp.4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51072.0"/>
          <table:table-cell office:value-type="float" office:value="1.0"/>
          <table:table-cell office:value-type="float" office:value="11.0"/>
          <table:table-cell office:value-type="float" office:value="643099.0"/>
          <table:table-cell office:value-type="float" office:value="247690931.0"/>
          <table:table-cell office:value-type="float" office:value="247682061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c1355/c1355.lp.4.8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093015.0"/>
          <table:table-cell office:value-type="float" office:value="1.0"/>
          <table:table-cell office:value-type="float" office:value="8.0"/>
          <table:table-cell office:value-type="float" office:value="475304.0"/>
          <table:table-cell office:value-type="float" office:value="173111102.0"/>
          <table:table-cell office:value-type="float" office:value="173111102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c1355/c1355.lp.5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05783.0"/>
          <table:table-cell office:value-type="float" office:value="1.0"/>
          <table:table-cell office:value-type="float" office:value="8.0"/>
          <table:table-cell office:value-type="float" office:value="474735.0"/>
          <table:table-cell office:value-type="float" office:value="252981588.0"/>
          <table:table-cell office:value-type="float" office:value="252764284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c1355/c1355.lp.5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27641.0"/>
          <table:table-cell office:value-type="float" office:value="1.0"/>
          <table:table-cell office:value-type="float" office:value="9.0"/>
          <table:table-cell office:value-type="float" office:value="452697.0"/>
          <table:table-cell office:value-type="float" office:value="295632909.0"/>
          <table:table-cell office:value-type="float" office:value="295582635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c1355/c1355.lp.5.3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194743.0"/>
          <table:table-cell office:value-type="float" office:value="1.0"/>
          <table:table-cell office:value-type="float" office:value="11.0"/>
          <table:table-cell office:value-type="float" office:value="862672.0"/>
          <table:table-cell office:value-type="float" office:value="252157229.0"/>
          <table:table-cell office:value-type="float" office:value="25210407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c1355/c1355.lp.5.4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288033.0"/>
          <table:table-cell office:value-type="float" office:value="1.0"/>
          <table:table-cell office:value-type="float" office:value="9.0"/>
          <table:table-cell office:value-type="float" office:value="624668.0"/>
          <table:table-cell office:value-type="float" office:value="221479009.0"/>
          <table:table-cell office:value-type="float" office:value="221446536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c1355/c1355.lp.5.5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794531.0"/>
          <table:table-cell office:value-type="float" office:value="1.0"/>
          <table:table-cell office:value-type="float" office:value="3.0"/>
          <table:table-cell office:value-type="float" office:value="327886.0"/>
          <table:table-cell office:value-type="float" office:value="158646476.0"/>
          <table:table-cell office:value-type="float" office:value="158646417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c1355/c1355.lp.5.6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885751.0"/>
          <table:table-cell office:value-type="float" office:value="1.0"/>
          <table:table-cell office:value-type="float" office:value="3.0"/>
          <table:table-cell office:value-type="float" office:value="395621.0"/>
          <table:table-cell office:value-type="float" office:value="154558488.0"/>
          <table:table-cell office:value-type="float" office:value="154558480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c1355/c1355.lp.5.7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658744.0"/>
          <table:table-cell office:value-type="float" office:value="1.0"/>
          <table:table-cell office:value-type="float" office:value="5.0"/>
          <table:table-cell office:value-type="float" office:value="405824.0"/>
          <table:table-cell office:value-type="float" office:value="127424435.0"/>
          <table:table-cell office:value-type="float" office:value="127424435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c1355/c1355.lp.5.8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601825.0"/>
          <table:table-cell office:value-type="float" office:value="1.0"/>
          <table:table-cell office:value-type="float" office:value="4.0"/>
          <table:table-cell office:value-type="float" office:value="349389.0"/>
          <table:table-cell office:value-type="float" office:value="108160058.0"/>
          <table:table-cell office:value-type="float" office:value="10816005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c1355/c1355.lp.6.1</text:p>
          </table:table-cell>
          <table:table-cell office:value-type="float" office:value="37.7634"/>
          <table:table-cell office:value-type="float" office:value="37.757"/>
          <table:table-cell office:value-type="float" office:value="37.75"/>
          <table:table-cell office:value-type="float" office:value="135916.0"/>
          <table:table-cell office:value-type="float" office:value="0.0"/>
          <table:table-cell office:value-type="float" office:value="5.0"/>
          <table:table-cell office:value-type="float" office:value="54978.0"/>
          <table:table-cell office:value-type="float" office:value="57773452.0"/>
          <table:table-cell office:value-type="float" office:value="57770546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c1355/c1355.lp.6.2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1354590.0"/>
          <table:table-cell office:value-type="float" office:value="1.0"/>
          <table:table-cell office:value-type="float" office:value="10.0"/>
          <table:table-cell office:value-type="float" office:value="678439.0"/>
          <table:table-cell office:value-type="float" office:value="301200921.0"/>
          <table:table-cell office:value-type="float" office:value="301172413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c1355/c1355.lp.6.3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824950.0"/>
          <table:table-cell office:value-type="float" office:value="1.0"/>
          <table:table-cell office:value-type="float" office:value="4.0"/>
          <table:table-cell office:value-type="float" office:value="444269.0"/>
          <table:table-cell office:value-type="float" office:value="168002170.0"/>
          <table:table-cell office:value-type="float" office:value="168002170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c1355/c1355.lp.6.4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1564634.0"/>
          <table:table-cell office:value-type="float" office:value="1.0"/>
          <table:table-cell office:value-type="float" office:value="10.0"/>
          <table:table-cell office:value-type="float" office:value="812504.0"/>
          <table:table-cell office:value-type="float" office:value="227963789.0"/>
          <table:table-cell office:value-type="float" office:value="227813678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c1355/c1355.lp.6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46041.0"/>
          <table:table-cell office:value-type="float" office:value="1.0"/>
          <table:table-cell office:value-type="float" office:value="9.0"/>
          <table:table-cell office:value-type="float" office:value="557220.0"/>
          <table:table-cell office:value-type="float" office:value="203488871.0"/>
          <table:table-cell office:value-type="float" office:value="203486562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c1355/c1355.lp.6.6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489894.0"/>
          <table:table-cell office:value-type="float" office:value="1.0"/>
          <table:table-cell office:value-type="float" office:value="7.0"/>
          <table:table-cell office:value-type="float" office:value="501738.0"/>
          <table:table-cell office:value-type="float" office:value="207726430.0"/>
          <table:table-cell office:value-type="float" office:value="207726429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c1355/c1355.lp.6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39309.0"/>
          <table:table-cell office:value-type="float" office:value="1.0"/>
          <table:table-cell office:value-type="float" office:value="7.0"/>
          <table:table-cell office:value-type="float" office:value="508402.0"/>
          <table:table-cell office:value-type="float" office:value="145036656.0"/>
          <table:table-cell office:value-type="float" office:value="145034770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c1355/c1355.lp.6.8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1443386.0"/>
          <table:table-cell office:value-type="float" office:value="1.0"/>
          <table:table-cell office:value-type="float" office:value="8.0"/>
          <table:table-cell office:value-type="float" office:value="612617.0"/>
          <table:table-cell office:value-type="float" office:value="131222862.0"/>
          <table:table-cell office:value-type="float" office:value="131194547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c1355/c1355.lp.7.1</text:p>
          </table:table-cell>
          <table:table-cell office:value-type="float" office:value="600.0"/>
          <table:table-cell office:value-type="float" office:value="600.028"/>
          <table:table-cell office:value-type="float" office:value="600.02"/>
          <table:table-cell office:value-type="float" office:value="1216968.0"/>
          <table:table-cell office:value-type="float" office:value="1.0"/>
          <table:table-cell office:value-type="float" office:value="14.0"/>
          <table:table-cell office:value-type="float" office:value="873259.0"/>
          <table:table-cell office:value-type="float" office:value="313900112.0"/>
          <table:table-cell office:value-type="float" office:value="313852649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c1355/c1355.lp.7.2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002417.0"/>
          <table:table-cell office:value-type="float" office:value="1.0"/>
          <table:table-cell office:value-type="float" office:value="7.0"/>
          <table:table-cell office:value-type="float" office:value="421765.0"/>
          <table:table-cell office:value-type="float" office:value="160148520.0"/>
          <table:table-cell office:value-type="float" office:value="159982642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c1355/c1355.lp.7.3</text:p>
          </table:table-cell>
          <table:table-cell office:value-type="float" office:value="600.0"/>
          <table:table-cell office:value-type="float" office:value="600.028"/>
          <table:table-cell office:value-type="float" office:value="600.02"/>
          <table:table-cell office:value-type="float" office:value="1123301.0"/>
          <table:table-cell office:value-type="float" office:value="1.0"/>
          <table:table-cell office:value-type="float" office:value="5.0"/>
          <table:table-cell office:value-type="float" office:value="284673.0"/>
          <table:table-cell office:value-type="float" office:value="291006814.0"/>
          <table:table-cell office:value-type="float" office:value="290986944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c1355/c1355.lp.7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85339.0"/>
          <table:table-cell office:value-type="float" office:value="1.0"/>
          <table:table-cell office:value-type="float" office:value="7.0"/>
          <table:table-cell office:value-type="float" office:value="545448.0"/>
          <table:table-cell office:value-type="float" office:value="245024067.0"/>
          <table:table-cell office:value-type="float" office:value="245017806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c1355/c1355.lp.7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35768.0"/>
          <table:table-cell office:value-type="float" office:value="1.0"/>
          <table:table-cell office:value-type="float" office:value="11.0"/>
          <table:table-cell office:value-type="float" office:value="609878.0"/>
          <table:table-cell office:value-type="float" office:value="201802740.0"/>
          <table:table-cell office:value-type="float" office:value="20178995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c1355/c1355.lp.7.6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404214.0"/>
          <table:table-cell office:value-type="float" office:value="1.0"/>
          <table:table-cell office:value-type="float" office:value="5.0"/>
          <table:table-cell office:value-type="float" office:value="175900.0"/>
          <table:table-cell office:value-type="float" office:value="57633372.0"/>
          <table:table-cell office:value-type="float" office:value="57632830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c1355/c1355.lp.7.7</text:p>
          </table:table-cell>
          <table:table-cell office:value-type="float" office:value="600.0"/>
          <table:table-cell office:value-type="float" office:value="600.031"/>
          <table:table-cell office:value-type="float" office:value="600.02"/>
          <table:table-cell office:value-type="float" office:value="1192866.0"/>
          <table:table-cell office:value-type="float" office:value="1.0"/>
          <table:table-cell office:value-type="float" office:value="9.0"/>
          <table:table-cell office:value-type="float" office:value="564551.0"/>
          <table:table-cell office:value-type="float" office:value="158780463.0"/>
          <table:table-cell office:value-type="float" office:value="158779478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c1355/c1355.lp.7.8</text:p>
          </table:table-cell>
          <table:table-cell office:value-type="float" office:value="600.0"/>
          <table:table-cell office:value-type="float" office:value="600.029"/>
          <table:table-cell office:value-type="float" office:value="600.02"/>
          <table:table-cell office:value-type="float" office:value="698481.0"/>
          <table:table-cell office:value-type="float" office:value="1.0"/>
          <table:table-cell office:value-type="float" office:value="5.0"/>
          <table:table-cell office:value-type="float" office:value="335678.0"/>
          <table:table-cell office:value-type="float" office:value="99328244.0"/>
          <table:table-cell office:value-type="float" office:value="99301479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c1355/c1355.lp.8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69884.0"/>
          <table:table-cell office:value-type="float" office:value="1.0"/>
          <table:table-cell office:value-type="float" office:value="12.0"/>
          <table:table-cell office:value-type="float" office:value="853472.0"/>
          <table:table-cell office:value-type="float" office:value="235069363.0"/>
          <table:table-cell office:value-type="float" office:value="235068415.0"/>
          <table:table-cell office:value-type="float" office:value="245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c1355/c1355.lp.8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964479.0"/>
          <table:table-cell office:value-type="float" office:value="1.0"/>
          <table:table-cell office:value-type="float" office:value="11.0"/>
          <table:table-cell office:value-type="float" office:value="473567.0"/>
          <table:table-cell office:value-type="float" office:value="210638792.0"/>
          <table:table-cell office:value-type="float" office:value="210638023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c1355/c1355.lp.8.3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1281121.0"/>
          <table:table-cell office:value-type="float" office:value="1.0"/>
          <table:table-cell office:value-type="float" office:value="9.0"/>
          <table:table-cell office:value-type="float" office:value="650305.0"/>
          <table:table-cell office:value-type="float" office:value="232351474.0"/>
          <table:table-cell office:value-type="float" office:value="232290913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c1355/c1355.lp.8.4</text:p>
          </table:table-cell>
          <table:table-cell office:value-type="float" office:value="600.0"/>
          <table:table-cell office:value-type="float" office:value="600.029"/>
          <table:table-cell office:value-type="float" office:value="600.02"/>
          <table:table-cell office:value-type="float" office:value="1107932.0"/>
          <table:table-cell office:value-type="float" office:value="1.0"/>
          <table:table-cell office:value-type="float" office:value="11.0"/>
          <table:table-cell office:value-type="float" office:value="608815.0"/>
          <table:table-cell office:value-type="float" office:value="202143973.0"/>
          <table:table-cell office:value-type="float" office:value="202125118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c1355/c1355.lp.8.5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146318.0"/>
          <table:table-cell office:value-type="float" office:value="1.0"/>
          <table:table-cell office:value-type="float" office:value="12.0"/>
          <table:table-cell office:value-type="float" office:value="704349.0"/>
          <table:table-cell office:value-type="float" office:value="176266641.0"/>
          <table:table-cell office:value-type="float" office:value="176221780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c1355/c1355.lp.8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595868.0"/>
          <table:table-cell office:value-type="float" office:value="1.0"/>
          <table:table-cell office:value-type="float" office:value="3.0"/>
          <table:table-cell office:value-type="float" office:value="318538.0"/>
          <table:table-cell office:value-type="float" office:value="123541942.0"/>
          <table:table-cell office:value-type="float" office:value="123541801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c1355/c1355.lp.8.7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914444.0"/>
          <table:table-cell office:value-type="float" office:value="1.0"/>
          <table:table-cell office:value-type="float" office:value="7.0"/>
          <table:table-cell office:value-type="float" office:value="430602.0"/>
          <table:table-cell office:value-type="float" office:value="203678649.0"/>
          <table:table-cell office:value-type="float" office:value="20367451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c1355/c1355.lp.8.8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022133.0"/>
          <table:table-cell office:value-type="float" office:value="1.0"/>
          <table:table-cell office:value-type="float" office:value="6.0"/>
          <table:table-cell office:value-type="float" office:value="303087.0"/>
          <table:table-cell office:value-type="float" office:value="210658471.0"/>
          <table:table-cell office:value-type="float" office:value="210653551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c1355/c1355.lp.9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89066.0"/>
          <table:table-cell office:value-type="float" office:value="1.0"/>
          <table:table-cell office:value-type="float" office:value="11.0"/>
          <table:table-cell office:value-type="float" office:value="758857.0"/>
          <table:table-cell office:value-type="float" office:value="266542874.0"/>
          <table:table-cell office:value-type="float" office:value="26646338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c1355/c1355.lp.9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50018.0"/>
          <table:table-cell office:value-type="float" office:value="1.0"/>
          <table:table-cell office:value-type="float" office:value="11.0"/>
          <table:table-cell office:value-type="float" office:value="508398.0"/>
          <table:table-cell office:value-type="float" office:value="246036718.0"/>
          <table:table-cell office:value-type="float" office:value="246023127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c1355/c1355.lp.9.3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108681.0"/>
          <table:table-cell office:value-type="float" office:value="1.0"/>
          <table:table-cell office:value-type="float" office:value="11.0"/>
          <table:table-cell office:value-type="float" office:value="691218.0"/>
          <table:table-cell office:value-type="float" office:value="226775652.0"/>
          <table:table-cell office:value-type="float" office:value="226680432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c1355/c1355.lp.9.4</text:p>
          </table:table-cell>
          <table:table-cell office:value-type="float" office:value="600.0"/>
          <table:table-cell office:value-type="float" office:value="600.024"/>
          <table:table-cell office:value-type="float" office:value="600.01"/>
          <table:table-cell office:value-type="float" office:value="966345.0"/>
          <table:table-cell office:value-type="float" office:value="1.0"/>
          <table:table-cell office:value-type="float" office:value="5.0"/>
          <table:table-cell office:value-type="float" office:value="333092.0"/>
          <table:table-cell office:value-type="float" office:value="122937673.0"/>
          <table:table-cell office:value-type="float" office:value="122937411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c1355/c1355.lp.9.5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202171.0"/>
          <table:table-cell office:value-type="float" office:value="1.0"/>
          <table:table-cell office:value-type="float" office:value="10.0"/>
          <table:table-cell office:value-type="float" office:value="732016.0"/>
          <table:table-cell office:value-type="float" office:value="212969512.0"/>
          <table:table-cell office:value-type="float" office:value="212934044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c1355/c1355.lp.9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90420.0"/>
          <table:table-cell office:value-type="float" office:value="1.0"/>
          <table:table-cell office:value-type="float" office:value="11.0"/>
          <table:table-cell office:value-type="float" office:value="661069.0"/>
          <table:table-cell office:value-type="float" office:value="218517038.0"/>
          <table:table-cell office:value-type="float" office:value="21851223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c1355/c1355.lp.9.7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168645.0"/>
          <table:table-cell office:value-type="float" office:value="1.0"/>
          <table:table-cell office:value-type="float" office:value="6.0"/>
          <table:table-cell office:value-type="float" office:value="486835.0"/>
          <table:table-cell office:value-type="float" office:value="158973732.0"/>
          <table:table-cell office:value-type="float" office:value="158972248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c1355/c1355.lp.9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48713.0"/>
          <table:table-cell office:value-type="float" office:value="1.0"/>
          <table:table-cell office:value-type="float" office:value="5.0"/>
          <table:table-cell office:value-type="float" office:value="406730.0"/>
          <table:table-cell office:value-type="float" office:value="86020217.0"/>
          <table:table-cell office:value-type="float" office:value="86015044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c1908/c1908.lp.1.1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093393.0"/>
          <table:table-cell office:value-type="float" office:value="1.0"/>
          <table:table-cell office:value-type="float" office:value="12.0"/>
          <table:table-cell office:value-type="float" office:value="942912.0"/>
          <table:table-cell office:value-type="float" office:value="274465136.0"/>
          <table:table-cell office:value-type="float" office:value="274465129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c1908/c1908.lp.1.2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06256.0"/>
          <table:table-cell office:value-type="float" office:value="1.0"/>
          <table:table-cell office:value-type="float" office:value="11.0"/>
          <table:table-cell office:value-type="float" office:value="874313.0"/>
          <table:table-cell office:value-type="float" office:value="323313486.0"/>
          <table:table-cell office:value-type="float" office:value="323313486.0"/>
          <table:table-cell office:value-type="float" office:value="402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c1908/c1908.lp.1.3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230576.0"/>
          <table:table-cell office:value-type="float" office:value="1.0"/>
          <table:table-cell office:value-type="float" office:value="10.0"/>
          <table:table-cell office:value-type="float" office:value="498536.0"/>
          <table:table-cell office:value-type="float" office:value="363075447.0"/>
          <table:table-cell office:value-type="float" office:value="363075447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c1908/c1908.lp.1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70913.0"/>
          <table:table-cell office:value-type="float" office:value="1.0"/>
          <table:table-cell office:value-type="float" office:value="3.0"/>
          <table:table-cell office:value-type="float" office:value="135760.0"/>
          <table:table-cell office:value-type="float" office:value="272117275.0"/>
          <table:table-cell office:value-type="float" office:value="272117275.0"/>
          <table:table-cell office:value-type="float" office:value="402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c1908/c1908.lp.1.5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119287.0"/>
          <table:table-cell office:value-type="float" office:value="1.0"/>
          <table:table-cell office:value-type="float" office:value="9.0"/>
          <table:table-cell office:value-type="float" office:value="571465.0"/>
          <table:table-cell office:value-type="float" office:value="325482654.0"/>
          <table:table-cell office:value-type="float" office:value="325482654.0"/>
          <table:table-cell office:value-type="float" office:value="4027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c1908/c1908.lp.1.6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818478.0"/>
          <table:table-cell office:value-type="float" office:value="1.0"/>
          <table:table-cell office:value-type="float" office:value="6.0"/>
          <table:table-cell office:value-type="float" office:value="325609.0"/>
          <table:table-cell office:value-type="float" office:value="249762952.0"/>
          <table:table-cell office:value-type="float" office:value="249762952.0"/>
          <table:table-cell office:value-type="float" office:value="4030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c1908/c1908.lp.1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11470.0"/>
          <table:table-cell office:value-type="float" office:value="1.0"/>
          <table:table-cell office:value-type="float" office:value="2.0"/>
          <table:table-cell office:value-type="float" office:value="208711.0"/>
          <table:table-cell office:value-type="float" office:value="305047229.0"/>
          <table:table-cell office:value-type="float" office:value="305047229.0"/>
          <table:table-cell office:value-type="float" office:value="4033.0"/>
          <table:table-cell office:value-type="float" office:value="2270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c1908/c1908.lp.1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81815.0"/>
          <table:table-cell office:value-type="float" office:value="1.0"/>
          <table:table-cell office:value-type="float" office:value="7.0"/>
          <table:table-cell office:value-type="float" office:value="331600.0"/>
          <table:table-cell office:value-type="float" office:value="312934928.0"/>
          <table:table-cell office:value-type="float" office:value="312934928.0"/>
          <table:table-cell office:value-type="float" office:value="4035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c1908/c1908.lp.10.1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485105.0"/>
          <table:table-cell office:value-type="float" office:value="1.0"/>
          <table:table-cell office:value-type="float" office:value="12.0"/>
          <table:table-cell office:value-type="float" office:value="973037.0"/>
          <table:table-cell office:value-type="float" office:value="295845711.0"/>
          <table:table-cell office:value-type="float" office:value="295845709.0"/>
          <table:table-cell office:value-type="float" office:value="403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c1908/c1908.lp.10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494211.0"/>
          <table:table-cell office:value-type="float" office:value="1.0"/>
          <table:table-cell office:value-type="float" office:value="10.0"/>
          <table:table-cell office:value-type="float" office:value="498771.0"/>
          <table:table-cell office:value-type="float" office:value="385166401.0"/>
          <table:table-cell office:value-type="float" office:value="385166401.0"/>
          <table:table-cell office:value-type="float" office:value="403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c1908/c1908.lp.10.3</text:p>
          </table:table-cell>
          <table:table-cell office:value-type="float" office:value="600.0"/>
          <table:table-cell office:value-type="float" office:value="600.028"/>
          <table:table-cell office:value-type="float" office:value="600.01"/>
          <table:table-cell office:value-type="float" office:value="1692326.0"/>
          <table:table-cell office:value-type="float" office:value="1.0"/>
          <table:table-cell office:value-type="float" office:value="11.0"/>
          <table:table-cell office:value-type="float" office:value="737062.0"/>
          <table:table-cell office:value-type="float" office:value="403117823.0"/>
          <table:table-cell office:value-type="float" office:value="403117823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c1908/c1908.lp.10.4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380148.0"/>
          <table:table-cell office:value-type="float" office:value="1.0"/>
          <table:table-cell office:value-type="float" office:value="7.0"/>
          <table:table-cell office:value-type="float" office:value="301581.0"/>
          <table:table-cell office:value-type="float" office:value="361547767.0"/>
          <table:table-cell office:value-type="float" office:value="361547767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c1908/c1908.lp.10.5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210129.0"/>
          <table:table-cell office:value-type="float" office:value="1.0"/>
          <table:table-cell office:value-type="float" office:value="8.0"/>
          <table:table-cell office:value-type="float" office:value="368607.0"/>
          <table:table-cell office:value-type="float" office:value="279934877.0"/>
          <table:table-cell office:value-type="float" office:value="279934877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c1908/c1908.lp.10.6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540764.0"/>
          <table:table-cell office:value-type="float" office:value="1.0"/>
          <table:table-cell office:value-type="float" office:value="11.0"/>
          <table:table-cell office:value-type="float" office:value="424853.0"/>
          <table:table-cell office:value-type="float" office:value="388767338.0"/>
          <table:table-cell office:value-type="float" office:value="388767338.0"/>
          <table:table-cell office:value-type="float" office:value="402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c1908/c1908.lp.10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479845.0"/>
          <table:table-cell office:value-type="float" office:value="1.0"/>
          <table:table-cell office:value-type="float" office:value="9.0"/>
          <table:table-cell office:value-type="float" office:value="385076.0"/>
          <table:table-cell office:value-type="float" office:value="351442920.0"/>
          <table:table-cell office:value-type="float" office:value="351442920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c1908/c1908.lp.10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34366.0"/>
          <table:table-cell office:value-type="float" office:value="1.0"/>
          <table:table-cell office:value-type="float" office:value="10.0"/>
          <table:table-cell office:value-type="float" office:value="647837.0"/>
          <table:table-cell office:value-type="float" office:value="361921636.0"/>
          <table:table-cell office:value-type="float" office:value="361921618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c1908/c1908.lp.2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83725.0"/>
          <table:table-cell office:value-type="float" office:value="1.0"/>
          <table:table-cell office:value-type="float" office:value="12.0"/>
          <table:table-cell office:value-type="float" office:value="923432.0"/>
          <table:table-cell office:value-type="float" office:value="419762430.0"/>
          <table:table-cell office:value-type="float" office:value="419762426.0"/>
          <table:table-cell office:value-type="float" office:value="4021.0"/>
          <table:table-cell office:value-type="float" office:value="2256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c1908/c1908.lp.2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93018.0"/>
          <table:table-cell office:value-type="float" office:value="1.0"/>
          <table:table-cell office:value-type="float" office:value="10.0"/>
          <table:table-cell office:value-type="float" office:value="568571.0"/>
          <table:table-cell office:value-type="float" office:value="573375341.0"/>
          <table:table-cell office:value-type="float" office:value="573375340.0"/>
          <table:table-cell office:value-type="float" office:value="4024.0"/>
          <table:table-cell office:value-type="float" office:value="225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c1908/c1908.lp.2.3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109981.0"/>
          <table:table-cell office:value-type="float" office:value="1.0"/>
          <table:table-cell office:value-type="float" office:value="10.0"/>
          <table:table-cell office:value-type="float" office:value="568614.0"/>
          <table:table-cell office:value-type="float" office:value="579015953.0"/>
          <table:table-cell office:value-type="float" office:value="579015953.0"/>
          <table:table-cell office:value-type="float" office:value="4027.0"/>
          <table:table-cell office:value-type="float" office:value="2258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c1908/c1908.lp.2.4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357664.0"/>
          <table:table-cell office:value-type="float" office:value="1.0"/>
          <table:table-cell office:value-type="float" office:value="13.0"/>
          <table:table-cell office:value-type="float" office:value="943717.0"/>
          <table:table-cell office:value-type="float" office:value="410270626.0"/>
          <table:table-cell office:value-type="float" office:value="410270598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c1908/c1908.lp.2.5</text:p>
          </table:table-cell>
          <table:table-cell office:value-type="float" office:value="600.0"/>
          <table:table-cell office:value-type="float" office:value="600.023"/>
          <table:table-cell office:value-type="float" office:value="600.01"/>
          <table:table-cell office:value-type="float" office:value="702147.0"/>
          <table:table-cell office:value-type="float" office:value="1.0"/>
          <table:table-cell office:value-type="float" office:value="5.0"/>
          <table:table-cell office:value-type="float" office:value="252680.0"/>
          <table:table-cell office:value-type="float" office:value="189278221.0"/>
          <table:table-cell office:value-type="float" office:value="189278221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c1908/c1908.lp.2.6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596870.0"/>
          <table:table-cell office:value-type="float" office:value="1.0"/>
          <table:table-cell office:value-type="float" office:value="4.0"/>
          <table:table-cell office:value-type="float" office:value="225058.0"/>
          <table:table-cell office:value-type="float" office:value="172277728.0"/>
          <table:table-cell office:value-type="float" office:value="172277728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c1908/c1908.lp.2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62189.0"/>
          <table:table-cell office:value-type="float" office:value="1.0"/>
          <table:table-cell office:value-type="float" office:value="4.0"/>
          <table:table-cell office:value-type="float" office:value="206965.0"/>
          <table:table-cell office:value-type="float" office:value="178990447.0"/>
          <table:table-cell office:value-type="float" office:value="178990447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c1908/c1908.lp.2.8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407036.0"/>
          <table:table-cell office:value-type="float" office:value="1.0"/>
          <table:table-cell office:value-type="float" office:value="7.0"/>
          <table:table-cell office:value-type="float" office:value="347373.0"/>
          <table:table-cell office:value-type="float" office:value="414283152.0"/>
          <table:table-cell office:value-type="float" office:value="414283152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c1908/c1908.lp.3.1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387912.0"/>
          <table:table-cell office:value-type="float" office:value="1.0"/>
          <table:table-cell office:value-type="float" office:value="4.0"/>
          <table:table-cell office:value-type="float" office:value="219663.0"/>
          <table:table-cell office:value-type="float" office:value="349259379.0"/>
          <table:table-cell office:value-type="float" office:value="349259379.0"/>
          <table:table-cell office:value-type="float" office:value="401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c1908/c1908.lp.3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414134.0"/>
          <table:table-cell office:value-type="float" office:value="1.0"/>
          <table:table-cell office:value-type="float" office:value="8.0"/>
          <table:table-cell office:value-type="float" office:value="332128.0"/>
          <table:table-cell office:value-type="float" office:value="255169053.0"/>
          <table:table-cell office:value-type="float" office:value="255169053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c1908/c1908.lp.3.3</text:p>
          </table:table-cell>
          <table:table-cell office:value-type="float" office:value="600.0"/>
          <table:table-cell office:value-type="float" office:value="600.028"/>
          <table:table-cell office:value-type="float" office:value="600.01"/>
          <table:table-cell office:value-type="float" office:value="1455099.0"/>
          <table:table-cell office:value-type="float" office:value="1.0"/>
          <table:table-cell office:value-type="float" office:value="9.0"/>
          <table:table-cell office:value-type="float" office:value="467056.0"/>
          <table:table-cell office:value-type="float" office:value="340203107.0"/>
          <table:table-cell office:value-type="float" office:value="340203107.0"/>
          <table:table-cell office:value-type="float" office:value="402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c1908/c1908.lp.3.4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394978.0"/>
          <table:table-cell office:value-type="float" office:value="1.0"/>
          <table:table-cell office:value-type="float" office:value="4.0"/>
          <table:table-cell office:value-type="float" office:value="216474.0"/>
          <table:table-cell office:value-type="float" office:value="360389493.0"/>
          <table:table-cell office:value-type="float" office:value="360389493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c1908/c1908.lp.3.5</text:p>
          </table:table-cell>
          <table:table-cell office:value-type="float" office:value="600.0"/>
          <table:table-cell office:value-type="float" office:value="600.028"/>
          <table:table-cell office:value-type="float" office:value="600.01"/>
          <table:table-cell office:value-type="float" office:value="1430245.0"/>
          <table:table-cell office:value-type="float" office:value="1.0"/>
          <table:table-cell office:value-type="float" office:value="4.0"/>
          <table:table-cell office:value-type="float" office:value="251538.0"/>
          <table:table-cell office:value-type="float" office:value="361482672.0"/>
          <table:table-cell office:value-type="float" office:value="361482672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c1908/c1908.lp.3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815149.0"/>
          <table:table-cell office:value-type="float" office:value="1.0"/>
          <table:table-cell office:value-type="float" office:value="3.0"/>
          <table:table-cell office:value-type="float" office:value="123570.0"/>
          <table:table-cell office:value-type="float" office:value="250507182.0"/>
          <table:table-cell office:value-type="float" office:value="250507182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c1908/c1908.lp.3.7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228234.0"/>
          <table:table-cell office:value-type="float" office:value="1.0"/>
          <table:table-cell office:value-type="float" office:value="7.0"/>
          <table:table-cell office:value-type="float" office:value="377153.0"/>
          <table:table-cell office:value-type="float" office:value="287533511.0"/>
          <table:table-cell office:value-type="float" office:value="287533511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c1908/c1908.lp.3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556616.0"/>
          <table:table-cell office:value-type="float" office:value="1.0"/>
          <table:table-cell office:value-type="float" office:value="10.0"/>
          <table:table-cell office:value-type="float" office:value="804820.0"/>
          <table:table-cell office:value-type="float" office:value="323033016.0"/>
          <table:table-cell office:value-type="float" office:value="323033016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c1908/c1908.lp.4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59104.0"/>
          <table:table-cell office:value-type="float" office:value="1.0"/>
          <table:table-cell office:value-type="float" office:value="9.0"/>
          <table:table-cell office:value-type="float" office:value="591579.0"/>
          <table:table-cell office:value-type="float" office:value="228357688.0"/>
          <table:table-cell office:value-type="float" office:value="228357688.0"/>
          <table:table-cell office:value-type="float" office:value="403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c1908/c1908.lp.4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727801.0"/>
          <table:table-cell office:value-type="float" office:value="1.0"/>
          <table:table-cell office:value-type="float" office:value="10.0"/>
          <table:table-cell office:value-type="float" office:value="466898.0"/>
          <table:table-cell office:value-type="float" office:value="312627751.0"/>
          <table:table-cell office:value-type="float" office:value="312627751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c1908/c1908.lp.4.3</text:p>
          </table:table-cell>
          <table:table-cell office:value-type="float" office:value="600.0"/>
          <table:table-cell office:value-type="float" office:value="600.022"/>
          <table:table-cell office:value-type="float" office:value="600.01"/>
          <table:table-cell office:value-type="float" office:value="1289415.0"/>
          <table:table-cell office:value-type="float" office:value="1.0"/>
          <table:table-cell office:value-type="float" office:value="11.0"/>
          <table:table-cell office:value-type="float" office:value="677998.0"/>
          <table:table-cell office:value-type="float" office:value="241073338.0"/>
          <table:table-cell office:value-type="float" office:value="241073333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c1908/c1908.lp.4.4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593263.0"/>
          <table:table-cell office:value-type="float" office:value="1.0"/>
          <table:table-cell office:value-type="float" office:value="11.0"/>
          <table:table-cell office:value-type="float" office:value="639973.0"/>
          <table:table-cell office:value-type="float" office:value="326155416.0"/>
          <table:table-cell office:value-type="float" office:value="326155416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c1908/c1908.lp.4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26557.0"/>
          <table:table-cell office:value-type="float" office:value="1.0"/>
          <table:table-cell office:value-type="float" office:value="12.0"/>
          <table:table-cell office:value-type="float" office:value="1230640.0"/>
          <table:table-cell office:value-type="float" office:value="221045659.0"/>
          <table:table-cell office:value-type="float" office:value="221045626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c1908/c1908.lp.4.6</text:p>
          </table:table-cell>
          <table:table-cell office:value-type="float" office:value="600.0"/>
          <table:table-cell office:value-type="float" office:value="600.012"/>
          <table:table-cell office:value-type="float" office:value="600.0"/>
          <table:table-cell office:value-type="float" office:value="1022142.0"/>
          <table:table-cell office:value-type="float" office:value="1.0"/>
          <table:table-cell office:value-type="float" office:value="8.0"/>
          <table:table-cell office:value-type="float" office:value="483018.0"/>
          <table:table-cell office:value-type="float" office:value="167344478.0"/>
          <table:table-cell office:value-type="float" office:value="167344478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c1908/c1908.lp.4.7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020971.0"/>
          <table:table-cell office:value-type="float" office:value="1.0"/>
          <table:table-cell office:value-type="float" office:value="10.0"/>
          <table:table-cell office:value-type="float" office:value="572038.0"/>
          <table:table-cell office:value-type="float" office:value="215411227.0"/>
          <table:table-cell office:value-type="float" office:value="21541122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c1908/c1908.lp.4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22263.0"/>
          <table:table-cell office:value-type="float" office:value="1.0"/>
          <table:table-cell office:value-type="float" office:value="7.0"/>
          <table:table-cell office:value-type="float" office:value="477776.0"/>
          <table:table-cell office:value-type="float" office:value="177748332.0"/>
          <table:table-cell office:value-type="float" office:value="177748332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c1908/c1908.lp.5.1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40071.0"/>
          <table:table-cell office:value-type="float" office:value="1.0"/>
          <table:table-cell office:value-type="float" office:value="11.0"/>
          <table:table-cell office:value-type="float" office:value="482192.0"/>
          <table:table-cell office:value-type="float" office:value="244949330.0"/>
          <table:table-cell office:value-type="float" office:value="244949330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c1908/c1908.lp.5.2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504279.0"/>
          <table:table-cell office:value-type="float" office:value="1.0"/>
          <table:table-cell office:value-type="float" office:value="10.0"/>
          <table:table-cell office:value-type="float" office:value="555927.0"/>
          <table:table-cell office:value-type="float" office:value="277537219.0"/>
          <table:table-cell office:value-type="float" office:value="277537216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c1908/c1908.lp.5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20193.0"/>
          <table:table-cell office:value-type="float" office:value="1.0"/>
          <table:table-cell office:value-type="float" office:value="8.0"/>
          <table:table-cell office:value-type="float" office:value="673932.0"/>
          <table:table-cell office:value-type="float" office:value="263112728.0"/>
          <table:table-cell office:value-type="float" office:value="263112728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c1908/c1908.lp.5.4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996207.0"/>
          <table:table-cell office:value-type="float" office:value="1.0"/>
          <table:table-cell office:value-type="float" office:value="11.0"/>
          <table:table-cell office:value-type="float" office:value="825549.0"/>
          <table:table-cell office:value-type="float" office:value="233788517.0"/>
          <table:table-cell office:value-type="float" office:value="233788512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c1908/c1908.lp.5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198705.0"/>
          <table:table-cell office:value-type="float" office:value="1.0"/>
          <table:table-cell office:value-type="float" office:value="10.0"/>
          <table:table-cell office:value-type="float" office:value="475843.0"/>
          <table:table-cell office:value-type="float" office:value="245647132.0"/>
          <table:table-cell office:value-type="float" office:value="245647132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c1908/c1908.lp.5.6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132913.0"/>
          <table:table-cell office:value-type="float" office:value="1.0"/>
          <table:table-cell office:value-type="float" office:value="9.0"/>
          <table:table-cell office:value-type="float" office:value="812811.0"/>
          <table:table-cell office:value-type="float" office:value="267557899.0"/>
          <table:table-cell office:value-type="float" office:value="267557899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c1908/c1908.lp.5.7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1078348.0"/>
          <table:table-cell office:value-type="float" office:value="1.0"/>
          <table:table-cell office:value-type="float" office:value="7.0"/>
          <table:table-cell office:value-type="float" office:value="579923.0"/>
          <table:table-cell office:value-type="float" office:value="236084879.0"/>
          <table:table-cell office:value-type="float" office:value="236084879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c1908/c1908.lp.5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1525064.0"/>
          <table:table-cell office:value-type="float" office:value="1.0"/>
          <table:table-cell office:value-type="float" office:value="11.0"/>
          <table:table-cell office:value-type="float" office:value="740941.0"/>
          <table:table-cell office:value-type="float" office:value="350004172.0"/>
          <table:table-cell office:value-type="float" office:value="350004171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c1908/c1908.lp.6.1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238758.0"/>
          <table:table-cell office:value-type="float" office:value="1.0"/>
          <table:table-cell office:value-type="float" office:value="12.0"/>
          <table:table-cell office:value-type="float" office:value="939241.0"/>
          <table:table-cell office:value-type="float" office:value="270550289.0"/>
          <table:table-cell office:value-type="float" office:value="270550284.0"/>
          <table:table-cell office:value-type="float" office:value="402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c1908/c1908.lp.6.2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343782.0"/>
          <table:table-cell office:value-type="float" office:value="1.0"/>
          <table:table-cell office:value-type="float" office:value="11.0"/>
          <table:table-cell office:value-type="float" office:value="855996.0"/>
          <table:table-cell office:value-type="float" office:value="261276484.0"/>
          <table:table-cell office:value-type="float" office:value="261276483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c1908/c1908.lp.6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445461.0"/>
          <table:table-cell office:value-type="float" office:value="1.0"/>
          <table:table-cell office:value-type="float" office:value="9.0"/>
          <table:table-cell office:value-type="float" office:value="410244.0"/>
          <table:table-cell office:value-type="float" office:value="299486822.0"/>
          <table:table-cell office:value-type="float" office:value="299486822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c1908/c1908.lp.6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15271.0"/>
          <table:table-cell office:value-type="float" office:value="1.0"/>
          <table:table-cell office:value-type="float" office:value="11.0"/>
          <table:table-cell office:value-type="float" office:value="937700.0"/>
          <table:table-cell office:value-type="float" office:value="216968813.0"/>
          <table:table-cell office:value-type="float" office:value="216968617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c1908/c1908.lp.6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86989.0"/>
          <table:table-cell office:value-type="float" office:value="1.0"/>
          <table:table-cell office:value-type="float" office:value="9.0"/>
          <table:table-cell office:value-type="float" office:value="775730.0"/>
          <table:table-cell office:value-type="float" office:value="248831684.0"/>
          <table:table-cell office:value-type="float" office:value="248831684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c1908/c1908.lp.6.6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153272.0"/>
          <table:table-cell office:value-type="float" office:value="1.0"/>
          <table:table-cell office:value-type="float" office:value="10.0"/>
          <table:table-cell office:value-type="float" office:value="538357.0"/>
          <table:table-cell office:value-type="float" office:value="215240539.0"/>
          <table:table-cell office:value-type="float" office:value="215240539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c1908/c1908.lp.6.7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1402158.0"/>
          <table:table-cell office:value-type="float" office:value="1.0"/>
          <table:table-cell office:value-type="float" office:value="14.0"/>
          <table:table-cell office:value-type="float" office:value="673795.0"/>
          <table:table-cell office:value-type="float" office:value="260877610.0"/>
          <table:table-cell office:value-type="float" office:value="260877610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c1908/c1908.lp.6.8</text:p>
          </table:table-cell>
          <table:table-cell office:value-type="float" office:value="600.0"/>
          <table:table-cell office:value-type="float" office:value="600.026"/>
          <table:table-cell office:value-type="float" office:value="600.0"/>
          <table:table-cell office:value-type="float" office:value="1083172.0"/>
          <table:table-cell office:value-type="float" office:value="1.0"/>
          <table:table-cell office:value-type="float" office:value="8.0"/>
          <table:table-cell office:value-type="float" office:value="352216.0"/>
          <table:table-cell office:value-type="float" office:value="220672137.0"/>
          <table:table-cell office:value-type="float" office:value="220672137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c1908/c1908.lp.7.1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418675.0"/>
          <table:table-cell office:value-type="float" office:value="1.0"/>
          <table:table-cell office:value-type="float" office:value="8.0"/>
          <table:table-cell office:value-type="float" office:value="445778.0"/>
          <table:table-cell office:value-type="float" office:value="444284839.0"/>
          <table:table-cell office:value-type="float" office:value="444284839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c1908/c1908.lp.7.2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72131.0"/>
          <table:table-cell office:value-type="float" office:value="1.0"/>
          <table:table-cell office:value-type="float" office:value="13.0"/>
          <table:table-cell office:value-type="float" office:value="1070499.0"/>
          <table:table-cell office:value-type="float" office:value="272989204.0"/>
          <table:table-cell office:value-type="float" office:value="272989202.0"/>
          <table:table-cell office:value-type="float" office:value="404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c1908/c1908.lp.7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90616.0"/>
          <table:table-cell office:value-type="float" office:value="1.0"/>
          <table:table-cell office:value-type="float" office:value="10.0"/>
          <table:table-cell office:value-type="float" office:value="464941.0"/>
          <table:table-cell office:value-type="float" office:value="381517074.0"/>
          <table:table-cell office:value-type="float" office:value="381517074.0"/>
          <table:table-cell office:value-type="float" office:value="4044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c1908/c1908.lp.7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82236.0"/>
          <table:table-cell office:value-type="float" office:value="1.0"/>
          <table:table-cell office:value-type="float" office:value="9.0"/>
          <table:table-cell office:value-type="float" office:value="683499.0"/>
          <table:table-cell office:value-type="float" office:value="312541882.0"/>
          <table:table-cell office:value-type="float" office:value="312541882.0"/>
          <table:table-cell office:value-type="float" office:value="4042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c1908/c1908.lp.7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92974.0"/>
          <table:table-cell office:value-type="float" office:value="1.0"/>
          <table:table-cell office:value-type="float" office:value="6.0"/>
          <table:table-cell office:value-type="float" office:value="305063.0"/>
          <table:table-cell office:value-type="float" office:value="359930244.0"/>
          <table:table-cell office:value-type="float" office:value="359930244.0"/>
          <table:table-cell office:value-type="float" office:value="403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c1908/c1908.lp.7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31754.0"/>
          <table:table-cell office:value-type="float" office:value="1.0"/>
          <table:table-cell office:value-type="float" office:value="5.0"/>
          <table:table-cell office:value-type="float" office:value="335285.0"/>
          <table:table-cell office:value-type="float" office:value="264853540.0"/>
          <table:table-cell office:value-type="float" office:value="264853539.0"/>
          <table:table-cell office:value-type="float" office:value="403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c1908/c1908.lp.7.7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1309474.0"/>
          <table:table-cell office:value-type="float" office:value="1.0"/>
          <table:table-cell office:value-type="float" office:value="4.0"/>
          <table:table-cell office:value-type="float" office:value="501181.0"/>
          <table:table-cell office:value-type="float" office:value="384270237.0"/>
          <table:table-cell office:value-type="float" office:value="38427023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c1908/c1908.lp.7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566185.0"/>
          <table:table-cell office:value-type="float" office:value="1.0"/>
          <table:table-cell office:value-type="float" office:value="10.0"/>
          <table:table-cell office:value-type="float" office:value="437965.0"/>
          <table:table-cell office:value-type="float" office:value="318103806.0"/>
          <table:table-cell office:value-type="float" office:value="318103806.0"/>
          <table:table-cell office:value-type="float" office:value="403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c1908/c1908.lp.8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89493.0"/>
          <table:table-cell office:value-type="float" office:value="1.0"/>
          <table:table-cell office:value-type="float" office:value="11.0"/>
          <table:table-cell office:value-type="float" office:value="858030.0"/>
          <table:table-cell office:value-type="float" office:value="362359951.0"/>
          <table:table-cell office:value-type="float" office:value="362359951.0"/>
          <table:table-cell office:value-type="float" office:value="404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c1908/c1908.lp.8.2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004921.0"/>
          <table:table-cell office:value-type="float" office:value="1.0"/>
          <table:table-cell office:value-type="float" office:value="11.0"/>
          <table:table-cell office:value-type="float" office:value="1034463.0"/>
          <table:table-cell office:value-type="float" office:value="313108793.0"/>
          <table:table-cell office:value-type="float" office:value="313108785.0"/>
          <table:table-cell office:value-type="float" office:value="404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c1908/c1908.lp.8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389911.0"/>
          <table:table-cell office:value-type="float" office:value="1.0"/>
          <table:table-cell office:value-type="float" office:value="11.0"/>
          <table:table-cell office:value-type="float" office:value="766990.0"/>
          <table:table-cell office:value-type="float" office:value="337683748.0"/>
          <table:table-cell office:value-type="float" office:value="337683748.0"/>
          <table:table-cell office:value-type="float" office:value="404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c1908/c1908.lp.8.4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317823.0"/>
          <table:table-cell office:value-type="float" office:value="1.0"/>
          <table:table-cell office:value-type="float" office:value="14.0"/>
          <table:table-cell office:value-type="float" office:value="825128.0"/>
          <table:table-cell office:value-type="float" office:value="240717978.0"/>
          <table:table-cell office:value-type="float" office:value="240717969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c1908/c1908.lp.8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17466.0"/>
          <table:table-cell office:value-type="float" office:value="1.0"/>
          <table:table-cell office:value-type="float" office:value="10.0"/>
          <table:table-cell office:value-type="float" office:value="413407.0"/>
          <table:table-cell office:value-type="float" office:value="213029990.0"/>
          <table:table-cell office:value-type="float" office:value="213029990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c1908/c1908.lp.8.6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154455.0"/>
          <table:table-cell office:value-type="float" office:value="1.0"/>
          <table:table-cell office:value-type="float" office:value="8.0"/>
          <table:table-cell office:value-type="float" office:value="688259.0"/>
          <table:table-cell office:value-type="float" office:value="228910066.0"/>
          <table:table-cell office:value-type="float" office:value="228910066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c1908/c1908.lp.8.7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091650.0"/>
          <table:table-cell office:value-type="float" office:value="1.0"/>
          <table:table-cell office:value-type="float" office:value="7.0"/>
          <table:table-cell office:value-type="float" office:value="274014.0"/>
          <table:table-cell office:value-type="float" office:value="238190487.0"/>
          <table:table-cell office:value-type="float" office:value="23819048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c1908/c1908.lp.8.8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194164.0"/>
          <table:table-cell office:value-type="float" office:value="1.0"/>
          <table:table-cell office:value-type="float" office:value="10.0"/>
          <table:table-cell office:value-type="float" office:value="644026.0"/>
          <table:table-cell office:value-type="float" office:value="223474411.0"/>
          <table:table-cell office:value-type="float" office:value="223474411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c1908/c1908.lp.9.1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736280.0"/>
          <table:table-cell office:value-type="float" office:value="1.0"/>
          <table:table-cell office:value-type="float" office:value="6.0"/>
          <table:table-cell office:value-type="float" office:value="297354.0"/>
          <table:table-cell office:value-type="float" office:value="159613768.0"/>
          <table:table-cell office:value-type="float" office:value="159613768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c1908/c1908.lp.9.2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1425005.0"/>
          <table:table-cell office:value-type="float" office:value="1.0"/>
          <table:table-cell office:value-type="float" office:value="11.0"/>
          <table:table-cell office:value-type="float" office:value="680152.0"/>
          <table:table-cell office:value-type="float" office:value="333625988.0"/>
          <table:table-cell office:value-type="float" office:value="333625983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c1908/c1908.lp.9.3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67806.0"/>
          <table:table-cell office:value-type="float" office:value="1.0"/>
          <table:table-cell office:value-type="float" office:value="9.0"/>
          <table:table-cell office:value-type="float" office:value="653476.0"/>
          <table:table-cell office:value-type="float" office:value="260027998.0"/>
          <table:table-cell office:value-type="float" office:value="260027998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c1908/c1908.lp.9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15406.0"/>
          <table:table-cell office:value-type="float" office:value="1.0"/>
          <table:table-cell office:value-type="float" office:value="10.0"/>
          <table:table-cell office:value-type="float" office:value="858827.0"/>
          <table:table-cell office:value-type="float" office:value="235896784.0"/>
          <table:table-cell office:value-type="float" office:value="235896650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c1908/c1908.lp.9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655529.0"/>
          <table:table-cell office:value-type="float" office:value="1.0"/>
          <table:table-cell office:value-type="float" office:value="12.0"/>
          <table:table-cell office:value-type="float" office:value="914196.0"/>
          <table:table-cell office:value-type="float" office:value="371309751.0"/>
          <table:table-cell office:value-type="float" office:value="371309734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c1908/c1908.lp.9.6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32278.0"/>
          <table:table-cell office:value-type="float" office:value="1.0"/>
          <table:table-cell office:value-type="float" office:value="8.0"/>
          <table:table-cell office:value-type="float" office:value="507017.0"/>
          <table:table-cell office:value-type="float" office:value="269294148.0"/>
          <table:table-cell office:value-type="float" office:value="269294148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c1908/c1908.lp.9.7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264585.0"/>
          <table:table-cell office:value-type="float" office:value="1.0"/>
          <table:table-cell office:value-type="float" office:value="14.0"/>
          <table:table-cell office:value-type="float" office:value="1238300.0"/>
          <table:table-cell office:value-type="float" office:value="266989620.0"/>
          <table:table-cell office:value-type="float" office:value="266989617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c1908/c1908.lp.9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235427.0"/>
          <table:table-cell office:value-type="float" office:value="1.0"/>
          <table:table-cell office:value-type="float" office:value="11.0"/>
          <table:table-cell office:value-type="float" office:value="1205914.0"/>
          <table:table-cell office:value-type="float" office:value="281543799.0"/>
          <table:table-cell office:value-type="float" office:value="281543799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c2670/c2670.lp.1.1</text:p>
          </table:table-cell>
          <table:table-cell office:value-type="float" office:value="0.039673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c2670/c2670.lp.1.2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558033.0"/>
          <table:table-cell office:value-type="float" office:value="1.0"/>
          <table:table-cell office:value-type="float" office:value="17.0"/>
          <table:table-cell office:value-type="float" office:value="1731926.0"/>
          <table:table-cell office:value-type="float" office:value="409662870.0"/>
          <table:table-cell office:value-type="float" office:value="409661231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c2670/c2670.lp.1.3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603711.0"/>
          <table:table-cell office:value-type="float" office:value="1.0"/>
          <table:table-cell office:value-type="float" office:value="14.0"/>
          <table:table-cell office:value-type="float" office:value="738884.0"/>
          <table:table-cell office:value-type="float" office:value="416959687.0"/>
          <table:table-cell office:value-type="float" office:value="416959655.0"/>
          <table:table-cell office:value-type="float" office:value="535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c2670/c2670.lp.1.4</text:p>
          </table:table-cell>
          <table:table-cell office:value-type="float" office:value="600.0"/>
          <table:table-cell office:value-type="float" office:value="600.034"/>
          <table:table-cell office:value-type="float" office:value="600.01"/>
          <table:table-cell office:value-type="float" office:value="715776.0"/>
          <table:table-cell office:value-type="float" office:value="1.0"/>
          <table:table-cell office:value-type="float" office:value="14.0"/>
          <table:table-cell office:value-type="float" office:value="928878.0"/>
          <table:table-cell office:value-type="float" office:value="494627988.0"/>
          <table:table-cell office:value-type="float" office:value="494626902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c2670/c2670.lp.1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773598.0"/>
          <table:table-cell office:value-type="float" office:value="1.0"/>
          <table:table-cell office:value-type="float" office:value="14.0"/>
          <table:table-cell office:value-type="float" office:value="671036.0"/>
          <table:table-cell office:value-type="float" office:value="483249710.0"/>
          <table:table-cell office:value-type="float" office:value="483238387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c2670/c2670.lp.1.6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670168.0"/>
          <table:table-cell office:value-type="float" office:value="1.0"/>
          <table:table-cell office:value-type="float" office:value="14.0"/>
          <table:table-cell office:value-type="float" office:value="821763.0"/>
          <table:table-cell office:value-type="float" office:value="488368128.0"/>
          <table:table-cell office:value-type="float" office:value="488362247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c2670/c2670.lp.1.7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631320.0"/>
          <table:table-cell office:value-type="float" office:value="1.0"/>
          <table:table-cell office:value-type="float" office:value="10.0"/>
          <table:table-cell office:value-type="float" office:value="449109.0"/>
          <table:table-cell office:value-type="float" office:value="580918365.0"/>
          <table:table-cell office:value-type="float" office:value="580902505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c2670/c2670.lp.1.8</text:p>
          </table:table-cell>
          <table:table-cell office:value-type="float" office:value="600.0"/>
          <table:table-cell office:value-type="float" office:value="600.026"/>
          <table:table-cell office:value-type="float" office:value="599.99"/>
          <table:table-cell office:value-type="float" office:value="727832.0"/>
          <table:table-cell office:value-type="float" office:value="1.0"/>
          <table:table-cell office:value-type="float" office:value="9.0"/>
          <table:table-cell office:value-type="float" office:value="285136.0"/>
          <table:table-cell office:value-type="float" office:value="699951723.0"/>
          <table:table-cell office:value-type="float" office:value="699899057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c2670/c2670.lp.10.1</text:p>
          </table:table-cell>
          <table:table-cell office:value-type="float" office:value="3.99319"/>
          <table:table-cell office:value-type="float" office:value="3.986"/>
          <table:table-cell office:value-type="float" office:value="3.96"/>
          <table:table-cell office:value-type="float" office:value="5973.0"/>
          <table:table-cell office:value-type="float" office:value="0.0"/>
          <table:table-cell office:value-type="float" office:value="4.0"/>
          <table:table-cell office:value-type="float" office:value="6208.0"/>
          <table:table-cell office:value-type="float" office:value="6819488.0"/>
          <table:table-cell office:value-type="float" office:value="6819488.0"/>
          <table:table-cell office:value-type="float" office:value="534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c2670/c2670.lp.10.2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433958.0"/>
          <table:table-cell office:value-type="float" office:value="1.0"/>
          <table:table-cell office:value-type="float" office:value="14.0"/>
          <table:table-cell office:value-type="float" office:value="710626.0"/>
          <table:table-cell office:value-type="float" office:value="487967577.0"/>
          <table:table-cell office:value-type="float" office:value="487967577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c2670/c2670.lp.10.3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448718.0"/>
          <table:table-cell office:value-type="float" office:value="1.0"/>
          <table:table-cell office:value-type="float" office:value="13.0"/>
          <table:table-cell office:value-type="float" office:value="695699.0"/>
          <table:table-cell office:value-type="float" office:value="504000696.0"/>
          <table:table-cell office:value-type="float" office:value="504000696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c2670/c2670.lp.10.4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471247.0"/>
          <table:table-cell office:value-type="float" office:value="1.0"/>
          <table:table-cell office:value-type="float" office:value="11.0"/>
          <table:table-cell office:value-type="float" office:value="669958.0"/>
          <table:table-cell office:value-type="float" office:value="529838915.0"/>
          <table:table-cell office:value-type="float" office:value="529838915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c2670/c2670.lp.10.5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523133.0"/>
          <table:table-cell office:value-type="float" office:value="1.0"/>
          <table:table-cell office:value-type="float" office:value="11.0"/>
          <table:table-cell office:value-type="float" office:value="562461.0"/>
          <table:table-cell office:value-type="float" office:value="586445660.0"/>
          <table:table-cell office:value-type="float" office:value="586445660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c2670/c2670.lp.10.6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539701.0"/>
          <table:table-cell office:value-type="float" office:value="1.0"/>
          <table:table-cell office:value-type="float" office:value="12.0"/>
          <table:table-cell office:value-type="float" office:value="483675.0"/>
          <table:table-cell office:value-type="float" office:value="605189231.0"/>
          <table:table-cell office:value-type="float" office:value="605189231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c2670/c2670.lp.10.7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593911.0"/>
          <table:table-cell office:value-type="float" office:value="1.0"/>
          <table:table-cell office:value-type="float" office:value="9.0"/>
          <table:table-cell office:value-type="float" office:value="276270.0"/>
          <table:table-cell office:value-type="float" office:value="653648776.0"/>
          <table:table-cell office:value-type="float" office:value="653648776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c2670/c2670.lp.10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685341.0"/>
          <table:table-cell office:value-type="float" office:value="1.0"/>
          <table:table-cell office:value-type="float" office:value="11.0"/>
          <table:table-cell office:value-type="float" office:value="476151.0"/>
          <table:table-cell office:value-type="float" office:value="416200512.0"/>
          <table:table-cell office:value-type="float" office:value="416200463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c2670/c2670.lp.2.1</text:p>
          </table:table-cell>
          <table:table-cell office:value-type="float" office:value="0.050924"/>
          <table:table-cell office:value-type="float" office:value="0.045"/>
          <table:table-cell office:value-type="float" office:value="0.02"/>
          <table:table-cell office:value-type="float" office:value="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82.0"/>
          <table:table-cell office:value-type="float" office:value="42282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c2670/c2670.lp.2.2</text:p>
          </table:table-cell>
          <table:table-cell office:value-type="float" office:value="0.255751"/>
          <table:table-cell office:value-type="float" office:value="0.249"/>
          <table:table-cell office:value-type="float" office:value="0.23"/>
          <table:table-cell office:value-type="float" office:value="396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651.0"/>
          <table:table-cell office:value-type="float" office:value="408651.0"/>
          <table:table-cell office:value-type="float" office:value="5380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c2670/c2670.lp.2.3</text:p>
          </table:table-cell>
          <table:table-cell office:value-type="float" office:value="7.69971"/>
          <table:table-cell office:value-type="float" office:value="7.693"/>
          <table:table-cell office:value-type="float" office:value="7.67"/>
          <table:table-cell office:value-type="float" office:value="13068.0"/>
          <table:table-cell office:value-type="float" office:value="0.0"/>
          <table:table-cell office:value-type="float" office:value="0.0"/>
          <table:table-cell office:value-type="float" office:value="1509.0"/>
          <table:table-cell office:value-type="float" office:value="13059835.0"/>
          <table:table-cell office:value-type="float" office:value="13059835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c2670/c2670.lp.2.4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595788.0"/>
          <table:table-cell office:value-type="float" office:value="1.0"/>
          <table:table-cell office:value-type="float" office:value="11.0"/>
          <table:table-cell office:value-type="float" office:value="362082.0"/>
          <table:table-cell office:value-type="float" office:value="646055052.0"/>
          <table:table-cell office:value-type="float" office:value="646055052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c2670/c2670.lp.2.5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642528.0"/>
          <table:table-cell office:value-type="float" office:value="1.0"/>
          <table:table-cell office:value-type="float" office:value="6.0"/>
          <table:table-cell office:value-type="float" office:value="327166.0"/>
          <table:table-cell office:value-type="float" office:value="657383321.0"/>
          <table:table-cell office:value-type="float" office:value="657346279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c2670/c2670.lp.2.6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677546.0"/>
          <table:table-cell office:value-type="float" office:value="1.0"/>
          <table:table-cell office:value-type="float" office:value="10.0"/>
          <table:table-cell office:value-type="float" office:value="310060.0"/>
          <table:table-cell office:value-type="float" office:value="695493745.0"/>
          <table:table-cell office:value-type="float" office:value="695493745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c2670/c2670.lp.2.7</text:p>
          </table:table-cell>
          <table:table-cell office:value-type="float" office:value="600.0"/>
          <table:table-cell office:value-type="float" office:value="600.022"/>
          <table:table-cell office:value-type="float" office:value="600.0"/>
          <table:table-cell office:value-type="float" office:value="702687.0"/>
          <table:table-cell office:value-type="float" office:value="1.0"/>
          <table:table-cell office:value-type="float" office:value="3.0"/>
          <table:table-cell office:value-type="float" office:value="113143.0"/>
          <table:table-cell office:value-type="float" office:value="717583827.0"/>
          <table:table-cell office:value-type="float" office:value="717554220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c2670/c2670.lp.2.8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539286.0"/>
          <table:table-cell office:value-type="float" office:value="1.0"/>
          <table:table-cell office:value-type="float" office:value="9.0"/>
          <table:table-cell office:value-type="float" office:value="394172.0"/>
          <table:table-cell office:value-type="float" office:value="549585107.0"/>
          <table:table-cell office:value-type="float" office:value="549585107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c2670/c2670.lp.3.1</text:p>
          </table:table-cell>
          <table:table-cell office:value-type="float" office:value="0.033395"/>
          <table:table-cell office:value-type="float" office:value="0.027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0.0"/>
          <table:table-cell office:value-type="float" office:value="10670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c2670/c2670.lp.3.2</text:p>
          </table:table-cell>
          <table:table-cell office:value-type="float" office:value="0.03347"/>
          <table:table-cell office:value-type="float" office:value="0.027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1.0"/>
          <table:table-cell office:value-type="float" office:value="10661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c2670/c2670.lp.3.3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702510.0"/>
          <table:table-cell office:value-type="float" office:value="1.0"/>
          <table:table-cell office:value-type="float" office:value="12.0"/>
          <table:table-cell office:value-type="float" office:value="495832.0"/>
          <table:table-cell office:value-type="float" office:value="479893182.0"/>
          <table:table-cell office:value-type="float" office:value="479893153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c2670/c2670.lp.3.4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942273.0"/>
          <table:table-cell office:value-type="float" office:value="1.0"/>
          <table:table-cell office:value-type="float" office:value="14.0"/>
          <table:table-cell office:value-type="float" office:value="699084.0"/>
          <table:table-cell office:value-type="float" office:value="621789027.0"/>
          <table:table-cell office:value-type="float" office:value="621788743.0"/>
          <table:table-cell office:value-type="float" office:value="534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c2670/c2670.lp.3.5</text:p>
          </table:table-cell>
          <table:table-cell office:value-type="float" office:value="600.0"/>
          <table:table-cell office:value-type="float" office:value="600.027"/>
          <table:table-cell office:value-type="float" office:value="599.99"/>
          <table:table-cell office:value-type="float" office:value="988543.0"/>
          <table:table-cell office:value-type="float" office:value="1.0"/>
          <table:table-cell office:value-type="float" office:value="9.0"/>
          <table:table-cell office:value-type="float" office:value="436530.0"/>
          <table:table-cell office:value-type="float" office:value="661005958.0"/>
          <table:table-cell office:value-type="float" office:value="660995236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c2670/c2670.lp.3.6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959394.0"/>
          <table:table-cell office:value-type="float" office:value="1.0"/>
          <table:table-cell office:value-type="float" office:value="9.0"/>
          <table:table-cell office:value-type="float" office:value="302669.0"/>
          <table:table-cell office:value-type="float" office:value="685079313.0"/>
          <table:table-cell office:value-type="float" office:value="685077469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c2670/c2670.lp.3.7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841941.0"/>
          <table:table-cell office:value-type="float" office:value="1.0"/>
          <table:table-cell office:value-type="float" office:value="5.0"/>
          <table:table-cell office:value-type="float" office:value="361291.0"/>
          <table:table-cell office:value-type="float" office:value="591863094.0"/>
          <table:table-cell office:value-type="float" office:value="591779907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c2670/c2670.lp.3.8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1122031.0"/>
          <table:table-cell office:value-type="float" office:value="1.0"/>
          <table:table-cell office:value-type="float" office:value="7.0"/>
          <table:table-cell office:value-type="float" office:value="290047.0"/>
          <table:table-cell office:value-type="float" office:value="409838143.0"/>
          <table:table-cell office:value-type="float" office:value="409837490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c2670/c2670.lp.4.1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680427.0"/>
          <table:table-cell office:value-type="float" office:value="1.0"/>
          <table:table-cell office:value-type="float" office:value="13.0"/>
          <table:table-cell office:value-type="float" office:value="621922.0"/>
          <table:table-cell office:value-type="float" office:value="609837299.0"/>
          <table:table-cell office:value-type="float" office:value="609837117.0"/>
          <table:table-cell office:value-type="float" office:value="537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c2670/c2670.lp.4.2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770077.0"/>
          <table:table-cell office:value-type="float" office:value="1.0"/>
          <table:table-cell office:value-type="float" office:value="10.0"/>
          <table:table-cell office:value-type="float" office:value="351608.0"/>
          <table:table-cell office:value-type="float" office:value="676448410.0"/>
          <table:table-cell office:value-type="float" office:value="676434764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c2670/c2670.lp.4.3</text:p>
          </table:table-cell>
          <table:table-cell office:value-type="float" office:value="600.0"/>
          <table:table-cell office:value-type="float" office:value="600.023"/>
          <table:table-cell office:value-type="float" office:value="600.0"/>
          <table:table-cell office:value-type="float" office:value="815040.0"/>
          <table:table-cell office:value-type="float" office:value="1.0"/>
          <table:table-cell office:value-type="float" office:value="11.0"/>
          <table:table-cell office:value-type="float" office:value="371614.0"/>
          <table:table-cell office:value-type="float" office:value="713178309.0"/>
          <table:table-cell office:value-type="float" office:value="713167991.0"/>
          <table:table-cell office:value-type="float" office:value="537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c2670/c2670.lp.4.4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730885.0"/>
          <table:table-cell office:value-type="float" office:value="1.0"/>
          <table:table-cell office:value-type="float" office:value="13.0"/>
          <table:table-cell office:value-type="float" office:value="643038.0"/>
          <table:table-cell office:value-type="float" office:value="621749957.0"/>
          <table:table-cell office:value-type="float" office:value="621743016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c2670/c2670.lp.4.5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033390.0"/>
          <table:table-cell office:value-type="float" office:value="1.0"/>
          <table:table-cell office:value-type="float" office:value="9.0"/>
          <table:table-cell office:value-type="float" office:value="379222.0"/>
          <table:table-cell office:value-type="float" office:value="679935262.0"/>
          <table:table-cell office:value-type="float" office:value="679932332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c2670/c2670.lp.4.6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878450.0"/>
          <table:table-cell office:value-type="float" office:value="1.0"/>
          <table:table-cell office:value-type="float" office:value="10.0"/>
          <table:table-cell office:value-type="float" office:value="547759.0"/>
          <table:table-cell office:value-type="float" office:value="463867327.0"/>
          <table:table-cell office:value-type="float" office:value="463793813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c2670/c2670.lp.4.7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085354.0"/>
          <table:table-cell office:value-type="float" office:value="1.0"/>
          <table:table-cell office:value-type="float" office:value="11.0"/>
          <table:table-cell office:value-type="float" office:value="387142.0"/>
          <table:table-cell office:value-type="float" office:value="691909412.0"/>
          <table:table-cell office:value-type="float" office:value="691909399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c2670/c2670.lp.4.8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929240.0"/>
          <table:table-cell office:value-type="float" office:value="1.0"/>
          <table:table-cell office:value-type="float" office:value="9.0"/>
          <table:table-cell office:value-type="float" office:value="442792.0"/>
          <table:table-cell office:value-type="float" office:value="701702896.0"/>
          <table:table-cell office:value-type="float" office:value="701702865.0"/>
          <table:table-cell office:value-type="float" office:value="537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c2670/c2670.lp.5.1</text:p>
          </table:table-cell>
          <table:table-cell office:value-type="float" office:value="0.33918"/>
          <table:table-cell office:value-type="float" office:value="0.333"/>
          <table:table-cell office:value-type="float" office:value="0.31"/>
          <table:table-cell office:value-type="float" office:value="494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552554.0"/>
          <table:table-cell office:value-type="float" office:value="552554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c2670/c2670.lp.5.2</text:p>
          </table:table-cell>
          <table:table-cell office:value-type="float" office:value="0.239776"/>
          <table:table-cell office:value-type="float" office:value="0.233"/>
          <table:table-cell office:value-type="float" office:value="0.21"/>
          <table:table-cell office:value-type="float" office:value="346.0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374388.0"/>
          <table:table-cell office:value-type="float" office:value="374388.0"/>
          <table:table-cell office:value-type="float" office:value="535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c2670/c2670.lp.5.3</text:p>
          </table:table-cell>
          <table:table-cell office:value-type="float" office:value="600.0"/>
          <table:table-cell office:value-type="float" office:value="600.034"/>
          <table:table-cell office:value-type="float" office:value="600.01"/>
          <table:table-cell office:value-type="float" office:value="554875.0"/>
          <table:table-cell office:value-type="float" office:value="1.0"/>
          <table:table-cell office:value-type="float" office:value="11.0"/>
          <table:table-cell office:value-type="float" office:value="720560.0"/>
          <table:table-cell office:value-type="float" office:value="556689795.0"/>
          <table:table-cell office:value-type="float" office:value="556689566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c2670/c2670.lp.5.4</text:p>
          </table:table-cell>
          <table:table-cell office:value-type="float" office:value="600.0"/>
          <table:table-cell office:value-type="float" office:value="600.022"/>
          <table:table-cell office:value-type="float" office:value="600.0"/>
          <table:table-cell office:value-type="float" office:value="562870.0"/>
          <table:table-cell office:value-type="float" office:value="1.0"/>
          <table:table-cell office:value-type="float" office:value="11.0"/>
          <table:table-cell office:value-type="float" office:value="770681.0"/>
          <table:table-cell office:value-type="float" office:value="571060963.0"/>
          <table:table-cell office:value-type="float" office:value="571060549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c2670/c2670.lp.5.5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647347.0"/>
          <table:table-cell office:value-type="float" office:value="1.0"/>
          <table:table-cell office:value-type="float" office:value="12.0"/>
          <table:table-cell office:value-type="float" office:value="577386.0"/>
          <table:table-cell office:value-type="float" office:value="653476979.0"/>
          <table:table-cell office:value-type="float" office:value="653474345.0"/>
          <table:table-cell office:value-type="float" office:value="5359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c2670/c2670.lp.5.6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466193.0"/>
          <table:table-cell office:value-type="float" office:value="1.0"/>
          <table:table-cell office:value-type="float" office:value="11.0"/>
          <table:table-cell office:value-type="float" office:value="764158.0"/>
          <table:table-cell office:value-type="float" office:value="471453668.0"/>
          <table:table-cell office:value-type="float" office:value="471453560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c2670/c2670.lp.5.7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649717.0"/>
          <table:table-cell office:value-type="float" office:value="1.0"/>
          <table:table-cell office:value-type="float" office:value="11.0"/>
          <table:table-cell office:value-type="float" office:value="358802.0"/>
          <table:table-cell office:value-type="float" office:value="661041782.0"/>
          <table:table-cell office:value-type="float" office:value="661041777.0"/>
          <table:table-cell office:value-type="float" office:value="536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c2670/c2670.lp.5.8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489560.0"/>
          <table:table-cell office:value-type="float" office:value="1.0"/>
          <table:table-cell office:value-type="float" office:value="5.0"/>
          <table:table-cell office:value-type="float" office:value="215750.0"/>
          <table:table-cell office:value-type="float" office:value="483814195.0"/>
          <table:table-cell office:value-type="float" office:value="483814190.0"/>
          <table:table-cell office:value-type="float" office:value="536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c2670/c2670.lp.6.1</text:p>
          </table:table-cell>
          <table:table-cell office:value-type="float" office:value="600.0"/>
          <table:table-cell office:value-type="float" office:value="600.028"/>
          <table:table-cell office:value-type="float" office:value="599.99"/>
          <table:table-cell office:value-type="float" office:value="619084.0"/>
          <table:table-cell office:value-type="float" office:value="1.0"/>
          <table:table-cell office:value-type="float" office:value="13.0"/>
          <table:table-cell office:value-type="float" office:value="1141715.0"/>
          <table:table-cell office:value-type="float" office:value="527285055.0"/>
          <table:table-cell office:value-type="float" office:value="527282965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c2670/c2670.lp.6.2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528019.0"/>
          <table:table-cell office:value-type="float" office:value="1.0"/>
          <table:table-cell office:value-type="float" office:value="16.0"/>
          <table:table-cell office:value-type="float" office:value="2158550.0"/>
          <table:table-cell office:value-type="float" office:value="356729718.0"/>
          <table:table-cell office:value-type="float" office:value="356729152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c2670/c2670.lp.6.3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660601.0"/>
          <table:table-cell office:value-type="float" office:value="1.0"/>
          <table:table-cell office:value-type="float" office:value="14.0"/>
          <table:table-cell office:value-type="float" office:value="1294819.0"/>
          <table:table-cell office:value-type="float" office:value="416732476.0"/>
          <table:table-cell office:value-type="float" office:value="416731143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c2670/c2670.lp.6.4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968897.0"/>
          <table:table-cell office:value-type="float" office:value="1.0"/>
          <table:table-cell office:value-type="float" office:value="15.0"/>
          <table:table-cell office:value-type="float" office:value="1104463.0"/>
          <table:table-cell office:value-type="float" office:value="473563037.0"/>
          <table:table-cell office:value-type="float" office:value="473562044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c2670/c2670.lp.6.5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702721.0"/>
          <table:table-cell office:value-type="float" office:value="1.0"/>
          <table:table-cell office:value-type="float" office:value="14.0"/>
          <table:table-cell office:value-type="float" office:value="1307105.0"/>
          <table:table-cell office:value-type="float" office:value="378495580.0"/>
          <table:table-cell office:value-type="float" office:value="378490912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c2670/c2670.lp.6.6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667756.0"/>
          <table:table-cell office:value-type="float" office:value="1.0"/>
          <table:table-cell office:value-type="float" office:value="14.0"/>
          <table:table-cell office:value-type="float" office:value="1455422.0"/>
          <table:table-cell office:value-type="float" office:value="345772690.0"/>
          <table:table-cell office:value-type="float" office:value="345772010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c2670/c2670.lp.6.7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968085.0"/>
          <table:table-cell office:value-type="float" office:value="1.0"/>
          <table:table-cell office:value-type="float" office:value="14.0"/>
          <table:table-cell office:value-type="float" office:value="703811.0"/>
          <table:table-cell office:value-type="float" office:value="546841760.0"/>
          <table:table-cell office:value-type="float" office:value="546835439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c2670/c2670.lp.6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1017072.0"/>
          <table:table-cell office:value-type="float" office:value="1.0"/>
          <table:table-cell office:value-type="float" office:value="13.0"/>
          <table:table-cell office:value-type="float" office:value="508017.0"/>
          <table:table-cell office:value-type="float" office:value="574526489.0"/>
          <table:table-cell office:value-type="float" office:value="574525371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c2670/c2670.lp.7.1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327625.0"/>
          <table:table-cell office:value-type="float" office:value="1.0"/>
          <table:table-cell office:value-type="float" office:value="16.0"/>
          <table:table-cell office:value-type="float" office:value="2003698.0"/>
          <table:table-cell office:value-type="float" office:value="333871485.0"/>
          <table:table-cell office:value-type="float" office:value="333871081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c2670/c2670.lp.7.2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297153.0"/>
          <table:table-cell office:value-type="float" office:value="1.0"/>
          <table:table-cell office:value-type="float" office:value="15.0"/>
          <table:table-cell office:value-type="float" office:value="1835028.0"/>
          <table:table-cell office:value-type="float" office:value="299108177.0"/>
          <table:table-cell office:value-type="float" office:value="299107302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c2670/c2670.lp.7.3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429936.0"/>
          <table:table-cell office:value-type="float" office:value="1.0"/>
          <table:table-cell office:value-type="float" office:value="15.0"/>
          <table:table-cell office:value-type="float" office:value="1476669.0"/>
          <table:table-cell office:value-type="float" office:value="425688606.0"/>
          <table:table-cell office:value-type="float" office:value="425688423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c2670/c2670.lp.7.4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535263.0"/>
          <table:table-cell office:value-type="float" office:value="1.0"/>
          <table:table-cell office:value-type="float" office:value="13.0"/>
          <table:table-cell office:value-type="float" office:value="624037.0"/>
          <table:table-cell office:value-type="float" office:value="535448402.0"/>
          <table:table-cell office:value-type="float" office:value="535448400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c2670/c2670.lp.7.5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644600.0"/>
          <table:table-cell office:value-type="float" office:value="1.0"/>
          <table:table-cell office:value-type="float" office:value="13.0"/>
          <table:table-cell office:value-type="float" office:value="817483.0"/>
          <table:table-cell office:value-type="float" office:value="634751826.0"/>
          <table:table-cell office:value-type="float" office:value="634751739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c2670/c2670.lp.7.6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556125.0"/>
          <table:table-cell office:value-type="float" office:value="1.0"/>
          <table:table-cell office:value-type="float" office:value="11.0"/>
          <table:table-cell office:value-type="float" office:value="1161211.0"/>
          <table:table-cell office:value-type="float" office:value="541053926.0"/>
          <table:table-cell office:value-type="float" office:value="541053849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c2670/c2670.lp.7.7</text:p>
          </table:table-cell>
          <table:table-cell office:value-type="float" office:value="600.0"/>
          <table:table-cell office:value-type="float" office:value="600.026"/>
          <table:table-cell office:value-type="float" office:value="599.99"/>
          <table:table-cell office:value-type="float" office:value="521707.0"/>
          <table:table-cell office:value-type="float" office:value="1.0"/>
          <table:table-cell office:value-type="float" office:value="13.0"/>
          <table:table-cell office:value-type="float" office:value="841554.0"/>
          <table:table-cell office:value-type="float" office:value="512417197.0"/>
          <table:table-cell office:value-type="float" office:value="512417118.0"/>
          <table:table-cell office:value-type="float" office:value="537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c2670/c2670.lp.7.8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928196.0"/>
          <table:table-cell office:value-type="float" office:value="1.0"/>
          <table:table-cell office:value-type="float" office:value="12.0"/>
          <table:table-cell office:value-type="float" office:value="688332.0"/>
          <table:table-cell office:value-type="float" office:value="532708114.0"/>
          <table:table-cell office:value-type="float" office:value="532701324.0"/>
          <table:table-cell office:value-type="float" office:value="5373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c2670/c2670.lp.8.1</text:p>
          </table:table-cell>
          <table:table-cell office:value-type="float" office:value="0.039713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c2670/c2670.lp.8.2</text:p>
          </table:table-cell>
          <table:table-cell office:value-type="float" office:value="0.053687"/>
          <table:table-cell office:value-type="float" office:value="0.048"/>
          <table:table-cell office:value-type="float" office:value="0.03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411.0"/>
          <table:table-cell office:value-type="float" office:value="47411.0"/>
          <table:table-cell office:value-type="float" office:value="5359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c2670/c2670.lp.8.3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709072.0"/>
          <table:table-cell office:value-type="float" office:value="1.0"/>
          <table:table-cell office:value-type="float" office:value="12.0"/>
          <table:table-cell office:value-type="float" office:value="625186.0"/>
          <table:table-cell office:value-type="float" office:value="536286271.0"/>
          <table:table-cell office:value-type="float" office:value="536279432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c2670/c2670.lp.8.4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572372.0"/>
          <table:table-cell office:value-type="float" office:value="1.0"/>
          <table:table-cell office:value-type="float" office:value="12.0"/>
          <table:table-cell office:value-type="float" office:value="764806.0"/>
          <table:table-cell office:value-type="float" office:value="388419888.0"/>
          <table:table-cell office:value-type="float" office:value="388419685.0"/>
          <table:table-cell office:value-type="float" office:value="536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c2670/c2670.lp.8.5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773299.0"/>
          <table:table-cell office:value-type="float" office:value="1.0"/>
          <table:table-cell office:value-type="float" office:value="11.0"/>
          <table:table-cell office:value-type="float" office:value="633851.0"/>
          <table:table-cell office:value-type="float" office:value="565846316.0"/>
          <table:table-cell office:value-type="float" office:value="565846063.0"/>
          <table:table-cell office:value-type="float" office:value="536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c2670/c2670.lp.8.6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851809.0"/>
          <table:table-cell office:value-type="float" office:value="1.0"/>
          <table:table-cell office:value-type="float" office:value="11.0"/>
          <table:table-cell office:value-type="float" office:value="699813.0"/>
          <table:table-cell office:value-type="float" office:value="665614673.0"/>
          <table:table-cell office:value-type="float" office:value="665603132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c2670/c2670.lp.8.7</text:p>
          </table:table-cell>
          <table:table-cell office:value-type="float" office:value="600.0"/>
          <table:table-cell office:value-type="float" office:value="600.027"/>
          <table:table-cell office:value-type="float" office:value="600.01"/>
          <table:table-cell office:value-type="float" office:value="641818.0"/>
          <table:table-cell office:value-type="float" office:value="1.0"/>
          <table:table-cell office:value-type="float" office:value="14.0"/>
          <table:table-cell office:value-type="float" office:value="1356556.0"/>
          <table:table-cell office:value-type="float" office:value="473550940.0"/>
          <table:table-cell office:value-type="float" office:value="473549807.0"/>
          <table:table-cell office:value-type="float" office:value="537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c2670/c2670.lp.8.8</text:p>
          </table:table-cell>
          <table:table-cell office:value-type="float" office:value="600.0"/>
          <table:table-cell office:value-type="float" office:value="600.018"/>
          <table:table-cell office:value-type="float" office:value="600.0"/>
          <table:table-cell office:value-type="float" office:value="773714.0"/>
          <table:table-cell office:value-type="float" office:value="1.0"/>
          <table:table-cell office:value-type="float" office:value="12.0"/>
          <table:table-cell office:value-type="float" office:value="759883.0"/>
          <table:table-cell office:value-type="float" office:value="543681737.0"/>
          <table:table-cell office:value-type="float" office:value="543681604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c2670/c2670.lp.9.1</text:p>
          </table:table-cell>
          <table:table-cell office:value-type="float" office:value="0.027675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c2670/c2670.lp.9.2</text:p>
          </table:table-cell>
          <table:table-cell office:value-type="float" office:value="0.03906"/>
          <table:table-cell office:value-type="float" office:value="0.0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1.0"/>
          <table:table-cell office:value-type="float" office:value="1191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c2670/c2670.lp.9.3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797735.0"/>
          <table:table-cell office:value-type="float" office:value="1.0"/>
          <table:table-cell office:value-type="float" office:value="14.0"/>
          <table:table-cell office:value-type="float" office:value="1031682.0"/>
          <table:table-cell office:value-type="float" office:value="443986044.0"/>
          <table:table-cell office:value-type="float" office:value="443983836.0"/>
          <table:table-cell office:value-type="float" office:value="535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c2670/c2670.lp.9.4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814322.0"/>
          <table:table-cell office:value-type="float" office:value="1.0"/>
          <table:table-cell office:value-type="float" office:value="13.0"/>
          <table:table-cell office:value-type="float" office:value="1176674.0"/>
          <table:table-cell office:value-type="float" office:value="417242803.0"/>
          <table:table-cell office:value-type="float" office:value="417234380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c2670/c2670.lp.9.5</text:p>
          </table:table-cell>
          <table:table-cell office:value-type="float" office:value="600.0"/>
          <table:table-cell office:value-type="float" office:value="600.02"/>
          <table:table-cell office:value-type="float" office:value="600.0"/>
          <table:table-cell office:value-type="float" office:value="886730.0"/>
          <table:table-cell office:value-type="float" office:value="1.0"/>
          <table:table-cell office:value-type="float" office:value="15.0"/>
          <table:table-cell office:value-type="float" office:value="1500110.0"/>
          <table:table-cell office:value-type="float" office:value="451237480.0"/>
          <table:table-cell office:value-type="float" office:value="451221471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c2670/c2670.lp.9.6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898073.0"/>
          <table:table-cell office:value-type="float" office:value="1.0"/>
          <table:table-cell office:value-type="float" office:value="15.0"/>
          <table:table-cell office:value-type="float" office:value="1329228.0"/>
          <table:table-cell office:value-type="float" office:value="452949480.0"/>
          <table:table-cell office:value-type="float" office:value="452944525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c2670/c2670.lp.9.7</text:p>
          </table:table-cell>
          <table:table-cell office:value-type="float" office:value="600.0"/>
          <table:table-cell office:value-type="float" office:value="600.021"/>
          <table:table-cell office:value-type="float" office:value="600.0"/>
          <table:table-cell office:value-type="float" office:value="1015558.0"/>
          <table:table-cell office:value-type="float" office:value="1.0"/>
          <table:table-cell office:value-type="float" office:value="13.0"/>
          <table:table-cell office:value-type="float" office:value="778015.0"/>
          <table:table-cell office:value-type="float" office:value="479896319.0"/>
          <table:table-cell office:value-type="float" office:value="479893767.0"/>
          <table:table-cell office:value-type="float" office:value="5356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c2670/c2670.lp.9.8</text:p>
          </table:table-cell>
          <table:table-cell office:value-type="float" office:value="600.0"/>
          <table:table-cell office:value-type="float" office:value="600.019"/>
          <table:table-cell office:value-type="float" office:value="600.0"/>
          <table:table-cell office:value-type="float" office:value="965017.0"/>
          <table:table-cell office:value-type="float" office:value="1.0"/>
          <table:table-cell office:value-type="float" office:value="9.0"/>
          <table:table-cell office:value-type="float" office:value="454682.0"/>
          <table:table-cell office:value-type="float" office:value="466442857.0"/>
          <table:table-cell office:value-type="float" office:value="466435841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c3540/c3540.lp.1.1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968593.0"/>
          <table:table-cell office:value-type="float" office:value="1.0"/>
          <table:table-cell office:value-type="float" office:value="7.0"/>
          <table:table-cell office:value-type="float" office:value="270243.0"/>
          <table:table-cell office:value-type="float" office:value="718370665.0"/>
          <table:table-cell office:value-type="float" office:value="718370665.0"/>
          <table:table-cell office:value-type="float" office:value="761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c3540/c3540.lp.1.2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54058.0"/>
          <table:table-cell office:value-type="float" office:value="1.0"/>
          <table:table-cell office:value-type="float" office:value="10.0"/>
          <table:table-cell office:value-type="float" office:value="473540.0"/>
          <table:table-cell office:value-type="float" office:value="729190267.0"/>
          <table:table-cell office:value-type="float" office:value="729190183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c3540/c3540.lp.1.3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14500.0"/>
          <table:table-cell office:value-type="float" office:value="1.0"/>
          <table:table-cell office:value-type="float" office:value="8.0"/>
          <table:table-cell office:value-type="float" office:value="439394.0"/>
          <table:table-cell office:value-type="float" office:value="674811609.0"/>
          <table:table-cell office:value-type="float" office:value="674811609.0"/>
          <table:table-cell office:value-type="float" office:value="761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c3540/c3540.lp.1.4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803719.0"/>
          <table:table-cell office:value-type="float" office:value="1.0"/>
          <table:table-cell office:value-type="float" office:value="6.0"/>
          <table:table-cell office:value-type="float" office:value="333722.0"/>
          <table:table-cell office:value-type="float" office:value="770263796.0"/>
          <table:table-cell office:value-type="float" office:value="770262864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c3540/c3540.lp.1.5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17984.0"/>
          <table:table-cell office:value-type="float" office:value="1.0"/>
          <table:table-cell office:value-type="float" office:value="12.0"/>
          <table:table-cell office:value-type="float" office:value="471408.0"/>
          <table:table-cell office:value-type="float" office:value="737089251.0"/>
          <table:table-cell office:value-type="float" office:value="737089246.0"/>
          <table:table-cell office:value-type="float" office:value="7619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c3540/c3540.lp.1.6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058196.0"/>
          <table:table-cell office:value-type="float" office:value="1.0"/>
          <table:table-cell office:value-type="float" office:value="12.0"/>
          <table:table-cell office:value-type="float" office:value="643968.0"/>
          <table:table-cell office:value-type="float" office:value="720698989.0"/>
          <table:table-cell office:value-type="float" office:value="720682278.0"/>
          <table:table-cell office:value-type="float" office:value="7617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c3540/c3540.lp.1.7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86030.0"/>
          <table:table-cell office:value-type="float" office:value="1.0"/>
          <table:table-cell office:value-type="float" office:value="11.0"/>
          <table:table-cell office:value-type="float" office:value="553745.0"/>
          <table:table-cell office:value-type="float" office:value="713985064.0"/>
          <table:table-cell office:value-type="float" office:value="713985062.0"/>
          <table:table-cell office:value-type="float" office:value="761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c3540/c3540.lp.1.8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85630.0"/>
          <table:table-cell office:value-type="float" office:value="1.0"/>
          <table:table-cell office:value-type="float" office:value="11.0"/>
          <table:table-cell office:value-type="float" office:value="469356.0"/>
          <table:table-cell office:value-type="float" office:value="690977953.0"/>
          <table:table-cell office:value-type="float" office:value="690977951.0"/>
          <table:table-cell office:value-type="float" office:value="7613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c3540/c3540.lp.10.1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067324.0"/>
          <table:table-cell office:value-type="float" office:value="1.0"/>
          <table:table-cell office:value-type="float" office:value="10.0"/>
          <table:table-cell office:value-type="float" office:value="715790.0"/>
          <table:table-cell office:value-type="float" office:value="659621823.0"/>
          <table:table-cell office:value-type="float" office:value="659612799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c3540/c3540.lp.10.2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972574.0"/>
          <table:table-cell office:value-type="float" office:value="1.0"/>
          <table:table-cell office:value-type="float" office:value="11.0"/>
          <table:table-cell office:value-type="float" office:value="496354.0"/>
          <table:table-cell office:value-type="float" office:value="601216428.0"/>
          <table:table-cell office:value-type="float" office:value="601216338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c3540/c3540.lp.10.3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846180.0"/>
          <table:table-cell office:value-type="float" office:value="1.0"/>
          <table:table-cell office:value-type="float" office:value="8.0"/>
          <table:table-cell office:value-type="float" office:value="426169.0"/>
          <table:table-cell office:value-type="float" office:value="625930830.0"/>
          <table:table-cell office:value-type="float" office:value="625914362.0"/>
          <table:table-cell office:value-type="float" office:value="7615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c3540/c3540.lp.10.4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077008.0"/>
          <table:table-cell office:value-type="float" office:value="1.0"/>
          <table:table-cell office:value-type="float" office:value="12.0"/>
          <table:table-cell office:value-type="float" office:value="613498.0"/>
          <table:table-cell office:value-type="float" office:value="691634213.0"/>
          <table:table-cell office:value-type="float" office:value="691634203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c3540/c3540.lp.10.5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65341.0"/>
          <table:table-cell office:value-type="float" office:value="1.0"/>
          <table:table-cell office:value-type="float" office:value="11.0"/>
          <table:table-cell office:value-type="float" office:value="504440.0"/>
          <table:table-cell office:value-type="float" office:value="621295843.0"/>
          <table:table-cell office:value-type="float" office:value="621295843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c3540/c3540.lp.10.6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875970.0"/>
          <table:table-cell office:value-type="float" office:value="1.0"/>
          <table:table-cell office:value-type="float" office:value="10.0"/>
          <table:table-cell office:value-type="float" office:value="491707.0"/>
          <table:table-cell office:value-type="float" office:value="604592912.0"/>
          <table:table-cell office:value-type="float" office:value="604592912.0"/>
          <table:table-cell office:value-type="float" office:value="7613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c3540/c3540.lp.10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994887.0"/>
          <table:table-cell office:value-type="float" office:value="1.0"/>
          <table:table-cell office:value-type="float" office:value="10.0"/>
          <table:table-cell office:value-type="float" office:value="429294.0"/>
          <table:table-cell office:value-type="float" office:value="665606784.0"/>
          <table:table-cell office:value-type="float" office:value="665606784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c3540/c3540.lp.10.8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877875.0"/>
          <table:table-cell office:value-type="float" office:value="1.0"/>
          <table:table-cell office:value-type="float" office:value="11.0"/>
          <table:table-cell office:value-type="float" office:value="579450.0"/>
          <table:table-cell office:value-type="float" office:value="522424635.0"/>
          <table:table-cell office:value-type="float" office:value="522424631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c3540/c3540.lp.2.1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1075761.0"/>
          <table:table-cell office:value-type="float" office:value="1.0"/>
          <table:table-cell office:value-type="float" office:value="11.0"/>
          <table:table-cell office:value-type="float" office:value="585352.0"/>
          <table:table-cell office:value-type="float" office:value="508018884.0"/>
          <table:table-cell office:value-type="float" office:value="508018884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c3540/c3540.lp.2.2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57507.0"/>
          <table:table-cell office:value-type="float" office:value="1.0"/>
          <table:table-cell office:value-type="float" office:value="11.0"/>
          <table:table-cell office:value-type="float" office:value="583022.0"/>
          <table:table-cell office:value-type="float" office:value="490785293.0"/>
          <table:table-cell office:value-type="float" office:value="490784400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c3540/c3540.lp.2.3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48129.0"/>
          <table:table-cell office:value-type="float" office:value="1.0"/>
          <table:table-cell office:value-type="float" office:value="9.0"/>
          <table:table-cell office:value-type="float" office:value="402955.0"/>
          <table:table-cell office:value-type="float" office:value="487456455.0"/>
          <table:table-cell office:value-type="float" office:value="487456450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c3540/c3540.lp.2.4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029697.0"/>
          <table:table-cell office:value-type="float" office:value="1.0"/>
          <table:table-cell office:value-type="float" office:value="10.0"/>
          <table:table-cell office:value-type="float" office:value="594442.0"/>
          <table:table-cell office:value-type="float" office:value="596380193.0"/>
          <table:table-cell office:value-type="float" office:value="596380183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c3540/c3540.lp.2.5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60452.0"/>
          <table:table-cell office:value-type="float" office:value="1.0"/>
          <table:table-cell office:value-type="float" office:value="7.0"/>
          <table:table-cell office:value-type="float" office:value="358460.0"/>
          <table:table-cell office:value-type="float" office:value="415630097.0"/>
          <table:table-cell office:value-type="float" office:value="415630097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c3540/c3540.lp.2.6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876622.0"/>
          <table:table-cell office:value-type="float" office:value="1.0"/>
          <table:table-cell office:value-type="float" office:value="7.0"/>
          <table:table-cell office:value-type="float" office:value="470639.0"/>
          <table:table-cell office:value-type="float" office:value="512179958.0"/>
          <table:table-cell office:value-type="float" office:value="512179958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c3540/c3540.lp.2.7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59056.0"/>
          <table:table-cell office:value-type="float" office:value="1.0"/>
          <table:table-cell office:value-type="float" office:value="9.0"/>
          <table:table-cell office:value-type="float" office:value="479198.0"/>
          <table:table-cell office:value-type="float" office:value="566124229.0"/>
          <table:table-cell office:value-type="float" office:value="566115233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c3540/c3540.lp.2.8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634031.0"/>
          <table:table-cell office:value-type="float" office:value="1.0"/>
          <table:table-cell office:value-type="float" office:value="4.0"/>
          <table:table-cell office:value-type="float" office:value="270905.0"/>
          <table:table-cell office:value-type="float" office:value="223012622.0"/>
          <table:table-cell office:value-type="float" office:value="223012622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c3540/c3540.lp.3.1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046474.0"/>
          <table:table-cell office:value-type="float" office:value="1.0"/>
          <table:table-cell office:value-type="float" office:value="9.0"/>
          <table:table-cell office:value-type="float" office:value="393965.0"/>
          <table:table-cell office:value-type="float" office:value="588617817.0"/>
          <table:table-cell office:value-type="float" office:value="588617817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c3540/c3540.lp.3.2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909192.0"/>
          <table:table-cell office:value-type="float" office:value="1.0"/>
          <table:table-cell office:value-type="float" office:value="10.0"/>
          <table:table-cell office:value-type="float" office:value="592752.0"/>
          <table:table-cell office:value-type="float" office:value="562480210.0"/>
          <table:table-cell office:value-type="float" office:value="562470696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c3540/c3540.lp.3.3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142803.0"/>
          <table:table-cell office:value-type="float" office:value="1.0"/>
          <table:table-cell office:value-type="float" office:value="10.0"/>
          <table:table-cell office:value-type="float" office:value="470663.0"/>
          <table:table-cell office:value-type="float" office:value="646780149.0"/>
          <table:table-cell office:value-type="float" office:value="646779679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c3540/c3540.lp.3.4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940386.0"/>
          <table:table-cell office:value-type="float" office:value="1.0"/>
          <table:table-cell office:value-type="float" office:value="9.0"/>
          <table:table-cell office:value-type="float" office:value="473621.0"/>
          <table:table-cell office:value-type="float" office:value="554252327.0"/>
          <table:table-cell office:value-type="float" office:value="554252319.0"/>
          <table:table-cell office:value-type="float" office:value="7615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c3540/c3540.lp.3.5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1069020.0"/>
          <table:table-cell office:value-type="float" office:value="1.0"/>
          <table:table-cell office:value-type="float" office:value="13.0"/>
          <table:table-cell office:value-type="float" office:value="552250.0"/>
          <table:table-cell office:value-type="float" office:value="634568247.0"/>
          <table:table-cell office:value-type="float" office:value="634568202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c3540/c3540.lp.3.6</text:p>
          </table:table-cell>
          <table:table-cell office:value-type="float" office:value="600.0"/>
          <table:table-cell office:value-type="float" office:value="600.033"/>
          <table:table-cell office:value-type="float" office:value="600.0"/>
          <table:table-cell office:value-type="float" office:value="803812.0"/>
          <table:table-cell office:value-type="float" office:value="1.0"/>
          <table:table-cell office:value-type="float" office:value="8.0"/>
          <table:table-cell office:value-type="float" office:value="377290.0"/>
          <table:table-cell office:value-type="float" office:value="425752068.0"/>
          <table:table-cell office:value-type="float" office:value="425751933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c3540/c3540.lp.3.7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019185.0"/>
          <table:table-cell office:value-type="float" office:value="1.0"/>
          <table:table-cell office:value-type="float" office:value="10.0"/>
          <table:table-cell office:value-type="float" office:value="478053.0"/>
          <table:table-cell office:value-type="float" office:value="558969900.0"/>
          <table:table-cell office:value-type="float" office:value="558969899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c3540/c3540.lp.3.8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1124386.0"/>
          <table:table-cell office:value-type="float" office:value="1.0"/>
          <table:table-cell office:value-type="float" office:value="6.0"/>
          <table:table-cell office:value-type="float" office:value="368847.0"/>
          <table:table-cell office:value-type="float" office:value="568283483.0"/>
          <table:table-cell office:value-type="float" office:value="568283483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c3540/c3540.lp.4.1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1046384.0"/>
          <table:table-cell office:value-type="float" office:value="1.0"/>
          <table:table-cell office:value-type="float" office:value="13.0"/>
          <table:table-cell office:value-type="float" office:value="720495.0"/>
          <table:table-cell office:value-type="float" office:value="612103817.0"/>
          <table:table-cell office:value-type="float" office:value="611968115.0"/>
          <table:table-cell office:value-type="float" office:value="761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c3540/c3540.lp.4.2</text:p>
          </table:table-cell>
          <table:table-cell office:value-type="float" office:value="600.0"/>
          <table:table-cell office:value-type="float" office:value="600.023"/>
          <table:table-cell office:value-type="float" office:value="599.99"/>
          <table:table-cell office:value-type="float" office:value="1046241.0"/>
          <table:table-cell office:value-type="float" office:value="1.0"/>
          <table:table-cell office:value-type="float" office:value="11.0"/>
          <table:table-cell office:value-type="float" office:value="576111.0"/>
          <table:table-cell office:value-type="float" office:value="570326569.0"/>
          <table:table-cell office:value-type="float" office:value="570326569.0"/>
          <table:table-cell office:value-type="float" office:value="761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c3540/c3540.lp.4.3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1008540.0"/>
          <table:table-cell office:value-type="float" office:value="1.0"/>
          <table:table-cell office:value-type="float" office:value="9.0"/>
          <table:table-cell office:value-type="float" office:value="442614.0"/>
          <table:table-cell office:value-type="float" office:value="497878153.0"/>
          <table:table-cell office:value-type="float" office:value="497874386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c3540/c3540.lp.4.4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076523.0"/>
          <table:table-cell office:value-type="float" office:value="1.0"/>
          <table:table-cell office:value-type="float" office:value="12.0"/>
          <table:table-cell office:value-type="float" office:value="768589.0"/>
          <table:table-cell office:value-type="float" office:value="528026689.0"/>
          <table:table-cell office:value-type="float" office:value="528026163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c3540/c3540.lp.4.5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1156625.0"/>
          <table:table-cell office:value-type="float" office:value="1.0"/>
          <table:table-cell office:value-type="float" office:value="11.0"/>
          <table:table-cell office:value-type="float" office:value="580378.0"/>
          <table:table-cell office:value-type="float" office:value="608097029.0"/>
          <table:table-cell office:value-type="float" office:value="608097027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c3540/c3540.lp.4.6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1170461.0"/>
          <table:table-cell office:value-type="float" office:value="1.0"/>
          <table:table-cell office:value-type="float" office:value="11.0"/>
          <table:table-cell office:value-type="float" office:value="664909.0"/>
          <table:table-cell office:value-type="float" office:value="450844180.0"/>
          <table:table-cell office:value-type="float" office:value="450844005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c3540/c3540.lp.4.7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146261.0"/>
          <table:table-cell office:value-type="float" office:value="1.0"/>
          <table:table-cell office:value-type="float" office:value="11.0"/>
          <table:table-cell office:value-type="float" office:value="677342.0"/>
          <table:table-cell office:value-type="float" office:value="531748497.0"/>
          <table:table-cell office:value-type="float" office:value="531748338.0"/>
          <table:table-cell office:value-type="float" office:value="7607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c3540/c3540.lp.4.8</text:p>
          </table:table-cell>
          <table:table-cell office:value-type="float" office:value="600.0"/>
          <table:table-cell office:value-type="float" office:value="600.022"/>
          <table:table-cell office:value-type="float" office:value="599.99"/>
          <table:table-cell office:value-type="float" office:value="1021855.0"/>
          <table:table-cell office:value-type="float" office:value="1.0"/>
          <table:table-cell office:value-type="float" office:value="11.0"/>
          <table:table-cell office:value-type="float" office:value="569714.0"/>
          <table:table-cell office:value-type="float" office:value="478957706.0"/>
          <table:table-cell office:value-type="float" office:value="478845836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c3540/c3540.lp.5.1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988299.0"/>
          <table:table-cell office:value-type="float" office:value="1.0"/>
          <table:table-cell office:value-type="float" office:value="9.0"/>
          <table:table-cell office:value-type="float" office:value="459231.0"/>
          <table:table-cell office:value-type="float" office:value="608692942.0"/>
          <table:table-cell office:value-type="float" office:value="608599529.0"/>
          <table:table-cell office:value-type="float" office:value="7620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c3540/c3540.lp.5.2</text:p>
          </table:table-cell>
          <table:table-cell office:value-type="float" office:value="600.0"/>
          <table:table-cell office:value-type="float" office:value="600.023"/>
          <table:table-cell office:value-type="float" office:value="599.99"/>
          <table:table-cell office:value-type="float" office:value="1001992.0"/>
          <table:table-cell office:value-type="float" office:value="1.0"/>
          <table:table-cell office:value-type="float" office:value="12.0"/>
          <table:table-cell office:value-type="float" office:value="834824.0"/>
          <table:table-cell office:value-type="float" office:value="618331513.0"/>
          <table:table-cell office:value-type="float" office:value="618331056.0"/>
          <table:table-cell office:value-type="float" office:value="7618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c3540/c3540.lp.5.3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908717.0"/>
          <table:table-cell office:value-type="float" office:value="1.0"/>
          <table:table-cell office:value-type="float" office:value="14.0"/>
          <table:table-cell office:value-type="float" office:value="958649.0"/>
          <table:table-cell office:value-type="float" office:value="519441444.0"/>
          <table:table-cell office:value-type="float" office:value="519438863.0"/>
          <table:table-cell office:value-type="float" office:value="7616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c3540/c3540.lp.5.4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797141.0"/>
          <table:table-cell office:value-type="float" office:value="1.0"/>
          <table:table-cell office:value-type="float" office:value="6.0"/>
          <table:table-cell office:value-type="float" office:value="290673.0"/>
          <table:table-cell office:value-type="float" office:value="469861504.0"/>
          <table:table-cell office:value-type="float" office:value="469829590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c3540/c3540.lp.5.5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1130593.0"/>
          <table:table-cell office:value-type="float" office:value="1.0"/>
          <table:table-cell office:value-type="float" office:value="13.0"/>
          <table:table-cell office:value-type="float" office:value="755745.0"/>
          <table:table-cell office:value-type="float" office:value="601091511.0"/>
          <table:table-cell office:value-type="float" office:value="601091005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c3540/c3540.lp.5.6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1116436.0"/>
          <table:table-cell office:value-type="float" office:value="1.0"/>
          <table:table-cell office:value-type="float" office:value="10.0"/>
          <table:table-cell office:value-type="float" office:value="453897.0"/>
          <table:table-cell office:value-type="float" office:value="662448746.0"/>
          <table:table-cell office:value-type="float" office:value="662448735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c3540/c3540.lp.5.7</text:p>
          </table:table-cell>
          <table:table-cell office:value-type="float" office:value="600.0"/>
          <table:table-cell office:value-type="float" office:value="600.023"/>
          <table:table-cell office:value-type="float" office:value="599.99"/>
          <table:table-cell office:value-type="float" office:value="1225034.0"/>
          <table:table-cell office:value-type="float" office:value="1.0"/>
          <table:table-cell office:value-type="float" office:value="9.0"/>
          <table:table-cell office:value-type="float" office:value="569372.0"/>
          <table:table-cell office:value-type="float" office:value="595906816.0"/>
          <table:table-cell office:value-type="float" office:value="595906613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c3540/c3540.lp.5.8</text:p>
          </table:table-cell>
          <table:table-cell office:value-type="float" office:value="600.0"/>
          <table:table-cell office:value-type="float" office:value="600.027"/>
          <table:table-cell office:value-type="float" office:value="599.99"/>
          <table:table-cell office:value-type="float" office:value="1256456.0"/>
          <table:table-cell office:value-type="float" office:value="1.0"/>
          <table:table-cell office:value-type="float" office:value="7.0"/>
          <table:table-cell office:value-type="float" office:value="402323.0"/>
          <table:table-cell office:value-type="float" office:value="707596550.0"/>
          <table:table-cell office:value-type="float" office:value="707588286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c3540/c3540.lp.6.1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1218614.0"/>
          <table:table-cell office:value-type="float" office:value="1.0"/>
          <table:table-cell office:value-type="float" office:value="11.0"/>
          <table:table-cell office:value-type="float" office:value="605571.0"/>
          <table:table-cell office:value-type="float" office:value="618762291.0"/>
          <table:table-cell office:value-type="float" office:value="618762291.0"/>
          <table:table-cell office:value-type="float" office:value="7611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c3540/c3540.lp.6.2</text:p>
          </table:table-cell>
          <table:table-cell office:value-type="float" office:value="600.0"/>
          <table:table-cell office:value-type="float" office:value="600.018"/>
          <table:table-cell office:value-type="float" office:value="599.99"/>
          <table:table-cell office:value-type="float" office:value="911208.0"/>
          <table:table-cell office:value-type="float" office:value="1.0"/>
          <table:table-cell office:value-type="float" office:value="8.0"/>
          <table:table-cell office:value-type="float" office:value="384297.0"/>
          <table:table-cell office:value-type="float" office:value="560802789.0"/>
          <table:table-cell office:value-type="float" office:value="560790453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c3540/c3540.lp.6.3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047241.0"/>
          <table:table-cell office:value-type="float" office:value="1.0"/>
          <table:table-cell office:value-type="float" office:value="8.0"/>
          <table:table-cell office:value-type="float" office:value="387780.0"/>
          <table:table-cell office:value-type="float" office:value="566701317.0"/>
          <table:table-cell office:value-type="float" office:value="566701315.0"/>
          <table:table-cell office:value-type="float" office:value="7606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c3540/c3540.lp.6.4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1132488.0"/>
          <table:table-cell office:value-type="float" office:value="1.0"/>
          <table:table-cell office:value-type="float" office:value="10.0"/>
          <table:table-cell office:value-type="float" office:value="430199.0"/>
          <table:table-cell office:value-type="float" office:value="687527552.0"/>
          <table:table-cell office:value-type="float" office:value="687527548.0"/>
          <table:table-cell office:value-type="float" office:value="7604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c3540/c3540.lp.6.5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847892.0"/>
          <table:table-cell office:value-type="float" office:value="1.0"/>
          <table:table-cell office:value-type="float" office:value="6.0"/>
          <table:table-cell office:value-type="float" office:value="166427.0"/>
          <table:table-cell office:value-type="float" office:value="506849873.0"/>
          <table:table-cell office:value-type="float" office:value="506849873.0"/>
          <table:table-cell office:value-type="float" office:value="7602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c3540/c3540.lp.6.6</text:p>
          </table:table-cell>
          <table:table-cell office:value-type="float" office:value="600.0"/>
          <table:table-cell office:value-type="float" office:value="600.026"/>
          <table:table-cell office:value-type="float" office:value="599.99"/>
          <table:table-cell office:value-type="float" office:value="1152574.0"/>
          <table:table-cell office:value-type="float" office:value="1.0"/>
          <table:table-cell office:value-type="float" office:value="10.0"/>
          <table:table-cell office:value-type="float" office:value="598809.0"/>
          <table:table-cell office:value-type="float" office:value="633893263.0"/>
          <table:table-cell office:value-type="float" office:value="633890369.0"/>
          <table:table-cell office:value-type="float" office:value="7599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c3540/c3540.lp.6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885769.0"/>
          <table:table-cell office:value-type="float" office:value="1.0"/>
          <table:table-cell office:value-type="float" office:value="9.0"/>
          <table:table-cell office:value-type="float" office:value="338203.0"/>
          <table:table-cell office:value-type="float" office:value="439311894.0"/>
          <table:table-cell office:value-type="float" office:value="439311894.0"/>
          <table:table-cell office:value-type="float" office:value="7601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c3540/c3540.lp.6.8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1068018.0"/>
          <table:table-cell office:value-type="float" office:value="1.0"/>
          <table:table-cell office:value-type="float" office:value="9.0"/>
          <table:table-cell office:value-type="float" office:value="543300.0"/>
          <table:table-cell office:value-type="float" office:value="561711996.0"/>
          <table:table-cell office:value-type="float" office:value="561690080.0"/>
          <table:table-cell office:value-type="float" office:value="7598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c3540/c3540.lp.7.1</text:p>
          </table:table-cell>
          <table:table-cell office:value-type="float" office:value="600.0"/>
          <table:table-cell office:value-type="float" office:value="600.027"/>
          <table:table-cell office:value-type="float" office:value="600.0"/>
          <table:table-cell office:value-type="float" office:value="935174.0"/>
          <table:table-cell office:value-type="float" office:value="1.0"/>
          <table:table-cell office:value-type="float" office:value="12.0"/>
          <table:table-cell office:value-type="float" office:value="529796.0"/>
          <table:table-cell office:value-type="float" office:value="657913706.0"/>
          <table:table-cell office:value-type="float" office:value="657913706.0"/>
          <table:table-cell office:value-type="float" office:value="7613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c3540/c3540.lp.7.2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01178.0"/>
          <table:table-cell office:value-type="float" office:value="1.0"/>
          <table:table-cell office:value-type="float" office:value="13.0"/>
          <table:table-cell office:value-type="float" office:value="828697.0"/>
          <table:table-cell office:value-type="float" office:value="560064374.0"/>
          <table:table-cell office:value-type="float" office:value="560064365.0"/>
          <table:table-cell office:value-type="float" office:value="7611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c3540/c3540.lp.7.3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943010.0"/>
          <table:table-cell office:value-type="float" office:value="1.0"/>
          <table:table-cell office:value-type="float" office:value="9.0"/>
          <table:table-cell office:value-type="float" office:value="418408.0"/>
          <table:table-cell office:value-type="float" office:value="588378579.0"/>
          <table:table-cell office:value-type="float" office:value="588378579.0"/>
          <table:table-cell office:value-type="float" office:value="760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c3540/c3540.lp.7.4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864615.0"/>
          <table:table-cell office:value-type="float" office:value="1.0"/>
          <table:table-cell office:value-type="float" office:value="6.0"/>
          <table:table-cell office:value-type="float" office:value="298093.0"/>
          <table:table-cell office:value-type="float" office:value="641949846.0"/>
          <table:table-cell office:value-type="float" office:value="641949846.0"/>
          <table:table-cell office:value-type="float" office:value="7606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c3540/c3540.lp.7.5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931714.0"/>
          <table:table-cell office:value-type="float" office:value="1.0"/>
          <table:table-cell office:value-type="float" office:value="9.0"/>
          <table:table-cell office:value-type="float" office:value="452637.0"/>
          <table:table-cell office:value-type="float" office:value="713615371.0"/>
          <table:table-cell office:value-type="float" office:value="713615366.0"/>
          <table:table-cell office:value-type="float" office:value="7604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c3540/c3540.lp.7.6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1110686.0"/>
          <table:table-cell office:value-type="float" office:value="1.0"/>
          <table:table-cell office:value-type="float" office:value="11.0"/>
          <table:table-cell office:value-type="float" office:value="382196.0"/>
          <table:table-cell office:value-type="float" office:value="765734893.0"/>
          <table:table-cell office:value-type="float" office:value="765734887.0"/>
          <table:table-cell office:value-type="float" office:value="760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c3540/c3540.lp.7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996910.0"/>
          <table:table-cell office:value-type="float" office:value="1.0"/>
          <table:table-cell office:value-type="float" office:value="10.0"/>
          <table:table-cell office:value-type="float" office:value="469067.0"/>
          <table:table-cell office:value-type="float" office:value="628271531.0"/>
          <table:table-cell office:value-type="float" office:value="628271531.0"/>
          <table:table-cell office:value-type="float" office:value="760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c3540/c3540.lp.7.8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17945.0"/>
          <table:table-cell office:value-type="float" office:value="1.0"/>
          <table:table-cell office:value-type="float" office:value="8.0"/>
          <table:table-cell office:value-type="float" office:value="341168.0"/>
          <table:table-cell office:value-type="float" office:value="625502373.0"/>
          <table:table-cell office:value-type="float" office:value="625483777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c3540/c3540.lp.8.1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987054.0"/>
          <table:table-cell office:value-type="float" office:value="1.0"/>
          <table:table-cell office:value-type="float" office:value="11.0"/>
          <table:table-cell office:value-type="float" office:value="670057.0"/>
          <table:table-cell office:value-type="float" office:value="714762379.0"/>
          <table:table-cell office:value-type="float" office:value="714762215.0"/>
          <table:table-cell office:value-type="float" office:value="7600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c3540/c3540.lp.8.2</text:p>
          </table:table-cell>
          <table:table-cell office:value-type="float" office:value="600.0"/>
          <table:table-cell office:value-type="float" office:value="600.022"/>
          <table:table-cell office:value-type="float" office:value="599.99"/>
          <table:table-cell office:value-type="float" office:value="855375.0"/>
          <table:table-cell office:value-type="float" office:value="1.0"/>
          <table:table-cell office:value-type="float" office:value="11.0"/>
          <table:table-cell office:value-type="float" office:value="636331.0"/>
          <table:table-cell office:value-type="float" office:value="543002465.0"/>
          <table:table-cell office:value-type="float" office:value="543002464.0"/>
          <table:table-cell office:value-type="float" office:value="7598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c3540/c3540.lp.8.3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951136.0"/>
          <table:table-cell office:value-type="float" office:value="1.0"/>
          <table:table-cell office:value-type="float" office:value="7.0"/>
          <table:table-cell office:value-type="float" office:value="380190.0"/>
          <table:table-cell office:value-type="float" office:value="639179152.0"/>
          <table:table-cell office:value-type="float" office:value="639178583.0"/>
          <table:table-cell office:value-type="float" office:value="7600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c3540/c3540.lp.8.4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978286.0"/>
          <table:table-cell office:value-type="float" office:value="1.0"/>
          <table:table-cell office:value-type="float" office:value="9.0"/>
          <table:table-cell office:value-type="float" office:value="448699.0"/>
          <table:table-cell office:value-type="float" office:value="686180507.0"/>
          <table:table-cell office:value-type="float" office:value="686180506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c3540/c3540.lp.8.5</text:p>
          </table:table-cell>
          <table:table-cell office:value-type="float" office:value="600.0"/>
          <table:table-cell office:value-type="float" office:value="600.02"/>
          <table:table-cell office:value-type="float" office:value="599.99"/>
          <table:table-cell office:value-type="float" office:value="1090965.0"/>
          <table:table-cell office:value-type="float" office:value="1.0"/>
          <table:table-cell office:value-type="float" office:value="11.0"/>
          <table:table-cell office:value-type="float" office:value="625394.0"/>
          <table:table-cell office:value-type="float" office:value="583090823.0"/>
          <table:table-cell office:value-type="float" office:value="583071687.0"/>
          <table:table-cell office:value-type="float" office:value="760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c3540/c3540.lp.8.6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1082388.0"/>
          <table:table-cell office:value-type="float" office:value="1.0"/>
          <table:table-cell office:value-type="float" office:value="10.0"/>
          <table:table-cell office:value-type="float" office:value="665653.0"/>
          <table:table-cell office:value-type="float" office:value="662985111.0"/>
          <table:table-cell office:value-type="float" office:value="662971059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c3540/c3540.lp.8.7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1135341.0"/>
          <table:table-cell office:value-type="float" office:value="1.0"/>
          <table:table-cell office:value-type="float" office:value="11.0"/>
          <table:table-cell office:value-type="float" office:value="566579.0"/>
          <table:table-cell office:value-type="float" office:value="673650414.0"/>
          <table:table-cell office:value-type="float" office:value="673631128.0"/>
          <table:table-cell office:value-type="float" office:value="7604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c3540/c3540.lp.8.8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943395.0"/>
          <table:table-cell office:value-type="float" office:value="1.0"/>
          <table:table-cell office:value-type="float" office:value="7.0"/>
          <table:table-cell office:value-type="float" office:value="395204.0"/>
          <table:table-cell office:value-type="float" office:value="611671163.0"/>
          <table:table-cell office:value-type="float" office:value="611671163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c3540/c3540.lp.9.1</text:p>
          </table:table-cell>
          <table:table-cell office:value-type="float" office:value="600.0"/>
          <table:table-cell office:value-type="float" office:value="600.027"/>
          <table:table-cell office:value-type="float" office:value="600.0"/>
          <table:table-cell office:value-type="float" office:value="954870.0"/>
          <table:table-cell office:value-type="float" office:value="1.0"/>
          <table:table-cell office:value-type="float" office:value="11.0"/>
          <table:table-cell office:value-type="float" office:value="450678.0"/>
          <table:table-cell office:value-type="float" office:value="724162722.0"/>
          <table:table-cell office:value-type="float" office:value="724157359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c3540/c3540.lp.9.2</text:p>
          </table:table-cell>
          <table:table-cell office:value-type="float" office:value="600.0"/>
          <table:table-cell office:value-type="float" office:value="600.023"/>
          <table:table-cell office:value-type="float" office:value="599.99"/>
          <table:table-cell office:value-type="float" office:value="924526.0"/>
          <table:table-cell office:value-type="float" office:value="1.0"/>
          <table:table-cell office:value-type="float" office:value="9.0"/>
          <table:table-cell office:value-type="float" office:value="471301.0"/>
          <table:table-cell office:value-type="float" office:value="618991320.0"/>
          <table:table-cell office:value-type="float" office:value="618991281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c3540/c3540.lp.9.3</text:p>
          </table:table-cell>
          <table:table-cell office:value-type="float" office:value="600.0"/>
          <table:table-cell office:value-type="float" office:value="600.027"/>
          <table:table-cell office:value-type="float" office:value="599.99"/>
          <table:table-cell office:value-type="float" office:value="1056892.0"/>
          <table:table-cell office:value-type="float" office:value="1.0"/>
          <table:table-cell office:value-type="float" office:value="5.0"/>
          <table:table-cell office:value-type="float" office:value="307560.0"/>
          <table:table-cell office:value-type="float" office:value="709060974.0"/>
          <table:table-cell office:value-type="float" office:value="709052803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c3540/c3540.lp.9.4</text:p>
          </table:table-cell>
          <table:table-cell office:value-type="float" office:value="600.0"/>
          <table:table-cell office:value-type="float" office:value="600.019"/>
          <table:table-cell office:value-type="float" office:value="599.99"/>
          <table:table-cell office:value-type="float" office:value="899210.0"/>
          <table:table-cell office:value-type="float" office:value="1.0"/>
          <table:table-cell office:value-type="float" office:value="8.0"/>
          <table:table-cell office:value-type="float" office:value="291853.0"/>
          <table:table-cell office:value-type="float" office:value="664667318.0"/>
          <table:table-cell office:value-type="float" office:value="664667317.0"/>
          <table:table-cell office:value-type="float" office:value="7608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c3540/c3540.lp.9.5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1029922.0"/>
          <table:table-cell office:value-type="float" office:value="1.0"/>
          <table:table-cell office:value-type="float" office:value="9.0"/>
          <table:table-cell office:value-type="float" office:value="384383.0"/>
          <table:table-cell office:value-type="float" office:value="701645264.0"/>
          <table:table-cell office:value-type="float" office:value="701645264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c3540/c3540.lp.9.6</text:p>
          </table:table-cell>
          <table:table-cell office:value-type="float" office:value="600.0"/>
          <table:table-cell office:value-type="float" office:value="600.021"/>
          <table:table-cell office:value-type="float" office:value="599.99"/>
          <table:table-cell office:value-type="float" office:value="988630.0"/>
          <table:table-cell office:value-type="float" office:value="1.0"/>
          <table:table-cell office:value-type="float" office:value="7.0"/>
          <table:table-cell office:value-type="float" office:value="480347.0"/>
          <table:table-cell office:value-type="float" office:value="611520158.0"/>
          <table:table-cell office:value-type="float" office:value="611520158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c3540/c3540.lp.9.7</text:p>
          </table:table-cell>
          <table:table-cell office:value-type="float" office:value="600.0"/>
          <table:table-cell office:value-type="float" office:value="600.028"/>
          <table:table-cell office:value-type="float" office:value="599.99"/>
          <table:table-cell office:value-type="float" office:value="912384.0"/>
          <table:table-cell office:value-type="float" office:value="1.0"/>
          <table:table-cell office:value-type="float" office:value="7.0"/>
          <table:table-cell office:value-type="float" office:value="235046.0"/>
          <table:table-cell office:value-type="float" office:value="641982254.0"/>
          <table:table-cell office:value-type="float" office:value="641982254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c3540/c3540.lp.9.8</text:p>
          </table:table-cell>
          <table:table-cell office:value-type="float" office:value="600.0"/>
          <table:table-cell office:value-type="float" office:value="600.027"/>
          <table:table-cell office:value-type="float" office:value="599.99"/>
          <table:table-cell office:value-type="float" office:value="619939.0"/>
          <table:table-cell office:value-type="float" office:value="1.0"/>
          <table:table-cell office:value-type="float" office:value="3.0"/>
          <table:table-cell office:value-type="float" office:value="97865.0"/>
          <table:table-cell office:value-type="float" office:value="507184469.0"/>
          <table:table-cell office:value-type="float" office:value="507184469.0"/>
          <table:table-cell office:value-type="float" office:value="7604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c432/c432.lp.1.1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330626.0"/>
          <table:table-cell office:value-type="float" office:value="1.0"/>
          <table:table-cell office:value-type="float" office:value="16.0"/>
          <table:table-cell office:value-type="float" office:value="1594775.0"/>
          <table:table-cell office:value-type="float" office:value="31043752.0"/>
          <table:table-cell office:value-type="float" office:value="31043710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c432/c432.lp.1.2</text:p>
          </table:table-cell>
          <table:table-cell office:value-type="float" office:value="105.053"/>
          <table:table-cell office:value-type="float" office:value="105.031"/>
          <table:table-cell office:value-type="float" office:value="105.03"/>
          <table:table-cell office:value-type="float" office:value="206222.0"/>
          <table:table-cell office:value-type="float" office:value="0.0"/>
          <table:table-cell office:value-type="float" office:value="13.0"/>
          <table:table-cell office:value-type="float" office:value="489557.0"/>
          <table:table-cell office:value-type="float" office:value="18186567.0"/>
          <table:table-cell office:value-type="float" office:value="18186564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c432/c432.lp.1.3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390990.0"/>
          <table:table-cell office:value-type="float" office:value="1.0"/>
          <table:table-cell office:value-type="float" office:value="14.0"/>
          <table:table-cell office:value-type="float" office:value="1525023.0"/>
          <table:table-cell office:value-type="float" office:value="37142618.0"/>
          <table:table-cell office:value-type="float" office:value="37142612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c432/c432.lp.1.4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625952.0"/>
          <table:table-cell office:value-type="float" office:value="1.0"/>
          <table:table-cell office:value-type="float" office:value="14.0"/>
          <table:table-cell office:value-type="float" office:value="838041.0"/>
          <table:table-cell office:value-type="float" office:value="57024146.0"/>
          <table:table-cell office:value-type="float" office:value="57024135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c432/c432.lp.1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23800.0"/>
          <table:table-cell office:value-type="float" office:value="1.0"/>
          <table:table-cell office:value-type="float" office:value="14.0"/>
          <table:table-cell office:value-type="float" office:value="867417.0"/>
          <table:table-cell office:value-type="float" office:value="57397893.0"/>
          <table:table-cell office:value-type="float" office:value="57397873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c432/c432.lp.1.6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635573.0"/>
          <table:table-cell office:value-type="float" office:value="1.0"/>
          <table:table-cell office:value-type="float" office:value="15.0"/>
          <table:table-cell office:value-type="float" office:value="980464.0"/>
          <table:table-cell office:value-type="float" office:value="65863675.0"/>
          <table:table-cell office:value-type="float" office:value="65863635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c432/c432.lp.1.7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754496.0"/>
          <table:table-cell office:value-type="float" office:value="1.0"/>
          <table:table-cell office:value-type="float" office:value="9.0"/>
          <table:table-cell office:value-type="float" office:value="555939.0"/>
          <table:table-cell office:value-type="float" office:value="73414560.0"/>
          <table:table-cell office:value-type="float" office:value="73414507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c432/c432.lp.10.1</text:p>
          </table:table-cell>
          <table:table-cell office:value-type="float" office:value="199.769"/>
          <table:table-cell office:value-type="float" office:value="199.736"/>
          <table:table-cell office:value-type="float" office:value="199.73"/>
          <table:table-cell office:value-type="float" office:value="301259.0"/>
          <table:table-cell office:value-type="float" office:value="0.0"/>
          <table:table-cell office:value-type="float" office:value="13.0"/>
          <table:table-cell office:value-type="float" office:value="568206.0"/>
          <table:table-cell office:value-type="float" office:value="32463609.0"/>
          <table:table-cell office:value-type="float" office:value="32463578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c432/c432.lp.10.2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687253.0"/>
          <table:table-cell office:value-type="float" office:value="1.0"/>
          <table:table-cell office:value-type="float" office:value="12.0"/>
          <table:table-cell office:value-type="float" office:value="543490.0"/>
          <table:table-cell office:value-type="float" office:value="62721381.0"/>
          <table:table-cell office:value-type="float" office:value="62721377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c432/c432.lp.10.3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554889.0"/>
          <table:table-cell office:value-type="float" office:value="1.0"/>
          <table:table-cell office:value-type="float" office:value="13.0"/>
          <table:table-cell office:value-type="float" office:value="838163.0"/>
          <table:table-cell office:value-type="float" office:value="38225733.0"/>
          <table:table-cell office:value-type="float" office:value="38225733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c432/c432.lp.10.4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660705.0"/>
          <table:table-cell office:value-type="float" office:value="1.0"/>
          <table:table-cell office:value-type="float" office:value="13.0"/>
          <table:table-cell office:value-type="float" office:value="661883.0"/>
          <table:table-cell office:value-type="float" office:value="63509799.0"/>
          <table:table-cell office:value-type="float" office:value="63509757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c432/c432.lp.10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35606.0"/>
          <table:table-cell office:value-type="float" office:value="1.0"/>
          <table:table-cell office:value-type="float" office:value="14.0"/>
          <table:table-cell office:value-type="float" office:value="937134.0"/>
          <table:table-cell office:value-type="float" office:value="58447791.0"/>
          <table:table-cell office:value-type="float" office:value="58447607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c432/c432.lp.10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565113.0"/>
          <table:table-cell office:value-type="float" office:value="1.0"/>
          <table:table-cell office:value-type="float" office:value="15.0"/>
          <table:table-cell office:value-type="float" office:value="1139366.0"/>
          <table:table-cell office:value-type="float" office:value="45643141.0"/>
          <table:table-cell office:value-type="float" office:value="45643092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c432/c432.lp.10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62807.0"/>
          <table:table-cell office:value-type="float" office:value="1.0"/>
          <table:table-cell office:value-type="float" office:value="12.0"/>
          <table:table-cell office:value-type="float" office:value="731228.0"/>
          <table:table-cell office:value-type="float" office:value="57174431.0"/>
          <table:table-cell office:value-type="float" office:value="57174425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c432/c432.lp.2.1</text:p>
          </table:table-cell>
          <table:table-cell office:value-type="float" office:value="91.1516"/>
          <table:table-cell office:value-type="float" office:value="91.142"/>
          <table:table-cell office:value-type="float" office:value="91.14"/>
          <table:table-cell office:value-type="float" office:value="44253.0"/>
          <table:table-cell office:value-type="float" office:value="0.0"/>
          <table:table-cell office:value-type="float" office:value="18.0"/>
          <table:table-cell office:value-type="float" office:value="2285260.0"/>
          <table:table-cell office:value-type="float" office:value="9908706.0"/>
          <table:table-cell office:value-type="float" office:value="9908704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c432/c432.lp.2.2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121958.0"/>
          <table:table-cell office:value-type="float" office:value="1.0"/>
          <table:table-cell office:value-type="float" office:value="21.0"/>
          <table:table-cell office:value-type="float" office:value="8759711.0"/>
          <table:table-cell office:value-type="float" office:value="31058777.0"/>
          <table:table-cell office:value-type="float" office:value="31058767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c432/c432.lp.2.3</text:p>
          </table:table-cell>
          <table:table-cell office:value-type="float" office:value="600.0"/>
          <table:table-cell office:value-type="float" office:value="600.018"/>
          <table:table-cell office:value-type="float" office:value="600.01"/>
          <table:table-cell office:value-type="float" office:value="112943.0"/>
          <table:table-cell office:value-type="float" office:value="1.0"/>
          <table:table-cell office:value-type="float" office:value="20.0"/>
          <table:table-cell office:value-type="float" office:value="10121876.0"/>
          <table:table-cell office:value-type="float" office:value="34125557.0"/>
          <table:table-cell office:value-type="float" office:value="34125556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c432/c432.lp.2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137450.0"/>
          <table:table-cell office:value-type="float" office:value="1.0"/>
          <table:table-cell office:value-type="float" office:value="20.0"/>
          <table:table-cell office:value-type="float" office:value="9332496.0"/>
          <table:table-cell office:value-type="float" office:value="34012800.0"/>
          <table:table-cell office:value-type="float" office:value="34012798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c432/c432.lp.2.5</text:p>
          </table:table-cell>
          <table:table-cell office:value-type="float" office:value="2.40395"/>
          <table:table-cell office:value-type="float" office:value="2.397"/>
          <table:table-cell office:value-type="float" office:value="2.39"/>
          <table:table-cell office:value-type="float" office:value="15901.0"/>
          <table:table-cell office:value-type="float" office:value="0.0"/>
          <table:table-cell office:value-type="float" office:value="10.0"/>
          <table:table-cell office:value-type="float" office:value="72625.0"/>
          <table:table-cell office:value-type="float" office:value="1814431.0"/>
          <table:table-cell office:value-type="float" office:value="181443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c432/c432.lp.2.6</text:p>
          </table:table-cell>
          <table:table-cell office:value-type="float" office:value="0.302649"/>
          <table:table-cell office:value-type="float" office:value="0.297"/>
          <table:table-cell office:value-type="float" office:value="0.29"/>
          <table:table-cell office:value-type="float" office:value="4841.0"/>
          <table:table-cell office:value-type="float" office:value="0.0"/>
          <table:table-cell office:value-type="float" office:value="3.0"/>
          <table:table-cell office:value-type="float" office:value="4185.0"/>
          <table:table-cell office:value-type="float" office:value="453368.0"/>
          <table:table-cell office:value-type="float" office:value="453368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c432/c432.lp.2.7</text:p>
          </table:table-cell>
          <table:table-cell office:value-type="float" office:value="2.63088"/>
          <table:table-cell office:value-type="float" office:value="2.623"/>
          <table:table-cell office:value-type="float" office:value="2.62"/>
          <table:table-cell office:value-type="float" office:value="20763.0"/>
          <table:table-cell office:value-type="float" office:value="0.0"/>
          <table:table-cell office:value-type="float" office:value="8.0"/>
          <table:table-cell office:value-type="float" office:value="60274.0"/>
          <table:table-cell office:value-type="float" office:value="2236600.0"/>
          <table:table-cell office:value-type="float" office:value="2236600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c432/c432.lp.3.1</text:p>
          </table:table-cell>
          <table:table-cell office:value-type="float" office:value="1.59974"/>
          <table:table-cell office:value-type="float" office:value="1.593"/>
          <table:table-cell office:value-type="float" office:value="1.59"/>
          <table:table-cell office:value-type="float" office:value="20366.0"/>
          <table:table-cell office:value-type="float" office:value="0.0"/>
          <table:table-cell office:value-type="float" office:value="7.0"/>
          <table:table-cell office:value-type="float" office:value="16529.0"/>
          <table:table-cell office:value-type="float" office:value="2015088.0"/>
          <table:table-cell office:value-type="float" office:value="2015088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c432/c432.lp.3.2</text:p>
          </table:table-cell>
          <table:table-cell office:value-type="float" office:value="51.1143"/>
          <table:table-cell office:value-type="float" office:value="51.099"/>
          <table:table-cell office:value-type="float" office:value="51.1"/>
          <table:table-cell office:value-type="float" office:value="166263.0"/>
          <table:table-cell office:value-type="float" office:value="0.0"/>
          <table:table-cell office:value-type="float" office:value="12.0"/>
          <table:table-cell office:value-type="float" office:value="328951.0"/>
          <table:table-cell office:value-type="float" office:value="15688570.0"/>
          <table:table-cell office:value-type="float" office:value="15688455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c432/c432.lp.3.3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66059.0"/>
          <table:table-cell office:value-type="float" office:value="1.0"/>
          <table:table-cell office:value-type="float" office:value="13.0"/>
          <table:table-cell office:value-type="float" office:value="552982.0"/>
          <table:table-cell office:value-type="float" office:value="71489524.0"/>
          <table:table-cell office:value-type="float" office:value="71489449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c432/c432.lp.3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33104.0"/>
          <table:table-cell office:value-type="float" office:value="1.0"/>
          <table:table-cell office:value-type="float" office:value="13.0"/>
          <table:table-cell office:value-type="float" office:value="914540.0"/>
          <table:table-cell office:value-type="float" office:value="79442025.0"/>
          <table:table-cell office:value-type="float" office:value="79442017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c432/c432.lp.3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48083.0"/>
          <table:table-cell office:value-type="float" office:value="1.0"/>
          <table:table-cell office:value-type="float" office:value="13.0"/>
          <table:table-cell office:value-type="float" office:value="665815.0"/>
          <table:table-cell office:value-type="float" office:value="65635552.0"/>
          <table:table-cell office:value-type="float" office:value="65635519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c432/c432.lp.3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85867.0"/>
          <table:table-cell office:value-type="float" office:value="1.0"/>
          <table:table-cell office:value-type="float" office:value="13.0"/>
          <table:table-cell office:value-type="float" office:value="839404.0"/>
          <table:table-cell office:value-type="float" office:value="63701212.0"/>
          <table:table-cell office:value-type="float" office:value="63701195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c432/c432.lp.3.7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705826.0"/>
          <table:table-cell office:value-type="float" office:value="1.0"/>
          <table:table-cell office:value-type="float" office:value="11.0"/>
          <table:table-cell office:value-type="float" office:value="488103.0"/>
          <table:table-cell office:value-type="float" office:value="54614164.0"/>
          <table:table-cell office:value-type="float" office:value="54614152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c432/c432.lp.4.1</text:p>
          </table:table-cell>
          <table:table-cell office:value-type="float" office:value="0.171896"/>
          <table:table-cell office:value-type="float" office:value="0.165"/>
          <table:table-cell office:value-type="float" office:value="0.16"/>
          <table:table-cell office:value-type="float" office:value="2119.0"/>
          <table:table-cell office:value-type="float" office:value="0.0"/>
          <table:table-cell office:value-type="float" office:value="1.0"/>
          <table:table-cell office:value-type="float" office:value="3181.0"/>
          <table:table-cell office:value-type="float" office:value="209765.0"/>
          <table:table-cell office:value-type="float" office:value="209760.0"/>
          <table:table-cell office:value-type="float" office:value="732.0"/>
          <table:table-cell office:value-type="float" office:value="417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c432/c432.lp.4.2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206200.0"/>
          <table:table-cell office:value-type="float" office:value="1.0"/>
          <table:table-cell office:value-type="float" office:value="17.0"/>
          <table:table-cell office:value-type="float" office:value="4378392.0"/>
          <table:table-cell office:value-type="float" office:value="22367363.0"/>
          <table:table-cell office:value-type="float" office:value="22367354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c432/c432.lp.4.3</text:p>
          </table:table-cell>
          <table:table-cell office:value-type="float" office:value="600.0"/>
          <table:table-cell office:value-type="float" office:value="600.014"/>
          <table:table-cell office:value-type="float" office:value="600.01"/>
          <table:table-cell office:value-type="float" office:value="331625.0"/>
          <table:table-cell office:value-type="float" office:value="1.0"/>
          <table:table-cell office:value-type="float" office:value="17.0"/>
          <table:table-cell office:value-type="float" office:value="3605234.0"/>
          <table:table-cell office:value-type="float" office:value="31319088.0"/>
          <table:table-cell office:value-type="float" office:value="31319073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c432/c432.lp.4.4</text:p>
          </table:table-cell>
          <table:table-cell office:value-type="float" office:value="600.0"/>
          <table:table-cell office:value-type="float" office:value="600.008"/>
          <table:table-cell office:value-type="float" office:value="600.0"/>
          <table:table-cell office:value-type="float" office:value="486917.0"/>
          <table:table-cell office:value-type="float" office:value="1.0"/>
          <table:table-cell office:value-type="float" office:value="17.0"/>
          <table:table-cell office:value-type="float" office:value="1972584.0"/>
          <table:table-cell office:value-type="float" office:value="47688141.0"/>
          <table:table-cell office:value-type="float" office:value="47688120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c432/c432.lp.4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46953.0"/>
          <table:table-cell office:value-type="float" office:value="1.0"/>
          <table:table-cell office:value-type="float" office:value="13.0"/>
          <table:table-cell office:value-type="float" office:value="612760.0"/>
          <table:table-cell office:value-type="float" office:value="56842142.0"/>
          <table:table-cell office:value-type="float" office:value="56842076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c432/c432.lp.4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65985.0"/>
          <table:table-cell office:value-type="float" office:value="1.0"/>
          <table:table-cell office:value-type="float" office:value="11.0"/>
          <table:table-cell office:value-type="float" office:value="543068.0"/>
          <table:table-cell office:value-type="float" office:value="43355367.0"/>
          <table:table-cell office:value-type="float" office:value="43355365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c432/c432.lp.4.7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732462.0"/>
          <table:table-cell office:value-type="float" office:value="1.0"/>
          <table:table-cell office:value-type="float" office:value="12.0"/>
          <table:table-cell office:value-type="float" office:value="637877.0"/>
          <table:table-cell office:value-type="float" office:value="50240259.0"/>
          <table:table-cell office:value-type="float" office:value="5024024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c432/c432.lp.5.1</text:p>
          </table:table-cell>
          <table:table-cell office:value-type="float" office:value="29.5176"/>
          <table:table-cell office:value-type="float" office:value="29.507"/>
          <table:table-cell office:value-type="float" office:value="29.5"/>
          <table:table-cell office:value-type="float" office:value="73609.0"/>
          <table:table-cell office:value-type="float" office:value="0.0"/>
          <table:table-cell office:value-type="float" office:value="17.0"/>
          <table:table-cell office:value-type="float" office:value="464562.0"/>
          <table:table-cell office:value-type="float" office:value="7783611.0"/>
          <table:table-cell office:value-type="float" office:value="7783601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c432/c432.lp.5.2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909470.0"/>
          <table:table-cell office:value-type="float" office:value="1.0"/>
          <table:table-cell office:value-type="float" office:value="13.0"/>
          <table:table-cell office:value-type="float" office:value="829085.0"/>
          <table:table-cell office:value-type="float" office:value="68185448.0"/>
          <table:table-cell office:value-type="float" office:value="68185400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c432/c432.lp.5.3</text:p>
          </table:table-cell>
          <table:table-cell office:value-type="float" office:value="0.04957"/>
          <table:table-cell office:value-type="float" office:value="0.044"/>
          <table:table-cell office:value-type="float" office:value="0.04"/>
          <table:table-cell office:value-type="float" office:value="592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76458.0"/>
          <table:table-cell office:value-type="float" office:value="76458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c432/c432.lp.5.4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606627.0"/>
          <table:table-cell office:value-type="float" office:value="1.0"/>
          <table:table-cell office:value-type="float" office:value="9.0"/>
          <table:table-cell office:value-type="float" office:value="454998.0"/>
          <table:table-cell office:value-type="float" office:value="61833078.0"/>
          <table:table-cell office:value-type="float" office:value="61833078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c432/c432.lp.5.5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783350.0"/>
          <table:table-cell office:value-type="float" office:value="1.0"/>
          <table:table-cell office:value-type="float" office:value="13.0"/>
          <table:table-cell office:value-type="float" office:value="623337.0"/>
          <table:table-cell office:value-type="float" office:value="57850407.0"/>
          <table:table-cell office:value-type="float" office:value="57850407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c432/c432.lp.5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34429.0"/>
          <table:table-cell office:value-type="float" office:value="1.0"/>
          <table:table-cell office:value-type="float" office:value="15.0"/>
          <table:table-cell office:value-type="float" office:value="1006536.0"/>
          <table:table-cell office:value-type="float" office:value="52882888.0"/>
          <table:table-cell office:value-type="float" office:value="52882882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c432/c432.lp.5.7</text:p>
          </table:table-cell>
          <table:table-cell office:value-type="float" office:value="600.0"/>
          <table:table-cell office:value-type="float" office:value="600.018"/>
          <table:table-cell office:value-type="float" office:value="600.01"/>
          <table:table-cell office:value-type="float" office:value="624408.0"/>
          <table:table-cell office:value-type="float" office:value="1.0"/>
          <table:table-cell office:value-type="float" office:value="6.0"/>
          <table:table-cell office:value-type="float" office:value="325100.0"/>
          <table:table-cell office:value-type="float" office:value="34687138.0"/>
          <table:table-cell office:value-type="float" office:value="34687134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c432/c432.lp.6.1</text:p>
          </table:table-cell>
          <table:table-cell office:value-type="float" office:value="82.9888"/>
          <table:table-cell office:value-type="float" office:value="82.978"/>
          <table:table-cell office:value-type="float" office:value="82.97"/>
          <table:table-cell office:value-type="float" office:value="74285.0"/>
          <table:table-cell office:value-type="float" office:value="0.0"/>
          <table:table-cell office:value-type="float" office:value="15.0"/>
          <table:table-cell office:value-type="float" office:value="1622065.0"/>
          <table:table-cell office:value-type="float" office:value="10263634.0"/>
          <table:table-cell office:value-type="float" office:value="10263634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c432/c432.lp.6.2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251763.0"/>
          <table:table-cell office:value-type="float" office:value="1.0"/>
          <table:table-cell office:value-type="float" office:value="18.0"/>
          <table:table-cell office:value-type="float" office:value="3979344.0"/>
          <table:table-cell office:value-type="float" office:value="25898416.0"/>
          <table:table-cell office:value-type="float" office:value="25898412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c432/c432.lp.6.3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300110.0"/>
          <table:table-cell office:value-type="float" office:value="1.0"/>
          <table:table-cell office:value-type="float" office:value="18.0"/>
          <table:table-cell office:value-type="float" office:value="3984598.0"/>
          <table:table-cell office:value-type="float" office:value="29584581.0"/>
          <table:table-cell office:value-type="float" office:value="29584567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c432/c432.lp.6.4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734827.0"/>
          <table:table-cell office:value-type="float" office:value="1.0"/>
          <table:table-cell office:value-type="float" office:value="14.0"/>
          <table:table-cell office:value-type="float" office:value="737604.0"/>
          <table:table-cell office:value-type="float" office:value="42801588.0"/>
          <table:table-cell office:value-type="float" office:value="42800836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c432/c432.lp.6.5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736807.0"/>
          <table:table-cell office:value-type="float" office:value="1.0"/>
          <table:table-cell office:value-type="float" office:value="10.0"/>
          <table:table-cell office:value-type="float" office:value="390881.0"/>
          <table:table-cell office:value-type="float" office:value="54106254.0"/>
          <table:table-cell office:value-type="float" office:value="54100733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c432/c432.lp.6.6</text:p>
          </table:table-cell>
          <table:table-cell office:value-type="float" office:value="600.0"/>
          <table:table-cell office:value-type="float" office:value="600.018"/>
          <table:table-cell office:value-type="float" office:value="600.02"/>
          <table:table-cell office:value-type="float" office:value="1060897.0"/>
          <table:table-cell office:value-type="float" office:value="1.0"/>
          <table:table-cell office:value-type="float" office:value="9.0"/>
          <table:table-cell office:value-type="float" office:value="432160.0"/>
          <table:table-cell office:value-type="float" office:value="70361869.0"/>
          <table:table-cell office:value-type="float" office:value="70361868.0"/>
          <table:table-cell office:value-type="float" office:value="746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c432/c432.lp.6.7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620416.0"/>
          <table:table-cell office:value-type="float" office:value="1.0"/>
          <table:table-cell office:value-type="float" office:value="14.0"/>
          <table:table-cell office:value-type="float" office:value="1077632.0"/>
          <table:table-cell office:value-type="float" office:value="36378676.0"/>
          <table:table-cell office:value-type="float" office:value="36377989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c432/c432.lp.7.1</text:p>
          </table:table-cell>
          <table:table-cell office:value-type="float" office:value="0.442936"/>
          <table:table-cell office:value-type="float" office:value="0.436"/>
          <table:table-cell office:value-type="float" office:value="0.43"/>
          <table:table-cell office:value-type="float" office:value="6055.0"/>
          <table:table-cell office:value-type="float" office:value="0.0"/>
          <table:table-cell office:value-type="float" office:value="4.0"/>
          <table:table-cell office:value-type="float" office:value="8065.0"/>
          <table:table-cell office:value-type="float" office:value="605708.0"/>
          <table:table-cell office:value-type="float" office:value="605708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c432/c432.lp.7.2</text:p>
          </table:table-cell>
          <table:table-cell office:value-type="float" office:value="0.837056"/>
          <table:table-cell office:value-type="float" office:value="0.831"/>
          <table:table-cell office:value-type="float" office:value="0.83"/>
          <table:table-cell office:value-type="float" office:value="10652.0"/>
          <table:table-cell office:value-type="float" office:value="0.0"/>
          <table:table-cell office:value-type="float" office:value="5.0"/>
          <table:table-cell office:value-type="float" office:value="14893.0"/>
          <table:table-cell office:value-type="float" office:value="1043130.0"/>
          <table:table-cell office:value-type="float" office:value="1043130.0"/>
          <table:table-cell office:value-type="float" office:value="732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c432/c432.lp.7.3</text:p>
          </table:table-cell>
          <table:table-cell office:value-type="float" office:value="21.8806"/>
          <table:table-cell office:value-type="float" office:value="21.872"/>
          <table:table-cell office:value-type="float" office:value="21.87"/>
          <table:table-cell office:value-type="float" office:value="38150.0"/>
          <table:table-cell office:value-type="float" office:value="0.0"/>
          <table:table-cell office:value-type="float" office:value="15.0"/>
          <table:table-cell office:value-type="float" office:value="639987.0"/>
          <table:table-cell office:value-type="float" office:value="5005808.0"/>
          <table:table-cell office:value-type="float" office:value="5005799.0"/>
          <table:table-cell office:value-type="float" office:value="734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c432/c432.lp.7.4</text:p>
          </table:table-cell>
          <table:table-cell office:value-type="float" office:value="255.146"/>
          <table:table-cell office:value-type="float" office:value="255.127"/>
          <table:table-cell office:value-type="float" office:value="255.12"/>
          <table:table-cell office:value-type="float" office:value="163109.0"/>
          <table:table-cell office:value-type="float" office:value="0.0"/>
          <table:table-cell office:value-type="float" office:value="18.0"/>
          <table:table-cell office:value-type="float" office:value="2396597.0"/>
          <table:table-cell office:value-type="float" office:value="19443637.0"/>
          <table:table-cell office:value-type="float" office:value="19443630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c432/c432.lp.7.5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359042.0"/>
          <table:table-cell office:value-type="float" office:value="1.0"/>
          <table:table-cell office:value-type="float" office:value="18.0"/>
          <table:table-cell office:value-type="float" office:value="2261550.0"/>
          <table:table-cell office:value-type="float" office:value="41626410.0"/>
          <table:table-cell office:value-type="float" office:value="41626134.0"/>
          <table:table-cell office:value-type="float" office:value="738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c432/c432.lp.7.6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627947.0"/>
          <table:table-cell office:value-type="float" office:value="1.0"/>
          <table:table-cell office:value-type="float" office:value="11.0"/>
          <table:table-cell office:value-type="float" office:value="678415.0"/>
          <table:table-cell office:value-type="float" office:value="56466004.0"/>
          <table:table-cell office:value-type="float" office:value="56465849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c432/c432.lp.7.7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779603.0"/>
          <table:table-cell office:value-type="float" office:value="1.0"/>
          <table:table-cell office:value-type="float" office:value="11.0"/>
          <table:table-cell office:value-type="float" office:value="918770.0"/>
          <table:table-cell office:value-type="float" office:value="65455208.0"/>
          <table:table-cell office:value-type="float" office:value="65454523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c432/c432.lp.8.1</text:p>
          </table:table-cell>
          <table:table-cell office:value-type="float" office:value="3.42932"/>
          <table:table-cell office:value-type="float" office:value="3.422"/>
          <table:table-cell office:value-type="float" office:value="3.42"/>
          <table:table-cell office:value-type="float" office:value="28178.0"/>
          <table:table-cell office:value-type="float" office:value="0.0"/>
          <table:table-cell office:value-type="float" office:value="8.0"/>
          <table:table-cell office:value-type="float" office:value="50532.0"/>
          <table:table-cell office:value-type="float" office:value="2612431.0"/>
          <table:table-cell office:value-type="float" office:value="2612431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c432/c432.lp.8.2</text:p>
          </table:table-cell>
          <table:table-cell office:value-type="float" office:value="136.958"/>
          <table:table-cell office:value-type="float" office:value="136.946"/>
          <table:table-cell office:value-type="float" office:value="136.94"/>
          <table:table-cell office:value-type="float" office:value="74714.0"/>
          <table:table-cell office:value-type="float" office:value="0.0"/>
          <table:table-cell office:value-type="float" office:value="17.0"/>
          <table:table-cell office:value-type="float" office:value="1626306.0"/>
          <table:table-cell office:value-type="float" office:value="11193245.0"/>
          <table:table-cell office:value-type="float" office:value="11193219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c432/c432.lp.8.3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110444.0"/>
          <table:table-cell office:value-type="float" office:value="1.0"/>
          <table:table-cell office:value-type="float" office:value="20.0"/>
          <table:table-cell office:value-type="float" office:value="8972923.0"/>
          <table:table-cell office:value-type="float" office:value="28266075.0"/>
          <table:table-cell office:value-type="float" office:value="28266073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c432/c432.lp.8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195379.0"/>
          <table:table-cell office:value-type="float" office:value="1.0"/>
          <table:table-cell office:value-type="float" office:value="18.0"/>
          <table:table-cell office:value-type="float" office:value="6000764.0"/>
          <table:table-cell office:value-type="float" office:value="25631221.0"/>
          <table:table-cell office:value-type="float" office:value="25631215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c432/c432.lp.8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57311.0"/>
          <table:table-cell office:value-type="float" office:value="1.0"/>
          <table:table-cell office:value-type="float" office:value="21.0"/>
          <table:table-cell office:value-type="float" office:value="13602371.0"/>
          <table:table-cell office:value-type="float" office:value="37538442.0"/>
          <table:table-cell office:value-type="float" office:value="37538442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c432/c432.lp.8.6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55402.0"/>
          <table:table-cell office:value-type="float" office:value="1.0"/>
          <table:table-cell office:value-type="float" office:value="22.0"/>
          <table:table-cell office:value-type="float" office:value="13523611.0"/>
          <table:table-cell office:value-type="float" office:value="37551283.0"/>
          <table:table-cell office:value-type="float" office:value="37551283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c432/c432.lp.8.7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132181.0"/>
          <table:table-cell office:value-type="float" office:value="1.0"/>
          <table:table-cell office:value-type="float" office:value="20.0"/>
          <table:table-cell office:value-type="float" office:value="7806417.0"/>
          <table:table-cell office:value-type="float" office:value="26517128.0"/>
          <table:table-cell office:value-type="float" office:value="26517128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c432/c432.lp.9.1</text:p>
          </table:table-cell>
          <table:table-cell office:value-type="float" office:value="32.0558"/>
          <table:table-cell office:value-type="float" office:value="32.048"/>
          <table:table-cell office:value-type="float" office:value="32.04"/>
          <table:table-cell office:value-type="float" office:value="25309.0"/>
          <table:table-cell office:value-type="float" office:value="0.0"/>
          <table:table-cell office:value-type="float" office:value="15.0"/>
          <table:table-cell office:value-type="float" office:value="1193853.0"/>
          <table:table-cell office:value-type="float" office:value="5126603.0"/>
          <table:table-cell office:value-type="float" office:value="5126596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c432/c432.lp.9.2</text:p>
          </table:table-cell>
          <table:table-cell office:value-type="float" office:value="193.954"/>
          <table:table-cell office:value-type="float" office:value="193.938"/>
          <table:table-cell office:value-type="float" office:value="193.94"/>
          <table:table-cell office:value-type="float" office:value="242459.0"/>
          <table:table-cell office:value-type="float" office:value="0.0"/>
          <table:table-cell office:value-type="float" office:value="18.0"/>
          <table:table-cell office:value-type="float" office:value="2176095.0"/>
          <table:table-cell office:value-type="float" office:value="24123769.0"/>
          <table:table-cell office:value-type="float" office:value="24123747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c432/c432.lp.9.3</text:p>
          </table:table-cell>
          <table:table-cell office:value-type="float" office:value="153.706"/>
          <table:table-cell office:value-type="float" office:value="153.694"/>
          <table:table-cell office:value-type="float" office:value="153.69"/>
          <table:table-cell office:value-type="float" office:value="158627.0"/>
          <table:table-cell office:value-type="float" office:value="0.0"/>
          <table:table-cell office:value-type="float" office:value="17.0"/>
          <table:table-cell office:value-type="float" office:value="1999896.0"/>
          <table:table-cell office:value-type="float" office:value="16866587.0"/>
          <table:table-cell office:value-type="float" office:value="16866583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c432/c432.lp.9.4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613025.0"/>
          <table:table-cell office:value-type="float" office:value="1.0"/>
          <table:table-cell office:value-type="float" office:value="11.0"/>
          <table:table-cell office:value-type="float" office:value="787825.0"/>
          <table:table-cell office:value-type="float" office:value="62519952.0"/>
          <table:table-cell office:value-type="float" office:value="62519895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c432/c432.lp.9.5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516316.0"/>
          <table:table-cell office:value-type="float" office:value="1.0"/>
          <table:table-cell office:value-type="float" office:value="15.0"/>
          <table:table-cell office:value-type="float" office:value="1250542.0"/>
          <table:table-cell office:value-type="float" office:value="55460952.0"/>
          <table:table-cell office:value-type="float" office:value="55460946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c432/c432.lp.9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99897.0"/>
          <table:table-cell office:value-type="float" office:value="1.0"/>
          <table:table-cell office:value-type="float" office:value="11.0"/>
          <table:table-cell office:value-type="float" office:value="807330.0"/>
          <table:table-cell office:value-type="float" office:value="69171503.0"/>
          <table:table-cell office:value-type="float" office:value="69171494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c432/c432.lp.9.7</text:p>
          </table:table-cell>
          <table:table-cell office:value-type="float" office:value="36.6391"/>
          <table:table-cell office:value-type="float" office:value="36.627"/>
          <table:table-cell office:value-type="float" office:value="36.62"/>
          <table:table-cell office:value-type="float" office:value="114151.0"/>
          <table:table-cell office:value-type="float" office:value="0.0"/>
          <table:table-cell office:value-type="float" office:value="14.0"/>
          <table:table-cell office:value-type="float" office:value="347294.0"/>
          <table:table-cell office:value-type="float" office:value="10536410.0"/>
          <table:table-cell office:value-type="float" office:value="10536410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c499/c499.lp.1.1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710511.0"/>
          <table:table-cell office:value-type="float" office:value="1.0"/>
          <table:table-cell office:value-type="float" office:value="13.0"/>
          <table:table-cell office:value-type="float" office:value="850453.0"/>
          <table:table-cell office:value-type="float" office:value="80025140.0"/>
          <table:table-cell office:value-type="float" office:value="80025140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c499/c499.lp.1.2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712399.0"/>
          <table:table-cell office:value-type="float" office:value="1.0"/>
          <table:table-cell office:value-type="float" office:value="13.0"/>
          <table:table-cell office:value-type="float" office:value="770549.0"/>
          <table:table-cell office:value-type="float" office:value="70005556.0"/>
          <table:table-cell office:value-type="float" office:value="70005556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c499/c499.lp.1.3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872103.0"/>
          <table:table-cell office:value-type="float" office:value="1.0"/>
          <table:table-cell office:value-type="float" office:value="11.0"/>
          <table:table-cell office:value-type="float" office:value="543180.0"/>
          <table:table-cell office:value-type="float" office:value="85346798.0"/>
          <table:table-cell office:value-type="float" office:value="85346798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c499/c499.lp.1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85111.0"/>
          <table:table-cell office:value-type="float" office:value="1.0"/>
          <table:table-cell office:value-type="float" office:value="9.0"/>
          <table:table-cell office:value-type="float" office:value="536432.0"/>
          <table:table-cell office:value-type="float" office:value="78792624.0"/>
          <table:table-cell office:value-type="float" office:value="78792624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c499/c499.lp.1.5</text:p>
          </table:table-cell>
          <table:table-cell office:value-type="float" office:value="600.0"/>
          <table:table-cell office:value-type="float" office:value="600.023"/>
          <table:table-cell office:value-type="float" office:value="600.02"/>
          <table:table-cell office:value-type="float" office:value="762703.0"/>
          <table:table-cell office:value-type="float" office:value="1.0"/>
          <table:table-cell office:value-type="float" office:value="5.0"/>
          <table:table-cell office:value-type="float" office:value="278710.0"/>
          <table:table-cell office:value-type="float" office:value="54476464.0"/>
          <table:table-cell office:value-type="float" office:value="54476464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c499/c499.lp.1.6</text:p>
          </table:table-cell>
          <table:table-cell office:value-type="float" office:value="600.0"/>
          <table:table-cell office:value-type="float" office:value="600.028"/>
          <table:table-cell office:value-type="float" office:value="600.02"/>
          <table:table-cell office:value-type="float" office:value="857465.0"/>
          <table:table-cell office:value-type="float" office:value="1.0"/>
          <table:table-cell office:value-type="float" office:value="7.0"/>
          <table:table-cell office:value-type="float" office:value="438585.0"/>
          <table:table-cell office:value-type="float" office:value="53115987.0"/>
          <table:table-cell office:value-type="float" office:value="53115987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c499/c499.lp.1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98736.0"/>
          <table:table-cell office:value-type="float" office:value="1.0"/>
          <table:table-cell office:value-type="float" office:value="7.0"/>
          <table:table-cell office:value-type="float" office:value="450680.0"/>
          <table:table-cell office:value-type="float" office:value="50291361.0"/>
          <table:table-cell office:value-type="float" office:value="50291361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c499/c499.lp.1.8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851200.0"/>
          <table:table-cell office:value-type="float" office:value="1.0"/>
          <table:table-cell office:value-type="float" office:value="6.0"/>
          <table:table-cell office:value-type="float" office:value="436828.0"/>
          <table:table-cell office:value-type="float" office:value="51111387.0"/>
          <table:table-cell office:value-type="float" office:value="51111387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c499/c499.lp.10.1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730832.0"/>
          <table:table-cell office:value-type="float" office:value="1.0"/>
          <table:table-cell office:value-type="float" office:value="12.0"/>
          <table:table-cell office:value-type="float" office:value="799788.0"/>
          <table:table-cell office:value-type="float" office:value="79831234.0"/>
          <table:table-cell office:value-type="float" office:value="79831221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c499/c499.lp.10.2</text:p>
          </table:table-cell>
          <table:table-cell office:value-type="float" office:value="600.0"/>
          <table:table-cell office:value-type="float" office:value="600.029"/>
          <table:table-cell office:value-type="float" office:value="600.03"/>
          <table:table-cell office:value-type="float" office:value="894756.0"/>
          <table:table-cell office:value-type="float" office:value="1.0"/>
          <table:table-cell office:value-type="float" office:value="8.0"/>
          <table:table-cell office:value-type="float" office:value="670342.0"/>
          <table:table-cell office:value-type="float" office:value="85840161.0"/>
          <table:table-cell office:value-type="float" office:value="85840140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c499/c499.lp.10.3</text:p>
          </table:table-cell>
          <table:table-cell office:value-type="float" office:value="600.0"/>
          <table:table-cell office:value-type="float" office:value="600.024"/>
          <table:table-cell office:value-type="float" office:value="600.02"/>
          <table:table-cell office:value-type="float" office:value="645752.0"/>
          <table:table-cell office:value-type="float" office:value="1.0"/>
          <table:table-cell office:value-type="float" office:value="9.0"/>
          <table:table-cell office:value-type="float" office:value="666303.0"/>
          <table:table-cell office:value-type="float" office:value="52290712.0"/>
          <table:table-cell office:value-type="float" office:value="52290683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c499/c499.lp.10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22470.0"/>
          <table:table-cell office:value-type="float" office:value="1.0"/>
          <table:table-cell office:value-type="float" office:value="14.0"/>
          <table:table-cell office:value-type="float" office:value="738235.0"/>
          <table:table-cell office:value-type="float" office:value="77865574.0"/>
          <table:table-cell office:value-type="float" office:value="7786557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c499/c499.lp.10.5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1112834.0"/>
          <table:table-cell office:value-type="float" office:value="1.0"/>
          <table:table-cell office:value-type="float" office:value="11.0"/>
          <table:table-cell office:value-type="float" office:value="848512.0"/>
          <table:table-cell office:value-type="float" office:value="99728279.0"/>
          <table:table-cell office:value-type="float" office:value="99728278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c499/c499.lp.10.6</text:p>
          </table:table-cell>
          <table:table-cell office:value-type="float" office:value="600.0"/>
          <table:table-cell office:value-type="float" office:value="600.023"/>
          <table:table-cell office:value-type="float" office:value="600.02"/>
          <table:table-cell office:value-type="float" office:value="1004440.0"/>
          <table:table-cell office:value-type="float" office:value="1.0"/>
          <table:table-cell office:value-type="float" office:value="8.0"/>
          <table:table-cell office:value-type="float" office:value="499432.0"/>
          <table:table-cell office:value-type="float" office:value="64353517.0"/>
          <table:table-cell office:value-type="float" office:value="64353517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c499/c499.lp.10.7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902274.0"/>
          <table:table-cell office:value-type="float" office:value="1.0"/>
          <table:table-cell office:value-type="float" office:value="10.0"/>
          <table:table-cell office:value-type="float" office:value="639832.0"/>
          <table:table-cell office:value-type="float" office:value="58734615.0"/>
          <table:table-cell office:value-type="float" office:value="58734615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c499/c499.lp.10.8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17789.0"/>
          <table:table-cell office:value-type="float" office:value="1.0"/>
          <table:table-cell office:value-type="float" office:value="7.0"/>
          <table:table-cell office:value-type="float" office:value="348798.0"/>
          <table:table-cell office:value-type="float" office:value="43158429.0"/>
          <table:table-cell office:value-type="float" office:value="43158429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c499/c499.lp.2.1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790945.0"/>
          <table:table-cell office:value-type="float" office:value="1.0"/>
          <table:table-cell office:value-type="float" office:value="9.0"/>
          <table:table-cell office:value-type="float" office:value="454392.0"/>
          <table:table-cell office:value-type="float" office:value="78866669.0"/>
          <table:table-cell office:value-type="float" office:value="78866638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c499/c499.lp.2.2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774225.0"/>
          <table:table-cell office:value-type="float" office:value="1.0"/>
          <table:table-cell office:value-type="float" office:value="10.0"/>
          <table:table-cell office:value-type="float" office:value="743061.0"/>
          <table:table-cell office:value-type="float" office:value="68925397.0"/>
          <table:table-cell office:value-type="float" office:value="68925374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c499/c499.lp.2.3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772608.0"/>
          <table:table-cell office:value-type="float" office:value="1.0"/>
          <table:table-cell office:value-type="float" office:value="13.0"/>
          <table:table-cell office:value-type="float" office:value="919839.0"/>
          <table:table-cell office:value-type="float" office:value="63046771.0"/>
          <table:table-cell office:value-type="float" office:value="63046766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c499/c499.lp.2.4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948850.0"/>
          <table:table-cell office:value-type="float" office:value="1.0"/>
          <table:table-cell office:value-type="float" office:value="10.0"/>
          <table:table-cell office:value-type="float" office:value="731776.0"/>
          <table:table-cell office:value-type="float" office:value="78766352.0"/>
          <table:table-cell office:value-type="float" office:value="78766352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c499/c499.lp.2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50834.0"/>
          <table:table-cell office:value-type="float" office:value="1.0"/>
          <table:table-cell office:value-type="float" office:value="10.0"/>
          <table:table-cell office:value-type="float" office:value="813277.0"/>
          <table:table-cell office:value-type="float" office:value="58599456.0"/>
          <table:table-cell office:value-type="float" office:value="5859943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c499/c499.lp.2.6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979398.0"/>
          <table:table-cell office:value-type="float" office:value="1.0"/>
          <table:table-cell office:value-type="float" office:value="9.0"/>
          <table:table-cell office:value-type="float" office:value="625806.0"/>
          <table:table-cell office:value-type="float" office:value="76841104.0"/>
          <table:table-cell office:value-type="float" office:value="76841095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c499/c499.lp.2.7</text:p>
          </table:table-cell>
          <table:table-cell office:value-type="float" office:value="600.0"/>
          <table:table-cell office:value-type="float" office:value="600.025"/>
          <table:table-cell office:value-type="float" office:value="600.02"/>
          <table:table-cell office:value-type="float" office:value="737681.0"/>
          <table:table-cell office:value-type="float" office:value="1.0"/>
          <table:table-cell office:value-type="float" office:value="6.0"/>
          <table:table-cell office:value-type="float" office:value="564529.0"/>
          <table:table-cell office:value-type="float" office:value="46767050.0"/>
          <table:table-cell office:value-type="float" office:value="46767049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c499/c499.lp.2.8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016462.0"/>
          <table:table-cell office:value-type="float" office:value="1.0"/>
          <table:table-cell office:value-type="float" office:value="12.0"/>
          <table:table-cell office:value-type="float" office:value="686640.0"/>
          <table:table-cell office:value-type="float" office:value="63908672.0"/>
          <table:table-cell office:value-type="float" office:value="63908659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c499/c499.lp.3.1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14610.0"/>
          <table:table-cell office:value-type="float" office:value="1.0"/>
          <table:table-cell office:value-type="float" office:value="11.0"/>
          <table:table-cell office:value-type="float" office:value="854891.0"/>
          <table:table-cell office:value-type="float" office:value="68330006.0"/>
          <table:table-cell office:value-type="float" office:value="68330006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c499/c499.lp.3.2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764610.0"/>
          <table:table-cell office:value-type="float" office:value="1.0"/>
          <table:table-cell office:value-type="float" office:value="13.0"/>
          <table:table-cell office:value-type="float" office:value="827820.0"/>
          <table:table-cell office:value-type="float" office:value="74644970.0"/>
          <table:table-cell office:value-type="float" office:value="74644966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c499/c499.lp.3.3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999999.0"/>
          <table:table-cell office:value-type="float" office:value="1.0"/>
          <table:table-cell office:value-type="float" office:value="11.0"/>
          <table:table-cell office:value-type="float" office:value="1061859.0"/>
          <table:table-cell office:value-type="float" office:value="89341427.0"/>
          <table:table-cell office:value-type="float" office:value="89341398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c499/c499.lp.3.4</text:p>
          </table:table-cell>
          <table:table-cell office:value-type="float" office:value="600.0"/>
          <table:table-cell office:value-type="float" office:value="600.027"/>
          <table:table-cell office:value-type="float" office:value="600.02"/>
          <table:table-cell office:value-type="float" office:value="821434.0"/>
          <table:table-cell office:value-type="float" office:value="1.0"/>
          <table:table-cell office:value-type="float" office:value="8.0"/>
          <table:table-cell office:value-type="float" office:value="569778.0"/>
          <table:table-cell office:value-type="float" office:value="62519934.0"/>
          <table:table-cell office:value-type="float" office:value="62519934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c499/c499.lp.3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21379.0"/>
          <table:table-cell office:value-type="float" office:value="1.0"/>
          <table:table-cell office:value-type="float" office:value="10.0"/>
          <table:table-cell office:value-type="float" office:value="760451.0"/>
          <table:table-cell office:value-type="float" office:value="61265893.0"/>
          <table:table-cell office:value-type="float" office:value="61265893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c499/c499.lp.3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1140217.0"/>
          <table:table-cell office:value-type="float" office:value="1.0"/>
          <table:table-cell office:value-type="float" office:value="10.0"/>
          <table:table-cell office:value-type="float" office:value="848774.0"/>
          <table:table-cell office:value-type="float" office:value="82448034.0"/>
          <table:table-cell office:value-type="float" office:value="82448034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c499/c499.lp.3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21130.0"/>
          <table:table-cell office:value-type="float" office:value="1.0"/>
          <table:table-cell office:value-type="float" office:value="8.0"/>
          <table:table-cell office:value-type="float" office:value="579482.0"/>
          <table:table-cell office:value-type="float" office:value="50176519.0"/>
          <table:table-cell office:value-type="float" office:value="50176519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c499/c499.lp.3.8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1097787.0"/>
          <table:table-cell office:value-type="float" office:value="1.0"/>
          <table:table-cell office:value-type="float" office:value="11.0"/>
          <table:table-cell office:value-type="float" office:value="723155.0"/>
          <table:table-cell office:value-type="float" office:value="67628052.0"/>
          <table:table-cell office:value-type="float" office:value="67628052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c499/c499.lp.4.1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93719.0"/>
          <table:table-cell office:value-type="float" office:value="1.0"/>
          <table:table-cell office:value-type="float" office:value="10.0"/>
          <table:table-cell office:value-type="float" office:value="727912.0"/>
          <table:table-cell office:value-type="float" office:value="98118556.0"/>
          <table:table-cell office:value-type="float" office:value="98118556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c499/c499.lp.4.2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820668.0"/>
          <table:table-cell office:value-type="float" office:value="1.0"/>
          <table:table-cell office:value-type="float" office:value="12.0"/>
          <table:table-cell office:value-type="float" office:value="1043543.0"/>
          <table:table-cell office:value-type="float" office:value="75414425.0"/>
          <table:table-cell office:value-type="float" office:value="75414425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c499/c499.lp.4.3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91149.0"/>
          <table:table-cell office:value-type="float" office:value="1.0"/>
          <table:table-cell office:value-type="float" office:value="10.0"/>
          <table:table-cell office:value-type="float" office:value="613904.0"/>
          <table:table-cell office:value-type="float" office:value="63204162.0"/>
          <table:table-cell office:value-type="float" office:value="63204162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c499/c499.lp.4.4</text:p>
          </table:table-cell>
          <table:table-cell office:value-type="float" office:value="600.0"/>
          <table:table-cell office:value-type="float" office:value="600.025"/>
          <table:table-cell office:value-type="float" office:value="600.02"/>
          <table:table-cell office:value-type="float" office:value="928312.0"/>
          <table:table-cell office:value-type="float" office:value="1.0"/>
          <table:table-cell office:value-type="float" office:value="14.0"/>
          <table:table-cell office:value-type="float" office:value="1132829.0"/>
          <table:table-cell office:value-type="float" office:value="68519510.0"/>
          <table:table-cell office:value-type="float" office:value="6851951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c499/c499.lp.4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1062769.0"/>
          <table:table-cell office:value-type="float" office:value="1.0"/>
          <table:table-cell office:value-type="float" office:value="9.0"/>
          <table:table-cell office:value-type="float" office:value="800258.0"/>
          <table:table-cell office:value-type="float" office:value="73513533.0"/>
          <table:table-cell office:value-type="float" office:value="73513533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c499/c499.lp.4.6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562050.0"/>
          <table:table-cell office:value-type="float" office:value="1.0"/>
          <table:table-cell office:value-type="float" office:value="8.0"/>
          <table:table-cell office:value-type="float" office:value="426016.0"/>
          <table:table-cell office:value-type="float" office:value="37708454.0"/>
          <table:table-cell office:value-type="float" office:value="37708454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c499/c499.lp.4.7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634843.0"/>
          <table:table-cell office:value-type="float" office:value="1.0"/>
          <table:table-cell office:value-type="float" office:value="5.0"/>
          <table:table-cell office:value-type="float" office:value="448204.0"/>
          <table:table-cell office:value-type="float" office:value="38788445.0"/>
          <table:table-cell office:value-type="float" office:value="38788445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c499/c499.lp.4.8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930591.0"/>
          <table:table-cell office:value-type="float" office:value="1.0"/>
          <table:table-cell office:value-type="float" office:value="8.0"/>
          <table:table-cell office:value-type="float" office:value="476882.0"/>
          <table:table-cell office:value-type="float" office:value="61834663.0"/>
          <table:table-cell office:value-type="float" office:value="61834663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c499/c499.lp.5.1</text:p>
          </table:table-cell>
          <table:table-cell office:value-type="float" office:value="600.0"/>
          <table:table-cell office:value-type="float" office:value="600.017"/>
          <table:table-cell office:value-type="float" office:value="600.01"/>
          <table:table-cell office:value-type="float" office:value="547910.0"/>
          <table:table-cell office:value-type="float" office:value="1.0"/>
          <table:table-cell office:value-type="float" office:value="12.0"/>
          <table:table-cell office:value-type="float" office:value="965667.0"/>
          <table:table-cell office:value-type="float" office:value="61554903.0"/>
          <table:table-cell office:value-type="float" office:value="61554903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c499/c499.lp.5.2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61841.0"/>
          <table:table-cell office:value-type="float" office:value="1.0"/>
          <table:table-cell office:value-type="float" office:value="10.0"/>
          <table:table-cell office:value-type="float" office:value="878202.0"/>
          <table:table-cell office:value-type="float" office:value="77077262.0"/>
          <table:table-cell office:value-type="float" office:value="77077261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c499/c499.lp.5.3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838272.0"/>
          <table:table-cell office:value-type="float" office:value="1.0"/>
          <table:table-cell office:value-type="float" office:value="11.0"/>
          <table:table-cell office:value-type="float" office:value="594565.0"/>
          <table:table-cell office:value-type="float" office:value="78689704.0"/>
          <table:table-cell office:value-type="float" office:value="78689703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c499/c499.lp.5.4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787378.0"/>
          <table:table-cell office:value-type="float" office:value="1.0"/>
          <table:table-cell office:value-type="float" office:value="11.0"/>
          <table:table-cell office:value-type="float" office:value="742644.0"/>
          <table:table-cell office:value-type="float" office:value="65182923.0"/>
          <table:table-cell office:value-type="float" office:value="6518292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c499/c499.lp.5.5</text:p>
          </table:table-cell>
          <table:table-cell office:value-type="float" office:value="600.0"/>
          <table:table-cell office:value-type="float" office:value="600.019"/>
          <table:table-cell office:value-type="float" office:value="600.02"/>
          <table:table-cell office:value-type="float" office:value="921322.0"/>
          <table:table-cell office:value-type="float" office:value="1.0"/>
          <table:table-cell office:value-type="float" office:value="12.0"/>
          <table:table-cell office:value-type="float" office:value="660914.0"/>
          <table:table-cell office:value-type="float" office:value="78833903.0"/>
          <table:table-cell office:value-type="float" office:value="78833902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c499/c499.lp.5.6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950190.0"/>
          <table:table-cell office:value-type="float" office:value="1.0"/>
          <table:table-cell office:value-type="float" office:value="10.0"/>
          <table:table-cell office:value-type="float" office:value="853567.0"/>
          <table:table-cell office:value-type="float" office:value="77725622.0"/>
          <table:table-cell office:value-type="float" office:value="77725622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c499/c499.lp.5.7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818888.0"/>
          <table:table-cell office:value-type="float" office:value="1.0"/>
          <table:table-cell office:value-type="float" office:value="11.0"/>
          <table:table-cell office:value-type="float" office:value="594966.0"/>
          <table:table-cell office:value-type="float" office:value="64063659.0"/>
          <table:table-cell office:value-type="float" office:value="64063659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c499/c499.lp.5.8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1057261.0"/>
          <table:table-cell office:value-type="float" office:value="1.0"/>
          <table:table-cell office:value-type="float" office:value="9.0"/>
          <table:table-cell office:value-type="float" office:value="711718.0"/>
          <table:table-cell office:value-type="float" office:value="76704479.0"/>
          <table:table-cell office:value-type="float" office:value="76704478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c499/c499.lp.6.1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630489.0"/>
          <table:table-cell office:value-type="float" office:value="1.0"/>
          <table:table-cell office:value-type="float" office:value="12.0"/>
          <table:table-cell office:value-type="float" office:value="949249.0"/>
          <table:table-cell office:value-type="float" office:value="68028065.0"/>
          <table:table-cell office:value-type="float" office:value="68028029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c499/c499.lp.6.2</text:p>
          </table:table-cell>
          <table:table-cell office:value-type="float" office:value="600.0"/>
          <table:table-cell office:value-type="float" office:value="600.038"/>
          <table:table-cell office:value-type="float" office:value="600.03"/>
          <table:table-cell office:value-type="float" office:value="851135.0"/>
          <table:table-cell office:value-type="float" office:value="1.0"/>
          <table:table-cell office:value-type="float" office:value="11.0"/>
          <table:table-cell office:value-type="float" office:value="574385.0"/>
          <table:table-cell office:value-type="float" office:value="83511445.0"/>
          <table:table-cell office:value-type="float" office:value="83511365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c499/c499.lp.6.3</text:p>
          </table:table-cell>
          <table:table-cell office:value-type="float" office:value="600.0"/>
          <table:table-cell office:value-type="float" office:value="600.038"/>
          <table:table-cell office:value-type="float" office:value="600.03"/>
          <table:table-cell office:value-type="float" office:value="848195.0"/>
          <table:table-cell office:value-type="float" office:value="1.0"/>
          <table:table-cell office:value-type="float" office:value="9.0"/>
          <table:table-cell office:value-type="float" office:value="617666.0"/>
          <table:table-cell office:value-type="float" office:value="81706766.0"/>
          <table:table-cell office:value-type="float" office:value="81706674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c499/c499.lp.6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43502.0"/>
          <table:table-cell office:value-type="float" office:value="1.0"/>
          <table:table-cell office:value-type="float" office:value="11.0"/>
          <table:table-cell office:value-type="float" office:value="707766.0"/>
          <table:table-cell office:value-type="float" office:value="79189060.0"/>
          <table:table-cell office:value-type="float" office:value="79189042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c499/c499.lp.6.5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902126.0"/>
          <table:table-cell office:value-type="float" office:value="1.0"/>
          <table:table-cell office:value-type="float" office:value="8.0"/>
          <table:table-cell office:value-type="float" office:value="633298.0"/>
          <table:table-cell office:value-type="float" office:value="72156196.0"/>
          <table:table-cell office:value-type="float" office:value="72156195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c499/c499.lp.6.6</text:p>
          </table:table-cell>
          <table:table-cell office:value-type="float" office:value="600.0"/>
          <table:table-cell office:value-type="float" office:value="600.024"/>
          <table:table-cell office:value-type="float" office:value="600.02"/>
          <table:table-cell office:value-type="float" office:value="931255.0"/>
          <table:table-cell office:value-type="float" office:value="1.0"/>
          <table:table-cell office:value-type="float" office:value="10.0"/>
          <table:table-cell office:value-type="float" office:value="579104.0"/>
          <table:table-cell office:value-type="float" office:value="72660064.0"/>
          <table:table-cell office:value-type="float" office:value="72660017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c499/c499.lp.6.7</text:p>
          </table:table-cell>
          <table:table-cell office:value-type="float" office:value="600.0"/>
          <table:table-cell office:value-type="float" office:value="600.023"/>
          <table:table-cell office:value-type="float" office:value="600.02"/>
          <table:table-cell office:value-type="float" office:value="940434.0"/>
          <table:table-cell office:value-type="float" office:value="1.0"/>
          <table:table-cell office:value-type="float" office:value="10.0"/>
          <table:table-cell office:value-type="float" office:value="657366.0"/>
          <table:table-cell office:value-type="float" office:value="64992700.0"/>
          <table:table-cell office:value-type="float" office:value="6499270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c499/c499.lp.6.8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1084005.0"/>
          <table:table-cell office:value-type="float" office:value="1.0"/>
          <table:table-cell office:value-type="float" office:value="11.0"/>
          <table:table-cell office:value-type="float" office:value="673512.0"/>
          <table:table-cell office:value-type="float" office:value="65196249.0"/>
          <table:table-cell office:value-type="float" office:value="6519624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c499/c499.lp.7.1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613548.0"/>
          <table:table-cell office:value-type="float" office:value="1.0"/>
          <table:table-cell office:value-type="float" office:value="12.0"/>
          <table:table-cell office:value-type="float" office:value="757070.0"/>
          <table:table-cell office:value-type="float" office:value="68122060.0"/>
          <table:table-cell office:value-type="float" office:value="68122060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c499/c499.lp.7.2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897410.0"/>
          <table:table-cell office:value-type="float" office:value="1.0"/>
          <table:table-cell office:value-type="float" office:value="11.0"/>
          <table:table-cell office:value-type="float" office:value="964516.0"/>
          <table:table-cell office:value-type="float" office:value="79225474.0"/>
          <table:table-cell office:value-type="float" office:value="79225472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c499/c499.lp.7.3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640653.0"/>
          <table:table-cell office:value-type="float" office:value="1.0"/>
          <table:table-cell office:value-type="float" office:value="15.0"/>
          <table:table-cell office:value-type="float" office:value="1037934.0"/>
          <table:table-cell office:value-type="float" office:value="57572847.0"/>
          <table:table-cell office:value-type="float" office:value="57572843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c499/c499.lp.7.4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758656.0"/>
          <table:table-cell office:value-type="float" office:value="1.0"/>
          <table:table-cell office:value-type="float" office:value="11.0"/>
          <table:table-cell office:value-type="float" office:value="846306.0"/>
          <table:table-cell office:value-type="float" office:value="66141309.0"/>
          <table:table-cell office:value-type="float" office:value="66141306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>
          <table:table-cell office:value-type="string">
            <text:p>c499/c499.lp.7.5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909510.0"/>
          <table:table-cell office:value-type="float" office:value="1.0"/>
          <table:table-cell office:value-type="float" office:value="12.0"/>
          <table:table-cell office:value-type="float" office:value="579032.0"/>
          <table:table-cell office:value-type="float" office:value="70436885.0"/>
          <table:table-cell office:value-type="float" office:value="70436885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3])" office:value-type="float"/>
          <table:table-cell table:formula="of:=MIN([.$C453])" office:value-type="float"/>
          <table:table-cell table:formula="of:=MIN([.$D453])" office:value-type="float"/>
          <table:table-cell table:formula="of:=MIN([.$E453])" office:value-type="float"/>
          <table:table-cell table:formula="of:=MIN([.$F453])" office:value-type="float"/>
          <table:table-cell table:formula="of:=MIN([.$G453])" office:value-type="float"/>
          <table:table-cell table:formula="of:=MIN([.$H453])" office:value-type="float"/>
          <table:table-cell table:formula="of:=MIN([.$I453])" office:value-type="float"/>
          <table:table-cell table:formula="of:=MIN([.$J453])" office:value-type="float"/>
          <table:table-cell table:formula="of:=MIN([.$K453])" office:value-type="float"/>
          <table:table-cell table:formula="of:=MIN([.$L453])" office:value-type="float"/>
          <table:table-cell table:formula="of:=MIN([.$M453])" office:value-type="float"/>
          <table:table-cell table:formula="of:=MIN([.$N453])" office:value-type="float"/>
          <table:table-cell table:formula="of:=MEDIAN([.$B453])" office:value-type="float"/>
          <table:table-cell table:formula="of:=MEDIAN([.$C453])" office:value-type="float"/>
          <table:table-cell table:formula="of:=MEDIAN([.$D453])" office:value-type="float"/>
          <table:table-cell table:formula="of:=MEDIAN([.$E453])" office:value-type="float"/>
          <table:table-cell table:formula="of:=MEDIAN([.$F453])" office:value-type="float"/>
          <table:table-cell table:formula="of:=MEDIAN([.$G453])" office:value-type="float"/>
          <table:table-cell table:formula="of:=MEDIAN([.$H453])" office:value-type="float"/>
          <table:table-cell table:formula="of:=MEDIAN([.$I453])" office:value-type="float"/>
          <table:table-cell table:formula="of:=MEDIAN([.$J453])" office:value-type="float"/>
          <table:table-cell table:formula="of:=MEDIAN([.$K453])" office:value-type="float"/>
          <table:table-cell table:formula="of:=MEDIAN([.$L453])" office:value-type="float"/>
          <table:table-cell table:formula="of:=MEDIAN([.$M453])" office:value-type="float"/>
          <table:table-cell table:formula="of:=MEDIAN([.$N453])" office:value-type="float"/>
          <table:table-cell table:formula="of:=MAX([.$B453])" office:value-type="float"/>
          <table:table-cell table:formula="of:=MAX([.$C453])" office:value-type="float"/>
          <table:table-cell table:formula="of:=MAX([.$D453])" office:value-type="float"/>
          <table:table-cell table:formula="of:=MAX([.$E453])" office:value-type="float"/>
          <table:table-cell table:formula="of:=MAX([.$F453])" office:value-type="float"/>
          <table:table-cell table:formula="of:=MAX([.$G453])" office:value-type="float"/>
          <table:table-cell table:formula="of:=MAX([.$H453])" office:value-type="float"/>
          <table:table-cell table:formula="of:=MAX([.$I453])" office:value-type="float"/>
          <table:table-cell table:formula="of:=MAX([.$J453])" office:value-type="float"/>
          <table:table-cell table:formula="of:=MAX([.$K453])" office:value-type="float"/>
          <table:table-cell table:formula="of:=MAX([.$L453])" office:value-type="float"/>
          <table:table-cell table:formula="of:=MAX([.$M453])" office:value-type="float"/>
          <table:table-cell table:formula="of:=MAX([.$N453])" office:value-type="float"/>
        </table:table-row>
        <table:table-row table:style-name="ro1">
          <table:table-cell office:value-type="string">
            <text:p>c499/c499.lp.7.6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963113.0"/>
          <table:table-cell office:value-type="float" office:value="1.0"/>
          <table:table-cell office:value-type="float" office:value="12.0"/>
          <table:table-cell office:value-type="float" office:value="809113.0"/>
          <table:table-cell office:value-type="float" office:value="67942759.0"/>
          <table:table-cell office:value-type="float" office:value="67942759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4])" office:value-type="float"/>
          <table:table-cell table:formula="of:=MIN([.$C454])" office:value-type="float"/>
          <table:table-cell table:formula="of:=MIN([.$D454])" office:value-type="float"/>
          <table:table-cell table:formula="of:=MIN([.$E454])" office:value-type="float"/>
          <table:table-cell table:formula="of:=MIN([.$F454])" office:value-type="float"/>
          <table:table-cell table:formula="of:=MIN([.$G454])" office:value-type="float"/>
          <table:table-cell table:formula="of:=MIN([.$H454])" office:value-type="float"/>
          <table:table-cell table:formula="of:=MIN([.$I454])" office:value-type="float"/>
          <table:table-cell table:formula="of:=MIN([.$J454])" office:value-type="float"/>
          <table:table-cell table:formula="of:=MIN([.$K454])" office:value-type="float"/>
          <table:table-cell table:formula="of:=MIN([.$L454])" office:value-type="float"/>
          <table:table-cell table:formula="of:=MIN([.$M454])" office:value-type="float"/>
          <table:table-cell table:formula="of:=MIN([.$N454])" office:value-type="float"/>
          <table:table-cell table:formula="of:=MEDIAN([.$B454])" office:value-type="float"/>
          <table:table-cell table:formula="of:=MEDIAN([.$C454])" office:value-type="float"/>
          <table:table-cell table:formula="of:=MEDIAN([.$D454])" office:value-type="float"/>
          <table:table-cell table:formula="of:=MEDIAN([.$E454])" office:value-type="float"/>
          <table:table-cell table:formula="of:=MEDIAN([.$F454])" office:value-type="float"/>
          <table:table-cell table:formula="of:=MEDIAN([.$G454])" office:value-type="float"/>
          <table:table-cell table:formula="of:=MEDIAN([.$H454])" office:value-type="float"/>
          <table:table-cell table:formula="of:=MEDIAN([.$I454])" office:value-type="float"/>
          <table:table-cell table:formula="of:=MEDIAN([.$J454])" office:value-type="float"/>
          <table:table-cell table:formula="of:=MEDIAN([.$K454])" office:value-type="float"/>
          <table:table-cell table:formula="of:=MEDIAN([.$L454])" office:value-type="float"/>
          <table:table-cell table:formula="of:=MEDIAN([.$M454])" office:value-type="float"/>
          <table:table-cell table:formula="of:=MEDIAN([.$N454])" office:value-type="float"/>
          <table:table-cell table:formula="of:=MAX([.$B454])" office:value-type="float"/>
          <table:table-cell table:formula="of:=MAX([.$C454])" office:value-type="float"/>
          <table:table-cell table:formula="of:=MAX([.$D454])" office:value-type="float"/>
          <table:table-cell table:formula="of:=MAX([.$E454])" office:value-type="float"/>
          <table:table-cell table:formula="of:=MAX([.$F454])" office:value-type="float"/>
          <table:table-cell table:formula="of:=MAX([.$G454])" office:value-type="float"/>
          <table:table-cell table:formula="of:=MAX([.$H454])" office:value-type="float"/>
          <table:table-cell table:formula="of:=MAX([.$I454])" office:value-type="float"/>
          <table:table-cell table:formula="of:=MAX([.$J454])" office:value-type="float"/>
          <table:table-cell table:formula="of:=MAX([.$K454])" office:value-type="float"/>
          <table:table-cell table:formula="of:=MAX([.$L454])" office:value-type="float"/>
          <table:table-cell table:formula="of:=MAX([.$M454])" office:value-type="float"/>
          <table:table-cell table:formula="of:=MAX([.$N454])" office:value-type="float"/>
        </table:table-row>
        <table:table-row table:style-name="ro1">
          <table:table-cell office:value-type="string">
            <text:p>c499/c499.lp.7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1017989.0"/>
          <table:table-cell office:value-type="float" office:value="1.0"/>
          <table:table-cell office:value-type="float" office:value="9.0"/>
          <table:table-cell office:value-type="float" office:value="575588.0"/>
          <table:table-cell office:value-type="float" office:value="84247009.0"/>
          <table:table-cell office:value-type="float" office:value="84247009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5])" office:value-type="float"/>
          <table:table-cell table:formula="of:=MIN([.$C455])" office:value-type="float"/>
          <table:table-cell table:formula="of:=MIN([.$D455])" office:value-type="float"/>
          <table:table-cell table:formula="of:=MIN([.$E455])" office:value-type="float"/>
          <table:table-cell table:formula="of:=MIN([.$F455])" office:value-type="float"/>
          <table:table-cell table:formula="of:=MIN([.$G455])" office:value-type="float"/>
          <table:table-cell table:formula="of:=MIN([.$H455])" office:value-type="float"/>
          <table:table-cell table:formula="of:=MIN([.$I455])" office:value-type="float"/>
          <table:table-cell table:formula="of:=MIN([.$J455])" office:value-type="float"/>
          <table:table-cell table:formula="of:=MIN([.$K455])" office:value-type="float"/>
          <table:table-cell table:formula="of:=MIN([.$L455])" office:value-type="float"/>
          <table:table-cell table:formula="of:=MIN([.$M455])" office:value-type="float"/>
          <table:table-cell table:formula="of:=MIN([.$N455])" office:value-type="float"/>
          <table:table-cell table:formula="of:=MEDIAN([.$B455])" office:value-type="float"/>
          <table:table-cell table:formula="of:=MEDIAN([.$C455])" office:value-type="float"/>
          <table:table-cell table:formula="of:=MEDIAN([.$D455])" office:value-type="float"/>
          <table:table-cell table:formula="of:=MEDIAN([.$E455])" office:value-type="float"/>
          <table:table-cell table:formula="of:=MEDIAN([.$F455])" office:value-type="float"/>
          <table:table-cell table:formula="of:=MEDIAN([.$G455])" office:value-type="float"/>
          <table:table-cell table:formula="of:=MEDIAN([.$H455])" office:value-type="float"/>
          <table:table-cell table:formula="of:=MEDIAN([.$I455])" office:value-type="float"/>
          <table:table-cell table:formula="of:=MEDIAN([.$J455])" office:value-type="float"/>
          <table:table-cell table:formula="of:=MEDIAN([.$K455])" office:value-type="float"/>
          <table:table-cell table:formula="of:=MEDIAN([.$L455])" office:value-type="float"/>
          <table:table-cell table:formula="of:=MEDIAN([.$M455])" office:value-type="float"/>
          <table:table-cell table:formula="of:=MEDIAN([.$N455])" office:value-type="float"/>
          <table:table-cell table:formula="of:=MAX([.$B455])" office:value-type="float"/>
          <table:table-cell table:formula="of:=MAX([.$C455])" office:value-type="float"/>
          <table:table-cell table:formula="of:=MAX([.$D455])" office:value-type="float"/>
          <table:table-cell table:formula="of:=MAX([.$E455])" office:value-type="float"/>
          <table:table-cell table:formula="of:=MAX([.$F455])" office:value-type="float"/>
          <table:table-cell table:formula="of:=MAX([.$G455])" office:value-type="float"/>
          <table:table-cell table:formula="of:=MAX([.$H455])" office:value-type="float"/>
          <table:table-cell table:formula="of:=MAX([.$I455])" office:value-type="float"/>
          <table:table-cell table:formula="of:=MAX([.$J455])" office:value-type="float"/>
          <table:table-cell table:formula="of:=MAX([.$K455])" office:value-type="float"/>
          <table:table-cell table:formula="of:=MAX([.$L455])" office:value-type="float"/>
          <table:table-cell table:formula="of:=MAX([.$M455])" office:value-type="float"/>
          <table:table-cell table:formula="of:=MAX([.$N455])" office:value-type="float"/>
        </table:table-row>
        <table:table-row table:style-name="ro1">
          <table:table-cell office:value-type="string">
            <text:p>c499/c499.lp.7.8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49774.0"/>
          <table:table-cell office:value-type="float" office:value="1.0"/>
          <table:table-cell office:value-type="float" office:value="6.0"/>
          <table:table-cell office:value-type="float" office:value="429872.0"/>
          <table:table-cell office:value-type="float" office:value="61208494.0"/>
          <table:table-cell office:value-type="float" office:value="61208494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6])" office:value-type="float"/>
          <table:table-cell table:formula="of:=MIN([.$C456])" office:value-type="float"/>
          <table:table-cell table:formula="of:=MIN([.$D456])" office:value-type="float"/>
          <table:table-cell table:formula="of:=MIN([.$E456])" office:value-type="float"/>
          <table:table-cell table:formula="of:=MIN([.$F456])" office:value-type="float"/>
          <table:table-cell table:formula="of:=MIN([.$G456])" office:value-type="float"/>
          <table:table-cell table:formula="of:=MIN([.$H456])" office:value-type="float"/>
          <table:table-cell table:formula="of:=MIN([.$I456])" office:value-type="float"/>
          <table:table-cell table:formula="of:=MIN([.$J456])" office:value-type="float"/>
          <table:table-cell table:formula="of:=MIN([.$K456])" office:value-type="float"/>
          <table:table-cell table:formula="of:=MIN([.$L456])" office:value-type="float"/>
          <table:table-cell table:formula="of:=MIN([.$M456])" office:value-type="float"/>
          <table:table-cell table:formula="of:=MIN([.$N456])" office:value-type="float"/>
          <table:table-cell table:formula="of:=MEDIAN([.$B456])" office:value-type="float"/>
          <table:table-cell table:formula="of:=MEDIAN([.$C456])" office:value-type="float"/>
          <table:table-cell table:formula="of:=MEDIAN([.$D456])" office:value-type="float"/>
          <table:table-cell table:formula="of:=MEDIAN([.$E456])" office:value-type="float"/>
          <table:table-cell table:formula="of:=MEDIAN([.$F456])" office:value-type="float"/>
          <table:table-cell table:formula="of:=MEDIAN([.$G456])" office:value-type="float"/>
          <table:table-cell table:formula="of:=MEDIAN([.$H456])" office:value-type="float"/>
          <table:table-cell table:formula="of:=MEDIAN([.$I456])" office:value-type="float"/>
          <table:table-cell table:formula="of:=MEDIAN([.$J456])" office:value-type="float"/>
          <table:table-cell table:formula="of:=MEDIAN([.$K456])" office:value-type="float"/>
          <table:table-cell table:formula="of:=MEDIAN([.$L456])" office:value-type="float"/>
          <table:table-cell table:formula="of:=MEDIAN([.$M456])" office:value-type="float"/>
          <table:table-cell table:formula="of:=MEDIAN([.$N456])" office:value-type="float"/>
          <table:table-cell table:formula="of:=MAX([.$B456])" office:value-type="float"/>
          <table:table-cell table:formula="of:=MAX([.$C456])" office:value-type="float"/>
          <table:table-cell table:formula="of:=MAX([.$D456])" office:value-type="float"/>
          <table:table-cell table:formula="of:=MAX([.$E456])" office:value-type="float"/>
          <table:table-cell table:formula="of:=MAX([.$F456])" office:value-type="float"/>
          <table:table-cell table:formula="of:=MAX([.$G456])" office:value-type="float"/>
          <table:table-cell table:formula="of:=MAX([.$H456])" office:value-type="float"/>
          <table:table-cell table:formula="of:=MAX([.$I456])" office:value-type="float"/>
          <table:table-cell table:formula="of:=MAX([.$J456])" office:value-type="float"/>
          <table:table-cell table:formula="of:=MAX([.$K456])" office:value-type="float"/>
          <table:table-cell table:formula="of:=MAX([.$L456])" office:value-type="float"/>
          <table:table-cell table:formula="of:=MAX([.$M456])" office:value-type="float"/>
          <table:table-cell table:formula="of:=MAX([.$N456])" office:value-type="float"/>
        </table:table-row>
        <table:table-row table:style-name="ro1">
          <table:table-cell office:value-type="string">
            <text:p>c499/c499.lp.8.1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816037.0"/>
          <table:table-cell office:value-type="float" office:value="1.0"/>
          <table:table-cell office:value-type="float" office:value="12.0"/>
          <table:table-cell office:value-type="float" office:value="806207.0"/>
          <table:table-cell office:value-type="float" office:value="88882251.0"/>
          <table:table-cell office:value-type="float" office:value="88882248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7])" office:value-type="float"/>
          <table:table-cell table:formula="of:=MIN([.$C457])" office:value-type="float"/>
          <table:table-cell table:formula="of:=MIN([.$D457])" office:value-type="float"/>
          <table:table-cell table:formula="of:=MIN([.$E457])" office:value-type="float"/>
          <table:table-cell table:formula="of:=MIN([.$F457])" office:value-type="float"/>
          <table:table-cell table:formula="of:=MIN([.$G457])" office:value-type="float"/>
          <table:table-cell table:formula="of:=MIN([.$H457])" office:value-type="float"/>
          <table:table-cell table:formula="of:=MIN([.$I457])" office:value-type="float"/>
          <table:table-cell table:formula="of:=MIN([.$J457])" office:value-type="float"/>
          <table:table-cell table:formula="of:=MIN([.$K457])" office:value-type="float"/>
          <table:table-cell table:formula="of:=MIN([.$L457])" office:value-type="float"/>
          <table:table-cell table:formula="of:=MIN([.$M457])" office:value-type="float"/>
          <table:table-cell table:formula="of:=MIN([.$N457])" office:value-type="float"/>
          <table:table-cell table:formula="of:=MEDIAN([.$B457])" office:value-type="float"/>
          <table:table-cell table:formula="of:=MEDIAN([.$C457])" office:value-type="float"/>
          <table:table-cell table:formula="of:=MEDIAN([.$D457])" office:value-type="float"/>
          <table:table-cell table:formula="of:=MEDIAN([.$E457])" office:value-type="float"/>
          <table:table-cell table:formula="of:=MEDIAN([.$F457])" office:value-type="float"/>
          <table:table-cell table:formula="of:=MEDIAN([.$G457])" office:value-type="float"/>
          <table:table-cell table:formula="of:=MEDIAN([.$H457])" office:value-type="float"/>
          <table:table-cell table:formula="of:=MEDIAN([.$I457])" office:value-type="float"/>
          <table:table-cell table:formula="of:=MEDIAN([.$J457])" office:value-type="float"/>
          <table:table-cell table:formula="of:=MEDIAN([.$K457])" office:value-type="float"/>
          <table:table-cell table:formula="of:=MEDIAN([.$L457])" office:value-type="float"/>
          <table:table-cell table:formula="of:=MEDIAN([.$M457])" office:value-type="float"/>
          <table:table-cell table:formula="of:=MEDIAN([.$N457])" office:value-type="float"/>
          <table:table-cell table:formula="of:=MAX([.$B457])" office:value-type="float"/>
          <table:table-cell table:formula="of:=MAX([.$C457])" office:value-type="float"/>
          <table:table-cell table:formula="of:=MAX([.$D457])" office:value-type="float"/>
          <table:table-cell table:formula="of:=MAX([.$E457])" office:value-type="float"/>
          <table:table-cell table:formula="of:=MAX([.$F457])" office:value-type="float"/>
          <table:table-cell table:formula="of:=MAX([.$G457])" office:value-type="float"/>
          <table:table-cell table:formula="of:=MAX([.$H457])" office:value-type="float"/>
          <table:table-cell table:formula="of:=MAX([.$I457])" office:value-type="float"/>
          <table:table-cell table:formula="of:=MAX([.$J457])" office:value-type="float"/>
          <table:table-cell table:formula="of:=MAX([.$K457])" office:value-type="float"/>
          <table:table-cell table:formula="of:=MAX([.$L457])" office:value-type="float"/>
          <table:table-cell table:formula="of:=MAX([.$M457])" office:value-type="float"/>
          <table:table-cell table:formula="of:=MAX([.$N457])" office:value-type="float"/>
        </table:table-row>
        <table:table-row table:style-name="ro1">
          <table:table-cell office:value-type="string">
            <text:p>c499/c499.lp.8.2</text:p>
          </table:table-cell>
          <table:table-cell office:value-type="float" office:value="600.0"/>
          <table:table-cell office:value-type="float" office:value="600.032"/>
          <table:table-cell office:value-type="float" office:value="600.03"/>
          <table:table-cell office:value-type="float" office:value="826060.0"/>
          <table:table-cell office:value-type="float" office:value="1.0"/>
          <table:table-cell office:value-type="float" office:value="14.0"/>
          <table:table-cell office:value-type="float" office:value="968949.0"/>
          <table:table-cell office:value-type="float" office:value="84735863.0"/>
          <table:table-cell office:value-type="float" office:value="84735863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8])" office:value-type="float"/>
          <table:table-cell table:formula="of:=MIN([.$C458])" office:value-type="float"/>
          <table:table-cell table:formula="of:=MIN([.$D458])" office:value-type="float"/>
          <table:table-cell table:formula="of:=MIN([.$E458])" office:value-type="float"/>
          <table:table-cell table:formula="of:=MIN([.$F458])" office:value-type="float"/>
          <table:table-cell table:formula="of:=MIN([.$G458])" office:value-type="float"/>
          <table:table-cell table:formula="of:=MIN([.$H458])" office:value-type="float"/>
          <table:table-cell table:formula="of:=MIN([.$I458])" office:value-type="float"/>
          <table:table-cell table:formula="of:=MIN([.$J458])" office:value-type="float"/>
          <table:table-cell table:formula="of:=MIN([.$K458])" office:value-type="float"/>
          <table:table-cell table:formula="of:=MIN([.$L458])" office:value-type="float"/>
          <table:table-cell table:formula="of:=MIN([.$M458])" office:value-type="float"/>
          <table:table-cell table:formula="of:=MIN([.$N458])" office:value-type="float"/>
          <table:table-cell table:formula="of:=MEDIAN([.$B458])" office:value-type="float"/>
          <table:table-cell table:formula="of:=MEDIAN([.$C458])" office:value-type="float"/>
          <table:table-cell table:formula="of:=MEDIAN([.$D458])" office:value-type="float"/>
          <table:table-cell table:formula="of:=MEDIAN([.$E458])" office:value-type="float"/>
          <table:table-cell table:formula="of:=MEDIAN([.$F458])" office:value-type="float"/>
          <table:table-cell table:formula="of:=MEDIAN([.$G458])" office:value-type="float"/>
          <table:table-cell table:formula="of:=MEDIAN([.$H458])" office:value-type="float"/>
          <table:table-cell table:formula="of:=MEDIAN([.$I458])" office:value-type="float"/>
          <table:table-cell table:formula="of:=MEDIAN([.$J458])" office:value-type="float"/>
          <table:table-cell table:formula="of:=MEDIAN([.$K458])" office:value-type="float"/>
          <table:table-cell table:formula="of:=MEDIAN([.$L458])" office:value-type="float"/>
          <table:table-cell table:formula="of:=MEDIAN([.$M458])" office:value-type="float"/>
          <table:table-cell table:formula="of:=MEDIAN([.$N458])" office:value-type="float"/>
          <table:table-cell table:formula="of:=MAX([.$B458])" office:value-type="float"/>
          <table:table-cell table:formula="of:=MAX([.$C458])" office:value-type="float"/>
          <table:table-cell table:formula="of:=MAX([.$D458])" office:value-type="float"/>
          <table:table-cell table:formula="of:=MAX([.$E458])" office:value-type="float"/>
          <table:table-cell table:formula="of:=MAX([.$F458])" office:value-type="float"/>
          <table:table-cell table:formula="of:=MAX([.$G458])" office:value-type="float"/>
          <table:table-cell table:formula="of:=MAX([.$H458])" office:value-type="float"/>
          <table:table-cell table:formula="of:=MAX([.$I458])" office:value-type="float"/>
          <table:table-cell table:formula="of:=MAX([.$J458])" office:value-type="float"/>
          <table:table-cell table:formula="of:=MAX([.$K458])" office:value-type="float"/>
          <table:table-cell table:formula="of:=MAX([.$L458])" office:value-type="float"/>
          <table:table-cell table:formula="of:=MAX([.$M458])" office:value-type="float"/>
          <table:table-cell table:formula="of:=MAX([.$N458])" office:value-type="float"/>
        </table:table-row>
        <table:table-row table:style-name="ro1">
          <table:table-cell office:value-type="string">
            <text:p>c499/c499.lp.8.3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48356.0"/>
          <table:table-cell office:value-type="float" office:value="1.0"/>
          <table:table-cell office:value-type="float" office:value="8.0"/>
          <table:table-cell office:value-type="float" office:value="419773.0"/>
          <table:table-cell office:value-type="float" office:value="65097734.0"/>
          <table:table-cell office:value-type="float" office:value="65097734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9])" office:value-type="float"/>
          <table:table-cell table:formula="of:=MIN([.$C459])" office:value-type="float"/>
          <table:table-cell table:formula="of:=MIN([.$D459])" office:value-type="float"/>
          <table:table-cell table:formula="of:=MIN([.$E459])" office:value-type="float"/>
          <table:table-cell table:formula="of:=MIN([.$F459])" office:value-type="float"/>
          <table:table-cell table:formula="of:=MIN([.$G459])" office:value-type="float"/>
          <table:table-cell table:formula="of:=MIN([.$H459])" office:value-type="float"/>
          <table:table-cell table:formula="of:=MIN([.$I459])" office:value-type="float"/>
          <table:table-cell table:formula="of:=MIN([.$J459])" office:value-type="float"/>
          <table:table-cell table:formula="of:=MIN([.$K459])" office:value-type="float"/>
          <table:table-cell table:formula="of:=MIN([.$L459])" office:value-type="float"/>
          <table:table-cell table:formula="of:=MIN([.$M459])" office:value-type="float"/>
          <table:table-cell table:formula="of:=MIN([.$N459])" office:value-type="float"/>
          <table:table-cell table:formula="of:=MEDIAN([.$B459])" office:value-type="float"/>
          <table:table-cell table:formula="of:=MEDIAN([.$C459])" office:value-type="float"/>
          <table:table-cell table:formula="of:=MEDIAN([.$D459])" office:value-type="float"/>
          <table:table-cell table:formula="of:=MEDIAN([.$E459])" office:value-type="float"/>
          <table:table-cell table:formula="of:=MEDIAN([.$F459])" office:value-type="float"/>
          <table:table-cell table:formula="of:=MEDIAN([.$G459])" office:value-type="float"/>
          <table:table-cell table:formula="of:=MEDIAN([.$H459])" office:value-type="float"/>
          <table:table-cell table:formula="of:=MEDIAN([.$I459])" office:value-type="float"/>
          <table:table-cell table:formula="of:=MEDIAN([.$J459])" office:value-type="float"/>
          <table:table-cell table:formula="of:=MEDIAN([.$K459])" office:value-type="float"/>
          <table:table-cell table:formula="of:=MEDIAN([.$L459])" office:value-type="float"/>
          <table:table-cell table:formula="of:=MEDIAN([.$M459])" office:value-type="float"/>
          <table:table-cell table:formula="of:=MEDIAN([.$N459])" office:value-type="float"/>
          <table:table-cell table:formula="of:=MAX([.$B459])" office:value-type="float"/>
          <table:table-cell table:formula="of:=MAX([.$C459])" office:value-type="float"/>
          <table:table-cell table:formula="of:=MAX([.$D459])" office:value-type="float"/>
          <table:table-cell table:formula="of:=MAX([.$E459])" office:value-type="float"/>
          <table:table-cell table:formula="of:=MAX([.$F459])" office:value-type="float"/>
          <table:table-cell table:formula="of:=MAX([.$G459])" office:value-type="float"/>
          <table:table-cell table:formula="of:=MAX([.$H459])" office:value-type="float"/>
          <table:table-cell table:formula="of:=MAX([.$I459])" office:value-type="float"/>
          <table:table-cell table:formula="of:=MAX([.$J459])" office:value-type="float"/>
          <table:table-cell table:formula="of:=MAX([.$K459])" office:value-type="float"/>
          <table:table-cell table:formula="of:=MAX([.$L459])" office:value-type="float"/>
          <table:table-cell table:formula="of:=MAX([.$M459])" office:value-type="float"/>
          <table:table-cell table:formula="of:=MAX([.$N459])" office:value-type="float"/>
        </table:table-row>
        <table:table-row table:style-name="ro1">
          <table:table-cell office:value-type="string">
            <text:p>c499/c499.lp.8.4</text:p>
          </table:table-cell>
          <table:table-cell office:value-type="float" office:value="600.0"/>
          <table:table-cell office:value-type="float" office:value="600.025"/>
          <table:table-cell office:value-type="float" office:value="600.02"/>
          <table:table-cell office:value-type="float" office:value="900782.0"/>
          <table:table-cell office:value-type="float" office:value="1.0"/>
          <table:table-cell office:value-type="float" office:value="14.0"/>
          <table:table-cell office:value-type="float" office:value="913351.0"/>
          <table:table-cell office:value-type="float" office:value="83453485.0"/>
          <table:table-cell office:value-type="float" office:value="83453484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0])" office:value-type="float"/>
          <table:table-cell table:formula="of:=MIN([.$C460])" office:value-type="float"/>
          <table:table-cell table:formula="of:=MIN([.$D460])" office:value-type="float"/>
          <table:table-cell table:formula="of:=MIN([.$E460])" office:value-type="float"/>
          <table:table-cell table:formula="of:=MIN([.$F460])" office:value-type="float"/>
          <table:table-cell table:formula="of:=MIN([.$G460])" office:value-type="float"/>
          <table:table-cell table:formula="of:=MIN([.$H460])" office:value-type="float"/>
          <table:table-cell table:formula="of:=MIN([.$I460])" office:value-type="float"/>
          <table:table-cell table:formula="of:=MIN([.$J460])" office:value-type="float"/>
          <table:table-cell table:formula="of:=MIN([.$K460])" office:value-type="float"/>
          <table:table-cell table:formula="of:=MIN([.$L460])" office:value-type="float"/>
          <table:table-cell table:formula="of:=MIN([.$M460])" office:value-type="float"/>
          <table:table-cell table:formula="of:=MIN([.$N460])" office:value-type="float"/>
          <table:table-cell table:formula="of:=MEDIAN([.$B460])" office:value-type="float"/>
          <table:table-cell table:formula="of:=MEDIAN([.$C460])" office:value-type="float"/>
          <table:table-cell table:formula="of:=MEDIAN([.$D460])" office:value-type="float"/>
          <table:table-cell table:formula="of:=MEDIAN([.$E460])" office:value-type="float"/>
          <table:table-cell table:formula="of:=MEDIAN([.$F460])" office:value-type="float"/>
          <table:table-cell table:formula="of:=MEDIAN([.$G460])" office:value-type="float"/>
          <table:table-cell table:formula="of:=MEDIAN([.$H460])" office:value-type="float"/>
          <table:table-cell table:formula="of:=MEDIAN([.$I460])" office:value-type="float"/>
          <table:table-cell table:formula="of:=MEDIAN([.$J460])" office:value-type="float"/>
          <table:table-cell table:formula="of:=MEDIAN([.$K460])" office:value-type="float"/>
          <table:table-cell table:formula="of:=MEDIAN([.$L460])" office:value-type="float"/>
          <table:table-cell table:formula="of:=MEDIAN([.$M460])" office:value-type="float"/>
          <table:table-cell table:formula="of:=MEDIAN([.$N460])" office:value-type="float"/>
          <table:table-cell table:formula="of:=MAX([.$B460])" office:value-type="float"/>
          <table:table-cell table:formula="of:=MAX([.$C460])" office:value-type="float"/>
          <table:table-cell table:formula="of:=MAX([.$D460])" office:value-type="float"/>
          <table:table-cell table:formula="of:=MAX([.$E460])" office:value-type="float"/>
          <table:table-cell table:formula="of:=MAX([.$F460])" office:value-type="float"/>
          <table:table-cell table:formula="of:=MAX([.$G460])" office:value-type="float"/>
          <table:table-cell table:formula="of:=MAX([.$H460])" office:value-type="float"/>
          <table:table-cell table:formula="of:=MAX([.$I460])" office:value-type="float"/>
          <table:table-cell table:formula="of:=MAX([.$J460])" office:value-type="float"/>
          <table:table-cell table:formula="of:=MAX([.$K460])" office:value-type="float"/>
          <table:table-cell table:formula="of:=MAX([.$L460])" office:value-type="float"/>
          <table:table-cell table:formula="of:=MAX([.$M460])" office:value-type="float"/>
          <table:table-cell table:formula="of:=MAX([.$N460])" office:value-type="float"/>
        </table:table-row>
        <table:table-row table:style-name="ro1">
          <table:table-cell office:value-type="string">
            <text:p>c499/c499.lp.8.5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838738.0"/>
          <table:table-cell office:value-type="float" office:value="1.0"/>
          <table:table-cell office:value-type="float" office:value="9.0"/>
          <table:table-cell office:value-type="float" office:value="497053.0"/>
          <table:table-cell office:value-type="float" office:value="65083935.0"/>
          <table:table-cell office:value-type="float" office:value="65083935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1])" office:value-type="float"/>
          <table:table-cell table:formula="of:=MIN([.$C461])" office:value-type="float"/>
          <table:table-cell table:formula="of:=MIN([.$D461])" office:value-type="float"/>
          <table:table-cell table:formula="of:=MIN([.$E461])" office:value-type="float"/>
          <table:table-cell table:formula="of:=MIN([.$F461])" office:value-type="float"/>
          <table:table-cell table:formula="of:=MIN([.$G461])" office:value-type="float"/>
          <table:table-cell table:formula="of:=MIN([.$H461])" office:value-type="float"/>
          <table:table-cell table:formula="of:=MIN([.$I461])" office:value-type="float"/>
          <table:table-cell table:formula="of:=MIN([.$J461])" office:value-type="float"/>
          <table:table-cell table:formula="of:=MIN([.$K461])" office:value-type="float"/>
          <table:table-cell table:formula="of:=MIN([.$L461])" office:value-type="float"/>
          <table:table-cell table:formula="of:=MIN([.$M461])" office:value-type="float"/>
          <table:table-cell table:formula="of:=MIN([.$N461])" office:value-type="float"/>
          <table:table-cell table:formula="of:=MEDIAN([.$B461])" office:value-type="float"/>
          <table:table-cell table:formula="of:=MEDIAN([.$C461])" office:value-type="float"/>
          <table:table-cell table:formula="of:=MEDIAN([.$D461])" office:value-type="float"/>
          <table:table-cell table:formula="of:=MEDIAN([.$E461])" office:value-type="float"/>
          <table:table-cell table:formula="of:=MEDIAN([.$F461])" office:value-type="float"/>
          <table:table-cell table:formula="of:=MEDIAN([.$G461])" office:value-type="float"/>
          <table:table-cell table:formula="of:=MEDIAN([.$H461])" office:value-type="float"/>
          <table:table-cell table:formula="of:=MEDIAN([.$I461])" office:value-type="float"/>
          <table:table-cell table:formula="of:=MEDIAN([.$J461])" office:value-type="float"/>
          <table:table-cell table:formula="of:=MEDIAN([.$K461])" office:value-type="float"/>
          <table:table-cell table:formula="of:=MEDIAN([.$L461])" office:value-type="float"/>
          <table:table-cell table:formula="of:=MEDIAN([.$M461])" office:value-type="float"/>
          <table:table-cell table:formula="of:=MEDIAN([.$N461])" office:value-type="float"/>
          <table:table-cell table:formula="of:=MAX([.$B461])" office:value-type="float"/>
          <table:table-cell table:formula="of:=MAX([.$C461])" office:value-type="float"/>
          <table:table-cell table:formula="of:=MAX([.$D461])" office:value-type="float"/>
          <table:table-cell table:formula="of:=MAX([.$E461])" office:value-type="float"/>
          <table:table-cell table:formula="of:=MAX([.$F461])" office:value-type="float"/>
          <table:table-cell table:formula="of:=MAX([.$G461])" office:value-type="float"/>
          <table:table-cell table:formula="of:=MAX([.$H461])" office:value-type="float"/>
          <table:table-cell table:formula="of:=MAX([.$I461])" office:value-type="float"/>
          <table:table-cell table:formula="of:=MAX([.$J461])" office:value-type="float"/>
          <table:table-cell table:formula="of:=MAX([.$K461])" office:value-type="float"/>
          <table:table-cell table:formula="of:=MAX([.$L461])" office:value-type="float"/>
          <table:table-cell table:formula="of:=MAX([.$M461])" office:value-type="float"/>
          <table:table-cell table:formula="of:=MAX([.$N461])" office:value-type="float"/>
        </table:table-row>
        <table:table-row table:style-name="ro1">
          <table:table-cell office:value-type="string">
            <text:p>c499/c499.lp.8.6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987945.0"/>
          <table:table-cell office:value-type="float" office:value="1.0"/>
          <table:table-cell office:value-type="float" office:value="4.0"/>
          <table:table-cell office:value-type="float" office:value="508069.0"/>
          <table:table-cell office:value-type="float" office:value="58688530.0"/>
          <table:table-cell office:value-type="float" office:value="5868853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2])" office:value-type="float"/>
          <table:table-cell table:formula="of:=MIN([.$C462])" office:value-type="float"/>
          <table:table-cell table:formula="of:=MIN([.$D462])" office:value-type="float"/>
          <table:table-cell table:formula="of:=MIN([.$E462])" office:value-type="float"/>
          <table:table-cell table:formula="of:=MIN([.$F462])" office:value-type="float"/>
          <table:table-cell table:formula="of:=MIN([.$G462])" office:value-type="float"/>
          <table:table-cell table:formula="of:=MIN([.$H462])" office:value-type="float"/>
          <table:table-cell table:formula="of:=MIN([.$I462])" office:value-type="float"/>
          <table:table-cell table:formula="of:=MIN([.$J462])" office:value-type="float"/>
          <table:table-cell table:formula="of:=MIN([.$K462])" office:value-type="float"/>
          <table:table-cell table:formula="of:=MIN([.$L462])" office:value-type="float"/>
          <table:table-cell table:formula="of:=MIN([.$M462])" office:value-type="float"/>
          <table:table-cell table:formula="of:=MIN([.$N462])" office:value-type="float"/>
          <table:table-cell table:formula="of:=MEDIAN([.$B462])" office:value-type="float"/>
          <table:table-cell table:formula="of:=MEDIAN([.$C462])" office:value-type="float"/>
          <table:table-cell table:formula="of:=MEDIAN([.$D462])" office:value-type="float"/>
          <table:table-cell table:formula="of:=MEDIAN([.$E462])" office:value-type="float"/>
          <table:table-cell table:formula="of:=MEDIAN([.$F462])" office:value-type="float"/>
          <table:table-cell table:formula="of:=MEDIAN([.$G462])" office:value-type="float"/>
          <table:table-cell table:formula="of:=MEDIAN([.$H462])" office:value-type="float"/>
          <table:table-cell table:formula="of:=MEDIAN([.$I462])" office:value-type="float"/>
          <table:table-cell table:formula="of:=MEDIAN([.$J462])" office:value-type="float"/>
          <table:table-cell table:formula="of:=MEDIAN([.$K462])" office:value-type="float"/>
          <table:table-cell table:formula="of:=MEDIAN([.$L462])" office:value-type="float"/>
          <table:table-cell table:formula="of:=MEDIAN([.$M462])" office:value-type="float"/>
          <table:table-cell table:formula="of:=MEDIAN([.$N462])" office:value-type="float"/>
          <table:table-cell table:formula="of:=MAX([.$B462])" office:value-type="float"/>
          <table:table-cell table:formula="of:=MAX([.$C462])" office:value-type="float"/>
          <table:table-cell table:formula="of:=MAX([.$D462])" office:value-type="float"/>
          <table:table-cell table:formula="of:=MAX([.$E462])" office:value-type="float"/>
          <table:table-cell table:formula="of:=MAX([.$F462])" office:value-type="float"/>
          <table:table-cell table:formula="of:=MAX([.$G462])" office:value-type="float"/>
          <table:table-cell table:formula="of:=MAX([.$H462])" office:value-type="float"/>
          <table:table-cell table:formula="of:=MAX([.$I462])" office:value-type="float"/>
          <table:table-cell table:formula="of:=MAX([.$J462])" office:value-type="float"/>
          <table:table-cell table:formula="of:=MAX([.$K462])" office:value-type="float"/>
          <table:table-cell table:formula="of:=MAX([.$L462])" office:value-type="float"/>
          <table:table-cell table:formula="of:=MAX([.$M462])" office:value-type="float"/>
          <table:table-cell table:formula="of:=MAX([.$N462])" office:value-type="float"/>
        </table:table-row>
        <table:table-row table:style-name="ro1">
          <table:table-cell office:value-type="string">
            <text:p>c499/c499.lp.8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32004.0"/>
          <table:table-cell office:value-type="float" office:value="1.0"/>
          <table:table-cell office:value-type="float" office:value="9.0"/>
          <table:table-cell office:value-type="float" office:value="536139.0"/>
          <table:table-cell office:value-type="float" office:value="63938532.0"/>
          <table:table-cell office:value-type="float" office:value="63938532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3])" office:value-type="float"/>
          <table:table-cell table:formula="of:=MIN([.$C463])" office:value-type="float"/>
          <table:table-cell table:formula="of:=MIN([.$D463])" office:value-type="float"/>
          <table:table-cell table:formula="of:=MIN([.$E463])" office:value-type="float"/>
          <table:table-cell table:formula="of:=MIN([.$F463])" office:value-type="float"/>
          <table:table-cell table:formula="of:=MIN([.$G463])" office:value-type="float"/>
          <table:table-cell table:formula="of:=MIN([.$H463])" office:value-type="float"/>
          <table:table-cell table:formula="of:=MIN([.$I463])" office:value-type="float"/>
          <table:table-cell table:formula="of:=MIN([.$J463])" office:value-type="float"/>
          <table:table-cell table:formula="of:=MIN([.$K463])" office:value-type="float"/>
          <table:table-cell table:formula="of:=MIN([.$L463])" office:value-type="float"/>
          <table:table-cell table:formula="of:=MIN([.$M463])" office:value-type="float"/>
          <table:table-cell table:formula="of:=MIN([.$N463])" office:value-type="float"/>
          <table:table-cell table:formula="of:=MEDIAN([.$B463])" office:value-type="float"/>
          <table:table-cell table:formula="of:=MEDIAN([.$C463])" office:value-type="float"/>
          <table:table-cell table:formula="of:=MEDIAN([.$D463])" office:value-type="float"/>
          <table:table-cell table:formula="of:=MEDIAN([.$E463])" office:value-type="float"/>
          <table:table-cell table:formula="of:=MEDIAN([.$F463])" office:value-type="float"/>
          <table:table-cell table:formula="of:=MEDIAN([.$G463])" office:value-type="float"/>
          <table:table-cell table:formula="of:=MEDIAN([.$H463])" office:value-type="float"/>
          <table:table-cell table:formula="of:=MEDIAN([.$I463])" office:value-type="float"/>
          <table:table-cell table:formula="of:=MEDIAN([.$J463])" office:value-type="float"/>
          <table:table-cell table:formula="of:=MEDIAN([.$K463])" office:value-type="float"/>
          <table:table-cell table:formula="of:=MEDIAN([.$L463])" office:value-type="float"/>
          <table:table-cell table:formula="of:=MEDIAN([.$M463])" office:value-type="float"/>
          <table:table-cell table:formula="of:=MEDIAN([.$N463])" office:value-type="float"/>
          <table:table-cell table:formula="of:=MAX([.$B463])" office:value-type="float"/>
          <table:table-cell table:formula="of:=MAX([.$C463])" office:value-type="float"/>
          <table:table-cell table:formula="of:=MAX([.$D463])" office:value-type="float"/>
          <table:table-cell table:formula="of:=MAX([.$E463])" office:value-type="float"/>
          <table:table-cell table:formula="of:=MAX([.$F463])" office:value-type="float"/>
          <table:table-cell table:formula="of:=MAX([.$G463])" office:value-type="float"/>
          <table:table-cell table:formula="of:=MAX([.$H463])" office:value-type="float"/>
          <table:table-cell table:formula="of:=MAX([.$I463])" office:value-type="float"/>
          <table:table-cell table:formula="of:=MAX([.$J463])" office:value-type="float"/>
          <table:table-cell table:formula="of:=MAX([.$K463])" office:value-type="float"/>
          <table:table-cell table:formula="of:=MAX([.$L463])" office:value-type="float"/>
          <table:table-cell table:formula="of:=MAX([.$M463])" office:value-type="float"/>
          <table:table-cell table:formula="of:=MAX([.$N463])" office:value-type="float"/>
        </table:table-row>
        <table:table-row table:style-name="ro1">
          <table:table-cell office:value-type="string">
            <text:p>c499/c499.lp.8.8</text:p>
          </table:table-cell>
          <table:table-cell office:value-type="float" office:value="600.0"/>
          <table:table-cell office:value-type="float" office:value="600.02"/>
          <table:table-cell office:value-type="float" office:value="600.02"/>
          <table:table-cell office:value-type="float" office:value="907028.0"/>
          <table:table-cell office:value-type="float" office:value="1.0"/>
          <table:table-cell office:value-type="float" office:value="7.0"/>
          <table:table-cell office:value-type="float" office:value="630753.0"/>
          <table:table-cell office:value-type="float" office:value="49945105.0"/>
          <table:table-cell office:value-type="float" office:value="49945105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4])" office:value-type="float"/>
          <table:table-cell table:formula="of:=MIN([.$C464])" office:value-type="float"/>
          <table:table-cell table:formula="of:=MIN([.$D464])" office:value-type="float"/>
          <table:table-cell table:formula="of:=MIN([.$E464])" office:value-type="float"/>
          <table:table-cell table:formula="of:=MIN([.$F464])" office:value-type="float"/>
          <table:table-cell table:formula="of:=MIN([.$G464])" office:value-type="float"/>
          <table:table-cell table:formula="of:=MIN([.$H464])" office:value-type="float"/>
          <table:table-cell table:formula="of:=MIN([.$I464])" office:value-type="float"/>
          <table:table-cell table:formula="of:=MIN([.$J464])" office:value-type="float"/>
          <table:table-cell table:formula="of:=MIN([.$K464])" office:value-type="float"/>
          <table:table-cell table:formula="of:=MIN([.$L464])" office:value-type="float"/>
          <table:table-cell table:formula="of:=MIN([.$M464])" office:value-type="float"/>
          <table:table-cell table:formula="of:=MIN([.$N464])" office:value-type="float"/>
          <table:table-cell table:formula="of:=MEDIAN([.$B464])" office:value-type="float"/>
          <table:table-cell table:formula="of:=MEDIAN([.$C464])" office:value-type="float"/>
          <table:table-cell table:formula="of:=MEDIAN([.$D464])" office:value-type="float"/>
          <table:table-cell table:formula="of:=MEDIAN([.$E464])" office:value-type="float"/>
          <table:table-cell table:formula="of:=MEDIAN([.$F464])" office:value-type="float"/>
          <table:table-cell table:formula="of:=MEDIAN([.$G464])" office:value-type="float"/>
          <table:table-cell table:formula="of:=MEDIAN([.$H464])" office:value-type="float"/>
          <table:table-cell table:formula="of:=MEDIAN([.$I464])" office:value-type="float"/>
          <table:table-cell table:formula="of:=MEDIAN([.$J464])" office:value-type="float"/>
          <table:table-cell table:formula="of:=MEDIAN([.$K464])" office:value-type="float"/>
          <table:table-cell table:formula="of:=MEDIAN([.$L464])" office:value-type="float"/>
          <table:table-cell table:formula="of:=MEDIAN([.$M464])" office:value-type="float"/>
          <table:table-cell table:formula="of:=MEDIAN([.$N464])" office:value-type="float"/>
          <table:table-cell table:formula="of:=MAX([.$B464])" office:value-type="float"/>
          <table:table-cell table:formula="of:=MAX([.$C464])" office:value-type="float"/>
          <table:table-cell table:formula="of:=MAX([.$D464])" office:value-type="float"/>
          <table:table-cell table:formula="of:=MAX([.$E464])" office:value-type="float"/>
          <table:table-cell table:formula="of:=MAX([.$F464])" office:value-type="float"/>
          <table:table-cell table:formula="of:=MAX([.$G464])" office:value-type="float"/>
          <table:table-cell table:formula="of:=MAX([.$H464])" office:value-type="float"/>
          <table:table-cell table:formula="of:=MAX([.$I464])" office:value-type="float"/>
          <table:table-cell table:formula="of:=MAX([.$J464])" office:value-type="float"/>
          <table:table-cell table:formula="of:=MAX([.$K464])" office:value-type="float"/>
          <table:table-cell table:formula="of:=MAX([.$L464])" office:value-type="float"/>
          <table:table-cell table:formula="of:=MAX([.$M464])" office:value-type="float"/>
          <table:table-cell table:formula="of:=MAX([.$N464])" office:value-type="float"/>
        </table:table-row>
        <table:table-row table:style-name="ro1">
          <table:table-cell office:value-type="string">
            <text:p>c499/c499.lp.9.1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481710.0"/>
          <table:table-cell office:value-type="float" office:value="1.0"/>
          <table:table-cell office:value-type="float" office:value="15.0"/>
          <table:table-cell office:value-type="float" office:value="1274792.0"/>
          <table:table-cell office:value-type="float" office:value="55544972.0"/>
          <table:table-cell office:value-type="float" office:value="55544972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5])" office:value-type="float"/>
          <table:table-cell table:formula="of:=MIN([.$C465])" office:value-type="float"/>
          <table:table-cell table:formula="of:=MIN([.$D465])" office:value-type="float"/>
          <table:table-cell table:formula="of:=MIN([.$E465])" office:value-type="float"/>
          <table:table-cell table:formula="of:=MIN([.$F465])" office:value-type="float"/>
          <table:table-cell table:formula="of:=MIN([.$G465])" office:value-type="float"/>
          <table:table-cell table:formula="of:=MIN([.$H465])" office:value-type="float"/>
          <table:table-cell table:formula="of:=MIN([.$I465])" office:value-type="float"/>
          <table:table-cell table:formula="of:=MIN([.$J465])" office:value-type="float"/>
          <table:table-cell table:formula="of:=MIN([.$K465])" office:value-type="float"/>
          <table:table-cell table:formula="of:=MIN([.$L465])" office:value-type="float"/>
          <table:table-cell table:formula="of:=MIN([.$M465])" office:value-type="float"/>
          <table:table-cell table:formula="of:=MIN([.$N465])" office:value-type="float"/>
          <table:table-cell table:formula="of:=MEDIAN([.$B465])" office:value-type="float"/>
          <table:table-cell table:formula="of:=MEDIAN([.$C465])" office:value-type="float"/>
          <table:table-cell table:formula="of:=MEDIAN([.$D465])" office:value-type="float"/>
          <table:table-cell table:formula="of:=MEDIAN([.$E465])" office:value-type="float"/>
          <table:table-cell table:formula="of:=MEDIAN([.$F465])" office:value-type="float"/>
          <table:table-cell table:formula="of:=MEDIAN([.$G465])" office:value-type="float"/>
          <table:table-cell table:formula="of:=MEDIAN([.$H465])" office:value-type="float"/>
          <table:table-cell table:formula="of:=MEDIAN([.$I465])" office:value-type="float"/>
          <table:table-cell table:formula="of:=MEDIAN([.$J465])" office:value-type="float"/>
          <table:table-cell table:formula="of:=MEDIAN([.$K465])" office:value-type="float"/>
          <table:table-cell table:formula="of:=MEDIAN([.$L465])" office:value-type="float"/>
          <table:table-cell table:formula="of:=MEDIAN([.$M465])" office:value-type="float"/>
          <table:table-cell table:formula="of:=MEDIAN([.$N465])" office:value-type="float"/>
          <table:table-cell table:formula="of:=MAX([.$B465])" office:value-type="float"/>
          <table:table-cell table:formula="of:=MAX([.$C465])" office:value-type="float"/>
          <table:table-cell table:formula="of:=MAX([.$D465])" office:value-type="float"/>
          <table:table-cell table:formula="of:=MAX([.$E465])" office:value-type="float"/>
          <table:table-cell table:formula="of:=MAX([.$F465])" office:value-type="float"/>
          <table:table-cell table:formula="of:=MAX([.$G465])" office:value-type="float"/>
          <table:table-cell table:formula="of:=MAX([.$H465])" office:value-type="float"/>
          <table:table-cell table:formula="of:=MAX([.$I465])" office:value-type="float"/>
          <table:table-cell table:formula="of:=MAX([.$J465])" office:value-type="float"/>
          <table:table-cell table:formula="of:=MAX([.$K465])" office:value-type="float"/>
          <table:table-cell table:formula="of:=MAX([.$L465])" office:value-type="float"/>
          <table:table-cell table:formula="of:=MAX([.$M465])" office:value-type="float"/>
          <table:table-cell table:formula="of:=MAX([.$N465])" office:value-type="float"/>
        </table:table-row>
        <table:table-row table:style-name="ro1">
          <table:table-cell office:value-type="string">
            <text:p>c499/c499.lp.9.2</text:p>
          </table:table-cell>
          <table:table-cell office:value-type="float" office:value="600.0"/>
          <table:table-cell office:value-type="float" office:value="600.024"/>
          <table:table-cell office:value-type="float" office:value="600.02"/>
          <table:table-cell office:value-type="float" office:value="709734.0"/>
          <table:table-cell office:value-type="float" office:value="1.0"/>
          <table:table-cell office:value-type="float" office:value="12.0"/>
          <table:table-cell office:value-type="float" office:value="892327.0"/>
          <table:table-cell office:value-type="float" office:value="76450650.0"/>
          <table:table-cell office:value-type="float" office:value="7645065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6])" office:value-type="float"/>
          <table:table-cell table:formula="of:=MIN([.$C466])" office:value-type="float"/>
          <table:table-cell table:formula="of:=MIN([.$D466])" office:value-type="float"/>
          <table:table-cell table:formula="of:=MIN([.$E466])" office:value-type="float"/>
          <table:table-cell table:formula="of:=MIN([.$F466])" office:value-type="float"/>
          <table:table-cell table:formula="of:=MIN([.$G466])" office:value-type="float"/>
          <table:table-cell table:formula="of:=MIN([.$H466])" office:value-type="float"/>
          <table:table-cell table:formula="of:=MIN([.$I466])" office:value-type="float"/>
          <table:table-cell table:formula="of:=MIN([.$J466])" office:value-type="float"/>
          <table:table-cell table:formula="of:=MIN([.$K466])" office:value-type="float"/>
          <table:table-cell table:formula="of:=MIN([.$L466])" office:value-type="float"/>
          <table:table-cell table:formula="of:=MIN([.$M466])" office:value-type="float"/>
          <table:table-cell table:formula="of:=MIN([.$N466])" office:value-type="float"/>
          <table:table-cell table:formula="of:=MEDIAN([.$B466])" office:value-type="float"/>
          <table:table-cell table:formula="of:=MEDIAN([.$C466])" office:value-type="float"/>
          <table:table-cell table:formula="of:=MEDIAN([.$D466])" office:value-type="float"/>
          <table:table-cell table:formula="of:=MEDIAN([.$E466])" office:value-type="float"/>
          <table:table-cell table:formula="of:=MEDIAN([.$F466])" office:value-type="float"/>
          <table:table-cell table:formula="of:=MEDIAN([.$G466])" office:value-type="float"/>
          <table:table-cell table:formula="of:=MEDIAN([.$H466])" office:value-type="float"/>
          <table:table-cell table:formula="of:=MEDIAN([.$I466])" office:value-type="float"/>
          <table:table-cell table:formula="of:=MEDIAN([.$J466])" office:value-type="float"/>
          <table:table-cell table:formula="of:=MEDIAN([.$K466])" office:value-type="float"/>
          <table:table-cell table:formula="of:=MEDIAN([.$L466])" office:value-type="float"/>
          <table:table-cell table:formula="of:=MEDIAN([.$M466])" office:value-type="float"/>
          <table:table-cell table:formula="of:=MEDIAN([.$N466])" office:value-type="float"/>
          <table:table-cell table:formula="of:=MAX([.$B466])" office:value-type="float"/>
          <table:table-cell table:formula="of:=MAX([.$C466])" office:value-type="float"/>
          <table:table-cell table:formula="of:=MAX([.$D466])" office:value-type="float"/>
          <table:table-cell table:formula="of:=MAX([.$E466])" office:value-type="float"/>
          <table:table-cell table:formula="of:=MAX([.$F466])" office:value-type="float"/>
          <table:table-cell table:formula="of:=MAX([.$G466])" office:value-type="float"/>
          <table:table-cell table:formula="of:=MAX([.$H466])" office:value-type="float"/>
          <table:table-cell table:formula="of:=MAX([.$I466])" office:value-type="float"/>
          <table:table-cell table:formula="of:=MAX([.$J466])" office:value-type="float"/>
          <table:table-cell table:formula="of:=MAX([.$K466])" office:value-type="float"/>
          <table:table-cell table:formula="of:=MAX([.$L466])" office:value-type="float"/>
          <table:table-cell table:formula="of:=MAX([.$M466])" office:value-type="float"/>
          <table:table-cell table:formula="of:=MAX([.$N466])" office:value-type="float"/>
        </table:table-row>
        <table:table-row table:style-name="ro1">
          <table:table-cell office:value-type="string">
            <text:p>c499/c499.lp.9.3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831993.0"/>
          <table:table-cell office:value-type="float" office:value="1.0"/>
          <table:table-cell office:value-type="float" office:value="11.0"/>
          <table:table-cell office:value-type="float" office:value="713060.0"/>
          <table:table-cell office:value-type="float" office:value="82536606.0"/>
          <table:table-cell office:value-type="float" office:value="82536604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7])" office:value-type="float"/>
          <table:table-cell table:formula="of:=MIN([.$C467])" office:value-type="float"/>
          <table:table-cell table:formula="of:=MIN([.$D467])" office:value-type="float"/>
          <table:table-cell table:formula="of:=MIN([.$E467])" office:value-type="float"/>
          <table:table-cell table:formula="of:=MIN([.$F467])" office:value-type="float"/>
          <table:table-cell table:formula="of:=MIN([.$G467])" office:value-type="float"/>
          <table:table-cell table:formula="of:=MIN([.$H467])" office:value-type="float"/>
          <table:table-cell table:formula="of:=MIN([.$I467])" office:value-type="float"/>
          <table:table-cell table:formula="of:=MIN([.$J467])" office:value-type="float"/>
          <table:table-cell table:formula="of:=MIN([.$K467])" office:value-type="float"/>
          <table:table-cell table:formula="of:=MIN([.$L467])" office:value-type="float"/>
          <table:table-cell table:formula="of:=MIN([.$M467])" office:value-type="float"/>
          <table:table-cell table:formula="of:=MIN([.$N467])" office:value-type="float"/>
          <table:table-cell table:formula="of:=MEDIAN([.$B467])" office:value-type="float"/>
          <table:table-cell table:formula="of:=MEDIAN([.$C467])" office:value-type="float"/>
          <table:table-cell table:formula="of:=MEDIAN([.$D467])" office:value-type="float"/>
          <table:table-cell table:formula="of:=MEDIAN([.$E467])" office:value-type="float"/>
          <table:table-cell table:formula="of:=MEDIAN([.$F467])" office:value-type="float"/>
          <table:table-cell table:formula="of:=MEDIAN([.$G467])" office:value-type="float"/>
          <table:table-cell table:formula="of:=MEDIAN([.$H467])" office:value-type="float"/>
          <table:table-cell table:formula="of:=MEDIAN([.$I467])" office:value-type="float"/>
          <table:table-cell table:formula="of:=MEDIAN([.$J467])" office:value-type="float"/>
          <table:table-cell table:formula="of:=MEDIAN([.$K467])" office:value-type="float"/>
          <table:table-cell table:formula="of:=MEDIAN([.$L467])" office:value-type="float"/>
          <table:table-cell table:formula="of:=MEDIAN([.$M467])" office:value-type="float"/>
          <table:table-cell table:formula="of:=MEDIAN([.$N467])" office:value-type="float"/>
          <table:table-cell table:formula="of:=MAX([.$B467])" office:value-type="float"/>
          <table:table-cell table:formula="of:=MAX([.$C467])" office:value-type="float"/>
          <table:table-cell table:formula="of:=MAX([.$D467])" office:value-type="float"/>
          <table:table-cell table:formula="of:=MAX([.$E467])" office:value-type="float"/>
          <table:table-cell table:formula="of:=MAX([.$F467])" office:value-type="float"/>
          <table:table-cell table:formula="of:=MAX([.$G467])" office:value-type="float"/>
          <table:table-cell table:formula="of:=MAX([.$H467])" office:value-type="float"/>
          <table:table-cell table:formula="of:=MAX([.$I467])" office:value-type="float"/>
          <table:table-cell table:formula="of:=MAX([.$J467])" office:value-type="float"/>
          <table:table-cell table:formula="of:=MAX([.$K467])" office:value-type="float"/>
          <table:table-cell table:formula="of:=MAX([.$L467])" office:value-type="float"/>
          <table:table-cell table:formula="of:=MAX([.$M467])" office:value-type="float"/>
          <table:table-cell table:formula="of:=MAX([.$N467])" office:value-type="float"/>
        </table:table-row>
        <table:table-row table:style-name="ro1">
          <table:table-cell office:value-type="string">
            <text:p>c499/c499.lp.9.4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39200.0"/>
          <table:table-cell office:value-type="float" office:value="1.0"/>
          <table:table-cell office:value-type="float" office:value="7.0"/>
          <table:table-cell office:value-type="float" office:value="450445.0"/>
          <table:table-cell office:value-type="float" office:value="91009021.0"/>
          <table:table-cell office:value-type="float" office:value="91009021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8])" office:value-type="float"/>
          <table:table-cell table:formula="of:=MIN([.$C468])" office:value-type="float"/>
          <table:table-cell table:formula="of:=MIN([.$D468])" office:value-type="float"/>
          <table:table-cell table:formula="of:=MIN([.$E468])" office:value-type="float"/>
          <table:table-cell table:formula="of:=MIN([.$F468])" office:value-type="float"/>
          <table:table-cell table:formula="of:=MIN([.$G468])" office:value-type="float"/>
          <table:table-cell table:formula="of:=MIN([.$H468])" office:value-type="float"/>
          <table:table-cell table:formula="of:=MIN([.$I468])" office:value-type="float"/>
          <table:table-cell table:formula="of:=MIN([.$J468])" office:value-type="float"/>
          <table:table-cell table:formula="of:=MIN([.$K468])" office:value-type="float"/>
          <table:table-cell table:formula="of:=MIN([.$L468])" office:value-type="float"/>
          <table:table-cell table:formula="of:=MIN([.$M468])" office:value-type="float"/>
          <table:table-cell table:formula="of:=MIN([.$N468])" office:value-type="float"/>
          <table:table-cell table:formula="of:=MEDIAN([.$B468])" office:value-type="float"/>
          <table:table-cell table:formula="of:=MEDIAN([.$C468])" office:value-type="float"/>
          <table:table-cell table:formula="of:=MEDIAN([.$D468])" office:value-type="float"/>
          <table:table-cell table:formula="of:=MEDIAN([.$E468])" office:value-type="float"/>
          <table:table-cell table:formula="of:=MEDIAN([.$F468])" office:value-type="float"/>
          <table:table-cell table:formula="of:=MEDIAN([.$G468])" office:value-type="float"/>
          <table:table-cell table:formula="of:=MEDIAN([.$H468])" office:value-type="float"/>
          <table:table-cell table:formula="of:=MEDIAN([.$I468])" office:value-type="float"/>
          <table:table-cell table:formula="of:=MEDIAN([.$J468])" office:value-type="float"/>
          <table:table-cell table:formula="of:=MEDIAN([.$K468])" office:value-type="float"/>
          <table:table-cell table:formula="of:=MEDIAN([.$L468])" office:value-type="float"/>
          <table:table-cell table:formula="of:=MEDIAN([.$M468])" office:value-type="float"/>
          <table:table-cell table:formula="of:=MEDIAN([.$N468])" office:value-type="float"/>
          <table:table-cell table:formula="of:=MAX([.$B468])" office:value-type="float"/>
          <table:table-cell table:formula="of:=MAX([.$C468])" office:value-type="float"/>
          <table:table-cell table:formula="of:=MAX([.$D468])" office:value-type="float"/>
          <table:table-cell table:formula="of:=MAX([.$E468])" office:value-type="float"/>
          <table:table-cell table:formula="of:=MAX([.$F468])" office:value-type="float"/>
          <table:table-cell table:formula="of:=MAX([.$G468])" office:value-type="float"/>
          <table:table-cell table:formula="of:=MAX([.$H468])" office:value-type="float"/>
          <table:table-cell table:formula="of:=MAX([.$I468])" office:value-type="float"/>
          <table:table-cell table:formula="of:=MAX([.$J468])" office:value-type="float"/>
          <table:table-cell table:formula="of:=MAX([.$K468])" office:value-type="float"/>
          <table:table-cell table:formula="of:=MAX([.$L468])" office:value-type="float"/>
          <table:table-cell table:formula="of:=MAX([.$M468])" office:value-type="float"/>
          <table:table-cell table:formula="of:=MAX([.$N468])" office:value-type="float"/>
        </table:table-row>
        <table:table-row table:style-name="ro1">
          <table:table-cell office:value-type="string">
            <text:p>c499/c499.lp.9.5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607520.0"/>
          <table:table-cell office:value-type="float" office:value="1.0"/>
          <table:table-cell office:value-type="float" office:value="3.0"/>
          <table:table-cell office:value-type="float" office:value="253129.0"/>
          <table:table-cell office:value-type="float" office:value="56442978.0"/>
          <table:table-cell office:value-type="float" office:value="56442978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9])" office:value-type="float"/>
          <table:table-cell table:formula="of:=MIN([.$C469])" office:value-type="float"/>
          <table:table-cell table:formula="of:=MIN([.$D469])" office:value-type="float"/>
          <table:table-cell table:formula="of:=MIN([.$E469])" office:value-type="float"/>
          <table:table-cell table:formula="of:=MIN([.$F469])" office:value-type="float"/>
          <table:table-cell table:formula="of:=MIN([.$G469])" office:value-type="float"/>
          <table:table-cell table:formula="of:=MIN([.$H469])" office:value-type="float"/>
          <table:table-cell table:formula="of:=MIN([.$I469])" office:value-type="float"/>
          <table:table-cell table:formula="of:=MIN([.$J469])" office:value-type="float"/>
          <table:table-cell table:formula="of:=MIN([.$K469])" office:value-type="float"/>
          <table:table-cell table:formula="of:=MIN([.$L469])" office:value-type="float"/>
          <table:table-cell table:formula="of:=MIN([.$M469])" office:value-type="float"/>
          <table:table-cell table:formula="of:=MIN([.$N469])" office:value-type="float"/>
          <table:table-cell table:formula="of:=MEDIAN([.$B469])" office:value-type="float"/>
          <table:table-cell table:formula="of:=MEDIAN([.$C469])" office:value-type="float"/>
          <table:table-cell table:formula="of:=MEDIAN([.$D469])" office:value-type="float"/>
          <table:table-cell table:formula="of:=MEDIAN([.$E469])" office:value-type="float"/>
          <table:table-cell table:formula="of:=MEDIAN([.$F469])" office:value-type="float"/>
          <table:table-cell table:formula="of:=MEDIAN([.$G469])" office:value-type="float"/>
          <table:table-cell table:formula="of:=MEDIAN([.$H469])" office:value-type="float"/>
          <table:table-cell table:formula="of:=MEDIAN([.$I469])" office:value-type="float"/>
          <table:table-cell table:formula="of:=MEDIAN([.$J469])" office:value-type="float"/>
          <table:table-cell table:formula="of:=MEDIAN([.$K469])" office:value-type="float"/>
          <table:table-cell table:formula="of:=MEDIAN([.$L469])" office:value-type="float"/>
          <table:table-cell table:formula="of:=MEDIAN([.$M469])" office:value-type="float"/>
          <table:table-cell table:formula="of:=MEDIAN([.$N469])" office:value-type="float"/>
          <table:table-cell table:formula="of:=MAX([.$B469])" office:value-type="float"/>
          <table:table-cell table:formula="of:=MAX([.$C469])" office:value-type="float"/>
          <table:table-cell table:formula="of:=MAX([.$D469])" office:value-type="float"/>
          <table:table-cell table:formula="of:=MAX([.$E469])" office:value-type="float"/>
          <table:table-cell table:formula="of:=MAX([.$F469])" office:value-type="float"/>
          <table:table-cell table:formula="of:=MAX([.$G469])" office:value-type="float"/>
          <table:table-cell table:formula="of:=MAX([.$H469])" office:value-type="float"/>
          <table:table-cell table:formula="of:=MAX([.$I469])" office:value-type="float"/>
          <table:table-cell table:formula="of:=MAX([.$J469])" office:value-type="float"/>
          <table:table-cell table:formula="of:=MAX([.$K469])" office:value-type="float"/>
          <table:table-cell table:formula="of:=MAX([.$L469])" office:value-type="float"/>
          <table:table-cell table:formula="of:=MAX([.$M469])" office:value-type="float"/>
          <table:table-cell table:formula="of:=MAX([.$N469])" office:value-type="float"/>
        </table:table-row>
        <table:table-row table:style-name="ro1">
          <table:table-cell office:value-type="string">
            <text:p>c499/c499.lp.9.6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709202.0"/>
          <table:table-cell office:value-type="float" office:value="1.0"/>
          <table:table-cell office:value-type="float" office:value="7.0"/>
          <table:table-cell office:value-type="float" office:value="321546.0"/>
          <table:table-cell office:value-type="float" office:value="44315816.0"/>
          <table:table-cell office:value-type="float" office:value="44315816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0])" office:value-type="float"/>
          <table:table-cell table:formula="of:=MIN([.$C470])" office:value-type="float"/>
          <table:table-cell table:formula="of:=MIN([.$D470])" office:value-type="float"/>
          <table:table-cell table:formula="of:=MIN([.$E470])" office:value-type="float"/>
          <table:table-cell table:formula="of:=MIN([.$F470])" office:value-type="float"/>
          <table:table-cell table:formula="of:=MIN([.$G470])" office:value-type="float"/>
          <table:table-cell table:formula="of:=MIN([.$H470])" office:value-type="float"/>
          <table:table-cell table:formula="of:=MIN([.$I470])" office:value-type="float"/>
          <table:table-cell table:formula="of:=MIN([.$J470])" office:value-type="float"/>
          <table:table-cell table:formula="of:=MIN([.$K470])" office:value-type="float"/>
          <table:table-cell table:formula="of:=MIN([.$L470])" office:value-type="float"/>
          <table:table-cell table:formula="of:=MIN([.$M470])" office:value-type="float"/>
          <table:table-cell table:formula="of:=MIN([.$N470])" office:value-type="float"/>
          <table:table-cell table:formula="of:=MEDIAN([.$B470])" office:value-type="float"/>
          <table:table-cell table:formula="of:=MEDIAN([.$C470])" office:value-type="float"/>
          <table:table-cell table:formula="of:=MEDIAN([.$D470])" office:value-type="float"/>
          <table:table-cell table:formula="of:=MEDIAN([.$E470])" office:value-type="float"/>
          <table:table-cell table:formula="of:=MEDIAN([.$F470])" office:value-type="float"/>
          <table:table-cell table:formula="of:=MEDIAN([.$G470])" office:value-type="float"/>
          <table:table-cell table:formula="of:=MEDIAN([.$H470])" office:value-type="float"/>
          <table:table-cell table:formula="of:=MEDIAN([.$I470])" office:value-type="float"/>
          <table:table-cell table:formula="of:=MEDIAN([.$J470])" office:value-type="float"/>
          <table:table-cell table:formula="of:=MEDIAN([.$K470])" office:value-type="float"/>
          <table:table-cell table:formula="of:=MEDIAN([.$L470])" office:value-type="float"/>
          <table:table-cell table:formula="of:=MEDIAN([.$M470])" office:value-type="float"/>
          <table:table-cell table:formula="of:=MEDIAN([.$N470])" office:value-type="float"/>
          <table:table-cell table:formula="of:=MAX([.$B470])" office:value-type="float"/>
          <table:table-cell table:formula="of:=MAX([.$C470])" office:value-type="float"/>
          <table:table-cell table:formula="of:=MAX([.$D470])" office:value-type="float"/>
          <table:table-cell table:formula="of:=MAX([.$E470])" office:value-type="float"/>
          <table:table-cell table:formula="of:=MAX([.$F470])" office:value-type="float"/>
          <table:table-cell table:formula="of:=MAX([.$G470])" office:value-type="float"/>
          <table:table-cell table:formula="of:=MAX([.$H470])" office:value-type="float"/>
          <table:table-cell table:formula="of:=MAX([.$I470])" office:value-type="float"/>
          <table:table-cell table:formula="of:=MAX([.$J470])" office:value-type="float"/>
          <table:table-cell table:formula="of:=MAX([.$K470])" office:value-type="float"/>
          <table:table-cell table:formula="of:=MAX([.$L470])" office:value-type="float"/>
          <table:table-cell table:formula="of:=MAX([.$M470])" office:value-type="float"/>
          <table:table-cell table:formula="of:=MAX([.$N470])" office:value-type="float"/>
        </table:table-row>
        <table:table-row table:style-name="ro1">
          <table:table-cell office:value-type="string">
            <text:p>c499/c499.lp.9.7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719137.0"/>
          <table:table-cell office:value-type="float" office:value="1.0"/>
          <table:table-cell office:value-type="float" office:value="3.0"/>
          <table:table-cell office:value-type="float" office:value="412816.0"/>
          <table:table-cell office:value-type="float" office:value="50704185.0"/>
          <table:table-cell office:value-type="float" office:value="50704185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1])" office:value-type="float"/>
          <table:table-cell table:formula="of:=MIN([.$C471])" office:value-type="float"/>
          <table:table-cell table:formula="of:=MIN([.$D471])" office:value-type="float"/>
          <table:table-cell table:formula="of:=MIN([.$E471])" office:value-type="float"/>
          <table:table-cell table:formula="of:=MIN([.$F471])" office:value-type="float"/>
          <table:table-cell table:formula="of:=MIN([.$G471])" office:value-type="float"/>
          <table:table-cell table:formula="of:=MIN([.$H471])" office:value-type="float"/>
          <table:table-cell table:formula="of:=MIN([.$I471])" office:value-type="float"/>
          <table:table-cell table:formula="of:=MIN([.$J471])" office:value-type="float"/>
          <table:table-cell table:formula="of:=MIN([.$K471])" office:value-type="float"/>
          <table:table-cell table:formula="of:=MIN([.$L471])" office:value-type="float"/>
          <table:table-cell table:formula="of:=MIN([.$M471])" office:value-type="float"/>
          <table:table-cell table:formula="of:=MIN([.$N471])" office:value-type="float"/>
          <table:table-cell table:formula="of:=MEDIAN([.$B471])" office:value-type="float"/>
          <table:table-cell table:formula="of:=MEDIAN([.$C471])" office:value-type="float"/>
          <table:table-cell table:formula="of:=MEDIAN([.$D471])" office:value-type="float"/>
          <table:table-cell table:formula="of:=MEDIAN([.$E471])" office:value-type="float"/>
          <table:table-cell table:formula="of:=MEDIAN([.$F471])" office:value-type="float"/>
          <table:table-cell table:formula="of:=MEDIAN([.$G471])" office:value-type="float"/>
          <table:table-cell table:formula="of:=MEDIAN([.$H471])" office:value-type="float"/>
          <table:table-cell table:formula="of:=MEDIAN([.$I471])" office:value-type="float"/>
          <table:table-cell table:formula="of:=MEDIAN([.$J471])" office:value-type="float"/>
          <table:table-cell table:formula="of:=MEDIAN([.$K471])" office:value-type="float"/>
          <table:table-cell table:formula="of:=MEDIAN([.$L471])" office:value-type="float"/>
          <table:table-cell table:formula="of:=MEDIAN([.$M471])" office:value-type="float"/>
          <table:table-cell table:formula="of:=MEDIAN([.$N471])" office:value-type="float"/>
          <table:table-cell table:formula="of:=MAX([.$B471])" office:value-type="float"/>
          <table:table-cell table:formula="of:=MAX([.$C471])" office:value-type="float"/>
          <table:table-cell table:formula="of:=MAX([.$D471])" office:value-type="float"/>
          <table:table-cell table:formula="of:=MAX([.$E471])" office:value-type="float"/>
          <table:table-cell table:formula="of:=MAX([.$F471])" office:value-type="float"/>
          <table:table-cell table:formula="of:=MAX([.$G471])" office:value-type="float"/>
          <table:table-cell table:formula="of:=MAX([.$H471])" office:value-type="float"/>
          <table:table-cell table:formula="of:=MAX([.$I471])" office:value-type="float"/>
          <table:table-cell table:formula="of:=MAX([.$J471])" office:value-type="float"/>
          <table:table-cell table:formula="of:=MAX([.$K471])" office:value-type="float"/>
          <table:table-cell table:formula="of:=MAX([.$L471])" office:value-type="float"/>
          <table:table-cell table:formula="of:=MAX([.$M471])" office:value-type="float"/>
          <table:table-cell table:formula="of:=MAX([.$N471])" office:value-type="float"/>
        </table:table-row>
        <table:table-row table:style-name="ro1">
          <table:table-cell office:value-type="string">
            <text:p>c499/c499.lp.9.8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560420.0"/>
          <table:table-cell office:value-type="float" office:value="1.0"/>
          <table:table-cell office:value-type="float" office:value="2.0"/>
          <table:table-cell office:value-type="float" office:value="431425.0"/>
          <table:table-cell office:value-type="float" office:value="29787200.0"/>
          <table:table-cell office:value-type="float" office:value="29787200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2])" office:value-type="float"/>
          <table:table-cell table:formula="of:=MIN([.$C472])" office:value-type="float"/>
          <table:table-cell table:formula="of:=MIN([.$D472])" office:value-type="float"/>
          <table:table-cell table:formula="of:=MIN([.$E472])" office:value-type="float"/>
          <table:table-cell table:formula="of:=MIN([.$F472])" office:value-type="float"/>
          <table:table-cell table:formula="of:=MIN([.$G472])" office:value-type="float"/>
          <table:table-cell table:formula="of:=MIN([.$H472])" office:value-type="float"/>
          <table:table-cell table:formula="of:=MIN([.$I472])" office:value-type="float"/>
          <table:table-cell table:formula="of:=MIN([.$J472])" office:value-type="float"/>
          <table:table-cell table:formula="of:=MIN([.$K472])" office:value-type="float"/>
          <table:table-cell table:formula="of:=MIN([.$L472])" office:value-type="float"/>
          <table:table-cell table:formula="of:=MIN([.$M472])" office:value-type="float"/>
          <table:table-cell table:formula="of:=MIN([.$N472])" office:value-type="float"/>
          <table:table-cell table:formula="of:=MEDIAN([.$B472])" office:value-type="float"/>
          <table:table-cell table:formula="of:=MEDIAN([.$C472])" office:value-type="float"/>
          <table:table-cell table:formula="of:=MEDIAN([.$D472])" office:value-type="float"/>
          <table:table-cell table:formula="of:=MEDIAN([.$E472])" office:value-type="float"/>
          <table:table-cell table:formula="of:=MEDIAN([.$F472])" office:value-type="float"/>
          <table:table-cell table:formula="of:=MEDIAN([.$G472])" office:value-type="float"/>
          <table:table-cell table:formula="of:=MEDIAN([.$H472])" office:value-type="float"/>
          <table:table-cell table:formula="of:=MEDIAN([.$I472])" office:value-type="float"/>
          <table:table-cell table:formula="of:=MEDIAN([.$J472])" office:value-type="float"/>
          <table:table-cell table:formula="of:=MEDIAN([.$K472])" office:value-type="float"/>
          <table:table-cell table:formula="of:=MEDIAN([.$L472])" office:value-type="float"/>
          <table:table-cell table:formula="of:=MEDIAN([.$M472])" office:value-type="float"/>
          <table:table-cell table:formula="of:=MEDIAN([.$N472])" office:value-type="float"/>
          <table:table-cell table:formula="of:=MAX([.$B472])" office:value-type="float"/>
          <table:table-cell table:formula="of:=MAX([.$C472])" office:value-type="float"/>
          <table:table-cell table:formula="of:=MAX([.$D472])" office:value-type="float"/>
          <table:table-cell table:formula="of:=MAX([.$E472])" office:value-type="float"/>
          <table:table-cell table:formula="of:=MAX([.$F472])" office:value-type="float"/>
          <table:table-cell table:formula="of:=MAX([.$G472])" office:value-type="float"/>
          <table:table-cell table:formula="of:=MAX([.$H472])" office:value-type="float"/>
          <table:table-cell table:formula="of:=MAX([.$I472])" office:value-type="float"/>
          <table:table-cell table:formula="of:=MAX([.$J472])" office:value-type="float"/>
          <table:table-cell table:formula="of:=MAX([.$K472])" office:value-type="float"/>
          <table:table-cell table:formula="of:=MAX([.$L472])" office:value-type="float"/>
          <table:table-cell table:formula="of:=MAX([.$M472])" office:value-type="float"/>
          <table:table-cell table:formula="of:=MAX([.$N472])" office:value-type="float"/>
        </table:table-row>
        <table:table-row table:style-name="ro1">
          <table:table-cell office:value-type="string">
            <text:p>c5315/c5315.lp.1.1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784738.0"/>
          <table:table-cell office:value-type="float" office:value="1.0"/>
          <table:table-cell office:value-type="float" office:value="9.0"/>
          <table:table-cell office:value-type="float" office:value="353786.0"/>
          <table:table-cell office:value-type="float" office:value="610503345.0"/>
          <table:table-cell office:value-type="float" office:value="610501049.0"/>
          <table:table-cell office:value-type="float" office:value="10639.0"/>
          <table:table-cell office:value-type="float" office:value="5989.0"/>
          <table:table-cell office:value-type="float" office:value="0.0"/>
          <table:table-cell office:value-type="float" office:value="0.0"/>
          <table:table-cell table:formula="of:=MIN([.$B473])" office:value-type="float"/>
          <table:table-cell table:formula="of:=MIN([.$C473])" office:value-type="float"/>
          <table:table-cell table:formula="of:=MIN([.$D473])" office:value-type="float"/>
          <table:table-cell table:formula="of:=MIN([.$E473])" office:value-type="float"/>
          <table:table-cell table:formula="of:=MIN([.$F473])" office:value-type="float"/>
          <table:table-cell table:formula="of:=MIN([.$G473])" office:value-type="float"/>
          <table:table-cell table:formula="of:=MIN([.$H473])" office:value-type="float"/>
          <table:table-cell table:formula="of:=MIN([.$I473])" office:value-type="float"/>
          <table:table-cell table:formula="of:=MIN([.$J473])" office:value-type="float"/>
          <table:table-cell table:formula="of:=MIN([.$K473])" office:value-type="float"/>
          <table:table-cell table:formula="of:=MIN([.$L473])" office:value-type="float"/>
          <table:table-cell table:formula="of:=MIN([.$M473])" office:value-type="float"/>
          <table:table-cell table:formula="of:=MIN([.$N473])" office:value-type="float"/>
          <table:table-cell table:formula="of:=MEDIAN([.$B473])" office:value-type="float"/>
          <table:table-cell table:formula="of:=MEDIAN([.$C473])" office:value-type="float"/>
          <table:table-cell table:formula="of:=MEDIAN([.$D473])" office:value-type="float"/>
          <table:table-cell table:formula="of:=MEDIAN([.$E473])" office:value-type="float"/>
          <table:table-cell table:formula="of:=MEDIAN([.$F473])" office:value-type="float"/>
          <table:table-cell table:formula="of:=MEDIAN([.$G473])" office:value-type="float"/>
          <table:table-cell table:formula="of:=MEDIAN([.$H473])" office:value-type="float"/>
          <table:table-cell table:formula="of:=MEDIAN([.$I473])" office:value-type="float"/>
          <table:table-cell table:formula="of:=MEDIAN([.$J473])" office:value-type="float"/>
          <table:table-cell table:formula="of:=MEDIAN([.$K473])" office:value-type="float"/>
          <table:table-cell table:formula="of:=MEDIAN([.$L473])" office:value-type="float"/>
          <table:table-cell table:formula="of:=MEDIAN([.$M473])" office:value-type="float"/>
          <table:table-cell table:formula="of:=MEDIAN([.$N473])" office:value-type="float"/>
          <table:table-cell table:formula="of:=MAX([.$B473])" office:value-type="float"/>
          <table:table-cell table:formula="of:=MAX([.$C473])" office:value-type="float"/>
          <table:table-cell table:formula="of:=MAX([.$D473])" office:value-type="float"/>
          <table:table-cell table:formula="of:=MAX([.$E473])" office:value-type="float"/>
          <table:table-cell table:formula="of:=MAX([.$F473])" office:value-type="float"/>
          <table:table-cell table:formula="of:=MAX([.$G473])" office:value-type="float"/>
          <table:table-cell table:formula="of:=MAX([.$H473])" office:value-type="float"/>
          <table:table-cell table:formula="of:=MAX([.$I473])" office:value-type="float"/>
          <table:table-cell table:formula="of:=MAX([.$J473])" office:value-type="float"/>
          <table:table-cell table:formula="of:=MAX([.$K473])" office:value-type="float"/>
          <table:table-cell table:formula="of:=MAX([.$L473])" office:value-type="float"/>
          <table:table-cell table:formula="of:=MAX([.$M473])" office:value-type="float"/>
          <table:table-cell table:formula="of:=MAX([.$N473])" office:value-type="float"/>
        </table:table-row>
        <table:table-row table:style-name="ro1">
          <table:table-cell office:value-type="string">
            <text:p>c5315/c5315.lp.1.2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795073.0"/>
          <table:table-cell office:value-type="float" office:value="1.0"/>
          <table:table-cell office:value-type="float" office:value="8.0"/>
          <table:table-cell office:value-type="float" office:value="269048.0"/>
          <table:table-cell office:value-type="float" office:value="679406675.0"/>
          <table:table-cell office:value-type="float" office:value="679406667.0"/>
          <table:table-cell office:value-type="float" office:value="10634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4])" office:value-type="float"/>
          <table:table-cell table:formula="of:=MIN([.$C474])" office:value-type="float"/>
          <table:table-cell table:formula="of:=MIN([.$D474])" office:value-type="float"/>
          <table:table-cell table:formula="of:=MIN([.$E474])" office:value-type="float"/>
          <table:table-cell table:formula="of:=MIN([.$F474])" office:value-type="float"/>
          <table:table-cell table:formula="of:=MIN([.$G474])" office:value-type="float"/>
          <table:table-cell table:formula="of:=MIN([.$H474])" office:value-type="float"/>
          <table:table-cell table:formula="of:=MIN([.$I474])" office:value-type="float"/>
          <table:table-cell table:formula="of:=MIN([.$J474])" office:value-type="float"/>
          <table:table-cell table:formula="of:=MIN([.$K474])" office:value-type="float"/>
          <table:table-cell table:formula="of:=MIN([.$L474])" office:value-type="float"/>
          <table:table-cell table:formula="of:=MIN([.$M474])" office:value-type="float"/>
          <table:table-cell table:formula="of:=MIN([.$N474])" office:value-type="float"/>
          <table:table-cell table:formula="of:=MEDIAN([.$B474])" office:value-type="float"/>
          <table:table-cell table:formula="of:=MEDIAN([.$C474])" office:value-type="float"/>
          <table:table-cell table:formula="of:=MEDIAN([.$D474])" office:value-type="float"/>
          <table:table-cell table:formula="of:=MEDIAN([.$E474])" office:value-type="float"/>
          <table:table-cell table:formula="of:=MEDIAN([.$F474])" office:value-type="float"/>
          <table:table-cell table:formula="of:=MEDIAN([.$G474])" office:value-type="float"/>
          <table:table-cell table:formula="of:=MEDIAN([.$H474])" office:value-type="float"/>
          <table:table-cell table:formula="of:=MEDIAN([.$I474])" office:value-type="float"/>
          <table:table-cell table:formula="of:=MEDIAN([.$J474])" office:value-type="float"/>
          <table:table-cell table:formula="of:=MEDIAN([.$K474])" office:value-type="float"/>
          <table:table-cell table:formula="of:=MEDIAN([.$L474])" office:value-type="float"/>
          <table:table-cell table:formula="of:=MEDIAN([.$M474])" office:value-type="float"/>
          <table:table-cell table:formula="of:=MEDIAN([.$N474])" office:value-type="float"/>
          <table:table-cell table:formula="of:=MAX([.$B474])" office:value-type="float"/>
          <table:table-cell table:formula="of:=MAX([.$C474])" office:value-type="float"/>
          <table:table-cell table:formula="of:=MAX([.$D474])" office:value-type="float"/>
          <table:table-cell table:formula="of:=MAX([.$E474])" office:value-type="float"/>
          <table:table-cell table:formula="of:=MAX([.$F474])" office:value-type="float"/>
          <table:table-cell table:formula="of:=MAX([.$G474])" office:value-type="float"/>
          <table:table-cell table:formula="of:=MAX([.$H474])" office:value-type="float"/>
          <table:table-cell table:formula="of:=MAX([.$I474])" office:value-type="float"/>
          <table:table-cell table:formula="of:=MAX([.$J474])" office:value-type="float"/>
          <table:table-cell table:formula="of:=MAX([.$K474])" office:value-type="float"/>
          <table:table-cell table:formula="of:=MAX([.$L474])" office:value-type="float"/>
          <table:table-cell table:formula="of:=MAX([.$M474])" office:value-type="float"/>
          <table:table-cell table:formula="of:=MAX([.$N474])" office:value-type="float"/>
        </table:table-row>
        <table:table-row table:style-name="ro1">
          <table:table-cell office:value-type="string">
            <text:p>c5315/c5315.lp.1.3</text:p>
          </table:table-cell>
          <table:table-cell office:value-type="float" office:value="600.0"/>
          <table:table-cell office:value-type="float" office:value="600.02"/>
          <table:table-cell office:value-type="float" office:value="599.96"/>
          <table:table-cell office:value-type="float" office:value="766293.0"/>
          <table:table-cell office:value-type="float" office:value="1.0"/>
          <table:table-cell office:value-type="float" office:value="9.0"/>
          <table:table-cell office:value-type="float" office:value="389967.0"/>
          <table:table-cell office:value-type="float" office:value="612834015.0"/>
          <table:table-cell office:value-type="float" office:value="612833994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5])" office:value-type="float"/>
          <table:table-cell table:formula="of:=MIN([.$C475])" office:value-type="float"/>
          <table:table-cell table:formula="of:=MIN([.$D475])" office:value-type="float"/>
          <table:table-cell table:formula="of:=MIN([.$E475])" office:value-type="float"/>
          <table:table-cell table:formula="of:=MIN([.$F475])" office:value-type="float"/>
          <table:table-cell table:formula="of:=MIN([.$G475])" office:value-type="float"/>
          <table:table-cell table:formula="of:=MIN([.$H475])" office:value-type="float"/>
          <table:table-cell table:formula="of:=MIN([.$I475])" office:value-type="float"/>
          <table:table-cell table:formula="of:=MIN([.$J475])" office:value-type="float"/>
          <table:table-cell table:formula="of:=MIN([.$K475])" office:value-type="float"/>
          <table:table-cell table:formula="of:=MIN([.$L475])" office:value-type="float"/>
          <table:table-cell table:formula="of:=MIN([.$M475])" office:value-type="float"/>
          <table:table-cell table:formula="of:=MIN([.$N475])" office:value-type="float"/>
          <table:table-cell table:formula="of:=MEDIAN([.$B475])" office:value-type="float"/>
          <table:table-cell table:formula="of:=MEDIAN([.$C475])" office:value-type="float"/>
          <table:table-cell table:formula="of:=MEDIAN([.$D475])" office:value-type="float"/>
          <table:table-cell table:formula="of:=MEDIAN([.$E475])" office:value-type="float"/>
          <table:table-cell table:formula="of:=MEDIAN([.$F475])" office:value-type="float"/>
          <table:table-cell table:formula="of:=MEDIAN([.$G475])" office:value-type="float"/>
          <table:table-cell table:formula="of:=MEDIAN([.$H475])" office:value-type="float"/>
          <table:table-cell table:formula="of:=MEDIAN([.$I475])" office:value-type="float"/>
          <table:table-cell table:formula="of:=MEDIAN([.$J475])" office:value-type="float"/>
          <table:table-cell table:formula="of:=MEDIAN([.$K475])" office:value-type="float"/>
          <table:table-cell table:formula="of:=MEDIAN([.$L475])" office:value-type="float"/>
          <table:table-cell table:formula="of:=MEDIAN([.$M475])" office:value-type="float"/>
          <table:table-cell table:formula="of:=MEDIAN([.$N475])" office:value-type="float"/>
          <table:table-cell table:formula="of:=MAX([.$B475])" office:value-type="float"/>
          <table:table-cell table:formula="of:=MAX([.$C475])" office:value-type="float"/>
          <table:table-cell table:formula="of:=MAX([.$D475])" office:value-type="float"/>
          <table:table-cell table:formula="of:=MAX([.$E475])" office:value-type="float"/>
          <table:table-cell table:formula="of:=MAX([.$F475])" office:value-type="float"/>
          <table:table-cell table:formula="of:=MAX([.$G475])" office:value-type="float"/>
          <table:table-cell table:formula="of:=MAX([.$H475])" office:value-type="float"/>
          <table:table-cell table:formula="of:=MAX([.$I475])" office:value-type="float"/>
          <table:table-cell table:formula="of:=MAX([.$J475])" office:value-type="float"/>
          <table:table-cell table:formula="of:=MAX([.$K475])" office:value-type="float"/>
          <table:table-cell table:formula="of:=MAX([.$L475])" office:value-type="float"/>
          <table:table-cell table:formula="of:=MAX([.$M475])" office:value-type="float"/>
          <table:table-cell table:formula="of:=MAX([.$N475])" office:value-type="float"/>
        </table:table-row>
        <table:table-row table:style-name="ro1">
          <table:table-cell office:value-type="string">
            <text:p>c5315/c5315.lp.1.4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766754.0"/>
          <table:table-cell office:value-type="float" office:value="1.0"/>
          <table:table-cell office:value-type="float" office:value="10.0"/>
          <table:table-cell office:value-type="float" office:value="370151.0"/>
          <table:table-cell office:value-type="float" office:value="686754393.0"/>
          <table:table-cell office:value-type="float" office:value="686754034.0"/>
          <table:table-cell office:value-type="float" office:value="10638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6])" office:value-type="float"/>
          <table:table-cell table:formula="of:=MIN([.$C476])" office:value-type="float"/>
          <table:table-cell table:formula="of:=MIN([.$D476])" office:value-type="float"/>
          <table:table-cell table:formula="of:=MIN([.$E476])" office:value-type="float"/>
          <table:table-cell table:formula="of:=MIN([.$F476])" office:value-type="float"/>
          <table:table-cell table:formula="of:=MIN([.$G476])" office:value-type="float"/>
          <table:table-cell table:formula="of:=MIN([.$H476])" office:value-type="float"/>
          <table:table-cell table:formula="of:=MIN([.$I476])" office:value-type="float"/>
          <table:table-cell table:formula="of:=MIN([.$J476])" office:value-type="float"/>
          <table:table-cell table:formula="of:=MIN([.$K476])" office:value-type="float"/>
          <table:table-cell table:formula="of:=MIN([.$L476])" office:value-type="float"/>
          <table:table-cell table:formula="of:=MIN([.$M476])" office:value-type="float"/>
          <table:table-cell table:formula="of:=MIN([.$N476])" office:value-type="float"/>
          <table:table-cell table:formula="of:=MEDIAN([.$B476])" office:value-type="float"/>
          <table:table-cell table:formula="of:=MEDIAN([.$C476])" office:value-type="float"/>
          <table:table-cell table:formula="of:=MEDIAN([.$D476])" office:value-type="float"/>
          <table:table-cell table:formula="of:=MEDIAN([.$E476])" office:value-type="float"/>
          <table:table-cell table:formula="of:=MEDIAN([.$F476])" office:value-type="float"/>
          <table:table-cell table:formula="of:=MEDIAN([.$G476])" office:value-type="float"/>
          <table:table-cell table:formula="of:=MEDIAN([.$H476])" office:value-type="float"/>
          <table:table-cell table:formula="of:=MEDIAN([.$I476])" office:value-type="float"/>
          <table:table-cell table:formula="of:=MEDIAN([.$J476])" office:value-type="float"/>
          <table:table-cell table:formula="of:=MEDIAN([.$K476])" office:value-type="float"/>
          <table:table-cell table:formula="of:=MEDIAN([.$L476])" office:value-type="float"/>
          <table:table-cell table:formula="of:=MEDIAN([.$M476])" office:value-type="float"/>
          <table:table-cell table:formula="of:=MEDIAN([.$N476])" office:value-type="float"/>
          <table:table-cell table:formula="of:=MAX([.$B476])" office:value-type="float"/>
          <table:table-cell table:formula="of:=MAX([.$C476])" office:value-type="float"/>
          <table:table-cell table:formula="of:=MAX([.$D476])" office:value-type="float"/>
          <table:table-cell table:formula="of:=MAX([.$E476])" office:value-type="float"/>
          <table:table-cell table:formula="of:=MAX([.$F476])" office:value-type="float"/>
          <table:table-cell table:formula="of:=MAX([.$G476])" office:value-type="float"/>
          <table:table-cell table:formula="of:=MAX([.$H476])" office:value-type="float"/>
          <table:table-cell table:formula="of:=MAX([.$I476])" office:value-type="float"/>
          <table:table-cell table:formula="of:=MAX([.$J476])" office:value-type="float"/>
          <table:table-cell table:formula="of:=MAX([.$K476])" office:value-type="float"/>
          <table:table-cell table:formula="of:=MAX([.$L476])" office:value-type="float"/>
          <table:table-cell table:formula="of:=MAX([.$M476])" office:value-type="float"/>
          <table:table-cell table:formula="of:=MAX([.$N476])" office:value-type="float"/>
        </table:table-row>
        <table:table-row table:style-name="ro1">
          <table:table-cell office:value-type="string">
            <text:p>c5315/c5315.lp.1.5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620685.0"/>
          <table:table-cell office:value-type="float" office:value="1.0"/>
          <table:table-cell office:value-type="float" office:value="5.0"/>
          <table:table-cell office:value-type="float" office:value="127094.0"/>
          <table:table-cell office:value-type="float" office:value="690672498.0"/>
          <table:table-cell office:value-type="float" office:value="690672478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7])" office:value-type="float"/>
          <table:table-cell table:formula="of:=MIN([.$C477])" office:value-type="float"/>
          <table:table-cell table:formula="of:=MIN([.$D477])" office:value-type="float"/>
          <table:table-cell table:formula="of:=MIN([.$E477])" office:value-type="float"/>
          <table:table-cell table:formula="of:=MIN([.$F477])" office:value-type="float"/>
          <table:table-cell table:formula="of:=MIN([.$G477])" office:value-type="float"/>
          <table:table-cell table:formula="of:=MIN([.$H477])" office:value-type="float"/>
          <table:table-cell table:formula="of:=MIN([.$I477])" office:value-type="float"/>
          <table:table-cell table:formula="of:=MIN([.$J477])" office:value-type="float"/>
          <table:table-cell table:formula="of:=MIN([.$K477])" office:value-type="float"/>
          <table:table-cell table:formula="of:=MIN([.$L477])" office:value-type="float"/>
          <table:table-cell table:formula="of:=MIN([.$M477])" office:value-type="float"/>
          <table:table-cell table:formula="of:=MIN([.$N477])" office:value-type="float"/>
          <table:table-cell table:formula="of:=MEDIAN([.$B477])" office:value-type="float"/>
          <table:table-cell table:formula="of:=MEDIAN([.$C477])" office:value-type="float"/>
          <table:table-cell table:formula="of:=MEDIAN([.$D477])" office:value-type="float"/>
          <table:table-cell table:formula="of:=MEDIAN([.$E477])" office:value-type="float"/>
          <table:table-cell table:formula="of:=MEDIAN([.$F477])" office:value-type="float"/>
          <table:table-cell table:formula="of:=MEDIAN([.$G477])" office:value-type="float"/>
          <table:table-cell table:formula="of:=MEDIAN([.$H477])" office:value-type="float"/>
          <table:table-cell table:formula="of:=MEDIAN([.$I477])" office:value-type="float"/>
          <table:table-cell table:formula="of:=MEDIAN([.$J477])" office:value-type="float"/>
          <table:table-cell table:formula="of:=MEDIAN([.$K477])" office:value-type="float"/>
          <table:table-cell table:formula="of:=MEDIAN([.$L477])" office:value-type="float"/>
          <table:table-cell table:formula="of:=MEDIAN([.$M477])" office:value-type="float"/>
          <table:table-cell table:formula="of:=MEDIAN([.$N477])" office:value-type="float"/>
          <table:table-cell table:formula="of:=MAX([.$B477])" office:value-type="float"/>
          <table:table-cell table:formula="of:=MAX([.$C477])" office:value-type="float"/>
          <table:table-cell table:formula="of:=MAX([.$D477])" office:value-type="float"/>
          <table:table-cell table:formula="of:=MAX([.$E477])" office:value-type="float"/>
          <table:table-cell table:formula="of:=MAX([.$F477])" office:value-type="float"/>
          <table:table-cell table:formula="of:=MAX([.$G477])" office:value-type="float"/>
          <table:table-cell table:formula="of:=MAX([.$H477])" office:value-type="float"/>
          <table:table-cell table:formula="of:=MAX([.$I477])" office:value-type="float"/>
          <table:table-cell table:formula="of:=MAX([.$J477])" office:value-type="float"/>
          <table:table-cell table:formula="of:=MAX([.$K477])" office:value-type="float"/>
          <table:table-cell table:formula="of:=MAX([.$L477])" office:value-type="float"/>
          <table:table-cell table:formula="of:=MAX([.$M477])" office:value-type="float"/>
          <table:table-cell table:formula="of:=MAX([.$N477])" office:value-type="float"/>
        </table:table-row>
        <table:table-row table:style-name="ro1">
          <table:table-cell office:value-type="string">
            <text:p>c5315/c5315.lp.1.6</text:p>
          </table:table-cell>
          <table:table-cell office:value-type="float" office:value="600.0"/>
          <table:table-cell office:value-type="float" office:value="600.018"/>
          <table:table-cell office:value-type="float" office:value="599.96"/>
          <table:table-cell office:value-type="float" office:value="665817.0"/>
          <table:table-cell office:value-type="float" office:value="1.0"/>
          <table:table-cell office:value-type="float" office:value="8.0"/>
          <table:table-cell office:value-type="float" office:value="303573.0"/>
          <table:table-cell office:value-type="float" office:value="596457456.0"/>
          <table:table-cell office:value-type="float" office:value="596457450.0"/>
          <table:table-cell office:value-type="float" office:value="10638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8])" office:value-type="float"/>
          <table:table-cell table:formula="of:=MIN([.$C478])" office:value-type="float"/>
          <table:table-cell table:formula="of:=MIN([.$D478])" office:value-type="float"/>
          <table:table-cell table:formula="of:=MIN([.$E478])" office:value-type="float"/>
          <table:table-cell table:formula="of:=MIN([.$F478])" office:value-type="float"/>
          <table:table-cell table:formula="of:=MIN([.$G478])" office:value-type="float"/>
          <table:table-cell table:formula="of:=MIN([.$H478])" office:value-type="float"/>
          <table:table-cell table:formula="of:=MIN([.$I478])" office:value-type="float"/>
          <table:table-cell table:formula="of:=MIN([.$J478])" office:value-type="float"/>
          <table:table-cell table:formula="of:=MIN([.$K478])" office:value-type="float"/>
          <table:table-cell table:formula="of:=MIN([.$L478])" office:value-type="float"/>
          <table:table-cell table:formula="of:=MIN([.$M478])" office:value-type="float"/>
          <table:table-cell table:formula="of:=MIN([.$N478])" office:value-type="float"/>
          <table:table-cell table:formula="of:=MEDIAN([.$B478])" office:value-type="float"/>
          <table:table-cell table:formula="of:=MEDIAN([.$C478])" office:value-type="float"/>
          <table:table-cell table:formula="of:=MEDIAN([.$D478])" office:value-type="float"/>
          <table:table-cell table:formula="of:=MEDIAN([.$E478])" office:value-type="float"/>
          <table:table-cell table:formula="of:=MEDIAN([.$F478])" office:value-type="float"/>
          <table:table-cell table:formula="of:=MEDIAN([.$G478])" office:value-type="float"/>
          <table:table-cell table:formula="of:=MEDIAN([.$H478])" office:value-type="float"/>
          <table:table-cell table:formula="of:=MEDIAN([.$I478])" office:value-type="float"/>
          <table:table-cell table:formula="of:=MEDIAN([.$J478])" office:value-type="float"/>
          <table:table-cell table:formula="of:=MEDIAN([.$K478])" office:value-type="float"/>
          <table:table-cell table:formula="of:=MEDIAN([.$L478])" office:value-type="float"/>
          <table:table-cell table:formula="of:=MEDIAN([.$M478])" office:value-type="float"/>
          <table:table-cell table:formula="of:=MEDIAN([.$N478])" office:value-type="float"/>
          <table:table-cell table:formula="of:=MAX([.$B478])" office:value-type="float"/>
          <table:table-cell table:formula="of:=MAX([.$C478])" office:value-type="float"/>
          <table:table-cell table:formula="of:=MAX([.$D478])" office:value-type="float"/>
          <table:table-cell table:formula="of:=MAX([.$E478])" office:value-type="float"/>
          <table:table-cell table:formula="of:=MAX([.$F478])" office:value-type="float"/>
          <table:table-cell table:formula="of:=MAX([.$G478])" office:value-type="float"/>
          <table:table-cell table:formula="of:=MAX([.$H478])" office:value-type="float"/>
          <table:table-cell table:formula="of:=MAX([.$I478])" office:value-type="float"/>
          <table:table-cell table:formula="of:=MAX([.$J478])" office:value-type="float"/>
          <table:table-cell table:formula="of:=MAX([.$K478])" office:value-type="float"/>
          <table:table-cell table:formula="of:=MAX([.$L478])" office:value-type="float"/>
          <table:table-cell table:formula="of:=MAX([.$M478])" office:value-type="float"/>
          <table:table-cell table:formula="of:=MAX([.$N478])" office:value-type="float"/>
        </table:table-row>
        <table:table-row table:style-name="ro1">
          <table:table-cell office:value-type="string">
            <text:p>c5315/c5315.lp.1.7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78571.0"/>
          <table:table-cell office:value-type="float" office:value="1.0"/>
          <table:table-cell office:value-type="float" office:value="6.0"/>
          <table:table-cell office:value-type="float" office:value="212778.0"/>
          <table:table-cell office:value-type="float" office:value="549254334.0"/>
          <table:table-cell office:value-type="float" office:value="549254331.0"/>
          <table:table-cell office:value-type="float" office:value="10640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9])" office:value-type="float"/>
          <table:table-cell table:formula="of:=MIN([.$C479])" office:value-type="float"/>
          <table:table-cell table:formula="of:=MIN([.$D479])" office:value-type="float"/>
          <table:table-cell table:formula="of:=MIN([.$E479])" office:value-type="float"/>
          <table:table-cell table:formula="of:=MIN([.$F479])" office:value-type="float"/>
          <table:table-cell table:formula="of:=MIN([.$G479])" office:value-type="float"/>
          <table:table-cell table:formula="of:=MIN([.$H479])" office:value-type="float"/>
          <table:table-cell table:formula="of:=MIN([.$I479])" office:value-type="float"/>
          <table:table-cell table:formula="of:=MIN([.$J479])" office:value-type="float"/>
          <table:table-cell table:formula="of:=MIN([.$K479])" office:value-type="float"/>
          <table:table-cell table:formula="of:=MIN([.$L479])" office:value-type="float"/>
          <table:table-cell table:formula="of:=MIN([.$M479])" office:value-type="float"/>
          <table:table-cell table:formula="of:=MIN([.$N479])" office:value-type="float"/>
          <table:table-cell table:formula="of:=MEDIAN([.$B479])" office:value-type="float"/>
          <table:table-cell table:formula="of:=MEDIAN([.$C479])" office:value-type="float"/>
          <table:table-cell table:formula="of:=MEDIAN([.$D479])" office:value-type="float"/>
          <table:table-cell table:formula="of:=MEDIAN([.$E479])" office:value-type="float"/>
          <table:table-cell table:formula="of:=MEDIAN([.$F479])" office:value-type="float"/>
          <table:table-cell table:formula="of:=MEDIAN([.$G479])" office:value-type="float"/>
          <table:table-cell table:formula="of:=MEDIAN([.$H479])" office:value-type="float"/>
          <table:table-cell table:formula="of:=MEDIAN([.$I479])" office:value-type="float"/>
          <table:table-cell table:formula="of:=MEDIAN([.$J479])" office:value-type="float"/>
          <table:table-cell table:formula="of:=MEDIAN([.$K479])" office:value-type="float"/>
          <table:table-cell table:formula="of:=MEDIAN([.$L479])" office:value-type="float"/>
          <table:table-cell table:formula="of:=MEDIAN([.$M479])" office:value-type="float"/>
          <table:table-cell table:formula="of:=MEDIAN([.$N479])" office:value-type="float"/>
          <table:table-cell table:formula="of:=MAX([.$B479])" office:value-type="float"/>
          <table:table-cell table:formula="of:=MAX([.$C479])" office:value-type="float"/>
          <table:table-cell table:formula="of:=MAX([.$D479])" office:value-type="float"/>
          <table:table-cell table:formula="of:=MAX([.$E479])" office:value-type="float"/>
          <table:table-cell table:formula="of:=MAX([.$F479])" office:value-type="float"/>
          <table:table-cell table:formula="of:=MAX([.$G479])" office:value-type="float"/>
          <table:table-cell table:formula="of:=MAX([.$H479])" office:value-type="float"/>
          <table:table-cell table:formula="of:=MAX([.$I479])" office:value-type="float"/>
          <table:table-cell table:formula="of:=MAX([.$J479])" office:value-type="float"/>
          <table:table-cell table:formula="of:=MAX([.$K479])" office:value-type="float"/>
          <table:table-cell table:formula="of:=MAX([.$L479])" office:value-type="float"/>
          <table:table-cell table:formula="of:=MAX([.$M479])" office:value-type="float"/>
          <table:table-cell table:formula="of:=MAX([.$N479])" office:value-type="float"/>
        </table:table-row>
        <table:table-row table:style-name="ro1">
          <table:table-cell office:value-type="string">
            <text:p>c5315/c5315.lp.1.8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582777.0"/>
          <table:table-cell office:value-type="float" office:value="1.0"/>
          <table:table-cell office:value-type="float" office:value="5.0"/>
          <table:table-cell office:value-type="float" office:value="124718.0"/>
          <table:table-cell office:value-type="float" office:value="560524910.0"/>
          <table:table-cell office:value-type="float" office:value="560524908.0"/>
          <table:table-cell office:value-type="float" office:value="10643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80])" office:value-type="float"/>
          <table:table-cell table:formula="of:=MIN([.$C480])" office:value-type="float"/>
          <table:table-cell table:formula="of:=MIN([.$D480])" office:value-type="float"/>
          <table:table-cell table:formula="of:=MIN([.$E480])" office:value-type="float"/>
          <table:table-cell table:formula="of:=MIN([.$F480])" office:value-type="float"/>
          <table:table-cell table:formula="of:=MIN([.$G480])" office:value-type="float"/>
          <table:table-cell table:formula="of:=MIN([.$H480])" office:value-type="float"/>
          <table:table-cell table:formula="of:=MIN([.$I480])" office:value-type="float"/>
          <table:table-cell table:formula="of:=MIN([.$J480])" office:value-type="float"/>
          <table:table-cell table:formula="of:=MIN([.$K480])" office:value-type="float"/>
          <table:table-cell table:formula="of:=MIN([.$L480])" office:value-type="float"/>
          <table:table-cell table:formula="of:=MIN([.$M480])" office:value-type="float"/>
          <table:table-cell table:formula="of:=MIN([.$N480])" office:value-type="float"/>
          <table:table-cell table:formula="of:=MEDIAN([.$B480])" office:value-type="float"/>
          <table:table-cell table:formula="of:=MEDIAN([.$C480])" office:value-type="float"/>
          <table:table-cell table:formula="of:=MEDIAN([.$D480])" office:value-type="float"/>
          <table:table-cell table:formula="of:=MEDIAN([.$E480])" office:value-type="float"/>
          <table:table-cell table:formula="of:=MEDIAN([.$F480])" office:value-type="float"/>
          <table:table-cell table:formula="of:=MEDIAN([.$G480])" office:value-type="float"/>
          <table:table-cell table:formula="of:=MEDIAN([.$H480])" office:value-type="float"/>
          <table:table-cell table:formula="of:=MEDIAN([.$I480])" office:value-type="float"/>
          <table:table-cell table:formula="of:=MEDIAN([.$J480])" office:value-type="float"/>
          <table:table-cell table:formula="of:=MEDIAN([.$K480])" office:value-type="float"/>
          <table:table-cell table:formula="of:=MEDIAN([.$L480])" office:value-type="float"/>
          <table:table-cell table:formula="of:=MEDIAN([.$M480])" office:value-type="float"/>
          <table:table-cell table:formula="of:=MEDIAN([.$N480])" office:value-type="float"/>
          <table:table-cell table:formula="of:=MAX([.$B480])" office:value-type="float"/>
          <table:table-cell table:formula="of:=MAX([.$C480])" office:value-type="float"/>
          <table:table-cell table:formula="of:=MAX([.$D480])" office:value-type="float"/>
          <table:table-cell table:formula="of:=MAX([.$E480])" office:value-type="float"/>
          <table:table-cell table:formula="of:=MAX([.$F480])" office:value-type="float"/>
          <table:table-cell table:formula="of:=MAX([.$G480])" office:value-type="float"/>
          <table:table-cell table:formula="of:=MAX([.$H480])" office:value-type="float"/>
          <table:table-cell table:formula="of:=MAX([.$I480])" office:value-type="float"/>
          <table:table-cell table:formula="of:=MAX([.$J480])" office:value-type="float"/>
          <table:table-cell table:formula="of:=MAX([.$K480])" office:value-type="float"/>
          <table:table-cell table:formula="of:=MAX([.$L480])" office:value-type="float"/>
          <table:table-cell table:formula="of:=MAX([.$M480])" office:value-type="float"/>
          <table:table-cell table:formula="of:=MAX([.$N480])" office:value-type="float"/>
        </table:table-row>
        <table:table-row table:style-name="ro1">
          <table:table-cell office:value-type="string">
            <text:p>c5315/c5315.lp.10.1</text:p>
          </table:table-cell>
          <table:table-cell office:value-type="float" office:value="600.0"/>
          <table:table-cell office:value-type="float" office:value="600.018"/>
          <table:table-cell office:value-type="float" office:value="599.96"/>
          <table:table-cell office:value-type="float" office:value="444046.0"/>
          <table:table-cell office:value-type="float" office:value="1.0"/>
          <table:table-cell office:value-type="float" office:value="1.0"/>
          <table:table-cell office:value-type="float" office:value="125164.0"/>
          <table:table-cell office:value-type="float" office:value="810987439.0"/>
          <table:table-cell office:value-type="float" office:value="810987439.0"/>
          <table:table-cell office:value-type="float" office:value="10657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1])" office:value-type="float"/>
          <table:table-cell table:formula="of:=MIN([.$C481])" office:value-type="float"/>
          <table:table-cell table:formula="of:=MIN([.$D481])" office:value-type="float"/>
          <table:table-cell table:formula="of:=MIN([.$E481])" office:value-type="float"/>
          <table:table-cell table:formula="of:=MIN([.$F481])" office:value-type="float"/>
          <table:table-cell table:formula="of:=MIN([.$G481])" office:value-type="float"/>
          <table:table-cell table:formula="of:=MIN([.$H481])" office:value-type="float"/>
          <table:table-cell table:formula="of:=MIN([.$I481])" office:value-type="float"/>
          <table:table-cell table:formula="of:=MIN([.$J481])" office:value-type="float"/>
          <table:table-cell table:formula="of:=MIN([.$K481])" office:value-type="float"/>
          <table:table-cell table:formula="of:=MIN([.$L481])" office:value-type="float"/>
          <table:table-cell table:formula="of:=MIN([.$M481])" office:value-type="float"/>
          <table:table-cell table:formula="of:=MIN([.$N481])" office:value-type="float"/>
          <table:table-cell table:formula="of:=MEDIAN([.$B481])" office:value-type="float"/>
          <table:table-cell table:formula="of:=MEDIAN([.$C481])" office:value-type="float"/>
          <table:table-cell table:formula="of:=MEDIAN([.$D481])" office:value-type="float"/>
          <table:table-cell table:formula="of:=MEDIAN([.$E481])" office:value-type="float"/>
          <table:table-cell table:formula="of:=MEDIAN([.$F481])" office:value-type="float"/>
          <table:table-cell table:formula="of:=MEDIAN([.$G481])" office:value-type="float"/>
          <table:table-cell table:formula="of:=MEDIAN([.$H481])" office:value-type="float"/>
          <table:table-cell table:formula="of:=MEDIAN([.$I481])" office:value-type="float"/>
          <table:table-cell table:formula="of:=MEDIAN([.$J481])" office:value-type="float"/>
          <table:table-cell table:formula="of:=MEDIAN([.$K481])" office:value-type="float"/>
          <table:table-cell table:formula="of:=MEDIAN([.$L481])" office:value-type="float"/>
          <table:table-cell table:formula="of:=MEDIAN([.$M481])" office:value-type="float"/>
          <table:table-cell table:formula="of:=MEDIAN([.$N481])" office:value-type="float"/>
          <table:table-cell table:formula="of:=MAX([.$B481])" office:value-type="float"/>
          <table:table-cell table:formula="of:=MAX([.$C481])" office:value-type="float"/>
          <table:table-cell table:formula="of:=MAX([.$D481])" office:value-type="float"/>
          <table:table-cell table:formula="of:=MAX([.$E481])" office:value-type="float"/>
          <table:table-cell table:formula="of:=MAX([.$F481])" office:value-type="float"/>
          <table:table-cell table:formula="of:=MAX([.$G481])" office:value-type="float"/>
          <table:table-cell table:formula="of:=MAX([.$H481])" office:value-type="float"/>
          <table:table-cell table:formula="of:=MAX([.$I481])" office:value-type="float"/>
          <table:table-cell table:formula="of:=MAX([.$J481])" office:value-type="float"/>
          <table:table-cell table:formula="of:=MAX([.$K481])" office:value-type="float"/>
          <table:table-cell table:formula="of:=MAX([.$L481])" office:value-type="float"/>
          <table:table-cell table:formula="of:=MAX([.$M481])" office:value-type="float"/>
          <table:table-cell table:formula="of:=MAX([.$N481])" office:value-type="float"/>
        </table:table-row>
        <table:table-row table:style-name="ro1">
          <table:table-cell office:value-type="string">
            <text:p>c5315/c5315.lp.10.2</text:p>
          </table:table-cell>
          <table:table-cell office:value-type="float" office:value="600.0"/>
          <table:table-cell office:value-type="float" office:value="600.009"/>
          <table:table-cell office:value-type="float" office:value="599.95"/>
          <table:table-cell office:value-type="float" office:value="568792.0"/>
          <table:table-cell office:value-type="float" office:value="1.0"/>
          <table:table-cell office:value-type="float" office:value="6.0"/>
          <table:table-cell office:value-type="float" office:value="190507.0"/>
          <table:table-cell office:value-type="float" office:value="789856356.0"/>
          <table:table-cell office:value-type="float" office:value="789808179.0"/>
          <table:table-cell office:value-type="float" office:value="10659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2])" office:value-type="float"/>
          <table:table-cell table:formula="of:=MIN([.$C482])" office:value-type="float"/>
          <table:table-cell table:formula="of:=MIN([.$D482])" office:value-type="float"/>
          <table:table-cell table:formula="of:=MIN([.$E482])" office:value-type="float"/>
          <table:table-cell table:formula="of:=MIN([.$F482])" office:value-type="float"/>
          <table:table-cell table:formula="of:=MIN([.$G482])" office:value-type="float"/>
          <table:table-cell table:formula="of:=MIN([.$H482])" office:value-type="float"/>
          <table:table-cell table:formula="of:=MIN([.$I482])" office:value-type="float"/>
          <table:table-cell table:formula="of:=MIN([.$J482])" office:value-type="float"/>
          <table:table-cell table:formula="of:=MIN([.$K482])" office:value-type="float"/>
          <table:table-cell table:formula="of:=MIN([.$L482])" office:value-type="float"/>
          <table:table-cell table:formula="of:=MIN([.$M482])" office:value-type="float"/>
          <table:table-cell table:formula="of:=MIN([.$N482])" office:value-type="float"/>
          <table:table-cell table:formula="of:=MEDIAN([.$B482])" office:value-type="float"/>
          <table:table-cell table:formula="of:=MEDIAN([.$C482])" office:value-type="float"/>
          <table:table-cell table:formula="of:=MEDIAN([.$D482])" office:value-type="float"/>
          <table:table-cell table:formula="of:=MEDIAN([.$E482])" office:value-type="float"/>
          <table:table-cell table:formula="of:=MEDIAN([.$F482])" office:value-type="float"/>
          <table:table-cell table:formula="of:=MEDIAN([.$G482])" office:value-type="float"/>
          <table:table-cell table:formula="of:=MEDIAN([.$H482])" office:value-type="float"/>
          <table:table-cell table:formula="of:=MEDIAN([.$I482])" office:value-type="float"/>
          <table:table-cell table:formula="of:=MEDIAN([.$J482])" office:value-type="float"/>
          <table:table-cell table:formula="of:=MEDIAN([.$K482])" office:value-type="float"/>
          <table:table-cell table:formula="of:=MEDIAN([.$L482])" office:value-type="float"/>
          <table:table-cell table:formula="of:=MEDIAN([.$M482])" office:value-type="float"/>
          <table:table-cell table:formula="of:=MEDIAN([.$N482])" office:value-type="float"/>
          <table:table-cell table:formula="of:=MAX([.$B482])" office:value-type="float"/>
          <table:table-cell table:formula="of:=MAX([.$C482])" office:value-type="float"/>
          <table:table-cell table:formula="of:=MAX([.$D482])" office:value-type="float"/>
          <table:table-cell table:formula="of:=MAX([.$E482])" office:value-type="float"/>
          <table:table-cell table:formula="of:=MAX([.$F482])" office:value-type="float"/>
          <table:table-cell table:formula="of:=MAX([.$G482])" office:value-type="float"/>
          <table:table-cell table:formula="of:=MAX([.$H482])" office:value-type="float"/>
          <table:table-cell table:formula="of:=MAX([.$I482])" office:value-type="float"/>
          <table:table-cell table:formula="of:=MAX([.$J482])" office:value-type="float"/>
          <table:table-cell table:formula="of:=MAX([.$K482])" office:value-type="float"/>
          <table:table-cell table:formula="of:=MAX([.$L482])" office:value-type="float"/>
          <table:table-cell table:formula="of:=MAX([.$M482])" office:value-type="float"/>
          <table:table-cell table:formula="of:=MAX([.$N482])" office:value-type="float"/>
        </table:table-row>
        <table:table-row table:style-name="ro1">
          <table:table-cell office:value-type="string">
            <text:p>c5315/c5315.lp.10.3</text:p>
          </table:table-cell>
          <table:table-cell office:value-type="float" office:value="600.0"/>
          <table:table-cell office:value-type="float" office:value="600.018"/>
          <table:table-cell office:value-type="float" office:value="599.97"/>
          <table:table-cell office:value-type="float" office:value="638752.0"/>
          <table:table-cell office:value-type="float" office:value="1.0"/>
          <table:table-cell office:value-type="float" office:value="5.0"/>
          <table:table-cell office:value-type="float" office:value="130030.0"/>
          <table:table-cell office:value-type="float" office:value="663676471.0"/>
          <table:table-cell office:value-type="float" office:value="663676471.0"/>
          <table:table-cell office:value-type="float" office:value="10657.0"/>
          <table:table-cell office:value-type="float" office:value="5972.0"/>
          <table:table-cell office:value-type="float" office:value="0.0"/>
          <table:table-cell office:value-type="float" office:value="0.0"/>
          <table:table-cell table:formula="of:=MIN([.$B483])" office:value-type="float"/>
          <table:table-cell table:formula="of:=MIN([.$C483])" office:value-type="float"/>
          <table:table-cell table:formula="of:=MIN([.$D483])" office:value-type="float"/>
          <table:table-cell table:formula="of:=MIN([.$E483])" office:value-type="float"/>
          <table:table-cell table:formula="of:=MIN([.$F483])" office:value-type="float"/>
          <table:table-cell table:formula="of:=MIN([.$G483])" office:value-type="float"/>
          <table:table-cell table:formula="of:=MIN([.$H483])" office:value-type="float"/>
          <table:table-cell table:formula="of:=MIN([.$I483])" office:value-type="float"/>
          <table:table-cell table:formula="of:=MIN([.$J483])" office:value-type="float"/>
          <table:table-cell table:formula="of:=MIN([.$K483])" office:value-type="float"/>
          <table:table-cell table:formula="of:=MIN([.$L483])" office:value-type="float"/>
          <table:table-cell table:formula="of:=MIN([.$M483])" office:value-type="float"/>
          <table:table-cell table:formula="of:=MIN([.$N483])" office:value-type="float"/>
          <table:table-cell table:formula="of:=MEDIAN([.$B483])" office:value-type="float"/>
          <table:table-cell table:formula="of:=MEDIAN([.$C483])" office:value-type="float"/>
          <table:table-cell table:formula="of:=MEDIAN([.$D483])" office:value-type="float"/>
          <table:table-cell table:formula="of:=MEDIAN([.$E483])" office:value-type="float"/>
          <table:table-cell table:formula="of:=MEDIAN([.$F483])" office:value-type="float"/>
          <table:table-cell table:formula="of:=MEDIAN([.$G483])" office:value-type="float"/>
          <table:table-cell table:formula="of:=MEDIAN([.$H483])" office:value-type="float"/>
          <table:table-cell table:formula="of:=MEDIAN([.$I483])" office:value-type="float"/>
          <table:table-cell table:formula="of:=MEDIAN([.$J483])" office:value-type="float"/>
          <table:table-cell table:formula="of:=MEDIAN([.$K483])" office:value-type="float"/>
          <table:table-cell table:formula="of:=MEDIAN([.$L483])" office:value-type="float"/>
          <table:table-cell table:formula="of:=MEDIAN([.$M483])" office:value-type="float"/>
          <table:table-cell table:formula="of:=MEDIAN([.$N483])" office:value-type="float"/>
          <table:table-cell table:formula="of:=MAX([.$B483])" office:value-type="float"/>
          <table:table-cell table:formula="of:=MAX([.$C483])" office:value-type="float"/>
          <table:table-cell table:formula="of:=MAX([.$D483])" office:value-type="float"/>
          <table:table-cell table:formula="of:=MAX([.$E483])" office:value-type="float"/>
          <table:table-cell table:formula="of:=MAX([.$F483])" office:value-type="float"/>
          <table:table-cell table:formula="of:=MAX([.$G483])" office:value-type="float"/>
          <table:table-cell table:formula="of:=MAX([.$H483])" office:value-type="float"/>
          <table:table-cell table:formula="of:=MAX([.$I483])" office:value-type="float"/>
          <table:table-cell table:formula="of:=MAX([.$J483])" office:value-type="float"/>
          <table:table-cell table:formula="of:=MAX([.$K483])" office:value-type="float"/>
          <table:table-cell table:formula="of:=MAX([.$L483])" office:value-type="float"/>
          <table:table-cell table:formula="of:=MAX([.$M483])" office:value-type="float"/>
          <table:table-cell table:formula="of:=MAX([.$N483])" office:value-type="float"/>
        </table:table-row>
        <table:table-row table:style-name="ro1">
          <table:table-cell office:value-type="string">
            <text:p>c5315/c5315.lp.10.4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388750.0"/>
          <table:table-cell office:value-type="float" office:value="1.0"/>
          <table:table-cell office:value-type="float" office:value="2.0"/>
          <table:table-cell office:value-type="float" office:value="128004.0"/>
          <table:table-cell office:value-type="float" office:value="667644908.0"/>
          <table:table-cell office:value-type="float" office:value="667644908.0"/>
          <table:table-cell office:value-type="float" office:value="10652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84])" office:value-type="float"/>
          <table:table-cell table:formula="of:=MIN([.$C484])" office:value-type="float"/>
          <table:table-cell table:formula="of:=MIN([.$D484])" office:value-type="float"/>
          <table:table-cell table:formula="of:=MIN([.$E484])" office:value-type="float"/>
          <table:table-cell table:formula="of:=MIN([.$F484])" office:value-type="float"/>
          <table:table-cell table:formula="of:=MIN([.$G484])" office:value-type="float"/>
          <table:table-cell table:formula="of:=MIN([.$H484])" office:value-type="float"/>
          <table:table-cell table:formula="of:=MIN([.$I484])" office:value-type="float"/>
          <table:table-cell table:formula="of:=MIN([.$J484])" office:value-type="float"/>
          <table:table-cell table:formula="of:=MIN([.$K484])" office:value-type="float"/>
          <table:table-cell table:formula="of:=MIN([.$L484])" office:value-type="float"/>
          <table:table-cell table:formula="of:=MIN([.$M484])" office:value-type="float"/>
          <table:table-cell table:formula="of:=MIN([.$N484])" office:value-type="float"/>
          <table:table-cell table:formula="of:=MEDIAN([.$B484])" office:value-type="float"/>
          <table:table-cell table:formula="of:=MEDIAN([.$C484])" office:value-type="float"/>
          <table:table-cell table:formula="of:=MEDIAN([.$D484])" office:value-type="float"/>
          <table:table-cell table:formula="of:=MEDIAN([.$E484])" office:value-type="float"/>
          <table:table-cell table:formula="of:=MEDIAN([.$F484])" office:value-type="float"/>
          <table:table-cell table:formula="of:=MEDIAN([.$G484])" office:value-type="float"/>
          <table:table-cell table:formula="of:=MEDIAN([.$H484])" office:value-type="float"/>
          <table:table-cell table:formula="of:=MEDIAN([.$I484])" office:value-type="float"/>
          <table:table-cell table:formula="of:=MEDIAN([.$J484])" office:value-type="float"/>
          <table:table-cell table:formula="of:=MEDIAN([.$K484])" office:value-type="float"/>
          <table:table-cell table:formula="of:=MEDIAN([.$L484])" office:value-type="float"/>
          <table:table-cell table:formula="of:=MEDIAN([.$M484])" office:value-type="float"/>
          <table:table-cell table:formula="of:=MEDIAN([.$N484])" office:value-type="float"/>
          <table:table-cell table:formula="of:=MAX([.$B484])" office:value-type="float"/>
          <table:table-cell table:formula="of:=MAX([.$C484])" office:value-type="float"/>
          <table:table-cell table:formula="of:=MAX([.$D484])" office:value-type="float"/>
          <table:table-cell table:formula="of:=MAX([.$E484])" office:value-type="float"/>
          <table:table-cell table:formula="of:=MAX([.$F484])" office:value-type="float"/>
          <table:table-cell table:formula="of:=MAX([.$G484])" office:value-type="float"/>
          <table:table-cell table:formula="of:=MAX([.$H484])" office:value-type="float"/>
          <table:table-cell table:formula="of:=MAX([.$I484])" office:value-type="float"/>
          <table:table-cell table:formula="of:=MAX([.$J484])" office:value-type="float"/>
          <table:table-cell table:formula="of:=MAX([.$K484])" office:value-type="float"/>
          <table:table-cell table:formula="of:=MAX([.$L484])" office:value-type="float"/>
          <table:table-cell table:formula="of:=MAX([.$M484])" office:value-type="float"/>
          <table:table-cell table:formula="of:=MAX([.$N484])" office:value-type="float"/>
        </table:table-row>
        <table:table-row table:style-name="ro1">
          <table:table-cell office:value-type="string">
            <text:p>c5315/c5315.lp.10.5</text:p>
          </table:table-cell>
          <table:table-cell office:value-type="float" office:value="600.0"/>
          <table:table-cell office:value-type="float" office:value="600.03"/>
          <table:table-cell office:value-type="float" office:value="599.99"/>
          <table:table-cell office:value-type="float" office:value="461317.0"/>
          <table:table-cell office:value-type="float" office:value="1.0"/>
          <table:table-cell office:value-type="float" office:value="2.0"/>
          <table:table-cell office:value-type="float" office:value="139219.0"/>
          <table:table-cell office:value-type="float" office:value="715409381.0"/>
          <table:table-cell office:value-type="float" office:value="715409381.0"/>
          <table:table-cell office:value-type="float" office:value="10650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5])" office:value-type="float"/>
          <table:table-cell table:formula="of:=MIN([.$C485])" office:value-type="float"/>
          <table:table-cell table:formula="of:=MIN([.$D485])" office:value-type="float"/>
          <table:table-cell table:formula="of:=MIN([.$E485])" office:value-type="float"/>
          <table:table-cell table:formula="of:=MIN([.$F485])" office:value-type="float"/>
          <table:table-cell table:formula="of:=MIN([.$G485])" office:value-type="float"/>
          <table:table-cell table:formula="of:=MIN([.$H485])" office:value-type="float"/>
          <table:table-cell table:formula="of:=MIN([.$I485])" office:value-type="float"/>
          <table:table-cell table:formula="of:=MIN([.$J485])" office:value-type="float"/>
          <table:table-cell table:formula="of:=MIN([.$K485])" office:value-type="float"/>
          <table:table-cell table:formula="of:=MIN([.$L485])" office:value-type="float"/>
          <table:table-cell table:formula="of:=MIN([.$M485])" office:value-type="float"/>
          <table:table-cell table:formula="of:=MIN([.$N485])" office:value-type="float"/>
          <table:table-cell table:formula="of:=MEDIAN([.$B485])" office:value-type="float"/>
          <table:table-cell table:formula="of:=MEDIAN([.$C485])" office:value-type="float"/>
          <table:table-cell table:formula="of:=MEDIAN([.$D485])" office:value-type="float"/>
          <table:table-cell table:formula="of:=MEDIAN([.$E485])" office:value-type="float"/>
          <table:table-cell table:formula="of:=MEDIAN([.$F485])" office:value-type="float"/>
          <table:table-cell table:formula="of:=MEDIAN([.$G485])" office:value-type="float"/>
          <table:table-cell table:formula="of:=MEDIAN([.$H485])" office:value-type="float"/>
          <table:table-cell table:formula="of:=MEDIAN([.$I485])" office:value-type="float"/>
          <table:table-cell table:formula="of:=MEDIAN([.$J485])" office:value-type="float"/>
          <table:table-cell table:formula="of:=MEDIAN([.$K485])" office:value-type="float"/>
          <table:table-cell table:formula="of:=MEDIAN([.$L485])" office:value-type="float"/>
          <table:table-cell table:formula="of:=MEDIAN([.$M485])" office:value-type="float"/>
          <table:table-cell table:formula="of:=MEDIAN([.$N485])" office:value-type="float"/>
          <table:table-cell table:formula="of:=MAX([.$B485])" office:value-type="float"/>
          <table:table-cell table:formula="of:=MAX([.$C485])" office:value-type="float"/>
          <table:table-cell table:formula="of:=MAX([.$D485])" office:value-type="float"/>
          <table:table-cell table:formula="of:=MAX([.$E485])" office:value-type="float"/>
          <table:table-cell table:formula="of:=MAX([.$F485])" office:value-type="float"/>
          <table:table-cell table:formula="of:=MAX([.$G485])" office:value-type="float"/>
          <table:table-cell table:formula="of:=MAX([.$H485])" office:value-type="float"/>
          <table:table-cell table:formula="of:=MAX([.$I485])" office:value-type="float"/>
          <table:table-cell table:formula="of:=MAX([.$J485])" office:value-type="float"/>
          <table:table-cell table:formula="of:=MAX([.$K485])" office:value-type="float"/>
          <table:table-cell table:formula="of:=MAX([.$L485])" office:value-type="float"/>
          <table:table-cell table:formula="of:=MAX([.$M485])" office:value-type="float"/>
          <table:table-cell table:formula="of:=MAX([.$N485])" office:value-type="float"/>
        </table:table-row>
        <table:table-row table:style-name="ro1">
          <table:table-cell office:value-type="string">
            <text:p>c5315/c5315.lp.10.6</text:p>
          </table:table-cell>
          <table:table-cell office:value-type="float" office:value="600.0"/>
          <table:table-cell office:value-type="float" office:value="600.026"/>
          <table:table-cell office:value-type="float" office:value="599.97"/>
          <table:table-cell office:value-type="float" office:value="467289.0"/>
          <table:table-cell office:value-type="float" office:value="1.0"/>
          <table:table-cell office:value-type="float" office:value="2.0"/>
          <table:table-cell office:value-type="float" office:value="122682.0"/>
          <table:table-cell office:value-type="float" office:value="806192683.0"/>
          <table:table-cell office:value-type="float" office:value="806192683.0"/>
          <table:table-cell office:value-type="float" office:value="10652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6])" office:value-type="float"/>
          <table:table-cell table:formula="of:=MIN([.$C486])" office:value-type="float"/>
          <table:table-cell table:formula="of:=MIN([.$D486])" office:value-type="float"/>
          <table:table-cell table:formula="of:=MIN([.$E486])" office:value-type="float"/>
          <table:table-cell table:formula="of:=MIN([.$F486])" office:value-type="float"/>
          <table:table-cell table:formula="of:=MIN([.$G486])" office:value-type="float"/>
          <table:table-cell table:formula="of:=MIN([.$H486])" office:value-type="float"/>
          <table:table-cell table:formula="of:=MIN([.$I486])" office:value-type="float"/>
          <table:table-cell table:formula="of:=MIN([.$J486])" office:value-type="float"/>
          <table:table-cell table:formula="of:=MIN([.$K486])" office:value-type="float"/>
          <table:table-cell table:formula="of:=MIN([.$L486])" office:value-type="float"/>
          <table:table-cell table:formula="of:=MIN([.$M486])" office:value-type="float"/>
          <table:table-cell table:formula="of:=MIN([.$N486])" office:value-type="float"/>
          <table:table-cell table:formula="of:=MEDIAN([.$B486])" office:value-type="float"/>
          <table:table-cell table:formula="of:=MEDIAN([.$C486])" office:value-type="float"/>
          <table:table-cell table:formula="of:=MEDIAN([.$D486])" office:value-type="float"/>
          <table:table-cell table:formula="of:=MEDIAN([.$E486])" office:value-type="float"/>
          <table:table-cell table:formula="of:=MEDIAN([.$F486])" office:value-type="float"/>
          <table:table-cell table:formula="of:=MEDIAN([.$G486])" office:value-type="float"/>
          <table:table-cell table:formula="of:=MEDIAN([.$H486])" office:value-type="float"/>
          <table:table-cell table:formula="of:=MEDIAN([.$I486])" office:value-type="float"/>
          <table:table-cell table:formula="of:=MEDIAN([.$J486])" office:value-type="float"/>
          <table:table-cell table:formula="of:=MEDIAN([.$K486])" office:value-type="float"/>
          <table:table-cell table:formula="of:=MEDIAN([.$L486])" office:value-type="float"/>
          <table:table-cell table:formula="of:=MEDIAN([.$M486])" office:value-type="float"/>
          <table:table-cell table:formula="of:=MEDIAN([.$N486])" office:value-type="float"/>
          <table:table-cell table:formula="of:=MAX([.$B486])" office:value-type="float"/>
          <table:table-cell table:formula="of:=MAX([.$C486])" office:value-type="float"/>
          <table:table-cell table:formula="of:=MAX([.$D486])" office:value-type="float"/>
          <table:table-cell table:formula="of:=MAX([.$E486])" office:value-type="float"/>
          <table:table-cell table:formula="of:=MAX([.$F486])" office:value-type="float"/>
          <table:table-cell table:formula="of:=MAX([.$G486])" office:value-type="float"/>
          <table:table-cell table:formula="of:=MAX([.$H486])" office:value-type="float"/>
          <table:table-cell table:formula="of:=MAX([.$I486])" office:value-type="float"/>
          <table:table-cell table:formula="of:=MAX([.$J486])" office:value-type="float"/>
          <table:table-cell table:formula="of:=MAX([.$K486])" office:value-type="float"/>
          <table:table-cell table:formula="of:=MAX([.$L486])" office:value-type="float"/>
          <table:table-cell table:formula="of:=MAX([.$M486])" office:value-type="float"/>
          <table:table-cell table:formula="of:=MAX([.$N486])" office:value-type="float"/>
        </table:table-row>
        <table:table-row table:style-name="ro1">
          <table:table-cell office:value-type="string">
            <text:p>c5315/c5315.lp.10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473169.0"/>
          <table:table-cell office:value-type="float" office:value="1.0"/>
          <table:table-cell office:value-type="float" office:value="2.0"/>
          <table:table-cell office:value-type="float" office:value="146015.0"/>
          <table:table-cell office:value-type="float" office:value="787054873.0"/>
          <table:table-cell office:value-type="float" office:value="787054873.0"/>
          <table:table-cell office:value-type="float" office:value="10650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7])" office:value-type="float"/>
          <table:table-cell table:formula="of:=MIN([.$C487])" office:value-type="float"/>
          <table:table-cell table:formula="of:=MIN([.$D487])" office:value-type="float"/>
          <table:table-cell table:formula="of:=MIN([.$E487])" office:value-type="float"/>
          <table:table-cell table:formula="of:=MIN([.$F487])" office:value-type="float"/>
          <table:table-cell table:formula="of:=MIN([.$G487])" office:value-type="float"/>
          <table:table-cell table:formula="of:=MIN([.$H487])" office:value-type="float"/>
          <table:table-cell table:formula="of:=MIN([.$I487])" office:value-type="float"/>
          <table:table-cell table:formula="of:=MIN([.$J487])" office:value-type="float"/>
          <table:table-cell table:formula="of:=MIN([.$K487])" office:value-type="float"/>
          <table:table-cell table:formula="of:=MIN([.$L487])" office:value-type="float"/>
          <table:table-cell table:formula="of:=MIN([.$M487])" office:value-type="float"/>
          <table:table-cell table:formula="of:=MIN([.$N487])" office:value-type="float"/>
          <table:table-cell table:formula="of:=MEDIAN([.$B487])" office:value-type="float"/>
          <table:table-cell table:formula="of:=MEDIAN([.$C487])" office:value-type="float"/>
          <table:table-cell table:formula="of:=MEDIAN([.$D487])" office:value-type="float"/>
          <table:table-cell table:formula="of:=MEDIAN([.$E487])" office:value-type="float"/>
          <table:table-cell table:formula="of:=MEDIAN([.$F487])" office:value-type="float"/>
          <table:table-cell table:formula="of:=MEDIAN([.$G487])" office:value-type="float"/>
          <table:table-cell table:formula="of:=MEDIAN([.$H487])" office:value-type="float"/>
          <table:table-cell table:formula="of:=MEDIAN([.$I487])" office:value-type="float"/>
          <table:table-cell table:formula="of:=MEDIAN([.$J487])" office:value-type="float"/>
          <table:table-cell table:formula="of:=MEDIAN([.$K487])" office:value-type="float"/>
          <table:table-cell table:formula="of:=MEDIAN([.$L487])" office:value-type="float"/>
          <table:table-cell table:formula="of:=MEDIAN([.$M487])" office:value-type="float"/>
          <table:table-cell table:formula="of:=MEDIAN([.$N487])" office:value-type="float"/>
          <table:table-cell table:formula="of:=MAX([.$B487])" office:value-type="float"/>
          <table:table-cell table:formula="of:=MAX([.$C487])" office:value-type="float"/>
          <table:table-cell table:formula="of:=MAX([.$D487])" office:value-type="float"/>
          <table:table-cell table:formula="of:=MAX([.$E487])" office:value-type="float"/>
          <table:table-cell table:formula="of:=MAX([.$F487])" office:value-type="float"/>
          <table:table-cell table:formula="of:=MAX([.$G487])" office:value-type="float"/>
          <table:table-cell table:formula="of:=MAX([.$H487])" office:value-type="float"/>
          <table:table-cell table:formula="of:=MAX([.$I487])" office:value-type="float"/>
          <table:table-cell table:formula="of:=MAX([.$J487])" office:value-type="float"/>
          <table:table-cell table:formula="of:=MAX([.$K487])" office:value-type="float"/>
          <table:table-cell table:formula="of:=MAX([.$L487])" office:value-type="float"/>
          <table:table-cell table:formula="of:=MAX([.$M487])" office:value-type="float"/>
          <table:table-cell table:formula="of:=MAX([.$N487])" office:value-type="float"/>
        </table:table-row>
        <table:table-row table:style-name="ro1">
          <table:table-cell office:value-type="string">
            <text:p>c5315/c5315.lp.10.8</text:p>
          </table:table-cell>
          <table:table-cell office:value-type="float" office:value="600.0"/>
          <table:table-cell office:value-type="float" office:value="600.018"/>
          <table:table-cell office:value-type="float" office:value="599.96"/>
          <table:table-cell office:value-type="float" office:value="333712.0"/>
          <table:table-cell office:value-type="float" office:value="1.0"/>
          <table:table-cell office:value-type="float" office:value="2.0"/>
          <table:table-cell office:value-type="float" office:value="109763.0"/>
          <table:table-cell office:value-type="float" office:value="572349074.0"/>
          <table:table-cell office:value-type="float" office:value="572349074.0"/>
          <table:table-cell office:value-type="float" office:value="10652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8])" office:value-type="float"/>
          <table:table-cell table:formula="of:=MIN([.$C488])" office:value-type="float"/>
          <table:table-cell table:formula="of:=MIN([.$D488])" office:value-type="float"/>
          <table:table-cell table:formula="of:=MIN([.$E488])" office:value-type="float"/>
          <table:table-cell table:formula="of:=MIN([.$F488])" office:value-type="float"/>
          <table:table-cell table:formula="of:=MIN([.$G488])" office:value-type="float"/>
          <table:table-cell table:formula="of:=MIN([.$H488])" office:value-type="float"/>
          <table:table-cell table:formula="of:=MIN([.$I488])" office:value-type="float"/>
          <table:table-cell table:formula="of:=MIN([.$J488])" office:value-type="float"/>
          <table:table-cell table:formula="of:=MIN([.$K488])" office:value-type="float"/>
          <table:table-cell table:formula="of:=MIN([.$L488])" office:value-type="float"/>
          <table:table-cell table:formula="of:=MIN([.$M488])" office:value-type="float"/>
          <table:table-cell table:formula="of:=MIN([.$N488])" office:value-type="float"/>
          <table:table-cell table:formula="of:=MEDIAN([.$B488])" office:value-type="float"/>
          <table:table-cell table:formula="of:=MEDIAN([.$C488])" office:value-type="float"/>
          <table:table-cell table:formula="of:=MEDIAN([.$D488])" office:value-type="float"/>
          <table:table-cell table:formula="of:=MEDIAN([.$E488])" office:value-type="float"/>
          <table:table-cell table:formula="of:=MEDIAN([.$F488])" office:value-type="float"/>
          <table:table-cell table:formula="of:=MEDIAN([.$G488])" office:value-type="float"/>
          <table:table-cell table:formula="of:=MEDIAN([.$H488])" office:value-type="float"/>
          <table:table-cell table:formula="of:=MEDIAN([.$I488])" office:value-type="float"/>
          <table:table-cell table:formula="of:=MEDIAN([.$J488])" office:value-type="float"/>
          <table:table-cell table:formula="of:=MEDIAN([.$K488])" office:value-type="float"/>
          <table:table-cell table:formula="of:=MEDIAN([.$L488])" office:value-type="float"/>
          <table:table-cell table:formula="of:=MEDIAN([.$M488])" office:value-type="float"/>
          <table:table-cell table:formula="of:=MEDIAN([.$N488])" office:value-type="float"/>
          <table:table-cell table:formula="of:=MAX([.$B488])" office:value-type="float"/>
          <table:table-cell table:formula="of:=MAX([.$C488])" office:value-type="float"/>
          <table:table-cell table:formula="of:=MAX([.$D488])" office:value-type="float"/>
          <table:table-cell table:formula="of:=MAX([.$E488])" office:value-type="float"/>
          <table:table-cell table:formula="of:=MAX([.$F488])" office:value-type="float"/>
          <table:table-cell table:formula="of:=MAX([.$G488])" office:value-type="float"/>
          <table:table-cell table:formula="of:=MAX([.$H488])" office:value-type="float"/>
          <table:table-cell table:formula="of:=MAX([.$I488])" office:value-type="float"/>
          <table:table-cell table:formula="of:=MAX([.$J488])" office:value-type="float"/>
          <table:table-cell table:formula="of:=MAX([.$K488])" office:value-type="float"/>
          <table:table-cell table:formula="of:=MAX([.$L488])" office:value-type="float"/>
          <table:table-cell table:formula="of:=MAX([.$M488])" office:value-type="float"/>
          <table:table-cell table:formula="of:=MAX([.$N488])" office:value-type="float"/>
        </table:table-row>
        <table:table-row table:style-name="ro1">
          <table:table-cell office:value-type="string">
            <text:p>c5315/c5315.lp.2.1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562491.0"/>
          <table:table-cell office:value-type="float" office:value="1.0"/>
          <table:table-cell office:value-type="float" office:value="9.0"/>
          <table:table-cell office:value-type="float" office:value="253735.0"/>
          <table:table-cell office:value-type="float" office:value="784516519.0"/>
          <table:table-cell office:value-type="float" office:value="784516516.0"/>
          <table:table-cell office:value-type="float" office:value="1065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89])" office:value-type="float"/>
          <table:table-cell table:formula="of:=MIN([.$C489])" office:value-type="float"/>
          <table:table-cell table:formula="of:=MIN([.$D489])" office:value-type="float"/>
          <table:table-cell table:formula="of:=MIN([.$E489])" office:value-type="float"/>
          <table:table-cell table:formula="of:=MIN([.$F489])" office:value-type="float"/>
          <table:table-cell table:formula="of:=MIN([.$G489])" office:value-type="float"/>
          <table:table-cell table:formula="of:=MIN([.$H489])" office:value-type="float"/>
          <table:table-cell table:formula="of:=MIN([.$I489])" office:value-type="float"/>
          <table:table-cell table:formula="of:=MIN([.$J489])" office:value-type="float"/>
          <table:table-cell table:formula="of:=MIN([.$K489])" office:value-type="float"/>
          <table:table-cell table:formula="of:=MIN([.$L489])" office:value-type="float"/>
          <table:table-cell table:formula="of:=MIN([.$M489])" office:value-type="float"/>
          <table:table-cell table:formula="of:=MIN([.$N489])" office:value-type="float"/>
          <table:table-cell table:formula="of:=MEDIAN([.$B489])" office:value-type="float"/>
          <table:table-cell table:formula="of:=MEDIAN([.$C489])" office:value-type="float"/>
          <table:table-cell table:formula="of:=MEDIAN([.$D489])" office:value-type="float"/>
          <table:table-cell table:formula="of:=MEDIAN([.$E489])" office:value-type="float"/>
          <table:table-cell table:formula="of:=MEDIAN([.$F489])" office:value-type="float"/>
          <table:table-cell table:formula="of:=MEDIAN([.$G489])" office:value-type="float"/>
          <table:table-cell table:formula="of:=MEDIAN([.$H489])" office:value-type="float"/>
          <table:table-cell table:formula="of:=MEDIAN([.$I489])" office:value-type="float"/>
          <table:table-cell table:formula="of:=MEDIAN([.$J489])" office:value-type="float"/>
          <table:table-cell table:formula="of:=MEDIAN([.$K489])" office:value-type="float"/>
          <table:table-cell table:formula="of:=MEDIAN([.$L489])" office:value-type="float"/>
          <table:table-cell table:formula="of:=MEDIAN([.$M489])" office:value-type="float"/>
          <table:table-cell table:formula="of:=MEDIAN([.$N489])" office:value-type="float"/>
          <table:table-cell table:formula="of:=MAX([.$B489])" office:value-type="float"/>
          <table:table-cell table:formula="of:=MAX([.$C489])" office:value-type="float"/>
          <table:table-cell table:formula="of:=MAX([.$D489])" office:value-type="float"/>
          <table:table-cell table:formula="of:=MAX([.$E489])" office:value-type="float"/>
          <table:table-cell table:formula="of:=MAX([.$F489])" office:value-type="float"/>
          <table:table-cell table:formula="of:=MAX([.$G489])" office:value-type="float"/>
          <table:table-cell table:formula="of:=MAX([.$H489])" office:value-type="float"/>
          <table:table-cell table:formula="of:=MAX([.$I489])" office:value-type="float"/>
          <table:table-cell table:formula="of:=MAX([.$J489])" office:value-type="float"/>
          <table:table-cell table:formula="of:=MAX([.$K489])" office:value-type="float"/>
          <table:table-cell table:formula="of:=MAX([.$L489])" office:value-type="float"/>
          <table:table-cell table:formula="of:=MAX([.$M489])" office:value-type="float"/>
          <table:table-cell table:formula="of:=MAX([.$N489])" office:value-type="float"/>
        </table:table-row>
        <table:table-row table:style-name="ro1">
          <table:table-cell office:value-type="string">
            <text:p>c5315/c5315.lp.2.2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581478.0"/>
          <table:table-cell office:value-type="float" office:value="1.0"/>
          <table:table-cell office:value-type="float" office:value="9.0"/>
          <table:table-cell office:value-type="float" office:value="308849.0"/>
          <table:table-cell office:value-type="float" office:value="732989161.0"/>
          <table:table-cell office:value-type="float" office:value="732988793.0"/>
          <table:table-cell office:value-type="float" office:value="10652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0])" office:value-type="float"/>
          <table:table-cell table:formula="of:=MIN([.$C490])" office:value-type="float"/>
          <table:table-cell table:formula="of:=MIN([.$D490])" office:value-type="float"/>
          <table:table-cell table:formula="of:=MIN([.$E490])" office:value-type="float"/>
          <table:table-cell table:formula="of:=MIN([.$F490])" office:value-type="float"/>
          <table:table-cell table:formula="of:=MIN([.$G490])" office:value-type="float"/>
          <table:table-cell table:formula="of:=MIN([.$H490])" office:value-type="float"/>
          <table:table-cell table:formula="of:=MIN([.$I490])" office:value-type="float"/>
          <table:table-cell table:formula="of:=MIN([.$J490])" office:value-type="float"/>
          <table:table-cell table:formula="of:=MIN([.$K490])" office:value-type="float"/>
          <table:table-cell table:formula="of:=MIN([.$L490])" office:value-type="float"/>
          <table:table-cell table:formula="of:=MIN([.$M490])" office:value-type="float"/>
          <table:table-cell table:formula="of:=MIN([.$N490])" office:value-type="float"/>
          <table:table-cell table:formula="of:=MEDIAN([.$B490])" office:value-type="float"/>
          <table:table-cell table:formula="of:=MEDIAN([.$C490])" office:value-type="float"/>
          <table:table-cell table:formula="of:=MEDIAN([.$D490])" office:value-type="float"/>
          <table:table-cell table:formula="of:=MEDIAN([.$E490])" office:value-type="float"/>
          <table:table-cell table:formula="of:=MEDIAN([.$F490])" office:value-type="float"/>
          <table:table-cell table:formula="of:=MEDIAN([.$G490])" office:value-type="float"/>
          <table:table-cell table:formula="of:=MEDIAN([.$H490])" office:value-type="float"/>
          <table:table-cell table:formula="of:=MEDIAN([.$I490])" office:value-type="float"/>
          <table:table-cell table:formula="of:=MEDIAN([.$J490])" office:value-type="float"/>
          <table:table-cell table:formula="of:=MEDIAN([.$K490])" office:value-type="float"/>
          <table:table-cell table:formula="of:=MEDIAN([.$L490])" office:value-type="float"/>
          <table:table-cell table:formula="of:=MEDIAN([.$M490])" office:value-type="float"/>
          <table:table-cell table:formula="of:=MEDIAN([.$N490])" office:value-type="float"/>
          <table:table-cell table:formula="of:=MAX([.$B490])" office:value-type="float"/>
          <table:table-cell table:formula="of:=MAX([.$C490])" office:value-type="float"/>
          <table:table-cell table:formula="of:=MAX([.$D490])" office:value-type="float"/>
          <table:table-cell table:formula="of:=MAX([.$E490])" office:value-type="float"/>
          <table:table-cell table:formula="of:=MAX([.$F490])" office:value-type="float"/>
          <table:table-cell table:formula="of:=MAX([.$G490])" office:value-type="float"/>
          <table:table-cell table:formula="of:=MAX([.$H490])" office:value-type="float"/>
          <table:table-cell table:formula="of:=MAX([.$I490])" office:value-type="float"/>
          <table:table-cell table:formula="of:=MAX([.$J490])" office:value-type="float"/>
          <table:table-cell table:formula="of:=MAX([.$K490])" office:value-type="float"/>
          <table:table-cell table:formula="of:=MAX([.$L490])" office:value-type="float"/>
          <table:table-cell table:formula="of:=MAX([.$M490])" office:value-type="float"/>
          <table:table-cell table:formula="of:=MAX([.$N490])" office:value-type="float"/>
        </table:table-row>
        <table:table-row table:style-name="ro1">
          <table:table-cell office:value-type="string">
            <text:p>c5315/c5315.lp.2.3</text:p>
          </table:table-cell>
          <table:table-cell office:value-type="float" office:value="600.0"/>
          <table:table-cell office:value-type="float" office:value="600.02"/>
          <table:table-cell office:value-type="float" office:value="599.96"/>
          <table:table-cell office:value-type="float" office:value="526643.0"/>
          <table:table-cell office:value-type="float" office:value="1.0"/>
          <table:table-cell office:value-type="float" office:value="7.0"/>
          <table:table-cell office:value-type="float" office:value="118635.0"/>
          <table:table-cell office:value-type="float" office:value="820704111.0"/>
          <table:table-cell office:value-type="float" office:value="820703103.0"/>
          <table:table-cell office:value-type="float" office:value="10654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1])" office:value-type="float"/>
          <table:table-cell table:formula="of:=MIN([.$C491])" office:value-type="float"/>
          <table:table-cell table:formula="of:=MIN([.$D491])" office:value-type="float"/>
          <table:table-cell table:formula="of:=MIN([.$E491])" office:value-type="float"/>
          <table:table-cell table:formula="of:=MIN([.$F491])" office:value-type="float"/>
          <table:table-cell table:formula="of:=MIN([.$G491])" office:value-type="float"/>
          <table:table-cell table:formula="of:=MIN([.$H491])" office:value-type="float"/>
          <table:table-cell table:formula="of:=MIN([.$I491])" office:value-type="float"/>
          <table:table-cell table:formula="of:=MIN([.$J491])" office:value-type="float"/>
          <table:table-cell table:formula="of:=MIN([.$K491])" office:value-type="float"/>
          <table:table-cell table:formula="of:=MIN([.$L491])" office:value-type="float"/>
          <table:table-cell table:formula="of:=MIN([.$M491])" office:value-type="float"/>
          <table:table-cell table:formula="of:=MIN([.$N491])" office:value-type="float"/>
          <table:table-cell table:formula="of:=MEDIAN([.$B491])" office:value-type="float"/>
          <table:table-cell table:formula="of:=MEDIAN([.$C491])" office:value-type="float"/>
          <table:table-cell table:formula="of:=MEDIAN([.$D491])" office:value-type="float"/>
          <table:table-cell table:formula="of:=MEDIAN([.$E491])" office:value-type="float"/>
          <table:table-cell table:formula="of:=MEDIAN([.$F491])" office:value-type="float"/>
          <table:table-cell table:formula="of:=MEDIAN([.$G491])" office:value-type="float"/>
          <table:table-cell table:formula="of:=MEDIAN([.$H491])" office:value-type="float"/>
          <table:table-cell table:formula="of:=MEDIAN([.$I491])" office:value-type="float"/>
          <table:table-cell table:formula="of:=MEDIAN([.$J491])" office:value-type="float"/>
          <table:table-cell table:formula="of:=MEDIAN([.$K491])" office:value-type="float"/>
          <table:table-cell table:formula="of:=MEDIAN([.$L491])" office:value-type="float"/>
          <table:table-cell table:formula="of:=MEDIAN([.$M491])" office:value-type="float"/>
          <table:table-cell table:formula="of:=MEDIAN([.$N491])" office:value-type="float"/>
          <table:table-cell table:formula="of:=MAX([.$B491])" office:value-type="float"/>
          <table:table-cell table:formula="of:=MAX([.$C491])" office:value-type="float"/>
          <table:table-cell table:formula="of:=MAX([.$D491])" office:value-type="float"/>
          <table:table-cell table:formula="of:=MAX([.$E491])" office:value-type="float"/>
          <table:table-cell table:formula="of:=MAX([.$F491])" office:value-type="float"/>
          <table:table-cell table:formula="of:=MAX([.$G491])" office:value-type="float"/>
          <table:table-cell table:formula="of:=MAX([.$H491])" office:value-type="float"/>
          <table:table-cell table:formula="of:=MAX([.$I491])" office:value-type="float"/>
          <table:table-cell table:formula="of:=MAX([.$J491])" office:value-type="float"/>
          <table:table-cell table:formula="of:=MAX([.$K491])" office:value-type="float"/>
          <table:table-cell table:formula="of:=MAX([.$L491])" office:value-type="float"/>
          <table:table-cell table:formula="of:=MAX([.$M491])" office:value-type="float"/>
          <table:table-cell table:formula="of:=MAX([.$N491])" office:value-type="float"/>
        </table:table-row>
        <table:table-row table:style-name="ro1">
          <table:table-cell office:value-type="string">
            <text:p>c5315/c5315.lp.2.4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577397.0"/>
          <table:table-cell office:value-type="float" office:value="1.0"/>
          <table:table-cell office:value-type="float" office:value="11.0"/>
          <table:table-cell office:value-type="float" office:value="374722.0"/>
          <table:table-cell office:value-type="float" office:value="723095756.0"/>
          <table:table-cell office:value-type="float" office:value="723095738.0"/>
          <table:table-cell office:value-type="float" office:value="10652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2])" office:value-type="float"/>
          <table:table-cell table:formula="of:=MIN([.$C492])" office:value-type="float"/>
          <table:table-cell table:formula="of:=MIN([.$D492])" office:value-type="float"/>
          <table:table-cell table:formula="of:=MIN([.$E492])" office:value-type="float"/>
          <table:table-cell table:formula="of:=MIN([.$F492])" office:value-type="float"/>
          <table:table-cell table:formula="of:=MIN([.$G492])" office:value-type="float"/>
          <table:table-cell table:formula="of:=MIN([.$H492])" office:value-type="float"/>
          <table:table-cell table:formula="of:=MIN([.$I492])" office:value-type="float"/>
          <table:table-cell table:formula="of:=MIN([.$J492])" office:value-type="float"/>
          <table:table-cell table:formula="of:=MIN([.$K492])" office:value-type="float"/>
          <table:table-cell table:formula="of:=MIN([.$L492])" office:value-type="float"/>
          <table:table-cell table:formula="of:=MIN([.$M492])" office:value-type="float"/>
          <table:table-cell table:formula="of:=MIN([.$N492])" office:value-type="float"/>
          <table:table-cell table:formula="of:=MEDIAN([.$B492])" office:value-type="float"/>
          <table:table-cell table:formula="of:=MEDIAN([.$C492])" office:value-type="float"/>
          <table:table-cell table:formula="of:=MEDIAN([.$D492])" office:value-type="float"/>
          <table:table-cell table:formula="of:=MEDIAN([.$E492])" office:value-type="float"/>
          <table:table-cell table:formula="of:=MEDIAN([.$F492])" office:value-type="float"/>
          <table:table-cell table:formula="of:=MEDIAN([.$G492])" office:value-type="float"/>
          <table:table-cell table:formula="of:=MEDIAN([.$H492])" office:value-type="float"/>
          <table:table-cell table:formula="of:=MEDIAN([.$I492])" office:value-type="float"/>
          <table:table-cell table:formula="of:=MEDIAN([.$J492])" office:value-type="float"/>
          <table:table-cell table:formula="of:=MEDIAN([.$K492])" office:value-type="float"/>
          <table:table-cell table:formula="of:=MEDIAN([.$L492])" office:value-type="float"/>
          <table:table-cell table:formula="of:=MEDIAN([.$M492])" office:value-type="float"/>
          <table:table-cell table:formula="of:=MEDIAN([.$N492])" office:value-type="float"/>
          <table:table-cell table:formula="of:=MAX([.$B492])" office:value-type="float"/>
          <table:table-cell table:formula="of:=MAX([.$C492])" office:value-type="float"/>
          <table:table-cell table:formula="of:=MAX([.$D492])" office:value-type="float"/>
          <table:table-cell table:formula="of:=MAX([.$E492])" office:value-type="float"/>
          <table:table-cell table:formula="of:=MAX([.$F492])" office:value-type="float"/>
          <table:table-cell table:formula="of:=MAX([.$G492])" office:value-type="float"/>
          <table:table-cell table:formula="of:=MAX([.$H492])" office:value-type="float"/>
          <table:table-cell table:formula="of:=MAX([.$I492])" office:value-type="float"/>
          <table:table-cell table:formula="of:=MAX([.$J492])" office:value-type="float"/>
          <table:table-cell table:formula="of:=MAX([.$K492])" office:value-type="float"/>
          <table:table-cell table:formula="of:=MAX([.$L492])" office:value-type="float"/>
          <table:table-cell table:formula="of:=MAX([.$M492])" office:value-type="float"/>
          <table:table-cell table:formula="of:=MAX([.$N492])" office:value-type="float"/>
        </table:table-row>
        <table:table-row table:style-name="ro1">
          <table:table-cell office:value-type="string">
            <text:p>c5315/c5315.lp.2.5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578990.0"/>
          <table:table-cell office:value-type="float" office:value="1.0"/>
          <table:table-cell office:value-type="float" office:value="8.0"/>
          <table:table-cell office:value-type="float" office:value="145390.0"/>
          <table:table-cell office:value-type="float" office:value="788278445.0"/>
          <table:table-cell office:value-type="float" office:value="788278445.0"/>
          <table:table-cell office:value-type="float" office:value="10654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3])" office:value-type="float"/>
          <table:table-cell table:formula="of:=MIN([.$C493])" office:value-type="float"/>
          <table:table-cell table:formula="of:=MIN([.$D493])" office:value-type="float"/>
          <table:table-cell table:formula="of:=MIN([.$E493])" office:value-type="float"/>
          <table:table-cell table:formula="of:=MIN([.$F493])" office:value-type="float"/>
          <table:table-cell table:formula="of:=MIN([.$G493])" office:value-type="float"/>
          <table:table-cell table:formula="of:=MIN([.$H493])" office:value-type="float"/>
          <table:table-cell table:formula="of:=MIN([.$I493])" office:value-type="float"/>
          <table:table-cell table:formula="of:=MIN([.$J493])" office:value-type="float"/>
          <table:table-cell table:formula="of:=MIN([.$K493])" office:value-type="float"/>
          <table:table-cell table:formula="of:=MIN([.$L493])" office:value-type="float"/>
          <table:table-cell table:formula="of:=MIN([.$M493])" office:value-type="float"/>
          <table:table-cell table:formula="of:=MIN([.$N493])" office:value-type="float"/>
          <table:table-cell table:formula="of:=MEDIAN([.$B493])" office:value-type="float"/>
          <table:table-cell table:formula="of:=MEDIAN([.$C493])" office:value-type="float"/>
          <table:table-cell table:formula="of:=MEDIAN([.$D493])" office:value-type="float"/>
          <table:table-cell table:formula="of:=MEDIAN([.$E493])" office:value-type="float"/>
          <table:table-cell table:formula="of:=MEDIAN([.$F493])" office:value-type="float"/>
          <table:table-cell table:formula="of:=MEDIAN([.$G493])" office:value-type="float"/>
          <table:table-cell table:formula="of:=MEDIAN([.$H493])" office:value-type="float"/>
          <table:table-cell table:formula="of:=MEDIAN([.$I493])" office:value-type="float"/>
          <table:table-cell table:formula="of:=MEDIAN([.$J493])" office:value-type="float"/>
          <table:table-cell table:formula="of:=MEDIAN([.$K493])" office:value-type="float"/>
          <table:table-cell table:formula="of:=MEDIAN([.$L493])" office:value-type="float"/>
          <table:table-cell table:formula="of:=MEDIAN([.$M493])" office:value-type="float"/>
          <table:table-cell table:formula="of:=MEDIAN([.$N493])" office:value-type="float"/>
          <table:table-cell table:formula="of:=MAX([.$B493])" office:value-type="float"/>
          <table:table-cell table:formula="of:=MAX([.$C493])" office:value-type="float"/>
          <table:table-cell table:formula="of:=MAX([.$D493])" office:value-type="float"/>
          <table:table-cell table:formula="of:=MAX([.$E493])" office:value-type="float"/>
          <table:table-cell table:formula="of:=MAX([.$F493])" office:value-type="float"/>
          <table:table-cell table:formula="of:=MAX([.$G493])" office:value-type="float"/>
          <table:table-cell table:formula="of:=MAX([.$H493])" office:value-type="float"/>
          <table:table-cell table:formula="of:=MAX([.$I493])" office:value-type="float"/>
          <table:table-cell table:formula="of:=MAX([.$J493])" office:value-type="float"/>
          <table:table-cell table:formula="of:=MAX([.$K493])" office:value-type="float"/>
          <table:table-cell table:formula="of:=MAX([.$L493])" office:value-type="float"/>
          <table:table-cell table:formula="of:=MAX([.$M493])" office:value-type="float"/>
          <table:table-cell table:formula="of:=MAX([.$N493])" office:value-type="float"/>
        </table:table-row>
        <table:table-row table:style-name="ro1">
          <table:table-cell office:value-type="string">
            <text:p>c5315/c5315.lp.2.6</text:p>
          </table:table-cell>
          <table:table-cell office:value-type="float" office:value="600.0"/>
          <table:table-cell office:value-type="float" office:value="600.028"/>
          <table:table-cell office:value-type="float" office:value="599.99"/>
          <table:table-cell office:value-type="float" office:value="550902.0"/>
          <table:table-cell office:value-type="float" office:value="1.0"/>
          <table:table-cell office:value-type="float" office:value="6.0"/>
          <table:table-cell office:value-type="float" office:value="166936.0"/>
          <table:table-cell office:value-type="float" office:value="705389663.0"/>
          <table:table-cell office:value-type="float" office:value="705389663.0"/>
          <table:table-cell office:value-type="float" office:value="10656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4])" office:value-type="float"/>
          <table:table-cell table:formula="of:=MIN([.$C494])" office:value-type="float"/>
          <table:table-cell table:formula="of:=MIN([.$D494])" office:value-type="float"/>
          <table:table-cell table:formula="of:=MIN([.$E494])" office:value-type="float"/>
          <table:table-cell table:formula="of:=MIN([.$F494])" office:value-type="float"/>
          <table:table-cell table:formula="of:=MIN([.$G494])" office:value-type="float"/>
          <table:table-cell table:formula="of:=MIN([.$H494])" office:value-type="float"/>
          <table:table-cell table:formula="of:=MIN([.$I494])" office:value-type="float"/>
          <table:table-cell table:formula="of:=MIN([.$J494])" office:value-type="float"/>
          <table:table-cell table:formula="of:=MIN([.$K494])" office:value-type="float"/>
          <table:table-cell table:formula="of:=MIN([.$L494])" office:value-type="float"/>
          <table:table-cell table:formula="of:=MIN([.$M494])" office:value-type="float"/>
          <table:table-cell table:formula="of:=MIN([.$N494])" office:value-type="float"/>
          <table:table-cell table:formula="of:=MEDIAN([.$B494])" office:value-type="float"/>
          <table:table-cell table:formula="of:=MEDIAN([.$C494])" office:value-type="float"/>
          <table:table-cell table:formula="of:=MEDIAN([.$D494])" office:value-type="float"/>
          <table:table-cell table:formula="of:=MEDIAN([.$E494])" office:value-type="float"/>
          <table:table-cell table:formula="of:=MEDIAN([.$F494])" office:value-type="float"/>
          <table:table-cell table:formula="of:=MEDIAN([.$G494])" office:value-type="float"/>
          <table:table-cell table:formula="of:=MEDIAN([.$H494])" office:value-type="float"/>
          <table:table-cell table:formula="of:=MEDIAN([.$I494])" office:value-type="float"/>
          <table:table-cell table:formula="of:=MEDIAN([.$J494])" office:value-type="float"/>
          <table:table-cell table:formula="of:=MEDIAN([.$K494])" office:value-type="float"/>
          <table:table-cell table:formula="of:=MEDIAN([.$L494])" office:value-type="float"/>
          <table:table-cell table:formula="of:=MEDIAN([.$M494])" office:value-type="float"/>
          <table:table-cell table:formula="of:=MEDIAN([.$N494])" office:value-type="float"/>
          <table:table-cell table:formula="of:=MAX([.$B494])" office:value-type="float"/>
          <table:table-cell table:formula="of:=MAX([.$C494])" office:value-type="float"/>
          <table:table-cell table:formula="of:=MAX([.$D494])" office:value-type="float"/>
          <table:table-cell table:formula="of:=MAX([.$E494])" office:value-type="float"/>
          <table:table-cell table:formula="of:=MAX([.$F494])" office:value-type="float"/>
          <table:table-cell table:formula="of:=MAX([.$G494])" office:value-type="float"/>
          <table:table-cell table:formula="of:=MAX([.$H494])" office:value-type="float"/>
          <table:table-cell table:formula="of:=MAX([.$I494])" office:value-type="float"/>
          <table:table-cell table:formula="of:=MAX([.$J494])" office:value-type="float"/>
          <table:table-cell table:formula="of:=MAX([.$K494])" office:value-type="float"/>
          <table:table-cell table:formula="of:=MAX([.$L494])" office:value-type="float"/>
          <table:table-cell table:formula="of:=MAX([.$M494])" office:value-type="float"/>
          <table:table-cell table:formula="of:=MAX([.$N494])" office:value-type="float"/>
        </table:table-row>
        <table:table-row table:style-name="ro1">
          <table:table-cell office:value-type="string">
            <text:p>c5315/c5315.lp.2.7</text:p>
          </table:table-cell>
          <table:table-cell office:value-type="float" office:value="600.0"/>
          <table:table-cell office:value-type="float" office:value="600.008"/>
          <table:table-cell office:value-type="float" office:value="599.97"/>
          <table:table-cell office:value-type="float" office:value="505157.0"/>
          <table:table-cell office:value-type="float" office:value="1.0"/>
          <table:table-cell office:value-type="float" office:value="8.0"/>
          <table:table-cell office:value-type="float" office:value="196401.0"/>
          <table:table-cell office:value-type="float" office:value="786227020.0"/>
          <table:table-cell office:value-type="float" office:value="786227020.0"/>
          <table:table-cell office:value-type="float" office:value="10659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5])" office:value-type="float"/>
          <table:table-cell table:formula="of:=MIN([.$C495])" office:value-type="float"/>
          <table:table-cell table:formula="of:=MIN([.$D495])" office:value-type="float"/>
          <table:table-cell table:formula="of:=MIN([.$E495])" office:value-type="float"/>
          <table:table-cell table:formula="of:=MIN([.$F495])" office:value-type="float"/>
          <table:table-cell table:formula="of:=MIN([.$G495])" office:value-type="float"/>
          <table:table-cell table:formula="of:=MIN([.$H495])" office:value-type="float"/>
          <table:table-cell table:formula="of:=MIN([.$I495])" office:value-type="float"/>
          <table:table-cell table:formula="of:=MIN([.$J495])" office:value-type="float"/>
          <table:table-cell table:formula="of:=MIN([.$K495])" office:value-type="float"/>
          <table:table-cell table:formula="of:=MIN([.$L495])" office:value-type="float"/>
          <table:table-cell table:formula="of:=MIN([.$M495])" office:value-type="float"/>
          <table:table-cell table:formula="of:=MIN([.$N495])" office:value-type="float"/>
          <table:table-cell table:formula="of:=MEDIAN([.$B495])" office:value-type="float"/>
          <table:table-cell table:formula="of:=MEDIAN([.$C495])" office:value-type="float"/>
          <table:table-cell table:formula="of:=MEDIAN([.$D495])" office:value-type="float"/>
          <table:table-cell table:formula="of:=MEDIAN([.$E495])" office:value-type="float"/>
          <table:table-cell table:formula="of:=MEDIAN([.$F495])" office:value-type="float"/>
          <table:table-cell table:formula="of:=MEDIAN([.$G495])" office:value-type="float"/>
          <table:table-cell table:formula="of:=MEDIAN([.$H495])" office:value-type="float"/>
          <table:table-cell table:formula="of:=MEDIAN([.$I495])" office:value-type="float"/>
          <table:table-cell table:formula="of:=MEDIAN([.$J495])" office:value-type="float"/>
          <table:table-cell table:formula="of:=MEDIAN([.$K495])" office:value-type="float"/>
          <table:table-cell table:formula="of:=MEDIAN([.$L495])" office:value-type="float"/>
          <table:table-cell table:formula="of:=MEDIAN([.$M495])" office:value-type="float"/>
          <table:table-cell table:formula="of:=MEDIAN([.$N495])" office:value-type="float"/>
          <table:table-cell table:formula="of:=MAX([.$B495])" office:value-type="float"/>
          <table:table-cell table:formula="of:=MAX([.$C495])" office:value-type="float"/>
          <table:table-cell table:formula="of:=MAX([.$D495])" office:value-type="float"/>
          <table:table-cell table:formula="of:=MAX([.$E495])" office:value-type="float"/>
          <table:table-cell table:formula="of:=MAX([.$F495])" office:value-type="float"/>
          <table:table-cell table:formula="of:=MAX([.$G495])" office:value-type="float"/>
          <table:table-cell table:formula="of:=MAX([.$H495])" office:value-type="float"/>
          <table:table-cell table:formula="of:=MAX([.$I495])" office:value-type="float"/>
          <table:table-cell table:formula="of:=MAX([.$J495])" office:value-type="float"/>
          <table:table-cell table:formula="of:=MAX([.$K495])" office:value-type="float"/>
          <table:table-cell table:formula="of:=MAX([.$L495])" office:value-type="float"/>
          <table:table-cell table:formula="of:=MAX([.$M495])" office:value-type="float"/>
          <table:table-cell table:formula="of:=MAX([.$N495])" office:value-type="float"/>
        </table:table-row>
        <table:table-row table:style-name="ro1">
          <table:table-cell office:value-type="string">
            <text:p>c5315/c5315.lp.2.8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624246.0"/>
          <table:table-cell office:value-type="float" office:value="1.0"/>
          <table:table-cell office:value-type="float" office:value="10.0"/>
          <table:table-cell office:value-type="float" office:value="195863.0"/>
          <table:table-cell office:value-type="float" office:value="792158339.0"/>
          <table:table-cell office:value-type="float" office:value="792158327.0"/>
          <table:table-cell office:value-type="float" office:value="10657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6])" office:value-type="float"/>
          <table:table-cell table:formula="of:=MIN([.$C496])" office:value-type="float"/>
          <table:table-cell table:formula="of:=MIN([.$D496])" office:value-type="float"/>
          <table:table-cell table:formula="of:=MIN([.$E496])" office:value-type="float"/>
          <table:table-cell table:formula="of:=MIN([.$F496])" office:value-type="float"/>
          <table:table-cell table:formula="of:=MIN([.$G496])" office:value-type="float"/>
          <table:table-cell table:formula="of:=MIN([.$H496])" office:value-type="float"/>
          <table:table-cell table:formula="of:=MIN([.$I496])" office:value-type="float"/>
          <table:table-cell table:formula="of:=MIN([.$J496])" office:value-type="float"/>
          <table:table-cell table:formula="of:=MIN([.$K496])" office:value-type="float"/>
          <table:table-cell table:formula="of:=MIN([.$L496])" office:value-type="float"/>
          <table:table-cell table:formula="of:=MIN([.$M496])" office:value-type="float"/>
          <table:table-cell table:formula="of:=MIN([.$N496])" office:value-type="float"/>
          <table:table-cell table:formula="of:=MEDIAN([.$B496])" office:value-type="float"/>
          <table:table-cell table:formula="of:=MEDIAN([.$C496])" office:value-type="float"/>
          <table:table-cell table:formula="of:=MEDIAN([.$D496])" office:value-type="float"/>
          <table:table-cell table:formula="of:=MEDIAN([.$E496])" office:value-type="float"/>
          <table:table-cell table:formula="of:=MEDIAN([.$F496])" office:value-type="float"/>
          <table:table-cell table:formula="of:=MEDIAN([.$G496])" office:value-type="float"/>
          <table:table-cell table:formula="of:=MEDIAN([.$H496])" office:value-type="float"/>
          <table:table-cell table:formula="of:=MEDIAN([.$I496])" office:value-type="float"/>
          <table:table-cell table:formula="of:=MEDIAN([.$J496])" office:value-type="float"/>
          <table:table-cell table:formula="of:=MEDIAN([.$K496])" office:value-type="float"/>
          <table:table-cell table:formula="of:=MEDIAN([.$L496])" office:value-type="float"/>
          <table:table-cell table:formula="of:=MEDIAN([.$M496])" office:value-type="float"/>
          <table:table-cell table:formula="of:=MEDIAN([.$N496])" office:value-type="float"/>
          <table:table-cell table:formula="of:=MAX([.$B496])" office:value-type="float"/>
          <table:table-cell table:formula="of:=MAX([.$C496])" office:value-type="float"/>
          <table:table-cell table:formula="of:=MAX([.$D496])" office:value-type="float"/>
          <table:table-cell table:formula="of:=MAX([.$E496])" office:value-type="float"/>
          <table:table-cell table:formula="of:=MAX([.$F496])" office:value-type="float"/>
          <table:table-cell table:formula="of:=MAX([.$G496])" office:value-type="float"/>
          <table:table-cell table:formula="of:=MAX([.$H496])" office:value-type="float"/>
          <table:table-cell table:formula="of:=MAX([.$I496])" office:value-type="float"/>
          <table:table-cell table:formula="of:=MAX([.$J496])" office:value-type="float"/>
          <table:table-cell table:formula="of:=MAX([.$K496])" office:value-type="float"/>
          <table:table-cell table:formula="of:=MAX([.$L496])" office:value-type="float"/>
          <table:table-cell table:formula="of:=MAX([.$M496])" office:value-type="float"/>
          <table:table-cell table:formula="of:=MAX([.$N496])" office:value-type="float"/>
        </table:table-row>
        <table:table-row table:style-name="ro1">
          <table:table-cell office:value-type="string">
            <text:p>c5315/c5315.lp.3.1</text:p>
          </table:table-cell>
          <table:table-cell office:value-type="float" office:value="0.050551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3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7])" office:value-type="float"/>
          <table:table-cell table:formula="of:=MIN([.$C497])" office:value-type="float"/>
          <table:table-cell table:formula="of:=MIN([.$D497])" office:value-type="float"/>
          <table:table-cell table:formula="of:=MIN([.$E497])" office:value-type="float"/>
          <table:table-cell table:formula="of:=MIN([.$F497])" office:value-type="float"/>
          <table:table-cell table:formula="of:=MIN([.$G497])" office:value-type="float"/>
          <table:table-cell table:formula="of:=MIN([.$H497])" office:value-type="float"/>
          <table:table-cell table:formula="of:=MIN([.$I497])" office:value-type="float"/>
          <table:table-cell table:formula="of:=MIN([.$J497])" office:value-type="float"/>
          <table:table-cell table:formula="of:=MIN([.$K497])" office:value-type="float"/>
          <table:table-cell table:formula="of:=MIN([.$L497])" office:value-type="float"/>
          <table:table-cell table:formula="of:=MIN([.$M497])" office:value-type="float"/>
          <table:table-cell table:formula="of:=MIN([.$N497])" office:value-type="float"/>
          <table:table-cell table:formula="of:=MEDIAN([.$B497])" office:value-type="float"/>
          <table:table-cell table:formula="of:=MEDIAN([.$C497])" office:value-type="float"/>
          <table:table-cell table:formula="of:=MEDIAN([.$D497])" office:value-type="float"/>
          <table:table-cell table:formula="of:=MEDIAN([.$E497])" office:value-type="float"/>
          <table:table-cell table:formula="of:=MEDIAN([.$F497])" office:value-type="float"/>
          <table:table-cell table:formula="of:=MEDIAN([.$G497])" office:value-type="float"/>
          <table:table-cell table:formula="of:=MEDIAN([.$H497])" office:value-type="float"/>
          <table:table-cell table:formula="of:=MEDIAN([.$I497])" office:value-type="float"/>
          <table:table-cell table:formula="of:=MEDIAN([.$J497])" office:value-type="float"/>
          <table:table-cell table:formula="of:=MEDIAN([.$K497])" office:value-type="float"/>
          <table:table-cell table:formula="of:=MEDIAN([.$L497])" office:value-type="float"/>
          <table:table-cell table:formula="of:=MEDIAN([.$M497])" office:value-type="float"/>
          <table:table-cell table:formula="of:=MEDIAN([.$N497])" office:value-type="float"/>
          <table:table-cell table:formula="of:=MAX([.$B497])" office:value-type="float"/>
          <table:table-cell table:formula="of:=MAX([.$C497])" office:value-type="float"/>
          <table:table-cell table:formula="of:=MAX([.$D497])" office:value-type="float"/>
          <table:table-cell table:formula="of:=MAX([.$E497])" office:value-type="float"/>
          <table:table-cell table:formula="of:=MAX([.$F497])" office:value-type="float"/>
          <table:table-cell table:formula="of:=MAX([.$G497])" office:value-type="float"/>
          <table:table-cell table:formula="of:=MAX([.$H497])" office:value-type="float"/>
          <table:table-cell table:formula="of:=MAX([.$I497])" office:value-type="float"/>
          <table:table-cell table:formula="of:=MAX([.$J497])" office:value-type="float"/>
          <table:table-cell table:formula="of:=MAX([.$K497])" office:value-type="float"/>
          <table:table-cell table:formula="of:=MAX([.$L497])" office:value-type="float"/>
          <table:table-cell table:formula="of:=MAX([.$M497])" office:value-type="float"/>
          <table:table-cell table:formula="of:=MAX([.$N497])" office:value-type="float"/>
        </table:table-row>
        <table:table-row table:style-name="ro1">
          <table:table-cell office:value-type="string">
            <text:p>c5315/c5315.lp.3.2</text:p>
          </table:table-cell>
          <table:table-cell office:value-type="float" office:value="0.141344"/>
          <table:table-cell office:value-type="float" office:value="0.0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5.0"/>
          <table:table-cell office:value-type="float" office:value="6905.0"/>
          <table:table-cell office:value-type="float" office:value="10665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8])" office:value-type="float"/>
          <table:table-cell table:formula="of:=MIN([.$C498])" office:value-type="float"/>
          <table:table-cell table:formula="of:=MIN([.$D498])" office:value-type="float"/>
          <table:table-cell table:formula="of:=MIN([.$E498])" office:value-type="float"/>
          <table:table-cell table:formula="of:=MIN([.$F498])" office:value-type="float"/>
          <table:table-cell table:formula="of:=MIN([.$G498])" office:value-type="float"/>
          <table:table-cell table:formula="of:=MIN([.$H498])" office:value-type="float"/>
          <table:table-cell table:formula="of:=MIN([.$I498])" office:value-type="float"/>
          <table:table-cell table:formula="of:=MIN([.$J498])" office:value-type="float"/>
          <table:table-cell table:formula="of:=MIN([.$K498])" office:value-type="float"/>
          <table:table-cell table:formula="of:=MIN([.$L498])" office:value-type="float"/>
          <table:table-cell table:formula="of:=MIN([.$M498])" office:value-type="float"/>
          <table:table-cell table:formula="of:=MIN([.$N498])" office:value-type="float"/>
          <table:table-cell table:formula="of:=MEDIAN([.$B498])" office:value-type="float"/>
          <table:table-cell table:formula="of:=MEDIAN([.$C498])" office:value-type="float"/>
          <table:table-cell table:formula="of:=MEDIAN([.$D498])" office:value-type="float"/>
          <table:table-cell table:formula="of:=MEDIAN([.$E498])" office:value-type="float"/>
          <table:table-cell table:formula="of:=MEDIAN([.$F498])" office:value-type="float"/>
          <table:table-cell table:formula="of:=MEDIAN([.$G498])" office:value-type="float"/>
          <table:table-cell table:formula="of:=MEDIAN([.$H498])" office:value-type="float"/>
          <table:table-cell table:formula="of:=MEDIAN([.$I498])" office:value-type="float"/>
          <table:table-cell table:formula="of:=MEDIAN([.$J498])" office:value-type="float"/>
          <table:table-cell table:formula="of:=MEDIAN([.$K498])" office:value-type="float"/>
          <table:table-cell table:formula="of:=MEDIAN([.$L498])" office:value-type="float"/>
          <table:table-cell table:formula="of:=MEDIAN([.$M498])" office:value-type="float"/>
          <table:table-cell table:formula="of:=MEDIAN([.$N498])" office:value-type="float"/>
          <table:table-cell table:formula="of:=MAX([.$B498])" office:value-type="float"/>
          <table:table-cell table:formula="of:=MAX([.$C498])" office:value-type="float"/>
          <table:table-cell table:formula="of:=MAX([.$D498])" office:value-type="float"/>
          <table:table-cell table:formula="of:=MAX([.$E498])" office:value-type="float"/>
          <table:table-cell table:formula="of:=MAX([.$F498])" office:value-type="float"/>
          <table:table-cell table:formula="of:=MAX([.$G498])" office:value-type="float"/>
          <table:table-cell table:formula="of:=MAX([.$H498])" office:value-type="float"/>
          <table:table-cell table:formula="of:=MAX([.$I498])" office:value-type="float"/>
          <table:table-cell table:formula="of:=MAX([.$J498])" office:value-type="float"/>
          <table:table-cell table:formula="of:=MAX([.$K498])" office:value-type="float"/>
          <table:table-cell table:formula="of:=MAX([.$L498])" office:value-type="float"/>
          <table:table-cell table:formula="of:=MAX([.$M498])" office:value-type="float"/>
          <table:table-cell table:formula="of:=MAX([.$N498])" office:value-type="float"/>
        </table:table-row>
        <table:table-row table:style-name="ro1">
          <table:table-cell office:value-type="string">
            <text:p>c5315/c5315.lp.3.3</text:p>
          </table:table-cell>
          <table:table-cell office:value-type="float" office:value="600.0"/>
          <table:table-cell office:value-type="float" office:value="599.999"/>
          <table:table-cell office:value-type="float" office:value="599.96"/>
          <table:table-cell office:value-type="float" office:value="567781.0"/>
          <table:table-cell office:value-type="float" office:value="1.0"/>
          <table:table-cell office:value-type="float" office:value="3.0"/>
          <table:table-cell office:value-type="float" office:value="73065.0"/>
          <table:table-cell office:value-type="float" office:value="780726760.0"/>
          <table:table-cell office:value-type="float" office:value="780726753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99])" office:value-type="float"/>
          <table:table-cell table:formula="of:=MIN([.$C499])" office:value-type="float"/>
          <table:table-cell table:formula="of:=MIN([.$D499])" office:value-type="float"/>
          <table:table-cell table:formula="of:=MIN([.$E499])" office:value-type="float"/>
          <table:table-cell table:formula="of:=MIN([.$F499])" office:value-type="float"/>
          <table:table-cell table:formula="of:=MIN([.$G499])" office:value-type="float"/>
          <table:table-cell table:formula="of:=MIN([.$H499])" office:value-type="float"/>
          <table:table-cell table:formula="of:=MIN([.$I499])" office:value-type="float"/>
          <table:table-cell table:formula="of:=MIN([.$J499])" office:value-type="float"/>
          <table:table-cell table:formula="of:=MIN([.$K499])" office:value-type="float"/>
          <table:table-cell table:formula="of:=MIN([.$L499])" office:value-type="float"/>
          <table:table-cell table:formula="of:=MIN([.$M499])" office:value-type="float"/>
          <table:table-cell table:formula="of:=MIN([.$N499])" office:value-type="float"/>
          <table:table-cell table:formula="of:=MEDIAN([.$B499])" office:value-type="float"/>
          <table:table-cell table:formula="of:=MEDIAN([.$C499])" office:value-type="float"/>
          <table:table-cell table:formula="of:=MEDIAN([.$D499])" office:value-type="float"/>
          <table:table-cell table:formula="of:=MEDIAN([.$E499])" office:value-type="float"/>
          <table:table-cell table:formula="of:=MEDIAN([.$F499])" office:value-type="float"/>
          <table:table-cell table:formula="of:=MEDIAN([.$G499])" office:value-type="float"/>
          <table:table-cell table:formula="of:=MEDIAN([.$H499])" office:value-type="float"/>
          <table:table-cell table:formula="of:=MEDIAN([.$I499])" office:value-type="float"/>
          <table:table-cell table:formula="of:=MEDIAN([.$J499])" office:value-type="float"/>
          <table:table-cell table:formula="of:=MEDIAN([.$K499])" office:value-type="float"/>
          <table:table-cell table:formula="of:=MEDIAN([.$L499])" office:value-type="float"/>
          <table:table-cell table:formula="of:=MEDIAN([.$M499])" office:value-type="float"/>
          <table:table-cell table:formula="of:=MEDIAN([.$N499])" office:value-type="float"/>
          <table:table-cell table:formula="of:=MAX([.$B499])" office:value-type="float"/>
          <table:table-cell table:formula="of:=MAX([.$C499])" office:value-type="float"/>
          <table:table-cell table:formula="of:=MAX([.$D499])" office:value-type="float"/>
          <table:table-cell table:formula="of:=MAX([.$E499])" office:value-type="float"/>
          <table:table-cell table:formula="of:=MAX([.$F499])" office:value-type="float"/>
          <table:table-cell table:formula="of:=MAX([.$G499])" office:value-type="float"/>
          <table:table-cell table:formula="of:=MAX([.$H499])" office:value-type="float"/>
          <table:table-cell table:formula="of:=MAX([.$I499])" office:value-type="float"/>
          <table:table-cell table:formula="of:=MAX([.$J499])" office:value-type="float"/>
          <table:table-cell table:formula="of:=MAX([.$K499])" office:value-type="float"/>
          <table:table-cell table:formula="of:=MAX([.$L499])" office:value-type="float"/>
          <table:table-cell table:formula="of:=MAX([.$M499])" office:value-type="float"/>
          <table:table-cell table:formula="of:=MAX([.$N499])" office:value-type="float"/>
        </table:table-row>
        <table:table-row table:style-name="ro1">
          <table:table-cell office:value-type="string">
            <text:p>c5315/c5315.lp.3.4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91727.0"/>
          <table:table-cell office:value-type="float" office:value="1.0"/>
          <table:table-cell office:value-type="float" office:value="11.0"/>
          <table:table-cell office:value-type="float" office:value="331066.0"/>
          <table:table-cell office:value-type="float" office:value="730852186.0"/>
          <table:table-cell office:value-type="float" office:value="730852073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0])" office:value-type="float"/>
          <table:table-cell table:formula="of:=MIN([.$C500])" office:value-type="float"/>
          <table:table-cell table:formula="of:=MIN([.$D500])" office:value-type="float"/>
          <table:table-cell table:formula="of:=MIN([.$E500])" office:value-type="float"/>
          <table:table-cell table:formula="of:=MIN([.$F500])" office:value-type="float"/>
          <table:table-cell table:formula="of:=MIN([.$G500])" office:value-type="float"/>
          <table:table-cell table:formula="of:=MIN([.$H500])" office:value-type="float"/>
          <table:table-cell table:formula="of:=MIN([.$I500])" office:value-type="float"/>
          <table:table-cell table:formula="of:=MIN([.$J500])" office:value-type="float"/>
          <table:table-cell table:formula="of:=MIN([.$K500])" office:value-type="float"/>
          <table:table-cell table:formula="of:=MIN([.$L500])" office:value-type="float"/>
          <table:table-cell table:formula="of:=MIN([.$M500])" office:value-type="float"/>
          <table:table-cell table:formula="of:=MIN([.$N500])" office:value-type="float"/>
          <table:table-cell table:formula="of:=MEDIAN([.$B500])" office:value-type="float"/>
          <table:table-cell table:formula="of:=MEDIAN([.$C500])" office:value-type="float"/>
          <table:table-cell table:formula="of:=MEDIAN([.$D500])" office:value-type="float"/>
          <table:table-cell table:formula="of:=MEDIAN([.$E500])" office:value-type="float"/>
          <table:table-cell table:formula="of:=MEDIAN([.$F500])" office:value-type="float"/>
          <table:table-cell table:formula="of:=MEDIAN([.$G500])" office:value-type="float"/>
          <table:table-cell table:formula="of:=MEDIAN([.$H500])" office:value-type="float"/>
          <table:table-cell table:formula="of:=MEDIAN([.$I500])" office:value-type="float"/>
          <table:table-cell table:formula="of:=MEDIAN([.$J500])" office:value-type="float"/>
          <table:table-cell table:formula="of:=MEDIAN([.$K500])" office:value-type="float"/>
          <table:table-cell table:formula="of:=MEDIAN([.$L500])" office:value-type="float"/>
          <table:table-cell table:formula="of:=MEDIAN([.$M500])" office:value-type="float"/>
          <table:table-cell table:formula="of:=MEDIAN([.$N500])" office:value-type="float"/>
          <table:table-cell table:formula="of:=MAX([.$B500])" office:value-type="float"/>
          <table:table-cell table:formula="of:=MAX([.$C500])" office:value-type="float"/>
          <table:table-cell table:formula="of:=MAX([.$D500])" office:value-type="float"/>
          <table:table-cell table:formula="of:=MAX([.$E500])" office:value-type="float"/>
          <table:table-cell table:formula="of:=MAX([.$F500])" office:value-type="float"/>
          <table:table-cell table:formula="of:=MAX([.$G500])" office:value-type="float"/>
          <table:table-cell table:formula="of:=MAX([.$H500])" office:value-type="float"/>
          <table:table-cell table:formula="of:=MAX([.$I500])" office:value-type="float"/>
          <table:table-cell table:formula="of:=MAX([.$J500])" office:value-type="float"/>
          <table:table-cell table:formula="of:=MAX([.$K500])" office:value-type="float"/>
          <table:table-cell table:formula="of:=MAX([.$L500])" office:value-type="float"/>
          <table:table-cell table:formula="of:=MAX([.$M500])" office:value-type="float"/>
          <table:table-cell table:formula="of:=MAX([.$N500])" office:value-type="float"/>
        </table:table-row>
        <table:table-row table:style-name="ro1">
          <table:table-cell office:value-type="string">
            <text:p>c5315/c5315.lp.3.5</text:p>
          </table:table-cell>
          <table:table-cell office:value-type="float" office:value="600.0"/>
          <table:table-cell office:value-type="float" office:value="600.02"/>
          <table:table-cell office:value-type="float" office:value="599.96"/>
          <table:table-cell office:value-type="float" office:value="696539.0"/>
          <table:table-cell office:value-type="float" office:value="1.0"/>
          <table:table-cell office:value-type="float" office:value="11.0"/>
          <table:table-cell office:value-type="float" office:value="471780.0"/>
          <table:table-cell office:value-type="float" office:value="667373020.0"/>
          <table:table-cell office:value-type="float" office:value="667371922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1])" office:value-type="float"/>
          <table:table-cell table:formula="of:=MIN([.$C501])" office:value-type="float"/>
          <table:table-cell table:formula="of:=MIN([.$D501])" office:value-type="float"/>
          <table:table-cell table:formula="of:=MIN([.$E501])" office:value-type="float"/>
          <table:table-cell table:formula="of:=MIN([.$F501])" office:value-type="float"/>
          <table:table-cell table:formula="of:=MIN([.$G501])" office:value-type="float"/>
          <table:table-cell table:formula="of:=MIN([.$H501])" office:value-type="float"/>
          <table:table-cell table:formula="of:=MIN([.$I501])" office:value-type="float"/>
          <table:table-cell table:formula="of:=MIN([.$J501])" office:value-type="float"/>
          <table:table-cell table:formula="of:=MIN([.$K501])" office:value-type="float"/>
          <table:table-cell table:formula="of:=MIN([.$L501])" office:value-type="float"/>
          <table:table-cell table:formula="of:=MIN([.$M501])" office:value-type="float"/>
          <table:table-cell table:formula="of:=MIN([.$N501])" office:value-type="float"/>
          <table:table-cell table:formula="of:=MEDIAN([.$B501])" office:value-type="float"/>
          <table:table-cell table:formula="of:=MEDIAN([.$C501])" office:value-type="float"/>
          <table:table-cell table:formula="of:=MEDIAN([.$D501])" office:value-type="float"/>
          <table:table-cell table:formula="of:=MEDIAN([.$E501])" office:value-type="float"/>
          <table:table-cell table:formula="of:=MEDIAN([.$F501])" office:value-type="float"/>
          <table:table-cell table:formula="of:=MEDIAN([.$G501])" office:value-type="float"/>
          <table:table-cell table:formula="of:=MEDIAN([.$H501])" office:value-type="float"/>
          <table:table-cell table:formula="of:=MEDIAN([.$I501])" office:value-type="float"/>
          <table:table-cell table:formula="of:=MEDIAN([.$J501])" office:value-type="float"/>
          <table:table-cell table:formula="of:=MEDIAN([.$K501])" office:value-type="float"/>
          <table:table-cell table:formula="of:=MEDIAN([.$L501])" office:value-type="float"/>
          <table:table-cell table:formula="of:=MEDIAN([.$M501])" office:value-type="float"/>
          <table:table-cell table:formula="of:=MEDIAN([.$N501])" office:value-type="float"/>
          <table:table-cell table:formula="of:=MAX([.$B501])" office:value-type="float"/>
          <table:table-cell table:formula="of:=MAX([.$C501])" office:value-type="float"/>
          <table:table-cell table:formula="of:=MAX([.$D501])" office:value-type="float"/>
          <table:table-cell table:formula="of:=MAX([.$E501])" office:value-type="float"/>
          <table:table-cell table:formula="of:=MAX([.$F501])" office:value-type="float"/>
          <table:table-cell table:formula="of:=MAX([.$G501])" office:value-type="float"/>
          <table:table-cell table:formula="of:=MAX([.$H501])" office:value-type="float"/>
          <table:table-cell table:formula="of:=MAX([.$I501])" office:value-type="float"/>
          <table:table-cell table:formula="of:=MAX([.$J501])" office:value-type="float"/>
          <table:table-cell table:formula="of:=MAX([.$K501])" office:value-type="float"/>
          <table:table-cell table:formula="of:=MAX([.$L501])" office:value-type="float"/>
          <table:table-cell table:formula="of:=MAX([.$M501])" office:value-type="float"/>
          <table:table-cell table:formula="of:=MAX([.$N501])" office:value-type="float"/>
        </table:table-row>
        <table:table-row table:style-name="ro1">
          <table:table-cell office:value-type="string">
            <text:p>c5315/c5315.lp.3.6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682035.0"/>
          <table:table-cell office:value-type="float" office:value="1.0"/>
          <table:table-cell office:value-type="float" office:value="5.0"/>
          <table:table-cell office:value-type="float" office:value="165014.0"/>
          <table:table-cell office:value-type="float" office:value="730037952.0"/>
          <table:table-cell office:value-type="float" office:value="730037950.0"/>
          <table:table-cell office:value-type="float" office:value="10670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2])" office:value-type="float"/>
          <table:table-cell table:formula="of:=MIN([.$C502])" office:value-type="float"/>
          <table:table-cell table:formula="of:=MIN([.$D502])" office:value-type="float"/>
          <table:table-cell table:formula="of:=MIN([.$E502])" office:value-type="float"/>
          <table:table-cell table:formula="of:=MIN([.$F502])" office:value-type="float"/>
          <table:table-cell table:formula="of:=MIN([.$G502])" office:value-type="float"/>
          <table:table-cell table:formula="of:=MIN([.$H502])" office:value-type="float"/>
          <table:table-cell table:formula="of:=MIN([.$I502])" office:value-type="float"/>
          <table:table-cell table:formula="of:=MIN([.$J502])" office:value-type="float"/>
          <table:table-cell table:formula="of:=MIN([.$K502])" office:value-type="float"/>
          <table:table-cell table:formula="of:=MIN([.$L502])" office:value-type="float"/>
          <table:table-cell table:formula="of:=MIN([.$M502])" office:value-type="float"/>
          <table:table-cell table:formula="of:=MIN([.$N502])" office:value-type="float"/>
          <table:table-cell table:formula="of:=MEDIAN([.$B502])" office:value-type="float"/>
          <table:table-cell table:formula="of:=MEDIAN([.$C502])" office:value-type="float"/>
          <table:table-cell table:formula="of:=MEDIAN([.$D502])" office:value-type="float"/>
          <table:table-cell table:formula="of:=MEDIAN([.$E502])" office:value-type="float"/>
          <table:table-cell table:formula="of:=MEDIAN([.$F502])" office:value-type="float"/>
          <table:table-cell table:formula="of:=MEDIAN([.$G502])" office:value-type="float"/>
          <table:table-cell table:formula="of:=MEDIAN([.$H502])" office:value-type="float"/>
          <table:table-cell table:formula="of:=MEDIAN([.$I502])" office:value-type="float"/>
          <table:table-cell table:formula="of:=MEDIAN([.$J502])" office:value-type="float"/>
          <table:table-cell table:formula="of:=MEDIAN([.$K502])" office:value-type="float"/>
          <table:table-cell table:formula="of:=MEDIAN([.$L502])" office:value-type="float"/>
          <table:table-cell table:formula="of:=MEDIAN([.$M502])" office:value-type="float"/>
          <table:table-cell table:formula="of:=MEDIAN([.$N502])" office:value-type="float"/>
          <table:table-cell table:formula="of:=MAX([.$B502])" office:value-type="float"/>
          <table:table-cell table:formula="of:=MAX([.$C502])" office:value-type="float"/>
          <table:table-cell table:formula="of:=MAX([.$D502])" office:value-type="float"/>
          <table:table-cell table:formula="of:=MAX([.$E502])" office:value-type="float"/>
          <table:table-cell table:formula="of:=MAX([.$F502])" office:value-type="float"/>
          <table:table-cell table:formula="of:=MAX([.$G502])" office:value-type="float"/>
          <table:table-cell table:formula="of:=MAX([.$H502])" office:value-type="float"/>
          <table:table-cell table:formula="of:=MAX([.$I502])" office:value-type="float"/>
          <table:table-cell table:formula="of:=MAX([.$J502])" office:value-type="float"/>
          <table:table-cell table:formula="of:=MAX([.$K502])" office:value-type="float"/>
          <table:table-cell table:formula="of:=MAX([.$L502])" office:value-type="float"/>
          <table:table-cell table:formula="of:=MAX([.$M502])" office:value-type="float"/>
          <table:table-cell table:formula="of:=MAX([.$N502])" office:value-type="float"/>
        </table:table-row>
        <table:table-row table:style-name="ro1">
          <table:table-cell office:value-type="string">
            <text:p>c5315/c5315.lp.3.7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582452.0"/>
          <table:table-cell office:value-type="float" office:value="1.0"/>
          <table:table-cell office:value-type="float" office:value="9.0"/>
          <table:table-cell office:value-type="float" office:value="211251.0"/>
          <table:table-cell office:value-type="float" office:value="748384870.0"/>
          <table:table-cell office:value-type="float" office:value="748384846.0"/>
          <table:table-cell office:value-type="float" office:value="10668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3])" office:value-type="float"/>
          <table:table-cell table:formula="of:=MIN([.$C503])" office:value-type="float"/>
          <table:table-cell table:formula="of:=MIN([.$D503])" office:value-type="float"/>
          <table:table-cell table:formula="of:=MIN([.$E503])" office:value-type="float"/>
          <table:table-cell table:formula="of:=MIN([.$F503])" office:value-type="float"/>
          <table:table-cell table:formula="of:=MIN([.$G503])" office:value-type="float"/>
          <table:table-cell table:formula="of:=MIN([.$H503])" office:value-type="float"/>
          <table:table-cell table:formula="of:=MIN([.$I503])" office:value-type="float"/>
          <table:table-cell table:formula="of:=MIN([.$J503])" office:value-type="float"/>
          <table:table-cell table:formula="of:=MIN([.$K503])" office:value-type="float"/>
          <table:table-cell table:formula="of:=MIN([.$L503])" office:value-type="float"/>
          <table:table-cell table:formula="of:=MIN([.$M503])" office:value-type="float"/>
          <table:table-cell table:formula="of:=MIN([.$N503])" office:value-type="float"/>
          <table:table-cell table:formula="of:=MEDIAN([.$B503])" office:value-type="float"/>
          <table:table-cell table:formula="of:=MEDIAN([.$C503])" office:value-type="float"/>
          <table:table-cell table:formula="of:=MEDIAN([.$D503])" office:value-type="float"/>
          <table:table-cell table:formula="of:=MEDIAN([.$E503])" office:value-type="float"/>
          <table:table-cell table:formula="of:=MEDIAN([.$F503])" office:value-type="float"/>
          <table:table-cell table:formula="of:=MEDIAN([.$G503])" office:value-type="float"/>
          <table:table-cell table:formula="of:=MEDIAN([.$H503])" office:value-type="float"/>
          <table:table-cell table:formula="of:=MEDIAN([.$I503])" office:value-type="float"/>
          <table:table-cell table:formula="of:=MEDIAN([.$J503])" office:value-type="float"/>
          <table:table-cell table:formula="of:=MEDIAN([.$K503])" office:value-type="float"/>
          <table:table-cell table:formula="of:=MEDIAN([.$L503])" office:value-type="float"/>
          <table:table-cell table:formula="of:=MEDIAN([.$M503])" office:value-type="float"/>
          <table:table-cell table:formula="of:=MEDIAN([.$N503])" office:value-type="float"/>
          <table:table-cell table:formula="of:=MAX([.$B503])" office:value-type="float"/>
          <table:table-cell table:formula="of:=MAX([.$C503])" office:value-type="float"/>
          <table:table-cell table:formula="of:=MAX([.$D503])" office:value-type="float"/>
          <table:table-cell table:formula="of:=MAX([.$E503])" office:value-type="float"/>
          <table:table-cell table:formula="of:=MAX([.$F503])" office:value-type="float"/>
          <table:table-cell table:formula="of:=MAX([.$G503])" office:value-type="float"/>
          <table:table-cell table:formula="of:=MAX([.$H503])" office:value-type="float"/>
          <table:table-cell table:formula="of:=MAX([.$I503])" office:value-type="float"/>
          <table:table-cell table:formula="of:=MAX([.$J503])" office:value-type="float"/>
          <table:table-cell table:formula="of:=MAX([.$K503])" office:value-type="float"/>
          <table:table-cell table:formula="of:=MAX([.$L503])" office:value-type="float"/>
          <table:table-cell table:formula="of:=MAX([.$M503])" office:value-type="float"/>
          <table:table-cell table:formula="of:=MAX([.$N503])" office:value-type="float"/>
        </table:table-row>
        <table:table-row table:style-name="ro1">
          <table:table-cell office:value-type="string">
            <text:p>c5315/c5315.lp.3.8</text:p>
          </table:table-cell>
          <table:table-cell office:value-type="float" office:value="600.0"/>
          <table:table-cell office:value-type="float" office:value="600.019"/>
          <table:table-cell office:value-type="float" office:value="599.97"/>
          <table:table-cell office:value-type="float" office:value="670638.0"/>
          <table:table-cell office:value-type="float" office:value="1.0"/>
          <table:table-cell office:value-type="float" office:value="8.0"/>
          <table:table-cell office:value-type="float" office:value="209153.0"/>
          <table:table-cell office:value-type="float" office:value="738760720.0"/>
          <table:table-cell office:value-type="float" office:value="738760654.0"/>
          <table:table-cell office:value-type="float" office:value="10663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504])" office:value-type="float"/>
          <table:table-cell table:formula="of:=MIN([.$C504])" office:value-type="float"/>
          <table:table-cell table:formula="of:=MIN([.$D504])" office:value-type="float"/>
          <table:table-cell table:formula="of:=MIN([.$E504])" office:value-type="float"/>
          <table:table-cell table:formula="of:=MIN([.$F504])" office:value-type="float"/>
          <table:table-cell table:formula="of:=MIN([.$G504])" office:value-type="float"/>
          <table:table-cell table:formula="of:=MIN([.$H504])" office:value-type="float"/>
          <table:table-cell table:formula="of:=MIN([.$I504])" office:value-type="float"/>
          <table:table-cell table:formula="of:=MIN([.$J504])" office:value-type="float"/>
          <table:table-cell table:formula="of:=MIN([.$K504])" office:value-type="float"/>
          <table:table-cell table:formula="of:=MIN([.$L504])" office:value-type="float"/>
          <table:table-cell table:formula="of:=MIN([.$M504])" office:value-type="float"/>
          <table:table-cell table:formula="of:=MIN([.$N504])" office:value-type="float"/>
          <table:table-cell table:formula="of:=MEDIAN([.$B504])" office:value-type="float"/>
          <table:table-cell table:formula="of:=MEDIAN([.$C504])" office:value-type="float"/>
          <table:table-cell table:formula="of:=MEDIAN([.$D504])" office:value-type="float"/>
          <table:table-cell table:formula="of:=MEDIAN([.$E504])" office:value-type="float"/>
          <table:table-cell table:formula="of:=MEDIAN([.$F504])" office:value-type="float"/>
          <table:table-cell table:formula="of:=MEDIAN([.$G504])" office:value-type="float"/>
          <table:table-cell table:formula="of:=MEDIAN([.$H504])" office:value-type="float"/>
          <table:table-cell table:formula="of:=MEDIAN([.$I504])" office:value-type="float"/>
          <table:table-cell table:formula="of:=MEDIAN([.$J504])" office:value-type="float"/>
          <table:table-cell table:formula="of:=MEDIAN([.$K504])" office:value-type="float"/>
          <table:table-cell table:formula="of:=MEDIAN([.$L504])" office:value-type="float"/>
          <table:table-cell table:formula="of:=MEDIAN([.$M504])" office:value-type="float"/>
          <table:table-cell table:formula="of:=MEDIAN([.$N504])" office:value-type="float"/>
          <table:table-cell table:formula="of:=MAX([.$B504])" office:value-type="float"/>
          <table:table-cell table:formula="of:=MAX([.$C504])" office:value-type="float"/>
          <table:table-cell table:formula="of:=MAX([.$D504])" office:value-type="float"/>
          <table:table-cell table:formula="of:=MAX([.$E504])" office:value-type="float"/>
          <table:table-cell table:formula="of:=MAX([.$F504])" office:value-type="float"/>
          <table:table-cell table:formula="of:=MAX([.$G504])" office:value-type="float"/>
          <table:table-cell table:formula="of:=MAX([.$H504])" office:value-type="float"/>
          <table:table-cell table:formula="of:=MAX([.$I504])" office:value-type="float"/>
          <table:table-cell table:formula="of:=MAX([.$J504])" office:value-type="float"/>
          <table:table-cell table:formula="of:=MAX([.$K504])" office:value-type="float"/>
          <table:table-cell table:formula="of:=MAX([.$L504])" office:value-type="float"/>
          <table:table-cell table:formula="of:=MAX([.$M504])" office:value-type="float"/>
          <table:table-cell table:formula="of:=MAX([.$N504])" office:value-type="float"/>
        </table:table-row>
        <table:table-row table:style-name="ro1">
          <table:table-cell office:value-type="string">
            <text:p>c5315/c5315.lp.4.1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62862.0"/>
          <table:table-cell office:value-type="float" office:value="1.0"/>
          <table:table-cell office:value-type="float" office:value="10.0"/>
          <table:table-cell office:value-type="float" office:value="281354.0"/>
          <table:table-cell office:value-type="float" office:value="762879940.0"/>
          <table:table-cell office:value-type="float" office:value="762879923.0"/>
          <table:table-cell office:value-type="float" office:value="10660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505])" office:value-type="float"/>
          <table:table-cell table:formula="of:=MIN([.$C505])" office:value-type="float"/>
          <table:table-cell table:formula="of:=MIN([.$D505])" office:value-type="float"/>
          <table:table-cell table:formula="of:=MIN([.$E505])" office:value-type="float"/>
          <table:table-cell table:formula="of:=MIN([.$F505])" office:value-type="float"/>
          <table:table-cell table:formula="of:=MIN([.$G505])" office:value-type="float"/>
          <table:table-cell table:formula="of:=MIN([.$H505])" office:value-type="float"/>
          <table:table-cell table:formula="of:=MIN([.$I505])" office:value-type="float"/>
          <table:table-cell table:formula="of:=MIN([.$J505])" office:value-type="float"/>
          <table:table-cell table:formula="of:=MIN([.$K505])" office:value-type="float"/>
          <table:table-cell table:formula="of:=MIN([.$L505])" office:value-type="float"/>
          <table:table-cell table:formula="of:=MIN([.$M505])" office:value-type="float"/>
          <table:table-cell table:formula="of:=MIN([.$N505])" office:value-type="float"/>
          <table:table-cell table:formula="of:=MEDIAN([.$B505])" office:value-type="float"/>
          <table:table-cell table:formula="of:=MEDIAN([.$C505])" office:value-type="float"/>
          <table:table-cell table:formula="of:=MEDIAN([.$D505])" office:value-type="float"/>
          <table:table-cell table:formula="of:=MEDIAN([.$E505])" office:value-type="float"/>
          <table:table-cell table:formula="of:=MEDIAN([.$F505])" office:value-type="float"/>
          <table:table-cell table:formula="of:=MEDIAN([.$G505])" office:value-type="float"/>
          <table:table-cell table:formula="of:=MEDIAN([.$H505])" office:value-type="float"/>
          <table:table-cell table:formula="of:=MEDIAN([.$I505])" office:value-type="float"/>
          <table:table-cell table:formula="of:=MEDIAN([.$J505])" office:value-type="float"/>
          <table:table-cell table:formula="of:=MEDIAN([.$K505])" office:value-type="float"/>
          <table:table-cell table:formula="of:=MEDIAN([.$L505])" office:value-type="float"/>
          <table:table-cell table:formula="of:=MEDIAN([.$M505])" office:value-type="float"/>
          <table:table-cell table:formula="of:=MEDIAN([.$N505])" office:value-type="float"/>
          <table:table-cell table:formula="of:=MAX([.$B505])" office:value-type="float"/>
          <table:table-cell table:formula="of:=MAX([.$C505])" office:value-type="float"/>
          <table:table-cell table:formula="of:=MAX([.$D505])" office:value-type="float"/>
          <table:table-cell table:formula="of:=MAX([.$E505])" office:value-type="float"/>
          <table:table-cell table:formula="of:=MAX([.$F505])" office:value-type="float"/>
          <table:table-cell table:formula="of:=MAX([.$G505])" office:value-type="float"/>
          <table:table-cell table:formula="of:=MAX([.$H505])" office:value-type="float"/>
          <table:table-cell table:formula="of:=MAX([.$I505])" office:value-type="float"/>
          <table:table-cell table:formula="of:=MAX([.$J505])" office:value-type="float"/>
          <table:table-cell table:formula="of:=MAX([.$K505])" office:value-type="float"/>
          <table:table-cell table:formula="of:=MAX([.$L505])" office:value-type="float"/>
          <table:table-cell table:formula="of:=MAX([.$M505])" office:value-type="float"/>
          <table:table-cell table:formula="of:=MAX([.$N505])" office:value-type="float"/>
        </table:table-row>
        <table:table-row table:style-name="ro1">
          <table:table-cell office:value-type="string">
            <text:p>c5315/c5315.lp.4.2</text:p>
          </table:table-cell>
          <table:table-cell office:value-type="float" office:value="600.0"/>
          <table:table-cell office:value-type="float" office:value="600.027"/>
          <table:table-cell office:value-type="float" office:value="599.98"/>
          <table:table-cell office:value-type="float" office:value="686102.0"/>
          <table:table-cell office:value-type="float" office:value="1.0"/>
          <table:table-cell office:value-type="float" office:value="12.0"/>
          <table:table-cell office:value-type="float" office:value="474172.0"/>
          <table:table-cell office:value-type="float" office:value="674890456.0"/>
          <table:table-cell office:value-type="float" office:value="674889749.0"/>
          <table:table-cell office:value-type="float" office:value="10658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6])" office:value-type="float"/>
          <table:table-cell table:formula="of:=MIN([.$C506])" office:value-type="float"/>
          <table:table-cell table:formula="of:=MIN([.$D506])" office:value-type="float"/>
          <table:table-cell table:formula="of:=MIN([.$E506])" office:value-type="float"/>
          <table:table-cell table:formula="of:=MIN([.$F506])" office:value-type="float"/>
          <table:table-cell table:formula="of:=MIN([.$G506])" office:value-type="float"/>
          <table:table-cell table:formula="of:=MIN([.$H506])" office:value-type="float"/>
          <table:table-cell table:formula="of:=MIN([.$I506])" office:value-type="float"/>
          <table:table-cell table:formula="of:=MIN([.$J506])" office:value-type="float"/>
          <table:table-cell table:formula="of:=MIN([.$K506])" office:value-type="float"/>
          <table:table-cell table:formula="of:=MIN([.$L506])" office:value-type="float"/>
          <table:table-cell table:formula="of:=MIN([.$M506])" office:value-type="float"/>
          <table:table-cell table:formula="of:=MIN([.$N506])" office:value-type="float"/>
          <table:table-cell table:formula="of:=MEDIAN([.$B506])" office:value-type="float"/>
          <table:table-cell table:formula="of:=MEDIAN([.$C506])" office:value-type="float"/>
          <table:table-cell table:formula="of:=MEDIAN([.$D506])" office:value-type="float"/>
          <table:table-cell table:formula="of:=MEDIAN([.$E506])" office:value-type="float"/>
          <table:table-cell table:formula="of:=MEDIAN([.$F506])" office:value-type="float"/>
          <table:table-cell table:formula="of:=MEDIAN([.$G506])" office:value-type="float"/>
          <table:table-cell table:formula="of:=MEDIAN([.$H506])" office:value-type="float"/>
          <table:table-cell table:formula="of:=MEDIAN([.$I506])" office:value-type="float"/>
          <table:table-cell table:formula="of:=MEDIAN([.$J506])" office:value-type="float"/>
          <table:table-cell table:formula="of:=MEDIAN([.$K506])" office:value-type="float"/>
          <table:table-cell table:formula="of:=MEDIAN([.$L506])" office:value-type="float"/>
          <table:table-cell table:formula="of:=MEDIAN([.$M506])" office:value-type="float"/>
          <table:table-cell table:formula="of:=MEDIAN([.$N506])" office:value-type="float"/>
          <table:table-cell table:formula="of:=MAX([.$B506])" office:value-type="float"/>
          <table:table-cell table:formula="of:=MAX([.$C506])" office:value-type="float"/>
          <table:table-cell table:formula="of:=MAX([.$D506])" office:value-type="float"/>
          <table:table-cell table:formula="of:=MAX([.$E506])" office:value-type="float"/>
          <table:table-cell table:formula="of:=MAX([.$F506])" office:value-type="float"/>
          <table:table-cell table:formula="of:=MAX([.$G506])" office:value-type="float"/>
          <table:table-cell table:formula="of:=MAX([.$H506])" office:value-type="float"/>
          <table:table-cell table:formula="of:=MAX([.$I506])" office:value-type="float"/>
          <table:table-cell table:formula="of:=MAX([.$J506])" office:value-type="float"/>
          <table:table-cell table:formula="of:=MAX([.$K506])" office:value-type="float"/>
          <table:table-cell table:formula="of:=MAX([.$L506])" office:value-type="float"/>
          <table:table-cell table:formula="of:=MAX([.$M506])" office:value-type="float"/>
          <table:table-cell table:formula="of:=MAX([.$N506])" office:value-type="float"/>
        </table:table-row>
        <table:table-row table:style-name="ro1">
          <table:table-cell office:value-type="string">
            <text:p>c5315/c5315.lp.4.3</text:p>
          </table:table-cell>
          <table:table-cell office:value-type="float" office:value="600.0"/>
          <table:table-cell office:value-type="float" office:value="600.029"/>
          <table:table-cell office:value-type="float" office:value="599.97"/>
          <table:table-cell office:value-type="float" office:value="552026.0"/>
          <table:table-cell office:value-type="float" office:value="1.0"/>
          <table:table-cell office:value-type="float" office:value="7.0"/>
          <table:table-cell office:value-type="float" office:value="279258.0"/>
          <table:table-cell office:value-type="float" office:value="811538024.0"/>
          <table:table-cell office:value-type="float" office:value="811538020.0"/>
          <table:table-cell office:value-type="float" office:value="10660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7])" office:value-type="float"/>
          <table:table-cell table:formula="of:=MIN([.$C507])" office:value-type="float"/>
          <table:table-cell table:formula="of:=MIN([.$D507])" office:value-type="float"/>
          <table:table-cell table:formula="of:=MIN([.$E507])" office:value-type="float"/>
          <table:table-cell table:formula="of:=MIN([.$F507])" office:value-type="float"/>
          <table:table-cell table:formula="of:=MIN([.$G507])" office:value-type="float"/>
          <table:table-cell table:formula="of:=MIN([.$H507])" office:value-type="float"/>
          <table:table-cell table:formula="of:=MIN([.$I507])" office:value-type="float"/>
          <table:table-cell table:formula="of:=MIN([.$J507])" office:value-type="float"/>
          <table:table-cell table:formula="of:=MIN([.$K507])" office:value-type="float"/>
          <table:table-cell table:formula="of:=MIN([.$L507])" office:value-type="float"/>
          <table:table-cell table:formula="of:=MIN([.$M507])" office:value-type="float"/>
          <table:table-cell table:formula="of:=MIN([.$N507])" office:value-type="float"/>
          <table:table-cell table:formula="of:=MEDIAN([.$B507])" office:value-type="float"/>
          <table:table-cell table:formula="of:=MEDIAN([.$C507])" office:value-type="float"/>
          <table:table-cell table:formula="of:=MEDIAN([.$D507])" office:value-type="float"/>
          <table:table-cell table:formula="of:=MEDIAN([.$E507])" office:value-type="float"/>
          <table:table-cell table:formula="of:=MEDIAN([.$F507])" office:value-type="float"/>
          <table:table-cell table:formula="of:=MEDIAN([.$G507])" office:value-type="float"/>
          <table:table-cell table:formula="of:=MEDIAN([.$H507])" office:value-type="float"/>
          <table:table-cell table:formula="of:=MEDIAN([.$I507])" office:value-type="float"/>
          <table:table-cell table:formula="of:=MEDIAN([.$J507])" office:value-type="float"/>
          <table:table-cell table:formula="of:=MEDIAN([.$K507])" office:value-type="float"/>
          <table:table-cell table:formula="of:=MEDIAN([.$L507])" office:value-type="float"/>
          <table:table-cell table:formula="of:=MEDIAN([.$M507])" office:value-type="float"/>
          <table:table-cell table:formula="of:=MEDIAN([.$N507])" office:value-type="float"/>
          <table:table-cell table:formula="of:=MAX([.$B507])" office:value-type="float"/>
          <table:table-cell table:formula="of:=MAX([.$C507])" office:value-type="float"/>
          <table:table-cell table:formula="of:=MAX([.$D507])" office:value-type="float"/>
          <table:table-cell table:formula="of:=MAX([.$E507])" office:value-type="float"/>
          <table:table-cell table:formula="of:=MAX([.$F507])" office:value-type="float"/>
          <table:table-cell table:formula="of:=MAX([.$G507])" office:value-type="float"/>
          <table:table-cell table:formula="of:=MAX([.$H507])" office:value-type="float"/>
          <table:table-cell table:formula="of:=MAX([.$I507])" office:value-type="float"/>
          <table:table-cell table:formula="of:=MAX([.$J507])" office:value-type="float"/>
          <table:table-cell table:formula="of:=MAX([.$K507])" office:value-type="float"/>
          <table:table-cell table:formula="of:=MAX([.$L507])" office:value-type="float"/>
          <table:table-cell table:formula="of:=MAX([.$M507])" office:value-type="float"/>
          <table:table-cell table:formula="of:=MAX([.$N507])" office:value-type="float"/>
        </table:table-row>
        <table:table-row table:style-name="ro1">
          <table:table-cell office:value-type="string">
            <text:p>c5315/c5315.lp.4.4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606097.0"/>
          <table:table-cell office:value-type="float" office:value="1.0"/>
          <table:table-cell office:value-type="float" office:value="10.0"/>
          <table:table-cell office:value-type="float" office:value="407683.0"/>
          <table:table-cell office:value-type="float" office:value="667401019.0"/>
          <table:table-cell office:value-type="float" office:value="667386920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8])" office:value-type="float"/>
          <table:table-cell table:formula="of:=MIN([.$C508])" office:value-type="float"/>
          <table:table-cell table:formula="of:=MIN([.$D508])" office:value-type="float"/>
          <table:table-cell table:formula="of:=MIN([.$E508])" office:value-type="float"/>
          <table:table-cell table:formula="of:=MIN([.$F508])" office:value-type="float"/>
          <table:table-cell table:formula="of:=MIN([.$G508])" office:value-type="float"/>
          <table:table-cell table:formula="of:=MIN([.$H508])" office:value-type="float"/>
          <table:table-cell table:formula="of:=MIN([.$I508])" office:value-type="float"/>
          <table:table-cell table:formula="of:=MIN([.$J508])" office:value-type="float"/>
          <table:table-cell table:formula="of:=MIN([.$K508])" office:value-type="float"/>
          <table:table-cell table:formula="of:=MIN([.$L508])" office:value-type="float"/>
          <table:table-cell table:formula="of:=MIN([.$M508])" office:value-type="float"/>
          <table:table-cell table:formula="of:=MIN([.$N508])" office:value-type="float"/>
          <table:table-cell table:formula="of:=MEDIAN([.$B508])" office:value-type="float"/>
          <table:table-cell table:formula="of:=MEDIAN([.$C508])" office:value-type="float"/>
          <table:table-cell table:formula="of:=MEDIAN([.$D508])" office:value-type="float"/>
          <table:table-cell table:formula="of:=MEDIAN([.$E508])" office:value-type="float"/>
          <table:table-cell table:formula="of:=MEDIAN([.$F508])" office:value-type="float"/>
          <table:table-cell table:formula="of:=MEDIAN([.$G508])" office:value-type="float"/>
          <table:table-cell table:formula="of:=MEDIAN([.$H508])" office:value-type="float"/>
          <table:table-cell table:formula="of:=MEDIAN([.$I508])" office:value-type="float"/>
          <table:table-cell table:formula="of:=MEDIAN([.$J508])" office:value-type="float"/>
          <table:table-cell table:formula="of:=MEDIAN([.$K508])" office:value-type="float"/>
          <table:table-cell table:formula="of:=MEDIAN([.$L508])" office:value-type="float"/>
          <table:table-cell table:formula="of:=MEDIAN([.$M508])" office:value-type="float"/>
          <table:table-cell table:formula="of:=MEDIAN([.$N508])" office:value-type="float"/>
          <table:table-cell table:formula="of:=MAX([.$B508])" office:value-type="float"/>
          <table:table-cell table:formula="of:=MAX([.$C508])" office:value-type="float"/>
          <table:table-cell table:formula="of:=MAX([.$D508])" office:value-type="float"/>
          <table:table-cell table:formula="of:=MAX([.$E508])" office:value-type="float"/>
          <table:table-cell table:formula="of:=MAX([.$F508])" office:value-type="float"/>
          <table:table-cell table:formula="of:=MAX([.$G508])" office:value-type="float"/>
          <table:table-cell table:formula="of:=MAX([.$H508])" office:value-type="float"/>
          <table:table-cell table:formula="of:=MAX([.$I508])" office:value-type="float"/>
          <table:table-cell table:formula="of:=MAX([.$J508])" office:value-type="float"/>
          <table:table-cell table:formula="of:=MAX([.$K508])" office:value-type="float"/>
          <table:table-cell table:formula="of:=MAX([.$L508])" office:value-type="float"/>
          <table:table-cell table:formula="of:=MAX([.$M508])" office:value-type="float"/>
          <table:table-cell table:formula="of:=MAX([.$N508])" office:value-type="float"/>
        </table:table-row>
        <table:table-row table:style-name="ro1">
          <table:table-cell office:value-type="string">
            <text:p>c5315/c5315.lp.4.5</text:p>
          </table:table-cell>
          <table:table-cell office:value-type="float" office:value="600.0"/>
          <table:table-cell office:value-type="float" office:value="600.017"/>
          <table:table-cell office:value-type="float" office:value="599.96"/>
          <table:table-cell office:value-type="float" office:value="604212.0"/>
          <table:table-cell office:value-type="float" office:value="1.0"/>
          <table:table-cell office:value-type="float" office:value="11.0"/>
          <table:table-cell office:value-type="float" office:value="411460.0"/>
          <table:table-cell office:value-type="float" office:value="722521031.0"/>
          <table:table-cell office:value-type="float" office:value="722521010.0"/>
          <table:table-cell office:value-type="float" office:value="10664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9])" office:value-type="float"/>
          <table:table-cell table:formula="of:=MIN([.$C509])" office:value-type="float"/>
          <table:table-cell table:formula="of:=MIN([.$D509])" office:value-type="float"/>
          <table:table-cell table:formula="of:=MIN([.$E509])" office:value-type="float"/>
          <table:table-cell table:formula="of:=MIN([.$F509])" office:value-type="float"/>
          <table:table-cell table:formula="of:=MIN([.$G509])" office:value-type="float"/>
          <table:table-cell table:formula="of:=MIN([.$H509])" office:value-type="float"/>
          <table:table-cell table:formula="of:=MIN([.$I509])" office:value-type="float"/>
          <table:table-cell table:formula="of:=MIN([.$J509])" office:value-type="float"/>
          <table:table-cell table:formula="of:=MIN([.$K509])" office:value-type="float"/>
          <table:table-cell table:formula="of:=MIN([.$L509])" office:value-type="float"/>
          <table:table-cell table:formula="of:=MIN([.$M509])" office:value-type="float"/>
          <table:table-cell table:formula="of:=MIN([.$N509])" office:value-type="float"/>
          <table:table-cell table:formula="of:=MEDIAN([.$B509])" office:value-type="float"/>
          <table:table-cell table:formula="of:=MEDIAN([.$C509])" office:value-type="float"/>
          <table:table-cell table:formula="of:=MEDIAN([.$D509])" office:value-type="float"/>
          <table:table-cell table:formula="of:=MEDIAN([.$E509])" office:value-type="float"/>
          <table:table-cell table:formula="of:=MEDIAN([.$F509])" office:value-type="float"/>
          <table:table-cell table:formula="of:=MEDIAN([.$G509])" office:value-type="float"/>
          <table:table-cell table:formula="of:=MEDIAN([.$H509])" office:value-type="float"/>
          <table:table-cell table:formula="of:=MEDIAN([.$I509])" office:value-type="float"/>
          <table:table-cell table:formula="of:=MEDIAN([.$J509])" office:value-type="float"/>
          <table:table-cell table:formula="of:=MEDIAN([.$K509])" office:value-type="float"/>
          <table:table-cell table:formula="of:=MEDIAN([.$L509])" office:value-type="float"/>
          <table:table-cell table:formula="of:=MEDIAN([.$M509])" office:value-type="float"/>
          <table:table-cell table:formula="of:=MEDIAN([.$N509])" office:value-type="float"/>
          <table:table-cell table:formula="of:=MAX([.$B509])" office:value-type="float"/>
          <table:table-cell table:formula="of:=MAX([.$C509])" office:value-type="float"/>
          <table:table-cell table:formula="of:=MAX([.$D509])" office:value-type="float"/>
          <table:table-cell table:formula="of:=MAX([.$E509])" office:value-type="float"/>
          <table:table-cell table:formula="of:=MAX([.$F509])" office:value-type="float"/>
          <table:table-cell table:formula="of:=MAX([.$G509])" office:value-type="float"/>
          <table:table-cell table:formula="of:=MAX([.$H509])" office:value-type="float"/>
          <table:table-cell table:formula="of:=MAX([.$I509])" office:value-type="float"/>
          <table:table-cell table:formula="of:=MAX([.$J509])" office:value-type="float"/>
          <table:table-cell table:formula="of:=MAX([.$K509])" office:value-type="float"/>
          <table:table-cell table:formula="of:=MAX([.$L509])" office:value-type="float"/>
          <table:table-cell table:formula="of:=MAX([.$M509])" office:value-type="float"/>
          <table:table-cell table:formula="of:=MAX([.$N509])" office:value-type="float"/>
        </table:table-row>
        <table:table-row table:style-name="ro1">
          <table:table-cell office:value-type="string">
            <text:p>c5315/c5315.lp.4.6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69939.0"/>
          <table:table-cell office:value-type="float" office:value="1.0"/>
          <table:table-cell office:value-type="float" office:value="11.0"/>
          <table:table-cell office:value-type="float" office:value="440057.0"/>
          <table:table-cell office:value-type="float" office:value="703709921.0"/>
          <table:table-cell office:value-type="float" office:value="703709898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10])" office:value-type="float"/>
          <table:table-cell table:formula="of:=MIN([.$C510])" office:value-type="float"/>
          <table:table-cell table:formula="of:=MIN([.$D510])" office:value-type="float"/>
          <table:table-cell table:formula="of:=MIN([.$E510])" office:value-type="float"/>
          <table:table-cell table:formula="of:=MIN([.$F510])" office:value-type="float"/>
          <table:table-cell table:formula="of:=MIN([.$G510])" office:value-type="float"/>
          <table:table-cell table:formula="of:=MIN([.$H510])" office:value-type="float"/>
          <table:table-cell table:formula="of:=MIN([.$I510])" office:value-type="float"/>
          <table:table-cell table:formula="of:=MIN([.$J510])" office:value-type="float"/>
          <table:table-cell table:formula="of:=MIN([.$K510])" office:value-type="float"/>
          <table:table-cell table:formula="of:=MIN([.$L510])" office:value-type="float"/>
          <table:table-cell table:formula="of:=MIN([.$M510])" office:value-type="float"/>
          <table:table-cell table:formula="of:=MIN([.$N510])" office:value-type="float"/>
          <table:table-cell table:formula="of:=MEDIAN([.$B510])" office:value-type="float"/>
          <table:table-cell table:formula="of:=MEDIAN([.$C510])" office:value-type="float"/>
          <table:table-cell table:formula="of:=MEDIAN([.$D510])" office:value-type="float"/>
          <table:table-cell table:formula="of:=MEDIAN([.$E510])" office:value-type="float"/>
          <table:table-cell table:formula="of:=MEDIAN([.$F510])" office:value-type="float"/>
          <table:table-cell table:formula="of:=MEDIAN([.$G510])" office:value-type="float"/>
          <table:table-cell table:formula="of:=MEDIAN([.$H510])" office:value-type="float"/>
          <table:table-cell table:formula="of:=MEDIAN([.$I510])" office:value-type="float"/>
          <table:table-cell table:formula="of:=MEDIAN([.$J510])" office:value-type="float"/>
          <table:table-cell table:formula="of:=MEDIAN([.$K510])" office:value-type="float"/>
          <table:table-cell table:formula="of:=MEDIAN([.$L510])" office:value-type="float"/>
          <table:table-cell table:formula="of:=MEDIAN([.$M510])" office:value-type="float"/>
          <table:table-cell table:formula="of:=MEDIAN([.$N510])" office:value-type="float"/>
          <table:table-cell table:formula="of:=MAX([.$B510])" office:value-type="float"/>
          <table:table-cell table:formula="of:=MAX([.$C510])" office:value-type="float"/>
          <table:table-cell table:formula="of:=MAX([.$D510])" office:value-type="float"/>
          <table:table-cell table:formula="of:=MAX([.$E510])" office:value-type="float"/>
          <table:table-cell table:formula="of:=MAX([.$F510])" office:value-type="float"/>
          <table:table-cell table:formula="of:=MAX([.$G510])" office:value-type="float"/>
          <table:table-cell table:formula="of:=MAX([.$H510])" office:value-type="float"/>
          <table:table-cell table:formula="of:=MAX([.$I510])" office:value-type="float"/>
          <table:table-cell table:formula="of:=MAX([.$J510])" office:value-type="float"/>
          <table:table-cell table:formula="of:=MAX([.$K510])" office:value-type="float"/>
          <table:table-cell table:formula="of:=MAX([.$L510])" office:value-type="float"/>
          <table:table-cell table:formula="of:=MAX([.$M510])" office:value-type="float"/>
          <table:table-cell table:formula="of:=MAX([.$N510])" office:value-type="float"/>
        </table:table-row>
        <table:table-row table:style-name="ro1">
          <table:table-cell office:value-type="string">
            <text:p>c5315/c5315.lp.4.7</text:p>
          </table:table-cell>
          <table:table-cell office:value-type="float" office:value="600.0"/>
          <table:table-cell office:value-type="float" office:value="600.013"/>
          <table:table-cell office:value-type="float" office:value="599.97"/>
          <table:table-cell office:value-type="float" office:value="612492.0"/>
          <table:table-cell office:value-type="float" office:value="1.0"/>
          <table:table-cell office:value-type="float" office:value="9.0"/>
          <table:table-cell office:value-type="float" office:value="252460.0"/>
          <table:table-cell office:value-type="float" office:value="767392630.0"/>
          <table:table-cell office:value-type="float" office:value="767392630.0"/>
          <table:table-cell office:value-type="float" office:value="10667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1])" office:value-type="float"/>
          <table:table-cell table:formula="of:=MIN([.$C511])" office:value-type="float"/>
          <table:table-cell table:formula="of:=MIN([.$D511])" office:value-type="float"/>
          <table:table-cell table:formula="of:=MIN([.$E511])" office:value-type="float"/>
          <table:table-cell table:formula="of:=MIN([.$F511])" office:value-type="float"/>
          <table:table-cell table:formula="of:=MIN([.$G511])" office:value-type="float"/>
          <table:table-cell table:formula="of:=MIN([.$H511])" office:value-type="float"/>
          <table:table-cell table:formula="of:=MIN([.$I511])" office:value-type="float"/>
          <table:table-cell table:formula="of:=MIN([.$J511])" office:value-type="float"/>
          <table:table-cell table:formula="of:=MIN([.$K511])" office:value-type="float"/>
          <table:table-cell table:formula="of:=MIN([.$L511])" office:value-type="float"/>
          <table:table-cell table:formula="of:=MIN([.$M511])" office:value-type="float"/>
          <table:table-cell table:formula="of:=MIN([.$N511])" office:value-type="float"/>
          <table:table-cell table:formula="of:=MEDIAN([.$B511])" office:value-type="float"/>
          <table:table-cell table:formula="of:=MEDIAN([.$C511])" office:value-type="float"/>
          <table:table-cell table:formula="of:=MEDIAN([.$D511])" office:value-type="float"/>
          <table:table-cell table:formula="of:=MEDIAN([.$E511])" office:value-type="float"/>
          <table:table-cell table:formula="of:=MEDIAN([.$F511])" office:value-type="float"/>
          <table:table-cell table:formula="of:=MEDIAN([.$G511])" office:value-type="float"/>
          <table:table-cell table:formula="of:=MEDIAN([.$H511])" office:value-type="float"/>
          <table:table-cell table:formula="of:=MEDIAN([.$I511])" office:value-type="float"/>
          <table:table-cell table:formula="of:=MEDIAN([.$J511])" office:value-type="float"/>
          <table:table-cell table:formula="of:=MEDIAN([.$K511])" office:value-type="float"/>
          <table:table-cell table:formula="of:=MEDIAN([.$L511])" office:value-type="float"/>
          <table:table-cell table:formula="of:=MEDIAN([.$M511])" office:value-type="float"/>
          <table:table-cell table:formula="of:=MEDIAN([.$N511])" office:value-type="float"/>
          <table:table-cell table:formula="of:=MAX([.$B511])" office:value-type="float"/>
          <table:table-cell table:formula="of:=MAX([.$C511])" office:value-type="float"/>
          <table:table-cell table:formula="of:=MAX([.$D511])" office:value-type="float"/>
          <table:table-cell table:formula="of:=MAX([.$E511])" office:value-type="float"/>
          <table:table-cell table:formula="of:=MAX([.$F511])" office:value-type="float"/>
          <table:table-cell table:formula="of:=MAX([.$G511])" office:value-type="float"/>
          <table:table-cell table:formula="of:=MAX([.$H511])" office:value-type="float"/>
          <table:table-cell table:formula="of:=MAX([.$I511])" office:value-type="float"/>
          <table:table-cell table:formula="of:=MAX([.$J511])" office:value-type="float"/>
          <table:table-cell table:formula="of:=MAX([.$K511])" office:value-type="float"/>
          <table:table-cell table:formula="of:=MAX([.$L511])" office:value-type="float"/>
          <table:table-cell table:formula="of:=MAX([.$M511])" office:value-type="float"/>
          <table:table-cell table:formula="of:=MAX([.$N511])" office:value-type="float"/>
        </table:table-row>
        <table:table-row table:style-name="ro1">
          <table:table-cell office:value-type="string">
            <text:p>c5315/c5315.lp.4.8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617695.0"/>
          <table:table-cell office:value-type="float" office:value="1.0"/>
          <table:table-cell office:value-type="float" office:value="9.0"/>
          <table:table-cell office:value-type="float" office:value="365179.0"/>
          <table:table-cell office:value-type="float" office:value="732297880.0"/>
          <table:table-cell office:value-type="float" office:value="732297859.0"/>
          <table:table-cell office:value-type="float" office:value="10665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2])" office:value-type="float"/>
          <table:table-cell table:formula="of:=MIN([.$C512])" office:value-type="float"/>
          <table:table-cell table:formula="of:=MIN([.$D512])" office:value-type="float"/>
          <table:table-cell table:formula="of:=MIN([.$E512])" office:value-type="float"/>
          <table:table-cell table:formula="of:=MIN([.$F512])" office:value-type="float"/>
          <table:table-cell table:formula="of:=MIN([.$G512])" office:value-type="float"/>
          <table:table-cell table:formula="of:=MIN([.$H512])" office:value-type="float"/>
          <table:table-cell table:formula="of:=MIN([.$I512])" office:value-type="float"/>
          <table:table-cell table:formula="of:=MIN([.$J512])" office:value-type="float"/>
          <table:table-cell table:formula="of:=MIN([.$K512])" office:value-type="float"/>
          <table:table-cell table:formula="of:=MIN([.$L512])" office:value-type="float"/>
          <table:table-cell table:formula="of:=MIN([.$M512])" office:value-type="float"/>
          <table:table-cell table:formula="of:=MIN([.$N512])" office:value-type="float"/>
          <table:table-cell table:formula="of:=MEDIAN([.$B512])" office:value-type="float"/>
          <table:table-cell table:formula="of:=MEDIAN([.$C512])" office:value-type="float"/>
          <table:table-cell table:formula="of:=MEDIAN([.$D512])" office:value-type="float"/>
          <table:table-cell table:formula="of:=MEDIAN([.$E512])" office:value-type="float"/>
          <table:table-cell table:formula="of:=MEDIAN([.$F512])" office:value-type="float"/>
          <table:table-cell table:formula="of:=MEDIAN([.$G512])" office:value-type="float"/>
          <table:table-cell table:formula="of:=MEDIAN([.$H512])" office:value-type="float"/>
          <table:table-cell table:formula="of:=MEDIAN([.$I512])" office:value-type="float"/>
          <table:table-cell table:formula="of:=MEDIAN([.$J512])" office:value-type="float"/>
          <table:table-cell table:formula="of:=MEDIAN([.$K512])" office:value-type="float"/>
          <table:table-cell table:formula="of:=MEDIAN([.$L512])" office:value-type="float"/>
          <table:table-cell table:formula="of:=MEDIAN([.$M512])" office:value-type="float"/>
          <table:table-cell table:formula="of:=MEDIAN([.$N512])" office:value-type="float"/>
          <table:table-cell table:formula="of:=MAX([.$B512])" office:value-type="float"/>
          <table:table-cell table:formula="of:=MAX([.$C512])" office:value-type="float"/>
          <table:table-cell table:formula="of:=MAX([.$D512])" office:value-type="float"/>
          <table:table-cell table:formula="of:=MAX([.$E512])" office:value-type="float"/>
          <table:table-cell table:formula="of:=MAX([.$F512])" office:value-type="float"/>
          <table:table-cell table:formula="of:=MAX([.$G512])" office:value-type="float"/>
          <table:table-cell table:formula="of:=MAX([.$H512])" office:value-type="float"/>
          <table:table-cell table:formula="of:=MAX([.$I512])" office:value-type="float"/>
          <table:table-cell table:formula="of:=MAX([.$J512])" office:value-type="float"/>
          <table:table-cell table:formula="of:=MAX([.$K512])" office:value-type="float"/>
          <table:table-cell table:formula="of:=MAX([.$L512])" office:value-type="float"/>
          <table:table-cell table:formula="of:=MAX([.$M512])" office:value-type="float"/>
          <table:table-cell table:formula="of:=MAX([.$N512])" office:value-type="float"/>
        </table:table-row>
        <table:table-row table:style-name="ro1">
          <table:table-cell office:value-type="string">
            <text:p>c5315/c5315.lp.5.1</text:p>
          </table:table-cell>
          <table:table-cell office:value-type="float" office:value="0.050982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1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3])" office:value-type="float"/>
          <table:table-cell table:formula="of:=MIN([.$C513])" office:value-type="float"/>
          <table:table-cell table:formula="of:=MIN([.$D513])" office:value-type="float"/>
          <table:table-cell table:formula="of:=MIN([.$E513])" office:value-type="float"/>
          <table:table-cell table:formula="of:=MIN([.$F513])" office:value-type="float"/>
          <table:table-cell table:formula="of:=MIN([.$G513])" office:value-type="float"/>
          <table:table-cell table:formula="of:=MIN([.$H513])" office:value-type="float"/>
          <table:table-cell table:formula="of:=MIN([.$I513])" office:value-type="float"/>
          <table:table-cell table:formula="of:=MIN([.$J513])" office:value-type="float"/>
          <table:table-cell table:formula="of:=MIN([.$K513])" office:value-type="float"/>
          <table:table-cell table:formula="of:=MIN([.$L513])" office:value-type="float"/>
          <table:table-cell table:formula="of:=MIN([.$M513])" office:value-type="float"/>
          <table:table-cell table:formula="of:=MIN([.$N513])" office:value-type="float"/>
          <table:table-cell table:formula="of:=MEDIAN([.$B513])" office:value-type="float"/>
          <table:table-cell table:formula="of:=MEDIAN([.$C513])" office:value-type="float"/>
          <table:table-cell table:formula="of:=MEDIAN([.$D513])" office:value-type="float"/>
          <table:table-cell table:formula="of:=MEDIAN([.$E513])" office:value-type="float"/>
          <table:table-cell table:formula="of:=MEDIAN([.$F513])" office:value-type="float"/>
          <table:table-cell table:formula="of:=MEDIAN([.$G513])" office:value-type="float"/>
          <table:table-cell table:formula="of:=MEDIAN([.$H513])" office:value-type="float"/>
          <table:table-cell table:formula="of:=MEDIAN([.$I513])" office:value-type="float"/>
          <table:table-cell table:formula="of:=MEDIAN([.$J513])" office:value-type="float"/>
          <table:table-cell table:formula="of:=MEDIAN([.$K513])" office:value-type="float"/>
          <table:table-cell table:formula="of:=MEDIAN([.$L513])" office:value-type="float"/>
          <table:table-cell table:formula="of:=MEDIAN([.$M513])" office:value-type="float"/>
          <table:table-cell table:formula="of:=MEDIAN([.$N513])" office:value-type="float"/>
          <table:table-cell table:formula="of:=MAX([.$B513])" office:value-type="float"/>
          <table:table-cell table:formula="of:=MAX([.$C513])" office:value-type="float"/>
          <table:table-cell table:formula="of:=MAX([.$D513])" office:value-type="float"/>
          <table:table-cell table:formula="of:=MAX([.$E513])" office:value-type="float"/>
          <table:table-cell table:formula="of:=MAX([.$F513])" office:value-type="float"/>
          <table:table-cell table:formula="of:=MAX([.$G513])" office:value-type="float"/>
          <table:table-cell table:formula="of:=MAX([.$H513])" office:value-type="float"/>
          <table:table-cell table:formula="of:=MAX([.$I513])" office:value-type="float"/>
          <table:table-cell table:formula="of:=MAX([.$J513])" office:value-type="float"/>
          <table:table-cell table:formula="of:=MAX([.$K513])" office:value-type="float"/>
          <table:table-cell table:formula="of:=MAX([.$L513])" office:value-type="float"/>
          <table:table-cell table:formula="of:=MAX([.$M513])" office:value-type="float"/>
          <table:table-cell table:formula="of:=MAX([.$N513])" office:value-type="float"/>
        </table:table-row>
        <table:table-row table:style-name="ro1">
          <table:table-cell office:value-type="string">
            <text:p>c5315/c5315.lp.5.2</text:p>
          </table:table-cell>
          <table:table-cell office:value-type="float" office:value="0.05342"/>
          <table:table-cell office:value-type="float" office:value="0.0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5.0"/>
          <table:table-cell office:value-type="float" office:value="6905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4])" office:value-type="float"/>
          <table:table-cell table:formula="of:=MIN([.$C514])" office:value-type="float"/>
          <table:table-cell table:formula="of:=MIN([.$D514])" office:value-type="float"/>
          <table:table-cell table:formula="of:=MIN([.$E514])" office:value-type="float"/>
          <table:table-cell table:formula="of:=MIN([.$F514])" office:value-type="float"/>
          <table:table-cell table:formula="of:=MIN([.$G514])" office:value-type="float"/>
          <table:table-cell table:formula="of:=MIN([.$H514])" office:value-type="float"/>
          <table:table-cell table:formula="of:=MIN([.$I514])" office:value-type="float"/>
          <table:table-cell table:formula="of:=MIN([.$J514])" office:value-type="float"/>
          <table:table-cell table:formula="of:=MIN([.$K514])" office:value-type="float"/>
          <table:table-cell table:formula="of:=MIN([.$L514])" office:value-type="float"/>
          <table:table-cell table:formula="of:=MIN([.$M514])" office:value-type="float"/>
          <table:table-cell table:formula="of:=MIN([.$N514])" office:value-type="float"/>
          <table:table-cell table:formula="of:=MEDIAN([.$B514])" office:value-type="float"/>
          <table:table-cell table:formula="of:=MEDIAN([.$C514])" office:value-type="float"/>
          <table:table-cell table:formula="of:=MEDIAN([.$D514])" office:value-type="float"/>
          <table:table-cell table:formula="of:=MEDIAN([.$E514])" office:value-type="float"/>
          <table:table-cell table:formula="of:=MEDIAN([.$F514])" office:value-type="float"/>
          <table:table-cell table:formula="of:=MEDIAN([.$G514])" office:value-type="float"/>
          <table:table-cell table:formula="of:=MEDIAN([.$H514])" office:value-type="float"/>
          <table:table-cell table:formula="of:=MEDIAN([.$I514])" office:value-type="float"/>
          <table:table-cell table:formula="of:=MEDIAN([.$J514])" office:value-type="float"/>
          <table:table-cell table:formula="of:=MEDIAN([.$K514])" office:value-type="float"/>
          <table:table-cell table:formula="of:=MEDIAN([.$L514])" office:value-type="float"/>
          <table:table-cell table:formula="of:=MEDIAN([.$M514])" office:value-type="float"/>
          <table:table-cell table:formula="of:=MEDIAN([.$N514])" office:value-type="float"/>
          <table:table-cell table:formula="of:=MAX([.$B514])" office:value-type="float"/>
          <table:table-cell table:formula="of:=MAX([.$C514])" office:value-type="float"/>
          <table:table-cell table:formula="of:=MAX([.$D514])" office:value-type="float"/>
          <table:table-cell table:formula="of:=MAX([.$E514])" office:value-type="float"/>
          <table:table-cell table:formula="of:=MAX([.$F514])" office:value-type="float"/>
          <table:table-cell table:formula="of:=MAX([.$G514])" office:value-type="float"/>
          <table:table-cell table:formula="of:=MAX([.$H514])" office:value-type="float"/>
          <table:table-cell table:formula="of:=MAX([.$I514])" office:value-type="float"/>
          <table:table-cell table:formula="of:=MAX([.$J514])" office:value-type="float"/>
          <table:table-cell table:formula="of:=MAX([.$K514])" office:value-type="float"/>
          <table:table-cell table:formula="of:=MAX([.$L514])" office:value-type="float"/>
          <table:table-cell table:formula="of:=MAX([.$M514])" office:value-type="float"/>
          <table:table-cell table:formula="of:=MAX([.$N514])" office:value-type="float"/>
        </table:table-row>
        <table:table-row table:style-name="ro1">
          <table:table-cell office:value-type="string">
            <text:p>c5315/c5315.lp.5.3</text:p>
          </table:table-cell>
          <table:table-cell office:value-type="float" office:value="0.05347"/>
          <table:table-cell office:value-type="float" office:value="0.04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2.0"/>
          <table:table-cell office:value-type="float" office:value="6902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5])" office:value-type="float"/>
          <table:table-cell table:formula="of:=MIN([.$C515])" office:value-type="float"/>
          <table:table-cell table:formula="of:=MIN([.$D515])" office:value-type="float"/>
          <table:table-cell table:formula="of:=MIN([.$E515])" office:value-type="float"/>
          <table:table-cell table:formula="of:=MIN([.$F515])" office:value-type="float"/>
          <table:table-cell table:formula="of:=MIN([.$G515])" office:value-type="float"/>
          <table:table-cell table:formula="of:=MIN([.$H515])" office:value-type="float"/>
          <table:table-cell table:formula="of:=MIN([.$I515])" office:value-type="float"/>
          <table:table-cell table:formula="of:=MIN([.$J515])" office:value-type="float"/>
          <table:table-cell table:formula="of:=MIN([.$K515])" office:value-type="float"/>
          <table:table-cell table:formula="of:=MIN([.$L515])" office:value-type="float"/>
          <table:table-cell table:formula="of:=MIN([.$M515])" office:value-type="float"/>
          <table:table-cell table:formula="of:=MIN([.$N515])" office:value-type="float"/>
          <table:table-cell table:formula="of:=MEDIAN([.$B515])" office:value-type="float"/>
          <table:table-cell table:formula="of:=MEDIAN([.$C515])" office:value-type="float"/>
          <table:table-cell table:formula="of:=MEDIAN([.$D515])" office:value-type="float"/>
          <table:table-cell table:formula="of:=MEDIAN([.$E515])" office:value-type="float"/>
          <table:table-cell table:formula="of:=MEDIAN([.$F515])" office:value-type="float"/>
          <table:table-cell table:formula="of:=MEDIAN([.$G515])" office:value-type="float"/>
          <table:table-cell table:formula="of:=MEDIAN([.$H515])" office:value-type="float"/>
          <table:table-cell table:formula="of:=MEDIAN([.$I515])" office:value-type="float"/>
          <table:table-cell table:formula="of:=MEDIAN([.$J515])" office:value-type="float"/>
          <table:table-cell table:formula="of:=MEDIAN([.$K515])" office:value-type="float"/>
          <table:table-cell table:formula="of:=MEDIAN([.$L515])" office:value-type="float"/>
          <table:table-cell table:formula="of:=MEDIAN([.$M515])" office:value-type="float"/>
          <table:table-cell table:formula="of:=MEDIAN([.$N515])" office:value-type="float"/>
          <table:table-cell table:formula="of:=MAX([.$B515])" office:value-type="float"/>
          <table:table-cell table:formula="of:=MAX([.$C515])" office:value-type="float"/>
          <table:table-cell table:formula="of:=MAX([.$D515])" office:value-type="float"/>
          <table:table-cell table:formula="of:=MAX([.$E515])" office:value-type="float"/>
          <table:table-cell table:formula="of:=MAX([.$F515])" office:value-type="float"/>
          <table:table-cell table:formula="of:=MAX([.$G515])" office:value-type="float"/>
          <table:table-cell table:formula="of:=MAX([.$H515])" office:value-type="float"/>
          <table:table-cell table:formula="of:=MAX([.$I515])" office:value-type="float"/>
          <table:table-cell table:formula="of:=MAX([.$J515])" office:value-type="float"/>
          <table:table-cell table:formula="of:=MAX([.$K515])" office:value-type="float"/>
          <table:table-cell table:formula="of:=MAX([.$L515])" office:value-type="float"/>
          <table:table-cell table:formula="of:=MAX([.$M515])" office:value-type="float"/>
          <table:table-cell table:formula="of:=MAX([.$N515])" office:value-type="float"/>
        </table:table-row>
        <table:table-row table:style-name="ro1">
          <table:table-cell office:value-type="string">
            <text:p>c5315/c5315.lp.5.4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392323.0"/>
          <table:table-cell office:value-type="float" office:value="1.0"/>
          <table:table-cell office:value-type="float" office:value="9.0"/>
          <table:table-cell office:value-type="float" office:value="314246.0"/>
          <table:table-cell office:value-type="float" office:value="782201542.0"/>
          <table:table-cell office:value-type="float" office:value="782201538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6])" office:value-type="float"/>
          <table:table-cell table:formula="of:=MIN([.$C516])" office:value-type="float"/>
          <table:table-cell table:formula="of:=MIN([.$D516])" office:value-type="float"/>
          <table:table-cell table:formula="of:=MIN([.$E516])" office:value-type="float"/>
          <table:table-cell table:formula="of:=MIN([.$F516])" office:value-type="float"/>
          <table:table-cell table:formula="of:=MIN([.$G516])" office:value-type="float"/>
          <table:table-cell table:formula="of:=MIN([.$H516])" office:value-type="float"/>
          <table:table-cell table:formula="of:=MIN([.$I516])" office:value-type="float"/>
          <table:table-cell table:formula="of:=MIN([.$J516])" office:value-type="float"/>
          <table:table-cell table:formula="of:=MIN([.$K516])" office:value-type="float"/>
          <table:table-cell table:formula="of:=MIN([.$L516])" office:value-type="float"/>
          <table:table-cell table:formula="of:=MIN([.$M516])" office:value-type="float"/>
          <table:table-cell table:formula="of:=MIN([.$N516])" office:value-type="float"/>
          <table:table-cell table:formula="of:=MEDIAN([.$B516])" office:value-type="float"/>
          <table:table-cell table:formula="of:=MEDIAN([.$C516])" office:value-type="float"/>
          <table:table-cell table:formula="of:=MEDIAN([.$D516])" office:value-type="float"/>
          <table:table-cell table:formula="of:=MEDIAN([.$E516])" office:value-type="float"/>
          <table:table-cell table:formula="of:=MEDIAN([.$F516])" office:value-type="float"/>
          <table:table-cell table:formula="of:=MEDIAN([.$G516])" office:value-type="float"/>
          <table:table-cell table:formula="of:=MEDIAN([.$H516])" office:value-type="float"/>
          <table:table-cell table:formula="of:=MEDIAN([.$I516])" office:value-type="float"/>
          <table:table-cell table:formula="of:=MEDIAN([.$J516])" office:value-type="float"/>
          <table:table-cell table:formula="of:=MEDIAN([.$K516])" office:value-type="float"/>
          <table:table-cell table:formula="of:=MEDIAN([.$L516])" office:value-type="float"/>
          <table:table-cell table:formula="of:=MEDIAN([.$M516])" office:value-type="float"/>
          <table:table-cell table:formula="of:=MEDIAN([.$N516])" office:value-type="float"/>
          <table:table-cell table:formula="of:=MAX([.$B516])" office:value-type="float"/>
          <table:table-cell table:formula="of:=MAX([.$C516])" office:value-type="float"/>
          <table:table-cell table:formula="of:=MAX([.$D516])" office:value-type="float"/>
          <table:table-cell table:formula="of:=MAX([.$E516])" office:value-type="float"/>
          <table:table-cell table:formula="of:=MAX([.$F516])" office:value-type="float"/>
          <table:table-cell table:formula="of:=MAX([.$G516])" office:value-type="float"/>
          <table:table-cell table:formula="of:=MAX([.$H516])" office:value-type="float"/>
          <table:table-cell table:formula="of:=MAX([.$I516])" office:value-type="float"/>
          <table:table-cell table:formula="of:=MAX([.$J516])" office:value-type="float"/>
          <table:table-cell table:formula="of:=MAX([.$K516])" office:value-type="float"/>
          <table:table-cell table:formula="of:=MAX([.$L516])" office:value-type="float"/>
          <table:table-cell table:formula="of:=MAX([.$M516])" office:value-type="float"/>
          <table:table-cell table:formula="of:=MAX([.$N516])" office:value-type="float"/>
        </table:table-row>
        <table:table-row table:style-name="ro1">
          <table:table-cell office:value-type="string">
            <text:p>c5315/c5315.lp.5.5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48274.0"/>
          <table:table-cell office:value-type="float" office:value="1.0"/>
          <table:table-cell office:value-type="float" office:value="6.0"/>
          <table:table-cell office:value-type="float" office:value="122176.0"/>
          <table:table-cell office:value-type="float" office:value="812966533.0"/>
          <table:table-cell office:value-type="float" office:value="812966533.0"/>
          <table:table-cell office:value-type="float" office:value="10665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7])" office:value-type="float"/>
          <table:table-cell table:formula="of:=MIN([.$C517])" office:value-type="float"/>
          <table:table-cell table:formula="of:=MIN([.$D517])" office:value-type="float"/>
          <table:table-cell table:formula="of:=MIN([.$E517])" office:value-type="float"/>
          <table:table-cell table:formula="of:=MIN([.$F517])" office:value-type="float"/>
          <table:table-cell table:formula="of:=MIN([.$G517])" office:value-type="float"/>
          <table:table-cell table:formula="of:=MIN([.$H517])" office:value-type="float"/>
          <table:table-cell table:formula="of:=MIN([.$I517])" office:value-type="float"/>
          <table:table-cell table:formula="of:=MIN([.$J517])" office:value-type="float"/>
          <table:table-cell table:formula="of:=MIN([.$K517])" office:value-type="float"/>
          <table:table-cell table:formula="of:=MIN([.$L517])" office:value-type="float"/>
          <table:table-cell table:formula="of:=MIN([.$M517])" office:value-type="float"/>
          <table:table-cell table:formula="of:=MIN([.$N517])" office:value-type="float"/>
          <table:table-cell table:formula="of:=MEDIAN([.$B517])" office:value-type="float"/>
          <table:table-cell table:formula="of:=MEDIAN([.$C517])" office:value-type="float"/>
          <table:table-cell table:formula="of:=MEDIAN([.$D517])" office:value-type="float"/>
          <table:table-cell table:formula="of:=MEDIAN([.$E517])" office:value-type="float"/>
          <table:table-cell table:formula="of:=MEDIAN([.$F517])" office:value-type="float"/>
          <table:table-cell table:formula="of:=MEDIAN([.$G517])" office:value-type="float"/>
          <table:table-cell table:formula="of:=MEDIAN([.$H517])" office:value-type="float"/>
          <table:table-cell table:formula="of:=MEDIAN([.$I517])" office:value-type="float"/>
          <table:table-cell table:formula="of:=MEDIAN([.$J517])" office:value-type="float"/>
          <table:table-cell table:formula="of:=MEDIAN([.$K517])" office:value-type="float"/>
          <table:table-cell table:formula="of:=MEDIAN([.$L517])" office:value-type="float"/>
          <table:table-cell table:formula="of:=MEDIAN([.$M517])" office:value-type="float"/>
          <table:table-cell table:formula="of:=MEDIAN([.$N517])" office:value-type="float"/>
          <table:table-cell table:formula="of:=MAX([.$B517])" office:value-type="float"/>
          <table:table-cell table:formula="of:=MAX([.$C517])" office:value-type="float"/>
          <table:table-cell table:formula="of:=MAX([.$D517])" office:value-type="float"/>
          <table:table-cell table:formula="of:=MAX([.$E517])" office:value-type="float"/>
          <table:table-cell table:formula="of:=MAX([.$F517])" office:value-type="float"/>
          <table:table-cell table:formula="of:=MAX([.$G517])" office:value-type="float"/>
          <table:table-cell table:formula="of:=MAX([.$H517])" office:value-type="float"/>
          <table:table-cell table:formula="of:=MAX([.$I517])" office:value-type="float"/>
          <table:table-cell table:formula="of:=MAX([.$J517])" office:value-type="float"/>
          <table:table-cell table:formula="of:=MAX([.$K517])" office:value-type="float"/>
          <table:table-cell table:formula="of:=MAX([.$L517])" office:value-type="float"/>
          <table:table-cell table:formula="of:=MAX([.$M517])" office:value-type="float"/>
          <table:table-cell table:formula="of:=MAX([.$N517])" office:value-type="float"/>
        </table:table-row>
        <table:table-row table:style-name="ro1">
          <table:table-cell office:value-type="string">
            <text:p>c5315/c5315.lp.5.6</text:p>
          </table:table-cell>
          <table:table-cell office:value-type="float" office:value="600.0"/>
          <table:table-cell office:value-type="float" office:value="600.028"/>
          <table:table-cell office:value-type="float" office:value="599.99"/>
          <table:table-cell office:value-type="float" office:value="469853.0"/>
          <table:table-cell office:value-type="float" office:value="1.0"/>
          <table:table-cell office:value-type="float" office:value="7.0"/>
          <table:table-cell office:value-type="float" office:value="286562.0"/>
          <table:table-cell office:value-type="float" office:value="625886754.0"/>
          <table:table-cell office:value-type="float" office:value="625886751.0"/>
          <table:table-cell office:value-type="float" office:value="10663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8])" office:value-type="float"/>
          <table:table-cell table:formula="of:=MIN([.$C518])" office:value-type="float"/>
          <table:table-cell table:formula="of:=MIN([.$D518])" office:value-type="float"/>
          <table:table-cell table:formula="of:=MIN([.$E518])" office:value-type="float"/>
          <table:table-cell table:formula="of:=MIN([.$F518])" office:value-type="float"/>
          <table:table-cell table:formula="of:=MIN([.$G518])" office:value-type="float"/>
          <table:table-cell table:formula="of:=MIN([.$H518])" office:value-type="float"/>
          <table:table-cell table:formula="of:=MIN([.$I518])" office:value-type="float"/>
          <table:table-cell table:formula="of:=MIN([.$J518])" office:value-type="float"/>
          <table:table-cell table:formula="of:=MIN([.$K518])" office:value-type="float"/>
          <table:table-cell table:formula="of:=MIN([.$L518])" office:value-type="float"/>
          <table:table-cell table:formula="of:=MIN([.$M518])" office:value-type="float"/>
          <table:table-cell table:formula="of:=MIN([.$N518])" office:value-type="float"/>
          <table:table-cell table:formula="of:=MEDIAN([.$B518])" office:value-type="float"/>
          <table:table-cell table:formula="of:=MEDIAN([.$C518])" office:value-type="float"/>
          <table:table-cell table:formula="of:=MEDIAN([.$D518])" office:value-type="float"/>
          <table:table-cell table:formula="of:=MEDIAN([.$E518])" office:value-type="float"/>
          <table:table-cell table:formula="of:=MEDIAN([.$F518])" office:value-type="float"/>
          <table:table-cell table:formula="of:=MEDIAN([.$G518])" office:value-type="float"/>
          <table:table-cell table:formula="of:=MEDIAN([.$H518])" office:value-type="float"/>
          <table:table-cell table:formula="of:=MEDIAN([.$I518])" office:value-type="float"/>
          <table:table-cell table:formula="of:=MEDIAN([.$J518])" office:value-type="float"/>
          <table:table-cell table:formula="of:=MEDIAN([.$K518])" office:value-type="float"/>
          <table:table-cell table:formula="of:=MEDIAN([.$L518])" office:value-type="float"/>
          <table:table-cell table:formula="of:=MEDIAN([.$M518])" office:value-type="float"/>
          <table:table-cell table:formula="of:=MEDIAN([.$N518])" office:value-type="float"/>
          <table:table-cell table:formula="of:=MAX([.$B518])" office:value-type="float"/>
          <table:table-cell table:formula="of:=MAX([.$C518])" office:value-type="float"/>
          <table:table-cell table:formula="of:=MAX([.$D518])" office:value-type="float"/>
          <table:table-cell table:formula="of:=MAX([.$E518])" office:value-type="float"/>
          <table:table-cell table:formula="of:=MAX([.$F518])" office:value-type="float"/>
          <table:table-cell table:formula="of:=MAX([.$G518])" office:value-type="float"/>
          <table:table-cell table:formula="of:=MAX([.$H518])" office:value-type="float"/>
          <table:table-cell table:formula="of:=MAX([.$I518])" office:value-type="float"/>
          <table:table-cell table:formula="of:=MAX([.$J518])" office:value-type="float"/>
          <table:table-cell table:formula="of:=MAX([.$K518])" office:value-type="float"/>
          <table:table-cell table:formula="of:=MAX([.$L518])" office:value-type="float"/>
          <table:table-cell table:formula="of:=MAX([.$M518])" office:value-type="float"/>
          <table:table-cell table:formula="of:=MAX([.$N518])" office:value-type="float"/>
        </table:table-row>
        <table:table-row table:style-name="ro1">
          <table:table-cell office:value-type="string">
            <text:p>c5315/c5315.lp.5.7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612804.0"/>
          <table:table-cell office:value-type="float" office:value="1.0"/>
          <table:table-cell office:value-type="float" office:value="8.0"/>
          <table:table-cell office:value-type="float" office:value="199944.0"/>
          <table:table-cell office:value-type="float" office:value="764703109.0"/>
          <table:table-cell office:value-type="float" office:value="764703107.0"/>
          <table:table-cell office:value-type="float" office:value="10661.0"/>
          <table:table-cell office:value-type="float" office:value="5980.0"/>
          <table:table-cell office:value-type="float" office:value="0.0"/>
          <table:table-cell office:value-type="float" office:value="0.0"/>
          <table:table-cell table:formula="of:=MIN([.$B519])" office:value-type="float"/>
          <table:table-cell table:formula="of:=MIN([.$C519])" office:value-type="float"/>
          <table:table-cell table:formula="of:=MIN([.$D519])" office:value-type="float"/>
          <table:table-cell table:formula="of:=MIN([.$E519])" office:value-type="float"/>
          <table:table-cell table:formula="of:=MIN([.$F519])" office:value-type="float"/>
          <table:table-cell table:formula="of:=MIN([.$G519])" office:value-type="float"/>
          <table:table-cell table:formula="of:=MIN([.$H519])" office:value-type="float"/>
          <table:table-cell table:formula="of:=MIN([.$I519])" office:value-type="float"/>
          <table:table-cell table:formula="of:=MIN([.$J519])" office:value-type="float"/>
          <table:table-cell table:formula="of:=MIN([.$K519])" office:value-type="float"/>
          <table:table-cell table:formula="of:=MIN([.$L519])" office:value-type="float"/>
          <table:table-cell table:formula="of:=MIN([.$M519])" office:value-type="float"/>
          <table:table-cell table:formula="of:=MIN([.$N519])" office:value-type="float"/>
          <table:table-cell table:formula="of:=MEDIAN([.$B519])" office:value-type="float"/>
          <table:table-cell table:formula="of:=MEDIAN([.$C519])" office:value-type="float"/>
          <table:table-cell table:formula="of:=MEDIAN([.$D519])" office:value-type="float"/>
          <table:table-cell table:formula="of:=MEDIAN([.$E519])" office:value-type="float"/>
          <table:table-cell table:formula="of:=MEDIAN([.$F519])" office:value-type="float"/>
          <table:table-cell table:formula="of:=MEDIAN([.$G519])" office:value-type="float"/>
          <table:table-cell table:formula="of:=MEDIAN([.$H519])" office:value-type="float"/>
          <table:table-cell table:formula="of:=MEDIAN([.$I519])" office:value-type="float"/>
          <table:table-cell table:formula="of:=MEDIAN([.$J519])" office:value-type="float"/>
          <table:table-cell table:formula="of:=MEDIAN([.$K519])" office:value-type="float"/>
          <table:table-cell table:formula="of:=MEDIAN([.$L519])" office:value-type="float"/>
          <table:table-cell table:formula="of:=MEDIAN([.$M519])" office:value-type="float"/>
          <table:table-cell table:formula="of:=MEDIAN([.$N519])" office:value-type="float"/>
          <table:table-cell table:formula="of:=MAX([.$B519])" office:value-type="float"/>
          <table:table-cell table:formula="of:=MAX([.$C519])" office:value-type="float"/>
          <table:table-cell table:formula="of:=MAX([.$D519])" office:value-type="float"/>
          <table:table-cell table:formula="of:=MAX([.$E519])" office:value-type="float"/>
          <table:table-cell table:formula="of:=MAX([.$F519])" office:value-type="float"/>
          <table:table-cell table:formula="of:=MAX([.$G519])" office:value-type="float"/>
          <table:table-cell table:formula="of:=MAX([.$H519])" office:value-type="float"/>
          <table:table-cell table:formula="of:=MAX([.$I519])" office:value-type="float"/>
          <table:table-cell table:formula="of:=MAX([.$J519])" office:value-type="float"/>
          <table:table-cell table:formula="of:=MAX([.$K519])" office:value-type="float"/>
          <table:table-cell table:formula="of:=MAX([.$L519])" office:value-type="float"/>
          <table:table-cell table:formula="of:=MAX([.$M519])" office:value-type="float"/>
          <table:table-cell table:formula="of:=MAX([.$N519])" office:value-type="float"/>
        </table:table-row>
        <table:table-row table:style-name="ro1">
          <table:table-cell office:value-type="string">
            <text:p>c5315/c5315.lp.5.8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712057.0"/>
          <table:table-cell office:value-type="float" office:value="1.0"/>
          <table:table-cell office:value-type="float" office:value="5.0"/>
          <table:table-cell office:value-type="float" office:value="102625.0"/>
          <table:table-cell office:value-type="float" office:value="614885582.0"/>
          <table:table-cell office:value-type="float" office:value="614885582.0"/>
          <table:table-cell office:value-type="float" office:value="10656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520])" office:value-type="float"/>
          <table:table-cell table:formula="of:=MIN([.$C520])" office:value-type="float"/>
          <table:table-cell table:formula="of:=MIN([.$D520])" office:value-type="float"/>
          <table:table-cell table:formula="of:=MIN([.$E520])" office:value-type="float"/>
          <table:table-cell table:formula="of:=MIN([.$F520])" office:value-type="float"/>
          <table:table-cell table:formula="of:=MIN([.$G520])" office:value-type="float"/>
          <table:table-cell table:formula="of:=MIN([.$H520])" office:value-type="float"/>
          <table:table-cell table:formula="of:=MIN([.$I520])" office:value-type="float"/>
          <table:table-cell table:formula="of:=MIN([.$J520])" office:value-type="float"/>
          <table:table-cell table:formula="of:=MIN([.$K520])" office:value-type="float"/>
          <table:table-cell table:formula="of:=MIN([.$L520])" office:value-type="float"/>
          <table:table-cell table:formula="of:=MIN([.$M520])" office:value-type="float"/>
          <table:table-cell table:formula="of:=MIN([.$N520])" office:value-type="float"/>
          <table:table-cell table:formula="of:=MEDIAN([.$B520])" office:value-type="float"/>
          <table:table-cell table:formula="of:=MEDIAN([.$C520])" office:value-type="float"/>
          <table:table-cell table:formula="of:=MEDIAN([.$D520])" office:value-type="float"/>
          <table:table-cell table:formula="of:=MEDIAN([.$E520])" office:value-type="float"/>
          <table:table-cell table:formula="of:=MEDIAN([.$F520])" office:value-type="float"/>
          <table:table-cell table:formula="of:=MEDIAN([.$G520])" office:value-type="float"/>
          <table:table-cell table:formula="of:=MEDIAN([.$H520])" office:value-type="float"/>
          <table:table-cell table:formula="of:=MEDIAN([.$I520])" office:value-type="float"/>
          <table:table-cell table:formula="of:=MEDIAN([.$J520])" office:value-type="float"/>
          <table:table-cell table:formula="of:=MEDIAN([.$K520])" office:value-type="float"/>
          <table:table-cell table:formula="of:=MEDIAN([.$L520])" office:value-type="float"/>
          <table:table-cell table:formula="of:=MEDIAN([.$M520])" office:value-type="float"/>
          <table:table-cell table:formula="of:=MEDIAN([.$N520])" office:value-type="float"/>
          <table:table-cell table:formula="of:=MAX([.$B520])" office:value-type="float"/>
          <table:table-cell table:formula="of:=MAX([.$C520])" office:value-type="float"/>
          <table:table-cell table:formula="of:=MAX([.$D520])" office:value-type="float"/>
          <table:table-cell table:formula="of:=MAX([.$E520])" office:value-type="float"/>
          <table:table-cell table:formula="of:=MAX([.$F520])" office:value-type="float"/>
          <table:table-cell table:formula="of:=MAX([.$G520])" office:value-type="float"/>
          <table:table-cell table:formula="of:=MAX([.$H520])" office:value-type="float"/>
          <table:table-cell table:formula="of:=MAX([.$I520])" office:value-type="float"/>
          <table:table-cell table:formula="of:=MAX([.$J520])" office:value-type="float"/>
          <table:table-cell table:formula="of:=MAX([.$K520])" office:value-type="float"/>
          <table:table-cell table:formula="of:=MAX([.$L520])" office:value-type="float"/>
          <table:table-cell table:formula="of:=MAX([.$M520])" office:value-type="float"/>
          <table:table-cell table:formula="of:=MAX([.$N520])" office:value-type="float"/>
        </table:table-row>
        <table:table-row table:style-name="ro1">
          <table:table-cell office:value-type="string">
            <text:p>c5315/c5315.lp.6.1</text:p>
          </table:table-cell>
          <table:table-cell office:value-type="float" office:value="0.064363"/>
          <table:table-cell office:value-type="float" office:value="0.0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1])" office:value-type="float"/>
          <table:table-cell table:formula="of:=MIN([.$C521])" office:value-type="float"/>
          <table:table-cell table:formula="of:=MIN([.$D521])" office:value-type="float"/>
          <table:table-cell table:formula="of:=MIN([.$E521])" office:value-type="float"/>
          <table:table-cell table:formula="of:=MIN([.$F521])" office:value-type="float"/>
          <table:table-cell table:formula="of:=MIN([.$G521])" office:value-type="float"/>
          <table:table-cell table:formula="of:=MIN([.$H521])" office:value-type="float"/>
          <table:table-cell table:formula="of:=MIN([.$I521])" office:value-type="float"/>
          <table:table-cell table:formula="of:=MIN([.$J521])" office:value-type="float"/>
          <table:table-cell table:formula="of:=MIN([.$K521])" office:value-type="float"/>
          <table:table-cell table:formula="of:=MIN([.$L521])" office:value-type="float"/>
          <table:table-cell table:formula="of:=MIN([.$M521])" office:value-type="float"/>
          <table:table-cell table:formula="of:=MIN([.$N521])" office:value-type="float"/>
          <table:table-cell table:formula="of:=MEDIAN([.$B521])" office:value-type="float"/>
          <table:table-cell table:formula="of:=MEDIAN([.$C521])" office:value-type="float"/>
          <table:table-cell table:formula="of:=MEDIAN([.$D521])" office:value-type="float"/>
          <table:table-cell table:formula="of:=MEDIAN([.$E521])" office:value-type="float"/>
          <table:table-cell table:formula="of:=MEDIAN([.$F521])" office:value-type="float"/>
          <table:table-cell table:formula="of:=MEDIAN([.$G521])" office:value-type="float"/>
          <table:table-cell table:formula="of:=MEDIAN([.$H521])" office:value-type="float"/>
          <table:table-cell table:formula="of:=MEDIAN([.$I521])" office:value-type="float"/>
          <table:table-cell table:formula="of:=MEDIAN([.$J521])" office:value-type="float"/>
          <table:table-cell table:formula="of:=MEDIAN([.$K521])" office:value-type="float"/>
          <table:table-cell table:formula="of:=MEDIAN([.$L521])" office:value-type="float"/>
          <table:table-cell table:formula="of:=MEDIAN([.$M521])" office:value-type="float"/>
          <table:table-cell table:formula="of:=MEDIAN([.$N521])" office:value-type="float"/>
          <table:table-cell table:formula="of:=MAX([.$B521])" office:value-type="float"/>
          <table:table-cell table:formula="of:=MAX([.$C521])" office:value-type="float"/>
          <table:table-cell table:formula="of:=MAX([.$D521])" office:value-type="float"/>
          <table:table-cell table:formula="of:=MAX([.$E521])" office:value-type="float"/>
          <table:table-cell table:formula="of:=MAX([.$F521])" office:value-type="float"/>
          <table:table-cell table:formula="of:=MAX([.$G521])" office:value-type="float"/>
          <table:table-cell table:formula="of:=MAX([.$H521])" office:value-type="float"/>
          <table:table-cell table:formula="of:=MAX([.$I521])" office:value-type="float"/>
          <table:table-cell table:formula="of:=MAX([.$J521])" office:value-type="float"/>
          <table:table-cell table:formula="of:=MAX([.$K521])" office:value-type="float"/>
          <table:table-cell table:formula="of:=MAX([.$L521])" office:value-type="float"/>
          <table:table-cell table:formula="of:=MAX([.$M521])" office:value-type="float"/>
          <table:table-cell table:formula="of:=MAX([.$N521])" office:value-type="float"/>
        </table:table-row>
        <table:table-row table:style-name="ro1">
          <table:table-cell office:value-type="string">
            <text:p>c5315/c5315.lp.6.2</text:p>
          </table:table-cell>
          <table:table-cell office:value-type="float" office:value="0.050826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5.0"/>
          <table:table-cell office:value-type="float" office:value="2305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2])" office:value-type="float"/>
          <table:table-cell table:formula="of:=MIN([.$C522])" office:value-type="float"/>
          <table:table-cell table:formula="of:=MIN([.$D522])" office:value-type="float"/>
          <table:table-cell table:formula="of:=MIN([.$E522])" office:value-type="float"/>
          <table:table-cell table:formula="of:=MIN([.$F522])" office:value-type="float"/>
          <table:table-cell table:formula="of:=MIN([.$G522])" office:value-type="float"/>
          <table:table-cell table:formula="of:=MIN([.$H522])" office:value-type="float"/>
          <table:table-cell table:formula="of:=MIN([.$I522])" office:value-type="float"/>
          <table:table-cell table:formula="of:=MIN([.$J522])" office:value-type="float"/>
          <table:table-cell table:formula="of:=MIN([.$K522])" office:value-type="float"/>
          <table:table-cell table:formula="of:=MIN([.$L522])" office:value-type="float"/>
          <table:table-cell table:formula="of:=MIN([.$M522])" office:value-type="float"/>
          <table:table-cell table:formula="of:=MIN([.$N522])" office:value-type="float"/>
          <table:table-cell table:formula="of:=MEDIAN([.$B522])" office:value-type="float"/>
          <table:table-cell table:formula="of:=MEDIAN([.$C522])" office:value-type="float"/>
          <table:table-cell table:formula="of:=MEDIAN([.$D522])" office:value-type="float"/>
          <table:table-cell table:formula="of:=MEDIAN([.$E522])" office:value-type="float"/>
          <table:table-cell table:formula="of:=MEDIAN([.$F522])" office:value-type="float"/>
          <table:table-cell table:formula="of:=MEDIAN([.$G522])" office:value-type="float"/>
          <table:table-cell table:formula="of:=MEDIAN([.$H522])" office:value-type="float"/>
          <table:table-cell table:formula="of:=MEDIAN([.$I522])" office:value-type="float"/>
          <table:table-cell table:formula="of:=MEDIAN([.$J522])" office:value-type="float"/>
          <table:table-cell table:formula="of:=MEDIAN([.$K522])" office:value-type="float"/>
          <table:table-cell table:formula="of:=MEDIAN([.$L522])" office:value-type="float"/>
          <table:table-cell table:formula="of:=MEDIAN([.$M522])" office:value-type="float"/>
          <table:table-cell table:formula="of:=MEDIAN([.$N522])" office:value-type="float"/>
          <table:table-cell table:formula="of:=MAX([.$B522])" office:value-type="float"/>
          <table:table-cell table:formula="of:=MAX([.$C522])" office:value-type="float"/>
          <table:table-cell table:formula="of:=MAX([.$D522])" office:value-type="float"/>
          <table:table-cell table:formula="of:=MAX([.$E522])" office:value-type="float"/>
          <table:table-cell table:formula="of:=MAX([.$F522])" office:value-type="float"/>
          <table:table-cell table:formula="of:=MAX([.$G522])" office:value-type="float"/>
          <table:table-cell table:formula="of:=MAX([.$H522])" office:value-type="float"/>
          <table:table-cell table:formula="of:=MAX([.$I522])" office:value-type="float"/>
          <table:table-cell table:formula="of:=MAX([.$J522])" office:value-type="float"/>
          <table:table-cell table:formula="of:=MAX([.$K522])" office:value-type="float"/>
          <table:table-cell table:formula="of:=MAX([.$L522])" office:value-type="float"/>
          <table:table-cell table:formula="of:=MAX([.$M522])" office:value-type="float"/>
          <table:table-cell table:formula="of:=MAX([.$N522])" office:value-type="float"/>
        </table:table-row>
        <table:table-row table:style-name="ro1">
          <table:table-cell office:value-type="string">
            <text:p>c5315/c5315.lp.6.3</text:p>
          </table:table-cell>
          <table:table-cell office:value-type="float" office:value="0.051024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4.0"/>
          <table:table-cell office:value-type="float" office:value="2304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3])" office:value-type="float"/>
          <table:table-cell table:formula="of:=MIN([.$C523])" office:value-type="float"/>
          <table:table-cell table:formula="of:=MIN([.$D523])" office:value-type="float"/>
          <table:table-cell table:formula="of:=MIN([.$E523])" office:value-type="float"/>
          <table:table-cell table:formula="of:=MIN([.$F523])" office:value-type="float"/>
          <table:table-cell table:formula="of:=MIN([.$G523])" office:value-type="float"/>
          <table:table-cell table:formula="of:=MIN([.$H523])" office:value-type="float"/>
          <table:table-cell table:formula="of:=MIN([.$I523])" office:value-type="float"/>
          <table:table-cell table:formula="of:=MIN([.$J523])" office:value-type="float"/>
          <table:table-cell table:formula="of:=MIN([.$K523])" office:value-type="float"/>
          <table:table-cell table:formula="of:=MIN([.$L523])" office:value-type="float"/>
          <table:table-cell table:formula="of:=MIN([.$M523])" office:value-type="float"/>
          <table:table-cell table:formula="of:=MIN([.$N523])" office:value-type="float"/>
          <table:table-cell table:formula="of:=MEDIAN([.$B523])" office:value-type="float"/>
          <table:table-cell table:formula="of:=MEDIAN([.$C523])" office:value-type="float"/>
          <table:table-cell table:formula="of:=MEDIAN([.$D523])" office:value-type="float"/>
          <table:table-cell table:formula="of:=MEDIAN([.$E523])" office:value-type="float"/>
          <table:table-cell table:formula="of:=MEDIAN([.$F523])" office:value-type="float"/>
          <table:table-cell table:formula="of:=MEDIAN([.$G523])" office:value-type="float"/>
          <table:table-cell table:formula="of:=MEDIAN([.$H523])" office:value-type="float"/>
          <table:table-cell table:formula="of:=MEDIAN([.$I523])" office:value-type="float"/>
          <table:table-cell table:formula="of:=MEDIAN([.$J523])" office:value-type="float"/>
          <table:table-cell table:formula="of:=MEDIAN([.$K523])" office:value-type="float"/>
          <table:table-cell table:formula="of:=MEDIAN([.$L523])" office:value-type="float"/>
          <table:table-cell table:formula="of:=MEDIAN([.$M523])" office:value-type="float"/>
          <table:table-cell table:formula="of:=MEDIAN([.$N523])" office:value-type="float"/>
          <table:table-cell table:formula="of:=MAX([.$B523])" office:value-type="float"/>
          <table:table-cell table:formula="of:=MAX([.$C523])" office:value-type="float"/>
          <table:table-cell table:formula="of:=MAX([.$D523])" office:value-type="float"/>
          <table:table-cell table:formula="of:=MAX([.$E523])" office:value-type="float"/>
          <table:table-cell table:formula="of:=MAX([.$F523])" office:value-type="float"/>
          <table:table-cell table:formula="of:=MAX([.$G523])" office:value-type="float"/>
          <table:table-cell table:formula="of:=MAX([.$H523])" office:value-type="float"/>
          <table:table-cell table:formula="of:=MAX([.$I523])" office:value-type="float"/>
          <table:table-cell table:formula="of:=MAX([.$J523])" office:value-type="float"/>
          <table:table-cell table:formula="of:=MAX([.$K523])" office:value-type="float"/>
          <table:table-cell table:formula="of:=MAX([.$L523])" office:value-type="float"/>
          <table:table-cell table:formula="of:=MAX([.$M523])" office:value-type="float"/>
          <table:table-cell table:formula="of:=MAX([.$N523])" office:value-type="float"/>
        </table:table-row>
        <table:table-row table:style-name="ro1">
          <table:table-cell office:value-type="string">
            <text:p>c5315/c5315.lp.6.4</text:p>
          </table:table-cell>
          <table:table-cell office:value-type="float" office:value="0.050617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3.0"/>
          <table:table-cell office:value-type="float" office:value="2303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4])" office:value-type="float"/>
          <table:table-cell table:formula="of:=MIN([.$C524])" office:value-type="float"/>
          <table:table-cell table:formula="of:=MIN([.$D524])" office:value-type="float"/>
          <table:table-cell table:formula="of:=MIN([.$E524])" office:value-type="float"/>
          <table:table-cell table:formula="of:=MIN([.$F524])" office:value-type="float"/>
          <table:table-cell table:formula="of:=MIN([.$G524])" office:value-type="float"/>
          <table:table-cell table:formula="of:=MIN([.$H524])" office:value-type="float"/>
          <table:table-cell table:formula="of:=MIN([.$I524])" office:value-type="float"/>
          <table:table-cell table:formula="of:=MIN([.$J524])" office:value-type="float"/>
          <table:table-cell table:formula="of:=MIN([.$K524])" office:value-type="float"/>
          <table:table-cell table:formula="of:=MIN([.$L524])" office:value-type="float"/>
          <table:table-cell table:formula="of:=MIN([.$M524])" office:value-type="float"/>
          <table:table-cell table:formula="of:=MIN([.$N524])" office:value-type="float"/>
          <table:table-cell table:formula="of:=MEDIAN([.$B524])" office:value-type="float"/>
          <table:table-cell table:formula="of:=MEDIAN([.$C524])" office:value-type="float"/>
          <table:table-cell table:formula="of:=MEDIAN([.$D524])" office:value-type="float"/>
          <table:table-cell table:formula="of:=MEDIAN([.$E524])" office:value-type="float"/>
          <table:table-cell table:formula="of:=MEDIAN([.$F524])" office:value-type="float"/>
          <table:table-cell table:formula="of:=MEDIAN([.$G524])" office:value-type="float"/>
          <table:table-cell table:formula="of:=MEDIAN([.$H524])" office:value-type="float"/>
          <table:table-cell table:formula="of:=MEDIAN([.$I524])" office:value-type="float"/>
          <table:table-cell table:formula="of:=MEDIAN([.$J524])" office:value-type="float"/>
          <table:table-cell table:formula="of:=MEDIAN([.$K524])" office:value-type="float"/>
          <table:table-cell table:formula="of:=MEDIAN([.$L524])" office:value-type="float"/>
          <table:table-cell table:formula="of:=MEDIAN([.$M524])" office:value-type="float"/>
          <table:table-cell table:formula="of:=MEDIAN([.$N524])" office:value-type="float"/>
          <table:table-cell table:formula="of:=MAX([.$B524])" office:value-type="float"/>
          <table:table-cell table:formula="of:=MAX([.$C524])" office:value-type="float"/>
          <table:table-cell table:formula="of:=MAX([.$D524])" office:value-type="float"/>
          <table:table-cell table:formula="of:=MAX([.$E524])" office:value-type="float"/>
          <table:table-cell table:formula="of:=MAX([.$F524])" office:value-type="float"/>
          <table:table-cell table:formula="of:=MAX([.$G524])" office:value-type="float"/>
          <table:table-cell table:formula="of:=MAX([.$H524])" office:value-type="float"/>
          <table:table-cell table:formula="of:=MAX([.$I524])" office:value-type="float"/>
          <table:table-cell table:formula="of:=MAX([.$J524])" office:value-type="float"/>
          <table:table-cell table:formula="of:=MAX([.$K524])" office:value-type="float"/>
          <table:table-cell table:formula="of:=MAX([.$L524])" office:value-type="float"/>
          <table:table-cell table:formula="of:=MAX([.$M524])" office:value-type="float"/>
          <table:table-cell table:formula="of:=MAX([.$N524])" office:value-type="float"/>
        </table:table-row>
        <table:table-row table:style-name="ro1">
          <table:table-cell office:value-type="string">
            <text:p>c5315/c5315.lp.6.5</text:p>
          </table:table-cell>
          <table:table-cell office:value-type="float" office:value="0.062208"/>
          <table:table-cell office:value-type="float" office:value="0.055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72.0"/>
          <table:table-cell office:value-type="float" office:value="20672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5])" office:value-type="float"/>
          <table:table-cell table:formula="of:=MIN([.$C525])" office:value-type="float"/>
          <table:table-cell table:formula="of:=MIN([.$D525])" office:value-type="float"/>
          <table:table-cell table:formula="of:=MIN([.$E525])" office:value-type="float"/>
          <table:table-cell table:formula="of:=MIN([.$F525])" office:value-type="float"/>
          <table:table-cell table:formula="of:=MIN([.$G525])" office:value-type="float"/>
          <table:table-cell table:formula="of:=MIN([.$H525])" office:value-type="float"/>
          <table:table-cell table:formula="of:=MIN([.$I525])" office:value-type="float"/>
          <table:table-cell table:formula="of:=MIN([.$J525])" office:value-type="float"/>
          <table:table-cell table:formula="of:=MIN([.$K525])" office:value-type="float"/>
          <table:table-cell table:formula="of:=MIN([.$L525])" office:value-type="float"/>
          <table:table-cell table:formula="of:=MIN([.$M525])" office:value-type="float"/>
          <table:table-cell table:formula="of:=MIN([.$N525])" office:value-type="float"/>
          <table:table-cell table:formula="of:=MEDIAN([.$B525])" office:value-type="float"/>
          <table:table-cell table:formula="of:=MEDIAN([.$C525])" office:value-type="float"/>
          <table:table-cell table:formula="of:=MEDIAN([.$D525])" office:value-type="float"/>
          <table:table-cell table:formula="of:=MEDIAN([.$E525])" office:value-type="float"/>
          <table:table-cell table:formula="of:=MEDIAN([.$F525])" office:value-type="float"/>
          <table:table-cell table:formula="of:=MEDIAN([.$G525])" office:value-type="float"/>
          <table:table-cell table:formula="of:=MEDIAN([.$H525])" office:value-type="float"/>
          <table:table-cell table:formula="of:=MEDIAN([.$I525])" office:value-type="float"/>
          <table:table-cell table:formula="of:=MEDIAN([.$J525])" office:value-type="float"/>
          <table:table-cell table:formula="of:=MEDIAN([.$K525])" office:value-type="float"/>
          <table:table-cell table:formula="of:=MEDIAN([.$L525])" office:value-type="float"/>
          <table:table-cell table:formula="of:=MEDIAN([.$M525])" office:value-type="float"/>
          <table:table-cell table:formula="of:=MEDIAN([.$N525])" office:value-type="float"/>
          <table:table-cell table:formula="of:=MAX([.$B525])" office:value-type="float"/>
          <table:table-cell table:formula="of:=MAX([.$C525])" office:value-type="float"/>
          <table:table-cell table:formula="of:=MAX([.$D525])" office:value-type="float"/>
          <table:table-cell table:formula="of:=MAX([.$E525])" office:value-type="float"/>
          <table:table-cell table:formula="of:=MAX([.$F525])" office:value-type="float"/>
          <table:table-cell table:formula="of:=MAX([.$G525])" office:value-type="float"/>
          <table:table-cell table:formula="of:=MAX([.$H525])" office:value-type="float"/>
          <table:table-cell table:formula="of:=MAX([.$I525])" office:value-type="float"/>
          <table:table-cell table:formula="of:=MAX([.$J525])" office:value-type="float"/>
          <table:table-cell table:formula="of:=MAX([.$K525])" office:value-type="float"/>
          <table:table-cell table:formula="of:=MAX([.$L525])" office:value-type="float"/>
          <table:table-cell table:formula="of:=MAX([.$M525])" office:value-type="float"/>
          <table:table-cell table:formula="of:=MAX([.$N525])" office:value-type="float"/>
        </table:table-row>
        <table:table-row table:style-name="ro1">
          <table:table-cell office:value-type="string">
            <text:p>c5315/c5315.lp.6.6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551481.0"/>
          <table:table-cell office:value-type="float" office:value="1.0"/>
          <table:table-cell office:value-type="float" office:value="7.0"/>
          <table:table-cell office:value-type="float" office:value="185150.0"/>
          <table:table-cell office:value-type="float" office:value="818953976.0"/>
          <table:table-cell office:value-type="float" office:value="818953976.0"/>
          <table:table-cell office:value-type="float" office:value="10657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26])" office:value-type="float"/>
          <table:table-cell table:formula="of:=MIN([.$C526])" office:value-type="float"/>
          <table:table-cell table:formula="of:=MIN([.$D526])" office:value-type="float"/>
          <table:table-cell table:formula="of:=MIN([.$E526])" office:value-type="float"/>
          <table:table-cell table:formula="of:=MIN([.$F526])" office:value-type="float"/>
          <table:table-cell table:formula="of:=MIN([.$G526])" office:value-type="float"/>
          <table:table-cell table:formula="of:=MIN([.$H526])" office:value-type="float"/>
          <table:table-cell table:formula="of:=MIN([.$I526])" office:value-type="float"/>
          <table:table-cell table:formula="of:=MIN([.$J526])" office:value-type="float"/>
          <table:table-cell table:formula="of:=MIN([.$K526])" office:value-type="float"/>
          <table:table-cell table:formula="of:=MIN([.$L526])" office:value-type="float"/>
          <table:table-cell table:formula="of:=MIN([.$M526])" office:value-type="float"/>
          <table:table-cell table:formula="of:=MIN([.$N526])" office:value-type="float"/>
          <table:table-cell table:formula="of:=MEDIAN([.$B526])" office:value-type="float"/>
          <table:table-cell table:formula="of:=MEDIAN([.$C526])" office:value-type="float"/>
          <table:table-cell table:formula="of:=MEDIAN([.$D526])" office:value-type="float"/>
          <table:table-cell table:formula="of:=MEDIAN([.$E526])" office:value-type="float"/>
          <table:table-cell table:formula="of:=MEDIAN([.$F526])" office:value-type="float"/>
          <table:table-cell table:formula="of:=MEDIAN([.$G526])" office:value-type="float"/>
          <table:table-cell table:formula="of:=MEDIAN([.$H526])" office:value-type="float"/>
          <table:table-cell table:formula="of:=MEDIAN([.$I526])" office:value-type="float"/>
          <table:table-cell table:formula="of:=MEDIAN([.$J526])" office:value-type="float"/>
          <table:table-cell table:formula="of:=MEDIAN([.$K526])" office:value-type="float"/>
          <table:table-cell table:formula="of:=MEDIAN([.$L526])" office:value-type="float"/>
          <table:table-cell table:formula="of:=MEDIAN([.$M526])" office:value-type="float"/>
          <table:table-cell table:formula="of:=MEDIAN([.$N526])" office:value-type="float"/>
          <table:table-cell table:formula="of:=MAX([.$B526])" office:value-type="float"/>
          <table:table-cell table:formula="of:=MAX([.$C526])" office:value-type="float"/>
          <table:table-cell table:formula="of:=MAX([.$D526])" office:value-type="float"/>
          <table:table-cell table:formula="of:=MAX([.$E526])" office:value-type="float"/>
          <table:table-cell table:formula="of:=MAX([.$F526])" office:value-type="float"/>
          <table:table-cell table:formula="of:=MAX([.$G526])" office:value-type="float"/>
          <table:table-cell table:formula="of:=MAX([.$H526])" office:value-type="float"/>
          <table:table-cell table:formula="of:=MAX([.$I526])" office:value-type="float"/>
          <table:table-cell table:formula="of:=MAX([.$J526])" office:value-type="float"/>
          <table:table-cell table:formula="of:=MAX([.$K526])" office:value-type="float"/>
          <table:table-cell table:formula="of:=MAX([.$L526])" office:value-type="float"/>
          <table:table-cell table:formula="of:=MAX([.$M526])" office:value-type="float"/>
          <table:table-cell table:formula="of:=MAX([.$N526])" office:value-type="float"/>
        </table:table-row>
        <table:table-row table:style-name="ro1">
          <table:table-cell office:value-type="string">
            <text:p>c5315/c5315.lp.6.7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530914.0"/>
          <table:table-cell office:value-type="float" office:value="1.0"/>
          <table:table-cell office:value-type="float" office:value="9.0"/>
          <table:table-cell office:value-type="float" office:value="238205.0"/>
          <table:table-cell office:value-type="float" office:value="779045582.0"/>
          <table:table-cell office:value-type="float" office:value="779045578.0"/>
          <table:table-cell office:value-type="float" office:value="10652.0"/>
          <table:table-cell office:value-type="float" office:value="5999.0"/>
          <table:table-cell office:value-type="float" office:value="0.0"/>
          <table:table-cell office:value-type="float" office:value="0.0"/>
          <table:table-cell table:formula="of:=MIN([.$B527])" office:value-type="float"/>
          <table:table-cell table:formula="of:=MIN([.$C527])" office:value-type="float"/>
          <table:table-cell table:formula="of:=MIN([.$D527])" office:value-type="float"/>
          <table:table-cell table:formula="of:=MIN([.$E527])" office:value-type="float"/>
          <table:table-cell table:formula="of:=MIN([.$F527])" office:value-type="float"/>
          <table:table-cell table:formula="of:=MIN([.$G527])" office:value-type="float"/>
          <table:table-cell table:formula="of:=MIN([.$H527])" office:value-type="float"/>
          <table:table-cell table:formula="of:=MIN([.$I527])" office:value-type="float"/>
          <table:table-cell table:formula="of:=MIN([.$J527])" office:value-type="float"/>
          <table:table-cell table:formula="of:=MIN([.$K527])" office:value-type="float"/>
          <table:table-cell table:formula="of:=MIN([.$L527])" office:value-type="float"/>
          <table:table-cell table:formula="of:=MIN([.$M527])" office:value-type="float"/>
          <table:table-cell table:formula="of:=MIN([.$N527])" office:value-type="float"/>
          <table:table-cell table:formula="of:=MEDIAN([.$B527])" office:value-type="float"/>
          <table:table-cell table:formula="of:=MEDIAN([.$C527])" office:value-type="float"/>
          <table:table-cell table:formula="of:=MEDIAN([.$D527])" office:value-type="float"/>
          <table:table-cell table:formula="of:=MEDIAN([.$E527])" office:value-type="float"/>
          <table:table-cell table:formula="of:=MEDIAN([.$F527])" office:value-type="float"/>
          <table:table-cell table:formula="of:=MEDIAN([.$G527])" office:value-type="float"/>
          <table:table-cell table:formula="of:=MEDIAN([.$H527])" office:value-type="float"/>
          <table:table-cell table:formula="of:=MEDIAN([.$I527])" office:value-type="float"/>
          <table:table-cell table:formula="of:=MEDIAN([.$J527])" office:value-type="float"/>
          <table:table-cell table:formula="of:=MEDIAN([.$K527])" office:value-type="float"/>
          <table:table-cell table:formula="of:=MEDIAN([.$L527])" office:value-type="float"/>
          <table:table-cell table:formula="of:=MEDIAN([.$M527])" office:value-type="float"/>
          <table:table-cell table:formula="of:=MEDIAN([.$N527])" office:value-type="float"/>
          <table:table-cell table:formula="of:=MAX([.$B527])" office:value-type="float"/>
          <table:table-cell table:formula="of:=MAX([.$C527])" office:value-type="float"/>
          <table:table-cell table:formula="of:=MAX([.$D527])" office:value-type="float"/>
          <table:table-cell table:formula="of:=MAX([.$E527])" office:value-type="float"/>
          <table:table-cell table:formula="of:=MAX([.$F527])" office:value-type="float"/>
          <table:table-cell table:formula="of:=MAX([.$G527])" office:value-type="float"/>
          <table:table-cell table:formula="of:=MAX([.$H527])" office:value-type="float"/>
          <table:table-cell table:formula="of:=MAX([.$I527])" office:value-type="float"/>
          <table:table-cell table:formula="of:=MAX([.$J527])" office:value-type="float"/>
          <table:table-cell table:formula="of:=MAX([.$K527])" office:value-type="float"/>
          <table:table-cell table:formula="of:=MAX([.$L527])" office:value-type="float"/>
          <table:table-cell table:formula="of:=MAX([.$M527])" office:value-type="float"/>
          <table:table-cell table:formula="of:=MAX([.$N527])" office:value-type="float"/>
        </table:table-row>
        <table:table-row table:style-name="ro1">
          <table:table-cell office:value-type="string">
            <text:p>c5315/c5315.lp.6.8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636828.0"/>
          <table:table-cell office:value-type="float" office:value="1.0"/>
          <table:table-cell office:value-type="float" office:value="7.0"/>
          <table:table-cell office:value-type="float" office:value="255904.0"/>
          <table:table-cell office:value-type="float" office:value="717704190.0"/>
          <table:table-cell office:value-type="float" office:value="717704191.0"/>
          <table:table-cell office:value-type="float" office:value="10650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28])" office:value-type="float"/>
          <table:table-cell table:formula="of:=MIN([.$C528])" office:value-type="float"/>
          <table:table-cell table:formula="of:=MIN([.$D528])" office:value-type="float"/>
          <table:table-cell table:formula="of:=MIN([.$E528])" office:value-type="float"/>
          <table:table-cell table:formula="of:=MIN([.$F528])" office:value-type="float"/>
          <table:table-cell table:formula="of:=MIN([.$G528])" office:value-type="float"/>
          <table:table-cell table:formula="of:=MIN([.$H528])" office:value-type="float"/>
          <table:table-cell table:formula="of:=MIN([.$I528])" office:value-type="float"/>
          <table:table-cell table:formula="of:=MIN([.$J528])" office:value-type="float"/>
          <table:table-cell table:formula="of:=MIN([.$K528])" office:value-type="float"/>
          <table:table-cell table:formula="of:=MIN([.$L528])" office:value-type="float"/>
          <table:table-cell table:formula="of:=MIN([.$M528])" office:value-type="float"/>
          <table:table-cell table:formula="of:=MIN([.$N528])" office:value-type="float"/>
          <table:table-cell table:formula="of:=MEDIAN([.$B528])" office:value-type="float"/>
          <table:table-cell table:formula="of:=MEDIAN([.$C528])" office:value-type="float"/>
          <table:table-cell table:formula="of:=MEDIAN([.$D528])" office:value-type="float"/>
          <table:table-cell table:formula="of:=MEDIAN([.$E528])" office:value-type="float"/>
          <table:table-cell table:formula="of:=MEDIAN([.$F528])" office:value-type="float"/>
          <table:table-cell table:formula="of:=MEDIAN([.$G528])" office:value-type="float"/>
          <table:table-cell table:formula="of:=MEDIAN([.$H528])" office:value-type="float"/>
          <table:table-cell table:formula="of:=MEDIAN([.$I528])" office:value-type="float"/>
          <table:table-cell table:formula="of:=MEDIAN([.$J528])" office:value-type="float"/>
          <table:table-cell table:formula="of:=MEDIAN([.$K528])" office:value-type="float"/>
          <table:table-cell table:formula="of:=MEDIAN([.$L528])" office:value-type="float"/>
          <table:table-cell table:formula="of:=MEDIAN([.$M528])" office:value-type="float"/>
          <table:table-cell table:formula="of:=MEDIAN([.$N528])" office:value-type="float"/>
          <table:table-cell table:formula="of:=MAX([.$B528])" office:value-type="float"/>
          <table:table-cell table:formula="of:=MAX([.$C528])" office:value-type="float"/>
          <table:table-cell table:formula="of:=MAX([.$D528])" office:value-type="float"/>
          <table:table-cell table:formula="of:=MAX([.$E528])" office:value-type="float"/>
          <table:table-cell table:formula="of:=MAX([.$F528])" office:value-type="float"/>
          <table:table-cell table:formula="of:=MAX([.$G528])" office:value-type="float"/>
          <table:table-cell table:formula="of:=MAX([.$H528])" office:value-type="float"/>
          <table:table-cell table:formula="of:=MAX([.$I528])" office:value-type="float"/>
          <table:table-cell table:formula="of:=MAX([.$J528])" office:value-type="float"/>
          <table:table-cell table:formula="of:=MAX([.$K528])" office:value-type="float"/>
          <table:table-cell table:formula="of:=MAX([.$L528])" office:value-type="float"/>
          <table:table-cell table:formula="of:=MAX([.$M528])" office:value-type="float"/>
          <table:table-cell table:formula="of:=MAX([.$N528])" office:value-type="float"/>
        </table:table-row>
        <table:table-row table:style-name="ro1">
          <table:table-cell office:value-type="string">
            <text:p>c5315/c5315.lp.7.1</text:p>
          </table:table-cell>
          <table:table-cell office:value-type="float" office:value="0.064755"/>
          <table:table-cell office:value-type="float" office:value="0.0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70.0"/>
          <table:table-cell office:value-type="float" office:value="6014.0"/>
          <table:table-cell office:value-type="float" office:value="0.0"/>
          <table:table-cell office:value-type="float" office:value="0.0"/>
          <table:table-cell table:formula="of:=MIN([.$B529])" office:value-type="float"/>
          <table:table-cell table:formula="of:=MIN([.$C529])" office:value-type="float"/>
          <table:table-cell table:formula="of:=MIN([.$D529])" office:value-type="float"/>
          <table:table-cell table:formula="of:=MIN([.$E529])" office:value-type="float"/>
          <table:table-cell table:formula="of:=MIN([.$F529])" office:value-type="float"/>
          <table:table-cell table:formula="of:=MIN([.$G529])" office:value-type="float"/>
          <table:table-cell table:formula="of:=MIN([.$H529])" office:value-type="float"/>
          <table:table-cell table:formula="of:=MIN([.$I529])" office:value-type="float"/>
          <table:table-cell table:formula="of:=MIN([.$J529])" office:value-type="float"/>
          <table:table-cell table:formula="of:=MIN([.$K529])" office:value-type="float"/>
          <table:table-cell table:formula="of:=MIN([.$L529])" office:value-type="float"/>
          <table:table-cell table:formula="of:=MIN([.$M529])" office:value-type="float"/>
          <table:table-cell table:formula="of:=MIN([.$N529])" office:value-type="float"/>
          <table:table-cell table:formula="of:=MEDIAN([.$B529])" office:value-type="float"/>
          <table:table-cell table:formula="of:=MEDIAN([.$C529])" office:value-type="float"/>
          <table:table-cell table:formula="of:=MEDIAN([.$D529])" office:value-type="float"/>
          <table:table-cell table:formula="of:=MEDIAN([.$E529])" office:value-type="float"/>
          <table:table-cell table:formula="of:=MEDIAN([.$F529])" office:value-type="float"/>
          <table:table-cell table:formula="of:=MEDIAN([.$G529])" office:value-type="float"/>
          <table:table-cell table:formula="of:=MEDIAN([.$H529])" office:value-type="float"/>
          <table:table-cell table:formula="of:=MEDIAN([.$I529])" office:value-type="float"/>
          <table:table-cell table:formula="of:=MEDIAN([.$J529])" office:value-type="float"/>
          <table:table-cell table:formula="of:=MEDIAN([.$K529])" office:value-type="float"/>
          <table:table-cell table:formula="of:=MEDIAN([.$L529])" office:value-type="float"/>
          <table:table-cell table:formula="of:=MEDIAN([.$M529])" office:value-type="float"/>
          <table:table-cell table:formula="of:=MEDIAN([.$N529])" office:value-type="float"/>
          <table:table-cell table:formula="of:=MAX([.$B529])" office:value-type="float"/>
          <table:table-cell table:formula="of:=MAX([.$C529])" office:value-type="float"/>
          <table:table-cell table:formula="of:=MAX([.$D529])" office:value-type="float"/>
          <table:table-cell table:formula="of:=MAX([.$E529])" office:value-type="float"/>
          <table:table-cell table:formula="of:=MAX([.$F529])" office:value-type="float"/>
          <table:table-cell table:formula="of:=MAX([.$G529])" office:value-type="float"/>
          <table:table-cell table:formula="of:=MAX([.$H529])" office:value-type="float"/>
          <table:table-cell table:formula="of:=MAX([.$I529])" office:value-type="float"/>
          <table:table-cell table:formula="of:=MAX([.$J529])" office:value-type="float"/>
          <table:table-cell table:formula="of:=MAX([.$K529])" office:value-type="float"/>
          <table:table-cell table:formula="of:=MAX([.$L529])" office:value-type="float"/>
          <table:table-cell table:formula="of:=MAX([.$M529])" office:value-type="float"/>
          <table:table-cell table:formula="of:=MAX([.$N529])" office:value-type="float"/>
        </table:table-row>
        <table:table-row table:style-name="ro1">
          <table:table-cell office:value-type="string">
            <text:p>c5315/c5315.lp.7.2</text:p>
          </table:table-cell>
          <table:table-cell office:value-type="float" office:value="600.0"/>
          <table:table-cell office:value-type="float" office:value="600.031"/>
          <table:table-cell office:value-type="float" office:value="599.99"/>
          <table:table-cell office:value-type="float" office:value="381620.0"/>
          <table:table-cell office:value-type="float" office:value="1.0"/>
          <table:table-cell office:value-type="float" office:value="10.0"/>
          <table:table-cell office:value-type="float" office:value="225365.0"/>
          <table:table-cell office:value-type="float" office:value="772426494.0"/>
          <table:table-cell office:value-type="float" office:value="772426453.0"/>
          <table:table-cell office:value-type="float" office:value="10673.0"/>
          <table:table-cell office:value-type="float" office:value="6015.0"/>
          <table:table-cell office:value-type="float" office:value="0.0"/>
          <table:table-cell office:value-type="float" office:value="0.0"/>
          <table:table-cell table:formula="of:=MIN([.$B530])" office:value-type="float"/>
          <table:table-cell table:formula="of:=MIN([.$C530])" office:value-type="float"/>
          <table:table-cell table:formula="of:=MIN([.$D530])" office:value-type="float"/>
          <table:table-cell table:formula="of:=MIN([.$E530])" office:value-type="float"/>
          <table:table-cell table:formula="of:=MIN([.$F530])" office:value-type="float"/>
          <table:table-cell table:formula="of:=MIN([.$G530])" office:value-type="float"/>
          <table:table-cell table:formula="of:=MIN([.$H530])" office:value-type="float"/>
          <table:table-cell table:formula="of:=MIN([.$I530])" office:value-type="float"/>
          <table:table-cell table:formula="of:=MIN([.$J530])" office:value-type="float"/>
          <table:table-cell table:formula="of:=MIN([.$K530])" office:value-type="float"/>
          <table:table-cell table:formula="of:=MIN([.$L530])" office:value-type="float"/>
          <table:table-cell table:formula="of:=MIN([.$M530])" office:value-type="float"/>
          <table:table-cell table:formula="of:=MIN([.$N530])" office:value-type="float"/>
          <table:table-cell table:formula="of:=MEDIAN([.$B530])" office:value-type="float"/>
          <table:table-cell table:formula="of:=MEDIAN([.$C530])" office:value-type="float"/>
          <table:table-cell table:formula="of:=MEDIAN([.$D530])" office:value-type="float"/>
          <table:table-cell table:formula="of:=MEDIAN([.$E530])" office:value-type="float"/>
          <table:table-cell table:formula="of:=MEDIAN([.$F530])" office:value-type="float"/>
          <table:table-cell table:formula="of:=MEDIAN([.$G530])" office:value-type="float"/>
          <table:table-cell table:formula="of:=MEDIAN([.$H530])" office:value-type="float"/>
          <table:table-cell table:formula="of:=MEDIAN([.$I530])" office:value-type="float"/>
          <table:table-cell table:formula="of:=MEDIAN([.$J530])" office:value-type="float"/>
          <table:table-cell table:formula="of:=MEDIAN([.$K530])" office:value-type="float"/>
          <table:table-cell table:formula="of:=MEDIAN([.$L530])" office:value-type="float"/>
          <table:table-cell table:formula="of:=MEDIAN([.$M530])" office:value-type="float"/>
          <table:table-cell table:formula="of:=MEDIAN([.$N530])" office:value-type="float"/>
          <table:table-cell table:formula="of:=MAX([.$B530])" office:value-type="float"/>
          <table:table-cell table:formula="of:=MAX([.$C530])" office:value-type="float"/>
          <table:table-cell table:formula="of:=MAX([.$D530])" office:value-type="float"/>
          <table:table-cell table:formula="of:=MAX([.$E530])" office:value-type="float"/>
          <table:table-cell table:formula="of:=MAX([.$F530])" office:value-type="float"/>
          <table:table-cell table:formula="of:=MAX([.$G530])" office:value-type="float"/>
          <table:table-cell table:formula="of:=MAX([.$H530])" office:value-type="float"/>
          <table:table-cell table:formula="of:=MAX([.$I530])" office:value-type="float"/>
          <table:table-cell table:formula="of:=MAX([.$J530])" office:value-type="float"/>
          <table:table-cell table:formula="of:=MAX([.$K530])" office:value-type="float"/>
          <table:table-cell table:formula="of:=MAX([.$L530])" office:value-type="float"/>
          <table:table-cell table:formula="of:=MAX([.$M530])" office:value-type="float"/>
          <table:table-cell table:formula="of:=MAX([.$N530])" office:value-type="float"/>
        </table:table-row>
        <table:table-row table:style-name="ro1">
          <table:table-cell office:value-type="string">
            <text:p>c5315/c5315.lp.7.3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461395.0"/>
          <table:table-cell office:value-type="float" office:value="1.0"/>
          <table:table-cell office:value-type="float" office:value="5.0"/>
          <table:table-cell office:value-type="float" office:value="125430.0"/>
          <table:table-cell office:value-type="float" office:value="820103459.0"/>
          <table:table-cell office:value-type="float" office:value="820103459.0"/>
          <table:table-cell office:value-type="float" office:value="10668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1])" office:value-type="float"/>
          <table:table-cell table:formula="of:=MIN([.$C531])" office:value-type="float"/>
          <table:table-cell table:formula="of:=MIN([.$D531])" office:value-type="float"/>
          <table:table-cell table:formula="of:=MIN([.$E531])" office:value-type="float"/>
          <table:table-cell table:formula="of:=MIN([.$F531])" office:value-type="float"/>
          <table:table-cell table:formula="of:=MIN([.$G531])" office:value-type="float"/>
          <table:table-cell table:formula="of:=MIN([.$H531])" office:value-type="float"/>
          <table:table-cell table:formula="of:=MIN([.$I531])" office:value-type="float"/>
          <table:table-cell table:formula="of:=MIN([.$J531])" office:value-type="float"/>
          <table:table-cell table:formula="of:=MIN([.$K531])" office:value-type="float"/>
          <table:table-cell table:formula="of:=MIN([.$L531])" office:value-type="float"/>
          <table:table-cell table:formula="of:=MIN([.$M531])" office:value-type="float"/>
          <table:table-cell table:formula="of:=MIN([.$N531])" office:value-type="float"/>
          <table:table-cell table:formula="of:=MEDIAN([.$B531])" office:value-type="float"/>
          <table:table-cell table:formula="of:=MEDIAN([.$C531])" office:value-type="float"/>
          <table:table-cell table:formula="of:=MEDIAN([.$D531])" office:value-type="float"/>
          <table:table-cell table:formula="of:=MEDIAN([.$E531])" office:value-type="float"/>
          <table:table-cell table:formula="of:=MEDIAN([.$F531])" office:value-type="float"/>
          <table:table-cell table:formula="of:=MEDIAN([.$G531])" office:value-type="float"/>
          <table:table-cell table:formula="of:=MEDIAN([.$H531])" office:value-type="float"/>
          <table:table-cell table:formula="of:=MEDIAN([.$I531])" office:value-type="float"/>
          <table:table-cell table:formula="of:=MEDIAN([.$J531])" office:value-type="float"/>
          <table:table-cell table:formula="of:=MEDIAN([.$K531])" office:value-type="float"/>
          <table:table-cell table:formula="of:=MEDIAN([.$L531])" office:value-type="float"/>
          <table:table-cell table:formula="of:=MEDIAN([.$M531])" office:value-type="float"/>
          <table:table-cell table:formula="of:=MEDIAN([.$N531])" office:value-type="float"/>
          <table:table-cell table:formula="of:=MAX([.$B531])" office:value-type="float"/>
          <table:table-cell table:formula="of:=MAX([.$C531])" office:value-type="float"/>
          <table:table-cell table:formula="of:=MAX([.$D531])" office:value-type="float"/>
          <table:table-cell table:formula="of:=MAX([.$E531])" office:value-type="float"/>
          <table:table-cell table:formula="of:=MAX([.$F531])" office:value-type="float"/>
          <table:table-cell table:formula="of:=MAX([.$G531])" office:value-type="float"/>
          <table:table-cell table:formula="of:=MAX([.$H531])" office:value-type="float"/>
          <table:table-cell table:formula="of:=MAX([.$I531])" office:value-type="float"/>
          <table:table-cell table:formula="of:=MAX([.$J531])" office:value-type="float"/>
          <table:table-cell table:formula="of:=MAX([.$K531])" office:value-type="float"/>
          <table:table-cell table:formula="of:=MAX([.$L531])" office:value-type="float"/>
          <table:table-cell table:formula="of:=MAX([.$M531])" office:value-type="float"/>
          <table:table-cell table:formula="of:=MAX([.$N531])" office:value-type="float"/>
        </table:table-row>
        <table:table-row table:style-name="ro1">
          <table:table-cell office:value-type="string">
            <text:p>c5315/c5315.lp.7.4</text:p>
          </table:table-cell>
          <table:table-cell office:value-type="float" office:value="600.0"/>
          <table:table-cell office:value-type="float" office:value="600.02"/>
          <table:table-cell office:value-type="float" office:value="599.98"/>
          <table:table-cell office:value-type="float" office:value="691200.0"/>
          <table:table-cell office:value-type="float" office:value="1.0"/>
          <table:table-cell office:value-type="float" office:value="11.0"/>
          <table:table-cell office:value-type="float" office:value="349161.0"/>
          <table:table-cell office:value-type="float" office:value="749946274.0"/>
          <table:table-cell office:value-type="float" office:value="749946129.0"/>
          <table:table-cell office:value-type="float" office:value="10670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2])" office:value-type="float"/>
          <table:table-cell table:formula="of:=MIN([.$C532])" office:value-type="float"/>
          <table:table-cell table:formula="of:=MIN([.$D532])" office:value-type="float"/>
          <table:table-cell table:formula="of:=MIN([.$E532])" office:value-type="float"/>
          <table:table-cell table:formula="of:=MIN([.$F532])" office:value-type="float"/>
          <table:table-cell table:formula="of:=MIN([.$G532])" office:value-type="float"/>
          <table:table-cell table:formula="of:=MIN([.$H532])" office:value-type="float"/>
          <table:table-cell table:formula="of:=MIN([.$I532])" office:value-type="float"/>
          <table:table-cell table:formula="of:=MIN([.$J532])" office:value-type="float"/>
          <table:table-cell table:formula="of:=MIN([.$K532])" office:value-type="float"/>
          <table:table-cell table:formula="of:=MIN([.$L532])" office:value-type="float"/>
          <table:table-cell table:formula="of:=MIN([.$M532])" office:value-type="float"/>
          <table:table-cell table:formula="of:=MIN([.$N532])" office:value-type="float"/>
          <table:table-cell table:formula="of:=MEDIAN([.$B532])" office:value-type="float"/>
          <table:table-cell table:formula="of:=MEDIAN([.$C532])" office:value-type="float"/>
          <table:table-cell table:formula="of:=MEDIAN([.$D532])" office:value-type="float"/>
          <table:table-cell table:formula="of:=MEDIAN([.$E532])" office:value-type="float"/>
          <table:table-cell table:formula="of:=MEDIAN([.$F532])" office:value-type="float"/>
          <table:table-cell table:formula="of:=MEDIAN([.$G532])" office:value-type="float"/>
          <table:table-cell table:formula="of:=MEDIAN([.$H532])" office:value-type="float"/>
          <table:table-cell table:formula="of:=MEDIAN([.$I532])" office:value-type="float"/>
          <table:table-cell table:formula="of:=MEDIAN([.$J532])" office:value-type="float"/>
          <table:table-cell table:formula="of:=MEDIAN([.$K532])" office:value-type="float"/>
          <table:table-cell table:formula="of:=MEDIAN([.$L532])" office:value-type="float"/>
          <table:table-cell table:formula="of:=MEDIAN([.$M532])" office:value-type="float"/>
          <table:table-cell table:formula="of:=MEDIAN([.$N532])" office:value-type="float"/>
          <table:table-cell table:formula="of:=MAX([.$B532])" office:value-type="float"/>
          <table:table-cell table:formula="of:=MAX([.$C532])" office:value-type="float"/>
          <table:table-cell table:formula="of:=MAX([.$D532])" office:value-type="float"/>
          <table:table-cell table:formula="of:=MAX([.$E532])" office:value-type="float"/>
          <table:table-cell table:formula="of:=MAX([.$F532])" office:value-type="float"/>
          <table:table-cell table:formula="of:=MAX([.$G532])" office:value-type="float"/>
          <table:table-cell table:formula="of:=MAX([.$H532])" office:value-type="float"/>
          <table:table-cell table:formula="of:=MAX([.$I532])" office:value-type="float"/>
          <table:table-cell table:formula="of:=MAX([.$J532])" office:value-type="float"/>
          <table:table-cell table:formula="of:=MAX([.$K532])" office:value-type="float"/>
          <table:table-cell table:formula="of:=MAX([.$L532])" office:value-type="float"/>
          <table:table-cell table:formula="of:=MAX([.$M532])" office:value-type="float"/>
          <table:table-cell table:formula="of:=MAX([.$N532])" office:value-type="float"/>
        </table:table-row>
        <table:table-row table:style-name="ro1">
          <table:table-cell office:value-type="string">
            <text:p>c5315/c5315.lp.7.5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28906.0"/>
          <table:table-cell office:value-type="float" office:value="1.0"/>
          <table:table-cell office:value-type="float" office:value="9.0"/>
          <table:table-cell office:value-type="float" office:value="397654.0"/>
          <table:table-cell office:value-type="float" office:value="693046123.0"/>
          <table:table-cell office:value-type="float" office:value="693002242.0"/>
          <table:table-cell office:value-type="float" office:value="10672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3])" office:value-type="float"/>
          <table:table-cell table:formula="of:=MIN([.$C533])" office:value-type="float"/>
          <table:table-cell table:formula="of:=MIN([.$D533])" office:value-type="float"/>
          <table:table-cell table:formula="of:=MIN([.$E533])" office:value-type="float"/>
          <table:table-cell table:formula="of:=MIN([.$F533])" office:value-type="float"/>
          <table:table-cell table:formula="of:=MIN([.$G533])" office:value-type="float"/>
          <table:table-cell table:formula="of:=MIN([.$H533])" office:value-type="float"/>
          <table:table-cell table:formula="of:=MIN([.$I533])" office:value-type="float"/>
          <table:table-cell table:formula="of:=MIN([.$J533])" office:value-type="float"/>
          <table:table-cell table:formula="of:=MIN([.$K533])" office:value-type="float"/>
          <table:table-cell table:formula="of:=MIN([.$L533])" office:value-type="float"/>
          <table:table-cell table:formula="of:=MIN([.$M533])" office:value-type="float"/>
          <table:table-cell table:formula="of:=MIN([.$N533])" office:value-type="float"/>
          <table:table-cell table:formula="of:=MEDIAN([.$B533])" office:value-type="float"/>
          <table:table-cell table:formula="of:=MEDIAN([.$C533])" office:value-type="float"/>
          <table:table-cell table:formula="of:=MEDIAN([.$D533])" office:value-type="float"/>
          <table:table-cell table:formula="of:=MEDIAN([.$E533])" office:value-type="float"/>
          <table:table-cell table:formula="of:=MEDIAN([.$F533])" office:value-type="float"/>
          <table:table-cell table:formula="of:=MEDIAN([.$G533])" office:value-type="float"/>
          <table:table-cell table:formula="of:=MEDIAN([.$H533])" office:value-type="float"/>
          <table:table-cell table:formula="of:=MEDIAN([.$I533])" office:value-type="float"/>
          <table:table-cell table:formula="of:=MEDIAN([.$J533])" office:value-type="float"/>
          <table:table-cell table:formula="of:=MEDIAN([.$K533])" office:value-type="float"/>
          <table:table-cell table:formula="of:=MEDIAN([.$L533])" office:value-type="float"/>
          <table:table-cell table:formula="of:=MEDIAN([.$M533])" office:value-type="float"/>
          <table:table-cell table:formula="of:=MEDIAN([.$N533])" office:value-type="float"/>
          <table:table-cell table:formula="of:=MAX([.$B533])" office:value-type="float"/>
          <table:table-cell table:formula="of:=MAX([.$C533])" office:value-type="float"/>
          <table:table-cell table:formula="of:=MAX([.$D533])" office:value-type="float"/>
          <table:table-cell table:formula="of:=MAX([.$E533])" office:value-type="float"/>
          <table:table-cell table:formula="of:=MAX([.$F533])" office:value-type="float"/>
          <table:table-cell table:formula="of:=MAX([.$G533])" office:value-type="float"/>
          <table:table-cell table:formula="of:=MAX([.$H533])" office:value-type="float"/>
          <table:table-cell table:formula="of:=MAX([.$I533])" office:value-type="float"/>
          <table:table-cell table:formula="of:=MAX([.$J533])" office:value-type="float"/>
          <table:table-cell table:formula="of:=MAX([.$K533])" office:value-type="float"/>
          <table:table-cell table:formula="of:=MAX([.$L533])" office:value-type="float"/>
          <table:table-cell table:formula="of:=MAX([.$M533])" office:value-type="float"/>
          <table:table-cell table:formula="of:=MAX([.$N533])" office:value-type="float"/>
        </table:table-row>
        <table:table-row table:style-name="ro1">
          <table:table-cell office:value-type="string">
            <text:p>c5315/c5315.lp.7.6</text:p>
          </table:table-cell>
          <table:table-cell office:value-type="float" office:value="600.0"/>
          <table:table-cell office:value-type="float" office:value="600.008"/>
          <table:table-cell office:value-type="float" office:value="599.96"/>
          <table:table-cell office:value-type="float" office:value="509183.0"/>
          <table:table-cell office:value-type="float" office:value="1.0"/>
          <table:table-cell office:value-type="float" office:value="7.0"/>
          <table:table-cell office:value-type="float" office:value="205321.0"/>
          <table:table-cell office:value-type="float" office:value="781257077.0"/>
          <table:table-cell office:value-type="float" office:value="781255065.0"/>
          <table:table-cell office:value-type="float" office:value="10670.0"/>
          <table:table-cell office:value-type="float" office:value="6013.0"/>
          <table:table-cell office:value-type="float" office:value="0.0"/>
          <table:table-cell office:value-type="float" office:value="0.0"/>
          <table:table-cell table:formula="of:=MIN([.$B534])" office:value-type="float"/>
          <table:table-cell table:formula="of:=MIN([.$C534])" office:value-type="float"/>
          <table:table-cell table:formula="of:=MIN([.$D534])" office:value-type="float"/>
          <table:table-cell table:formula="of:=MIN([.$E534])" office:value-type="float"/>
          <table:table-cell table:formula="of:=MIN([.$F534])" office:value-type="float"/>
          <table:table-cell table:formula="of:=MIN([.$G534])" office:value-type="float"/>
          <table:table-cell table:formula="of:=MIN([.$H534])" office:value-type="float"/>
          <table:table-cell table:formula="of:=MIN([.$I534])" office:value-type="float"/>
          <table:table-cell table:formula="of:=MIN([.$J534])" office:value-type="float"/>
          <table:table-cell table:formula="of:=MIN([.$K534])" office:value-type="float"/>
          <table:table-cell table:formula="of:=MIN([.$L534])" office:value-type="float"/>
          <table:table-cell table:formula="of:=MIN([.$M534])" office:value-type="float"/>
          <table:table-cell table:formula="of:=MIN([.$N534])" office:value-type="float"/>
          <table:table-cell table:formula="of:=MEDIAN([.$B534])" office:value-type="float"/>
          <table:table-cell table:formula="of:=MEDIAN([.$C534])" office:value-type="float"/>
          <table:table-cell table:formula="of:=MEDIAN([.$D534])" office:value-type="float"/>
          <table:table-cell table:formula="of:=MEDIAN([.$E534])" office:value-type="float"/>
          <table:table-cell table:formula="of:=MEDIAN([.$F534])" office:value-type="float"/>
          <table:table-cell table:formula="of:=MEDIAN([.$G534])" office:value-type="float"/>
          <table:table-cell table:formula="of:=MEDIAN([.$H534])" office:value-type="float"/>
          <table:table-cell table:formula="of:=MEDIAN([.$I534])" office:value-type="float"/>
          <table:table-cell table:formula="of:=MEDIAN([.$J534])" office:value-type="float"/>
          <table:table-cell table:formula="of:=MEDIAN([.$K534])" office:value-type="float"/>
          <table:table-cell table:formula="of:=MEDIAN([.$L534])" office:value-type="float"/>
          <table:table-cell table:formula="of:=MEDIAN([.$M534])" office:value-type="float"/>
          <table:table-cell table:formula="of:=MEDIAN([.$N534])" office:value-type="float"/>
          <table:table-cell table:formula="of:=MAX([.$B534])" office:value-type="float"/>
          <table:table-cell table:formula="of:=MAX([.$C534])" office:value-type="float"/>
          <table:table-cell table:formula="of:=MAX([.$D534])" office:value-type="float"/>
          <table:table-cell table:formula="of:=MAX([.$E534])" office:value-type="float"/>
          <table:table-cell table:formula="of:=MAX([.$F534])" office:value-type="float"/>
          <table:table-cell table:formula="of:=MAX([.$G534])" office:value-type="float"/>
          <table:table-cell table:formula="of:=MAX([.$H534])" office:value-type="float"/>
          <table:table-cell table:formula="of:=MAX([.$I534])" office:value-type="float"/>
          <table:table-cell table:formula="of:=MAX([.$J534])" office:value-type="float"/>
          <table:table-cell table:formula="of:=MAX([.$K534])" office:value-type="float"/>
          <table:table-cell table:formula="of:=MAX([.$L534])" office:value-type="float"/>
          <table:table-cell table:formula="of:=MAX([.$M534])" office:value-type="float"/>
          <table:table-cell table:formula="of:=MAX([.$N534])" office:value-type="float"/>
        </table:table-row>
        <table:table-row table:style-name="ro1">
          <table:table-cell office:value-type="string">
            <text:p>c5315/c5315.lp.7.7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488498.0"/>
          <table:table-cell office:value-type="float" office:value="1.0"/>
          <table:table-cell office:value-type="float" office:value="4.0"/>
          <table:table-cell office:value-type="float" office:value="143214.0"/>
          <table:table-cell office:value-type="float" office:value="501111261.0"/>
          <table:table-cell office:value-type="float" office:value="501111261.0"/>
          <table:table-cell office:value-type="float" office:value="10665.0"/>
          <table:table-cell office:value-type="float" office:value="6010.0"/>
          <table:table-cell office:value-type="float" office:value="0.0"/>
          <table:table-cell office:value-type="float" office:value="0.0"/>
          <table:table-cell table:formula="of:=MIN([.$B535])" office:value-type="float"/>
          <table:table-cell table:formula="of:=MIN([.$C535])" office:value-type="float"/>
          <table:table-cell table:formula="of:=MIN([.$D535])" office:value-type="float"/>
          <table:table-cell table:formula="of:=MIN([.$E535])" office:value-type="float"/>
          <table:table-cell table:formula="of:=MIN([.$F535])" office:value-type="float"/>
          <table:table-cell table:formula="of:=MIN([.$G535])" office:value-type="float"/>
          <table:table-cell table:formula="of:=MIN([.$H535])" office:value-type="float"/>
          <table:table-cell table:formula="of:=MIN([.$I535])" office:value-type="float"/>
          <table:table-cell table:formula="of:=MIN([.$J535])" office:value-type="float"/>
          <table:table-cell table:formula="of:=MIN([.$K535])" office:value-type="float"/>
          <table:table-cell table:formula="of:=MIN([.$L535])" office:value-type="float"/>
          <table:table-cell table:formula="of:=MIN([.$M535])" office:value-type="float"/>
          <table:table-cell table:formula="of:=MIN([.$N535])" office:value-type="float"/>
          <table:table-cell table:formula="of:=MEDIAN([.$B535])" office:value-type="float"/>
          <table:table-cell table:formula="of:=MEDIAN([.$C535])" office:value-type="float"/>
          <table:table-cell table:formula="of:=MEDIAN([.$D535])" office:value-type="float"/>
          <table:table-cell table:formula="of:=MEDIAN([.$E535])" office:value-type="float"/>
          <table:table-cell table:formula="of:=MEDIAN([.$F535])" office:value-type="float"/>
          <table:table-cell table:formula="of:=MEDIAN([.$G535])" office:value-type="float"/>
          <table:table-cell table:formula="of:=MEDIAN([.$H535])" office:value-type="float"/>
          <table:table-cell table:formula="of:=MEDIAN([.$I535])" office:value-type="float"/>
          <table:table-cell table:formula="of:=MEDIAN([.$J535])" office:value-type="float"/>
          <table:table-cell table:formula="of:=MEDIAN([.$K535])" office:value-type="float"/>
          <table:table-cell table:formula="of:=MEDIAN([.$L535])" office:value-type="float"/>
          <table:table-cell table:formula="of:=MEDIAN([.$M535])" office:value-type="float"/>
          <table:table-cell table:formula="of:=MEDIAN([.$N535])" office:value-type="float"/>
          <table:table-cell table:formula="of:=MAX([.$B535])" office:value-type="float"/>
          <table:table-cell table:formula="of:=MAX([.$C535])" office:value-type="float"/>
          <table:table-cell table:formula="of:=MAX([.$D535])" office:value-type="float"/>
          <table:table-cell table:formula="of:=MAX([.$E535])" office:value-type="float"/>
          <table:table-cell table:formula="of:=MAX([.$F535])" office:value-type="float"/>
          <table:table-cell table:formula="of:=MAX([.$G535])" office:value-type="float"/>
          <table:table-cell table:formula="of:=MAX([.$H535])" office:value-type="float"/>
          <table:table-cell table:formula="of:=MAX([.$I535])" office:value-type="float"/>
          <table:table-cell table:formula="of:=MAX([.$J535])" office:value-type="float"/>
          <table:table-cell table:formula="of:=MAX([.$K535])" office:value-type="float"/>
          <table:table-cell table:formula="of:=MAX([.$L535])" office:value-type="float"/>
          <table:table-cell table:formula="of:=MAX([.$M535])" office:value-type="float"/>
          <table:table-cell table:formula="of:=MAX([.$N535])" office:value-type="float"/>
        </table:table-row>
        <table:table-row table:style-name="ro1">
          <table:table-cell office:value-type="string">
            <text:p>c5315/c5315.lp.7.8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535833.0"/>
          <table:table-cell office:value-type="float" office:value="1.0"/>
          <table:table-cell office:value-type="float" office:value="7.0"/>
          <table:table-cell office:value-type="float" office:value="234110.0"/>
          <table:table-cell office:value-type="float" office:value="818111401.0"/>
          <table:table-cell office:value-type="float" office:value="818111388.0"/>
          <table:table-cell office:value-type="float" office:value="10663.0"/>
          <table:table-cell office:value-type="float" office:value="6011.0"/>
          <table:table-cell office:value-type="float" office:value="0.0"/>
          <table:table-cell office:value-type="float" office:value="0.0"/>
          <table:table-cell table:formula="of:=MIN([.$B536])" office:value-type="float"/>
          <table:table-cell table:formula="of:=MIN([.$C536])" office:value-type="float"/>
          <table:table-cell table:formula="of:=MIN([.$D536])" office:value-type="float"/>
          <table:table-cell table:formula="of:=MIN([.$E536])" office:value-type="float"/>
          <table:table-cell table:formula="of:=MIN([.$F536])" office:value-type="float"/>
          <table:table-cell table:formula="of:=MIN([.$G536])" office:value-type="float"/>
          <table:table-cell table:formula="of:=MIN([.$H536])" office:value-type="float"/>
          <table:table-cell table:formula="of:=MIN([.$I536])" office:value-type="float"/>
          <table:table-cell table:formula="of:=MIN([.$J536])" office:value-type="float"/>
          <table:table-cell table:formula="of:=MIN([.$K536])" office:value-type="float"/>
          <table:table-cell table:formula="of:=MIN([.$L536])" office:value-type="float"/>
          <table:table-cell table:formula="of:=MIN([.$M536])" office:value-type="float"/>
          <table:table-cell table:formula="of:=MIN([.$N536])" office:value-type="float"/>
          <table:table-cell table:formula="of:=MEDIAN([.$B536])" office:value-type="float"/>
          <table:table-cell table:formula="of:=MEDIAN([.$C536])" office:value-type="float"/>
          <table:table-cell table:formula="of:=MEDIAN([.$D536])" office:value-type="float"/>
          <table:table-cell table:formula="of:=MEDIAN([.$E536])" office:value-type="float"/>
          <table:table-cell table:formula="of:=MEDIAN([.$F536])" office:value-type="float"/>
          <table:table-cell table:formula="of:=MEDIAN([.$G536])" office:value-type="float"/>
          <table:table-cell table:formula="of:=MEDIAN([.$H536])" office:value-type="float"/>
          <table:table-cell table:formula="of:=MEDIAN([.$I536])" office:value-type="float"/>
          <table:table-cell table:formula="of:=MEDIAN([.$J536])" office:value-type="float"/>
          <table:table-cell table:formula="of:=MEDIAN([.$K536])" office:value-type="float"/>
          <table:table-cell table:formula="of:=MEDIAN([.$L536])" office:value-type="float"/>
          <table:table-cell table:formula="of:=MEDIAN([.$M536])" office:value-type="float"/>
          <table:table-cell table:formula="of:=MEDIAN([.$N536])" office:value-type="float"/>
          <table:table-cell table:formula="of:=MAX([.$B536])" office:value-type="float"/>
          <table:table-cell table:formula="of:=MAX([.$C536])" office:value-type="float"/>
          <table:table-cell table:formula="of:=MAX([.$D536])" office:value-type="float"/>
          <table:table-cell table:formula="of:=MAX([.$E536])" office:value-type="float"/>
          <table:table-cell table:formula="of:=MAX([.$F536])" office:value-type="float"/>
          <table:table-cell table:formula="of:=MAX([.$G536])" office:value-type="float"/>
          <table:table-cell table:formula="of:=MAX([.$H536])" office:value-type="float"/>
          <table:table-cell table:formula="of:=MAX([.$I536])" office:value-type="float"/>
          <table:table-cell table:formula="of:=MAX([.$J536])" office:value-type="float"/>
          <table:table-cell table:formula="of:=MAX([.$K536])" office:value-type="float"/>
          <table:table-cell table:formula="of:=MAX([.$L536])" office:value-type="float"/>
          <table:table-cell table:formula="of:=MAX([.$M536])" office:value-type="float"/>
          <table:table-cell table:formula="of:=MAX([.$N536])" office:value-type="float"/>
        </table:table-row>
        <table:table-row table:style-name="ro1">
          <table:table-cell office:value-type="string">
            <text:p>c5315/c5315.lp.8.1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773271.0"/>
          <table:table-cell office:value-type="float" office:value="1.0"/>
          <table:table-cell office:value-type="float" office:value="9.0"/>
          <table:table-cell office:value-type="float" office:value="336990.0"/>
          <table:table-cell office:value-type="float" office:value="715840879.0"/>
          <table:table-cell office:value-type="float" office:value="715840878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7])" office:value-type="float"/>
          <table:table-cell table:formula="of:=MIN([.$C537])" office:value-type="float"/>
          <table:table-cell table:formula="of:=MIN([.$D537])" office:value-type="float"/>
          <table:table-cell table:formula="of:=MIN([.$E537])" office:value-type="float"/>
          <table:table-cell table:formula="of:=MIN([.$F537])" office:value-type="float"/>
          <table:table-cell table:formula="of:=MIN([.$G537])" office:value-type="float"/>
          <table:table-cell table:formula="of:=MIN([.$H537])" office:value-type="float"/>
          <table:table-cell table:formula="of:=MIN([.$I537])" office:value-type="float"/>
          <table:table-cell table:formula="of:=MIN([.$J537])" office:value-type="float"/>
          <table:table-cell table:formula="of:=MIN([.$K537])" office:value-type="float"/>
          <table:table-cell table:formula="of:=MIN([.$L537])" office:value-type="float"/>
          <table:table-cell table:formula="of:=MIN([.$M537])" office:value-type="float"/>
          <table:table-cell table:formula="of:=MIN([.$N537])" office:value-type="float"/>
          <table:table-cell table:formula="of:=MEDIAN([.$B537])" office:value-type="float"/>
          <table:table-cell table:formula="of:=MEDIAN([.$C537])" office:value-type="float"/>
          <table:table-cell table:formula="of:=MEDIAN([.$D537])" office:value-type="float"/>
          <table:table-cell table:formula="of:=MEDIAN([.$E537])" office:value-type="float"/>
          <table:table-cell table:formula="of:=MEDIAN([.$F537])" office:value-type="float"/>
          <table:table-cell table:formula="of:=MEDIAN([.$G537])" office:value-type="float"/>
          <table:table-cell table:formula="of:=MEDIAN([.$H537])" office:value-type="float"/>
          <table:table-cell table:formula="of:=MEDIAN([.$I537])" office:value-type="float"/>
          <table:table-cell table:formula="of:=MEDIAN([.$J537])" office:value-type="float"/>
          <table:table-cell table:formula="of:=MEDIAN([.$K537])" office:value-type="float"/>
          <table:table-cell table:formula="of:=MEDIAN([.$L537])" office:value-type="float"/>
          <table:table-cell table:formula="of:=MEDIAN([.$M537])" office:value-type="float"/>
          <table:table-cell table:formula="of:=MEDIAN([.$N537])" office:value-type="float"/>
          <table:table-cell table:formula="of:=MAX([.$B537])" office:value-type="float"/>
          <table:table-cell table:formula="of:=MAX([.$C537])" office:value-type="float"/>
          <table:table-cell table:formula="of:=MAX([.$D537])" office:value-type="float"/>
          <table:table-cell table:formula="of:=MAX([.$E537])" office:value-type="float"/>
          <table:table-cell table:formula="of:=MAX([.$F537])" office:value-type="float"/>
          <table:table-cell table:formula="of:=MAX([.$G537])" office:value-type="float"/>
          <table:table-cell table:formula="of:=MAX([.$H537])" office:value-type="float"/>
          <table:table-cell table:formula="of:=MAX([.$I537])" office:value-type="float"/>
          <table:table-cell table:formula="of:=MAX([.$J537])" office:value-type="float"/>
          <table:table-cell table:formula="of:=MAX([.$K537])" office:value-type="float"/>
          <table:table-cell table:formula="of:=MAX([.$L537])" office:value-type="float"/>
          <table:table-cell table:formula="of:=MAX([.$M537])" office:value-type="float"/>
          <table:table-cell table:formula="of:=MAX([.$N537])" office:value-type="float"/>
        </table:table-row>
        <table:table-row table:style-name="ro1">
          <table:table-cell office:value-type="string">
            <text:p>c5315/c5315.lp.8.2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895239.0"/>
          <table:table-cell office:value-type="float" office:value="1.0"/>
          <table:table-cell office:value-type="float" office:value="11.0"/>
          <table:table-cell office:value-type="float" office:value="457476.0"/>
          <table:table-cell office:value-type="float" office:value="648657250.0"/>
          <table:table-cell office:value-type="float" office:value="648657180.0"/>
          <table:table-cell office:value-type="float" office:value="10651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8])" office:value-type="float"/>
          <table:table-cell table:formula="of:=MIN([.$C538])" office:value-type="float"/>
          <table:table-cell table:formula="of:=MIN([.$D538])" office:value-type="float"/>
          <table:table-cell table:formula="of:=MIN([.$E538])" office:value-type="float"/>
          <table:table-cell table:formula="of:=MIN([.$F538])" office:value-type="float"/>
          <table:table-cell table:formula="of:=MIN([.$G538])" office:value-type="float"/>
          <table:table-cell table:formula="of:=MIN([.$H538])" office:value-type="float"/>
          <table:table-cell table:formula="of:=MIN([.$I538])" office:value-type="float"/>
          <table:table-cell table:formula="of:=MIN([.$J538])" office:value-type="float"/>
          <table:table-cell table:formula="of:=MIN([.$K538])" office:value-type="float"/>
          <table:table-cell table:formula="of:=MIN([.$L538])" office:value-type="float"/>
          <table:table-cell table:formula="of:=MIN([.$M538])" office:value-type="float"/>
          <table:table-cell table:formula="of:=MIN([.$N538])" office:value-type="float"/>
          <table:table-cell table:formula="of:=MEDIAN([.$B538])" office:value-type="float"/>
          <table:table-cell table:formula="of:=MEDIAN([.$C538])" office:value-type="float"/>
          <table:table-cell table:formula="of:=MEDIAN([.$D538])" office:value-type="float"/>
          <table:table-cell table:formula="of:=MEDIAN([.$E538])" office:value-type="float"/>
          <table:table-cell table:formula="of:=MEDIAN([.$F538])" office:value-type="float"/>
          <table:table-cell table:formula="of:=MEDIAN([.$G538])" office:value-type="float"/>
          <table:table-cell table:formula="of:=MEDIAN([.$H538])" office:value-type="float"/>
          <table:table-cell table:formula="of:=MEDIAN([.$I538])" office:value-type="float"/>
          <table:table-cell table:formula="of:=MEDIAN([.$J538])" office:value-type="float"/>
          <table:table-cell table:formula="of:=MEDIAN([.$K538])" office:value-type="float"/>
          <table:table-cell table:formula="of:=MEDIAN([.$L538])" office:value-type="float"/>
          <table:table-cell table:formula="of:=MEDIAN([.$M538])" office:value-type="float"/>
          <table:table-cell table:formula="of:=MEDIAN([.$N538])" office:value-type="float"/>
          <table:table-cell table:formula="of:=MAX([.$B538])" office:value-type="float"/>
          <table:table-cell table:formula="of:=MAX([.$C538])" office:value-type="float"/>
          <table:table-cell table:formula="of:=MAX([.$D538])" office:value-type="float"/>
          <table:table-cell table:formula="of:=MAX([.$E538])" office:value-type="float"/>
          <table:table-cell table:formula="of:=MAX([.$F538])" office:value-type="float"/>
          <table:table-cell table:formula="of:=MAX([.$G538])" office:value-type="float"/>
          <table:table-cell table:formula="of:=MAX([.$H538])" office:value-type="float"/>
          <table:table-cell table:formula="of:=MAX([.$I538])" office:value-type="float"/>
          <table:table-cell table:formula="of:=MAX([.$J538])" office:value-type="float"/>
          <table:table-cell table:formula="of:=MAX([.$K538])" office:value-type="float"/>
          <table:table-cell table:formula="of:=MAX([.$L538])" office:value-type="float"/>
          <table:table-cell table:formula="of:=MAX([.$M538])" office:value-type="float"/>
          <table:table-cell table:formula="of:=MAX([.$N538])" office:value-type="float"/>
        </table:table-row>
        <table:table-row table:style-name="ro1">
          <table:table-cell office:value-type="string">
            <text:p>c5315/c5315.lp.8.3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861812.0"/>
          <table:table-cell office:value-type="float" office:value="1.0"/>
          <table:table-cell office:value-type="float" office:value="8.0"/>
          <table:table-cell office:value-type="float" office:value="245608.0"/>
          <table:table-cell office:value-type="float" office:value="711982661.0"/>
          <table:table-cell office:value-type="float" office:value="711982660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9])" office:value-type="float"/>
          <table:table-cell table:formula="of:=MIN([.$C539])" office:value-type="float"/>
          <table:table-cell table:formula="of:=MIN([.$D539])" office:value-type="float"/>
          <table:table-cell table:formula="of:=MIN([.$E539])" office:value-type="float"/>
          <table:table-cell table:formula="of:=MIN([.$F539])" office:value-type="float"/>
          <table:table-cell table:formula="of:=MIN([.$G539])" office:value-type="float"/>
          <table:table-cell table:formula="of:=MIN([.$H539])" office:value-type="float"/>
          <table:table-cell table:formula="of:=MIN([.$I539])" office:value-type="float"/>
          <table:table-cell table:formula="of:=MIN([.$J539])" office:value-type="float"/>
          <table:table-cell table:formula="of:=MIN([.$K539])" office:value-type="float"/>
          <table:table-cell table:formula="of:=MIN([.$L539])" office:value-type="float"/>
          <table:table-cell table:formula="of:=MIN([.$M539])" office:value-type="float"/>
          <table:table-cell table:formula="of:=MIN([.$N539])" office:value-type="float"/>
          <table:table-cell table:formula="of:=MEDIAN([.$B539])" office:value-type="float"/>
          <table:table-cell table:formula="of:=MEDIAN([.$C539])" office:value-type="float"/>
          <table:table-cell table:formula="of:=MEDIAN([.$D539])" office:value-type="float"/>
          <table:table-cell table:formula="of:=MEDIAN([.$E539])" office:value-type="float"/>
          <table:table-cell table:formula="of:=MEDIAN([.$F539])" office:value-type="float"/>
          <table:table-cell table:formula="of:=MEDIAN([.$G539])" office:value-type="float"/>
          <table:table-cell table:formula="of:=MEDIAN([.$H539])" office:value-type="float"/>
          <table:table-cell table:formula="of:=MEDIAN([.$I539])" office:value-type="float"/>
          <table:table-cell table:formula="of:=MEDIAN([.$J539])" office:value-type="float"/>
          <table:table-cell table:formula="of:=MEDIAN([.$K539])" office:value-type="float"/>
          <table:table-cell table:formula="of:=MEDIAN([.$L539])" office:value-type="float"/>
          <table:table-cell table:formula="of:=MEDIAN([.$M539])" office:value-type="float"/>
          <table:table-cell table:formula="of:=MEDIAN([.$N539])" office:value-type="float"/>
          <table:table-cell table:formula="of:=MAX([.$B539])" office:value-type="float"/>
          <table:table-cell table:formula="of:=MAX([.$C539])" office:value-type="float"/>
          <table:table-cell table:formula="of:=MAX([.$D539])" office:value-type="float"/>
          <table:table-cell table:formula="of:=MAX([.$E539])" office:value-type="float"/>
          <table:table-cell table:formula="of:=MAX([.$F539])" office:value-type="float"/>
          <table:table-cell table:formula="of:=MAX([.$G539])" office:value-type="float"/>
          <table:table-cell table:formula="of:=MAX([.$H539])" office:value-type="float"/>
          <table:table-cell table:formula="of:=MAX([.$I539])" office:value-type="float"/>
          <table:table-cell table:formula="of:=MAX([.$J539])" office:value-type="float"/>
          <table:table-cell table:formula="of:=MAX([.$K539])" office:value-type="float"/>
          <table:table-cell table:formula="of:=MAX([.$L539])" office:value-type="float"/>
          <table:table-cell table:formula="of:=MAX([.$M539])" office:value-type="float"/>
          <table:table-cell table:formula="of:=MAX([.$N539])" office:value-type="float"/>
        </table:table-row>
        <table:table-row table:style-name="ro1">
          <table:table-cell office:value-type="string">
            <text:p>c5315/c5315.lp.8.4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881962.0"/>
          <table:table-cell office:value-type="float" office:value="1.0"/>
          <table:table-cell office:value-type="float" office:value="13.0"/>
          <table:table-cell office:value-type="float" office:value="495698.0"/>
          <table:table-cell office:value-type="float" office:value="651489591.0"/>
          <table:table-cell office:value-type="float" office:value="651489274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0])" office:value-type="float"/>
          <table:table-cell table:formula="of:=MIN([.$C540])" office:value-type="float"/>
          <table:table-cell table:formula="of:=MIN([.$D540])" office:value-type="float"/>
          <table:table-cell table:formula="of:=MIN([.$E540])" office:value-type="float"/>
          <table:table-cell table:formula="of:=MIN([.$F540])" office:value-type="float"/>
          <table:table-cell table:formula="of:=MIN([.$G540])" office:value-type="float"/>
          <table:table-cell table:formula="of:=MIN([.$H540])" office:value-type="float"/>
          <table:table-cell table:formula="of:=MIN([.$I540])" office:value-type="float"/>
          <table:table-cell table:formula="of:=MIN([.$J540])" office:value-type="float"/>
          <table:table-cell table:formula="of:=MIN([.$K540])" office:value-type="float"/>
          <table:table-cell table:formula="of:=MIN([.$L540])" office:value-type="float"/>
          <table:table-cell table:formula="of:=MIN([.$M540])" office:value-type="float"/>
          <table:table-cell table:formula="of:=MIN([.$N540])" office:value-type="float"/>
          <table:table-cell table:formula="of:=MEDIAN([.$B540])" office:value-type="float"/>
          <table:table-cell table:formula="of:=MEDIAN([.$C540])" office:value-type="float"/>
          <table:table-cell table:formula="of:=MEDIAN([.$D540])" office:value-type="float"/>
          <table:table-cell table:formula="of:=MEDIAN([.$E540])" office:value-type="float"/>
          <table:table-cell table:formula="of:=MEDIAN([.$F540])" office:value-type="float"/>
          <table:table-cell table:formula="of:=MEDIAN([.$G540])" office:value-type="float"/>
          <table:table-cell table:formula="of:=MEDIAN([.$H540])" office:value-type="float"/>
          <table:table-cell table:formula="of:=MEDIAN([.$I540])" office:value-type="float"/>
          <table:table-cell table:formula="of:=MEDIAN([.$J540])" office:value-type="float"/>
          <table:table-cell table:formula="of:=MEDIAN([.$K540])" office:value-type="float"/>
          <table:table-cell table:formula="of:=MEDIAN([.$L540])" office:value-type="float"/>
          <table:table-cell table:formula="of:=MEDIAN([.$M540])" office:value-type="float"/>
          <table:table-cell table:formula="of:=MEDIAN([.$N540])" office:value-type="float"/>
          <table:table-cell table:formula="of:=MAX([.$B540])" office:value-type="float"/>
          <table:table-cell table:formula="of:=MAX([.$C540])" office:value-type="float"/>
          <table:table-cell table:formula="of:=MAX([.$D540])" office:value-type="float"/>
          <table:table-cell table:formula="of:=MAX([.$E540])" office:value-type="float"/>
          <table:table-cell table:formula="of:=MAX([.$F540])" office:value-type="float"/>
          <table:table-cell table:formula="of:=MAX([.$G540])" office:value-type="float"/>
          <table:table-cell table:formula="of:=MAX([.$H540])" office:value-type="float"/>
          <table:table-cell table:formula="of:=MAX([.$I540])" office:value-type="float"/>
          <table:table-cell table:formula="of:=MAX([.$J540])" office:value-type="float"/>
          <table:table-cell table:formula="of:=MAX([.$K540])" office:value-type="float"/>
          <table:table-cell table:formula="of:=MAX([.$L540])" office:value-type="float"/>
          <table:table-cell table:formula="of:=MAX([.$M540])" office:value-type="float"/>
          <table:table-cell table:formula="of:=MAX([.$N540])" office:value-type="float"/>
        </table:table-row>
        <table:table-row table:style-name="ro1">
          <table:table-cell office:value-type="string">
            <text:p>c5315/c5315.lp.8.5</text:p>
          </table:table-cell>
          <table:table-cell office:value-type="float" office:value="600.0"/>
          <table:table-cell office:value-type="float" office:value="600.028"/>
          <table:table-cell office:value-type="float" office:value="599.99"/>
          <table:table-cell office:value-type="float" office:value="729579.0"/>
          <table:table-cell office:value-type="float" office:value="1.0"/>
          <table:table-cell office:value-type="float" office:value="10.0"/>
          <table:table-cell office:value-type="float" office:value="313346.0"/>
          <table:table-cell office:value-type="float" office:value="624935244.0"/>
          <table:table-cell office:value-type="float" office:value="624935198.0"/>
          <table:table-cell office:value-type="float" office:value="10653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1])" office:value-type="float"/>
          <table:table-cell table:formula="of:=MIN([.$C541])" office:value-type="float"/>
          <table:table-cell table:formula="of:=MIN([.$D541])" office:value-type="float"/>
          <table:table-cell table:formula="of:=MIN([.$E541])" office:value-type="float"/>
          <table:table-cell table:formula="of:=MIN([.$F541])" office:value-type="float"/>
          <table:table-cell table:formula="of:=MIN([.$G541])" office:value-type="float"/>
          <table:table-cell table:formula="of:=MIN([.$H541])" office:value-type="float"/>
          <table:table-cell table:formula="of:=MIN([.$I541])" office:value-type="float"/>
          <table:table-cell table:formula="of:=MIN([.$J541])" office:value-type="float"/>
          <table:table-cell table:formula="of:=MIN([.$K541])" office:value-type="float"/>
          <table:table-cell table:formula="of:=MIN([.$L541])" office:value-type="float"/>
          <table:table-cell table:formula="of:=MIN([.$M541])" office:value-type="float"/>
          <table:table-cell table:formula="of:=MIN([.$N541])" office:value-type="float"/>
          <table:table-cell table:formula="of:=MEDIAN([.$B541])" office:value-type="float"/>
          <table:table-cell table:formula="of:=MEDIAN([.$C541])" office:value-type="float"/>
          <table:table-cell table:formula="of:=MEDIAN([.$D541])" office:value-type="float"/>
          <table:table-cell table:formula="of:=MEDIAN([.$E541])" office:value-type="float"/>
          <table:table-cell table:formula="of:=MEDIAN([.$F541])" office:value-type="float"/>
          <table:table-cell table:formula="of:=MEDIAN([.$G541])" office:value-type="float"/>
          <table:table-cell table:formula="of:=MEDIAN([.$H541])" office:value-type="float"/>
          <table:table-cell table:formula="of:=MEDIAN([.$I541])" office:value-type="float"/>
          <table:table-cell table:formula="of:=MEDIAN([.$J541])" office:value-type="float"/>
          <table:table-cell table:formula="of:=MEDIAN([.$K541])" office:value-type="float"/>
          <table:table-cell table:formula="of:=MEDIAN([.$L541])" office:value-type="float"/>
          <table:table-cell table:formula="of:=MEDIAN([.$M541])" office:value-type="float"/>
          <table:table-cell table:formula="of:=MEDIAN([.$N541])" office:value-type="float"/>
          <table:table-cell table:formula="of:=MAX([.$B541])" office:value-type="float"/>
          <table:table-cell table:formula="of:=MAX([.$C541])" office:value-type="float"/>
          <table:table-cell table:formula="of:=MAX([.$D541])" office:value-type="float"/>
          <table:table-cell table:formula="of:=MAX([.$E541])" office:value-type="float"/>
          <table:table-cell table:formula="of:=MAX([.$F541])" office:value-type="float"/>
          <table:table-cell table:formula="of:=MAX([.$G541])" office:value-type="float"/>
          <table:table-cell table:formula="of:=MAX([.$H541])" office:value-type="float"/>
          <table:table-cell table:formula="of:=MAX([.$I541])" office:value-type="float"/>
          <table:table-cell table:formula="of:=MAX([.$J541])" office:value-type="float"/>
          <table:table-cell table:formula="of:=MAX([.$K541])" office:value-type="float"/>
          <table:table-cell table:formula="of:=MAX([.$L541])" office:value-type="float"/>
          <table:table-cell table:formula="of:=MAX([.$M541])" office:value-type="float"/>
          <table:table-cell table:formula="of:=MAX([.$N541])" office:value-type="float"/>
        </table:table-row>
        <table:table-row table:style-name="ro1">
          <table:table-cell office:value-type="string">
            <text:p>c5315/c5315.lp.8.6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774412.0"/>
          <table:table-cell office:value-type="float" office:value="1.0"/>
          <table:table-cell office:value-type="float" office:value="0.0"/>
          <table:table-cell office:value-type="float" office:value="111005.0"/>
          <table:table-cell office:value-type="float" office:value="285757775.0"/>
          <table:table-cell office:value-type="float" office:value="285757775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2])" office:value-type="float"/>
          <table:table-cell table:formula="of:=MIN([.$C542])" office:value-type="float"/>
          <table:table-cell table:formula="of:=MIN([.$D542])" office:value-type="float"/>
          <table:table-cell table:formula="of:=MIN([.$E542])" office:value-type="float"/>
          <table:table-cell table:formula="of:=MIN([.$F542])" office:value-type="float"/>
          <table:table-cell table:formula="of:=MIN([.$G542])" office:value-type="float"/>
          <table:table-cell table:formula="of:=MIN([.$H542])" office:value-type="float"/>
          <table:table-cell table:formula="of:=MIN([.$I542])" office:value-type="float"/>
          <table:table-cell table:formula="of:=MIN([.$J542])" office:value-type="float"/>
          <table:table-cell table:formula="of:=MIN([.$K542])" office:value-type="float"/>
          <table:table-cell table:formula="of:=MIN([.$L542])" office:value-type="float"/>
          <table:table-cell table:formula="of:=MIN([.$M542])" office:value-type="float"/>
          <table:table-cell table:formula="of:=MIN([.$N542])" office:value-type="float"/>
          <table:table-cell table:formula="of:=MEDIAN([.$B542])" office:value-type="float"/>
          <table:table-cell table:formula="of:=MEDIAN([.$C542])" office:value-type="float"/>
          <table:table-cell table:formula="of:=MEDIAN([.$D542])" office:value-type="float"/>
          <table:table-cell table:formula="of:=MEDIAN([.$E542])" office:value-type="float"/>
          <table:table-cell table:formula="of:=MEDIAN([.$F542])" office:value-type="float"/>
          <table:table-cell table:formula="of:=MEDIAN([.$G542])" office:value-type="float"/>
          <table:table-cell table:formula="of:=MEDIAN([.$H542])" office:value-type="float"/>
          <table:table-cell table:formula="of:=MEDIAN([.$I542])" office:value-type="float"/>
          <table:table-cell table:formula="of:=MEDIAN([.$J542])" office:value-type="float"/>
          <table:table-cell table:formula="of:=MEDIAN([.$K542])" office:value-type="float"/>
          <table:table-cell table:formula="of:=MEDIAN([.$L542])" office:value-type="float"/>
          <table:table-cell table:formula="of:=MEDIAN([.$M542])" office:value-type="float"/>
          <table:table-cell table:formula="of:=MEDIAN([.$N542])" office:value-type="float"/>
          <table:table-cell table:formula="of:=MAX([.$B542])" office:value-type="float"/>
          <table:table-cell table:formula="of:=MAX([.$C542])" office:value-type="float"/>
          <table:table-cell table:formula="of:=MAX([.$D542])" office:value-type="float"/>
          <table:table-cell table:formula="of:=MAX([.$E542])" office:value-type="float"/>
          <table:table-cell table:formula="of:=MAX([.$F542])" office:value-type="float"/>
          <table:table-cell table:formula="of:=MAX([.$G542])" office:value-type="float"/>
          <table:table-cell table:formula="of:=MAX([.$H542])" office:value-type="float"/>
          <table:table-cell table:formula="of:=MAX([.$I542])" office:value-type="float"/>
          <table:table-cell table:formula="of:=MAX([.$J542])" office:value-type="float"/>
          <table:table-cell table:formula="of:=MAX([.$K542])" office:value-type="float"/>
          <table:table-cell table:formula="of:=MAX([.$L542])" office:value-type="float"/>
          <table:table-cell table:formula="of:=MAX([.$M542])" office:value-type="float"/>
          <table:table-cell table:formula="of:=MAX([.$N542])" office:value-type="float"/>
        </table:table-row>
        <table:table-row table:style-name="ro1">
          <table:table-cell office:value-type="string">
            <text:p>c5315/c5315.lp.8.7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794631.0"/>
          <table:table-cell office:value-type="float" office:value="1.0"/>
          <table:table-cell office:value-type="float" office:value="0.0"/>
          <table:table-cell office:value-type="float" office:value="116180.0"/>
          <table:table-cell office:value-type="float" office:value="288017223.0"/>
          <table:table-cell office:value-type="float" office:value="288017223.0"/>
          <table:table-cell office:value-type="float" office:value="10649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3])" office:value-type="float"/>
          <table:table-cell table:formula="of:=MIN([.$C543])" office:value-type="float"/>
          <table:table-cell table:formula="of:=MIN([.$D543])" office:value-type="float"/>
          <table:table-cell table:formula="of:=MIN([.$E543])" office:value-type="float"/>
          <table:table-cell table:formula="of:=MIN([.$F543])" office:value-type="float"/>
          <table:table-cell table:formula="of:=MIN([.$G543])" office:value-type="float"/>
          <table:table-cell table:formula="of:=MIN([.$H543])" office:value-type="float"/>
          <table:table-cell table:formula="of:=MIN([.$I543])" office:value-type="float"/>
          <table:table-cell table:formula="of:=MIN([.$J543])" office:value-type="float"/>
          <table:table-cell table:formula="of:=MIN([.$K543])" office:value-type="float"/>
          <table:table-cell table:formula="of:=MIN([.$L543])" office:value-type="float"/>
          <table:table-cell table:formula="of:=MIN([.$M543])" office:value-type="float"/>
          <table:table-cell table:formula="of:=MIN([.$N543])" office:value-type="float"/>
          <table:table-cell table:formula="of:=MEDIAN([.$B543])" office:value-type="float"/>
          <table:table-cell table:formula="of:=MEDIAN([.$C543])" office:value-type="float"/>
          <table:table-cell table:formula="of:=MEDIAN([.$D543])" office:value-type="float"/>
          <table:table-cell table:formula="of:=MEDIAN([.$E543])" office:value-type="float"/>
          <table:table-cell table:formula="of:=MEDIAN([.$F543])" office:value-type="float"/>
          <table:table-cell table:formula="of:=MEDIAN([.$G543])" office:value-type="float"/>
          <table:table-cell table:formula="of:=MEDIAN([.$H543])" office:value-type="float"/>
          <table:table-cell table:formula="of:=MEDIAN([.$I543])" office:value-type="float"/>
          <table:table-cell table:formula="of:=MEDIAN([.$J543])" office:value-type="float"/>
          <table:table-cell table:formula="of:=MEDIAN([.$K543])" office:value-type="float"/>
          <table:table-cell table:formula="of:=MEDIAN([.$L543])" office:value-type="float"/>
          <table:table-cell table:formula="of:=MEDIAN([.$M543])" office:value-type="float"/>
          <table:table-cell table:formula="of:=MEDIAN([.$N543])" office:value-type="float"/>
          <table:table-cell table:formula="of:=MAX([.$B543])" office:value-type="float"/>
          <table:table-cell table:formula="of:=MAX([.$C543])" office:value-type="float"/>
          <table:table-cell table:formula="of:=MAX([.$D543])" office:value-type="float"/>
          <table:table-cell table:formula="of:=MAX([.$E543])" office:value-type="float"/>
          <table:table-cell table:formula="of:=MAX([.$F543])" office:value-type="float"/>
          <table:table-cell table:formula="of:=MAX([.$G543])" office:value-type="float"/>
          <table:table-cell table:formula="of:=MAX([.$H543])" office:value-type="float"/>
          <table:table-cell table:formula="of:=MAX([.$I543])" office:value-type="float"/>
          <table:table-cell table:formula="of:=MAX([.$J543])" office:value-type="float"/>
          <table:table-cell table:formula="of:=MAX([.$K543])" office:value-type="float"/>
          <table:table-cell table:formula="of:=MAX([.$L543])" office:value-type="float"/>
          <table:table-cell table:formula="of:=MAX([.$M543])" office:value-type="float"/>
          <table:table-cell table:formula="of:=MAX([.$N543])" office:value-type="float"/>
        </table:table-row>
        <table:table-row table:style-name="ro1">
          <table:table-cell office:value-type="string">
            <text:p>c5315/c5315.lp.8.8</text:p>
          </table:table-cell>
          <table:table-cell office:value-type="float" office:value="600.0"/>
          <table:table-cell office:value-type="float" office:value="600.028"/>
          <table:table-cell office:value-type="float" office:value="599.98"/>
          <table:table-cell office:value-type="float" office:value="785580.0"/>
          <table:table-cell office:value-type="float" office:value="1.0"/>
          <table:table-cell office:value-type="float" office:value="0.0"/>
          <table:table-cell office:value-type="float" office:value="115155.0"/>
          <table:table-cell office:value-type="float" office:value="284759459.0"/>
          <table:table-cell office:value-type="float" office:value="284759459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4])" office:value-type="float"/>
          <table:table-cell table:formula="of:=MIN([.$C544])" office:value-type="float"/>
          <table:table-cell table:formula="of:=MIN([.$D544])" office:value-type="float"/>
          <table:table-cell table:formula="of:=MIN([.$E544])" office:value-type="float"/>
          <table:table-cell table:formula="of:=MIN([.$F544])" office:value-type="float"/>
          <table:table-cell table:formula="of:=MIN([.$G544])" office:value-type="float"/>
          <table:table-cell table:formula="of:=MIN([.$H544])" office:value-type="float"/>
          <table:table-cell table:formula="of:=MIN([.$I544])" office:value-type="float"/>
          <table:table-cell table:formula="of:=MIN([.$J544])" office:value-type="float"/>
          <table:table-cell table:formula="of:=MIN([.$K544])" office:value-type="float"/>
          <table:table-cell table:formula="of:=MIN([.$L544])" office:value-type="float"/>
          <table:table-cell table:formula="of:=MIN([.$M544])" office:value-type="float"/>
          <table:table-cell table:formula="of:=MIN([.$N544])" office:value-type="float"/>
          <table:table-cell table:formula="of:=MEDIAN([.$B544])" office:value-type="float"/>
          <table:table-cell table:formula="of:=MEDIAN([.$C544])" office:value-type="float"/>
          <table:table-cell table:formula="of:=MEDIAN([.$D544])" office:value-type="float"/>
          <table:table-cell table:formula="of:=MEDIAN([.$E544])" office:value-type="float"/>
          <table:table-cell table:formula="of:=MEDIAN([.$F544])" office:value-type="float"/>
          <table:table-cell table:formula="of:=MEDIAN([.$G544])" office:value-type="float"/>
          <table:table-cell table:formula="of:=MEDIAN([.$H544])" office:value-type="float"/>
          <table:table-cell table:formula="of:=MEDIAN([.$I544])" office:value-type="float"/>
          <table:table-cell table:formula="of:=MEDIAN([.$J544])" office:value-type="float"/>
          <table:table-cell table:formula="of:=MEDIAN([.$K544])" office:value-type="float"/>
          <table:table-cell table:formula="of:=MEDIAN([.$L544])" office:value-type="float"/>
          <table:table-cell table:formula="of:=MEDIAN([.$M544])" office:value-type="float"/>
          <table:table-cell table:formula="of:=MEDIAN([.$N544])" office:value-type="float"/>
          <table:table-cell table:formula="of:=MAX([.$B544])" office:value-type="float"/>
          <table:table-cell table:formula="of:=MAX([.$C544])" office:value-type="float"/>
          <table:table-cell table:formula="of:=MAX([.$D544])" office:value-type="float"/>
          <table:table-cell table:formula="of:=MAX([.$E544])" office:value-type="float"/>
          <table:table-cell table:formula="of:=MAX([.$F544])" office:value-type="float"/>
          <table:table-cell table:formula="of:=MAX([.$G544])" office:value-type="float"/>
          <table:table-cell table:formula="of:=MAX([.$H544])" office:value-type="float"/>
          <table:table-cell table:formula="of:=MAX([.$I544])" office:value-type="float"/>
          <table:table-cell table:formula="of:=MAX([.$J544])" office:value-type="float"/>
          <table:table-cell table:formula="of:=MAX([.$K544])" office:value-type="float"/>
          <table:table-cell table:formula="of:=MAX([.$L544])" office:value-type="float"/>
          <table:table-cell table:formula="of:=MAX([.$M544])" office:value-type="float"/>
          <table:table-cell table:formula="of:=MAX([.$N544])" office:value-type="float"/>
        </table:table-row>
        <table:table-row table:style-name="ro1">
          <table:table-cell office:value-type="string">
            <text:p>c5315/c5315.lp.9.1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633701.0"/>
          <table:table-cell office:value-type="float" office:value="1.0"/>
          <table:table-cell office:value-type="float" office:value="11.0"/>
          <table:table-cell office:value-type="float" office:value="426854.0"/>
          <table:table-cell office:value-type="float" office:value="680118489.0"/>
          <table:table-cell office:value-type="float" office:value="680118471.0"/>
          <table:table-cell office:value-type="float" office:value="10640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5])" office:value-type="float"/>
          <table:table-cell table:formula="of:=MIN([.$C545])" office:value-type="float"/>
          <table:table-cell table:formula="of:=MIN([.$D545])" office:value-type="float"/>
          <table:table-cell table:formula="of:=MIN([.$E545])" office:value-type="float"/>
          <table:table-cell table:formula="of:=MIN([.$F545])" office:value-type="float"/>
          <table:table-cell table:formula="of:=MIN([.$G545])" office:value-type="float"/>
          <table:table-cell table:formula="of:=MIN([.$H545])" office:value-type="float"/>
          <table:table-cell table:formula="of:=MIN([.$I545])" office:value-type="float"/>
          <table:table-cell table:formula="of:=MIN([.$J545])" office:value-type="float"/>
          <table:table-cell table:formula="of:=MIN([.$K545])" office:value-type="float"/>
          <table:table-cell table:formula="of:=MIN([.$L545])" office:value-type="float"/>
          <table:table-cell table:formula="of:=MIN([.$M545])" office:value-type="float"/>
          <table:table-cell table:formula="of:=MIN([.$N545])" office:value-type="float"/>
          <table:table-cell table:formula="of:=MEDIAN([.$B545])" office:value-type="float"/>
          <table:table-cell table:formula="of:=MEDIAN([.$C545])" office:value-type="float"/>
          <table:table-cell table:formula="of:=MEDIAN([.$D545])" office:value-type="float"/>
          <table:table-cell table:formula="of:=MEDIAN([.$E545])" office:value-type="float"/>
          <table:table-cell table:formula="of:=MEDIAN([.$F545])" office:value-type="float"/>
          <table:table-cell table:formula="of:=MEDIAN([.$G545])" office:value-type="float"/>
          <table:table-cell table:formula="of:=MEDIAN([.$H545])" office:value-type="float"/>
          <table:table-cell table:formula="of:=MEDIAN([.$I545])" office:value-type="float"/>
          <table:table-cell table:formula="of:=MEDIAN([.$J545])" office:value-type="float"/>
          <table:table-cell table:formula="of:=MEDIAN([.$K545])" office:value-type="float"/>
          <table:table-cell table:formula="of:=MEDIAN([.$L545])" office:value-type="float"/>
          <table:table-cell table:formula="of:=MEDIAN([.$M545])" office:value-type="float"/>
          <table:table-cell table:formula="of:=MEDIAN([.$N545])" office:value-type="float"/>
          <table:table-cell table:formula="of:=MAX([.$B545])" office:value-type="float"/>
          <table:table-cell table:formula="of:=MAX([.$C545])" office:value-type="float"/>
          <table:table-cell table:formula="of:=MAX([.$D545])" office:value-type="float"/>
          <table:table-cell table:formula="of:=MAX([.$E545])" office:value-type="float"/>
          <table:table-cell table:formula="of:=MAX([.$F545])" office:value-type="float"/>
          <table:table-cell table:formula="of:=MAX([.$G545])" office:value-type="float"/>
          <table:table-cell table:formula="of:=MAX([.$H545])" office:value-type="float"/>
          <table:table-cell table:formula="of:=MAX([.$I545])" office:value-type="float"/>
          <table:table-cell table:formula="of:=MAX([.$J545])" office:value-type="float"/>
          <table:table-cell table:formula="of:=MAX([.$K545])" office:value-type="float"/>
          <table:table-cell table:formula="of:=MAX([.$L545])" office:value-type="float"/>
          <table:table-cell table:formula="of:=MAX([.$M545])" office:value-type="float"/>
          <table:table-cell table:formula="of:=MAX([.$N545])" office:value-type="float"/>
        </table:table-row>
        <table:table-row table:style-name="ro1">
          <table:table-cell office:value-type="string">
            <text:p>c5315/c5315.lp.9.2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619795.0"/>
          <table:table-cell office:value-type="float" office:value="1.0"/>
          <table:table-cell office:value-type="float" office:value="7.0"/>
          <table:table-cell office:value-type="float" office:value="215960.0"/>
          <table:table-cell office:value-type="float" office:value="749537193.0"/>
          <table:table-cell office:value-type="float" office:value="749537182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6])" office:value-type="float"/>
          <table:table-cell table:formula="of:=MIN([.$C546])" office:value-type="float"/>
          <table:table-cell table:formula="of:=MIN([.$D546])" office:value-type="float"/>
          <table:table-cell table:formula="of:=MIN([.$E546])" office:value-type="float"/>
          <table:table-cell table:formula="of:=MIN([.$F546])" office:value-type="float"/>
          <table:table-cell table:formula="of:=MIN([.$G546])" office:value-type="float"/>
          <table:table-cell table:formula="of:=MIN([.$H546])" office:value-type="float"/>
          <table:table-cell table:formula="of:=MIN([.$I546])" office:value-type="float"/>
          <table:table-cell table:formula="of:=MIN([.$J546])" office:value-type="float"/>
          <table:table-cell table:formula="of:=MIN([.$K546])" office:value-type="float"/>
          <table:table-cell table:formula="of:=MIN([.$L546])" office:value-type="float"/>
          <table:table-cell table:formula="of:=MIN([.$M546])" office:value-type="float"/>
          <table:table-cell table:formula="of:=MIN([.$N546])" office:value-type="float"/>
          <table:table-cell table:formula="of:=MEDIAN([.$B546])" office:value-type="float"/>
          <table:table-cell table:formula="of:=MEDIAN([.$C546])" office:value-type="float"/>
          <table:table-cell table:formula="of:=MEDIAN([.$D546])" office:value-type="float"/>
          <table:table-cell table:formula="of:=MEDIAN([.$E546])" office:value-type="float"/>
          <table:table-cell table:formula="of:=MEDIAN([.$F546])" office:value-type="float"/>
          <table:table-cell table:formula="of:=MEDIAN([.$G546])" office:value-type="float"/>
          <table:table-cell table:formula="of:=MEDIAN([.$H546])" office:value-type="float"/>
          <table:table-cell table:formula="of:=MEDIAN([.$I546])" office:value-type="float"/>
          <table:table-cell table:formula="of:=MEDIAN([.$J546])" office:value-type="float"/>
          <table:table-cell table:formula="of:=MEDIAN([.$K546])" office:value-type="float"/>
          <table:table-cell table:formula="of:=MEDIAN([.$L546])" office:value-type="float"/>
          <table:table-cell table:formula="of:=MEDIAN([.$M546])" office:value-type="float"/>
          <table:table-cell table:formula="of:=MEDIAN([.$N546])" office:value-type="float"/>
          <table:table-cell table:formula="of:=MAX([.$B546])" office:value-type="float"/>
          <table:table-cell table:formula="of:=MAX([.$C546])" office:value-type="float"/>
          <table:table-cell table:formula="of:=MAX([.$D546])" office:value-type="float"/>
          <table:table-cell table:formula="of:=MAX([.$E546])" office:value-type="float"/>
          <table:table-cell table:formula="of:=MAX([.$F546])" office:value-type="float"/>
          <table:table-cell table:formula="of:=MAX([.$G546])" office:value-type="float"/>
          <table:table-cell table:formula="of:=MAX([.$H546])" office:value-type="float"/>
          <table:table-cell table:formula="of:=MAX([.$I546])" office:value-type="float"/>
          <table:table-cell table:formula="of:=MAX([.$J546])" office:value-type="float"/>
          <table:table-cell table:formula="of:=MAX([.$K546])" office:value-type="float"/>
          <table:table-cell table:formula="of:=MAX([.$L546])" office:value-type="float"/>
          <table:table-cell table:formula="of:=MAX([.$M546])" office:value-type="float"/>
          <table:table-cell table:formula="of:=MAX([.$N546])" office:value-type="float"/>
        </table:table-row>
        <table:table-row table:style-name="ro1">
          <table:table-cell office:value-type="string">
            <text:p>c5315/c5315.lp.9.3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540895.0"/>
          <table:table-cell office:value-type="float" office:value="1.0"/>
          <table:table-cell office:value-type="float" office:value="12.0"/>
          <table:table-cell office:value-type="float" office:value="447701.0"/>
          <table:table-cell office:value-type="float" office:value="644946685.0"/>
          <table:table-cell office:value-type="float" office:value="644946450.0"/>
          <table:table-cell office:value-type="float" office:value="10644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47])" office:value-type="float"/>
          <table:table-cell table:formula="of:=MIN([.$C547])" office:value-type="float"/>
          <table:table-cell table:formula="of:=MIN([.$D547])" office:value-type="float"/>
          <table:table-cell table:formula="of:=MIN([.$E547])" office:value-type="float"/>
          <table:table-cell table:formula="of:=MIN([.$F547])" office:value-type="float"/>
          <table:table-cell table:formula="of:=MIN([.$G547])" office:value-type="float"/>
          <table:table-cell table:formula="of:=MIN([.$H547])" office:value-type="float"/>
          <table:table-cell table:formula="of:=MIN([.$I547])" office:value-type="float"/>
          <table:table-cell table:formula="of:=MIN([.$J547])" office:value-type="float"/>
          <table:table-cell table:formula="of:=MIN([.$K547])" office:value-type="float"/>
          <table:table-cell table:formula="of:=MIN([.$L547])" office:value-type="float"/>
          <table:table-cell table:formula="of:=MIN([.$M547])" office:value-type="float"/>
          <table:table-cell table:formula="of:=MIN([.$N547])" office:value-type="float"/>
          <table:table-cell table:formula="of:=MEDIAN([.$B547])" office:value-type="float"/>
          <table:table-cell table:formula="of:=MEDIAN([.$C547])" office:value-type="float"/>
          <table:table-cell table:formula="of:=MEDIAN([.$D547])" office:value-type="float"/>
          <table:table-cell table:formula="of:=MEDIAN([.$E547])" office:value-type="float"/>
          <table:table-cell table:formula="of:=MEDIAN([.$F547])" office:value-type="float"/>
          <table:table-cell table:formula="of:=MEDIAN([.$G547])" office:value-type="float"/>
          <table:table-cell table:formula="of:=MEDIAN([.$H547])" office:value-type="float"/>
          <table:table-cell table:formula="of:=MEDIAN([.$I547])" office:value-type="float"/>
          <table:table-cell table:formula="of:=MEDIAN([.$J547])" office:value-type="float"/>
          <table:table-cell table:formula="of:=MEDIAN([.$K547])" office:value-type="float"/>
          <table:table-cell table:formula="of:=MEDIAN([.$L547])" office:value-type="float"/>
          <table:table-cell table:formula="of:=MEDIAN([.$M547])" office:value-type="float"/>
          <table:table-cell table:formula="of:=MEDIAN([.$N547])" office:value-type="float"/>
          <table:table-cell table:formula="of:=MAX([.$B547])" office:value-type="float"/>
          <table:table-cell table:formula="of:=MAX([.$C547])" office:value-type="float"/>
          <table:table-cell table:formula="of:=MAX([.$D547])" office:value-type="float"/>
          <table:table-cell table:formula="of:=MAX([.$E547])" office:value-type="float"/>
          <table:table-cell table:formula="of:=MAX([.$F547])" office:value-type="float"/>
          <table:table-cell table:formula="of:=MAX([.$G547])" office:value-type="float"/>
          <table:table-cell table:formula="of:=MAX([.$H547])" office:value-type="float"/>
          <table:table-cell table:formula="of:=MAX([.$I547])" office:value-type="float"/>
          <table:table-cell table:formula="of:=MAX([.$J547])" office:value-type="float"/>
          <table:table-cell table:formula="of:=MAX([.$K547])" office:value-type="float"/>
          <table:table-cell table:formula="of:=MAX([.$L547])" office:value-type="float"/>
          <table:table-cell table:formula="of:=MAX([.$M547])" office:value-type="float"/>
          <table:table-cell table:formula="of:=MAX([.$N547])" office:value-type="float"/>
        </table:table-row>
        <table:table-row table:style-name="ro1">
          <table:table-cell office:value-type="string">
            <text:p>c5315/c5315.lp.9.4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454966.0"/>
          <table:table-cell office:value-type="float" office:value="1.0"/>
          <table:table-cell office:value-type="float" office:value="9.0"/>
          <table:table-cell office:value-type="float" office:value="317316.0"/>
          <table:table-cell office:value-type="float" office:value="745204867.0"/>
          <table:table-cell office:value-type="float" office:value="745204866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8])" office:value-type="float"/>
          <table:table-cell table:formula="of:=MIN([.$C548])" office:value-type="float"/>
          <table:table-cell table:formula="of:=MIN([.$D548])" office:value-type="float"/>
          <table:table-cell table:formula="of:=MIN([.$E548])" office:value-type="float"/>
          <table:table-cell table:formula="of:=MIN([.$F548])" office:value-type="float"/>
          <table:table-cell table:formula="of:=MIN([.$G548])" office:value-type="float"/>
          <table:table-cell table:formula="of:=MIN([.$H548])" office:value-type="float"/>
          <table:table-cell table:formula="of:=MIN([.$I548])" office:value-type="float"/>
          <table:table-cell table:formula="of:=MIN([.$J548])" office:value-type="float"/>
          <table:table-cell table:formula="of:=MIN([.$K548])" office:value-type="float"/>
          <table:table-cell table:formula="of:=MIN([.$L548])" office:value-type="float"/>
          <table:table-cell table:formula="of:=MIN([.$M548])" office:value-type="float"/>
          <table:table-cell table:formula="of:=MIN([.$N548])" office:value-type="float"/>
          <table:table-cell table:formula="of:=MEDIAN([.$B548])" office:value-type="float"/>
          <table:table-cell table:formula="of:=MEDIAN([.$C548])" office:value-type="float"/>
          <table:table-cell table:formula="of:=MEDIAN([.$D548])" office:value-type="float"/>
          <table:table-cell table:formula="of:=MEDIAN([.$E548])" office:value-type="float"/>
          <table:table-cell table:formula="of:=MEDIAN([.$F548])" office:value-type="float"/>
          <table:table-cell table:formula="of:=MEDIAN([.$G548])" office:value-type="float"/>
          <table:table-cell table:formula="of:=MEDIAN([.$H548])" office:value-type="float"/>
          <table:table-cell table:formula="of:=MEDIAN([.$I548])" office:value-type="float"/>
          <table:table-cell table:formula="of:=MEDIAN([.$J548])" office:value-type="float"/>
          <table:table-cell table:formula="of:=MEDIAN([.$K548])" office:value-type="float"/>
          <table:table-cell table:formula="of:=MEDIAN([.$L548])" office:value-type="float"/>
          <table:table-cell table:formula="of:=MEDIAN([.$M548])" office:value-type="float"/>
          <table:table-cell table:formula="of:=MEDIAN([.$N548])" office:value-type="float"/>
          <table:table-cell table:formula="of:=MAX([.$B548])" office:value-type="float"/>
          <table:table-cell table:formula="of:=MAX([.$C548])" office:value-type="float"/>
          <table:table-cell table:formula="of:=MAX([.$D548])" office:value-type="float"/>
          <table:table-cell table:formula="of:=MAX([.$E548])" office:value-type="float"/>
          <table:table-cell table:formula="of:=MAX([.$F548])" office:value-type="float"/>
          <table:table-cell table:formula="of:=MAX([.$G548])" office:value-type="float"/>
          <table:table-cell table:formula="of:=MAX([.$H548])" office:value-type="float"/>
          <table:table-cell table:formula="of:=MAX([.$I548])" office:value-type="float"/>
          <table:table-cell table:formula="of:=MAX([.$J548])" office:value-type="float"/>
          <table:table-cell table:formula="of:=MAX([.$K548])" office:value-type="float"/>
          <table:table-cell table:formula="of:=MAX([.$L548])" office:value-type="float"/>
          <table:table-cell table:formula="of:=MAX([.$M548])" office:value-type="float"/>
          <table:table-cell table:formula="of:=MAX([.$N548])" office:value-type="float"/>
        </table:table-row>
        <table:table-row table:style-name="ro1">
          <table:table-cell office:value-type="string">
            <text:p>c5315/c5315.lp.9.5</text:p>
          </table:table-cell>
          <table:table-cell office:value-type="float" office:value="600.0"/>
          <table:table-cell office:value-type="float" office:value="600.018"/>
          <table:table-cell office:value-type="float" office:value="599.98"/>
          <table:table-cell office:value-type="float" office:value="492031.0"/>
          <table:table-cell office:value-type="float" office:value="1.0"/>
          <table:table-cell office:value-type="float" office:value="5.0"/>
          <table:table-cell office:value-type="float" office:value="161576.0"/>
          <table:table-cell office:value-type="float" office:value="828982416.0"/>
          <table:table-cell office:value-type="float" office:value="828982416.0"/>
          <table:table-cell office:value-type="float" office:value="10640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9])" office:value-type="float"/>
          <table:table-cell table:formula="of:=MIN([.$C549])" office:value-type="float"/>
          <table:table-cell table:formula="of:=MIN([.$D549])" office:value-type="float"/>
          <table:table-cell table:formula="of:=MIN([.$E549])" office:value-type="float"/>
          <table:table-cell table:formula="of:=MIN([.$F549])" office:value-type="float"/>
          <table:table-cell table:formula="of:=MIN([.$G549])" office:value-type="float"/>
          <table:table-cell table:formula="of:=MIN([.$H549])" office:value-type="float"/>
          <table:table-cell table:formula="of:=MIN([.$I549])" office:value-type="float"/>
          <table:table-cell table:formula="of:=MIN([.$J549])" office:value-type="float"/>
          <table:table-cell table:formula="of:=MIN([.$K549])" office:value-type="float"/>
          <table:table-cell table:formula="of:=MIN([.$L549])" office:value-type="float"/>
          <table:table-cell table:formula="of:=MIN([.$M549])" office:value-type="float"/>
          <table:table-cell table:formula="of:=MIN([.$N549])" office:value-type="float"/>
          <table:table-cell table:formula="of:=MEDIAN([.$B549])" office:value-type="float"/>
          <table:table-cell table:formula="of:=MEDIAN([.$C549])" office:value-type="float"/>
          <table:table-cell table:formula="of:=MEDIAN([.$D549])" office:value-type="float"/>
          <table:table-cell table:formula="of:=MEDIAN([.$E549])" office:value-type="float"/>
          <table:table-cell table:formula="of:=MEDIAN([.$F549])" office:value-type="float"/>
          <table:table-cell table:formula="of:=MEDIAN([.$G549])" office:value-type="float"/>
          <table:table-cell table:formula="of:=MEDIAN([.$H549])" office:value-type="float"/>
          <table:table-cell table:formula="of:=MEDIAN([.$I549])" office:value-type="float"/>
          <table:table-cell table:formula="of:=MEDIAN([.$J549])" office:value-type="float"/>
          <table:table-cell table:formula="of:=MEDIAN([.$K549])" office:value-type="float"/>
          <table:table-cell table:formula="of:=MEDIAN([.$L549])" office:value-type="float"/>
          <table:table-cell table:formula="of:=MEDIAN([.$M549])" office:value-type="float"/>
          <table:table-cell table:formula="of:=MEDIAN([.$N549])" office:value-type="float"/>
          <table:table-cell table:formula="of:=MAX([.$B549])" office:value-type="float"/>
          <table:table-cell table:formula="of:=MAX([.$C549])" office:value-type="float"/>
          <table:table-cell table:formula="of:=MAX([.$D549])" office:value-type="float"/>
          <table:table-cell table:formula="of:=MAX([.$E549])" office:value-type="float"/>
          <table:table-cell table:formula="of:=MAX([.$F549])" office:value-type="float"/>
          <table:table-cell table:formula="of:=MAX([.$G549])" office:value-type="float"/>
          <table:table-cell table:formula="of:=MAX([.$H549])" office:value-type="float"/>
          <table:table-cell table:formula="of:=MAX([.$I549])" office:value-type="float"/>
          <table:table-cell table:formula="of:=MAX([.$J549])" office:value-type="float"/>
          <table:table-cell table:formula="of:=MAX([.$K549])" office:value-type="float"/>
          <table:table-cell table:formula="of:=MAX([.$L549])" office:value-type="float"/>
          <table:table-cell table:formula="of:=MAX([.$M549])" office:value-type="float"/>
          <table:table-cell table:formula="of:=MAX([.$N549])" office:value-type="float"/>
        </table:table-row>
        <table:table-row table:style-name="ro1">
          <table:table-cell office:value-type="string">
            <text:p>c5315/c5315.lp.9.6</text:p>
          </table:table-cell>
          <table:table-cell office:value-type="float" office:value="600.0"/>
          <table:table-cell office:value-type="float" office:value="600.019"/>
          <table:table-cell office:value-type="float" office:value="599.98"/>
          <table:table-cell office:value-type="float" office:value="491992.0"/>
          <table:table-cell office:value-type="float" office:value="1.0"/>
          <table:table-cell office:value-type="float" office:value="7.0"/>
          <table:table-cell office:value-type="float" office:value="219577.0"/>
          <table:table-cell office:value-type="float" office:value="802422546.0"/>
          <table:table-cell office:value-type="float" office:value="802422546.0"/>
          <table:table-cell office:value-type="float" office:value="10638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0])" office:value-type="float"/>
          <table:table-cell table:formula="of:=MIN([.$C550])" office:value-type="float"/>
          <table:table-cell table:formula="of:=MIN([.$D550])" office:value-type="float"/>
          <table:table-cell table:formula="of:=MIN([.$E550])" office:value-type="float"/>
          <table:table-cell table:formula="of:=MIN([.$F550])" office:value-type="float"/>
          <table:table-cell table:formula="of:=MIN([.$G550])" office:value-type="float"/>
          <table:table-cell table:formula="of:=MIN([.$H550])" office:value-type="float"/>
          <table:table-cell table:formula="of:=MIN([.$I550])" office:value-type="float"/>
          <table:table-cell table:formula="of:=MIN([.$J550])" office:value-type="float"/>
          <table:table-cell table:formula="of:=MIN([.$K550])" office:value-type="float"/>
          <table:table-cell table:formula="of:=MIN([.$L550])" office:value-type="float"/>
          <table:table-cell table:formula="of:=MIN([.$M550])" office:value-type="float"/>
          <table:table-cell table:formula="of:=MIN([.$N550])" office:value-type="float"/>
          <table:table-cell table:formula="of:=MEDIAN([.$B550])" office:value-type="float"/>
          <table:table-cell table:formula="of:=MEDIAN([.$C550])" office:value-type="float"/>
          <table:table-cell table:formula="of:=MEDIAN([.$D550])" office:value-type="float"/>
          <table:table-cell table:formula="of:=MEDIAN([.$E550])" office:value-type="float"/>
          <table:table-cell table:formula="of:=MEDIAN([.$F550])" office:value-type="float"/>
          <table:table-cell table:formula="of:=MEDIAN([.$G550])" office:value-type="float"/>
          <table:table-cell table:formula="of:=MEDIAN([.$H550])" office:value-type="float"/>
          <table:table-cell table:formula="of:=MEDIAN([.$I550])" office:value-type="float"/>
          <table:table-cell table:formula="of:=MEDIAN([.$J550])" office:value-type="float"/>
          <table:table-cell table:formula="of:=MEDIAN([.$K550])" office:value-type="float"/>
          <table:table-cell table:formula="of:=MEDIAN([.$L550])" office:value-type="float"/>
          <table:table-cell table:formula="of:=MEDIAN([.$M550])" office:value-type="float"/>
          <table:table-cell table:formula="of:=MEDIAN([.$N550])" office:value-type="float"/>
          <table:table-cell table:formula="of:=MAX([.$B550])" office:value-type="float"/>
          <table:table-cell table:formula="of:=MAX([.$C550])" office:value-type="float"/>
          <table:table-cell table:formula="of:=MAX([.$D550])" office:value-type="float"/>
          <table:table-cell table:formula="of:=MAX([.$E550])" office:value-type="float"/>
          <table:table-cell table:formula="of:=MAX([.$F550])" office:value-type="float"/>
          <table:table-cell table:formula="of:=MAX([.$G550])" office:value-type="float"/>
          <table:table-cell table:formula="of:=MAX([.$H550])" office:value-type="float"/>
          <table:table-cell table:formula="of:=MAX([.$I550])" office:value-type="float"/>
          <table:table-cell table:formula="of:=MAX([.$J550])" office:value-type="float"/>
          <table:table-cell table:formula="of:=MAX([.$K550])" office:value-type="float"/>
          <table:table-cell table:formula="of:=MAX([.$L550])" office:value-type="float"/>
          <table:table-cell table:formula="of:=MAX([.$M550])" office:value-type="float"/>
          <table:table-cell table:formula="of:=MAX([.$N550])" office:value-type="float"/>
        </table:table-row>
        <table:table-row table:style-name="ro1">
          <table:table-cell office:value-type="string">
            <text:p>c5315/c5315.lp.9.7</text:p>
          </table:table-cell>
          <table:table-cell office:value-type="float" office:value="600.0"/>
          <table:table-cell office:value-type="float" office:value="600.015"/>
          <table:table-cell office:value-type="float" office:value="599.97"/>
          <table:table-cell office:value-type="float" office:value="552765.0"/>
          <table:table-cell office:value-type="float" office:value="1.0"/>
          <table:table-cell office:value-type="float" office:value="4.0"/>
          <table:table-cell office:value-type="float" office:value="94712.0"/>
          <table:table-cell office:value-type="float" office:value="787182508.0"/>
          <table:table-cell office:value-type="float" office:value="787182508.0"/>
          <table:table-cell office:value-type="float" office:value="10640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1])" office:value-type="float"/>
          <table:table-cell table:formula="of:=MIN([.$C551])" office:value-type="float"/>
          <table:table-cell table:formula="of:=MIN([.$D551])" office:value-type="float"/>
          <table:table-cell table:formula="of:=MIN([.$E551])" office:value-type="float"/>
          <table:table-cell table:formula="of:=MIN([.$F551])" office:value-type="float"/>
          <table:table-cell table:formula="of:=MIN([.$G551])" office:value-type="float"/>
          <table:table-cell table:formula="of:=MIN([.$H551])" office:value-type="float"/>
          <table:table-cell table:formula="of:=MIN([.$I551])" office:value-type="float"/>
          <table:table-cell table:formula="of:=MIN([.$J551])" office:value-type="float"/>
          <table:table-cell table:formula="of:=MIN([.$K551])" office:value-type="float"/>
          <table:table-cell table:formula="of:=MIN([.$L551])" office:value-type="float"/>
          <table:table-cell table:formula="of:=MIN([.$M551])" office:value-type="float"/>
          <table:table-cell table:formula="of:=MIN([.$N551])" office:value-type="float"/>
          <table:table-cell table:formula="of:=MEDIAN([.$B551])" office:value-type="float"/>
          <table:table-cell table:formula="of:=MEDIAN([.$C551])" office:value-type="float"/>
          <table:table-cell table:formula="of:=MEDIAN([.$D551])" office:value-type="float"/>
          <table:table-cell table:formula="of:=MEDIAN([.$E551])" office:value-type="float"/>
          <table:table-cell table:formula="of:=MEDIAN([.$F551])" office:value-type="float"/>
          <table:table-cell table:formula="of:=MEDIAN([.$G551])" office:value-type="float"/>
          <table:table-cell table:formula="of:=MEDIAN([.$H551])" office:value-type="float"/>
          <table:table-cell table:formula="of:=MEDIAN([.$I551])" office:value-type="float"/>
          <table:table-cell table:formula="of:=MEDIAN([.$J551])" office:value-type="float"/>
          <table:table-cell table:formula="of:=MEDIAN([.$K551])" office:value-type="float"/>
          <table:table-cell table:formula="of:=MEDIAN([.$L551])" office:value-type="float"/>
          <table:table-cell table:formula="of:=MEDIAN([.$M551])" office:value-type="float"/>
          <table:table-cell table:formula="of:=MEDIAN([.$N551])" office:value-type="float"/>
          <table:table-cell table:formula="of:=MAX([.$B551])" office:value-type="float"/>
          <table:table-cell table:formula="of:=MAX([.$C551])" office:value-type="float"/>
          <table:table-cell table:formula="of:=MAX([.$D551])" office:value-type="float"/>
          <table:table-cell table:formula="of:=MAX([.$E551])" office:value-type="float"/>
          <table:table-cell table:formula="of:=MAX([.$F551])" office:value-type="float"/>
          <table:table-cell table:formula="of:=MAX([.$G551])" office:value-type="float"/>
          <table:table-cell table:formula="of:=MAX([.$H551])" office:value-type="float"/>
          <table:table-cell table:formula="of:=MAX([.$I551])" office:value-type="float"/>
          <table:table-cell table:formula="of:=MAX([.$J551])" office:value-type="float"/>
          <table:table-cell table:formula="of:=MAX([.$K551])" office:value-type="float"/>
          <table:table-cell table:formula="of:=MAX([.$L551])" office:value-type="float"/>
          <table:table-cell table:formula="of:=MAX([.$M551])" office:value-type="float"/>
          <table:table-cell table:formula="of:=MAX([.$N551])" office:value-type="float"/>
        </table:table-row>
        <table:table-row table:style-name="ro1">
          <table:table-cell office:value-type="string">
            <text:p>c5315/c5315.lp.9.8</text:p>
          </table:table-cell>
          <table:table-cell office:value-type="float" office:value="600.0"/>
          <table:table-cell office:value-type="float" office:value="600.005"/>
          <table:table-cell office:value-type="float" office:value="599.96"/>
          <table:table-cell office:value-type="float" office:value="548910.0"/>
          <table:table-cell office:value-type="float" office:value="1.0"/>
          <table:table-cell office:value-type="float" office:value="5.0"/>
          <table:table-cell office:value-type="float" office:value="173244.0"/>
          <table:table-cell office:value-type="float" office:value="727261687.0"/>
          <table:table-cell office:value-type="float" office:value="727261687.0"/>
          <table:table-cell office:value-type="float" office:value="10642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2])" office:value-type="float"/>
          <table:table-cell table:formula="of:=MIN([.$C552])" office:value-type="float"/>
          <table:table-cell table:formula="of:=MIN([.$D552])" office:value-type="float"/>
          <table:table-cell table:formula="of:=MIN([.$E552])" office:value-type="float"/>
          <table:table-cell table:formula="of:=MIN([.$F552])" office:value-type="float"/>
          <table:table-cell table:formula="of:=MIN([.$G552])" office:value-type="float"/>
          <table:table-cell table:formula="of:=MIN([.$H552])" office:value-type="float"/>
          <table:table-cell table:formula="of:=MIN([.$I552])" office:value-type="float"/>
          <table:table-cell table:formula="of:=MIN([.$J552])" office:value-type="float"/>
          <table:table-cell table:formula="of:=MIN([.$K552])" office:value-type="float"/>
          <table:table-cell table:formula="of:=MIN([.$L552])" office:value-type="float"/>
          <table:table-cell table:formula="of:=MIN([.$M552])" office:value-type="float"/>
          <table:table-cell table:formula="of:=MIN([.$N552])" office:value-type="float"/>
          <table:table-cell table:formula="of:=MEDIAN([.$B552])" office:value-type="float"/>
          <table:table-cell table:formula="of:=MEDIAN([.$C552])" office:value-type="float"/>
          <table:table-cell table:formula="of:=MEDIAN([.$D552])" office:value-type="float"/>
          <table:table-cell table:formula="of:=MEDIAN([.$E552])" office:value-type="float"/>
          <table:table-cell table:formula="of:=MEDIAN([.$F552])" office:value-type="float"/>
          <table:table-cell table:formula="of:=MEDIAN([.$G552])" office:value-type="float"/>
          <table:table-cell table:formula="of:=MEDIAN([.$H552])" office:value-type="float"/>
          <table:table-cell table:formula="of:=MEDIAN([.$I552])" office:value-type="float"/>
          <table:table-cell table:formula="of:=MEDIAN([.$J552])" office:value-type="float"/>
          <table:table-cell table:formula="of:=MEDIAN([.$K552])" office:value-type="float"/>
          <table:table-cell table:formula="of:=MEDIAN([.$L552])" office:value-type="float"/>
          <table:table-cell table:formula="of:=MEDIAN([.$M552])" office:value-type="float"/>
          <table:table-cell table:formula="of:=MEDIAN([.$N552])" office:value-type="float"/>
          <table:table-cell table:formula="of:=MAX([.$B552])" office:value-type="float"/>
          <table:table-cell table:formula="of:=MAX([.$C552])" office:value-type="float"/>
          <table:table-cell table:formula="of:=MAX([.$D552])" office:value-type="float"/>
          <table:table-cell table:formula="of:=MAX([.$E552])" office:value-type="float"/>
          <table:table-cell table:formula="of:=MAX([.$F552])" office:value-type="float"/>
          <table:table-cell table:formula="of:=MAX([.$G552])" office:value-type="float"/>
          <table:table-cell table:formula="of:=MAX([.$H552])" office:value-type="float"/>
          <table:table-cell table:formula="of:=MAX([.$I552])" office:value-type="float"/>
          <table:table-cell table:formula="of:=MAX([.$J552])" office:value-type="float"/>
          <table:table-cell table:formula="of:=MAX([.$K552])" office:value-type="float"/>
          <table:table-cell table:formula="of:=MAX([.$L552])" office:value-type="float"/>
          <table:table-cell table:formula="of:=MAX([.$M552])" office:value-type="float"/>
          <table:table-cell table:formula="of:=MAX([.$N552])" office:value-type="float"/>
        </table:table-row>
        <table:table-row table:style-name="ro1">
          <table:table-cell office:value-type="string">
            <text:p>c6288/c6288.lp.1.1</text:p>
          </table:table-cell>
          <table:table-cell office:value-type="float" office:value="600.0"/>
          <table:table-cell office:value-type="float" office:value="600.031"/>
          <table:table-cell office:value-type="float" office:value="599.98"/>
          <table:table-cell office:value-type="float" office:value="1042746.0"/>
          <table:table-cell office:value-type="float" office:value="1.0"/>
          <table:table-cell office:value-type="float" office:value="9.0"/>
          <table:table-cell office:value-type="float" office:value="464146.0"/>
          <table:table-cell office:value-type="float" office:value="247776581.0"/>
          <table:table-cell office:value-type="float" office:value="247764127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3])" office:value-type="float"/>
          <table:table-cell table:formula="of:=MIN([.$C553])" office:value-type="float"/>
          <table:table-cell table:formula="of:=MIN([.$D553])" office:value-type="float"/>
          <table:table-cell table:formula="of:=MIN([.$E553])" office:value-type="float"/>
          <table:table-cell table:formula="of:=MIN([.$F553])" office:value-type="float"/>
          <table:table-cell table:formula="of:=MIN([.$G553])" office:value-type="float"/>
          <table:table-cell table:formula="of:=MIN([.$H553])" office:value-type="float"/>
          <table:table-cell table:formula="of:=MIN([.$I553])" office:value-type="float"/>
          <table:table-cell table:formula="of:=MIN([.$J553])" office:value-type="float"/>
          <table:table-cell table:formula="of:=MIN([.$K553])" office:value-type="float"/>
          <table:table-cell table:formula="of:=MIN([.$L553])" office:value-type="float"/>
          <table:table-cell table:formula="of:=MIN([.$M553])" office:value-type="float"/>
          <table:table-cell table:formula="of:=MIN([.$N553])" office:value-type="float"/>
          <table:table-cell table:formula="of:=MEDIAN([.$B553])" office:value-type="float"/>
          <table:table-cell table:formula="of:=MEDIAN([.$C553])" office:value-type="float"/>
          <table:table-cell table:formula="of:=MEDIAN([.$D553])" office:value-type="float"/>
          <table:table-cell table:formula="of:=MEDIAN([.$E553])" office:value-type="float"/>
          <table:table-cell table:formula="of:=MEDIAN([.$F553])" office:value-type="float"/>
          <table:table-cell table:formula="of:=MEDIAN([.$G553])" office:value-type="float"/>
          <table:table-cell table:formula="of:=MEDIAN([.$H553])" office:value-type="float"/>
          <table:table-cell table:formula="of:=MEDIAN([.$I553])" office:value-type="float"/>
          <table:table-cell table:formula="of:=MEDIAN([.$J553])" office:value-type="float"/>
          <table:table-cell table:formula="of:=MEDIAN([.$K553])" office:value-type="float"/>
          <table:table-cell table:formula="of:=MEDIAN([.$L553])" office:value-type="float"/>
          <table:table-cell table:formula="of:=MEDIAN([.$M553])" office:value-type="float"/>
          <table:table-cell table:formula="of:=MEDIAN([.$N553])" office:value-type="float"/>
          <table:table-cell table:formula="of:=MAX([.$B553])" office:value-type="float"/>
          <table:table-cell table:formula="of:=MAX([.$C553])" office:value-type="float"/>
          <table:table-cell table:formula="of:=MAX([.$D553])" office:value-type="float"/>
          <table:table-cell table:formula="of:=MAX([.$E553])" office:value-type="float"/>
          <table:table-cell table:formula="of:=MAX([.$F553])" office:value-type="float"/>
          <table:table-cell table:formula="of:=MAX([.$G553])" office:value-type="float"/>
          <table:table-cell table:formula="of:=MAX([.$H553])" office:value-type="float"/>
          <table:table-cell table:formula="of:=MAX([.$I553])" office:value-type="float"/>
          <table:table-cell table:formula="of:=MAX([.$J553])" office:value-type="float"/>
          <table:table-cell table:formula="of:=MAX([.$K553])" office:value-type="float"/>
          <table:table-cell table:formula="of:=MAX([.$L553])" office:value-type="float"/>
          <table:table-cell table:formula="of:=MAX([.$M553])" office:value-type="float"/>
          <table:table-cell table:formula="of:=MAX([.$N553])" office:value-type="float"/>
        </table:table-row>
        <table:table-row table:style-name="ro1">
          <table:table-cell office:value-type="string">
            <text:p>c6288/c6288.lp.1.2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781138.0"/>
          <table:table-cell office:value-type="float" office:value="1.0"/>
          <table:table-cell office:value-type="float" office:value="9.0"/>
          <table:table-cell office:value-type="float" office:value="532392.0"/>
          <table:table-cell office:value-type="float" office:value="92356994.0"/>
          <table:table-cell office:value-type="float" office:value="92328902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54])" office:value-type="float"/>
          <table:table-cell table:formula="of:=MIN([.$C554])" office:value-type="float"/>
          <table:table-cell table:formula="of:=MIN([.$D554])" office:value-type="float"/>
          <table:table-cell table:formula="of:=MIN([.$E554])" office:value-type="float"/>
          <table:table-cell table:formula="of:=MIN([.$F554])" office:value-type="float"/>
          <table:table-cell table:formula="of:=MIN([.$G554])" office:value-type="float"/>
          <table:table-cell table:formula="of:=MIN([.$H554])" office:value-type="float"/>
          <table:table-cell table:formula="of:=MIN([.$I554])" office:value-type="float"/>
          <table:table-cell table:formula="of:=MIN([.$J554])" office:value-type="float"/>
          <table:table-cell table:formula="of:=MIN([.$K554])" office:value-type="float"/>
          <table:table-cell table:formula="of:=MIN([.$L554])" office:value-type="float"/>
          <table:table-cell table:formula="of:=MIN([.$M554])" office:value-type="float"/>
          <table:table-cell table:formula="of:=MIN([.$N554])" office:value-type="float"/>
          <table:table-cell table:formula="of:=MEDIAN([.$B554])" office:value-type="float"/>
          <table:table-cell table:formula="of:=MEDIAN([.$C554])" office:value-type="float"/>
          <table:table-cell table:formula="of:=MEDIAN([.$D554])" office:value-type="float"/>
          <table:table-cell table:formula="of:=MEDIAN([.$E554])" office:value-type="float"/>
          <table:table-cell table:formula="of:=MEDIAN([.$F554])" office:value-type="float"/>
          <table:table-cell table:formula="of:=MEDIAN([.$G554])" office:value-type="float"/>
          <table:table-cell table:formula="of:=MEDIAN([.$H554])" office:value-type="float"/>
          <table:table-cell table:formula="of:=MEDIAN([.$I554])" office:value-type="float"/>
          <table:table-cell table:formula="of:=MEDIAN([.$J554])" office:value-type="float"/>
          <table:table-cell table:formula="of:=MEDIAN([.$K554])" office:value-type="float"/>
          <table:table-cell table:formula="of:=MEDIAN([.$L554])" office:value-type="float"/>
          <table:table-cell table:formula="of:=MEDIAN([.$M554])" office:value-type="float"/>
          <table:table-cell table:formula="of:=MEDIAN([.$N554])" office:value-type="float"/>
          <table:table-cell table:formula="of:=MAX([.$B554])" office:value-type="float"/>
          <table:table-cell table:formula="of:=MAX([.$C554])" office:value-type="float"/>
          <table:table-cell table:formula="of:=MAX([.$D554])" office:value-type="float"/>
          <table:table-cell table:formula="of:=MAX([.$E554])" office:value-type="float"/>
          <table:table-cell table:formula="of:=MAX([.$F554])" office:value-type="float"/>
          <table:table-cell table:formula="of:=MAX([.$G554])" office:value-type="float"/>
          <table:table-cell table:formula="of:=MAX([.$H554])" office:value-type="float"/>
          <table:table-cell table:formula="of:=MAX([.$I554])" office:value-type="float"/>
          <table:table-cell table:formula="of:=MAX([.$J554])" office:value-type="float"/>
          <table:table-cell table:formula="of:=MAX([.$K554])" office:value-type="float"/>
          <table:table-cell table:formula="of:=MAX([.$L554])" office:value-type="float"/>
          <table:table-cell table:formula="of:=MAX([.$M554])" office:value-type="float"/>
          <table:table-cell table:formula="of:=MAX([.$N554])" office:value-type="float"/>
        </table:table-row>
        <table:table-row table:style-name="ro1">
          <table:table-cell office:value-type="string">
            <text:p>c6288/c6288.lp.1.3</text:p>
          </table:table-cell>
          <table:table-cell office:value-type="float" office:value="600.0"/>
          <table:table-cell office:value-type="float" office:value="600.036"/>
          <table:table-cell office:value-type="float" office:value="599.99"/>
          <table:table-cell office:value-type="float" office:value="703440.0"/>
          <table:table-cell office:value-type="float" office:value="1.0"/>
          <table:table-cell office:value-type="float" office:value="12.0"/>
          <table:table-cell office:value-type="float" office:value="596920.0"/>
          <table:table-cell office:value-type="float" office:value="58206184.0"/>
          <table:table-cell office:value-type="float" office:value="58206039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5])" office:value-type="float"/>
          <table:table-cell table:formula="of:=MIN([.$C555])" office:value-type="float"/>
          <table:table-cell table:formula="of:=MIN([.$D555])" office:value-type="float"/>
          <table:table-cell table:formula="of:=MIN([.$E555])" office:value-type="float"/>
          <table:table-cell table:formula="of:=MIN([.$F555])" office:value-type="float"/>
          <table:table-cell table:formula="of:=MIN([.$G555])" office:value-type="float"/>
          <table:table-cell table:formula="of:=MIN([.$H555])" office:value-type="float"/>
          <table:table-cell table:formula="of:=MIN([.$I555])" office:value-type="float"/>
          <table:table-cell table:formula="of:=MIN([.$J555])" office:value-type="float"/>
          <table:table-cell table:formula="of:=MIN([.$K555])" office:value-type="float"/>
          <table:table-cell table:formula="of:=MIN([.$L555])" office:value-type="float"/>
          <table:table-cell table:formula="of:=MIN([.$M555])" office:value-type="float"/>
          <table:table-cell table:formula="of:=MIN([.$N555])" office:value-type="float"/>
          <table:table-cell table:formula="of:=MEDIAN([.$B555])" office:value-type="float"/>
          <table:table-cell table:formula="of:=MEDIAN([.$C555])" office:value-type="float"/>
          <table:table-cell table:formula="of:=MEDIAN([.$D555])" office:value-type="float"/>
          <table:table-cell table:formula="of:=MEDIAN([.$E555])" office:value-type="float"/>
          <table:table-cell table:formula="of:=MEDIAN([.$F555])" office:value-type="float"/>
          <table:table-cell table:formula="of:=MEDIAN([.$G555])" office:value-type="float"/>
          <table:table-cell table:formula="of:=MEDIAN([.$H555])" office:value-type="float"/>
          <table:table-cell table:formula="of:=MEDIAN([.$I555])" office:value-type="float"/>
          <table:table-cell table:formula="of:=MEDIAN([.$J555])" office:value-type="float"/>
          <table:table-cell table:formula="of:=MEDIAN([.$K555])" office:value-type="float"/>
          <table:table-cell table:formula="of:=MEDIAN([.$L555])" office:value-type="float"/>
          <table:table-cell table:formula="of:=MEDIAN([.$M555])" office:value-type="float"/>
          <table:table-cell table:formula="of:=MEDIAN([.$N555])" office:value-type="float"/>
          <table:table-cell table:formula="of:=MAX([.$B555])" office:value-type="float"/>
          <table:table-cell table:formula="of:=MAX([.$C555])" office:value-type="float"/>
          <table:table-cell table:formula="of:=MAX([.$D555])" office:value-type="float"/>
          <table:table-cell table:formula="of:=MAX([.$E555])" office:value-type="float"/>
          <table:table-cell table:formula="of:=MAX([.$F555])" office:value-type="float"/>
          <table:table-cell table:formula="of:=MAX([.$G555])" office:value-type="float"/>
          <table:table-cell table:formula="of:=MAX([.$H555])" office:value-type="float"/>
          <table:table-cell table:formula="of:=MAX([.$I555])" office:value-type="float"/>
          <table:table-cell table:formula="of:=MAX([.$J555])" office:value-type="float"/>
          <table:table-cell table:formula="of:=MAX([.$K555])" office:value-type="float"/>
          <table:table-cell table:formula="of:=MAX([.$L555])" office:value-type="float"/>
          <table:table-cell table:formula="of:=MAX([.$M555])" office:value-type="float"/>
          <table:table-cell table:formula="of:=MAX([.$N555])" office:value-type="float"/>
        </table:table-row>
        <table:table-row table:style-name="ro1">
          <table:table-cell office:value-type="string">
            <text:p>c6288/c6288.lp.1.4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636826.0"/>
          <table:table-cell office:value-type="float" office:value="1.0"/>
          <table:table-cell office:value-type="float" office:value="9.0"/>
          <table:table-cell office:value-type="float" office:value="561778.0"/>
          <table:table-cell office:value-type="float" office:value="44244468.0"/>
          <table:table-cell office:value-type="float" office:value="44244129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6])" office:value-type="float"/>
          <table:table-cell table:formula="of:=MIN([.$C556])" office:value-type="float"/>
          <table:table-cell table:formula="of:=MIN([.$D556])" office:value-type="float"/>
          <table:table-cell table:formula="of:=MIN([.$E556])" office:value-type="float"/>
          <table:table-cell table:formula="of:=MIN([.$F556])" office:value-type="float"/>
          <table:table-cell table:formula="of:=MIN([.$G556])" office:value-type="float"/>
          <table:table-cell table:formula="of:=MIN([.$H556])" office:value-type="float"/>
          <table:table-cell table:formula="of:=MIN([.$I556])" office:value-type="float"/>
          <table:table-cell table:formula="of:=MIN([.$J556])" office:value-type="float"/>
          <table:table-cell table:formula="of:=MIN([.$K556])" office:value-type="float"/>
          <table:table-cell table:formula="of:=MIN([.$L556])" office:value-type="float"/>
          <table:table-cell table:formula="of:=MIN([.$M556])" office:value-type="float"/>
          <table:table-cell table:formula="of:=MIN([.$N556])" office:value-type="float"/>
          <table:table-cell table:formula="of:=MEDIAN([.$B556])" office:value-type="float"/>
          <table:table-cell table:formula="of:=MEDIAN([.$C556])" office:value-type="float"/>
          <table:table-cell table:formula="of:=MEDIAN([.$D556])" office:value-type="float"/>
          <table:table-cell table:formula="of:=MEDIAN([.$E556])" office:value-type="float"/>
          <table:table-cell table:formula="of:=MEDIAN([.$F556])" office:value-type="float"/>
          <table:table-cell table:formula="of:=MEDIAN([.$G556])" office:value-type="float"/>
          <table:table-cell table:formula="of:=MEDIAN([.$H556])" office:value-type="float"/>
          <table:table-cell table:formula="of:=MEDIAN([.$I556])" office:value-type="float"/>
          <table:table-cell table:formula="of:=MEDIAN([.$J556])" office:value-type="float"/>
          <table:table-cell table:formula="of:=MEDIAN([.$K556])" office:value-type="float"/>
          <table:table-cell table:formula="of:=MEDIAN([.$L556])" office:value-type="float"/>
          <table:table-cell table:formula="of:=MEDIAN([.$M556])" office:value-type="float"/>
          <table:table-cell table:formula="of:=MEDIAN([.$N556])" office:value-type="float"/>
          <table:table-cell table:formula="of:=MAX([.$B556])" office:value-type="float"/>
          <table:table-cell table:formula="of:=MAX([.$C556])" office:value-type="float"/>
          <table:table-cell table:formula="of:=MAX([.$D556])" office:value-type="float"/>
          <table:table-cell table:formula="of:=MAX([.$E556])" office:value-type="float"/>
          <table:table-cell table:formula="of:=MAX([.$F556])" office:value-type="float"/>
          <table:table-cell table:formula="of:=MAX([.$G556])" office:value-type="float"/>
          <table:table-cell table:formula="of:=MAX([.$H556])" office:value-type="float"/>
          <table:table-cell table:formula="of:=MAX([.$I556])" office:value-type="float"/>
          <table:table-cell table:formula="of:=MAX([.$J556])" office:value-type="float"/>
          <table:table-cell table:formula="of:=MAX([.$K556])" office:value-type="float"/>
          <table:table-cell table:formula="of:=MAX([.$L556])" office:value-type="float"/>
          <table:table-cell table:formula="of:=MAX([.$M556])" office:value-type="float"/>
          <table:table-cell table:formula="of:=MAX([.$N556])" office:value-type="float"/>
        </table:table-row>
        <table:table-row table:style-name="ro1">
          <table:table-cell office:value-type="string">
            <text:p>c6288/c6288.lp.1.5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611592.0"/>
          <table:table-cell office:value-type="float" office:value="1.0"/>
          <table:table-cell office:value-type="float" office:value="10.0"/>
          <table:table-cell office:value-type="float" office:value="613196.0"/>
          <table:table-cell office:value-type="float" office:value="63808766.0"/>
          <table:table-cell office:value-type="float" office:value="63764273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57])" office:value-type="float"/>
          <table:table-cell table:formula="of:=MIN([.$C557])" office:value-type="float"/>
          <table:table-cell table:formula="of:=MIN([.$D557])" office:value-type="float"/>
          <table:table-cell table:formula="of:=MIN([.$E557])" office:value-type="float"/>
          <table:table-cell table:formula="of:=MIN([.$F557])" office:value-type="float"/>
          <table:table-cell table:formula="of:=MIN([.$G557])" office:value-type="float"/>
          <table:table-cell table:formula="of:=MIN([.$H557])" office:value-type="float"/>
          <table:table-cell table:formula="of:=MIN([.$I557])" office:value-type="float"/>
          <table:table-cell table:formula="of:=MIN([.$J557])" office:value-type="float"/>
          <table:table-cell table:formula="of:=MIN([.$K557])" office:value-type="float"/>
          <table:table-cell table:formula="of:=MIN([.$L557])" office:value-type="float"/>
          <table:table-cell table:formula="of:=MIN([.$M557])" office:value-type="float"/>
          <table:table-cell table:formula="of:=MIN([.$N557])" office:value-type="float"/>
          <table:table-cell table:formula="of:=MEDIAN([.$B557])" office:value-type="float"/>
          <table:table-cell table:formula="of:=MEDIAN([.$C557])" office:value-type="float"/>
          <table:table-cell table:formula="of:=MEDIAN([.$D557])" office:value-type="float"/>
          <table:table-cell table:formula="of:=MEDIAN([.$E557])" office:value-type="float"/>
          <table:table-cell table:formula="of:=MEDIAN([.$F557])" office:value-type="float"/>
          <table:table-cell table:formula="of:=MEDIAN([.$G557])" office:value-type="float"/>
          <table:table-cell table:formula="of:=MEDIAN([.$H557])" office:value-type="float"/>
          <table:table-cell table:formula="of:=MEDIAN([.$I557])" office:value-type="float"/>
          <table:table-cell table:formula="of:=MEDIAN([.$J557])" office:value-type="float"/>
          <table:table-cell table:formula="of:=MEDIAN([.$K557])" office:value-type="float"/>
          <table:table-cell table:formula="of:=MEDIAN([.$L557])" office:value-type="float"/>
          <table:table-cell table:formula="of:=MEDIAN([.$M557])" office:value-type="float"/>
          <table:table-cell table:formula="of:=MEDIAN([.$N557])" office:value-type="float"/>
          <table:table-cell table:formula="of:=MAX([.$B557])" office:value-type="float"/>
          <table:table-cell table:formula="of:=MAX([.$C557])" office:value-type="float"/>
          <table:table-cell table:formula="of:=MAX([.$D557])" office:value-type="float"/>
          <table:table-cell table:formula="of:=MAX([.$E557])" office:value-type="float"/>
          <table:table-cell table:formula="of:=MAX([.$F557])" office:value-type="float"/>
          <table:table-cell table:formula="of:=MAX([.$G557])" office:value-type="float"/>
          <table:table-cell table:formula="of:=MAX([.$H557])" office:value-type="float"/>
          <table:table-cell table:formula="of:=MAX([.$I557])" office:value-type="float"/>
          <table:table-cell table:formula="of:=MAX([.$J557])" office:value-type="float"/>
          <table:table-cell table:formula="of:=MAX([.$K557])" office:value-type="float"/>
          <table:table-cell table:formula="of:=MAX([.$L557])" office:value-type="float"/>
          <table:table-cell table:formula="of:=MAX([.$M557])" office:value-type="float"/>
          <table:table-cell table:formula="of:=MAX([.$N557])" office:value-type="float"/>
        </table:table-row>
        <table:table-row table:style-name="ro1">
          <table:table-cell office:value-type="string">
            <text:p>c6288/c6288.lp.1.6</text:p>
          </table:table-cell>
          <table:table-cell office:value-type="float" office:value="600.0"/>
          <table:table-cell office:value-type="float" office:value="600.024"/>
          <table:table-cell office:value-type="float" office:value="599.98"/>
          <table:table-cell office:value-type="float" office:value="660778.0"/>
          <table:table-cell office:value-type="float" office:value="1.0"/>
          <table:table-cell office:value-type="float" office:value="10.0"/>
          <table:table-cell office:value-type="float" office:value="763816.0"/>
          <table:table-cell office:value-type="float" office:value="74690952.0"/>
          <table:table-cell office:value-type="float" office:value="74650196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8])" office:value-type="float"/>
          <table:table-cell table:formula="of:=MIN([.$C558])" office:value-type="float"/>
          <table:table-cell table:formula="of:=MIN([.$D558])" office:value-type="float"/>
          <table:table-cell table:formula="of:=MIN([.$E558])" office:value-type="float"/>
          <table:table-cell table:formula="of:=MIN([.$F558])" office:value-type="float"/>
          <table:table-cell table:formula="of:=MIN([.$G558])" office:value-type="float"/>
          <table:table-cell table:formula="of:=MIN([.$H558])" office:value-type="float"/>
          <table:table-cell table:formula="of:=MIN([.$I558])" office:value-type="float"/>
          <table:table-cell table:formula="of:=MIN([.$J558])" office:value-type="float"/>
          <table:table-cell table:formula="of:=MIN([.$K558])" office:value-type="float"/>
          <table:table-cell table:formula="of:=MIN([.$L558])" office:value-type="float"/>
          <table:table-cell table:formula="of:=MIN([.$M558])" office:value-type="float"/>
          <table:table-cell table:formula="of:=MIN([.$N558])" office:value-type="float"/>
          <table:table-cell table:formula="of:=MEDIAN([.$B558])" office:value-type="float"/>
          <table:table-cell table:formula="of:=MEDIAN([.$C558])" office:value-type="float"/>
          <table:table-cell table:formula="of:=MEDIAN([.$D558])" office:value-type="float"/>
          <table:table-cell table:formula="of:=MEDIAN([.$E558])" office:value-type="float"/>
          <table:table-cell table:formula="of:=MEDIAN([.$F558])" office:value-type="float"/>
          <table:table-cell table:formula="of:=MEDIAN([.$G558])" office:value-type="float"/>
          <table:table-cell table:formula="of:=MEDIAN([.$H558])" office:value-type="float"/>
          <table:table-cell table:formula="of:=MEDIAN([.$I558])" office:value-type="float"/>
          <table:table-cell table:formula="of:=MEDIAN([.$J558])" office:value-type="float"/>
          <table:table-cell table:formula="of:=MEDIAN([.$K558])" office:value-type="float"/>
          <table:table-cell table:formula="of:=MEDIAN([.$L558])" office:value-type="float"/>
          <table:table-cell table:formula="of:=MEDIAN([.$M558])" office:value-type="float"/>
          <table:table-cell table:formula="of:=MEDIAN([.$N558])" office:value-type="float"/>
          <table:table-cell table:formula="of:=MAX([.$B558])" office:value-type="float"/>
          <table:table-cell table:formula="of:=MAX([.$C558])" office:value-type="float"/>
          <table:table-cell table:formula="of:=MAX([.$D558])" office:value-type="float"/>
          <table:table-cell table:formula="of:=MAX([.$E558])" office:value-type="float"/>
          <table:table-cell table:formula="of:=MAX([.$F558])" office:value-type="float"/>
          <table:table-cell table:formula="of:=MAX([.$G558])" office:value-type="float"/>
          <table:table-cell table:formula="of:=MAX([.$H558])" office:value-type="float"/>
          <table:table-cell table:formula="of:=MAX([.$I558])" office:value-type="float"/>
          <table:table-cell table:formula="of:=MAX([.$J558])" office:value-type="float"/>
          <table:table-cell table:formula="of:=MAX([.$K558])" office:value-type="float"/>
          <table:table-cell table:formula="of:=MAX([.$L558])" office:value-type="float"/>
          <table:table-cell table:formula="of:=MAX([.$M558])" office:value-type="float"/>
          <table:table-cell table:formula="of:=MAX([.$N558])" office:value-type="float"/>
        </table:table-row>
        <table:table-row table:style-name="ro1">
          <table:table-cell office:value-type="string">
            <text:p>c6288/c6288.lp.1.7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614553.0"/>
          <table:table-cell office:value-type="float" office:value="1.0"/>
          <table:table-cell office:value-type="float" office:value="8.0"/>
          <table:table-cell office:value-type="float" office:value="474837.0"/>
          <table:table-cell office:value-type="float" office:value="49646678.0"/>
          <table:table-cell office:value-type="float" office:value="49646657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9])" office:value-type="float"/>
          <table:table-cell table:formula="of:=MIN([.$C559])" office:value-type="float"/>
          <table:table-cell table:formula="of:=MIN([.$D559])" office:value-type="float"/>
          <table:table-cell table:formula="of:=MIN([.$E559])" office:value-type="float"/>
          <table:table-cell table:formula="of:=MIN([.$F559])" office:value-type="float"/>
          <table:table-cell table:formula="of:=MIN([.$G559])" office:value-type="float"/>
          <table:table-cell table:formula="of:=MIN([.$H559])" office:value-type="float"/>
          <table:table-cell table:formula="of:=MIN([.$I559])" office:value-type="float"/>
          <table:table-cell table:formula="of:=MIN([.$J559])" office:value-type="float"/>
          <table:table-cell table:formula="of:=MIN([.$K559])" office:value-type="float"/>
          <table:table-cell table:formula="of:=MIN([.$L559])" office:value-type="float"/>
          <table:table-cell table:formula="of:=MIN([.$M559])" office:value-type="float"/>
          <table:table-cell table:formula="of:=MIN([.$N559])" office:value-type="float"/>
          <table:table-cell table:formula="of:=MEDIAN([.$B559])" office:value-type="float"/>
          <table:table-cell table:formula="of:=MEDIAN([.$C559])" office:value-type="float"/>
          <table:table-cell table:formula="of:=MEDIAN([.$D559])" office:value-type="float"/>
          <table:table-cell table:formula="of:=MEDIAN([.$E559])" office:value-type="float"/>
          <table:table-cell table:formula="of:=MEDIAN([.$F559])" office:value-type="float"/>
          <table:table-cell table:formula="of:=MEDIAN([.$G559])" office:value-type="float"/>
          <table:table-cell table:formula="of:=MEDIAN([.$H559])" office:value-type="float"/>
          <table:table-cell table:formula="of:=MEDIAN([.$I559])" office:value-type="float"/>
          <table:table-cell table:formula="of:=MEDIAN([.$J559])" office:value-type="float"/>
          <table:table-cell table:formula="of:=MEDIAN([.$K559])" office:value-type="float"/>
          <table:table-cell table:formula="of:=MEDIAN([.$L559])" office:value-type="float"/>
          <table:table-cell table:formula="of:=MEDIAN([.$M559])" office:value-type="float"/>
          <table:table-cell table:formula="of:=MEDIAN([.$N559])" office:value-type="float"/>
          <table:table-cell table:formula="of:=MAX([.$B559])" office:value-type="float"/>
          <table:table-cell table:formula="of:=MAX([.$C559])" office:value-type="float"/>
          <table:table-cell table:formula="of:=MAX([.$D559])" office:value-type="float"/>
          <table:table-cell table:formula="of:=MAX([.$E559])" office:value-type="float"/>
          <table:table-cell table:formula="of:=MAX([.$F559])" office:value-type="float"/>
          <table:table-cell table:formula="of:=MAX([.$G559])" office:value-type="float"/>
          <table:table-cell table:formula="of:=MAX([.$H559])" office:value-type="float"/>
          <table:table-cell table:formula="of:=MAX([.$I559])" office:value-type="float"/>
          <table:table-cell table:formula="of:=MAX([.$J559])" office:value-type="float"/>
          <table:table-cell table:formula="of:=MAX([.$K559])" office:value-type="float"/>
          <table:table-cell table:formula="of:=MAX([.$L559])" office:value-type="float"/>
          <table:table-cell table:formula="of:=MAX([.$M559])" office:value-type="float"/>
          <table:table-cell table:formula="of:=MAX([.$N559])" office:value-type="float"/>
        </table:table-row>
        <table:table-row table:style-name="ro1">
          <table:table-cell office:value-type="string">
            <text:p>c6288/c6288.lp.1.8</text:p>
          </table:table-cell>
          <table:table-cell office:value-type="float" office:value="600.0"/>
          <table:table-cell office:value-type="float" office:value="600.028"/>
          <table:table-cell office:value-type="float" office:value="599.98"/>
          <table:table-cell office:value-type="float" office:value="977969.0"/>
          <table:table-cell office:value-type="float" office:value="1.0"/>
          <table:table-cell office:value-type="float" office:value="11.0"/>
          <table:table-cell office:value-type="float" office:value="994131.0"/>
          <table:table-cell office:value-type="float" office:value="73629741.0"/>
          <table:table-cell office:value-type="float" office:value="73621582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60])" office:value-type="float"/>
          <table:table-cell table:formula="of:=MIN([.$C560])" office:value-type="float"/>
          <table:table-cell table:formula="of:=MIN([.$D560])" office:value-type="float"/>
          <table:table-cell table:formula="of:=MIN([.$E560])" office:value-type="float"/>
          <table:table-cell table:formula="of:=MIN([.$F560])" office:value-type="float"/>
          <table:table-cell table:formula="of:=MIN([.$G560])" office:value-type="float"/>
          <table:table-cell table:formula="of:=MIN([.$H560])" office:value-type="float"/>
          <table:table-cell table:formula="of:=MIN([.$I560])" office:value-type="float"/>
          <table:table-cell table:formula="of:=MIN([.$J560])" office:value-type="float"/>
          <table:table-cell table:formula="of:=MIN([.$K560])" office:value-type="float"/>
          <table:table-cell table:formula="of:=MIN([.$L560])" office:value-type="float"/>
          <table:table-cell table:formula="of:=MIN([.$M560])" office:value-type="float"/>
          <table:table-cell table:formula="of:=MIN([.$N560])" office:value-type="float"/>
          <table:table-cell table:formula="of:=MEDIAN([.$B560])" office:value-type="float"/>
          <table:table-cell table:formula="of:=MEDIAN([.$C560])" office:value-type="float"/>
          <table:table-cell table:formula="of:=MEDIAN([.$D560])" office:value-type="float"/>
          <table:table-cell table:formula="of:=MEDIAN([.$E560])" office:value-type="float"/>
          <table:table-cell table:formula="of:=MEDIAN([.$F560])" office:value-type="float"/>
          <table:table-cell table:formula="of:=MEDIAN([.$G560])" office:value-type="float"/>
          <table:table-cell table:formula="of:=MEDIAN([.$H560])" office:value-type="float"/>
          <table:table-cell table:formula="of:=MEDIAN([.$I560])" office:value-type="float"/>
          <table:table-cell table:formula="of:=MEDIAN([.$J560])" office:value-type="float"/>
          <table:table-cell table:formula="of:=MEDIAN([.$K560])" office:value-type="float"/>
          <table:table-cell table:formula="of:=MEDIAN([.$L560])" office:value-type="float"/>
          <table:table-cell table:formula="of:=MEDIAN([.$M560])" office:value-type="float"/>
          <table:table-cell table:formula="of:=MEDIAN([.$N560])" office:value-type="float"/>
          <table:table-cell table:formula="of:=MAX([.$B560])" office:value-type="float"/>
          <table:table-cell table:formula="of:=MAX([.$C560])" office:value-type="float"/>
          <table:table-cell table:formula="of:=MAX([.$D560])" office:value-type="float"/>
          <table:table-cell table:formula="of:=MAX([.$E560])" office:value-type="float"/>
          <table:table-cell table:formula="of:=MAX([.$F560])" office:value-type="float"/>
          <table:table-cell table:formula="of:=MAX([.$G560])" office:value-type="float"/>
          <table:table-cell table:formula="of:=MAX([.$H560])" office:value-type="float"/>
          <table:table-cell table:formula="of:=MAX([.$I560])" office:value-type="float"/>
          <table:table-cell table:formula="of:=MAX([.$J560])" office:value-type="float"/>
          <table:table-cell table:formula="of:=MAX([.$K560])" office:value-type="float"/>
          <table:table-cell table:formula="of:=MAX([.$L560])" office:value-type="float"/>
          <table:table-cell table:formula="of:=MAX([.$M560])" office:value-type="float"/>
          <table:table-cell table:formula="of:=MAX([.$N560])" office:value-type="float"/>
        </table:table-row>
        <table:table-row table:style-name="ro1">
          <table:table-cell office:value-type="string">
            <text:p>c6288/c6288.lp.10.1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757432.0"/>
          <table:table-cell office:value-type="float" office:value="1.0"/>
          <table:table-cell office:value-type="float" office:value="11.0"/>
          <table:table-cell office:value-type="float" office:value="735141.0"/>
          <table:table-cell office:value-type="float" office:value="63085287.0"/>
          <table:table-cell office:value-type="float" office:value="6296094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1])" office:value-type="float"/>
          <table:table-cell table:formula="of:=MIN([.$C561])" office:value-type="float"/>
          <table:table-cell table:formula="of:=MIN([.$D561])" office:value-type="float"/>
          <table:table-cell table:formula="of:=MIN([.$E561])" office:value-type="float"/>
          <table:table-cell table:formula="of:=MIN([.$F561])" office:value-type="float"/>
          <table:table-cell table:formula="of:=MIN([.$G561])" office:value-type="float"/>
          <table:table-cell table:formula="of:=MIN([.$H561])" office:value-type="float"/>
          <table:table-cell table:formula="of:=MIN([.$I561])" office:value-type="float"/>
          <table:table-cell table:formula="of:=MIN([.$J561])" office:value-type="float"/>
          <table:table-cell table:formula="of:=MIN([.$K561])" office:value-type="float"/>
          <table:table-cell table:formula="of:=MIN([.$L561])" office:value-type="float"/>
          <table:table-cell table:formula="of:=MIN([.$M561])" office:value-type="float"/>
          <table:table-cell table:formula="of:=MIN([.$N561])" office:value-type="float"/>
          <table:table-cell table:formula="of:=MEDIAN([.$B561])" office:value-type="float"/>
          <table:table-cell table:formula="of:=MEDIAN([.$C561])" office:value-type="float"/>
          <table:table-cell table:formula="of:=MEDIAN([.$D561])" office:value-type="float"/>
          <table:table-cell table:formula="of:=MEDIAN([.$E561])" office:value-type="float"/>
          <table:table-cell table:formula="of:=MEDIAN([.$F561])" office:value-type="float"/>
          <table:table-cell table:formula="of:=MEDIAN([.$G561])" office:value-type="float"/>
          <table:table-cell table:formula="of:=MEDIAN([.$H561])" office:value-type="float"/>
          <table:table-cell table:formula="of:=MEDIAN([.$I561])" office:value-type="float"/>
          <table:table-cell table:formula="of:=MEDIAN([.$J561])" office:value-type="float"/>
          <table:table-cell table:formula="of:=MEDIAN([.$K561])" office:value-type="float"/>
          <table:table-cell table:formula="of:=MEDIAN([.$L561])" office:value-type="float"/>
          <table:table-cell table:formula="of:=MEDIAN([.$M561])" office:value-type="float"/>
          <table:table-cell table:formula="of:=MEDIAN([.$N561])" office:value-type="float"/>
          <table:table-cell table:formula="of:=MAX([.$B561])" office:value-type="float"/>
          <table:table-cell table:formula="of:=MAX([.$C561])" office:value-type="float"/>
          <table:table-cell table:formula="of:=MAX([.$D561])" office:value-type="float"/>
          <table:table-cell table:formula="of:=MAX([.$E561])" office:value-type="float"/>
          <table:table-cell table:formula="of:=MAX([.$F561])" office:value-type="float"/>
          <table:table-cell table:formula="of:=MAX([.$G561])" office:value-type="float"/>
          <table:table-cell table:formula="of:=MAX([.$H561])" office:value-type="float"/>
          <table:table-cell table:formula="of:=MAX([.$I561])" office:value-type="float"/>
          <table:table-cell table:formula="of:=MAX([.$J561])" office:value-type="float"/>
          <table:table-cell table:formula="of:=MAX([.$K561])" office:value-type="float"/>
          <table:table-cell table:formula="of:=MAX([.$L561])" office:value-type="float"/>
          <table:table-cell table:formula="of:=MAX([.$M561])" office:value-type="float"/>
          <table:table-cell table:formula="of:=MAX([.$N561])" office:value-type="float"/>
        </table:table-row>
        <table:table-row table:style-name="ro1">
          <table:table-cell office:value-type="string">
            <text:p>c6288/c6288.lp.10.2</text:p>
          </table:table-cell>
          <table:table-cell office:value-type="float" office:value="600.0"/>
          <table:table-cell office:value-type="float" office:value="600.037"/>
          <table:table-cell office:value-type="float" office:value="599.99"/>
          <table:table-cell office:value-type="float" office:value="1009145.0"/>
          <table:table-cell office:value-type="float" office:value="1.0"/>
          <table:table-cell office:value-type="float" office:value="12.0"/>
          <table:table-cell office:value-type="float" office:value="757255.0"/>
          <table:table-cell office:value-type="float" office:value="121742992.0"/>
          <table:table-cell office:value-type="float" office:value="121728378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2])" office:value-type="float"/>
          <table:table-cell table:formula="of:=MIN([.$C562])" office:value-type="float"/>
          <table:table-cell table:formula="of:=MIN([.$D562])" office:value-type="float"/>
          <table:table-cell table:formula="of:=MIN([.$E562])" office:value-type="float"/>
          <table:table-cell table:formula="of:=MIN([.$F562])" office:value-type="float"/>
          <table:table-cell table:formula="of:=MIN([.$G562])" office:value-type="float"/>
          <table:table-cell table:formula="of:=MIN([.$H562])" office:value-type="float"/>
          <table:table-cell table:formula="of:=MIN([.$I562])" office:value-type="float"/>
          <table:table-cell table:formula="of:=MIN([.$J562])" office:value-type="float"/>
          <table:table-cell table:formula="of:=MIN([.$K562])" office:value-type="float"/>
          <table:table-cell table:formula="of:=MIN([.$L562])" office:value-type="float"/>
          <table:table-cell table:formula="of:=MIN([.$M562])" office:value-type="float"/>
          <table:table-cell table:formula="of:=MIN([.$N562])" office:value-type="float"/>
          <table:table-cell table:formula="of:=MEDIAN([.$B562])" office:value-type="float"/>
          <table:table-cell table:formula="of:=MEDIAN([.$C562])" office:value-type="float"/>
          <table:table-cell table:formula="of:=MEDIAN([.$D562])" office:value-type="float"/>
          <table:table-cell table:formula="of:=MEDIAN([.$E562])" office:value-type="float"/>
          <table:table-cell table:formula="of:=MEDIAN([.$F562])" office:value-type="float"/>
          <table:table-cell table:formula="of:=MEDIAN([.$G562])" office:value-type="float"/>
          <table:table-cell table:formula="of:=MEDIAN([.$H562])" office:value-type="float"/>
          <table:table-cell table:formula="of:=MEDIAN([.$I562])" office:value-type="float"/>
          <table:table-cell table:formula="of:=MEDIAN([.$J562])" office:value-type="float"/>
          <table:table-cell table:formula="of:=MEDIAN([.$K562])" office:value-type="float"/>
          <table:table-cell table:formula="of:=MEDIAN([.$L562])" office:value-type="float"/>
          <table:table-cell table:formula="of:=MEDIAN([.$M562])" office:value-type="float"/>
          <table:table-cell table:formula="of:=MEDIAN([.$N562])" office:value-type="float"/>
          <table:table-cell table:formula="of:=MAX([.$B562])" office:value-type="float"/>
          <table:table-cell table:formula="of:=MAX([.$C562])" office:value-type="float"/>
          <table:table-cell table:formula="of:=MAX([.$D562])" office:value-type="float"/>
          <table:table-cell table:formula="of:=MAX([.$E562])" office:value-type="float"/>
          <table:table-cell table:formula="of:=MAX([.$F562])" office:value-type="float"/>
          <table:table-cell table:formula="of:=MAX([.$G562])" office:value-type="float"/>
          <table:table-cell table:formula="of:=MAX([.$H562])" office:value-type="float"/>
          <table:table-cell table:formula="of:=MAX([.$I562])" office:value-type="float"/>
          <table:table-cell table:formula="of:=MAX([.$J562])" office:value-type="float"/>
          <table:table-cell table:formula="of:=MAX([.$K562])" office:value-type="float"/>
          <table:table-cell table:formula="of:=MAX([.$L562])" office:value-type="float"/>
          <table:table-cell table:formula="of:=MAX([.$M562])" office:value-type="float"/>
          <table:table-cell table:formula="of:=MAX([.$N562])" office:value-type="float"/>
        </table:table-row>
        <table:table-row table:style-name="ro1">
          <table:table-cell office:value-type="string">
            <text:p>c6288/c6288.lp.10.3</text:p>
          </table:table-cell>
          <table:table-cell office:value-type="float" office:value="600.0"/>
          <table:table-cell office:value-type="float" office:value="600.036"/>
          <table:table-cell office:value-type="float" office:value="599.99"/>
          <table:table-cell office:value-type="float" office:value="629319.0"/>
          <table:table-cell office:value-type="float" office:value="1.0"/>
          <table:table-cell office:value-type="float" office:value="11.0"/>
          <table:table-cell office:value-type="float" office:value="729947.0"/>
          <table:table-cell office:value-type="float" office:value="55620717.0"/>
          <table:table-cell office:value-type="float" office:value="55619530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3])" office:value-type="float"/>
          <table:table-cell table:formula="of:=MIN([.$C563])" office:value-type="float"/>
          <table:table-cell table:formula="of:=MIN([.$D563])" office:value-type="float"/>
          <table:table-cell table:formula="of:=MIN([.$E563])" office:value-type="float"/>
          <table:table-cell table:formula="of:=MIN([.$F563])" office:value-type="float"/>
          <table:table-cell table:formula="of:=MIN([.$G563])" office:value-type="float"/>
          <table:table-cell table:formula="of:=MIN([.$H563])" office:value-type="float"/>
          <table:table-cell table:formula="of:=MIN([.$I563])" office:value-type="float"/>
          <table:table-cell table:formula="of:=MIN([.$J563])" office:value-type="float"/>
          <table:table-cell table:formula="of:=MIN([.$K563])" office:value-type="float"/>
          <table:table-cell table:formula="of:=MIN([.$L563])" office:value-type="float"/>
          <table:table-cell table:formula="of:=MIN([.$M563])" office:value-type="float"/>
          <table:table-cell table:formula="of:=MIN([.$N563])" office:value-type="float"/>
          <table:table-cell table:formula="of:=MEDIAN([.$B563])" office:value-type="float"/>
          <table:table-cell table:formula="of:=MEDIAN([.$C563])" office:value-type="float"/>
          <table:table-cell table:formula="of:=MEDIAN([.$D563])" office:value-type="float"/>
          <table:table-cell table:formula="of:=MEDIAN([.$E563])" office:value-type="float"/>
          <table:table-cell table:formula="of:=MEDIAN([.$F563])" office:value-type="float"/>
          <table:table-cell table:formula="of:=MEDIAN([.$G563])" office:value-type="float"/>
          <table:table-cell table:formula="of:=MEDIAN([.$H563])" office:value-type="float"/>
          <table:table-cell table:formula="of:=MEDIAN([.$I563])" office:value-type="float"/>
          <table:table-cell table:formula="of:=MEDIAN([.$J563])" office:value-type="float"/>
          <table:table-cell table:formula="of:=MEDIAN([.$K563])" office:value-type="float"/>
          <table:table-cell table:formula="of:=MEDIAN([.$L563])" office:value-type="float"/>
          <table:table-cell table:formula="of:=MEDIAN([.$M563])" office:value-type="float"/>
          <table:table-cell table:formula="of:=MEDIAN([.$N563])" office:value-type="float"/>
          <table:table-cell table:formula="of:=MAX([.$B563])" office:value-type="float"/>
          <table:table-cell table:formula="of:=MAX([.$C563])" office:value-type="float"/>
          <table:table-cell table:formula="of:=MAX([.$D563])" office:value-type="float"/>
          <table:table-cell table:formula="of:=MAX([.$E563])" office:value-type="float"/>
          <table:table-cell table:formula="of:=MAX([.$F563])" office:value-type="float"/>
          <table:table-cell table:formula="of:=MAX([.$G563])" office:value-type="float"/>
          <table:table-cell table:formula="of:=MAX([.$H563])" office:value-type="float"/>
          <table:table-cell table:formula="of:=MAX([.$I563])" office:value-type="float"/>
          <table:table-cell table:formula="of:=MAX([.$J563])" office:value-type="float"/>
          <table:table-cell table:formula="of:=MAX([.$K563])" office:value-type="float"/>
          <table:table-cell table:formula="of:=MAX([.$L563])" office:value-type="float"/>
          <table:table-cell table:formula="of:=MAX([.$M563])" office:value-type="float"/>
          <table:table-cell table:formula="of:=MAX([.$N563])" office:value-type="float"/>
        </table:table-row>
        <table:table-row table:style-name="ro1">
          <table:table-cell office:value-type="string">
            <text:p>c6288/c6288.lp.10.4</text:p>
          </table:table-cell>
          <table:table-cell office:value-type="float" office:value="600.0"/>
          <table:table-cell office:value-type="float" office:value="600.013"/>
          <table:table-cell office:value-type="float" office:value="599.97"/>
          <table:table-cell office:value-type="float" office:value="805581.0"/>
          <table:table-cell office:value-type="float" office:value="1.0"/>
          <table:table-cell office:value-type="float" office:value="13.0"/>
          <table:table-cell office:value-type="float" office:value="1137078.0"/>
          <table:table-cell office:value-type="float" office:value="62345616.0"/>
          <table:table-cell office:value-type="float" office:value="62344753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64])" office:value-type="float"/>
          <table:table-cell table:formula="of:=MIN([.$C564])" office:value-type="float"/>
          <table:table-cell table:formula="of:=MIN([.$D564])" office:value-type="float"/>
          <table:table-cell table:formula="of:=MIN([.$E564])" office:value-type="float"/>
          <table:table-cell table:formula="of:=MIN([.$F564])" office:value-type="float"/>
          <table:table-cell table:formula="of:=MIN([.$G564])" office:value-type="float"/>
          <table:table-cell table:formula="of:=MIN([.$H564])" office:value-type="float"/>
          <table:table-cell table:formula="of:=MIN([.$I564])" office:value-type="float"/>
          <table:table-cell table:formula="of:=MIN([.$J564])" office:value-type="float"/>
          <table:table-cell table:formula="of:=MIN([.$K564])" office:value-type="float"/>
          <table:table-cell table:formula="of:=MIN([.$L564])" office:value-type="float"/>
          <table:table-cell table:formula="of:=MIN([.$M564])" office:value-type="float"/>
          <table:table-cell table:formula="of:=MIN([.$N564])" office:value-type="float"/>
          <table:table-cell table:formula="of:=MEDIAN([.$B564])" office:value-type="float"/>
          <table:table-cell table:formula="of:=MEDIAN([.$C564])" office:value-type="float"/>
          <table:table-cell table:formula="of:=MEDIAN([.$D564])" office:value-type="float"/>
          <table:table-cell table:formula="of:=MEDIAN([.$E564])" office:value-type="float"/>
          <table:table-cell table:formula="of:=MEDIAN([.$F564])" office:value-type="float"/>
          <table:table-cell table:formula="of:=MEDIAN([.$G564])" office:value-type="float"/>
          <table:table-cell table:formula="of:=MEDIAN([.$H564])" office:value-type="float"/>
          <table:table-cell table:formula="of:=MEDIAN([.$I564])" office:value-type="float"/>
          <table:table-cell table:formula="of:=MEDIAN([.$J564])" office:value-type="float"/>
          <table:table-cell table:formula="of:=MEDIAN([.$K564])" office:value-type="float"/>
          <table:table-cell table:formula="of:=MEDIAN([.$L564])" office:value-type="float"/>
          <table:table-cell table:formula="of:=MEDIAN([.$M564])" office:value-type="float"/>
          <table:table-cell table:formula="of:=MEDIAN([.$N564])" office:value-type="float"/>
          <table:table-cell table:formula="of:=MAX([.$B564])" office:value-type="float"/>
          <table:table-cell table:formula="of:=MAX([.$C564])" office:value-type="float"/>
          <table:table-cell table:formula="of:=MAX([.$D564])" office:value-type="float"/>
          <table:table-cell table:formula="of:=MAX([.$E564])" office:value-type="float"/>
          <table:table-cell table:formula="of:=MAX([.$F564])" office:value-type="float"/>
          <table:table-cell table:formula="of:=MAX([.$G564])" office:value-type="float"/>
          <table:table-cell table:formula="of:=MAX([.$H564])" office:value-type="float"/>
          <table:table-cell table:formula="of:=MAX([.$I564])" office:value-type="float"/>
          <table:table-cell table:formula="of:=MAX([.$J564])" office:value-type="float"/>
          <table:table-cell table:formula="of:=MAX([.$K564])" office:value-type="float"/>
          <table:table-cell table:formula="of:=MAX([.$L564])" office:value-type="float"/>
          <table:table-cell table:formula="of:=MAX([.$M564])" office:value-type="float"/>
          <table:table-cell table:formula="of:=MAX([.$N564])" office:value-type="float"/>
        </table:table-row>
        <table:table-row table:style-name="ro1">
          <table:table-cell office:value-type="string">
            <text:p>c6288/c6288.lp.10.5</text:p>
          </table:table-cell>
          <table:table-cell office:value-type="float" office:value="600.0"/>
          <table:table-cell office:value-type="float" office:value="600.014"/>
          <table:table-cell office:value-type="float" office:value="599.97"/>
          <table:table-cell office:value-type="float" office:value="644388.0"/>
          <table:table-cell office:value-type="float" office:value="1.0"/>
          <table:table-cell office:value-type="float" office:value="9.0"/>
          <table:table-cell office:value-type="float" office:value="552803.0"/>
          <table:table-cell office:value-type="float" office:value="44435028.0"/>
          <table:table-cell office:value-type="float" office:value="4442976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5])" office:value-type="float"/>
          <table:table-cell table:formula="of:=MIN([.$C565])" office:value-type="float"/>
          <table:table-cell table:formula="of:=MIN([.$D565])" office:value-type="float"/>
          <table:table-cell table:formula="of:=MIN([.$E565])" office:value-type="float"/>
          <table:table-cell table:formula="of:=MIN([.$F565])" office:value-type="float"/>
          <table:table-cell table:formula="of:=MIN([.$G565])" office:value-type="float"/>
          <table:table-cell table:formula="of:=MIN([.$H565])" office:value-type="float"/>
          <table:table-cell table:formula="of:=MIN([.$I565])" office:value-type="float"/>
          <table:table-cell table:formula="of:=MIN([.$J565])" office:value-type="float"/>
          <table:table-cell table:formula="of:=MIN([.$K565])" office:value-type="float"/>
          <table:table-cell table:formula="of:=MIN([.$L565])" office:value-type="float"/>
          <table:table-cell table:formula="of:=MIN([.$M565])" office:value-type="float"/>
          <table:table-cell table:formula="of:=MIN([.$N565])" office:value-type="float"/>
          <table:table-cell table:formula="of:=MEDIAN([.$B565])" office:value-type="float"/>
          <table:table-cell table:formula="of:=MEDIAN([.$C565])" office:value-type="float"/>
          <table:table-cell table:formula="of:=MEDIAN([.$D565])" office:value-type="float"/>
          <table:table-cell table:formula="of:=MEDIAN([.$E565])" office:value-type="float"/>
          <table:table-cell table:formula="of:=MEDIAN([.$F565])" office:value-type="float"/>
          <table:table-cell table:formula="of:=MEDIAN([.$G565])" office:value-type="float"/>
          <table:table-cell table:formula="of:=MEDIAN([.$H565])" office:value-type="float"/>
          <table:table-cell table:formula="of:=MEDIAN([.$I565])" office:value-type="float"/>
          <table:table-cell table:formula="of:=MEDIAN([.$J565])" office:value-type="float"/>
          <table:table-cell table:formula="of:=MEDIAN([.$K565])" office:value-type="float"/>
          <table:table-cell table:formula="of:=MEDIAN([.$L565])" office:value-type="float"/>
          <table:table-cell table:formula="of:=MEDIAN([.$M565])" office:value-type="float"/>
          <table:table-cell table:formula="of:=MEDIAN([.$N565])" office:value-type="float"/>
          <table:table-cell table:formula="of:=MAX([.$B565])" office:value-type="float"/>
          <table:table-cell table:formula="of:=MAX([.$C565])" office:value-type="float"/>
          <table:table-cell table:formula="of:=MAX([.$D565])" office:value-type="float"/>
          <table:table-cell table:formula="of:=MAX([.$E565])" office:value-type="float"/>
          <table:table-cell table:formula="of:=MAX([.$F565])" office:value-type="float"/>
          <table:table-cell table:formula="of:=MAX([.$G565])" office:value-type="float"/>
          <table:table-cell table:formula="of:=MAX([.$H565])" office:value-type="float"/>
          <table:table-cell table:formula="of:=MAX([.$I565])" office:value-type="float"/>
          <table:table-cell table:formula="of:=MAX([.$J565])" office:value-type="float"/>
          <table:table-cell table:formula="of:=MAX([.$K565])" office:value-type="float"/>
          <table:table-cell table:formula="of:=MAX([.$L565])" office:value-type="float"/>
          <table:table-cell table:formula="of:=MAX([.$M565])" office:value-type="float"/>
          <table:table-cell table:formula="of:=MAX([.$N565])" office:value-type="float"/>
        </table:table-row>
        <table:table-row table:style-name="ro1">
          <table:table-cell office:value-type="string">
            <text:p>c6288/c6288.lp.10.6</text:p>
          </table:table-cell>
          <table:table-cell office:value-type="float" office:value="600.0"/>
          <table:table-cell office:value-type="float" office:value="600.013"/>
          <table:table-cell office:value-type="float" office:value="599.97"/>
          <table:table-cell office:value-type="float" office:value="805748.0"/>
          <table:table-cell office:value-type="float" office:value="1.0"/>
          <table:table-cell office:value-type="float" office:value="11.0"/>
          <table:table-cell office:value-type="float" office:value="814363.0"/>
          <table:table-cell office:value-type="float" office:value="56524227.0"/>
          <table:table-cell office:value-type="float" office:value="56497614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6])" office:value-type="float"/>
          <table:table-cell table:formula="of:=MIN([.$C566])" office:value-type="float"/>
          <table:table-cell table:formula="of:=MIN([.$D566])" office:value-type="float"/>
          <table:table-cell table:formula="of:=MIN([.$E566])" office:value-type="float"/>
          <table:table-cell table:formula="of:=MIN([.$F566])" office:value-type="float"/>
          <table:table-cell table:formula="of:=MIN([.$G566])" office:value-type="float"/>
          <table:table-cell table:formula="of:=MIN([.$H566])" office:value-type="float"/>
          <table:table-cell table:formula="of:=MIN([.$I566])" office:value-type="float"/>
          <table:table-cell table:formula="of:=MIN([.$J566])" office:value-type="float"/>
          <table:table-cell table:formula="of:=MIN([.$K566])" office:value-type="float"/>
          <table:table-cell table:formula="of:=MIN([.$L566])" office:value-type="float"/>
          <table:table-cell table:formula="of:=MIN([.$M566])" office:value-type="float"/>
          <table:table-cell table:formula="of:=MIN([.$N566])" office:value-type="float"/>
          <table:table-cell table:formula="of:=MEDIAN([.$B566])" office:value-type="float"/>
          <table:table-cell table:formula="of:=MEDIAN([.$C566])" office:value-type="float"/>
          <table:table-cell table:formula="of:=MEDIAN([.$D566])" office:value-type="float"/>
          <table:table-cell table:formula="of:=MEDIAN([.$E566])" office:value-type="float"/>
          <table:table-cell table:formula="of:=MEDIAN([.$F566])" office:value-type="float"/>
          <table:table-cell table:formula="of:=MEDIAN([.$G566])" office:value-type="float"/>
          <table:table-cell table:formula="of:=MEDIAN([.$H566])" office:value-type="float"/>
          <table:table-cell table:formula="of:=MEDIAN([.$I566])" office:value-type="float"/>
          <table:table-cell table:formula="of:=MEDIAN([.$J566])" office:value-type="float"/>
          <table:table-cell table:formula="of:=MEDIAN([.$K566])" office:value-type="float"/>
          <table:table-cell table:formula="of:=MEDIAN([.$L566])" office:value-type="float"/>
          <table:table-cell table:formula="of:=MEDIAN([.$M566])" office:value-type="float"/>
          <table:table-cell table:formula="of:=MEDIAN([.$N566])" office:value-type="float"/>
          <table:table-cell table:formula="of:=MAX([.$B566])" office:value-type="float"/>
          <table:table-cell table:formula="of:=MAX([.$C566])" office:value-type="float"/>
          <table:table-cell table:formula="of:=MAX([.$D566])" office:value-type="float"/>
          <table:table-cell table:formula="of:=MAX([.$E566])" office:value-type="float"/>
          <table:table-cell table:formula="of:=MAX([.$F566])" office:value-type="float"/>
          <table:table-cell table:formula="of:=MAX([.$G566])" office:value-type="float"/>
          <table:table-cell table:formula="of:=MAX([.$H566])" office:value-type="float"/>
          <table:table-cell table:formula="of:=MAX([.$I566])" office:value-type="float"/>
          <table:table-cell table:formula="of:=MAX([.$J566])" office:value-type="float"/>
          <table:table-cell table:formula="of:=MAX([.$K566])" office:value-type="float"/>
          <table:table-cell table:formula="of:=MAX([.$L566])" office:value-type="float"/>
          <table:table-cell table:formula="of:=MAX([.$M566])" office:value-type="float"/>
          <table:table-cell table:formula="of:=MAX([.$N566])" office:value-type="float"/>
        </table:table-row>
        <table:table-row table:style-name="ro1">
          <table:table-cell office:value-type="string">
            <text:p>c6288/c6288.lp.10.7</text:p>
          </table:table-cell>
          <table:table-cell office:value-type="float" office:value="600.0"/>
          <table:table-cell office:value-type="float" office:value="600.017"/>
          <table:table-cell office:value-type="float" office:value="599.96"/>
          <table:table-cell office:value-type="float" office:value="764740.0"/>
          <table:table-cell office:value-type="float" office:value="1.0"/>
          <table:table-cell office:value-type="float" office:value="12.0"/>
          <table:table-cell office:value-type="float" office:value="884632.0"/>
          <table:table-cell office:value-type="float" office:value="50011894.0"/>
          <table:table-cell office:value-type="float" office:value="5000203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7])" office:value-type="float"/>
          <table:table-cell table:formula="of:=MIN([.$C567])" office:value-type="float"/>
          <table:table-cell table:formula="of:=MIN([.$D567])" office:value-type="float"/>
          <table:table-cell table:formula="of:=MIN([.$E567])" office:value-type="float"/>
          <table:table-cell table:formula="of:=MIN([.$F567])" office:value-type="float"/>
          <table:table-cell table:formula="of:=MIN([.$G567])" office:value-type="float"/>
          <table:table-cell table:formula="of:=MIN([.$H567])" office:value-type="float"/>
          <table:table-cell table:formula="of:=MIN([.$I567])" office:value-type="float"/>
          <table:table-cell table:formula="of:=MIN([.$J567])" office:value-type="float"/>
          <table:table-cell table:formula="of:=MIN([.$K567])" office:value-type="float"/>
          <table:table-cell table:formula="of:=MIN([.$L567])" office:value-type="float"/>
          <table:table-cell table:formula="of:=MIN([.$M567])" office:value-type="float"/>
          <table:table-cell table:formula="of:=MIN([.$N567])" office:value-type="float"/>
          <table:table-cell table:formula="of:=MEDIAN([.$B567])" office:value-type="float"/>
          <table:table-cell table:formula="of:=MEDIAN([.$C567])" office:value-type="float"/>
          <table:table-cell table:formula="of:=MEDIAN([.$D567])" office:value-type="float"/>
          <table:table-cell table:formula="of:=MEDIAN([.$E567])" office:value-type="float"/>
          <table:table-cell table:formula="of:=MEDIAN([.$F567])" office:value-type="float"/>
          <table:table-cell table:formula="of:=MEDIAN([.$G567])" office:value-type="float"/>
          <table:table-cell table:formula="of:=MEDIAN([.$H567])" office:value-type="float"/>
          <table:table-cell table:formula="of:=MEDIAN([.$I567])" office:value-type="float"/>
          <table:table-cell table:formula="of:=MEDIAN([.$J567])" office:value-type="float"/>
          <table:table-cell table:formula="of:=MEDIAN([.$K567])" office:value-type="float"/>
          <table:table-cell table:formula="of:=MEDIAN([.$L567])" office:value-type="float"/>
          <table:table-cell table:formula="of:=MEDIAN([.$M567])" office:value-type="float"/>
          <table:table-cell table:formula="of:=MEDIAN([.$N567])" office:value-type="float"/>
          <table:table-cell table:formula="of:=MAX([.$B567])" office:value-type="float"/>
          <table:table-cell table:formula="of:=MAX([.$C567])" office:value-type="float"/>
          <table:table-cell table:formula="of:=MAX([.$D567])" office:value-type="float"/>
          <table:table-cell table:formula="of:=MAX([.$E567])" office:value-type="float"/>
          <table:table-cell table:formula="of:=MAX([.$F567])" office:value-type="float"/>
          <table:table-cell table:formula="of:=MAX([.$G567])" office:value-type="float"/>
          <table:table-cell table:formula="of:=MAX([.$H567])" office:value-type="float"/>
          <table:table-cell table:formula="of:=MAX([.$I567])" office:value-type="float"/>
          <table:table-cell table:formula="of:=MAX([.$J567])" office:value-type="float"/>
          <table:table-cell table:formula="of:=MAX([.$K567])" office:value-type="float"/>
          <table:table-cell table:formula="of:=MAX([.$L567])" office:value-type="float"/>
          <table:table-cell table:formula="of:=MAX([.$M567])" office:value-type="float"/>
          <table:table-cell table:formula="of:=MAX([.$N567])" office:value-type="float"/>
        </table:table-row>
        <table:table-row table:style-name="ro1">
          <table:table-cell office:value-type="string">
            <text:p>c6288/c6288.lp.10.8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776970.0"/>
          <table:table-cell office:value-type="float" office:value="1.0"/>
          <table:table-cell office:value-type="float" office:value="13.0"/>
          <table:table-cell office:value-type="float" office:value="1029176.0"/>
          <table:table-cell office:value-type="float" office:value="57881270.0"/>
          <table:table-cell office:value-type="float" office:value="57878681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8])" office:value-type="float"/>
          <table:table-cell table:formula="of:=MIN([.$C568])" office:value-type="float"/>
          <table:table-cell table:formula="of:=MIN([.$D568])" office:value-type="float"/>
          <table:table-cell table:formula="of:=MIN([.$E568])" office:value-type="float"/>
          <table:table-cell table:formula="of:=MIN([.$F568])" office:value-type="float"/>
          <table:table-cell table:formula="of:=MIN([.$G568])" office:value-type="float"/>
          <table:table-cell table:formula="of:=MIN([.$H568])" office:value-type="float"/>
          <table:table-cell table:formula="of:=MIN([.$I568])" office:value-type="float"/>
          <table:table-cell table:formula="of:=MIN([.$J568])" office:value-type="float"/>
          <table:table-cell table:formula="of:=MIN([.$K568])" office:value-type="float"/>
          <table:table-cell table:formula="of:=MIN([.$L568])" office:value-type="float"/>
          <table:table-cell table:formula="of:=MIN([.$M568])" office:value-type="float"/>
          <table:table-cell table:formula="of:=MIN([.$N568])" office:value-type="float"/>
          <table:table-cell table:formula="of:=MEDIAN([.$B568])" office:value-type="float"/>
          <table:table-cell table:formula="of:=MEDIAN([.$C568])" office:value-type="float"/>
          <table:table-cell table:formula="of:=MEDIAN([.$D568])" office:value-type="float"/>
          <table:table-cell table:formula="of:=MEDIAN([.$E568])" office:value-type="float"/>
          <table:table-cell table:formula="of:=MEDIAN([.$F568])" office:value-type="float"/>
          <table:table-cell table:formula="of:=MEDIAN([.$G568])" office:value-type="float"/>
          <table:table-cell table:formula="of:=MEDIAN([.$H568])" office:value-type="float"/>
          <table:table-cell table:formula="of:=MEDIAN([.$I568])" office:value-type="float"/>
          <table:table-cell table:formula="of:=MEDIAN([.$J568])" office:value-type="float"/>
          <table:table-cell table:formula="of:=MEDIAN([.$K568])" office:value-type="float"/>
          <table:table-cell table:formula="of:=MEDIAN([.$L568])" office:value-type="float"/>
          <table:table-cell table:formula="of:=MEDIAN([.$M568])" office:value-type="float"/>
          <table:table-cell table:formula="of:=MEDIAN([.$N568])" office:value-type="float"/>
          <table:table-cell table:formula="of:=MAX([.$B568])" office:value-type="float"/>
          <table:table-cell table:formula="of:=MAX([.$C568])" office:value-type="float"/>
          <table:table-cell table:formula="of:=MAX([.$D568])" office:value-type="float"/>
          <table:table-cell table:formula="of:=MAX([.$E568])" office:value-type="float"/>
          <table:table-cell table:formula="of:=MAX([.$F568])" office:value-type="float"/>
          <table:table-cell table:formula="of:=MAX([.$G568])" office:value-type="float"/>
          <table:table-cell table:formula="of:=MAX([.$H568])" office:value-type="float"/>
          <table:table-cell table:formula="of:=MAX([.$I568])" office:value-type="float"/>
          <table:table-cell table:formula="of:=MAX([.$J568])" office:value-type="float"/>
          <table:table-cell table:formula="of:=MAX([.$K568])" office:value-type="float"/>
          <table:table-cell table:formula="of:=MAX([.$L568])" office:value-type="float"/>
          <table:table-cell table:formula="of:=MAX([.$M568])" office:value-type="float"/>
          <table:table-cell table:formula="of:=MAX([.$N568])" office:value-type="float"/>
        </table:table-row>
        <table:table-row table:style-name="ro1">
          <table:table-cell office:value-type="string">
            <text:p>c6288/c6288.lp.2.1</text:p>
          </table:table-cell>
          <table:table-cell office:value-type="float" office:value="600.0"/>
          <table:table-cell office:value-type="float" office:value="600.028"/>
          <table:table-cell office:value-type="float" office:value="599.97"/>
          <table:table-cell office:value-type="float" office:value="922534.0"/>
          <table:table-cell office:value-type="float" office:value="1.0"/>
          <table:table-cell office:value-type="float" office:value="9.0"/>
          <table:table-cell office:value-type="float" office:value="830061.0"/>
          <table:table-cell office:value-type="float" office:value="135199642.0"/>
          <table:table-cell office:value-type="float" office:value="135139259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9])" office:value-type="float"/>
          <table:table-cell table:formula="of:=MIN([.$C569])" office:value-type="float"/>
          <table:table-cell table:formula="of:=MIN([.$D569])" office:value-type="float"/>
          <table:table-cell table:formula="of:=MIN([.$E569])" office:value-type="float"/>
          <table:table-cell table:formula="of:=MIN([.$F569])" office:value-type="float"/>
          <table:table-cell table:formula="of:=MIN([.$G569])" office:value-type="float"/>
          <table:table-cell table:formula="of:=MIN([.$H569])" office:value-type="float"/>
          <table:table-cell table:formula="of:=MIN([.$I569])" office:value-type="float"/>
          <table:table-cell table:formula="of:=MIN([.$J569])" office:value-type="float"/>
          <table:table-cell table:formula="of:=MIN([.$K569])" office:value-type="float"/>
          <table:table-cell table:formula="of:=MIN([.$L569])" office:value-type="float"/>
          <table:table-cell table:formula="of:=MIN([.$M569])" office:value-type="float"/>
          <table:table-cell table:formula="of:=MIN([.$N569])" office:value-type="float"/>
          <table:table-cell table:formula="of:=MEDIAN([.$B569])" office:value-type="float"/>
          <table:table-cell table:formula="of:=MEDIAN([.$C569])" office:value-type="float"/>
          <table:table-cell table:formula="of:=MEDIAN([.$D569])" office:value-type="float"/>
          <table:table-cell table:formula="of:=MEDIAN([.$E569])" office:value-type="float"/>
          <table:table-cell table:formula="of:=MEDIAN([.$F569])" office:value-type="float"/>
          <table:table-cell table:formula="of:=MEDIAN([.$G569])" office:value-type="float"/>
          <table:table-cell table:formula="of:=MEDIAN([.$H569])" office:value-type="float"/>
          <table:table-cell table:formula="of:=MEDIAN([.$I569])" office:value-type="float"/>
          <table:table-cell table:formula="of:=MEDIAN([.$J569])" office:value-type="float"/>
          <table:table-cell table:formula="of:=MEDIAN([.$K569])" office:value-type="float"/>
          <table:table-cell table:formula="of:=MEDIAN([.$L569])" office:value-type="float"/>
          <table:table-cell table:formula="of:=MEDIAN([.$M569])" office:value-type="float"/>
          <table:table-cell table:formula="of:=MEDIAN([.$N569])" office:value-type="float"/>
          <table:table-cell table:formula="of:=MAX([.$B569])" office:value-type="float"/>
          <table:table-cell table:formula="of:=MAX([.$C569])" office:value-type="float"/>
          <table:table-cell table:formula="of:=MAX([.$D569])" office:value-type="float"/>
          <table:table-cell table:formula="of:=MAX([.$E569])" office:value-type="float"/>
          <table:table-cell table:formula="of:=MAX([.$F569])" office:value-type="float"/>
          <table:table-cell table:formula="of:=MAX([.$G569])" office:value-type="float"/>
          <table:table-cell table:formula="of:=MAX([.$H569])" office:value-type="float"/>
          <table:table-cell table:formula="of:=MAX([.$I569])" office:value-type="float"/>
          <table:table-cell table:formula="of:=MAX([.$J569])" office:value-type="float"/>
          <table:table-cell table:formula="of:=MAX([.$K569])" office:value-type="float"/>
          <table:table-cell table:formula="of:=MAX([.$L569])" office:value-type="float"/>
          <table:table-cell table:formula="of:=MAX([.$M569])" office:value-type="float"/>
          <table:table-cell table:formula="of:=MAX([.$N569])" office:value-type="float"/>
        </table:table-row>
        <table:table-row table:style-name="ro1">
          <table:table-cell office:value-type="string">
            <text:p>c6288/c6288.lp.2.2</text:p>
          </table:table-cell>
          <table:table-cell office:value-type="float" office:value="600.0"/>
          <table:table-cell office:value-type="float" office:value="600.019"/>
          <table:table-cell office:value-type="float" office:value="599.96"/>
          <table:table-cell office:value-type="float" office:value="759262.0"/>
          <table:table-cell office:value-type="float" office:value="1.0"/>
          <table:table-cell office:value-type="float" office:value="11.0"/>
          <table:table-cell office:value-type="float" office:value="756198.0"/>
          <table:table-cell office:value-type="float" office:value="66422738.0"/>
          <table:table-cell office:value-type="float" office:value="66395784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0])" office:value-type="float"/>
          <table:table-cell table:formula="of:=MIN([.$C570])" office:value-type="float"/>
          <table:table-cell table:formula="of:=MIN([.$D570])" office:value-type="float"/>
          <table:table-cell table:formula="of:=MIN([.$E570])" office:value-type="float"/>
          <table:table-cell table:formula="of:=MIN([.$F570])" office:value-type="float"/>
          <table:table-cell table:formula="of:=MIN([.$G570])" office:value-type="float"/>
          <table:table-cell table:formula="of:=MIN([.$H570])" office:value-type="float"/>
          <table:table-cell table:formula="of:=MIN([.$I570])" office:value-type="float"/>
          <table:table-cell table:formula="of:=MIN([.$J570])" office:value-type="float"/>
          <table:table-cell table:formula="of:=MIN([.$K570])" office:value-type="float"/>
          <table:table-cell table:formula="of:=MIN([.$L570])" office:value-type="float"/>
          <table:table-cell table:formula="of:=MIN([.$M570])" office:value-type="float"/>
          <table:table-cell table:formula="of:=MIN([.$N570])" office:value-type="float"/>
          <table:table-cell table:formula="of:=MEDIAN([.$B570])" office:value-type="float"/>
          <table:table-cell table:formula="of:=MEDIAN([.$C570])" office:value-type="float"/>
          <table:table-cell table:formula="of:=MEDIAN([.$D570])" office:value-type="float"/>
          <table:table-cell table:formula="of:=MEDIAN([.$E570])" office:value-type="float"/>
          <table:table-cell table:formula="of:=MEDIAN([.$F570])" office:value-type="float"/>
          <table:table-cell table:formula="of:=MEDIAN([.$G570])" office:value-type="float"/>
          <table:table-cell table:formula="of:=MEDIAN([.$H570])" office:value-type="float"/>
          <table:table-cell table:formula="of:=MEDIAN([.$I570])" office:value-type="float"/>
          <table:table-cell table:formula="of:=MEDIAN([.$J570])" office:value-type="float"/>
          <table:table-cell table:formula="of:=MEDIAN([.$K570])" office:value-type="float"/>
          <table:table-cell table:formula="of:=MEDIAN([.$L570])" office:value-type="float"/>
          <table:table-cell table:formula="of:=MEDIAN([.$M570])" office:value-type="float"/>
          <table:table-cell table:formula="of:=MEDIAN([.$N570])" office:value-type="float"/>
          <table:table-cell table:formula="of:=MAX([.$B570])" office:value-type="float"/>
          <table:table-cell table:formula="of:=MAX([.$C570])" office:value-type="float"/>
          <table:table-cell table:formula="of:=MAX([.$D570])" office:value-type="float"/>
          <table:table-cell table:formula="of:=MAX([.$E570])" office:value-type="float"/>
          <table:table-cell table:formula="of:=MAX([.$F570])" office:value-type="float"/>
          <table:table-cell table:formula="of:=MAX([.$G570])" office:value-type="float"/>
          <table:table-cell table:formula="of:=MAX([.$H570])" office:value-type="float"/>
          <table:table-cell table:formula="of:=MAX([.$I570])" office:value-type="float"/>
          <table:table-cell table:formula="of:=MAX([.$J570])" office:value-type="float"/>
          <table:table-cell table:formula="of:=MAX([.$K570])" office:value-type="float"/>
          <table:table-cell table:formula="of:=MAX([.$L570])" office:value-type="float"/>
          <table:table-cell table:formula="of:=MAX([.$M570])" office:value-type="float"/>
          <table:table-cell table:formula="of:=MAX([.$N570])" office:value-type="float"/>
        </table:table-row>
        <table:table-row table:style-name="ro1">
          <table:table-cell office:value-type="string">
            <text:p>c6288/c6288.lp.2.3</text:p>
          </table:table-cell>
          <table:table-cell office:value-type="float" office:value="600.0"/>
          <table:table-cell office:value-type="float" office:value="600.03"/>
          <table:table-cell office:value-type="float" office:value="599.97"/>
          <table:table-cell office:value-type="float" office:value="949940.0"/>
          <table:table-cell office:value-type="float" office:value="1.0"/>
          <table:table-cell office:value-type="float" office:value="11.0"/>
          <table:table-cell office:value-type="float" office:value="842697.0"/>
          <table:table-cell office:value-type="float" office:value="179099931.0"/>
          <table:table-cell office:value-type="float" office:value="178983709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1])" office:value-type="float"/>
          <table:table-cell table:formula="of:=MIN([.$C571])" office:value-type="float"/>
          <table:table-cell table:formula="of:=MIN([.$D571])" office:value-type="float"/>
          <table:table-cell table:formula="of:=MIN([.$E571])" office:value-type="float"/>
          <table:table-cell table:formula="of:=MIN([.$F571])" office:value-type="float"/>
          <table:table-cell table:formula="of:=MIN([.$G571])" office:value-type="float"/>
          <table:table-cell table:formula="of:=MIN([.$H571])" office:value-type="float"/>
          <table:table-cell table:formula="of:=MIN([.$I571])" office:value-type="float"/>
          <table:table-cell table:formula="of:=MIN([.$J571])" office:value-type="float"/>
          <table:table-cell table:formula="of:=MIN([.$K571])" office:value-type="float"/>
          <table:table-cell table:formula="of:=MIN([.$L571])" office:value-type="float"/>
          <table:table-cell table:formula="of:=MIN([.$M571])" office:value-type="float"/>
          <table:table-cell table:formula="of:=MIN([.$N571])" office:value-type="float"/>
          <table:table-cell table:formula="of:=MEDIAN([.$B571])" office:value-type="float"/>
          <table:table-cell table:formula="of:=MEDIAN([.$C571])" office:value-type="float"/>
          <table:table-cell table:formula="of:=MEDIAN([.$D571])" office:value-type="float"/>
          <table:table-cell table:formula="of:=MEDIAN([.$E571])" office:value-type="float"/>
          <table:table-cell table:formula="of:=MEDIAN([.$F571])" office:value-type="float"/>
          <table:table-cell table:formula="of:=MEDIAN([.$G571])" office:value-type="float"/>
          <table:table-cell table:formula="of:=MEDIAN([.$H571])" office:value-type="float"/>
          <table:table-cell table:formula="of:=MEDIAN([.$I571])" office:value-type="float"/>
          <table:table-cell table:formula="of:=MEDIAN([.$J571])" office:value-type="float"/>
          <table:table-cell table:formula="of:=MEDIAN([.$K571])" office:value-type="float"/>
          <table:table-cell table:formula="of:=MEDIAN([.$L571])" office:value-type="float"/>
          <table:table-cell table:formula="of:=MEDIAN([.$M571])" office:value-type="float"/>
          <table:table-cell table:formula="of:=MEDIAN([.$N571])" office:value-type="float"/>
          <table:table-cell table:formula="of:=MAX([.$B571])" office:value-type="float"/>
          <table:table-cell table:formula="of:=MAX([.$C571])" office:value-type="float"/>
          <table:table-cell table:formula="of:=MAX([.$D571])" office:value-type="float"/>
          <table:table-cell table:formula="of:=MAX([.$E571])" office:value-type="float"/>
          <table:table-cell table:formula="of:=MAX([.$F571])" office:value-type="float"/>
          <table:table-cell table:formula="of:=MAX([.$G571])" office:value-type="float"/>
          <table:table-cell table:formula="of:=MAX([.$H571])" office:value-type="float"/>
          <table:table-cell table:formula="of:=MAX([.$I571])" office:value-type="float"/>
          <table:table-cell table:formula="of:=MAX([.$J571])" office:value-type="float"/>
          <table:table-cell table:formula="of:=MAX([.$K571])" office:value-type="float"/>
          <table:table-cell table:formula="of:=MAX([.$L571])" office:value-type="float"/>
          <table:table-cell table:formula="of:=MAX([.$M571])" office:value-type="float"/>
          <table:table-cell table:formula="of:=MAX([.$N571])" office:value-type="float"/>
        </table:table-row>
        <table:table-row table:style-name="ro1">
          <table:table-cell office:value-type="string">
            <text:p>c6288/c6288.lp.2.4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1070700.0"/>
          <table:table-cell office:value-type="float" office:value="1.0"/>
          <table:table-cell office:value-type="float" office:value="11.0"/>
          <table:table-cell office:value-type="float" office:value="865326.0"/>
          <table:table-cell office:value-type="float" office:value="96954690.0"/>
          <table:table-cell office:value-type="float" office:value="96949041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2])" office:value-type="float"/>
          <table:table-cell table:formula="of:=MIN([.$C572])" office:value-type="float"/>
          <table:table-cell table:formula="of:=MIN([.$D572])" office:value-type="float"/>
          <table:table-cell table:formula="of:=MIN([.$E572])" office:value-type="float"/>
          <table:table-cell table:formula="of:=MIN([.$F572])" office:value-type="float"/>
          <table:table-cell table:formula="of:=MIN([.$G572])" office:value-type="float"/>
          <table:table-cell table:formula="of:=MIN([.$H572])" office:value-type="float"/>
          <table:table-cell table:formula="of:=MIN([.$I572])" office:value-type="float"/>
          <table:table-cell table:formula="of:=MIN([.$J572])" office:value-type="float"/>
          <table:table-cell table:formula="of:=MIN([.$K572])" office:value-type="float"/>
          <table:table-cell table:formula="of:=MIN([.$L572])" office:value-type="float"/>
          <table:table-cell table:formula="of:=MIN([.$M572])" office:value-type="float"/>
          <table:table-cell table:formula="of:=MIN([.$N572])" office:value-type="float"/>
          <table:table-cell table:formula="of:=MEDIAN([.$B572])" office:value-type="float"/>
          <table:table-cell table:formula="of:=MEDIAN([.$C572])" office:value-type="float"/>
          <table:table-cell table:formula="of:=MEDIAN([.$D572])" office:value-type="float"/>
          <table:table-cell table:formula="of:=MEDIAN([.$E572])" office:value-type="float"/>
          <table:table-cell table:formula="of:=MEDIAN([.$F572])" office:value-type="float"/>
          <table:table-cell table:formula="of:=MEDIAN([.$G572])" office:value-type="float"/>
          <table:table-cell table:formula="of:=MEDIAN([.$H572])" office:value-type="float"/>
          <table:table-cell table:formula="of:=MEDIAN([.$I572])" office:value-type="float"/>
          <table:table-cell table:formula="of:=MEDIAN([.$J572])" office:value-type="float"/>
          <table:table-cell table:formula="of:=MEDIAN([.$K572])" office:value-type="float"/>
          <table:table-cell table:formula="of:=MEDIAN([.$L572])" office:value-type="float"/>
          <table:table-cell table:formula="of:=MEDIAN([.$M572])" office:value-type="float"/>
          <table:table-cell table:formula="of:=MEDIAN([.$N572])" office:value-type="float"/>
          <table:table-cell table:formula="of:=MAX([.$B572])" office:value-type="float"/>
          <table:table-cell table:formula="of:=MAX([.$C572])" office:value-type="float"/>
          <table:table-cell table:formula="of:=MAX([.$D572])" office:value-type="float"/>
          <table:table-cell table:formula="of:=MAX([.$E572])" office:value-type="float"/>
          <table:table-cell table:formula="of:=MAX([.$F572])" office:value-type="float"/>
          <table:table-cell table:formula="of:=MAX([.$G572])" office:value-type="float"/>
          <table:table-cell table:formula="of:=MAX([.$H572])" office:value-type="float"/>
          <table:table-cell table:formula="of:=MAX([.$I572])" office:value-type="float"/>
          <table:table-cell table:formula="of:=MAX([.$J572])" office:value-type="float"/>
          <table:table-cell table:formula="of:=MAX([.$K572])" office:value-type="float"/>
          <table:table-cell table:formula="of:=MAX([.$L572])" office:value-type="float"/>
          <table:table-cell table:formula="of:=MAX([.$M572])" office:value-type="float"/>
          <table:table-cell table:formula="of:=MAX([.$N572])" office:value-type="float"/>
        </table:table-row>
        <table:table-row table:style-name="ro1">
          <table:table-cell office:value-type="string">
            <text:p>c6288/c6288.lp.2.5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789525.0"/>
          <table:table-cell office:value-type="float" office:value="1.0"/>
          <table:table-cell office:value-type="float" office:value="9.0"/>
          <table:table-cell office:value-type="float" office:value="560811.0"/>
          <table:table-cell office:value-type="float" office:value="64762699.0"/>
          <table:table-cell office:value-type="float" office:value="64761891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3])" office:value-type="float"/>
          <table:table-cell table:formula="of:=MIN([.$C573])" office:value-type="float"/>
          <table:table-cell table:formula="of:=MIN([.$D573])" office:value-type="float"/>
          <table:table-cell table:formula="of:=MIN([.$E573])" office:value-type="float"/>
          <table:table-cell table:formula="of:=MIN([.$F573])" office:value-type="float"/>
          <table:table-cell table:formula="of:=MIN([.$G573])" office:value-type="float"/>
          <table:table-cell table:formula="of:=MIN([.$H573])" office:value-type="float"/>
          <table:table-cell table:formula="of:=MIN([.$I573])" office:value-type="float"/>
          <table:table-cell table:formula="of:=MIN([.$J573])" office:value-type="float"/>
          <table:table-cell table:formula="of:=MIN([.$K573])" office:value-type="float"/>
          <table:table-cell table:formula="of:=MIN([.$L573])" office:value-type="float"/>
          <table:table-cell table:formula="of:=MIN([.$M573])" office:value-type="float"/>
          <table:table-cell table:formula="of:=MIN([.$N573])" office:value-type="float"/>
          <table:table-cell table:formula="of:=MEDIAN([.$B573])" office:value-type="float"/>
          <table:table-cell table:formula="of:=MEDIAN([.$C573])" office:value-type="float"/>
          <table:table-cell table:formula="of:=MEDIAN([.$D573])" office:value-type="float"/>
          <table:table-cell table:formula="of:=MEDIAN([.$E573])" office:value-type="float"/>
          <table:table-cell table:formula="of:=MEDIAN([.$F573])" office:value-type="float"/>
          <table:table-cell table:formula="of:=MEDIAN([.$G573])" office:value-type="float"/>
          <table:table-cell table:formula="of:=MEDIAN([.$H573])" office:value-type="float"/>
          <table:table-cell table:formula="of:=MEDIAN([.$I573])" office:value-type="float"/>
          <table:table-cell table:formula="of:=MEDIAN([.$J573])" office:value-type="float"/>
          <table:table-cell table:formula="of:=MEDIAN([.$K573])" office:value-type="float"/>
          <table:table-cell table:formula="of:=MEDIAN([.$L573])" office:value-type="float"/>
          <table:table-cell table:formula="of:=MEDIAN([.$M573])" office:value-type="float"/>
          <table:table-cell table:formula="of:=MEDIAN([.$N573])" office:value-type="float"/>
          <table:table-cell table:formula="of:=MAX([.$B573])" office:value-type="float"/>
          <table:table-cell table:formula="of:=MAX([.$C573])" office:value-type="float"/>
          <table:table-cell table:formula="of:=MAX([.$D573])" office:value-type="float"/>
          <table:table-cell table:formula="of:=MAX([.$E573])" office:value-type="float"/>
          <table:table-cell table:formula="of:=MAX([.$F573])" office:value-type="float"/>
          <table:table-cell table:formula="of:=MAX([.$G573])" office:value-type="float"/>
          <table:table-cell table:formula="of:=MAX([.$H573])" office:value-type="float"/>
          <table:table-cell table:formula="of:=MAX([.$I573])" office:value-type="float"/>
          <table:table-cell table:formula="of:=MAX([.$J573])" office:value-type="float"/>
          <table:table-cell table:formula="of:=MAX([.$K573])" office:value-type="float"/>
          <table:table-cell table:formula="of:=MAX([.$L573])" office:value-type="float"/>
          <table:table-cell table:formula="of:=MAX([.$M573])" office:value-type="float"/>
          <table:table-cell table:formula="of:=MAX([.$N573])" office:value-type="float"/>
        </table:table-row>
        <table:table-row table:style-name="ro1">
          <table:table-cell office:value-type="string">
            <text:p>c6288/c6288.lp.2.6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742052.0"/>
          <table:table-cell office:value-type="float" office:value="1.0"/>
          <table:table-cell office:value-type="float" office:value="11.0"/>
          <table:table-cell office:value-type="float" office:value="969201.0"/>
          <table:table-cell office:value-type="float" office:value="54791535.0"/>
          <table:table-cell office:value-type="float" office:value="54791469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4])" office:value-type="float"/>
          <table:table-cell table:formula="of:=MIN([.$C574])" office:value-type="float"/>
          <table:table-cell table:formula="of:=MIN([.$D574])" office:value-type="float"/>
          <table:table-cell table:formula="of:=MIN([.$E574])" office:value-type="float"/>
          <table:table-cell table:formula="of:=MIN([.$F574])" office:value-type="float"/>
          <table:table-cell table:formula="of:=MIN([.$G574])" office:value-type="float"/>
          <table:table-cell table:formula="of:=MIN([.$H574])" office:value-type="float"/>
          <table:table-cell table:formula="of:=MIN([.$I574])" office:value-type="float"/>
          <table:table-cell table:formula="of:=MIN([.$J574])" office:value-type="float"/>
          <table:table-cell table:formula="of:=MIN([.$K574])" office:value-type="float"/>
          <table:table-cell table:formula="of:=MIN([.$L574])" office:value-type="float"/>
          <table:table-cell table:formula="of:=MIN([.$M574])" office:value-type="float"/>
          <table:table-cell table:formula="of:=MIN([.$N574])" office:value-type="float"/>
          <table:table-cell table:formula="of:=MEDIAN([.$B574])" office:value-type="float"/>
          <table:table-cell table:formula="of:=MEDIAN([.$C574])" office:value-type="float"/>
          <table:table-cell table:formula="of:=MEDIAN([.$D574])" office:value-type="float"/>
          <table:table-cell table:formula="of:=MEDIAN([.$E574])" office:value-type="float"/>
          <table:table-cell table:formula="of:=MEDIAN([.$F574])" office:value-type="float"/>
          <table:table-cell table:formula="of:=MEDIAN([.$G574])" office:value-type="float"/>
          <table:table-cell table:formula="of:=MEDIAN([.$H574])" office:value-type="float"/>
          <table:table-cell table:formula="of:=MEDIAN([.$I574])" office:value-type="float"/>
          <table:table-cell table:formula="of:=MEDIAN([.$J574])" office:value-type="float"/>
          <table:table-cell table:formula="of:=MEDIAN([.$K574])" office:value-type="float"/>
          <table:table-cell table:formula="of:=MEDIAN([.$L574])" office:value-type="float"/>
          <table:table-cell table:formula="of:=MEDIAN([.$M574])" office:value-type="float"/>
          <table:table-cell table:formula="of:=MEDIAN([.$N574])" office:value-type="float"/>
          <table:table-cell table:formula="of:=MAX([.$B574])" office:value-type="float"/>
          <table:table-cell table:formula="of:=MAX([.$C574])" office:value-type="float"/>
          <table:table-cell table:formula="of:=MAX([.$D574])" office:value-type="float"/>
          <table:table-cell table:formula="of:=MAX([.$E574])" office:value-type="float"/>
          <table:table-cell table:formula="of:=MAX([.$F574])" office:value-type="float"/>
          <table:table-cell table:formula="of:=MAX([.$G574])" office:value-type="float"/>
          <table:table-cell table:formula="of:=MAX([.$H574])" office:value-type="float"/>
          <table:table-cell table:formula="of:=MAX([.$I574])" office:value-type="float"/>
          <table:table-cell table:formula="of:=MAX([.$J574])" office:value-type="float"/>
          <table:table-cell table:formula="of:=MAX([.$K574])" office:value-type="float"/>
          <table:table-cell table:formula="of:=MAX([.$L574])" office:value-type="float"/>
          <table:table-cell table:formula="of:=MAX([.$M574])" office:value-type="float"/>
          <table:table-cell table:formula="of:=MAX([.$N574])" office:value-type="float"/>
        </table:table-row>
        <table:table-row table:style-name="ro1">
          <table:table-cell office:value-type="string">
            <text:p>c6288/c6288.lp.2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723780.0"/>
          <table:table-cell office:value-type="float" office:value="1.0"/>
          <table:table-cell office:value-type="float" office:value="10.0"/>
          <table:table-cell office:value-type="float" office:value="557851.0"/>
          <table:table-cell office:value-type="float" office:value="49690869.0"/>
          <table:table-cell office:value-type="float" office:value="49690649.0"/>
          <table:table-cell office:value-type="float" office:value="11504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75])" office:value-type="float"/>
          <table:table-cell table:formula="of:=MIN([.$C575])" office:value-type="float"/>
          <table:table-cell table:formula="of:=MIN([.$D575])" office:value-type="float"/>
          <table:table-cell table:formula="of:=MIN([.$E575])" office:value-type="float"/>
          <table:table-cell table:formula="of:=MIN([.$F575])" office:value-type="float"/>
          <table:table-cell table:formula="of:=MIN([.$G575])" office:value-type="float"/>
          <table:table-cell table:formula="of:=MIN([.$H575])" office:value-type="float"/>
          <table:table-cell table:formula="of:=MIN([.$I575])" office:value-type="float"/>
          <table:table-cell table:formula="of:=MIN([.$J575])" office:value-type="float"/>
          <table:table-cell table:formula="of:=MIN([.$K575])" office:value-type="float"/>
          <table:table-cell table:formula="of:=MIN([.$L575])" office:value-type="float"/>
          <table:table-cell table:formula="of:=MIN([.$M575])" office:value-type="float"/>
          <table:table-cell table:formula="of:=MIN([.$N575])" office:value-type="float"/>
          <table:table-cell table:formula="of:=MEDIAN([.$B575])" office:value-type="float"/>
          <table:table-cell table:formula="of:=MEDIAN([.$C575])" office:value-type="float"/>
          <table:table-cell table:formula="of:=MEDIAN([.$D575])" office:value-type="float"/>
          <table:table-cell table:formula="of:=MEDIAN([.$E575])" office:value-type="float"/>
          <table:table-cell table:formula="of:=MEDIAN([.$F575])" office:value-type="float"/>
          <table:table-cell table:formula="of:=MEDIAN([.$G575])" office:value-type="float"/>
          <table:table-cell table:formula="of:=MEDIAN([.$H575])" office:value-type="float"/>
          <table:table-cell table:formula="of:=MEDIAN([.$I575])" office:value-type="float"/>
          <table:table-cell table:formula="of:=MEDIAN([.$J575])" office:value-type="float"/>
          <table:table-cell table:formula="of:=MEDIAN([.$K575])" office:value-type="float"/>
          <table:table-cell table:formula="of:=MEDIAN([.$L575])" office:value-type="float"/>
          <table:table-cell table:formula="of:=MEDIAN([.$M575])" office:value-type="float"/>
          <table:table-cell table:formula="of:=MEDIAN([.$N575])" office:value-type="float"/>
          <table:table-cell table:formula="of:=MAX([.$B575])" office:value-type="float"/>
          <table:table-cell table:formula="of:=MAX([.$C575])" office:value-type="float"/>
          <table:table-cell table:formula="of:=MAX([.$D575])" office:value-type="float"/>
          <table:table-cell table:formula="of:=MAX([.$E575])" office:value-type="float"/>
          <table:table-cell table:formula="of:=MAX([.$F575])" office:value-type="float"/>
          <table:table-cell table:formula="of:=MAX([.$G575])" office:value-type="float"/>
          <table:table-cell table:formula="of:=MAX([.$H575])" office:value-type="float"/>
          <table:table-cell table:formula="of:=MAX([.$I575])" office:value-type="float"/>
          <table:table-cell table:formula="of:=MAX([.$J575])" office:value-type="float"/>
          <table:table-cell table:formula="of:=MAX([.$K575])" office:value-type="float"/>
          <table:table-cell table:formula="of:=MAX([.$L575])" office:value-type="float"/>
          <table:table-cell table:formula="of:=MAX([.$M575])" office:value-type="float"/>
          <table:table-cell table:formula="of:=MAX([.$N575])" office:value-type="float"/>
        </table:table-row>
        <table:table-row table:style-name="ro1">
          <table:table-cell office:value-type="string">
            <text:p>c6288/c6288.lp.2.8</text:p>
          </table:table-cell>
          <table:table-cell office:value-type="float" office:value="600.0"/>
          <table:table-cell office:value-type="float" office:value="600.021"/>
          <table:table-cell office:value-type="float" office:value="599.97"/>
          <table:table-cell office:value-type="float" office:value="856502.0"/>
          <table:table-cell office:value-type="float" office:value="1.0"/>
          <table:table-cell office:value-type="float" office:value="12.0"/>
          <table:table-cell office:value-type="float" office:value="870126.0"/>
          <table:table-cell office:value-type="float" office:value="59127810.0"/>
          <table:table-cell office:value-type="float" office:value="59127102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6])" office:value-type="float"/>
          <table:table-cell table:formula="of:=MIN([.$C576])" office:value-type="float"/>
          <table:table-cell table:formula="of:=MIN([.$D576])" office:value-type="float"/>
          <table:table-cell table:formula="of:=MIN([.$E576])" office:value-type="float"/>
          <table:table-cell table:formula="of:=MIN([.$F576])" office:value-type="float"/>
          <table:table-cell table:formula="of:=MIN([.$G576])" office:value-type="float"/>
          <table:table-cell table:formula="of:=MIN([.$H576])" office:value-type="float"/>
          <table:table-cell table:formula="of:=MIN([.$I576])" office:value-type="float"/>
          <table:table-cell table:formula="of:=MIN([.$J576])" office:value-type="float"/>
          <table:table-cell table:formula="of:=MIN([.$K576])" office:value-type="float"/>
          <table:table-cell table:formula="of:=MIN([.$L576])" office:value-type="float"/>
          <table:table-cell table:formula="of:=MIN([.$M576])" office:value-type="float"/>
          <table:table-cell table:formula="of:=MIN([.$N576])" office:value-type="float"/>
          <table:table-cell table:formula="of:=MEDIAN([.$B576])" office:value-type="float"/>
          <table:table-cell table:formula="of:=MEDIAN([.$C576])" office:value-type="float"/>
          <table:table-cell table:formula="of:=MEDIAN([.$D576])" office:value-type="float"/>
          <table:table-cell table:formula="of:=MEDIAN([.$E576])" office:value-type="float"/>
          <table:table-cell table:formula="of:=MEDIAN([.$F576])" office:value-type="float"/>
          <table:table-cell table:formula="of:=MEDIAN([.$G576])" office:value-type="float"/>
          <table:table-cell table:formula="of:=MEDIAN([.$H576])" office:value-type="float"/>
          <table:table-cell table:formula="of:=MEDIAN([.$I576])" office:value-type="float"/>
          <table:table-cell table:formula="of:=MEDIAN([.$J576])" office:value-type="float"/>
          <table:table-cell table:formula="of:=MEDIAN([.$K576])" office:value-type="float"/>
          <table:table-cell table:formula="of:=MEDIAN([.$L576])" office:value-type="float"/>
          <table:table-cell table:formula="of:=MEDIAN([.$M576])" office:value-type="float"/>
          <table:table-cell table:formula="of:=MEDIAN([.$N576])" office:value-type="float"/>
          <table:table-cell table:formula="of:=MAX([.$B576])" office:value-type="float"/>
          <table:table-cell table:formula="of:=MAX([.$C576])" office:value-type="float"/>
          <table:table-cell table:formula="of:=MAX([.$D576])" office:value-type="float"/>
          <table:table-cell table:formula="of:=MAX([.$E576])" office:value-type="float"/>
          <table:table-cell table:formula="of:=MAX([.$F576])" office:value-type="float"/>
          <table:table-cell table:formula="of:=MAX([.$G576])" office:value-type="float"/>
          <table:table-cell table:formula="of:=MAX([.$H576])" office:value-type="float"/>
          <table:table-cell table:formula="of:=MAX([.$I576])" office:value-type="float"/>
          <table:table-cell table:formula="of:=MAX([.$J576])" office:value-type="float"/>
          <table:table-cell table:formula="of:=MAX([.$K576])" office:value-type="float"/>
          <table:table-cell table:formula="of:=MAX([.$L576])" office:value-type="float"/>
          <table:table-cell table:formula="of:=MAX([.$M576])" office:value-type="float"/>
          <table:table-cell table:formula="of:=MAX([.$N576])" office:value-type="float"/>
        </table:table-row>
        <table:table-row table:style-name="ro1">
          <table:table-cell office:value-type="string">
            <text:p>c6288/c6288.lp.3.1</text:p>
          </table:table-cell>
          <table:table-cell office:value-type="float" office:value="600.0"/>
          <table:table-cell office:value-type="float" office:value="600.022"/>
          <table:table-cell office:value-type="float" office:value="599.96"/>
          <table:table-cell office:value-type="float" office:value="504747.0"/>
          <table:table-cell office:value-type="float" office:value="1.0"/>
          <table:table-cell office:value-type="float" office:value="10.0"/>
          <table:table-cell office:value-type="float" office:value="288276.0"/>
          <table:table-cell office:value-type="float" office:value="46526918.0"/>
          <table:table-cell office:value-type="float" office:value="46526892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77])" office:value-type="float"/>
          <table:table-cell table:formula="of:=MIN([.$C577])" office:value-type="float"/>
          <table:table-cell table:formula="of:=MIN([.$D577])" office:value-type="float"/>
          <table:table-cell table:formula="of:=MIN([.$E577])" office:value-type="float"/>
          <table:table-cell table:formula="of:=MIN([.$F577])" office:value-type="float"/>
          <table:table-cell table:formula="of:=MIN([.$G577])" office:value-type="float"/>
          <table:table-cell table:formula="of:=MIN([.$H577])" office:value-type="float"/>
          <table:table-cell table:formula="of:=MIN([.$I577])" office:value-type="float"/>
          <table:table-cell table:formula="of:=MIN([.$J577])" office:value-type="float"/>
          <table:table-cell table:formula="of:=MIN([.$K577])" office:value-type="float"/>
          <table:table-cell table:formula="of:=MIN([.$L577])" office:value-type="float"/>
          <table:table-cell table:formula="of:=MIN([.$M577])" office:value-type="float"/>
          <table:table-cell table:formula="of:=MIN([.$N577])" office:value-type="float"/>
          <table:table-cell table:formula="of:=MEDIAN([.$B577])" office:value-type="float"/>
          <table:table-cell table:formula="of:=MEDIAN([.$C577])" office:value-type="float"/>
          <table:table-cell table:formula="of:=MEDIAN([.$D577])" office:value-type="float"/>
          <table:table-cell table:formula="of:=MEDIAN([.$E577])" office:value-type="float"/>
          <table:table-cell table:formula="of:=MEDIAN([.$F577])" office:value-type="float"/>
          <table:table-cell table:formula="of:=MEDIAN([.$G577])" office:value-type="float"/>
          <table:table-cell table:formula="of:=MEDIAN([.$H577])" office:value-type="float"/>
          <table:table-cell table:formula="of:=MEDIAN([.$I577])" office:value-type="float"/>
          <table:table-cell table:formula="of:=MEDIAN([.$J577])" office:value-type="float"/>
          <table:table-cell table:formula="of:=MEDIAN([.$K577])" office:value-type="float"/>
          <table:table-cell table:formula="of:=MEDIAN([.$L577])" office:value-type="float"/>
          <table:table-cell table:formula="of:=MEDIAN([.$M577])" office:value-type="float"/>
          <table:table-cell table:formula="of:=MEDIAN([.$N577])" office:value-type="float"/>
          <table:table-cell table:formula="of:=MAX([.$B577])" office:value-type="float"/>
          <table:table-cell table:formula="of:=MAX([.$C577])" office:value-type="float"/>
          <table:table-cell table:formula="of:=MAX([.$D577])" office:value-type="float"/>
          <table:table-cell table:formula="of:=MAX([.$E577])" office:value-type="float"/>
          <table:table-cell table:formula="of:=MAX([.$F577])" office:value-type="float"/>
          <table:table-cell table:formula="of:=MAX([.$G577])" office:value-type="float"/>
          <table:table-cell table:formula="of:=MAX([.$H577])" office:value-type="float"/>
          <table:table-cell table:formula="of:=MAX([.$I577])" office:value-type="float"/>
          <table:table-cell table:formula="of:=MAX([.$J577])" office:value-type="float"/>
          <table:table-cell table:formula="of:=MAX([.$K577])" office:value-type="float"/>
          <table:table-cell table:formula="of:=MAX([.$L577])" office:value-type="float"/>
          <table:table-cell table:formula="of:=MAX([.$M577])" office:value-type="float"/>
          <table:table-cell table:formula="of:=MAX([.$N577])" office:value-type="float"/>
        </table:table-row>
        <table:table-row table:style-name="ro1">
          <table:table-cell office:value-type="string">
            <text:p>c6288/c6288.lp.3.2</text:p>
          </table:table-cell>
          <table:table-cell office:value-type="float" office:value="600.0"/>
          <table:table-cell office:value-type="float" office:value="600.032"/>
          <table:table-cell office:value-type="float" office:value="599.99"/>
          <table:table-cell office:value-type="float" office:value="711757.0"/>
          <table:table-cell office:value-type="float" office:value="1.0"/>
          <table:table-cell office:value-type="float" office:value="9.0"/>
          <table:table-cell office:value-type="float" office:value="601135.0"/>
          <table:table-cell office:value-type="float" office:value="62003952.0"/>
          <table:table-cell office:value-type="float" office:value="62003625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78])" office:value-type="float"/>
          <table:table-cell table:formula="of:=MIN([.$C578])" office:value-type="float"/>
          <table:table-cell table:formula="of:=MIN([.$D578])" office:value-type="float"/>
          <table:table-cell table:formula="of:=MIN([.$E578])" office:value-type="float"/>
          <table:table-cell table:formula="of:=MIN([.$F578])" office:value-type="float"/>
          <table:table-cell table:formula="of:=MIN([.$G578])" office:value-type="float"/>
          <table:table-cell table:formula="of:=MIN([.$H578])" office:value-type="float"/>
          <table:table-cell table:formula="of:=MIN([.$I578])" office:value-type="float"/>
          <table:table-cell table:formula="of:=MIN([.$J578])" office:value-type="float"/>
          <table:table-cell table:formula="of:=MIN([.$K578])" office:value-type="float"/>
          <table:table-cell table:formula="of:=MIN([.$L578])" office:value-type="float"/>
          <table:table-cell table:formula="of:=MIN([.$M578])" office:value-type="float"/>
          <table:table-cell table:formula="of:=MIN([.$N578])" office:value-type="float"/>
          <table:table-cell table:formula="of:=MEDIAN([.$B578])" office:value-type="float"/>
          <table:table-cell table:formula="of:=MEDIAN([.$C578])" office:value-type="float"/>
          <table:table-cell table:formula="of:=MEDIAN([.$D578])" office:value-type="float"/>
          <table:table-cell table:formula="of:=MEDIAN([.$E578])" office:value-type="float"/>
          <table:table-cell table:formula="of:=MEDIAN([.$F578])" office:value-type="float"/>
          <table:table-cell table:formula="of:=MEDIAN([.$G578])" office:value-type="float"/>
          <table:table-cell table:formula="of:=MEDIAN([.$H578])" office:value-type="float"/>
          <table:table-cell table:formula="of:=MEDIAN([.$I578])" office:value-type="float"/>
          <table:table-cell table:formula="of:=MEDIAN([.$J578])" office:value-type="float"/>
          <table:table-cell table:formula="of:=MEDIAN([.$K578])" office:value-type="float"/>
          <table:table-cell table:formula="of:=MEDIAN([.$L578])" office:value-type="float"/>
          <table:table-cell table:formula="of:=MEDIAN([.$M578])" office:value-type="float"/>
          <table:table-cell table:formula="of:=MEDIAN([.$N578])" office:value-type="float"/>
          <table:table-cell table:formula="of:=MAX([.$B578])" office:value-type="float"/>
          <table:table-cell table:formula="of:=MAX([.$C578])" office:value-type="float"/>
          <table:table-cell table:formula="of:=MAX([.$D578])" office:value-type="float"/>
          <table:table-cell table:formula="of:=MAX([.$E578])" office:value-type="float"/>
          <table:table-cell table:formula="of:=MAX([.$F578])" office:value-type="float"/>
          <table:table-cell table:formula="of:=MAX([.$G578])" office:value-type="float"/>
          <table:table-cell table:formula="of:=MAX([.$H578])" office:value-type="float"/>
          <table:table-cell table:formula="of:=MAX([.$I578])" office:value-type="float"/>
          <table:table-cell table:formula="of:=MAX([.$J578])" office:value-type="float"/>
          <table:table-cell table:formula="of:=MAX([.$K578])" office:value-type="float"/>
          <table:table-cell table:formula="of:=MAX([.$L578])" office:value-type="float"/>
          <table:table-cell table:formula="of:=MAX([.$M578])" office:value-type="float"/>
          <table:table-cell table:formula="of:=MAX([.$N578])" office:value-type="float"/>
        </table:table-row>
        <table:table-row table:style-name="ro1">
          <table:table-cell office:value-type="string">
            <text:p>c6288/c6288.lp.3.3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938763.0"/>
          <table:table-cell office:value-type="float" office:value="1.0"/>
          <table:table-cell office:value-type="float" office:value="10.0"/>
          <table:table-cell office:value-type="float" office:value="813547.0"/>
          <table:table-cell office:value-type="float" office:value="95828472.0"/>
          <table:table-cell office:value-type="float" office:value="95770042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79])" office:value-type="float"/>
          <table:table-cell table:formula="of:=MIN([.$C579])" office:value-type="float"/>
          <table:table-cell table:formula="of:=MIN([.$D579])" office:value-type="float"/>
          <table:table-cell table:formula="of:=MIN([.$E579])" office:value-type="float"/>
          <table:table-cell table:formula="of:=MIN([.$F579])" office:value-type="float"/>
          <table:table-cell table:formula="of:=MIN([.$G579])" office:value-type="float"/>
          <table:table-cell table:formula="of:=MIN([.$H579])" office:value-type="float"/>
          <table:table-cell table:formula="of:=MIN([.$I579])" office:value-type="float"/>
          <table:table-cell table:formula="of:=MIN([.$J579])" office:value-type="float"/>
          <table:table-cell table:formula="of:=MIN([.$K579])" office:value-type="float"/>
          <table:table-cell table:formula="of:=MIN([.$L579])" office:value-type="float"/>
          <table:table-cell table:formula="of:=MIN([.$M579])" office:value-type="float"/>
          <table:table-cell table:formula="of:=MIN([.$N579])" office:value-type="float"/>
          <table:table-cell table:formula="of:=MEDIAN([.$B579])" office:value-type="float"/>
          <table:table-cell table:formula="of:=MEDIAN([.$C579])" office:value-type="float"/>
          <table:table-cell table:formula="of:=MEDIAN([.$D579])" office:value-type="float"/>
          <table:table-cell table:formula="of:=MEDIAN([.$E579])" office:value-type="float"/>
          <table:table-cell table:formula="of:=MEDIAN([.$F579])" office:value-type="float"/>
          <table:table-cell table:formula="of:=MEDIAN([.$G579])" office:value-type="float"/>
          <table:table-cell table:formula="of:=MEDIAN([.$H579])" office:value-type="float"/>
          <table:table-cell table:formula="of:=MEDIAN([.$I579])" office:value-type="float"/>
          <table:table-cell table:formula="of:=MEDIAN([.$J579])" office:value-type="float"/>
          <table:table-cell table:formula="of:=MEDIAN([.$K579])" office:value-type="float"/>
          <table:table-cell table:formula="of:=MEDIAN([.$L579])" office:value-type="float"/>
          <table:table-cell table:formula="of:=MEDIAN([.$M579])" office:value-type="float"/>
          <table:table-cell table:formula="of:=MEDIAN([.$N579])" office:value-type="float"/>
          <table:table-cell table:formula="of:=MAX([.$B579])" office:value-type="float"/>
          <table:table-cell table:formula="of:=MAX([.$C579])" office:value-type="float"/>
          <table:table-cell table:formula="of:=MAX([.$D579])" office:value-type="float"/>
          <table:table-cell table:formula="of:=MAX([.$E579])" office:value-type="float"/>
          <table:table-cell table:formula="of:=MAX([.$F579])" office:value-type="float"/>
          <table:table-cell table:formula="of:=MAX([.$G579])" office:value-type="float"/>
          <table:table-cell table:formula="of:=MAX([.$H579])" office:value-type="float"/>
          <table:table-cell table:formula="of:=MAX([.$I579])" office:value-type="float"/>
          <table:table-cell table:formula="of:=MAX([.$J579])" office:value-type="float"/>
          <table:table-cell table:formula="of:=MAX([.$K579])" office:value-type="float"/>
          <table:table-cell table:formula="of:=MAX([.$L579])" office:value-type="float"/>
          <table:table-cell table:formula="of:=MAX([.$M579])" office:value-type="float"/>
          <table:table-cell table:formula="of:=MAX([.$N579])" office:value-type="float"/>
        </table:table-row>
        <table:table-row table:style-name="ro1">
          <table:table-cell office:value-type="string">
            <text:p>c6288/c6288.lp.3.4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775209.0"/>
          <table:table-cell office:value-type="float" office:value="1.0"/>
          <table:table-cell office:value-type="float" office:value="9.0"/>
          <table:table-cell office:value-type="float" office:value="464610.0"/>
          <table:table-cell office:value-type="float" office:value="67252837.0"/>
          <table:table-cell office:value-type="float" office:value="67252758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0])" office:value-type="float"/>
          <table:table-cell table:formula="of:=MIN([.$C580])" office:value-type="float"/>
          <table:table-cell table:formula="of:=MIN([.$D580])" office:value-type="float"/>
          <table:table-cell table:formula="of:=MIN([.$E580])" office:value-type="float"/>
          <table:table-cell table:formula="of:=MIN([.$F580])" office:value-type="float"/>
          <table:table-cell table:formula="of:=MIN([.$G580])" office:value-type="float"/>
          <table:table-cell table:formula="of:=MIN([.$H580])" office:value-type="float"/>
          <table:table-cell table:formula="of:=MIN([.$I580])" office:value-type="float"/>
          <table:table-cell table:formula="of:=MIN([.$J580])" office:value-type="float"/>
          <table:table-cell table:formula="of:=MIN([.$K580])" office:value-type="float"/>
          <table:table-cell table:formula="of:=MIN([.$L580])" office:value-type="float"/>
          <table:table-cell table:formula="of:=MIN([.$M580])" office:value-type="float"/>
          <table:table-cell table:formula="of:=MIN([.$N580])" office:value-type="float"/>
          <table:table-cell table:formula="of:=MEDIAN([.$B580])" office:value-type="float"/>
          <table:table-cell table:formula="of:=MEDIAN([.$C580])" office:value-type="float"/>
          <table:table-cell table:formula="of:=MEDIAN([.$D580])" office:value-type="float"/>
          <table:table-cell table:formula="of:=MEDIAN([.$E580])" office:value-type="float"/>
          <table:table-cell table:formula="of:=MEDIAN([.$F580])" office:value-type="float"/>
          <table:table-cell table:formula="of:=MEDIAN([.$G580])" office:value-type="float"/>
          <table:table-cell table:formula="of:=MEDIAN([.$H580])" office:value-type="float"/>
          <table:table-cell table:formula="of:=MEDIAN([.$I580])" office:value-type="float"/>
          <table:table-cell table:formula="of:=MEDIAN([.$J580])" office:value-type="float"/>
          <table:table-cell table:formula="of:=MEDIAN([.$K580])" office:value-type="float"/>
          <table:table-cell table:formula="of:=MEDIAN([.$L580])" office:value-type="float"/>
          <table:table-cell table:formula="of:=MEDIAN([.$M580])" office:value-type="float"/>
          <table:table-cell table:formula="of:=MEDIAN([.$N580])" office:value-type="float"/>
          <table:table-cell table:formula="of:=MAX([.$B580])" office:value-type="float"/>
          <table:table-cell table:formula="of:=MAX([.$C580])" office:value-type="float"/>
          <table:table-cell table:formula="of:=MAX([.$D580])" office:value-type="float"/>
          <table:table-cell table:formula="of:=MAX([.$E580])" office:value-type="float"/>
          <table:table-cell table:formula="of:=MAX([.$F580])" office:value-type="float"/>
          <table:table-cell table:formula="of:=MAX([.$G580])" office:value-type="float"/>
          <table:table-cell table:formula="of:=MAX([.$H580])" office:value-type="float"/>
          <table:table-cell table:formula="of:=MAX([.$I580])" office:value-type="float"/>
          <table:table-cell table:formula="of:=MAX([.$J580])" office:value-type="float"/>
          <table:table-cell table:formula="of:=MAX([.$K580])" office:value-type="float"/>
          <table:table-cell table:formula="of:=MAX([.$L580])" office:value-type="float"/>
          <table:table-cell table:formula="of:=MAX([.$M580])" office:value-type="float"/>
          <table:table-cell table:formula="of:=MAX([.$N580])" office:value-type="float"/>
        </table:table-row>
        <table:table-row table:style-name="ro1">
          <table:table-cell office:value-type="string">
            <text:p>c6288/c6288.lp.3.5</text:p>
          </table:table-cell>
          <table:table-cell office:value-type="float" office:value="600.0"/>
          <table:table-cell office:value-type="float" office:value="600.023"/>
          <table:table-cell office:value-type="float" office:value="599.96"/>
          <table:table-cell office:value-type="float" office:value="741430.0"/>
          <table:table-cell office:value-type="float" office:value="1.0"/>
          <table:table-cell office:value-type="float" office:value="11.0"/>
          <table:table-cell office:value-type="float" office:value="542089.0"/>
          <table:table-cell office:value-type="float" office:value="84405299.0"/>
          <table:table-cell office:value-type="float" office:value="84404683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1])" office:value-type="float"/>
          <table:table-cell table:formula="of:=MIN([.$C581])" office:value-type="float"/>
          <table:table-cell table:formula="of:=MIN([.$D581])" office:value-type="float"/>
          <table:table-cell table:formula="of:=MIN([.$E581])" office:value-type="float"/>
          <table:table-cell table:formula="of:=MIN([.$F581])" office:value-type="float"/>
          <table:table-cell table:formula="of:=MIN([.$G581])" office:value-type="float"/>
          <table:table-cell table:formula="of:=MIN([.$H581])" office:value-type="float"/>
          <table:table-cell table:formula="of:=MIN([.$I581])" office:value-type="float"/>
          <table:table-cell table:formula="of:=MIN([.$J581])" office:value-type="float"/>
          <table:table-cell table:formula="of:=MIN([.$K581])" office:value-type="float"/>
          <table:table-cell table:formula="of:=MIN([.$L581])" office:value-type="float"/>
          <table:table-cell table:formula="of:=MIN([.$M581])" office:value-type="float"/>
          <table:table-cell table:formula="of:=MIN([.$N581])" office:value-type="float"/>
          <table:table-cell table:formula="of:=MEDIAN([.$B581])" office:value-type="float"/>
          <table:table-cell table:formula="of:=MEDIAN([.$C581])" office:value-type="float"/>
          <table:table-cell table:formula="of:=MEDIAN([.$D581])" office:value-type="float"/>
          <table:table-cell table:formula="of:=MEDIAN([.$E581])" office:value-type="float"/>
          <table:table-cell table:formula="of:=MEDIAN([.$F581])" office:value-type="float"/>
          <table:table-cell table:formula="of:=MEDIAN([.$G581])" office:value-type="float"/>
          <table:table-cell table:formula="of:=MEDIAN([.$H581])" office:value-type="float"/>
          <table:table-cell table:formula="of:=MEDIAN([.$I581])" office:value-type="float"/>
          <table:table-cell table:formula="of:=MEDIAN([.$J581])" office:value-type="float"/>
          <table:table-cell table:formula="of:=MEDIAN([.$K581])" office:value-type="float"/>
          <table:table-cell table:formula="of:=MEDIAN([.$L581])" office:value-type="float"/>
          <table:table-cell table:formula="of:=MEDIAN([.$M581])" office:value-type="float"/>
          <table:table-cell table:formula="of:=MEDIAN([.$N581])" office:value-type="float"/>
          <table:table-cell table:formula="of:=MAX([.$B581])" office:value-type="float"/>
          <table:table-cell table:formula="of:=MAX([.$C581])" office:value-type="float"/>
          <table:table-cell table:formula="of:=MAX([.$D581])" office:value-type="float"/>
          <table:table-cell table:formula="of:=MAX([.$E581])" office:value-type="float"/>
          <table:table-cell table:formula="of:=MAX([.$F581])" office:value-type="float"/>
          <table:table-cell table:formula="of:=MAX([.$G581])" office:value-type="float"/>
          <table:table-cell table:formula="of:=MAX([.$H581])" office:value-type="float"/>
          <table:table-cell table:formula="of:=MAX([.$I581])" office:value-type="float"/>
          <table:table-cell table:formula="of:=MAX([.$J581])" office:value-type="float"/>
          <table:table-cell table:formula="of:=MAX([.$K581])" office:value-type="float"/>
          <table:table-cell table:formula="of:=MAX([.$L581])" office:value-type="float"/>
          <table:table-cell table:formula="of:=MAX([.$M581])" office:value-type="float"/>
          <table:table-cell table:formula="of:=MAX([.$N581])" office:value-type="float"/>
        </table:table-row>
        <table:table-row table:style-name="ro1">
          <table:table-cell office:value-type="string">
            <text:p>c6288/c6288.lp.3.6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637016.0"/>
          <table:table-cell office:value-type="float" office:value="1.0"/>
          <table:table-cell office:value-type="float" office:value="9.0"/>
          <table:table-cell office:value-type="float" office:value="636544.0"/>
          <table:table-cell office:value-type="float" office:value="76651443.0"/>
          <table:table-cell office:value-type="float" office:value="76650983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2])" office:value-type="float"/>
          <table:table-cell table:formula="of:=MIN([.$C582])" office:value-type="float"/>
          <table:table-cell table:formula="of:=MIN([.$D582])" office:value-type="float"/>
          <table:table-cell table:formula="of:=MIN([.$E582])" office:value-type="float"/>
          <table:table-cell table:formula="of:=MIN([.$F582])" office:value-type="float"/>
          <table:table-cell table:formula="of:=MIN([.$G582])" office:value-type="float"/>
          <table:table-cell table:formula="of:=MIN([.$H582])" office:value-type="float"/>
          <table:table-cell table:formula="of:=MIN([.$I582])" office:value-type="float"/>
          <table:table-cell table:formula="of:=MIN([.$J582])" office:value-type="float"/>
          <table:table-cell table:formula="of:=MIN([.$K582])" office:value-type="float"/>
          <table:table-cell table:formula="of:=MIN([.$L582])" office:value-type="float"/>
          <table:table-cell table:formula="of:=MIN([.$M582])" office:value-type="float"/>
          <table:table-cell table:formula="of:=MIN([.$N582])" office:value-type="float"/>
          <table:table-cell table:formula="of:=MEDIAN([.$B582])" office:value-type="float"/>
          <table:table-cell table:formula="of:=MEDIAN([.$C582])" office:value-type="float"/>
          <table:table-cell table:formula="of:=MEDIAN([.$D582])" office:value-type="float"/>
          <table:table-cell table:formula="of:=MEDIAN([.$E582])" office:value-type="float"/>
          <table:table-cell table:formula="of:=MEDIAN([.$F582])" office:value-type="float"/>
          <table:table-cell table:formula="of:=MEDIAN([.$G582])" office:value-type="float"/>
          <table:table-cell table:formula="of:=MEDIAN([.$H582])" office:value-type="float"/>
          <table:table-cell table:formula="of:=MEDIAN([.$I582])" office:value-type="float"/>
          <table:table-cell table:formula="of:=MEDIAN([.$J582])" office:value-type="float"/>
          <table:table-cell table:formula="of:=MEDIAN([.$K582])" office:value-type="float"/>
          <table:table-cell table:formula="of:=MEDIAN([.$L582])" office:value-type="float"/>
          <table:table-cell table:formula="of:=MEDIAN([.$M582])" office:value-type="float"/>
          <table:table-cell table:formula="of:=MEDIAN([.$N582])" office:value-type="float"/>
          <table:table-cell table:formula="of:=MAX([.$B582])" office:value-type="float"/>
          <table:table-cell table:formula="of:=MAX([.$C582])" office:value-type="float"/>
          <table:table-cell table:formula="of:=MAX([.$D582])" office:value-type="float"/>
          <table:table-cell table:formula="of:=MAX([.$E582])" office:value-type="float"/>
          <table:table-cell table:formula="of:=MAX([.$F582])" office:value-type="float"/>
          <table:table-cell table:formula="of:=MAX([.$G582])" office:value-type="float"/>
          <table:table-cell table:formula="of:=MAX([.$H582])" office:value-type="float"/>
          <table:table-cell table:formula="of:=MAX([.$I582])" office:value-type="float"/>
          <table:table-cell table:formula="of:=MAX([.$J582])" office:value-type="float"/>
          <table:table-cell table:formula="of:=MAX([.$K582])" office:value-type="float"/>
          <table:table-cell table:formula="of:=MAX([.$L582])" office:value-type="float"/>
          <table:table-cell table:formula="of:=MAX([.$M582])" office:value-type="float"/>
          <table:table-cell table:formula="of:=MAX([.$N582])" office:value-type="float"/>
        </table:table-row>
        <table:table-row table:style-name="ro1">
          <table:table-cell office:value-type="string">
            <text:p>c6288/c6288.lp.3.7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539225.0"/>
          <table:table-cell office:value-type="float" office:value="1.0"/>
          <table:table-cell office:value-type="float" office:value="12.0"/>
          <table:table-cell office:value-type="float" office:value="487492.0"/>
          <table:table-cell office:value-type="float" office:value="58859843.0"/>
          <table:table-cell office:value-type="float" office:value="58859545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3])" office:value-type="float"/>
          <table:table-cell table:formula="of:=MIN([.$C583])" office:value-type="float"/>
          <table:table-cell table:formula="of:=MIN([.$D583])" office:value-type="float"/>
          <table:table-cell table:formula="of:=MIN([.$E583])" office:value-type="float"/>
          <table:table-cell table:formula="of:=MIN([.$F583])" office:value-type="float"/>
          <table:table-cell table:formula="of:=MIN([.$G583])" office:value-type="float"/>
          <table:table-cell table:formula="of:=MIN([.$H583])" office:value-type="float"/>
          <table:table-cell table:formula="of:=MIN([.$I583])" office:value-type="float"/>
          <table:table-cell table:formula="of:=MIN([.$J583])" office:value-type="float"/>
          <table:table-cell table:formula="of:=MIN([.$K583])" office:value-type="float"/>
          <table:table-cell table:formula="of:=MIN([.$L583])" office:value-type="float"/>
          <table:table-cell table:formula="of:=MIN([.$M583])" office:value-type="float"/>
          <table:table-cell table:formula="of:=MIN([.$N583])" office:value-type="float"/>
          <table:table-cell table:formula="of:=MEDIAN([.$B583])" office:value-type="float"/>
          <table:table-cell table:formula="of:=MEDIAN([.$C583])" office:value-type="float"/>
          <table:table-cell table:formula="of:=MEDIAN([.$D583])" office:value-type="float"/>
          <table:table-cell table:formula="of:=MEDIAN([.$E583])" office:value-type="float"/>
          <table:table-cell table:formula="of:=MEDIAN([.$F583])" office:value-type="float"/>
          <table:table-cell table:formula="of:=MEDIAN([.$G583])" office:value-type="float"/>
          <table:table-cell table:formula="of:=MEDIAN([.$H583])" office:value-type="float"/>
          <table:table-cell table:formula="of:=MEDIAN([.$I583])" office:value-type="float"/>
          <table:table-cell table:formula="of:=MEDIAN([.$J583])" office:value-type="float"/>
          <table:table-cell table:formula="of:=MEDIAN([.$K583])" office:value-type="float"/>
          <table:table-cell table:formula="of:=MEDIAN([.$L583])" office:value-type="float"/>
          <table:table-cell table:formula="of:=MEDIAN([.$M583])" office:value-type="float"/>
          <table:table-cell table:formula="of:=MEDIAN([.$N583])" office:value-type="float"/>
          <table:table-cell table:formula="of:=MAX([.$B583])" office:value-type="float"/>
          <table:table-cell table:formula="of:=MAX([.$C583])" office:value-type="float"/>
          <table:table-cell table:formula="of:=MAX([.$D583])" office:value-type="float"/>
          <table:table-cell table:formula="of:=MAX([.$E583])" office:value-type="float"/>
          <table:table-cell table:formula="of:=MAX([.$F583])" office:value-type="float"/>
          <table:table-cell table:formula="of:=MAX([.$G583])" office:value-type="float"/>
          <table:table-cell table:formula="of:=MAX([.$H583])" office:value-type="float"/>
          <table:table-cell table:formula="of:=MAX([.$I583])" office:value-type="float"/>
          <table:table-cell table:formula="of:=MAX([.$J583])" office:value-type="float"/>
          <table:table-cell table:formula="of:=MAX([.$K583])" office:value-type="float"/>
          <table:table-cell table:formula="of:=MAX([.$L583])" office:value-type="float"/>
          <table:table-cell table:formula="of:=MAX([.$M583])" office:value-type="float"/>
          <table:table-cell table:formula="of:=MAX([.$N583])" office:value-type="float"/>
        </table:table-row>
        <table:table-row table:style-name="ro1">
          <table:table-cell office:value-type="string">
            <text:p>c6288/c6288.lp.3.8</text:p>
          </table:table-cell>
          <table:table-cell office:value-type="float" office:value="600.0"/>
          <table:table-cell office:value-type="float" office:value="600.022"/>
          <table:table-cell office:value-type="float" office:value="599.96"/>
          <table:table-cell office:value-type="float" office:value="848036.0"/>
          <table:table-cell office:value-type="float" office:value="1.0"/>
          <table:table-cell office:value-type="float" office:value="10.0"/>
          <table:table-cell office:value-type="float" office:value="379427.0"/>
          <table:table-cell office:value-type="float" office:value="81909368.0"/>
          <table:table-cell office:value-type="float" office:value="81909364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4])" office:value-type="float"/>
          <table:table-cell table:formula="of:=MIN([.$C584])" office:value-type="float"/>
          <table:table-cell table:formula="of:=MIN([.$D584])" office:value-type="float"/>
          <table:table-cell table:formula="of:=MIN([.$E584])" office:value-type="float"/>
          <table:table-cell table:formula="of:=MIN([.$F584])" office:value-type="float"/>
          <table:table-cell table:formula="of:=MIN([.$G584])" office:value-type="float"/>
          <table:table-cell table:formula="of:=MIN([.$H584])" office:value-type="float"/>
          <table:table-cell table:formula="of:=MIN([.$I584])" office:value-type="float"/>
          <table:table-cell table:formula="of:=MIN([.$J584])" office:value-type="float"/>
          <table:table-cell table:formula="of:=MIN([.$K584])" office:value-type="float"/>
          <table:table-cell table:formula="of:=MIN([.$L584])" office:value-type="float"/>
          <table:table-cell table:formula="of:=MIN([.$M584])" office:value-type="float"/>
          <table:table-cell table:formula="of:=MIN([.$N584])" office:value-type="float"/>
          <table:table-cell table:formula="of:=MEDIAN([.$B584])" office:value-type="float"/>
          <table:table-cell table:formula="of:=MEDIAN([.$C584])" office:value-type="float"/>
          <table:table-cell table:formula="of:=MEDIAN([.$D584])" office:value-type="float"/>
          <table:table-cell table:formula="of:=MEDIAN([.$E584])" office:value-type="float"/>
          <table:table-cell table:formula="of:=MEDIAN([.$F584])" office:value-type="float"/>
          <table:table-cell table:formula="of:=MEDIAN([.$G584])" office:value-type="float"/>
          <table:table-cell table:formula="of:=MEDIAN([.$H584])" office:value-type="float"/>
          <table:table-cell table:formula="of:=MEDIAN([.$I584])" office:value-type="float"/>
          <table:table-cell table:formula="of:=MEDIAN([.$J584])" office:value-type="float"/>
          <table:table-cell table:formula="of:=MEDIAN([.$K584])" office:value-type="float"/>
          <table:table-cell table:formula="of:=MEDIAN([.$L584])" office:value-type="float"/>
          <table:table-cell table:formula="of:=MEDIAN([.$M584])" office:value-type="float"/>
          <table:table-cell table:formula="of:=MEDIAN([.$N584])" office:value-type="float"/>
          <table:table-cell table:formula="of:=MAX([.$B584])" office:value-type="float"/>
          <table:table-cell table:formula="of:=MAX([.$C584])" office:value-type="float"/>
          <table:table-cell table:formula="of:=MAX([.$D584])" office:value-type="float"/>
          <table:table-cell table:formula="of:=MAX([.$E584])" office:value-type="float"/>
          <table:table-cell table:formula="of:=MAX([.$F584])" office:value-type="float"/>
          <table:table-cell table:formula="of:=MAX([.$G584])" office:value-type="float"/>
          <table:table-cell table:formula="of:=MAX([.$H584])" office:value-type="float"/>
          <table:table-cell table:formula="of:=MAX([.$I584])" office:value-type="float"/>
          <table:table-cell table:formula="of:=MAX([.$J584])" office:value-type="float"/>
          <table:table-cell table:formula="of:=MAX([.$K584])" office:value-type="float"/>
          <table:table-cell table:formula="of:=MAX([.$L584])" office:value-type="float"/>
          <table:table-cell table:formula="of:=MAX([.$M584])" office:value-type="float"/>
          <table:table-cell table:formula="of:=MAX([.$N584])" office:value-type="float"/>
        </table:table-row>
        <table:table-row table:style-name="ro1">
          <table:table-cell office:value-type="string">
            <text:p>c6288/c6288.lp.4.1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514654.0"/>
          <table:table-cell office:value-type="float" office:value="1.0"/>
          <table:table-cell office:value-type="float" office:value="10.0"/>
          <table:table-cell office:value-type="float" office:value="300625.0"/>
          <table:table-cell office:value-type="float" office:value="56573891.0"/>
          <table:table-cell office:value-type="float" office:value="56573851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5])" office:value-type="float"/>
          <table:table-cell table:formula="of:=MIN([.$C585])" office:value-type="float"/>
          <table:table-cell table:formula="of:=MIN([.$D585])" office:value-type="float"/>
          <table:table-cell table:formula="of:=MIN([.$E585])" office:value-type="float"/>
          <table:table-cell table:formula="of:=MIN([.$F585])" office:value-type="float"/>
          <table:table-cell table:formula="of:=MIN([.$G585])" office:value-type="float"/>
          <table:table-cell table:formula="of:=MIN([.$H585])" office:value-type="float"/>
          <table:table-cell table:formula="of:=MIN([.$I585])" office:value-type="float"/>
          <table:table-cell table:formula="of:=MIN([.$J585])" office:value-type="float"/>
          <table:table-cell table:formula="of:=MIN([.$K585])" office:value-type="float"/>
          <table:table-cell table:formula="of:=MIN([.$L585])" office:value-type="float"/>
          <table:table-cell table:formula="of:=MIN([.$M585])" office:value-type="float"/>
          <table:table-cell table:formula="of:=MIN([.$N585])" office:value-type="float"/>
          <table:table-cell table:formula="of:=MEDIAN([.$B585])" office:value-type="float"/>
          <table:table-cell table:formula="of:=MEDIAN([.$C585])" office:value-type="float"/>
          <table:table-cell table:formula="of:=MEDIAN([.$D585])" office:value-type="float"/>
          <table:table-cell table:formula="of:=MEDIAN([.$E585])" office:value-type="float"/>
          <table:table-cell table:formula="of:=MEDIAN([.$F585])" office:value-type="float"/>
          <table:table-cell table:formula="of:=MEDIAN([.$G585])" office:value-type="float"/>
          <table:table-cell table:formula="of:=MEDIAN([.$H585])" office:value-type="float"/>
          <table:table-cell table:formula="of:=MEDIAN([.$I585])" office:value-type="float"/>
          <table:table-cell table:formula="of:=MEDIAN([.$J585])" office:value-type="float"/>
          <table:table-cell table:formula="of:=MEDIAN([.$K585])" office:value-type="float"/>
          <table:table-cell table:formula="of:=MEDIAN([.$L585])" office:value-type="float"/>
          <table:table-cell table:formula="of:=MEDIAN([.$M585])" office:value-type="float"/>
          <table:table-cell table:formula="of:=MEDIAN([.$N585])" office:value-type="float"/>
          <table:table-cell table:formula="of:=MAX([.$B585])" office:value-type="float"/>
          <table:table-cell table:formula="of:=MAX([.$C585])" office:value-type="float"/>
          <table:table-cell table:formula="of:=MAX([.$D585])" office:value-type="float"/>
          <table:table-cell table:formula="of:=MAX([.$E585])" office:value-type="float"/>
          <table:table-cell table:formula="of:=MAX([.$F585])" office:value-type="float"/>
          <table:table-cell table:formula="of:=MAX([.$G585])" office:value-type="float"/>
          <table:table-cell table:formula="of:=MAX([.$H585])" office:value-type="float"/>
          <table:table-cell table:formula="of:=MAX([.$I585])" office:value-type="float"/>
          <table:table-cell table:formula="of:=MAX([.$J585])" office:value-type="float"/>
          <table:table-cell table:formula="of:=MAX([.$K585])" office:value-type="float"/>
          <table:table-cell table:formula="of:=MAX([.$L585])" office:value-type="float"/>
          <table:table-cell table:formula="of:=MAX([.$M585])" office:value-type="float"/>
          <table:table-cell table:formula="of:=MAX([.$N585])" office:value-type="float"/>
        </table:table-row>
        <table:table-row table:style-name="ro1">
          <table:table-cell office:value-type="string">
            <text:p>c6288/c6288.lp.4.2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710854.0"/>
          <table:table-cell office:value-type="float" office:value="1.0"/>
          <table:table-cell office:value-type="float" office:value="9.0"/>
          <table:table-cell office:value-type="float" office:value="611671.0"/>
          <table:table-cell office:value-type="float" office:value="73967603.0"/>
          <table:table-cell office:value-type="float" office:value="73960104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6])" office:value-type="float"/>
          <table:table-cell table:formula="of:=MIN([.$C586])" office:value-type="float"/>
          <table:table-cell table:formula="of:=MIN([.$D586])" office:value-type="float"/>
          <table:table-cell table:formula="of:=MIN([.$E586])" office:value-type="float"/>
          <table:table-cell table:formula="of:=MIN([.$F586])" office:value-type="float"/>
          <table:table-cell table:formula="of:=MIN([.$G586])" office:value-type="float"/>
          <table:table-cell table:formula="of:=MIN([.$H586])" office:value-type="float"/>
          <table:table-cell table:formula="of:=MIN([.$I586])" office:value-type="float"/>
          <table:table-cell table:formula="of:=MIN([.$J586])" office:value-type="float"/>
          <table:table-cell table:formula="of:=MIN([.$K586])" office:value-type="float"/>
          <table:table-cell table:formula="of:=MIN([.$L586])" office:value-type="float"/>
          <table:table-cell table:formula="of:=MIN([.$M586])" office:value-type="float"/>
          <table:table-cell table:formula="of:=MIN([.$N586])" office:value-type="float"/>
          <table:table-cell table:formula="of:=MEDIAN([.$B586])" office:value-type="float"/>
          <table:table-cell table:formula="of:=MEDIAN([.$C586])" office:value-type="float"/>
          <table:table-cell table:formula="of:=MEDIAN([.$D586])" office:value-type="float"/>
          <table:table-cell table:formula="of:=MEDIAN([.$E586])" office:value-type="float"/>
          <table:table-cell table:formula="of:=MEDIAN([.$F586])" office:value-type="float"/>
          <table:table-cell table:formula="of:=MEDIAN([.$G586])" office:value-type="float"/>
          <table:table-cell table:formula="of:=MEDIAN([.$H586])" office:value-type="float"/>
          <table:table-cell table:formula="of:=MEDIAN([.$I586])" office:value-type="float"/>
          <table:table-cell table:formula="of:=MEDIAN([.$J586])" office:value-type="float"/>
          <table:table-cell table:formula="of:=MEDIAN([.$K586])" office:value-type="float"/>
          <table:table-cell table:formula="of:=MEDIAN([.$L586])" office:value-type="float"/>
          <table:table-cell table:formula="of:=MEDIAN([.$M586])" office:value-type="float"/>
          <table:table-cell table:formula="of:=MEDIAN([.$N586])" office:value-type="float"/>
          <table:table-cell table:formula="of:=MAX([.$B586])" office:value-type="float"/>
          <table:table-cell table:formula="of:=MAX([.$C586])" office:value-type="float"/>
          <table:table-cell table:formula="of:=MAX([.$D586])" office:value-type="float"/>
          <table:table-cell table:formula="of:=MAX([.$E586])" office:value-type="float"/>
          <table:table-cell table:formula="of:=MAX([.$F586])" office:value-type="float"/>
          <table:table-cell table:formula="of:=MAX([.$G586])" office:value-type="float"/>
          <table:table-cell table:formula="of:=MAX([.$H586])" office:value-type="float"/>
          <table:table-cell table:formula="of:=MAX([.$I586])" office:value-type="float"/>
          <table:table-cell table:formula="of:=MAX([.$J586])" office:value-type="float"/>
          <table:table-cell table:formula="of:=MAX([.$K586])" office:value-type="float"/>
          <table:table-cell table:formula="of:=MAX([.$L586])" office:value-type="float"/>
          <table:table-cell table:formula="of:=MAX([.$M586])" office:value-type="float"/>
          <table:table-cell table:formula="of:=MAX([.$N586])" office:value-type="float"/>
        </table:table-row>
        <table:table-row table:style-name="ro1">
          <table:table-cell office:value-type="string">
            <text:p>c6288/c6288.lp.4.3</text:p>
          </table:table-cell>
          <table:table-cell office:value-type="float" office:value="600.0"/>
          <table:table-cell office:value-type="float" office:value="600.027"/>
          <table:table-cell office:value-type="float" office:value="599.98"/>
          <table:table-cell office:value-type="float" office:value="861132.0"/>
          <table:table-cell office:value-type="float" office:value="1.0"/>
          <table:table-cell office:value-type="float" office:value="10.0"/>
          <table:table-cell office:value-type="float" office:value="606385.0"/>
          <table:table-cell office:value-type="float" office:value="87676029.0"/>
          <table:table-cell office:value-type="float" office:value="87604094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7])" office:value-type="float"/>
          <table:table-cell table:formula="of:=MIN([.$C587])" office:value-type="float"/>
          <table:table-cell table:formula="of:=MIN([.$D587])" office:value-type="float"/>
          <table:table-cell table:formula="of:=MIN([.$E587])" office:value-type="float"/>
          <table:table-cell table:formula="of:=MIN([.$F587])" office:value-type="float"/>
          <table:table-cell table:formula="of:=MIN([.$G587])" office:value-type="float"/>
          <table:table-cell table:formula="of:=MIN([.$H587])" office:value-type="float"/>
          <table:table-cell table:formula="of:=MIN([.$I587])" office:value-type="float"/>
          <table:table-cell table:formula="of:=MIN([.$J587])" office:value-type="float"/>
          <table:table-cell table:formula="of:=MIN([.$K587])" office:value-type="float"/>
          <table:table-cell table:formula="of:=MIN([.$L587])" office:value-type="float"/>
          <table:table-cell table:formula="of:=MIN([.$M587])" office:value-type="float"/>
          <table:table-cell table:formula="of:=MIN([.$N587])" office:value-type="float"/>
          <table:table-cell table:formula="of:=MEDIAN([.$B587])" office:value-type="float"/>
          <table:table-cell table:formula="of:=MEDIAN([.$C587])" office:value-type="float"/>
          <table:table-cell table:formula="of:=MEDIAN([.$D587])" office:value-type="float"/>
          <table:table-cell table:formula="of:=MEDIAN([.$E587])" office:value-type="float"/>
          <table:table-cell table:formula="of:=MEDIAN([.$F587])" office:value-type="float"/>
          <table:table-cell table:formula="of:=MEDIAN([.$G587])" office:value-type="float"/>
          <table:table-cell table:formula="of:=MEDIAN([.$H587])" office:value-type="float"/>
          <table:table-cell table:formula="of:=MEDIAN([.$I587])" office:value-type="float"/>
          <table:table-cell table:formula="of:=MEDIAN([.$J587])" office:value-type="float"/>
          <table:table-cell table:formula="of:=MEDIAN([.$K587])" office:value-type="float"/>
          <table:table-cell table:formula="of:=MEDIAN([.$L587])" office:value-type="float"/>
          <table:table-cell table:formula="of:=MEDIAN([.$M587])" office:value-type="float"/>
          <table:table-cell table:formula="of:=MEDIAN([.$N587])" office:value-type="float"/>
          <table:table-cell table:formula="of:=MAX([.$B587])" office:value-type="float"/>
          <table:table-cell table:formula="of:=MAX([.$C587])" office:value-type="float"/>
          <table:table-cell table:formula="of:=MAX([.$D587])" office:value-type="float"/>
          <table:table-cell table:formula="of:=MAX([.$E587])" office:value-type="float"/>
          <table:table-cell table:formula="of:=MAX([.$F587])" office:value-type="float"/>
          <table:table-cell table:formula="of:=MAX([.$G587])" office:value-type="float"/>
          <table:table-cell table:formula="of:=MAX([.$H587])" office:value-type="float"/>
          <table:table-cell table:formula="of:=MAX([.$I587])" office:value-type="float"/>
          <table:table-cell table:formula="of:=MAX([.$J587])" office:value-type="float"/>
          <table:table-cell table:formula="of:=MAX([.$K587])" office:value-type="float"/>
          <table:table-cell table:formula="of:=MAX([.$L587])" office:value-type="float"/>
          <table:table-cell table:formula="of:=MAX([.$M587])" office:value-type="float"/>
          <table:table-cell table:formula="of:=MAX([.$N587])" office:value-type="float"/>
        </table:table-row>
        <table:table-row table:style-name="ro1">
          <table:table-cell office:value-type="string">
            <text:p>c6288/c6288.lp.4.4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756318.0"/>
          <table:table-cell office:value-type="float" office:value="1.0"/>
          <table:table-cell office:value-type="float" office:value="10.0"/>
          <table:table-cell office:value-type="float" office:value="576590.0"/>
          <table:table-cell office:value-type="float" office:value="72543738.0"/>
          <table:table-cell office:value-type="float" office:value="72542978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8])" office:value-type="float"/>
          <table:table-cell table:formula="of:=MIN([.$C588])" office:value-type="float"/>
          <table:table-cell table:formula="of:=MIN([.$D588])" office:value-type="float"/>
          <table:table-cell table:formula="of:=MIN([.$E588])" office:value-type="float"/>
          <table:table-cell table:formula="of:=MIN([.$F588])" office:value-type="float"/>
          <table:table-cell table:formula="of:=MIN([.$G588])" office:value-type="float"/>
          <table:table-cell table:formula="of:=MIN([.$H588])" office:value-type="float"/>
          <table:table-cell table:formula="of:=MIN([.$I588])" office:value-type="float"/>
          <table:table-cell table:formula="of:=MIN([.$J588])" office:value-type="float"/>
          <table:table-cell table:formula="of:=MIN([.$K588])" office:value-type="float"/>
          <table:table-cell table:formula="of:=MIN([.$L588])" office:value-type="float"/>
          <table:table-cell table:formula="of:=MIN([.$M588])" office:value-type="float"/>
          <table:table-cell table:formula="of:=MIN([.$N588])" office:value-type="float"/>
          <table:table-cell table:formula="of:=MEDIAN([.$B588])" office:value-type="float"/>
          <table:table-cell table:formula="of:=MEDIAN([.$C588])" office:value-type="float"/>
          <table:table-cell table:formula="of:=MEDIAN([.$D588])" office:value-type="float"/>
          <table:table-cell table:formula="of:=MEDIAN([.$E588])" office:value-type="float"/>
          <table:table-cell table:formula="of:=MEDIAN([.$F588])" office:value-type="float"/>
          <table:table-cell table:formula="of:=MEDIAN([.$G588])" office:value-type="float"/>
          <table:table-cell table:formula="of:=MEDIAN([.$H588])" office:value-type="float"/>
          <table:table-cell table:formula="of:=MEDIAN([.$I588])" office:value-type="float"/>
          <table:table-cell table:formula="of:=MEDIAN([.$J588])" office:value-type="float"/>
          <table:table-cell table:formula="of:=MEDIAN([.$K588])" office:value-type="float"/>
          <table:table-cell table:formula="of:=MEDIAN([.$L588])" office:value-type="float"/>
          <table:table-cell table:formula="of:=MEDIAN([.$M588])" office:value-type="float"/>
          <table:table-cell table:formula="of:=MEDIAN([.$N588])" office:value-type="float"/>
          <table:table-cell table:formula="of:=MAX([.$B588])" office:value-type="float"/>
          <table:table-cell table:formula="of:=MAX([.$C588])" office:value-type="float"/>
          <table:table-cell table:formula="of:=MAX([.$D588])" office:value-type="float"/>
          <table:table-cell table:formula="of:=MAX([.$E588])" office:value-type="float"/>
          <table:table-cell table:formula="of:=MAX([.$F588])" office:value-type="float"/>
          <table:table-cell table:formula="of:=MAX([.$G588])" office:value-type="float"/>
          <table:table-cell table:formula="of:=MAX([.$H588])" office:value-type="float"/>
          <table:table-cell table:formula="of:=MAX([.$I588])" office:value-type="float"/>
          <table:table-cell table:formula="of:=MAX([.$J588])" office:value-type="float"/>
          <table:table-cell table:formula="of:=MAX([.$K588])" office:value-type="float"/>
          <table:table-cell table:formula="of:=MAX([.$L588])" office:value-type="float"/>
          <table:table-cell table:formula="of:=MAX([.$M588])" office:value-type="float"/>
          <table:table-cell table:formula="of:=MAX([.$N588])" office:value-type="float"/>
        </table:table-row>
        <table:table-row table:style-name="ro1">
          <table:table-cell office:value-type="string">
            <text:p>c6288/c6288.lp.4.5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766584.0"/>
          <table:table-cell office:value-type="float" office:value="1.0"/>
          <table:table-cell office:value-type="float" office:value="11.0"/>
          <table:table-cell office:value-type="float" office:value="604335.0"/>
          <table:table-cell office:value-type="float" office:value="85773236.0"/>
          <table:table-cell office:value-type="float" office:value="85772650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589])" office:value-type="float"/>
          <table:table-cell table:formula="of:=MIN([.$C589])" office:value-type="float"/>
          <table:table-cell table:formula="of:=MIN([.$D589])" office:value-type="float"/>
          <table:table-cell table:formula="of:=MIN([.$E589])" office:value-type="float"/>
          <table:table-cell table:formula="of:=MIN([.$F589])" office:value-type="float"/>
          <table:table-cell table:formula="of:=MIN([.$G589])" office:value-type="float"/>
          <table:table-cell table:formula="of:=MIN([.$H589])" office:value-type="float"/>
          <table:table-cell table:formula="of:=MIN([.$I589])" office:value-type="float"/>
          <table:table-cell table:formula="of:=MIN([.$J589])" office:value-type="float"/>
          <table:table-cell table:formula="of:=MIN([.$K589])" office:value-type="float"/>
          <table:table-cell table:formula="of:=MIN([.$L589])" office:value-type="float"/>
          <table:table-cell table:formula="of:=MIN([.$M589])" office:value-type="float"/>
          <table:table-cell table:formula="of:=MIN([.$N589])" office:value-type="float"/>
          <table:table-cell table:formula="of:=MEDIAN([.$B589])" office:value-type="float"/>
          <table:table-cell table:formula="of:=MEDIAN([.$C589])" office:value-type="float"/>
          <table:table-cell table:formula="of:=MEDIAN([.$D589])" office:value-type="float"/>
          <table:table-cell table:formula="of:=MEDIAN([.$E589])" office:value-type="float"/>
          <table:table-cell table:formula="of:=MEDIAN([.$F589])" office:value-type="float"/>
          <table:table-cell table:formula="of:=MEDIAN([.$G589])" office:value-type="float"/>
          <table:table-cell table:formula="of:=MEDIAN([.$H589])" office:value-type="float"/>
          <table:table-cell table:formula="of:=MEDIAN([.$I589])" office:value-type="float"/>
          <table:table-cell table:formula="of:=MEDIAN([.$J589])" office:value-type="float"/>
          <table:table-cell table:formula="of:=MEDIAN([.$K589])" office:value-type="float"/>
          <table:table-cell table:formula="of:=MEDIAN([.$L589])" office:value-type="float"/>
          <table:table-cell table:formula="of:=MEDIAN([.$M589])" office:value-type="float"/>
          <table:table-cell table:formula="of:=MEDIAN([.$N589])" office:value-type="float"/>
          <table:table-cell table:formula="of:=MAX([.$B589])" office:value-type="float"/>
          <table:table-cell table:formula="of:=MAX([.$C589])" office:value-type="float"/>
          <table:table-cell table:formula="of:=MAX([.$D589])" office:value-type="float"/>
          <table:table-cell table:formula="of:=MAX([.$E589])" office:value-type="float"/>
          <table:table-cell table:formula="of:=MAX([.$F589])" office:value-type="float"/>
          <table:table-cell table:formula="of:=MAX([.$G589])" office:value-type="float"/>
          <table:table-cell table:formula="of:=MAX([.$H589])" office:value-type="float"/>
          <table:table-cell table:formula="of:=MAX([.$I589])" office:value-type="float"/>
          <table:table-cell table:formula="of:=MAX([.$J589])" office:value-type="float"/>
          <table:table-cell table:formula="of:=MAX([.$K589])" office:value-type="float"/>
          <table:table-cell table:formula="of:=MAX([.$L589])" office:value-type="float"/>
          <table:table-cell table:formula="of:=MAX([.$M589])" office:value-type="float"/>
          <table:table-cell table:formula="of:=MAX([.$N589])" office:value-type="float"/>
        </table:table-row>
        <table:table-row table:style-name="ro1">
          <table:table-cell office:value-type="string">
            <text:p>c6288/c6288.lp.4.6</text:p>
          </table:table-cell>
          <table:table-cell office:value-type="float" office:value="600.0"/>
          <table:table-cell office:value-type="float" office:value="600.021"/>
          <table:table-cell office:value-type="float" office:value="599.97"/>
          <table:table-cell office:value-type="float" office:value="1073436.0"/>
          <table:table-cell office:value-type="float" office:value="1.0"/>
          <table:table-cell office:value-type="float" office:value="10.0"/>
          <table:table-cell office:value-type="float" office:value="974738.0"/>
          <table:table-cell office:value-type="float" office:value="122522923.0"/>
          <table:table-cell office:value-type="float" office:value="122321470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0])" office:value-type="float"/>
          <table:table-cell table:formula="of:=MIN([.$C590])" office:value-type="float"/>
          <table:table-cell table:formula="of:=MIN([.$D590])" office:value-type="float"/>
          <table:table-cell table:formula="of:=MIN([.$E590])" office:value-type="float"/>
          <table:table-cell table:formula="of:=MIN([.$F590])" office:value-type="float"/>
          <table:table-cell table:formula="of:=MIN([.$G590])" office:value-type="float"/>
          <table:table-cell table:formula="of:=MIN([.$H590])" office:value-type="float"/>
          <table:table-cell table:formula="of:=MIN([.$I590])" office:value-type="float"/>
          <table:table-cell table:formula="of:=MIN([.$J590])" office:value-type="float"/>
          <table:table-cell table:formula="of:=MIN([.$K590])" office:value-type="float"/>
          <table:table-cell table:formula="of:=MIN([.$L590])" office:value-type="float"/>
          <table:table-cell table:formula="of:=MIN([.$M590])" office:value-type="float"/>
          <table:table-cell table:formula="of:=MIN([.$N590])" office:value-type="float"/>
          <table:table-cell table:formula="of:=MEDIAN([.$B590])" office:value-type="float"/>
          <table:table-cell table:formula="of:=MEDIAN([.$C590])" office:value-type="float"/>
          <table:table-cell table:formula="of:=MEDIAN([.$D590])" office:value-type="float"/>
          <table:table-cell table:formula="of:=MEDIAN([.$E590])" office:value-type="float"/>
          <table:table-cell table:formula="of:=MEDIAN([.$F590])" office:value-type="float"/>
          <table:table-cell table:formula="of:=MEDIAN([.$G590])" office:value-type="float"/>
          <table:table-cell table:formula="of:=MEDIAN([.$H590])" office:value-type="float"/>
          <table:table-cell table:formula="of:=MEDIAN([.$I590])" office:value-type="float"/>
          <table:table-cell table:formula="of:=MEDIAN([.$J590])" office:value-type="float"/>
          <table:table-cell table:formula="of:=MEDIAN([.$K590])" office:value-type="float"/>
          <table:table-cell table:formula="of:=MEDIAN([.$L590])" office:value-type="float"/>
          <table:table-cell table:formula="of:=MEDIAN([.$M590])" office:value-type="float"/>
          <table:table-cell table:formula="of:=MEDIAN([.$N590])" office:value-type="float"/>
          <table:table-cell table:formula="of:=MAX([.$B590])" office:value-type="float"/>
          <table:table-cell table:formula="of:=MAX([.$C590])" office:value-type="float"/>
          <table:table-cell table:formula="of:=MAX([.$D590])" office:value-type="float"/>
          <table:table-cell table:formula="of:=MAX([.$E590])" office:value-type="float"/>
          <table:table-cell table:formula="of:=MAX([.$F590])" office:value-type="float"/>
          <table:table-cell table:formula="of:=MAX([.$G590])" office:value-type="float"/>
          <table:table-cell table:formula="of:=MAX([.$H590])" office:value-type="float"/>
          <table:table-cell table:formula="of:=MAX([.$I590])" office:value-type="float"/>
          <table:table-cell table:formula="of:=MAX([.$J590])" office:value-type="float"/>
          <table:table-cell table:formula="of:=MAX([.$K590])" office:value-type="float"/>
          <table:table-cell table:formula="of:=MAX([.$L590])" office:value-type="float"/>
          <table:table-cell table:formula="of:=MAX([.$M590])" office:value-type="float"/>
          <table:table-cell table:formula="of:=MAX([.$N590])" office:value-type="float"/>
        </table:table-row>
        <table:table-row table:style-name="ro1">
          <table:table-cell office:value-type="string">
            <text:p>c6288/c6288.lp.4.7</text:p>
          </table:table-cell>
          <table:table-cell office:value-type="float" office:value="600.0"/>
          <table:table-cell office:value-type="float" office:value="600.021"/>
          <table:table-cell office:value-type="float" office:value="599.97"/>
          <table:table-cell office:value-type="float" office:value="751928.0"/>
          <table:table-cell office:value-type="float" office:value="1.0"/>
          <table:table-cell office:value-type="float" office:value="13.0"/>
          <table:table-cell office:value-type="float" office:value="1108374.0"/>
          <table:table-cell office:value-type="float" office:value="62017449.0"/>
          <table:table-cell office:value-type="float" office:value="62015729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1])" office:value-type="float"/>
          <table:table-cell table:formula="of:=MIN([.$C591])" office:value-type="float"/>
          <table:table-cell table:formula="of:=MIN([.$D591])" office:value-type="float"/>
          <table:table-cell table:formula="of:=MIN([.$E591])" office:value-type="float"/>
          <table:table-cell table:formula="of:=MIN([.$F591])" office:value-type="float"/>
          <table:table-cell table:formula="of:=MIN([.$G591])" office:value-type="float"/>
          <table:table-cell table:formula="of:=MIN([.$H591])" office:value-type="float"/>
          <table:table-cell table:formula="of:=MIN([.$I591])" office:value-type="float"/>
          <table:table-cell table:formula="of:=MIN([.$J591])" office:value-type="float"/>
          <table:table-cell table:formula="of:=MIN([.$K591])" office:value-type="float"/>
          <table:table-cell table:formula="of:=MIN([.$L591])" office:value-type="float"/>
          <table:table-cell table:formula="of:=MIN([.$M591])" office:value-type="float"/>
          <table:table-cell table:formula="of:=MIN([.$N591])" office:value-type="float"/>
          <table:table-cell table:formula="of:=MEDIAN([.$B591])" office:value-type="float"/>
          <table:table-cell table:formula="of:=MEDIAN([.$C591])" office:value-type="float"/>
          <table:table-cell table:formula="of:=MEDIAN([.$D591])" office:value-type="float"/>
          <table:table-cell table:formula="of:=MEDIAN([.$E591])" office:value-type="float"/>
          <table:table-cell table:formula="of:=MEDIAN([.$F591])" office:value-type="float"/>
          <table:table-cell table:formula="of:=MEDIAN([.$G591])" office:value-type="float"/>
          <table:table-cell table:formula="of:=MEDIAN([.$H591])" office:value-type="float"/>
          <table:table-cell table:formula="of:=MEDIAN([.$I591])" office:value-type="float"/>
          <table:table-cell table:formula="of:=MEDIAN([.$J591])" office:value-type="float"/>
          <table:table-cell table:formula="of:=MEDIAN([.$K591])" office:value-type="float"/>
          <table:table-cell table:formula="of:=MEDIAN([.$L591])" office:value-type="float"/>
          <table:table-cell table:formula="of:=MEDIAN([.$M591])" office:value-type="float"/>
          <table:table-cell table:formula="of:=MEDIAN([.$N591])" office:value-type="float"/>
          <table:table-cell table:formula="of:=MAX([.$B591])" office:value-type="float"/>
          <table:table-cell table:formula="of:=MAX([.$C591])" office:value-type="float"/>
          <table:table-cell table:formula="of:=MAX([.$D591])" office:value-type="float"/>
          <table:table-cell table:formula="of:=MAX([.$E591])" office:value-type="float"/>
          <table:table-cell table:formula="of:=MAX([.$F591])" office:value-type="float"/>
          <table:table-cell table:formula="of:=MAX([.$G591])" office:value-type="float"/>
          <table:table-cell table:formula="of:=MAX([.$H591])" office:value-type="float"/>
          <table:table-cell table:formula="of:=MAX([.$I591])" office:value-type="float"/>
          <table:table-cell table:formula="of:=MAX([.$J591])" office:value-type="float"/>
          <table:table-cell table:formula="of:=MAX([.$K591])" office:value-type="float"/>
          <table:table-cell table:formula="of:=MAX([.$L591])" office:value-type="float"/>
          <table:table-cell table:formula="of:=MAX([.$M591])" office:value-type="float"/>
          <table:table-cell table:formula="of:=MAX([.$N591])" office:value-type="float"/>
        </table:table-row>
        <table:table-row table:style-name="ro1">
          <table:table-cell office:value-type="string">
            <text:p>c6288/c6288.lp.4.8</text:p>
          </table:table-cell>
          <table:table-cell office:value-type="float" office:value="600.0"/>
          <table:table-cell office:value-type="float" office:value="600.035"/>
          <table:table-cell office:value-type="float" office:value="599.99"/>
          <table:table-cell office:value-type="float" office:value="864906.0"/>
          <table:table-cell office:value-type="float" office:value="1.0"/>
          <table:table-cell office:value-type="float" office:value="11.0"/>
          <table:table-cell office:value-type="float" office:value="686472.0"/>
          <table:table-cell office:value-type="float" office:value="75772215.0"/>
          <table:table-cell office:value-type="float" office:value="75772072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2])" office:value-type="float"/>
          <table:table-cell table:formula="of:=MIN([.$C592])" office:value-type="float"/>
          <table:table-cell table:formula="of:=MIN([.$D592])" office:value-type="float"/>
          <table:table-cell table:formula="of:=MIN([.$E592])" office:value-type="float"/>
          <table:table-cell table:formula="of:=MIN([.$F592])" office:value-type="float"/>
          <table:table-cell table:formula="of:=MIN([.$G592])" office:value-type="float"/>
          <table:table-cell table:formula="of:=MIN([.$H592])" office:value-type="float"/>
          <table:table-cell table:formula="of:=MIN([.$I592])" office:value-type="float"/>
          <table:table-cell table:formula="of:=MIN([.$J592])" office:value-type="float"/>
          <table:table-cell table:formula="of:=MIN([.$K592])" office:value-type="float"/>
          <table:table-cell table:formula="of:=MIN([.$L592])" office:value-type="float"/>
          <table:table-cell table:formula="of:=MIN([.$M592])" office:value-type="float"/>
          <table:table-cell table:formula="of:=MIN([.$N592])" office:value-type="float"/>
          <table:table-cell table:formula="of:=MEDIAN([.$B592])" office:value-type="float"/>
          <table:table-cell table:formula="of:=MEDIAN([.$C592])" office:value-type="float"/>
          <table:table-cell table:formula="of:=MEDIAN([.$D592])" office:value-type="float"/>
          <table:table-cell table:formula="of:=MEDIAN([.$E592])" office:value-type="float"/>
          <table:table-cell table:formula="of:=MEDIAN([.$F592])" office:value-type="float"/>
          <table:table-cell table:formula="of:=MEDIAN([.$G592])" office:value-type="float"/>
          <table:table-cell table:formula="of:=MEDIAN([.$H592])" office:value-type="float"/>
          <table:table-cell table:formula="of:=MEDIAN([.$I592])" office:value-type="float"/>
          <table:table-cell table:formula="of:=MEDIAN([.$J592])" office:value-type="float"/>
          <table:table-cell table:formula="of:=MEDIAN([.$K592])" office:value-type="float"/>
          <table:table-cell table:formula="of:=MEDIAN([.$L592])" office:value-type="float"/>
          <table:table-cell table:formula="of:=MEDIAN([.$M592])" office:value-type="float"/>
          <table:table-cell table:formula="of:=MEDIAN([.$N592])" office:value-type="float"/>
          <table:table-cell table:formula="of:=MAX([.$B592])" office:value-type="float"/>
          <table:table-cell table:formula="of:=MAX([.$C592])" office:value-type="float"/>
          <table:table-cell table:formula="of:=MAX([.$D592])" office:value-type="float"/>
          <table:table-cell table:formula="of:=MAX([.$E592])" office:value-type="float"/>
          <table:table-cell table:formula="of:=MAX([.$F592])" office:value-type="float"/>
          <table:table-cell table:formula="of:=MAX([.$G592])" office:value-type="float"/>
          <table:table-cell table:formula="of:=MAX([.$H592])" office:value-type="float"/>
          <table:table-cell table:formula="of:=MAX([.$I592])" office:value-type="float"/>
          <table:table-cell table:formula="of:=MAX([.$J592])" office:value-type="float"/>
          <table:table-cell table:formula="of:=MAX([.$K592])" office:value-type="float"/>
          <table:table-cell table:formula="of:=MAX([.$L592])" office:value-type="float"/>
          <table:table-cell table:formula="of:=MAX([.$M592])" office:value-type="float"/>
          <table:table-cell table:formula="of:=MAX([.$N592])" office:value-type="float"/>
        </table:table-row>
        <table:table-row table:style-name="ro1">
          <table:table-cell office:value-type="string">
            <text:p>c6288/c6288.lp.5.1</text:p>
          </table:table-cell>
          <table:table-cell office:value-type="float" office:value="600.0"/>
          <table:table-cell office:value-type="float" office:value="600.022"/>
          <table:table-cell office:value-type="float" office:value="599.97"/>
          <table:table-cell office:value-type="float" office:value="896095.0"/>
          <table:table-cell office:value-type="float" office:value="1.0"/>
          <table:table-cell office:value-type="float" office:value="10.0"/>
          <table:table-cell office:value-type="float" office:value="634571.0"/>
          <table:table-cell office:value-type="float" office:value="81263361.0"/>
          <table:table-cell office:value-type="float" office:value="81243318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93])" office:value-type="float"/>
          <table:table-cell table:formula="of:=MIN([.$C593])" office:value-type="float"/>
          <table:table-cell table:formula="of:=MIN([.$D593])" office:value-type="float"/>
          <table:table-cell table:formula="of:=MIN([.$E593])" office:value-type="float"/>
          <table:table-cell table:formula="of:=MIN([.$F593])" office:value-type="float"/>
          <table:table-cell table:formula="of:=MIN([.$G593])" office:value-type="float"/>
          <table:table-cell table:formula="of:=MIN([.$H593])" office:value-type="float"/>
          <table:table-cell table:formula="of:=MIN([.$I593])" office:value-type="float"/>
          <table:table-cell table:formula="of:=MIN([.$J593])" office:value-type="float"/>
          <table:table-cell table:formula="of:=MIN([.$K593])" office:value-type="float"/>
          <table:table-cell table:formula="of:=MIN([.$L593])" office:value-type="float"/>
          <table:table-cell table:formula="of:=MIN([.$M593])" office:value-type="float"/>
          <table:table-cell table:formula="of:=MIN([.$N593])" office:value-type="float"/>
          <table:table-cell table:formula="of:=MEDIAN([.$B593])" office:value-type="float"/>
          <table:table-cell table:formula="of:=MEDIAN([.$C593])" office:value-type="float"/>
          <table:table-cell table:formula="of:=MEDIAN([.$D593])" office:value-type="float"/>
          <table:table-cell table:formula="of:=MEDIAN([.$E593])" office:value-type="float"/>
          <table:table-cell table:formula="of:=MEDIAN([.$F593])" office:value-type="float"/>
          <table:table-cell table:formula="of:=MEDIAN([.$G593])" office:value-type="float"/>
          <table:table-cell table:formula="of:=MEDIAN([.$H593])" office:value-type="float"/>
          <table:table-cell table:formula="of:=MEDIAN([.$I593])" office:value-type="float"/>
          <table:table-cell table:formula="of:=MEDIAN([.$J593])" office:value-type="float"/>
          <table:table-cell table:formula="of:=MEDIAN([.$K593])" office:value-type="float"/>
          <table:table-cell table:formula="of:=MEDIAN([.$L593])" office:value-type="float"/>
          <table:table-cell table:formula="of:=MEDIAN([.$M593])" office:value-type="float"/>
          <table:table-cell table:formula="of:=MEDIAN([.$N593])" office:value-type="float"/>
          <table:table-cell table:formula="of:=MAX([.$B593])" office:value-type="float"/>
          <table:table-cell table:formula="of:=MAX([.$C593])" office:value-type="float"/>
          <table:table-cell table:formula="of:=MAX([.$D593])" office:value-type="float"/>
          <table:table-cell table:formula="of:=MAX([.$E593])" office:value-type="float"/>
          <table:table-cell table:formula="of:=MAX([.$F593])" office:value-type="float"/>
          <table:table-cell table:formula="of:=MAX([.$G593])" office:value-type="float"/>
          <table:table-cell table:formula="of:=MAX([.$H593])" office:value-type="float"/>
          <table:table-cell table:formula="of:=MAX([.$I593])" office:value-type="float"/>
          <table:table-cell table:formula="of:=MAX([.$J593])" office:value-type="float"/>
          <table:table-cell table:formula="of:=MAX([.$K593])" office:value-type="float"/>
          <table:table-cell table:formula="of:=MAX([.$L593])" office:value-type="float"/>
          <table:table-cell table:formula="of:=MAX([.$M593])" office:value-type="float"/>
          <table:table-cell table:formula="of:=MAX([.$N593])" office:value-type="float"/>
        </table:table-row>
        <table:table-row table:style-name="ro1">
          <table:table-cell office:value-type="string">
            <text:p>c6288/c6288.lp.5.2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908449.0"/>
          <table:table-cell office:value-type="float" office:value="1.0"/>
          <table:table-cell office:value-type="float" office:value="10.0"/>
          <table:table-cell office:value-type="float" office:value="768556.0"/>
          <table:table-cell office:value-type="float" office:value="152248659.0"/>
          <table:table-cell office:value-type="float" office:value="152230297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94])" office:value-type="float"/>
          <table:table-cell table:formula="of:=MIN([.$C594])" office:value-type="float"/>
          <table:table-cell table:formula="of:=MIN([.$D594])" office:value-type="float"/>
          <table:table-cell table:formula="of:=MIN([.$E594])" office:value-type="float"/>
          <table:table-cell table:formula="of:=MIN([.$F594])" office:value-type="float"/>
          <table:table-cell table:formula="of:=MIN([.$G594])" office:value-type="float"/>
          <table:table-cell table:formula="of:=MIN([.$H594])" office:value-type="float"/>
          <table:table-cell table:formula="of:=MIN([.$I594])" office:value-type="float"/>
          <table:table-cell table:formula="of:=MIN([.$J594])" office:value-type="float"/>
          <table:table-cell table:formula="of:=MIN([.$K594])" office:value-type="float"/>
          <table:table-cell table:formula="of:=MIN([.$L594])" office:value-type="float"/>
          <table:table-cell table:formula="of:=MIN([.$M594])" office:value-type="float"/>
          <table:table-cell table:formula="of:=MIN([.$N594])" office:value-type="float"/>
          <table:table-cell table:formula="of:=MEDIAN([.$B594])" office:value-type="float"/>
          <table:table-cell table:formula="of:=MEDIAN([.$C594])" office:value-type="float"/>
          <table:table-cell table:formula="of:=MEDIAN([.$D594])" office:value-type="float"/>
          <table:table-cell table:formula="of:=MEDIAN([.$E594])" office:value-type="float"/>
          <table:table-cell table:formula="of:=MEDIAN([.$F594])" office:value-type="float"/>
          <table:table-cell table:formula="of:=MEDIAN([.$G594])" office:value-type="float"/>
          <table:table-cell table:formula="of:=MEDIAN([.$H594])" office:value-type="float"/>
          <table:table-cell table:formula="of:=MEDIAN([.$I594])" office:value-type="float"/>
          <table:table-cell table:formula="of:=MEDIAN([.$J594])" office:value-type="float"/>
          <table:table-cell table:formula="of:=MEDIAN([.$K594])" office:value-type="float"/>
          <table:table-cell table:formula="of:=MEDIAN([.$L594])" office:value-type="float"/>
          <table:table-cell table:formula="of:=MEDIAN([.$M594])" office:value-type="float"/>
          <table:table-cell table:formula="of:=MEDIAN([.$N594])" office:value-type="float"/>
          <table:table-cell table:formula="of:=MAX([.$B594])" office:value-type="float"/>
          <table:table-cell table:formula="of:=MAX([.$C594])" office:value-type="float"/>
          <table:table-cell table:formula="of:=MAX([.$D594])" office:value-type="float"/>
          <table:table-cell table:formula="of:=MAX([.$E594])" office:value-type="float"/>
          <table:table-cell table:formula="of:=MAX([.$F594])" office:value-type="float"/>
          <table:table-cell table:formula="of:=MAX([.$G594])" office:value-type="float"/>
          <table:table-cell table:formula="of:=MAX([.$H594])" office:value-type="float"/>
          <table:table-cell table:formula="of:=MAX([.$I594])" office:value-type="float"/>
          <table:table-cell table:formula="of:=MAX([.$J594])" office:value-type="float"/>
          <table:table-cell table:formula="of:=MAX([.$K594])" office:value-type="float"/>
          <table:table-cell table:formula="of:=MAX([.$L594])" office:value-type="float"/>
          <table:table-cell table:formula="of:=MAX([.$M594])" office:value-type="float"/>
          <table:table-cell table:formula="of:=MAX([.$N594])" office:value-type="float"/>
        </table:table-row>
        <table:table-row table:style-name="ro1">
          <table:table-cell office:value-type="string">
            <text:p>c6288/c6288.lp.5.3</text:p>
          </table:table-cell>
          <table:table-cell office:value-type="float" office:value="600.0"/>
          <table:table-cell office:value-type="float" office:value="600.034"/>
          <table:table-cell office:value-type="float" office:value="599.99"/>
          <table:table-cell office:value-type="float" office:value="1161353.0"/>
          <table:table-cell office:value-type="float" office:value="1.0"/>
          <table:table-cell office:value-type="float" office:value="10.0"/>
          <table:table-cell office:value-type="float" office:value="757726.0"/>
          <table:table-cell office:value-type="float" office:value="216369958.0"/>
          <table:table-cell office:value-type="float" office:value="216244388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5])" office:value-type="float"/>
          <table:table-cell table:formula="of:=MIN([.$C595])" office:value-type="float"/>
          <table:table-cell table:formula="of:=MIN([.$D595])" office:value-type="float"/>
          <table:table-cell table:formula="of:=MIN([.$E595])" office:value-type="float"/>
          <table:table-cell table:formula="of:=MIN([.$F595])" office:value-type="float"/>
          <table:table-cell table:formula="of:=MIN([.$G595])" office:value-type="float"/>
          <table:table-cell table:formula="of:=MIN([.$H595])" office:value-type="float"/>
          <table:table-cell table:formula="of:=MIN([.$I595])" office:value-type="float"/>
          <table:table-cell table:formula="of:=MIN([.$J595])" office:value-type="float"/>
          <table:table-cell table:formula="of:=MIN([.$K595])" office:value-type="float"/>
          <table:table-cell table:formula="of:=MIN([.$L595])" office:value-type="float"/>
          <table:table-cell table:formula="of:=MIN([.$M595])" office:value-type="float"/>
          <table:table-cell table:formula="of:=MIN([.$N595])" office:value-type="float"/>
          <table:table-cell table:formula="of:=MEDIAN([.$B595])" office:value-type="float"/>
          <table:table-cell table:formula="of:=MEDIAN([.$C595])" office:value-type="float"/>
          <table:table-cell table:formula="of:=MEDIAN([.$D595])" office:value-type="float"/>
          <table:table-cell table:formula="of:=MEDIAN([.$E595])" office:value-type="float"/>
          <table:table-cell table:formula="of:=MEDIAN([.$F595])" office:value-type="float"/>
          <table:table-cell table:formula="of:=MEDIAN([.$G595])" office:value-type="float"/>
          <table:table-cell table:formula="of:=MEDIAN([.$H595])" office:value-type="float"/>
          <table:table-cell table:formula="of:=MEDIAN([.$I595])" office:value-type="float"/>
          <table:table-cell table:formula="of:=MEDIAN([.$J595])" office:value-type="float"/>
          <table:table-cell table:formula="of:=MEDIAN([.$K595])" office:value-type="float"/>
          <table:table-cell table:formula="of:=MEDIAN([.$L595])" office:value-type="float"/>
          <table:table-cell table:formula="of:=MEDIAN([.$M595])" office:value-type="float"/>
          <table:table-cell table:formula="of:=MEDIAN([.$N595])" office:value-type="float"/>
          <table:table-cell table:formula="of:=MAX([.$B595])" office:value-type="float"/>
          <table:table-cell table:formula="of:=MAX([.$C595])" office:value-type="float"/>
          <table:table-cell table:formula="of:=MAX([.$D595])" office:value-type="float"/>
          <table:table-cell table:formula="of:=MAX([.$E595])" office:value-type="float"/>
          <table:table-cell table:formula="of:=MAX([.$F595])" office:value-type="float"/>
          <table:table-cell table:formula="of:=MAX([.$G595])" office:value-type="float"/>
          <table:table-cell table:formula="of:=MAX([.$H595])" office:value-type="float"/>
          <table:table-cell table:formula="of:=MAX([.$I595])" office:value-type="float"/>
          <table:table-cell table:formula="of:=MAX([.$J595])" office:value-type="float"/>
          <table:table-cell table:formula="of:=MAX([.$K595])" office:value-type="float"/>
          <table:table-cell table:formula="of:=MAX([.$L595])" office:value-type="float"/>
          <table:table-cell table:formula="of:=MAX([.$M595])" office:value-type="float"/>
          <table:table-cell table:formula="of:=MAX([.$N595])" office:value-type="float"/>
        </table:table-row>
        <table:table-row table:style-name="ro1">
          <table:table-cell office:value-type="string">
            <text:p>c6288/c6288.lp.5.4</text:p>
          </table:table-cell>
          <table:table-cell office:value-type="float" office:value="600.0"/>
          <table:table-cell office:value-type="float" office:value="600.021"/>
          <table:table-cell office:value-type="float" office:value="599.96"/>
          <table:table-cell office:value-type="float" office:value="502243.0"/>
          <table:table-cell office:value-type="float" office:value="1.0"/>
          <table:table-cell office:value-type="float" office:value="10.0"/>
          <table:table-cell office:value-type="float" office:value="443184.0"/>
          <table:table-cell office:value-type="float" office:value="50905836.0"/>
          <table:table-cell office:value-type="float" office:value="50901922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6])" office:value-type="float"/>
          <table:table-cell table:formula="of:=MIN([.$C596])" office:value-type="float"/>
          <table:table-cell table:formula="of:=MIN([.$D596])" office:value-type="float"/>
          <table:table-cell table:formula="of:=MIN([.$E596])" office:value-type="float"/>
          <table:table-cell table:formula="of:=MIN([.$F596])" office:value-type="float"/>
          <table:table-cell table:formula="of:=MIN([.$G596])" office:value-type="float"/>
          <table:table-cell table:formula="of:=MIN([.$H596])" office:value-type="float"/>
          <table:table-cell table:formula="of:=MIN([.$I596])" office:value-type="float"/>
          <table:table-cell table:formula="of:=MIN([.$J596])" office:value-type="float"/>
          <table:table-cell table:formula="of:=MIN([.$K596])" office:value-type="float"/>
          <table:table-cell table:formula="of:=MIN([.$L596])" office:value-type="float"/>
          <table:table-cell table:formula="of:=MIN([.$M596])" office:value-type="float"/>
          <table:table-cell table:formula="of:=MIN([.$N596])" office:value-type="float"/>
          <table:table-cell table:formula="of:=MEDIAN([.$B596])" office:value-type="float"/>
          <table:table-cell table:formula="of:=MEDIAN([.$C596])" office:value-type="float"/>
          <table:table-cell table:formula="of:=MEDIAN([.$D596])" office:value-type="float"/>
          <table:table-cell table:formula="of:=MEDIAN([.$E596])" office:value-type="float"/>
          <table:table-cell table:formula="of:=MEDIAN([.$F596])" office:value-type="float"/>
          <table:table-cell table:formula="of:=MEDIAN([.$G596])" office:value-type="float"/>
          <table:table-cell table:formula="of:=MEDIAN([.$H596])" office:value-type="float"/>
          <table:table-cell table:formula="of:=MEDIAN([.$I596])" office:value-type="float"/>
          <table:table-cell table:formula="of:=MEDIAN([.$J596])" office:value-type="float"/>
          <table:table-cell table:formula="of:=MEDIAN([.$K596])" office:value-type="float"/>
          <table:table-cell table:formula="of:=MEDIAN([.$L596])" office:value-type="float"/>
          <table:table-cell table:formula="of:=MEDIAN([.$M596])" office:value-type="float"/>
          <table:table-cell table:formula="of:=MEDIAN([.$N596])" office:value-type="float"/>
          <table:table-cell table:formula="of:=MAX([.$B596])" office:value-type="float"/>
          <table:table-cell table:formula="of:=MAX([.$C596])" office:value-type="float"/>
          <table:table-cell table:formula="of:=MAX([.$D596])" office:value-type="float"/>
          <table:table-cell table:formula="of:=MAX([.$E596])" office:value-type="float"/>
          <table:table-cell table:formula="of:=MAX([.$F596])" office:value-type="float"/>
          <table:table-cell table:formula="of:=MAX([.$G596])" office:value-type="float"/>
          <table:table-cell table:formula="of:=MAX([.$H596])" office:value-type="float"/>
          <table:table-cell table:formula="of:=MAX([.$I596])" office:value-type="float"/>
          <table:table-cell table:formula="of:=MAX([.$J596])" office:value-type="float"/>
          <table:table-cell table:formula="of:=MAX([.$K596])" office:value-type="float"/>
          <table:table-cell table:formula="of:=MAX([.$L596])" office:value-type="float"/>
          <table:table-cell table:formula="of:=MAX([.$M596])" office:value-type="float"/>
          <table:table-cell table:formula="of:=MAX([.$N596])" office:value-type="float"/>
        </table:table-row>
        <table:table-row table:style-name="ro1">
          <table:table-cell office:value-type="string">
            <text:p>c6288/c6288.lp.5.5</text:p>
          </table:table-cell>
          <table:table-cell office:value-type="float" office:value="600.0"/>
          <table:table-cell office:value-type="float" office:value="600.027"/>
          <table:table-cell office:value-type="float" office:value="599.97"/>
          <table:table-cell office:value-type="float" office:value="430087.0"/>
          <table:table-cell office:value-type="float" office:value="1.0"/>
          <table:table-cell office:value-type="float" office:value="9.0"/>
          <table:table-cell office:value-type="float" office:value="253330.0"/>
          <table:table-cell office:value-type="float" office:value="44154324.0"/>
          <table:table-cell office:value-type="float" office:value="44152735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7])" office:value-type="float"/>
          <table:table-cell table:formula="of:=MIN([.$C597])" office:value-type="float"/>
          <table:table-cell table:formula="of:=MIN([.$D597])" office:value-type="float"/>
          <table:table-cell table:formula="of:=MIN([.$E597])" office:value-type="float"/>
          <table:table-cell table:formula="of:=MIN([.$F597])" office:value-type="float"/>
          <table:table-cell table:formula="of:=MIN([.$G597])" office:value-type="float"/>
          <table:table-cell table:formula="of:=MIN([.$H597])" office:value-type="float"/>
          <table:table-cell table:formula="of:=MIN([.$I597])" office:value-type="float"/>
          <table:table-cell table:formula="of:=MIN([.$J597])" office:value-type="float"/>
          <table:table-cell table:formula="of:=MIN([.$K597])" office:value-type="float"/>
          <table:table-cell table:formula="of:=MIN([.$L597])" office:value-type="float"/>
          <table:table-cell table:formula="of:=MIN([.$M597])" office:value-type="float"/>
          <table:table-cell table:formula="of:=MIN([.$N597])" office:value-type="float"/>
          <table:table-cell table:formula="of:=MEDIAN([.$B597])" office:value-type="float"/>
          <table:table-cell table:formula="of:=MEDIAN([.$C597])" office:value-type="float"/>
          <table:table-cell table:formula="of:=MEDIAN([.$D597])" office:value-type="float"/>
          <table:table-cell table:formula="of:=MEDIAN([.$E597])" office:value-type="float"/>
          <table:table-cell table:formula="of:=MEDIAN([.$F597])" office:value-type="float"/>
          <table:table-cell table:formula="of:=MEDIAN([.$G597])" office:value-type="float"/>
          <table:table-cell table:formula="of:=MEDIAN([.$H597])" office:value-type="float"/>
          <table:table-cell table:formula="of:=MEDIAN([.$I597])" office:value-type="float"/>
          <table:table-cell table:formula="of:=MEDIAN([.$J597])" office:value-type="float"/>
          <table:table-cell table:formula="of:=MEDIAN([.$K597])" office:value-type="float"/>
          <table:table-cell table:formula="of:=MEDIAN([.$L597])" office:value-type="float"/>
          <table:table-cell table:formula="of:=MEDIAN([.$M597])" office:value-type="float"/>
          <table:table-cell table:formula="of:=MEDIAN([.$N597])" office:value-type="float"/>
          <table:table-cell table:formula="of:=MAX([.$B597])" office:value-type="float"/>
          <table:table-cell table:formula="of:=MAX([.$C597])" office:value-type="float"/>
          <table:table-cell table:formula="of:=MAX([.$D597])" office:value-type="float"/>
          <table:table-cell table:formula="of:=MAX([.$E597])" office:value-type="float"/>
          <table:table-cell table:formula="of:=MAX([.$F597])" office:value-type="float"/>
          <table:table-cell table:formula="of:=MAX([.$G597])" office:value-type="float"/>
          <table:table-cell table:formula="of:=MAX([.$H597])" office:value-type="float"/>
          <table:table-cell table:formula="of:=MAX([.$I597])" office:value-type="float"/>
          <table:table-cell table:formula="of:=MAX([.$J597])" office:value-type="float"/>
          <table:table-cell table:formula="of:=MAX([.$K597])" office:value-type="float"/>
          <table:table-cell table:formula="of:=MAX([.$L597])" office:value-type="float"/>
          <table:table-cell table:formula="of:=MAX([.$M597])" office:value-type="float"/>
          <table:table-cell table:formula="of:=MAX([.$N597])" office:value-type="float"/>
        </table:table-row>
        <table:table-row table:style-name="ro1">
          <table:table-cell office:value-type="string">
            <text:p>c6288/c6288.lp.5.6</text:p>
          </table:table-cell>
          <table:table-cell office:value-type="float" office:value="600.0"/>
          <table:table-cell office:value-type="float" office:value="600.029"/>
          <table:table-cell office:value-type="float" office:value="599.98"/>
          <table:table-cell office:value-type="float" office:value="699099.0"/>
          <table:table-cell office:value-type="float" office:value="1.0"/>
          <table:table-cell office:value-type="float" office:value="10.0"/>
          <table:table-cell office:value-type="float" office:value="555222.0"/>
          <table:table-cell office:value-type="float" office:value="96186920.0"/>
          <table:table-cell office:value-type="float" office:value="96176894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8])" office:value-type="float"/>
          <table:table-cell table:formula="of:=MIN([.$C598])" office:value-type="float"/>
          <table:table-cell table:formula="of:=MIN([.$D598])" office:value-type="float"/>
          <table:table-cell table:formula="of:=MIN([.$E598])" office:value-type="float"/>
          <table:table-cell table:formula="of:=MIN([.$F598])" office:value-type="float"/>
          <table:table-cell table:formula="of:=MIN([.$G598])" office:value-type="float"/>
          <table:table-cell table:formula="of:=MIN([.$H598])" office:value-type="float"/>
          <table:table-cell table:formula="of:=MIN([.$I598])" office:value-type="float"/>
          <table:table-cell table:formula="of:=MIN([.$J598])" office:value-type="float"/>
          <table:table-cell table:formula="of:=MIN([.$K598])" office:value-type="float"/>
          <table:table-cell table:formula="of:=MIN([.$L598])" office:value-type="float"/>
          <table:table-cell table:formula="of:=MIN([.$M598])" office:value-type="float"/>
          <table:table-cell table:formula="of:=MIN([.$N598])" office:value-type="float"/>
          <table:table-cell table:formula="of:=MEDIAN([.$B598])" office:value-type="float"/>
          <table:table-cell table:formula="of:=MEDIAN([.$C598])" office:value-type="float"/>
          <table:table-cell table:formula="of:=MEDIAN([.$D598])" office:value-type="float"/>
          <table:table-cell table:formula="of:=MEDIAN([.$E598])" office:value-type="float"/>
          <table:table-cell table:formula="of:=MEDIAN([.$F598])" office:value-type="float"/>
          <table:table-cell table:formula="of:=MEDIAN([.$G598])" office:value-type="float"/>
          <table:table-cell table:formula="of:=MEDIAN([.$H598])" office:value-type="float"/>
          <table:table-cell table:formula="of:=MEDIAN([.$I598])" office:value-type="float"/>
          <table:table-cell table:formula="of:=MEDIAN([.$J598])" office:value-type="float"/>
          <table:table-cell table:formula="of:=MEDIAN([.$K598])" office:value-type="float"/>
          <table:table-cell table:formula="of:=MEDIAN([.$L598])" office:value-type="float"/>
          <table:table-cell table:formula="of:=MEDIAN([.$M598])" office:value-type="float"/>
          <table:table-cell table:formula="of:=MEDIAN([.$N598])" office:value-type="float"/>
          <table:table-cell table:formula="of:=MAX([.$B598])" office:value-type="float"/>
          <table:table-cell table:formula="of:=MAX([.$C598])" office:value-type="float"/>
          <table:table-cell table:formula="of:=MAX([.$D598])" office:value-type="float"/>
          <table:table-cell table:formula="of:=MAX([.$E598])" office:value-type="float"/>
          <table:table-cell table:formula="of:=MAX([.$F598])" office:value-type="float"/>
          <table:table-cell table:formula="of:=MAX([.$G598])" office:value-type="float"/>
          <table:table-cell table:formula="of:=MAX([.$H598])" office:value-type="float"/>
          <table:table-cell table:formula="of:=MAX([.$I598])" office:value-type="float"/>
          <table:table-cell table:formula="of:=MAX([.$J598])" office:value-type="float"/>
          <table:table-cell table:formula="of:=MAX([.$K598])" office:value-type="float"/>
          <table:table-cell table:formula="of:=MAX([.$L598])" office:value-type="float"/>
          <table:table-cell table:formula="of:=MAX([.$M598])" office:value-type="float"/>
          <table:table-cell table:formula="of:=MAX([.$N598])" office:value-type="float"/>
        </table:table-row>
        <table:table-row table:style-name="ro1">
          <table:table-cell office:value-type="string">
            <text:p>c6288/c6288.lp.5.7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505790.0"/>
          <table:table-cell office:value-type="float" office:value="1.0"/>
          <table:table-cell office:value-type="float" office:value="9.0"/>
          <table:table-cell office:value-type="float" office:value="538925.0"/>
          <table:table-cell office:value-type="float" office:value="79400148.0"/>
          <table:table-cell office:value-type="float" office:value="79345644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9])" office:value-type="float"/>
          <table:table-cell table:formula="of:=MIN([.$C599])" office:value-type="float"/>
          <table:table-cell table:formula="of:=MIN([.$D599])" office:value-type="float"/>
          <table:table-cell table:formula="of:=MIN([.$E599])" office:value-type="float"/>
          <table:table-cell table:formula="of:=MIN([.$F599])" office:value-type="float"/>
          <table:table-cell table:formula="of:=MIN([.$G599])" office:value-type="float"/>
          <table:table-cell table:formula="of:=MIN([.$H599])" office:value-type="float"/>
          <table:table-cell table:formula="of:=MIN([.$I599])" office:value-type="float"/>
          <table:table-cell table:formula="of:=MIN([.$J599])" office:value-type="float"/>
          <table:table-cell table:formula="of:=MIN([.$K599])" office:value-type="float"/>
          <table:table-cell table:formula="of:=MIN([.$L599])" office:value-type="float"/>
          <table:table-cell table:formula="of:=MIN([.$M599])" office:value-type="float"/>
          <table:table-cell table:formula="of:=MIN([.$N599])" office:value-type="float"/>
          <table:table-cell table:formula="of:=MEDIAN([.$B599])" office:value-type="float"/>
          <table:table-cell table:formula="of:=MEDIAN([.$C599])" office:value-type="float"/>
          <table:table-cell table:formula="of:=MEDIAN([.$D599])" office:value-type="float"/>
          <table:table-cell table:formula="of:=MEDIAN([.$E599])" office:value-type="float"/>
          <table:table-cell table:formula="of:=MEDIAN([.$F599])" office:value-type="float"/>
          <table:table-cell table:formula="of:=MEDIAN([.$G599])" office:value-type="float"/>
          <table:table-cell table:formula="of:=MEDIAN([.$H599])" office:value-type="float"/>
          <table:table-cell table:formula="of:=MEDIAN([.$I599])" office:value-type="float"/>
          <table:table-cell table:formula="of:=MEDIAN([.$J599])" office:value-type="float"/>
          <table:table-cell table:formula="of:=MEDIAN([.$K599])" office:value-type="float"/>
          <table:table-cell table:formula="of:=MEDIAN([.$L599])" office:value-type="float"/>
          <table:table-cell table:formula="of:=MEDIAN([.$M599])" office:value-type="float"/>
          <table:table-cell table:formula="of:=MEDIAN([.$N599])" office:value-type="float"/>
          <table:table-cell table:formula="of:=MAX([.$B599])" office:value-type="float"/>
          <table:table-cell table:formula="of:=MAX([.$C599])" office:value-type="float"/>
          <table:table-cell table:formula="of:=MAX([.$D599])" office:value-type="float"/>
          <table:table-cell table:formula="of:=MAX([.$E599])" office:value-type="float"/>
          <table:table-cell table:formula="of:=MAX([.$F599])" office:value-type="float"/>
          <table:table-cell table:formula="of:=MAX([.$G599])" office:value-type="float"/>
          <table:table-cell table:formula="of:=MAX([.$H599])" office:value-type="float"/>
          <table:table-cell table:formula="of:=MAX([.$I599])" office:value-type="float"/>
          <table:table-cell table:formula="of:=MAX([.$J599])" office:value-type="float"/>
          <table:table-cell table:formula="of:=MAX([.$K599])" office:value-type="float"/>
          <table:table-cell table:formula="of:=MAX([.$L599])" office:value-type="float"/>
          <table:table-cell table:formula="of:=MAX([.$M599])" office:value-type="float"/>
          <table:table-cell table:formula="of:=MAX([.$N599])" office:value-type="float"/>
        </table:table-row>
        <table:table-row table:style-name="ro1">
          <table:table-cell office:value-type="string">
            <text:p>c6288/c6288.lp.5.8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807717.0"/>
          <table:table-cell office:value-type="float" office:value="1.0"/>
          <table:table-cell office:value-type="float" office:value="12.0"/>
          <table:table-cell office:value-type="float" office:value="954224.0"/>
          <table:table-cell office:value-type="float" office:value="65064989.0"/>
          <table:table-cell office:value-type="float" office:value="65009512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00])" office:value-type="float"/>
          <table:table-cell table:formula="of:=MIN([.$C600])" office:value-type="float"/>
          <table:table-cell table:formula="of:=MIN([.$D600])" office:value-type="float"/>
          <table:table-cell table:formula="of:=MIN([.$E600])" office:value-type="float"/>
          <table:table-cell table:formula="of:=MIN([.$F600])" office:value-type="float"/>
          <table:table-cell table:formula="of:=MIN([.$G600])" office:value-type="float"/>
          <table:table-cell table:formula="of:=MIN([.$H600])" office:value-type="float"/>
          <table:table-cell table:formula="of:=MIN([.$I600])" office:value-type="float"/>
          <table:table-cell table:formula="of:=MIN([.$J600])" office:value-type="float"/>
          <table:table-cell table:formula="of:=MIN([.$K600])" office:value-type="float"/>
          <table:table-cell table:formula="of:=MIN([.$L600])" office:value-type="float"/>
          <table:table-cell table:formula="of:=MIN([.$M600])" office:value-type="float"/>
          <table:table-cell table:formula="of:=MIN([.$N600])" office:value-type="float"/>
          <table:table-cell table:formula="of:=MEDIAN([.$B600])" office:value-type="float"/>
          <table:table-cell table:formula="of:=MEDIAN([.$C600])" office:value-type="float"/>
          <table:table-cell table:formula="of:=MEDIAN([.$D600])" office:value-type="float"/>
          <table:table-cell table:formula="of:=MEDIAN([.$E600])" office:value-type="float"/>
          <table:table-cell table:formula="of:=MEDIAN([.$F600])" office:value-type="float"/>
          <table:table-cell table:formula="of:=MEDIAN([.$G600])" office:value-type="float"/>
          <table:table-cell table:formula="of:=MEDIAN([.$H600])" office:value-type="float"/>
          <table:table-cell table:formula="of:=MEDIAN([.$I600])" office:value-type="float"/>
          <table:table-cell table:formula="of:=MEDIAN([.$J600])" office:value-type="float"/>
          <table:table-cell table:formula="of:=MEDIAN([.$K600])" office:value-type="float"/>
          <table:table-cell table:formula="of:=MEDIAN([.$L600])" office:value-type="float"/>
          <table:table-cell table:formula="of:=MEDIAN([.$M600])" office:value-type="float"/>
          <table:table-cell table:formula="of:=MEDIAN([.$N600])" office:value-type="float"/>
          <table:table-cell table:formula="of:=MAX([.$B600])" office:value-type="float"/>
          <table:table-cell table:formula="of:=MAX([.$C600])" office:value-type="float"/>
          <table:table-cell table:formula="of:=MAX([.$D600])" office:value-type="float"/>
          <table:table-cell table:formula="of:=MAX([.$E600])" office:value-type="float"/>
          <table:table-cell table:formula="of:=MAX([.$F600])" office:value-type="float"/>
          <table:table-cell table:formula="of:=MAX([.$G600])" office:value-type="float"/>
          <table:table-cell table:formula="of:=MAX([.$H600])" office:value-type="float"/>
          <table:table-cell table:formula="of:=MAX([.$I600])" office:value-type="float"/>
          <table:table-cell table:formula="of:=MAX([.$J600])" office:value-type="float"/>
          <table:table-cell table:formula="of:=MAX([.$K600])" office:value-type="float"/>
          <table:table-cell table:formula="of:=MAX([.$L600])" office:value-type="float"/>
          <table:table-cell table:formula="of:=MAX([.$M600])" office:value-type="float"/>
          <table:table-cell table:formula="of:=MAX([.$N600])" office:value-type="float"/>
        </table:table-row>
        <table:table-row table:style-name="ro1">
          <table:table-cell office:value-type="string">
            <text:p>c6288/c6288.lp.6.1</text:p>
          </table:table-cell>
          <table:table-cell office:value-type="float" office:value="600.0"/>
          <table:table-cell office:value-type="float" office:value="600.037"/>
          <table:table-cell office:value-type="float" office:value="599.99"/>
          <table:table-cell office:value-type="float" office:value="719108.0"/>
          <table:table-cell office:value-type="float" office:value="1.0"/>
          <table:table-cell office:value-type="float" office:value="8.0"/>
          <table:table-cell office:value-type="float" office:value="444803.0"/>
          <table:table-cell office:value-type="float" office:value="107114662.0"/>
          <table:table-cell office:value-type="float" office:value="107114612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1])" office:value-type="float"/>
          <table:table-cell table:formula="of:=MIN([.$C601])" office:value-type="float"/>
          <table:table-cell table:formula="of:=MIN([.$D601])" office:value-type="float"/>
          <table:table-cell table:formula="of:=MIN([.$E601])" office:value-type="float"/>
          <table:table-cell table:formula="of:=MIN([.$F601])" office:value-type="float"/>
          <table:table-cell table:formula="of:=MIN([.$G601])" office:value-type="float"/>
          <table:table-cell table:formula="of:=MIN([.$H601])" office:value-type="float"/>
          <table:table-cell table:formula="of:=MIN([.$I601])" office:value-type="float"/>
          <table:table-cell table:formula="of:=MIN([.$J601])" office:value-type="float"/>
          <table:table-cell table:formula="of:=MIN([.$K601])" office:value-type="float"/>
          <table:table-cell table:formula="of:=MIN([.$L601])" office:value-type="float"/>
          <table:table-cell table:formula="of:=MIN([.$M601])" office:value-type="float"/>
          <table:table-cell table:formula="of:=MIN([.$N601])" office:value-type="float"/>
          <table:table-cell table:formula="of:=MEDIAN([.$B601])" office:value-type="float"/>
          <table:table-cell table:formula="of:=MEDIAN([.$C601])" office:value-type="float"/>
          <table:table-cell table:formula="of:=MEDIAN([.$D601])" office:value-type="float"/>
          <table:table-cell table:formula="of:=MEDIAN([.$E601])" office:value-type="float"/>
          <table:table-cell table:formula="of:=MEDIAN([.$F601])" office:value-type="float"/>
          <table:table-cell table:formula="of:=MEDIAN([.$G601])" office:value-type="float"/>
          <table:table-cell table:formula="of:=MEDIAN([.$H601])" office:value-type="float"/>
          <table:table-cell table:formula="of:=MEDIAN([.$I601])" office:value-type="float"/>
          <table:table-cell table:formula="of:=MEDIAN([.$J601])" office:value-type="float"/>
          <table:table-cell table:formula="of:=MEDIAN([.$K601])" office:value-type="float"/>
          <table:table-cell table:formula="of:=MEDIAN([.$L601])" office:value-type="float"/>
          <table:table-cell table:formula="of:=MEDIAN([.$M601])" office:value-type="float"/>
          <table:table-cell table:formula="of:=MEDIAN([.$N601])" office:value-type="float"/>
          <table:table-cell table:formula="of:=MAX([.$B601])" office:value-type="float"/>
          <table:table-cell table:formula="of:=MAX([.$C601])" office:value-type="float"/>
          <table:table-cell table:formula="of:=MAX([.$D601])" office:value-type="float"/>
          <table:table-cell table:formula="of:=MAX([.$E601])" office:value-type="float"/>
          <table:table-cell table:formula="of:=MAX([.$F601])" office:value-type="float"/>
          <table:table-cell table:formula="of:=MAX([.$G601])" office:value-type="float"/>
          <table:table-cell table:formula="of:=MAX([.$H601])" office:value-type="float"/>
          <table:table-cell table:formula="of:=MAX([.$I601])" office:value-type="float"/>
          <table:table-cell table:formula="of:=MAX([.$J601])" office:value-type="float"/>
          <table:table-cell table:formula="of:=MAX([.$K601])" office:value-type="float"/>
          <table:table-cell table:formula="of:=MAX([.$L601])" office:value-type="float"/>
          <table:table-cell table:formula="of:=MAX([.$M601])" office:value-type="float"/>
          <table:table-cell table:formula="of:=MAX([.$N601])" office:value-type="float"/>
        </table:table-row>
        <table:table-row table:style-name="ro1">
          <table:table-cell office:value-type="string">
            <text:p>c6288/c6288.lp.6.2</text:p>
          </table:table-cell>
          <table:table-cell office:value-type="float" office:value="600.0"/>
          <table:table-cell office:value-type="float" office:value="600.021"/>
          <table:table-cell office:value-type="float" office:value="599.96"/>
          <table:table-cell office:value-type="float" office:value="528531.0"/>
          <table:table-cell office:value-type="float" office:value="1.0"/>
          <table:table-cell office:value-type="float" office:value="8.0"/>
          <table:table-cell office:value-type="float" office:value="295892.0"/>
          <table:table-cell office:value-type="float" office:value="64433399.0"/>
          <table:table-cell office:value-type="float" office:value="64432795.0"/>
          <table:table-cell office:value-type="float" office:value="11498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2])" office:value-type="float"/>
          <table:table-cell table:formula="of:=MIN([.$C602])" office:value-type="float"/>
          <table:table-cell table:formula="of:=MIN([.$D602])" office:value-type="float"/>
          <table:table-cell table:formula="of:=MIN([.$E602])" office:value-type="float"/>
          <table:table-cell table:formula="of:=MIN([.$F602])" office:value-type="float"/>
          <table:table-cell table:formula="of:=MIN([.$G602])" office:value-type="float"/>
          <table:table-cell table:formula="of:=MIN([.$H602])" office:value-type="float"/>
          <table:table-cell table:formula="of:=MIN([.$I602])" office:value-type="float"/>
          <table:table-cell table:formula="of:=MIN([.$J602])" office:value-type="float"/>
          <table:table-cell table:formula="of:=MIN([.$K602])" office:value-type="float"/>
          <table:table-cell table:formula="of:=MIN([.$L602])" office:value-type="float"/>
          <table:table-cell table:formula="of:=MIN([.$M602])" office:value-type="float"/>
          <table:table-cell table:formula="of:=MIN([.$N602])" office:value-type="float"/>
          <table:table-cell table:formula="of:=MEDIAN([.$B602])" office:value-type="float"/>
          <table:table-cell table:formula="of:=MEDIAN([.$C602])" office:value-type="float"/>
          <table:table-cell table:formula="of:=MEDIAN([.$D602])" office:value-type="float"/>
          <table:table-cell table:formula="of:=MEDIAN([.$E602])" office:value-type="float"/>
          <table:table-cell table:formula="of:=MEDIAN([.$F602])" office:value-type="float"/>
          <table:table-cell table:formula="of:=MEDIAN([.$G602])" office:value-type="float"/>
          <table:table-cell table:formula="of:=MEDIAN([.$H602])" office:value-type="float"/>
          <table:table-cell table:formula="of:=MEDIAN([.$I602])" office:value-type="float"/>
          <table:table-cell table:formula="of:=MEDIAN([.$J602])" office:value-type="float"/>
          <table:table-cell table:formula="of:=MEDIAN([.$K602])" office:value-type="float"/>
          <table:table-cell table:formula="of:=MEDIAN([.$L602])" office:value-type="float"/>
          <table:table-cell table:formula="of:=MEDIAN([.$M602])" office:value-type="float"/>
          <table:table-cell table:formula="of:=MEDIAN([.$N602])" office:value-type="float"/>
          <table:table-cell table:formula="of:=MAX([.$B602])" office:value-type="float"/>
          <table:table-cell table:formula="of:=MAX([.$C602])" office:value-type="float"/>
          <table:table-cell table:formula="of:=MAX([.$D602])" office:value-type="float"/>
          <table:table-cell table:formula="of:=MAX([.$E602])" office:value-type="float"/>
          <table:table-cell table:formula="of:=MAX([.$F602])" office:value-type="float"/>
          <table:table-cell table:formula="of:=MAX([.$G602])" office:value-type="float"/>
          <table:table-cell table:formula="of:=MAX([.$H602])" office:value-type="float"/>
          <table:table-cell table:formula="of:=MAX([.$I602])" office:value-type="float"/>
          <table:table-cell table:formula="of:=MAX([.$J602])" office:value-type="float"/>
          <table:table-cell table:formula="of:=MAX([.$K602])" office:value-type="float"/>
          <table:table-cell table:formula="of:=MAX([.$L602])" office:value-type="float"/>
          <table:table-cell table:formula="of:=MAX([.$M602])" office:value-type="float"/>
          <table:table-cell table:formula="of:=MAX([.$N602])" office:value-type="float"/>
        </table:table-row>
        <table:table-row table:style-name="ro1">
          <table:table-cell office:value-type="string">
            <text:p>c6288/c6288.lp.6.3</text:p>
          </table:table-cell>
          <table:table-cell office:value-type="float" office:value="600.0"/>
          <table:table-cell office:value-type="float" office:value="600.021"/>
          <table:table-cell office:value-type="float" office:value="599.97"/>
          <table:table-cell office:value-type="float" office:value="794612.0"/>
          <table:table-cell office:value-type="float" office:value="1.0"/>
          <table:table-cell office:value-type="float" office:value="8.0"/>
          <table:table-cell office:value-type="float" office:value="462285.0"/>
          <table:table-cell office:value-type="float" office:value="93092476.0"/>
          <table:table-cell office:value-type="float" office:value="93089391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3])" office:value-type="float"/>
          <table:table-cell table:formula="of:=MIN([.$C603])" office:value-type="float"/>
          <table:table-cell table:formula="of:=MIN([.$D603])" office:value-type="float"/>
          <table:table-cell table:formula="of:=MIN([.$E603])" office:value-type="float"/>
          <table:table-cell table:formula="of:=MIN([.$F603])" office:value-type="float"/>
          <table:table-cell table:formula="of:=MIN([.$G603])" office:value-type="float"/>
          <table:table-cell table:formula="of:=MIN([.$H603])" office:value-type="float"/>
          <table:table-cell table:formula="of:=MIN([.$I603])" office:value-type="float"/>
          <table:table-cell table:formula="of:=MIN([.$J603])" office:value-type="float"/>
          <table:table-cell table:formula="of:=MIN([.$K603])" office:value-type="float"/>
          <table:table-cell table:formula="of:=MIN([.$L603])" office:value-type="float"/>
          <table:table-cell table:formula="of:=MIN([.$M603])" office:value-type="float"/>
          <table:table-cell table:formula="of:=MIN([.$N603])" office:value-type="float"/>
          <table:table-cell table:formula="of:=MEDIAN([.$B603])" office:value-type="float"/>
          <table:table-cell table:formula="of:=MEDIAN([.$C603])" office:value-type="float"/>
          <table:table-cell table:formula="of:=MEDIAN([.$D603])" office:value-type="float"/>
          <table:table-cell table:formula="of:=MEDIAN([.$E603])" office:value-type="float"/>
          <table:table-cell table:formula="of:=MEDIAN([.$F603])" office:value-type="float"/>
          <table:table-cell table:formula="of:=MEDIAN([.$G603])" office:value-type="float"/>
          <table:table-cell table:formula="of:=MEDIAN([.$H603])" office:value-type="float"/>
          <table:table-cell table:formula="of:=MEDIAN([.$I603])" office:value-type="float"/>
          <table:table-cell table:formula="of:=MEDIAN([.$J603])" office:value-type="float"/>
          <table:table-cell table:formula="of:=MEDIAN([.$K603])" office:value-type="float"/>
          <table:table-cell table:formula="of:=MEDIAN([.$L603])" office:value-type="float"/>
          <table:table-cell table:formula="of:=MEDIAN([.$M603])" office:value-type="float"/>
          <table:table-cell table:formula="of:=MEDIAN([.$N603])" office:value-type="float"/>
          <table:table-cell table:formula="of:=MAX([.$B603])" office:value-type="float"/>
          <table:table-cell table:formula="of:=MAX([.$C603])" office:value-type="float"/>
          <table:table-cell table:formula="of:=MAX([.$D603])" office:value-type="float"/>
          <table:table-cell table:formula="of:=MAX([.$E603])" office:value-type="float"/>
          <table:table-cell table:formula="of:=MAX([.$F603])" office:value-type="float"/>
          <table:table-cell table:formula="of:=MAX([.$G603])" office:value-type="float"/>
          <table:table-cell table:formula="of:=MAX([.$H603])" office:value-type="float"/>
          <table:table-cell table:formula="of:=MAX([.$I603])" office:value-type="float"/>
          <table:table-cell table:formula="of:=MAX([.$J603])" office:value-type="float"/>
          <table:table-cell table:formula="of:=MAX([.$K603])" office:value-type="float"/>
          <table:table-cell table:formula="of:=MAX([.$L603])" office:value-type="float"/>
          <table:table-cell table:formula="of:=MAX([.$M603])" office:value-type="float"/>
          <table:table-cell table:formula="of:=MAX([.$N603])" office:value-type="float"/>
        </table:table-row>
        <table:table-row table:style-name="ro1">
          <table:table-cell office:value-type="string">
            <text:p>c6288/c6288.lp.6.4</text:p>
          </table:table-cell>
          <table:table-cell office:value-type="float" office:value="600.0"/>
          <table:table-cell office:value-type="float" office:value="600.04"/>
          <table:table-cell office:value-type="float" office:value="599.98"/>
          <table:table-cell office:value-type="float" office:value="690299.0"/>
          <table:table-cell office:value-type="float" office:value="1.0"/>
          <table:table-cell office:value-type="float" office:value="8.0"/>
          <table:table-cell office:value-type="float" office:value="425682.0"/>
          <table:table-cell office:value-type="float" office:value="93091740.0"/>
          <table:table-cell office:value-type="float" office:value="93073924.0"/>
          <table:table-cell office:value-type="float" office:value="11494.0"/>
          <table:table-cell office:value-type="float" office:value="6662.0"/>
          <table:table-cell office:value-type="float" office:value="0.0"/>
          <table:table-cell office:value-type="float" office:value="0.0"/>
          <table:table-cell table:formula="of:=MIN([.$B604])" office:value-type="float"/>
          <table:table-cell table:formula="of:=MIN([.$C604])" office:value-type="float"/>
          <table:table-cell table:formula="of:=MIN([.$D604])" office:value-type="float"/>
          <table:table-cell table:formula="of:=MIN([.$E604])" office:value-type="float"/>
          <table:table-cell table:formula="of:=MIN([.$F604])" office:value-type="float"/>
          <table:table-cell table:formula="of:=MIN([.$G604])" office:value-type="float"/>
          <table:table-cell table:formula="of:=MIN([.$H604])" office:value-type="float"/>
          <table:table-cell table:formula="of:=MIN([.$I604])" office:value-type="float"/>
          <table:table-cell table:formula="of:=MIN([.$J604])" office:value-type="float"/>
          <table:table-cell table:formula="of:=MIN([.$K604])" office:value-type="float"/>
          <table:table-cell table:formula="of:=MIN([.$L604])" office:value-type="float"/>
          <table:table-cell table:formula="of:=MIN([.$M604])" office:value-type="float"/>
          <table:table-cell table:formula="of:=MIN([.$N604])" office:value-type="float"/>
          <table:table-cell table:formula="of:=MEDIAN([.$B604])" office:value-type="float"/>
          <table:table-cell table:formula="of:=MEDIAN([.$C604])" office:value-type="float"/>
          <table:table-cell table:formula="of:=MEDIAN([.$D604])" office:value-type="float"/>
          <table:table-cell table:formula="of:=MEDIAN([.$E604])" office:value-type="float"/>
          <table:table-cell table:formula="of:=MEDIAN([.$F604])" office:value-type="float"/>
          <table:table-cell table:formula="of:=MEDIAN([.$G604])" office:value-type="float"/>
          <table:table-cell table:formula="of:=MEDIAN([.$H604])" office:value-type="float"/>
          <table:table-cell table:formula="of:=MEDIAN([.$I604])" office:value-type="float"/>
          <table:table-cell table:formula="of:=MEDIAN([.$J604])" office:value-type="float"/>
          <table:table-cell table:formula="of:=MEDIAN([.$K604])" office:value-type="float"/>
          <table:table-cell table:formula="of:=MEDIAN([.$L604])" office:value-type="float"/>
          <table:table-cell table:formula="of:=MEDIAN([.$M604])" office:value-type="float"/>
          <table:table-cell table:formula="of:=MEDIAN([.$N604])" office:value-type="float"/>
          <table:table-cell table:formula="of:=MAX([.$B604])" office:value-type="float"/>
          <table:table-cell table:formula="of:=MAX([.$C604])" office:value-type="float"/>
          <table:table-cell table:formula="of:=MAX([.$D604])" office:value-type="float"/>
          <table:table-cell table:formula="of:=MAX([.$E604])" office:value-type="float"/>
          <table:table-cell table:formula="of:=MAX([.$F604])" office:value-type="float"/>
          <table:table-cell table:formula="of:=MAX([.$G604])" office:value-type="float"/>
          <table:table-cell table:formula="of:=MAX([.$H604])" office:value-type="float"/>
          <table:table-cell table:formula="of:=MAX([.$I604])" office:value-type="float"/>
          <table:table-cell table:formula="of:=MAX([.$J604])" office:value-type="float"/>
          <table:table-cell table:formula="of:=MAX([.$K604])" office:value-type="float"/>
          <table:table-cell table:formula="of:=MAX([.$L604])" office:value-type="float"/>
          <table:table-cell table:formula="of:=MAX([.$M604])" office:value-type="float"/>
          <table:table-cell table:formula="of:=MAX([.$N604])" office:value-type="float"/>
        </table:table-row>
        <table:table-row table:style-name="ro1">
          <table:table-cell office:value-type="string">
            <text:p>c6288/c6288.lp.6.5</text:p>
          </table:table-cell>
          <table:table-cell office:value-type="float" office:value="600.0"/>
          <table:table-cell office:value-type="float" office:value="600.04"/>
          <table:table-cell office:value-type="float" office:value="599.98"/>
          <table:table-cell office:value-type="float" office:value="746569.0"/>
          <table:table-cell office:value-type="float" office:value="1.0"/>
          <table:table-cell office:value-type="float" office:value="9.0"/>
          <table:table-cell office:value-type="float" office:value="571530.0"/>
          <table:table-cell office:value-type="float" office:value="127652202.0"/>
          <table:table-cell office:value-type="float" office:value="127646529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5])" office:value-type="float"/>
          <table:table-cell table:formula="of:=MIN([.$C605])" office:value-type="float"/>
          <table:table-cell table:formula="of:=MIN([.$D605])" office:value-type="float"/>
          <table:table-cell table:formula="of:=MIN([.$E605])" office:value-type="float"/>
          <table:table-cell table:formula="of:=MIN([.$F605])" office:value-type="float"/>
          <table:table-cell table:formula="of:=MIN([.$G605])" office:value-type="float"/>
          <table:table-cell table:formula="of:=MIN([.$H605])" office:value-type="float"/>
          <table:table-cell table:formula="of:=MIN([.$I605])" office:value-type="float"/>
          <table:table-cell table:formula="of:=MIN([.$J605])" office:value-type="float"/>
          <table:table-cell table:formula="of:=MIN([.$K605])" office:value-type="float"/>
          <table:table-cell table:formula="of:=MIN([.$L605])" office:value-type="float"/>
          <table:table-cell table:formula="of:=MIN([.$M605])" office:value-type="float"/>
          <table:table-cell table:formula="of:=MIN([.$N605])" office:value-type="float"/>
          <table:table-cell table:formula="of:=MEDIAN([.$B605])" office:value-type="float"/>
          <table:table-cell table:formula="of:=MEDIAN([.$C605])" office:value-type="float"/>
          <table:table-cell table:formula="of:=MEDIAN([.$D605])" office:value-type="float"/>
          <table:table-cell table:formula="of:=MEDIAN([.$E605])" office:value-type="float"/>
          <table:table-cell table:formula="of:=MEDIAN([.$F605])" office:value-type="float"/>
          <table:table-cell table:formula="of:=MEDIAN([.$G605])" office:value-type="float"/>
          <table:table-cell table:formula="of:=MEDIAN([.$H605])" office:value-type="float"/>
          <table:table-cell table:formula="of:=MEDIAN([.$I605])" office:value-type="float"/>
          <table:table-cell table:formula="of:=MEDIAN([.$J605])" office:value-type="float"/>
          <table:table-cell table:formula="of:=MEDIAN([.$K605])" office:value-type="float"/>
          <table:table-cell table:formula="of:=MEDIAN([.$L605])" office:value-type="float"/>
          <table:table-cell table:formula="of:=MEDIAN([.$M605])" office:value-type="float"/>
          <table:table-cell table:formula="of:=MEDIAN([.$N605])" office:value-type="float"/>
          <table:table-cell table:formula="of:=MAX([.$B605])" office:value-type="float"/>
          <table:table-cell table:formula="of:=MAX([.$C605])" office:value-type="float"/>
          <table:table-cell table:formula="of:=MAX([.$D605])" office:value-type="float"/>
          <table:table-cell table:formula="of:=MAX([.$E605])" office:value-type="float"/>
          <table:table-cell table:formula="of:=MAX([.$F605])" office:value-type="float"/>
          <table:table-cell table:formula="of:=MAX([.$G605])" office:value-type="float"/>
          <table:table-cell table:formula="of:=MAX([.$H605])" office:value-type="float"/>
          <table:table-cell table:formula="of:=MAX([.$I605])" office:value-type="float"/>
          <table:table-cell table:formula="of:=MAX([.$J605])" office:value-type="float"/>
          <table:table-cell table:formula="of:=MAX([.$K605])" office:value-type="float"/>
          <table:table-cell table:formula="of:=MAX([.$L605])" office:value-type="float"/>
          <table:table-cell table:formula="of:=MAX([.$M605])" office:value-type="float"/>
          <table:table-cell table:formula="of:=MAX([.$N605])" office:value-type="float"/>
        </table:table-row>
        <table:table-row table:style-name="ro1">
          <table:table-cell office:value-type="string">
            <text:p>c6288/c6288.lp.6.6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887910.0"/>
          <table:table-cell office:value-type="float" office:value="1.0"/>
          <table:table-cell office:value-type="float" office:value="10.0"/>
          <table:table-cell office:value-type="float" office:value="501435.0"/>
          <table:table-cell office:value-type="float" office:value="106628073.0"/>
          <table:table-cell office:value-type="float" office:value="106627059.0"/>
          <table:table-cell office:value-type="float" office:value="11494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6])" office:value-type="float"/>
          <table:table-cell table:formula="of:=MIN([.$C606])" office:value-type="float"/>
          <table:table-cell table:formula="of:=MIN([.$D606])" office:value-type="float"/>
          <table:table-cell table:formula="of:=MIN([.$E606])" office:value-type="float"/>
          <table:table-cell table:formula="of:=MIN([.$F606])" office:value-type="float"/>
          <table:table-cell table:formula="of:=MIN([.$G606])" office:value-type="float"/>
          <table:table-cell table:formula="of:=MIN([.$H606])" office:value-type="float"/>
          <table:table-cell table:formula="of:=MIN([.$I606])" office:value-type="float"/>
          <table:table-cell table:formula="of:=MIN([.$J606])" office:value-type="float"/>
          <table:table-cell table:formula="of:=MIN([.$K606])" office:value-type="float"/>
          <table:table-cell table:formula="of:=MIN([.$L606])" office:value-type="float"/>
          <table:table-cell table:formula="of:=MIN([.$M606])" office:value-type="float"/>
          <table:table-cell table:formula="of:=MIN([.$N606])" office:value-type="float"/>
          <table:table-cell table:formula="of:=MEDIAN([.$B606])" office:value-type="float"/>
          <table:table-cell table:formula="of:=MEDIAN([.$C606])" office:value-type="float"/>
          <table:table-cell table:formula="of:=MEDIAN([.$D606])" office:value-type="float"/>
          <table:table-cell table:formula="of:=MEDIAN([.$E606])" office:value-type="float"/>
          <table:table-cell table:formula="of:=MEDIAN([.$F606])" office:value-type="float"/>
          <table:table-cell table:formula="of:=MEDIAN([.$G606])" office:value-type="float"/>
          <table:table-cell table:formula="of:=MEDIAN([.$H606])" office:value-type="float"/>
          <table:table-cell table:formula="of:=MEDIAN([.$I606])" office:value-type="float"/>
          <table:table-cell table:formula="of:=MEDIAN([.$J606])" office:value-type="float"/>
          <table:table-cell table:formula="of:=MEDIAN([.$K606])" office:value-type="float"/>
          <table:table-cell table:formula="of:=MEDIAN([.$L606])" office:value-type="float"/>
          <table:table-cell table:formula="of:=MEDIAN([.$M606])" office:value-type="float"/>
          <table:table-cell table:formula="of:=MEDIAN([.$N606])" office:value-type="float"/>
          <table:table-cell table:formula="of:=MAX([.$B606])" office:value-type="float"/>
          <table:table-cell table:formula="of:=MAX([.$C606])" office:value-type="float"/>
          <table:table-cell table:formula="of:=MAX([.$D606])" office:value-type="float"/>
          <table:table-cell table:formula="of:=MAX([.$E606])" office:value-type="float"/>
          <table:table-cell table:formula="of:=MAX([.$F606])" office:value-type="float"/>
          <table:table-cell table:formula="of:=MAX([.$G606])" office:value-type="float"/>
          <table:table-cell table:formula="of:=MAX([.$H606])" office:value-type="float"/>
          <table:table-cell table:formula="of:=MAX([.$I606])" office:value-type="float"/>
          <table:table-cell table:formula="of:=MAX([.$J606])" office:value-type="float"/>
          <table:table-cell table:formula="of:=MAX([.$K606])" office:value-type="float"/>
          <table:table-cell table:formula="of:=MAX([.$L606])" office:value-type="float"/>
          <table:table-cell table:formula="of:=MAX([.$M606])" office:value-type="float"/>
          <table:table-cell table:formula="of:=MAX([.$N606])" office:value-type="float"/>
        </table:table-row>
        <table:table-row table:style-name="ro1">
          <table:table-cell office:value-type="string">
            <text:p>c6288/c6288.lp.6.7</text:p>
          </table:table-cell>
          <table:table-cell office:value-type="float" office:value="600.0"/>
          <table:table-cell office:value-type="float" office:value="600.035"/>
          <table:table-cell office:value-type="float" office:value="599.98"/>
          <table:table-cell office:value-type="float" office:value="488230.0"/>
          <table:table-cell office:value-type="float" office:value="1.0"/>
          <table:table-cell office:value-type="float" office:value="9.0"/>
          <table:table-cell office:value-type="float" office:value="422531.0"/>
          <table:table-cell office:value-type="float" office:value="42005413.0"/>
          <table:table-cell office:value-type="float" office:value="42005245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7])" office:value-type="float"/>
          <table:table-cell table:formula="of:=MIN([.$C607])" office:value-type="float"/>
          <table:table-cell table:formula="of:=MIN([.$D607])" office:value-type="float"/>
          <table:table-cell table:formula="of:=MIN([.$E607])" office:value-type="float"/>
          <table:table-cell table:formula="of:=MIN([.$F607])" office:value-type="float"/>
          <table:table-cell table:formula="of:=MIN([.$G607])" office:value-type="float"/>
          <table:table-cell table:formula="of:=MIN([.$H607])" office:value-type="float"/>
          <table:table-cell table:formula="of:=MIN([.$I607])" office:value-type="float"/>
          <table:table-cell table:formula="of:=MIN([.$J607])" office:value-type="float"/>
          <table:table-cell table:formula="of:=MIN([.$K607])" office:value-type="float"/>
          <table:table-cell table:formula="of:=MIN([.$L607])" office:value-type="float"/>
          <table:table-cell table:formula="of:=MIN([.$M607])" office:value-type="float"/>
          <table:table-cell table:formula="of:=MIN([.$N607])" office:value-type="float"/>
          <table:table-cell table:formula="of:=MEDIAN([.$B607])" office:value-type="float"/>
          <table:table-cell table:formula="of:=MEDIAN([.$C607])" office:value-type="float"/>
          <table:table-cell table:formula="of:=MEDIAN([.$D607])" office:value-type="float"/>
          <table:table-cell table:formula="of:=MEDIAN([.$E607])" office:value-type="float"/>
          <table:table-cell table:formula="of:=MEDIAN([.$F607])" office:value-type="float"/>
          <table:table-cell table:formula="of:=MEDIAN([.$G607])" office:value-type="float"/>
          <table:table-cell table:formula="of:=MEDIAN([.$H607])" office:value-type="float"/>
          <table:table-cell table:formula="of:=MEDIAN([.$I607])" office:value-type="float"/>
          <table:table-cell table:formula="of:=MEDIAN([.$J607])" office:value-type="float"/>
          <table:table-cell table:formula="of:=MEDIAN([.$K607])" office:value-type="float"/>
          <table:table-cell table:formula="of:=MEDIAN([.$L607])" office:value-type="float"/>
          <table:table-cell table:formula="of:=MEDIAN([.$M607])" office:value-type="float"/>
          <table:table-cell table:formula="of:=MEDIAN([.$N607])" office:value-type="float"/>
          <table:table-cell table:formula="of:=MAX([.$B607])" office:value-type="float"/>
          <table:table-cell table:formula="of:=MAX([.$C607])" office:value-type="float"/>
          <table:table-cell table:formula="of:=MAX([.$D607])" office:value-type="float"/>
          <table:table-cell table:formula="of:=MAX([.$E607])" office:value-type="float"/>
          <table:table-cell table:formula="of:=MAX([.$F607])" office:value-type="float"/>
          <table:table-cell table:formula="of:=MAX([.$G607])" office:value-type="float"/>
          <table:table-cell table:formula="of:=MAX([.$H607])" office:value-type="float"/>
          <table:table-cell table:formula="of:=MAX([.$I607])" office:value-type="float"/>
          <table:table-cell table:formula="of:=MAX([.$J607])" office:value-type="float"/>
          <table:table-cell table:formula="of:=MAX([.$K607])" office:value-type="float"/>
          <table:table-cell table:formula="of:=MAX([.$L607])" office:value-type="float"/>
          <table:table-cell table:formula="of:=MAX([.$M607])" office:value-type="float"/>
          <table:table-cell table:formula="of:=MAX([.$N607])" office:value-type="float"/>
        </table:table-row>
        <table:table-row table:style-name="ro1">
          <table:table-cell office:value-type="string">
            <text:p>c6288/c6288.lp.6.8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497447.0"/>
          <table:table-cell office:value-type="float" office:value="1.0"/>
          <table:table-cell office:value-type="float" office:value="8.0"/>
          <table:table-cell office:value-type="float" office:value="328847.0"/>
          <table:table-cell office:value-type="float" office:value="53827823.0"/>
          <table:table-cell office:value-type="float" office:value="53826980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8])" office:value-type="float"/>
          <table:table-cell table:formula="of:=MIN([.$C608])" office:value-type="float"/>
          <table:table-cell table:formula="of:=MIN([.$D608])" office:value-type="float"/>
          <table:table-cell table:formula="of:=MIN([.$E608])" office:value-type="float"/>
          <table:table-cell table:formula="of:=MIN([.$F608])" office:value-type="float"/>
          <table:table-cell table:formula="of:=MIN([.$G608])" office:value-type="float"/>
          <table:table-cell table:formula="of:=MIN([.$H608])" office:value-type="float"/>
          <table:table-cell table:formula="of:=MIN([.$I608])" office:value-type="float"/>
          <table:table-cell table:formula="of:=MIN([.$J608])" office:value-type="float"/>
          <table:table-cell table:formula="of:=MIN([.$K608])" office:value-type="float"/>
          <table:table-cell table:formula="of:=MIN([.$L608])" office:value-type="float"/>
          <table:table-cell table:formula="of:=MIN([.$M608])" office:value-type="float"/>
          <table:table-cell table:formula="of:=MIN([.$N608])" office:value-type="float"/>
          <table:table-cell table:formula="of:=MEDIAN([.$B608])" office:value-type="float"/>
          <table:table-cell table:formula="of:=MEDIAN([.$C608])" office:value-type="float"/>
          <table:table-cell table:formula="of:=MEDIAN([.$D608])" office:value-type="float"/>
          <table:table-cell table:formula="of:=MEDIAN([.$E608])" office:value-type="float"/>
          <table:table-cell table:formula="of:=MEDIAN([.$F608])" office:value-type="float"/>
          <table:table-cell table:formula="of:=MEDIAN([.$G608])" office:value-type="float"/>
          <table:table-cell table:formula="of:=MEDIAN([.$H608])" office:value-type="float"/>
          <table:table-cell table:formula="of:=MEDIAN([.$I608])" office:value-type="float"/>
          <table:table-cell table:formula="of:=MEDIAN([.$J608])" office:value-type="float"/>
          <table:table-cell table:formula="of:=MEDIAN([.$K608])" office:value-type="float"/>
          <table:table-cell table:formula="of:=MEDIAN([.$L608])" office:value-type="float"/>
          <table:table-cell table:formula="of:=MEDIAN([.$M608])" office:value-type="float"/>
          <table:table-cell table:formula="of:=MEDIAN([.$N608])" office:value-type="float"/>
          <table:table-cell table:formula="of:=MAX([.$B608])" office:value-type="float"/>
          <table:table-cell table:formula="of:=MAX([.$C608])" office:value-type="float"/>
          <table:table-cell table:formula="of:=MAX([.$D608])" office:value-type="float"/>
          <table:table-cell table:formula="of:=MAX([.$E608])" office:value-type="float"/>
          <table:table-cell table:formula="of:=MAX([.$F608])" office:value-type="float"/>
          <table:table-cell table:formula="of:=MAX([.$G608])" office:value-type="float"/>
          <table:table-cell table:formula="of:=MAX([.$H608])" office:value-type="float"/>
          <table:table-cell table:formula="of:=MAX([.$I608])" office:value-type="float"/>
          <table:table-cell table:formula="of:=MAX([.$J608])" office:value-type="float"/>
          <table:table-cell table:formula="of:=MAX([.$K608])" office:value-type="float"/>
          <table:table-cell table:formula="of:=MAX([.$L608])" office:value-type="float"/>
          <table:table-cell table:formula="of:=MAX([.$M608])" office:value-type="float"/>
          <table:table-cell table:formula="of:=MAX([.$N608])" office:value-type="float"/>
        </table:table-row>
        <table:table-row table:style-name="ro1">
          <table:table-cell office:value-type="string">
            <text:p>c6288/c6288.lp.7.1</text:p>
          </table:table-cell>
          <table:table-cell office:value-type="float" office:value="600.0"/>
          <table:table-cell office:value-type="float" office:value="600.023"/>
          <table:table-cell office:value-type="float" office:value="599.96"/>
          <table:table-cell office:value-type="float" office:value="532442.0"/>
          <table:table-cell office:value-type="float" office:value="1.0"/>
          <table:table-cell office:value-type="float" office:value="8.0"/>
          <table:table-cell office:value-type="float" office:value="326468.0"/>
          <table:table-cell office:value-type="float" office:value="420309007.0"/>
          <table:table-cell office:value-type="float" office:value="420306923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09])" office:value-type="float"/>
          <table:table-cell table:formula="of:=MIN([.$C609])" office:value-type="float"/>
          <table:table-cell table:formula="of:=MIN([.$D609])" office:value-type="float"/>
          <table:table-cell table:formula="of:=MIN([.$E609])" office:value-type="float"/>
          <table:table-cell table:formula="of:=MIN([.$F609])" office:value-type="float"/>
          <table:table-cell table:formula="of:=MIN([.$G609])" office:value-type="float"/>
          <table:table-cell table:formula="of:=MIN([.$H609])" office:value-type="float"/>
          <table:table-cell table:formula="of:=MIN([.$I609])" office:value-type="float"/>
          <table:table-cell table:formula="of:=MIN([.$J609])" office:value-type="float"/>
          <table:table-cell table:formula="of:=MIN([.$K609])" office:value-type="float"/>
          <table:table-cell table:formula="of:=MIN([.$L609])" office:value-type="float"/>
          <table:table-cell table:formula="of:=MIN([.$M609])" office:value-type="float"/>
          <table:table-cell table:formula="of:=MIN([.$N609])" office:value-type="float"/>
          <table:table-cell table:formula="of:=MEDIAN([.$B609])" office:value-type="float"/>
          <table:table-cell table:formula="of:=MEDIAN([.$C609])" office:value-type="float"/>
          <table:table-cell table:formula="of:=MEDIAN([.$D609])" office:value-type="float"/>
          <table:table-cell table:formula="of:=MEDIAN([.$E609])" office:value-type="float"/>
          <table:table-cell table:formula="of:=MEDIAN([.$F609])" office:value-type="float"/>
          <table:table-cell table:formula="of:=MEDIAN([.$G609])" office:value-type="float"/>
          <table:table-cell table:formula="of:=MEDIAN([.$H609])" office:value-type="float"/>
          <table:table-cell table:formula="of:=MEDIAN([.$I609])" office:value-type="float"/>
          <table:table-cell table:formula="of:=MEDIAN([.$J609])" office:value-type="float"/>
          <table:table-cell table:formula="of:=MEDIAN([.$K609])" office:value-type="float"/>
          <table:table-cell table:formula="of:=MEDIAN([.$L609])" office:value-type="float"/>
          <table:table-cell table:formula="of:=MEDIAN([.$M609])" office:value-type="float"/>
          <table:table-cell table:formula="of:=MEDIAN([.$N609])" office:value-type="float"/>
          <table:table-cell table:formula="of:=MAX([.$B609])" office:value-type="float"/>
          <table:table-cell table:formula="of:=MAX([.$C609])" office:value-type="float"/>
          <table:table-cell table:formula="of:=MAX([.$D609])" office:value-type="float"/>
          <table:table-cell table:formula="of:=MAX([.$E609])" office:value-type="float"/>
          <table:table-cell table:formula="of:=MAX([.$F609])" office:value-type="float"/>
          <table:table-cell table:formula="of:=MAX([.$G609])" office:value-type="float"/>
          <table:table-cell table:formula="of:=MAX([.$H609])" office:value-type="float"/>
          <table:table-cell table:formula="of:=MAX([.$I609])" office:value-type="float"/>
          <table:table-cell table:formula="of:=MAX([.$J609])" office:value-type="float"/>
          <table:table-cell table:formula="of:=MAX([.$K609])" office:value-type="float"/>
          <table:table-cell table:formula="of:=MAX([.$L609])" office:value-type="float"/>
          <table:table-cell table:formula="of:=MAX([.$M609])" office:value-type="float"/>
          <table:table-cell table:formula="of:=MAX([.$N609])" office:value-type="float"/>
        </table:table-row>
        <table:table-row table:style-name="ro1">
          <table:table-cell office:value-type="string">
            <text:p>c6288/c6288.lp.7.2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728388.0"/>
          <table:table-cell office:value-type="float" office:value="1.0"/>
          <table:table-cell office:value-type="float" office:value="10.0"/>
          <table:table-cell office:value-type="float" office:value="511679.0"/>
          <table:table-cell office:value-type="float" office:value="107820698.0"/>
          <table:table-cell office:value-type="float" office:value="107807223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0])" office:value-type="float"/>
          <table:table-cell table:formula="of:=MIN([.$C610])" office:value-type="float"/>
          <table:table-cell table:formula="of:=MIN([.$D610])" office:value-type="float"/>
          <table:table-cell table:formula="of:=MIN([.$E610])" office:value-type="float"/>
          <table:table-cell table:formula="of:=MIN([.$F610])" office:value-type="float"/>
          <table:table-cell table:formula="of:=MIN([.$G610])" office:value-type="float"/>
          <table:table-cell table:formula="of:=MIN([.$H610])" office:value-type="float"/>
          <table:table-cell table:formula="of:=MIN([.$I610])" office:value-type="float"/>
          <table:table-cell table:formula="of:=MIN([.$J610])" office:value-type="float"/>
          <table:table-cell table:formula="of:=MIN([.$K610])" office:value-type="float"/>
          <table:table-cell table:formula="of:=MIN([.$L610])" office:value-type="float"/>
          <table:table-cell table:formula="of:=MIN([.$M610])" office:value-type="float"/>
          <table:table-cell table:formula="of:=MIN([.$N610])" office:value-type="float"/>
          <table:table-cell table:formula="of:=MEDIAN([.$B610])" office:value-type="float"/>
          <table:table-cell table:formula="of:=MEDIAN([.$C610])" office:value-type="float"/>
          <table:table-cell table:formula="of:=MEDIAN([.$D610])" office:value-type="float"/>
          <table:table-cell table:formula="of:=MEDIAN([.$E610])" office:value-type="float"/>
          <table:table-cell table:formula="of:=MEDIAN([.$F610])" office:value-type="float"/>
          <table:table-cell table:formula="of:=MEDIAN([.$G610])" office:value-type="float"/>
          <table:table-cell table:formula="of:=MEDIAN([.$H610])" office:value-type="float"/>
          <table:table-cell table:formula="of:=MEDIAN([.$I610])" office:value-type="float"/>
          <table:table-cell table:formula="of:=MEDIAN([.$J610])" office:value-type="float"/>
          <table:table-cell table:formula="of:=MEDIAN([.$K610])" office:value-type="float"/>
          <table:table-cell table:formula="of:=MEDIAN([.$L610])" office:value-type="float"/>
          <table:table-cell table:formula="of:=MEDIAN([.$M610])" office:value-type="float"/>
          <table:table-cell table:formula="of:=MEDIAN([.$N610])" office:value-type="float"/>
          <table:table-cell table:formula="of:=MAX([.$B610])" office:value-type="float"/>
          <table:table-cell table:formula="of:=MAX([.$C610])" office:value-type="float"/>
          <table:table-cell table:formula="of:=MAX([.$D610])" office:value-type="float"/>
          <table:table-cell table:formula="of:=MAX([.$E610])" office:value-type="float"/>
          <table:table-cell table:formula="of:=MAX([.$F610])" office:value-type="float"/>
          <table:table-cell table:formula="of:=MAX([.$G610])" office:value-type="float"/>
          <table:table-cell table:formula="of:=MAX([.$H610])" office:value-type="float"/>
          <table:table-cell table:formula="of:=MAX([.$I610])" office:value-type="float"/>
          <table:table-cell table:formula="of:=MAX([.$J610])" office:value-type="float"/>
          <table:table-cell table:formula="of:=MAX([.$K610])" office:value-type="float"/>
          <table:table-cell table:formula="of:=MAX([.$L610])" office:value-type="float"/>
          <table:table-cell table:formula="of:=MAX([.$M610])" office:value-type="float"/>
          <table:table-cell table:formula="of:=MAX([.$N610])" office:value-type="float"/>
        </table:table-row>
        <table:table-row table:style-name="ro1">
          <table:table-cell office:value-type="string">
            <text:p>c6288/c6288.lp.7.3</text:p>
          </table:table-cell>
          <table:table-cell office:value-type="float" office:value="600.0"/>
          <table:table-cell office:value-type="float" office:value="600.026"/>
          <table:table-cell office:value-type="float" office:value="599.97"/>
          <table:table-cell office:value-type="float" office:value="614081.0"/>
          <table:table-cell office:value-type="float" office:value="1.0"/>
          <table:table-cell office:value-type="float" office:value="7.0"/>
          <table:table-cell office:value-type="float" office:value="411192.0"/>
          <table:table-cell office:value-type="float" office:value="97557423.0"/>
          <table:table-cell office:value-type="float" office:value="97546051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1])" office:value-type="float"/>
          <table:table-cell table:formula="of:=MIN([.$C611])" office:value-type="float"/>
          <table:table-cell table:formula="of:=MIN([.$D611])" office:value-type="float"/>
          <table:table-cell table:formula="of:=MIN([.$E611])" office:value-type="float"/>
          <table:table-cell table:formula="of:=MIN([.$F611])" office:value-type="float"/>
          <table:table-cell table:formula="of:=MIN([.$G611])" office:value-type="float"/>
          <table:table-cell table:formula="of:=MIN([.$H611])" office:value-type="float"/>
          <table:table-cell table:formula="of:=MIN([.$I611])" office:value-type="float"/>
          <table:table-cell table:formula="of:=MIN([.$J611])" office:value-type="float"/>
          <table:table-cell table:formula="of:=MIN([.$K611])" office:value-type="float"/>
          <table:table-cell table:formula="of:=MIN([.$L611])" office:value-type="float"/>
          <table:table-cell table:formula="of:=MIN([.$M611])" office:value-type="float"/>
          <table:table-cell table:formula="of:=MIN([.$N611])" office:value-type="float"/>
          <table:table-cell table:formula="of:=MEDIAN([.$B611])" office:value-type="float"/>
          <table:table-cell table:formula="of:=MEDIAN([.$C611])" office:value-type="float"/>
          <table:table-cell table:formula="of:=MEDIAN([.$D611])" office:value-type="float"/>
          <table:table-cell table:formula="of:=MEDIAN([.$E611])" office:value-type="float"/>
          <table:table-cell table:formula="of:=MEDIAN([.$F611])" office:value-type="float"/>
          <table:table-cell table:formula="of:=MEDIAN([.$G611])" office:value-type="float"/>
          <table:table-cell table:formula="of:=MEDIAN([.$H611])" office:value-type="float"/>
          <table:table-cell table:formula="of:=MEDIAN([.$I611])" office:value-type="float"/>
          <table:table-cell table:formula="of:=MEDIAN([.$J611])" office:value-type="float"/>
          <table:table-cell table:formula="of:=MEDIAN([.$K611])" office:value-type="float"/>
          <table:table-cell table:formula="of:=MEDIAN([.$L611])" office:value-type="float"/>
          <table:table-cell table:formula="of:=MEDIAN([.$M611])" office:value-type="float"/>
          <table:table-cell table:formula="of:=MEDIAN([.$N611])" office:value-type="float"/>
          <table:table-cell table:formula="of:=MAX([.$B611])" office:value-type="float"/>
          <table:table-cell table:formula="of:=MAX([.$C611])" office:value-type="float"/>
          <table:table-cell table:formula="of:=MAX([.$D611])" office:value-type="float"/>
          <table:table-cell table:formula="of:=MAX([.$E611])" office:value-type="float"/>
          <table:table-cell table:formula="of:=MAX([.$F611])" office:value-type="float"/>
          <table:table-cell table:formula="of:=MAX([.$G611])" office:value-type="float"/>
          <table:table-cell table:formula="of:=MAX([.$H611])" office:value-type="float"/>
          <table:table-cell table:formula="of:=MAX([.$I611])" office:value-type="float"/>
          <table:table-cell table:formula="of:=MAX([.$J611])" office:value-type="float"/>
          <table:table-cell table:formula="of:=MAX([.$K611])" office:value-type="float"/>
          <table:table-cell table:formula="of:=MAX([.$L611])" office:value-type="float"/>
          <table:table-cell table:formula="of:=MAX([.$M611])" office:value-type="float"/>
          <table:table-cell table:formula="of:=MAX([.$N611])" office:value-type="float"/>
        </table:table-row>
        <table:table-row table:style-name="ro1">
          <table:table-cell office:value-type="string">
            <text:p>c6288/c6288.lp.7.4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866981.0"/>
          <table:table-cell office:value-type="float" office:value="1.0"/>
          <table:table-cell office:value-type="float" office:value="12.0"/>
          <table:table-cell office:value-type="float" office:value="747880.0"/>
          <table:table-cell office:value-type="float" office:value="128608751.0"/>
          <table:table-cell office:value-type="float" office:value="128556842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2])" office:value-type="float"/>
          <table:table-cell table:formula="of:=MIN([.$C612])" office:value-type="float"/>
          <table:table-cell table:formula="of:=MIN([.$D612])" office:value-type="float"/>
          <table:table-cell table:formula="of:=MIN([.$E612])" office:value-type="float"/>
          <table:table-cell table:formula="of:=MIN([.$F612])" office:value-type="float"/>
          <table:table-cell table:formula="of:=MIN([.$G612])" office:value-type="float"/>
          <table:table-cell table:formula="of:=MIN([.$H612])" office:value-type="float"/>
          <table:table-cell table:formula="of:=MIN([.$I612])" office:value-type="float"/>
          <table:table-cell table:formula="of:=MIN([.$J612])" office:value-type="float"/>
          <table:table-cell table:formula="of:=MIN([.$K612])" office:value-type="float"/>
          <table:table-cell table:formula="of:=MIN([.$L612])" office:value-type="float"/>
          <table:table-cell table:formula="of:=MIN([.$M612])" office:value-type="float"/>
          <table:table-cell table:formula="of:=MIN([.$N612])" office:value-type="float"/>
          <table:table-cell table:formula="of:=MEDIAN([.$B612])" office:value-type="float"/>
          <table:table-cell table:formula="of:=MEDIAN([.$C612])" office:value-type="float"/>
          <table:table-cell table:formula="of:=MEDIAN([.$D612])" office:value-type="float"/>
          <table:table-cell table:formula="of:=MEDIAN([.$E612])" office:value-type="float"/>
          <table:table-cell table:formula="of:=MEDIAN([.$F612])" office:value-type="float"/>
          <table:table-cell table:formula="of:=MEDIAN([.$G612])" office:value-type="float"/>
          <table:table-cell table:formula="of:=MEDIAN([.$H612])" office:value-type="float"/>
          <table:table-cell table:formula="of:=MEDIAN([.$I612])" office:value-type="float"/>
          <table:table-cell table:formula="of:=MEDIAN([.$J612])" office:value-type="float"/>
          <table:table-cell table:formula="of:=MEDIAN([.$K612])" office:value-type="float"/>
          <table:table-cell table:formula="of:=MEDIAN([.$L612])" office:value-type="float"/>
          <table:table-cell table:formula="of:=MEDIAN([.$M612])" office:value-type="float"/>
          <table:table-cell table:formula="of:=MEDIAN([.$N612])" office:value-type="float"/>
          <table:table-cell table:formula="of:=MAX([.$B612])" office:value-type="float"/>
          <table:table-cell table:formula="of:=MAX([.$C612])" office:value-type="float"/>
          <table:table-cell table:formula="of:=MAX([.$D612])" office:value-type="float"/>
          <table:table-cell table:formula="of:=MAX([.$E612])" office:value-type="float"/>
          <table:table-cell table:formula="of:=MAX([.$F612])" office:value-type="float"/>
          <table:table-cell table:formula="of:=MAX([.$G612])" office:value-type="float"/>
          <table:table-cell table:formula="of:=MAX([.$H612])" office:value-type="float"/>
          <table:table-cell table:formula="of:=MAX([.$I612])" office:value-type="float"/>
          <table:table-cell table:formula="of:=MAX([.$J612])" office:value-type="float"/>
          <table:table-cell table:formula="of:=MAX([.$K612])" office:value-type="float"/>
          <table:table-cell table:formula="of:=MAX([.$L612])" office:value-type="float"/>
          <table:table-cell table:formula="of:=MAX([.$M612])" office:value-type="float"/>
          <table:table-cell table:formula="of:=MAX([.$N612])" office:value-type="float"/>
        </table:table-row>
        <table:table-row table:style-name="ro1">
          <table:table-cell office:value-type="string">
            <text:p>c6288/c6288.lp.7.5</text:p>
          </table:table-cell>
          <table:table-cell office:value-type="float" office:value="600.0"/>
          <table:table-cell office:value-type="float" office:value="600.034"/>
          <table:table-cell office:value-type="float" office:value="599.98"/>
          <table:table-cell office:value-type="float" office:value="958033.0"/>
          <table:table-cell office:value-type="float" office:value="1.0"/>
          <table:table-cell office:value-type="float" office:value="9.0"/>
          <table:table-cell office:value-type="float" office:value="461097.0"/>
          <table:table-cell office:value-type="float" office:value="137567670.0"/>
          <table:table-cell office:value-type="float" office:value="137385691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3])" office:value-type="float"/>
          <table:table-cell table:formula="of:=MIN([.$C613])" office:value-type="float"/>
          <table:table-cell table:formula="of:=MIN([.$D613])" office:value-type="float"/>
          <table:table-cell table:formula="of:=MIN([.$E613])" office:value-type="float"/>
          <table:table-cell table:formula="of:=MIN([.$F613])" office:value-type="float"/>
          <table:table-cell table:formula="of:=MIN([.$G613])" office:value-type="float"/>
          <table:table-cell table:formula="of:=MIN([.$H613])" office:value-type="float"/>
          <table:table-cell table:formula="of:=MIN([.$I613])" office:value-type="float"/>
          <table:table-cell table:formula="of:=MIN([.$J613])" office:value-type="float"/>
          <table:table-cell table:formula="of:=MIN([.$K613])" office:value-type="float"/>
          <table:table-cell table:formula="of:=MIN([.$L613])" office:value-type="float"/>
          <table:table-cell table:formula="of:=MIN([.$M613])" office:value-type="float"/>
          <table:table-cell table:formula="of:=MIN([.$N613])" office:value-type="float"/>
          <table:table-cell table:formula="of:=MEDIAN([.$B613])" office:value-type="float"/>
          <table:table-cell table:formula="of:=MEDIAN([.$C613])" office:value-type="float"/>
          <table:table-cell table:formula="of:=MEDIAN([.$D613])" office:value-type="float"/>
          <table:table-cell table:formula="of:=MEDIAN([.$E613])" office:value-type="float"/>
          <table:table-cell table:formula="of:=MEDIAN([.$F613])" office:value-type="float"/>
          <table:table-cell table:formula="of:=MEDIAN([.$G613])" office:value-type="float"/>
          <table:table-cell table:formula="of:=MEDIAN([.$H613])" office:value-type="float"/>
          <table:table-cell table:formula="of:=MEDIAN([.$I613])" office:value-type="float"/>
          <table:table-cell table:formula="of:=MEDIAN([.$J613])" office:value-type="float"/>
          <table:table-cell table:formula="of:=MEDIAN([.$K613])" office:value-type="float"/>
          <table:table-cell table:formula="of:=MEDIAN([.$L613])" office:value-type="float"/>
          <table:table-cell table:formula="of:=MEDIAN([.$M613])" office:value-type="float"/>
          <table:table-cell table:formula="of:=MEDIAN([.$N613])" office:value-type="float"/>
          <table:table-cell table:formula="of:=MAX([.$B613])" office:value-type="float"/>
          <table:table-cell table:formula="of:=MAX([.$C613])" office:value-type="float"/>
          <table:table-cell table:formula="of:=MAX([.$D613])" office:value-type="float"/>
          <table:table-cell table:formula="of:=MAX([.$E613])" office:value-type="float"/>
          <table:table-cell table:formula="of:=MAX([.$F613])" office:value-type="float"/>
          <table:table-cell table:formula="of:=MAX([.$G613])" office:value-type="float"/>
          <table:table-cell table:formula="of:=MAX([.$H613])" office:value-type="float"/>
          <table:table-cell table:formula="of:=MAX([.$I613])" office:value-type="float"/>
          <table:table-cell table:formula="of:=MAX([.$J613])" office:value-type="float"/>
          <table:table-cell table:formula="of:=MAX([.$K613])" office:value-type="float"/>
          <table:table-cell table:formula="of:=MAX([.$L613])" office:value-type="float"/>
          <table:table-cell table:formula="of:=MAX([.$M613])" office:value-type="float"/>
          <table:table-cell table:formula="of:=MAX([.$N613])" office:value-type="float"/>
        </table:table-row>
        <table:table-row table:style-name="ro1">
          <table:table-cell office:value-type="string">
            <text:p>c6288/c6288.lp.7.6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860277.0"/>
          <table:table-cell office:value-type="float" office:value="1.0"/>
          <table:table-cell office:value-type="float" office:value="11.0"/>
          <table:table-cell office:value-type="float" office:value="605888.0"/>
          <table:table-cell office:value-type="float" office:value="65832829.0"/>
          <table:table-cell office:value-type="float" office:value="65832167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4])" office:value-type="float"/>
          <table:table-cell table:formula="of:=MIN([.$C614])" office:value-type="float"/>
          <table:table-cell table:formula="of:=MIN([.$D614])" office:value-type="float"/>
          <table:table-cell table:formula="of:=MIN([.$E614])" office:value-type="float"/>
          <table:table-cell table:formula="of:=MIN([.$F614])" office:value-type="float"/>
          <table:table-cell table:formula="of:=MIN([.$G614])" office:value-type="float"/>
          <table:table-cell table:formula="of:=MIN([.$H614])" office:value-type="float"/>
          <table:table-cell table:formula="of:=MIN([.$I614])" office:value-type="float"/>
          <table:table-cell table:formula="of:=MIN([.$J614])" office:value-type="float"/>
          <table:table-cell table:formula="of:=MIN([.$K614])" office:value-type="float"/>
          <table:table-cell table:formula="of:=MIN([.$L614])" office:value-type="float"/>
          <table:table-cell table:formula="of:=MIN([.$M614])" office:value-type="float"/>
          <table:table-cell table:formula="of:=MIN([.$N614])" office:value-type="float"/>
          <table:table-cell table:formula="of:=MEDIAN([.$B614])" office:value-type="float"/>
          <table:table-cell table:formula="of:=MEDIAN([.$C614])" office:value-type="float"/>
          <table:table-cell table:formula="of:=MEDIAN([.$D614])" office:value-type="float"/>
          <table:table-cell table:formula="of:=MEDIAN([.$E614])" office:value-type="float"/>
          <table:table-cell table:formula="of:=MEDIAN([.$F614])" office:value-type="float"/>
          <table:table-cell table:formula="of:=MEDIAN([.$G614])" office:value-type="float"/>
          <table:table-cell table:formula="of:=MEDIAN([.$H614])" office:value-type="float"/>
          <table:table-cell table:formula="of:=MEDIAN([.$I614])" office:value-type="float"/>
          <table:table-cell table:formula="of:=MEDIAN([.$J614])" office:value-type="float"/>
          <table:table-cell table:formula="of:=MEDIAN([.$K614])" office:value-type="float"/>
          <table:table-cell table:formula="of:=MEDIAN([.$L614])" office:value-type="float"/>
          <table:table-cell table:formula="of:=MEDIAN([.$M614])" office:value-type="float"/>
          <table:table-cell table:formula="of:=MEDIAN([.$N614])" office:value-type="float"/>
          <table:table-cell table:formula="of:=MAX([.$B614])" office:value-type="float"/>
          <table:table-cell table:formula="of:=MAX([.$C614])" office:value-type="float"/>
          <table:table-cell table:formula="of:=MAX([.$D614])" office:value-type="float"/>
          <table:table-cell table:formula="of:=MAX([.$E614])" office:value-type="float"/>
          <table:table-cell table:formula="of:=MAX([.$F614])" office:value-type="float"/>
          <table:table-cell table:formula="of:=MAX([.$G614])" office:value-type="float"/>
          <table:table-cell table:formula="of:=MAX([.$H614])" office:value-type="float"/>
          <table:table-cell table:formula="of:=MAX([.$I614])" office:value-type="float"/>
          <table:table-cell table:formula="of:=MAX([.$J614])" office:value-type="float"/>
          <table:table-cell table:formula="of:=MAX([.$K614])" office:value-type="float"/>
          <table:table-cell table:formula="of:=MAX([.$L614])" office:value-type="float"/>
          <table:table-cell table:formula="of:=MAX([.$M614])" office:value-type="float"/>
          <table:table-cell table:formula="of:=MAX([.$N614])" office:value-type="float"/>
        </table:table-row>
        <table:table-row table:style-name="ro1">
          <table:table-cell office:value-type="string">
            <text:p>c6288/c6288.lp.7.7</text:p>
          </table:table-cell>
          <table:table-cell office:value-type="float" office:value="600.0"/>
          <table:table-cell office:value-type="float" office:value="600.022"/>
          <table:table-cell office:value-type="float" office:value="599.98"/>
          <table:table-cell office:value-type="float" office:value="882909.0"/>
          <table:table-cell office:value-type="float" office:value="1.0"/>
          <table:table-cell office:value-type="float" office:value="9.0"/>
          <table:table-cell office:value-type="float" office:value="613275.0"/>
          <table:table-cell office:value-type="float" office:value="67646032.0"/>
          <table:table-cell office:value-type="float" office:value="67645825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15])" office:value-type="float"/>
          <table:table-cell table:formula="of:=MIN([.$C615])" office:value-type="float"/>
          <table:table-cell table:formula="of:=MIN([.$D615])" office:value-type="float"/>
          <table:table-cell table:formula="of:=MIN([.$E615])" office:value-type="float"/>
          <table:table-cell table:formula="of:=MIN([.$F615])" office:value-type="float"/>
          <table:table-cell table:formula="of:=MIN([.$G615])" office:value-type="float"/>
          <table:table-cell table:formula="of:=MIN([.$H615])" office:value-type="float"/>
          <table:table-cell table:formula="of:=MIN([.$I615])" office:value-type="float"/>
          <table:table-cell table:formula="of:=MIN([.$J615])" office:value-type="float"/>
          <table:table-cell table:formula="of:=MIN([.$K615])" office:value-type="float"/>
          <table:table-cell table:formula="of:=MIN([.$L615])" office:value-type="float"/>
          <table:table-cell table:formula="of:=MIN([.$M615])" office:value-type="float"/>
          <table:table-cell table:formula="of:=MIN([.$N615])" office:value-type="float"/>
          <table:table-cell table:formula="of:=MEDIAN([.$B615])" office:value-type="float"/>
          <table:table-cell table:formula="of:=MEDIAN([.$C615])" office:value-type="float"/>
          <table:table-cell table:formula="of:=MEDIAN([.$D615])" office:value-type="float"/>
          <table:table-cell table:formula="of:=MEDIAN([.$E615])" office:value-type="float"/>
          <table:table-cell table:formula="of:=MEDIAN([.$F615])" office:value-type="float"/>
          <table:table-cell table:formula="of:=MEDIAN([.$G615])" office:value-type="float"/>
          <table:table-cell table:formula="of:=MEDIAN([.$H615])" office:value-type="float"/>
          <table:table-cell table:formula="of:=MEDIAN([.$I615])" office:value-type="float"/>
          <table:table-cell table:formula="of:=MEDIAN([.$J615])" office:value-type="float"/>
          <table:table-cell table:formula="of:=MEDIAN([.$K615])" office:value-type="float"/>
          <table:table-cell table:formula="of:=MEDIAN([.$L615])" office:value-type="float"/>
          <table:table-cell table:formula="of:=MEDIAN([.$M615])" office:value-type="float"/>
          <table:table-cell table:formula="of:=MEDIAN([.$N615])" office:value-type="float"/>
          <table:table-cell table:formula="of:=MAX([.$B615])" office:value-type="float"/>
          <table:table-cell table:formula="of:=MAX([.$C615])" office:value-type="float"/>
          <table:table-cell table:formula="of:=MAX([.$D615])" office:value-type="float"/>
          <table:table-cell table:formula="of:=MAX([.$E615])" office:value-type="float"/>
          <table:table-cell table:formula="of:=MAX([.$F615])" office:value-type="float"/>
          <table:table-cell table:formula="of:=MAX([.$G615])" office:value-type="float"/>
          <table:table-cell table:formula="of:=MAX([.$H615])" office:value-type="float"/>
          <table:table-cell table:formula="of:=MAX([.$I615])" office:value-type="float"/>
          <table:table-cell table:formula="of:=MAX([.$J615])" office:value-type="float"/>
          <table:table-cell table:formula="of:=MAX([.$K615])" office:value-type="float"/>
          <table:table-cell table:formula="of:=MAX([.$L615])" office:value-type="float"/>
          <table:table-cell table:formula="of:=MAX([.$M615])" office:value-type="float"/>
          <table:table-cell table:formula="of:=MAX([.$N615])" office:value-type="float"/>
        </table:table-row>
        <table:table-row table:style-name="ro1">
          <table:table-cell office:value-type="string">
            <text:p>c6288/c6288.lp.7.8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624894.0"/>
          <table:table-cell office:value-type="float" office:value="1.0"/>
          <table:table-cell office:value-type="float" office:value="8.0"/>
          <table:table-cell office:value-type="float" office:value="612144.0"/>
          <table:table-cell office:value-type="float" office:value="53899285.0"/>
          <table:table-cell office:value-type="float" office:value="53895240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6])" office:value-type="float"/>
          <table:table-cell table:formula="of:=MIN([.$C616])" office:value-type="float"/>
          <table:table-cell table:formula="of:=MIN([.$D616])" office:value-type="float"/>
          <table:table-cell table:formula="of:=MIN([.$E616])" office:value-type="float"/>
          <table:table-cell table:formula="of:=MIN([.$F616])" office:value-type="float"/>
          <table:table-cell table:formula="of:=MIN([.$G616])" office:value-type="float"/>
          <table:table-cell table:formula="of:=MIN([.$H616])" office:value-type="float"/>
          <table:table-cell table:formula="of:=MIN([.$I616])" office:value-type="float"/>
          <table:table-cell table:formula="of:=MIN([.$J616])" office:value-type="float"/>
          <table:table-cell table:formula="of:=MIN([.$K616])" office:value-type="float"/>
          <table:table-cell table:formula="of:=MIN([.$L616])" office:value-type="float"/>
          <table:table-cell table:formula="of:=MIN([.$M616])" office:value-type="float"/>
          <table:table-cell table:formula="of:=MIN([.$N616])" office:value-type="float"/>
          <table:table-cell table:formula="of:=MEDIAN([.$B616])" office:value-type="float"/>
          <table:table-cell table:formula="of:=MEDIAN([.$C616])" office:value-type="float"/>
          <table:table-cell table:formula="of:=MEDIAN([.$D616])" office:value-type="float"/>
          <table:table-cell table:formula="of:=MEDIAN([.$E616])" office:value-type="float"/>
          <table:table-cell table:formula="of:=MEDIAN([.$F616])" office:value-type="float"/>
          <table:table-cell table:formula="of:=MEDIAN([.$G616])" office:value-type="float"/>
          <table:table-cell table:formula="of:=MEDIAN([.$H616])" office:value-type="float"/>
          <table:table-cell table:formula="of:=MEDIAN([.$I616])" office:value-type="float"/>
          <table:table-cell table:formula="of:=MEDIAN([.$J616])" office:value-type="float"/>
          <table:table-cell table:formula="of:=MEDIAN([.$K616])" office:value-type="float"/>
          <table:table-cell table:formula="of:=MEDIAN([.$L616])" office:value-type="float"/>
          <table:table-cell table:formula="of:=MEDIAN([.$M616])" office:value-type="float"/>
          <table:table-cell table:formula="of:=MEDIAN([.$N616])" office:value-type="float"/>
          <table:table-cell table:formula="of:=MAX([.$B616])" office:value-type="float"/>
          <table:table-cell table:formula="of:=MAX([.$C616])" office:value-type="float"/>
          <table:table-cell table:formula="of:=MAX([.$D616])" office:value-type="float"/>
          <table:table-cell table:formula="of:=MAX([.$E616])" office:value-type="float"/>
          <table:table-cell table:formula="of:=MAX([.$F616])" office:value-type="float"/>
          <table:table-cell table:formula="of:=MAX([.$G616])" office:value-type="float"/>
          <table:table-cell table:formula="of:=MAX([.$H616])" office:value-type="float"/>
          <table:table-cell table:formula="of:=MAX([.$I616])" office:value-type="float"/>
          <table:table-cell table:formula="of:=MAX([.$J616])" office:value-type="float"/>
          <table:table-cell table:formula="of:=MAX([.$K616])" office:value-type="float"/>
          <table:table-cell table:formula="of:=MAX([.$L616])" office:value-type="float"/>
          <table:table-cell table:formula="of:=MAX([.$M616])" office:value-type="float"/>
          <table:table-cell table:formula="of:=MAX([.$N616])" office:value-type="float"/>
        </table:table-row>
        <table:table-row table:style-name="ro1">
          <table:table-cell office:value-type="string">
            <text:p>c6288/c6288.lp.8.1</text:p>
          </table:table-cell>
          <table:table-cell office:value-type="float" office:value="600.0"/>
          <table:table-cell office:value-type="float" office:value="600.021"/>
          <table:table-cell office:value-type="float" office:value="599.97"/>
          <table:table-cell office:value-type="float" office:value="514496.0"/>
          <table:table-cell office:value-type="float" office:value="1.0"/>
          <table:table-cell office:value-type="float" office:value="6.0"/>
          <table:table-cell office:value-type="float" office:value="176891.0"/>
          <table:table-cell office:value-type="float" office:value="67394959.0"/>
          <table:table-cell office:value-type="float" office:value="67394923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7])" office:value-type="float"/>
          <table:table-cell table:formula="of:=MIN([.$C617])" office:value-type="float"/>
          <table:table-cell table:formula="of:=MIN([.$D617])" office:value-type="float"/>
          <table:table-cell table:formula="of:=MIN([.$E617])" office:value-type="float"/>
          <table:table-cell table:formula="of:=MIN([.$F617])" office:value-type="float"/>
          <table:table-cell table:formula="of:=MIN([.$G617])" office:value-type="float"/>
          <table:table-cell table:formula="of:=MIN([.$H617])" office:value-type="float"/>
          <table:table-cell table:formula="of:=MIN([.$I617])" office:value-type="float"/>
          <table:table-cell table:formula="of:=MIN([.$J617])" office:value-type="float"/>
          <table:table-cell table:formula="of:=MIN([.$K617])" office:value-type="float"/>
          <table:table-cell table:formula="of:=MIN([.$L617])" office:value-type="float"/>
          <table:table-cell table:formula="of:=MIN([.$M617])" office:value-type="float"/>
          <table:table-cell table:formula="of:=MIN([.$N617])" office:value-type="float"/>
          <table:table-cell table:formula="of:=MEDIAN([.$B617])" office:value-type="float"/>
          <table:table-cell table:formula="of:=MEDIAN([.$C617])" office:value-type="float"/>
          <table:table-cell table:formula="of:=MEDIAN([.$D617])" office:value-type="float"/>
          <table:table-cell table:formula="of:=MEDIAN([.$E617])" office:value-type="float"/>
          <table:table-cell table:formula="of:=MEDIAN([.$F617])" office:value-type="float"/>
          <table:table-cell table:formula="of:=MEDIAN([.$G617])" office:value-type="float"/>
          <table:table-cell table:formula="of:=MEDIAN([.$H617])" office:value-type="float"/>
          <table:table-cell table:formula="of:=MEDIAN([.$I617])" office:value-type="float"/>
          <table:table-cell table:formula="of:=MEDIAN([.$J617])" office:value-type="float"/>
          <table:table-cell table:formula="of:=MEDIAN([.$K617])" office:value-type="float"/>
          <table:table-cell table:formula="of:=MEDIAN([.$L617])" office:value-type="float"/>
          <table:table-cell table:formula="of:=MEDIAN([.$M617])" office:value-type="float"/>
          <table:table-cell table:formula="of:=MEDIAN([.$N617])" office:value-type="float"/>
          <table:table-cell table:formula="of:=MAX([.$B617])" office:value-type="float"/>
          <table:table-cell table:formula="of:=MAX([.$C617])" office:value-type="float"/>
          <table:table-cell table:formula="of:=MAX([.$D617])" office:value-type="float"/>
          <table:table-cell table:formula="of:=MAX([.$E617])" office:value-type="float"/>
          <table:table-cell table:formula="of:=MAX([.$F617])" office:value-type="float"/>
          <table:table-cell table:formula="of:=MAX([.$G617])" office:value-type="float"/>
          <table:table-cell table:formula="of:=MAX([.$H617])" office:value-type="float"/>
          <table:table-cell table:formula="of:=MAX([.$I617])" office:value-type="float"/>
          <table:table-cell table:formula="of:=MAX([.$J617])" office:value-type="float"/>
          <table:table-cell table:formula="of:=MAX([.$K617])" office:value-type="float"/>
          <table:table-cell table:formula="of:=MAX([.$L617])" office:value-type="float"/>
          <table:table-cell table:formula="of:=MAX([.$M617])" office:value-type="float"/>
          <table:table-cell table:formula="of:=MAX([.$N617])" office:value-type="float"/>
        </table:table-row>
        <table:table-row table:style-name="ro1">
          <table:table-cell office:value-type="string">
            <text:p>c6288/c6288.lp.8.2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845823.0"/>
          <table:table-cell office:value-type="float" office:value="1.0"/>
          <table:table-cell office:value-type="float" office:value="10.0"/>
          <table:table-cell office:value-type="float" office:value="504508.0"/>
          <table:table-cell office:value-type="float" office:value="104602049.0"/>
          <table:table-cell office:value-type="float" office:value="104591751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18])" office:value-type="float"/>
          <table:table-cell table:formula="of:=MIN([.$C618])" office:value-type="float"/>
          <table:table-cell table:formula="of:=MIN([.$D618])" office:value-type="float"/>
          <table:table-cell table:formula="of:=MIN([.$E618])" office:value-type="float"/>
          <table:table-cell table:formula="of:=MIN([.$F618])" office:value-type="float"/>
          <table:table-cell table:formula="of:=MIN([.$G618])" office:value-type="float"/>
          <table:table-cell table:formula="of:=MIN([.$H618])" office:value-type="float"/>
          <table:table-cell table:formula="of:=MIN([.$I618])" office:value-type="float"/>
          <table:table-cell table:formula="of:=MIN([.$J618])" office:value-type="float"/>
          <table:table-cell table:formula="of:=MIN([.$K618])" office:value-type="float"/>
          <table:table-cell table:formula="of:=MIN([.$L618])" office:value-type="float"/>
          <table:table-cell table:formula="of:=MIN([.$M618])" office:value-type="float"/>
          <table:table-cell table:formula="of:=MIN([.$N618])" office:value-type="float"/>
          <table:table-cell table:formula="of:=MEDIAN([.$B618])" office:value-type="float"/>
          <table:table-cell table:formula="of:=MEDIAN([.$C618])" office:value-type="float"/>
          <table:table-cell table:formula="of:=MEDIAN([.$D618])" office:value-type="float"/>
          <table:table-cell table:formula="of:=MEDIAN([.$E618])" office:value-type="float"/>
          <table:table-cell table:formula="of:=MEDIAN([.$F618])" office:value-type="float"/>
          <table:table-cell table:formula="of:=MEDIAN([.$G618])" office:value-type="float"/>
          <table:table-cell table:formula="of:=MEDIAN([.$H618])" office:value-type="float"/>
          <table:table-cell table:formula="of:=MEDIAN([.$I618])" office:value-type="float"/>
          <table:table-cell table:formula="of:=MEDIAN([.$J618])" office:value-type="float"/>
          <table:table-cell table:formula="of:=MEDIAN([.$K618])" office:value-type="float"/>
          <table:table-cell table:formula="of:=MEDIAN([.$L618])" office:value-type="float"/>
          <table:table-cell table:formula="of:=MEDIAN([.$M618])" office:value-type="float"/>
          <table:table-cell table:formula="of:=MEDIAN([.$N618])" office:value-type="float"/>
          <table:table-cell table:formula="of:=MAX([.$B618])" office:value-type="float"/>
          <table:table-cell table:formula="of:=MAX([.$C618])" office:value-type="float"/>
          <table:table-cell table:formula="of:=MAX([.$D618])" office:value-type="float"/>
          <table:table-cell table:formula="of:=MAX([.$E618])" office:value-type="float"/>
          <table:table-cell table:formula="of:=MAX([.$F618])" office:value-type="float"/>
          <table:table-cell table:formula="of:=MAX([.$G618])" office:value-type="float"/>
          <table:table-cell table:formula="of:=MAX([.$H618])" office:value-type="float"/>
          <table:table-cell table:formula="of:=MAX([.$I618])" office:value-type="float"/>
          <table:table-cell table:formula="of:=MAX([.$J618])" office:value-type="float"/>
          <table:table-cell table:formula="of:=MAX([.$K618])" office:value-type="float"/>
          <table:table-cell table:formula="of:=MAX([.$L618])" office:value-type="float"/>
          <table:table-cell table:formula="of:=MAX([.$M618])" office:value-type="float"/>
          <table:table-cell table:formula="of:=MAX([.$N618])" office:value-type="float"/>
        </table:table-row>
        <table:table-row table:style-name="ro1">
          <table:table-cell office:value-type="string">
            <text:p>c6288/c6288.lp.8.3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544339.0"/>
          <table:table-cell office:value-type="float" office:value="1.0"/>
          <table:table-cell office:value-type="float" office:value="7.0"/>
          <table:table-cell office:value-type="float" office:value="274133.0"/>
          <table:table-cell office:value-type="float" office:value="50617661.0"/>
          <table:table-cell office:value-type="float" office:value="50617480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9])" office:value-type="float"/>
          <table:table-cell table:formula="of:=MIN([.$C619])" office:value-type="float"/>
          <table:table-cell table:formula="of:=MIN([.$D619])" office:value-type="float"/>
          <table:table-cell table:formula="of:=MIN([.$E619])" office:value-type="float"/>
          <table:table-cell table:formula="of:=MIN([.$F619])" office:value-type="float"/>
          <table:table-cell table:formula="of:=MIN([.$G619])" office:value-type="float"/>
          <table:table-cell table:formula="of:=MIN([.$H619])" office:value-type="float"/>
          <table:table-cell table:formula="of:=MIN([.$I619])" office:value-type="float"/>
          <table:table-cell table:formula="of:=MIN([.$J619])" office:value-type="float"/>
          <table:table-cell table:formula="of:=MIN([.$K619])" office:value-type="float"/>
          <table:table-cell table:formula="of:=MIN([.$L619])" office:value-type="float"/>
          <table:table-cell table:formula="of:=MIN([.$M619])" office:value-type="float"/>
          <table:table-cell table:formula="of:=MIN([.$N619])" office:value-type="float"/>
          <table:table-cell table:formula="of:=MEDIAN([.$B619])" office:value-type="float"/>
          <table:table-cell table:formula="of:=MEDIAN([.$C619])" office:value-type="float"/>
          <table:table-cell table:formula="of:=MEDIAN([.$D619])" office:value-type="float"/>
          <table:table-cell table:formula="of:=MEDIAN([.$E619])" office:value-type="float"/>
          <table:table-cell table:formula="of:=MEDIAN([.$F619])" office:value-type="float"/>
          <table:table-cell table:formula="of:=MEDIAN([.$G619])" office:value-type="float"/>
          <table:table-cell table:formula="of:=MEDIAN([.$H619])" office:value-type="float"/>
          <table:table-cell table:formula="of:=MEDIAN([.$I619])" office:value-type="float"/>
          <table:table-cell table:formula="of:=MEDIAN([.$J619])" office:value-type="float"/>
          <table:table-cell table:formula="of:=MEDIAN([.$K619])" office:value-type="float"/>
          <table:table-cell table:formula="of:=MEDIAN([.$L619])" office:value-type="float"/>
          <table:table-cell table:formula="of:=MEDIAN([.$M619])" office:value-type="float"/>
          <table:table-cell table:formula="of:=MEDIAN([.$N619])" office:value-type="float"/>
          <table:table-cell table:formula="of:=MAX([.$B619])" office:value-type="float"/>
          <table:table-cell table:formula="of:=MAX([.$C619])" office:value-type="float"/>
          <table:table-cell table:formula="of:=MAX([.$D619])" office:value-type="float"/>
          <table:table-cell table:formula="of:=MAX([.$E619])" office:value-type="float"/>
          <table:table-cell table:formula="of:=MAX([.$F619])" office:value-type="float"/>
          <table:table-cell table:formula="of:=MAX([.$G619])" office:value-type="float"/>
          <table:table-cell table:formula="of:=MAX([.$H619])" office:value-type="float"/>
          <table:table-cell table:formula="of:=MAX([.$I619])" office:value-type="float"/>
          <table:table-cell table:formula="of:=MAX([.$J619])" office:value-type="float"/>
          <table:table-cell table:formula="of:=MAX([.$K619])" office:value-type="float"/>
          <table:table-cell table:formula="of:=MAX([.$L619])" office:value-type="float"/>
          <table:table-cell table:formula="of:=MAX([.$M619])" office:value-type="float"/>
          <table:table-cell table:formula="of:=MAX([.$N619])" office:value-type="float"/>
        </table:table-row>
        <table:table-row table:style-name="ro1">
          <table:table-cell office:value-type="string">
            <text:p>c6288/c6288.lp.8.4</text:p>
          </table:table-cell>
          <table:table-cell office:value-type="float" office:value="600.0"/>
          <table:table-cell office:value-type="float" office:value="600.023"/>
          <table:table-cell office:value-type="float" office:value="599.98"/>
          <table:table-cell office:value-type="float" office:value="784764.0"/>
          <table:table-cell office:value-type="float" office:value="1.0"/>
          <table:table-cell office:value-type="float" office:value="7.0"/>
          <table:table-cell office:value-type="float" office:value="344762.0"/>
          <table:table-cell office:value-type="float" office:value="60920474.0"/>
          <table:table-cell office:value-type="float" office:value="60904769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0])" office:value-type="float"/>
          <table:table-cell table:formula="of:=MIN([.$C620])" office:value-type="float"/>
          <table:table-cell table:formula="of:=MIN([.$D620])" office:value-type="float"/>
          <table:table-cell table:formula="of:=MIN([.$E620])" office:value-type="float"/>
          <table:table-cell table:formula="of:=MIN([.$F620])" office:value-type="float"/>
          <table:table-cell table:formula="of:=MIN([.$G620])" office:value-type="float"/>
          <table:table-cell table:formula="of:=MIN([.$H620])" office:value-type="float"/>
          <table:table-cell table:formula="of:=MIN([.$I620])" office:value-type="float"/>
          <table:table-cell table:formula="of:=MIN([.$J620])" office:value-type="float"/>
          <table:table-cell table:formula="of:=MIN([.$K620])" office:value-type="float"/>
          <table:table-cell table:formula="of:=MIN([.$L620])" office:value-type="float"/>
          <table:table-cell table:formula="of:=MIN([.$M620])" office:value-type="float"/>
          <table:table-cell table:formula="of:=MIN([.$N620])" office:value-type="float"/>
          <table:table-cell table:formula="of:=MEDIAN([.$B620])" office:value-type="float"/>
          <table:table-cell table:formula="of:=MEDIAN([.$C620])" office:value-type="float"/>
          <table:table-cell table:formula="of:=MEDIAN([.$D620])" office:value-type="float"/>
          <table:table-cell table:formula="of:=MEDIAN([.$E620])" office:value-type="float"/>
          <table:table-cell table:formula="of:=MEDIAN([.$F620])" office:value-type="float"/>
          <table:table-cell table:formula="of:=MEDIAN([.$G620])" office:value-type="float"/>
          <table:table-cell table:formula="of:=MEDIAN([.$H620])" office:value-type="float"/>
          <table:table-cell table:formula="of:=MEDIAN([.$I620])" office:value-type="float"/>
          <table:table-cell table:formula="of:=MEDIAN([.$J620])" office:value-type="float"/>
          <table:table-cell table:formula="of:=MEDIAN([.$K620])" office:value-type="float"/>
          <table:table-cell table:formula="of:=MEDIAN([.$L620])" office:value-type="float"/>
          <table:table-cell table:formula="of:=MEDIAN([.$M620])" office:value-type="float"/>
          <table:table-cell table:formula="of:=MEDIAN([.$N620])" office:value-type="float"/>
          <table:table-cell table:formula="of:=MAX([.$B620])" office:value-type="float"/>
          <table:table-cell table:formula="of:=MAX([.$C620])" office:value-type="float"/>
          <table:table-cell table:formula="of:=MAX([.$D620])" office:value-type="float"/>
          <table:table-cell table:formula="of:=MAX([.$E620])" office:value-type="float"/>
          <table:table-cell table:formula="of:=MAX([.$F620])" office:value-type="float"/>
          <table:table-cell table:formula="of:=MAX([.$G620])" office:value-type="float"/>
          <table:table-cell table:formula="of:=MAX([.$H620])" office:value-type="float"/>
          <table:table-cell table:formula="of:=MAX([.$I620])" office:value-type="float"/>
          <table:table-cell table:formula="of:=MAX([.$J620])" office:value-type="float"/>
          <table:table-cell table:formula="of:=MAX([.$K620])" office:value-type="float"/>
          <table:table-cell table:formula="of:=MAX([.$L620])" office:value-type="float"/>
          <table:table-cell table:formula="of:=MAX([.$M620])" office:value-type="float"/>
          <table:table-cell table:formula="of:=MAX([.$N620])" office:value-type="float"/>
        </table:table-row>
        <table:table-row table:style-name="ro1">
          <table:table-cell office:value-type="string">
            <text:p>c6288/c6288.lp.8.5</text:p>
          </table:table-cell>
          <table:table-cell office:value-type="float" office:value="600.0"/>
          <table:table-cell office:value-type="float" office:value="600.041"/>
          <table:table-cell office:value-type="float" office:value="599.99"/>
          <table:table-cell office:value-type="float" office:value="636315.0"/>
          <table:table-cell office:value-type="float" office:value="1.0"/>
          <table:table-cell office:value-type="float" office:value="8.0"/>
          <table:table-cell office:value-type="float" office:value="426323.0"/>
          <table:table-cell office:value-type="float" office:value="65975067.0"/>
          <table:table-cell office:value-type="float" office:value="65967938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1])" office:value-type="float"/>
          <table:table-cell table:formula="of:=MIN([.$C621])" office:value-type="float"/>
          <table:table-cell table:formula="of:=MIN([.$D621])" office:value-type="float"/>
          <table:table-cell table:formula="of:=MIN([.$E621])" office:value-type="float"/>
          <table:table-cell table:formula="of:=MIN([.$F621])" office:value-type="float"/>
          <table:table-cell table:formula="of:=MIN([.$G621])" office:value-type="float"/>
          <table:table-cell table:formula="of:=MIN([.$H621])" office:value-type="float"/>
          <table:table-cell table:formula="of:=MIN([.$I621])" office:value-type="float"/>
          <table:table-cell table:formula="of:=MIN([.$J621])" office:value-type="float"/>
          <table:table-cell table:formula="of:=MIN([.$K621])" office:value-type="float"/>
          <table:table-cell table:formula="of:=MIN([.$L621])" office:value-type="float"/>
          <table:table-cell table:formula="of:=MIN([.$M621])" office:value-type="float"/>
          <table:table-cell table:formula="of:=MIN([.$N621])" office:value-type="float"/>
          <table:table-cell table:formula="of:=MEDIAN([.$B621])" office:value-type="float"/>
          <table:table-cell table:formula="of:=MEDIAN([.$C621])" office:value-type="float"/>
          <table:table-cell table:formula="of:=MEDIAN([.$D621])" office:value-type="float"/>
          <table:table-cell table:formula="of:=MEDIAN([.$E621])" office:value-type="float"/>
          <table:table-cell table:formula="of:=MEDIAN([.$F621])" office:value-type="float"/>
          <table:table-cell table:formula="of:=MEDIAN([.$G621])" office:value-type="float"/>
          <table:table-cell table:formula="of:=MEDIAN([.$H621])" office:value-type="float"/>
          <table:table-cell table:formula="of:=MEDIAN([.$I621])" office:value-type="float"/>
          <table:table-cell table:formula="of:=MEDIAN([.$J621])" office:value-type="float"/>
          <table:table-cell table:formula="of:=MEDIAN([.$K621])" office:value-type="float"/>
          <table:table-cell table:formula="of:=MEDIAN([.$L621])" office:value-type="float"/>
          <table:table-cell table:formula="of:=MEDIAN([.$M621])" office:value-type="float"/>
          <table:table-cell table:formula="of:=MEDIAN([.$N621])" office:value-type="float"/>
          <table:table-cell table:formula="of:=MAX([.$B621])" office:value-type="float"/>
          <table:table-cell table:formula="of:=MAX([.$C621])" office:value-type="float"/>
          <table:table-cell table:formula="of:=MAX([.$D621])" office:value-type="float"/>
          <table:table-cell table:formula="of:=MAX([.$E621])" office:value-type="float"/>
          <table:table-cell table:formula="of:=MAX([.$F621])" office:value-type="float"/>
          <table:table-cell table:formula="of:=MAX([.$G621])" office:value-type="float"/>
          <table:table-cell table:formula="of:=MAX([.$H621])" office:value-type="float"/>
          <table:table-cell table:formula="of:=MAX([.$I621])" office:value-type="float"/>
          <table:table-cell table:formula="of:=MAX([.$J621])" office:value-type="float"/>
          <table:table-cell table:formula="of:=MAX([.$K621])" office:value-type="float"/>
          <table:table-cell table:formula="of:=MAX([.$L621])" office:value-type="float"/>
          <table:table-cell table:formula="of:=MAX([.$M621])" office:value-type="float"/>
          <table:table-cell table:formula="of:=MAX([.$N621])" office:value-type="float"/>
        </table:table-row>
        <table:table-row table:style-name="ro1">
          <table:table-cell office:value-type="string">
            <text:p>c6288/c6288.lp.8.6</text:p>
          </table:table-cell>
          <table:table-cell office:value-type="float" office:value="600.0"/>
          <table:table-cell office:value-type="float" office:value="600.02"/>
          <table:table-cell office:value-type="float" office:value="599.97"/>
          <table:table-cell office:value-type="float" office:value="724248.0"/>
          <table:table-cell office:value-type="float" office:value="1.0"/>
          <table:table-cell office:value-type="float" office:value="11.0"/>
          <table:table-cell office:value-type="float" office:value="400120.0"/>
          <table:table-cell office:value-type="float" office:value="71676023.0"/>
          <table:table-cell office:value-type="float" office:value="71675894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2])" office:value-type="float"/>
          <table:table-cell table:formula="of:=MIN([.$C622])" office:value-type="float"/>
          <table:table-cell table:formula="of:=MIN([.$D622])" office:value-type="float"/>
          <table:table-cell table:formula="of:=MIN([.$E622])" office:value-type="float"/>
          <table:table-cell table:formula="of:=MIN([.$F622])" office:value-type="float"/>
          <table:table-cell table:formula="of:=MIN([.$G622])" office:value-type="float"/>
          <table:table-cell table:formula="of:=MIN([.$H622])" office:value-type="float"/>
          <table:table-cell table:formula="of:=MIN([.$I622])" office:value-type="float"/>
          <table:table-cell table:formula="of:=MIN([.$J622])" office:value-type="float"/>
          <table:table-cell table:formula="of:=MIN([.$K622])" office:value-type="float"/>
          <table:table-cell table:formula="of:=MIN([.$L622])" office:value-type="float"/>
          <table:table-cell table:formula="of:=MIN([.$M622])" office:value-type="float"/>
          <table:table-cell table:formula="of:=MIN([.$N622])" office:value-type="float"/>
          <table:table-cell table:formula="of:=MEDIAN([.$B622])" office:value-type="float"/>
          <table:table-cell table:formula="of:=MEDIAN([.$C622])" office:value-type="float"/>
          <table:table-cell table:formula="of:=MEDIAN([.$D622])" office:value-type="float"/>
          <table:table-cell table:formula="of:=MEDIAN([.$E622])" office:value-type="float"/>
          <table:table-cell table:formula="of:=MEDIAN([.$F622])" office:value-type="float"/>
          <table:table-cell table:formula="of:=MEDIAN([.$G622])" office:value-type="float"/>
          <table:table-cell table:formula="of:=MEDIAN([.$H622])" office:value-type="float"/>
          <table:table-cell table:formula="of:=MEDIAN([.$I622])" office:value-type="float"/>
          <table:table-cell table:formula="of:=MEDIAN([.$J622])" office:value-type="float"/>
          <table:table-cell table:formula="of:=MEDIAN([.$K622])" office:value-type="float"/>
          <table:table-cell table:formula="of:=MEDIAN([.$L622])" office:value-type="float"/>
          <table:table-cell table:formula="of:=MEDIAN([.$M622])" office:value-type="float"/>
          <table:table-cell table:formula="of:=MEDIAN([.$N622])" office:value-type="float"/>
          <table:table-cell table:formula="of:=MAX([.$B622])" office:value-type="float"/>
          <table:table-cell table:formula="of:=MAX([.$C622])" office:value-type="float"/>
          <table:table-cell table:formula="of:=MAX([.$D622])" office:value-type="float"/>
          <table:table-cell table:formula="of:=MAX([.$E622])" office:value-type="float"/>
          <table:table-cell table:formula="of:=MAX([.$F622])" office:value-type="float"/>
          <table:table-cell table:formula="of:=MAX([.$G622])" office:value-type="float"/>
          <table:table-cell table:formula="of:=MAX([.$H622])" office:value-type="float"/>
          <table:table-cell table:formula="of:=MAX([.$I622])" office:value-type="float"/>
          <table:table-cell table:formula="of:=MAX([.$J622])" office:value-type="float"/>
          <table:table-cell table:formula="of:=MAX([.$K622])" office:value-type="float"/>
          <table:table-cell table:formula="of:=MAX([.$L622])" office:value-type="float"/>
          <table:table-cell table:formula="of:=MAX([.$M622])" office:value-type="float"/>
          <table:table-cell table:formula="of:=MAX([.$N622])" office:value-type="float"/>
        </table:table-row>
        <table:table-row table:style-name="ro1">
          <table:table-cell office:value-type="string">
            <text:p>c6288/c6288.lp.8.7</text:p>
          </table:table-cell>
          <table:table-cell office:value-type="float" office:value="600.0"/>
          <table:table-cell office:value-type="float" office:value="600.041"/>
          <table:table-cell office:value-type="float" office:value="599.99"/>
          <table:table-cell office:value-type="float" office:value="758853.0"/>
          <table:table-cell office:value-type="float" office:value="1.0"/>
          <table:table-cell office:value-type="float" office:value="11.0"/>
          <table:table-cell office:value-type="float" office:value="499814.0"/>
          <table:table-cell office:value-type="float" office:value="65095277.0"/>
          <table:table-cell office:value-type="float" office:value="65095159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3])" office:value-type="float"/>
          <table:table-cell table:formula="of:=MIN([.$C623])" office:value-type="float"/>
          <table:table-cell table:formula="of:=MIN([.$D623])" office:value-type="float"/>
          <table:table-cell table:formula="of:=MIN([.$E623])" office:value-type="float"/>
          <table:table-cell table:formula="of:=MIN([.$F623])" office:value-type="float"/>
          <table:table-cell table:formula="of:=MIN([.$G623])" office:value-type="float"/>
          <table:table-cell table:formula="of:=MIN([.$H623])" office:value-type="float"/>
          <table:table-cell table:formula="of:=MIN([.$I623])" office:value-type="float"/>
          <table:table-cell table:formula="of:=MIN([.$J623])" office:value-type="float"/>
          <table:table-cell table:formula="of:=MIN([.$K623])" office:value-type="float"/>
          <table:table-cell table:formula="of:=MIN([.$L623])" office:value-type="float"/>
          <table:table-cell table:formula="of:=MIN([.$M623])" office:value-type="float"/>
          <table:table-cell table:formula="of:=MIN([.$N623])" office:value-type="float"/>
          <table:table-cell table:formula="of:=MEDIAN([.$B623])" office:value-type="float"/>
          <table:table-cell table:formula="of:=MEDIAN([.$C623])" office:value-type="float"/>
          <table:table-cell table:formula="of:=MEDIAN([.$D623])" office:value-type="float"/>
          <table:table-cell table:formula="of:=MEDIAN([.$E623])" office:value-type="float"/>
          <table:table-cell table:formula="of:=MEDIAN([.$F623])" office:value-type="float"/>
          <table:table-cell table:formula="of:=MEDIAN([.$G623])" office:value-type="float"/>
          <table:table-cell table:formula="of:=MEDIAN([.$H623])" office:value-type="float"/>
          <table:table-cell table:formula="of:=MEDIAN([.$I623])" office:value-type="float"/>
          <table:table-cell table:formula="of:=MEDIAN([.$J623])" office:value-type="float"/>
          <table:table-cell table:formula="of:=MEDIAN([.$K623])" office:value-type="float"/>
          <table:table-cell table:formula="of:=MEDIAN([.$L623])" office:value-type="float"/>
          <table:table-cell table:formula="of:=MEDIAN([.$M623])" office:value-type="float"/>
          <table:table-cell table:formula="of:=MEDIAN([.$N623])" office:value-type="float"/>
          <table:table-cell table:formula="of:=MAX([.$B623])" office:value-type="float"/>
          <table:table-cell table:formula="of:=MAX([.$C623])" office:value-type="float"/>
          <table:table-cell table:formula="of:=MAX([.$D623])" office:value-type="float"/>
          <table:table-cell table:formula="of:=MAX([.$E623])" office:value-type="float"/>
          <table:table-cell table:formula="of:=MAX([.$F623])" office:value-type="float"/>
          <table:table-cell table:formula="of:=MAX([.$G623])" office:value-type="float"/>
          <table:table-cell table:formula="of:=MAX([.$H623])" office:value-type="float"/>
          <table:table-cell table:formula="of:=MAX([.$I623])" office:value-type="float"/>
          <table:table-cell table:formula="of:=MAX([.$J623])" office:value-type="float"/>
          <table:table-cell table:formula="of:=MAX([.$K623])" office:value-type="float"/>
          <table:table-cell table:formula="of:=MAX([.$L623])" office:value-type="float"/>
          <table:table-cell table:formula="of:=MAX([.$M623])" office:value-type="float"/>
          <table:table-cell table:formula="of:=MAX([.$N623])" office:value-type="float"/>
        </table:table-row>
        <table:table-row table:style-name="ro1">
          <table:table-cell office:value-type="string">
            <text:p>c6288/c6288.lp.8.8</text:p>
          </table:table-cell>
          <table:table-cell office:value-type="float" office:value="600.0"/>
          <table:table-cell office:value-type="float" office:value="600.024"/>
          <table:table-cell office:value-type="float" office:value="599.98"/>
          <table:table-cell office:value-type="float" office:value="350885.0"/>
          <table:table-cell office:value-type="float" office:value="1.0"/>
          <table:table-cell office:value-type="float" office:value="8.0"/>
          <table:table-cell office:value-type="float" office:value="262678.0"/>
          <table:table-cell office:value-type="float" office:value="29483063.0"/>
          <table:table-cell office:value-type="float" office:value="29483058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24])" office:value-type="float"/>
          <table:table-cell table:formula="of:=MIN([.$C624])" office:value-type="float"/>
          <table:table-cell table:formula="of:=MIN([.$D624])" office:value-type="float"/>
          <table:table-cell table:formula="of:=MIN([.$E624])" office:value-type="float"/>
          <table:table-cell table:formula="of:=MIN([.$F624])" office:value-type="float"/>
          <table:table-cell table:formula="of:=MIN([.$G624])" office:value-type="float"/>
          <table:table-cell table:formula="of:=MIN([.$H624])" office:value-type="float"/>
          <table:table-cell table:formula="of:=MIN([.$I624])" office:value-type="float"/>
          <table:table-cell table:formula="of:=MIN([.$J624])" office:value-type="float"/>
          <table:table-cell table:formula="of:=MIN([.$K624])" office:value-type="float"/>
          <table:table-cell table:formula="of:=MIN([.$L624])" office:value-type="float"/>
          <table:table-cell table:formula="of:=MIN([.$M624])" office:value-type="float"/>
          <table:table-cell table:formula="of:=MIN([.$N624])" office:value-type="float"/>
          <table:table-cell table:formula="of:=MEDIAN([.$B624])" office:value-type="float"/>
          <table:table-cell table:formula="of:=MEDIAN([.$C624])" office:value-type="float"/>
          <table:table-cell table:formula="of:=MEDIAN([.$D624])" office:value-type="float"/>
          <table:table-cell table:formula="of:=MEDIAN([.$E624])" office:value-type="float"/>
          <table:table-cell table:formula="of:=MEDIAN([.$F624])" office:value-type="float"/>
          <table:table-cell table:formula="of:=MEDIAN([.$G624])" office:value-type="float"/>
          <table:table-cell table:formula="of:=MEDIAN([.$H624])" office:value-type="float"/>
          <table:table-cell table:formula="of:=MEDIAN([.$I624])" office:value-type="float"/>
          <table:table-cell table:formula="of:=MEDIAN([.$J624])" office:value-type="float"/>
          <table:table-cell table:formula="of:=MEDIAN([.$K624])" office:value-type="float"/>
          <table:table-cell table:formula="of:=MEDIAN([.$L624])" office:value-type="float"/>
          <table:table-cell table:formula="of:=MEDIAN([.$M624])" office:value-type="float"/>
          <table:table-cell table:formula="of:=MEDIAN([.$N624])" office:value-type="float"/>
          <table:table-cell table:formula="of:=MAX([.$B624])" office:value-type="float"/>
          <table:table-cell table:formula="of:=MAX([.$C624])" office:value-type="float"/>
          <table:table-cell table:formula="of:=MAX([.$D624])" office:value-type="float"/>
          <table:table-cell table:formula="of:=MAX([.$E624])" office:value-type="float"/>
          <table:table-cell table:formula="of:=MAX([.$F624])" office:value-type="float"/>
          <table:table-cell table:formula="of:=MAX([.$G624])" office:value-type="float"/>
          <table:table-cell table:formula="of:=MAX([.$H624])" office:value-type="float"/>
          <table:table-cell table:formula="of:=MAX([.$I624])" office:value-type="float"/>
          <table:table-cell table:formula="of:=MAX([.$J624])" office:value-type="float"/>
          <table:table-cell table:formula="of:=MAX([.$K624])" office:value-type="float"/>
          <table:table-cell table:formula="of:=MAX([.$L624])" office:value-type="float"/>
          <table:table-cell table:formula="of:=MAX([.$M624])" office:value-type="float"/>
          <table:table-cell table:formula="of:=MAX([.$N624])" office:value-type="float"/>
        </table:table-row>
        <table:table-row table:style-name="ro1">
          <table:table-cell office:value-type="string">
            <text:p>c6288/c6288.lp.9.1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568881.0"/>
          <table:table-cell office:value-type="float" office:value="1.0"/>
          <table:table-cell office:value-type="float" office:value="4.0"/>
          <table:table-cell office:value-type="float" office:value="353390.0"/>
          <table:table-cell office:value-type="float" office:value="226284058.0"/>
          <table:table-cell office:value-type="float" office:value="226224654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5])" office:value-type="float"/>
          <table:table-cell table:formula="of:=MIN([.$C625])" office:value-type="float"/>
          <table:table-cell table:formula="of:=MIN([.$D625])" office:value-type="float"/>
          <table:table-cell table:formula="of:=MIN([.$E625])" office:value-type="float"/>
          <table:table-cell table:formula="of:=MIN([.$F625])" office:value-type="float"/>
          <table:table-cell table:formula="of:=MIN([.$G625])" office:value-type="float"/>
          <table:table-cell table:formula="of:=MIN([.$H625])" office:value-type="float"/>
          <table:table-cell table:formula="of:=MIN([.$I625])" office:value-type="float"/>
          <table:table-cell table:formula="of:=MIN([.$J625])" office:value-type="float"/>
          <table:table-cell table:formula="of:=MIN([.$K625])" office:value-type="float"/>
          <table:table-cell table:formula="of:=MIN([.$L625])" office:value-type="float"/>
          <table:table-cell table:formula="of:=MIN([.$M625])" office:value-type="float"/>
          <table:table-cell table:formula="of:=MIN([.$N625])" office:value-type="float"/>
          <table:table-cell table:formula="of:=MEDIAN([.$B625])" office:value-type="float"/>
          <table:table-cell table:formula="of:=MEDIAN([.$C625])" office:value-type="float"/>
          <table:table-cell table:formula="of:=MEDIAN([.$D625])" office:value-type="float"/>
          <table:table-cell table:formula="of:=MEDIAN([.$E625])" office:value-type="float"/>
          <table:table-cell table:formula="of:=MEDIAN([.$F625])" office:value-type="float"/>
          <table:table-cell table:formula="of:=MEDIAN([.$G625])" office:value-type="float"/>
          <table:table-cell table:formula="of:=MEDIAN([.$H625])" office:value-type="float"/>
          <table:table-cell table:formula="of:=MEDIAN([.$I625])" office:value-type="float"/>
          <table:table-cell table:formula="of:=MEDIAN([.$J625])" office:value-type="float"/>
          <table:table-cell table:formula="of:=MEDIAN([.$K625])" office:value-type="float"/>
          <table:table-cell table:formula="of:=MEDIAN([.$L625])" office:value-type="float"/>
          <table:table-cell table:formula="of:=MEDIAN([.$M625])" office:value-type="float"/>
          <table:table-cell table:formula="of:=MEDIAN([.$N625])" office:value-type="float"/>
          <table:table-cell table:formula="of:=MAX([.$B625])" office:value-type="float"/>
          <table:table-cell table:formula="of:=MAX([.$C625])" office:value-type="float"/>
          <table:table-cell table:formula="of:=MAX([.$D625])" office:value-type="float"/>
          <table:table-cell table:formula="of:=MAX([.$E625])" office:value-type="float"/>
          <table:table-cell table:formula="of:=MAX([.$F625])" office:value-type="float"/>
          <table:table-cell table:formula="of:=MAX([.$G625])" office:value-type="float"/>
          <table:table-cell table:formula="of:=MAX([.$H625])" office:value-type="float"/>
          <table:table-cell table:formula="of:=MAX([.$I625])" office:value-type="float"/>
          <table:table-cell table:formula="of:=MAX([.$J625])" office:value-type="float"/>
          <table:table-cell table:formula="of:=MAX([.$K625])" office:value-type="float"/>
          <table:table-cell table:formula="of:=MAX([.$L625])" office:value-type="float"/>
          <table:table-cell table:formula="of:=MAX([.$M625])" office:value-type="float"/>
          <table:table-cell table:formula="of:=MAX([.$N625])" office:value-type="float"/>
        </table:table-row>
        <table:table-row table:style-name="ro1">
          <table:table-cell office:value-type="string">
            <text:p>c6288/c6288.lp.9.2</text:p>
          </table:table-cell>
          <table:table-cell office:value-type="float" office:value="600.0"/>
          <table:table-cell office:value-type="float" office:value="600.037"/>
          <table:table-cell office:value-type="float" office:value="599.99"/>
          <table:table-cell office:value-type="float" office:value="606807.0"/>
          <table:table-cell office:value-type="float" office:value="1.0"/>
          <table:table-cell office:value-type="float" office:value="8.0"/>
          <table:table-cell office:value-type="float" office:value="397844.0"/>
          <table:table-cell office:value-type="float" office:value="93506601.0"/>
          <table:table-cell office:value-type="float" office:value="93497605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26])" office:value-type="float"/>
          <table:table-cell table:formula="of:=MIN([.$C626])" office:value-type="float"/>
          <table:table-cell table:formula="of:=MIN([.$D626])" office:value-type="float"/>
          <table:table-cell table:formula="of:=MIN([.$E626])" office:value-type="float"/>
          <table:table-cell table:formula="of:=MIN([.$F626])" office:value-type="float"/>
          <table:table-cell table:formula="of:=MIN([.$G626])" office:value-type="float"/>
          <table:table-cell table:formula="of:=MIN([.$H626])" office:value-type="float"/>
          <table:table-cell table:formula="of:=MIN([.$I626])" office:value-type="float"/>
          <table:table-cell table:formula="of:=MIN([.$J626])" office:value-type="float"/>
          <table:table-cell table:formula="of:=MIN([.$K626])" office:value-type="float"/>
          <table:table-cell table:formula="of:=MIN([.$L626])" office:value-type="float"/>
          <table:table-cell table:formula="of:=MIN([.$M626])" office:value-type="float"/>
          <table:table-cell table:formula="of:=MIN([.$N626])" office:value-type="float"/>
          <table:table-cell table:formula="of:=MEDIAN([.$B626])" office:value-type="float"/>
          <table:table-cell table:formula="of:=MEDIAN([.$C626])" office:value-type="float"/>
          <table:table-cell table:formula="of:=MEDIAN([.$D626])" office:value-type="float"/>
          <table:table-cell table:formula="of:=MEDIAN([.$E626])" office:value-type="float"/>
          <table:table-cell table:formula="of:=MEDIAN([.$F626])" office:value-type="float"/>
          <table:table-cell table:formula="of:=MEDIAN([.$G626])" office:value-type="float"/>
          <table:table-cell table:formula="of:=MEDIAN([.$H626])" office:value-type="float"/>
          <table:table-cell table:formula="of:=MEDIAN([.$I626])" office:value-type="float"/>
          <table:table-cell table:formula="of:=MEDIAN([.$J626])" office:value-type="float"/>
          <table:table-cell table:formula="of:=MEDIAN([.$K626])" office:value-type="float"/>
          <table:table-cell table:formula="of:=MEDIAN([.$L626])" office:value-type="float"/>
          <table:table-cell table:formula="of:=MEDIAN([.$M626])" office:value-type="float"/>
          <table:table-cell table:formula="of:=MEDIAN([.$N626])" office:value-type="float"/>
          <table:table-cell table:formula="of:=MAX([.$B626])" office:value-type="float"/>
          <table:table-cell table:formula="of:=MAX([.$C626])" office:value-type="float"/>
          <table:table-cell table:formula="of:=MAX([.$D626])" office:value-type="float"/>
          <table:table-cell table:formula="of:=MAX([.$E626])" office:value-type="float"/>
          <table:table-cell table:formula="of:=MAX([.$F626])" office:value-type="float"/>
          <table:table-cell table:formula="of:=MAX([.$G626])" office:value-type="float"/>
          <table:table-cell table:formula="of:=MAX([.$H626])" office:value-type="float"/>
          <table:table-cell table:formula="of:=MAX([.$I626])" office:value-type="float"/>
          <table:table-cell table:formula="of:=MAX([.$J626])" office:value-type="float"/>
          <table:table-cell table:formula="of:=MAX([.$K626])" office:value-type="float"/>
          <table:table-cell table:formula="of:=MAX([.$L626])" office:value-type="float"/>
          <table:table-cell table:formula="of:=MAX([.$M626])" office:value-type="float"/>
          <table:table-cell table:formula="of:=MAX([.$N626])" office:value-type="float"/>
        </table:table-row>
        <table:table-row table:style-name="ro1">
          <table:table-cell office:value-type="string">
            <text:p>c6288/c6288.lp.9.3</text:p>
          </table:table-cell>
          <table:table-cell office:value-type="float" office:value="600.0"/>
          <table:table-cell office:value-type="float" office:value="600.036"/>
          <table:table-cell office:value-type="float" office:value="599.98"/>
          <table:table-cell office:value-type="float" office:value="418330.0"/>
          <table:table-cell office:value-type="float" office:value="1.0"/>
          <table:table-cell office:value-type="float" office:value="8.0"/>
          <table:table-cell office:value-type="float" office:value="285561.0"/>
          <table:table-cell office:value-type="float" office:value="34459101.0"/>
          <table:table-cell office:value-type="float" office:value="34454616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7])" office:value-type="float"/>
          <table:table-cell table:formula="of:=MIN([.$C627])" office:value-type="float"/>
          <table:table-cell table:formula="of:=MIN([.$D627])" office:value-type="float"/>
          <table:table-cell table:formula="of:=MIN([.$E627])" office:value-type="float"/>
          <table:table-cell table:formula="of:=MIN([.$F627])" office:value-type="float"/>
          <table:table-cell table:formula="of:=MIN([.$G627])" office:value-type="float"/>
          <table:table-cell table:formula="of:=MIN([.$H627])" office:value-type="float"/>
          <table:table-cell table:formula="of:=MIN([.$I627])" office:value-type="float"/>
          <table:table-cell table:formula="of:=MIN([.$J627])" office:value-type="float"/>
          <table:table-cell table:formula="of:=MIN([.$K627])" office:value-type="float"/>
          <table:table-cell table:formula="of:=MIN([.$L627])" office:value-type="float"/>
          <table:table-cell table:formula="of:=MIN([.$M627])" office:value-type="float"/>
          <table:table-cell table:formula="of:=MIN([.$N627])" office:value-type="float"/>
          <table:table-cell table:formula="of:=MEDIAN([.$B627])" office:value-type="float"/>
          <table:table-cell table:formula="of:=MEDIAN([.$C627])" office:value-type="float"/>
          <table:table-cell table:formula="of:=MEDIAN([.$D627])" office:value-type="float"/>
          <table:table-cell table:formula="of:=MEDIAN([.$E627])" office:value-type="float"/>
          <table:table-cell table:formula="of:=MEDIAN([.$F627])" office:value-type="float"/>
          <table:table-cell table:formula="of:=MEDIAN([.$G627])" office:value-type="float"/>
          <table:table-cell table:formula="of:=MEDIAN([.$H627])" office:value-type="float"/>
          <table:table-cell table:formula="of:=MEDIAN([.$I627])" office:value-type="float"/>
          <table:table-cell table:formula="of:=MEDIAN([.$J627])" office:value-type="float"/>
          <table:table-cell table:formula="of:=MEDIAN([.$K627])" office:value-type="float"/>
          <table:table-cell table:formula="of:=MEDIAN([.$L627])" office:value-type="float"/>
          <table:table-cell table:formula="of:=MEDIAN([.$M627])" office:value-type="float"/>
          <table:table-cell table:formula="of:=MEDIAN([.$N627])" office:value-type="float"/>
          <table:table-cell table:formula="of:=MAX([.$B627])" office:value-type="float"/>
          <table:table-cell table:formula="of:=MAX([.$C627])" office:value-type="float"/>
          <table:table-cell table:formula="of:=MAX([.$D627])" office:value-type="float"/>
          <table:table-cell table:formula="of:=MAX([.$E627])" office:value-type="float"/>
          <table:table-cell table:formula="of:=MAX([.$F627])" office:value-type="float"/>
          <table:table-cell table:formula="of:=MAX([.$G627])" office:value-type="float"/>
          <table:table-cell table:formula="of:=MAX([.$H627])" office:value-type="float"/>
          <table:table-cell table:formula="of:=MAX([.$I627])" office:value-type="float"/>
          <table:table-cell table:formula="of:=MAX([.$J627])" office:value-type="float"/>
          <table:table-cell table:formula="of:=MAX([.$K627])" office:value-type="float"/>
          <table:table-cell table:formula="of:=MAX([.$L627])" office:value-type="float"/>
          <table:table-cell table:formula="of:=MAX([.$M627])" office:value-type="float"/>
          <table:table-cell table:formula="of:=MAX([.$N627])" office:value-type="float"/>
        </table:table-row>
        <table:table-row table:style-name="ro1">
          <table:table-cell office:value-type="string">
            <text:p>c6288/c6288.lp.9.4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565002.0"/>
          <table:table-cell office:value-type="float" office:value="1.0"/>
          <table:table-cell office:value-type="float" office:value="6.0"/>
          <table:table-cell office:value-type="float" office:value="301036.0"/>
          <table:table-cell office:value-type="float" office:value="53123143.0"/>
          <table:table-cell office:value-type="float" office:value="53123109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8])" office:value-type="float"/>
          <table:table-cell table:formula="of:=MIN([.$C628])" office:value-type="float"/>
          <table:table-cell table:formula="of:=MIN([.$D628])" office:value-type="float"/>
          <table:table-cell table:formula="of:=MIN([.$E628])" office:value-type="float"/>
          <table:table-cell table:formula="of:=MIN([.$F628])" office:value-type="float"/>
          <table:table-cell table:formula="of:=MIN([.$G628])" office:value-type="float"/>
          <table:table-cell table:formula="of:=MIN([.$H628])" office:value-type="float"/>
          <table:table-cell table:formula="of:=MIN([.$I628])" office:value-type="float"/>
          <table:table-cell table:formula="of:=MIN([.$J628])" office:value-type="float"/>
          <table:table-cell table:formula="of:=MIN([.$K628])" office:value-type="float"/>
          <table:table-cell table:formula="of:=MIN([.$L628])" office:value-type="float"/>
          <table:table-cell table:formula="of:=MIN([.$M628])" office:value-type="float"/>
          <table:table-cell table:formula="of:=MIN([.$N628])" office:value-type="float"/>
          <table:table-cell table:formula="of:=MEDIAN([.$B628])" office:value-type="float"/>
          <table:table-cell table:formula="of:=MEDIAN([.$C628])" office:value-type="float"/>
          <table:table-cell table:formula="of:=MEDIAN([.$D628])" office:value-type="float"/>
          <table:table-cell table:formula="of:=MEDIAN([.$E628])" office:value-type="float"/>
          <table:table-cell table:formula="of:=MEDIAN([.$F628])" office:value-type="float"/>
          <table:table-cell table:formula="of:=MEDIAN([.$G628])" office:value-type="float"/>
          <table:table-cell table:formula="of:=MEDIAN([.$H628])" office:value-type="float"/>
          <table:table-cell table:formula="of:=MEDIAN([.$I628])" office:value-type="float"/>
          <table:table-cell table:formula="of:=MEDIAN([.$J628])" office:value-type="float"/>
          <table:table-cell table:formula="of:=MEDIAN([.$K628])" office:value-type="float"/>
          <table:table-cell table:formula="of:=MEDIAN([.$L628])" office:value-type="float"/>
          <table:table-cell table:formula="of:=MEDIAN([.$M628])" office:value-type="float"/>
          <table:table-cell table:formula="of:=MEDIAN([.$N628])" office:value-type="float"/>
          <table:table-cell table:formula="of:=MAX([.$B628])" office:value-type="float"/>
          <table:table-cell table:formula="of:=MAX([.$C628])" office:value-type="float"/>
          <table:table-cell table:formula="of:=MAX([.$D628])" office:value-type="float"/>
          <table:table-cell table:formula="of:=MAX([.$E628])" office:value-type="float"/>
          <table:table-cell table:formula="of:=MAX([.$F628])" office:value-type="float"/>
          <table:table-cell table:formula="of:=MAX([.$G628])" office:value-type="float"/>
          <table:table-cell table:formula="of:=MAX([.$H628])" office:value-type="float"/>
          <table:table-cell table:formula="of:=MAX([.$I628])" office:value-type="float"/>
          <table:table-cell table:formula="of:=MAX([.$J628])" office:value-type="float"/>
          <table:table-cell table:formula="of:=MAX([.$K628])" office:value-type="float"/>
          <table:table-cell table:formula="of:=MAX([.$L628])" office:value-type="float"/>
          <table:table-cell table:formula="of:=MAX([.$M628])" office:value-type="float"/>
          <table:table-cell table:formula="of:=MAX([.$N628])" office:value-type="float"/>
        </table:table-row>
        <table:table-row table:style-name="ro1">
          <table:table-cell office:value-type="string">
            <text:p>c6288/c6288.lp.9.5</text:p>
          </table:table-cell>
          <table:table-cell office:value-type="float" office:value="600.0"/>
          <table:table-cell office:value-type="float" office:value="600.024"/>
          <table:table-cell office:value-type="float" office:value="599.98"/>
          <table:table-cell office:value-type="float" office:value="888731.0"/>
          <table:table-cell office:value-type="float" office:value="1.0"/>
          <table:table-cell office:value-type="float" office:value="11.0"/>
          <table:table-cell office:value-type="float" office:value="535588.0"/>
          <table:table-cell office:value-type="float" office:value="77315666.0"/>
          <table:table-cell office:value-type="float" office:value="77303014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9])" office:value-type="float"/>
          <table:table-cell table:formula="of:=MIN([.$C629])" office:value-type="float"/>
          <table:table-cell table:formula="of:=MIN([.$D629])" office:value-type="float"/>
          <table:table-cell table:formula="of:=MIN([.$E629])" office:value-type="float"/>
          <table:table-cell table:formula="of:=MIN([.$F629])" office:value-type="float"/>
          <table:table-cell table:formula="of:=MIN([.$G629])" office:value-type="float"/>
          <table:table-cell table:formula="of:=MIN([.$H629])" office:value-type="float"/>
          <table:table-cell table:formula="of:=MIN([.$I629])" office:value-type="float"/>
          <table:table-cell table:formula="of:=MIN([.$J629])" office:value-type="float"/>
          <table:table-cell table:formula="of:=MIN([.$K629])" office:value-type="float"/>
          <table:table-cell table:formula="of:=MIN([.$L629])" office:value-type="float"/>
          <table:table-cell table:formula="of:=MIN([.$M629])" office:value-type="float"/>
          <table:table-cell table:formula="of:=MIN([.$N629])" office:value-type="float"/>
          <table:table-cell table:formula="of:=MEDIAN([.$B629])" office:value-type="float"/>
          <table:table-cell table:formula="of:=MEDIAN([.$C629])" office:value-type="float"/>
          <table:table-cell table:formula="of:=MEDIAN([.$D629])" office:value-type="float"/>
          <table:table-cell table:formula="of:=MEDIAN([.$E629])" office:value-type="float"/>
          <table:table-cell table:formula="of:=MEDIAN([.$F629])" office:value-type="float"/>
          <table:table-cell table:formula="of:=MEDIAN([.$G629])" office:value-type="float"/>
          <table:table-cell table:formula="of:=MEDIAN([.$H629])" office:value-type="float"/>
          <table:table-cell table:formula="of:=MEDIAN([.$I629])" office:value-type="float"/>
          <table:table-cell table:formula="of:=MEDIAN([.$J629])" office:value-type="float"/>
          <table:table-cell table:formula="of:=MEDIAN([.$K629])" office:value-type="float"/>
          <table:table-cell table:formula="of:=MEDIAN([.$L629])" office:value-type="float"/>
          <table:table-cell table:formula="of:=MEDIAN([.$M629])" office:value-type="float"/>
          <table:table-cell table:formula="of:=MEDIAN([.$N629])" office:value-type="float"/>
          <table:table-cell table:formula="of:=MAX([.$B629])" office:value-type="float"/>
          <table:table-cell table:formula="of:=MAX([.$C629])" office:value-type="float"/>
          <table:table-cell table:formula="of:=MAX([.$D629])" office:value-type="float"/>
          <table:table-cell table:formula="of:=MAX([.$E629])" office:value-type="float"/>
          <table:table-cell table:formula="of:=MAX([.$F629])" office:value-type="float"/>
          <table:table-cell table:formula="of:=MAX([.$G629])" office:value-type="float"/>
          <table:table-cell table:formula="of:=MAX([.$H629])" office:value-type="float"/>
          <table:table-cell table:formula="of:=MAX([.$I629])" office:value-type="float"/>
          <table:table-cell table:formula="of:=MAX([.$J629])" office:value-type="float"/>
          <table:table-cell table:formula="of:=MAX([.$K629])" office:value-type="float"/>
          <table:table-cell table:formula="of:=MAX([.$L629])" office:value-type="float"/>
          <table:table-cell table:formula="of:=MAX([.$M629])" office:value-type="float"/>
          <table:table-cell table:formula="of:=MAX([.$N629])" office:value-type="float"/>
        </table:table-row>
        <table:table-row table:style-name="ro1">
          <table:table-cell office:value-type="string">
            <text:p>c6288/c6288.lp.9.6</text:p>
          </table:table-cell>
          <table:table-cell office:value-type="float" office:value="600.0"/>
          <table:table-cell office:value-type="float" office:value="600.025"/>
          <table:table-cell office:value-type="float" office:value="599.98"/>
          <table:table-cell office:value-type="float" office:value="945303.0"/>
          <table:table-cell office:value-type="float" office:value="1.0"/>
          <table:table-cell office:value-type="float" office:value="9.0"/>
          <table:table-cell office:value-type="float" office:value="513090.0"/>
          <table:table-cell office:value-type="float" office:value="66758043.0"/>
          <table:table-cell office:value-type="float" office:value="66755051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0])" office:value-type="float"/>
          <table:table-cell table:formula="of:=MIN([.$C630])" office:value-type="float"/>
          <table:table-cell table:formula="of:=MIN([.$D630])" office:value-type="float"/>
          <table:table-cell table:formula="of:=MIN([.$E630])" office:value-type="float"/>
          <table:table-cell table:formula="of:=MIN([.$F630])" office:value-type="float"/>
          <table:table-cell table:formula="of:=MIN([.$G630])" office:value-type="float"/>
          <table:table-cell table:formula="of:=MIN([.$H630])" office:value-type="float"/>
          <table:table-cell table:formula="of:=MIN([.$I630])" office:value-type="float"/>
          <table:table-cell table:formula="of:=MIN([.$J630])" office:value-type="float"/>
          <table:table-cell table:formula="of:=MIN([.$K630])" office:value-type="float"/>
          <table:table-cell table:formula="of:=MIN([.$L630])" office:value-type="float"/>
          <table:table-cell table:formula="of:=MIN([.$M630])" office:value-type="float"/>
          <table:table-cell table:formula="of:=MIN([.$N630])" office:value-type="float"/>
          <table:table-cell table:formula="of:=MEDIAN([.$B630])" office:value-type="float"/>
          <table:table-cell table:formula="of:=MEDIAN([.$C630])" office:value-type="float"/>
          <table:table-cell table:formula="of:=MEDIAN([.$D630])" office:value-type="float"/>
          <table:table-cell table:formula="of:=MEDIAN([.$E630])" office:value-type="float"/>
          <table:table-cell table:formula="of:=MEDIAN([.$F630])" office:value-type="float"/>
          <table:table-cell table:formula="of:=MEDIAN([.$G630])" office:value-type="float"/>
          <table:table-cell table:formula="of:=MEDIAN([.$H630])" office:value-type="float"/>
          <table:table-cell table:formula="of:=MEDIAN([.$I630])" office:value-type="float"/>
          <table:table-cell table:formula="of:=MEDIAN([.$J630])" office:value-type="float"/>
          <table:table-cell table:formula="of:=MEDIAN([.$K630])" office:value-type="float"/>
          <table:table-cell table:formula="of:=MEDIAN([.$L630])" office:value-type="float"/>
          <table:table-cell table:formula="of:=MEDIAN([.$M630])" office:value-type="float"/>
          <table:table-cell table:formula="of:=MEDIAN([.$N630])" office:value-type="float"/>
          <table:table-cell table:formula="of:=MAX([.$B630])" office:value-type="float"/>
          <table:table-cell table:formula="of:=MAX([.$C630])" office:value-type="float"/>
          <table:table-cell table:formula="of:=MAX([.$D630])" office:value-type="float"/>
          <table:table-cell table:formula="of:=MAX([.$E630])" office:value-type="float"/>
          <table:table-cell table:formula="of:=MAX([.$F630])" office:value-type="float"/>
          <table:table-cell table:formula="of:=MAX([.$G630])" office:value-type="float"/>
          <table:table-cell table:formula="of:=MAX([.$H630])" office:value-type="float"/>
          <table:table-cell table:formula="of:=MAX([.$I630])" office:value-type="float"/>
          <table:table-cell table:formula="of:=MAX([.$J630])" office:value-type="float"/>
          <table:table-cell table:formula="of:=MAX([.$K630])" office:value-type="float"/>
          <table:table-cell table:formula="of:=MAX([.$L630])" office:value-type="float"/>
          <table:table-cell table:formula="of:=MAX([.$M630])" office:value-type="float"/>
          <table:table-cell table:formula="of:=MAX([.$N630])" office:value-type="float"/>
        </table:table-row>
        <table:table-row table:style-name="ro1">
          <table:table-cell office:value-type="string">
            <text:p>c6288/c6288.lp.9.7</text:p>
          </table:table-cell>
          <table:table-cell office:value-type="float" office:value="600.0"/>
          <table:table-cell office:value-type="float" office:value="600.026"/>
          <table:table-cell office:value-type="float" office:value="599.98"/>
          <table:table-cell office:value-type="float" office:value="552168.0"/>
          <table:table-cell office:value-type="float" office:value="1.0"/>
          <table:table-cell office:value-type="float" office:value="9.0"/>
          <table:table-cell office:value-type="float" office:value="399606.0"/>
          <table:table-cell office:value-type="float" office:value="47458669.0"/>
          <table:table-cell office:value-type="float" office:value="47458347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31])" office:value-type="float"/>
          <table:table-cell table:formula="of:=MIN([.$C631])" office:value-type="float"/>
          <table:table-cell table:formula="of:=MIN([.$D631])" office:value-type="float"/>
          <table:table-cell table:formula="of:=MIN([.$E631])" office:value-type="float"/>
          <table:table-cell table:formula="of:=MIN([.$F631])" office:value-type="float"/>
          <table:table-cell table:formula="of:=MIN([.$G631])" office:value-type="float"/>
          <table:table-cell table:formula="of:=MIN([.$H631])" office:value-type="float"/>
          <table:table-cell table:formula="of:=MIN([.$I631])" office:value-type="float"/>
          <table:table-cell table:formula="of:=MIN([.$J631])" office:value-type="float"/>
          <table:table-cell table:formula="of:=MIN([.$K631])" office:value-type="float"/>
          <table:table-cell table:formula="of:=MIN([.$L631])" office:value-type="float"/>
          <table:table-cell table:formula="of:=MIN([.$M631])" office:value-type="float"/>
          <table:table-cell table:formula="of:=MIN([.$N631])" office:value-type="float"/>
          <table:table-cell table:formula="of:=MEDIAN([.$B631])" office:value-type="float"/>
          <table:table-cell table:formula="of:=MEDIAN([.$C631])" office:value-type="float"/>
          <table:table-cell table:formula="of:=MEDIAN([.$D631])" office:value-type="float"/>
          <table:table-cell table:formula="of:=MEDIAN([.$E631])" office:value-type="float"/>
          <table:table-cell table:formula="of:=MEDIAN([.$F631])" office:value-type="float"/>
          <table:table-cell table:formula="of:=MEDIAN([.$G631])" office:value-type="float"/>
          <table:table-cell table:formula="of:=MEDIAN([.$H631])" office:value-type="float"/>
          <table:table-cell table:formula="of:=MEDIAN([.$I631])" office:value-type="float"/>
          <table:table-cell table:formula="of:=MEDIAN([.$J631])" office:value-type="float"/>
          <table:table-cell table:formula="of:=MEDIAN([.$K631])" office:value-type="float"/>
          <table:table-cell table:formula="of:=MEDIAN([.$L631])" office:value-type="float"/>
          <table:table-cell table:formula="of:=MEDIAN([.$M631])" office:value-type="float"/>
          <table:table-cell table:formula="of:=MEDIAN([.$N631])" office:value-type="float"/>
          <table:table-cell table:formula="of:=MAX([.$B631])" office:value-type="float"/>
          <table:table-cell table:formula="of:=MAX([.$C631])" office:value-type="float"/>
          <table:table-cell table:formula="of:=MAX([.$D631])" office:value-type="float"/>
          <table:table-cell table:formula="of:=MAX([.$E631])" office:value-type="float"/>
          <table:table-cell table:formula="of:=MAX([.$F631])" office:value-type="float"/>
          <table:table-cell table:formula="of:=MAX([.$G631])" office:value-type="float"/>
          <table:table-cell table:formula="of:=MAX([.$H631])" office:value-type="float"/>
          <table:table-cell table:formula="of:=MAX([.$I631])" office:value-type="float"/>
          <table:table-cell table:formula="of:=MAX([.$J631])" office:value-type="float"/>
          <table:table-cell table:formula="of:=MAX([.$K631])" office:value-type="float"/>
          <table:table-cell table:formula="of:=MAX([.$L631])" office:value-type="float"/>
          <table:table-cell table:formula="of:=MAX([.$M631])" office:value-type="float"/>
          <table:table-cell table:formula="of:=MAX([.$N631])" office:value-type="float"/>
        </table:table-row>
        <table:table-row table:style-name="ro1">
          <table:table-cell office:value-type="string">
            <text:p>c6288/c6288.lp.9.8</text:p>
          </table:table-cell>
          <table:table-cell office:value-type="float" office:value="600.0"/>
          <table:table-cell office:value-type="float" office:value="600.021"/>
          <table:table-cell office:value-type="float" office:value="599.98"/>
          <table:table-cell office:value-type="float" office:value="698262.0"/>
          <table:table-cell office:value-type="float" office:value="1.0"/>
          <table:table-cell office:value-type="float" office:value="11.0"/>
          <table:table-cell office:value-type="float" office:value="807455.0"/>
          <table:table-cell office:value-type="float" office:value="43891568.0"/>
          <table:table-cell office:value-type="float" office:value="43879893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2])" office:value-type="float"/>
          <table:table-cell table:formula="of:=MIN([.$C632])" office:value-type="float"/>
          <table:table-cell table:formula="of:=MIN([.$D632])" office:value-type="float"/>
          <table:table-cell table:formula="of:=MIN([.$E632])" office:value-type="float"/>
          <table:table-cell table:formula="of:=MIN([.$F632])" office:value-type="float"/>
          <table:table-cell table:formula="of:=MIN([.$G632])" office:value-type="float"/>
          <table:table-cell table:formula="of:=MIN([.$H632])" office:value-type="float"/>
          <table:table-cell table:formula="of:=MIN([.$I632])" office:value-type="float"/>
          <table:table-cell table:formula="of:=MIN([.$J632])" office:value-type="float"/>
          <table:table-cell table:formula="of:=MIN([.$K632])" office:value-type="float"/>
          <table:table-cell table:formula="of:=MIN([.$L632])" office:value-type="float"/>
          <table:table-cell table:formula="of:=MIN([.$M632])" office:value-type="float"/>
          <table:table-cell table:formula="of:=MIN([.$N632])" office:value-type="float"/>
          <table:table-cell table:formula="of:=MEDIAN([.$B632])" office:value-type="float"/>
          <table:table-cell table:formula="of:=MEDIAN([.$C632])" office:value-type="float"/>
          <table:table-cell table:formula="of:=MEDIAN([.$D632])" office:value-type="float"/>
          <table:table-cell table:formula="of:=MEDIAN([.$E632])" office:value-type="float"/>
          <table:table-cell table:formula="of:=MEDIAN([.$F632])" office:value-type="float"/>
          <table:table-cell table:formula="of:=MEDIAN([.$G632])" office:value-type="float"/>
          <table:table-cell table:formula="of:=MEDIAN([.$H632])" office:value-type="float"/>
          <table:table-cell table:formula="of:=MEDIAN([.$I632])" office:value-type="float"/>
          <table:table-cell table:formula="of:=MEDIAN([.$J632])" office:value-type="float"/>
          <table:table-cell table:formula="of:=MEDIAN([.$K632])" office:value-type="float"/>
          <table:table-cell table:formula="of:=MEDIAN([.$L632])" office:value-type="float"/>
          <table:table-cell table:formula="of:=MEDIAN([.$M632])" office:value-type="float"/>
          <table:table-cell table:formula="of:=MEDIAN([.$N632])" office:value-type="float"/>
          <table:table-cell table:formula="of:=MAX([.$B632])" office:value-type="float"/>
          <table:table-cell table:formula="of:=MAX([.$C632])" office:value-type="float"/>
          <table:table-cell table:formula="of:=MAX([.$D632])" office:value-type="float"/>
          <table:table-cell table:formula="of:=MAX([.$E632])" office:value-type="float"/>
          <table:table-cell table:formula="of:=MAX([.$F632])" office:value-type="float"/>
          <table:table-cell table:formula="of:=MAX([.$G632])" office:value-type="float"/>
          <table:table-cell table:formula="of:=MAX([.$H632])" office:value-type="float"/>
          <table:table-cell table:formula="of:=MAX([.$I632])" office:value-type="float"/>
          <table:table-cell table:formula="of:=MAX([.$J632])" office:value-type="float"/>
          <table:table-cell table:formula="of:=MAX([.$K632])" office:value-type="float"/>
          <table:table-cell table:formula="of:=MAX([.$L632])" office:value-type="float"/>
          <table:table-cell table:formula="of:=MAX([.$M632])" office:value-type="float"/>
          <table:table-cell table:formula="of:=MAX([.$N632])" office:value-type="float"/>
        </table:table-row>
        <table:table-row table:style-name="ro1">
          <table:table-cell office:value-type="string">
            <text:p>c7552/c7552.lp.1.1</text:p>
          </table:table-cell>
          <table:table-cell office:value-type="float" office:value="0.090111"/>
          <table:table-cell office:value-type="float" office:value="0.0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4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3])" office:value-type="float"/>
          <table:table-cell table:formula="of:=MIN([.$C633])" office:value-type="float"/>
          <table:table-cell table:formula="of:=MIN([.$D633])" office:value-type="float"/>
          <table:table-cell table:formula="of:=MIN([.$E633])" office:value-type="float"/>
          <table:table-cell table:formula="of:=MIN([.$F633])" office:value-type="float"/>
          <table:table-cell table:formula="of:=MIN([.$G633])" office:value-type="float"/>
          <table:table-cell table:formula="of:=MIN([.$H633])" office:value-type="float"/>
          <table:table-cell table:formula="of:=MIN([.$I633])" office:value-type="float"/>
          <table:table-cell table:formula="of:=MIN([.$J633])" office:value-type="float"/>
          <table:table-cell table:formula="of:=MIN([.$K633])" office:value-type="float"/>
          <table:table-cell table:formula="of:=MIN([.$L633])" office:value-type="float"/>
          <table:table-cell table:formula="of:=MIN([.$M633])" office:value-type="float"/>
          <table:table-cell table:formula="of:=MIN([.$N633])" office:value-type="float"/>
          <table:table-cell table:formula="of:=MEDIAN([.$B633])" office:value-type="float"/>
          <table:table-cell table:formula="of:=MEDIAN([.$C633])" office:value-type="float"/>
          <table:table-cell table:formula="of:=MEDIAN([.$D633])" office:value-type="float"/>
          <table:table-cell table:formula="of:=MEDIAN([.$E633])" office:value-type="float"/>
          <table:table-cell table:formula="of:=MEDIAN([.$F633])" office:value-type="float"/>
          <table:table-cell table:formula="of:=MEDIAN([.$G633])" office:value-type="float"/>
          <table:table-cell table:formula="of:=MEDIAN([.$H633])" office:value-type="float"/>
          <table:table-cell table:formula="of:=MEDIAN([.$I633])" office:value-type="float"/>
          <table:table-cell table:formula="of:=MEDIAN([.$J633])" office:value-type="float"/>
          <table:table-cell table:formula="of:=MEDIAN([.$K633])" office:value-type="float"/>
          <table:table-cell table:formula="of:=MEDIAN([.$L633])" office:value-type="float"/>
          <table:table-cell table:formula="of:=MEDIAN([.$M633])" office:value-type="float"/>
          <table:table-cell table:formula="of:=MEDIAN([.$N633])" office:value-type="float"/>
          <table:table-cell table:formula="of:=MAX([.$B633])" office:value-type="float"/>
          <table:table-cell table:formula="of:=MAX([.$C633])" office:value-type="float"/>
          <table:table-cell table:formula="of:=MAX([.$D633])" office:value-type="float"/>
          <table:table-cell table:formula="of:=MAX([.$E633])" office:value-type="float"/>
          <table:table-cell table:formula="of:=MAX([.$F633])" office:value-type="float"/>
          <table:table-cell table:formula="of:=MAX([.$G633])" office:value-type="float"/>
          <table:table-cell table:formula="of:=MAX([.$H633])" office:value-type="float"/>
          <table:table-cell table:formula="of:=MAX([.$I633])" office:value-type="float"/>
          <table:table-cell table:formula="of:=MAX([.$J633])" office:value-type="float"/>
          <table:table-cell table:formula="of:=MAX([.$K633])" office:value-type="float"/>
          <table:table-cell table:formula="of:=MAX([.$L633])" office:value-type="float"/>
          <table:table-cell table:formula="of:=MAX([.$M633])" office:value-type="float"/>
          <table:table-cell table:formula="of:=MAX([.$N633])" office:value-type="float"/>
        </table:table-row>
        <table:table-row table:style-name="ro1">
          <table:table-cell office:value-type="string">
            <text:p>c7552/c7552.lp.1.2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88927.0"/>
          <table:table-cell office:value-type="float" office:value="1.0"/>
          <table:table-cell office:value-type="float" office:value="9.0"/>
          <table:table-cell office:value-type="float" office:value="231410.0"/>
          <table:table-cell office:value-type="float" office:value="641442091.0"/>
          <table:table-cell office:value-type="float" office:value="641442078.0"/>
          <table:table-cell office:value-type="float" office:value="16232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4])" office:value-type="float"/>
          <table:table-cell table:formula="of:=MIN([.$C634])" office:value-type="float"/>
          <table:table-cell table:formula="of:=MIN([.$D634])" office:value-type="float"/>
          <table:table-cell table:formula="of:=MIN([.$E634])" office:value-type="float"/>
          <table:table-cell table:formula="of:=MIN([.$F634])" office:value-type="float"/>
          <table:table-cell table:formula="of:=MIN([.$G634])" office:value-type="float"/>
          <table:table-cell table:formula="of:=MIN([.$H634])" office:value-type="float"/>
          <table:table-cell table:formula="of:=MIN([.$I634])" office:value-type="float"/>
          <table:table-cell table:formula="of:=MIN([.$J634])" office:value-type="float"/>
          <table:table-cell table:formula="of:=MIN([.$K634])" office:value-type="float"/>
          <table:table-cell table:formula="of:=MIN([.$L634])" office:value-type="float"/>
          <table:table-cell table:formula="of:=MIN([.$M634])" office:value-type="float"/>
          <table:table-cell table:formula="of:=MIN([.$N634])" office:value-type="float"/>
          <table:table-cell table:formula="of:=MEDIAN([.$B634])" office:value-type="float"/>
          <table:table-cell table:formula="of:=MEDIAN([.$C634])" office:value-type="float"/>
          <table:table-cell table:formula="of:=MEDIAN([.$D634])" office:value-type="float"/>
          <table:table-cell table:formula="of:=MEDIAN([.$E634])" office:value-type="float"/>
          <table:table-cell table:formula="of:=MEDIAN([.$F634])" office:value-type="float"/>
          <table:table-cell table:formula="of:=MEDIAN([.$G634])" office:value-type="float"/>
          <table:table-cell table:formula="of:=MEDIAN([.$H634])" office:value-type="float"/>
          <table:table-cell table:formula="of:=MEDIAN([.$I634])" office:value-type="float"/>
          <table:table-cell table:formula="of:=MEDIAN([.$J634])" office:value-type="float"/>
          <table:table-cell table:formula="of:=MEDIAN([.$K634])" office:value-type="float"/>
          <table:table-cell table:formula="of:=MEDIAN([.$L634])" office:value-type="float"/>
          <table:table-cell table:formula="of:=MEDIAN([.$M634])" office:value-type="float"/>
          <table:table-cell table:formula="of:=MEDIAN([.$N634])" office:value-type="float"/>
          <table:table-cell table:formula="of:=MAX([.$B634])" office:value-type="float"/>
          <table:table-cell table:formula="of:=MAX([.$C634])" office:value-type="float"/>
          <table:table-cell table:formula="of:=MAX([.$D634])" office:value-type="float"/>
          <table:table-cell table:formula="of:=MAX([.$E634])" office:value-type="float"/>
          <table:table-cell table:formula="of:=MAX([.$F634])" office:value-type="float"/>
          <table:table-cell table:formula="of:=MAX([.$G634])" office:value-type="float"/>
          <table:table-cell table:formula="of:=MAX([.$H634])" office:value-type="float"/>
          <table:table-cell table:formula="of:=MAX([.$I634])" office:value-type="float"/>
          <table:table-cell table:formula="of:=MAX([.$J634])" office:value-type="float"/>
          <table:table-cell table:formula="of:=MAX([.$K634])" office:value-type="float"/>
          <table:table-cell table:formula="of:=MAX([.$L634])" office:value-type="float"/>
          <table:table-cell table:formula="of:=MAX([.$M634])" office:value-type="float"/>
          <table:table-cell table:formula="of:=MAX([.$N634])" office:value-type="float"/>
        </table:table-row>
        <table:table-row table:style-name="ro1">
          <table:table-cell office:value-type="string">
            <text:p>c7552/c7552.lp.1.3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473147.0"/>
          <table:table-cell office:value-type="float" office:value="1.0"/>
          <table:table-cell office:value-type="float" office:value="6.0"/>
          <table:table-cell office:value-type="float" office:value="158122.0"/>
          <table:table-cell office:value-type="float" office:value="701103487.0"/>
          <table:table-cell office:value-type="float" office:value="701103475.0"/>
          <table:table-cell office:value-type="float" office:value="16230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5])" office:value-type="float"/>
          <table:table-cell table:formula="of:=MIN([.$C635])" office:value-type="float"/>
          <table:table-cell table:formula="of:=MIN([.$D635])" office:value-type="float"/>
          <table:table-cell table:formula="of:=MIN([.$E635])" office:value-type="float"/>
          <table:table-cell table:formula="of:=MIN([.$F635])" office:value-type="float"/>
          <table:table-cell table:formula="of:=MIN([.$G635])" office:value-type="float"/>
          <table:table-cell table:formula="of:=MIN([.$H635])" office:value-type="float"/>
          <table:table-cell table:formula="of:=MIN([.$I635])" office:value-type="float"/>
          <table:table-cell table:formula="of:=MIN([.$J635])" office:value-type="float"/>
          <table:table-cell table:formula="of:=MIN([.$K635])" office:value-type="float"/>
          <table:table-cell table:formula="of:=MIN([.$L635])" office:value-type="float"/>
          <table:table-cell table:formula="of:=MIN([.$M635])" office:value-type="float"/>
          <table:table-cell table:formula="of:=MIN([.$N635])" office:value-type="float"/>
          <table:table-cell table:formula="of:=MEDIAN([.$B635])" office:value-type="float"/>
          <table:table-cell table:formula="of:=MEDIAN([.$C635])" office:value-type="float"/>
          <table:table-cell table:formula="of:=MEDIAN([.$D635])" office:value-type="float"/>
          <table:table-cell table:formula="of:=MEDIAN([.$E635])" office:value-type="float"/>
          <table:table-cell table:formula="of:=MEDIAN([.$F635])" office:value-type="float"/>
          <table:table-cell table:formula="of:=MEDIAN([.$G635])" office:value-type="float"/>
          <table:table-cell table:formula="of:=MEDIAN([.$H635])" office:value-type="float"/>
          <table:table-cell table:formula="of:=MEDIAN([.$I635])" office:value-type="float"/>
          <table:table-cell table:formula="of:=MEDIAN([.$J635])" office:value-type="float"/>
          <table:table-cell table:formula="of:=MEDIAN([.$K635])" office:value-type="float"/>
          <table:table-cell table:formula="of:=MEDIAN([.$L635])" office:value-type="float"/>
          <table:table-cell table:formula="of:=MEDIAN([.$M635])" office:value-type="float"/>
          <table:table-cell table:formula="of:=MEDIAN([.$N635])" office:value-type="float"/>
          <table:table-cell table:formula="of:=MAX([.$B635])" office:value-type="float"/>
          <table:table-cell table:formula="of:=MAX([.$C635])" office:value-type="float"/>
          <table:table-cell table:formula="of:=MAX([.$D635])" office:value-type="float"/>
          <table:table-cell table:formula="of:=MAX([.$E635])" office:value-type="float"/>
          <table:table-cell table:formula="of:=MAX([.$F635])" office:value-type="float"/>
          <table:table-cell table:formula="of:=MAX([.$G635])" office:value-type="float"/>
          <table:table-cell table:formula="of:=MAX([.$H635])" office:value-type="float"/>
          <table:table-cell table:formula="of:=MAX([.$I635])" office:value-type="float"/>
          <table:table-cell table:formula="of:=MAX([.$J635])" office:value-type="float"/>
          <table:table-cell table:formula="of:=MAX([.$K635])" office:value-type="float"/>
          <table:table-cell table:formula="of:=MAX([.$L635])" office:value-type="float"/>
          <table:table-cell table:formula="of:=MAX([.$M635])" office:value-type="float"/>
          <table:table-cell table:formula="of:=MAX([.$N635])" office:value-type="float"/>
        </table:table-row>
        <table:table-row table:style-name="ro1">
          <table:table-cell office:value-type="string">
            <text:p>c7552/c7552.lp.1.4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571921.0"/>
          <table:table-cell office:value-type="float" office:value="1.0"/>
          <table:table-cell office:value-type="float" office:value="8.0"/>
          <table:table-cell office:value-type="float" office:value="151063.0"/>
          <table:table-cell office:value-type="float" office:value="645473399.0"/>
          <table:table-cell office:value-type="float" office:value="645473391.0"/>
          <table:table-cell office:value-type="float" office:value="16227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6])" office:value-type="float"/>
          <table:table-cell table:formula="of:=MIN([.$C636])" office:value-type="float"/>
          <table:table-cell table:formula="of:=MIN([.$D636])" office:value-type="float"/>
          <table:table-cell table:formula="of:=MIN([.$E636])" office:value-type="float"/>
          <table:table-cell table:formula="of:=MIN([.$F636])" office:value-type="float"/>
          <table:table-cell table:formula="of:=MIN([.$G636])" office:value-type="float"/>
          <table:table-cell table:formula="of:=MIN([.$H636])" office:value-type="float"/>
          <table:table-cell table:formula="of:=MIN([.$I636])" office:value-type="float"/>
          <table:table-cell table:formula="of:=MIN([.$J636])" office:value-type="float"/>
          <table:table-cell table:formula="of:=MIN([.$K636])" office:value-type="float"/>
          <table:table-cell table:formula="of:=MIN([.$L636])" office:value-type="float"/>
          <table:table-cell table:formula="of:=MIN([.$M636])" office:value-type="float"/>
          <table:table-cell table:formula="of:=MIN([.$N636])" office:value-type="float"/>
          <table:table-cell table:formula="of:=MEDIAN([.$B636])" office:value-type="float"/>
          <table:table-cell table:formula="of:=MEDIAN([.$C636])" office:value-type="float"/>
          <table:table-cell table:formula="of:=MEDIAN([.$D636])" office:value-type="float"/>
          <table:table-cell table:formula="of:=MEDIAN([.$E636])" office:value-type="float"/>
          <table:table-cell table:formula="of:=MEDIAN([.$F636])" office:value-type="float"/>
          <table:table-cell table:formula="of:=MEDIAN([.$G636])" office:value-type="float"/>
          <table:table-cell table:formula="of:=MEDIAN([.$H636])" office:value-type="float"/>
          <table:table-cell table:formula="of:=MEDIAN([.$I636])" office:value-type="float"/>
          <table:table-cell table:formula="of:=MEDIAN([.$J636])" office:value-type="float"/>
          <table:table-cell table:formula="of:=MEDIAN([.$K636])" office:value-type="float"/>
          <table:table-cell table:formula="of:=MEDIAN([.$L636])" office:value-type="float"/>
          <table:table-cell table:formula="of:=MEDIAN([.$M636])" office:value-type="float"/>
          <table:table-cell table:formula="of:=MEDIAN([.$N636])" office:value-type="float"/>
          <table:table-cell table:formula="of:=MAX([.$B636])" office:value-type="float"/>
          <table:table-cell table:formula="of:=MAX([.$C636])" office:value-type="float"/>
          <table:table-cell table:formula="of:=MAX([.$D636])" office:value-type="float"/>
          <table:table-cell table:formula="of:=MAX([.$E636])" office:value-type="float"/>
          <table:table-cell table:formula="of:=MAX([.$F636])" office:value-type="float"/>
          <table:table-cell table:formula="of:=MAX([.$G636])" office:value-type="float"/>
          <table:table-cell table:formula="of:=MAX([.$H636])" office:value-type="float"/>
          <table:table-cell table:formula="of:=MAX([.$I636])" office:value-type="float"/>
          <table:table-cell table:formula="of:=MAX([.$J636])" office:value-type="float"/>
          <table:table-cell table:formula="of:=MAX([.$K636])" office:value-type="float"/>
          <table:table-cell table:formula="of:=MAX([.$L636])" office:value-type="float"/>
          <table:table-cell table:formula="of:=MAX([.$M636])" office:value-type="float"/>
          <table:table-cell table:formula="of:=MAX([.$N636])" office:value-type="float"/>
        </table:table-row>
        <table:table-row table:style-name="ro1">
          <table:table-cell office:value-type="string">
            <text:p>c7552/c7552.lp.1.5</text:p>
          </table:table-cell>
          <table:table-cell office:value-type="float" office:value="600.0"/>
          <table:table-cell office:value-type="float" office:value="600.02"/>
          <table:table-cell office:value-type="float" office:value="599.94"/>
          <table:table-cell office:value-type="float" office:value="629303.0"/>
          <table:table-cell office:value-type="float" office:value="1.0"/>
          <table:table-cell office:value-type="float" office:value="7.0"/>
          <table:table-cell office:value-type="float" office:value="246438.0"/>
          <table:table-cell office:value-type="float" office:value="596351131.0"/>
          <table:table-cell office:value-type="float" office:value="596351060.0"/>
          <table:table-cell office:value-type="float" office:value="16229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7])" office:value-type="float"/>
          <table:table-cell table:formula="of:=MIN([.$C637])" office:value-type="float"/>
          <table:table-cell table:formula="of:=MIN([.$D637])" office:value-type="float"/>
          <table:table-cell table:formula="of:=MIN([.$E637])" office:value-type="float"/>
          <table:table-cell table:formula="of:=MIN([.$F637])" office:value-type="float"/>
          <table:table-cell table:formula="of:=MIN([.$G637])" office:value-type="float"/>
          <table:table-cell table:formula="of:=MIN([.$H637])" office:value-type="float"/>
          <table:table-cell table:formula="of:=MIN([.$I637])" office:value-type="float"/>
          <table:table-cell table:formula="of:=MIN([.$J637])" office:value-type="float"/>
          <table:table-cell table:formula="of:=MIN([.$K637])" office:value-type="float"/>
          <table:table-cell table:formula="of:=MIN([.$L637])" office:value-type="float"/>
          <table:table-cell table:formula="of:=MIN([.$M637])" office:value-type="float"/>
          <table:table-cell table:formula="of:=MIN([.$N637])" office:value-type="float"/>
          <table:table-cell table:formula="of:=MEDIAN([.$B637])" office:value-type="float"/>
          <table:table-cell table:formula="of:=MEDIAN([.$C637])" office:value-type="float"/>
          <table:table-cell table:formula="of:=MEDIAN([.$D637])" office:value-type="float"/>
          <table:table-cell table:formula="of:=MEDIAN([.$E637])" office:value-type="float"/>
          <table:table-cell table:formula="of:=MEDIAN([.$F637])" office:value-type="float"/>
          <table:table-cell table:formula="of:=MEDIAN([.$G637])" office:value-type="float"/>
          <table:table-cell table:formula="of:=MEDIAN([.$H637])" office:value-type="float"/>
          <table:table-cell table:formula="of:=MEDIAN([.$I637])" office:value-type="float"/>
          <table:table-cell table:formula="of:=MEDIAN([.$J637])" office:value-type="float"/>
          <table:table-cell table:formula="of:=MEDIAN([.$K637])" office:value-type="float"/>
          <table:table-cell table:formula="of:=MEDIAN([.$L637])" office:value-type="float"/>
          <table:table-cell table:formula="of:=MEDIAN([.$M637])" office:value-type="float"/>
          <table:table-cell table:formula="of:=MEDIAN([.$N637])" office:value-type="float"/>
          <table:table-cell table:formula="of:=MAX([.$B637])" office:value-type="float"/>
          <table:table-cell table:formula="of:=MAX([.$C637])" office:value-type="float"/>
          <table:table-cell table:formula="of:=MAX([.$D637])" office:value-type="float"/>
          <table:table-cell table:formula="of:=MAX([.$E637])" office:value-type="float"/>
          <table:table-cell table:formula="of:=MAX([.$F637])" office:value-type="float"/>
          <table:table-cell table:formula="of:=MAX([.$G637])" office:value-type="float"/>
          <table:table-cell table:formula="of:=MAX([.$H637])" office:value-type="float"/>
          <table:table-cell table:formula="of:=MAX([.$I637])" office:value-type="float"/>
          <table:table-cell table:formula="of:=MAX([.$J637])" office:value-type="float"/>
          <table:table-cell table:formula="of:=MAX([.$K637])" office:value-type="float"/>
          <table:table-cell table:formula="of:=MAX([.$L637])" office:value-type="float"/>
          <table:table-cell table:formula="of:=MAX([.$M637])" office:value-type="float"/>
          <table:table-cell table:formula="of:=MAX([.$N637])" office:value-type="float"/>
        </table:table-row>
        <table:table-row table:style-name="ro1">
          <table:table-cell office:value-type="string">
            <text:p>c7552/c7552.lp.1.6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11212.0"/>
          <table:table-cell office:value-type="float" office:value="1.0"/>
          <table:table-cell office:value-type="float" office:value="6.0"/>
          <table:table-cell office:value-type="float" office:value="148787.0"/>
          <table:table-cell office:value-type="float" office:value="555917304.0"/>
          <table:table-cell office:value-type="float" office:value="555917304.0"/>
          <table:table-cell office:value-type="float" office:value="16226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8])" office:value-type="float"/>
          <table:table-cell table:formula="of:=MIN([.$C638])" office:value-type="float"/>
          <table:table-cell table:formula="of:=MIN([.$D638])" office:value-type="float"/>
          <table:table-cell table:formula="of:=MIN([.$E638])" office:value-type="float"/>
          <table:table-cell table:formula="of:=MIN([.$F638])" office:value-type="float"/>
          <table:table-cell table:formula="of:=MIN([.$G638])" office:value-type="float"/>
          <table:table-cell table:formula="of:=MIN([.$H638])" office:value-type="float"/>
          <table:table-cell table:formula="of:=MIN([.$I638])" office:value-type="float"/>
          <table:table-cell table:formula="of:=MIN([.$J638])" office:value-type="float"/>
          <table:table-cell table:formula="of:=MIN([.$K638])" office:value-type="float"/>
          <table:table-cell table:formula="of:=MIN([.$L638])" office:value-type="float"/>
          <table:table-cell table:formula="of:=MIN([.$M638])" office:value-type="float"/>
          <table:table-cell table:formula="of:=MIN([.$N638])" office:value-type="float"/>
          <table:table-cell table:formula="of:=MEDIAN([.$B638])" office:value-type="float"/>
          <table:table-cell table:formula="of:=MEDIAN([.$C638])" office:value-type="float"/>
          <table:table-cell table:formula="of:=MEDIAN([.$D638])" office:value-type="float"/>
          <table:table-cell table:formula="of:=MEDIAN([.$E638])" office:value-type="float"/>
          <table:table-cell table:formula="of:=MEDIAN([.$F638])" office:value-type="float"/>
          <table:table-cell table:formula="of:=MEDIAN([.$G638])" office:value-type="float"/>
          <table:table-cell table:formula="of:=MEDIAN([.$H638])" office:value-type="float"/>
          <table:table-cell table:formula="of:=MEDIAN([.$I638])" office:value-type="float"/>
          <table:table-cell table:formula="of:=MEDIAN([.$J638])" office:value-type="float"/>
          <table:table-cell table:formula="of:=MEDIAN([.$K638])" office:value-type="float"/>
          <table:table-cell table:formula="of:=MEDIAN([.$L638])" office:value-type="float"/>
          <table:table-cell table:formula="of:=MEDIAN([.$M638])" office:value-type="float"/>
          <table:table-cell table:formula="of:=MEDIAN([.$N638])" office:value-type="float"/>
          <table:table-cell table:formula="of:=MAX([.$B638])" office:value-type="float"/>
          <table:table-cell table:formula="of:=MAX([.$C638])" office:value-type="float"/>
          <table:table-cell table:formula="of:=MAX([.$D638])" office:value-type="float"/>
          <table:table-cell table:formula="of:=MAX([.$E638])" office:value-type="float"/>
          <table:table-cell table:formula="of:=MAX([.$F638])" office:value-type="float"/>
          <table:table-cell table:formula="of:=MAX([.$G638])" office:value-type="float"/>
          <table:table-cell table:formula="of:=MAX([.$H638])" office:value-type="float"/>
          <table:table-cell table:formula="of:=MAX([.$I638])" office:value-type="float"/>
          <table:table-cell table:formula="of:=MAX([.$J638])" office:value-type="float"/>
          <table:table-cell table:formula="of:=MAX([.$K638])" office:value-type="float"/>
          <table:table-cell table:formula="of:=MAX([.$L638])" office:value-type="float"/>
          <table:table-cell table:formula="of:=MAX([.$M638])" office:value-type="float"/>
          <table:table-cell table:formula="of:=MAX([.$N638])" office:value-type="float"/>
        </table:table-row>
        <table:table-row table:style-name="ro1">
          <table:table-cell office:value-type="string">
            <text:p>c7552/c7552.lp.1.7</text:p>
          </table:table-cell>
          <table:table-cell office:value-type="float" office:value="600.0"/>
          <table:table-cell office:value-type="float" office:value="600.018"/>
          <table:table-cell office:value-type="float" office:value="599.94"/>
          <table:table-cell office:value-type="float" office:value="441883.0"/>
          <table:table-cell office:value-type="float" office:value="1.0"/>
          <table:table-cell office:value-type="float" office:value="4.0"/>
          <table:table-cell office:value-type="float" office:value="220760.0"/>
          <table:table-cell office:value-type="float" office:value="596594378.0"/>
          <table:table-cell office:value-type="float" office:value="596594378.0"/>
          <table:table-cell office:value-type="float" office:value="1622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9])" office:value-type="float"/>
          <table:table-cell table:formula="of:=MIN([.$C639])" office:value-type="float"/>
          <table:table-cell table:formula="of:=MIN([.$D639])" office:value-type="float"/>
          <table:table-cell table:formula="of:=MIN([.$E639])" office:value-type="float"/>
          <table:table-cell table:formula="of:=MIN([.$F639])" office:value-type="float"/>
          <table:table-cell table:formula="of:=MIN([.$G639])" office:value-type="float"/>
          <table:table-cell table:formula="of:=MIN([.$H639])" office:value-type="float"/>
          <table:table-cell table:formula="of:=MIN([.$I639])" office:value-type="float"/>
          <table:table-cell table:formula="of:=MIN([.$J639])" office:value-type="float"/>
          <table:table-cell table:formula="of:=MIN([.$K639])" office:value-type="float"/>
          <table:table-cell table:formula="of:=MIN([.$L639])" office:value-type="float"/>
          <table:table-cell table:formula="of:=MIN([.$M639])" office:value-type="float"/>
          <table:table-cell table:formula="of:=MIN([.$N639])" office:value-type="float"/>
          <table:table-cell table:formula="of:=MEDIAN([.$B639])" office:value-type="float"/>
          <table:table-cell table:formula="of:=MEDIAN([.$C639])" office:value-type="float"/>
          <table:table-cell table:formula="of:=MEDIAN([.$D639])" office:value-type="float"/>
          <table:table-cell table:formula="of:=MEDIAN([.$E639])" office:value-type="float"/>
          <table:table-cell table:formula="of:=MEDIAN([.$F639])" office:value-type="float"/>
          <table:table-cell table:formula="of:=MEDIAN([.$G639])" office:value-type="float"/>
          <table:table-cell table:formula="of:=MEDIAN([.$H639])" office:value-type="float"/>
          <table:table-cell table:formula="of:=MEDIAN([.$I639])" office:value-type="float"/>
          <table:table-cell table:formula="of:=MEDIAN([.$J639])" office:value-type="float"/>
          <table:table-cell table:formula="of:=MEDIAN([.$K639])" office:value-type="float"/>
          <table:table-cell table:formula="of:=MEDIAN([.$L639])" office:value-type="float"/>
          <table:table-cell table:formula="of:=MEDIAN([.$M639])" office:value-type="float"/>
          <table:table-cell table:formula="of:=MEDIAN([.$N639])" office:value-type="float"/>
          <table:table-cell table:formula="of:=MAX([.$B639])" office:value-type="float"/>
          <table:table-cell table:formula="of:=MAX([.$C639])" office:value-type="float"/>
          <table:table-cell table:formula="of:=MAX([.$D639])" office:value-type="float"/>
          <table:table-cell table:formula="of:=MAX([.$E639])" office:value-type="float"/>
          <table:table-cell table:formula="of:=MAX([.$F639])" office:value-type="float"/>
          <table:table-cell table:formula="of:=MAX([.$G639])" office:value-type="float"/>
          <table:table-cell table:formula="of:=MAX([.$H639])" office:value-type="float"/>
          <table:table-cell table:formula="of:=MAX([.$I639])" office:value-type="float"/>
          <table:table-cell table:formula="of:=MAX([.$J639])" office:value-type="float"/>
          <table:table-cell table:formula="of:=MAX([.$K639])" office:value-type="float"/>
          <table:table-cell table:formula="of:=MAX([.$L639])" office:value-type="float"/>
          <table:table-cell table:formula="of:=MAX([.$M639])" office:value-type="float"/>
          <table:table-cell table:formula="of:=MAX([.$N639])" office:value-type="float"/>
        </table:table-row>
        <table:table-row table:style-name="ro1">
          <table:table-cell office:value-type="string">
            <text:p>c7552/c7552.lp.1.8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69668.0"/>
          <table:table-cell office:value-type="float" office:value="1.0"/>
          <table:table-cell office:value-type="float" office:value="7.0"/>
          <table:table-cell office:value-type="float" office:value="142871.0"/>
          <table:table-cell office:value-type="float" office:value="661765742.0"/>
          <table:table-cell office:value-type="float" office:value="661765742.0"/>
          <table:table-cell office:value-type="float" office:value="16225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40])" office:value-type="float"/>
          <table:table-cell table:formula="of:=MIN([.$C640])" office:value-type="float"/>
          <table:table-cell table:formula="of:=MIN([.$D640])" office:value-type="float"/>
          <table:table-cell table:formula="of:=MIN([.$E640])" office:value-type="float"/>
          <table:table-cell table:formula="of:=MIN([.$F640])" office:value-type="float"/>
          <table:table-cell table:formula="of:=MIN([.$G640])" office:value-type="float"/>
          <table:table-cell table:formula="of:=MIN([.$H640])" office:value-type="float"/>
          <table:table-cell table:formula="of:=MIN([.$I640])" office:value-type="float"/>
          <table:table-cell table:formula="of:=MIN([.$J640])" office:value-type="float"/>
          <table:table-cell table:formula="of:=MIN([.$K640])" office:value-type="float"/>
          <table:table-cell table:formula="of:=MIN([.$L640])" office:value-type="float"/>
          <table:table-cell table:formula="of:=MIN([.$M640])" office:value-type="float"/>
          <table:table-cell table:formula="of:=MIN([.$N640])" office:value-type="float"/>
          <table:table-cell table:formula="of:=MEDIAN([.$B640])" office:value-type="float"/>
          <table:table-cell table:formula="of:=MEDIAN([.$C640])" office:value-type="float"/>
          <table:table-cell table:formula="of:=MEDIAN([.$D640])" office:value-type="float"/>
          <table:table-cell table:formula="of:=MEDIAN([.$E640])" office:value-type="float"/>
          <table:table-cell table:formula="of:=MEDIAN([.$F640])" office:value-type="float"/>
          <table:table-cell table:formula="of:=MEDIAN([.$G640])" office:value-type="float"/>
          <table:table-cell table:formula="of:=MEDIAN([.$H640])" office:value-type="float"/>
          <table:table-cell table:formula="of:=MEDIAN([.$I640])" office:value-type="float"/>
          <table:table-cell table:formula="of:=MEDIAN([.$J640])" office:value-type="float"/>
          <table:table-cell table:formula="of:=MEDIAN([.$K640])" office:value-type="float"/>
          <table:table-cell table:formula="of:=MEDIAN([.$L640])" office:value-type="float"/>
          <table:table-cell table:formula="of:=MEDIAN([.$M640])" office:value-type="float"/>
          <table:table-cell table:formula="of:=MEDIAN([.$N640])" office:value-type="float"/>
          <table:table-cell table:formula="of:=MAX([.$B640])" office:value-type="float"/>
          <table:table-cell table:formula="of:=MAX([.$C640])" office:value-type="float"/>
          <table:table-cell table:formula="of:=MAX([.$D640])" office:value-type="float"/>
          <table:table-cell table:formula="of:=MAX([.$E640])" office:value-type="float"/>
          <table:table-cell table:formula="of:=MAX([.$F640])" office:value-type="float"/>
          <table:table-cell table:formula="of:=MAX([.$G640])" office:value-type="float"/>
          <table:table-cell table:formula="of:=MAX([.$H640])" office:value-type="float"/>
          <table:table-cell table:formula="of:=MAX([.$I640])" office:value-type="float"/>
          <table:table-cell table:formula="of:=MAX([.$J640])" office:value-type="float"/>
          <table:table-cell table:formula="of:=MAX([.$K640])" office:value-type="float"/>
          <table:table-cell table:formula="of:=MAX([.$L640])" office:value-type="float"/>
          <table:table-cell table:formula="of:=MAX([.$M640])" office:value-type="float"/>
          <table:table-cell table:formula="of:=MAX([.$N640])" office:value-type="float"/>
        </table:table-row>
        <table:table-row table:style-name="ro1">
          <table:table-cell office:value-type="string">
            <text:p>c7552/c7552.lp.10.1</text:p>
          </table:table-cell>
          <table:table-cell office:value-type="float" office:value="0.077686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40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1])" office:value-type="float"/>
          <table:table-cell table:formula="of:=MIN([.$C641])" office:value-type="float"/>
          <table:table-cell table:formula="of:=MIN([.$D641])" office:value-type="float"/>
          <table:table-cell table:formula="of:=MIN([.$E641])" office:value-type="float"/>
          <table:table-cell table:formula="of:=MIN([.$F641])" office:value-type="float"/>
          <table:table-cell table:formula="of:=MIN([.$G641])" office:value-type="float"/>
          <table:table-cell table:formula="of:=MIN([.$H641])" office:value-type="float"/>
          <table:table-cell table:formula="of:=MIN([.$I641])" office:value-type="float"/>
          <table:table-cell table:formula="of:=MIN([.$J641])" office:value-type="float"/>
          <table:table-cell table:formula="of:=MIN([.$K641])" office:value-type="float"/>
          <table:table-cell table:formula="of:=MIN([.$L641])" office:value-type="float"/>
          <table:table-cell table:formula="of:=MIN([.$M641])" office:value-type="float"/>
          <table:table-cell table:formula="of:=MIN([.$N641])" office:value-type="float"/>
          <table:table-cell table:formula="of:=MEDIAN([.$B641])" office:value-type="float"/>
          <table:table-cell table:formula="of:=MEDIAN([.$C641])" office:value-type="float"/>
          <table:table-cell table:formula="of:=MEDIAN([.$D641])" office:value-type="float"/>
          <table:table-cell table:formula="of:=MEDIAN([.$E641])" office:value-type="float"/>
          <table:table-cell table:formula="of:=MEDIAN([.$F641])" office:value-type="float"/>
          <table:table-cell table:formula="of:=MEDIAN([.$G641])" office:value-type="float"/>
          <table:table-cell table:formula="of:=MEDIAN([.$H641])" office:value-type="float"/>
          <table:table-cell table:formula="of:=MEDIAN([.$I641])" office:value-type="float"/>
          <table:table-cell table:formula="of:=MEDIAN([.$J641])" office:value-type="float"/>
          <table:table-cell table:formula="of:=MEDIAN([.$K641])" office:value-type="float"/>
          <table:table-cell table:formula="of:=MEDIAN([.$L641])" office:value-type="float"/>
          <table:table-cell table:formula="of:=MEDIAN([.$M641])" office:value-type="float"/>
          <table:table-cell table:formula="of:=MEDIAN([.$N641])" office:value-type="float"/>
          <table:table-cell table:formula="of:=MAX([.$B641])" office:value-type="float"/>
          <table:table-cell table:formula="of:=MAX([.$C641])" office:value-type="float"/>
          <table:table-cell table:formula="of:=MAX([.$D641])" office:value-type="float"/>
          <table:table-cell table:formula="of:=MAX([.$E641])" office:value-type="float"/>
          <table:table-cell table:formula="of:=MAX([.$F641])" office:value-type="float"/>
          <table:table-cell table:formula="of:=MAX([.$G641])" office:value-type="float"/>
          <table:table-cell table:formula="of:=MAX([.$H641])" office:value-type="float"/>
          <table:table-cell table:formula="of:=MAX([.$I641])" office:value-type="float"/>
          <table:table-cell table:formula="of:=MAX([.$J641])" office:value-type="float"/>
          <table:table-cell table:formula="of:=MAX([.$K641])" office:value-type="float"/>
          <table:table-cell table:formula="of:=MAX([.$L641])" office:value-type="float"/>
          <table:table-cell table:formula="of:=MAX([.$M641])" office:value-type="float"/>
          <table:table-cell table:formula="of:=MAX([.$N641])" office:value-type="float"/>
        </table:table-row>
        <table:table-row table:style-name="ro1">
          <table:table-cell office:value-type="string">
            <text:p>c7552/c7552.lp.10.2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486477.0"/>
          <table:table-cell office:value-type="float" office:value="1.0"/>
          <table:table-cell office:value-type="float" office:value="7.0"/>
          <table:table-cell office:value-type="float" office:value="175136.0"/>
          <table:table-cell office:value-type="float" office:value="684372200.0"/>
          <table:table-cell office:value-type="float" office:value="684372197.0"/>
          <table:table-cell office:value-type="float" office:value="16237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2])" office:value-type="float"/>
          <table:table-cell table:formula="of:=MIN([.$C642])" office:value-type="float"/>
          <table:table-cell table:formula="of:=MIN([.$D642])" office:value-type="float"/>
          <table:table-cell table:formula="of:=MIN([.$E642])" office:value-type="float"/>
          <table:table-cell table:formula="of:=MIN([.$F642])" office:value-type="float"/>
          <table:table-cell table:formula="of:=MIN([.$G642])" office:value-type="float"/>
          <table:table-cell table:formula="of:=MIN([.$H642])" office:value-type="float"/>
          <table:table-cell table:formula="of:=MIN([.$I642])" office:value-type="float"/>
          <table:table-cell table:formula="of:=MIN([.$J642])" office:value-type="float"/>
          <table:table-cell table:formula="of:=MIN([.$K642])" office:value-type="float"/>
          <table:table-cell table:formula="of:=MIN([.$L642])" office:value-type="float"/>
          <table:table-cell table:formula="of:=MIN([.$M642])" office:value-type="float"/>
          <table:table-cell table:formula="of:=MIN([.$N642])" office:value-type="float"/>
          <table:table-cell table:formula="of:=MEDIAN([.$B642])" office:value-type="float"/>
          <table:table-cell table:formula="of:=MEDIAN([.$C642])" office:value-type="float"/>
          <table:table-cell table:formula="of:=MEDIAN([.$D642])" office:value-type="float"/>
          <table:table-cell table:formula="of:=MEDIAN([.$E642])" office:value-type="float"/>
          <table:table-cell table:formula="of:=MEDIAN([.$F642])" office:value-type="float"/>
          <table:table-cell table:formula="of:=MEDIAN([.$G642])" office:value-type="float"/>
          <table:table-cell table:formula="of:=MEDIAN([.$H642])" office:value-type="float"/>
          <table:table-cell table:formula="of:=MEDIAN([.$I642])" office:value-type="float"/>
          <table:table-cell table:formula="of:=MEDIAN([.$J642])" office:value-type="float"/>
          <table:table-cell table:formula="of:=MEDIAN([.$K642])" office:value-type="float"/>
          <table:table-cell table:formula="of:=MEDIAN([.$L642])" office:value-type="float"/>
          <table:table-cell table:formula="of:=MEDIAN([.$M642])" office:value-type="float"/>
          <table:table-cell table:formula="of:=MEDIAN([.$N642])" office:value-type="float"/>
          <table:table-cell table:formula="of:=MAX([.$B642])" office:value-type="float"/>
          <table:table-cell table:formula="of:=MAX([.$C642])" office:value-type="float"/>
          <table:table-cell table:formula="of:=MAX([.$D642])" office:value-type="float"/>
          <table:table-cell table:formula="of:=MAX([.$E642])" office:value-type="float"/>
          <table:table-cell table:formula="of:=MAX([.$F642])" office:value-type="float"/>
          <table:table-cell table:formula="of:=MAX([.$G642])" office:value-type="float"/>
          <table:table-cell table:formula="of:=MAX([.$H642])" office:value-type="float"/>
          <table:table-cell table:formula="of:=MAX([.$I642])" office:value-type="float"/>
          <table:table-cell table:formula="of:=MAX([.$J642])" office:value-type="float"/>
          <table:table-cell table:formula="of:=MAX([.$K642])" office:value-type="float"/>
          <table:table-cell table:formula="of:=MAX([.$L642])" office:value-type="float"/>
          <table:table-cell table:formula="of:=MAX([.$M642])" office:value-type="float"/>
          <table:table-cell table:formula="of:=MAX([.$N642])" office:value-type="float"/>
        </table:table-row>
        <table:table-row table:style-name="ro1">
          <table:table-cell office:value-type="string">
            <text:p>c7552/c7552.lp.10.3</text:p>
          </table:table-cell>
          <table:table-cell office:value-type="float" office:value="600.0"/>
          <table:table-cell office:value-type="float" office:value="600.02"/>
          <table:table-cell office:value-type="float" office:value="599.94"/>
          <table:table-cell office:value-type="float" office:value="505904.0"/>
          <table:table-cell office:value-type="float" office:value="1.0"/>
          <table:table-cell office:value-type="float" office:value="7.0"/>
          <table:table-cell office:value-type="float" office:value="234442.0"/>
          <table:table-cell office:value-type="float" office:value="648421392.0"/>
          <table:table-cell office:value-type="float" office:value="648421378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3])" office:value-type="float"/>
          <table:table-cell table:formula="of:=MIN([.$C643])" office:value-type="float"/>
          <table:table-cell table:formula="of:=MIN([.$D643])" office:value-type="float"/>
          <table:table-cell table:formula="of:=MIN([.$E643])" office:value-type="float"/>
          <table:table-cell table:formula="of:=MIN([.$F643])" office:value-type="float"/>
          <table:table-cell table:formula="of:=MIN([.$G643])" office:value-type="float"/>
          <table:table-cell table:formula="of:=MIN([.$H643])" office:value-type="float"/>
          <table:table-cell table:formula="of:=MIN([.$I643])" office:value-type="float"/>
          <table:table-cell table:formula="of:=MIN([.$J643])" office:value-type="float"/>
          <table:table-cell table:formula="of:=MIN([.$K643])" office:value-type="float"/>
          <table:table-cell table:formula="of:=MIN([.$L643])" office:value-type="float"/>
          <table:table-cell table:formula="of:=MIN([.$M643])" office:value-type="float"/>
          <table:table-cell table:formula="of:=MIN([.$N643])" office:value-type="float"/>
          <table:table-cell table:formula="of:=MEDIAN([.$B643])" office:value-type="float"/>
          <table:table-cell table:formula="of:=MEDIAN([.$C643])" office:value-type="float"/>
          <table:table-cell table:formula="of:=MEDIAN([.$D643])" office:value-type="float"/>
          <table:table-cell table:formula="of:=MEDIAN([.$E643])" office:value-type="float"/>
          <table:table-cell table:formula="of:=MEDIAN([.$F643])" office:value-type="float"/>
          <table:table-cell table:formula="of:=MEDIAN([.$G643])" office:value-type="float"/>
          <table:table-cell table:formula="of:=MEDIAN([.$H643])" office:value-type="float"/>
          <table:table-cell table:formula="of:=MEDIAN([.$I643])" office:value-type="float"/>
          <table:table-cell table:formula="of:=MEDIAN([.$J643])" office:value-type="float"/>
          <table:table-cell table:formula="of:=MEDIAN([.$K643])" office:value-type="float"/>
          <table:table-cell table:formula="of:=MEDIAN([.$L643])" office:value-type="float"/>
          <table:table-cell table:formula="of:=MEDIAN([.$M643])" office:value-type="float"/>
          <table:table-cell table:formula="of:=MEDIAN([.$N643])" office:value-type="float"/>
          <table:table-cell table:formula="of:=MAX([.$B643])" office:value-type="float"/>
          <table:table-cell table:formula="of:=MAX([.$C643])" office:value-type="float"/>
          <table:table-cell table:formula="of:=MAX([.$D643])" office:value-type="float"/>
          <table:table-cell table:formula="of:=MAX([.$E643])" office:value-type="float"/>
          <table:table-cell table:formula="of:=MAX([.$F643])" office:value-type="float"/>
          <table:table-cell table:formula="of:=MAX([.$G643])" office:value-type="float"/>
          <table:table-cell table:formula="of:=MAX([.$H643])" office:value-type="float"/>
          <table:table-cell table:formula="of:=MAX([.$I643])" office:value-type="float"/>
          <table:table-cell table:formula="of:=MAX([.$J643])" office:value-type="float"/>
          <table:table-cell table:formula="of:=MAX([.$K643])" office:value-type="float"/>
          <table:table-cell table:formula="of:=MAX([.$L643])" office:value-type="float"/>
          <table:table-cell table:formula="of:=MAX([.$M643])" office:value-type="float"/>
          <table:table-cell table:formula="of:=MAX([.$N643])" office:value-type="float"/>
        </table:table-row>
        <table:table-row table:style-name="ro1">
          <table:table-cell office:value-type="string">
            <text:p>c7552/c7552.lp.10.4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43808.0"/>
          <table:table-cell office:value-type="float" office:value="1.0"/>
          <table:table-cell office:value-type="float" office:value="5.0"/>
          <table:table-cell office:value-type="float" office:value="200518.0"/>
          <table:table-cell office:value-type="float" office:value="671583208.0"/>
          <table:table-cell office:value-type="float" office:value="671583205.0"/>
          <table:table-cell office:value-type="float" office:value="16241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4])" office:value-type="float"/>
          <table:table-cell table:formula="of:=MIN([.$C644])" office:value-type="float"/>
          <table:table-cell table:formula="of:=MIN([.$D644])" office:value-type="float"/>
          <table:table-cell table:formula="of:=MIN([.$E644])" office:value-type="float"/>
          <table:table-cell table:formula="of:=MIN([.$F644])" office:value-type="float"/>
          <table:table-cell table:formula="of:=MIN([.$G644])" office:value-type="float"/>
          <table:table-cell table:formula="of:=MIN([.$H644])" office:value-type="float"/>
          <table:table-cell table:formula="of:=MIN([.$I644])" office:value-type="float"/>
          <table:table-cell table:formula="of:=MIN([.$J644])" office:value-type="float"/>
          <table:table-cell table:formula="of:=MIN([.$K644])" office:value-type="float"/>
          <table:table-cell table:formula="of:=MIN([.$L644])" office:value-type="float"/>
          <table:table-cell table:formula="of:=MIN([.$M644])" office:value-type="float"/>
          <table:table-cell table:formula="of:=MIN([.$N644])" office:value-type="float"/>
          <table:table-cell table:formula="of:=MEDIAN([.$B644])" office:value-type="float"/>
          <table:table-cell table:formula="of:=MEDIAN([.$C644])" office:value-type="float"/>
          <table:table-cell table:formula="of:=MEDIAN([.$D644])" office:value-type="float"/>
          <table:table-cell table:formula="of:=MEDIAN([.$E644])" office:value-type="float"/>
          <table:table-cell table:formula="of:=MEDIAN([.$F644])" office:value-type="float"/>
          <table:table-cell table:formula="of:=MEDIAN([.$G644])" office:value-type="float"/>
          <table:table-cell table:formula="of:=MEDIAN([.$H644])" office:value-type="float"/>
          <table:table-cell table:formula="of:=MEDIAN([.$I644])" office:value-type="float"/>
          <table:table-cell table:formula="of:=MEDIAN([.$J644])" office:value-type="float"/>
          <table:table-cell table:formula="of:=MEDIAN([.$K644])" office:value-type="float"/>
          <table:table-cell table:formula="of:=MEDIAN([.$L644])" office:value-type="float"/>
          <table:table-cell table:formula="of:=MEDIAN([.$M644])" office:value-type="float"/>
          <table:table-cell table:formula="of:=MEDIAN([.$N644])" office:value-type="float"/>
          <table:table-cell table:formula="of:=MAX([.$B644])" office:value-type="float"/>
          <table:table-cell table:formula="of:=MAX([.$C644])" office:value-type="float"/>
          <table:table-cell table:formula="of:=MAX([.$D644])" office:value-type="float"/>
          <table:table-cell table:formula="of:=MAX([.$E644])" office:value-type="float"/>
          <table:table-cell table:formula="of:=MAX([.$F644])" office:value-type="float"/>
          <table:table-cell table:formula="of:=MAX([.$G644])" office:value-type="float"/>
          <table:table-cell table:formula="of:=MAX([.$H644])" office:value-type="float"/>
          <table:table-cell table:formula="of:=MAX([.$I644])" office:value-type="float"/>
          <table:table-cell table:formula="of:=MAX([.$J644])" office:value-type="float"/>
          <table:table-cell table:formula="of:=MAX([.$K644])" office:value-type="float"/>
          <table:table-cell table:formula="of:=MAX([.$L644])" office:value-type="float"/>
          <table:table-cell table:formula="of:=MAX([.$M644])" office:value-type="float"/>
          <table:table-cell table:formula="of:=MAX([.$N644])" office:value-type="float"/>
        </table:table-row>
        <table:table-row table:style-name="ro1">
          <table:table-cell office:value-type="string">
            <text:p>c7552/c7552.lp.10.5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16657.0"/>
          <table:table-cell office:value-type="float" office:value="1.0"/>
          <table:table-cell office:value-type="float" office:value="6.0"/>
          <table:table-cell office:value-type="float" office:value="219125.0"/>
          <table:table-cell office:value-type="float" office:value="645840613.0"/>
          <table:table-cell office:value-type="float" office:value="645840612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5])" office:value-type="float"/>
          <table:table-cell table:formula="of:=MIN([.$C645])" office:value-type="float"/>
          <table:table-cell table:formula="of:=MIN([.$D645])" office:value-type="float"/>
          <table:table-cell table:formula="of:=MIN([.$E645])" office:value-type="float"/>
          <table:table-cell table:formula="of:=MIN([.$F645])" office:value-type="float"/>
          <table:table-cell table:formula="of:=MIN([.$G645])" office:value-type="float"/>
          <table:table-cell table:formula="of:=MIN([.$H645])" office:value-type="float"/>
          <table:table-cell table:formula="of:=MIN([.$I645])" office:value-type="float"/>
          <table:table-cell table:formula="of:=MIN([.$J645])" office:value-type="float"/>
          <table:table-cell table:formula="of:=MIN([.$K645])" office:value-type="float"/>
          <table:table-cell table:formula="of:=MIN([.$L645])" office:value-type="float"/>
          <table:table-cell table:formula="of:=MIN([.$M645])" office:value-type="float"/>
          <table:table-cell table:formula="of:=MIN([.$N645])" office:value-type="float"/>
          <table:table-cell table:formula="of:=MEDIAN([.$B645])" office:value-type="float"/>
          <table:table-cell table:formula="of:=MEDIAN([.$C645])" office:value-type="float"/>
          <table:table-cell table:formula="of:=MEDIAN([.$D645])" office:value-type="float"/>
          <table:table-cell table:formula="of:=MEDIAN([.$E645])" office:value-type="float"/>
          <table:table-cell table:formula="of:=MEDIAN([.$F645])" office:value-type="float"/>
          <table:table-cell table:formula="of:=MEDIAN([.$G645])" office:value-type="float"/>
          <table:table-cell table:formula="of:=MEDIAN([.$H645])" office:value-type="float"/>
          <table:table-cell table:formula="of:=MEDIAN([.$I645])" office:value-type="float"/>
          <table:table-cell table:formula="of:=MEDIAN([.$J645])" office:value-type="float"/>
          <table:table-cell table:formula="of:=MEDIAN([.$K645])" office:value-type="float"/>
          <table:table-cell table:formula="of:=MEDIAN([.$L645])" office:value-type="float"/>
          <table:table-cell table:formula="of:=MEDIAN([.$M645])" office:value-type="float"/>
          <table:table-cell table:formula="of:=MEDIAN([.$N645])" office:value-type="float"/>
          <table:table-cell table:formula="of:=MAX([.$B645])" office:value-type="float"/>
          <table:table-cell table:formula="of:=MAX([.$C645])" office:value-type="float"/>
          <table:table-cell table:formula="of:=MAX([.$D645])" office:value-type="float"/>
          <table:table-cell table:formula="of:=MAX([.$E645])" office:value-type="float"/>
          <table:table-cell table:formula="of:=MAX([.$F645])" office:value-type="float"/>
          <table:table-cell table:formula="of:=MAX([.$G645])" office:value-type="float"/>
          <table:table-cell table:formula="of:=MAX([.$H645])" office:value-type="float"/>
          <table:table-cell table:formula="of:=MAX([.$I645])" office:value-type="float"/>
          <table:table-cell table:formula="of:=MAX([.$J645])" office:value-type="float"/>
          <table:table-cell table:formula="of:=MAX([.$K645])" office:value-type="float"/>
          <table:table-cell table:formula="of:=MAX([.$L645])" office:value-type="float"/>
          <table:table-cell table:formula="of:=MAX([.$M645])" office:value-type="float"/>
          <table:table-cell table:formula="of:=MAX([.$N645])" office:value-type="float"/>
        </table:table-row>
        <table:table-row table:style-name="ro1">
          <table:table-cell office:value-type="string">
            <text:p>c7552/c7552.lp.10.6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91829.0"/>
          <table:table-cell office:value-type="float" office:value="1.0"/>
          <table:table-cell office:value-type="float" office:value="6.0"/>
          <table:table-cell office:value-type="float" office:value="194290.0"/>
          <table:table-cell office:value-type="float" office:value="666041217.0"/>
          <table:table-cell office:value-type="float" office:value="666041194.0"/>
          <table:table-cell office:value-type="float" office:value="16242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6])" office:value-type="float"/>
          <table:table-cell table:formula="of:=MIN([.$C646])" office:value-type="float"/>
          <table:table-cell table:formula="of:=MIN([.$D646])" office:value-type="float"/>
          <table:table-cell table:formula="of:=MIN([.$E646])" office:value-type="float"/>
          <table:table-cell table:formula="of:=MIN([.$F646])" office:value-type="float"/>
          <table:table-cell table:formula="of:=MIN([.$G646])" office:value-type="float"/>
          <table:table-cell table:formula="of:=MIN([.$H646])" office:value-type="float"/>
          <table:table-cell table:formula="of:=MIN([.$I646])" office:value-type="float"/>
          <table:table-cell table:formula="of:=MIN([.$J646])" office:value-type="float"/>
          <table:table-cell table:formula="of:=MIN([.$K646])" office:value-type="float"/>
          <table:table-cell table:formula="of:=MIN([.$L646])" office:value-type="float"/>
          <table:table-cell table:formula="of:=MIN([.$M646])" office:value-type="float"/>
          <table:table-cell table:formula="of:=MIN([.$N646])" office:value-type="float"/>
          <table:table-cell table:formula="of:=MEDIAN([.$B646])" office:value-type="float"/>
          <table:table-cell table:formula="of:=MEDIAN([.$C646])" office:value-type="float"/>
          <table:table-cell table:formula="of:=MEDIAN([.$D646])" office:value-type="float"/>
          <table:table-cell table:formula="of:=MEDIAN([.$E646])" office:value-type="float"/>
          <table:table-cell table:formula="of:=MEDIAN([.$F646])" office:value-type="float"/>
          <table:table-cell table:formula="of:=MEDIAN([.$G646])" office:value-type="float"/>
          <table:table-cell table:formula="of:=MEDIAN([.$H646])" office:value-type="float"/>
          <table:table-cell table:formula="of:=MEDIAN([.$I646])" office:value-type="float"/>
          <table:table-cell table:formula="of:=MEDIAN([.$J646])" office:value-type="float"/>
          <table:table-cell table:formula="of:=MEDIAN([.$K646])" office:value-type="float"/>
          <table:table-cell table:formula="of:=MEDIAN([.$L646])" office:value-type="float"/>
          <table:table-cell table:formula="of:=MEDIAN([.$M646])" office:value-type="float"/>
          <table:table-cell table:formula="of:=MEDIAN([.$N646])" office:value-type="float"/>
          <table:table-cell table:formula="of:=MAX([.$B646])" office:value-type="float"/>
          <table:table-cell table:formula="of:=MAX([.$C646])" office:value-type="float"/>
          <table:table-cell table:formula="of:=MAX([.$D646])" office:value-type="float"/>
          <table:table-cell table:formula="of:=MAX([.$E646])" office:value-type="float"/>
          <table:table-cell table:formula="of:=MAX([.$F646])" office:value-type="float"/>
          <table:table-cell table:formula="of:=MAX([.$G646])" office:value-type="float"/>
          <table:table-cell table:formula="of:=MAX([.$H646])" office:value-type="float"/>
          <table:table-cell table:formula="of:=MAX([.$I646])" office:value-type="float"/>
          <table:table-cell table:formula="of:=MAX([.$J646])" office:value-type="float"/>
          <table:table-cell table:formula="of:=MAX([.$K646])" office:value-type="float"/>
          <table:table-cell table:formula="of:=MAX([.$L646])" office:value-type="float"/>
          <table:table-cell table:formula="of:=MAX([.$M646])" office:value-type="float"/>
          <table:table-cell table:formula="of:=MAX([.$N646])" office:value-type="float"/>
        </table:table-row>
        <table:table-row table:style-name="ro1">
          <table:table-cell office:value-type="string">
            <text:p>c7552/c7552.lp.10.7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488055.0"/>
          <table:table-cell office:value-type="float" office:value="1.0"/>
          <table:table-cell office:value-type="float" office:value="7.0"/>
          <table:table-cell office:value-type="float" office:value="196669.0"/>
          <table:table-cell office:value-type="float" office:value="648260212.0"/>
          <table:table-cell office:value-type="float" office:value="648260211.0"/>
          <table:table-cell office:value-type="float" office:value="16245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47])" office:value-type="float"/>
          <table:table-cell table:formula="of:=MIN([.$C647])" office:value-type="float"/>
          <table:table-cell table:formula="of:=MIN([.$D647])" office:value-type="float"/>
          <table:table-cell table:formula="of:=MIN([.$E647])" office:value-type="float"/>
          <table:table-cell table:formula="of:=MIN([.$F647])" office:value-type="float"/>
          <table:table-cell table:formula="of:=MIN([.$G647])" office:value-type="float"/>
          <table:table-cell table:formula="of:=MIN([.$H647])" office:value-type="float"/>
          <table:table-cell table:formula="of:=MIN([.$I647])" office:value-type="float"/>
          <table:table-cell table:formula="of:=MIN([.$J647])" office:value-type="float"/>
          <table:table-cell table:formula="of:=MIN([.$K647])" office:value-type="float"/>
          <table:table-cell table:formula="of:=MIN([.$L647])" office:value-type="float"/>
          <table:table-cell table:formula="of:=MIN([.$M647])" office:value-type="float"/>
          <table:table-cell table:formula="of:=MIN([.$N647])" office:value-type="float"/>
          <table:table-cell table:formula="of:=MEDIAN([.$B647])" office:value-type="float"/>
          <table:table-cell table:formula="of:=MEDIAN([.$C647])" office:value-type="float"/>
          <table:table-cell table:formula="of:=MEDIAN([.$D647])" office:value-type="float"/>
          <table:table-cell table:formula="of:=MEDIAN([.$E647])" office:value-type="float"/>
          <table:table-cell table:formula="of:=MEDIAN([.$F647])" office:value-type="float"/>
          <table:table-cell table:formula="of:=MEDIAN([.$G647])" office:value-type="float"/>
          <table:table-cell table:formula="of:=MEDIAN([.$H647])" office:value-type="float"/>
          <table:table-cell table:formula="of:=MEDIAN([.$I647])" office:value-type="float"/>
          <table:table-cell table:formula="of:=MEDIAN([.$J647])" office:value-type="float"/>
          <table:table-cell table:formula="of:=MEDIAN([.$K647])" office:value-type="float"/>
          <table:table-cell table:formula="of:=MEDIAN([.$L647])" office:value-type="float"/>
          <table:table-cell table:formula="of:=MEDIAN([.$M647])" office:value-type="float"/>
          <table:table-cell table:formula="of:=MEDIAN([.$N647])" office:value-type="float"/>
          <table:table-cell table:formula="of:=MAX([.$B647])" office:value-type="float"/>
          <table:table-cell table:formula="of:=MAX([.$C647])" office:value-type="float"/>
          <table:table-cell table:formula="of:=MAX([.$D647])" office:value-type="float"/>
          <table:table-cell table:formula="of:=MAX([.$E647])" office:value-type="float"/>
          <table:table-cell table:formula="of:=MAX([.$F647])" office:value-type="float"/>
          <table:table-cell table:formula="of:=MAX([.$G647])" office:value-type="float"/>
          <table:table-cell table:formula="of:=MAX([.$H647])" office:value-type="float"/>
          <table:table-cell table:formula="of:=MAX([.$I647])" office:value-type="float"/>
          <table:table-cell table:formula="of:=MAX([.$J647])" office:value-type="float"/>
          <table:table-cell table:formula="of:=MAX([.$K647])" office:value-type="float"/>
          <table:table-cell table:formula="of:=MAX([.$L647])" office:value-type="float"/>
          <table:table-cell table:formula="of:=MAX([.$M647])" office:value-type="float"/>
          <table:table-cell table:formula="of:=MAX([.$N647])" office:value-type="float"/>
        </table:table-row>
        <table:table-row table:style-name="ro1">
          <table:table-cell office:value-type="string">
            <text:p>c7552/c7552.lp.10.8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62588.0"/>
          <table:table-cell office:value-type="float" office:value="1.0"/>
          <table:table-cell office:value-type="float" office:value="9.0"/>
          <table:table-cell office:value-type="float" office:value="206622.0"/>
          <table:table-cell office:value-type="float" office:value="679775818.0"/>
          <table:table-cell office:value-type="float" office:value="679775812.0"/>
          <table:table-cell office:value-type="float" office:value="16248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48])" office:value-type="float"/>
          <table:table-cell table:formula="of:=MIN([.$C648])" office:value-type="float"/>
          <table:table-cell table:formula="of:=MIN([.$D648])" office:value-type="float"/>
          <table:table-cell table:formula="of:=MIN([.$E648])" office:value-type="float"/>
          <table:table-cell table:formula="of:=MIN([.$F648])" office:value-type="float"/>
          <table:table-cell table:formula="of:=MIN([.$G648])" office:value-type="float"/>
          <table:table-cell table:formula="of:=MIN([.$H648])" office:value-type="float"/>
          <table:table-cell table:formula="of:=MIN([.$I648])" office:value-type="float"/>
          <table:table-cell table:formula="of:=MIN([.$J648])" office:value-type="float"/>
          <table:table-cell table:formula="of:=MIN([.$K648])" office:value-type="float"/>
          <table:table-cell table:formula="of:=MIN([.$L648])" office:value-type="float"/>
          <table:table-cell table:formula="of:=MIN([.$M648])" office:value-type="float"/>
          <table:table-cell table:formula="of:=MIN([.$N648])" office:value-type="float"/>
          <table:table-cell table:formula="of:=MEDIAN([.$B648])" office:value-type="float"/>
          <table:table-cell table:formula="of:=MEDIAN([.$C648])" office:value-type="float"/>
          <table:table-cell table:formula="of:=MEDIAN([.$D648])" office:value-type="float"/>
          <table:table-cell table:formula="of:=MEDIAN([.$E648])" office:value-type="float"/>
          <table:table-cell table:formula="of:=MEDIAN([.$F648])" office:value-type="float"/>
          <table:table-cell table:formula="of:=MEDIAN([.$G648])" office:value-type="float"/>
          <table:table-cell table:formula="of:=MEDIAN([.$H648])" office:value-type="float"/>
          <table:table-cell table:formula="of:=MEDIAN([.$I648])" office:value-type="float"/>
          <table:table-cell table:formula="of:=MEDIAN([.$J648])" office:value-type="float"/>
          <table:table-cell table:formula="of:=MEDIAN([.$K648])" office:value-type="float"/>
          <table:table-cell table:formula="of:=MEDIAN([.$L648])" office:value-type="float"/>
          <table:table-cell table:formula="of:=MEDIAN([.$M648])" office:value-type="float"/>
          <table:table-cell table:formula="of:=MEDIAN([.$N648])" office:value-type="float"/>
          <table:table-cell table:formula="of:=MAX([.$B648])" office:value-type="float"/>
          <table:table-cell table:formula="of:=MAX([.$C648])" office:value-type="float"/>
          <table:table-cell table:formula="of:=MAX([.$D648])" office:value-type="float"/>
          <table:table-cell table:formula="of:=MAX([.$E648])" office:value-type="float"/>
          <table:table-cell table:formula="of:=MAX([.$F648])" office:value-type="float"/>
          <table:table-cell table:formula="of:=MAX([.$G648])" office:value-type="float"/>
          <table:table-cell table:formula="of:=MAX([.$H648])" office:value-type="float"/>
          <table:table-cell table:formula="of:=MAX([.$I648])" office:value-type="float"/>
          <table:table-cell table:formula="of:=MAX([.$J648])" office:value-type="float"/>
          <table:table-cell table:formula="of:=MAX([.$K648])" office:value-type="float"/>
          <table:table-cell table:formula="of:=MAX([.$L648])" office:value-type="float"/>
          <table:table-cell table:formula="of:=MAX([.$M648])" office:value-type="float"/>
          <table:table-cell table:formula="of:=MAX([.$N648])" office:value-type="float"/>
        </table:table-row>
        <table:table-row table:style-name="ro1">
          <table:table-cell office:value-type="string">
            <text:p>c7552/c7552.lp.2.1</text:p>
          </table:table-cell>
          <table:table-cell office:value-type="float" office:value="0.089828"/>
          <table:table-cell office:value-type="float" office:value="0.0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9.0"/>
          <table:table-cell office:value-type="float" office:value="9222.0"/>
          <table:table-cell office:value-type="float" office:value="0.0"/>
          <table:table-cell office:value-type="float" office:value="0.0"/>
          <table:table-cell table:formula="of:=MIN([.$B649])" office:value-type="float"/>
          <table:table-cell table:formula="of:=MIN([.$C649])" office:value-type="float"/>
          <table:table-cell table:formula="of:=MIN([.$D649])" office:value-type="float"/>
          <table:table-cell table:formula="of:=MIN([.$E649])" office:value-type="float"/>
          <table:table-cell table:formula="of:=MIN([.$F649])" office:value-type="float"/>
          <table:table-cell table:formula="of:=MIN([.$G649])" office:value-type="float"/>
          <table:table-cell table:formula="of:=MIN([.$H649])" office:value-type="float"/>
          <table:table-cell table:formula="of:=MIN([.$I649])" office:value-type="float"/>
          <table:table-cell table:formula="of:=MIN([.$J649])" office:value-type="float"/>
          <table:table-cell table:formula="of:=MIN([.$K649])" office:value-type="float"/>
          <table:table-cell table:formula="of:=MIN([.$L649])" office:value-type="float"/>
          <table:table-cell table:formula="of:=MIN([.$M649])" office:value-type="float"/>
          <table:table-cell table:formula="of:=MIN([.$N649])" office:value-type="float"/>
          <table:table-cell table:formula="of:=MEDIAN([.$B649])" office:value-type="float"/>
          <table:table-cell table:formula="of:=MEDIAN([.$C649])" office:value-type="float"/>
          <table:table-cell table:formula="of:=MEDIAN([.$D649])" office:value-type="float"/>
          <table:table-cell table:formula="of:=MEDIAN([.$E649])" office:value-type="float"/>
          <table:table-cell table:formula="of:=MEDIAN([.$F649])" office:value-type="float"/>
          <table:table-cell table:formula="of:=MEDIAN([.$G649])" office:value-type="float"/>
          <table:table-cell table:formula="of:=MEDIAN([.$H649])" office:value-type="float"/>
          <table:table-cell table:formula="of:=MEDIAN([.$I649])" office:value-type="float"/>
          <table:table-cell table:formula="of:=MEDIAN([.$J649])" office:value-type="float"/>
          <table:table-cell table:formula="of:=MEDIAN([.$K649])" office:value-type="float"/>
          <table:table-cell table:formula="of:=MEDIAN([.$L649])" office:value-type="float"/>
          <table:table-cell table:formula="of:=MEDIAN([.$M649])" office:value-type="float"/>
          <table:table-cell table:formula="of:=MEDIAN([.$N649])" office:value-type="float"/>
          <table:table-cell table:formula="of:=MAX([.$B649])" office:value-type="float"/>
          <table:table-cell table:formula="of:=MAX([.$C649])" office:value-type="float"/>
          <table:table-cell table:formula="of:=MAX([.$D649])" office:value-type="float"/>
          <table:table-cell table:formula="of:=MAX([.$E649])" office:value-type="float"/>
          <table:table-cell table:formula="of:=MAX([.$F649])" office:value-type="float"/>
          <table:table-cell table:formula="of:=MAX([.$G649])" office:value-type="float"/>
          <table:table-cell table:formula="of:=MAX([.$H649])" office:value-type="float"/>
          <table:table-cell table:formula="of:=MAX([.$I649])" office:value-type="float"/>
          <table:table-cell table:formula="of:=MAX([.$J649])" office:value-type="float"/>
          <table:table-cell table:formula="of:=MAX([.$K649])" office:value-type="float"/>
          <table:table-cell table:formula="of:=MAX([.$L649])" office:value-type="float"/>
          <table:table-cell table:formula="of:=MAX([.$M649])" office:value-type="float"/>
          <table:table-cell table:formula="of:=MAX([.$N649])" office:value-type="float"/>
        </table:table-row>
        <table:table-row table:style-name="ro1">
          <table:table-cell office:value-type="string">
            <text:p>c7552/c7552.lp.2.2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464435.0"/>
          <table:table-cell office:value-type="float" office:value="1.0"/>
          <table:table-cell office:value-type="float" office:value="7.0"/>
          <table:table-cell office:value-type="float" office:value="259076.0"/>
          <table:table-cell office:value-type="float" office:value="688460771.0"/>
          <table:table-cell office:value-type="float" office:value="688460745.0"/>
          <table:table-cell office:value-type="float" office:value="16236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50])" office:value-type="float"/>
          <table:table-cell table:formula="of:=MIN([.$C650])" office:value-type="float"/>
          <table:table-cell table:formula="of:=MIN([.$D650])" office:value-type="float"/>
          <table:table-cell table:formula="of:=MIN([.$E650])" office:value-type="float"/>
          <table:table-cell table:formula="of:=MIN([.$F650])" office:value-type="float"/>
          <table:table-cell table:formula="of:=MIN([.$G650])" office:value-type="float"/>
          <table:table-cell table:formula="of:=MIN([.$H650])" office:value-type="float"/>
          <table:table-cell table:formula="of:=MIN([.$I650])" office:value-type="float"/>
          <table:table-cell table:formula="of:=MIN([.$J650])" office:value-type="float"/>
          <table:table-cell table:formula="of:=MIN([.$K650])" office:value-type="float"/>
          <table:table-cell table:formula="of:=MIN([.$L650])" office:value-type="float"/>
          <table:table-cell table:formula="of:=MIN([.$M650])" office:value-type="float"/>
          <table:table-cell table:formula="of:=MIN([.$N650])" office:value-type="float"/>
          <table:table-cell table:formula="of:=MEDIAN([.$B650])" office:value-type="float"/>
          <table:table-cell table:formula="of:=MEDIAN([.$C650])" office:value-type="float"/>
          <table:table-cell table:formula="of:=MEDIAN([.$D650])" office:value-type="float"/>
          <table:table-cell table:formula="of:=MEDIAN([.$E650])" office:value-type="float"/>
          <table:table-cell table:formula="of:=MEDIAN([.$F650])" office:value-type="float"/>
          <table:table-cell table:formula="of:=MEDIAN([.$G650])" office:value-type="float"/>
          <table:table-cell table:formula="of:=MEDIAN([.$H650])" office:value-type="float"/>
          <table:table-cell table:formula="of:=MEDIAN([.$I650])" office:value-type="float"/>
          <table:table-cell table:formula="of:=MEDIAN([.$J650])" office:value-type="float"/>
          <table:table-cell table:formula="of:=MEDIAN([.$K650])" office:value-type="float"/>
          <table:table-cell table:formula="of:=MEDIAN([.$L650])" office:value-type="float"/>
          <table:table-cell table:formula="of:=MEDIAN([.$M650])" office:value-type="float"/>
          <table:table-cell table:formula="of:=MEDIAN([.$N650])" office:value-type="float"/>
          <table:table-cell table:formula="of:=MAX([.$B650])" office:value-type="float"/>
          <table:table-cell table:formula="of:=MAX([.$C650])" office:value-type="float"/>
          <table:table-cell table:formula="of:=MAX([.$D650])" office:value-type="float"/>
          <table:table-cell table:formula="of:=MAX([.$E650])" office:value-type="float"/>
          <table:table-cell table:formula="of:=MAX([.$F650])" office:value-type="float"/>
          <table:table-cell table:formula="of:=MAX([.$G650])" office:value-type="float"/>
          <table:table-cell table:formula="of:=MAX([.$H650])" office:value-type="float"/>
          <table:table-cell table:formula="of:=MAX([.$I650])" office:value-type="float"/>
          <table:table-cell table:formula="of:=MAX([.$J650])" office:value-type="float"/>
          <table:table-cell table:formula="of:=MAX([.$K650])" office:value-type="float"/>
          <table:table-cell table:formula="of:=MAX([.$L650])" office:value-type="float"/>
          <table:table-cell table:formula="of:=MAX([.$M650])" office:value-type="float"/>
          <table:table-cell table:formula="of:=MAX([.$N650])" office:value-type="float"/>
        </table:table-row>
        <table:table-row table:style-name="ro1">
          <table:table-cell office:value-type="string">
            <text:p>c7552/c7552.lp.2.3</text:p>
          </table:table-cell>
          <table:table-cell office:value-type="float" office:value="600.0"/>
          <table:table-cell office:value-type="float" office:value="600.022"/>
          <table:table-cell office:value-type="float" office:value="599.96"/>
          <table:table-cell office:value-type="float" office:value="420131.0"/>
          <table:table-cell office:value-type="float" office:value="1.0"/>
          <table:table-cell office:value-type="float" office:value="11.0"/>
          <table:table-cell office:value-type="float" office:value="312964.0"/>
          <table:table-cell office:value-type="float" office:value="658400368.0"/>
          <table:table-cell office:value-type="float" office:value="658400330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1])" office:value-type="float"/>
          <table:table-cell table:formula="of:=MIN([.$C651])" office:value-type="float"/>
          <table:table-cell table:formula="of:=MIN([.$D651])" office:value-type="float"/>
          <table:table-cell table:formula="of:=MIN([.$E651])" office:value-type="float"/>
          <table:table-cell table:formula="of:=MIN([.$F651])" office:value-type="float"/>
          <table:table-cell table:formula="of:=MIN([.$G651])" office:value-type="float"/>
          <table:table-cell table:formula="of:=MIN([.$H651])" office:value-type="float"/>
          <table:table-cell table:formula="of:=MIN([.$I651])" office:value-type="float"/>
          <table:table-cell table:formula="of:=MIN([.$J651])" office:value-type="float"/>
          <table:table-cell table:formula="of:=MIN([.$K651])" office:value-type="float"/>
          <table:table-cell table:formula="of:=MIN([.$L651])" office:value-type="float"/>
          <table:table-cell table:formula="of:=MIN([.$M651])" office:value-type="float"/>
          <table:table-cell table:formula="of:=MIN([.$N651])" office:value-type="float"/>
          <table:table-cell table:formula="of:=MEDIAN([.$B651])" office:value-type="float"/>
          <table:table-cell table:formula="of:=MEDIAN([.$C651])" office:value-type="float"/>
          <table:table-cell table:formula="of:=MEDIAN([.$D651])" office:value-type="float"/>
          <table:table-cell table:formula="of:=MEDIAN([.$E651])" office:value-type="float"/>
          <table:table-cell table:formula="of:=MEDIAN([.$F651])" office:value-type="float"/>
          <table:table-cell table:formula="of:=MEDIAN([.$G651])" office:value-type="float"/>
          <table:table-cell table:formula="of:=MEDIAN([.$H651])" office:value-type="float"/>
          <table:table-cell table:formula="of:=MEDIAN([.$I651])" office:value-type="float"/>
          <table:table-cell table:formula="of:=MEDIAN([.$J651])" office:value-type="float"/>
          <table:table-cell table:formula="of:=MEDIAN([.$K651])" office:value-type="float"/>
          <table:table-cell table:formula="of:=MEDIAN([.$L651])" office:value-type="float"/>
          <table:table-cell table:formula="of:=MEDIAN([.$M651])" office:value-type="float"/>
          <table:table-cell table:formula="of:=MEDIAN([.$N651])" office:value-type="float"/>
          <table:table-cell table:formula="of:=MAX([.$B651])" office:value-type="float"/>
          <table:table-cell table:formula="of:=MAX([.$C651])" office:value-type="float"/>
          <table:table-cell table:formula="of:=MAX([.$D651])" office:value-type="float"/>
          <table:table-cell table:formula="of:=MAX([.$E651])" office:value-type="float"/>
          <table:table-cell table:formula="of:=MAX([.$F651])" office:value-type="float"/>
          <table:table-cell table:formula="of:=MAX([.$G651])" office:value-type="float"/>
          <table:table-cell table:formula="of:=MAX([.$H651])" office:value-type="float"/>
          <table:table-cell table:formula="of:=MAX([.$I651])" office:value-type="float"/>
          <table:table-cell table:formula="of:=MAX([.$J651])" office:value-type="float"/>
          <table:table-cell table:formula="of:=MAX([.$K651])" office:value-type="float"/>
          <table:table-cell table:formula="of:=MAX([.$L651])" office:value-type="float"/>
          <table:table-cell table:formula="of:=MAX([.$M651])" office:value-type="float"/>
          <table:table-cell table:formula="of:=MAX([.$N651])" office:value-type="float"/>
        </table:table-row>
        <table:table-row table:style-name="ro1">
          <table:table-cell office:value-type="string">
            <text:p>c7552/c7552.lp.2.4</text:p>
          </table:table-cell>
          <table:table-cell office:value-type="float" office:value="600.0"/>
          <table:table-cell office:value-type="float" office:value="600.028"/>
          <table:table-cell office:value-type="float" office:value="599.96"/>
          <table:table-cell office:value-type="float" office:value="484195.0"/>
          <table:table-cell office:value-type="float" office:value="1.0"/>
          <table:table-cell office:value-type="float" office:value="3.0"/>
          <table:table-cell office:value-type="float" office:value="103786.0"/>
          <table:table-cell office:value-type="float" office:value="682301824.0"/>
          <table:table-cell office:value-type="float" office:value="682301824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2])" office:value-type="float"/>
          <table:table-cell table:formula="of:=MIN([.$C652])" office:value-type="float"/>
          <table:table-cell table:formula="of:=MIN([.$D652])" office:value-type="float"/>
          <table:table-cell table:formula="of:=MIN([.$E652])" office:value-type="float"/>
          <table:table-cell table:formula="of:=MIN([.$F652])" office:value-type="float"/>
          <table:table-cell table:formula="of:=MIN([.$G652])" office:value-type="float"/>
          <table:table-cell table:formula="of:=MIN([.$H652])" office:value-type="float"/>
          <table:table-cell table:formula="of:=MIN([.$I652])" office:value-type="float"/>
          <table:table-cell table:formula="of:=MIN([.$J652])" office:value-type="float"/>
          <table:table-cell table:formula="of:=MIN([.$K652])" office:value-type="float"/>
          <table:table-cell table:formula="of:=MIN([.$L652])" office:value-type="float"/>
          <table:table-cell table:formula="of:=MIN([.$M652])" office:value-type="float"/>
          <table:table-cell table:formula="of:=MIN([.$N652])" office:value-type="float"/>
          <table:table-cell table:formula="of:=MEDIAN([.$B652])" office:value-type="float"/>
          <table:table-cell table:formula="of:=MEDIAN([.$C652])" office:value-type="float"/>
          <table:table-cell table:formula="of:=MEDIAN([.$D652])" office:value-type="float"/>
          <table:table-cell table:formula="of:=MEDIAN([.$E652])" office:value-type="float"/>
          <table:table-cell table:formula="of:=MEDIAN([.$F652])" office:value-type="float"/>
          <table:table-cell table:formula="of:=MEDIAN([.$G652])" office:value-type="float"/>
          <table:table-cell table:formula="of:=MEDIAN([.$H652])" office:value-type="float"/>
          <table:table-cell table:formula="of:=MEDIAN([.$I652])" office:value-type="float"/>
          <table:table-cell table:formula="of:=MEDIAN([.$J652])" office:value-type="float"/>
          <table:table-cell table:formula="of:=MEDIAN([.$K652])" office:value-type="float"/>
          <table:table-cell table:formula="of:=MEDIAN([.$L652])" office:value-type="float"/>
          <table:table-cell table:formula="of:=MEDIAN([.$M652])" office:value-type="float"/>
          <table:table-cell table:formula="of:=MEDIAN([.$N652])" office:value-type="float"/>
          <table:table-cell table:formula="of:=MAX([.$B652])" office:value-type="float"/>
          <table:table-cell table:formula="of:=MAX([.$C652])" office:value-type="float"/>
          <table:table-cell table:formula="of:=MAX([.$D652])" office:value-type="float"/>
          <table:table-cell table:formula="of:=MAX([.$E652])" office:value-type="float"/>
          <table:table-cell table:formula="of:=MAX([.$F652])" office:value-type="float"/>
          <table:table-cell table:formula="of:=MAX([.$G652])" office:value-type="float"/>
          <table:table-cell table:formula="of:=MAX([.$H652])" office:value-type="float"/>
          <table:table-cell table:formula="of:=MAX([.$I652])" office:value-type="float"/>
          <table:table-cell table:formula="of:=MAX([.$J652])" office:value-type="float"/>
          <table:table-cell table:formula="of:=MAX([.$K652])" office:value-type="float"/>
          <table:table-cell table:formula="of:=MAX([.$L652])" office:value-type="float"/>
          <table:table-cell table:formula="of:=MAX([.$M652])" office:value-type="float"/>
          <table:table-cell table:formula="of:=MAX([.$N652])" office:value-type="float"/>
        </table:table-row>
        <table:table-row table:style-name="ro1">
          <table:table-cell office:value-type="string">
            <text:p>c7552/c7552.lp.2.5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439847.0"/>
          <table:table-cell office:value-type="float" office:value="1.0"/>
          <table:table-cell office:value-type="float" office:value="8.0"/>
          <table:table-cell office:value-type="float" office:value="217632.0"/>
          <table:table-cell office:value-type="float" office:value="648447851.0"/>
          <table:table-cell office:value-type="float" office:value="648447841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3])" office:value-type="float"/>
          <table:table-cell table:formula="of:=MIN([.$C653])" office:value-type="float"/>
          <table:table-cell table:formula="of:=MIN([.$D653])" office:value-type="float"/>
          <table:table-cell table:formula="of:=MIN([.$E653])" office:value-type="float"/>
          <table:table-cell table:formula="of:=MIN([.$F653])" office:value-type="float"/>
          <table:table-cell table:formula="of:=MIN([.$G653])" office:value-type="float"/>
          <table:table-cell table:formula="of:=MIN([.$H653])" office:value-type="float"/>
          <table:table-cell table:formula="of:=MIN([.$I653])" office:value-type="float"/>
          <table:table-cell table:formula="of:=MIN([.$J653])" office:value-type="float"/>
          <table:table-cell table:formula="of:=MIN([.$K653])" office:value-type="float"/>
          <table:table-cell table:formula="of:=MIN([.$L653])" office:value-type="float"/>
          <table:table-cell table:formula="of:=MIN([.$M653])" office:value-type="float"/>
          <table:table-cell table:formula="of:=MIN([.$N653])" office:value-type="float"/>
          <table:table-cell table:formula="of:=MEDIAN([.$B653])" office:value-type="float"/>
          <table:table-cell table:formula="of:=MEDIAN([.$C653])" office:value-type="float"/>
          <table:table-cell table:formula="of:=MEDIAN([.$D653])" office:value-type="float"/>
          <table:table-cell table:formula="of:=MEDIAN([.$E653])" office:value-type="float"/>
          <table:table-cell table:formula="of:=MEDIAN([.$F653])" office:value-type="float"/>
          <table:table-cell table:formula="of:=MEDIAN([.$G653])" office:value-type="float"/>
          <table:table-cell table:formula="of:=MEDIAN([.$H653])" office:value-type="float"/>
          <table:table-cell table:formula="of:=MEDIAN([.$I653])" office:value-type="float"/>
          <table:table-cell table:formula="of:=MEDIAN([.$J653])" office:value-type="float"/>
          <table:table-cell table:formula="of:=MEDIAN([.$K653])" office:value-type="float"/>
          <table:table-cell table:formula="of:=MEDIAN([.$L653])" office:value-type="float"/>
          <table:table-cell table:formula="of:=MEDIAN([.$M653])" office:value-type="float"/>
          <table:table-cell table:formula="of:=MEDIAN([.$N653])" office:value-type="float"/>
          <table:table-cell table:formula="of:=MAX([.$B653])" office:value-type="float"/>
          <table:table-cell table:formula="of:=MAX([.$C653])" office:value-type="float"/>
          <table:table-cell table:formula="of:=MAX([.$D653])" office:value-type="float"/>
          <table:table-cell table:formula="of:=MAX([.$E653])" office:value-type="float"/>
          <table:table-cell table:formula="of:=MAX([.$F653])" office:value-type="float"/>
          <table:table-cell table:formula="of:=MAX([.$G653])" office:value-type="float"/>
          <table:table-cell table:formula="of:=MAX([.$H653])" office:value-type="float"/>
          <table:table-cell table:formula="of:=MAX([.$I653])" office:value-type="float"/>
          <table:table-cell table:formula="of:=MAX([.$J653])" office:value-type="float"/>
          <table:table-cell table:formula="of:=MAX([.$K653])" office:value-type="float"/>
          <table:table-cell table:formula="of:=MAX([.$L653])" office:value-type="float"/>
          <table:table-cell table:formula="of:=MAX([.$M653])" office:value-type="float"/>
          <table:table-cell table:formula="of:=MAX([.$N653])" office:value-type="float"/>
        </table:table-row>
        <table:table-row table:style-name="ro1">
          <table:table-cell office:value-type="string">
            <text:p>c7552/c7552.lp.2.6</text:p>
          </table:table-cell>
          <table:table-cell office:value-type="float" office:value="600.0"/>
          <table:table-cell office:value-type="float" office:value="600.026"/>
          <table:table-cell office:value-type="float" office:value="599.95"/>
          <table:table-cell office:value-type="float" office:value="540203.0"/>
          <table:table-cell office:value-type="float" office:value="1.0"/>
          <table:table-cell office:value-type="float" office:value="7.0"/>
          <table:table-cell office:value-type="float" office:value="209517.0"/>
          <table:table-cell office:value-type="float" office:value="716371895.0"/>
          <table:table-cell office:value-type="float" office:value="716371861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4])" office:value-type="float"/>
          <table:table-cell table:formula="of:=MIN([.$C654])" office:value-type="float"/>
          <table:table-cell table:formula="of:=MIN([.$D654])" office:value-type="float"/>
          <table:table-cell table:formula="of:=MIN([.$E654])" office:value-type="float"/>
          <table:table-cell table:formula="of:=MIN([.$F654])" office:value-type="float"/>
          <table:table-cell table:formula="of:=MIN([.$G654])" office:value-type="float"/>
          <table:table-cell table:formula="of:=MIN([.$H654])" office:value-type="float"/>
          <table:table-cell table:formula="of:=MIN([.$I654])" office:value-type="float"/>
          <table:table-cell table:formula="of:=MIN([.$J654])" office:value-type="float"/>
          <table:table-cell table:formula="of:=MIN([.$K654])" office:value-type="float"/>
          <table:table-cell table:formula="of:=MIN([.$L654])" office:value-type="float"/>
          <table:table-cell table:formula="of:=MIN([.$M654])" office:value-type="float"/>
          <table:table-cell table:formula="of:=MIN([.$N654])" office:value-type="float"/>
          <table:table-cell table:formula="of:=MEDIAN([.$B654])" office:value-type="float"/>
          <table:table-cell table:formula="of:=MEDIAN([.$C654])" office:value-type="float"/>
          <table:table-cell table:formula="of:=MEDIAN([.$D654])" office:value-type="float"/>
          <table:table-cell table:formula="of:=MEDIAN([.$E654])" office:value-type="float"/>
          <table:table-cell table:formula="of:=MEDIAN([.$F654])" office:value-type="float"/>
          <table:table-cell table:formula="of:=MEDIAN([.$G654])" office:value-type="float"/>
          <table:table-cell table:formula="of:=MEDIAN([.$H654])" office:value-type="float"/>
          <table:table-cell table:formula="of:=MEDIAN([.$I654])" office:value-type="float"/>
          <table:table-cell table:formula="of:=MEDIAN([.$J654])" office:value-type="float"/>
          <table:table-cell table:formula="of:=MEDIAN([.$K654])" office:value-type="float"/>
          <table:table-cell table:formula="of:=MEDIAN([.$L654])" office:value-type="float"/>
          <table:table-cell table:formula="of:=MEDIAN([.$M654])" office:value-type="float"/>
          <table:table-cell table:formula="of:=MEDIAN([.$N654])" office:value-type="float"/>
          <table:table-cell table:formula="of:=MAX([.$B654])" office:value-type="float"/>
          <table:table-cell table:formula="of:=MAX([.$C654])" office:value-type="float"/>
          <table:table-cell table:formula="of:=MAX([.$D654])" office:value-type="float"/>
          <table:table-cell table:formula="of:=MAX([.$E654])" office:value-type="float"/>
          <table:table-cell table:formula="of:=MAX([.$F654])" office:value-type="float"/>
          <table:table-cell table:formula="of:=MAX([.$G654])" office:value-type="float"/>
          <table:table-cell table:formula="of:=MAX([.$H654])" office:value-type="float"/>
          <table:table-cell table:formula="of:=MAX([.$I654])" office:value-type="float"/>
          <table:table-cell table:formula="of:=MAX([.$J654])" office:value-type="float"/>
          <table:table-cell table:formula="of:=MAX([.$K654])" office:value-type="float"/>
          <table:table-cell table:formula="of:=MAX([.$L654])" office:value-type="float"/>
          <table:table-cell table:formula="of:=MAX([.$M654])" office:value-type="float"/>
          <table:table-cell table:formula="of:=MAX([.$N654])" office:value-type="float"/>
        </table:table-row>
        <table:table-row table:style-name="ro1">
          <table:table-cell office:value-type="string">
            <text:p>c7552/c7552.lp.2.7</text:p>
          </table:table-cell>
          <table:table-cell office:value-type="float" office:value="600.0"/>
          <table:table-cell office:value-type="float" office:value="600.019"/>
          <table:table-cell office:value-type="float" office:value="599.94"/>
          <table:table-cell office:value-type="float" office:value="474329.0"/>
          <table:table-cell office:value-type="float" office:value="1.0"/>
          <table:table-cell office:value-type="float" office:value="9.0"/>
          <table:table-cell office:value-type="float" office:value="301708.0"/>
          <table:table-cell office:value-type="float" office:value="659487136.0"/>
          <table:table-cell office:value-type="float" office:value="659486359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5])" office:value-type="float"/>
          <table:table-cell table:formula="of:=MIN([.$C655])" office:value-type="float"/>
          <table:table-cell table:formula="of:=MIN([.$D655])" office:value-type="float"/>
          <table:table-cell table:formula="of:=MIN([.$E655])" office:value-type="float"/>
          <table:table-cell table:formula="of:=MIN([.$F655])" office:value-type="float"/>
          <table:table-cell table:formula="of:=MIN([.$G655])" office:value-type="float"/>
          <table:table-cell table:formula="of:=MIN([.$H655])" office:value-type="float"/>
          <table:table-cell table:formula="of:=MIN([.$I655])" office:value-type="float"/>
          <table:table-cell table:formula="of:=MIN([.$J655])" office:value-type="float"/>
          <table:table-cell table:formula="of:=MIN([.$K655])" office:value-type="float"/>
          <table:table-cell table:formula="of:=MIN([.$L655])" office:value-type="float"/>
          <table:table-cell table:formula="of:=MIN([.$M655])" office:value-type="float"/>
          <table:table-cell table:formula="of:=MIN([.$N655])" office:value-type="float"/>
          <table:table-cell table:formula="of:=MEDIAN([.$B655])" office:value-type="float"/>
          <table:table-cell table:formula="of:=MEDIAN([.$C655])" office:value-type="float"/>
          <table:table-cell table:formula="of:=MEDIAN([.$D655])" office:value-type="float"/>
          <table:table-cell table:formula="of:=MEDIAN([.$E655])" office:value-type="float"/>
          <table:table-cell table:formula="of:=MEDIAN([.$F655])" office:value-type="float"/>
          <table:table-cell table:formula="of:=MEDIAN([.$G655])" office:value-type="float"/>
          <table:table-cell table:formula="of:=MEDIAN([.$H655])" office:value-type="float"/>
          <table:table-cell table:formula="of:=MEDIAN([.$I655])" office:value-type="float"/>
          <table:table-cell table:formula="of:=MEDIAN([.$J655])" office:value-type="float"/>
          <table:table-cell table:formula="of:=MEDIAN([.$K655])" office:value-type="float"/>
          <table:table-cell table:formula="of:=MEDIAN([.$L655])" office:value-type="float"/>
          <table:table-cell table:formula="of:=MEDIAN([.$M655])" office:value-type="float"/>
          <table:table-cell table:formula="of:=MEDIAN([.$N655])" office:value-type="float"/>
          <table:table-cell table:formula="of:=MAX([.$B655])" office:value-type="float"/>
          <table:table-cell table:formula="of:=MAX([.$C655])" office:value-type="float"/>
          <table:table-cell table:formula="of:=MAX([.$D655])" office:value-type="float"/>
          <table:table-cell table:formula="of:=MAX([.$E655])" office:value-type="float"/>
          <table:table-cell table:formula="of:=MAX([.$F655])" office:value-type="float"/>
          <table:table-cell table:formula="of:=MAX([.$G655])" office:value-type="float"/>
          <table:table-cell table:formula="of:=MAX([.$H655])" office:value-type="float"/>
          <table:table-cell table:formula="of:=MAX([.$I655])" office:value-type="float"/>
          <table:table-cell table:formula="of:=MAX([.$J655])" office:value-type="float"/>
          <table:table-cell table:formula="of:=MAX([.$K655])" office:value-type="float"/>
          <table:table-cell table:formula="of:=MAX([.$L655])" office:value-type="float"/>
          <table:table-cell table:formula="of:=MAX([.$M655])" office:value-type="float"/>
          <table:table-cell table:formula="of:=MAX([.$N655])" office:value-type="float"/>
        </table:table-row>
        <table:table-row table:style-name="ro1">
          <table:table-cell office:value-type="string">
            <text:p>c7552/c7552.lp.2.8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59078.0"/>
          <table:table-cell office:value-type="float" office:value="1.0"/>
          <table:table-cell office:value-type="float" office:value="7.0"/>
          <table:table-cell office:value-type="float" office:value="303768.0"/>
          <table:table-cell office:value-type="float" office:value="648291057.0"/>
          <table:table-cell office:value-type="float" office:value="648291044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6])" office:value-type="float"/>
          <table:table-cell table:formula="of:=MIN([.$C656])" office:value-type="float"/>
          <table:table-cell table:formula="of:=MIN([.$D656])" office:value-type="float"/>
          <table:table-cell table:formula="of:=MIN([.$E656])" office:value-type="float"/>
          <table:table-cell table:formula="of:=MIN([.$F656])" office:value-type="float"/>
          <table:table-cell table:formula="of:=MIN([.$G656])" office:value-type="float"/>
          <table:table-cell table:formula="of:=MIN([.$H656])" office:value-type="float"/>
          <table:table-cell table:formula="of:=MIN([.$I656])" office:value-type="float"/>
          <table:table-cell table:formula="of:=MIN([.$J656])" office:value-type="float"/>
          <table:table-cell table:formula="of:=MIN([.$K656])" office:value-type="float"/>
          <table:table-cell table:formula="of:=MIN([.$L656])" office:value-type="float"/>
          <table:table-cell table:formula="of:=MIN([.$M656])" office:value-type="float"/>
          <table:table-cell table:formula="of:=MIN([.$N656])" office:value-type="float"/>
          <table:table-cell table:formula="of:=MEDIAN([.$B656])" office:value-type="float"/>
          <table:table-cell table:formula="of:=MEDIAN([.$C656])" office:value-type="float"/>
          <table:table-cell table:formula="of:=MEDIAN([.$D656])" office:value-type="float"/>
          <table:table-cell table:formula="of:=MEDIAN([.$E656])" office:value-type="float"/>
          <table:table-cell table:formula="of:=MEDIAN([.$F656])" office:value-type="float"/>
          <table:table-cell table:formula="of:=MEDIAN([.$G656])" office:value-type="float"/>
          <table:table-cell table:formula="of:=MEDIAN([.$H656])" office:value-type="float"/>
          <table:table-cell table:formula="of:=MEDIAN([.$I656])" office:value-type="float"/>
          <table:table-cell table:formula="of:=MEDIAN([.$J656])" office:value-type="float"/>
          <table:table-cell table:formula="of:=MEDIAN([.$K656])" office:value-type="float"/>
          <table:table-cell table:formula="of:=MEDIAN([.$L656])" office:value-type="float"/>
          <table:table-cell table:formula="of:=MEDIAN([.$M656])" office:value-type="float"/>
          <table:table-cell table:formula="of:=MEDIAN([.$N656])" office:value-type="float"/>
          <table:table-cell table:formula="of:=MAX([.$B656])" office:value-type="float"/>
          <table:table-cell table:formula="of:=MAX([.$C656])" office:value-type="float"/>
          <table:table-cell table:formula="of:=MAX([.$D656])" office:value-type="float"/>
          <table:table-cell table:formula="of:=MAX([.$E656])" office:value-type="float"/>
          <table:table-cell table:formula="of:=MAX([.$F656])" office:value-type="float"/>
          <table:table-cell table:formula="of:=MAX([.$G656])" office:value-type="float"/>
          <table:table-cell table:formula="of:=MAX([.$H656])" office:value-type="float"/>
          <table:table-cell table:formula="of:=MAX([.$I656])" office:value-type="float"/>
          <table:table-cell table:formula="of:=MAX([.$J656])" office:value-type="float"/>
          <table:table-cell table:formula="of:=MAX([.$K656])" office:value-type="float"/>
          <table:table-cell table:formula="of:=MAX([.$L656])" office:value-type="float"/>
          <table:table-cell table:formula="of:=MAX([.$M656])" office:value-type="float"/>
          <table:table-cell table:formula="of:=MAX([.$N656])" office:value-type="float"/>
        </table:table-row>
        <table:table-row table:style-name="ro1">
          <table:table-cell office:value-type="string">
            <text:p>c7552/c7552.lp.3.1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93857.0"/>
          <table:table-cell office:value-type="float" office:value="1.0"/>
          <table:table-cell office:value-type="float" office:value="7.0"/>
          <table:table-cell office:value-type="float" office:value="157488.0"/>
          <table:table-cell office:value-type="float" office:value="637338475.0"/>
          <table:table-cell office:value-type="float" office:value="637338371.0"/>
          <table:table-cell office:value-type="float" office:value="16209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7])" office:value-type="float"/>
          <table:table-cell table:formula="of:=MIN([.$C657])" office:value-type="float"/>
          <table:table-cell table:formula="of:=MIN([.$D657])" office:value-type="float"/>
          <table:table-cell table:formula="of:=MIN([.$E657])" office:value-type="float"/>
          <table:table-cell table:formula="of:=MIN([.$F657])" office:value-type="float"/>
          <table:table-cell table:formula="of:=MIN([.$G657])" office:value-type="float"/>
          <table:table-cell table:formula="of:=MIN([.$H657])" office:value-type="float"/>
          <table:table-cell table:formula="of:=MIN([.$I657])" office:value-type="float"/>
          <table:table-cell table:formula="of:=MIN([.$J657])" office:value-type="float"/>
          <table:table-cell table:formula="of:=MIN([.$K657])" office:value-type="float"/>
          <table:table-cell table:formula="of:=MIN([.$L657])" office:value-type="float"/>
          <table:table-cell table:formula="of:=MIN([.$M657])" office:value-type="float"/>
          <table:table-cell table:formula="of:=MIN([.$N657])" office:value-type="float"/>
          <table:table-cell table:formula="of:=MEDIAN([.$B657])" office:value-type="float"/>
          <table:table-cell table:formula="of:=MEDIAN([.$C657])" office:value-type="float"/>
          <table:table-cell table:formula="of:=MEDIAN([.$D657])" office:value-type="float"/>
          <table:table-cell table:formula="of:=MEDIAN([.$E657])" office:value-type="float"/>
          <table:table-cell table:formula="of:=MEDIAN([.$F657])" office:value-type="float"/>
          <table:table-cell table:formula="of:=MEDIAN([.$G657])" office:value-type="float"/>
          <table:table-cell table:formula="of:=MEDIAN([.$H657])" office:value-type="float"/>
          <table:table-cell table:formula="of:=MEDIAN([.$I657])" office:value-type="float"/>
          <table:table-cell table:formula="of:=MEDIAN([.$J657])" office:value-type="float"/>
          <table:table-cell table:formula="of:=MEDIAN([.$K657])" office:value-type="float"/>
          <table:table-cell table:formula="of:=MEDIAN([.$L657])" office:value-type="float"/>
          <table:table-cell table:formula="of:=MEDIAN([.$M657])" office:value-type="float"/>
          <table:table-cell table:formula="of:=MEDIAN([.$N657])" office:value-type="float"/>
          <table:table-cell table:formula="of:=MAX([.$B657])" office:value-type="float"/>
          <table:table-cell table:formula="of:=MAX([.$C657])" office:value-type="float"/>
          <table:table-cell table:formula="of:=MAX([.$D657])" office:value-type="float"/>
          <table:table-cell table:formula="of:=MAX([.$E657])" office:value-type="float"/>
          <table:table-cell table:formula="of:=MAX([.$F657])" office:value-type="float"/>
          <table:table-cell table:formula="of:=MAX([.$G657])" office:value-type="float"/>
          <table:table-cell table:formula="of:=MAX([.$H657])" office:value-type="float"/>
          <table:table-cell table:formula="of:=MAX([.$I657])" office:value-type="float"/>
          <table:table-cell table:formula="of:=MAX([.$J657])" office:value-type="float"/>
          <table:table-cell table:formula="of:=MAX([.$K657])" office:value-type="float"/>
          <table:table-cell table:formula="of:=MAX([.$L657])" office:value-type="float"/>
          <table:table-cell table:formula="of:=MAX([.$M657])" office:value-type="float"/>
          <table:table-cell table:formula="of:=MAX([.$N657])" office:value-type="float"/>
        </table:table-row>
        <table:table-row table:style-name="ro1">
          <table:table-cell office:value-type="string">
            <text:p>c7552/c7552.lp.3.2</text:p>
          </table:table-cell>
          <table:table-cell office:value-type="float" office:value="600.0"/>
          <table:table-cell office:value-type="float" office:value="600.018"/>
          <table:table-cell office:value-type="float" office:value="599.94"/>
          <table:table-cell office:value-type="float" office:value="600063.0"/>
          <table:table-cell office:value-type="float" office:value="1.0"/>
          <table:table-cell office:value-type="float" office:value="9.0"/>
          <table:table-cell office:value-type="float" office:value="319369.0"/>
          <table:table-cell office:value-type="float" office:value="632124210.0"/>
          <table:table-cell office:value-type="float" office:value="632123985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8])" office:value-type="float"/>
          <table:table-cell table:formula="of:=MIN([.$C658])" office:value-type="float"/>
          <table:table-cell table:formula="of:=MIN([.$D658])" office:value-type="float"/>
          <table:table-cell table:formula="of:=MIN([.$E658])" office:value-type="float"/>
          <table:table-cell table:formula="of:=MIN([.$F658])" office:value-type="float"/>
          <table:table-cell table:formula="of:=MIN([.$G658])" office:value-type="float"/>
          <table:table-cell table:formula="of:=MIN([.$H658])" office:value-type="float"/>
          <table:table-cell table:formula="of:=MIN([.$I658])" office:value-type="float"/>
          <table:table-cell table:formula="of:=MIN([.$J658])" office:value-type="float"/>
          <table:table-cell table:formula="of:=MIN([.$K658])" office:value-type="float"/>
          <table:table-cell table:formula="of:=MIN([.$L658])" office:value-type="float"/>
          <table:table-cell table:formula="of:=MIN([.$M658])" office:value-type="float"/>
          <table:table-cell table:formula="of:=MIN([.$N658])" office:value-type="float"/>
          <table:table-cell table:formula="of:=MEDIAN([.$B658])" office:value-type="float"/>
          <table:table-cell table:formula="of:=MEDIAN([.$C658])" office:value-type="float"/>
          <table:table-cell table:formula="of:=MEDIAN([.$D658])" office:value-type="float"/>
          <table:table-cell table:formula="of:=MEDIAN([.$E658])" office:value-type="float"/>
          <table:table-cell table:formula="of:=MEDIAN([.$F658])" office:value-type="float"/>
          <table:table-cell table:formula="of:=MEDIAN([.$G658])" office:value-type="float"/>
          <table:table-cell table:formula="of:=MEDIAN([.$H658])" office:value-type="float"/>
          <table:table-cell table:formula="of:=MEDIAN([.$I658])" office:value-type="float"/>
          <table:table-cell table:formula="of:=MEDIAN([.$J658])" office:value-type="float"/>
          <table:table-cell table:formula="of:=MEDIAN([.$K658])" office:value-type="float"/>
          <table:table-cell table:formula="of:=MEDIAN([.$L658])" office:value-type="float"/>
          <table:table-cell table:formula="of:=MEDIAN([.$M658])" office:value-type="float"/>
          <table:table-cell table:formula="of:=MEDIAN([.$N658])" office:value-type="float"/>
          <table:table-cell table:formula="of:=MAX([.$B658])" office:value-type="float"/>
          <table:table-cell table:formula="of:=MAX([.$C658])" office:value-type="float"/>
          <table:table-cell table:formula="of:=MAX([.$D658])" office:value-type="float"/>
          <table:table-cell table:formula="of:=MAX([.$E658])" office:value-type="float"/>
          <table:table-cell table:formula="of:=MAX([.$F658])" office:value-type="float"/>
          <table:table-cell table:formula="of:=MAX([.$G658])" office:value-type="float"/>
          <table:table-cell table:formula="of:=MAX([.$H658])" office:value-type="float"/>
          <table:table-cell table:formula="of:=MAX([.$I658])" office:value-type="float"/>
          <table:table-cell table:formula="of:=MAX([.$J658])" office:value-type="float"/>
          <table:table-cell table:formula="of:=MAX([.$K658])" office:value-type="float"/>
          <table:table-cell table:formula="of:=MAX([.$L658])" office:value-type="float"/>
          <table:table-cell table:formula="of:=MAX([.$M658])" office:value-type="float"/>
          <table:table-cell table:formula="of:=MAX([.$N658])" office:value-type="float"/>
        </table:table-row>
        <table:table-row table:style-name="ro1">
          <table:table-cell office:value-type="string">
            <text:p>c7552/c7552.lp.3.3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520986.0"/>
          <table:table-cell office:value-type="float" office:value="1.0"/>
          <table:table-cell office:value-type="float" office:value="8.0"/>
          <table:table-cell office:value-type="float" office:value="199862.0"/>
          <table:table-cell office:value-type="float" office:value="649733090.0"/>
          <table:table-cell office:value-type="float" office:value="649732940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9])" office:value-type="float"/>
          <table:table-cell table:formula="of:=MIN([.$C659])" office:value-type="float"/>
          <table:table-cell table:formula="of:=MIN([.$D659])" office:value-type="float"/>
          <table:table-cell table:formula="of:=MIN([.$E659])" office:value-type="float"/>
          <table:table-cell table:formula="of:=MIN([.$F659])" office:value-type="float"/>
          <table:table-cell table:formula="of:=MIN([.$G659])" office:value-type="float"/>
          <table:table-cell table:formula="of:=MIN([.$H659])" office:value-type="float"/>
          <table:table-cell table:formula="of:=MIN([.$I659])" office:value-type="float"/>
          <table:table-cell table:formula="of:=MIN([.$J659])" office:value-type="float"/>
          <table:table-cell table:formula="of:=MIN([.$K659])" office:value-type="float"/>
          <table:table-cell table:formula="of:=MIN([.$L659])" office:value-type="float"/>
          <table:table-cell table:formula="of:=MIN([.$M659])" office:value-type="float"/>
          <table:table-cell table:formula="of:=MIN([.$N659])" office:value-type="float"/>
          <table:table-cell table:formula="of:=MEDIAN([.$B659])" office:value-type="float"/>
          <table:table-cell table:formula="of:=MEDIAN([.$C659])" office:value-type="float"/>
          <table:table-cell table:formula="of:=MEDIAN([.$D659])" office:value-type="float"/>
          <table:table-cell table:formula="of:=MEDIAN([.$E659])" office:value-type="float"/>
          <table:table-cell table:formula="of:=MEDIAN([.$F659])" office:value-type="float"/>
          <table:table-cell table:formula="of:=MEDIAN([.$G659])" office:value-type="float"/>
          <table:table-cell table:formula="of:=MEDIAN([.$H659])" office:value-type="float"/>
          <table:table-cell table:formula="of:=MEDIAN([.$I659])" office:value-type="float"/>
          <table:table-cell table:formula="of:=MEDIAN([.$J659])" office:value-type="float"/>
          <table:table-cell table:formula="of:=MEDIAN([.$K659])" office:value-type="float"/>
          <table:table-cell table:formula="of:=MEDIAN([.$L659])" office:value-type="float"/>
          <table:table-cell table:formula="of:=MEDIAN([.$M659])" office:value-type="float"/>
          <table:table-cell table:formula="of:=MEDIAN([.$N659])" office:value-type="float"/>
          <table:table-cell table:formula="of:=MAX([.$B659])" office:value-type="float"/>
          <table:table-cell table:formula="of:=MAX([.$C659])" office:value-type="float"/>
          <table:table-cell table:formula="of:=MAX([.$D659])" office:value-type="float"/>
          <table:table-cell table:formula="of:=MAX([.$E659])" office:value-type="float"/>
          <table:table-cell table:formula="of:=MAX([.$F659])" office:value-type="float"/>
          <table:table-cell table:formula="of:=MAX([.$G659])" office:value-type="float"/>
          <table:table-cell table:formula="of:=MAX([.$H659])" office:value-type="float"/>
          <table:table-cell table:formula="of:=MAX([.$I659])" office:value-type="float"/>
          <table:table-cell table:formula="of:=MAX([.$J659])" office:value-type="float"/>
          <table:table-cell table:formula="of:=MAX([.$K659])" office:value-type="float"/>
          <table:table-cell table:formula="of:=MAX([.$L659])" office:value-type="float"/>
          <table:table-cell table:formula="of:=MAX([.$M659])" office:value-type="float"/>
          <table:table-cell table:formula="of:=MAX([.$N659])" office:value-type="float"/>
        </table:table-row>
        <table:table-row table:style-name="ro1">
          <table:table-cell office:value-type="string">
            <text:p>c7552/c7552.lp.3.4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581344.0"/>
          <table:table-cell office:value-type="float" office:value="1.0"/>
          <table:table-cell office:value-type="float" office:value="6.0"/>
          <table:table-cell office:value-type="float" office:value="203263.0"/>
          <table:table-cell office:value-type="float" office:value="659103751.0"/>
          <table:table-cell office:value-type="float" office:value="659103736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0])" office:value-type="float"/>
          <table:table-cell table:formula="of:=MIN([.$C660])" office:value-type="float"/>
          <table:table-cell table:formula="of:=MIN([.$D660])" office:value-type="float"/>
          <table:table-cell table:formula="of:=MIN([.$E660])" office:value-type="float"/>
          <table:table-cell table:formula="of:=MIN([.$F660])" office:value-type="float"/>
          <table:table-cell table:formula="of:=MIN([.$G660])" office:value-type="float"/>
          <table:table-cell table:formula="of:=MIN([.$H660])" office:value-type="float"/>
          <table:table-cell table:formula="of:=MIN([.$I660])" office:value-type="float"/>
          <table:table-cell table:formula="of:=MIN([.$J660])" office:value-type="float"/>
          <table:table-cell table:formula="of:=MIN([.$K660])" office:value-type="float"/>
          <table:table-cell table:formula="of:=MIN([.$L660])" office:value-type="float"/>
          <table:table-cell table:formula="of:=MIN([.$M660])" office:value-type="float"/>
          <table:table-cell table:formula="of:=MIN([.$N660])" office:value-type="float"/>
          <table:table-cell table:formula="of:=MEDIAN([.$B660])" office:value-type="float"/>
          <table:table-cell table:formula="of:=MEDIAN([.$C660])" office:value-type="float"/>
          <table:table-cell table:formula="of:=MEDIAN([.$D660])" office:value-type="float"/>
          <table:table-cell table:formula="of:=MEDIAN([.$E660])" office:value-type="float"/>
          <table:table-cell table:formula="of:=MEDIAN([.$F660])" office:value-type="float"/>
          <table:table-cell table:formula="of:=MEDIAN([.$G660])" office:value-type="float"/>
          <table:table-cell table:formula="of:=MEDIAN([.$H660])" office:value-type="float"/>
          <table:table-cell table:formula="of:=MEDIAN([.$I660])" office:value-type="float"/>
          <table:table-cell table:formula="of:=MEDIAN([.$J660])" office:value-type="float"/>
          <table:table-cell table:formula="of:=MEDIAN([.$K660])" office:value-type="float"/>
          <table:table-cell table:formula="of:=MEDIAN([.$L660])" office:value-type="float"/>
          <table:table-cell table:formula="of:=MEDIAN([.$M660])" office:value-type="float"/>
          <table:table-cell table:formula="of:=MEDIAN([.$N660])" office:value-type="float"/>
          <table:table-cell table:formula="of:=MAX([.$B660])" office:value-type="float"/>
          <table:table-cell table:formula="of:=MAX([.$C660])" office:value-type="float"/>
          <table:table-cell table:formula="of:=MAX([.$D660])" office:value-type="float"/>
          <table:table-cell table:formula="of:=MAX([.$E660])" office:value-type="float"/>
          <table:table-cell table:formula="of:=MAX([.$F660])" office:value-type="float"/>
          <table:table-cell table:formula="of:=MAX([.$G660])" office:value-type="float"/>
          <table:table-cell table:formula="of:=MAX([.$H660])" office:value-type="float"/>
          <table:table-cell table:formula="of:=MAX([.$I660])" office:value-type="float"/>
          <table:table-cell table:formula="of:=MAX([.$J660])" office:value-type="float"/>
          <table:table-cell table:formula="of:=MAX([.$K660])" office:value-type="float"/>
          <table:table-cell table:formula="of:=MAX([.$L660])" office:value-type="float"/>
          <table:table-cell table:formula="of:=MAX([.$M660])" office:value-type="float"/>
          <table:table-cell table:formula="of:=MAX([.$N660])" office:value-type="float"/>
        </table:table-row>
        <table:table-row table:style-name="ro1">
          <table:table-cell office:value-type="string">
            <text:p>c7552/c7552.lp.3.5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92477.0"/>
          <table:table-cell office:value-type="float" office:value="1.0"/>
          <table:table-cell office:value-type="float" office:value="8.0"/>
          <table:table-cell office:value-type="float" office:value="256984.0"/>
          <table:table-cell office:value-type="float" office:value="658256499.0"/>
          <table:table-cell office:value-type="float" office:value="658256472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1])" office:value-type="float"/>
          <table:table-cell table:formula="of:=MIN([.$C661])" office:value-type="float"/>
          <table:table-cell table:formula="of:=MIN([.$D661])" office:value-type="float"/>
          <table:table-cell table:formula="of:=MIN([.$E661])" office:value-type="float"/>
          <table:table-cell table:formula="of:=MIN([.$F661])" office:value-type="float"/>
          <table:table-cell table:formula="of:=MIN([.$G661])" office:value-type="float"/>
          <table:table-cell table:formula="of:=MIN([.$H661])" office:value-type="float"/>
          <table:table-cell table:formula="of:=MIN([.$I661])" office:value-type="float"/>
          <table:table-cell table:formula="of:=MIN([.$J661])" office:value-type="float"/>
          <table:table-cell table:formula="of:=MIN([.$K661])" office:value-type="float"/>
          <table:table-cell table:formula="of:=MIN([.$L661])" office:value-type="float"/>
          <table:table-cell table:formula="of:=MIN([.$M661])" office:value-type="float"/>
          <table:table-cell table:formula="of:=MIN([.$N661])" office:value-type="float"/>
          <table:table-cell table:formula="of:=MEDIAN([.$B661])" office:value-type="float"/>
          <table:table-cell table:formula="of:=MEDIAN([.$C661])" office:value-type="float"/>
          <table:table-cell table:formula="of:=MEDIAN([.$D661])" office:value-type="float"/>
          <table:table-cell table:formula="of:=MEDIAN([.$E661])" office:value-type="float"/>
          <table:table-cell table:formula="of:=MEDIAN([.$F661])" office:value-type="float"/>
          <table:table-cell table:formula="of:=MEDIAN([.$G661])" office:value-type="float"/>
          <table:table-cell table:formula="of:=MEDIAN([.$H661])" office:value-type="float"/>
          <table:table-cell table:formula="of:=MEDIAN([.$I661])" office:value-type="float"/>
          <table:table-cell table:formula="of:=MEDIAN([.$J661])" office:value-type="float"/>
          <table:table-cell table:formula="of:=MEDIAN([.$K661])" office:value-type="float"/>
          <table:table-cell table:formula="of:=MEDIAN([.$L661])" office:value-type="float"/>
          <table:table-cell table:formula="of:=MEDIAN([.$M661])" office:value-type="float"/>
          <table:table-cell table:formula="of:=MEDIAN([.$N661])" office:value-type="float"/>
          <table:table-cell table:formula="of:=MAX([.$B661])" office:value-type="float"/>
          <table:table-cell table:formula="of:=MAX([.$C661])" office:value-type="float"/>
          <table:table-cell table:formula="of:=MAX([.$D661])" office:value-type="float"/>
          <table:table-cell table:formula="of:=MAX([.$E661])" office:value-type="float"/>
          <table:table-cell table:formula="of:=MAX([.$F661])" office:value-type="float"/>
          <table:table-cell table:formula="of:=MAX([.$G661])" office:value-type="float"/>
          <table:table-cell table:formula="of:=MAX([.$H661])" office:value-type="float"/>
          <table:table-cell table:formula="of:=MAX([.$I661])" office:value-type="float"/>
          <table:table-cell table:formula="of:=MAX([.$J661])" office:value-type="float"/>
          <table:table-cell table:formula="of:=MAX([.$K661])" office:value-type="float"/>
          <table:table-cell table:formula="of:=MAX([.$L661])" office:value-type="float"/>
          <table:table-cell table:formula="of:=MAX([.$M661])" office:value-type="float"/>
          <table:table-cell table:formula="of:=MAX([.$N661])" office:value-type="float"/>
        </table:table-row>
        <table:table-row table:style-name="ro1">
          <table:table-cell office:value-type="string">
            <text:p>c7552/c7552.lp.3.6</text:p>
          </table:table-cell>
          <table:table-cell office:value-type="float" office:value="600.0"/>
          <table:table-cell office:value-type="float" office:value="600.019"/>
          <table:table-cell office:value-type="float" office:value="599.94"/>
          <table:table-cell office:value-type="float" office:value="582617.0"/>
          <table:table-cell office:value-type="float" office:value="1.0"/>
          <table:table-cell office:value-type="float" office:value="7.0"/>
          <table:table-cell office:value-type="float" office:value="211796.0"/>
          <table:table-cell office:value-type="float" office:value="637365031.0"/>
          <table:table-cell office:value-type="float" office:value="637364979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2])" office:value-type="float"/>
          <table:table-cell table:formula="of:=MIN([.$C662])" office:value-type="float"/>
          <table:table-cell table:formula="of:=MIN([.$D662])" office:value-type="float"/>
          <table:table-cell table:formula="of:=MIN([.$E662])" office:value-type="float"/>
          <table:table-cell table:formula="of:=MIN([.$F662])" office:value-type="float"/>
          <table:table-cell table:formula="of:=MIN([.$G662])" office:value-type="float"/>
          <table:table-cell table:formula="of:=MIN([.$H662])" office:value-type="float"/>
          <table:table-cell table:formula="of:=MIN([.$I662])" office:value-type="float"/>
          <table:table-cell table:formula="of:=MIN([.$J662])" office:value-type="float"/>
          <table:table-cell table:formula="of:=MIN([.$K662])" office:value-type="float"/>
          <table:table-cell table:formula="of:=MIN([.$L662])" office:value-type="float"/>
          <table:table-cell table:formula="of:=MIN([.$M662])" office:value-type="float"/>
          <table:table-cell table:formula="of:=MIN([.$N662])" office:value-type="float"/>
          <table:table-cell table:formula="of:=MEDIAN([.$B662])" office:value-type="float"/>
          <table:table-cell table:formula="of:=MEDIAN([.$C662])" office:value-type="float"/>
          <table:table-cell table:formula="of:=MEDIAN([.$D662])" office:value-type="float"/>
          <table:table-cell table:formula="of:=MEDIAN([.$E662])" office:value-type="float"/>
          <table:table-cell table:formula="of:=MEDIAN([.$F662])" office:value-type="float"/>
          <table:table-cell table:formula="of:=MEDIAN([.$G662])" office:value-type="float"/>
          <table:table-cell table:formula="of:=MEDIAN([.$H662])" office:value-type="float"/>
          <table:table-cell table:formula="of:=MEDIAN([.$I662])" office:value-type="float"/>
          <table:table-cell table:formula="of:=MEDIAN([.$J662])" office:value-type="float"/>
          <table:table-cell table:formula="of:=MEDIAN([.$K662])" office:value-type="float"/>
          <table:table-cell table:formula="of:=MEDIAN([.$L662])" office:value-type="float"/>
          <table:table-cell table:formula="of:=MEDIAN([.$M662])" office:value-type="float"/>
          <table:table-cell table:formula="of:=MEDIAN([.$N662])" office:value-type="float"/>
          <table:table-cell table:formula="of:=MAX([.$B662])" office:value-type="float"/>
          <table:table-cell table:formula="of:=MAX([.$C662])" office:value-type="float"/>
          <table:table-cell table:formula="of:=MAX([.$D662])" office:value-type="float"/>
          <table:table-cell table:formula="of:=MAX([.$E662])" office:value-type="float"/>
          <table:table-cell table:formula="of:=MAX([.$F662])" office:value-type="float"/>
          <table:table-cell table:formula="of:=MAX([.$G662])" office:value-type="float"/>
          <table:table-cell table:formula="of:=MAX([.$H662])" office:value-type="float"/>
          <table:table-cell table:formula="of:=MAX([.$I662])" office:value-type="float"/>
          <table:table-cell table:formula="of:=MAX([.$J662])" office:value-type="float"/>
          <table:table-cell table:formula="of:=MAX([.$K662])" office:value-type="float"/>
          <table:table-cell table:formula="of:=MAX([.$L662])" office:value-type="float"/>
          <table:table-cell table:formula="of:=MAX([.$M662])" office:value-type="float"/>
          <table:table-cell table:formula="of:=MAX([.$N662])" office:value-type="float"/>
        </table:table-row>
        <table:table-row table:style-name="ro1">
          <table:table-cell office:value-type="string">
            <text:p>c7552/c7552.lp.3.7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96711.0"/>
          <table:table-cell office:value-type="float" office:value="1.0"/>
          <table:table-cell office:value-type="float" office:value="8.0"/>
          <table:table-cell office:value-type="float" office:value="250155.0"/>
          <table:table-cell office:value-type="float" office:value="652210994.0"/>
          <table:table-cell office:value-type="float" office:value="652210956.0"/>
          <table:table-cell office:value-type="float" office:value="16204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3])" office:value-type="float"/>
          <table:table-cell table:formula="of:=MIN([.$C663])" office:value-type="float"/>
          <table:table-cell table:formula="of:=MIN([.$D663])" office:value-type="float"/>
          <table:table-cell table:formula="of:=MIN([.$E663])" office:value-type="float"/>
          <table:table-cell table:formula="of:=MIN([.$F663])" office:value-type="float"/>
          <table:table-cell table:formula="of:=MIN([.$G663])" office:value-type="float"/>
          <table:table-cell table:formula="of:=MIN([.$H663])" office:value-type="float"/>
          <table:table-cell table:formula="of:=MIN([.$I663])" office:value-type="float"/>
          <table:table-cell table:formula="of:=MIN([.$J663])" office:value-type="float"/>
          <table:table-cell table:formula="of:=MIN([.$K663])" office:value-type="float"/>
          <table:table-cell table:formula="of:=MIN([.$L663])" office:value-type="float"/>
          <table:table-cell table:formula="of:=MIN([.$M663])" office:value-type="float"/>
          <table:table-cell table:formula="of:=MIN([.$N663])" office:value-type="float"/>
          <table:table-cell table:formula="of:=MEDIAN([.$B663])" office:value-type="float"/>
          <table:table-cell table:formula="of:=MEDIAN([.$C663])" office:value-type="float"/>
          <table:table-cell table:formula="of:=MEDIAN([.$D663])" office:value-type="float"/>
          <table:table-cell table:formula="of:=MEDIAN([.$E663])" office:value-type="float"/>
          <table:table-cell table:formula="of:=MEDIAN([.$F663])" office:value-type="float"/>
          <table:table-cell table:formula="of:=MEDIAN([.$G663])" office:value-type="float"/>
          <table:table-cell table:formula="of:=MEDIAN([.$H663])" office:value-type="float"/>
          <table:table-cell table:formula="of:=MEDIAN([.$I663])" office:value-type="float"/>
          <table:table-cell table:formula="of:=MEDIAN([.$J663])" office:value-type="float"/>
          <table:table-cell table:formula="of:=MEDIAN([.$K663])" office:value-type="float"/>
          <table:table-cell table:formula="of:=MEDIAN([.$L663])" office:value-type="float"/>
          <table:table-cell table:formula="of:=MEDIAN([.$M663])" office:value-type="float"/>
          <table:table-cell table:formula="of:=MEDIAN([.$N663])" office:value-type="float"/>
          <table:table-cell table:formula="of:=MAX([.$B663])" office:value-type="float"/>
          <table:table-cell table:formula="of:=MAX([.$C663])" office:value-type="float"/>
          <table:table-cell table:formula="of:=MAX([.$D663])" office:value-type="float"/>
          <table:table-cell table:formula="of:=MAX([.$E663])" office:value-type="float"/>
          <table:table-cell table:formula="of:=MAX([.$F663])" office:value-type="float"/>
          <table:table-cell table:formula="of:=MAX([.$G663])" office:value-type="float"/>
          <table:table-cell table:formula="of:=MAX([.$H663])" office:value-type="float"/>
          <table:table-cell table:formula="of:=MAX([.$I663])" office:value-type="float"/>
          <table:table-cell table:formula="of:=MAX([.$J663])" office:value-type="float"/>
          <table:table-cell table:formula="of:=MAX([.$K663])" office:value-type="float"/>
          <table:table-cell table:formula="of:=MAX([.$L663])" office:value-type="float"/>
          <table:table-cell table:formula="of:=MAX([.$M663])" office:value-type="float"/>
          <table:table-cell table:formula="of:=MAX([.$N663])" office:value-type="float"/>
        </table:table-row>
        <table:table-row table:style-name="ro1">
          <table:table-cell office:value-type="string">
            <text:p>c7552/c7552.lp.3.8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55272.0"/>
          <table:table-cell office:value-type="float" office:value="1.0"/>
          <table:table-cell office:value-type="float" office:value="8.0"/>
          <table:table-cell office:value-type="float" office:value="238494.0"/>
          <table:table-cell office:value-type="float" office:value="621995487.0"/>
          <table:table-cell office:value-type="float" office:value="621995440.0"/>
          <table:table-cell office:value-type="float" office:value="16206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4])" office:value-type="float"/>
          <table:table-cell table:formula="of:=MIN([.$C664])" office:value-type="float"/>
          <table:table-cell table:formula="of:=MIN([.$D664])" office:value-type="float"/>
          <table:table-cell table:formula="of:=MIN([.$E664])" office:value-type="float"/>
          <table:table-cell table:formula="of:=MIN([.$F664])" office:value-type="float"/>
          <table:table-cell table:formula="of:=MIN([.$G664])" office:value-type="float"/>
          <table:table-cell table:formula="of:=MIN([.$H664])" office:value-type="float"/>
          <table:table-cell table:formula="of:=MIN([.$I664])" office:value-type="float"/>
          <table:table-cell table:formula="of:=MIN([.$J664])" office:value-type="float"/>
          <table:table-cell table:formula="of:=MIN([.$K664])" office:value-type="float"/>
          <table:table-cell table:formula="of:=MIN([.$L664])" office:value-type="float"/>
          <table:table-cell table:formula="of:=MIN([.$M664])" office:value-type="float"/>
          <table:table-cell table:formula="of:=MIN([.$N664])" office:value-type="float"/>
          <table:table-cell table:formula="of:=MEDIAN([.$B664])" office:value-type="float"/>
          <table:table-cell table:formula="of:=MEDIAN([.$C664])" office:value-type="float"/>
          <table:table-cell table:formula="of:=MEDIAN([.$D664])" office:value-type="float"/>
          <table:table-cell table:formula="of:=MEDIAN([.$E664])" office:value-type="float"/>
          <table:table-cell table:formula="of:=MEDIAN([.$F664])" office:value-type="float"/>
          <table:table-cell table:formula="of:=MEDIAN([.$G664])" office:value-type="float"/>
          <table:table-cell table:formula="of:=MEDIAN([.$H664])" office:value-type="float"/>
          <table:table-cell table:formula="of:=MEDIAN([.$I664])" office:value-type="float"/>
          <table:table-cell table:formula="of:=MEDIAN([.$J664])" office:value-type="float"/>
          <table:table-cell table:formula="of:=MEDIAN([.$K664])" office:value-type="float"/>
          <table:table-cell table:formula="of:=MEDIAN([.$L664])" office:value-type="float"/>
          <table:table-cell table:formula="of:=MEDIAN([.$M664])" office:value-type="float"/>
          <table:table-cell table:formula="of:=MEDIAN([.$N664])" office:value-type="float"/>
          <table:table-cell table:formula="of:=MAX([.$B664])" office:value-type="float"/>
          <table:table-cell table:formula="of:=MAX([.$C664])" office:value-type="float"/>
          <table:table-cell table:formula="of:=MAX([.$D664])" office:value-type="float"/>
          <table:table-cell table:formula="of:=MAX([.$E664])" office:value-type="float"/>
          <table:table-cell table:formula="of:=MAX([.$F664])" office:value-type="float"/>
          <table:table-cell table:formula="of:=MAX([.$G664])" office:value-type="float"/>
          <table:table-cell table:formula="of:=MAX([.$H664])" office:value-type="float"/>
          <table:table-cell table:formula="of:=MAX([.$I664])" office:value-type="float"/>
          <table:table-cell table:formula="of:=MAX([.$J664])" office:value-type="float"/>
          <table:table-cell table:formula="of:=MAX([.$K664])" office:value-type="float"/>
          <table:table-cell table:formula="of:=MAX([.$L664])" office:value-type="float"/>
          <table:table-cell table:formula="of:=MAX([.$M664])" office:value-type="float"/>
          <table:table-cell table:formula="of:=MAX([.$N664])" office:value-type="float"/>
        </table:table-row>
        <table:table-row table:style-name="ro1">
          <table:table-cell office:value-type="string">
            <text:p>c7552/c7552.lp.4.1</text:p>
          </table:table-cell>
          <table:table-cell office:value-type="float" office:value="0.078426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5])" office:value-type="float"/>
          <table:table-cell table:formula="of:=MIN([.$C665])" office:value-type="float"/>
          <table:table-cell table:formula="of:=MIN([.$D665])" office:value-type="float"/>
          <table:table-cell table:formula="of:=MIN([.$E665])" office:value-type="float"/>
          <table:table-cell table:formula="of:=MIN([.$F665])" office:value-type="float"/>
          <table:table-cell table:formula="of:=MIN([.$G665])" office:value-type="float"/>
          <table:table-cell table:formula="of:=MIN([.$H665])" office:value-type="float"/>
          <table:table-cell table:formula="of:=MIN([.$I665])" office:value-type="float"/>
          <table:table-cell table:formula="of:=MIN([.$J665])" office:value-type="float"/>
          <table:table-cell table:formula="of:=MIN([.$K665])" office:value-type="float"/>
          <table:table-cell table:formula="of:=MIN([.$L665])" office:value-type="float"/>
          <table:table-cell table:formula="of:=MIN([.$M665])" office:value-type="float"/>
          <table:table-cell table:formula="of:=MIN([.$N665])" office:value-type="float"/>
          <table:table-cell table:formula="of:=MEDIAN([.$B665])" office:value-type="float"/>
          <table:table-cell table:formula="of:=MEDIAN([.$C665])" office:value-type="float"/>
          <table:table-cell table:formula="of:=MEDIAN([.$D665])" office:value-type="float"/>
          <table:table-cell table:formula="of:=MEDIAN([.$E665])" office:value-type="float"/>
          <table:table-cell table:formula="of:=MEDIAN([.$F665])" office:value-type="float"/>
          <table:table-cell table:formula="of:=MEDIAN([.$G665])" office:value-type="float"/>
          <table:table-cell table:formula="of:=MEDIAN([.$H665])" office:value-type="float"/>
          <table:table-cell table:formula="of:=MEDIAN([.$I665])" office:value-type="float"/>
          <table:table-cell table:formula="of:=MEDIAN([.$J665])" office:value-type="float"/>
          <table:table-cell table:formula="of:=MEDIAN([.$K665])" office:value-type="float"/>
          <table:table-cell table:formula="of:=MEDIAN([.$L665])" office:value-type="float"/>
          <table:table-cell table:formula="of:=MEDIAN([.$M665])" office:value-type="float"/>
          <table:table-cell table:formula="of:=MEDIAN([.$N665])" office:value-type="float"/>
          <table:table-cell table:formula="of:=MAX([.$B665])" office:value-type="float"/>
          <table:table-cell table:formula="of:=MAX([.$C665])" office:value-type="float"/>
          <table:table-cell table:formula="of:=MAX([.$D665])" office:value-type="float"/>
          <table:table-cell table:formula="of:=MAX([.$E665])" office:value-type="float"/>
          <table:table-cell table:formula="of:=MAX([.$F665])" office:value-type="float"/>
          <table:table-cell table:formula="of:=MAX([.$G665])" office:value-type="float"/>
          <table:table-cell table:formula="of:=MAX([.$H665])" office:value-type="float"/>
          <table:table-cell table:formula="of:=MAX([.$I665])" office:value-type="float"/>
          <table:table-cell table:formula="of:=MAX([.$J665])" office:value-type="float"/>
          <table:table-cell table:formula="of:=MAX([.$K665])" office:value-type="float"/>
          <table:table-cell table:formula="of:=MAX([.$L665])" office:value-type="float"/>
          <table:table-cell table:formula="of:=MAX([.$M665])" office:value-type="float"/>
          <table:table-cell table:formula="of:=MAX([.$N665])" office:value-type="float"/>
        </table:table-row>
        <table:table-row table:style-name="ro1">
          <table:table-cell office:value-type="string">
            <text:p>c7552/c7552.lp.4.2</text:p>
          </table:table-cell>
          <table:table-cell office:value-type="float" office:value="0.076863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0.0"/>
          <table:table-cell office:value-type="float" office:value="3510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6])" office:value-type="float"/>
          <table:table-cell table:formula="of:=MIN([.$C666])" office:value-type="float"/>
          <table:table-cell table:formula="of:=MIN([.$D666])" office:value-type="float"/>
          <table:table-cell table:formula="of:=MIN([.$E666])" office:value-type="float"/>
          <table:table-cell table:formula="of:=MIN([.$F666])" office:value-type="float"/>
          <table:table-cell table:formula="of:=MIN([.$G666])" office:value-type="float"/>
          <table:table-cell table:formula="of:=MIN([.$H666])" office:value-type="float"/>
          <table:table-cell table:formula="of:=MIN([.$I666])" office:value-type="float"/>
          <table:table-cell table:formula="of:=MIN([.$J666])" office:value-type="float"/>
          <table:table-cell table:formula="of:=MIN([.$K666])" office:value-type="float"/>
          <table:table-cell table:formula="of:=MIN([.$L666])" office:value-type="float"/>
          <table:table-cell table:formula="of:=MIN([.$M666])" office:value-type="float"/>
          <table:table-cell table:formula="of:=MIN([.$N666])" office:value-type="float"/>
          <table:table-cell table:formula="of:=MEDIAN([.$B666])" office:value-type="float"/>
          <table:table-cell table:formula="of:=MEDIAN([.$C666])" office:value-type="float"/>
          <table:table-cell table:formula="of:=MEDIAN([.$D666])" office:value-type="float"/>
          <table:table-cell table:formula="of:=MEDIAN([.$E666])" office:value-type="float"/>
          <table:table-cell table:formula="of:=MEDIAN([.$F666])" office:value-type="float"/>
          <table:table-cell table:formula="of:=MEDIAN([.$G666])" office:value-type="float"/>
          <table:table-cell table:formula="of:=MEDIAN([.$H666])" office:value-type="float"/>
          <table:table-cell table:formula="of:=MEDIAN([.$I666])" office:value-type="float"/>
          <table:table-cell table:formula="of:=MEDIAN([.$J666])" office:value-type="float"/>
          <table:table-cell table:formula="of:=MEDIAN([.$K666])" office:value-type="float"/>
          <table:table-cell table:formula="of:=MEDIAN([.$L666])" office:value-type="float"/>
          <table:table-cell table:formula="of:=MEDIAN([.$M666])" office:value-type="float"/>
          <table:table-cell table:formula="of:=MEDIAN([.$N666])" office:value-type="float"/>
          <table:table-cell table:formula="of:=MAX([.$B666])" office:value-type="float"/>
          <table:table-cell table:formula="of:=MAX([.$C666])" office:value-type="float"/>
          <table:table-cell table:formula="of:=MAX([.$D666])" office:value-type="float"/>
          <table:table-cell table:formula="of:=MAX([.$E666])" office:value-type="float"/>
          <table:table-cell table:formula="of:=MAX([.$F666])" office:value-type="float"/>
          <table:table-cell table:formula="of:=MAX([.$G666])" office:value-type="float"/>
          <table:table-cell table:formula="of:=MAX([.$H666])" office:value-type="float"/>
          <table:table-cell table:formula="of:=MAX([.$I666])" office:value-type="float"/>
          <table:table-cell table:formula="of:=MAX([.$J666])" office:value-type="float"/>
          <table:table-cell table:formula="of:=MAX([.$K666])" office:value-type="float"/>
          <table:table-cell table:formula="of:=MAX([.$L666])" office:value-type="float"/>
          <table:table-cell table:formula="of:=MAX([.$M666])" office:value-type="float"/>
          <table:table-cell table:formula="of:=MAX([.$N666])" office:value-type="float"/>
        </table:table-row>
        <table:table-row table:style-name="ro1">
          <table:table-cell office:value-type="string">
            <text:p>c7552/c7552.lp.4.3</text:p>
          </table:table-cell>
          <table:table-cell office:value-type="float" office:value="0.084076"/>
          <table:table-cell office:value-type="float" office:value="0.076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1.0"/>
          <table:table-cell office:value-type="float" office:value="10521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7])" office:value-type="float"/>
          <table:table-cell table:formula="of:=MIN([.$C667])" office:value-type="float"/>
          <table:table-cell table:formula="of:=MIN([.$D667])" office:value-type="float"/>
          <table:table-cell table:formula="of:=MIN([.$E667])" office:value-type="float"/>
          <table:table-cell table:formula="of:=MIN([.$F667])" office:value-type="float"/>
          <table:table-cell table:formula="of:=MIN([.$G667])" office:value-type="float"/>
          <table:table-cell table:formula="of:=MIN([.$H667])" office:value-type="float"/>
          <table:table-cell table:formula="of:=MIN([.$I667])" office:value-type="float"/>
          <table:table-cell table:formula="of:=MIN([.$J667])" office:value-type="float"/>
          <table:table-cell table:formula="of:=MIN([.$K667])" office:value-type="float"/>
          <table:table-cell table:formula="of:=MIN([.$L667])" office:value-type="float"/>
          <table:table-cell table:formula="of:=MIN([.$M667])" office:value-type="float"/>
          <table:table-cell table:formula="of:=MIN([.$N667])" office:value-type="float"/>
          <table:table-cell table:formula="of:=MEDIAN([.$B667])" office:value-type="float"/>
          <table:table-cell table:formula="of:=MEDIAN([.$C667])" office:value-type="float"/>
          <table:table-cell table:formula="of:=MEDIAN([.$D667])" office:value-type="float"/>
          <table:table-cell table:formula="of:=MEDIAN([.$E667])" office:value-type="float"/>
          <table:table-cell table:formula="of:=MEDIAN([.$F667])" office:value-type="float"/>
          <table:table-cell table:formula="of:=MEDIAN([.$G667])" office:value-type="float"/>
          <table:table-cell table:formula="of:=MEDIAN([.$H667])" office:value-type="float"/>
          <table:table-cell table:formula="of:=MEDIAN([.$I667])" office:value-type="float"/>
          <table:table-cell table:formula="of:=MEDIAN([.$J667])" office:value-type="float"/>
          <table:table-cell table:formula="of:=MEDIAN([.$K667])" office:value-type="float"/>
          <table:table-cell table:formula="of:=MEDIAN([.$L667])" office:value-type="float"/>
          <table:table-cell table:formula="of:=MEDIAN([.$M667])" office:value-type="float"/>
          <table:table-cell table:formula="of:=MEDIAN([.$N667])" office:value-type="float"/>
          <table:table-cell table:formula="of:=MAX([.$B667])" office:value-type="float"/>
          <table:table-cell table:formula="of:=MAX([.$C667])" office:value-type="float"/>
          <table:table-cell table:formula="of:=MAX([.$D667])" office:value-type="float"/>
          <table:table-cell table:formula="of:=MAX([.$E667])" office:value-type="float"/>
          <table:table-cell table:formula="of:=MAX([.$F667])" office:value-type="float"/>
          <table:table-cell table:formula="of:=MAX([.$G667])" office:value-type="float"/>
          <table:table-cell table:formula="of:=MAX([.$H667])" office:value-type="float"/>
          <table:table-cell table:formula="of:=MAX([.$I667])" office:value-type="float"/>
          <table:table-cell table:formula="of:=MAX([.$J667])" office:value-type="float"/>
          <table:table-cell table:formula="of:=MAX([.$K667])" office:value-type="float"/>
          <table:table-cell table:formula="of:=MAX([.$L667])" office:value-type="float"/>
          <table:table-cell table:formula="of:=MAX([.$M667])" office:value-type="float"/>
          <table:table-cell table:formula="of:=MAX([.$N667])" office:value-type="float"/>
        </table:table-row>
        <table:table-row table:style-name="ro1">
          <table:table-cell office:value-type="string">
            <text:p>c7552/c7552.lp.4.4</text:p>
          </table:table-cell>
          <table:table-cell office:value-type="float" office:value="0.081791"/>
          <table:table-cell office:value-type="float" office:value="0.073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8.0"/>
          <table:table-cell office:value-type="float" office:value="10518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8])" office:value-type="float"/>
          <table:table-cell table:formula="of:=MIN([.$C668])" office:value-type="float"/>
          <table:table-cell table:formula="of:=MIN([.$D668])" office:value-type="float"/>
          <table:table-cell table:formula="of:=MIN([.$E668])" office:value-type="float"/>
          <table:table-cell table:formula="of:=MIN([.$F668])" office:value-type="float"/>
          <table:table-cell table:formula="of:=MIN([.$G668])" office:value-type="float"/>
          <table:table-cell table:formula="of:=MIN([.$H668])" office:value-type="float"/>
          <table:table-cell table:formula="of:=MIN([.$I668])" office:value-type="float"/>
          <table:table-cell table:formula="of:=MIN([.$J668])" office:value-type="float"/>
          <table:table-cell table:formula="of:=MIN([.$K668])" office:value-type="float"/>
          <table:table-cell table:formula="of:=MIN([.$L668])" office:value-type="float"/>
          <table:table-cell table:formula="of:=MIN([.$M668])" office:value-type="float"/>
          <table:table-cell table:formula="of:=MIN([.$N668])" office:value-type="float"/>
          <table:table-cell table:formula="of:=MEDIAN([.$B668])" office:value-type="float"/>
          <table:table-cell table:formula="of:=MEDIAN([.$C668])" office:value-type="float"/>
          <table:table-cell table:formula="of:=MEDIAN([.$D668])" office:value-type="float"/>
          <table:table-cell table:formula="of:=MEDIAN([.$E668])" office:value-type="float"/>
          <table:table-cell table:formula="of:=MEDIAN([.$F668])" office:value-type="float"/>
          <table:table-cell table:formula="of:=MEDIAN([.$G668])" office:value-type="float"/>
          <table:table-cell table:formula="of:=MEDIAN([.$H668])" office:value-type="float"/>
          <table:table-cell table:formula="of:=MEDIAN([.$I668])" office:value-type="float"/>
          <table:table-cell table:formula="of:=MEDIAN([.$J668])" office:value-type="float"/>
          <table:table-cell table:formula="of:=MEDIAN([.$K668])" office:value-type="float"/>
          <table:table-cell table:formula="of:=MEDIAN([.$L668])" office:value-type="float"/>
          <table:table-cell table:formula="of:=MEDIAN([.$M668])" office:value-type="float"/>
          <table:table-cell table:formula="of:=MEDIAN([.$N668])" office:value-type="float"/>
          <table:table-cell table:formula="of:=MAX([.$B668])" office:value-type="float"/>
          <table:table-cell table:formula="of:=MAX([.$C668])" office:value-type="float"/>
          <table:table-cell table:formula="of:=MAX([.$D668])" office:value-type="float"/>
          <table:table-cell table:formula="of:=MAX([.$E668])" office:value-type="float"/>
          <table:table-cell table:formula="of:=MAX([.$F668])" office:value-type="float"/>
          <table:table-cell table:formula="of:=MAX([.$G668])" office:value-type="float"/>
          <table:table-cell table:formula="of:=MAX([.$H668])" office:value-type="float"/>
          <table:table-cell table:formula="of:=MAX([.$I668])" office:value-type="float"/>
          <table:table-cell table:formula="of:=MAX([.$J668])" office:value-type="float"/>
          <table:table-cell table:formula="of:=MAX([.$K668])" office:value-type="float"/>
          <table:table-cell table:formula="of:=MAX([.$L668])" office:value-type="float"/>
          <table:table-cell table:formula="of:=MAX([.$M668])" office:value-type="float"/>
          <table:table-cell table:formula="of:=MAX([.$N668])" office:value-type="float"/>
        </table:table-row>
        <table:table-row table:style-name="ro1">
          <table:table-cell office:value-type="string">
            <text:p>c7552/c7552.lp.4.5</text:p>
          </table:table-cell>
          <table:table-cell office:value-type="float" office:value="0.08221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5.0"/>
          <table:table-cell office:value-type="float" office:value="10515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9])" office:value-type="float"/>
          <table:table-cell table:formula="of:=MIN([.$C669])" office:value-type="float"/>
          <table:table-cell table:formula="of:=MIN([.$D669])" office:value-type="float"/>
          <table:table-cell table:formula="of:=MIN([.$E669])" office:value-type="float"/>
          <table:table-cell table:formula="of:=MIN([.$F669])" office:value-type="float"/>
          <table:table-cell table:formula="of:=MIN([.$G669])" office:value-type="float"/>
          <table:table-cell table:formula="of:=MIN([.$H669])" office:value-type="float"/>
          <table:table-cell table:formula="of:=MIN([.$I669])" office:value-type="float"/>
          <table:table-cell table:formula="of:=MIN([.$J669])" office:value-type="float"/>
          <table:table-cell table:formula="of:=MIN([.$K669])" office:value-type="float"/>
          <table:table-cell table:formula="of:=MIN([.$L669])" office:value-type="float"/>
          <table:table-cell table:formula="of:=MIN([.$M669])" office:value-type="float"/>
          <table:table-cell table:formula="of:=MIN([.$N669])" office:value-type="float"/>
          <table:table-cell table:formula="of:=MEDIAN([.$B669])" office:value-type="float"/>
          <table:table-cell table:formula="of:=MEDIAN([.$C669])" office:value-type="float"/>
          <table:table-cell table:formula="of:=MEDIAN([.$D669])" office:value-type="float"/>
          <table:table-cell table:formula="of:=MEDIAN([.$E669])" office:value-type="float"/>
          <table:table-cell table:formula="of:=MEDIAN([.$F669])" office:value-type="float"/>
          <table:table-cell table:formula="of:=MEDIAN([.$G669])" office:value-type="float"/>
          <table:table-cell table:formula="of:=MEDIAN([.$H669])" office:value-type="float"/>
          <table:table-cell table:formula="of:=MEDIAN([.$I669])" office:value-type="float"/>
          <table:table-cell table:formula="of:=MEDIAN([.$J669])" office:value-type="float"/>
          <table:table-cell table:formula="of:=MEDIAN([.$K669])" office:value-type="float"/>
          <table:table-cell table:formula="of:=MEDIAN([.$L669])" office:value-type="float"/>
          <table:table-cell table:formula="of:=MEDIAN([.$M669])" office:value-type="float"/>
          <table:table-cell table:formula="of:=MEDIAN([.$N669])" office:value-type="float"/>
          <table:table-cell table:formula="of:=MAX([.$B669])" office:value-type="float"/>
          <table:table-cell table:formula="of:=MAX([.$C669])" office:value-type="float"/>
          <table:table-cell table:formula="of:=MAX([.$D669])" office:value-type="float"/>
          <table:table-cell table:formula="of:=MAX([.$E669])" office:value-type="float"/>
          <table:table-cell table:formula="of:=MAX([.$F669])" office:value-type="float"/>
          <table:table-cell table:formula="of:=MAX([.$G669])" office:value-type="float"/>
          <table:table-cell table:formula="of:=MAX([.$H669])" office:value-type="float"/>
          <table:table-cell table:formula="of:=MAX([.$I669])" office:value-type="float"/>
          <table:table-cell table:formula="of:=MAX([.$J669])" office:value-type="float"/>
          <table:table-cell table:formula="of:=MAX([.$K669])" office:value-type="float"/>
          <table:table-cell table:formula="of:=MAX([.$L669])" office:value-type="float"/>
          <table:table-cell table:formula="of:=MAX([.$M669])" office:value-type="float"/>
          <table:table-cell table:formula="of:=MAX([.$N669])" office:value-type="float"/>
        </table:table-row>
        <table:table-row table:style-name="ro1">
          <table:table-cell office:value-type="string">
            <text:p>c7552/c7552.lp.4.6</text:p>
          </table:table-cell>
          <table:table-cell office:value-type="float" office:value="0.082115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2.0"/>
          <table:table-cell office:value-type="float" office:value="10512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70])" office:value-type="float"/>
          <table:table-cell table:formula="of:=MIN([.$C670])" office:value-type="float"/>
          <table:table-cell table:formula="of:=MIN([.$D670])" office:value-type="float"/>
          <table:table-cell table:formula="of:=MIN([.$E670])" office:value-type="float"/>
          <table:table-cell table:formula="of:=MIN([.$F670])" office:value-type="float"/>
          <table:table-cell table:formula="of:=MIN([.$G670])" office:value-type="float"/>
          <table:table-cell table:formula="of:=MIN([.$H670])" office:value-type="float"/>
          <table:table-cell table:formula="of:=MIN([.$I670])" office:value-type="float"/>
          <table:table-cell table:formula="of:=MIN([.$J670])" office:value-type="float"/>
          <table:table-cell table:formula="of:=MIN([.$K670])" office:value-type="float"/>
          <table:table-cell table:formula="of:=MIN([.$L670])" office:value-type="float"/>
          <table:table-cell table:formula="of:=MIN([.$M670])" office:value-type="float"/>
          <table:table-cell table:formula="of:=MIN([.$N670])" office:value-type="float"/>
          <table:table-cell table:formula="of:=MEDIAN([.$B670])" office:value-type="float"/>
          <table:table-cell table:formula="of:=MEDIAN([.$C670])" office:value-type="float"/>
          <table:table-cell table:formula="of:=MEDIAN([.$D670])" office:value-type="float"/>
          <table:table-cell table:formula="of:=MEDIAN([.$E670])" office:value-type="float"/>
          <table:table-cell table:formula="of:=MEDIAN([.$F670])" office:value-type="float"/>
          <table:table-cell table:formula="of:=MEDIAN([.$G670])" office:value-type="float"/>
          <table:table-cell table:formula="of:=MEDIAN([.$H670])" office:value-type="float"/>
          <table:table-cell table:formula="of:=MEDIAN([.$I670])" office:value-type="float"/>
          <table:table-cell table:formula="of:=MEDIAN([.$J670])" office:value-type="float"/>
          <table:table-cell table:formula="of:=MEDIAN([.$K670])" office:value-type="float"/>
          <table:table-cell table:formula="of:=MEDIAN([.$L670])" office:value-type="float"/>
          <table:table-cell table:formula="of:=MEDIAN([.$M670])" office:value-type="float"/>
          <table:table-cell table:formula="of:=MEDIAN([.$N670])" office:value-type="float"/>
          <table:table-cell table:formula="of:=MAX([.$B670])" office:value-type="float"/>
          <table:table-cell table:formula="of:=MAX([.$C670])" office:value-type="float"/>
          <table:table-cell table:formula="of:=MAX([.$D670])" office:value-type="float"/>
          <table:table-cell table:formula="of:=MAX([.$E670])" office:value-type="float"/>
          <table:table-cell table:formula="of:=MAX([.$F670])" office:value-type="float"/>
          <table:table-cell table:formula="of:=MAX([.$G670])" office:value-type="float"/>
          <table:table-cell table:formula="of:=MAX([.$H670])" office:value-type="float"/>
          <table:table-cell table:formula="of:=MAX([.$I670])" office:value-type="float"/>
          <table:table-cell table:formula="of:=MAX([.$J670])" office:value-type="float"/>
          <table:table-cell table:formula="of:=MAX([.$K670])" office:value-type="float"/>
          <table:table-cell table:formula="of:=MAX([.$L670])" office:value-type="float"/>
          <table:table-cell table:formula="of:=MAX([.$M670])" office:value-type="float"/>
          <table:table-cell table:formula="of:=MAX([.$N670])" office:value-type="float"/>
        </table:table-row>
        <table:table-row table:style-name="ro1">
          <table:table-cell office:value-type="string">
            <text:p>c7552/c7552.lp.4.7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78791.0"/>
          <table:table-cell office:value-type="float" office:value="1.0"/>
          <table:table-cell office:value-type="float" office:value="6.0"/>
          <table:table-cell office:value-type="float" office:value="155501.0"/>
          <table:table-cell office:value-type="float" office:value="674125679.0"/>
          <table:table-cell office:value-type="float" office:value="674125644.0"/>
          <table:table-cell office:value-type="float" office:value="16230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1])" office:value-type="float"/>
          <table:table-cell table:formula="of:=MIN([.$C671])" office:value-type="float"/>
          <table:table-cell table:formula="of:=MIN([.$D671])" office:value-type="float"/>
          <table:table-cell table:formula="of:=MIN([.$E671])" office:value-type="float"/>
          <table:table-cell table:formula="of:=MIN([.$F671])" office:value-type="float"/>
          <table:table-cell table:formula="of:=MIN([.$G671])" office:value-type="float"/>
          <table:table-cell table:formula="of:=MIN([.$H671])" office:value-type="float"/>
          <table:table-cell table:formula="of:=MIN([.$I671])" office:value-type="float"/>
          <table:table-cell table:formula="of:=MIN([.$J671])" office:value-type="float"/>
          <table:table-cell table:formula="of:=MIN([.$K671])" office:value-type="float"/>
          <table:table-cell table:formula="of:=MIN([.$L671])" office:value-type="float"/>
          <table:table-cell table:formula="of:=MIN([.$M671])" office:value-type="float"/>
          <table:table-cell table:formula="of:=MIN([.$N671])" office:value-type="float"/>
          <table:table-cell table:formula="of:=MEDIAN([.$B671])" office:value-type="float"/>
          <table:table-cell table:formula="of:=MEDIAN([.$C671])" office:value-type="float"/>
          <table:table-cell table:formula="of:=MEDIAN([.$D671])" office:value-type="float"/>
          <table:table-cell table:formula="of:=MEDIAN([.$E671])" office:value-type="float"/>
          <table:table-cell table:formula="of:=MEDIAN([.$F671])" office:value-type="float"/>
          <table:table-cell table:formula="of:=MEDIAN([.$G671])" office:value-type="float"/>
          <table:table-cell table:formula="of:=MEDIAN([.$H671])" office:value-type="float"/>
          <table:table-cell table:formula="of:=MEDIAN([.$I671])" office:value-type="float"/>
          <table:table-cell table:formula="of:=MEDIAN([.$J671])" office:value-type="float"/>
          <table:table-cell table:formula="of:=MEDIAN([.$K671])" office:value-type="float"/>
          <table:table-cell table:formula="of:=MEDIAN([.$L671])" office:value-type="float"/>
          <table:table-cell table:formula="of:=MEDIAN([.$M671])" office:value-type="float"/>
          <table:table-cell table:formula="of:=MEDIAN([.$N671])" office:value-type="float"/>
          <table:table-cell table:formula="of:=MAX([.$B671])" office:value-type="float"/>
          <table:table-cell table:formula="of:=MAX([.$C671])" office:value-type="float"/>
          <table:table-cell table:formula="of:=MAX([.$D671])" office:value-type="float"/>
          <table:table-cell table:formula="of:=MAX([.$E671])" office:value-type="float"/>
          <table:table-cell table:formula="of:=MAX([.$F671])" office:value-type="float"/>
          <table:table-cell table:formula="of:=MAX([.$G671])" office:value-type="float"/>
          <table:table-cell table:formula="of:=MAX([.$H671])" office:value-type="float"/>
          <table:table-cell table:formula="of:=MAX([.$I671])" office:value-type="float"/>
          <table:table-cell table:formula="of:=MAX([.$J671])" office:value-type="float"/>
          <table:table-cell table:formula="of:=MAX([.$K671])" office:value-type="float"/>
          <table:table-cell table:formula="of:=MAX([.$L671])" office:value-type="float"/>
          <table:table-cell table:formula="of:=MAX([.$M671])" office:value-type="float"/>
          <table:table-cell table:formula="of:=MAX([.$N671])" office:value-type="float"/>
        </table:table-row>
        <table:table-row table:style-name="ro1">
          <table:table-cell office:value-type="string">
            <text:p>c7552/c7552.lp.4.8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641445.0"/>
          <table:table-cell office:value-type="float" office:value="1.0"/>
          <table:table-cell office:value-type="float" office:value="6.0"/>
          <table:table-cell office:value-type="float" office:value="237214.0"/>
          <table:table-cell office:value-type="float" office:value="586009535.0"/>
          <table:table-cell office:value-type="float" office:value="586009466.0"/>
          <table:table-cell office:value-type="float" office:value="16232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2])" office:value-type="float"/>
          <table:table-cell table:formula="of:=MIN([.$C672])" office:value-type="float"/>
          <table:table-cell table:formula="of:=MIN([.$D672])" office:value-type="float"/>
          <table:table-cell table:formula="of:=MIN([.$E672])" office:value-type="float"/>
          <table:table-cell table:formula="of:=MIN([.$F672])" office:value-type="float"/>
          <table:table-cell table:formula="of:=MIN([.$G672])" office:value-type="float"/>
          <table:table-cell table:formula="of:=MIN([.$H672])" office:value-type="float"/>
          <table:table-cell table:formula="of:=MIN([.$I672])" office:value-type="float"/>
          <table:table-cell table:formula="of:=MIN([.$J672])" office:value-type="float"/>
          <table:table-cell table:formula="of:=MIN([.$K672])" office:value-type="float"/>
          <table:table-cell table:formula="of:=MIN([.$L672])" office:value-type="float"/>
          <table:table-cell table:formula="of:=MIN([.$M672])" office:value-type="float"/>
          <table:table-cell table:formula="of:=MIN([.$N672])" office:value-type="float"/>
          <table:table-cell table:formula="of:=MEDIAN([.$B672])" office:value-type="float"/>
          <table:table-cell table:formula="of:=MEDIAN([.$C672])" office:value-type="float"/>
          <table:table-cell table:formula="of:=MEDIAN([.$D672])" office:value-type="float"/>
          <table:table-cell table:formula="of:=MEDIAN([.$E672])" office:value-type="float"/>
          <table:table-cell table:formula="of:=MEDIAN([.$F672])" office:value-type="float"/>
          <table:table-cell table:formula="of:=MEDIAN([.$G672])" office:value-type="float"/>
          <table:table-cell table:formula="of:=MEDIAN([.$H672])" office:value-type="float"/>
          <table:table-cell table:formula="of:=MEDIAN([.$I672])" office:value-type="float"/>
          <table:table-cell table:formula="of:=MEDIAN([.$J672])" office:value-type="float"/>
          <table:table-cell table:formula="of:=MEDIAN([.$K672])" office:value-type="float"/>
          <table:table-cell table:formula="of:=MEDIAN([.$L672])" office:value-type="float"/>
          <table:table-cell table:formula="of:=MEDIAN([.$M672])" office:value-type="float"/>
          <table:table-cell table:formula="of:=MEDIAN([.$N672])" office:value-type="float"/>
          <table:table-cell table:formula="of:=MAX([.$B672])" office:value-type="float"/>
          <table:table-cell table:formula="of:=MAX([.$C672])" office:value-type="float"/>
          <table:table-cell table:formula="of:=MAX([.$D672])" office:value-type="float"/>
          <table:table-cell table:formula="of:=MAX([.$E672])" office:value-type="float"/>
          <table:table-cell table:formula="of:=MAX([.$F672])" office:value-type="float"/>
          <table:table-cell table:formula="of:=MAX([.$G672])" office:value-type="float"/>
          <table:table-cell table:formula="of:=MAX([.$H672])" office:value-type="float"/>
          <table:table-cell table:formula="of:=MAX([.$I672])" office:value-type="float"/>
          <table:table-cell table:formula="of:=MAX([.$J672])" office:value-type="float"/>
          <table:table-cell table:formula="of:=MAX([.$K672])" office:value-type="float"/>
          <table:table-cell table:formula="of:=MAX([.$L672])" office:value-type="float"/>
          <table:table-cell table:formula="of:=MAX([.$M672])" office:value-type="float"/>
          <table:table-cell table:formula="of:=MAX([.$N672])" office:value-type="float"/>
        </table:table-row>
        <table:table-row table:style-name="ro1">
          <table:table-cell office:value-type="string">
            <text:p>c7552/c7552.lp.5.1</text:p>
          </table:table-cell>
          <table:table-cell office:value-type="float" office:value="0.076823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3])" office:value-type="float"/>
          <table:table-cell table:formula="of:=MIN([.$C673])" office:value-type="float"/>
          <table:table-cell table:formula="of:=MIN([.$D673])" office:value-type="float"/>
          <table:table-cell table:formula="of:=MIN([.$E673])" office:value-type="float"/>
          <table:table-cell table:formula="of:=MIN([.$F673])" office:value-type="float"/>
          <table:table-cell table:formula="of:=MIN([.$G673])" office:value-type="float"/>
          <table:table-cell table:formula="of:=MIN([.$H673])" office:value-type="float"/>
          <table:table-cell table:formula="of:=MIN([.$I673])" office:value-type="float"/>
          <table:table-cell table:formula="of:=MIN([.$J673])" office:value-type="float"/>
          <table:table-cell table:formula="of:=MIN([.$K673])" office:value-type="float"/>
          <table:table-cell table:formula="of:=MIN([.$L673])" office:value-type="float"/>
          <table:table-cell table:formula="of:=MIN([.$M673])" office:value-type="float"/>
          <table:table-cell table:formula="of:=MIN([.$N673])" office:value-type="float"/>
          <table:table-cell table:formula="of:=MEDIAN([.$B673])" office:value-type="float"/>
          <table:table-cell table:formula="of:=MEDIAN([.$C673])" office:value-type="float"/>
          <table:table-cell table:formula="of:=MEDIAN([.$D673])" office:value-type="float"/>
          <table:table-cell table:formula="of:=MEDIAN([.$E673])" office:value-type="float"/>
          <table:table-cell table:formula="of:=MEDIAN([.$F673])" office:value-type="float"/>
          <table:table-cell table:formula="of:=MEDIAN([.$G673])" office:value-type="float"/>
          <table:table-cell table:formula="of:=MEDIAN([.$H673])" office:value-type="float"/>
          <table:table-cell table:formula="of:=MEDIAN([.$I673])" office:value-type="float"/>
          <table:table-cell table:formula="of:=MEDIAN([.$J673])" office:value-type="float"/>
          <table:table-cell table:formula="of:=MEDIAN([.$K673])" office:value-type="float"/>
          <table:table-cell table:formula="of:=MEDIAN([.$L673])" office:value-type="float"/>
          <table:table-cell table:formula="of:=MEDIAN([.$M673])" office:value-type="float"/>
          <table:table-cell table:formula="of:=MEDIAN([.$N673])" office:value-type="float"/>
          <table:table-cell table:formula="of:=MAX([.$B673])" office:value-type="float"/>
          <table:table-cell table:formula="of:=MAX([.$C673])" office:value-type="float"/>
          <table:table-cell table:formula="of:=MAX([.$D673])" office:value-type="float"/>
          <table:table-cell table:formula="of:=MAX([.$E673])" office:value-type="float"/>
          <table:table-cell table:formula="of:=MAX([.$F673])" office:value-type="float"/>
          <table:table-cell table:formula="of:=MAX([.$G673])" office:value-type="float"/>
          <table:table-cell table:formula="of:=MAX([.$H673])" office:value-type="float"/>
          <table:table-cell table:formula="of:=MAX([.$I673])" office:value-type="float"/>
          <table:table-cell table:formula="of:=MAX([.$J673])" office:value-type="float"/>
          <table:table-cell table:formula="of:=MAX([.$K673])" office:value-type="float"/>
          <table:table-cell table:formula="of:=MAX([.$L673])" office:value-type="float"/>
          <table:table-cell table:formula="of:=MAX([.$M673])" office:value-type="float"/>
          <table:table-cell table:formula="of:=MAX([.$N673])" office:value-type="float"/>
        </table:table-row>
        <table:table-row table:style-name="ro1">
          <table:table-cell office:value-type="string">
            <text:p>c7552/c7552.lp.5.2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76329.0"/>
          <table:table-cell office:value-type="float" office:value="1.0"/>
          <table:table-cell office:value-type="float" office:value="6.0"/>
          <table:table-cell office:value-type="float" office:value="149415.0"/>
          <table:table-cell office:value-type="float" office:value="644392289.0"/>
          <table:table-cell office:value-type="float" office:value="644392288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4])" office:value-type="float"/>
          <table:table-cell table:formula="of:=MIN([.$C674])" office:value-type="float"/>
          <table:table-cell table:formula="of:=MIN([.$D674])" office:value-type="float"/>
          <table:table-cell table:formula="of:=MIN([.$E674])" office:value-type="float"/>
          <table:table-cell table:formula="of:=MIN([.$F674])" office:value-type="float"/>
          <table:table-cell table:formula="of:=MIN([.$G674])" office:value-type="float"/>
          <table:table-cell table:formula="of:=MIN([.$H674])" office:value-type="float"/>
          <table:table-cell table:formula="of:=MIN([.$I674])" office:value-type="float"/>
          <table:table-cell table:formula="of:=MIN([.$J674])" office:value-type="float"/>
          <table:table-cell table:formula="of:=MIN([.$K674])" office:value-type="float"/>
          <table:table-cell table:formula="of:=MIN([.$L674])" office:value-type="float"/>
          <table:table-cell table:formula="of:=MIN([.$M674])" office:value-type="float"/>
          <table:table-cell table:formula="of:=MIN([.$N674])" office:value-type="float"/>
          <table:table-cell table:formula="of:=MEDIAN([.$B674])" office:value-type="float"/>
          <table:table-cell table:formula="of:=MEDIAN([.$C674])" office:value-type="float"/>
          <table:table-cell table:formula="of:=MEDIAN([.$D674])" office:value-type="float"/>
          <table:table-cell table:formula="of:=MEDIAN([.$E674])" office:value-type="float"/>
          <table:table-cell table:formula="of:=MEDIAN([.$F674])" office:value-type="float"/>
          <table:table-cell table:formula="of:=MEDIAN([.$G674])" office:value-type="float"/>
          <table:table-cell table:formula="of:=MEDIAN([.$H674])" office:value-type="float"/>
          <table:table-cell table:formula="of:=MEDIAN([.$I674])" office:value-type="float"/>
          <table:table-cell table:formula="of:=MEDIAN([.$J674])" office:value-type="float"/>
          <table:table-cell table:formula="of:=MEDIAN([.$K674])" office:value-type="float"/>
          <table:table-cell table:formula="of:=MEDIAN([.$L674])" office:value-type="float"/>
          <table:table-cell table:formula="of:=MEDIAN([.$M674])" office:value-type="float"/>
          <table:table-cell table:formula="of:=MEDIAN([.$N674])" office:value-type="float"/>
          <table:table-cell table:formula="of:=MAX([.$B674])" office:value-type="float"/>
          <table:table-cell table:formula="of:=MAX([.$C674])" office:value-type="float"/>
          <table:table-cell table:formula="of:=MAX([.$D674])" office:value-type="float"/>
          <table:table-cell table:formula="of:=MAX([.$E674])" office:value-type="float"/>
          <table:table-cell table:formula="of:=MAX([.$F674])" office:value-type="float"/>
          <table:table-cell table:formula="of:=MAX([.$G674])" office:value-type="float"/>
          <table:table-cell table:formula="of:=MAX([.$H674])" office:value-type="float"/>
          <table:table-cell table:formula="of:=MAX([.$I674])" office:value-type="float"/>
          <table:table-cell table:formula="of:=MAX([.$J674])" office:value-type="float"/>
          <table:table-cell table:formula="of:=MAX([.$K674])" office:value-type="float"/>
          <table:table-cell table:formula="of:=MAX([.$L674])" office:value-type="float"/>
          <table:table-cell table:formula="of:=MAX([.$M674])" office:value-type="float"/>
          <table:table-cell table:formula="of:=MAX([.$N674])" office:value-type="float"/>
        </table:table-row>
        <table:table-row table:style-name="ro1">
          <table:table-cell office:value-type="string">
            <text:p>c7552/c7552.lp.5.3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645871.0"/>
          <table:table-cell office:value-type="float" office:value="1.0"/>
          <table:table-cell office:value-type="float" office:value="8.0"/>
          <table:table-cell office:value-type="float" office:value="149080.0"/>
          <table:table-cell office:value-type="float" office:value="589277478.0"/>
          <table:table-cell office:value-type="float" office:value="589277465.0"/>
          <table:table-cell office:value-type="float" office:value="1621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5])" office:value-type="float"/>
          <table:table-cell table:formula="of:=MIN([.$C675])" office:value-type="float"/>
          <table:table-cell table:formula="of:=MIN([.$D675])" office:value-type="float"/>
          <table:table-cell table:formula="of:=MIN([.$E675])" office:value-type="float"/>
          <table:table-cell table:formula="of:=MIN([.$F675])" office:value-type="float"/>
          <table:table-cell table:formula="of:=MIN([.$G675])" office:value-type="float"/>
          <table:table-cell table:formula="of:=MIN([.$H675])" office:value-type="float"/>
          <table:table-cell table:formula="of:=MIN([.$I675])" office:value-type="float"/>
          <table:table-cell table:formula="of:=MIN([.$J675])" office:value-type="float"/>
          <table:table-cell table:formula="of:=MIN([.$K675])" office:value-type="float"/>
          <table:table-cell table:formula="of:=MIN([.$L675])" office:value-type="float"/>
          <table:table-cell table:formula="of:=MIN([.$M675])" office:value-type="float"/>
          <table:table-cell table:formula="of:=MIN([.$N675])" office:value-type="float"/>
          <table:table-cell table:formula="of:=MEDIAN([.$B675])" office:value-type="float"/>
          <table:table-cell table:formula="of:=MEDIAN([.$C675])" office:value-type="float"/>
          <table:table-cell table:formula="of:=MEDIAN([.$D675])" office:value-type="float"/>
          <table:table-cell table:formula="of:=MEDIAN([.$E675])" office:value-type="float"/>
          <table:table-cell table:formula="of:=MEDIAN([.$F675])" office:value-type="float"/>
          <table:table-cell table:formula="of:=MEDIAN([.$G675])" office:value-type="float"/>
          <table:table-cell table:formula="of:=MEDIAN([.$H675])" office:value-type="float"/>
          <table:table-cell table:formula="of:=MEDIAN([.$I675])" office:value-type="float"/>
          <table:table-cell table:formula="of:=MEDIAN([.$J675])" office:value-type="float"/>
          <table:table-cell table:formula="of:=MEDIAN([.$K675])" office:value-type="float"/>
          <table:table-cell table:formula="of:=MEDIAN([.$L675])" office:value-type="float"/>
          <table:table-cell table:formula="of:=MEDIAN([.$M675])" office:value-type="float"/>
          <table:table-cell table:formula="of:=MEDIAN([.$N675])" office:value-type="float"/>
          <table:table-cell table:formula="of:=MAX([.$B675])" office:value-type="float"/>
          <table:table-cell table:formula="of:=MAX([.$C675])" office:value-type="float"/>
          <table:table-cell table:formula="of:=MAX([.$D675])" office:value-type="float"/>
          <table:table-cell table:formula="of:=MAX([.$E675])" office:value-type="float"/>
          <table:table-cell table:formula="of:=MAX([.$F675])" office:value-type="float"/>
          <table:table-cell table:formula="of:=MAX([.$G675])" office:value-type="float"/>
          <table:table-cell table:formula="of:=MAX([.$H675])" office:value-type="float"/>
          <table:table-cell table:formula="of:=MAX([.$I675])" office:value-type="float"/>
          <table:table-cell table:formula="of:=MAX([.$J675])" office:value-type="float"/>
          <table:table-cell table:formula="of:=MAX([.$K675])" office:value-type="float"/>
          <table:table-cell table:formula="of:=MAX([.$L675])" office:value-type="float"/>
          <table:table-cell table:formula="of:=MAX([.$M675])" office:value-type="float"/>
          <table:table-cell table:formula="of:=MAX([.$N675])" office:value-type="float"/>
        </table:table-row>
        <table:table-row table:style-name="ro1">
          <table:table-cell office:value-type="string">
            <text:p>c7552/c7552.lp.5.4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01797.0"/>
          <table:table-cell office:value-type="float" office:value="1.0"/>
          <table:table-cell office:value-type="float" office:value="8.0"/>
          <table:table-cell office:value-type="float" office:value="183432.0"/>
          <table:table-cell office:value-type="float" office:value="685752677.0"/>
          <table:table-cell office:value-type="float" office:value="685752644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6])" office:value-type="float"/>
          <table:table-cell table:formula="of:=MIN([.$C676])" office:value-type="float"/>
          <table:table-cell table:formula="of:=MIN([.$D676])" office:value-type="float"/>
          <table:table-cell table:formula="of:=MIN([.$E676])" office:value-type="float"/>
          <table:table-cell table:formula="of:=MIN([.$F676])" office:value-type="float"/>
          <table:table-cell table:formula="of:=MIN([.$G676])" office:value-type="float"/>
          <table:table-cell table:formula="of:=MIN([.$H676])" office:value-type="float"/>
          <table:table-cell table:formula="of:=MIN([.$I676])" office:value-type="float"/>
          <table:table-cell table:formula="of:=MIN([.$J676])" office:value-type="float"/>
          <table:table-cell table:formula="of:=MIN([.$K676])" office:value-type="float"/>
          <table:table-cell table:formula="of:=MIN([.$L676])" office:value-type="float"/>
          <table:table-cell table:formula="of:=MIN([.$M676])" office:value-type="float"/>
          <table:table-cell table:formula="of:=MIN([.$N676])" office:value-type="float"/>
          <table:table-cell table:formula="of:=MEDIAN([.$B676])" office:value-type="float"/>
          <table:table-cell table:formula="of:=MEDIAN([.$C676])" office:value-type="float"/>
          <table:table-cell table:formula="of:=MEDIAN([.$D676])" office:value-type="float"/>
          <table:table-cell table:formula="of:=MEDIAN([.$E676])" office:value-type="float"/>
          <table:table-cell table:formula="of:=MEDIAN([.$F676])" office:value-type="float"/>
          <table:table-cell table:formula="of:=MEDIAN([.$G676])" office:value-type="float"/>
          <table:table-cell table:formula="of:=MEDIAN([.$H676])" office:value-type="float"/>
          <table:table-cell table:formula="of:=MEDIAN([.$I676])" office:value-type="float"/>
          <table:table-cell table:formula="of:=MEDIAN([.$J676])" office:value-type="float"/>
          <table:table-cell table:formula="of:=MEDIAN([.$K676])" office:value-type="float"/>
          <table:table-cell table:formula="of:=MEDIAN([.$L676])" office:value-type="float"/>
          <table:table-cell table:formula="of:=MEDIAN([.$M676])" office:value-type="float"/>
          <table:table-cell table:formula="of:=MEDIAN([.$N676])" office:value-type="float"/>
          <table:table-cell table:formula="of:=MAX([.$B676])" office:value-type="float"/>
          <table:table-cell table:formula="of:=MAX([.$C676])" office:value-type="float"/>
          <table:table-cell table:formula="of:=MAX([.$D676])" office:value-type="float"/>
          <table:table-cell table:formula="of:=MAX([.$E676])" office:value-type="float"/>
          <table:table-cell table:formula="of:=MAX([.$F676])" office:value-type="float"/>
          <table:table-cell table:formula="of:=MAX([.$G676])" office:value-type="float"/>
          <table:table-cell table:formula="of:=MAX([.$H676])" office:value-type="float"/>
          <table:table-cell table:formula="of:=MAX([.$I676])" office:value-type="float"/>
          <table:table-cell table:formula="of:=MAX([.$J676])" office:value-type="float"/>
          <table:table-cell table:formula="of:=MAX([.$K676])" office:value-type="float"/>
          <table:table-cell table:formula="of:=MAX([.$L676])" office:value-type="float"/>
          <table:table-cell table:formula="of:=MAX([.$M676])" office:value-type="float"/>
          <table:table-cell table:formula="of:=MAX([.$N676])" office:value-type="float"/>
        </table:table-row>
        <table:table-row table:style-name="ro1">
          <table:table-cell office:value-type="string">
            <text:p>c7552/c7552.lp.5.5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86677.0"/>
          <table:table-cell office:value-type="float" office:value="1.0"/>
          <table:table-cell office:value-type="float" office:value="5.0"/>
          <table:table-cell office:value-type="float" office:value="141816.0"/>
          <table:table-cell office:value-type="float" office:value="654929348.0"/>
          <table:table-cell office:value-type="float" office:value="654929347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7])" office:value-type="float"/>
          <table:table-cell table:formula="of:=MIN([.$C677])" office:value-type="float"/>
          <table:table-cell table:formula="of:=MIN([.$D677])" office:value-type="float"/>
          <table:table-cell table:formula="of:=MIN([.$E677])" office:value-type="float"/>
          <table:table-cell table:formula="of:=MIN([.$F677])" office:value-type="float"/>
          <table:table-cell table:formula="of:=MIN([.$G677])" office:value-type="float"/>
          <table:table-cell table:formula="of:=MIN([.$H677])" office:value-type="float"/>
          <table:table-cell table:formula="of:=MIN([.$I677])" office:value-type="float"/>
          <table:table-cell table:formula="of:=MIN([.$J677])" office:value-type="float"/>
          <table:table-cell table:formula="of:=MIN([.$K677])" office:value-type="float"/>
          <table:table-cell table:formula="of:=MIN([.$L677])" office:value-type="float"/>
          <table:table-cell table:formula="of:=MIN([.$M677])" office:value-type="float"/>
          <table:table-cell table:formula="of:=MIN([.$N677])" office:value-type="float"/>
          <table:table-cell table:formula="of:=MEDIAN([.$B677])" office:value-type="float"/>
          <table:table-cell table:formula="of:=MEDIAN([.$C677])" office:value-type="float"/>
          <table:table-cell table:formula="of:=MEDIAN([.$D677])" office:value-type="float"/>
          <table:table-cell table:formula="of:=MEDIAN([.$E677])" office:value-type="float"/>
          <table:table-cell table:formula="of:=MEDIAN([.$F677])" office:value-type="float"/>
          <table:table-cell table:formula="of:=MEDIAN([.$G677])" office:value-type="float"/>
          <table:table-cell table:formula="of:=MEDIAN([.$H677])" office:value-type="float"/>
          <table:table-cell table:formula="of:=MEDIAN([.$I677])" office:value-type="float"/>
          <table:table-cell table:formula="of:=MEDIAN([.$J677])" office:value-type="float"/>
          <table:table-cell table:formula="of:=MEDIAN([.$K677])" office:value-type="float"/>
          <table:table-cell table:formula="of:=MEDIAN([.$L677])" office:value-type="float"/>
          <table:table-cell table:formula="of:=MEDIAN([.$M677])" office:value-type="float"/>
          <table:table-cell table:formula="of:=MEDIAN([.$N677])" office:value-type="float"/>
          <table:table-cell table:formula="of:=MAX([.$B677])" office:value-type="float"/>
          <table:table-cell table:formula="of:=MAX([.$C677])" office:value-type="float"/>
          <table:table-cell table:formula="of:=MAX([.$D677])" office:value-type="float"/>
          <table:table-cell table:formula="of:=MAX([.$E677])" office:value-type="float"/>
          <table:table-cell table:formula="of:=MAX([.$F677])" office:value-type="float"/>
          <table:table-cell table:formula="of:=MAX([.$G677])" office:value-type="float"/>
          <table:table-cell table:formula="of:=MAX([.$H677])" office:value-type="float"/>
          <table:table-cell table:formula="of:=MAX([.$I677])" office:value-type="float"/>
          <table:table-cell table:formula="of:=MAX([.$J677])" office:value-type="float"/>
          <table:table-cell table:formula="of:=MAX([.$K677])" office:value-type="float"/>
          <table:table-cell table:formula="of:=MAX([.$L677])" office:value-type="float"/>
          <table:table-cell table:formula="of:=MAX([.$M677])" office:value-type="float"/>
          <table:table-cell table:formula="of:=MAX([.$N677])" office:value-type="float"/>
        </table:table-row>
        <table:table-row table:style-name="ro1">
          <table:table-cell office:value-type="string">
            <text:p>c7552/c7552.lp.5.6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72544.0"/>
          <table:table-cell office:value-type="float" office:value="1.0"/>
          <table:table-cell office:value-type="float" office:value="8.0"/>
          <table:table-cell office:value-type="float" office:value="155635.0"/>
          <table:table-cell office:value-type="float" office:value="686250588.0"/>
          <table:table-cell office:value-type="float" office:value="686250518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8])" office:value-type="float"/>
          <table:table-cell table:formula="of:=MIN([.$C678])" office:value-type="float"/>
          <table:table-cell table:formula="of:=MIN([.$D678])" office:value-type="float"/>
          <table:table-cell table:formula="of:=MIN([.$E678])" office:value-type="float"/>
          <table:table-cell table:formula="of:=MIN([.$F678])" office:value-type="float"/>
          <table:table-cell table:formula="of:=MIN([.$G678])" office:value-type="float"/>
          <table:table-cell table:formula="of:=MIN([.$H678])" office:value-type="float"/>
          <table:table-cell table:formula="of:=MIN([.$I678])" office:value-type="float"/>
          <table:table-cell table:formula="of:=MIN([.$J678])" office:value-type="float"/>
          <table:table-cell table:formula="of:=MIN([.$K678])" office:value-type="float"/>
          <table:table-cell table:formula="of:=MIN([.$L678])" office:value-type="float"/>
          <table:table-cell table:formula="of:=MIN([.$M678])" office:value-type="float"/>
          <table:table-cell table:formula="of:=MIN([.$N678])" office:value-type="float"/>
          <table:table-cell table:formula="of:=MEDIAN([.$B678])" office:value-type="float"/>
          <table:table-cell table:formula="of:=MEDIAN([.$C678])" office:value-type="float"/>
          <table:table-cell table:formula="of:=MEDIAN([.$D678])" office:value-type="float"/>
          <table:table-cell table:formula="of:=MEDIAN([.$E678])" office:value-type="float"/>
          <table:table-cell table:formula="of:=MEDIAN([.$F678])" office:value-type="float"/>
          <table:table-cell table:formula="of:=MEDIAN([.$G678])" office:value-type="float"/>
          <table:table-cell table:formula="of:=MEDIAN([.$H678])" office:value-type="float"/>
          <table:table-cell table:formula="of:=MEDIAN([.$I678])" office:value-type="float"/>
          <table:table-cell table:formula="of:=MEDIAN([.$J678])" office:value-type="float"/>
          <table:table-cell table:formula="of:=MEDIAN([.$K678])" office:value-type="float"/>
          <table:table-cell table:formula="of:=MEDIAN([.$L678])" office:value-type="float"/>
          <table:table-cell table:formula="of:=MEDIAN([.$M678])" office:value-type="float"/>
          <table:table-cell table:formula="of:=MEDIAN([.$N678])" office:value-type="float"/>
          <table:table-cell table:formula="of:=MAX([.$B678])" office:value-type="float"/>
          <table:table-cell table:formula="of:=MAX([.$C678])" office:value-type="float"/>
          <table:table-cell table:formula="of:=MAX([.$D678])" office:value-type="float"/>
          <table:table-cell table:formula="of:=MAX([.$E678])" office:value-type="float"/>
          <table:table-cell table:formula="of:=MAX([.$F678])" office:value-type="float"/>
          <table:table-cell table:formula="of:=MAX([.$G678])" office:value-type="float"/>
          <table:table-cell table:formula="of:=MAX([.$H678])" office:value-type="float"/>
          <table:table-cell table:formula="of:=MAX([.$I678])" office:value-type="float"/>
          <table:table-cell table:formula="of:=MAX([.$J678])" office:value-type="float"/>
          <table:table-cell table:formula="of:=MAX([.$K678])" office:value-type="float"/>
          <table:table-cell table:formula="of:=MAX([.$L678])" office:value-type="float"/>
          <table:table-cell table:formula="of:=MAX([.$M678])" office:value-type="float"/>
          <table:table-cell table:formula="of:=MAX([.$N678])" office:value-type="float"/>
        </table:table-row>
        <table:table-row table:style-name="ro1">
          <table:table-cell office:value-type="string">
            <text:p>c7552/c7552.lp.5.7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593324.0"/>
          <table:table-cell office:value-type="float" office:value="1.0"/>
          <table:table-cell office:value-type="float" office:value="8.0"/>
          <table:table-cell office:value-type="float" office:value="207894.0"/>
          <table:table-cell office:value-type="float" office:value="641396284.0"/>
          <table:table-cell office:value-type="float" office:value="641396280.0"/>
          <table:table-cell office:value-type="float" office:value="16222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9])" office:value-type="float"/>
          <table:table-cell table:formula="of:=MIN([.$C679])" office:value-type="float"/>
          <table:table-cell table:formula="of:=MIN([.$D679])" office:value-type="float"/>
          <table:table-cell table:formula="of:=MIN([.$E679])" office:value-type="float"/>
          <table:table-cell table:formula="of:=MIN([.$F679])" office:value-type="float"/>
          <table:table-cell table:formula="of:=MIN([.$G679])" office:value-type="float"/>
          <table:table-cell table:formula="of:=MIN([.$H679])" office:value-type="float"/>
          <table:table-cell table:formula="of:=MIN([.$I679])" office:value-type="float"/>
          <table:table-cell table:formula="of:=MIN([.$J679])" office:value-type="float"/>
          <table:table-cell table:formula="of:=MIN([.$K679])" office:value-type="float"/>
          <table:table-cell table:formula="of:=MIN([.$L679])" office:value-type="float"/>
          <table:table-cell table:formula="of:=MIN([.$M679])" office:value-type="float"/>
          <table:table-cell table:formula="of:=MIN([.$N679])" office:value-type="float"/>
          <table:table-cell table:formula="of:=MEDIAN([.$B679])" office:value-type="float"/>
          <table:table-cell table:formula="of:=MEDIAN([.$C679])" office:value-type="float"/>
          <table:table-cell table:formula="of:=MEDIAN([.$D679])" office:value-type="float"/>
          <table:table-cell table:formula="of:=MEDIAN([.$E679])" office:value-type="float"/>
          <table:table-cell table:formula="of:=MEDIAN([.$F679])" office:value-type="float"/>
          <table:table-cell table:formula="of:=MEDIAN([.$G679])" office:value-type="float"/>
          <table:table-cell table:formula="of:=MEDIAN([.$H679])" office:value-type="float"/>
          <table:table-cell table:formula="of:=MEDIAN([.$I679])" office:value-type="float"/>
          <table:table-cell table:formula="of:=MEDIAN([.$J679])" office:value-type="float"/>
          <table:table-cell table:formula="of:=MEDIAN([.$K679])" office:value-type="float"/>
          <table:table-cell table:formula="of:=MEDIAN([.$L679])" office:value-type="float"/>
          <table:table-cell table:formula="of:=MEDIAN([.$M679])" office:value-type="float"/>
          <table:table-cell table:formula="of:=MEDIAN([.$N679])" office:value-type="float"/>
          <table:table-cell table:formula="of:=MAX([.$B679])" office:value-type="float"/>
          <table:table-cell table:formula="of:=MAX([.$C679])" office:value-type="float"/>
          <table:table-cell table:formula="of:=MAX([.$D679])" office:value-type="float"/>
          <table:table-cell table:formula="of:=MAX([.$E679])" office:value-type="float"/>
          <table:table-cell table:formula="of:=MAX([.$F679])" office:value-type="float"/>
          <table:table-cell table:formula="of:=MAX([.$G679])" office:value-type="float"/>
          <table:table-cell table:formula="of:=MAX([.$H679])" office:value-type="float"/>
          <table:table-cell table:formula="of:=MAX([.$I679])" office:value-type="float"/>
          <table:table-cell table:formula="of:=MAX([.$J679])" office:value-type="float"/>
          <table:table-cell table:formula="of:=MAX([.$K679])" office:value-type="float"/>
          <table:table-cell table:formula="of:=MAX([.$L679])" office:value-type="float"/>
          <table:table-cell table:formula="of:=MAX([.$M679])" office:value-type="float"/>
          <table:table-cell table:formula="of:=MAX([.$N679])" office:value-type="float"/>
        </table:table-row>
        <table:table-row table:style-name="ro1">
          <table:table-cell office:value-type="string">
            <text:p>c7552/c7552.lp.5.8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656087.0"/>
          <table:table-cell office:value-type="float" office:value="1.0"/>
          <table:table-cell office:value-type="float" office:value="6.0"/>
          <table:table-cell office:value-type="float" office:value="169459.0"/>
          <table:table-cell office:value-type="float" office:value="628990752.0"/>
          <table:table-cell office:value-type="float" office:value="628990617.0"/>
          <table:table-cell office:value-type="float" office:value="16224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80])" office:value-type="float"/>
          <table:table-cell table:formula="of:=MIN([.$C680])" office:value-type="float"/>
          <table:table-cell table:formula="of:=MIN([.$D680])" office:value-type="float"/>
          <table:table-cell table:formula="of:=MIN([.$E680])" office:value-type="float"/>
          <table:table-cell table:formula="of:=MIN([.$F680])" office:value-type="float"/>
          <table:table-cell table:formula="of:=MIN([.$G680])" office:value-type="float"/>
          <table:table-cell table:formula="of:=MIN([.$H680])" office:value-type="float"/>
          <table:table-cell table:formula="of:=MIN([.$I680])" office:value-type="float"/>
          <table:table-cell table:formula="of:=MIN([.$J680])" office:value-type="float"/>
          <table:table-cell table:formula="of:=MIN([.$K680])" office:value-type="float"/>
          <table:table-cell table:formula="of:=MIN([.$L680])" office:value-type="float"/>
          <table:table-cell table:formula="of:=MIN([.$M680])" office:value-type="float"/>
          <table:table-cell table:formula="of:=MIN([.$N680])" office:value-type="float"/>
          <table:table-cell table:formula="of:=MEDIAN([.$B680])" office:value-type="float"/>
          <table:table-cell table:formula="of:=MEDIAN([.$C680])" office:value-type="float"/>
          <table:table-cell table:formula="of:=MEDIAN([.$D680])" office:value-type="float"/>
          <table:table-cell table:formula="of:=MEDIAN([.$E680])" office:value-type="float"/>
          <table:table-cell table:formula="of:=MEDIAN([.$F680])" office:value-type="float"/>
          <table:table-cell table:formula="of:=MEDIAN([.$G680])" office:value-type="float"/>
          <table:table-cell table:formula="of:=MEDIAN([.$H680])" office:value-type="float"/>
          <table:table-cell table:formula="of:=MEDIAN([.$I680])" office:value-type="float"/>
          <table:table-cell table:formula="of:=MEDIAN([.$J680])" office:value-type="float"/>
          <table:table-cell table:formula="of:=MEDIAN([.$K680])" office:value-type="float"/>
          <table:table-cell table:formula="of:=MEDIAN([.$L680])" office:value-type="float"/>
          <table:table-cell table:formula="of:=MEDIAN([.$M680])" office:value-type="float"/>
          <table:table-cell table:formula="of:=MEDIAN([.$N680])" office:value-type="float"/>
          <table:table-cell table:formula="of:=MAX([.$B680])" office:value-type="float"/>
          <table:table-cell table:formula="of:=MAX([.$C680])" office:value-type="float"/>
          <table:table-cell table:formula="of:=MAX([.$D680])" office:value-type="float"/>
          <table:table-cell table:formula="of:=MAX([.$E680])" office:value-type="float"/>
          <table:table-cell table:formula="of:=MAX([.$F680])" office:value-type="float"/>
          <table:table-cell table:formula="of:=MAX([.$G680])" office:value-type="float"/>
          <table:table-cell table:formula="of:=MAX([.$H680])" office:value-type="float"/>
          <table:table-cell table:formula="of:=MAX([.$I680])" office:value-type="float"/>
          <table:table-cell table:formula="of:=MAX([.$J680])" office:value-type="float"/>
          <table:table-cell table:formula="of:=MAX([.$K680])" office:value-type="float"/>
          <table:table-cell table:formula="of:=MAX([.$L680])" office:value-type="float"/>
          <table:table-cell table:formula="of:=MAX([.$M680])" office:value-type="float"/>
          <table:table-cell table:formula="of:=MAX([.$N680])" office:value-type="float"/>
        </table:table-row>
        <table:table-row table:style-name="ro1">
          <table:table-cell office:value-type="string">
            <text:p>c7552/c7552.lp.6.1</text:p>
          </table:table-cell>
          <table:table-cell office:value-type="float" office:value="0.082486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9.0"/>
          <table:table-cell office:value-type="float" office:value="10529.0"/>
          <table:table-cell office:value-type="float" office:value="16194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1])" office:value-type="float"/>
          <table:table-cell table:formula="of:=MIN([.$C681])" office:value-type="float"/>
          <table:table-cell table:formula="of:=MIN([.$D681])" office:value-type="float"/>
          <table:table-cell table:formula="of:=MIN([.$E681])" office:value-type="float"/>
          <table:table-cell table:formula="of:=MIN([.$F681])" office:value-type="float"/>
          <table:table-cell table:formula="of:=MIN([.$G681])" office:value-type="float"/>
          <table:table-cell table:formula="of:=MIN([.$H681])" office:value-type="float"/>
          <table:table-cell table:formula="of:=MIN([.$I681])" office:value-type="float"/>
          <table:table-cell table:formula="of:=MIN([.$J681])" office:value-type="float"/>
          <table:table-cell table:formula="of:=MIN([.$K681])" office:value-type="float"/>
          <table:table-cell table:formula="of:=MIN([.$L681])" office:value-type="float"/>
          <table:table-cell table:formula="of:=MIN([.$M681])" office:value-type="float"/>
          <table:table-cell table:formula="of:=MIN([.$N681])" office:value-type="float"/>
          <table:table-cell table:formula="of:=MEDIAN([.$B681])" office:value-type="float"/>
          <table:table-cell table:formula="of:=MEDIAN([.$C681])" office:value-type="float"/>
          <table:table-cell table:formula="of:=MEDIAN([.$D681])" office:value-type="float"/>
          <table:table-cell table:formula="of:=MEDIAN([.$E681])" office:value-type="float"/>
          <table:table-cell table:formula="of:=MEDIAN([.$F681])" office:value-type="float"/>
          <table:table-cell table:formula="of:=MEDIAN([.$G681])" office:value-type="float"/>
          <table:table-cell table:formula="of:=MEDIAN([.$H681])" office:value-type="float"/>
          <table:table-cell table:formula="of:=MEDIAN([.$I681])" office:value-type="float"/>
          <table:table-cell table:formula="of:=MEDIAN([.$J681])" office:value-type="float"/>
          <table:table-cell table:formula="of:=MEDIAN([.$K681])" office:value-type="float"/>
          <table:table-cell table:formula="of:=MEDIAN([.$L681])" office:value-type="float"/>
          <table:table-cell table:formula="of:=MEDIAN([.$M681])" office:value-type="float"/>
          <table:table-cell table:formula="of:=MEDIAN([.$N681])" office:value-type="float"/>
          <table:table-cell table:formula="of:=MAX([.$B681])" office:value-type="float"/>
          <table:table-cell table:formula="of:=MAX([.$C681])" office:value-type="float"/>
          <table:table-cell table:formula="of:=MAX([.$D681])" office:value-type="float"/>
          <table:table-cell table:formula="of:=MAX([.$E681])" office:value-type="float"/>
          <table:table-cell table:formula="of:=MAX([.$F681])" office:value-type="float"/>
          <table:table-cell table:formula="of:=MAX([.$G681])" office:value-type="float"/>
          <table:table-cell table:formula="of:=MAX([.$H681])" office:value-type="float"/>
          <table:table-cell table:formula="of:=MAX([.$I681])" office:value-type="float"/>
          <table:table-cell table:formula="of:=MAX([.$J681])" office:value-type="float"/>
          <table:table-cell table:formula="of:=MAX([.$K681])" office:value-type="float"/>
          <table:table-cell table:formula="of:=MAX([.$L681])" office:value-type="float"/>
          <table:table-cell table:formula="of:=MAX([.$M681])" office:value-type="float"/>
          <table:table-cell table:formula="of:=MAX([.$N681])" office:value-type="float"/>
        </table:table-row>
        <table:table-row table:style-name="ro1">
          <table:table-cell office:value-type="string">
            <text:p>c7552/c7552.lp.6.2</text:p>
          </table:table-cell>
          <table:table-cell office:value-type="float" office:value="0.09645"/>
          <table:table-cell office:value-type="float" office:value="0.087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6.0"/>
          <table:table-cell office:value-type="float" office:value="10526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2])" office:value-type="float"/>
          <table:table-cell table:formula="of:=MIN([.$C682])" office:value-type="float"/>
          <table:table-cell table:formula="of:=MIN([.$D682])" office:value-type="float"/>
          <table:table-cell table:formula="of:=MIN([.$E682])" office:value-type="float"/>
          <table:table-cell table:formula="of:=MIN([.$F682])" office:value-type="float"/>
          <table:table-cell table:formula="of:=MIN([.$G682])" office:value-type="float"/>
          <table:table-cell table:formula="of:=MIN([.$H682])" office:value-type="float"/>
          <table:table-cell table:formula="of:=MIN([.$I682])" office:value-type="float"/>
          <table:table-cell table:formula="of:=MIN([.$J682])" office:value-type="float"/>
          <table:table-cell table:formula="of:=MIN([.$K682])" office:value-type="float"/>
          <table:table-cell table:formula="of:=MIN([.$L682])" office:value-type="float"/>
          <table:table-cell table:formula="of:=MIN([.$M682])" office:value-type="float"/>
          <table:table-cell table:formula="of:=MIN([.$N682])" office:value-type="float"/>
          <table:table-cell table:formula="of:=MEDIAN([.$B682])" office:value-type="float"/>
          <table:table-cell table:formula="of:=MEDIAN([.$C682])" office:value-type="float"/>
          <table:table-cell table:formula="of:=MEDIAN([.$D682])" office:value-type="float"/>
          <table:table-cell table:formula="of:=MEDIAN([.$E682])" office:value-type="float"/>
          <table:table-cell table:formula="of:=MEDIAN([.$F682])" office:value-type="float"/>
          <table:table-cell table:formula="of:=MEDIAN([.$G682])" office:value-type="float"/>
          <table:table-cell table:formula="of:=MEDIAN([.$H682])" office:value-type="float"/>
          <table:table-cell table:formula="of:=MEDIAN([.$I682])" office:value-type="float"/>
          <table:table-cell table:formula="of:=MEDIAN([.$J682])" office:value-type="float"/>
          <table:table-cell table:formula="of:=MEDIAN([.$K682])" office:value-type="float"/>
          <table:table-cell table:formula="of:=MEDIAN([.$L682])" office:value-type="float"/>
          <table:table-cell table:formula="of:=MEDIAN([.$M682])" office:value-type="float"/>
          <table:table-cell table:formula="of:=MEDIAN([.$N682])" office:value-type="float"/>
          <table:table-cell table:formula="of:=MAX([.$B682])" office:value-type="float"/>
          <table:table-cell table:formula="of:=MAX([.$C682])" office:value-type="float"/>
          <table:table-cell table:formula="of:=MAX([.$D682])" office:value-type="float"/>
          <table:table-cell table:formula="of:=MAX([.$E682])" office:value-type="float"/>
          <table:table-cell table:formula="of:=MAX([.$F682])" office:value-type="float"/>
          <table:table-cell table:formula="of:=MAX([.$G682])" office:value-type="float"/>
          <table:table-cell table:formula="of:=MAX([.$H682])" office:value-type="float"/>
          <table:table-cell table:formula="of:=MAX([.$I682])" office:value-type="float"/>
          <table:table-cell table:formula="of:=MAX([.$J682])" office:value-type="float"/>
          <table:table-cell table:formula="of:=MAX([.$K682])" office:value-type="float"/>
          <table:table-cell table:formula="of:=MAX([.$L682])" office:value-type="float"/>
          <table:table-cell table:formula="of:=MAX([.$M682])" office:value-type="float"/>
          <table:table-cell table:formula="of:=MAX([.$N682])" office:value-type="float"/>
        </table:table-row>
        <table:table-row table:style-name="ro1">
          <table:table-cell office:value-type="string">
            <text:p>c7552/c7552.lp.6.3</text:p>
          </table:table-cell>
          <table:table-cell office:value-type="float" office:value="0.081981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3.0"/>
          <table:table-cell office:value-type="float" office:value="10523.0"/>
          <table:table-cell office:value-type="float" office:value="16198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3])" office:value-type="float"/>
          <table:table-cell table:formula="of:=MIN([.$C683])" office:value-type="float"/>
          <table:table-cell table:formula="of:=MIN([.$D683])" office:value-type="float"/>
          <table:table-cell table:formula="of:=MIN([.$E683])" office:value-type="float"/>
          <table:table-cell table:formula="of:=MIN([.$F683])" office:value-type="float"/>
          <table:table-cell table:formula="of:=MIN([.$G683])" office:value-type="float"/>
          <table:table-cell table:formula="of:=MIN([.$H683])" office:value-type="float"/>
          <table:table-cell table:formula="of:=MIN([.$I683])" office:value-type="float"/>
          <table:table-cell table:formula="of:=MIN([.$J683])" office:value-type="float"/>
          <table:table-cell table:formula="of:=MIN([.$K683])" office:value-type="float"/>
          <table:table-cell table:formula="of:=MIN([.$L683])" office:value-type="float"/>
          <table:table-cell table:formula="of:=MIN([.$M683])" office:value-type="float"/>
          <table:table-cell table:formula="of:=MIN([.$N683])" office:value-type="float"/>
          <table:table-cell table:formula="of:=MEDIAN([.$B683])" office:value-type="float"/>
          <table:table-cell table:formula="of:=MEDIAN([.$C683])" office:value-type="float"/>
          <table:table-cell table:formula="of:=MEDIAN([.$D683])" office:value-type="float"/>
          <table:table-cell table:formula="of:=MEDIAN([.$E683])" office:value-type="float"/>
          <table:table-cell table:formula="of:=MEDIAN([.$F683])" office:value-type="float"/>
          <table:table-cell table:formula="of:=MEDIAN([.$G683])" office:value-type="float"/>
          <table:table-cell table:formula="of:=MEDIAN([.$H683])" office:value-type="float"/>
          <table:table-cell table:formula="of:=MEDIAN([.$I683])" office:value-type="float"/>
          <table:table-cell table:formula="of:=MEDIAN([.$J683])" office:value-type="float"/>
          <table:table-cell table:formula="of:=MEDIAN([.$K683])" office:value-type="float"/>
          <table:table-cell table:formula="of:=MEDIAN([.$L683])" office:value-type="float"/>
          <table:table-cell table:formula="of:=MEDIAN([.$M683])" office:value-type="float"/>
          <table:table-cell table:formula="of:=MEDIAN([.$N683])" office:value-type="float"/>
          <table:table-cell table:formula="of:=MAX([.$B683])" office:value-type="float"/>
          <table:table-cell table:formula="of:=MAX([.$C683])" office:value-type="float"/>
          <table:table-cell table:formula="of:=MAX([.$D683])" office:value-type="float"/>
          <table:table-cell table:formula="of:=MAX([.$E683])" office:value-type="float"/>
          <table:table-cell table:formula="of:=MAX([.$F683])" office:value-type="float"/>
          <table:table-cell table:formula="of:=MAX([.$G683])" office:value-type="float"/>
          <table:table-cell table:formula="of:=MAX([.$H683])" office:value-type="float"/>
          <table:table-cell table:formula="of:=MAX([.$I683])" office:value-type="float"/>
          <table:table-cell table:formula="of:=MAX([.$J683])" office:value-type="float"/>
          <table:table-cell table:formula="of:=MAX([.$K683])" office:value-type="float"/>
          <table:table-cell table:formula="of:=MAX([.$L683])" office:value-type="float"/>
          <table:table-cell table:formula="of:=MAX([.$M683])" office:value-type="float"/>
          <table:table-cell table:formula="of:=MAX([.$N683])" office:value-type="float"/>
        </table:table-row>
        <table:table-row table:style-name="ro1">
          <table:table-cell office:value-type="string">
            <text:p>c7552/c7552.lp.6.4</text:p>
          </table:table-cell>
          <table:table-cell office:value-type="float" office:value="0.080921"/>
          <table:table-cell office:value-type="float" office:value="0.073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0.0"/>
          <table:table-cell office:value-type="float" office:value="10520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4])" office:value-type="float"/>
          <table:table-cell table:formula="of:=MIN([.$C684])" office:value-type="float"/>
          <table:table-cell table:formula="of:=MIN([.$D684])" office:value-type="float"/>
          <table:table-cell table:formula="of:=MIN([.$E684])" office:value-type="float"/>
          <table:table-cell table:formula="of:=MIN([.$F684])" office:value-type="float"/>
          <table:table-cell table:formula="of:=MIN([.$G684])" office:value-type="float"/>
          <table:table-cell table:formula="of:=MIN([.$H684])" office:value-type="float"/>
          <table:table-cell table:formula="of:=MIN([.$I684])" office:value-type="float"/>
          <table:table-cell table:formula="of:=MIN([.$J684])" office:value-type="float"/>
          <table:table-cell table:formula="of:=MIN([.$K684])" office:value-type="float"/>
          <table:table-cell table:formula="of:=MIN([.$L684])" office:value-type="float"/>
          <table:table-cell table:formula="of:=MIN([.$M684])" office:value-type="float"/>
          <table:table-cell table:formula="of:=MIN([.$N684])" office:value-type="float"/>
          <table:table-cell table:formula="of:=MEDIAN([.$B684])" office:value-type="float"/>
          <table:table-cell table:formula="of:=MEDIAN([.$C684])" office:value-type="float"/>
          <table:table-cell table:formula="of:=MEDIAN([.$D684])" office:value-type="float"/>
          <table:table-cell table:formula="of:=MEDIAN([.$E684])" office:value-type="float"/>
          <table:table-cell table:formula="of:=MEDIAN([.$F684])" office:value-type="float"/>
          <table:table-cell table:formula="of:=MEDIAN([.$G684])" office:value-type="float"/>
          <table:table-cell table:formula="of:=MEDIAN([.$H684])" office:value-type="float"/>
          <table:table-cell table:formula="of:=MEDIAN([.$I684])" office:value-type="float"/>
          <table:table-cell table:formula="of:=MEDIAN([.$J684])" office:value-type="float"/>
          <table:table-cell table:formula="of:=MEDIAN([.$K684])" office:value-type="float"/>
          <table:table-cell table:formula="of:=MEDIAN([.$L684])" office:value-type="float"/>
          <table:table-cell table:formula="of:=MEDIAN([.$M684])" office:value-type="float"/>
          <table:table-cell table:formula="of:=MEDIAN([.$N684])" office:value-type="float"/>
          <table:table-cell table:formula="of:=MAX([.$B684])" office:value-type="float"/>
          <table:table-cell table:formula="of:=MAX([.$C684])" office:value-type="float"/>
          <table:table-cell table:formula="of:=MAX([.$D684])" office:value-type="float"/>
          <table:table-cell table:formula="of:=MAX([.$E684])" office:value-type="float"/>
          <table:table-cell table:formula="of:=MAX([.$F684])" office:value-type="float"/>
          <table:table-cell table:formula="of:=MAX([.$G684])" office:value-type="float"/>
          <table:table-cell table:formula="of:=MAX([.$H684])" office:value-type="float"/>
          <table:table-cell table:formula="of:=MAX([.$I684])" office:value-type="float"/>
          <table:table-cell table:formula="of:=MAX([.$J684])" office:value-type="float"/>
          <table:table-cell table:formula="of:=MAX([.$K684])" office:value-type="float"/>
          <table:table-cell table:formula="of:=MAX([.$L684])" office:value-type="float"/>
          <table:table-cell table:formula="of:=MAX([.$M684])" office:value-type="float"/>
          <table:table-cell table:formula="of:=MAX([.$N684])" office:value-type="float"/>
        </table:table-row>
        <table:table-row table:style-name="ro1">
          <table:table-cell office:value-type="string">
            <text:p>c7552/c7552.lp.6.5</text:p>
          </table:table-cell>
          <table:table-cell office:value-type="float" office:value="600.0"/>
          <table:table-cell office:value-type="float" office:value="600.018"/>
          <table:table-cell office:value-type="float" office:value="599.94"/>
          <table:table-cell office:value-type="float" office:value="560158.0"/>
          <table:table-cell office:value-type="float" office:value="1.0"/>
          <table:table-cell office:value-type="float" office:value="6.0"/>
          <table:table-cell office:value-type="float" office:value="111690.0"/>
          <table:table-cell office:value-type="float" office:value="644784151.0"/>
          <table:table-cell office:value-type="float" office:value="644784132.0"/>
          <table:table-cell office:value-type="float" office:value="16199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5])" office:value-type="float"/>
          <table:table-cell table:formula="of:=MIN([.$C685])" office:value-type="float"/>
          <table:table-cell table:formula="of:=MIN([.$D685])" office:value-type="float"/>
          <table:table-cell table:formula="of:=MIN([.$E685])" office:value-type="float"/>
          <table:table-cell table:formula="of:=MIN([.$F685])" office:value-type="float"/>
          <table:table-cell table:formula="of:=MIN([.$G685])" office:value-type="float"/>
          <table:table-cell table:formula="of:=MIN([.$H685])" office:value-type="float"/>
          <table:table-cell table:formula="of:=MIN([.$I685])" office:value-type="float"/>
          <table:table-cell table:formula="of:=MIN([.$J685])" office:value-type="float"/>
          <table:table-cell table:formula="of:=MIN([.$K685])" office:value-type="float"/>
          <table:table-cell table:formula="of:=MIN([.$L685])" office:value-type="float"/>
          <table:table-cell table:formula="of:=MIN([.$M685])" office:value-type="float"/>
          <table:table-cell table:formula="of:=MIN([.$N685])" office:value-type="float"/>
          <table:table-cell table:formula="of:=MEDIAN([.$B685])" office:value-type="float"/>
          <table:table-cell table:formula="of:=MEDIAN([.$C685])" office:value-type="float"/>
          <table:table-cell table:formula="of:=MEDIAN([.$D685])" office:value-type="float"/>
          <table:table-cell table:formula="of:=MEDIAN([.$E685])" office:value-type="float"/>
          <table:table-cell table:formula="of:=MEDIAN([.$F685])" office:value-type="float"/>
          <table:table-cell table:formula="of:=MEDIAN([.$G685])" office:value-type="float"/>
          <table:table-cell table:formula="of:=MEDIAN([.$H685])" office:value-type="float"/>
          <table:table-cell table:formula="of:=MEDIAN([.$I685])" office:value-type="float"/>
          <table:table-cell table:formula="of:=MEDIAN([.$J685])" office:value-type="float"/>
          <table:table-cell table:formula="of:=MEDIAN([.$K685])" office:value-type="float"/>
          <table:table-cell table:formula="of:=MEDIAN([.$L685])" office:value-type="float"/>
          <table:table-cell table:formula="of:=MEDIAN([.$M685])" office:value-type="float"/>
          <table:table-cell table:formula="of:=MEDIAN([.$N685])" office:value-type="float"/>
          <table:table-cell table:formula="of:=MAX([.$B685])" office:value-type="float"/>
          <table:table-cell table:formula="of:=MAX([.$C685])" office:value-type="float"/>
          <table:table-cell table:formula="of:=MAX([.$D685])" office:value-type="float"/>
          <table:table-cell table:formula="of:=MAX([.$E685])" office:value-type="float"/>
          <table:table-cell table:formula="of:=MAX([.$F685])" office:value-type="float"/>
          <table:table-cell table:formula="of:=MAX([.$G685])" office:value-type="float"/>
          <table:table-cell table:formula="of:=MAX([.$H685])" office:value-type="float"/>
          <table:table-cell table:formula="of:=MAX([.$I685])" office:value-type="float"/>
          <table:table-cell table:formula="of:=MAX([.$J685])" office:value-type="float"/>
          <table:table-cell table:formula="of:=MAX([.$K685])" office:value-type="float"/>
          <table:table-cell table:formula="of:=MAX([.$L685])" office:value-type="float"/>
          <table:table-cell table:formula="of:=MAX([.$M685])" office:value-type="float"/>
          <table:table-cell table:formula="of:=MAX([.$N685])" office:value-type="float"/>
        </table:table-row>
        <table:table-row table:style-name="ro1">
          <table:table-cell office:value-type="string">
            <text:p>c7552/c7552.lp.6.6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369856.0"/>
          <table:table-cell office:value-type="float" office:value="1.0"/>
          <table:table-cell office:value-type="float" office:value="5.0"/>
          <table:table-cell office:value-type="float" office:value="108886.0"/>
          <table:table-cell office:value-type="float" office:value="717279843.0"/>
          <table:table-cell office:value-type="float" office:value="717279842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6])" office:value-type="float"/>
          <table:table-cell table:formula="of:=MIN([.$C686])" office:value-type="float"/>
          <table:table-cell table:formula="of:=MIN([.$D686])" office:value-type="float"/>
          <table:table-cell table:formula="of:=MIN([.$E686])" office:value-type="float"/>
          <table:table-cell table:formula="of:=MIN([.$F686])" office:value-type="float"/>
          <table:table-cell table:formula="of:=MIN([.$G686])" office:value-type="float"/>
          <table:table-cell table:formula="of:=MIN([.$H686])" office:value-type="float"/>
          <table:table-cell table:formula="of:=MIN([.$I686])" office:value-type="float"/>
          <table:table-cell table:formula="of:=MIN([.$J686])" office:value-type="float"/>
          <table:table-cell table:formula="of:=MIN([.$K686])" office:value-type="float"/>
          <table:table-cell table:formula="of:=MIN([.$L686])" office:value-type="float"/>
          <table:table-cell table:formula="of:=MIN([.$M686])" office:value-type="float"/>
          <table:table-cell table:formula="of:=MIN([.$N686])" office:value-type="float"/>
          <table:table-cell table:formula="of:=MEDIAN([.$B686])" office:value-type="float"/>
          <table:table-cell table:formula="of:=MEDIAN([.$C686])" office:value-type="float"/>
          <table:table-cell table:formula="of:=MEDIAN([.$D686])" office:value-type="float"/>
          <table:table-cell table:formula="of:=MEDIAN([.$E686])" office:value-type="float"/>
          <table:table-cell table:formula="of:=MEDIAN([.$F686])" office:value-type="float"/>
          <table:table-cell table:formula="of:=MEDIAN([.$G686])" office:value-type="float"/>
          <table:table-cell table:formula="of:=MEDIAN([.$H686])" office:value-type="float"/>
          <table:table-cell table:formula="of:=MEDIAN([.$I686])" office:value-type="float"/>
          <table:table-cell table:formula="of:=MEDIAN([.$J686])" office:value-type="float"/>
          <table:table-cell table:formula="of:=MEDIAN([.$K686])" office:value-type="float"/>
          <table:table-cell table:formula="of:=MEDIAN([.$L686])" office:value-type="float"/>
          <table:table-cell table:formula="of:=MEDIAN([.$M686])" office:value-type="float"/>
          <table:table-cell table:formula="of:=MEDIAN([.$N686])" office:value-type="float"/>
          <table:table-cell table:formula="of:=MAX([.$B686])" office:value-type="float"/>
          <table:table-cell table:formula="of:=MAX([.$C686])" office:value-type="float"/>
          <table:table-cell table:formula="of:=MAX([.$D686])" office:value-type="float"/>
          <table:table-cell table:formula="of:=MAX([.$E686])" office:value-type="float"/>
          <table:table-cell table:formula="of:=MAX([.$F686])" office:value-type="float"/>
          <table:table-cell table:formula="of:=MAX([.$G686])" office:value-type="float"/>
          <table:table-cell table:formula="of:=MAX([.$H686])" office:value-type="float"/>
          <table:table-cell table:formula="of:=MAX([.$I686])" office:value-type="float"/>
          <table:table-cell table:formula="of:=MAX([.$J686])" office:value-type="float"/>
          <table:table-cell table:formula="of:=MAX([.$K686])" office:value-type="float"/>
          <table:table-cell table:formula="of:=MAX([.$L686])" office:value-type="float"/>
          <table:table-cell table:formula="of:=MAX([.$M686])" office:value-type="float"/>
          <table:table-cell table:formula="of:=MAX([.$N686])" office:value-type="float"/>
        </table:table-row>
        <table:table-row table:style-name="ro1">
          <table:table-cell office:value-type="string">
            <text:p>c7552/c7552.lp.6.7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679145.0"/>
          <table:table-cell office:value-type="float" office:value="1.0"/>
          <table:table-cell office:value-type="float" office:value="7.0"/>
          <table:table-cell office:value-type="float" office:value="151207.0"/>
          <table:table-cell office:value-type="float" office:value="574072222.0"/>
          <table:table-cell office:value-type="float" office:value="574072187.0"/>
          <table:table-cell office:value-type="float" office:value="16203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7])" office:value-type="float"/>
          <table:table-cell table:formula="of:=MIN([.$C687])" office:value-type="float"/>
          <table:table-cell table:formula="of:=MIN([.$D687])" office:value-type="float"/>
          <table:table-cell table:formula="of:=MIN([.$E687])" office:value-type="float"/>
          <table:table-cell table:formula="of:=MIN([.$F687])" office:value-type="float"/>
          <table:table-cell table:formula="of:=MIN([.$G687])" office:value-type="float"/>
          <table:table-cell table:formula="of:=MIN([.$H687])" office:value-type="float"/>
          <table:table-cell table:formula="of:=MIN([.$I687])" office:value-type="float"/>
          <table:table-cell table:formula="of:=MIN([.$J687])" office:value-type="float"/>
          <table:table-cell table:formula="of:=MIN([.$K687])" office:value-type="float"/>
          <table:table-cell table:formula="of:=MIN([.$L687])" office:value-type="float"/>
          <table:table-cell table:formula="of:=MIN([.$M687])" office:value-type="float"/>
          <table:table-cell table:formula="of:=MIN([.$N687])" office:value-type="float"/>
          <table:table-cell table:formula="of:=MEDIAN([.$B687])" office:value-type="float"/>
          <table:table-cell table:formula="of:=MEDIAN([.$C687])" office:value-type="float"/>
          <table:table-cell table:formula="of:=MEDIAN([.$D687])" office:value-type="float"/>
          <table:table-cell table:formula="of:=MEDIAN([.$E687])" office:value-type="float"/>
          <table:table-cell table:formula="of:=MEDIAN([.$F687])" office:value-type="float"/>
          <table:table-cell table:formula="of:=MEDIAN([.$G687])" office:value-type="float"/>
          <table:table-cell table:formula="of:=MEDIAN([.$H687])" office:value-type="float"/>
          <table:table-cell table:formula="of:=MEDIAN([.$I687])" office:value-type="float"/>
          <table:table-cell table:formula="of:=MEDIAN([.$J687])" office:value-type="float"/>
          <table:table-cell table:formula="of:=MEDIAN([.$K687])" office:value-type="float"/>
          <table:table-cell table:formula="of:=MEDIAN([.$L687])" office:value-type="float"/>
          <table:table-cell table:formula="of:=MEDIAN([.$M687])" office:value-type="float"/>
          <table:table-cell table:formula="of:=MEDIAN([.$N687])" office:value-type="float"/>
          <table:table-cell table:formula="of:=MAX([.$B687])" office:value-type="float"/>
          <table:table-cell table:formula="of:=MAX([.$C687])" office:value-type="float"/>
          <table:table-cell table:formula="of:=MAX([.$D687])" office:value-type="float"/>
          <table:table-cell table:formula="of:=MAX([.$E687])" office:value-type="float"/>
          <table:table-cell table:formula="of:=MAX([.$F687])" office:value-type="float"/>
          <table:table-cell table:formula="of:=MAX([.$G687])" office:value-type="float"/>
          <table:table-cell table:formula="of:=MAX([.$H687])" office:value-type="float"/>
          <table:table-cell table:formula="of:=MAX([.$I687])" office:value-type="float"/>
          <table:table-cell table:formula="of:=MAX([.$J687])" office:value-type="float"/>
          <table:table-cell table:formula="of:=MAX([.$K687])" office:value-type="float"/>
          <table:table-cell table:formula="of:=MAX([.$L687])" office:value-type="float"/>
          <table:table-cell table:formula="of:=MAX([.$M687])" office:value-type="float"/>
          <table:table-cell table:formula="of:=MAX([.$N687])" office:value-type="float"/>
        </table:table-row>
        <table:table-row table:style-name="ro1">
          <table:table-cell office:value-type="string">
            <text:p>c7552/c7552.lp.6.8</text:p>
          </table:table-cell>
          <table:table-cell office:value-type="float" office:value="600.0"/>
          <table:table-cell office:value-type="float" office:value="600.017"/>
          <table:table-cell office:value-type="float" office:value="599.95"/>
          <table:table-cell office:value-type="float" office:value="413446.0"/>
          <table:table-cell office:value-type="float" office:value="1.0"/>
          <table:table-cell office:value-type="float" office:value="11.0"/>
          <table:table-cell office:value-type="float" office:value="249911.0"/>
          <table:table-cell office:value-type="float" office:value="670065989.0"/>
          <table:table-cell office:value-type="float" office:value="670065729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8])" office:value-type="float"/>
          <table:table-cell table:formula="of:=MIN([.$C688])" office:value-type="float"/>
          <table:table-cell table:formula="of:=MIN([.$D688])" office:value-type="float"/>
          <table:table-cell table:formula="of:=MIN([.$E688])" office:value-type="float"/>
          <table:table-cell table:formula="of:=MIN([.$F688])" office:value-type="float"/>
          <table:table-cell table:formula="of:=MIN([.$G688])" office:value-type="float"/>
          <table:table-cell table:formula="of:=MIN([.$H688])" office:value-type="float"/>
          <table:table-cell table:formula="of:=MIN([.$I688])" office:value-type="float"/>
          <table:table-cell table:formula="of:=MIN([.$J688])" office:value-type="float"/>
          <table:table-cell table:formula="of:=MIN([.$K688])" office:value-type="float"/>
          <table:table-cell table:formula="of:=MIN([.$L688])" office:value-type="float"/>
          <table:table-cell table:formula="of:=MIN([.$M688])" office:value-type="float"/>
          <table:table-cell table:formula="of:=MIN([.$N688])" office:value-type="float"/>
          <table:table-cell table:formula="of:=MEDIAN([.$B688])" office:value-type="float"/>
          <table:table-cell table:formula="of:=MEDIAN([.$C688])" office:value-type="float"/>
          <table:table-cell table:formula="of:=MEDIAN([.$D688])" office:value-type="float"/>
          <table:table-cell table:formula="of:=MEDIAN([.$E688])" office:value-type="float"/>
          <table:table-cell table:formula="of:=MEDIAN([.$F688])" office:value-type="float"/>
          <table:table-cell table:formula="of:=MEDIAN([.$G688])" office:value-type="float"/>
          <table:table-cell table:formula="of:=MEDIAN([.$H688])" office:value-type="float"/>
          <table:table-cell table:formula="of:=MEDIAN([.$I688])" office:value-type="float"/>
          <table:table-cell table:formula="of:=MEDIAN([.$J688])" office:value-type="float"/>
          <table:table-cell table:formula="of:=MEDIAN([.$K688])" office:value-type="float"/>
          <table:table-cell table:formula="of:=MEDIAN([.$L688])" office:value-type="float"/>
          <table:table-cell table:formula="of:=MEDIAN([.$M688])" office:value-type="float"/>
          <table:table-cell table:formula="of:=MEDIAN([.$N688])" office:value-type="float"/>
          <table:table-cell table:formula="of:=MAX([.$B688])" office:value-type="float"/>
          <table:table-cell table:formula="of:=MAX([.$C688])" office:value-type="float"/>
          <table:table-cell table:formula="of:=MAX([.$D688])" office:value-type="float"/>
          <table:table-cell table:formula="of:=MAX([.$E688])" office:value-type="float"/>
          <table:table-cell table:formula="of:=MAX([.$F688])" office:value-type="float"/>
          <table:table-cell table:formula="of:=MAX([.$G688])" office:value-type="float"/>
          <table:table-cell table:formula="of:=MAX([.$H688])" office:value-type="float"/>
          <table:table-cell table:formula="of:=MAX([.$I688])" office:value-type="float"/>
          <table:table-cell table:formula="of:=MAX([.$J688])" office:value-type="float"/>
          <table:table-cell table:formula="of:=MAX([.$K688])" office:value-type="float"/>
          <table:table-cell table:formula="of:=MAX([.$L688])" office:value-type="float"/>
          <table:table-cell table:formula="of:=MAX([.$M688])" office:value-type="float"/>
          <table:table-cell table:formula="of:=MAX([.$N688])" office:value-type="float"/>
        </table:table-row>
        <table:table-row table:style-name="ro1">
          <table:table-cell office:value-type="string">
            <text:p>c7552/c7552.lp.7.1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477252.0"/>
          <table:table-cell office:value-type="float" office:value="1.0"/>
          <table:table-cell office:value-type="float" office:value="8.0"/>
          <table:table-cell office:value-type="float" office:value="173019.0"/>
          <table:table-cell office:value-type="float" office:value="708370751.0"/>
          <table:table-cell office:value-type="float" office:value="708370694.0"/>
          <table:table-cell office:value-type="float" office:value="16241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89])" office:value-type="float"/>
          <table:table-cell table:formula="of:=MIN([.$C689])" office:value-type="float"/>
          <table:table-cell table:formula="of:=MIN([.$D689])" office:value-type="float"/>
          <table:table-cell table:formula="of:=MIN([.$E689])" office:value-type="float"/>
          <table:table-cell table:formula="of:=MIN([.$F689])" office:value-type="float"/>
          <table:table-cell table:formula="of:=MIN([.$G689])" office:value-type="float"/>
          <table:table-cell table:formula="of:=MIN([.$H689])" office:value-type="float"/>
          <table:table-cell table:formula="of:=MIN([.$I689])" office:value-type="float"/>
          <table:table-cell table:formula="of:=MIN([.$J689])" office:value-type="float"/>
          <table:table-cell table:formula="of:=MIN([.$K689])" office:value-type="float"/>
          <table:table-cell table:formula="of:=MIN([.$L689])" office:value-type="float"/>
          <table:table-cell table:formula="of:=MIN([.$M689])" office:value-type="float"/>
          <table:table-cell table:formula="of:=MIN([.$N689])" office:value-type="float"/>
          <table:table-cell table:formula="of:=MEDIAN([.$B689])" office:value-type="float"/>
          <table:table-cell table:formula="of:=MEDIAN([.$C689])" office:value-type="float"/>
          <table:table-cell table:formula="of:=MEDIAN([.$D689])" office:value-type="float"/>
          <table:table-cell table:formula="of:=MEDIAN([.$E689])" office:value-type="float"/>
          <table:table-cell table:formula="of:=MEDIAN([.$F689])" office:value-type="float"/>
          <table:table-cell table:formula="of:=MEDIAN([.$G689])" office:value-type="float"/>
          <table:table-cell table:formula="of:=MEDIAN([.$H689])" office:value-type="float"/>
          <table:table-cell table:formula="of:=MEDIAN([.$I689])" office:value-type="float"/>
          <table:table-cell table:formula="of:=MEDIAN([.$J689])" office:value-type="float"/>
          <table:table-cell table:formula="of:=MEDIAN([.$K689])" office:value-type="float"/>
          <table:table-cell table:formula="of:=MEDIAN([.$L689])" office:value-type="float"/>
          <table:table-cell table:formula="of:=MEDIAN([.$M689])" office:value-type="float"/>
          <table:table-cell table:formula="of:=MEDIAN([.$N689])" office:value-type="float"/>
          <table:table-cell table:formula="of:=MAX([.$B689])" office:value-type="float"/>
          <table:table-cell table:formula="of:=MAX([.$C689])" office:value-type="float"/>
          <table:table-cell table:formula="of:=MAX([.$D689])" office:value-type="float"/>
          <table:table-cell table:formula="of:=MAX([.$E689])" office:value-type="float"/>
          <table:table-cell table:formula="of:=MAX([.$F689])" office:value-type="float"/>
          <table:table-cell table:formula="of:=MAX([.$G689])" office:value-type="float"/>
          <table:table-cell table:formula="of:=MAX([.$H689])" office:value-type="float"/>
          <table:table-cell table:formula="of:=MAX([.$I689])" office:value-type="float"/>
          <table:table-cell table:formula="of:=MAX([.$J689])" office:value-type="float"/>
          <table:table-cell table:formula="of:=MAX([.$K689])" office:value-type="float"/>
          <table:table-cell table:formula="of:=MAX([.$L689])" office:value-type="float"/>
          <table:table-cell table:formula="of:=MAX([.$M689])" office:value-type="float"/>
          <table:table-cell table:formula="of:=MAX([.$N689])" office:value-type="float"/>
        </table:table-row>
        <table:table-row table:style-name="ro1">
          <table:table-cell office:value-type="string">
            <text:p>c7552/c7552.lp.7.2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717975.0"/>
          <table:table-cell office:value-type="float" office:value="1.0"/>
          <table:table-cell office:value-type="float" office:value="6.0"/>
          <table:table-cell office:value-type="float" office:value="156571.0"/>
          <table:table-cell office:value-type="float" office:value="666744753.0"/>
          <table:table-cell office:value-type="float" office:value="666744475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0])" office:value-type="float"/>
          <table:table-cell table:formula="of:=MIN([.$C690])" office:value-type="float"/>
          <table:table-cell table:formula="of:=MIN([.$D690])" office:value-type="float"/>
          <table:table-cell table:formula="of:=MIN([.$E690])" office:value-type="float"/>
          <table:table-cell table:formula="of:=MIN([.$F690])" office:value-type="float"/>
          <table:table-cell table:formula="of:=MIN([.$G690])" office:value-type="float"/>
          <table:table-cell table:formula="of:=MIN([.$H690])" office:value-type="float"/>
          <table:table-cell table:formula="of:=MIN([.$I690])" office:value-type="float"/>
          <table:table-cell table:formula="of:=MIN([.$J690])" office:value-type="float"/>
          <table:table-cell table:formula="of:=MIN([.$K690])" office:value-type="float"/>
          <table:table-cell table:formula="of:=MIN([.$L690])" office:value-type="float"/>
          <table:table-cell table:formula="of:=MIN([.$M690])" office:value-type="float"/>
          <table:table-cell table:formula="of:=MIN([.$N690])" office:value-type="float"/>
          <table:table-cell table:formula="of:=MEDIAN([.$B690])" office:value-type="float"/>
          <table:table-cell table:formula="of:=MEDIAN([.$C690])" office:value-type="float"/>
          <table:table-cell table:formula="of:=MEDIAN([.$D690])" office:value-type="float"/>
          <table:table-cell table:formula="of:=MEDIAN([.$E690])" office:value-type="float"/>
          <table:table-cell table:formula="of:=MEDIAN([.$F690])" office:value-type="float"/>
          <table:table-cell table:formula="of:=MEDIAN([.$G690])" office:value-type="float"/>
          <table:table-cell table:formula="of:=MEDIAN([.$H690])" office:value-type="float"/>
          <table:table-cell table:formula="of:=MEDIAN([.$I690])" office:value-type="float"/>
          <table:table-cell table:formula="of:=MEDIAN([.$J690])" office:value-type="float"/>
          <table:table-cell table:formula="of:=MEDIAN([.$K690])" office:value-type="float"/>
          <table:table-cell table:formula="of:=MEDIAN([.$L690])" office:value-type="float"/>
          <table:table-cell table:formula="of:=MEDIAN([.$M690])" office:value-type="float"/>
          <table:table-cell table:formula="of:=MEDIAN([.$N690])" office:value-type="float"/>
          <table:table-cell table:formula="of:=MAX([.$B690])" office:value-type="float"/>
          <table:table-cell table:formula="of:=MAX([.$C690])" office:value-type="float"/>
          <table:table-cell table:formula="of:=MAX([.$D690])" office:value-type="float"/>
          <table:table-cell table:formula="of:=MAX([.$E690])" office:value-type="float"/>
          <table:table-cell table:formula="of:=MAX([.$F690])" office:value-type="float"/>
          <table:table-cell table:formula="of:=MAX([.$G690])" office:value-type="float"/>
          <table:table-cell table:formula="of:=MAX([.$H690])" office:value-type="float"/>
          <table:table-cell table:formula="of:=MAX([.$I690])" office:value-type="float"/>
          <table:table-cell table:formula="of:=MAX([.$J690])" office:value-type="float"/>
          <table:table-cell table:formula="of:=MAX([.$K690])" office:value-type="float"/>
          <table:table-cell table:formula="of:=MAX([.$L690])" office:value-type="float"/>
          <table:table-cell table:formula="of:=MAX([.$M690])" office:value-type="float"/>
          <table:table-cell table:formula="of:=MAX([.$N690])" office:value-type="float"/>
        </table:table-row>
        <table:table-row table:style-name="ro1">
          <table:table-cell office:value-type="string">
            <text:p>c7552/c7552.lp.7.3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683930.0"/>
          <table:table-cell office:value-type="float" office:value="1.0"/>
          <table:table-cell office:value-type="float" office:value="10.0"/>
          <table:table-cell office:value-type="float" office:value="297926.0"/>
          <table:table-cell office:value-type="float" office:value="607203548.0"/>
          <table:table-cell office:value-type="float" office:value="607203016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1])" office:value-type="float"/>
          <table:table-cell table:formula="of:=MIN([.$C691])" office:value-type="float"/>
          <table:table-cell table:formula="of:=MIN([.$D691])" office:value-type="float"/>
          <table:table-cell table:formula="of:=MIN([.$E691])" office:value-type="float"/>
          <table:table-cell table:formula="of:=MIN([.$F691])" office:value-type="float"/>
          <table:table-cell table:formula="of:=MIN([.$G691])" office:value-type="float"/>
          <table:table-cell table:formula="of:=MIN([.$H691])" office:value-type="float"/>
          <table:table-cell table:formula="of:=MIN([.$I691])" office:value-type="float"/>
          <table:table-cell table:formula="of:=MIN([.$J691])" office:value-type="float"/>
          <table:table-cell table:formula="of:=MIN([.$K691])" office:value-type="float"/>
          <table:table-cell table:formula="of:=MIN([.$L691])" office:value-type="float"/>
          <table:table-cell table:formula="of:=MIN([.$M691])" office:value-type="float"/>
          <table:table-cell table:formula="of:=MIN([.$N691])" office:value-type="float"/>
          <table:table-cell table:formula="of:=MEDIAN([.$B691])" office:value-type="float"/>
          <table:table-cell table:formula="of:=MEDIAN([.$C691])" office:value-type="float"/>
          <table:table-cell table:formula="of:=MEDIAN([.$D691])" office:value-type="float"/>
          <table:table-cell table:formula="of:=MEDIAN([.$E691])" office:value-type="float"/>
          <table:table-cell table:formula="of:=MEDIAN([.$F691])" office:value-type="float"/>
          <table:table-cell table:formula="of:=MEDIAN([.$G691])" office:value-type="float"/>
          <table:table-cell table:formula="of:=MEDIAN([.$H691])" office:value-type="float"/>
          <table:table-cell table:formula="of:=MEDIAN([.$I691])" office:value-type="float"/>
          <table:table-cell table:formula="of:=MEDIAN([.$J691])" office:value-type="float"/>
          <table:table-cell table:formula="of:=MEDIAN([.$K691])" office:value-type="float"/>
          <table:table-cell table:formula="of:=MEDIAN([.$L691])" office:value-type="float"/>
          <table:table-cell table:formula="of:=MEDIAN([.$M691])" office:value-type="float"/>
          <table:table-cell table:formula="of:=MEDIAN([.$N691])" office:value-type="float"/>
          <table:table-cell table:formula="of:=MAX([.$B691])" office:value-type="float"/>
          <table:table-cell table:formula="of:=MAX([.$C691])" office:value-type="float"/>
          <table:table-cell table:formula="of:=MAX([.$D691])" office:value-type="float"/>
          <table:table-cell table:formula="of:=MAX([.$E691])" office:value-type="float"/>
          <table:table-cell table:formula="of:=MAX([.$F691])" office:value-type="float"/>
          <table:table-cell table:formula="of:=MAX([.$G691])" office:value-type="float"/>
          <table:table-cell table:formula="of:=MAX([.$H691])" office:value-type="float"/>
          <table:table-cell table:formula="of:=MAX([.$I691])" office:value-type="float"/>
          <table:table-cell table:formula="of:=MAX([.$J691])" office:value-type="float"/>
          <table:table-cell table:formula="of:=MAX([.$K691])" office:value-type="float"/>
          <table:table-cell table:formula="of:=MAX([.$L691])" office:value-type="float"/>
          <table:table-cell table:formula="of:=MAX([.$M691])" office:value-type="float"/>
          <table:table-cell table:formula="of:=MAX([.$N691])" office:value-type="float"/>
        </table:table-row>
        <table:table-row table:style-name="ro1">
          <table:table-cell office:value-type="string">
            <text:p>c7552/c7552.lp.7.4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98806.0"/>
          <table:table-cell office:value-type="float" office:value="1.0"/>
          <table:table-cell office:value-type="float" office:value="7.0"/>
          <table:table-cell office:value-type="float" office:value="259375.0"/>
          <table:table-cell office:value-type="float" office:value="641384252.0"/>
          <table:table-cell office:value-type="float" office:value="641365567.0"/>
          <table:table-cell office:value-type="float" office:value="16237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92])" office:value-type="float"/>
          <table:table-cell table:formula="of:=MIN([.$C692])" office:value-type="float"/>
          <table:table-cell table:formula="of:=MIN([.$D692])" office:value-type="float"/>
          <table:table-cell table:formula="of:=MIN([.$E692])" office:value-type="float"/>
          <table:table-cell table:formula="of:=MIN([.$F692])" office:value-type="float"/>
          <table:table-cell table:formula="of:=MIN([.$G692])" office:value-type="float"/>
          <table:table-cell table:formula="of:=MIN([.$H692])" office:value-type="float"/>
          <table:table-cell table:formula="of:=MIN([.$I692])" office:value-type="float"/>
          <table:table-cell table:formula="of:=MIN([.$J692])" office:value-type="float"/>
          <table:table-cell table:formula="of:=MIN([.$K692])" office:value-type="float"/>
          <table:table-cell table:formula="of:=MIN([.$L692])" office:value-type="float"/>
          <table:table-cell table:formula="of:=MIN([.$M692])" office:value-type="float"/>
          <table:table-cell table:formula="of:=MIN([.$N692])" office:value-type="float"/>
          <table:table-cell table:formula="of:=MEDIAN([.$B692])" office:value-type="float"/>
          <table:table-cell table:formula="of:=MEDIAN([.$C692])" office:value-type="float"/>
          <table:table-cell table:formula="of:=MEDIAN([.$D692])" office:value-type="float"/>
          <table:table-cell table:formula="of:=MEDIAN([.$E692])" office:value-type="float"/>
          <table:table-cell table:formula="of:=MEDIAN([.$F692])" office:value-type="float"/>
          <table:table-cell table:formula="of:=MEDIAN([.$G692])" office:value-type="float"/>
          <table:table-cell table:formula="of:=MEDIAN([.$H692])" office:value-type="float"/>
          <table:table-cell table:formula="of:=MEDIAN([.$I692])" office:value-type="float"/>
          <table:table-cell table:formula="of:=MEDIAN([.$J692])" office:value-type="float"/>
          <table:table-cell table:formula="of:=MEDIAN([.$K692])" office:value-type="float"/>
          <table:table-cell table:formula="of:=MEDIAN([.$L692])" office:value-type="float"/>
          <table:table-cell table:formula="of:=MEDIAN([.$M692])" office:value-type="float"/>
          <table:table-cell table:formula="of:=MEDIAN([.$N692])" office:value-type="float"/>
          <table:table-cell table:formula="of:=MAX([.$B692])" office:value-type="float"/>
          <table:table-cell table:formula="of:=MAX([.$C692])" office:value-type="float"/>
          <table:table-cell table:formula="of:=MAX([.$D692])" office:value-type="float"/>
          <table:table-cell table:formula="of:=MAX([.$E692])" office:value-type="float"/>
          <table:table-cell table:formula="of:=MAX([.$F692])" office:value-type="float"/>
          <table:table-cell table:formula="of:=MAX([.$G692])" office:value-type="float"/>
          <table:table-cell table:formula="of:=MAX([.$H692])" office:value-type="float"/>
          <table:table-cell table:formula="of:=MAX([.$I692])" office:value-type="float"/>
          <table:table-cell table:formula="of:=MAX([.$J692])" office:value-type="float"/>
          <table:table-cell table:formula="of:=MAX([.$K692])" office:value-type="float"/>
          <table:table-cell table:formula="of:=MAX([.$L692])" office:value-type="float"/>
          <table:table-cell table:formula="of:=MAX([.$M692])" office:value-type="float"/>
          <table:table-cell table:formula="of:=MAX([.$N692])" office:value-type="float"/>
        </table:table-row>
        <table:table-row table:style-name="ro1">
          <table:table-cell office:value-type="string">
            <text:p>c7552/c7552.lp.7.5</text:p>
          </table:table-cell>
          <table:table-cell office:value-type="float" office:value="600.0"/>
          <table:table-cell office:value-type="float" office:value="600.027"/>
          <table:table-cell office:value-type="float" office:value="599.96"/>
          <table:table-cell office:value-type="float" office:value="714616.0"/>
          <table:table-cell office:value-type="float" office:value="1.0"/>
          <table:table-cell office:value-type="float" office:value="7.0"/>
          <table:table-cell office:value-type="float" office:value="212812.0"/>
          <table:table-cell office:value-type="float" office:value="639080441.0"/>
          <table:table-cell office:value-type="float" office:value="639080419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3])" office:value-type="float"/>
          <table:table-cell table:formula="of:=MIN([.$C693])" office:value-type="float"/>
          <table:table-cell table:formula="of:=MIN([.$D693])" office:value-type="float"/>
          <table:table-cell table:formula="of:=MIN([.$E693])" office:value-type="float"/>
          <table:table-cell table:formula="of:=MIN([.$F693])" office:value-type="float"/>
          <table:table-cell table:formula="of:=MIN([.$G693])" office:value-type="float"/>
          <table:table-cell table:formula="of:=MIN([.$H693])" office:value-type="float"/>
          <table:table-cell table:formula="of:=MIN([.$I693])" office:value-type="float"/>
          <table:table-cell table:formula="of:=MIN([.$J693])" office:value-type="float"/>
          <table:table-cell table:formula="of:=MIN([.$K693])" office:value-type="float"/>
          <table:table-cell table:formula="of:=MIN([.$L693])" office:value-type="float"/>
          <table:table-cell table:formula="of:=MIN([.$M693])" office:value-type="float"/>
          <table:table-cell table:formula="of:=MIN([.$N693])" office:value-type="float"/>
          <table:table-cell table:formula="of:=MEDIAN([.$B693])" office:value-type="float"/>
          <table:table-cell table:formula="of:=MEDIAN([.$C693])" office:value-type="float"/>
          <table:table-cell table:formula="of:=MEDIAN([.$D693])" office:value-type="float"/>
          <table:table-cell table:formula="of:=MEDIAN([.$E693])" office:value-type="float"/>
          <table:table-cell table:formula="of:=MEDIAN([.$F693])" office:value-type="float"/>
          <table:table-cell table:formula="of:=MEDIAN([.$G693])" office:value-type="float"/>
          <table:table-cell table:formula="of:=MEDIAN([.$H693])" office:value-type="float"/>
          <table:table-cell table:formula="of:=MEDIAN([.$I693])" office:value-type="float"/>
          <table:table-cell table:formula="of:=MEDIAN([.$J693])" office:value-type="float"/>
          <table:table-cell table:formula="of:=MEDIAN([.$K693])" office:value-type="float"/>
          <table:table-cell table:formula="of:=MEDIAN([.$L693])" office:value-type="float"/>
          <table:table-cell table:formula="of:=MEDIAN([.$M693])" office:value-type="float"/>
          <table:table-cell table:formula="of:=MEDIAN([.$N693])" office:value-type="float"/>
          <table:table-cell table:formula="of:=MAX([.$B693])" office:value-type="float"/>
          <table:table-cell table:formula="of:=MAX([.$C693])" office:value-type="float"/>
          <table:table-cell table:formula="of:=MAX([.$D693])" office:value-type="float"/>
          <table:table-cell table:formula="of:=MAX([.$E693])" office:value-type="float"/>
          <table:table-cell table:formula="of:=MAX([.$F693])" office:value-type="float"/>
          <table:table-cell table:formula="of:=MAX([.$G693])" office:value-type="float"/>
          <table:table-cell table:formula="of:=MAX([.$H693])" office:value-type="float"/>
          <table:table-cell table:formula="of:=MAX([.$I693])" office:value-type="float"/>
          <table:table-cell table:formula="of:=MAX([.$J693])" office:value-type="float"/>
          <table:table-cell table:formula="of:=MAX([.$K693])" office:value-type="float"/>
          <table:table-cell table:formula="of:=MAX([.$L693])" office:value-type="float"/>
          <table:table-cell table:formula="of:=MAX([.$M693])" office:value-type="float"/>
          <table:table-cell table:formula="of:=MAX([.$N693])" office:value-type="float"/>
        </table:table-row>
        <table:table-row table:style-name="ro1">
          <table:table-cell office:value-type="string">
            <text:p>c7552/c7552.lp.7.6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48600.0"/>
          <table:table-cell office:value-type="float" office:value="1.0"/>
          <table:table-cell office:value-type="float" office:value="4.0"/>
          <table:table-cell office:value-type="float" office:value="119591.0"/>
          <table:table-cell office:value-type="float" office:value="622792449.0"/>
          <table:table-cell office:value-type="float" office:value="622792445.0"/>
          <table:table-cell office:value-type="float" office:value="16242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4])" office:value-type="float"/>
          <table:table-cell table:formula="of:=MIN([.$C694])" office:value-type="float"/>
          <table:table-cell table:formula="of:=MIN([.$D694])" office:value-type="float"/>
          <table:table-cell table:formula="of:=MIN([.$E694])" office:value-type="float"/>
          <table:table-cell table:formula="of:=MIN([.$F694])" office:value-type="float"/>
          <table:table-cell table:formula="of:=MIN([.$G694])" office:value-type="float"/>
          <table:table-cell table:formula="of:=MIN([.$H694])" office:value-type="float"/>
          <table:table-cell table:formula="of:=MIN([.$I694])" office:value-type="float"/>
          <table:table-cell table:formula="of:=MIN([.$J694])" office:value-type="float"/>
          <table:table-cell table:formula="of:=MIN([.$K694])" office:value-type="float"/>
          <table:table-cell table:formula="of:=MIN([.$L694])" office:value-type="float"/>
          <table:table-cell table:formula="of:=MIN([.$M694])" office:value-type="float"/>
          <table:table-cell table:formula="of:=MIN([.$N694])" office:value-type="float"/>
          <table:table-cell table:formula="of:=MEDIAN([.$B694])" office:value-type="float"/>
          <table:table-cell table:formula="of:=MEDIAN([.$C694])" office:value-type="float"/>
          <table:table-cell table:formula="of:=MEDIAN([.$D694])" office:value-type="float"/>
          <table:table-cell table:formula="of:=MEDIAN([.$E694])" office:value-type="float"/>
          <table:table-cell table:formula="of:=MEDIAN([.$F694])" office:value-type="float"/>
          <table:table-cell table:formula="of:=MEDIAN([.$G694])" office:value-type="float"/>
          <table:table-cell table:formula="of:=MEDIAN([.$H694])" office:value-type="float"/>
          <table:table-cell table:formula="of:=MEDIAN([.$I694])" office:value-type="float"/>
          <table:table-cell table:formula="of:=MEDIAN([.$J694])" office:value-type="float"/>
          <table:table-cell table:formula="of:=MEDIAN([.$K694])" office:value-type="float"/>
          <table:table-cell table:formula="of:=MEDIAN([.$L694])" office:value-type="float"/>
          <table:table-cell table:formula="of:=MEDIAN([.$M694])" office:value-type="float"/>
          <table:table-cell table:formula="of:=MEDIAN([.$N694])" office:value-type="float"/>
          <table:table-cell table:formula="of:=MAX([.$B694])" office:value-type="float"/>
          <table:table-cell table:formula="of:=MAX([.$C694])" office:value-type="float"/>
          <table:table-cell table:formula="of:=MAX([.$D694])" office:value-type="float"/>
          <table:table-cell table:formula="of:=MAX([.$E694])" office:value-type="float"/>
          <table:table-cell table:formula="of:=MAX([.$F694])" office:value-type="float"/>
          <table:table-cell table:formula="of:=MAX([.$G694])" office:value-type="float"/>
          <table:table-cell table:formula="of:=MAX([.$H694])" office:value-type="float"/>
          <table:table-cell table:formula="of:=MAX([.$I694])" office:value-type="float"/>
          <table:table-cell table:formula="of:=MAX([.$J694])" office:value-type="float"/>
          <table:table-cell table:formula="of:=MAX([.$K694])" office:value-type="float"/>
          <table:table-cell table:formula="of:=MAX([.$L694])" office:value-type="float"/>
          <table:table-cell table:formula="of:=MAX([.$M694])" office:value-type="float"/>
          <table:table-cell table:formula="of:=MAX([.$N694])" office:value-type="float"/>
        </table:table-row>
        <table:table-row table:style-name="ro1">
          <table:table-cell office:value-type="string">
            <text:p>c7552/c7552.lp.7.7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641649.0"/>
          <table:table-cell office:value-type="float" office:value="1.0"/>
          <table:table-cell office:value-type="float" office:value="8.0"/>
          <table:table-cell office:value-type="float" office:value="222299.0"/>
          <table:table-cell office:value-type="float" office:value="614510534.0"/>
          <table:table-cell office:value-type="float" office:value="614510519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5])" office:value-type="float"/>
          <table:table-cell table:formula="of:=MIN([.$C695])" office:value-type="float"/>
          <table:table-cell table:formula="of:=MIN([.$D695])" office:value-type="float"/>
          <table:table-cell table:formula="of:=MIN([.$E695])" office:value-type="float"/>
          <table:table-cell table:formula="of:=MIN([.$F695])" office:value-type="float"/>
          <table:table-cell table:formula="of:=MIN([.$G695])" office:value-type="float"/>
          <table:table-cell table:formula="of:=MIN([.$H695])" office:value-type="float"/>
          <table:table-cell table:formula="of:=MIN([.$I695])" office:value-type="float"/>
          <table:table-cell table:formula="of:=MIN([.$J695])" office:value-type="float"/>
          <table:table-cell table:formula="of:=MIN([.$K695])" office:value-type="float"/>
          <table:table-cell table:formula="of:=MIN([.$L695])" office:value-type="float"/>
          <table:table-cell table:formula="of:=MIN([.$M695])" office:value-type="float"/>
          <table:table-cell table:formula="of:=MIN([.$N695])" office:value-type="float"/>
          <table:table-cell table:formula="of:=MEDIAN([.$B695])" office:value-type="float"/>
          <table:table-cell table:formula="of:=MEDIAN([.$C695])" office:value-type="float"/>
          <table:table-cell table:formula="of:=MEDIAN([.$D695])" office:value-type="float"/>
          <table:table-cell table:formula="of:=MEDIAN([.$E695])" office:value-type="float"/>
          <table:table-cell table:formula="of:=MEDIAN([.$F695])" office:value-type="float"/>
          <table:table-cell table:formula="of:=MEDIAN([.$G695])" office:value-type="float"/>
          <table:table-cell table:formula="of:=MEDIAN([.$H695])" office:value-type="float"/>
          <table:table-cell table:formula="of:=MEDIAN([.$I695])" office:value-type="float"/>
          <table:table-cell table:formula="of:=MEDIAN([.$J695])" office:value-type="float"/>
          <table:table-cell table:formula="of:=MEDIAN([.$K695])" office:value-type="float"/>
          <table:table-cell table:formula="of:=MEDIAN([.$L695])" office:value-type="float"/>
          <table:table-cell table:formula="of:=MEDIAN([.$M695])" office:value-type="float"/>
          <table:table-cell table:formula="of:=MEDIAN([.$N695])" office:value-type="float"/>
          <table:table-cell table:formula="of:=MAX([.$B695])" office:value-type="float"/>
          <table:table-cell table:formula="of:=MAX([.$C695])" office:value-type="float"/>
          <table:table-cell table:formula="of:=MAX([.$D695])" office:value-type="float"/>
          <table:table-cell table:formula="of:=MAX([.$E695])" office:value-type="float"/>
          <table:table-cell table:formula="of:=MAX([.$F695])" office:value-type="float"/>
          <table:table-cell table:formula="of:=MAX([.$G695])" office:value-type="float"/>
          <table:table-cell table:formula="of:=MAX([.$H695])" office:value-type="float"/>
          <table:table-cell table:formula="of:=MAX([.$I695])" office:value-type="float"/>
          <table:table-cell table:formula="of:=MAX([.$J695])" office:value-type="float"/>
          <table:table-cell table:formula="of:=MAX([.$K695])" office:value-type="float"/>
          <table:table-cell table:formula="of:=MAX([.$L695])" office:value-type="float"/>
          <table:table-cell table:formula="of:=MAX([.$M695])" office:value-type="float"/>
          <table:table-cell table:formula="of:=MAX([.$N695])" office:value-type="float"/>
        </table:table-row>
        <table:table-row table:style-name="ro1">
          <table:table-cell office:value-type="string">
            <text:p>c7552/c7552.lp.7.8</text:p>
          </table:table-cell>
          <table:table-cell office:value-type="float" office:value="600.0"/>
          <table:table-cell office:value-type="float" office:value="600.018"/>
          <table:table-cell office:value-type="float" office:value="599.95"/>
          <table:table-cell office:value-type="float" office:value="679271.0"/>
          <table:table-cell office:value-type="float" office:value="1.0"/>
          <table:table-cell office:value-type="float" office:value="4.0"/>
          <table:table-cell office:value-type="float" office:value="178734.0"/>
          <table:table-cell office:value-type="float" office:value="645942486.0"/>
          <table:table-cell office:value-type="float" office:value="645942447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6])" office:value-type="float"/>
          <table:table-cell table:formula="of:=MIN([.$C696])" office:value-type="float"/>
          <table:table-cell table:formula="of:=MIN([.$D696])" office:value-type="float"/>
          <table:table-cell table:formula="of:=MIN([.$E696])" office:value-type="float"/>
          <table:table-cell table:formula="of:=MIN([.$F696])" office:value-type="float"/>
          <table:table-cell table:formula="of:=MIN([.$G696])" office:value-type="float"/>
          <table:table-cell table:formula="of:=MIN([.$H696])" office:value-type="float"/>
          <table:table-cell table:formula="of:=MIN([.$I696])" office:value-type="float"/>
          <table:table-cell table:formula="of:=MIN([.$J696])" office:value-type="float"/>
          <table:table-cell table:formula="of:=MIN([.$K696])" office:value-type="float"/>
          <table:table-cell table:formula="of:=MIN([.$L696])" office:value-type="float"/>
          <table:table-cell table:formula="of:=MIN([.$M696])" office:value-type="float"/>
          <table:table-cell table:formula="of:=MIN([.$N696])" office:value-type="float"/>
          <table:table-cell table:formula="of:=MEDIAN([.$B696])" office:value-type="float"/>
          <table:table-cell table:formula="of:=MEDIAN([.$C696])" office:value-type="float"/>
          <table:table-cell table:formula="of:=MEDIAN([.$D696])" office:value-type="float"/>
          <table:table-cell table:formula="of:=MEDIAN([.$E696])" office:value-type="float"/>
          <table:table-cell table:formula="of:=MEDIAN([.$F696])" office:value-type="float"/>
          <table:table-cell table:formula="of:=MEDIAN([.$G696])" office:value-type="float"/>
          <table:table-cell table:formula="of:=MEDIAN([.$H696])" office:value-type="float"/>
          <table:table-cell table:formula="of:=MEDIAN([.$I696])" office:value-type="float"/>
          <table:table-cell table:formula="of:=MEDIAN([.$J696])" office:value-type="float"/>
          <table:table-cell table:formula="of:=MEDIAN([.$K696])" office:value-type="float"/>
          <table:table-cell table:formula="of:=MEDIAN([.$L696])" office:value-type="float"/>
          <table:table-cell table:formula="of:=MEDIAN([.$M696])" office:value-type="float"/>
          <table:table-cell table:formula="of:=MEDIAN([.$N696])" office:value-type="float"/>
          <table:table-cell table:formula="of:=MAX([.$B696])" office:value-type="float"/>
          <table:table-cell table:formula="of:=MAX([.$C696])" office:value-type="float"/>
          <table:table-cell table:formula="of:=MAX([.$D696])" office:value-type="float"/>
          <table:table-cell table:formula="of:=MAX([.$E696])" office:value-type="float"/>
          <table:table-cell table:formula="of:=MAX([.$F696])" office:value-type="float"/>
          <table:table-cell table:formula="of:=MAX([.$G696])" office:value-type="float"/>
          <table:table-cell table:formula="of:=MAX([.$H696])" office:value-type="float"/>
          <table:table-cell table:formula="of:=MAX([.$I696])" office:value-type="float"/>
          <table:table-cell table:formula="of:=MAX([.$J696])" office:value-type="float"/>
          <table:table-cell table:formula="of:=MAX([.$K696])" office:value-type="float"/>
          <table:table-cell table:formula="of:=MAX([.$L696])" office:value-type="float"/>
          <table:table-cell table:formula="of:=MAX([.$M696])" office:value-type="float"/>
          <table:table-cell table:formula="of:=MAX([.$N696])" office:value-type="float"/>
        </table:table-row>
        <table:table-row table:style-name="ro1">
          <table:table-cell office:value-type="string">
            <text:p>c7552/c7552.lp.8.1</text:p>
          </table:table-cell>
          <table:table-cell office:value-type="float" office:value="0.07663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2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697])" office:value-type="float"/>
          <table:table-cell table:formula="of:=MIN([.$C697])" office:value-type="float"/>
          <table:table-cell table:formula="of:=MIN([.$D697])" office:value-type="float"/>
          <table:table-cell table:formula="of:=MIN([.$E697])" office:value-type="float"/>
          <table:table-cell table:formula="of:=MIN([.$F697])" office:value-type="float"/>
          <table:table-cell table:formula="of:=MIN([.$G697])" office:value-type="float"/>
          <table:table-cell table:formula="of:=MIN([.$H697])" office:value-type="float"/>
          <table:table-cell table:formula="of:=MIN([.$I697])" office:value-type="float"/>
          <table:table-cell table:formula="of:=MIN([.$J697])" office:value-type="float"/>
          <table:table-cell table:formula="of:=MIN([.$K697])" office:value-type="float"/>
          <table:table-cell table:formula="of:=MIN([.$L697])" office:value-type="float"/>
          <table:table-cell table:formula="of:=MIN([.$M697])" office:value-type="float"/>
          <table:table-cell table:formula="of:=MIN([.$N697])" office:value-type="float"/>
          <table:table-cell table:formula="of:=MEDIAN([.$B697])" office:value-type="float"/>
          <table:table-cell table:formula="of:=MEDIAN([.$C697])" office:value-type="float"/>
          <table:table-cell table:formula="of:=MEDIAN([.$D697])" office:value-type="float"/>
          <table:table-cell table:formula="of:=MEDIAN([.$E697])" office:value-type="float"/>
          <table:table-cell table:formula="of:=MEDIAN([.$F697])" office:value-type="float"/>
          <table:table-cell table:formula="of:=MEDIAN([.$G697])" office:value-type="float"/>
          <table:table-cell table:formula="of:=MEDIAN([.$H697])" office:value-type="float"/>
          <table:table-cell table:formula="of:=MEDIAN([.$I697])" office:value-type="float"/>
          <table:table-cell table:formula="of:=MEDIAN([.$J697])" office:value-type="float"/>
          <table:table-cell table:formula="of:=MEDIAN([.$K697])" office:value-type="float"/>
          <table:table-cell table:formula="of:=MEDIAN([.$L697])" office:value-type="float"/>
          <table:table-cell table:formula="of:=MEDIAN([.$M697])" office:value-type="float"/>
          <table:table-cell table:formula="of:=MEDIAN([.$N697])" office:value-type="float"/>
          <table:table-cell table:formula="of:=MAX([.$B697])" office:value-type="float"/>
          <table:table-cell table:formula="of:=MAX([.$C697])" office:value-type="float"/>
          <table:table-cell table:formula="of:=MAX([.$D697])" office:value-type="float"/>
          <table:table-cell table:formula="of:=MAX([.$E697])" office:value-type="float"/>
          <table:table-cell table:formula="of:=MAX([.$F697])" office:value-type="float"/>
          <table:table-cell table:formula="of:=MAX([.$G697])" office:value-type="float"/>
          <table:table-cell table:formula="of:=MAX([.$H697])" office:value-type="float"/>
          <table:table-cell table:formula="of:=MAX([.$I697])" office:value-type="float"/>
          <table:table-cell table:formula="of:=MAX([.$J697])" office:value-type="float"/>
          <table:table-cell table:formula="of:=MAX([.$K697])" office:value-type="float"/>
          <table:table-cell table:formula="of:=MAX([.$L697])" office:value-type="float"/>
          <table:table-cell table:formula="of:=MAX([.$M697])" office:value-type="float"/>
          <table:table-cell table:formula="of:=MAX([.$N697])" office:value-type="float"/>
        </table:table-row>
        <table:table-row table:style-name="ro1">
          <table:table-cell office:value-type="string">
            <text:p>c7552/c7552.lp.8.2</text:p>
          </table:table-cell>
          <table:table-cell office:value-type="float" office:value="600.0"/>
          <table:table-cell office:value-type="float" office:value="600.032"/>
          <table:table-cell office:value-type="float" office:value="599.97"/>
          <table:table-cell office:value-type="float" office:value="639072.0"/>
          <table:table-cell office:value-type="float" office:value="1.0"/>
          <table:table-cell office:value-type="float" office:value="10.0"/>
          <table:table-cell office:value-type="float" office:value="240696.0"/>
          <table:table-cell office:value-type="float" office:value="672613596.0"/>
          <table:table-cell office:value-type="float" office:value="672613589.0"/>
          <table:table-cell office:value-type="float" office:value="1622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8])" office:value-type="float"/>
          <table:table-cell table:formula="of:=MIN([.$C698])" office:value-type="float"/>
          <table:table-cell table:formula="of:=MIN([.$D698])" office:value-type="float"/>
          <table:table-cell table:formula="of:=MIN([.$E698])" office:value-type="float"/>
          <table:table-cell table:formula="of:=MIN([.$F698])" office:value-type="float"/>
          <table:table-cell table:formula="of:=MIN([.$G698])" office:value-type="float"/>
          <table:table-cell table:formula="of:=MIN([.$H698])" office:value-type="float"/>
          <table:table-cell table:formula="of:=MIN([.$I698])" office:value-type="float"/>
          <table:table-cell table:formula="of:=MIN([.$J698])" office:value-type="float"/>
          <table:table-cell table:formula="of:=MIN([.$K698])" office:value-type="float"/>
          <table:table-cell table:formula="of:=MIN([.$L698])" office:value-type="float"/>
          <table:table-cell table:formula="of:=MIN([.$M698])" office:value-type="float"/>
          <table:table-cell table:formula="of:=MIN([.$N698])" office:value-type="float"/>
          <table:table-cell table:formula="of:=MEDIAN([.$B698])" office:value-type="float"/>
          <table:table-cell table:formula="of:=MEDIAN([.$C698])" office:value-type="float"/>
          <table:table-cell table:formula="of:=MEDIAN([.$D698])" office:value-type="float"/>
          <table:table-cell table:formula="of:=MEDIAN([.$E698])" office:value-type="float"/>
          <table:table-cell table:formula="of:=MEDIAN([.$F698])" office:value-type="float"/>
          <table:table-cell table:formula="of:=MEDIAN([.$G698])" office:value-type="float"/>
          <table:table-cell table:formula="of:=MEDIAN([.$H698])" office:value-type="float"/>
          <table:table-cell table:formula="of:=MEDIAN([.$I698])" office:value-type="float"/>
          <table:table-cell table:formula="of:=MEDIAN([.$J698])" office:value-type="float"/>
          <table:table-cell table:formula="of:=MEDIAN([.$K698])" office:value-type="float"/>
          <table:table-cell table:formula="of:=MEDIAN([.$L698])" office:value-type="float"/>
          <table:table-cell table:formula="of:=MEDIAN([.$M698])" office:value-type="float"/>
          <table:table-cell table:formula="of:=MEDIAN([.$N698])" office:value-type="float"/>
          <table:table-cell table:formula="of:=MAX([.$B698])" office:value-type="float"/>
          <table:table-cell table:formula="of:=MAX([.$C698])" office:value-type="float"/>
          <table:table-cell table:formula="of:=MAX([.$D698])" office:value-type="float"/>
          <table:table-cell table:formula="of:=MAX([.$E698])" office:value-type="float"/>
          <table:table-cell table:formula="of:=MAX([.$F698])" office:value-type="float"/>
          <table:table-cell table:formula="of:=MAX([.$G698])" office:value-type="float"/>
          <table:table-cell table:formula="of:=MAX([.$H698])" office:value-type="float"/>
          <table:table-cell table:formula="of:=MAX([.$I698])" office:value-type="float"/>
          <table:table-cell table:formula="of:=MAX([.$J698])" office:value-type="float"/>
          <table:table-cell table:formula="of:=MAX([.$K698])" office:value-type="float"/>
          <table:table-cell table:formula="of:=MAX([.$L698])" office:value-type="float"/>
          <table:table-cell table:formula="of:=MAX([.$M698])" office:value-type="float"/>
          <table:table-cell table:formula="of:=MAX([.$N698])" office:value-type="float"/>
        </table:table-row>
        <table:table-row table:style-name="ro1">
          <table:table-cell office:value-type="string">
            <text:p>c7552/c7552.lp.8.3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45565.0"/>
          <table:table-cell office:value-type="float" office:value="1.0"/>
          <table:table-cell office:value-type="float" office:value="6.0"/>
          <table:table-cell office:value-type="float" office:value="163776.0"/>
          <table:table-cell office:value-type="float" office:value="671986759.0"/>
          <table:table-cell office:value-type="float" office:value="671986750.0"/>
          <table:table-cell office:value-type="float" office:value="16231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9])" office:value-type="float"/>
          <table:table-cell table:formula="of:=MIN([.$C699])" office:value-type="float"/>
          <table:table-cell table:formula="of:=MIN([.$D699])" office:value-type="float"/>
          <table:table-cell table:formula="of:=MIN([.$E699])" office:value-type="float"/>
          <table:table-cell table:formula="of:=MIN([.$F699])" office:value-type="float"/>
          <table:table-cell table:formula="of:=MIN([.$G699])" office:value-type="float"/>
          <table:table-cell table:formula="of:=MIN([.$H699])" office:value-type="float"/>
          <table:table-cell table:formula="of:=MIN([.$I699])" office:value-type="float"/>
          <table:table-cell table:formula="of:=MIN([.$J699])" office:value-type="float"/>
          <table:table-cell table:formula="of:=MIN([.$K699])" office:value-type="float"/>
          <table:table-cell table:formula="of:=MIN([.$L699])" office:value-type="float"/>
          <table:table-cell table:formula="of:=MIN([.$M699])" office:value-type="float"/>
          <table:table-cell table:formula="of:=MIN([.$N699])" office:value-type="float"/>
          <table:table-cell table:formula="of:=MEDIAN([.$B699])" office:value-type="float"/>
          <table:table-cell table:formula="of:=MEDIAN([.$C699])" office:value-type="float"/>
          <table:table-cell table:formula="of:=MEDIAN([.$D699])" office:value-type="float"/>
          <table:table-cell table:formula="of:=MEDIAN([.$E699])" office:value-type="float"/>
          <table:table-cell table:formula="of:=MEDIAN([.$F699])" office:value-type="float"/>
          <table:table-cell table:formula="of:=MEDIAN([.$G699])" office:value-type="float"/>
          <table:table-cell table:formula="of:=MEDIAN([.$H699])" office:value-type="float"/>
          <table:table-cell table:formula="of:=MEDIAN([.$I699])" office:value-type="float"/>
          <table:table-cell table:formula="of:=MEDIAN([.$J699])" office:value-type="float"/>
          <table:table-cell table:formula="of:=MEDIAN([.$K699])" office:value-type="float"/>
          <table:table-cell table:formula="of:=MEDIAN([.$L699])" office:value-type="float"/>
          <table:table-cell table:formula="of:=MEDIAN([.$M699])" office:value-type="float"/>
          <table:table-cell table:formula="of:=MEDIAN([.$N699])" office:value-type="float"/>
          <table:table-cell table:formula="of:=MAX([.$B699])" office:value-type="float"/>
          <table:table-cell table:formula="of:=MAX([.$C699])" office:value-type="float"/>
          <table:table-cell table:formula="of:=MAX([.$D699])" office:value-type="float"/>
          <table:table-cell table:formula="of:=MAX([.$E699])" office:value-type="float"/>
          <table:table-cell table:formula="of:=MAX([.$F699])" office:value-type="float"/>
          <table:table-cell table:formula="of:=MAX([.$G699])" office:value-type="float"/>
          <table:table-cell table:formula="of:=MAX([.$H699])" office:value-type="float"/>
          <table:table-cell table:formula="of:=MAX([.$I699])" office:value-type="float"/>
          <table:table-cell table:formula="of:=MAX([.$J699])" office:value-type="float"/>
          <table:table-cell table:formula="of:=MAX([.$K699])" office:value-type="float"/>
          <table:table-cell table:formula="of:=MAX([.$L699])" office:value-type="float"/>
          <table:table-cell table:formula="of:=MAX([.$M699])" office:value-type="float"/>
          <table:table-cell table:formula="of:=MAX([.$N699])" office:value-type="float"/>
        </table:table-row>
        <table:table-row table:style-name="ro1">
          <table:table-cell office:value-type="string">
            <text:p>c7552/c7552.lp.8.4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13628.0"/>
          <table:table-cell office:value-type="float" office:value="1.0"/>
          <table:table-cell office:value-type="float" office:value="9.0"/>
          <table:table-cell office:value-type="float" office:value="160920.0"/>
          <table:table-cell office:value-type="float" office:value="708633849.0"/>
          <table:table-cell office:value-type="float" office:value="708633838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0])" office:value-type="float"/>
          <table:table-cell table:formula="of:=MIN([.$C700])" office:value-type="float"/>
          <table:table-cell table:formula="of:=MIN([.$D700])" office:value-type="float"/>
          <table:table-cell table:formula="of:=MIN([.$E700])" office:value-type="float"/>
          <table:table-cell table:formula="of:=MIN([.$F700])" office:value-type="float"/>
          <table:table-cell table:formula="of:=MIN([.$G700])" office:value-type="float"/>
          <table:table-cell table:formula="of:=MIN([.$H700])" office:value-type="float"/>
          <table:table-cell table:formula="of:=MIN([.$I700])" office:value-type="float"/>
          <table:table-cell table:formula="of:=MIN([.$J700])" office:value-type="float"/>
          <table:table-cell table:formula="of:=MIN([.$K700])" office:value-type="float"/>
          <table:table-cell table:formula="of:=MIN([.$L700])" office:value-type="float"/>
          <table:table-cell table:formula="of:=MIN([.$M700])" office:value-type="float"/>
          <table:table-cell table:formula="of:=MIN([.$N700])" office:value-type="float"/>
          <table:table-cell table:formula="of:=MEDIAN([.$B700])" office:value-type="float"/>
          <table:table-cell table:formula="of:=MEDIAN([.$C700])" office:value-type="float"/>
          <table:table-cell table:formula="of:=MEDIAN([.$D700])" office:value-type="float"/>
          <table:table-cell table:formula="of:=MEDIAN([.$E700])" office:value-type="float"/>
          <table:table-cell table:formula="of:=MEDIAN([.$F700])" office:value-type="float"/>
          <table:table-cell table:formula="of:=MEDIAN([.$G700])" office:value-type="float"/>
          <table:table-cell table:formula="of:=MEDIAN([.$H700])" office:value-type="float"/>
          <table:table-cell table:formula="of:=MEDIAN([.$I700])" office:value-type="float"/>
          <table:table-cell table:formula="of:=MEDIAN([.$J700])" office:value-type="float"/>
          <table:table-cell table:formula="of:=MEDIAN([.$K700])" office:value-type="float"/>
          <table:table-cell table:formula="of:=MEDIAN([.$L700])" office:value-type="float"/>
          <table:table-cell table:formula="of:=MEDIAN([.$M700])" office:value-type="float"/>
          <table:table-cell table:formula="of:=MEDIAN([.$N700])" office:value-type="float"/>
          <table:table-cell table:formula="of:=MAX([.$B700])" office:value-type="float"/>
          <table:table-cell table:formula="of:=MAX([.$C700])" office:value-type="float"/>
          <table:table-cell table:formula="of:=MAX([.$D700])" office:value-type="float"/>
          <table:table-cell table:formula="of:=MAX([.$E700])" office:value-type="float"/>
          <table:table-cell table:formula="of:=MAX([.$F700])" office:value-type="float"/>
          <table:table-cell table:formula="of:=MAX([.$G700])" office:value-type="float"/>
          <table:table-cell table:formula="of:=MAX([.$H700])" office:value-type="float"/>
          <table:table-cell table:formula="of:=MAX([.$I700])" office:value-type="float"/>
          <table:table-cell table:formula="of:=MAX([.$J700])" office:value-type="float"/>
          <table:table-cell table:formula="of:=MAX([.$K700])" office:value-type="float"/>
          <table:table-cell table:formula="of:=MAX([.$L700])" office:value-type="float"/>
          <table:table-cell table:formula="of:=MAX([.$M700])" office:value-type="float"/>
          <table:table-cell table:formula="of:=MAX([.$N700])" office:value-type="float"/>
        </table:table-row>
        <table:table-row table:style-name="ro1">
          <table:table-cell office:value-type="string">
            <text:p>c7552/c7552.lp.8.5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27563.0"/>
          <table:table-cell office:value-type="float" office:value="1.0"/>
          <table:table-cell office:value-type="float" office:value="8.0"/>
          <table:table-cell office:value-type="float" office:value="216753.0"/>
          <table:table-cell office:value-type="float" office:value="679440463.0"/>
          <table:table-cell office:value-type="float" office:value="679440285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1])" office:value-type="float"/>
          <table:table-cell table:formula="of:=MIN([.$C701])" office:value-type="float"/>
          <table:table-cell table:formula="of:=MIN([.$D701])" office:value-type="float"/>
          <table:table-cell table:formula="of:=MIN([.$E701])" office:value-type="float"/>
          <table:table-cell table:formula="of:=MIN([.$F701])" office:value-type="float"/>
          <table:table-cell table:formula="of:=MIN([.$G701])" office:value-type="float"/>
          <table:table-cell table:formula="of:=MIN([.$H701])" office:value-type="float"/>
          <table:table-cell table:formula="of:=MIN([.$I701])" office:value-type="float"/>
          <table:table-cell table:formula="of:=MIN([.$J701])" office:value-type="float"/>
          <table:table-cell table:formula="of:=MIN([.$K701])" office:value-type="float"/>
          <table:table-cell table:formula="of:=MIN([.$L701])" office:value-type="float"/>
          <table:table-cell table:formula="of:=MIN([.$M701])" office:value-type="float"/>
          <table:table-cell table:formula="of:=MIN([.$N701])" office:value-type="float"/>
          <table:table-cell table:formula="of:=MEDIAN([.$B701])" office:value-type="float"/>
          <table:table-cell table:formula="of:=MEDIAN([.$C701])" office:value-type="float"/>
          <table:table-cell table:formula="of:=MEDIAN([.$D701])" office:value-type="float"/>
          <table:table-cell table:formula="of:=MEDIAN([.$E701])" office:value-type="float"/>
          <table:table-cell table:formula="of:=MEDIAN([.$F701])" office:value-type="float"/>
          <table:table-cell table:formula="of:=MEDIAN([.$G701])" office:value-type="float"/>
          <table:table-cell table:formula="of:=MEDIAN([.$H701])" office:value-type="float"/>
          <table:table-cell table:formula="of:=MEDIAN([.$I701])" office:value-type="float"/>
          <table:table-cell table:formula="of:=MEDIAN([.$J701])" office:value-type="float"/>
          <table:table-cell table:formula="of:=MEDIAN([.$K701])" office:value-type="float"/>
          <table:table-cell table:formula="of:=MEDIAN([.$L701])" office:value-type="float"/>
          <table:table-cell table:formula="of:=MEDIAN([.$M701])" office:value-type="float"/>
          <table:table-cell table:formula="of:=MEDIAN([.$N701])" office:value-type="float"/>
          <table:table-cell table:formula="of:=MAX([.$B701])" office:value-type="float"/>
          <table:table-cell table:formula="of:=MAX([.$C701])" office:value-type="float"/>
          <table:table-cell table:formula="of:=MAX([.$D701])" office:value-type="float"/>
          <table:table-cell table:formula="of:=MAX([.$E701])" office:value-type="float"/>
          <table:table-cell table:formula="of:=MAX([.$F701])" office:value-type="float"/>
          <table:table-cell table:formula="of:=MAX([.$G701])" office:value-type="float"/>
          <table:table-cell table:formula="of:=MAX([.$H701])" office:value-type="float"/>
          <table:table-cell table:formula="of:=MAX([.$I701])" office:value-type="float"/>
          <table:table-cell table:formula="of:=MAX([.$J701])" office:value-type="float"/>
          <table:table-cell table:formula="of:=MAX([.$K701])" office:value-type="float"/>
          <table:table-cell table:formula="of:=MAX([.$L701])" office:value-type="float"/>
          <table:table-cell table:formula="of:=MAX([.$M701])" office:value-type="float"/>
          <table:table-cell table:formula="of:=MAX([.$N701])" office:value-type="float"/>
        </table:table-row>
        <table:table-row table:style-name="ro1">
          <table:table-cell office:value-type="string">
            <text:p>c7552/c7552.lp.8.6</text:p>
          </table:table-cell>
          <table:table-cell office:value-type="float" office:value="600.0"/>
          <table:table-cell office:value-type="float" office:value="600.019"/>
          <table:table-cell office:value-type="float" office:value="599.94"/>
          <table:table-cell office:value-type="float" office:value="496777.0"/>
          <table:table-cell office:value-type="float" office:value="1.0"/>
          <table:table-cell office:value-type="float" office:value="5.0"/>
          <table:table-cell office:value-type="float" office:value="63456.0"/>
          <table:table-cell office:value-type="float" office:value="747902588.0"/>
          <table:table-cell office:value-type="float" office:value="747902584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2])" office:value-type="float"/>
          <table:table-cell table:formula="of:=MIN([.$C702])" office:value-type="float"/>
          <table:table-cell table:formula="of:=MIN([.$D702])" office:value-type="float"/>
          <table:table-cell table:formula="of:=MIN([.$E702])" office:value-type="float"/>
          <table:table-cell table:formula="of:=MIN([.$F702])" office:value-type="float"/>
          <table:table-cell table:formula="of:=MIN([.$G702])" office:value-type="float"/>
          <table:table-cell table:formula="of:=MIN([.$H702])" office:value-type="float"/>
          <table:table-cell table:formula="of:=MIN([.$I702])" office:value-type="float"/>
          <table:table-cell table:formula="of:=MIN([.$J702])" office:value-type="float"/>
          <table:table-cell table:formula="of:=MIN([.$K702])" office:value-type="float"/>
          <table:table-cell table:formula="of:=MIN([.$L702])" office:value-type="float"/>
          <table:table-cell table:formula="of:=MIN([.$M702])" office:value-type="float"/>
          <table:table-cell table:formula="of:=MIN([.$N702])" office:value-type="float"/>
          <table:table-cell table:formula="of:=MEDIAN([.$B702])" office:value-type="float"/>
          <table:table-cell table:formula="of:=MEDIAN([.$C702])" office:value-type="float"/>
          <table:table-cell table:formula="of:=MEDIAN([.$D702])" office:value-type="float"/>
          <table:table-cell table:formula="of:=MEDIAN([.$E702])" office:value-type="float"/>
          <table:table-cell table:formula="of:=MEDIAN([.$F702])" office:value-type="float"/>
          <table:table-cell table:formula="of:=MEDIAN([.$G702])" office:value-type="float"/>
          <table:table-cell table:formula="of:=MEDIAN([.$H702])" office:value-type="float"/>
          <table:table-cell table:formula="of:=MEDIAN([.$I702])" office:value-type="float"/>
          <table:table-cell table:formula="of:=MEDIAN([.$J702])" office:value-type="float"/>
          <table:table-cell table:formula="of:=MEDIAN([.$K702])" office:value-type="float"/>
          <table:table-cell table:formula="of:=MEDIAN([.$L702])" office:value-type="float"/>
          <table:table-cell table:formula="of:=MEDIAN([.$M702])" office:value-type="float"/>
          <table:table-cell table:formula="of:=MEDIAN([.$N702])" office:value-type="float"/>
          <table:table-cell table:formula="of:=MAX([.$B702])" office:value-type="float"/>
          <table:table-cell table:formula="of:=MAX([.$C702])" office:value-type="float"/>
          <table:table-cell table:formula="of:=MAX([.$D702])" office:value-type="float"/>
          <table:table-cell table:formula="of:=MAX([.$E702])" office:value-type="float"/>
          <table:table-cell table:formula="of:=MAX([.$F702])" office:value-type="float"/>
          <table:table-cell table:formula="of:=MAX([.$G702])" office:value-type="float"/>
          <table:table-cell table:formula="of:=MAX([.$H702])" office:value-type="float"/>
          <table:table-cell table:formula="of:=MAX([.$I702])" office:value-type="float"/>
          <table:table-cell table:formula="of:=MAX([.$J702])" office:value-type="float"/>
          <table:table-cell table:formula="of:=MAX([.$K702])" office:value-type="float"/>
          <table:table-cell table:formula="of:=MAX([.$L702])" office:value-type="float"/>
          <table:table-cell table:formula="of:=MAX([.$M702])" office:value-type="float"/>
          <table:table-cell table:formula="of:=MAX([.$N702])" office:value-type="float"/>
        </table:table-row>
        <table:table-row table:style-name="ro1">
          <table:table-cell office:value-type="string">
            <text:p>c7552/c7552.lp.8.7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75183.0"/>
          <table:table-cell office:value-type="float" office:value="1.0"/>
          <table:table-cell office:value-type="float" office:value="9.0"/>
          <table:table-cell office:value-type="float" office:value="205543.0"/>
          <table:table-cell office:value-type="float" office:value="662887716.0"/>
          <table:table-cell office:value-type="float" office:value="662887705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3])" office:value-type="float"/>
          <table:table-cell table:formula="of:=MIN([.$C703])" office:value-type="float"/>
          <table:table-cell table:formula="of:=MIN([.$D703])" office:value-type="float"/>
          <table:table-cell table:formula="of:=MIN([.$E703])" office:value-type="float"/>
          <table:table-cell table:formula="of:=MIN([.$F703])" office:value-type="float"/>
          <table:table-cell table:formula="of:=MIN([.$G703])" office:value-type="float"/>
          <table:table-cell table:formula="of:=MIN([.$H703])" office:value-type="float"/>
          <table:table-cell table:formula="of:=MIN([.$I703])" office:value-type="float"/>
          <table:table-cell table:formula="of:=MIN([.$J703])" office:value-type="float"/>
          <table:table-cell table:formula="of:=MIN([.$K703])" office:value-type="float"/>
          <table:table-cell table:formula="of:=MIN([.$L703])" office:value-type="float"/>
          <table:table-cell table:formula="of:=MIN([.$M703])" office:value-type="float"/>
          <table:table-cell table:formula="of:=MIN([.$N703])" office:value-type="float"/>
          <table:table-cell table:formula="of:=MEDIAN([.$B703])" office:value-type="float"/>
          <table:table-cell table:formula="of:=MEDIAN([.$C703])" office:value-type="float"/>
          <table:table-cell table:formula="of:=MEDIAN([.$D703])" office:value-type="float"/>
          <table:table-cell table:formula="of:=MEDIAN([.$E703])" office:value-type="float"/>
          <table:table-cell table:formula="of:=MEDIAN([.$F703])" office:value-type="float"/>
          <table:table-cell table:formula="of:=MEDIAN([.$G703])" office:value-type="float"/>
          <table:table-cell table:formula="of:=MEDIAN([.$H703])" office:value-type="float"/>
          <table:table-cell table:formula="of:=MEDIAN([.$I703])" office:value-type="float"/>
          <table:table-cell table:formula="of:=MEDIAN([.$J703])" office:value-type="float"/>
          <table:table-cell table:formula="of:=MEDIAN([.$K703])" office:value-type="float"/>
          <table:table-cell table:formula="of:=MEDIAN([.$L703])" office:value-type="float"/>
          <table:table-cell table:formula="of:=MEDIAN([.$M703])" office:value-type="float"/>
          <table:table-cell table:formula="of:=MEDIAN([.$N703])" office:value-type="float"/>
          <table:table-cell table:formula="of:=MAX([.$B703])" office:value-type="float"/>
          <table:table-cell table:formula="of:=MAX([.$C703])" office:value-type="float"/>
          <table:table-cell table:formula="of:=MAX([.$D703])" office:value-type="float"/>
          <table:table-cell table:formula="of:=MAX([.$E703])" office:value-type="float"/>
          <table:table-cell table:formula="of:=MAX([.$F703])" office:value-type="float"/>
          <table:table-cell table:formula="of:=MAX([.$G703])" office:value-type="float"/>
          <table:table-cell table:formula="of:=MAX([.$H703])" office:value-type="float"/>
          <table:table-cell table:formula="of:=MAX([.$I703])" office:value-type="float"/>
          <table:table-cell table:formula="of:=MAX([.$J703])" office:value-type="float"/>
          <table:table-cell table:formula="of:=MAX([.$K703])" office:value-type="float"/>
          <table:table-cell table:formula="of:=MAX([.$L703])" office:value-type="float"/>
          <table:table-cell table:formula="of:=MAX([.$M703])" office:value-type="float"/>
          <table:table-cell table:formula="of:=MAX([.$N703])" office:value-type="float"/>
        </table:table-row>
        <table:table-row table:style-name="ro1">
          <table:table-cell office:value-type="string">
            <text:p>c7552/c7552.lp.8.8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589932.0"/>
          <table:table-cell office:value-type="float" office:value="1.0"/>
          <table:table-cell office:value-type="float" office:value="4.0"/>
          <table:table-cell office:value-type="float" office:value="159568.0"/>
          <table:table-cell office:value-type="float" office:value="524829286.0"/>
          <table:table-cell office:value-type="float" office:value="524829284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4])" office:value-type="float"/>
          <table:table-cell table:formula="of:=MIN([.$C704])" office:value-type="float"/>
          <table:table-cell table:formula="of:=MIN([.$D704])" office:value-type="float"/>
          <table:table-cell table:formula="of:=MIN([.$E704])" office:value-type="float"/>
          <table:table-cell table:formula="of:=MIN([.$F704])" office:value-type="float"/>
          <table:table-cell table:formula="of:=MIN([.$G704])" office:value-type="float"/>
          <table:table-cell table:formula="of:=MIN([.$H704])" office:value-type="float"/>
          <table:table-cell table:formula="of:=MIN([.$I704])" office:value-type="float"/>
          <table:table-cell table:formula="of:=MIN([.$J704])" office:value-type="float"/>
          <table:table-cell table:formula="of:=MIN([.$K704])" office:value-type="float"/>
          <table:table-cell table:formula="of:=MIN([.$L704])" office:value-type="float"/>
          <table:table-cell table:formula="of:=MIN([.$M704])" office:value-type="float"/>
          <table:table-cell table:formula="of:=MIN([.$N704])" office:value-type="float"/>
          <table:table-cell table:formula="of:=MEDIAN([.$B704])" office:value-type="float"/>
          <table:table-cell table:formula="of:=MEDIAN([.$C704])" office:value-type="float"/>
          <table:table-cell table:formula="of:=MEDIAN([.$D704])" office:value-type="float"/>
          <table:table-cell table:formula="of:=MEDIAN([.$E704])" office:value-type="float"/>
          <table:table-cell table:formula="of:=MEDIAN([.$F704])" office:value-type="float"/>
          <table:table-cell table:formula="of:=MEDIAN([.$G704])" office:value-type="float"/>
          <table:table-cell table:formula="of:=MEDIAN([.$H704])" office:value-type="float"/>
          <table:table-cell table:formula="of:=MEDIAN([.$I704])" office:value-type="float"/>
          <table:table-cell table:formula="of:=MEDIAN([.$J704])" office:value-type="float"/>
          <table:table-cell table:formula="of:=MEDIAN([.$K704])" office:value-type="float"/>
          <table:table-cell table:formula="of:=MEDIAN([.$L704])" office:value-type="float"/>
          <table:table-cell table:formula="of:=MEDIAN([.$M704])" office:value-type="float"/>
          <table:table-cell table:formula="of:=MEDIAN([.$N704])" office:value-type="float"/>
          <table:table-cell table:formula="of:=MAX([.$B704])" office:value-type="float"/>
          <table:table-cell table:formula="of:=MAX([.$C704])" office:value-type="float"/>
          <table:table-cell table:formula="of:=MAX([.$D704])" office:value-type="float"/>
          <table:table-cell table:formula="of:=MAX([.$E704])" office:value-type="float"/>
          <table:table-cell table:formula="of:=MAX([.$F704])" office:value-type="float"/>
          <table:table-cell table:formula="of:=MAX([.$G704])" office:value-type="float"/>
          <table:table-cell table:formula="of:=MAX([.$H704])" office:value-type="float"/>
          <table:table-cell table:formula="of:=MAX([.$I704])" office:value-type="float"/>
          <table:table-cell table:formula="of:=MAX([.$J704])" office:value-type="float"/>
          <table:table-cell table:formula="of:=MAX([.$K704])" office:value-type="float"/>
          <table:table-cell table:formula="of:=MAX([.$L704])" office:value-type="float"/>
          <table:table-cell table:formula="of:=MAX([.$M704])" office:value-type="float"/>
          <table:table-cell table:formula="of:=MAX([.$N704])" office:value-type="float"/>
        </table:table-row>
        <table:table-row table:style-name="ro1">
          <table:table-cell office:value-type="string">
            <text:p>c7552/c7552.lp.9.1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583790.0"/>
          <table:table-cell office:value-type="float" office:value="1.0"/>
          <table:table-cell office:value-type="float" office:value="8.0"/>
          <table:table-cell office:value-type="float" office:value="361329.0"/>
          <table:table-cell office:value-type="float" office:value="516877382.0"/>
          <table:table-cell office:value-type="float" office:value="516877190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5])" office:value-type="float"/>
          <table:table-cell table:formula="of:=MIN([.$C705])" office:value-type="float"/>
          <table:table-cell table:formula="of:=MIN([.$D705])" office:value-type="float"/>
          <table:table-cell table:formula="of:=MIN([.$E705])" office:value-type="float"/>
          <table:table-cell table:formula="of:=MIN([.$F705])" office:value-type="float"/>
          <table:table-cell table:formula="of:=MIN([.$G705])" office:value-type="float"/>
          <table:table-cell table:formula="of:=MIN([.$H705])" office:value-type="float"/>
          <table:table-cell table:formula="of:=MIN([.$I705])" office:value-type="float"/>
          <table:table-cell table:formula="of:=MIN([.$J705])" office:value-type="float"/>
          <table:table-cell table:formula="of:=MIN([.$K705])" office:value-type="float"/>
          <table:table-cell table:formula="of:=MIN([.$L705])" office:value-type="float"/>
          <table:table-cell table:formula="of:=MIN([.$M705])" office:value-type="float"/>
          <table:table-cell table:formula="of:=MIN([.$N705])" office:value-type="float"/>
          <table:table-cell table:formula="of:=MEDIAN([.$B705])" office:value-type="float"/>
          <table:table-cell table:formula="of:=MEDIAN([.$C705])" office:value-type="float"/>
          <table:table-cell table:formula="of:=MEDIAN([.$D705])" office:value-type="float"/>
          <table:table-cell table:formula="of:=MEDIAN([.$E705])" office:value-type="float"/>
          <table:table-cell table:formula="of:=MEDIAN([.$F705])" office:value-type="float"/>
          <table:table-cell table:formula="of:=MEDIAN([.$G705])" office:value-type="float"/>
          <table:table-cell table:formula="of:=MEDIAN([.$H705])" office:value-type="float"/>
          <table:table-cell table:formula="of:=MEDIAN([.$I705])" office:value-type="float"/>
          <table:table-cell table:formula="of:=MEDIAN([.$J705])" office:value-type="float"/>
          <table:table-cell table:formula="of:=MEDIAN([.$K705])" office:value-type="float"/>
          <table:table-cell table:formula="of:=MEDIAN([.$L705])" office:value-type="float"/>
          <table:table-cell table:formula="of:=MEDIAN([.$M705])" office:value-type="float"/>
          <table:table-cell table:formula="of:=MEDIAN([.$N705])" office:value-type="float"/>
          <table:table-cell table:formula="of:=MAX([.$B705])" office:value-type="float"/>
          <table:table-cell table:formula="of:=MAX([.$C705])" office:value-type="float"/>
          <table:table-cell table:formula="of:=MAX([.$D705])" office:value-type="float"/>
          <table:table-cell table:formula="of:=MAX([.$E705])" office:value-type="float"/>
          <table:table-cell table:formula="of:=MAX([.$F705])" office:value-type="float"/>
          <table:table-cell table:formula="of:=MAX([.$G705])" office:value-type="float"/>
          <table:table-cell table:formula="of:=MAX([.$H705])" office:value-type="float"/>
          <table:table-cell table:formula="of:=MAX([.$I705])" office:value-type="float"/>
          <table:table-cell table:formula="of:=MAX([.$J705])" office:value-type="float"/>
          <table:table-cell table:formula="of:=MAX([.$K705])" office:value-type="float"/>
          <table:table-cell table:formula="of:=MAX([.$L705])" office:value-type="float"/>
          <table:table-cell table:formula="of:=MAX([.$M705])" office:value-type="float"/>
          <table:table-cell table:formula="of:=MAX([.$N705])" office:value-type="float"/>
        </table:table-row>
        <table:table-row table:style-name="ro1">
          <table:table-cell office:value-type="string">
            <text:p>c7552/c7552.lp.9.2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761567.0"/>
          <table:table-cell office:value-type="float" office:value="1.0"/>
          <table:table-cell office:value-type="float" office:value="8.0"/>
          <table:table-cell office:value-type="float" office:value="347923.0"/>
          <table:table-cell office:value-type="float" office:value="472438608.0"/>
          <table:table-cell office:value-type="float" office:value="472438608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6])" office:value-type="float"/>
          <table:table-cell table:formula="of:=MIN([.$C706])" office:value-type="float"/>
          <table:table-cell table:formula="of:=MIN([.$D706])" office:value-type="float"/>
          <table:table-cell table:formula="of:=MIN([.$E706])" office:value-type="float"/>
          <table:table-cell table:formula="of:=MIN([.$F706])" office:value-type="float"/>
          <table:table-cell table:formula="of:=MIN([.$G706])" office:value-type="float"/>
          <table:table-cell table:formula="of:=MIN([.$H706])" office:value-type="float"/>
          <table:table-cell table:formula="of:=MIN([.$I706])" office:value-type="float"/>
          <table:table-cell table:formula="of:=MIN([.$J706])" office:value-type="float"/>
          <table:table-cell table:formula="of:=MIN([.$K706])" office:value-type="float"/>
          <table:table-cell table:formula="of:=MIN([.$L706])" office:value-type="float"/>
          <table:table-cell table:formula="of:=MIN([.$M706])" office:value-type="float"/>
          <table:table-cell table:formula="of:=MIN([.$N706])" office:value-type="float"/>
          <table:table-cell table:formula="of:=MEDIAN([.$B706])" office:value-type="float"/>
          <table:table-cell table:formula="of:=MEDIAN([.$C706])" office:value-type="float"/>
          <table:table-cell table:formula="of:=MEDIAN([.$D706])" office:value-type="float"/>
          <table:table-cell table:formula="of:=MEDIAN([.$E706])" office:value-type="float"/>
          <table:table-cell table:formula="of:=MEDIAN([.$F706])" office:value-type="float"/>
          <table:table-cell table:formula="of:=MEDIAN([.$G706])" office:value-type="float"/>
          <table:table-cell table:formula="of:=MEDIAN([.$H706])" office:value-type="float"/>
          <table:table-cell table:formula="of:=MEDIAN([.$I706])" office:value-type="float"/>
          <table:table-cell table:formula="of:=MEDIAN([.$J706])" office:value-type="float"/>
          <table:table-cell table:formula="of:=MEDIAN([.$K706])" office:value-type="float"/>
          <table:table-cell table:formula="of:=MEDIAN([.$L706])" office:value-type="float"/>
          <table:table-cell table:formula="of:=MEDIAN([.$M706])" office:value-type="float"/>
          <table:table-cell table:formula="of:=MEDIAN([.$N706])" office:value-type="float"/>
          <table:table-cell table:formula="of:=MAX([.$B706])" office:value-type="float"/>
          <table:table-cell table:formula="of:=MAX([.$C706])" office:value-type="float"/>
          <table:table-cell table:formula="of:=MAX([.$D706])" office:value-type="float"/>
          <table:table-cell table:formula="of:=MAX([.$E706])" office:value-type="float"/>
          <table:table-cell table:formula="of:=MAX([.$F706])" office:value-type="float"/>
          <table:table-cell table:formula="of:=MAX([.$G706])" office:value-type="float"/>
          <table:table-cell table:formula="of:=MAX([.$H706])" office:value-type="float"/>
          <table:table-cell table:formula="of:=MAX([.$I706])" office:value-type="float"/>
          <table:table-cell table:formula="of:=MAX([.$J706])" office:value-type="float"/>
          <table:table-cell table:formula="of:=MAX([.$K706])" office:value-type="float"/>
          <table:table-cell table:formula="of:=MAX([.$L706])" office:value-type="float"/>
          <table:table-cell table:formula="of:=MAX([.$M706])" office:value-type="float"/>
          <table:table-cell table:formula="of:=MAX([.$N706])" office:value-type="float"/>
        </table:table-row>
        <table:table-row table:style-name="ro1">
          <table:table-cell office:value-type="string">
            <text:p>c7552/c7552.lp.9.3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345808.0"/>
          <table:table-cell office:value-type="float" office:value="1.0"/>
          <table:table-cell office:value-type="float" office:value="2.0"/>
          <table:table-cell office:value-type="float" office:value="106676.0"/>
          <table:table-cell office:value-type="float" office:value="495015032.0"/>
          <table:table-cell office:value-type="float" office:value="495015032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7])" office:value-type="float"/>
          <table:table-cell table:formula="of:=MIN([.$C707])" office:value-type="float"/>
          <table:table-cell table:formula="of:=MIN([.$D707])" office:value-type="float"/>
          <table:table-cell table:formula="of:=MIN([.$E707])" office:value-type="float"/>
          <table:table-cell table:formula="of:=MIN([.$F707])" office:value-type="float"/>
          <table:table-cell table:formula="of:=MIN([.$G707])" office:value-type="float"/>
          <table:table-cell table:formula="of:=MIN([.$H707])" office:value-type="float"/>
          <table:table-cell table:formula="of:=MIN([.$I707])" office:value-type="float"/>
          <table:table-cell table:formula="of:=MIN([.$J707])" office:value-type="float"/>
          <table:table-cell table:formula="of:=MIN([.$K707])" office:value-type="float"/>
          <table:table-cell table:formula="of:=MIN([.$L707])" office:value-type="float"/>
          <table:table-cell table:formula="of:=MIN([.$M707])" office:value-type="float"/>
          <table:table-cell table:formula="of:=MIN([.$N707])" office:value-type="float"/>
          <table:table-cell table:formula="of:=MEDIAN([.$B707])" office:value-type="float"/>
          <table:table-cell table:formula="of:=MEDIAN([.$C707])" office:value-type="float"/>
          <table:table-cell table:formula="of:=MEDIAN([.$D707])" office:value-type="float"/>
          <table:table-cell table:formula="of:=MEDIAN([.$E707])" office:value-type="float"/>
          <table:table-cell table:formula="of:=MEDIAN([.$F707])" office:value-type="float"/>
          <table:table-cell table:formula="of:=MEDIAN([.$G707])" office:value-type="float"/>
          <table:table-cell table:formula="of:=MEDIAN([.$H707])" office:value-type="float"/>
          <table:table-cell table:formula="of:=MEDIAN([.$I707])" office:value-type="float"/>
          <table:table-cell table:formula="of:=MEDIAN([.$J707])" office:value-type="float"/>
          <table:table-cell table:formula="of:=MEDIAN([.$K707])" office:value-type="float"/>
          <table:table-cell table:formula="of:=MEDIAN([.$L707])" office:value-type="float"/>
          <table:table-cell table:formula="of:=MEDIAN([.$M707])" office:value-type="float"/>
          <table:table-cell table:formula="of:=MEDIAN([.$N707])" office:value-type="float"/>
          <table:table-cell table:formula="of:=MAX([.$B707])" office:value-type="float"/>
          <table:table-cell table:formula="of:=MAX([.$C707])" office:value-type="float"/>
          <table:table-cell table:formula="of:=MAX([.$D707])" office:value-type="float"/>
          <table:table-cell table:formula="of:=MAX([.$E707])" office:value-type="float"/>
          <table:table-cell table:formula="of:=MAX([.$F707])" office:value-type="float"/>
          <table:table-cell table:formula="of:=MAX([.$G707])" office:value-type="float"/>
          <table:table-cell table:formula="of:=MAX([.$H707])" office:value-type="float"/>
          <table:table-cell table:formula="of:=MAX([.$I707])" office:value-type="float"/>
          <table:table-cell table:formula="of:=MAX([.$J707])" office:value-type="float"/>
          <table:table-cell table:formula="of:=MAX([.$K707])" office:value-type="float"/>
          <table:table-cell table:formula="of:=MAX([.$L707])" office:value-type="float"/>
          <table:table-cell table:formula="of:=MAX([.$M707])" office:value-type="float"/>
          <table:table-cell table:formula="of:=MAX([.$N707])" office:value-type="float"/>
        </table:table-row>
        <table:table-row table:style-name="ro1">
          <table:table-cell office:value-type="string">
            <text:p>c7552/c7552.lp.9.4</text:p>
          </table:table-cell>
          <table:table-cell office:value-type="float" office:value="600.0"/>
          <table:table-cell office:value-type="float" office:value="600.02"/>
          <table:table-cell office:value-type="float" office:value="599.95"/>
          <table:table-cell office:value-type="float" office:value="746339.0"/>
          <table:table-cell office:value-type="float" office:value="1.0"/>
          <table:table-cell office:value-type="float" office:value="10.0"/>
          <table:table-cell office:value-type="float" office:value="329975.0"/>
          <table:table-cell office:value-type="float" office:value="568049018.0"/>
          <table:table-cell office:value-type="float" office:value="568049009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8])" office:value-type="float"/>
          <table:table-cell table:formula="of:=MIN([.$C708])" office:value-type="float"/>
          <table:table-cell table:formula="of:=MIN([.$D708])" office:value-type="float"/>
          <table:table-cell table:formula="of:=MIN([.$E708])" office:value-type="float"/>
          <table:table-cell table:formula="of:=MIN([.$F708])" office:value-type="float"/>
          <table:table-cell table:formula="of:=MIN([.$G708])" office:value-type="float"/>
          <table:table-cell table:formula="of:=MIN([.$H708])" office:value-type="float"/>
          <table:table-cell table:formula="of:=MIN([.$I708])" office:value-type="float"/>
          <table:table-cell table:formula="of:=MIN([.$J708])" office:value-type="float"/>
          <table:table-cell table:formula="of:=MIN([.$K708])" office:value-type="float"/>
          <table:table-cell table:formula="of:=MIN([.$L708])" office:value-type="float"/>
          <table:table-cell table:formula="of:=MIN([.$M708])" office:value-type="float"/>
          <table:table-cell table:formula="of:=MIN([.$N708])" office:value-type="float"/>
          <table:table-cell table:formula="of:=MEDIAN([.$B708])" office:value-type="float"/>
          <table:table-cell table:formula="of:=MEDIAN([.$C708])" office:value-type="float"/>
          <table:table-cell table:formula="of:=MEDIAN([.$D708])" office:value-type="float"/>
          <table:table-cell table:formula="of:=MEDIAN([.$E708])" office:value-type="float"/>
          <table:table-cell table:formula="of:=MEDIAN([.$F708])" office:value-type="float"/>
          <table:table-cell table:formula="of:=MEDIAN([.$G708])" office:value-type="float"/>
          <table:table-cell table:formula="of:=MEDIAN([.$H708])" office:value-type="float"/>
          <table:table-cell table:formula="of:=MEDIAN([.$I708])" office:value-type="float"/>
          <table:table-cell table:formula="of:=MEDIAN([.$J708])" office:value-type="float"/>
          <table:table-cell table:formula="of:=MEDIAN([.$K708])" office:value-type="float"/>
          <table:table-cell table:formula="of:=MEDIAN([.$L708])" office:value-type="float"/>
          <table:table-cell table:formula="of:=MEDIAN([.$M708])" office:value-type="float"/>
          <table:table-cell table:formula="of:=MEDIAN([.$N708])" office:value-type="float"/>
          <table:table-cell table:formula="of:=MAX([.$B708])" office:value-type="float"/>
          <table:table-cell table:formula="of:=MAX([.$C708])" office:value-type="float"/>
          <table:table-cell table:formula="of:=MAX([.$D708])" office:value-type="float"/>
          <table:table-cell table:formula="of:=MAX([.$E708])" office:value-type="float"/>
          <table:table-cell table:formula="of:=MAX([.$F708])" office:value-type="float"/>
          <table:table-cell table:formula="of:=MAX([.$G708])" office:value-type="float"/>
          <table:table-cell table:formula="of:=MAX([.$H708])" office:value-type="float"/>
          <table:table-cell table:formula="of:=MAX([.$I708])" office:value-type="float"/>
          <table:table-cell table:formula="of:=MAX([.$J708])" office:value-type="float"/>
          <table:table-cell table:formula="of:=MAX([.$K708])" office:value-type="float"/>
          <table:table-cell table:formula="of:=MAX([.$L708])" office:value-type="float"/>
          <table:table-cell table:formula="of:=MAX([.$M708])" office:value-type="float"/>
          <table:table-cell table:formula="of:=MAX([.$N708])" office:value-type="float"/>
        </table:table-row>
        <table:table-row table:style-name="ro1">
          <table:table-cell office:value-type="string">
            <text:p>c7552/c7552.lp.9.5</text:p>
          </table:table-cell>
          <table:table-cell office:value-type="float" office:value="600.0"/>
          <table:table-cell office:value-type="float" office:value="600.019"/>
          <table:table-cell office:value-type="float" office:value="599.95"/>
          <table:table-cell office:value-type="float" office:value="758974.0"/>
          <table:table-cell office:value-type="float" office:value="1.0"/>
          <table:table-cell office:value-type="float" office:value="10.0"/>
          <table:table-cell office:value-type="float" office:value="392076.0"/>
          <table:table-cell office:value-type="float" office:value="537584196.0"/>
          <table:table-cell office:value-type="float" office:value="537583794.0"/>
          <table:table-cell office:value-type="float" office:value="16239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709])" office:value-type="float"/>
          <table:table-cell table:formula="of:=MIN([.$C709])" office:value-type="float"/>
          <table:table-cell table:formula="of:=MIN([.$D709])" office:value-type="float"/>
          <table:table-cell table:formula="of:=MIN([.$E709])" office:value-type="float"/>
          <table:table-cell table:formula="of:=MIN([.$F709])" office:value-type="float"/>
          <table:table-cell table:formula="of:=MIN([.$G709])" office:value-type="float"/>
          <table:table-cell table:formula="of:=MIN([.$H709])" office:value-type="float"/>
          <table:table-cell table:formula="of:=MIN([.$I709])" office:value-type="float"/>
          <table:table-cell table:formula="of:=MIN([.$J709])" office:value-type="float"/>
          <table:table-cell table:formula="of:=MIN([.$K709])" office:value-type="float"/>
          <table:table-cell table:formula="of:=MIN([.$L709])" office:value-type="float"/>
          <table:table-cell table:formula="of:=MIN([.$M709])" office:value-type="float"/>
          <table:table-cell table:formula="of:=MIN([.$N709])" office:value-type="float"/>
          <table:table-cell table:formula="of:=MEDIAN([.$B709])" office:value-type="float"/>
          <table:table-cell table:formula="of:=MEDIAN([.$C709])" office:value-type="float"/>
          <table:table-cell table:formula="of:=MEDIAN([.$D709])" office:value-type="float"/>
          <table:table-cell table:formula="of:=MEDIAN([.$E709])" office:value-type="float"/>
          <table:table-cell table:formula="of:=MEDIAN([.$F709])" office:value-type="float"/>
          <table:table-cell table:formula="of:=MEDIAN([.$G709])" office:value-type="float"/>
          <table:table-cell table:formula="of:=MEDIAN([.$H709])" office:value-type="float"/>
          <table:table-cell table:formula="of:=MEDIAN([.$I709])" office:value-type="float"/>
          <table:table-cell table:formula="of:=MEDIAN([.$J709])" office:value-type="float"/>
          <table:table-cell table:formula="of:=MEDIAN([.$K709])" office:value-type="float"/>
          <table:table-cell table:formula="of:=MEDIAN([.$L709])" office:value-type="float"/>
          <table:table-cell table:formula="of:=MEDIAN([.$M709])" office:value-type="float"/>
          <table:table-cell table:formula="of:=MEDIAN([.$N709])" office:value-type="float"/>
          <table:table-cell table:formula="of:=MAX([.$B709])" office:value-type="float"/>
          <table:table-cell table:formula="of:=MAX([.$C709])" office:value-type="float"/>
          <table:table-cell table:formula="of:=MAX([.$D709])" office:value-type="float"/>
          <table:table-cell table:formula="of:=MAX([.$E709])" office:value-type="float"/>
          <table:table-cell table:formula="of:=MAX([.$F709])" office:value-type="float"/>
          <table:table-cell table:formula="of:=MAX([.$G709])" office:value-type="float"/>
          <table:table-cell table:formula="of:=MAX([.$H709])" office:value-type="float"/>
          <table:table-cell table:formula="of:=MAX([.$I709])" office:value-type="float"/>
          <table:table-cell table:formula="of:=MAX([.$J709])" office:value-type="float"/>
          <table:table-cell table:formula="of:=MAX([.$K709])" office:value-type="float"/>
          <table:table-cell table:formula="of:=MAX([.$L709])" office:value-type="float"/>
          <table:table-cell table:formula="of:=MAX([.$M709])" office:value-type="float"/>
          <table:table-cell table:formula="of:=MAX([.$N709])" office:value-type="float"/>
        </table:table-row>
        <table:table-row table:style-name="ro1">
          <table:table-cell office:value-type="string">
            <text:p>c7552/c7552.lp.9.6</text:p>
          </table:table-cell>
          <table:table-cell office:value-type="float" office:value="600.0"/>
          <table:table-cell office:value-type="float" office:value="600.028"/>
          <table:table-cell office:value-type="float" office:value="599.96"/>
          <table:table-cell office:value-type="float" office:value="675435.0"/>
          <table:table-cell office:value-type="float" office:value="1.0"/>
          <table:table-cell office:value-type="float" office:value="7.0"/>
          <table:table-cell office:value-type="float" office:value="201144.0"/>
          <table:table-cell office:value-type="float" office:value="590434940.0"/>
          <table:table-cell office:value-type="float" office:value="590434910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10])" office:value-type="float"/>
          <table:table-cell table:formula="of:=MIN([.$C710])" office:value-type="float"/>
          <table:table-cell table:formula="of:=MIN([.$D710])" office:value-type="float"/>
          <table:table-cell table:formula="of:=MIN([.$E710])" office:value-type="float"/>
          <table:table-cell table:formula="of:=MIN([.$F710])" office:value-type="float"/>
          <table:table-cell table:formula="of:=MIN([.$G710])" office:value-type="float"/>
          <table:table-cell table:formula="of:=MIN([.$H710])" office:value-type="float"/>
          <table:table-cell table:formula="of:=MIN([.$I710])" office:value-type="float"/>
          <table:table-cell table:formula="of:=MIN([.$J710])" office:value-type="float"/>
          <table:table-cell table:formula="of:=MIN([.$K710])" office:value-type="float"/>
          <table:table-cell table:formula="of:=MIN([.$L710])" office:value-type="float"/>
          <table:table-cell table:formula="of:=MIN([.$M710])" office:value-type="float"/>
          <table:table-cell table:formula="of:=MIN([.$N710])" office:value-type="float"/>
          <table:table-cell table:formula="of:=MEDIAN([.$B710])" office:value-type="float"/>
          <table:table-cell table:formula="of:=MEDIAN([.$C710])" office:value-type="float"/>
          <table:table-cell table:formula="of:=MEDIAN([.$D710])" office:value-type="float"/>
          <table:table-cell table:formula="of:=MEDIAN([.$E710])" office:value-type="float"/>
          <table:table-cell table:formula="of:=MEDIAN([.$F710])" office:value-type="float"/>
          <table:table-cell table:formula="of:=MEDIAN([.$G710])" office:value-type="float"/>
          <table:table-cell table:formula="of:=MEDIAN([.$H710])" office:value-type="float"/>
          <table:table-cell table:formula="of:=MEDIAN([.$I710])" office:value-type="float"/>
          <table:table-cell table:formula="of:=MEDIAN([.$J710])" office:value-type="float"/>
          <table:table-cell table:formula="of:=MEDIAN([.$K710])" office:value-type="float"/>
          <table:table-cell table:formula="of:=MEDIAN([.$L710])" office:value-type="float"/>
          <table:table-cell table:formula="of:=MEDIAN([.$M710])" office:value-type="float"/>
          <table:table-cell table:formula="of:=MEDIAN([.$N710])" office:value-type="float"/>
          <table:table-cell table:formula="of:=MAX([.$B710])" office:value-type="float"/>
          <table:table-cell table:formula="of:=MAX([.$C710])" office:value-type="float"/>
          <table:table-cell table:formula="of:=MAX([.$D710])" office:value-type="float"/>
          <table:table-cell table:formula="of:=MAX([.$E710])" office:value-type="float"/>
          <table:table-cell table:formula="of:=MAX([.$F710])" office:value-type="float"/>
          <table:table-cell table:formula="of:=MAX([.$G710])" office:value-type="float"/>
          <table:table-cell table:formula="of:=MAX([.$H710])" office:value-type="float"/>
          <table:table-cell table:formula="of:=MAX([.$I710])" office:value-type="float"/>
          <table:table-cell table:formula="of:=MAX([.$J710])" office:value-type="float"/>
          <table:table-cell table:formula="of:=MAX([.$K710])" office:value-type="float"/>
          <table:table-cell table:formula="of:=MAX([.$L710])" office:value-type="float"/>
          <table:table-cell table:formula="of:=MAX([.$M710])" office:value-type="float"/>
          <table:table-cell table:formula="of:=MAX([.$N710])" office:value-type="float"/>
        </table:table-row>
        <table:table-row table:style-name="ro1">
          <table:table-cell office:value-type="string">
            <text:p>c7552/c7552.lp.9.7</text:p>
          </table:table-cell>
          <table:table-cell office:value-type="float" office:value="600.0"/>
          <table:table-cell office:value-type="float" office:value="600.018"/>
          <table:table-cell office:value-type="float" office:value="599.94"/>
          <table:table-cell office:value-type="float" office:value="601529.0"/>
          <table:table-cell office:value-type="float" office:value="1.0"/>
          <table:table-cell office:value-type="float" office:value="7.0"/>
          <table:table-cell office:value-type="float" office:value="198824.0"/>
          <table:table-cell office:value-type="float" office:value="669589992.0"/>
          <table:table-cell office:value-type="float" office:value="669589992.0"/>
          <table:table-cell office:value-type="float" office:value="16245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1])" office:value-type="float"/>
          <table:table-cell table:formula="of:=MIN([.$C711])" office:value-type="float"/>
          <table:table-cell table:formula="of:=MIN([.$D711])" office:value-type="float"/>
          <table:table-cell table:formula="of:=MIN([.$E711])" office:value-type="float"/>
          <table:table-cell table:formula="of:=MIN([.$F711])" office:value-type="float"/>
          <table:table-cell table:formula="of:=MIN([.$G711])" office:value-type="float"/>
          <table:table-cell table:formula="of:=MIN([.$H711])" office:value-type="float"/>
          <table:table-cell table:formula="of:=MIN([.$I711])" office:value-type="float"/>
          <table:table-cell table:formula="of:=MIN([.$J711])" office:value-type="float"/>
          <table:table-cell table:formula="of:=MIN([.$K711])" office:value-type="float"/>
          <table:table-cell table:formula="of:=MIN([.$L711])" office:value-type="float"/>
          <table:table-cell table:formula="of:=MIN([.$M711])" office:value-type="float"/>
          <table:table-cell table:formula="of:=MIN([.$N711])" office:value-type="float"/>
          <table:table-cell table:formula="of:=MEDIAN([.$B711])" office:value-type="float"/>
          <table:table-cell table:formula="of:=MEDIAN([.$C711])" office:value-type="float"/>
          <table:table-cell table:formula="of:=MEDIAN([.$D711])" office:value-type="float"/>
          <table:table-cell table:formula="of:=MEDIAN([.$E711])" office:value-type="float"/>
          <table:table-cell table:formula="of:=MEDIAN([.$F711])" office:value-type="float"/>
          <table:table-cell table:formula="of:=MEDIAN([.$G711])" office:value-type="float"/>
          <table:table-cell table:formula="of:=MEDIAN([.$H711])" office:value-type="float"/>
          <table:table-cell table:formula="of:=MEDIAN([.$I711])" office:value-type="float"/>
          <table:table-cell table:formula="of:=MEDIAN([.$J711])" office:value-type="float"/>
          <table:table-cell table:formula="of:=MEDIAN([.$K711])" office:value-type="float"/>
          <table:table-cell table:formula="of:=MEDIAN([.$L711])" office:value-type="float"/>
          <table:table-cell table:formula="of:=MEDIAN([.$M711])" office:value-type="float"/>
          <table:table-cell table:formula="of:=MEDIAN([.$N711])" office:value-type="float"/>
          <table:table-cell table:formula="of:=MAX([.$B711])" office:value-type="float"/>
          <table:table-cell table:formula="of:=MAX([.$C711])" office:value-type="float"/>
          <table:table-cell table:formula="of:=MAX([.$D711])" office:value-type="float"/>
          <table:table-cell table:formula="of:=MAX([.$E711])" office:value-type="float"/>
          <table:table-cell table:formula="of:=MAX([.$F711])" office:value-type="float"/>
          <table:table-cell table:formula="of:=MAX([.$G711])" office:value-type="float"/>
          <table:table-cell table:formula="of:=MAX([.$H711])" office:value-type="float"/>
          <table:table-cell table:formula="of:=MAX([.$I711])" office:value-type="float"/>
          <table:table-cell table:formula="of:=MAX([.$J711])" office:value-type="float"/>
          <table:table-cell table:formula="of:=MAX([.$K711])" office:value-type="float"/>
          <table:table-cell table:formula="of:=MAX([.$L711])" office:value-type="float"/>
          <table:table-cell table:formula="of:=MAX([.$M711])" office:value-type="float"/>
          <table:table-cell table:formula="of:=MAX([.$N711])" office:value-type="float"/>
        </table:table-row>
        <table:table-row table:style-name="ro1">
          <table:table-cell office:value-type="string">
            <text:p>c7552/c7552.lp.9.8</text:p>
          </table:table-cell>
          <table:table-cell office:value-type="float" office:value="600.0"/>
          <table:table-cell office:value-type="float" office:value="600.018"/>
          <table:table-cell office:value-type="float" office:value="599.94"/>
          <table:table-cell office:value-type="float" office:value="905299.0"/>
          <table:table-cell office:value-type="float" office:value="1.0"/>
          <table:table-cell office:value-type="float" office:value="9.0"/>
          <table:table-cell office:value-type="float" office:value="337654.0"/>
          <table:table-cell office:value-type="float" office:value="539441017.0"/>
          <table:table-cell office:value-type="float" office:value="539441016.0"/>
          <table:table-cell office:value-type="float" office:value="16247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2])" office:value-type="float"/>
          <table:table-cell table:formula="of:=MIN([.$C712])" office:value-type="float"/>
          <table:table-cell table:formula="of:=MIN([.$D712])" office:value-type="float"/>
          <table:table-cell table:formula="of:=MIN([.$E712])" office:value-type="float"/>
          <table:table-cell table:formula="of:=MIN([.$F712])" office:value-type="float"/>
          <table:table-cell table:formula="of:=MIN([.$G712])" office:value-type="float"/>
          <table:table-cell table:formula="of:=MIN([.$H712])" office:value-type="float"/>
          <table:table-cell table:formula="of:=MIN([.$I712])" office:value-type="float"/>
          <table:table-cell table:formula="of:=MIN([.$J712])" office:value-type="float"/>
          <table:table-cell table:formula="of:=MIN([.$K712])" office:value-type="float"/>
          <table:table-cell table:formula="of:=MIN([.$L712])" office:value-type="float"/>
          <table:table-cell table:formula="of:=MIN([.$M712])" office:value-type="float"/>
          <table:table-cell table:formula="of:=MIN([.$N712])" office:value-type="float"/>
          <table:table-cell table:formula="of:=MEDIAN([.$B712])" office:value-type="float"/>
          <table:table-cell table:formula="of:=MEDIAN([.$C712])" office:value-type="float"/>
          <table:table-cell table:formula="of:=MEDIAN([.$D712])" office:value-type="float"/>
          <table:table-cell table:formula="of:=MEDIAN([.$E712])" office:value-type="float"/>
          <table:table-cell table:formula="of:=MEDIAN([.$F712])" office:value-type="float"/>
          <table:table-cell table:formula="of:=MEDIAN([.$G712])" office:value-type="float"/>
          <table:table-cell table:formula="of:=MEDIAN([.$H712])" office:value-type="float"/>
          <table:table-cell table:formula="of:=MEDIAN([.$I712])" office:value-type="float"/>
          <table:table-cell table:formula="of:=MEDIAN([.$J712])" office:value-type="float"/>
          <table:table-cell table:formula="of:=MEDIAN([.$K712])" office:value-type="float"/>
          <table:table-cell table:formula="of:=MEDIAN([.$L712])" office:value-type="float"/>
          <table:table-cell table:formula="of:=MEDIAN([.$M712])" office:value-type="float"/>
          <table:table-cell table:formula="of:=MEDIAN([.$N712])" office:value-type="float"/>
          <table:table-cell table:formula="of:=MAX([.$B712])" office:value-type="float"/>
          <table:table-cell table:formula="of:=MAX([.$C712])" office:value-type="float"/>
          <table:table-cell table:formula="of:=MAX([.$D712])" office:value-type="float"/>
          <table:table-cell table:formula="of:=MAX([.$E712])" office:value-type="float"/>
          <table:table-cell table:formula="of:=MAX([.$F712])" office:value-type="float"/>
          <table:table-cell table:formula="of:=MAX([.$G712])" office:value-type="float"/>
          <table:table-cell table:formula="of:=MAX([.$H712])" office:value-type="float"/>
          <table:table-cell table:formula="of:=MAX([.$I712])" office:value-type="float"/>
          <table:table-cell table:formula="of:=MAX([.$J712])" office:value-type="float"/>
          <table:table-cell table:formula="of:=MAX([.$K712])" office:value-type="float"/>
          <table:table-cell table:formula="of:=MAX([.$L712])" office:value-type="float"/>
          <table:table-cell table:formula="of:=MAX([.$M712])" office:value-type="float"/>
          <table:table-cell table:formula="of:=MAX([.$N712])" office:value-type="float"/>
        </table:table-row>
        <table:table-row table:style-name="ro1">
          <table:table-cell office:value-type="string">
            <text:p>c880/c880.lp.1.1</text:p>
          </table:table-cell>
          <table:table-cell office:value-type="float" office:value="0.405144"/>
          <table:table-cell office:value-type="float" office:value="0.4"/>
          <table:table-cell office:value-type="float" office:value="0.39"/>
          <table:table-cell office:value-type="float" office:value="2169.0"/>
          <table:table-cell office:value-type="float" office:value="0.0"/>
          <table:table-cell office:value-type="float" office:value="0.0"/>
          <table:table-cell office:value-type="float" office:value="549.0"/>
          <table:table-cell office:value-type="float" office:value="743298.0"/>
          <table:table-cell office:value-type="float" office:value="743298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3])" office:value-type="float"/>
          <table:table-cell table:formula="of:=MIN([.$C713])" office:value-type="float"/>
          <table:table-cell table:formula="of:=MIN([.$D713])" office:value-type="float"/>
          <table:table-cell table:formula="of:=MIN([.$E713])" office:value-type="float"/>
          <table:table-cell table:formula="of:=MIN([.$F713])" office:value-type="float"/>
          <table:table-cell table:formula="of:=MIN([.$G713])" office:value-type="float"/>
          <table:table-cell table:formula="of:=MIN([.$H713])" office:value-type="float"/>
          <table:table-cell table:formula="of:=MIN([.$I713])" office:value-type="float"/>
          <table:table-cell table:formula="of:=MIN([.$J713])" office:value-type="float"/>
          <table:table-cell table:formula="of:=MIN([.$K713])" office:value-type="float"/>
          <table:table-cell table:formula="of:=MIN([.$L713])" office:value-type="float"/>
          <table:table-cell table:formula="of:=MIN([.$M713])" office:value-type="float"/>
          <table:table-cell table:formula="of:=MIN([.$N713])" office:value-type="float"/>
          <table:table-cell table:formula="of:=MEDIAN([.$B713])" office:value-type="float"/>
          <table:table-cell table:formula="of:=MEDIAN([.$C713])" office:value-type="float"/>
          <table:table-cell table:formula="of:=MEDIAN([.$D713])" office:value-type="float"/>
          <table:table-cell table:formula="of:=MEDIAN([.$E713])" office:value-type="float"/>
          <table:table-cell table:formula="of:=MEDIAN([.$F713])" office:value-type="float"/>
          <table:table-cell table:formula="of:=MEDIAN([.$G713])" office:value-type="float"/>
          <table:table-cell table:formula="of:=MEDIAN([.$H713])" office:value-type="float"/>
          <table:table-cell table:formula="of:=MEDIAN([.$I713])" office:value-type="float"/>
          <table:table-cell table:formula="of:=MEDIAN([.$J713])" office:value-type="float"/>
          <table:table-cell table:formula="of:=MEDIAN([.$K713])" office:value-type="float"/>
          <table:table-cell table:formula="of:=MEDIAN([.$L713])" office:value-type="float"/>
          <table:table-cell table:formula="of:=MEDIAN([.$M713])" office:value-type="float"/>
          <table:table-cell table:formula="of:=MEDIAN([.$N713])" office:value-type="float"/>
          <table:table-cell table:formula="of:=MAX([.$B713])" office:value-type="float"/>
          <table:table-cell table:formula="of:=MAX([.$C713])" office:value-type="float"/>
          <table:table-cell table:formula="of:=MAX([.$D713])" office:value-type="float"/>
          <table:table-cell table:formula="of:=MAX([.$E713])" office:value-type="float"/>
          <table:table-cell table:formula="of:=MAX([.$F713])" office:value-type="float"/>
          <table:table-cell table:formula="of:=MAX([.$G713])" office:value-type="float"/>
          <table:table-cell table:formula="of:=MAX([.$H713])" office:value-type="float"/>
          <table:table-cell table:formula="of:=MAX([.$I713])" office:value-type="float"/>
          <table:table-cell table:formula="of:=MAX([.$J713])" office:value-type="float"/>
          <table:table-cell table:formula="of:=MAX([.$K713])" office:value-type="float"/>
          <table:table-cell table:formula="of:=MAX([.$L713])" office:value-type="float"/>
          <table:table-cell table:formula="of:=MAX([.$M713])" office:value-type="float"/>
          <table:table-cell table:formula="of:=MAX([.$N713])" office:value-type="float"/>
        </table:table-row>
        <table:table-row table:style-name="ro1">
          <table:table-cell office:value-type="string">
            <text:p>c880/c880.lp.1.2</text:p>
          </table:table-cell>
          <table:table-cell office:value-type="float" office:value="1.11032"/>
          <table:table-cell office:value-type="float" office:value="1.104"/>
          <table:table-cell office:value-type="float" office:value="1.1"/>
          <table:table-cell office:value-type="float" office:value="6507.0"/>
          <table:table-cell office:value-type="float" office:value="0.0"/>
          <table:table-cell office:value-type="float" office:value="0.0"/>
          <table:table-cell office:value-type="float" office:value="1799.0"/>
          <table:table-cell office:value-type="float" office:value="1958862.0"/>
          <table:table-cell office:value-type="float" office:value="195886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4])" office:value-type="float"/>
          <table:table-cell table:formula="of:=MIN([.$C714])" office:value-type="float"/>
          <table:table-cell table:formula="of:=MIN([.$D714])" office:value-type="float"/>
          <table:table-cell table:formula="of:=MIN([.$E714])" office:value-type="float"/>
          <table:table-cell table:formula="of:=MIN([.$F714])" office:value-type="float"/>
          <table:table-cell table:formula="of:=MIN([.$G714])" office:value-type="float"/>
          <table:table-cell table:formula="of:=MIN([.$H714])" office:value-type="float"/>
          <table:table-cell table:formula="of:=MIN([.$I714])" office:value-type="float"/>
          <table:table-cell table:formula="of:=MIN([.$J714])" office:value-type="float"/>
          <table:table-cell table:formula="of:=MIN([.$K714])" office:value-type="float"/>
          <table:table-cell table:formula="of:=MIN([.$L714])" office:value-type="float"/>
          <table:table-cell table:formula="of:=MIN([.$M714])" office:value-type="float"/>
          <table:table-cell table:formula="of:=MIN([.$N714])" office:value-type="float"/>
          <table:table-cell table:formula="of:=MEDIAN([.$B714])" office:value-type="float"/>
          <table:table-cell table:formula="of:=MEDIAN([.$C714])" office:value-type="float"/>
          <table:table-cell table:formula="of:=MEDIAN([.$D714])" office:value-type="float"/>
          <table:table-cell table:formula="of:=MEDIAN([.$E714])" office:value-type="float"/>
          <table:table-cell table:formula="of:=MEDIAN([.$F714])" office:value-type="float"/>
          <table:table-cell table:formula="of:=MEDIAN([.$G714])" office:value-type="float"/>
          <table:table-cell table:formula="of:=MEDIAN([.$H714])" office:value-type="float"/>
          <table:table-cell table:formula="of:=MEDIAN([.$I714])" office:value-type="float"/>
          <table:table-cell table:formula="of:=MEDIAN([.$J714])" office:value-type="float"/>
          <table:table-cell table:formula="of:=MEDIAN([.$K714])" office:value-type="float"/>
          <table:table-cell table:formula="of:=MEDIAN([.$L714])" office:value-type="float"/>
          <table:table-cell table:formula="of:=MEDIAN([.$M714])" office:value-type="float"/>
          <table:table-cell table:formula="of:=MEDIAN([.$N714])" office:value-type="float"/>
          <table:table-cell table:formula="of:=MAX([.$B714])" office:value-type="float"/>
          <table:table-cell table:formula="of:=MAX([.$C714])" office:value-type="float"/>
          <table:table-cell table:formula="of:=MAX([.$D714])" office:value-type="float"/>
          <table:table-cell table:formula="of:=MAX([.$E714])" office:value-type="float"/>
          <table:table-cell table:formula="of:=MAX([.$F714])" office:value-type="float"/>
          <table:table-cell table:formula="of:=MAX([.$G714])" office:value-type="float"/>
          <table:table-cell table:formula="of:=MAX([.$H714])" office:value-type="float"/>
          <table:table-cell table:formula="of:=MAX([.$I714])" office:value-type="float"/>
          <table:table-cell table:formula="of:=MAX([.$J714])" office:value-type="float"/>
          <table:table-cell table:formula="of:=MAX([.$K714])" office:value-type="float"/>
          <table:table-cell table:formula="of:=MAX([.$L714])" office:value-type="float"/>
          <table:table-cell table:formula="of:=MAX([.$M714])" office:value-type="float"/>
          <table:table-cell table:formula="of:=MAX([.$N714])" office:value-type="float"/>
        </table:table-row>
        <table:table-row table:style-name="ro1">
          <table:table-cell office:value-type="string">
            <text:p>c880/c880.lp.1.3</text:p>
          </table:table-cell>
          <table:table-cell office:value-type="float" office:value="179.316"/>
          <table:table-cell office:value-type="float" office:value="179.295"/>
          <table:table-cell office:value-type="float" office:value="179.29"/>
          <table:table-cell office:value-type="float" office:value="285291.0"/>
          <table:table-cell office:value-type="float" office:value="0.0"/>
          <table:table-cell office:value-type="float" office:value="17.0"/>
          <table:table-cell office:value-type="float" office:value="601198.0"/>
          <table:table-cell office:value-type="float" office:value="89483861.0"/>
          <table:table-cell office:value-type="float" office:value="89483861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5])" office:value-type="float"/>
          <table:table-cell table:formula="of:=MIN([.$C715])" office:value-type="float"/>
          <table:table-cell table:formula="of:=MIN([.$D715])" office:value-type="float"/>
          <table:table-cell table:formula="of:=MIN([.$E715])" office:value-type="float"/>
          <table:table-cell table:formula="of:=MIN([.$F715])" office:value-type="float"/>
          <table:table-cell table:formula="of:=MIN([.$G715])" office:value-type="float"/>
          <table:table-cell table:formula="of:=MIN([.$H715])" office:value-type="float"/>
          <table:table-cell table:formula="of:=MIN([.$I715])" office:value-type="float"/>
          <table:table-cell table:formula="of:=MIN([.$J715])" office:value-type="float"/>
          <table:table-cell table:formula="of:=MIN([.$K715])" office:value-type="float"/>
          <table:table-cell table:formula="of:=MIN([.$L715])" office:value-type="float"/>
          <table:table-cell table:formula="of:=MIN([.$M715])" office:value-type="float"/>
          <table:table-cell table:formula="of:=MIN([.$N715])" office:value-type="float"/>
          <table:table-cell table:formula="of:=MEDIAN([.$B715])" office:value-type="float"/>
          <table:table-cell table:formula="of:=MEDIAN([.$C715])" office:value-type="float"/>
          <table:table-cell table:formula="of:=MEDIAN([.$D715])" office:value-type="float"/>
          <table:table-cell table:formula="of:=MEDIAN([.$E715])" office:value-type="float"/>
          <table:table-cell table:formula="of:=MEDIAN([.$F715])" office:value-type="float"/>
          <table:table-cell table:formula="of:=MEDIAN([.$G715])" office:value-type="float"/>
          <table:table-cell table:formula="of:=MEDIAN([.$H715])" office:value-type="float"/>
          <table:table-cell table:formula="of:=MEDIAN([.$I715])" office:value-type="float"/>
          <table:table-cell table:formula="of:=MEDIAN([.$J715])" office:value-type="float"/>
          <table:table-cell table:formula="of:=MEDIAN([.$K715])" office:value-type="float"/>
          <table:table-cell table:formula="of:=MEDIAN([.$L715])" office:value-type="float"/>
          <table:table-cell table:formula="of:=MEDIAN([.$M715])" office:value-type="float"/>
          <table:table-cell table:formula="of:=MEDIAN([.$N715])" office:value-type="float"/>
          <table:table-cell table:formula="of:=MAX([.$B715])" office:value-type="float"/>
          <table:table-cell table:formula="of:=MAX([.$C715])" office:value-type="float"/>
          <table:table-cell table:formula="of:=MAX([.$D715])" office:value-type="float"/>
          <table:table-cell table:formula="of:=MAX([.$E715])" office:value-type="float"/>
          <table:table-cell table:formula="of:=MAX([.$F715])" office:value-type="float"/>
          <table:table-cell table:formula="of:=MAX([.$G715])" office:value-type="float"/>
          <table:table-cell table:formula="of:=MAX([.$H715])" office:value-type="float"/>
          <table:table-cell table:formula="of:=MAX([.$I715])" office:value-type="float"/>
          <table:table-cell table:formula="of:=MAX([.$J715])" office:value-type="float"/>
          <table:table-cell table:formula="of:=MAX([.$K715])" office:value-type="float"/>
          <table:table-cell table:formula="of:=MAX([.$L715])" office:value-type="float"/>
          <table:table-cell table:formula="of:=MAX([.$M715])" office:value-type="float"/>
          <table:table-cell table:formula="of:=MAX([.$N715])" office:value-type="float"/>
        </table:table-row>
        <table:table-row table:style-name="ro1">
          <table:table-cell office:value-type="string">
            <text:p>c880/c880.lp.1.4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505251.0"/>
          <table:table-cell office:value-type="float" office:value="1.0"/>
          <table:table-cell office:value-type="float" office:value="17.0"/>
          <table:table-cell office:value-type="float" office:value="1058586.0"/>
          <table:table-cell office:value-type="float" office:value="158896823.0"/>
          <table:table-cell office:value-type="float" office:value="158896823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6])" office:value-type="float"/>
          <table:table-cell table:formula="of:=MIN([.$C716])" office:value-type="float"/>
          <table:table-cell table:formula="of:=MIN([.$D716])" office:value-type="float"/>
          <table:table-cell table:formula="of:=MIN([.$E716])" office:value-type="float"/>
          <table:table-cell table:formula="of:=MIN([.$F716])" office:value-type="float"/>
          <table:table-cell table:formula="of:=MIN([.$G716])" office:value-type="float"/>
          <table:table-cell table:formula="of:=MIN([.$H716])" office:value-type="float"/>
          <table:table-cell table:formula="of:=MIN([.$I716])" office:value-type="float"/>
          <table:table-cell table:formula="of:=MIN([.$J716])" office:value-type="float"/>
          <table:table-cell table:formula="of:=MIN([.$K716])" office:value-type="float"/>
          <table:table-cell table:formula="of:=MIN([.$L716])" office:value-type="float"/>
          <table:table-cell table:formula="of:=MIN([.$M716])" office:value-type="float"/>
          <table:table-cell table:formula="of:=MIN([.$N716])" office:value-type="float"/>
          <table:table-cell table:formula="of:=MEDIAN([.$B716])" office:value-type="float"/>
          <table:table-cell table:formula="of:=MEDIAN([.$C716])" office:value-type="float"/>
          <table:table-cell table:formula="of:=MEDIAN([.$D716])" office:value-type="float"/>
          <table:table-cell table:formula="of:=MEDIAN([.$E716])" office:value-type="float"/>
          <table:table-cell table:formula="of:=MEDIAN([.$F716])" office:value-type="float"/>
          <table:table-cell table:formula="of:=MEDIAN([.$G716])" office:value-type="float"/>
          <table:table-cell table:formula="of:=MEDIAN([.$H716])" office:value-type="float"/>
          <table:table-cell table:formula="of:=MEDIAN([.$I716])" office:value-type="float"/>
          <table:table-cell table:formula="of:=MEDIAN([.$J716])" office:value-type="float"/>
          <table:table-cell table:formula="of:=MEDIAN([.$K716])" office:value-type="float"/>
          <table:table-cell table:formula="of:=MEDIAN([.$L716])" office:value-type="float"/>
          <table:table-cell table:formula="of:=MEDIAN([.$M716])" office:value-type="float"/>
          <table:table-cell table:formula="of:=MEDIAN([.$N716])" office:value-type="float"/>
          <table:table-cell table:formula="of:=MAX([.$B716])" office:value-type="float"/>
          <table:table-cell table:formula="of:=MAX([.$C716])" office:value-type="float"/>
          <table:table-cell table:formula="of:=MAX([.$D716])" office:value-type="float"/>
          <table:table-cell table:formula="of:=MAX([.$E716])" office:value-type="float"/>
          <table:table-cell table:formula="of:=MAX([.$F716])" office:value-type="float"/>
          <table:table-cell table:formula="of:=MAX([.$G716])" office:value-type="float"/>
          <table:table-cell table:formula="of:=MAX([.$H716])" office:value-type="float"/>
          <table:table-cell table:formula="of:=MAX([.$I716])" office:value-type="float"/>
          <table:table-cell table:formula="of:=MAX([.$J716])" office:value-type="float"/>
          <table:table-cell table:formula="of:=MAX([.$K716])" office:value-type="float"/>
          <table:table-cell table:formula="of:=MAX([.$L716])" office:value-type="float"/>
          <table:table-cell table:formula="of:=MAX([.$M716])" office:value-type="float"/>
          <table:table-cell table:formula="of:=MAX([.$N716])" office:value-type="float"/>
        </table:table-row>
        <table:table-row table:style-name="ro1">
          <table:table-cell office:value-type="string">
            <text:p>c880/c880.lp.1.5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617413.0"/>
          <table:table-cell office:value-type="float" office:value="1.0"/>
          <table:table-cell office:value-type="float" office:value="13.0"/>
          <table:table-cell office:value-type="float" office:value="692207.0"/>
          <table:table-cell office:value-type="float" office:value="190113284.0"/>
          <table:table-cell office:value-type="float" office:value="19011327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7])" office:value-type="float"/>
          <table:table-cell table:formula="of:=MIN([.$C717])" office:value-type="float"/>
          <table:table-cell table:formula="of:=MIN([.$D717])" office:value-type="float"/>
          <table:table-cell table:formula="of:=MIN([.$E717])" office:value-type="float"/>
          <table:table-cell table:formula="of:=MIN([.$F717])" office:value-type="float"/>
          <table:table-cell table:formula="of:=MIN([.$G717])" office:value-type="float"/>
          <table:table-cell table:formula="of:=MIN([.$H717])" office:value-type="float"/>
          <table:table-cell table:formula="of:=MIN([.$I717])" office:value-type="float"/>
          <table:table-cell table:formula="of:=MIN([.$J717])" office:value-type="float"/>
          <table:table-cell table:formula="of:=MIN([.$K717])" office:value-type="float"/>
          <table:table-cell table:formula="of:=MIN([.$L717])" office:value-type="float"/>
          <table:table-cell table:formula="of:=MIN([.$M717])" office:value-type="float"/>
          <table:table-cell table:formula="of:=MIN([.$N717])" office:value-type="float"/>
          <table:table-cell table:formula="of:=MEDIAN([.$B717])" office:value-type="float"/>
          <table:table-cell table:formula="of:=MEDIAN([.$C717])" office:value-type="float"/>
          <table:table-cell table:formula="of:=MEDIAN([.$D717])" office:value-type="float"/>
          <table:table-cell table:formula="of:=MEDIAN([.$E717])" office:value-type="float"/>
          <table:table-cell table:formula="of:=MEDIAN([.$F717])" office:value-type="float"/>
          <table:table-cell table:formula="of:=MEDIAN([.$G717])" office:value-type="float"/>
          <table:table-cell table:formula="of:=MEDIAN([.$H717])" office:value-type="float"/>
          <table:table-cell table:formula="of:=MEDIAN([.$I717])" office:value-type="float"/>
          <table:table-cell table:formula="of:=MEDIAN([.$J717])" office:value-type="float"/>
          <table:table-cell table:formula="of:=MEDIAN([.$K717])" office:value-type="float"/>
          <table:table-cell table:formula="of:=MEDIAN([.$L717])" office:value-type="float"/>
          <table:table-cell table:formula="of:=MEDIAN([.$M717])" office:value-type="float"/>
          <table:table-cell table:formula="of:=MEDIAN([.$N717])" office:value-type="float"/>
          <table:table-cell table:formula="of:=MAX([.$B717])" office:value-type="float"/>
          <table:table-cell table:formula="of:=MAX([.$C717])" office:value-type="float"/>
          <table:table-cell table:formula="of:=MAX([.$D717])" office:value-type="float"/>
          <table:table-cell table:formula="of:=MAX([.$E717])" office:value-type="float"/>
          <table:table-cell table:formula="of:=MAX([.$F717])" office:value-type="float"/>
          <table:table-cell table:formula="of:=MAX([.$G717])" office:value-type="float"/>
          <table:table-cell table:formula="of:=MAX([.$H717])" office:value-type="float"/>
          <table:table-cell table:formula="of:=MAX([.$I717])" office:value-type="float"/>
          <table:table-cell table:formula="of:=MAX([.$J717])" office:value-type="float"/>
          <table:table-cell table:formula="of:=MAX([.$K717])" office:value-type="float"/>
          <table:table-cell table:formula="of:=MAX([.$L717])" office:value-type="float"/>
          <table:table-cell table:formula="of:=MAX([.$M717])" office:value-type="float"/>
          <table:table-cell table:formula="of:=MAX([.$N717])" office:value-type="float"/>
        </table:table-row>
        <table:table-row table:style-name="ro1">
          <table:table-cell office:value-type="string">
            <text:p>c880/c880.lp.1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759667.0"/>
          <table:table-cell office:value-type="float" office:value="1.0"/>
          <table:table-cell office:value-type="float" office:value="10.0"/>
          <table:table-cell office:value-type="float" office:value="649060.0"/>
          <table:table-cell office:value-type="float" office:value="228544654.0"/>
          <table:table-cell office:value-type="float" office:value="228544654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8])" office:value-type="float"/>
          <table:table-cell table:formula="of:=MIN([.$C718])" office:value-type="float"/>
          <table:table-cell table:formula="of:=MIN([.$D718])" office:value-type="float"/>
          <table:table-cell table:formula="of:=MIN([.$E718])" office:value-type="float"/>
          <table:table-cell table:formula="of:=MIN([.$F718])" office:value-type="float"/>
          <table:table-cell table:formula="of:=MIN([.$G718])" office:value-type="float"/>
          <table:table-cell table:formula="of:=MIN([.$H718])" office:value-type="float"/>
          <table:table-cell table:formula="of:=MIN([.$I718])" office:value-type="float"/>
          <table:table-cell table:formula="of:=MIN([.$J718])" office:value-type="float"/>
          <table:table-cell table:formula="of:=MIN([.$K718])" office:value-type="float"/>
          <table:table-cell table:formula="of:=MIN([.$L718])" office:value-type="float"/>
          <table:table-cell table:formula="of:=MIN([.$M718])" office:value-type="float"/>
          <table:table-cell table:formula="of:=MIN([.$N718])" office:value-type="float"/>
          <table:table-cell table:formula="of:=MEDIAN([.$B718])" office:value-type="float"/>
          <table:table-cell table:formula="of:=MEDIAN([.$C718])" office:value-type="float"/>
          <table:table-cell table:formula="of:=MEDIAN([.$D718])" office:value-type="float"/>
          <table:table-cell table:formula="of:=MEDIAN([.$E718])" office:value-type="float"/>
          <table:table-cell table:formula="of:=MEDIAN([.$F718])" office:value-type="float"/>
          <table:table-cell table:formula="of:=MEDIAN([.$G718])" office:value-type="float"/>
          <table:table-cell table:formula="of:=MEDIAN([.$H718])" office:value-type="float"/>
          <table:table-cell table:formula="of:=MEDIAN([.$I718])" office:value-type="float"/>
          <table:table-cell table:formula="of:=MEDIAN([.$J718])" office:value-type="float"/>
          <table:table-cell table:formula="of:=MEDIAN([.$K718])" office:value-type="float"/>
          <table:table-cell table:formula="of:=MEDIAN([.$L718])" office:value-type="float"/>
          <table:table-cell table:formula="of:=MEDIAN([.$M718])" office:value-type="float"/>
          <table:table-cell table:formula="of:=MEDIAN([.$N718])" office:value-type="float"/>
          <table:table-cell table:formula="of:=MAX([.$B718])" office:value-type="float"/>
          <table:table-cell table:formula="of:=MAX([.$C718])" office:value-type="float"/>
          <table:table-cell table:formula="of:=MAX([.$D718])" office:value-type="float"/>
          <table:table-cell table:formula="of:=MAX([.$E718])" office:value-type="float"/>
          <table:table-cell table:formula="of:=MAX([.$F718])" office:value-type="float"/>
          <table:table-cell table:formula="of:=MAX([.$G718])" office:value-type="float"/>
          <table:table-cell table:formula="of:=MAX([.$H718])" office:value-type="float"/>
          <table:table-cell table:formula="of:=MAX([.$I718])" office:value-type="float"/>
          <table:table-cell table:formula="of:=MAX([.$J718])" office:value-type="float"/>
          <table:table-cell table:formula="of:=MAX([.$K718])" office:value-type="float"/>
          <table:table-cell table:formula="of:=MAX([.$L718])" office:value-type="float"/>
          <table:table-cell table:formula="of:=MAX([.$M718])" office:value-type="float"/>
          <table:table-cell table:formula="of:=MAX([.$N718])" office:value-type="float"/>
        </table:table-row>
        <table:table-row table:style-name="ro1">
          <table:table-cell office:value-type="string">
            <text:p>c880/c880.lp.1.7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797930.0"/>
          <table:table-cell office:value-type="float" office:value="1.0"/>
          <table:table-cell office:value-type="float" office:value="8.0"/>
          <table:table-cell office:value-type="float" office:value="473288.0"/>
          <table:table-cell office:value-type="float" office:value="238487535.0"/>
          <table:table-cell office:value-type="float" office:value="238487535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9])" office:value-type="float"/>
          <table:table-cell table:formula="of:=MIN([.$C719])" office:value-type="float"/>
          <table:table-cell table:formula="of:=MIN([.$D719])" office:value-type="float"/>
          <table:table-cell table:formula="of:=MIN([.$E719])" office:value-type="float"/>
          <table:table-cell table:formula="of:=MIN([.$F719])" office:value-type="float"/>
          <table:table-cell table:formula="of:=MIN([.$G719])" office:value-type="float"/>
          <table:table-cell table:formula="of:=MIN([.$H719])" office:value-type="float"/>
          <table:table-cell table:formula="of:=MIN([.$I719])" office:value-type="float"/>
          <table:table-cell table:formula="of:=MIN([.$J719])" office:value-type="float"/>
          <table:table-cell table:formula="of:=MIN([.$K719])" office:value-type="float"/>
          <table:table-cell table:formula="of:=MIN([.$L719])" office:value-type="float"/>
          <table:table-cell table:formula="of:=MIN([.$M719])" office:value-type="float"/>
          <table:table-cell table:formula="of:=MIN([.$N719])" office:value-type="float"/>
          <table:table-cell table:formula="of:=MEDIAN([.$B719])" office:value-type="float"/>
          <table:table-cell table:formula="of:=MEDIAN([.$C719])" office:value-type="float"/>
          <table:table-cell table:formula="of:=MEDIAN([.$D719])" office:value-type="float"/>
          <table:table-cell table:formula="of:=MEDIAN([.$E719])" office:value-type="float"/>
          <table:table-cell table:formula="of:=MEDIAN([.$F719])" office:value-type="float"/>
          <table:table-cell table:formula="of:=MEDIAN([.$G719])" office:value-type="float"/>
          <table:table-cell table:formula="of:=MEDIAN([.$H719])" office:value-type="float"/>
          <table:table-cell table:formula="of:=MEDIAN([.$I719])" office:value-type="float"/>
          <table:table-cell table:formula="of:=MEDIAN([.$J719])" office:value-type="float"/>
          <table:table-cell table:formula="of:=MEDIAN([.$K719])" office:value-type="float"/>
          <table:table-cell table:formula="of:=MEDIAN([.$L719])" office:value-type="float"/>
          <table:table-cell table:formula="of:=MEDIAN([.$M719])" office:value-type="float"/>
          <table:table-cell table:formula="of:=MEDIAN([.$N719])" office:value-type="float"/>
          <table:table-cell table:formula="of:=MAX([.$B719])" office:value-type="float"/>
          <table:table-cell table:formula="of:=MAX([.$C719])" office:value-type="float"/>
          <table:table-cell table:formula="of:=MAX([.$D719])" office:value-type="float"/>
          <table:table-cell table:formula="of:=MAX([.$E719])" office:value-type="float"/>
          <table:table-cell table:formula="of:=MAX([.$F719])" office:value-type="float"/>
          <table:table-cell table:formula="of:=MAX([.$G719])" office:value-type="float"/>
          <table:table-cell table:formula="of:=MAX([.$H719])" office:value-type="float"/>
          <table:table-cell table:formula="of:=MAX([.$I719])" office:value-type="float"/>
          <table:table-cell table:formula="of:=MAX([.$J719])" office:value-type="float"/>
          <table:table-cell table:formula="of:=MAX([.$K719])" office:value-type="float"/>
          <table:table-cell table:formula="of:=MAX([.$L719])" office:value-type="float"/>
          <table:table-cell table:formula="of:=MAX([.$M719])" office:value-type="float"/>
          <table:table-cell table:formula="of:=MAX([.$N719])" office:value-type="float"/>
        </table:table-row>
        <table:table-row table:style-name="ro1">
          <table:table-cell office:value-type="string">
            <text:p>c880/c880.lp.1.8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756211.0"/>
          <table:table-cell office:value-type="float" office:value="1.0"/>
          <table:table-cell office:value-type="float" office:value="12.0"/>
          <table:table-cell office:value-type="float" office:value="636598.0"/>
          <table:table-cell office:value-type="float" office:value="212601937.0"/>
          <table:table-cell office:value-type="float" office:value="21260193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0])" office:value-type="float"/>
          <table:table-cell table:formula="of:=MIN([.$C720])" office:value-type="float"/>
          <table:table-cell table:formula="of:=MIN([.$D720])" office:value-type="float"/>
          <table:table-cell table:formula="of:=MIN([.$E720])" office:value-type="float"/>
          <table:table-cell table:formula="of:=MIN([.$F720])" office:value-type="float"/>
          <table:table-cell table:formula="of:=MIN([.$G720])" office:value-type="float"/>
          <table:table-cell table:formula="of:=MIN([.$H720])" office:value-type="float"/>
          <table:table-cell table:formula="of:=MIN([.$I720])" office:value-type="float"/>
          <table:table-cell table:formula="of:=MIN([.$J720])" office:value-type="float"/>
          <table:table-cell table:formula="of:=MIN([.$K720])" office:value-type="float"/>
          <table:table-cell table:formula="of:=MIN([.$L720])" office:value-type="float"/>
          <table:table-cell table:formula="of:=MIN([.$M720])" office:value-type="float"/>
          <table:table-cell table:formula="of:=MIN([.$N720])" office:value-type="float"/>
          <table:table-cell table:formula="of:=MEDIAN([.$B720])" office:value-type="float"/>
          <table:table-cell table:formula="of:=MEDIAN([.$C720])" office:value-type="float"/>
          <table:table-cell table:formula="of:=MEDIAN([.$D720])" office:value-type="float"/>
          <table:table-cell table:formula="of:=MEDIAN([.$E720])" office:value-type="float"/>
          <table:table-cell table:formula="of:=MEDIAN([.$F720])" office:value-type="float"/>
          <table:table-cell table:formula="of:=MEDIAN([.$G720])" office:value-type="float"/>
          <table:table-cell table:formula="of:=MEDIAN([.$H720])" office:value-type="float"/>
          <table:table-cell table:formula="of:=MEDIAN([.$I720])" office:value-type="float"/>
          <table:table-cell table:formula="of:=MEDIAN([.$J720])" office:value-type="float"/>
          <table:table-cell table:formula="of:=MEDIAN([.$K720])" office:value-type="float"/>
          <table:table-cell table:formula="of:=MEDIAN([.$L720])" office:value-type="float"/>
          <table:table-cell table:formula="of:=MEDIAN([.$M720])" office:value-type="float"/>
          <table:table-cell table:formula="of:=MEDIAN([.$N720])" office:value-type="float"/>
          <table:table-cell table:formula="of:=MAX([.$B720])" office:value-type="float"/>
          <table:table-cell table:formula="of:=MAX([.$C720])" office:value-type="float"/>
          <table:table-cell table:formula="of:=MAX([.$D720])" office:value-type="float"/>
          <table:table-cell table:formula="of:=MAX([.$E720])" office:value-type="float"/>
          <table:table-cell table:formula="of:=MAX([.$F720])" office:value-type="float"/>
          <table:table-cell table:formula="of:=MAX([.$G720])" office:value-type="float"/>
          <table:table-cell table:formula="of:=MAX([.$H720])" office:value-type="float"/>
          <table:table-cell table:formula="of:=MAX([.$I720])" office:value-type="float"/>
          <table:table-cell table:formula="of:=MAX([.$J720])" office:value-type="float"/>
          <table:table-cell table:formula="of:=MAX([.$K720])" office:value-type="float"/>
          <table:table-cell table:formula="of:=MAX([.$L720])" office:value-type="float"/>
          <table:table-cell table:formula="of:=MAX([.$M720])" office:value-type="float"/>
          <table:table-cell table:formula="of:=MAX([.$N720])" office:value-type="float"/>
        </table:table-row>
        <table:table-row table:style-name="ro1">
          <table:table-cell office:value-type="string">
            <text:p>c880/c880.lp.10.1</text:p>
          </table:table-cell>
          <table:table-cell office:value-type="float" office:value="0.029768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1])" office:value-type="float"/>
          <table:table-cell table:formula="of:=MIN([.$C721])" office:value-type="float"/>
          <table:table-cell table:formula="of:=MIN([.$D721])" office:value-type="float"/>
          <table:table-cell table:formula="of:=MIN([.$E721])" office:value-type="float"/>
          <table:table-cell table:formula="of:=MIN([.$F721])" office:value-type="float"/>
          <table:table-cell table:formula="of:=MIN([.$G721])" office:value-type="float"/>
          <table:table-cell table:formula="of:=MIN([.$H721])" office:value-type="float"/>
          <table:table-cell table:formula="of:=MIN([.$I721])" office:value-type="float"/>
          <table:table-cell table:formula="of:=MIN([.$J721])" office:value-type="float"/>
          <table:table-cell table:formula="of:=MIN([.$K721])" office:value-type="float"/>
          <table:table-cell table:formula="of:=MIN([.$L721])" office:value-type="float"/>
          <table:table-cell table:formula="of:=MIN([.$M721])" office:value-type="float"/>
          <table:table-cell table:formula="of:=MIN([.$N721])" office:value-type="float"/>
          <table:table-cell table:formula="of:=MEDIAN([.$B721])" office:value-type="float"/>
          <table:table-cell table:formula="of:=MEDIAN([.$C721])" office:value-type="float"/>
          <table:table-cell table:formula="of:=MEDIAN([.$D721])" office:value-type="float"/>
          <table:table-cell table:formula="of:=MEDIAN([.$E721])" office:value-type="float"/>
          <table:table-cell table:formula="of:=MEDIAN([.$F721])" office:value-type="float"/>
          <table:table-cell table:formula="of:=MEDIAN([.$G721])" office:value-type="float"/>
          <table:table-cell table:formula="of:=MEDIAN([.$H721])" office:value-type="float"/>
          <table:table-cell table:formula="of:=MEDIAN([.$I721])" office:value-type="float"/>
          <table:table-cell table:formula="of:=MEDIAN([.$J721])" office:value-type="float"/>
          <table:table-cell table:formula="of:=MEDIAN([.$K721])" office:value-type="float"/>
          <table:table-cell table:formula="of:=MEDIAN([.$L721])" office:value-type="float"/>
          <table:table-cell table:formula="of:=MEDIAN([.$M721])" office:value-type="float"/>
          <table:table-cell table:formula="of:=MEDIAN([.$N721])" office:value-type="float"/>
          <table:table-cell table:formula="of:=MAX([.$B721])" office:value-type="float"/>
          <table:table-cell table:formula="of:=MAX([.$C721])" office:value-type="float"/>
          <table:table-cell table:formula="of:=MAX([.$D721])" office:value-type="float"/>
          <table:table-cell table:formula="of:=MAX([.$E721])" office:value-type="float"/>
          <table:table-cell table:formula="of:=MAX([.$F721])" office:value-type="float"/>
          <table:table-cell table:formula="of:=MAX([.$G721])" office:value-type="float"/>
          <table:table-cell table:formula="of:=MAX([.$H721])" office:value-type="float"/>
          <table:table-cell table:formula="of:=MAX([.$I721])" office:value-type="float"/>
          <table:table-cell table:formula="of:=MAX([.$J721])" office:value-type="float"/>
          <table:table-cell table:formula="of:=MAX([.$K721])" office:value-type="float"/>
          <table:table-cell table:formula="of:=MAX([.$L721])" office:value-type="float"/>
          <table:table-cell table:formula="of:=MAX([.$M721])" office:value-type="float"/>
          <table:table-cell table:formula="of:=MAX([.$N721])" office:value-type="float"/>
        </table:table-row>
        <table:table-row table:style-name="ro1">
          <table:table-cell office:value-type="string">
            <text:p>c880/c880.lp.10.2</text:p>
          </table:table-cell>
          <table:table-cell office:value-type="float" office:value="0.029993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27.0"/>
          <table:table-cell office:value-type="float" office:value="2227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2])" office:value-type="float"/>
          <table:table-cell table:formula="of:=MIN([.$C722])" office:value-type="float"/>
          <table:table-cell table:formula="of:=MIN([.$D722])" office:value-type="float"/>
          <table:table-cell table:formula="of:=MIN([.$E722])" office:value-type="float"/>
          <table:table-cell table:formula="of:=MIN([.$F722])" office:value-type="float"/>
          <table:table-cell table:formula="of:=MIN([.$G722])" office:value-type="float"/>
          <table:table-cell table:formula="of:=MIN([.$H722])" office:value-type="float"/>
          <table:table-cell table:formula="of:=MIN([.$I722])" office:value-type="float"/>
          <table:table-cell table:formula="of:=MIN([.$J722])" office:value-type="float"/>
          <table:table-cell table:formula="of:=MIN([.$K722])" office:value-type="float"/>
          <table:table-cell table:formula="of:=MIN([.$L722])" office:value-type="float"/>
          <table:table-cell table:formula="of:=MIN([.$M722])" office:value-type="float"/>
          <table:table-cell table:formula="of:=MIN([.$N722])" office:value-type="float"/>
          <table:table-cell table:formula="of:=MEDIAN([.$B722])" office:value-type="float"/>
          <table:table-cell table:formula="of:=MEDIAN([.$C722])" office:value-type="float"/>
          <table:table-cell table:formula="of:=MEDIAN([.$D722])" office:value-type="float"/>
          <table:table-cell table:formula="of:=MEDIAN([.$E722])" office:value-type="float"/>
          <table:table-cell table:formula="of:=MEDIAN([.$F722])" office:value-type="float"/>
          <table:table-cell table:formula="of:=MEDIAN([.$G722])" office:value-type="float"/>
          <table:table-cell table:formula="of:=MEDIAN([.$H722])" office:value-type="float"/>
          <table:table-cell table:formula="of:=MEDIAN([.$I722])" office:value-type="float"/>
          <table:table-cell table:formula="of:=MEDIAN([.$J722])" office:value-type="float"/>
          <table:table-cell table:formula="of:=MEDIAN([.$K722])" office:value-type="float"/>
          <table:table-cell table:formula="of:=MEDIAN([.$L722])" office:value-type="float"/>
          <table:table-cell table:formula="of:=MEDIAN([.$M722])" office:value-type="float"/>
          <table:table-cell table:formula="of:=MEDIAN([.$N722])" office:value-type="float"/>
          <table:table-cell table:formula="of:=MAX([.$B722])" office:value-type="float"/>
          <table:table-cell table:formula="of:=MAX([.$C722])" office:value-type="float"/>
          <table:table-cell table:formula="of:=MAX([.$D722])" office:value-type="float"/>
          <table:table-cell table:formula="of:=MAX([.$E722])" office:value-type="float"/>
          <table:table-cell table:formula="of:=MAX([.$F722])" office:value-type="float"/>
          <table:table-cell table:formula="of:=MAX([.$G722])" office:value-type="float"/>
          <table:table-cell table:formula="of:=MAX([.$H722])" office:value-type="float"/>
          <table:table-cell table:formula="of:=MAX([.$I722])" office:value-type="float"/>
          <table:table-cell table:formula="of:=MAX([.$J722])" office:value-type="float"/>
          <table:table-cell table:formula="of:=MAX([.$K722])" office:value-type="float"/>
          <table:table-cell table:formula="of:=MAX([.$L722])" office:value-type="float"/>
          <table:table-cell table:formula="of:=MAX([.$M722])" office:value-type="float"/>
          <table:table-cell table:formula="of:=MAX([.$N722])" office:value-type="float"/>
        </table:table-row>
        <table:table-row table:style-name="ro1">
          <table:table-cell office:value-type="string">
            <text:p>c880/c880.lp.10.3</text:p>
          </table:table-cell>
          <table:table-cell office:value-type="float" office:value="0.027578"/>
          <table:table-cell office:value-type="float" office:value="0.00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9.0"/>
          <table:table-cell office:value-type="float" office:value="4409.0"/>
          <table:table-cell office:value-type="float" office:value="161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3])" office:value-type="float"/>
          <table:table-cell table:formula="of:=MIN([.$C723])" office:value-type="float"/>
          <table:table-cell table:formula="of:=MIN([.$D723])" office:value-type="float"/>
          <table:table-cell table:formula="of:=MIN([.$E723])" office:value-type="float"/>
          <table:table-cell table:formula="of:=MIN([.$F723])" office:value-type="float"/>
          <table:table-cell table:formula="of:=MIN([.$G723])" office:value-type="float"/>
          <table:table-cell table:formula="of:=MIN([.$H723])" office:value-type="float"/>
          <table:table-cell table:formula="of:=MIN([.$I723])" office:value-type="float"/>
          <table:table-cell table:formula="of:=MIN([.$J723])" office:value-type="float"/>
          <table:table-cell table:formula="of:=MIN([.$K723])" office:value-type="float"/>
          <table:table-cell table:formula="of:=MIN([.$L723])" office:value-type="float"/>
          <table:table-cell table:formula="of:=MIN([.$M723])" office:value-type="float"/>
          <table:table-cell table:formula="of:=MIN([.$N723])" office:value-type="float"/>
          <table:table-cell table:formula="of:=MEDIAN([.$B723])" office:value-type="float"/>
          <table:table-cell table:formula="of:=MEDIAN([.$C723])" office:value-type="float"/>
          <table:table-cell table:formula="of:=MEDIAN([.$D723])" office:value-type="float"/>
          <table:table-cell table:formula="of:=MEDIAN([.$E723])" office:value-type="float"/>
          <table:table-cell table:formula="of:=MEDIAN([.$F723])" office:value-type="float"/>
          <table:table-cell table:formula="of:=MEDIAN([.$G723])" office:value-type="float"/>
          <table:table-cell table:formula="of:=MEDIAN([.$H723])" office:value-type="float"/>
          <table:table-cell table:formula="of:=MEDIAN([.$I723])" office:value-type="float"/>
          <table:table-cell table:formula="of:=MEDIAN([.$J723])" office:value-type="float"/>
          <table:table-cell table:formula="of:=MEDIAN([.$K723])" office:value-type="float"/>
          <table:table-cell table:formula="of:=MEDIAN([.$L723])" office:value-type="float"/>
          <table:table-cell table:formula="of:=MEDIAN([.$M723])" office:value-type="float"/>
          <table:table-cell table:formula="of:=MEDIAN([.$N723])" office:value-type="float"/>
          <table:table-cell table:formula="of:=MAX([.$B723])" office:value-type="float"/>
          <table:table-cell table:formula="of:=MAX([.$C723])" office:value-type="float"/>
          <table:table-cell table:formula="of:=MAX([.$D723])" office:value-type="float"/>
          <table:table-cell table:formula="of:=MAX([.$E723])" office:value-type="float"/>
          <table:table-cell table:formula="of:=MAX([.$F723])" office:value-type="float"/>
          <table:table-cell table:formula="of:=MAX([.$G723])" office:value-type="float"/>
          <table:table-cell table:formula="of:=MAX([.$H723])" office:value-type="float"/>
          <table:table-cell table:formula="of:=MAX([.$I723])" office:value-type="float"/>
          <table:table-cell table:formula="of:=MAX([.$J723])" office:value-type="float"/>
          <table:table-cell table:formula="of:=MAX([.$K723])" office:value-type="float"/>
          <table:table-cell table:formula="of:=MAX([.$L723])" office:value-type="float"/>
          <table:table-cell table:formula="of:=MAX([.$M723])" office:value-type="float"/>
          <table:table-cell table:formula="of:=MAX([.$N723])" office:value-type="float"/>
        </table:table-row>
        <table:table-row table:style-name="ro1">
          <table:table-cell office:value-type="string">
            <text:p>c880/c880.lp.10.4</text:p>
          </table:table-cell>
          <table:table-cell office:value-type="float" office:value="0.024893"/>
          <table:table-cell office:value-type="float" office:value="0.019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764.0"/>
          <table:table-cell office:value-type="float" office:value="25764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4])" office:value-type="float"/>
          <table:table-cell table:formula="of:=MIN([.$C724])" office:value-type="float"/>
          <table:table-cell table:formula="of:=MIN([.$D724])" office:value-type="float"/>
          <table:table-cell table:formula="of:=MIN([.$E724])" office:value-type="float"/>
          <table:table-cell table:formula="of:=MIN([.$F724])" office:value-type="float"/>
          <table:table-cell table:formula="of:=MIN([.$G724])" office:value-type="float"/>
          <table:table-cell table:formula="of:=MIN([.$H724])" office:value-type="float"/>
          <table:table-cell table:formula="of:=MIN([.$I724])" office:value-type="float"/>
          <table:table-cell table:formula="of:=MIN([.$J724])" office:value-type="float"/>
          <table:table-cell table:formula="of:=MIN([.$K724])" office:value-type="float"/>
          <table:table-cell table:formula="of:=MIN([.$L724])" office:value-type="float"/>
          <table:table-cell table:formula="of:=MIN([.$M724])" office:value-type="float"/>
          <table:table-cell table:formula="of:=MIN([.$N724])" office:value-type="float"/>
          <table:table-cell table:formula="of:=MEDIAN([.$B724])" office:value-type="float"/>
          <table:table-cell table:formula="of:=MEDIAN([.$C724])" office:value-type="float"/>
          <table:table-cell table:formula="of:=MEDIAN([.$D724])" office:value-type="float"/>
          <table:table-cell table:formula="of:=MEDIAN([.$E724])" office:value-type="float"/>
          <table:table-cell table:formula="of:=MEDIAN([.$F724])" office:value-type="float"/>
          <table:table-cell table:formula="of:=MEDIAN([.$G724])" office:value-type="float"/>
          <table:table-cell table:formula="of:=MEDIAN([.$H724])" office:value-type="float"/>
          <table:table-cell table:formula="of:=MEDIAN([.$I724])" office:value-type="float"/>
          <table:table-cell table:formula="of:=MEDIAN([.$J724])" office:value-type="float"/>
          <table:table-cell table:formula="of:=MEDIAN([.$K724])" office:value-type="float"/>
          <table:table-cell table:formula="of:=MEDIAN([.$L724])" office:value-type="float"/>
          <table:table-cell table:formula="of:=MEDIAN([.$M724])" office:value-type="float"/>
          <table:table-cell table:formula="of:=MEDIAN([.$N724])" office:value-type="float"/>
          <table:table-cell table:formula="of:=MAX([.$B724])" office:value-type="float"/>
          <table:table-cell table:formula="of:=MAX([.$C724])" office:value-type="float"/>
          <table:table-cell table:formula="of:=MAX([.$D724])" office:value-type="float"/>
          <table:table-cell table:formula="of:=MAX([.$E724])" office:value-type="float"/>
          <table:table-cell table:formula="of:=MAX([.$F724])" office:value-type="float"/>
          <table:table-cell table:formula="of:=MAX([.$G724])" office:value-type="float"/>
          <table:table-cell table:formula="of:=MAX([.$H724])" office:value-type="float"/>
          <table:table-cell table:formula="of:=MAX([.$I724])" office:value-type="float"/>
          <table:table-cell table:formula="of:=MAX([.$J724])" office:value-type="float"/>
          <table:table-cell table:formula="of:=MAX([.$K724])" office:value-type="float"/>
          <table:table-cell table:formula="of:=MAX([.$L724])" office:value-type="float"/>
          <table:table-cell table:formula="of:=MAX([.$M724])" office:value-type="float"/>
          <table:table-cell table:formula="of:=MAX([.$N724])" office:value-type="float"/>
        </table:table-row>
        <table:table-row table:style-name="ro1">
          <table:table-cell office:value-type="string">
            <text:p>c880/c880.lp.10.5</text:p>
          </table:table-cell>
          <table:table-cell office:value-type="float" office:value="0.287798"/>
          <table:table-cell office:value-type="float" office:value="0.282"/>
          <table:table-cell office:value-type="float" office:value="0.28"/>
          <table:table-cell office:value-type="float" office:value="1584.0"/>
          <table:table-cell office:value-type="float" office:value="0.0"/>
          <table:table-cell office:value-type="float" office:value="0.0"/>
          <table:table-cell office:value-type="float" office:value="249.0"/>
          <table:table-cell office:value-type="float" office:value="525251.0"/>
          <table:table-cell office:value-type="float" office:value="525251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5])" office:value-type="float"/>
          <table:table-cell table:formula="of:=MIN([.$C725])" office:value-type="float"/>
          <table:table-cell table:formula="of:=MIN([.$D725])" office:value-type="float"/>
          <table:table-cell table:formula="of:=MIN([.$E725])" office:value-type="float"/>
          <table:table-cell table:formula="of:=MIN([.$F725])" office:value-type="float"/>
          <table:table-cell table:formula="of:=MIN([.$G725])" office:value-type="float"/>
          <table:table-cell table:formula="of:=MIN([.$H725])" office:value-type="float"/>
          <table:table-cell table:formula="of:=MIN([.$I725])" office:value-type="float"/>
          <table:table-cell table:formula="of:=MIN([.$J725])" office:value-type="float"/>
          <table:table-cell table:formula="of:=MIN([.$K725])" office:value-type="float"/>
          <table:table-cell table:formula="of:=MIN([.$L725])" office:value-type="float"/>
          <table:table-cell table:formula="of:=MIN([.$M725])" office:value-type="float"/>
          <table:table-cell table:formula="of:=MIN([.$N725])" office:value-type="float"/>
          <table:table-cell table:formula="of:=MEDIAN([.$B725])" office:value-type="float"/>
          <table:table-cell table:formula="of:=MEDIAN([.$C725])" office:value-type="float"/>
          <table:table-cell table:formula="of:=MEDIAN([.$D725])" office:value-type="float"/>
          <table:table-cell table:formula="of:=MEDIAN([.$E725])" office:value-type="float"/>
          <table:table-cell table:formula="of:=MEDIAN([.$F725])" office:value-type="float"/>
          <table:table-cell table:formula="of:=MEDIAN([.$G725])" office:value-type="float"/>
          <table:table-cell table:formula="of:=MEDIAN([.$H725])" office:value-type="float"/>
          <table:table-cell table:formula="of:=MEDIAN([.$I725])" office:value-type="float"/>
          <table:table-cell table:formula="of:=MEDIAN([.$J725])" office:value-type="float"/>
          <table:table-cell table:formula="of:=MEDIAN([.$K725])" office:value-type="float"/>
          <table:table-cell table:formula="of:=MEDIAN([.$L725])" office:value-type="float"/>
          <table:table-cell table:formula="of:=MEDIAN([.$M725])" office:value-type="float"/>
          <table:table-cell table:formula="of:=MEDIAN([.$N725])" office:value-type="float"/>
          <table:table-cell table:formula="of:=MAX([.$B725])" office:value-type="float"/>
          <table:table-cell table:formula="of:=MAX([.$C725])" office:value-type="float"/>
          <table:table-cell table:formula="of:=MAX([.$D725])" office:value-type="float"/>
          <table:table-cell table:formula="of:=MAX([.$E725])" office:value-type="float"/>
          <table:table-cell table:formula="of:=MAX([.$F725])" office:value-type="float"/>
          <table:table-cell table:formula="of:=MAX([.$G725])" office:value-type="float"/>
          <table:table-cell table:formula="of:=MAX([.$H725])" office:value-type="float"/>
          <table:table-cell table:formula="of:=MAX([.$I725])" office:value-type="float"/>
          <table:table-cell table:formula="of:=MAX([.$J725])" office:value-type="float"/>
          <table:table-cell table:formula="of:=MAX([.$K725])" office:value-type="float"/>
          <table:table-cell table:formula="of:=MAX([.$L725])" office:value-type="float"/>
          <table:table-cell table:formula="of:=MAX([.$M725])" office:value-type="float"/>
          <table:table-cell table:formula="of:=MAX([.$N725])" office:value-type="float"/>
        </table:table-row>
        <table:table-row table:style-name="ro1">
          <table:table-cell office:value-type="string">
            <text:p>c880/c880.lp.10.6</text:p>
          </table:table-cell>
          <table:table-cell office:value-type="float" office:value="1.4593"/>
          <table:table-cell office:value-type="float" office:value="1.453"/>
          <table:table-cell office:value-type="float" office:value="1.45"/>
          <table:table-cell office:value-type="float" office:value="7920.0"/>
          <table:table-cell office:value-type="float" office:value="0.0"/>
          <table:table-cell office:value-type="float" office:value="0.0"/>
          <table:table-cell office:value-type="float" office:value="1914.0"/>
          <table:table-cell office:value-type="float" office:value="2647389.0"/>
          <table:table-cell office:value-type="float" office:value="2647389.0"/>
          <table:table-cell office:value-type="float" office:value="162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6])" office:value-type="float"/>
          <table:table-cell table:formula="of:=MIN([.$C726])" office:value-type="float"/>
          <table:table-cell table:formula="of:=MIN([.$D726])" office:value-type="float"/>
          <table:table-cell table:formula="of:=MIN([.$E726])" office:value-type="float"/>
          <table:table-cell table:formula="of:=MIN([.$F726])" office:value-type="float"/>
          <table:table-cell table:formula="of:=MIN([.$G726])" office:value-type="float"/>
          <table:table-cell table:formula="of:=MIN([.$H726])" office:value-type="float"/>
          <table:table-cell table:formula="of:=MIN([.$I726])" office:value-type="float"/>
          <table:table-cell table:formula="of:=MIN([.$J726])" office:value-type="float"/>
          <table:table-cell table:formula="of:=MIN([.$K726])" office:value-type="float"/>
          <table:table-cell table:formula="of:=MIN([.$L726])" office:value-type="float"/>
          <table:table-cell table:formula="of:=MIN([.$M726])" office:value-type="float"/>
          <table:table-cell table:formula="of:=MIN([.$N726])" office:value-type="float"/>
          <table:table-cell table:formula="of:=MEDIAN([.$B726])" office:value-type="float"/>
          <table:table-cell table:formula="of:=MEDIAN([.$C726])" office:value-type="float"/>
          <table:table-cell table:formula="of:=MEDIAN([.$D726])" office:value-type="float"/>
          <table:table-cell table:formula="of:=MEDIAN([.$E726])" office:value-type="float"/>
          <table:table-cell table:formula="of:=MEDIAN([.$F726])" office:value-type="float"/>
          <table:table-cell table:formula="of:=MEDIAN([.$G726])" office:value-type="float"/>
          <table:table-cell table:formula="of:=MEDIAN([.$H726])" office:value-type="float"/>
          <table:table-cell table:formula="of:=MEDIAN([.$I726])" office:value-type="float"/>
          <table:table-cell table:formula="of:=MEDIAN([.$J726])" office:value-type="float"/>
          <table:table-cell table:formula="of:=MEDIAN([.$K726])" office:value-type="float"/>
          <table:table-cell table:formula="of:=MEDIAN([.$L726])" office:value-type="float"/>
          <table:table-cell table:formula="of:=MEDIAN([.$M726])" office:value-type="float"/>
          <table:table-cell table:formula="of:=MEDIAN([.$N726])" office:value-type="float"/>
          <table:table-cell table:formula="of:=MAX([.$B726])" office:value-type="float"/>
          <table:table-cell table:formula="of:=MAX([.$C726])" office:value-type="float"/>
          <table:table-cell table:formula="of:=MAX([.$D726])" office:value-type="float"/>
          <table:table-cell table:formula="of:=MAX([.$E726])" office:value-type="float"/>
          <table:table-cell table:formula="of:=MAX([.$F726])" office:value-type="float"/>
          <table:table-cell table:formula="of:=MAX([.$G726])" office:value-type="float"/>
          <table:table-cell table:formula="of:=MAX([.$H726])" office:value-type="float"/>
          <table:table-cell table:formula="of:=MAX([.$I726])" office:value-type="float"/>
          <table:table-cell table:formula="of:=MAX([.$J726])" office:value-type="float"/>
          <table:table-cell table:formula="of:=MAX([.$K726])" office:value-type="float"/>
          <table:table-cell table:formula="of:=MAX([.$L726])" office:value-type="float"/>
          <table:table-cell table:formula="of:=MAX([.$M726])" office:value-type="float"/>
          <table:table-cell table:formula="of:=MAX([.$N726])" office:value-type="float"/>
        </table:table-row>
        <table:table-row table:style-name="ro1">
          <table:table-cell office:value-type="string">
            <text:p>c880/c880.lp.10.7</text:p>
          </table:table-cell>
          <table:table-cell office:value-type="float" office:value="12.6191"/>
          <table:table-cell office:value-type="float" office:value="12.601"/>
          <table:table-cell office:value-type="float" office:value="12.59"/>
          <table:table-cell office:value-type="float" office:value="63360.0"/>
          <table:table-cell office:value-type="float" office:value="0.0"/>
          <table:table-cell office:value-type="float" office:value="1.0"/>
          <table:table-cell office:value-type="float" office:value="13435.0"/>
          <table:table-cell office:value-type="float" office:value="21217986.0"/>
          <table:table-cell office:value-type="float" office:value="21217986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7])" office:value-type="float"/>
          <table:table-cell table:formula="of:=MIN([.$C727])" office:value-type="float"/>
          <table:table-cell table:formula="of:=MIN([.$D727])" office:value-type="float"/>
          <table:table-cell table:formula="of:=MIN([.$E727])" office:value-type="float"/>
          <table:table-cell table:formula="of:=MIN([.$F727])" office:value-type="float"/>
          <table:table-cell table:formula="of:=MIN([.$G727])" office:value-type="float"/>
          <table:table-cell table:formula="of:=MIN([.$H727])" office:value-type="float"/>
          <table:table-cell table:formula="of:=MIN([.$I727])" office:value-type="float"/>
          <table:table-cell table:formula="of:=MIN([.$J727])" office:value-type="float"/>
          <table:table-cell table:formula="of:=MIN([.$K727])" office:value-type="float"/>
          <table:table-cell table:formula="of:=MIN([.$L727])" office:value-type="float"/>
          <table:table-cell table:formula="of:=MIN([.$M727])" office:value-type="float"/>
          <table:table-cell table:formula="of:=MIN([.$N727])" office:value-type="float"/>
          <table:table-cell table:formula="of:=MEDIAN([.$B727])" office:value-type="float"/>
          <table:table-cell table:formula="of:=MEDIAN([.$C727])" office:value-type="float"/>
          <table:table-cell table:formula="of:=MEDIAN([.$D727])" office:value-type="float"/>
          <table:table-cell table:formula="of:=MEDIAN([.$E727])" office:value-type="float"/>
          <table:table-cell table:formula="of:=MEDIAN([.$F727])" office:value-type="float"/>
          <table:table-cell table:formula="of:=MEDIAN([.$G727])" office:value-type="float"/>
          <table:table-cell table:formula="of:=MEDIAN([.$H727])" office:value-type="float"/>
          <table:table-cell table:formula="of:=MEDIAN([.$I727])" office:value-type="float"/>
          <table:table-cell table:formula="of:=MEDIAN([.$J727])" office:value-type="float"/>
          <table:table-cell table:formula="of:=MEDIAN([.$K727])" office:value-type="float"/>
          <table:table-cell table:formula="of:=MEDIAN([.$L727])" office:value-type="float"/>
          <table:table-cell table:formula="of:=MEDIAN([.$M727])" office:value-type="float"/>
          <table:table-cell table:formula="of:=MEDIAN([.$N727])" office:value-type="float"/>
          <table:table-cell table:formula="of:=MAX([.$B727])" office:value-type="float"/>
          <table:table-cell table:formula="of:=MAX([.$C727])" office:value-type="float"/>
          <table:table-cell table:formula="of:=MAX([.$D727])" office:value-type="float"/>
          <table:table-cell table:formula="of:=MAX([.$E727])" office:value-type="float"/>
          <table:table-cell table:formula="of:=MAX([.$F727])" office:value-type="float"/>
          <table:table-cell table:formula="of:=MAX([.$G727])" office:value-type="float"/>
          <table:table-cell table:formula="of:=MAX([.$H727])" office:value-type="float"/>
          <table:table-cell table:formula="of:=MAX([.$I727])" office:value-type="float"/>
          <table:table-cell table:formula="of:=MAX([.$J727])" office:value-type="float"/>
          <table:table-cell table:formula="of:=MAX([.$K727])" office:value-type="float"/>
          <table:table-cell table:formula="of:=MAX([.$L727])" office:value-type="float"/>
          <table:table-cell table:formula="of:=MAX([.$M727])" office:value-type="float"/>
          <table:table-cell table:formula="of:=MAX([.$N727])" office:value-type="float"/>
        </table:table-row>
        <table:table-row table:style-name="ro1">
          <table:table-cell office:value-type="string">
            <text:p>c880/c880.lp.10.8</text:p>
          </table:table-cell>
          <table:table-cell office:value-type="float" office:value="47.8974"/>
          <table:table-cell office:value-type="float" office:value="47.887"/>
          <table:table-cell office:value-type="float" office:value="47.88"/>
          <table:table-cell office:value-type="float" office:value="190080.0"/>
          <table:table-cell office:value-type="float" office:value="0.0"/>
          <table:table-cell office:value-type="float" office:value="2.0"/>
          <table:table-cell office:value-type="float" office:value="43492.0"/>
          <table:table-cell office:value-type="float" office:value="63119777.0"/>
          <table:table-cell office:value-type="float" office:value="6311977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8])" office:value-type="float"/>
          <table:table-cell table:formula="of:=MIN([.$C728])" office:value-type="float"/>
          <table:table-cell table:formula="of:=MIN([.$D728])" office:value-type="float"/>
          <table:table-cell table:formula="of:=MIN([.$E728])" office:value-type="float"/>
          <table:table-cell table:formula="of:=MIN([.$F728])" office:value-type="float"/>
          <table:table-cell table:formula="of:=MIN([.$G728])" office:value-type="float"/>
          <table:table-cell table:formula="of:=MIN([.$H728])" office:value-type="float"/>
          <table:table-cell table:formula="of:=MIN([.$I728])" office:value-type="float"/>
          <table:table-cell table:formula="of:=MIN([.$J728])" office:value-type="float"/>
          <table:table-cell table:formula="of:=MIN([.$K728])" office:value-type="float"/>
          <table:table-cell table:formula="of:=MIN([.$L728])" office:value-type="float"/>
          <table:table-cell table:formula="of:=MIN([.$M728])" office:value-type="float"/>
          <table:table-cell table:formula="of:=MIN([.$N728])" office:value-type="float"/>
          <table:table-cell table:formula="of:=MEDIAN([.$B728])" office:value-type="float"/>
          <table:table-cell table:formula="of:=MEDIAN([.$C728])" office:value-type="float"/>
          <table:table-cell table:formula="of:=MEDIAN([.$D728])" office:value-type="float"/>
          <table:table-cell table:formula="of:=MEDIAN([.$E728])" office:value-type="float"/>
          <table:table-cell table:formula="of:=MEDIAN([.$F728])" office:value-type="float"/>
          <table:table-cell table:formula="of:=MEDIAN([.$G728])" office:value-type="float"/>
          <table:table-cell table:formula="of:=MEDIAN([.$H728])" office:value-type="float"/>
          <table:table-cell table:formula="of:=MEDIAN([.$I728])" office:value-type="float"/>
          <table:table-cell table:formula="of:=MEDIAN([.$J728])" office:value-type="float"/>
          <table:table-cell table:formula="of:=MEDIAN([.$K728])" office:value-type="float"/>
          <table:table-cell table:formula="of:=MEDIAN([.$L728])" office:value-type="float"/>
          <table:table-cell table:formula="of:=MEDIAN([.$M728])" office:value-type="float"/>
          <table:table-cell table:formula="of:=MEDIAN([.$N728])" office:value-type="float"/>
          <table:table-cell table:formula="of:=MAX([.$B728])" office:value-type="float"/>
          <table:table-cell table:formula="of:=MAX([.$C728])" office:value-type="float"/>
          <table:table-cell table:formula="of:=MAX([.$D728])" office:value-type="float"/>
          <table:table-cell table:formula="of:=MAX([.$E728])" office:value-type="float"/>
          <table:table-cell table:formula="of:=MAX([.$F728])" office:value-type="float"/>
          <table:table-cell table:formula="of:=MAX([.$G728])" office:value-type="float"/>
          <table:table-cell table:formula="of:=MAX([.$H728])" office:value-type="float"/>
          <table:table-cell table:formula="of:=MAX([.$I728])" office:value-type="float"/>
          <table:table-cell table:formula="of:=MAX([.$J728])" office:value-type="float"/>
          <table:table-cell table:formula="of:=MAX([.$K728])" office:value-type="float"/>
          <table:table-cell table:formula="of:=MAX([.$L728])" office:value-type="float"/>
          <table:table-cell table:formula="of:=MAX([.$M728])" office:value-type="float"/>
          <table:table-cell table:formula="of:=MAX([.$N728])" office:value-type="float"/>
        </table:table-row>
        <table:table-row table:style-name="ro1">
          <table:table-cell office:value-type="string">
            <text:p>c880/c880.lp.2.1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724896.0"/>
          <table:table-cell office:value-type="float" office:value="1.0"/>
          <table:table-cell office:value-type="float" office:value="8.0"/>
          <table:table-cell office:value-type="float" office:value="368818.0"/>
          <table:table-cell office:value-type="float" office:value="210508592.0"/>
          <table:table-cell office:value-type="float" office:value="21050859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9])" office:value-type="float"/>
          <table:table-cell table:formula="of:=MIN([.$C729])" office:value-type="float"/>
          <table:table-cell table:formula="of:=MIN([.$D729])" office:value-type="float"/>
          <table:table-cell table:formula="of:=MIN([.$E729])" office:value-type="float"/>
          <table:table-cell table:formula="of:=MIN([.$F729])" office:value-type="float"/>
          <table:table-cell table:formula="of:=MIN([.$G729])" office:value-type="float"/>
          <table:table-cell table:formula="of:=MIN([.$H729])" office:value-type="float"/>
          <table:table-cell table:formula="of:=MIN([.$I729])" office:value-type="float"/>
          <table:table-cell table:formula="of:=MIN([.$J729])" office:value-type="float"/>
          <table:table-cell table:formula="of:=MIN([.$K729])" office:value-type="float"/>
          <table:table-cell table:formula="of:=MIN([.$L729])" office:value-type="float"/>
          <table:table-cell table:formula="of:=MIN([.$M729])" office:value-type="float"/>
          <table:table-cell table:formula="of:=MIN([.$N729])" office:value-type="float"/>
          <table:table-cell table:formula="of:=MEDIAN([.$B729])" office:value-type="float"/>
          <table:table-cell table:formula="of:=MEDIAN([.$C729])" office:value-type="float"/>
          <table:table-cell table:formula="of:=MEDIAN([.$D729])" office:value-type="float"/>
          <table:table-cell table:formula="of:=MEDIAN([.$E729])" office:value-type="float"/>
          <table:table-cell table:formula="of:=MEDIAN([.$F729])" office:value-type="float"/>
          <table:table-cell table:formula="of:=MEDIAN([.$G729])" office:value-type="float"/>
          <table:table-cell table:formula="of:=MEDIAN([.$H729])" office:value-type="float"/>
          <table:table-cell table:formula="of:=MEDIAN([.$I729])" office:value-type="float"/>
          <table:table-cell table:formula="of:=MEDIAN([.$J729])" office:value-type="float"/>
          <table:table-cell table:formula="of:=MEDIAN([.$K729])" office:value-type="float"/>
          <table:table-cell table:formula="of:=MEDIAN([.$L729])" office:value-type="float"/>
          <table:table-cell table:formula="of:=MEDIAN([.$M729])" office:value-type="float"/>
          <table:table-cell table:formula="of:=MEDIAN([.$N729])" office:value-type="float"/>
          <table:table-cell table:formula="of:=MAX([.$B729])" office:value-type="float"/>
          <table:table-cell table:formula="of:=MAX([.$C729])" office:value-type="float"/>
          <table:table-cell table:formula="of:=MAX([.$D729])" office:value-type="float"/>
          <table:table-cell table:formula="of:=MAX([.$E729])" office:value-type="float"/>
          <table:table-cell table:formula="of:=MAX([.$F729])" office:value-type="float"/>
          <table:table-cell table:formula="of:=MAX([.$G729])" office:value-type="float"/>
          <table:table-cell table:formula="of:=MAX([.$H729])" office:value-type="float"/>
          <table:table-cell table:formula="of:=MAX([.$I729])" office:value-type="float"/>
          <table:table-cell table:formula="of:=MAX([.$J729])" office:value-type="float"/>
          <table:table-cell table:formula="of:=MAX([.$K729])" office:value-type="float"/>
          <table:table-cell table:formula="of:=MAX([.$L729])" office:value-type="float"/>
          <table:table-cell table:formula="of:=MAX([.$M729])" office:value-type="float"/>
          <table:table-cell table:formula="of:=MAX([.$N729])" office:value-type="float"/>
        </table:table-row>
        <table:table-row table:style-name="ro1">
          <table:table-cell office:value-type="string">
            <text:p>c880/c880.lp.2.2</text:p>
          </table:table-cell>
          <table:table-cell office:value-type="float" office:value="600.0"/>
          <table:table-cell office:value-type="float" office:value="600.026"/>
          <table:table-cell office:value-type="float" office:value="600.01"/>
          <table:table-cell office:value-type="float" office:value="706877.0"/>
          <table:table-cell office:value-type="float" office:value="1.0"/>
          <table:table-cell office:value-type="float" office:value="8.0"/>
          <table:table-cell office:value-type="float" office:value="255131.0"/>
          <table:table-cell office:value-type="float" office:value="199770730.0"/>
          <table:table-cell office:value-type="float" office:value="199770730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0])" office:value-type="float"/>
          <table:table-cell table:formula="of:=MIN([.$C730])" office:value-type="float"/>
          <table:table-cell table:formula="of:=MIN([.$D730])" office:value-type="float"/>
          <table:table-cell table:formula="of:=MIN([.$E730])" office:value-type="float"/>
          <table:table-cell table:formula="of:=MIN([.$F730])" office:value-type="float"/>
          <table:table-cell table:formula="of:=MIN([.$G730])" office:value-type="float"/>
          <table:table-cell table:formula="of:=MIN([.$H730])" office:value-type="float"/>
          <table:table-cell table:formula="of:=MIN([.$I730])" office:value-type="float"/>
          <table:table-cell table:formula="of:=MIN([.$J730])" office:value-type="float"/>
          <table:table-cell table:formula="of:=MIN([.$K730])" office:value-type="float"/>
          <table:table-cell table:formula="of:=MIN([.$L730])" office:value-type="float"/>
          <table:table-cell table:formula="of:=MIN([.$M730])" office:value-type="float"/>
          <table:table-cell table:formula="of:=MIN([.$N730])" office:value-type="float"/>
          <table:table-cell table:formula="of:=MEDIAN([.$B730])" office:value-type="float"/>
          <table:table-cell table:formula="of:=MEDIAN([.$C730])" office:value-type="float"/>
          <table:table-cell table:formula="of:=MEDIAN([.$D730])" office:value-type="float"/>
          <table:table-cell table:formula="of:=MEDIAN([.$E730])" office:value-type="float"/>
          <table:table-cell table:formula="of:=MEDIAN([.$F730])" office:value-type="float"/>
          <table:table-cell table:formula="of:=MEDIAN([.$G730])" office:value-type="float"/>
          <table:table-cell table:formula="of:=MEDIAN([.$H730])" office:value-type="float"/>
          <table:table-cell table:formula="of:=MEDIAN([.$I730])" office:value-type="float"/>
          <table:table-cell table:formula="of:=MEDIAN([.$J730])" office:value-type="float"/>
          <table:table-cell table:formula="of:=MEDIAN([.$K730])" office:value-type="float"/>
          <table:table-cell table:formula="of:=MEDIAN([.$L730])" office:value-type="float"/>
          <table:table-cell table:formula="of:=MEDIAN([.$M730])" office:value-type="float"/>
          <table:table-cell table:formula="of:=MEDIAN([.$N730])" office:value-type="float"/>
          <table:table-cell table:formula="of:=MAX([.$B730])" office:value-type="float"/>
          <table:table-cell table:formula="of:=MAX([.$C730])" office:value-type="float"/>
          <table:table-cell table:formula="of:=MAX([.$D730])" office:value-type="float"/>
          <table:table-cell table:formula="of:=MAX([.$E730])" office:value-type="float"/>
          <table:table-cell table:formula="of:=MAX([.$F730])" office:value-type="float"/>
          <table:table-cell table:formula="of:=MAX([.$G730])" office:value-type="float"/>
          <table:table-cell table:formula="of:=MAX([.$H730])" office:value-type="float"/>
          <table:table-cell table:formula="of:=MAX([.$I730])" office:value-type="float"/>
          <table:table-cell table:formula="of:=MAX([.$J730])" office:value-type="float"/>
          <table:table-cell table:formula="of:=MAX([.$K730])" office:value-type="float"/>
          <table:table-cell table:formula="of:=MAX([.$L730])" office:value-type="float"/>
          <table:table-cell table:formula="of:=MAX([.$M730])" office:value-type="float"/>
          <table:table-cell table:formula="of:=MAX([.$N730])" office:value-type="float"/>
        </table:table-row>
        <table:table-row table:style-name="ro1">
          <table:table-cell office:value-type="string">
            <text:p>c880/c880.lp.2.3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854222.0"/>
          <table:table-cell office:value-type="float" office:value="1.0"/>
          <table:table-cell office:value-type="float" office:value="9.0"/>
          <table:table-cell office:value-type="float" office:value="296542.0"/>
          <table:table-cell office:value-type="float" office:value="238679669.0"/>
          <table:table-cell office:value-type="float" office:value="23867966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1])" office:value-type="float"/>
          <table:table-cell table:formula="of:=MIN([.$C731])" office:value-type="float"/>
          <table:table-cell table:formula="of:=MIN([.$D731])" office:value-type="float"/>
          <table:table-cell table:formula="of:=MIN([.$E731])" office:value-type="float"/>
          <table:table-cell table:formula="of:=MIN([.$F731])" office:value-type="float"/>
          <table:table-cell table:formula="of:=MIN([.$G731])" office:value-type="float"/>
          <table:table-cell table:formula="of:=MIN([.$H731])" office:value-type="float"/>
          <table:table-cell table:formula="of:=MIN([.$I731])" office:value-type="float"/>
          <table:table-cell table:formula="of:=MIN([.$J731])" office:value-type="float"/>
          <table:table-cell table:formula="of:=MIN([.$K731])" office:value-type="float"/>
          <table:table-cell table:formula="of:=MIN([.$L731])" office:value-type="float"/>
          <table:table-cell table:formula="of:=MIN([.$M731])" office:value-type="float"/>
          <table:table-cell table:formula="of:=MIN([.$N731])" office:value-type="float"/>
          <table:table-cell table:formula="of:=MEDIAN([.$B731])" office:value-type="float"/>
          <table:table-cell table:formula="of:=MEDIAN([.$C731])" office:value-type="float"/>
          <table:table-cell table:formula="of:=MEDIAN([.$D731])" office:value-type="float"/>
          <table:table-cell table:formula="of:=MEDIAN([.$E731])" office:value-type="float"/>
          <table:table-cell table:formula="of:=MEDIAN([.$F731])" office:value-type="float"/>
          <table:table-cell table:formula="of:=MEDIAN([.$G731])" office:value-type="float"/>
          <table:table-cell table:formula="of:=MEDIAN([.$H731])" office:value-type="float"/>
          <table:table-cell table:formula="of:=MEDIAN([.$I731])" office:value-type="float"/>
          <table:table-cell table:formula="of:=MEDIAN([.$J731])" office:value-type="float"/>
          <table:table-cell table:formula="of:=MEDIAN([.$K731])" office:value-type="float"/>
          <table:table-cell table:formula="of:=MEDIAN([.$L731])" office:value-type="float"/>
          <table:table-cell table:formula="of:=MEDIAN([.$M731])" office:value-type="float"/>
          <table:table-cell table:formula="of:=MEDIAN([.$N731])" office:value-type="float"/>
          <table:table-cell table:formula="of:=MAX([.$B731])" office:value-type="float"/>
          <table:table-cell table:formula="of:=MAX([.$C731])" office:value-type="float"/>
          <table:table-cell table:formula="of:=MAX([.$D731])" office:value-type="float"/>
          <table:table-cell table:formula="of:=MAX([.$E731])" office:value-type="float"/>
          <table:table-cell table:formula="of:=MAX([.$F731])" office:value-type="float"/>
          <table:table-cell table:formula="of:=MAX([.$G731])" office:value-type="float"/>
          <table:table-cell table:formula="of:=MAX([.$H731])" office:value-type="float"/>
          <table:table-cell table:formula="of:=MAX([.$I731])" office:value-type="float"/>
          <table:table-cell table:formula="of:=MAX([.$J731])" office:value-type="float"/>
          <table:table-cell table:formula="of:=MAX([.$K731])" office:value-type="float"/>
          <table:table-cell table:formula="of:=MAX([.$L731])" office:value-type="float"/>
          <table:table-cell table:formula="of:=MAX([.$M731])" office:value-type="float"/>
          <table:table-cell table:formula="of:=MAX([.$N731])" office:value-type="float"/>
        </table:table-row>
        <table:table-row table:style-name="ro1">
          <table:table-cell office:value-type="string">
            <text:p>c880/c880.lp.2.4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808426.0"/>
          <table:table-cell office:value-type="float" office:value="1.0"/>
          <table:table-cell office:value-type="float" office:value="10.0"/>
          <table:table-cell office:value-type="float" office:value="375793.0"/>
          <table:table-cell office:value-type="float" office:value="200345482.0"/>
          <table:table-cell office:value-type="float" office:value="200345480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2])" office:value-type="float"/>
          <table:table-cell table:formula="of:=MIN([.$C732])" office:value-type="float"/>
          <table:table-cell table:formula="of:=MIN([.$D732])" office:value-type="float"/>
          <table:table-cell table:formula="of:=MIN([.$E732])" office:value-type="float"/>
          <table:table-cell table:formula="of:=MIN([.$F732])" office:value-type="float"/>
          <table:table-cell table:formula="of:=MIN([.$G732])" office:value-type="float"/>
          <table:table-cell table:formula="of:=MIN([.$H732])" office:value-type="float"/>
          <table:table-cell table:formula="of:=MIN([.$I732])" office:value-type="float"/>
          <table:table-cell table:formula="of:=MIN([.$J732])" office:value-type="float"/>
          <table:table-cell table:formula="of:=MIN([.$K732])" office:value-type="float"/>
          <table:table-cell table:formula="of:=MIN([.$L732])" office:value-type="float"/>
          <table:table-cell table:formula="of:=MIN([.$M732])" office:value-type="float"/>
          <table:table-cell table:formula="of:=MIN([.$N732])" office:value-type="float"/>
          <table:table-cell table:formula="of:=MEDIAN([.$B732])" office:value-type="float"/>
          <table:table-cell table:formula="of:=MEDIAN([.$C732])" office:value-type="float"/>
          <table:table-cell table:formula="of:=MEDIAN([.$D732])" office:value-type="float"/>
          <table:table-cell table:formula="of:=MEDIAN([.$E732])" office:value-type="float"/>
          <table:table-cell table:formula="of:=MEDIAN([.$F732])" office:value-type="float"/>
          <table:table-cell table:formula="of:=MEDIAN([.$G732])" office:value-type="float"/>
          <table:table-cell table:formula="of:=MEDIAN([.$H732])" office:value-type="float"/>
          <table:table-cell table:formula="of:=MEDIAN([.$I732])" office:value-type="float"/>
          <table:table-cell table:formula="of:=MEDIAN([.$J732])" office:value-type="float"/>
          <table:table-cell table:formula="of:=MEDIAN([.$K732])" office:value-type="float"/>
          <table:table-cell table:formula="of:=MEDIAN([.$L732])" office:value-type="float"/>
          <table:table-cell table:formula="of:=MEDIAN([.$M732])" office:value-type="float"/>
          <table:table-cell table:formula="of:=MEDIAN([.$N732])" office:value-type="float"/>
          <table:table-cell table:formula="of:=MAX([.$B732])" office:value-type="float"/>
          <table:table-cell table:formula="of:=MAX([.$C732])" office:value-type="float"/>
          <table:table-cell table:formula="of:=MAX([.$D732])" office:value-type="float"/>
          <table:table-cell table:formula="of:=MAX([.$E732])" office:value-type="float"/>
          <table:table-cell table:formula="of:=MAX([.$F732])" office:value-type="float"/>
          <table:table-cell table:formula="of:=MAX([.$G732])" office:value-type="float"/>
          <table:table-cell table:formula="of:=MAX([.$H732])" office:value-type="float"/>
          <table:table-cell table:formula="of:=MAX([.$I732])" office:value-type="float"/>
          <table:table-cell table:formula="of:=MAX([.$J732])" office:value-type="float"/>
          <table:table-cell table:formula="of:=MAX([.$K732])" office:value-type="float"/>
          <table:table-cell table:formula="of:=MAX([.$L732])" office:value-type="float"/>
          <table:table-cell table:formula="of:=MAX([.$M732])" office:value-type="float"/>
          <table:table-cell table:formula="of:=MAX([.$N732])" office:value-type="float"/>
        </table:table-row>
        <table:table-row table:style-name="ro1">
          <table:table-cell office:value-type="string">
            <text:p>c880/c880.lp.2.5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987248.0"/>
          <table:table-cell office:value-type="float" office:value="1.0"/>
          <table:table-cell office:value-type="float" office:value="8.0"/>
          <table:table-cell office:value-type="float" office:value="371919.0"/>
          <table:table-cell office:value-type="float" office:value="236025375.0"/>
          <table:table-cell office:value-type="float" office:value="236025364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3])" office:value-type="float"/>
          <table:table-cell table:formula="of:=MIN([.$C733])" office:value-type="float"/>
          <table:table-cell table:formula="of:=MIN([.$D733])" office:value-type="float"/>
          <table:table-cell table:formula="of:=MIN([.$E733])" office:value-type="float"/>
          <table:table-cell table:formula="of:=MIN([.$F733])" office:value-type="float"/>
          <table:table-cell table:formula="of:=MIN([.$G733])" office:value-type="float"/>
          <table:table-cell table:formula="of:=MIN([.$H733])" office:value-type="float"/>
          <table:table-cell table:formula="of:=MIN([.$I733])" office:value-type="float"/>
          <table:table-cell table:formula="of:=MIN([.$J733])" office:value-type="float"/>
          <table:table-cell table:formula="of:=MIN([.$K733])" office:value-type="float"/>
          <table:table-cell table:formula="of:=MIN([.$L733])" office:value-type="float"/>
          <table:table-cell table:formula="of:=MIN([.$M733])" office:value-type="float"/>
          <table:table-cell table:formula="of:=MIN([.$N733])" office:value-type="float"/>
          <table:table-cell table:formula="of:=MEDIAN([.$B733])" office:value-type="float"/>
          <table:table-cell table:formula="of:=MEDIAN([.$C733])" office:value-type="float"/>
          <table:table-cell table:formula="of:=MEDIAN([.$D733])" office:value-type="float"/>
          <table:table-cell table:formula="of:=MEDIAN([.$E733])" office:value-type="float"/>
          <table:table-cell table:formula="of:=MEDIAN([.$F733])" office:value-type="float"/>
          <table:table-cell table:formula="of:=MEDIAN([.$G733])" office:value-type="float"/>
          <table:table-cell table:formula="of:=MEDIAN([.$H733])" office:value-type="float"/>
          <table:table-cell table:formula="of:=MEDIAN([.$I733])" office:value-type="float"/>
          <table:table-cell table:formula="of:=MEDIAN([.$J733])" office:value-type="float"/>
          <table:table-cell table:formula="of:=MEDIAN([.$K733])" office:value-type="float"/>
          <table:table-cell table:formula="of:=MEDIAN([.$L733])" office:value-type="float"/>
          <table:table-cell table:formula="of:=MEDIAN([.$M733])" office:value-type="float"/>
          <table:table-cell table:formula="of:=MEDIAN([.$N733])" office:value-type="float"/>
          <table:table-cell table:formula="of:=MAX([.$B733])" office:value-type="float"/>
          <table:table-cell table:formula="of:=MAX([.$C733])" office:value-type="float"/>
          <table:table-cell table:formula="of:=MAX([.$D733])" office:value-type="float"/>
          <table:table-cell table:formula="of:=MAX([.$E733])" office:value-type="float"/>
          <table:table-cell table:formula="of:=MAX([.$F733])" office:value-type="float"/>
          <table:table-cell table:formula="of:=MAX([.$G733])" office:value-type="float"/>
          <table:table-cell table:formula="of:=MAX([.$H733])" office:value-type="float"/>
          <table:table-cell table:formula="of:=MAX([.$I733])" office:value-type="float"/>
          <table:table-cell table:formula="of:=MAX([.$J733])" office:value-type="float"/>
          <table:table-cell table:formula="of:=MAX([.$K733])" office:value-type="float"/>
          <table:table-cell table:formula="of:=MAX([.$L733])" office:value-type="float"/>
          <table:table-cell table:formula="of:=MAX([.$M733])" office:value-type="float"/>
          <table:table-cell table:formula="of:=MAX([.$N733])" office:value-type="float"/>
        </table:table-row>
        <table:table-row table:style-name="ro1">
          <table:table-cell office:value-type="string">
            <text:p>c880/c880.lp.2.6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1098203.0"/>
          <table:table-cell office:value-type="float" office:value="1.0"/>
          <table:table-cell office:value-type="float" office:value="13.0"/>
          <table:table-cell office:value-type="float" office:value="615556.0"/>
          <table:table-cell office:value-type="float" office:value="283726553.0"/>
          <table:table-cell office:value-type="float" office:value="28372655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4])" office:value-type="float"/>
          <table:table-cell table:formula="of:=MIN([.$C734])" office:value-type="float"/>
          <table:table-cell table:formula="of:=MIN([.$D734])" office:value-type="float"/>
          <table:table-cell table:formula="of:=MIN([.$E734])" office:value-type="float"/>
          <table:table-cell table:formula="of:=MIN([.$F734])" office:value-type="float"/>
          <table:table-cell table:formula="of:=MIN([.$G734])" office:value-type="float"/>
          <table:table-cell table:formula="of:=MIN([.$H734])" office:value-type="float"/>
          <table:table-cell table:formula="of:=MIN([.$I734])" office:value-type="float"/>
          <table:table-cell table:formula="of:=MIN([.$J734])" office:value-type="float"/>
          <table:table-cell table:formula="of:=MIN([.$K734])" office:value-type="float"/>
          <table:table-cell table:formula="of:=MIN([.$L734])" office:value-type="float"/>
          <table:table-cell table:formula="of:=MIN([.$M734])" office:value-type="float"/>
          <table:table-cell table:formula="of:=MIN([.$N734])" office:value-type="float"/>
          <table:table-cell table:formula="of:=MEDIAN([.$B734])" office:value-type="float"/>
          <table:table-cell table:formula="of:=MEDIAN([.$C734])" office:value-type="float"/>
          <table:table-cell table:formula="of:=MEDIAN([.$D734])" office:value-type="float"/>
          <table:table-cell table:formula="of:=MEDIAN([.$E734])" office:value-type="float"/>
          <table:table-cell table:formula="of:=MEDIAN([.$F734])" office:value-type="float"/>
          <table:table-cell table:formula="of:=MEDIAN([.$G734])" office:value-type="float"/>
          <table:table-cell table:formula="of:=MEDIAN([.$H734])" office:value-type="float"/>
          <table:table-cell table:formula="of:=MEDIAN([.$I734])" office:value-type="float"/>
          <table:table-cell table:formula="of:=MEDIAN([.$J734])" office:value-type="float"/>
          <table:table-cell table:formula="of:=MEDIAN([.$K734])" office:value-type="float"/>
          <table:table-cell table:formula="of:=MEDIAN([.$L734])" office:value-type="float"/>
          <table:table-cell table:formula="of:=MEDIAN([.$M734])" office:value-type="float"/>
          <table:table-cell table:formula="of:=MEDIAN([.$N734])" office:value-type="float"/>
          <table:table-cell table:formula="of:=MAX([.$B734])" office:value-type="float"/>
          <table:table-cell table:formula="of:=MAX([.$C734])" office:value-type="float"/>
          <table:table-cell table:formula="of:=MAX([.$D734])" office:value-type="float"/>
          <table:table-cell table:formula="of:=MAX([.$E734])" office:value-type="float"/>
          <table:table-cell table:formula="of:=MAX([.$F734])" office:value-type="float"/>
          <table:table-cell table:formula="of:=MAX([.$G734])" office:value-type="float"/>
          <table:table-cell table:formula="of:=MAX([.$H734])" office:value-type="float"/>
          <table:table-cell table:formula="of:=MAX([.$I734])" office:value-type="float"/>
          <table:table-cell table:formula="of:=MAX([.$J734])" office:value-type="float"/>
          <table:table-cell table:formula="of:=MAX([.$K734])" office:value-type="float"/>
          <table:table-cell table:formula="of:=MAX([.$L734])" office:value-type="float"/>
          <table:table-cell table:formula="of:=MAX([.$M734])" office:value-type="float"/>
          <table:table-cell table:formula="of:=MAX([.$N734])" office:value-type="float"/>
        </table:table-row>
        <table:table-row table:style-name="ro1">
          <table:table-cell office:value-type="string">
            <text:p>c880/c880.lp.2.7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1238372.0"/>
          <table:table-cell office:value-type="float" office:value="1.0"/>
          <table:table-cell office:value-type="float" office:value="9.0"/>
          <table:table-cell office:value-type="float" office:value="529326.0"/>
          <table:table-cell office:value-type="float" office:value="314369920.0"/>
          <table:table-cell office:value-type="float" office:value="314369920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5])" office:value-type="float"/>
          <table:table-cell table:formula="of:=MIN([.$C735])" office:value-type="float"/>
          <table:table-cell table:formula="of:=MIN([.$D735])" office:value-type="float"/>
          <table:table-cell table:formula="of:=MIN([.$E735])" office:value-type="float"/>
          <table:table-cell table:formula="of:=MIN([.$F735])" office:value-type="float"/>
          <table:table-cell table:formula="of:=MIN([.$G735])" office:value-type="float"/>
          <table:table-cell table:formula="of:=MIN([.$H735])" office:value-type="float"/>
          <table:table-cell table:formula="of:=MIN([.$I735])" office:value-type="float"/>
          <table:table-cell table:formula="of:=MIN([.$J735])" office:value-type="float"/>
          <table:table-cell table:formula="of:=MIN([.$K735])" office:value-type="float"/>
          <table:table-cell table:formula="of:=MIN([.$L735])" office:value-type="float"/>
          <table:table-cell table:formula="of:=MIN([.$M735])" office:value-type="float"/>
          <table:table-cell table:formula="of:=MIN([.$N735])" office:value-type="float"/>
          <table:table-cell table:formula="of:=MEDIAN([.$B735])" office:value-type="float"/>
          <table:table-cell table:formula="of:=MEDIAN([.$C735])" office:value-type="float"/>
          <table:table-cell table:formula="of:=MEDIAN([.$D735])" office:value-type="float"/>
          <table:table-cell table:formula="of:=MEDIAN([.$E735])" office:value-type="float"/>
          <table:table-cell table:formula="of:=MEDIAN([.$F735])" office:value-type="float"/>
          <table:table-cell table:formula="of:=MEDIAN([.$G735])" office:value-type="float"/>
          <table:table-cell table:formula="of:=MEDIAN([.$H735])" office:value-type="float"/>
          <table:table-cell table:formula="of:=MEDIAN([.$I735])" office:value-type="float"/>
          <table:table-cell table:formula="of:=MEDIAN([.$J735])" office:value-type="float"/>
          <table:table-cell table:formula="of:=MEDIAN([.$K735])" office:value-type="float"/>
          <table:table-cell table:formula="of:=MEDIAN([.$L735])" office:value-type="float"/>
          <table:table-cell table:formula="of:=MEDIAN([.$M735])" office:value-type="float"/>
          <table:table-cell table:formula="of:=MEDIAN([.$N735])" office:value-type="float"/>
          <table:table-cell table:formula="of:=MAX([.$B735])" office:value-type="float"/>
          <table:table-cell table:formula="of:=MAX([.$C735])" office:value-type="float"/>
          <table:table-cell table:formula="of:=MAX([.$D735])" office:value-type="float"/>
          <table:table-cell table:formula="of:=MAX([.$E735])" office:value-type="float"/>
          <table:table-cell table:formula="of:=MAX([.$F735])" office:value-type="float"/>
          <table:table-cell table:formula="of:=MAX([.$G735])" office:value-type="float"/>
          <table:table-cell table:formula="of:=MAX([.$H735])" office:value-type="float"/>
          <table:table-cell table:formula="of:=MAX([.$I735])" office:value-type="float"/>
          <table:table-cell table:formula="of:=MAX([.$J735])" office:value-type="float"/>
          <table:table-cell table:formula="of:=MAX([.$K735])" office:value-type="float"/>
          <table:table-cell table:formula="of:=MAX([.$L735])" office:value-type="float"/>
          <table:table-cell table:formula="of:=MAX([.$M735])" office:value-type="float"/>
          <table:table-cell table:formula="of:=MAX([.$N735])" office:value-type="float"/>
        </table:table-row>
        <table:table-row table:style-name="ro1">
          <table:table-cell office:value-type="string">
            <text:p>c880/c880.lp.2.8</text:p>
          </table:table-cell>
          <table:table-cell office:value-type="float" office:value="600.0"/>
          <table:table-cell office:value-type="float" office:value="600.021"/>
          <table:table-cell office:value-type="float" office:value="600.02"/>
          <table:table-cell office:value-type="float" office:value="893946.0"/>
          <table:table-cell office:value-type="float" office:value="1.0"/>
          <table:table-cell office:value-type="float" office:value="11.0"/>
          <table:table-cell office:value-type="float" office:value="450627.0"/>
          <table:table-cell office:value-type="float" office:value="211334948.0"/>
          <table:table-cell office:value-type="float" office:value="211330772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6])" office:value-type="float"/>
          <table:table-cell table:formula="of:=MIN([.$C736])" office:value-type="float"/>
          <table:table-cell table:formula="of:=MIN([.$D736])" office:value-type="float"/>
          <table:table-cell table:formula="of:=MIN([.$E736])" office:value-type="float"/>
          <table:table-cell table:formula="of:=MIN([.$F736])" office:value-type="float"/>
          <table:table-cell table:formula="of:=MIN([.$G736])" office:value-type="float"/>
          <table:table-cell table:formula="of:=MIN([.$H736])" office:value-type="float"/>
          <table:table-cell table:formula="of:=MIN([.$I736])" office:value-type="float"/>
          <table:table-cell table:formula="of:=MIN([.$J736])" office:value-type="float"/>
          <table:table-cell table:formula="of:=MIN([.$K736])" office:value-type="float"/>
          <table:table-cell table:formula="of:=MIN([.$L736])" office:value-type="float"/>
          <table:table-cell table:formula="of:=MIN([.$M736])" office:value-type="float"/>
          <table:table-cell table:formula="of:=MIN([.$N736])" office:value-type="float"/>
          <table:table-cell table:formula="of:=MEDIAN([.$B736])" office:value-type="float"/>
          <table:table-cell table:formula="of:=MEDIAN([.$C736])" office:value-type="float"/>
          <table:table-cell table:formula="of:=MEDIAN([.$D736])" office:value-type="float"/>
          <table:table-cell table:formula="of:=MEDIAN([.$E736])" office:value-type="float"/>
          <table:table-cell table:formula="of:=MEDIAN([.$F736])" office:value-type="float"/>
          <table:table-cell table:formula="of:=MEDIAN([.$G736])" office:value-type="float"/>
          <table:table-cell table:formula="of:=MEDIAN([.$H736])" office:value-type="float"/>
          <table:table-cell table:formula="of:=MEDIAN([.$I736])" office:value-type="float"/>
          <table:table-cell table:formula="of:=MEDIAN([.$J736])" office:value-type="float"/>
          <table:table-cell table:formula="of:=MEDIAN([.$K736])" office:value-type="float"/>
          <table:table-cell table:formula="of:=MEDIAN([.$L736])" office:value-type="float"/>
          <table:table-cell table:formula="of:=MEDIAN([.$M736])" office:value-type="float"/>
          <table:table-cell table:formula="of:=MEDIAN([.$N736])" office:value-type="float"/>
          <table:table-cell table:formula="of:=MAX([.$B736])" office:value-type="float"/>
          <table:table-cell table:formula="of:=MAX([.$C736])" office:value-type="float"/>
          <table:table-cell table:formula="of:=MAX([.$D736])" office:value-type="float"/>
          <table:table-cell table:formula="of:=MAX([.$E736])" office:value-type="float"/>
          <table:table-cell table:formula="of:=MAX([.$F736])" office:value-type="float"/>
          <table:table-cell table:formula="of:=MAX([.$G736])" office:value-type="float"/>
          <table:table-cell table:formula="of:=MAX([.$H736])" office:value-type="float"/>
          <table:table-cell table:formula="of:=MAX([.$I736])" office:value-type="float"/>
          <table:table-cell table:formula="of:=MAX([.$J736])" office:value-type="float"/>
          <table:table-cell table:formula="of:=MAX([.$K736])" office:value-type="float"/>
          <table:table-cell table:formula="of:=MAX([.$L736])" office:value-type="float"/>
          <table:table-cell table:formula="of:=MAX([.$M736])" office:value-type="float"/>
          <table:table-cell table:formula="of:=MAX([.$N736])" office:value-type="float"/>
        </table:table-row>
        <table:table-row table:style-name="ro1">
          <table:table-cell office:value-type="string">
            <text:p>c880/c880.lp.3.1</text:p>
          </table:table-cell>
          <table:table-cell office:value-type="float" office:value="0.0248"/>
          <table:table-cell office:value-type="float" office:value="0.0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3.0"/>
          <table:table-cell office:value-type="float" office:value="1143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7])" office:value-type="float"/>
          <table:table-cell table:formula="of:=MIN([.$C737])" office:value-type="float"/>
          <table:table-cell table:formula="of:=MIN([.$D737])" office:value-type="float"/>
          <table:table-cell table:formula="of:=MIN([.$E737])" office:value-type="float"/>
          <table:table-cell table:formula="of:=MIN([.$F737])" office:value-type="float"/>
          <table:table-cell table:formula="of:=MIN([.$G737])" office:value-type="float"/>
          <table:table-cell table:formula="of:=MIN([.$H737])" office:value-type="float"/>
          <table:table-cell table:formula="of:=MIN([.$I737])" office:value-type="float"/>
          <table:table-cell table:formula="of:=MIN([.$J737])" office:value-type="float"/>
          <table:table-cell table:formula="of:=MIN([.$K737])" office:value-type="float"/>
          <table:table-cell table:formula="of:=MIN([.$L737])" office:value-type="float"/>
          <table:table-cell table:formula="of:=MIN([.$M737])" office:value-type="float"/>
          <table:table-cell table:formula="of:=MIN([.$N737])" office:value-type="float"/>
          <table:table-cell table:formula="of:=MEDIAN([.$B737])" office:value-type="float"/>
          <table:table-cell table:formula="of:=MEDIAN([.$C737])" office:value-type="float"/>
          <table:table-cell table:formula="of:=MEDIAN([.$D737])" office:value-type="float"/>
          <table:table-cell table:formula="of:=MEDIAN([.$E737])" office:value-type="float"/>
          <table:table-cell table:formula="of:=MEDIAN([.$F737])" office:value-type="float"/>
          <table:table-cell table:formula="of:=MEDIAN([.$G737])" office:value-type="float"/>
          <table:table-cell table:formula="of:=MEDIAN([.$H737])" office:value-type="float"/>
          <table:table-cell table:formula="of:=MEDIAN([.$I737])" office:value-type="float"/>
          <table:table-cell table:formula="of:=MEDIAN([.$J737])" office:value-type="float"/>
          <table:table-cell table:formula="of:=MEDIAN([.$K737])" office:value-type="float"/>
          <table:table-cell table:formula="of:=MEDIAN([.$L737])" office:value-type="float"/>
          <table:table-cell table:formula="of:=MEDIAN([.$M737])" office:value-type="float"/>
          <table:table-cell table:formula="of:=MEDIAN([.$N737])" office:value-type="float"/>
          <table:table-cell table:formula="of:=MAX([.$B737])" office:value-type="float"/>
          <table:table-cell table:formula="of:=MAX([.$C737])" office:value-type="float"/>
          <table:table-cell table:formula="of:=MAX([.$D737])" office:value-type="float"/>
          <table:table-cell table:formula="of:=MAX([.$E737])" office:value-type="float"/>
          <table:table-cell table:formula="of:=MAX([.$F737])" office:value-type="float"/>
          <table:table-cell table:formula="of:=MAX([.$G737])" office:value-type="float"/>
          <table:table-cell table:formula="of:=MAX([.$H737])" office:value-type="float"/>
          <table:table-cell table:formula="of:=MAX([.$I737])" office:value-type="float"/>
          <table:table-cell table:formula="of:=MAX([.$J737])" office:value-type="float"/>
          <table:table-cell table:formula="of:=MAX([.$K737])" office:value-type="float"/>
          <table:table-cell table:formula="of:=MAX([.$L737])" office:value-type="float"/>
          <table:table-cell table:formula="of:=MAX([.$M737])" office:value-type="float"/>
          <table:table-cell table:formula="of:=MAX([.$N737])" office:value-type="float"/>
        </table:table-row>
        <table:table-row table:style-name="ro1">
          <table:table-cell office:value-type="string">
            <text:p>c880/c880.lp.3.2</text:p>
          </table:table-cell>
          <table:table-cell office:value-type="float" office:value="0.024811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8])" office:value-type="float"/>
          <table:table-cell table:formula="of:=MIN([.$C738])" office:value-type="float"/>
          <table:table-cell table:formula="of:=MIN([.$D738])" office:value-type="float"/>
          <table:table-cell table:formula="of:=MIN([.$E738])" office:value-type="float"/>
          <table:table-cell table:formula="of:=MIN([.$F738])" office:value-type="float"/>
          <table:table-cell table:formula="of:=MIN([.$G738])" office:value-type="float"/>
          <table:table-cell table:formula="of:=MIN([.$H738])" office:value-type="float"/>
          <table:table-cell table:formula="of:=MIN([.$I738])" office:value-type="float"/>
          <table:table-cell table:formula="of:=MIN([.$J738])" office:value-type="float"/>
          <table:table-cell table:formula="of:=MIN([.$K738])" office:value-type="float"/>
          <table:table-cell table:formula="of:=MIN([.$L738])" office:value-type="float"/>
          <table:table-cell table:formula="of:=MIN([.$M738])" office:value-type="float"/>
          <table:table-cell table:formula="of:=MIN([.$N738])" office:value-type="float"/>
          <table:table-cell table:formula="of:=MEDIAN([.$B738])" office:value-type="float"/>
          <table:table-cell table:formula="of:=MEDIAN([.$C738])" office:value-type="float"/>
          <table:table-cell table:formula="of:=MEDIAN([.$D738])" office:value-type="float"/>
          <table:table-cell table:formula="of:=MEDIAN([.$E738])" office:value-type="float"/>
          <table:table-cell table:formula="of:=MEDIAN([.$F738])" office:value-type="float"/>
          <table:table-cell table:formula="of:=MEDIAN([.$G738])" office:value-type="float"/>
          <table:table-cell table:formula="of:=MEDIAN([.$H738])" office:value-type="float"/>
          <table:table-cell table:formula="of:=MEDIAN([.$I738])" office:value-type="float"/>
          <table:table-cell table:formula="of:=MEDIAN([.$J738])" office:value-type="float"/>
          <table:table-cell table:formula="of:=MEDIAN([.$K738])" office:value-type="float"/>
          <table:table-cell table:formula="of:=MEDIAN([.$L738])" office:value-type="float"/>
          <table:table-cell table:formula="of:=MEDIAN([.$M738])" office:value-type="float"/>
          <table:table-cell table:formula="of:=MEDIAN([.$N738])" office:value-type="float"/>
          <table:table-cell table:formula="of:=MAX([.$B738])" office:value-type="float"/>
          <table:table-cell table:formula="of:=MAX([.$C738])" office:value-type="float"/>
          <table:table-cell table:formula="of:=MAX([.$D738])" office:value-type="float"/>
          <table:table-cell table:formula="of:=MAX([.$E738])" office:value-type="float"/>
          <table:table-cell table:formula="of:=MAX([.$F738])" office:value-type="float"/>
          <table:table-cell table:formula="of:=MAX([.$G738])" office:value-type="float"/>
          <table:table-cell table:formula="of:=MAX([.$H738])" office:value-type="float"/>
          <table:table-cell table:formula="of:=MAX([.$I738])" office:value-type="float"/>
          <table:table-cell table:formula="of:=MAX([.$J738])" office:value-type="float"/>
          <table:table-cell table:formula="of:=MAX([.$K738])" office:value-type="float"/>
          <table:table-cell table:formula="of:=MAX([.$L738])" office:value-type="float"/>
          <table:table-cell table:formula="of:=MAX([.$M738])" office:value-type="float"/>
          <table:table-cell table:formula="of:=MAX([.$N738])" office:value-type="float"/>
        </table:table-row>
        <table:table-row table:style-name="ro1">
          <table:table-cell office:value-type="string">
            <text:p>c880/c880.lp.3.3</text:p>
          </table:table-cell>
          <table:table-cell office:value-type="float" office:value="600.0"/>
          <table:table-cell office:value-type="float" office:value="600.022"/>
          <table:table-cell office:value-type="float" office:value="600.02"/>
          <table:table-cell office:value-type="float" office:value="818479.0"/>
          <table:table-cell office:value-type="float" office:value="1.0"/>
          <table:table-cell office:value-type="float" office:value="13.0"/>
          <table:table-cell office:value-type="float" office:value="675413.0"/>
          <table:table-cell office:value-type="float" office:value="150186404.0"/>
          <table:table-cell office:value-type="float" office:value="150186273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9])" office:value-type="float"/>
          <table:table-cell table:formula="of:=MIN([.$C739])" office:value-type="float"/>
          <table:table-cell table:formula="of:=MIN([.$D739])" office:value-type="float"/>
          <table:table-cell table:formula="of:=MIN([.$E739])" office:value-type="float"/>
          <table:table-cell table:formula="of:=MIN([.$F739])" office:value-type="float"/>
          <table:table-cell table:formula="of:=MIN([.$G739])" office:value-type="float"/>
          <table:table-cell table:formula="of:=MIN([.$H739])" office:value-type="float"/>
          <table:table-cell table:formula="of:=MIN([.$I739])" office:value-type="float"/>
          <table:table-cell table:formula="of:=MIN([.$J739])" office:value-type="float"/>
          <table:table-cell table:formula="of:=MIN([.$K739])" office:value-type="float"/>
          <table:table-cell table:formula="of:=MIN([.$L739])" office:value-type="float"/>
          <table:table-cell table:formula="of:=MIN([.$M739])" office:value-type="float"/>
          <table:table-cell table:formula="of:=MIN([.$N739])" office:value-type="float"/>
          <table:table-cell table:formula="of:=MEDIAN([.$B739])" office:value-type="float"/>
          <table:table-cell table:formula="of:=MEDIAN([.$C739])" office:value-type="float"/>
          <table:table-cell table:formula="of:=MEDIAN([.$D739])" office:value-type="float"/>
          <table:table-cell table:formula="of:=MEDIAN([.$E739])" office:value-type="float"/>
          <table:table-cell table:formula="of:=MEDIAN([.$F739])" office:value-type="float"/>
          <table:table-cell table:formula="of:=MEDIAN([.$G739])" office:value-type="float"/>
          <table:table-cell table:formula="of:=MEDIAN([.$H739])" office:value-type="float"/>
          <table:table-cell table:formula="of:=MEDIAN([.$I739])" office:value-type="float"/>
          <table:table-cell table:formula="of:=MEDIAN([.$J739])" office:value-type="float"/>
          <table:table-cell table:formula="of:=MEDIAN([.$K739])" office:value-type="float"/>
          <table:table-cell table:formula="of:=MEDIAN([.$L739])" office:value-type="float"/>
          <table:table-cell table:formula="of:=MEDIAN([.$M739])" office:value-type="float"/>
          <table:table-cell table:formula="of:=MEDIAN([.$N739])" office:value-type="float"/>
          <table:table-cell table:formula="of:=MAX([.$B739])" office:value-type="float"/>
          <table:table-cell table:formula="of:=MAX([.$C739])" office:value-type="float"/>
          <table:table-cell table:formula="of:=MAX([.$D739])" office:value-type="float"/>
          <table:table-cell table:formula="of:=MAX([.$E739])" office:value-type="float"/>
          <table:table-cell table:formula="of:=MAX([.$F739])" office:value-type="float"/>
          <table:table-cell table:formula="of:=MAX([.$G739])" office:value-type="float"/>
          <table:table-cell table:formula="of:=MAX([.$H739])" office:value-type="float"/>
          <table:table-cell table:formula="of:=MAX([.$I739])" office:value-type="float"/>
          <table:table-cell table:formula="of:=MAX([.$J739])" office:value-type="float"/>
          <table:table-cell table:formula="of:=MAX([.$K739])" office:value-type="float"/>
          <table:table-cell table:formula="of:=MAX([.$L739])" office:value-type="float"/>
          <table:table-cell table:formula="of:=MAX([.$M739])" office:value-type="float"/>
          <table:table-cell table:formula="of:=MAX([.$N739])" office:value-type="float"/>
        </table:table-row>
        <table:table-row table:style-name="ro1">
          <table:table-cell office:value-type="string">
            <text:p>c880/c880.lp.3.4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961934.0"/>
          <table:table-cell office:value-type="float" office:value="1.0"/>
          <table:table-cell office:value-type="float" office:value="12.0"/>
          <table:table-cell office:value-type="float" office:value="545615.0"/>
          <table:table-cell office:value-type="float" office:value="166428669.0"/>
          <table:table-cell office:value-type="float" office:value="166428669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0])" office:value-type="float"/>
          <table:table-cell table:formula="of:=MIN([.$C740])" office:value-type="float"/>
          <table:table-cell table:formula="of:=MIN([.$D740])" office:value-type="float"/>
          <table:table-cell table:formula="of:=MIN([.$E740])" office:value-type="float"/>
          <table:table-cell table:formula="of:=MIN([.$F740])" office:value-type="float"/>
          <table:table-cell table:formula="of:=MIN([.$G740])" office:value-type="float"/>
          <table:table-cell table:formula="of:=MIN([.$H740])" office:value-type="float"/>
          <table:table-cell table:formula="of:=MIN([.$I740])" office:value-type="float"/>
          <table:table-cell table:formula="of:=MIN([.$J740])" office:value-type="float"/>
          <table:table-cell table:formula="of:=MIN([.$K740])" office:value-type="float"/>
          <table:table-cell table:formula="of:=MIN([.$L740])" office:value-type="float"/>
          <table:table-cell table:formula="of:=MIN([.$M740])" office:value-type="float"/>
          <table:table-cell table:formula="of:=MIN([.$N740])" office:value-type="float"/>
          <table:table-cell table:formula="of:=MEDIAN([.$B740])" office:value-type="float"/>
          <table:table-cell table:formula="of:=MEDIAN([.$C740])" office:value-type="float"/>
          <table:table-cell table:formula="of:=MEDIAN([.$D740])" office:value-type="float"/>
          <table:table-cell table:formula="of:=MEDIAN([.$E740])" office:value-type="float"/>
          <table:table-cell table:formula="of:=MEDIAN([.$F740])" office:value-type="float"/>
          <table:table-cell table:formula="of:=MEDIAN([.$G740])" office:value-type="float"/>
          <table:table-cell table:formula="of:=MEDIAN([.$H740])" office:value-type="float"/>
          <table:table-cell table:formula="of:=MEDIAN([.$I740])" office:value-type="float"/>
          <table:table-cell table:formula="of:=MEDIAN([.$J740])" office:value-type="float"/>
          <table:table-cell table:formula="of:=MEDIAN([.$K740])" office:value-type="float"/>
          <table:table-cell table:formula="of:=MEDIAN([.$L740])" office:value-type="float"/>
          <table:table-cell table:formula="of:=MEDIAN([.$M740])" office:value-type="float"/>
          <table:table-cell table:formula="of:=MEDIAN([.$N740])" office:value-type="float"/>
          <table:table-cell table:formula="of:=MAX([.$B740])" office:value-type="float"/>
          <table:table-cell table:formula="of:=MAX([.$C740])" office:value-type="float"/>
          <table:table-cell table:formula="of:=MAX([.$D740])" office:value-type="float"/>
          <table:table-cell table:formula="of:=MAX([.$E740])" office:value-type="float"/>
          <table:table-cell table:formula="of:=MAX([.$F740])" office:value-type="float"/>
          <table:table-cell table:formula="of:=MAX([.$G740])" office:value-type="float"/>
          <table:table-cell table:formula="of:=MAX([.$H740])" office:value-type="float"/>
          <table:table-cell table:formula="of:=MAX([.$I740])" office:value-type="float"/>
          <table:table-cell table:formula="of:=MAX([.$J740])" office:value-type="float"/>
          <table:table-cell table:formula="of:=MAX([.$K740])" office:value-type="float"/>
          <table:table-cell table:formula="of:=MAX([.$L740])" office:value-type="float"/>
          <table:table-cell table:formula="of:=MAX([.$M740])" office:value-type="float"/>
          <table:table-cell table:formula="of:=MAX([.$N740])" office:value-type="float"/>
        </table:table-row>
        <table:table-row table:style-name="ro1">
          <table:table-cell office:value-type="string">
            <text:p>c880/c880.lp.3.5</text:p>
          </table:table-cell>
          <table:table-cell office:value-type="float" office:value="600.0"/>
          <table:table-cell office:value-type="float" office:value="600.021"/>
          <table:table-cell office:value-type="float" office:value="600.01"/>
          <table:table-cell office:value-type="float" office:value="942392.0"/>
          <table:table-cell office:value-type="float" office:value="1.0"/>
          <table:table-cell office:value-type="float" office:value="13.0"/>
          <table:table-cell office:value-type="float" office:value="675739.0"/>
          <table:table-cell office:value-type="float" office:value="158095337.0"/>
          <table:table-cell office:value-type="float" office:value="158095336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1])" office:value-type="float"/>
          <table:table-cell table:formula="of:=MIN([.$C741])" office:value-type="float"/>
          <table:table-cell table:formula="of:=MIN([.$D741])" office:value-type="float"/>
          <table:table-cell table:formula="of:=MIN([.$E741])" office:value-type="float"/>
          <table:table-cell table:formula="of:=MIN([.$F741])" office:value-type="float"/>
          <table:table-cell table:formula="of:=MIN([.$G741])" office:value-type="float"/>
          <table:table-cell table:formula="of:=MIN([.$H741])" office:value-type="float"/>
          <table:table-cell table:formula="of:=MIN([.$I741])" office:value-type="float"/>
          <table:table-cell table:formula="of:=MIN([.$J741])" office:value-type="float"/>
          <table:table-cell table:formula="of:=MIN([.$K741])" office:value-type="float"/>
          <table:table-cell table:formula="of:=MIN([.$L741])" office:value-type="float"/>
          <table:table-cell table:formula="of:=MIN([.$M741])" office:value-type="float"/>
          <table:table-cell table:formula="of:=MIN([.$N741])" office:value-type="float"/>
          <table:table-cell table:formula="of:=MEDIAN([.$B741])" office:value-type="float"/>
          <table:table-cell table:formula="of:=MEDIAN([.$C741])" office:value-type="float"/>
          <table:table-cell table:formula="of:=MEDIAN([.$D741])" office:value-type="float"/>
          <table:table-cell table:formula="of:=MEDIAN([.$E741])" office:value-type="float"/>
          <table:table-cell table:formula="of:=MEDIAN([.$F741])" office:value-type="float"/>
          <table:table-cell table:formula="of:=MEDIAN([.$G741])" office:value-type="float"/>
          <table:table-cell table:formula="of:=MEDIAN([.$H741])" office:value-type="float"/>
          <table:table-cell table:formula="of:=MEDIAN([.$I741])" office:value-type="float"/>
          <table:table-cell table:formula="of:=MEDIAN([.$J741])" office:value-type="float"/>
          <table:table-cell table:formula="of:=MEDIAN([.$K741])" office:value-type="float"/>
          <table:table-cell table:formula="of:=MEDIAN([.$L741])" office:value-type="float"/>
          <table:table-cell table:formula="of:=MEDIAN([.$M741])" office:value-type="float"/>
          <table:table-cell table:formula="of:=MEDIAN([.$N741])" office:value-type="float"/>
          <table:table-cell table:formula="of:=MAX([.$B741])" office:value-type="float"/>
          <table:table-cell table:formula="of:=MAX([.$C741])" office:value-type="float"/>
          <table:table-cell table:formula="of:=MAX([.$D741])" office:value-type="float"/>
          <table:table-cell table:formula="of:=MAX([.$E741])" office:value-type="float"/>
          <table:table-cell table:formula="of:=MAX([.$F741])" office:value-type="float"/>
          <table:table-cell table:formula="of:=MAX([.$G741])" office:value-type="float"/>
          <table:table-cell table:formula="of:=MAX([.$H741])" office:value-type="float"/>
          <table:table-cell table:formula="of:=MAX([.$I741])" office:value-type="float"/>
          <table:table-cell table:formula="of:=MAX([.$J741])" office:value-type="float"/>
          <table:table-cell table:formula="of:=MAX([.$K741])" office:value-type="float"/>
          <table:table-cell table:formula="of:=MAX([.$L741])" office:value-type="float"/>
          <table:table-cell table:formula="of:=MAX([.$M741])" office:value-type="float"/>
          <table:table-cell table:formula="of:=MAX([.$N741])" office:value-type="float"/>
        </table:table-row>
        <table:table-row table:style-name="ro1">
          <table:table-cell office:value-type="string">
            <text:p>c880/c880.lp.3.6</text:p>
          </table:table-cell>
          <table:table-cell office:value-type="float" office:value="600.0"/>
          <table:table-cell office:value-type="float" office:value="600.019"/>
          <table:table-cell office:value-type="float" office:value="600.01"/>
          <table:table-cell office:value-type="float" office:value="846775.0"/>
          <table:table-cell office:value-type="float" office:value="1.0"/>
          <table:table-cell office:value-type="float" office:value="15.0"/>
          <table:table-cell office:value-type="float" office:value="705952.0"/>
          <table:table-cell office:value-type="float" office:value="152510605.0"/>
          <table:table-cell office:value-type="float" office:value="152510605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2])" office:value-type="float"/>
          <table:table-cell table:formula="of:=MIN([.$C742])" office:value-type="float"/>
          <table:table-cell table:formula="of:=MIN([.$D742])" office:value-type="float"/>
          <table:table-cell table:formula="of:=MIN([.$E742])" office:value-type="float"/>
          <table:table-cell table:formula="of:=MIN([.$F742])" office:value-type="float"/>
          <table:table-cell table:formula="of:=MIN([.$G742])" office:value-type="float"/>
          <table:table-cell table:formula="of:=MIN([.$H742])" office:value-type="float"/>
          <table:table-cell table:formula="of:=MIN([.$I742])" office:value-type="float"/>
          <table:table-cell table:formula="of:=MIN([.$J742])" office:value-type="float"/>
          <table:table-cell table:formula="of:=MIN([.$K742])" office:value-type="float"/>
          <table:table-cell table:formula="of:=MIN([.$L742])" office:value-type="float"/>
          <table:table-cell table:formula="of:=MIN([.$M742])" office:value-type="float"/>
          <table:table-cell table:formula="of:=MIN([.$N742])" office:value-type="float"/>
          <table:table-cell table:formula="of:=MEDIAN([.$B742])" office:value-type="float"/>
          <table:table-cell table:formula="of:=MEDIAN([.$C742])" office:value-type="float"/>
          <table:table-cell table:formula="of:=MEDIAN([.$D742])" office:value-type="float"/>
          <table:table-cell table:formula="of:=MEDIAN([.$E742])" office:value-type="float"/>
          <table:table-cell table:formula="of:=MEDIAN([.$F742])" office:value-type="float"/>
          <table:table-cell table:formula="of:=MEDIAN([.$G742])" office:value-type="float"/>
          <table:table-cell table:formula="of:=MEDIAN([.$H742])" office:value-type="float"/>
          <table:table-cell table:formula="of:=MEDIAN([.$I742])" office:value-type="float"/>
          <table:table-cell table:formula="of:=MEDIAN([.$J742])" office:value-type="float"/>
          <table:table-cell table:formula="of:=MEDIAN([.$K742])" office:value-type="float"/>
          <table:table-cell table:formula="of:=MEDIAN([.$L742])" office:value-type="float"/>
          <table:table-cell table:formula="of:=MEDIAN([.$M742])" office:value-type="float"/>
          <table:table-cell table:formula="of:=MEDIAN([.$N742])" office:value-type="float"/>
          <table:table-cell table:formula="of:=MAX([.$B742])" office:value-type="float"/>
          <table:table-cell table:formula="of:=MAX([.$C742])" office:value-type="float"/>
          <table:table-cell table:formula="of:=MAX([.$D742])" office:value-type="float"/>
          <table:table-cell table:formula="of:=MAX([.$E742])" office:value-type="float"/>
          <table:table-cell table:formula="of:=MAX([.$F742])" office:value-type="float"/>
          <table:table-cell table:formula="of:=MAX([.$G742])" office:value-type="float"/>
          <table:table-cell table:formula="of:=MAX([.$H742])" office:value-type="float"/>
          <table:table-cell table:formula="of:=MAX([.$I742])" office:value-type="float"/>
          <table:table-cell table:formula="of:=MAX([.$J742])" office:value-type="float"/>
          <table:table-cell table:formula="of:=MAX([.$K742])" office:value-type="float"/>
          <table:table-cell table:formula="of:=MAX([.$L742])" office:value-type="float"/>
          <table:table-cell table:formula="of:=MAX([.$M742])" office:value-type="float"/>
          <table:table-cell table:formula="of:=MAX([.$N742])" office:value-type="float"/>
        </table:table-row>
        <table:table-row table:style-name="ro1">
          <table:table-cell office:value-type="string">
            <text:p>c880/c880.lp.3.7</text:p>
          </table:table-cell>
          <table:table-cell office:value-type="float" office:value="600.0"/>
          <table:table-cell office:value-type="float" office:value="600.02"/>
          <table:table-cell office:value-type="float" office:value="600.01"/>
          <table:table-cell office:value-type="float" office:value="941540.0"/>
          <table:table-cell office:value-type="float" office:value="1.0"/>
          <table:table-cell office:value-type="float" office:value="11.0"/>
          <table:table-cell office:value-type="float" office:value="479585.0"/>
          <table:table-cell office:value-type="float" office:value="156378475.0"/>
          <table:table-cell office:value-type="float" office:value="156378475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3])" office:value-type="float"/>
          <table:table-cell table:formula="of:=MIN([.$C743])" office:value-type="float"/>
          <table:table-cell table:formula="of:=MIN([.$D743])" office:value-type="float"/>
          <table:table-cell table:formula="of:=MIN([.$E743])" office:value-type="float"/>
          <table:table-cell table:formula="of:=MIN([.$F743])" office:value-type="float"/>
          <table:table-cell table:formula="of:=MIN([.$G743])" office:value-type="float"/>
          <table:table-cell table:formula="of:=MIN([.$H743])" office:value-type="float"/>
          <table:table-cell table:formula="of:=MIN([.$I743])" office:value-type="float"/>
          <table:table-cell table:formula="of:=MIN([.$J743])" office:value-type="float"/>
          <table:table-cell table:formula="of:=MIN([.$K743])" office:value-type="float"/>
          <table:table-cell table:formula="of:=MIN([.$L743])" office:value-type="float"/>
          <table:table-cell table:formula="of:=MIN([.$M743])" office:value-type="float"/>
          <table:table-cell table:formula="of:=MIN([.$N743])" office:value-type="float"/>
          <table:table-cell table:formula="of:=MEDIAN([.$B743])" office:value-type="float"/>
          <table:table-cell table:formula="of:=MEDIAN([.$C743])" office:value-type="float"/>
          <table:table-cell table:formula="of:=MEDIAN([.$D743])" office:value-type="float"/>
          <table:table-cell table:formula="of:=MEDIAN([.$E743])" office:value-type="float"/>
          <table:table-cell table:formula="of:=MEDIAN([.$F743])" office:value-type="float"/>
          <table:table-cell table:formula="of:=MEDIAN([.$G743])" office:value-type="float"/>
          <table:table-cell table:formula="of:=MEDIAN([.$H743])" office:value-type="float"/>
          <table:table-cell table:formula="of:=MEDIAN([.$I743])" office:value-type="float"/>
          <table:table-cell table:formula="of:=MEDIAN([.$J743])" office:value-type="float"/>
          <table:table-cell table:formula="of:=MEDIAN([.$K743])" office:value-type="float"/>
          <table:table-cell table:formula="of:=MEDIAN([.$L743])" office:value-type="float"/>
          <table:table-cell table:formula="of:=MEDIAN([.$M743])" office:value-type="float"/>
          <table:table-cell table:formula="of:=MEDIAN([.$N743])" office:value-type="float"/>
          <table:table-cell table:formula="of:=MAX([.$B743])" office:value-type="float"/>
          <table:table-cell table:formula="of:=MAX([.$C743])" office:value-type="float"/>
          <table:table-cell table:formula="of:=MAX([.$D743])" office:value-type="float"/>
          <table:table-cell table:formula="of:=MAX([.$E743])" office:value-type="float"/>
          <table:table-cell table:formula="of:=MAX([.$F743])" office:value-type="float"/>
          <table:table-cell table:formula="of:=MAX([.$G743])" office:value-type="float"/>
          <table:table-cell table:formula="of:=MAX([.$H743])" office:value-type="float"/>
          <table:table-cell table:formula="of:=MAX([.$I743])" office:value-type="float"/>
          <table:table-cell table:formula="of:=MAX([.$J743])" office:value-type="float"/>
          <table:table-cell table:formula="of:=MAX([.$K743])" office:value-type="float"/>
          <table:table-cell table:formula="of:=MAX([.$L743])" office:value-type="float"/>
          <table:table-cell table:formula="of:=MAX([.$M743])" office:value-type="float"/>
          <table:table-cell table:formula="of:=MAX([.$N743])" office:value-type="float"/>
        </table:table-row>
        <table:table-row table:style-name="ro1">
          <table:table-cell office:value-type="string">
            <text:p>c880/c880.lp.3.8</text:p>
          </table:table-cell>
          <table:table-cell office:value-type="float" office:value="600.0"/>
          <table:table-cell office:value-type="float" office:value="600.026"/>
          <table:table-cell office:value-type="float" office:value="600.02"/>
          <table:table-cell office:value-type="float" office:value="666916.0"/>
          <table:table-cell office:value-type="float" office:value="1.0"/>
          <table:table-cell office:value-type="float" office:value="12.0"/>
          <table:table-cell office:value-type="float" office:value="721336.0"/>
          <table:table-cell office:value-type="float" office:value="106185141.0"/>
          <table:table-cell office:value-type="float" office:value="106185141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4])" office:value-type="float"/>
          <table:table-cell table:formula="of:=MIN([.$C744])" office:value-type="float"/>
          <table:table-cell table:formula="of:=MIN([.$D744])" office:value-type="float"/>
          <table:table-cell table:formula="of:=MIN([.$E744])" office:value-type="float"/>
          <table:table-cell table:formula="of:=MIN([.$F744])" office:value-type="float"/>
          <table:table-cell table:formula="of:=MIN([.$G744])" office:value-type="float"/>
          <table:table-cell table:formula="of:=MIN([.$H744])" office:value-type="float"/>
          <table:table-cell table:formula="of:=MIN([.$I744])" office:value-type="float"/>
          <table:table-cell table:formula="of:=MIN([.$J744])" office:value-type="float"/>
          <table:table-cell table:formula="of:=MIN([.$K744])" office:value-type="float"/>
          <table:table-cell table:formula="of:=MIN([.$L744])" office:value-type="float"/>
          <table:table-cell table:formula="of:=MIN([.$M744])" office:value-type="float"/>
          <table:table-cell table:formula="of:=MIN([.$N744])" office:value-type="float"/>
          <table:table-cell table:formula="of:=MEDIAN([.$B744])" office:value-type="float"/>
          <table:table-cell table:formula="of:=MEDIAN([.$C744])" office:value-type="float"/>
          <table:table-cell table:formula="of:=MEDIAN([.$D744])" office:value-type="float"/>
          <table:table-cell table:formula="of:=MEDIAN([.$E744])" office:value-type="float"/>
          <table:table-cell table:formula="of:=MEDIAN([.$F744])" office:value-type="float"/>
          <table:table-cell table:formula="of:=MEDIAN([.$G744])" office:value-type="float"/>
          <table:table-cell table:formula="of:=MEDIAN([.$H744])" office:value-type="float"/>
          <table:table-cell table:formula="of:=MEDIAN([.$I744])" office:value-type="float"/>
          <table:table-cell table:formula="of:=MEDIAN([.$J744])" office:value-type="float"/>
          <table:table-cell table:formula="of:=MEDIAN([.$K744])" office:value-type="float"/>
          <table:table-cell table:formula="of:=MEDIAN([.$L744])" office:value-type="float"/>
          <table:table-cell table:formula="of:=MEDIAN([.$M744])" office:value-type="float"/>
          <table:table-cell table:formula="of:=MEDIAN([.$N744])" office:value-type="float"/>
          <table:table-cell table:formula="of:=MAX([.$B744])" office:value-type="float"/>
          <table:table-cell table:formula="of:=MAX([.$C744])" office:value-type="float"/>
          <table:table-cell table:formula="of:=MAX([.$D744])" office:value-type="float"/>
          <table:table-cell table:formula="of:=MAX([.$E744])" office:value-type="float"/>
          <table:table-cell table:formula="of:=MAX([.$F744])" office:value-type="float"/>
          <table:table-cell table:formula="of:=MAX([.$G744])" office:value-type="float"/>
          <table:table-cell table:formula="of:=MAX([.$H744])" office:value-type="float"/>
          <table:table-cell table:formula="of:=MAX([.$I744])" office:value-type="float"/>
          <table:table-cell table:formula="of:=MAX([.$J744])" office:value-type="float"/>
          <table:table-cell table:formula="of:=MAX([.$K744])" office:value-type="float"/>
          <table:table-cell table:formula="of:=MAX([.$L744])" office:value-type="float"/>
          <table:table-cell table:formula="of:=MAX([.$M744])" office:value-type="float"/>
          <table:table-cell table:formula="of:=MAX([.$N744])" office:value-type="float"/>
        </table:table-row>
        <table:table-row table:style-name="ro1">
          <table:table-cell office:value-type="string">
            <text:p>c880/c880.lp.4.1</text:p>
          </table:table-cell>
          <table:table-cell office:value-type="float" office:value="0.023266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5])" office:value-type="float"/>
          <table:table-cell table:formula="of:=MIN([.$C745])" office:value-type="float"/>
          <table:table-cell table:formula="of:=MIN([.$D745])" office:value-type="float"/>
          <table:table-cell table:formula="of:=MIN([.$E745])" office:value-type="float"/>
          <table:table-cell table:formula="of:=MIN([.$F745])" office:value-type="float"/>
          <table:table-cell table:formula="of:=MIN([.$G745])" office:value-type="float"/>
          <table:table-cell table:formula="of:=MIN([.$H745])" office:value-type="float"/>
          <table:table-cell table:formula="of:=MIN([.$I745])" office:value-type="float"/>
          <table:table-cell table:formula="of:=MIN([.$J745])" office:value-type="float"/>
          <table:table-cell table:formula="of:=MIN([.$K745])" office:value-type="float"/>
          <table:table-cell table:formula="of:=MIN([.$L745])" office:value-type="float"/>
          <table:table-cell table:formula="of:=MIN([.$M745])" office:value-type="float"/>
          <table:table-cell table:formula="of:=MIN([.$N745])" office:value-type="float"/>
          <table:table-cell table:formula="of:=MEDIAN([.$B745])" office:value-type="float"/>
          <table:table-cell table:formula="of:=MEDIAN([.$C745])" office:value-type="float"/>
          <table:table-cell table:formula="of:=MEDIAN([.$D745])" office:value-type="float"/>
          <table:table-cell table:formula="of:=MEDIAN([.$E745])" office:value-type="float"/>
          <table:table-cell table:formula="of:=MEDIAN([.$F745])" office:value-type="float"/>
          <table:table-cell table:formula="of:=MEDIAN([.$G745])" office:value-type="float"/>
          <table:table-cell table:formula="of:=MEDIAN([.$H745])" office:value-type="float"/>
          <table:table-cell table:formula="of:=MEDIAN([.$I745])" office:value-type="float"/>
          <table:table-cell table:formula="of:=MEDIAN([.$J745])" office:value-type="float"/>
          <table:table-cell table:formula="of:=MEDIAN([.$K745])" office:value-type="float"/>
          <table:table-cell table:formula="of:=MEDIAN([.$L745])" office:value-type="float"/>
          <table:table-cell table:formula="of:=MEDIAN([.$M745])" office:value-type="float"/>
          <table:table-cell table:formula="of:=MEDIAN([.$N745])" office:value-type="float"/>
          <table:table-cell table:formula="of:=MAX([.$B745])" office:value-type="float"/>
          <table:table-cell table:formula="of:=MAX([.$C745])" office:value-type="float"/>
          <table:table-cell table:formula="of:=MAX([.$D745])" office:value-type="float"/>
          <table:table-cell table:formula="of:=MAX([.$E745])" office:value-type="float"/>
          <table:table-cell table:formula="of:=MAX([.$F745])" office:value-type="float"/>
          <table:table-cell table:formula="of:=MAX([.$G745])" office:value-type="float"/>
          <table:table-cell table:formula="of:=MAX([.$H745])" office:value-type="float"/>
          <table:table-cell table:formula="of:=MAX([.$I745])" office:value-type="float"/>
          <table:table-cell table:formula="of:=MAX([.$J745])" office:value-type="float"/>
          <table:table-cell table:formula="of:=MAX([.$K745])" office:value-type="float"/>
          <table:table-cell table:formula="of:=MAX([.$L745])" office:value-type="float"/>
          <table:table-cell table:formula="of:=MAX([.$M745])" office:value-type="float"/>
          <table:table-cell table:formula="of:=MAX([.$N745])" office:value-type="float"/>
        </table:table-row>
        <table:table-row table:style-name="ro1">
          <table:table-cell office:value-type="string">
            <text:p>c880/c880.lp.4.2</text:p>
          </table:table-cell>
          <table:table-cell office:value-type="float" office:value="0.028846"/>
          <table:table-cell office:value-type="float" office:value="0.01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6])" office:value-type="float"/>
          <table:table-cell table:formula="of:=MIN([.$C746])" office:value-type="float"/>
          <table:table-cell table:formula="of:=MIN([.$D746])" office:value-type="float"/>
          <table:table-cell table:formula="of:=MIN([.$E746])" office:value-type="float"/>
          <table:table-cell table:formula="of:=MIN([.$F746])" office:value-type="float"/>
          <table:table-cell table:formula="of:=MIN([.$G746])" office:value-type="float"/>
          <table:table-cell table:formula="of:=MIN([.$H746])" office:value-type="float"/>
          <table:table-cell table:formula="of:=MIN([.$I746])" office:value-type="float"/>
          <table:table-cell table:formula="of:=MIN([.$J746])" office:value-type="float"/>
          <table:table-cell table:formula="of:=MIN([.$K746])" office:value-type="float"/>
          <table:table-cell table:formula="of:=MIN([.$L746])" office:value-type="float"/>
          <table:table-cell table:formula="of:=MIN([.$M746])" office:value-type="float"/>
          <table:table-cell table:formula="of:=MIN([.$N746])" office:value-type="float"/>
          <table:table-cell table:formula="of:=MEDIAN([.$B746])" office:value-type="float"/>
          <table:table-cell table:formula="of:=MEDIAN([.$C746])" office:value-type="float"/>
          <table:table-cell table:formula="of:=MEDIAN([.$D746])" office:value-type="float"/>
          <table:table-cell table:formula="of:=MEDIAN([.$E746])" office:value-type="float"/>
          <table:table-cell table:formula="of:=MEDIAN([.$F746])" office:value-type="float"/>
          <table:table-cell table:formula="of:=MEDIAN([.$G746])" office:value-type="float"/>
          <table:table-cell table:formula="of:=MEDIAN([.$H746])" office:value-type="float"/>
          <table:table-cell table:formula="of:=MEDIAN([.$I746])" office:value-type="float"/>
          <table:table-cell table:formula="of:=MEDIAN([.$J746])" office:value-type="float"/>
          <table:table-cell table:formula="of:=MEDIAN([.$K746])" office:value-type="float"/>
          <table:table-cell table:formula="of:=MEDIAN([.$L746])" office:value-type="float"/>
          <table:table-cell table:formula="of:=MEDIAN([.$M746])" office:value-type="float"/>
          <table:table-cell table:formula="of:=MEDIAN([.$N746])" office:value-type="float"/>
          <table:table-cell table:formula="of:=MAX([.$B746])" office:value-type="float"/>
          <table:table-cell table:formula="of:=MAX([.$C746])" office:value-type="float"/>
          <table:table-cell table:formula="of:=MAX([.$D746])" office:value-type="float"/>
          <table:table-cell table:formula="of:=MAX([.$E746])" office:value-type="float"/>
          <table:table-cell table:formula="of:=MAX([.$F746])" office:value-type="float"/>
          <table:table-cell table:formula="of:=MAX([.$G746])" office:value-type="float"/>
          <table:table-cell table:formula="of:=MAX([.$H746])" office:value-type="float"/>
          <table:table-cell table:formula="of:=MAX([.$I746])" office:value-type="float"/>
          <table:table-cell table:formula="of:=MAX([.$J746])" office:value-type="float"/>
          <table:table-cell table:formula="of:=MAX([.$K746])" office:value-type="float"/>
          <table:table-cell table:formula="of:=MAX([.$L746])" office:value-type="float"/>
          <table:table-cell table:formula="of:=MAX([.$M746])" office:value-type="float"/>
          <table:table-cell table:formula="of:=MAX([.$N746])" office:value-type="float"/>
        </table:table-row>
        <table:table-row table:style-name="ro1">
          <table:table-cell office:value-type="string">
            <text:p>c880/c880.lp.4.3</text:p>
          </table:table-cell>
          <table:table-cell office:value-type="float" office:value="0.02818"/>
          <table:table-cell office:value-type="float" office:value="0.016"/>
          <table:table-cell office:value-type="float" office:value="0.01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499.0"/>
          <table:table-cell office:value-type="float" office:value="6499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7])" office:value-type="float"/>
          <table:table-cell table:formula="of:=MIN([.$C747])" office:value-type="float"/>
          <table:table-cell table:formula="of:=MIN([.$D747])" office:value-type="float"/>
          <table:table-cell table:formula="of:=MIN([.$E747])" office:value-type="float"/>
          <table:table-cell table:formula="of:=MIN([.$F747])" office:value-type="float"/>
          <table:table-cell table:formula="of:=MIN([.$G747])" office:value-type="float"/>
          <table:table-cell table:formula="of:=MIN([.$H747])" office:value-type="float"/>
          <table:table-cell table:formula="of:=MIN([.$I747])" office:value-type="float"/>
          <table:table-cell table:formula="of:=MIN([.$J747])" office:value-type="float"/>
          <table:table-cell table:formula="of:=MIN([.$K747])" office:value-type="float"/>
          <table:table-cell table:formula="of:=MIN([.$L747])" office:value-type="float"/>
          <table:table-cell table:formula="of:=MIN([.$M747])" office:value-type="float"/>
          <table:table-cell table:formula="of:=MIN([.$N747])" office:value-type="float"/>
          <table:table-cell table:formula="of:=MEDIAN([.$B747])" office:value-type="float"/>
          <table:table-cell table:formula="of:=MEDIAN([.$C747])" office:value-type="float"/>
          <table:table-cell table:formula="of:=MEDIAN([.$D747])" office:value-type="float"/>
          <table:table-cell table:formula="of:=MEDIAN([.$E747])" office:value-type="float"/>
          <table:table-cell table:formula="of:=MEDIAN([.$F747])" office:value-type="float"/>
          <table:table-cell table:formula="of:=MEDIAN([.$G747])" office:value-type="float"/>
          <table:table-cell table:formula="of:=MEDIAN([.$H747])" office:value-type="float"/>
          <table:table-cell table:formula="of:=MEDIAN([.$I747])" office:value-type="float"/>
          <table:table-cell table:formula="of:=MEDIAN([.$J747])" office:value-type="float"/>
          <table:table-cell table:formula="of:=MEDIAN([.$K747])" office:value-type="float"/>
          <table:table-cell table:formula="of:=MEDIAN([.$L747])" office:value-type="float"/>
          <table:table-cell table:formula="of:=MEDIAN([.$M747])" office:value-type="float"/>
          <table:table-cell table:formula="of:=MEDIAN([.$N747])" office:value-type="float"/>
          <table:table-cell table:formula="of:=MAX([.$B747])" office:value-type="float"/>
          <table:table-cell table:formula="of:=MAX([.$C747])" office:value-type="float"/>
          <table:table-cell table:formula="of:=MAX([.$D747])" office:value-type="float"/>
          <table:table-cell table:formula="of:=MAX([.$E747])" office:value-type="float"/>
          <table:table-cell table:formula="of:=MAX([.$F747])" office:value-type="float"/>
          <table:table-cell table:formula="of:=MAX([.$G747])" office:value-type="float"/>
          <table:table-cell table:formula="of:=MAX([.$H747])" office:value-type="float"/>
          <table:table-cell table:formula="of:=MAX([.$I747])" office:value-type="float"/>
          <table:table-cell table:formula="of:=MAX([.$J747])" office:value-type="float"/>
          <table:table-cell table:formula="of:=MAX([.$K747])" office:value-type="float"/>
          <table:table-cell table:formula="of:=MAX([.$L747])" office:value-type="float"/>
          <table:table-cell table:formula="of:=MAX([.$M747])" office:value-type="float"/>
          <table:table-cell table:formula="of:=MAX([.$N747])" office:value-type="float"/>
        </table:table-row>
        <table:table-row table:style-name="ro1">
          <table:table-cell office:value-type="string">
            <text:p>c880/c880.lp.4.4</text:p>
          </table:table-cell>
          <table:table-cell office:value-type="float" office:value="0.024501"/>
          <table:table-cell office:value-type="float" office:value="0.019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5409.0"/>
          <table:table-cell office:value-type="float" office:value="2540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8])" office:value-type="float"/>
          <table:table-cell table:formula="of:=MIN([.$C748])" office:value-type="float"/>
          <table:table-cell table:formula="of:=MIN([.$D748])" office:value-type="float"/>
          <table:table-cell table:formula="of:=MIN([.$E748])" office:value-type="float"/>
          <table:table-cell table:formula="of:=MIN([.$F748])" office:value-type="float"/>
          <table:table-cell table:formula="of:=MIN([.$G748])" office:value-type="float"/>
          <table:table-cell table:formula="of:=MIN([.$H748])" office:value-type="float"/>
          <table:table-cell table:formula="of:=MIN([.$I748])" office:value-type="float"/>
          <table:table-cell table:formula="of:=MIN([.$J748])" office:value-type="float"/>
          <table:table-cell table:formula="of:=MIN([.$K748])" office:value-type="float"/>
          <table:table-cell table:formula="of:=MIN([.$L748])" office:value-type="float"/>
          <table:table-cell table:formula="of:=MIN([.$M748])" office:value-type="float"/>
          <table:table-cell table:formula="of:=MIN([.$N748])" office:value-type="float"/>
          <table:table-cell table:formula="of:=MEDIAN([.$B748])" office:value-type="float"/>
          <table:table-cell table:formula="of:=MEDIAN([.$C748])" office:value-type="float"/>
          <table:table-cell table:formula="of:=MEDIAN([.$D748])" office:value-type="float"/>
          <table:table-cell table:formula="of:=MEDIAN([.$E748])" office:value-type="float"/>
          <table:table-cell table:formula="of:=MEDIAN([.$F748])" office:value-type="float"/>
          <table:table-cell table:formula="of:=MEDIAN([.$G748])" office:value-type="float"/>
          <table:table-cell table:formula="of:=MEDIAN([.$H748])" office:value-type="float"/>
          <table:table-cell table:formula="of:=MEDIAN([.$I748])" office:value-type="float"/>
          <table:table-cell table:formula="of:=MEDIAN([.$J748])" office:value-type="float"/>
          <table:table-cell table:formula="of:=MEDIAN([.$K748])" office:value-type="float"/>
          <table:table-cell table:formula="of:=MEDIAN([.$L748])" office:value-type="float"/>
          <table:table-cell table:formula="of:=MEDIAN([.$M748])" office:value-type="float"/>
          <table:table-cell table:formula="of:=MEDIAN([.$N748])" office:value-type="float"/>
          <table:table-cell table:formula="of:=MAX([.$B748])" office:value-type="float"/>
          <table:table-cell table:formula="of:=MAX([.$C748])" office:value-type="float"/>
          <table:table-cell table:formula="of:=MAX([.$D748])" office:value-type="float"/>
          <table:table-cell table:formula="of:=MAX([.$E748])" office:value-type="float"/>
          <table:table-cell table:formula="of:=MAX([.$F748])" office:value-type="float"/>
          <table:table-cell table:formula="of:=MAX([.$G748])" office:value-type="float"/>
          <table:table-cell table:formula="of:=MAX([.$H748])" office:value-type="float"/>
          <table:table-cell table:formula="of:=MAX([.$I748])" office:value-type="float"/>
          <table:table-cell table:formula="of:=MAX([.$J748])" office:value-type="float"/>
          <table:table-cell table:formula="of:=MAX([.$K748])" office:value-type="float"/>
          <table:table-cell table:formula="of:=MAX([.$L748])" office:value-type="float"/>
          <table:table-cell table:formula="of:=MAX([.$M748])" office:value-type="float"/>
          <table:table-cell table:formula="of:=MAX([.$N748])" office:value-type="float"/>
        </table:table-row>
        <table:table-row table:style-name="ro1">
          <table:table-cell office:value-type="string">
            <text:p>c880/c880.lp.4.5</text:p>
          </table:table-cell>
          <table:table-cell office:value-type="float" office:value="0.045169"/>
          <table:table-cell office:value-type="float" office:value="0.033"/>
          <table:table-cell office:value-type="float" office:value="0.03"/>
          <table:table-cell office:value-type="float" office:value="144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51316.0"/>
          <table:table-cell office:value-type="float" office:value="51316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9])" office:value-type="float"/>
          <table:table-cell table:formula="of:=MIN([.$C749])" office:value-type="float"/>
          <table:table-cell table:formula="of:=MIN([.$D749])" office:value-type="float"/>
          <table:table-cell table:formula="of:=MIN([.$E749])" office:value-type="float"/>
          <table:table-cell table:formula="of:=MIN([.$F749])" office:value-type="float"/>
          <table:table-cell table:formula="of:=MIN([.$G749])" office:value-type="float"/>
          <table:table-cell table:formula="of:=MIN([.$H749])" office:value-type="float"/>
          <table:table-cell table:formula="of:=MIN([.$I749])" office:value-type="float"/>
          <table:table-cell table:formula="of:=MIN([.$J749])" office:value-type="float"/>
          <table:table-cell table:formula="of:=MIN([.$K749])" office:value-type="float"/>
          <table:table-cell table:formula="of:=MIN([.$L749])" office:value-type="float"/>
          <table:table-cell table:formula="of:=MIN([.$M749])" office:value-type="float"/>
          <table:table-cell table:formula="of:=MIN([.$N749])" office:value-type="float"/>
          <table:table-cell table:formula="of:=MEDIAN([.$B749])" office:value-type="float"/>
          <table:table-cell table:formula="of:=MEDIAN([.$C749])" office:value-type="float"/>
          <table:table-cell table:formula="of:=MEDIAN([.$D749])" office:value-type="float"/>
          <table:table-cell table:formula="of:=MEDIAN([.$E749])" office:value-type="float"/>
          <table:table-cell table:formula="of:=MEDIAN([.$F749])" office:value-type="float"/>
          <table:table-cell table:formula="of:=MEDIAN([.$G749])" office:value-type="float"/>
          <table:table-cell table:formula="of:=MEDIAN([.$H749])" office:value-type="float"/>
          <table:table-cell table:formula="of:=MEDIAN([.$I749])" office:value-type="float"/>
          <table:table-cell table:formula="of:=MEDIAN([.$J749])" office:value-type="float"/>
          <table:table-cell table:formula="of:=MEDIAN([.$K749])" office:value-type="float"/>
          <table:table-cell table:formula="of:=MEDIAN([.$L749])" office:value-type="float"/>
          <table:table-cell table:formula="of:=MEDIAN([.$M749])" office:value-type="float"/>
          <table:table-cell table:formula="of:=MEDIAN([.$N749])" office:value-type="float"/>
          <table:table-cell table:formula="of:=MAX([.$B749])" office:value-type="float"/>
          <table:table-cell table:formula="of:=MAX([.$C749])" office:value-type="float"/>
          <table:table-cell table:formula="of:=MAX([.$D749])" office:value-type="float"/>
          <table:table-cell table:formula="of:=MAX([.$E749])" office:value-type="float"/>
          <table:table-cell table:formula="of:=MAX([.$F749])" office:value-type="float"/>
          <table:table-cell table:formula="of:=MAX([.$G749])" office:value-type="float"/>
          <table:table-cell table:formula="of:=MAX([.$H749])" office:value-type="float"/>
          <table:table-cell table:formula="of:=MAX([.$I749])" office:value-type="float"/>
          <table:table-cell table:formula="of:=MAX([.$J749])" office:value-type="float"/>
          <table:table-cell table:formula="of:=MAX([.$K749])" office:value-type="float"/>
          <table:table-cell table:formula="of:=MAX([.$L749])" office:value-type="float"/>
          <table:table-cell table:formula="of:=MAX([.$M749])" office:value-type="float"/>
          <table:table-cell table:formula="of:=MAX([.$N749])" office:value-type="float"/>
        </table:table-row>
        <table:table-row table:style-name="ro1">
          <table:table-cell office:value-type="string">
            <text:p>c880/c880.lp.4.6</text:p>
          </table:table-cell>
          <table:table-cell office:value-type="float" office:value="0.06432"/>
          <table:table-cell office:value-type="float" office:value="0.059"/>
          <table:table-cell office:value-type="float" office:value="0.05"/>
          <table:table-cell office:value-type="float" office:value="288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103007.0"/>
          <table:table-cell office:value-type="float" office:value="10300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0])" office:value-type="float"/>
          <table:table-cell table:formula="of:=MIN([.$C750])" office:value-type="float"/>
          <table:table-cell table:formula="of:=MIN([.$D750])" office:value-type="float"/>
          <table:table-cell table:formula="of:=MIN([.$E750])" office:value-type="float"/>
          <table:table-cell table:formula="of:=MIN([.$F750])" office:value-type="float"/>
          <table:table-cell table:formula="of:=MIN([.$G750])" office:value-type="float"/>
          <table:table-cell table:formula="of:=MIN([.$H750])" office:value-type="float"/>
          <table:table-cell table:formula="of:=MIN([.$I750])" office:value-type="float"/>
          <table:table-cell table:formula="of:=MIN([.$J750])" office:value-type="float"/>
          <table:table-cell table:formula="of:=MIN([.$K750])" office:value-type="float"/>
          <table:table-cell table:formula="of:=MIN([.$L750])" office:value-type="float"/>
          <table:table-cell table:formula="of:=MIN([.$M750])" office:value-type="float"/>
          <table:table-cell table:formula="of:=MIN([.$N750])" office:value-type="float"/>
          <table:table-cell table:formula="of:=MEDIAN([.$B750])" office:value-type="float"/>
          <table:table-cell table:formula="of:=MEDIAN([.$C750])" office:value-type="float"/>
          <table:table-cell table:formula="of:=MEDIAN([.$D750])" office:value-type="float"/>
          <table:table-cell table:formula="of:=MEDIAN([.$E750])" office:value-type="float"/>
          <table:table-cell table:formula="of:=MEDIAN([.$F750])" office:value-type="float"/>
          <table:table-cell table:formula="of:=MEDIAN([.$G750])" office:value-type="float"/>
          <table:table-cell table:formula="of:=MEDIAN([.$H750])" office:value-type="float"/>
          <table:table-cell table:formula="of:=MEDIAN([.$I750])" office:value-type="float"/>
          <table:table-cell table:formula="of:=MEDIAN([.$J750])" office:value-type="float"/>
          <table:table-cell table:formula="of:=MEDIAN([.$K750])" office:value-type="float"/>
          <table:table-cell table:formula="of:=MEDIAN([.$L750])" office:value-type="float"/>
          <table:table-cell table:formula="of:=MEDIAN([.$M750])" office:value-type="float"/>
          <table:table-cell table:formula="of:=MEDIAN([.$N750])" office:value-type="float"/>
          <table:table-cell table:formula="of:=MAX([.$B750])" office:value-type="float"/>
          <table:table-cell table:formula="of:=MAX([.$C750])" office:value-type="float"/>
          <table:table-cell table:formula="of:=MAX([.$D750])" office:value-type="float"/>
          <table:table-cell table:formula="of:=MAX([.$E750])" office:value-type="float"/>
          <table:table-cell table:formula="of:=MAX([.$F750])" office:value-type="float"/>
          <table:table-cell table:formula="of:=MAX([.$G750])" office:value-type="float"/>
          <table:table-cell table:formula="of:=MAX([.$H750])" office:value-type="float"/>
          <table:table-cell table:formula="of:=MAX([.$I750])" office:value-type="float"/>
          <table:table-cell table:formula="of:=MAX([.$J750])" office:value-type="float"/>
          <table:table-cell table:formula="of:=MAX([.$K750])" office:value-type="float"/>
          <table:table-cell table:formula="of:=MAX([.$L750])" office:value-type="float"/>
          <table:table-cell table:formula="of:=MAX([.$M750])" office:value-type="float"/>
          <table:table-cell table:formula="of:=MAX([.$N750])" office:value-type="float"/>
        </table:table-row>
        <table:table-row table:style-name="ro1">
          <table:table-cell office:value-type="string">
            <text:p>c880/c880.lp.4.7</text:p>
          </table:table-cell>
          <table:table-cell office:value-type="float" office:value="0.117362"/>
          <table:table-cell office:value-type="float" office:value="0.112"/>
          <table:table-cell office:value-type="float" office:value="0.11"/>
          <table:table-cell office:value-type="float" office:value="576.0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205673.0"/>
          <table:table-cell office:value-type="float" office:value="205673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1])" office:value-type="float"/>
          <table:table-cell table:formula="of:=MIN([.$C751])" office:value-type="float"/>
          <table:table-cell table:formula="of:=MIN([.$D751])" office:value-type="float"/>
          <table:table-cell table:formula="of:=MIN([.$E751])" office:value-type="float"/>
          <table:table-cell table:formula="of:=MIN([.$F751])" office:value-type="float"/>
          <table:table-cell table:formula="of:=MIN([.$G751])" office:value-type="float"/>
          <table:table-cell table:formula="of:=MIN([.$H751])" office:value-type="float"/>
          <table:table-cell table:formula="of:=MIN([.$I751])" office:value-type="float"/>
          <table:table-cell table:formula="of:=MIN([.$J751])" office:value-type="float"/>
          <table:table-cell table:formula="of:=MIN([.$K751])" office:value-type="float"/>
          <table:table-cell table:formula="of:=MIN([.$L751])" office:value-type="float"/>
          <table:table-cell table:formula="of:=MIN([.$M751])" office:value-type="float"/>
          <table:table-cell table:formula="of:=MIN([.$N751])" office:value-type="float"/>
          <table:table-cell table:formula="of:=MEDIAN([.$B751])" office:value-type="float"/>
          <table:table-cell table:formula="of:=MEDIAN([.$C751])" office:value-type="float"/>
          <table:table-cell table:formula="of:=MEDIAN([.$D751])" office:value-type="float"/>
          <table:table-cell table:formula="of:=MEDIAN([.$E751])" office:value-type="float"/>
          <table:table-cell table:formula="of:=MEDIAN([.$F751])" office:value-type="float"/>
          <table:table-cell table:formula="of:=MEDIAN([.$G751])" office:value-type="float"/>
          <table:table-cell table:formula="of:=MEDIAN([.$H751])" office:value-type="float"/>
          <table:table-cell table:formula="of:=MEDIAN([.$I751])" office:value-type="float"/>
          <table:table-cell table:formula="of:=MEDIAN([.$J751])" office:value-type="float"/>
          <table:table-cell table:formula="of:=MEDIAN([.$K751])" office:value-type="float"/>
          <table:table-cell table:formula="of:=MEDIAN([.$L751])" office:value-type="float"/>
          <table:table-cell table:formula="of:=MEDIAN([.$M751])" office:value-type="float"/>
          <table:table-cell table:formula="of:=MEDIAN([.$N751])" office:value-type="float"/>
          <table:table-cell table:formula="of:=MAX([.$B751])" office:value-type="float"/>
          <table:table-cell table:formula="of:=MAX([.$C751])" office:value-type="float"/>
          <table:table-cell table:formula="of:=MAX([.$D751])" office:value-type="float"/>
          <table:table-cell table:formula="of:=MAX([.$E751])" office:value-type="float"/>
          <table:table-cell table:formula="of:=MAX([.$F751])" office:value-type="float"/>
          <table:table-cell table:formula="of:=MAX([.$G751])" office:value-type="float"/>
          <table:table-cell table:formula="of:=MAX([.$H751])" office:value-type="float"/>
          <table:table-cell table:formula="of:=MAX([.$I751])" office:value-type="float"/>
          <table:table-cell table:formula="of:=MAX([.$J751])" office:value-type="float"/>
          <table:table-cell table:formula="of:=MAX([.$K751])" office:value-type="float"/>
          <table:table-cell table:formula="of:=MAX([.$L751])" office:value-type="float"/>
          <table:table-cell table:formula="of:=MAX([.$M751])" office:value-type="float"/>
          <table:table-cell table:formula="of:=MAX([.$N751])" office:value-type="float"/>
        </table:table-row>
        <table:table-row table:style-name="ro1">
          <table:table-cell office:value-type="string">
            <text:p>c880/c880.lp.4.8</text:p>
          </table:table-cell>
          <table:table-cell office:value-type="float" office:value="0.562482"/>
          <table:table-cell office:value-type="float" office:value="0.557"/>
          <table:table-cell office:value-type="float" office:value="0.55"/>
          <table:table-cell office:value-type="float" office:value="2880.0"/>
          <table:table-cell office:value-type="float" office:value="0.0"/>
          <table:table-cell office:value-type="float" office:value="0.0"/>
          <table:table-cell office:value-type="float" office:value="2195.0"/>
          <table:table-cell office:value-type="float" office:value="1021989.0"/>
          <table:table-cell office:value-type="float" office:value="1021989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2])" office:value-type="float"/>
          <table:table-cell table:formula="of:=MIN([.$C752])" office:value-type="float"/>
          <table:table-cell table:formula="of:=MIN([.$D752])" office:value-type="float"/>
          <table:table-cell table:formula="of:=MIN([.$E752])" office:value-type="float"/>
          <table:table-cell table:formula="of:=MIN([.$F752])" office:value-type="float"/>
          <table:table-cell table:formula="of:=MIN([.$G752])" office:value-type="float"/>
          <table:table-cell table:formula="of:=MIN([.$H752])" office:value-type="float"/>
          <table:table-cell table:formula="of:=MIN([.$I752])" office:value-type="float"/>
          <table:table-cell table:formula="of:=MIN([.$J752])" office:value-type="float"/>
          <table:table-cell table:formula="of:=MIN([.$K752])" office:value-type="float"/>
          <table:table-cell table:formula="of:=MIN([.$L752])" office:value-type="float"/>
          <table:table-cell table:formula="of:=MIN([.$M752])" office:value-type="float"/>
          <table:table-cell table:formula="of:=MIN([.$N752])" office:value-type="float"/>
          <table:table-cell table:formula="of:=MEDIAN([.$B752])" office:value-type="float"/>
          <table:table-cell table:formula="of:=MEDIAN([.$C752])" office:value-type="float"/>
          <table:table-cell table:formula="of:=MEDIAN([.$D752])" office:value-type="float"/>
          <table:table-cell table:formula="of:=MEDIAN([.$E752])" office:value-type="float"/>
          <table:table-cell table:formula="of:=MEDIAN([.$F752])" office:value-type="float"/>
          <table:table-cell table:formula="of:=MEDIAN([.$G752])" office:value-type="float"/>
          <table:table-cell table:formula="of:=MEDIAN([.$H752])" office:value-type="float"/>
          <table:table-cell table:formula="of:=MEDIAN([.$I752])" office:value-type="float"/>
          <table:table-cell table:formula="of:=MEDIAN([.$J752])" office:value-type="float"/>
          <table:table-cell table:formula="of:=MEDIAN([.$K752])" office:value-type="float"/>
          <table:table-cell table:formula="of:=MEDIAN([.$L752])" office:value-type="float"/>
          <table:table-cell table:formula="of:=MEDIAN([.$M752])" office:value-type="float"/>
          <table:table-cell table:formula="of:=MEDIAN([.$N752])" office:value-type="float"/>
          <table:table-cell table:formula="of:=MAX([.$B752])" office:value-type="float"/>
          <table:table-cell table:formula="of:=MAX([.$C752])" office:value-type="float"/>
          <table:table-cell table:formula="of:=MAX([.$D752])" office:value-type="float"/>
          <table:table-cell table:formula="of:=MAX([.$E752])" office:value-type="float"/>
          <table:table-cell table:formula="of:=MAX([.$F752])" office:value-type="float"/>
          <table:table-cell table:formula="of:=MAX([.$G752])" office:value-type="float"/>
          <table:table-cell table:formula="of:=MAX([.$H752])" office:value-type="float"/>
          <table:table-cell table:formula="of:=MAX([.$I752])" office:value-type="float"/>
          <table:table-cell table:formula="of:=MAX([.$J752])" office:value-type="float"/>
          <table:table-cell table:formula="of:=MAX([.$K752])" office:value-type="float"/>
          <table:table-cell table:formula="of:=MAX([.$L752])" office:value-type="float"/>
          <table:table-cell table:formula="of:=MAX([.$M752])" office:value-type="float"/>
          <table:table-cell table:formula="of:=MAX([.$N752])" office:value-type="float"/>
        </table:table-row>
        <table:table-row table:style-name="ro1">
          <table:table-cell office:value-type="string">
            <text:p>c880/c880.lp.5.1</text:p>
          </table:table-cell>
          <table:table-cell office:value-type="float" office:value="0.023577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3])" office:value-type="float"/>
          <table:table-cell table:formula="of:=MIN([.$C753])" office:value-type="float"/>
          <table:table-cell table:formula="of:=MIN([.$D753])" office:value-type="float"/>
          <table:table-cell table:formula="of:=MIN([.$E753])" office:value-type="float"/>
          <table:table-cell table:formula="of:=MIN([.$F753])" office:value-type="float"/>
          <table:table-cell table:formula="of:=MIN([.$G753])" office:value-type="float"/>
          <table:table-cell table:formula="of:=MIN([.$H753])" office:value-type="float"/>
          <table:table-cell table:formula="of:=MIN([.$I753])" office:value-type="float"/>
          <table:table-cell table:formula="of:=MIN([.$J753])" office:value-type="float"/>
          <table:table-cell table:formula="of:=MIN([.$K753])" office:value-type="float"/>
          <table:table-cell table:formula="of:=MIN([.$L753])" office:value-type="float"/>
          <table:table-cell table:formula="of:=MIN([.$M753])" office:value-type="float"/>
          <table:table-cell table:formula="of:=MIN([.$N753])" office:value-type="float"/>
          <table:table-cell table:formula="of:=MEDIAN([.$B753])" office:value-type="float"/>
          <table:table-cell table:formula="of:=MEDIAN([.$C753])" office:value-type="float"/>
          <table:table-cell table:formula="of:=MEDIAN([.$D753])" office:value-type="float"/>
          <table:table-cell table:formula="of:=MEDIAN([.$E753])" office:value-type="float"/>
          <table:table-cell table:formula="of:=MEDIAN([.$F753])" office:value-type="float"/>
          <table:table-cell table:formula="of:=MEDIAN([.$G753])" office:value-type="float"/>
          <table:table-cell table:formula="of:=MEDIAN([.$H753])" office:value-type="float"/>
          <table:table-cell table:formula="of:=MEDIAN([.$I753])" office:value-type="float"/>
          <table:table-cell table:formula="of:=MEDIAN([.$J753])" office:value-type="float"/>
          <table:table-cell table:formula="of:=MEDIAN([.$K753])" office:value-type="float"/>
          <table:table-cell table:formula="of:=MEDIAN([.$L753])" office:value-type="float"/>
          <table:table-cell table:formula="of:=MEDIAN([.$M753])" office:value-type="float"/>
          <table:table-cell table:formula="of:=MEDIAN([.$N753])" office:value-type="float"/>
          <table:table-cell table:formula="of:=MAX([.$B753])" office:value-type="float"/>
          <table:table-cell table:formula="of:=MAX([.$C753])" office:value-type="float"/>
          <table:table-cell table:formula="of:=MAX([.$D753])" office:value-type="float"/>
          <table:table-cell table:formula="of:=MAX([.$E753])" office:value-type="float"/>
          <table:table-cell table:formula="of:=MAX([.$F753])" office:value-type="float"/>
          <table:table-cell table:formula="of:=MAX([.$G753])" office:value-type="float"/>
          <table:table-cell table:formula="of:=MAX([.$H753])" office:value-type="float"/>
          <table:table-cell table:formula="of:=MAX([.$I753])" office:value-type="float"/>
          <table:table-cell table:formula="of:=MAX([.$J753])" office:value-type="float"/>
          <table:table-cell table:formula="of:=MAX([.$K753])" office:value-type="float"/>
          <table:table-cell table:formula="of:=MAX([.$L753])" office:value-type="float"/>
          <table:table-cell table:formula="of:=MAX([.$M753])" office:value-type="float"/>
          <table:table-cell table:formula="of:=MAX([.$N753])" office:value-type="float"/>
        </table:table-row>
        <table:table-row table:style-name="ro1">
          <table:table-cell office:value-type="string">
            <text:p>c880/c880.lp.5.2</text:p>
          </table:table-cell>
          <table:table-cell office:value-type="float" office:value="0.026126"/>
          <table:table-cell office:value-type="float" office:value="0.0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7.0"/>
          <table:table-cell office:value-type="float" office:value="151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4])" office:value-type="float"/>
          <table:table-cell table:formula="of:=MIN([.$C754])" office:value-type="float"/>
          <table:table-cell table:formula="of:=MIN([.$D754])" office:value-type="float"/>
          <table:table-cell table:formula="of:=MIN([.$E754])" office:value-type="float"/>
          <table:table-cell table:formula="of:=MIN([.$F754])" office:value-type="float"/>
          <table:table-cell table:formula="of:=MIN([.$G754])" office:value-type="float"/>
          <table:table-cell table:formula="of:=MIN([.$H754])" office:value-type="float"/>
          <table:table-cell table:formula="of:=MIN([.$I754])" office:value-type="float"/>
          <table:table-cell table:formula="of:=MIN([.$J754])" office:value-type="float"/>
          <table:table-cell table:formula="of:=MIN([.$K754])" office:value-type="float"/>
          <table:table-cell table:formula="of:=MIN([.$L754])" office:value-type="float"/>
          <table:table-cell table:formula="of:=MIN([.$M754])" office:value-type="float"/>
          <table:table-cell table:formula="of:=MIN([.$N754])" office:value-type="float"/>
          <table:table-cell table:formula="of:=MEDIAN([.$B754])" office:value-type="float"/>
          <table:table-cell table:formula="of:=MEDIAN([.$C754])" office:value-type="float"/>
          <table:table-cell table:formula="of:=MEDIAN([.$D754])" office:value-type="float"/>
          <table:table-cell table:formula="of:=MEDIAN([.$E754])" office:value-type="float"/>
          <table:table-cell table:formula="of:=MEDIAN([.$F754])" office:value-type="float"/>
          <table:table-cell table:formula="of:=MEDIAN([.$G754])" office:value-type="float"/>
          <table:table-cell table:formula="of:=MEDIAN([.$H754])" office:value-type="float"/>
          <table:table-cell table:formula="of:=MEDIAN([.$I754])" office:value-type="float"/>
          <table:table-cell table:formula="of:=MEDIAN([.$J754])" office:value-type="float"/>
          <table:table-cell table:formula="of:=MEDIAN([.$K754])" office:value-type="float"/>
          <table:table-cell table:formula="of:=MEDIAN([.$L754])" office:value-type="float"/>
          <table:table-cell table:formula="of:=MEDIAN([.$M754])" office:value-type="float"/>
          <table:table-cell table:formula="of:=MEDIAN([.$N754])" office:value-type="float"/>
          <table:table-cell table:formula="of:=MAX([.$B754])" office:value-type="float"/>
          <table:table-cell table:formula="of:=MAX([.$C754])" office:value-type="float"/>
          <table:table-cell table:formula="of:=MAX([.$D754])" office:value-type="float"/>
          <table:table-cell table:formula="of:=MAX([.$E754])" office:value-type="float"/>
          <table:table-cell table:formula="of:=MAX([.$F754])" office:value-type="float"/>
          <table:table-cell table:formula="of:=MAX([.$G754])" office:value-type="float"/>
          <table:table-cell table:formula="of:=MAX([.$H754])" office:value-type="float"/>
          <table:table-cell table:formula="of:=MAX([.$I754])" office:value-type="float"/>
          <table:table-cell table:formula="of:=MAX([.$J754])" office:value-type="float"/>
          <table:table-cell table:formula="of:=MAX([.$K754])" office:value-type="float"/>
          <table:table-cell table:formula="of:=MAX([.$L754])" office:value-type="float"/>
          <table:table-cell table:formula="of:=MAX([.$M754])" office:value-type="float"/>
          <table:table-cell table:formula="of:=MAX([.$N754])" office:value-type="float"/>
        </table:table-row>
        <table:table-row table:style-name="ro1">
          <table:table-cell office:value-type="string">
            <text:p>c880/c880.lp.5.3</text:p>
          </table:table-cell>
          <table:table-cell office:value-type="float" office:value="0.02594"/>
          <table:table-cell office:value-type="float" office:value="0.00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5.0"/>
          <table:table-cell office:value-type="float" office:value="4405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5])" office:value-type="float"/>
          <table:table-cell table:formula="of:=MIN([.$C755])" office:value-type="float"/>
          <table:table-cell table:formula="of:=MIN([.$D755])" office:value-type="float"/>
          <table:table-cell table:formula="of:=MIN([.$E755])" office:value-type="float"/>
          <table:table-cell table:formula="of:=MIN([.$F755])" office:value-type="float"/>
          <table:table-cell table:formula="of:=MIN([.$G755])" office:value-type="float"/>
          <table:table-cell table:formula="of:=MIN([.$H755])" office:value-type="float"/>
          <table:table-cell table:formula="of:=MIN([.$I755])" office:value-type="float"/>
          <table:table-cell table:formula="of:=MIN([.$J755])" office:value-type="float"/>
          <table:table-cell table:formula="of:=MIN([.$K755])" office:value-type="float"/>
          <table:table-cell table:formula="of:=MIN([.$L755])" office:value-type="float"/>
          <table:table-cell table:formula="of:=MIN([.$M755])" office:value-type="float"/>
          <table:table-cell table:formula="of:=MIN([.$N755])" office:value-type="float"/>
          <table:table-cell table:formula="of:=MEDIAN([.$B755])" office:value-type="float"/>
          <table:table-cell table:formula="of:=MEDIAN([.$C755])" office:value-type="float"/>
          <table:table-cell table:formula="of:=MEDIAN([.$D755])" office:value-type="float"/>
          <table:table-cell table:formula="of:=MEDIAN([.$E755])" office:value-type="float"/>
          <table:table-cell table:formula="of:=MEDIAN([.$F755])" office:value-type="float"/>
          <table:table-cell table:formula="of:=MEDIAN([.$G755])" office:value-type="float"/>
          <table:table-cell table:formula="of:=MEDIAN([.$H755])" office:value-type="float"/>
          <table:table-cell table:formula="of:=MEDIAN([.$I755])" office:value-type="float"/>
          <table:table-cell table:formula="of:=MEDIAN([.$J755])" office:value-type="float"/>
          <table:table-cell table:formula="of:=MEDIAN([.$K755])" office:value-type="float"/>
          <table:table-cell table:formula="of:=MEDIAN([.$L755])" office:value-type="float"/>
          <table:table-cell table:formula="of:=MEDIAN([.$M755])" office:value-type="float"/>
          <table:table-cell table:formula="of:=MEDIAN([.$N755])" office:value-type="float"/>
          <table:table-cell table:formula="of:=MAX([.$B755])" office:value-type="float"/>
          <table:table-cell table:formula="of:=MAX([.$C755])" office:value-type="float"/>
          <table:table-cell table:formula="of:=MAX([.$D755])" office:value-type="float"/>
          <table:table-cell table:formula="of:=MAX([.$E755])" office:value-type="float"/>
          <table:table-cell table:formula="of:=MAX([.$F755])" office:value-type="float"/>
          <table:table-cell table:formula="of:=MAX([.$G755])" office:value-type="float"/>
          <table:table-cell table:formula="of:=MAX([.$H755])" office:value-type="float"/>
          <table:table-cell table:formula="of:=MAX([.$I755])" office:value-type="float"/>
          <table:table-cell table:formula="of:=MAX([.$J755])" office:value-type="float"/>
          <table:table-cell table:formula="of:=MAX([.$K755])" office:value-type="float"/>
          <table:table-cell table:formula="of:=MAX([.$L755])" office:value-type="float"/>
          <table:table-cell table:formula="of:=MAX([.$M755])" office:value-type="float"/>
          <table:table-cell table:formula="of:=MAX([.$N755])" office:value-type="float"/>
        </table:table-row>
        <table:table-row table:style-name="ro1">
          <table:table-cell office:value-type="string">
            <text:p>c880/c880.lp.5.4</text:p>
          </table:table-cell>
          <table:table-cell office:value-type="float" office:value="0.027392"/>
          <table:table-cell office:value-type="float" office:value="0.022"/>
          <table:table-cell office:value-type="float" office:value="0.02"/>
          <table:table-cell office:value-type="float" office:value="8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784.0"/>
          <table:table-cell office:value-type="float" office:value="29784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6])" office:value-type="float"/>
          <table:table-cell table:formula="of:=MIN([.$C756])" office:value-type="float"/>
          <table:table-cell table:formula="of:=MIN([.$D756])" office:value-type="float"/>
          <table:table-cell table:formula="of:=MIN([.$E756])" office:value-type="float"/>
          <table:table-cell table:formula="of:=MIN([.$F756])" office:value-type="float"/>
          <table:table-cell table:formula="of:=MIN([.$G756])" office:value-type="float"/>
          <table:table-cell table:formula="of:=MIN([.$H756])" office:value-type="float"/>
          <table:table-cell table:formula="of:=MIN([.$I756])" office:value-type="float"/>
          <table:table-cell table:formula="of:=MIN([.$J756])" office:value-type="float"/>
          <table:table-cell table:formula="of:=MIN([.$K756])" office:value-type="float"/>
          <table:table-cell table:formula="of:=MIN([.$L756])" office:value-type="float"/>
          <table:table-cell table:formula="of:=MIN([.$M756])" office:value-type="float"/>
          <table:table-cell table:formula="of:=MIN([.$N756])" office:value-type="float"/>
          <table:table-cell table:formula="of:=MEDIAN([.$B756])" office:value-type="float"/>
          <table:table-cell table:formula="of:=MEDIAN([.$C756])" office:value-type="float"/>
          <table:table-cell table:formula="of:=MEDIAN([.$D756])" office:value-type="float"/>
          <table:table-cell table:formula="of:=MEDIAN([.$E756])" office:value-type="float"/>
          <table:table-cell table:formula="of:=MEDIAN([.$F756])" office:value-type="float"/>
          <table:table-cell table:formula="of:=MEDIAN([.$G756])" office:value-type="float"/>
          <table:table-cell table:formula="of:=MEDIAN([.$H756])" office:value-type="float"/>
          <table:table-cell table:formula="of:=MEDIAN([.$I756])" office:value-type="float"/>
          <table:table-cell table:formula="of:=MEDIAN([.$J756])" office:value-type="float"/>
          <table:table-cell table:formula="of:=MEDIAN([.$K756])" office:value-type="float"/>
          <table:table-cell table:formula="of:=MEDIAN([.$L756])" office:value-type="float"/>
          <table:table-cell table:formula="of:=MEDIAN([.$M756])" office:value-type="float"/>
          <table:table-cell table:formula="of:=MEDIAN([.$N756])" office:value-type="float"/>
          <table:table-cell table:formula="of:=MAX([.$B756])" office:value-type="float"/>
          <table:table-cell table:formula="of:=MAX([.$C756])" office:value-type="float"/>
          <table:table-cell table:formula="of:=MAX([.$D756])" office:value-type="float"/>
          <table:table-cell table:formula="of:=MAX([.$E756])" office:value-type="float"/>
          <table:table-cell table:formula="of:=MAX([.$F756])" office:value-type="float"/>
          <table:table-cell table:formula="of:=MAX([.$G756])" office:value-type="float"/>
          <table:table-cell table:formula="of:=MAX([.$H756])" office:value-type="float"/>
          <table:table-cell table:formula="of:=MAX([.$I756])" office:value-type="float"/>
          <table:table-cell table:formula="of:=MAX([.$J756])" office:value-type="float"/>
          <table:table-cell table:formula="of:=MAX([.$K756])" office:value-type="float"/>
          <table:table-cell table:formula="of:=MAX([.$L756])" office:value-type="float"/>
          <table:table-cell table:formula="of:=MAX([.$M756])" office:value-type="float"/>
          <table:table-cell table:formula="of:=MAX([.$N756])" office:value-type="float"/>
        </table:table-row>
        <table:table-row table:style-name="ro1">
          <table:table-cell office:value-type="string">
            <text:p>c880/c880.lp.5.5</text:p>
          </table:table-cell>
          <table:table-cell office:value-type="float" office:value="0.04194"/>
          <table:table-cell office:value-type="float" office:value="0.037"/>
          <table:table-cell office:value-type="float" office:value="0.03"/>
          <table:table-cell office:value-type="float" office:value="168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59775.0"/>
          <table:table-cell office:value-type="float" office:value="59775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7])" office:value-type="float"/>
          <table:table-cell table:formula="of:=MIN([.$C757])" office:value-type="float"/>
          <table:table-cell table:formula="of:=MIN([.$D757])" office:value-type="float"/>
          <table:table-cell table:formula="of:=MIN([.$E757])" office:value-type="float"/>
          <table:table-cell table:formula="of:=MIN([.$F757])" office:value-type="float"/>
          <table:table-cell table:formula="of:=MIN([.$G757])" office:value-type="float"/>
          <table:table-cell table:formula="of:=MIN([.$H757])" office:value-type="float"/>
          <table:table-cell table:formula="of:=MIN([.$I757])" office:value-type="float"/>
          <table:table-cell table:formula="of:=MIN([.$J757])" office:value-type="float"/>
          <table:table-cell table:formula="of:=MIN([.$K757])" office:value-type="float"/>
          <table:table-cell table:formula="of:=MIN([.$L757])" office:value-type="float"/>
          <table:table-cell table:formula="of:=MIN([.$M757])" office:value-type="float"/>
          <table:table-cell table:formula="of:=MIN([.$N757])" office:value-type="float"/>
          <table:table-cell table:formula="of:=MEDIAN([.$B757])" office:value-type="float"/>
          <table:table-cell table:formula="of:=MEDIAN([.$C757])" office:value-type="float"/>
          <table:table-cell table:formula="of:=MEDIAN([.$D757])" office:value-type="float"/>
          <table:table-cell table:formula="of:=MEDIAN([.$E757])" office:value-type="float"/>
          <table:table-cell table:formula="of:=MEDIAN([.$F757])" office:value-type="float"/>
          <table:table-cell table:formula="of:=MEDIAN([.$G757])" office:value-type="float"/>
          <table:table-cell table:formula="of:=MEDIAN([.$H757])" office:value-type="float"/>
          <table:table-cell table:formula="of:=MEDIAN([.$I757])" office:value-type="float"/>
          <table:table-cell table:formula="of:=MEDIAN([.$J757])" office:value-type="float"/>
          <table:table-cell table:formula="of:=MEDIAN([.$K757])" office:value-type="float"/>
          <table:table-cell table:formula="of:=MEDIAN([.$L757])" office:value-type="float"/>
          <table:table-cell table:formula="of:=MEDIAN([.$M757])" office:value-type="float"/>
          <table:table-cell table:formula="of:=MEDIAN([.$N757])" office:value-type="float"/>
          <table:table-cell table:formula="of:=MAX([.$B757])" office:value-type="float"/>
          <table:table-cell table:formula="of:=MAX([.$C757])" office:value-type="float"/>
          <table:table-cell table:formula="of:=MAX([.$D757])" office:value-type="float"/>
          <table:table-cell table:formula="of:=MAX([.$E757])" office:value-type="float"/>
          <table:table-cell table:formula="of:=MAX([.$F757])" office:value-type="float"/>
          <table:table-cell table:formula="of:=MAX([.$G757])" office:value-type="float"/>
          <table:table-cell table:formula="of:=MAX([.$H757])" office:value-type="float"/>
          <table:table-cell table:formula="of:=MAX([.$I757])" office:value-type="float"/>
          <table:table-cell table:formula="of:=MAX([.$J757])" office:value-type="float"/>
          <table:table-cell table:formula="of:=MAX([.$K757])" office:value-type="float"/>
          <table:table-cell table:formula="of:=MAX([.$L757])" office:value-type="float"/>
          <table:table-cell table:formula="of:=MAX([.$M757])" office:value-type="float"/>
          <table:table-cell table:formula="of:=MAX([.$N757])" office:value-type="float"/>
        </table:table-row>
        <table:table-row table:style-name="ro1">
          <table:table-cell office:value-type="string">
            <text:p>c880/c880.lp.5.6</text:p>
          </table:table-cell>
          <table:table-cell office:value-type="float" office:value="0.102352"/>
          <table:table-cell office:value-type="float" office:value="0.097"/>
          <table:table-cell office:value-type="float" office:value="0.09"/>
          <table:table-cell office:value-type="float" office:value="504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178167.0"/>
          <table:table-cell office:value-type="float" office:value="17816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8])" office:value-type="float"/>
          <table:table-cell table:formula="of:=MIN([.$C758])" office:value-type="float"/>
          <table:table-cell table:formula="of:=MIN([.$D758])" office:value-type="float"/>
          <table:table-cell table:formula="of:=MIN([.$E758])" office:value-type="float"/>
          <table:table-cell table:formula="of:=MIN([.$F758])" office:value-type="float"/>
          <table:table-cell table:formula="of:=MIN([.$G758])" office:value-type="float"/>
          <table:table-cell table:formula="of:=MIN([.$H758])" office:value-type="float"/>
          <table:table-cell table:formula="of:=MIN([.$I758])" office:value-type="float"/>
          <table:table-cell table:formula="of:=MIN([.$J758])" office:value-type="float"/>
          <table:table-cell table:formula="of:=MIN([.$K758])" office:value-type="float"/>
          <table:table-cell table:formula="of:=MIN([.$L758])" office:value-type="float"/>
          <table:table-cell table:formula="of:=MIN([.$M758])" office:value-type="float"/>
          <table:table-cell table:formula="of:=MIN([.$N758])" office:value-type="float"/>
          <table:table-cell table:formula="of:=MEDIAN([.$B758])" office:value-type="float"/>
          <table:table-cell table:formula="of:=MEDIAN([.$C758])" office:value-type="float"/>
          <table:table-cell table:formula="of:=MEDIAN([.$D758])" office:value-type="float"/>
          <table:table-cell table:formula="of:=MEDIAN([.$E758])" office:value-type="float"/>
          <table:table-cell table:formula="of:=MEDIAN([.$F758])" office:value-type="float"/>
          <table:table-cell table:formula="of:=MEDIAN([.$G758])" office:value-type="float"/>
          <table:table-cell table:formula="of:=MEDIAN([.$H758])" office:value-type="float"/>
          <table:table-cell table:formula="of:=MEDIAN([.$I758])" office:value-type="float"/>
          <table:table-cell table:formula="of:=MEDIAN([.$J758])" office:value-type="float"/>
          <table:table-cell table:formula="of:=MEDIAN([.$K758])" office:value-type="float"/>
          <table:table-cell table:formula="of:=MEDIAN([.$L758])" office:value-type="float"/>
          <table:table-cell table:formula="of:=MEDIAN([.$M758])" office:value-type="float"/>
          <table:table-cell table:formula="of:=MEDIAN([.$N758])" office:value-type="float"/>
          <table:table-cell table:formula="of:=MAX([.$B758])" office:value-type="float"/>
          <table:table-cell table:formula="of:=MAX([.$C758])" office:value-type="float"/>
          <table:table-cell table:formula="of:=MAX([.$D758])" office:value-type="float"/>
          <table:table-cell table:formula="of:=MAX([.$E758])" office:value-type="float"/>
          <table:table-cell table:formula="of:=MAX([.$F758])" office:value-type="float"/>
          <table:table-cell table:formula="of:=MAX([.$G758])" office:value-type="float"/>
          <table:table-cell table:formula="of:=MAX([.$H758])" office:value-type="float"/>
          <table:table-cell table:formula="of:=MAX([.$I758])" office:value-type="float"/>
          <table:table-cell table:formula="of:=MAX([.$J758])" office:value-type="float"/>
          <table:table-cell table:formula="of:=MAX([.$K758])" office:value-type="float"/>
          <table:table-cell table:formula="of:=MAX([.$L758])" office:value-type="float"/>
          <table:table-cell table:formula="of:=MAX([.$M758])" office:value-type="float"/>
          <table:table-cell table:formula="of:=MAX([.$N758])" office:value-type="float"/>
        </table:table-row>
        <table:table-row table:style-name="ro1">
          <table:table-cell office:value-type="string">
            <text:p>c880/c880.lp.5.7</text:p>
          </table:table-cell>
          <table:table-cell office:value-type="float" office:value="0.277919"/>
          <table:table-cell office:value-type="float" office:value="0.19"/>
          <table:table-cell office:value-type="float" office:value="0.18"/>
          <table:table-cell office:value-type="float" office:value="1008.0"/>
          <table:table-cell office:value-type="float" office:value="0.0"/>
          <table:table-cell office:value-type="float" office:value="0.0"/>
          <table:table-cell office:value-type="float" office:value="272.0"/>
          <table:table-cell office:value-type="float" office:value="355860.0"/>
          <table:table-cell office:value-type="float" office:value="355860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9])" office:value-type="float"/>
          <table:table-cell table:formula="of:=MIN([.$C759])" office:value-type="float"/>
          <table:table-cell table:formula="of:=MIN([.$D759])" office:value-type="float"/>
          <table:table-cell table:formula="of:=MIN([.$E759])" office:value-type="float"/>
          <table:table-cell table:formula="of:=MIN([.$F759])" office:value-type="float"/>
          <table:table-cell table:formula="of:=MIN([.$G759])" office:value-type="float"/>
          <table:table-cell table:formula="of:=MIN([.$H759])" office:value-type="float"/>
          <table:table-cell table:formula="of:=MIN([.$I759])" office:value-type="float"/>
          <table:table-cell table:formula="of:=MIN([.$J759])" office:value-type="float"/>
          <table:table-cell table:formula="of:=MIN([.$K759])" office:value-type="float"/>
          <table:table-cell table:formula="of:=MIN([.$L759])" office:value-type="float"/>
          <table:table-cell table:formula="of:=MIN([.$M759])" office:value-type="float"/>
          <table:table-cell table:formula="of:=MIN([.$N759])" office:value-type="float"/>
          <table:table-cell table:formula="of:=MEDIAN([.$B759])" office:value-type="float"/>
          <table:table-cell table:formula="of:=MEDIAN([.$C759])" office:value-type="float"/>
          <table:table-cell table:formula="of:=MEDIAN([.$D759])" office:value-type="float"/>
          <table:table-cell table:formula="of:=MEDIAN([.$E759])" office:value-type="float"/>
          <table:table-cell table:formula="of:=MEDIAN([.$F759])" office:value-type="float"/>
          <table:table-cell table:formula="of:=MEDIAN([.$G759])" office:value-type="float"/>
          <table:table-cell table:formula="of:=MEDIAN([.$H759])" office:value-type="float"/>
          <table:table-cell table:formula="of:=MEDIAN([.$I759])" office:value-type="float"/>
          <table:table-cell table:formula="of:=MEDIAN([.$J759])" office:value-type="float"/>
          <table:table-cell table:formula="of:=MEDIAN([.$K759])" office:value-type="float"/>
          <table:table-cell table:formula="of:=MEDIAN([.$L759])" office:value-type="float"/>
          <table:table-cell table:formula="of:=MEDIAN([.$M759])" office:value-type="float"/>
          <table:table-cell table:formula="of:=MEDIAN([.$N759])" office:value-type="float"/>
          <table:table-cell table:formula="of:=MAX([.$B759])" office:value-type="float"/>
          <table:table-cell table:formula="of:=MAX([.$C759])" office:value-type="float"/>
          <table:table-cell table:formula="of:=MAX([.$D759])" office:value-type="float"/>
          <table:table-cell table:formula="of:=MAX([.$E759])" office:value-type="float"/>
          <table:table-cell table:formula="of:=MAX([.$F759])" office:value-type="float"/>
          <table:table-cell table:formula="of:=MAX([.$G759])" office:value-type="float"/>
          <table:table-cell table:formula="of:=MAX([.$H759])" office:value-type="float"/>
          <table:table-cell table:formula="of:=MAX([.$I759])" office:value-type="float"/>
          <table:table-cell table:formula="of:=MAX([.$J759])" office:value-type="float"/>
          <table:table-cell table:formula="of:=MAX([.$K759])" office:value-type="float"/>
          <table:table-cell table:formula="of:=MAX([.$L759])" office:value-type="float"/>
          <table:table-cell table:formula="of:=MAX([.$M759])" office:value-type="float"/>
          <table:table-cell table:formula="of:=MAX([.$N759])" office:value-type="float"/>
        </table:table-row>
        <table:table-row table:style-name="ro1">
          <table:table-cell office:value-type="string">
            <text:p>c880/c880.lp.5.8</text:p>
          </table:table-cell>
          <table:table-cell office:value-type="float" office:value="0.966118"/>
          <table:table-cell office:value-type="float" office:value="0.96"/>
          <table:table-cell office:value-type="float" office:value="0.95"/>
          <table:table-cell office:value-type="float" office:value="5040.0"/>
          <table:table-cell office:value-type="float" office:value="0.0"/>
          <table:table-cell office:value-type="float" office:value="0.0"/>
          <table:table-cell office:value-type="float" office:value="2389.0"/>
          <table:table-cell office:value-type="float" office:value="1768636.0"/>
          <table:table-cell office:value-type="float" office:value="1768636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0])" office:value-type="float"/>
          <table:table-cell table:formula="of:=MIN([.$C760])" office:value-type="float"/>
          <table:table-cell table:formula="of:=MIN([.$D760])" office:value-type="float"/>
          <table:table-cell table:formula="of:=MIN([.$E760])" office:value-type="float"/>
          <table:table-cell table:formula="of:=MIN([.$F760])" office:value-type="float"/>
          <table:table-cell table:formula="of:=MIN([.$G760])" office:value-type="float"/>
          <table:table-cell table:formula="of:=MIN([.$H760])" office:value-type="float"/>
          <table:table-cell table:formula="of:=MIN([.$I760])" office:value-type="float"/>
          <table:table-cell table:formula="of:=MIN([.$J760])" office:value-type="float"/>
          <table:table-cell table:formula="of:=MIN([.$K760])" office:value-type="float"/>
          <table:table-cell table:formula="of:=MIN([.$L760])" office:value-type="float"/>
          <table:table-cell table:formula="of:=MIN([.$M760])" office:value-type="float"/>
          <table:table-cell table:formula="of:=MIN([.$N760])" office:value-type="float"/>
          <table:table-cell table:formula="of:=MEDIAN([.$B760])" office:value-type="float"/>
          <table:table-cell table:formula="of:=MEDIAN([.$C760])" office:value-type="float"/>
          <table:table-cell table:formula="of:=MEDIAN([.$D760])" office:value-type="float"/>
          <table:table-cell table:formula="of:=MEDIAN([.$E760])" office:value-type="float"/>
          <table:table-cell table:formula="of:=MEDIAN([.$F760])" office:value-type="float"/>
          <table:table-cell table:formula="of:=MEDIAN([.$G760])" office:value-type="float"/>
          <table:table-cell table:formula="of:=MEDIAN([.$H760])" office:value-type="float"/>
          <table:table-cell table:formula="of:=MEDIAN([.$I760])" office:value-type="float"/>
          <table:table-cell table:formula="of:=MEDIAN([.$J760])" office:value-type="float"/>
          <table:table-cell table:formula="of:=MEDIAN([.$K760])" office:value-type="float"/>
          <table:table-cell table:formula="of:=MEDIAN([.$L760])" office:value-type="float"/>
          <table:table-cell table:formula="of:=MEDIAN([.$M760])" office:value-type="float"/>
          <table:table-cell table:formula="of:=MEDIAN([.$N760])" office:value-type="float"/>
          <table:table-cell table:formula="of:=MAX([.$B760])" office:value-type="float"/>
          <table:table-cell table:formula="of:=MAX([.$C760])" office:value-type="float"/>
          <table:table-cell table:formula="of:=MAX([.$D760])" office:value-type="float"/>
          <table:table-cell table:formula="of:=MAX([.$E760])" office:value-type="float"/>
          <table:table-cell table:formula="of:=MAX([.$F760])" office:value-type="float"/>
          <table:table-cell table:formula="of:=MAX([.$G760])" office:value-type="float"/>
          <table:table-cell table:formula="of:=MAX([.$H760])" office:value-type="float"/>
          <table:table-cell table:formula="of:=MAX([.$I760])" office:value-type="float"/>
          <table:table-cell table:formula="of:=MAX([.$J760])" office:value-type="float"/>
          <table:table-cell table:formula="of:=MAX([.$K760])" office:value-type="float"/>
          <table:table-cell table:formula="of:=MAX([.$L760])" office:value-type="float"/>
          <table:table-cell table:formula="of:=MAX([.$M760])" office:value-type="float"/>
          <table:table-cell table:formula="of:=MAX([.$N760])" office:value-type="float"/>
        </table:table-row>
        <table:table-row table:style-name="ro1">
          <table:table-cell office:value-type="string">
            <text:p>c880/c880.lp.6.1</text:p>
          </table:table-cell>
          <table:table-cell office:value-type="float" office:value="0.023592"/>
          <table:table-cell office:value-type="float" office:value="0.01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25.0"/>
          <table:table-cell office:value-type="float" office:value="5625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1])" office:value-type="float"/>
          <table:table-cell table:formula="of:=MIN([.$C761])" office:value-type="float"/>
          <table:table-cell table:formula="of:=MIN([.$D761])" office:value-type="float"/>
          <table:table-cell table:formula="of:=MIN([.$E761])" office:value-type="float"/>
          <table:table-cell table:formula="of:=MIN([.$F761])" office:value-type="float"/>
          <table:table-cell table:formula="of:=MIN([.$G761])" office:value-type="float"/>
          <table:table-cell table:formula="of:=MIN([.$H761])" office:value-type="float"/>
          <table:table-cell table:formula="of:=MIN([.$I761])" office:value-type="float"/>
          <table:table-cell table:formula="of:=MIN([.$J761])" office:value-type="float"/>
          <table:table-cell table:formula="of:=MIN([.$K761])" office:value-type="float"/>
          <table:table-cell table:formula="of:=MIN([.$L761])" office:value-type="float"/>
          <table:table-cell table:formula="of:=MIN([.$M761])" office:value-type="float"/>
          <table:table-cell table:formula="of:=MIN([.$N761])" office:value-type="float"/>
          <table:table-cell table:formula="of:=MEDIAN([.$B761])" office:value-type="float"/>
          <table:table-cell table:formula="of:=MEDIAN([.$C761])" office:value-type="float"/>
          <table:table-cell table:formula="of:=MEDIAN([.$D761])" office:value-type="float"/>
          <table:table-cell table:formula="of:=MEDIAN([.$E761])" office:value-type="float"/>
          <table:table-cell table:formula="of:=MEDIAN([.$F761])" office:value-type="float"/>
          <table:table-cell table:formula="of:=MEDIAN([.$G761])" office:value-type="float"/>
          <table:table-cell table:formula="of:=MEDIAN([.$H761])" office:value-type="float"/>
          <table:table-cell table:formula="of:=MEDIAN([.$I761])" office:value-type="float"/>
          <table:table-cell table:formula="of:=MEDIAN([.$J761])" office:value-type="float"/>
          <table:table-cell table:formula="of:=MEDIAN([.$K761])" office:value-type="float"/>
          <table:table-cell table:formula="of:=MEDIAN([.$L761])" office:value-type="float"/>
          <table:table-cell table:formula="of:=MEDIAN([.$M761])" office:value-type="float"/>
          <table:table-cell table:formula="of:=MEDIAN([.$N761])" office:value-type="float"/>
          <table:table-cell table:formula="of:=MAX([.$B761])" office:value-type="float"/>
          <table:table-cell table:formula="of:=MAX([.$C761])" office:value-type="float"/>
          <table:table-cell table:formula="of:=MAX([.$D761])" office:value-type="float"/>
          <table:table-cell table:formula="of:=MAX([.$E761])" office:value-type="float"/>
          <table:table-cell table:formula="of:=MAX([.$F761])" office:value-type="float"/>
          <table:table-cell table:formula="of:=MAX([.$G761])" office:value-type="float"/>
          <table:table-cell table:formula="of:=MAX([.$H761])" office:value-type="float"/>
          <table:table-cell table:formula="of:=MAX([.$I761])" office:value-type="float"/>
          <table:table-cell table:formula="of:=MAX([.$J761])" office:value-type="float"/>
          <table:table-cell table:formula="of:=MAX([.$K761])" office:value-type="float"/>
          <table:table-cell table:formula="of:=MAX([.$L761])" office:value-type="float"/>
          <table:table-cell table:formula="of:=MAX([.$M761])" office:value-type="float"/>
          <table:table-cell table:formula="of:=MAX([.$N761])" office:value-type="float"/>
        </table:table-row>
        <table:table-row table:style-name="ro1">
          <table:table-cell office:value-type="string">
            <text:p>c880/c880.lp.6.2</text:p>
          </table:table-cell>
          <table:table-cell office:value-type="float" office:value="0.023269"/>
          <table:table-cell office:value-type="float" office:value="0.012"/>
          <table:table-cell office:value-type="float" office:value="0.0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798.0"/>
          <table:table-cell office:value-type="float" office:value="9798.0"/>
          <table:table-cell office:value-type="float" office:value="163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2])" office:value-type="float"/>
          <table:table-cell table:formula="of:=MIN([.$C762])" office:value-type="float"/>
          <table:table-cell table:formula="of:=MIN([.$D762])" office:value-type="float"/>
          <table:table-cell table:formula="of:=MIN([.$E762])" office:value-type="float"/>
          <table:table-cell table:formula="of:=MIN([.$F762])" office:value-type="float"/>
          <table:table-cell table:formula="of:=MIN([.$G762])" office:value-type="float"/>
          <table:table-cell table:formula="of:=MIN([.$H762])" office:value-type="float"/>
          <table:table-cell table:formula="of:=MIN([.$I762])" office:value-type="float"/>
          <table:table-cell table:formula="of:=MIN([.$J762])" office:value-type="float"/>
          <table:table-cell table:formula="of:=MIN([.$K762])" office:value-type="float"/>
          <table:table-cell table:formula="of:=MIN([.$L762])" office:value-type="float"/>
          <table:table-cell table:formula="of:=MIN([.$M762])" office:value-type="float"/>
          <table:table-cell table:formula="of:=MIN([.$N762])" office:value-type="float"/>
          <table:table-cell table:formula="of:=MEDIAN([.$B762])" office:value-type="float"/>
          <table:table-cell table:formula="of:=MEDIAN([.$C762])" office:value-type="float"/>
          <table:table-cell table:formula="of:=MEDIAN([.$D762])" office:value-type="float"/>
          <table:table-cell table:formula="of:=MEDIAN([.$E762])" office:value-type="float"/>
          <table:table-cell table:formula="of:=MEDIAN([.$F762])" office:value-type="float"/>
          <table:table-cell table:formula="of:=MEDIAN([.$G762])" office:value-type="float"/>
          <table:table-cell table:formula="of:=MEDIAN([.$H762])" office:value-type="float"/>
          <table:table-cell table:formula="of:=MEDIAN([.$I762])" office:value-type="float"/>
          <table:table-cell table:formula="of:=MEDIAN([.$J762])" office:value-type="float"/>
          <table:table-cell table:formula="of:=MEDIAN([.$K762])" office:value-type="float"/>
          <table:table-cell table:formula="of:=MEDIAN([.$L762])" office:value-type="float"/>
          <table:table-cell table:formula="of:=MEDIAN([.$M762])" office:value-type="float"/>
          <table:table-cell table:formula="of:=MEDIAN([.$N762])" office:value-type="float"/>
          <table:table-cell table:formula="of:=MAX([.$B762])" office:value-type="float"/>
          <table:table-cell table:formula="of:=MAX([.$C762])" office:value-type="float"/>
          <table:table-cell table:formula="of:=MAX([.$D762])" office:value-type="float"/>
          <table:table-cell table:formula="of:=MAX([.$E762])" office:value-type="float"/>
          <table:table-cell table:formula="of:=MAX([.$F762])" office:value-type="float"/>
          <table:table-cell table:formula="of:=MAX([.$G762])" office:value-type="float"/>
          <table:table-cell table:formula="of:=MAX([.$H762])" office:value-type="float"/>
          <table:table-cell table:formula="of:=MAX([.$I762])" office:value-type="float"/>
          <table:table-cell table:formula="of:=MAX([.$J762])" office:value-type="float"/>
          <table:table-cell table:formula="of:=MAX([.$K762])" office:value-type="float"/>
          <table:table-cell table:formula="of:=MAX([.$L762])" office:value-type="float"/>
          <table:table-cell table:formula="of:=MAX([.$M762])" office:value-type="float"/>
          <table:table-cell table:formula="of:=MAX([.$N762])" office:value-type="float"/>
        </table:table-row>
        <table:table-row table:style-name="ro1">
          <table:table-cell office:value-type="string">
            <text:p>c880/c880.lp.6.3</text:p>
          </table:table-cell>
          <table:table-cell office:value-type="float" office:value="0.023499"/>
          <table:table-cell office:value-type="float" office:value="0.017"/>
          <table:table-cell office:value-type="float" office:value="0.01"/>
          <table:table-cell office:value-type="float" office:value="6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161.0"/>
          <table:table-cell office:value-type="float" office:value="20161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3])" office:value-type="float"/>
          <table:table-cell table:formula="of:=MIN([.$C763])" office:value-type="float"/>
          <table:table-cell table:formula="of:=MIN([.$D763])" office:value-type="float"/>
          <table:table-cell table:formula="of:=MIN([.$E763])" office:value-type="float"/>
          <table:table-cell table:formula="of:=MIN([.$F763])" office:value-type="float"/>
          <table:table-cell table:formula="of:=MIN([.$G763])" office:value-type="float"/>
          <table:table-cell table:formula="of:=MIN([.$H763])" office:value-type="float"/>
          <table:table-cell table:formula="of:=MIN([.$I763])" office:value-type="float"/>
          <table:table-cell table:formula="of:=MIN([.$J763])" office:value-type="float"/>
          <table:table-cell table:formula="of:=MIN([.$K763])" office:value-type="float"/>
          <table:table-cell table:formula="of:=MIN([.$L763])" office:value-type="float"/>
          <table:table-cell table:formula="of:=MIN([.$M763])" office:value-type="float"/>
          <table:table-cell table:formula="of:=MIN([.$N763])" office:value-type="float"/>
          <table:table-cell table:formula="of:=MEDIAN([.$B763])" office:value-type="float"/>
          <table:table-cell table:formula="of:=MEDIAN([.$C763])" office:value-type="float"/>
          <table:table-cell table:formula="of:=MEDIAN([.$D763])" office:value-type="float"/>
          <table:table-cell table:formula="of:=MEDIAN([.$E763])" office:value-type="float"/>
          <table:table-cell table:formula="of:=MEDIAN([.$F763])" office:value-type="float"/>
          <table:table-cell table:formula="of:=MEDIAN([.$G763])" office:value-type="float"/>
          <table:table-cell table:formula="of:=MEDIAN([.$H763])" office:value-type="float"/>
          <table:table-cell table:formula="of:=MEDIAN([.$I763])" office:value-type="float"/>
          <table:table-cell table:formula="of:=MEDIAN([.$J763])" office:value-type="float"/>
          <table:table-cell table:formula="of:=MEDIAN([.$K763])" office:value-type="float"/>
          <table:table-cell table:formula="of:=MEDIAN([.$L763])" office:value-type="float"/>
          <table:table-cell table:formula="of:=MEDIAN([.$M763])" office:value-type="float"/>
          <table:table-cell table:formula="of:=MEDIAN([.$N763])" office:value-type="float"/>
          <table:table-cell table:formula="of:=MAX([.$B763])" office:value-type="float"/>
          <table:table-cell table:formula="of:=MAX([.$C763])" office:value-type="float"/>
          <table:table-cell table:formula="of:=MAX([.$D763])" office:value-type="float"/>
          <table:table-cell table:formula="of:=MAX([.$E763])" office:value-type="float"/>
          <table:table-cell table:formula="of:=MAX([.$F763])" office:value-type="float"/>
          <table:table-cell table:formula="of:=MAX([.$G763])" office:value-type="float"/>
          <table:table-cell table:formula="of:=MAX([.$H763])" office:value-type="float"/>
          <table:table-cell table:formula="of:=MAX([.$I763])" office:value-type="float"/>
          <table:table-cell table:formula="of:=MAX([.$J763])" office:value-type="float"/>
          <table:table-cell table:formula="of:=MAX([.$K763])" office:value-type="float"/>
          <table:table-cell table:formula="of:=MAX([.$L763])" office:value-type="float"/>
          <table:table-cell table:formula="of:=MAX([.$M763])" office:value-type="float"/>
          <table:table-cell table:formula="of:=MAX([.$N763])" office:value-type="float"/>
        </table:table-row>
        <table:table-row table:style-name="ro1">
          <table:table-cell office:value-type="string">
            <text:p>c880/c880.lp.6.4</text:p>
          </table:table-cell>
          <table:table-cell office:value-type="float" office:value="0.084299"/>
          <table:table-cell office:value-type="float" office:value="0.079"/>
          <table:table-cell office:value-type="float" office:value="0.07"/>
          <table:table-cell office:value-type="float" office:value="420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38267.0"/>
          <table:table-cell office:value-type="float" office:value="138267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4])" office:value-type="float"/>
          <table:table-cell table:formula="of:=MIN([.$C764])" office:value-type="float"/>
          <table:table-cell table:formula="of:=MIN([.$D764])" office:value-type="float"/>
          <table:table-cell table:formula="of:=MIN([.$E764])" office:value-type="float"/>
          <table:table-cell table:formula="of:=MIN([.$F764])" office:value-type="float"/>
          <table:table-cell table:formula="of:=MIN([.$G764])" office:value-type="float"/>
          <table:table-cell table:formula="of:=MIN([.$H764])" office:value-type="float"/>
          <table:table-cell table:formula="of:=MIN([.$I764])" office:value-type="float"/>
          <table:table-cell table:formula="of:=MIN([.$J764])" office:value-type="float"/>
          <table:table-cell table:formula="of:=MIN([.$K764])" office:value-type="float"/>
          <table:table-cell table:formula="of:=MIN([.$L764])" office:value-type="float"/>
          <table:table-cell table:formula="of:=MIN([.$M764])" office:value-type="float"/>
          <table:table-cell table:formula="of:=MIN([.$N764])" office:value-type="float"/>
          <table:table-cell table:formula="of:=MEDIAN([.$B764])" office:value-type="float"/>
          <table:table-cell table:formula="of:=MEDIAN([.$C764])" office:value-type="float"/>
          <table:table-cell table:formula="of:=MEDIAN([.$D764])" office:value-type="float"/>
          <table:table-cell table:formula="of:=MEDIAN([.$E764])" office:value-type="float"/>
          <table:table-cell table:formula="of:=MEDIAN([.$F764])" office:value-type="float"/>
          <table:table-cell table:formula="of:=MEDIAN([.$G764])" office:value-type="float"/>
          <table:table-cell table:formula="of:=MEDIAN([.$H764])" office:value-type="float"/>
          <table:table-cell table:formula="of:=MEDIAN([.$I764])" office:value-type="float"/>
          <table:table-cell table:formula="of:=MEDIAN([.$J764])" office:value-type="float"/>
          <table:table-cell table:formula="of:=MEDIAN([.$K764])" office:value-type="float"/>
          <table:table-cell table:formula="of:=MEDIAN([.$L764])" office:value-type="float"/>
          <table:table-cell table:formula="of:=MEDIAN([.$M764])" office:value-type="float"/>
          <table:table-cell table:formula="of:=MEDIAN([.$N764])" office:value-type="float"/>
          <table:table-cell table:formula="of:=MAX([.$B764])" office:value-type="float"/>
          <table:table-cell table:formula="of:=MAX([.$C764])" office:value-type="float"/>
          <table:table-cell table:formula="of:=MAX([.$D764])" office:value-type="float"/>
          <table:table-cell table:formula="of:=MAX([.$E764])" office:value-type="float"/>
          <table:table-cell table:formula="of:=MAX([.$F764])" office:value-type="float"/>
          <table:table-cell table:formula="of:=MAX([.$G764])" office:value-type="float"/>
          <table:table-cell table:formula="of:=MAX([.$H764])" office:value-type="float"/>
          <table:table-cell table:formula="of:=MAX([.$I764])" office:value-type="float"/>
          <table:table-cell table:formula="of:=MAX([.$J764])" office:value-type="float"/>
          <table:table-cell table:formula="of:=MAX([.$K764])" office:value-type="float"/>
          <table:table-cell table:formula="of:=MAX([.$L764])" office:value-type="float"/>
          <table:table-cell table:formula="of:=MAX([.$M764])" office:value-type="float"/>
          <table:table-cell table:formula="of:=MAX([.$N764])" office:value-type="float"/>
        </table:table-row>
        <table:table-row table:style-name="ro1">
          <table:table-cell office:value-type="string">
            <text:p>c880/c880.lp.6.5</text:p>
          </table:table-cell>
          <table:table-cell office:value-type="float" office:value="0.158463"/>
          <table:table-cell office:value-type="float" office:value="0.153"/>
          <table:table-cell office:value-type="float" office:value="0.15"/>
          <table:table-cell office:value-type="float" office:value="840.0"/>
          <table:table-cell office:value-type="float" office:value="0.0"/>
          <table:table-cell office:value-type="float" office:value="0.0"/>
          <table:table-cell office:value-type="float" office:value="227.0"/>
          <table:table-cell office:value-type="float" office:value="278870.0"/>
          <table:table-cell office:value-type="float" office:value="278870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5])" office:value-type="float"/>
          <table:table-cell table:formula="of:=MIN([.$C765])" office:value-type="float"/>
          <table:table-cell table:formula="of:=MIN([.$D765])" office:value-type="float"/>
          <table:table-cell table:formula="of:=MIN([.$E765])" office:value-type="float"/>
          <table:table-cell table:formula="of:=MIN([.$F765])" office:value-type="float"/>
          <table:table-cell table:formula="of:=MIN([.$G765])" office:value-type="float"/>
          <table:table-cell table:formula="of:=MIN([.$H765])" office:value-type="float"/>
          <table:table-cell table:formula="of:=MIN([.$I765])" office:value-type="float"/>
          <table:table-cell table:formula="of:=MIN([.$J765])" office:value-type="float"/>
          <table:table-cell table:formula="of:=MIN([.$K765])" office:value-type="float"/>
          <table:table-cell table:formula="of:=MIN([.$L765])" office:value-type="float"/>
          <table:table-cell table:formula="of:=MIN([.$M765])" office:value-type="float"/>
          <table:table-cell table:formula="of:=MIN([.$N765])" office:value-type="float"/>
          <table:table-cell table:formula="of:=MEDIAN([.$B765])" office:value-type="float"/>
          <table:table-cell table:formula="of:=MEDIAN([.$C765])" office:value-type="float"/>
          <table:table-cell table:formula="of:=MEDIAN([.$D765])" office:value-type="float"/>
          <table:table-cell table:formula="of:=MEDIAN([.$E765])" office:value-type="float"/>
          <table:table-cell table:formula="of:=MEDIAN([.$F765])" office:value-type="float"/>
          <table:table-cell table:formula="of:=MEDIAN([.$G765])" office:value-type="float"/>
          <table:table-cell table:formula="of:=MEDIAN([.$H765])" office:value-type="float"/>
          <table:table-cell table:formula="of:=MEDIAN([.$I765])" office:value-type="float"/>
          <table:table-cell table:formula="of:=MEDIAN([.$J765])" office:value-type="float"/>
          <table:table-cell table:formula="of:=MEDIAN([.$K765])" office:value-type="float"/>
          <table:table-cell table:formula="of:=MEDIAN([.$L765])" office:value-type="float"/>
          <table:table-cell table:formula="of:=MEDIAN([.$M765])" office:value-type="float"/>
          <table:table-cell table:formula="of:=MEDIAN([.$N765])" office:value-type="float"/>
          <table:table-cell table:formula="of:=MAX([.$B765])" office:value-type="float"/>
          <table:table-cell table:formula="of:=MAX([.$C765])" office:value-type="float"/>
          <table:table-cell table:formula="of:=MAX([.$D765])" office:value-type="float"/>
          <table:table-cell table:formula="of:=MAX([.$E765])" office:value-type="float"/>
          <table:table-cell table:formula="of:=MAX([.$F765])" office:value-type="float"/>
          <table:table-cell table:formula="of:=MAX([.$G765])" office:value-type="float"/>
          <table:table-cell table:formula="of:=MAX([.$H765])" office:value-type="float"/>
          <table:table-cell table:formula="of:=MAX([.$I765])" office:value-type="float"/>
          <table:table-cell table:formula="of:=MAX([.$J765])" office:value-type="float"/>
          <table:table-cell table:formula="of:=MAX([.$K765])" office:value-type="float"/>
          <table:table-cell table:formula="of:=MAX([.$L765])" office:value-type="float"/>
          <table:table-cell table:formula="of:=MAX([.$M765])" office:value-type="float"/>
          <table:table-cell table:formula="of:=MAX([.$N765])" office:value-type="float"/>
        </table:table-row>
        <table:table-row table:style-name="ro1">
          <table:table-cell office:value-type="string">
            <text:p>c880/c880.lp.6.6</text:p>
          </table:table-cell>
          <table:table-cell office:value-type="float" office:value="0.455074"/>
          <table:table-cell office:value-type="float" office:value="0.45"/>
          <table:table-cell office:value-type="float" office:value="0.44"/>
          <table:table-cell office:value-type="float" office:value="2520.0"/>
          <table:table-cell office:value-type="float" office:value="0.0"/>
          <table:table-cell office:value-type="float" office:value="0.0"/>
          <table:table-cell office:value-type="float" office:value="634.0"/>
          <table:table-cell office:value-type="float" office:value="833590.0"/>
          <table:table-cell office:value-type="float" office:value="833590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6])" office:value-type="float"/>
          <table:table-cell table:formula="of:=MIN([.$C766])" office:value-type="float"/>
          <table:table-cell table:formula="of:=MIN([.$D766])" office:value-type="float"/>
          <table:table-cell table:formula="of:=MIN([.$E766])" office:value-type="float"/>
          <table:table-cell table:formula="of:=MIN([.$F766])" office:value-type="float"/>
          <table:table-cell table:formula="of:=MIN([.$G766])" office:value-type="float"/>
          <table:table-cell table:formula="of:=MIN([.$H766])" office:value-type="float"/>
          <table:table-cell table:formula="of:=MIN([.$I766])" office:value-type="float"/>
          <table:table-cell table:formula="of:=MIN([.$J766])" office:value-type="float"/>
          <table:table-cell table:formula="of:=MIN([.$K766])" office:value-type="float"/>
          <table:table-cell table:formula="of:=MIN([.$L766])" office:value-type="float"/>
          <table:table-cell table:formula="of:=MIN([.$M766])" office:value-type="float"/>
          <table:table-cell table:formula="of:=MIN([.$N766])" office:value-type="float"/>
          <table:table-cell table:formula="of:=MEDIAN([.$B766])" office:value-type="float"/>
          <table:table-cell table:formula="of:=MEDIAN([.$C766])" office:value-type="float"/>
          <table:table-cell table:formula="of:=MEDIAN([.$D766])" office:value-type="float"/>
          <table:table-cell table:formula="of:=MEDIAN([.$E766])" office:value-type="float"/>
          <table:table-cell table:formula="of:=MEDIAN([.$F766])" office:value-type="float"/>
          <table:table-cell table:formula="of:=MEDIAN([.$G766])" office:value-type="float"/>
          <table:table-cell table:formula="of:=MEDIAN([.$H766])" office:value-type="float"/>
          <table:table-cell table:formula="of:=MEDIAN([.$I766])" office:value-type="float"/>
          <table:table-cell table:formula="of:=MEDIAN([.$J766])" office:value-type="float"/>
          <table:table-cell table:formula="of:=MEDIAN([.$K766])" office:value-type="float"/>
          <table:table-cell table:formula="of:=MEDIAN([.$L766])" office:value-type="float"/>
          <table:table-cell table:formula="of:=MEDIAN([.$M766])" office:value-type="float"/>
          <table:table-cell table:formula="of:=MEDIAN([.$N766])" office:value-type="float"/>
          <table:table-cell table:formula="of:=MAX([.$B766])" office:value-type="float"/>
          <table:table-cell table:formula="of:=MAX([.$C766])" office:value-type="float"/>
          <table:table-cell table:formula="of:=MAX([.$D766])" office:value-type="float"/>
          <table:table-cell table:formula="of:=MAX([.$E766])" office:value-type="float"/>
          <table:table-cell table:formula="of:=MAX([.$F766])" office:value-type="float"/>
          <table:table-cell table:formula="of:=MAX([.$G766])" office:value-type="float"/>
          <table:table-cell table:formula="of:=MAX([.$H766])" office:value-type="float"/>
          <table:table-cell table:formula="of:=MAX([.$I766])" office:value-type="float"/>
          <table:table-cell table:formula="of:=MAX([.$J766])" office:value-type="float"/>
          <table:table-cell table:formula="of:=MAX([.$K766])" office:value-type="float"/>
          <table:table-cell table:formula="of:=MAX([.$L766])" office:value-type="float"/>
          <table:table-cell table:formula="of:=MAX([.$M766])" office:value-type="float"/>
          <table:table-cell table:formula="of:=MAX([.$N766])" office:value-type="float"/>
        </table:table-row>
        <table:table-row table:style-name="ro1">
          <table:table-cell office:value-type="string">
            <text:p>c880/c880.lp.6.7</text:p>
          </table:table-cell>
          <table:table-cell office:value-type="float" office:value="0.932527"/>
          <table:table-cell office:value-type="float" office:value="0.927"/>
          <table:table-cell office:value-type="float" office:value="0.92"/>
          <table:table-cell office:value-type="float" office:value="5040.0"/>
          <table:table-cell office:value-type="float" office:value="0.0"/>
          <table:table-cell office:value-type="float" office:value="0.0"/>
          <table:table-cell office:value-type="float" office:value="1353.0"/>
          <table:table-cell office:value-type="float" office:value="1719753.0"/>
          <table:table-cell office:value-type="float" office:value="171975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7])" office:value-type="float"/>
          <table:table-cell table:formula="of:=MIN([.$C767])" office:value-type="float"/>
          <table:table-cell table:formula="of:=MIN([.$D767])" office:value-type="float"/>
          <table:table-cell table:formula="of:=MIN([.$E767])" office:value-type="float"/>
          <table:table-cell table:formula="of:=MIN([.$F767])" office:value-type="float"/>
          <table:table-cell table:formula="of:=MIN([.$G767])" office:value-type="float"/>
          <table:table-cell table:formula="of:=MIN([.$H767])" office:value-type="float"/>
          <table:table-cell table:formula="of:=MIN([.$I767])" office:value-type="float"/>
          <table:table-cell table:formula="of:=MIN([.$J767])" office:value-type="float"/>
          <table:table-cell table:formula="of:=MIN([.$K767])" office:value-type="float"/>
          <table:table-cell table:formula="of:=MIN([.$L767])" office:value-type="float"/>
          <table:table-cell table:formula="of:=MIN([.$M767])" office:value-type="float"/>
          <table:table-cell table:formula="of:=MIN([.$N767])" office:value-type="float"/>
          <table:table-cell table:formula="of:=MEDIAN([.$B767])" office:value-type="float"/>
          <table:table-cell table:formula="of:=MEDIAN([.$C767])" office:value-type="float"/>
          <table:table-cell table:formula="of:=MEDIAN([.$D767])" office:value-type="float"/>
          <table:table-cell table:formula="of:=MEDIAN([.$E767])" office:value-type="float"/>
          <table:table-cell table:formula="of:=MEDIAN([.$F767])" office:value-type="float"/>
          <table:table-cell table:formula="of:=MEDIAN([.$G767])" office:value-type="float"/>
          <table:table-cell table:formula="of:=MEDIAN([.$H767])" office:value-type="float"/>
          <table:table-cell table:formula="of:=MEDIAN([.$I767])" office:value-type="float"/>
          <table:table-cell table:formula="of:=MEDIAN([.$J767])" office:value-type="float"/>
          <table:table-cell table:formula="of:=MEDIAN([.$K767])" office:value-type="float"/>
          <table:table-cell table:formula="of:=MEDIAN([.$L767])" office:value-type="float"/>
          <table:table-cell table:formula="of:=MEDIAN([.$M767])" office:value-type="float"/>
          <table:table-cell table:formula="of:=MEDIAN([.$N767])" office:value-type="float"/>
          <table:table-cell table:formula="of:=MAX([.$B767])" office:value-type="float"/>
          <table:table-cell table:formula="of:=MAX([.$C767])" office:value-type="float"/>
          <table:table-cell table:formula="of:=MAX([.$D767])" office:value-type="float"/>
          <table:table-cell table:formula="of:=MAX([.$E767])" office:value-type="float"/>
          <table:table-cell table:formula="of:=MAX([.$F767])" office:value-type="float"/>
          <table:table-cell table:formula="of:=MAX([.$G767])" office:value-type="float"/>
          <table:table-cell table:formula="of:=MAX([.$H767])" office:value-type="float"/>
          <table:table-cell table:formula="of:=MAX([.$I767])" office:value-type="float"/>
          <table:table-cell table:formula="of:=MAX([.$J767])" office:value-type="float"/>
          <table:table-cell table:formula="of:=MAX([.$K767])" office:value-type="float"/>
          <table:table-cell table:formula="of:=MAX([.$L767])" office:value-type="float"/>
          <table:table-cell table:formula="of:=MAX([.$M767])" office:value-type="float"/>
          <table:table-cell table:formula="of:=MAX([.$N767])" office:value-type="float"/>
        </table:table-row>
        <table:table-row table:style-name="ro1">
          <table:table-cell office:value-type="string">
            <text:p>c880/c880.lp.6.8</text:p>
          </table:table-cell>
          <table:table-cell office:value-type="float" office:value="2.83224"/>
          <table:table-cell office:value-type="float" office:value="2.827"/>
          <table:table-cell office:value-type="float" office:value="2.82"/>
          <table:table-cell office:value-type="float" office:value="15120.0"/>
          <table:table-cell office:value-type="float" office:value="0.0"/>
          <table:table-cell office:value-type="float" office:value="0.0"/>
          <table:table-cell office:value-type="float" office:value="4079.0"/>
          <table:table-cell office:value-type="float" office:value="5117309.0"/>
          <table:table-cell office:value-type="float" office:value="511730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8])" office:value-type="float"/>
          <table:table-cell table:formula="of:=MIN([.$C768])" office:value-type="float"/>
          <table:table-cell table:formula="of:=MIN([.$D768])" office:value-type="float"/>
          <table:table-cell table:formula="of:=MIN([.$E768])" office:value-type="float"/>
          <table:table-cell table:formula="of:=MIN([.$F768])" office:value-type="float"/>
          <table:table-cell table:formula="of:=MIN([.$G768])" office:value-type="float"/>
          <table:table-cell table:formula="of:=MIN([.$H768])" office:value-type="float"/>
          <table:table-cell table:formula="of:=MIN([.$I768])" office:value-type="float"/>
          <table:table-cell table:formula="of:=MIN([.$J768])" office:value-type="float"/>
          <table:table-cell table:formula="of:=MIN([.$K768])" office:value-type="float"/>
          <table:table-cell table:formula="of:=MIN([.$L768])" office:value-type="float"/>
          <table:table-cell table:formula="of:=MIN([.$M768])" office:value-type="float"/>
          <table:table-cell table:formula="of:=MIN([.$N768])" office:value-type="float"/>
          <table:table-cell table:formula="of:=MEDIAN([.$B768])" office:value-type="float"/>
          <table:table-cell table:formula="of:=MEDIAN([.$C768])" office:value-type="float"/>
          <table:table-cell table:formula="of:=MEDIAN([.$D768])" office:value-type="float"/>
          <table:table-cell table:formula="of:=MEDIAN([.$E768])" office:value-type="float"/>
          <table:table-cell table:formula="of:=MEDIAN([.$F768])" office:value-type="float"/>
          <table:table-cell table:formula="of:=MEDIAN([.$G768])" office:value-type="float"/>
          <table:table-cell table:formula="of:=MEDIAN([.$H768])" office:value-type="float"/>
          <table:table-cell table:formula="of:=MEDIAN([.$I768])" office:value-type="float"/>
          <table:table-cell table:formula="of:=MEDIAN([.$J768])" office:value-type="float"/>
          <table:table-cell table:formula="of:=MEDIAN([.$K768])" office:value-type="float"/>
          <table:table-cell table:formula="of:=MEDIAN([.$L768])" office:value-type="float"/>
          <table:table-cell table:formula="of:=MEDIAN([.$M768])" office:value-type="float"/>
          <table:table-cell table:formula="of:=MEDIAN([.$N768])" office:value-type="float"/>
          <table:table-cell table:formula="of:=MAX([.$B768])" office:value-type="float"/>
          <table:table-cell table:formula="of:=MAX([.$C768])" office:value-type="float"/>
          <table:table-cell table:formula="of:=MAX([.$D768])" office:value-type="float"/>
          <table:table-cell table:formula="of:=MAX([.$E768])" office:value-type="float"/>
          <table:table-cell table:formula="of:=MAX([.$F768])" office:value-type="float"/>
          <table:table-cell table:formula="of:=MAX([.$G768])" office:value-type="float"/>
          <table:table-cell table:formula="of:=MAX([.$H768])" office:value-type="float"/>
          <table:table-cell table:formula="of:=MAX([.$I768])" office:value-type="float"/>
          <table:table-cell table:formula="of:=MAX([.$J768])" office:value-type="float"/>
          <table:table-cell table:formula="of:=MAX([.$K768])" office:value-type="float"/>
          <table:table-cell table:formula="of:=MAX([.$L768])" office:value-type="float"/>
          <table:table-cell table:formula="of:=MAX([.$M768])" office:value-type="float"/>
          <table:table-cell table:formula="of:=MAX([.$N768])" office:value-type="float"/>
        </table:table-row>
        <table:table-row table:style-name="ro1">
          <table:table-cell office:value-type="string">
            <text:p>c880/c880.lp.7.1</text:p>
          </table:table-cell>
          <table:table-cell office:value-type="float" office:value="0.022709"/>
          <table:table-cell office:value-type="float" office:value="0.0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3.0"/>
          <table:table-cell office:value-type="float" office:value="1143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9])" office:value-type="float"/>
          <table:table-cell table:formula="of:=MIN([.$C769])" office:value-type="float"/>
          <table:table-cell table:formula="of:=MIN([.$D769])" office:value-type="float"/>
          <table:table-cell table:formula="of:=MIN([.$E769])" office:value-type="float"/>
          <table:table-cell table:formula="of:=MIN([.$F769])" office:value-type="float"/>
          <table:table-cell table:formula="of:=MIN([.$G769])" office:value-type="float"/>
          <table:table-cell table:formula="of:=MIN([.$H769])" office:value-type="float"/>
          <table:table-cell table:formula="of:=MIN([.$I769])" office:value-type="float"/>
          <table:table-cell table:formula="of:=MIN([.$J769])" office:value-type="float"/>
          <table:table-cell table:formula="of:=MIN([.$K769])" office:value-type="float"/>
          <table:table-cell table:formula="of:=MIN([.$L769])" office:value-type="float"/>
          <table:table-cell table:formula="of:=MIN([.$M769])" office:value-type="float"/>
          <table:table-cell table:formula="of:=MIN([.$N769])" office:value-type="float"/>
          <table:table-cell table:formula="of:=MEDIAN([.$B769])" office:value-type="float"/>
          <table:table-cell table:formula="of:=MEDIAN([.$C769])" office:value-type="float"/>
          <table:table-cell table:formula="of:=MEDIAN([.$D769])" office:value-type="float"/>
          <table:table-cell table:formula="of:=MEDIAN([.$E769])" office:value-type="float"/>
          <table:table-cell table:formula="of:=MEDIAN([.$F769])" office:value-type="float"/>
          <table:table-cell table:formula="of:=MEDIAN([.$G769])" office:value-type="float"/>
          <table:table-cell table:formula="of:=MEDIAN([.$H769])" office:value-type="float"/>
          <table:table-cell table:formula="of:=MEDIAN([.$I769])" office:value-type="float"/>
          <table:table-cell table:formula="of:=MEDIAN([.$J769])" office:value-type="float"/>
          <table:table-cell table:formula="of:=MEDIAN([.$K769])" office:value-type="float"/>
          <table:table-cell table:formula="of:=MEDIAN([.$L769])" office:value-type="float"/>
          <table:table-cell table:formula="of:=MEDIAN([.$M769])" office:value-type="float"/>
          <table:table-cell table:formula="of:=MEDIAN([.$N769])" office:value-type="float"/>
          <table:table-cell table:formula="of:=MAX([.$B769])" office:value-type="float"/>
          <table:table-cell table:formula="of:=MAX([.$C769])" office:value-type="float"/>
          <table:table-cell table:formula="of:=MAX([.$D769])" office:value-type="float"/>
          <table:table-cell table:formula="of:=MAX([.$E769])" office:value-type="float"/>
          <table:table-cell table:formula="of:=MAX([.$F769])" office:value-type="float"/>
          <table:table-cell table:formula="of:=MAX([.$G769])" office:value-type="float"/>
          <table:table-cell table:formula="of:=MAX([.$H769])" office:value-type="float"/>
          <table:table-cell table:formula="of:=MAX([.$I769])" office:value-type="float"/>
          <table:table-cell table:formula="of:=MAX([.$J769])" office:value-type="float"/>
          <table:table-cell table:formula="of:=MAX([.$K769])" office:value-type="float"/>
          <table:table-cell table:formula="of:=MAX([.$L769])" office:value-type="float"/>
          <table:table-cell table:formula="of:=MAX([.$M769])" office:value-type="float"/>
          <table:table-cell table:formula="of:=MAX([.$N769])" office:value-type="float"/>
        </table:table-row>
        <table:table-row table:style-name="ro1">
          <table:table-cell office:value-type="string">
            <text:p>c880/c880.lp.7.2</text:p>
          </table:table-cell>
          <table:table-cell office:value-type="float" office:value="0.022688"/>
          <table:table-cell office:value-type="float" office:value="0.00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0])" office:value-type="float"/>
          <table:table-cell table:formula="of:=MIN([.$C770])" office:value-type="float"/>
          <table:table-cell table:formula="of:=MIN([.$D770])" office:value-type="float"/>
          <table:table-cell table:formula="of:=MIN([.$E770])" office:value-type="float"/>
          <table:table-cell table:formula="of:=MIN([.$F770])" office:value-type="float"/>
          <table:table-cell table:formula="of:=MIN([.$G770])" office:value-type="float"/>
          <table:table-cell table:formula="of:=MIN([.$H770])" office:value-type="float"/>
          <table:table-cell table:formula="of:=MIN([.$I770])" office:value-type="float"/>
          <table:table-cell table:formula="of:=MIN([.$J770])" office:value-type="float"/>
          <table:table-cell table:formula="of:=MIN([.$K770])" office:value-type="float"/>
          <table:table-cell table:formula="of:=MIN([.$L770])" office:value-type="float"/>
          <table:table-cell table:formula="of:=MIN([.$M770])" office:value-type="float"/>
          <table:table-cell table:formula="of:=MIN([.$N770])" office:value-type="float"/>
          <table:table-cell table:formula="of:=MEDIAN([.$B770])" office:value-type="float"/>
          <table:table-cell table:formula="of:=MEDIAN([.$C770])" office:value-type="float"/>
          <table:table-cell table:formula="of:=MEDIAN([.$D770])" office:value-type="float"/>
          <table:table-cell table:formula="of:=MEDIAN([.$E770])" office:value-type="float"/>
          <table:table-cell table:formula="of:=MEDIAN([.$F770])" office:value-type="float"/>
          <table:table-cell table:formula="of:=MEDIAN([.$G770])" office:value-type="float"/>
          <table:table-cell table:formula="of:=MEDIAN([.$H770])" office:value-type="float"/>
          <table:table-cell table:formula="of:=MEDIAN([.$I770])" office:value-type="float"/>
          <table:table-cell table:formula="of:=MEDIAN([.$J770])" office:value-type="float"/>
          <table:table-cell table:formula="of:=MEDIAN([.$K770])" office:value-type="float"/>
          <table:table-cell table:formula="of:=MEDIAN([.$L770])" office:value-type="float"/>
          <table:table-cell table:formula="of:=MEDIAN([.$M770])" office:value-type="float"/>
          <table:table-cell table:formula="of:=MEDIAN([.$N770])" office:value-type="float"/>
          <table:table-cell table:formula="of:=MAX([.$B770])" office:value-type="float"/>
          <table:table-cell table:formula="of:=MAX([.$C770])" office:value-type="float"/>
          <table:table-cell table:formula="of:=MAX([.$D770])" office:value-type="float"/>
          <table:table-cell table:formula="of:=MAX([.$E770])" office:value-type="float"/>
          <table:table-cell table:formula="of:=MAX([.$F770])" office:value-type="float"/>
          <table:table-cell table:formula="of:=MAX([.$G770])" office:value-type="float"/>
          <table:table-cell table:formula="of:=MAX([.$H770])" office:value-type="float"/>
          <table:table-cell table:formula="of:=MAX([.$I770])" office:value-type="float"/>
          <table:table-cell table:formula="of:=MAX([.$J770])" office:value-type="float"/>
          <table:table-cell table:formula="of:=MAX([.$K770])" office:value-type="float"/>
          <table:table-cell table:formula="of:=MAX([.$L770])" office:value-type="float"/>
          <table:table-cell table:formula="of:=MAX([.$M770])" office:value-type="float"/>
          <table:table-cell table:formula="of:=MAX([.$N770])" office:value-type="float"/>
        </table:table-row>
        <table:table-row table:style-name="ro1">
          <table:table-cell office:value-type="string">
            <text:p>c880/c880.lp.7.3</text:p>
          </table:table-cell>
          <table:table-cell office:value-type="float" office:value="0.023152"/>
          <table:table-cell office:value-type="float" office:value="0.011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8682.0"/>
          <table:table-cell office:value-type="float" office:value="868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1])" office:value-type="float"/>
          <table:table-cell table:formula="of:=MIN([.$C771])" office:value-type="float"/>
          <table:table-cell table:formula="of:=MIN([.$D771])" office:value-type="float"/>
          <table:table-cell table:formula="of:=MIN([.$E771])" office:value-type="float"/>
          <table:table-cell table:formula="of:=MIN([.$F771])" office:value-type="float"/>
          <table:table-cell table:formula="of:=MIN([.$G771])" office:value-type="float"/>
          <table:table-cell table:formula="of:=MIN([.$H771])" office:value-type="float"/>
          <table:table-cell table:formula="of:=MIN([.$I771])" office:value-type="float"/>
          <table:table-cell table:formula="of:=MIN([.$J771])" office:value-type="float"/>
          <table:table-cell table:formula="of:=MIN([.$K771])" office:value-type="float"/>
          <table:table-cell table:formula="of:=MIN([.$L771])" office:value-type="float"/>
          <table:table-cell table:formula="of:=MIN([.$M771])" office:value-type="float"/>
          <table:table-cell table:formula="of:=MIN([.$N771])" office:value-type="float"/>
          <table:table-cell table:formula="of:=MEDIAN([.$B771])" office:value-type="float"/>
          <table:table-cell table:formula="of:=MEDIAN([.$C771])" office:value-type="float"/>
          <table:table-cell table:formula="of:=MEDIAN([.$D771])" office:value-type="float"/>
          <table:table-cell table:formula="of:=MEDIAN([.$E771])" office:value-type="float"/>
          <table:table-cell table:formula="of:=MEDIAN([.$F771])" office:value-type="float"/>
          <table:table-cell table:formula="of:=MEDIAN([.$G771])" office:value-type="float"/>
          <table:table-cell table:formula="of:=MEDIAN([.$H771])" office:value-type="float"/>
          <table:table-cell table:formula="of:=MEDIAN([.$I771])" office:value-type="float"/>
          <table:table-cell table:formula="of:=MEDIAN([.$J771])" office:value-type="float"/>
          <table:table-cell table:formula="of:=MEDIAN([.$K771])" office:value-type="float"/>
          <table:table-cell table:formula="of:=MEDIAN([.$L771])" office:value-type="float"/>
          <table:table-cell table:formula="of:=MEDIAN([.$M771])" office:value-type="float"/>
          <table:table-cell table:formula="of:=MEDIAN([.$N771])" office:value-type="float"/>
          <table:table-cell table:formula="of:=MAX([.$B771])" office:value-type="float"/>
          <table:table-cell table:formula="of:=MAX([.$C771])" office:value-type="float"/>
          <table:table-cell table:formula="of:=MAX([.$D771])" office:value-type="float"/>
          <table:table-cell table:formula="of:=MAX([.$E771])" office:value-type="float"/>
          <table:table-cell table:formula="of:=MAX([.$F771])" office:value-type="float"/>
          <table:table-cell table:formula="of:=MAX([.$G771])" office:value-type="float"/>
          <table:table-cell table:formula="of:=MAX([.$H771])" office:value-type="float"/>
          <table:table-cell table:formula="of:=MAX([.$I771])" office:value-type="float"/>
          <table:table-cell table:formula="of:=MAX([.$J771])" office:value-type="float"/>
          <table:table-cell table:formula="of:=MAX([.$K771])" office:value-type="float"/>
          <table:table-cell table:formula="of:=MAX([.$L771])" office:value-type="float"/>
          <table:table-cell table:formula="of:=MAX([.$M771])" office:value-type="float"/>
          <table:table-cell table:formula="of:=MAX([.$N771])" office:value-type="float"/>
        </table:table-row>
        <table:table-row table:style-name="ro1">
          <table:table-cell office:value-type="string">
            <text:p>c880/c880.lp.7.4</text:p>
          </table:table-cell>
          <table:table-cell office:value-type="float" office:value="0.02502"/>
          <table:table-cell office:value-type="float" office:value="0.015"/>
          <table:table-cell office:value-type="float" office:value="0.01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7551.0"/>
          <table:table-cell office:value-type="float" office:value="1755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2])" office:value-type="float"/>
          <table:table-cell table:formula="of:=MIN([.$C772])" office:value-type="float"/>
          <table:table-cell table:formula="of:=MIN([.$D772])" office:value-type="float"/>
          <table:table-cell table:formula="of:=MIN([.$E772])" office:value-type="float"/>
          <table:table-cell table:formula="of:=MIN([.$F772])" office:value-type="float"/>
          <table:table-cell table:formula="of:=MIN([.$G772])" office:value-type="float"/>
          <table:table-cell table:formula="of:=MIN([.$H772])" office:value-type="float"/>
          <table:table-cell table:formula="of:=MIN([.$I772])" office:value-type="float"/>
          <table:table-cell table:formula="of:=MIN([.$J772])" office:value-type="float"/>
          <table:table-cell table:formula="of:=MIN([.$K772])" office:value-type="float"/>
          <table:table-cell table:formula="of:=MIN([.$L772])" office:value-type="float"/>
          <table:table-cell table:formula="of:=MIN([.$M772])" office:value-type="float"/>
          <table:table-cell table:formula="of:=MIN([.$N772])" office:value-type="float"/>
          <table:table-cell table:formula="of:=MEDIAN([.$B772])" office:value-type="float"/>
          <table:table-cell table:formula="of:=MEDIAN([.$C772])" office:value-type="float"/>
          <table:table-cell table:formula="of:=MEDIAN([.$D772])" office:value-type="float"/>
          <table:table-cell table:formula="of:=MEDIAN([.$E772])" office:value-type="float"/>
          <table:table-cell table:formula="of:=MEDIAN([.$F772])" office:value-type="float"/>
          <table:table-cell table:formula="of:=MEDIAN([.$G772])" office:value-type="float"/>
          <table:table-cell table:formula="of:=MEDIAN([.$H772])" office:value-type="float"/>
          <table:table-cell table:formula="of:=MEDIAN([.$I772])" office:value-type="float"/>
          <table:table-cell table:formula="of:=MEDIAN([.$J772])" office:value-type="float"/>
          <table:table-cell table:formula="of:=MEDIAN([.$K772])" office:value-type="float"/>
          <table:table-cell table:formula="of:=MEDIAN([.$L772])" office:value-type="float"/>
          <table:table-cell table:formula="of:=MEDIAN([.$M772])" office:value-type="float"/>
          <table:table-cell table:formula="of:=MEDIAN([.$N772])" office:value-type="float"/>
          <table:table-cell table:formula="of:=MAX([.$B772])" office:value-type="float"/>
          <table:table-cell table:formula="of:=MAX([.$C772])" office:value-type="float"/>
          <table:table-cell table:formula="of:=MAX([.$D772])" office:value-type="float"/>
          <table:table-cell table:formula="of:=MAX([.$E772])" office:value-type="float"/>
          <table:table-cell table:formula="of:=MAX([.$F772])" office:value-type="float"/>
          <table:table-cell table:formula="of:=MAX([.$G772])" office:value-type="float"/>
          <table:table-cell table:formula="of:=MAX([.$H772])" office:value-type="float"/>
          <table:table-cell table:formula="of:=MAX([.$I772])" office:value-type="float"/>
          <table:table-cell table:formula="of:=MAX([.$J772])" office:value-type="float"/>
          <table:table-cell table:formula="of:=MAX([.$K772])" office:value-type="float"/>
          <table:table-cell table:formula="of:=MAX([.$L772])" office:value-type="float"/>
          <table:table-cell table:formula="of:=MAX([.$M772])" office:value-type="float"/>
          <table:table-cell table:formula="of:=MAX([.$N772])" office:value-type="float"/>
        </table:table-row>
        <table:table-row table:style-name="ro1">
          <table:table-cell office:value-type="string">
            <text:p>c880/c880.lp.7.5</text:p>
          </table:table-cell>
          <table:table-cell office:value-type="float" office:value="0.029913"/>
          <table:table-cell office:value-type="float" office:value="0.024"/>
          <table:table-cell office:value-type="float" office:value="0.02"/>
          <table:table-cell office:value-type="float" office:value="96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5121.0"/>
          <table:table-cell office:value-type="float" office:value="3512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3])" office:value-type="float"/>
          <table:table-cell table:formula="of:=MIN([.$C773])" office:value-type="float"/>
          <table:table-cell table:formula="of:=MIN([.$D773])" office:value-type="float"/>
          <table:table-cell table:formula="of:=MIN([.$E773])" office:value-type="float"/>
          <table:table-cell table:formula="of:=MIN([.$F773])" office:value-type="float"/>
          <table:table-cell table:formula="of:=MIN([.$G773])" office:value-type="float"/>
          <table:table-cell table:formula="of:=MIN([.$H773])" office:value-type="float"/>
          <table:table-cell table:formula="of:=MIN([.$I773])" office:value-type="float"/>
          <table:table-cell table:formula="of:=MIN([.$J773])" office:value-type="float"/>
          <table:table-cell table:formula="of:=MIN([.$K773])" office:value-type="float"/>
          <table:table-cell table:formula="of:=MIN([.$L773])" office:value-type="float"/>
          <table:table-cell table:formula="of:=MIN([.$M773])" office:value-type="float"/>
          <table:table-cell table:formula="of:=MIN([.$N773])" office:value-type="float"/>
          <table:table-cell table:formula="of:=MEDIAN([.$B773])" office:value-type="float"/>
          <table:table-cell table:formula="of:=MEDIAN([.$C773])" office:value-type="float"/>
          <table:table-cell table:formula="of:=MEDIAN([.$D773])" office:value-type="float"/>
          <table:table-cell table:formula="of:=MEDIAN([.$E773])" office:value-type="float"/>
          <table:table-cell table:formula="of:=MEDIAN([.$F773])" office:value-type="float"/>
          <table:table-cell table:formula="of:=MEDIAN([.$G773])" office:value-type="float"/>
          <table:table-cell table:formula="of:=MEDIAN([.$H773])" office:value-type="float"/>
          <table:table-cell table:formula="of:=MEDIAN([.$I773])" office:value-type="float"/>
          <table:table-cell table:formula="of:=MEDIAN([.$J773])" office:value-type="float"/>
          <table:table-cell table:formula="of:=MEDIAN([.$K773])" office:value-type="float"/>
          <table:table-cell table:formula="of:=MEDIAN([.$L773])" office:value-type="float"/>
          <table:table-cell table:formula="of:=MEDIAN([.$M773])" office:value-type="float"/>
          <table:table-cell table:formula="of:=MEDIAN([.$N773])" office:value-type="float"/>
          <table:table-cell table:formula="of:=MAX([.$B773])" office:value-type="float"/>
          <table:table-cell table:formula="of:=MAX([.$C773])" office:value-type="float"/>
          <table:table-cell table:formula="of:=MAX([.$D773])" office:value-type="float"/>
          <table:table-cell table:formula="of:=MAX([.$E773])" office:value-type="float"/>
          <table:table-cell table:formula="of:=MAX([.$F773])" office:value-type="float"/>
          <table:table-cell table:formula="of:=MAX([.$G773])" office:value-type="float"/>
          <table:table-cell table:formula="of:=MAX([.$H773])" office:value-type="float"/>
          <table:table-cell table:formula="of:=MAX([.$I773])" office:value-type="float"/>
          <table:table-cell table:formula="of:=MAX([.$J773])" office:value-type="float"/>
          <table:table-cell table:formula="of:=MAX([.$K773])" office:value-type="float"/>
          <table:table-cell table:formula="of:=MAX([.$L773])" office:value-type="float"/>
          <table:table-cell table:formula="of:=MAX([.$M773])" office:value-type="float"/>
          <table:table-cell table:formula="of:=MAX([.$N773])" office:value-type="float"/>
        </table:table-row>
        <table:table-row table:style-name="ro1">
          <table:table-cell office:value-type="string">
            <text:p>c880/c880.lp.7.6</text:p>
          </table:table-cell>
          <table:table-cell office:value-type="float" office:value="0.063521"/>
          <table:table-cell office:value-type="float" office:value="0.043"/>
          <table:table-cell office:value-type="float" office:value="0.04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70063.0"/>
          <table:table-cell office:value-type="float" office:value="70063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4])" office:value-type="float"/>
          <table:table-cell table:formula="of:=MIN([.$C774])" office:value-type="float"/>
          <table:table-cell table:formula="of:=MIN([.$D774])" office:value-type="float"/>
          <table:table-cell table:formula="of:=MIN([.$E774])" office:value-type="float"/>
          <table:table-cell table:formula="of:=MIN([.$F774])" office:value-type="float"/>
          <table:table-cell table:formula="of:=MIN([.$G774])" office:value-type="float"/>
          <table:table-cell table:formula="of:=MIN([.$H774])" office:value-type="float"/>
          <table:table-cell table:formula="of:=MIN([.$I774])" office:value-type="float"/>
          <table:table-cell table:formula="of:=MIN([.$J774])" office:value-type="float"/>
          <table:table-cell table:formula="of:=MIN([.$K774])" office:value-type="float"/>
          <table:table-cell table:formula="of:=MIN([.$L774])" office:value-type="float"/>
          <table:table-cell table:formula="of:=MIN([.$M774])" office:value-type="float"/>
          <table:table-cell table:formula="of:=MIN([.$N774])" office:value-type="float"/>
          <table:table-cell table:formula="of:=MEDIAN([.$B774])" office:value-type="float"/>
          <table:table-cell table:formula="of:=MEDIAN([.$C774])" office:value-type="float"/>
          <table:table-cell table:formula="of:=MEDIAN([.$D774])" office:value-type="float"/>
          <table:table-cell table:formula="of:=MEDIAN([.$E774])" office:value-type="float"/>
          <table:table-cell table:formula="of:=MEDIAN([.$F774])" office:value-type="float"/>
          <table:table-cell table:formula="of:=MEDIAN([.$G774])" office:value-type="float"/>
          <table:table-cell table:formula="of:=MEDIAN([.$H774])" office:value-type="float"/>
          <table:table-cell table:formula="of:=MEDIAN([.$I774])" office:value-type="float"/>
          <table:table-cell table:formula="of:=MEDIAN([.$J774])" office:value-type="float"/>
          <table:table-cell table:formula="of:=MEDIAN([.$K774])" office:value-type="float"/>
          <table:table-cell table:formula="of:=MEDIAN([.$L774])" office:value-type="float"/>
          <table:table-cell table:formula="of:=MEDIAN([.$M774])" office:value-type="float"/>
          <table:table-cell table:formula="of:=MEDIAN([.$N774])" office:value-type="float"/>
          <table:table-cell table:formula="of:=MAX([.$B774])" office:value-type="float"/>
          <table:table-cell table:formula="of:=MAX([.$C774])" office:value-type="float"/>
          <table:table-cell table:formula="of:=MAX([.$D774])" office:value-type="float"/>
          <table:table-cell table:formula="of:=MAX([.$E774])" office:value-type="float"/>
          <table:table-cell table:formula="of:=MAX([.$F774])" office:value-type="float"/>
          <table:table-cell table:formula="of:=MAX([.$G774])" office:value-type="float"/>
          <table:table-cell table:formula="of:=MAX([.$H774])" office:value-type="float"/>
          <table:table-cell table:formula="of:=MAX([.$I774])" office:value-type="float"/>
          <table:table-cell table:formula="of:=MAX([.$J774])" office:value-type="float"/>
          <table:table-cell table:formula="of:=MAX([.$K774])" office:value-type="float"/>
          <table:table-cell table:formula="of:=MAX([.$L774])" office:value-type="float"/>
          <table:table-cell table:formula="of:=MAX([.$M774])" office:value-type="float"/>
          <table:table-cell table:formula="of:=MAX([.$N774])" office:value-type="float"/>
        </table:table-row>
        <table:table-row table:style-name="ro1">
          <table:table-cell office:value-type="string">
            <text:p>c880/c880.lp.7.7</text:p>
          </table:table-cell>
          <table:table-cell office:value-type="float" office:value="0.159438"/>
          <table:table-cell office:value-type="float" office:value="0.153"/>
          <table:table-cell office:value-type="float" office:value="0.15"/>
          <table:table-cell office:value-type="float" office:value="576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08361.0"/>
          <table:table-cell office:value-type="float" office:value="20836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5])" office:value-type="float"/>
          <table:table-cell table:formula="of:=MIN([.$C775])" office:value-type="float"/>
          <table:table-cell table:formula="of:=MIN([.$D775])" office:value-type="float"/>
          <table:table-cell table:formula="of:=MIN([.$E775])" office:value-type="float"/>
          <table:table-cell table:formula="of:=MIN([.$F775])" office:value-type="float"/>
          <table:table-cell table:formula="of:=MIN([.$G775])" office:value-type="float"/>
          <table:table-cell table:formula="of:=MIN([.$H775])" office:value-type="float"/>
          <table:table-cell table:formula="of:=MIN([.$I775])" office:value-type="float"/>
          <table:table-cell table:formula="of:=MIN([.$J775])" office:value-type="float"/>
          <table:table-cell table:formula="of:=MIN([.$K775])" office:value-type="float"/>
          <table:table-cell table:formula="of:=MIN([.$L775])" office:value-type="float"/>
          <table:table-cell table:formula="of:=MIN([.$M775])" office:value-type="float"/>
          <table:table-cell table:formula="of:=MIN([.$N775])" office:value-type="float"/>
          <table:table-cell table:formula="of:=MEDIAN([.$B775])" office:value-type="float"/>
          <table:table-cell table:formula="of:=MEDIAN([.$C775])" office:value-type="float"/>
          <table:table-cell table:formula="of:=MEDIAN([.$D775])" office:value-type="float"/>
          <table:table-cell table:formula="of:=MEDIAN([.$E775])" office:value-type="float"/>
          <table:table-cell table:formula="of:=MEDIAN([.$F775])" office:value-type="float"/>
          <table:table-cell table:formula="of:=MEDIAN([.$G775])" office:value-type="float"/>
          <table:table-cell table:formula="of:=MEDIAN([.$H775])" office:value-type="float"/>
          <table:table-cell table:formula="of:=MEDIAN([.$I775])" office:value-type="float"/>
          <table:table-cell table:formula="of:=MEDIAN([.$J775])" office:value-type="float"/>
          <table:table-cell table:formula="of:=MEDIAN([.$K775])" office:value-type="float"/>
          <table:table-cell table:formula="of:=MEDIAN([.$L775])" office:value-type="float"/>
          <table:table-cell table:formula="of:=MEDIAN([.$M775])" office:value-type="float"/>
          <table:table-cell table:formula="of:=MEDIAN([.$N775])" office:value-type="float"/>
          <table:table-cell table:formula="of:=MAX([.$B775])" office:value-type="float"/>
          <table:table-cell table:formula="of:=MAX([.$C775])" office:value-type="float"/>
          <table:table-cell table:formula="of:=MAX([.$D775])" office:value-type="float"/>
          <table:table-cell table:formula="of:=MAX([.$E775])" office:value-type="float"/>
          <table:table-cell table:formula="of:=MAX([.$F775])" office:value-type="float"/>
          <table:table-cell table:formula="of:=MAX([.$G775])" office:value-type="float"/>
          <table:table-cell table:formula="of:=MAX([.$H775])" office:value-type="float"/>
          <table:table-cell table:formula="of:=MAX([.$I775])" office:value-type="float"/>
          <table:table-cell table:formula="of:=MAX([.$J775])" office:value-type="float"/>
          <table:table-cell table:formula="of:=MAX([.$K775])" office:value-type="float"/>
          <table:table-cell table:formula="of:=MAX([.$L775])" office:value-type="float"/>
          <table:table-cell table:formula="of:=MAX([.$M775])" office:value-type="float"/>
          <table:table-cell table:formula="of:=MAX([.$N775])" office:value-type="float"/>
        </table:table-row>
        <table:table-row table:style-name="ro1">
          <table:table-cell office:value-type="string">
            <text:p>c880/c880.lp.7.8</text:p>
          </table:table-cell>
          <table:table-cell office:value-type="float" office:value="2.73618"/>
          <table:table-cell office:value-type="float" office:value="2.731"/>
          <table:table-cell office:value-type="float" office:value="2.72"/>
          <table:table-cell office:value-type="float" office:value="14400.0"/>
          <table:table-cell office:value-type="float" office:value="0.0"/>
          <table:table-cell office:value-type="float" office:value="0.0"/>
          <table:table-cell office:value-type="float" office:value="1897.0"/>
          <table:table-cell office:value-type="float" office:value="4967590.0"/>
          <table:table-cell office:value-type="float" office:value="4967590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6])" office:value-type="float"/>
          <table:table-cell table:formula="of:=MIN([.$C776])" office:value-type="float"/>
          <table:table-cell table:formula="of:=MIN([.$D776])" office:value-type="float"/>
          <table:table-cell table:formula="of:=MIN([.$E776])" office:value-type="float"/>
          <table:table-cell table:formula="of:=MIN([.$F776])" office:value-type="float"/>
          <table:table-cell table:formula="of:=MIN([.$G776])" office:value-type="float"/>
          <table:table-cell table:formula="of:=MIN([.$H776])" office:value-type="float"/>
          <table:table-cell table:formula="of:=MIN([.$I776])" office:value-type="float"/>
          <table:table-cell table:formula="of:=MIN([.$J776])" office:value-type="float"/>
          <table:table-cell table:formula="of:=MIN([.$K776])" office:value-type="float"/>
          <table:table-cell table:formula="of:=MIN([.$L776])" office:value-type="float"/>
          <table:table-cell table:formula="of:=MIN([.$M776])" office:value-type="float"/>
          <table:table-cell table:formula="of:=MIN([.$N776])" office:value-type="float"/>
          <table:table-cell table:formula="of:=MEDIAN([.$B776])" office:value-type="float"/>
          <table:table-cell table:formula="of:=MEDIAN([.$C776])" office:value-type="float"/>
          <table:table-cell table:formula="of:=MEDIAN([.$D776])" office:value-type="float"/>
          <table:table-cell table:formula="of:=MEDIAN([.$E776])" office:value-type="float"/>
          <table:table-cell table:formula="of:=MEDIAN([.$F776])" office:value-type="float"/>
          <table:table-cell table:formula="of:=MEDIAN([.$G776])" office:value-type="float"/>
          <table:table-cell table:formula="of:=MEDIAN([.$H776])" office:value-type="float"/>
          <table:table-cell table:formula="of:=MEDIAN([.$I776])" office:value-type="float"/>
          <table:table-cell table:formula="of:=MEDIAN([.$J776])" office:value-type="float"/>
          <table:table-cell table:formula="of:=MEDIAN([.$K776])" office:value-type="float"/>
          <table:table-cell table:formula="of:=MEDIAN([.$L776])" office:value-type="float"/>
          <table:table-cell table:formula="of:=MEDIAN([.$M776])" office:value-type="float"/>
          <table:table-cell table:formula="of:=MEDIAN([.$N776])" office:value-type="float"/>
          <table:table-cell table:formula="of:=MAX([.$B776])" office:value-type="float"/>
          <table:table-cell table:formula="of:=MAX([.$C776])" office:value-type="float"/>
          <table:table-cell table:formula="of:=MAX([.$D776])" office:value-type="float"/>
          <table:table-cell table:formula="of:=MAX([.$E776])" office:value-type="float"/>
          <table:table-cell table:formula="of:=MAX([.$F776])" office:value-type="float"/>
          <table:table-cell table:formula="of:=MAX([.$G776])" office:value-type="float"/>
          <table:table-cell table:formula="of:=MAX([.$H776])" office:value-type="float"/>
          <table:table-cell table:formula="of:=MAX([.$I776])" office:value-type="float"/>
          <table:table-cell table:formula="of:=MAX([.$J776])" office:value-type="float"/>
          <table:table-cell table:formula="of:=MAX([.$K776])" office:value-type="float"/>
          <table:table-cell table:formula="of:=MAX([.$L776])" office:value-type="float"/>
          <table:table-cell table:formula="of:=MAX([.$M776])" office:value-type="float"/>
          <table:table-cell table:formula="of:=MAX([.$N776])" office:value-type="float"/>
        </table:table-row>
        <table:table-row table:style-name="ro1">
          <table:table-cell office:value-type="string">
            <text:p>c880/c880.lp.8.1</text:p>
          </table:table-cell>
          <table:table-cell office:value-type="float" office:value="0.025271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7])" office:value-type="float"/>
          <table:table-cell table:formula="of:=MIN([.$C777])" office:value-type="float"/>
          <table:table-cell table:formula="of:=MIN([.$D777])" office:value-type="float"/>
          <table:table-cell table:formula="of:=MIN([.$E777])" office:value-type="float"/>
          <table:table-cell table:formula="of:=MIN([.$F777])" office:value-type="float"/>
          <table:table-cell table:formula="of:=MIN([.$G777])" office:value-type="float"/>
          <table:table-cell table:formula="of:=MIN([.$H777])" office:value-type="float"/>
          <table:table-cell table:formula="of:=MIN([.$I777])" office:value-type="float"/>
          <table:table-cell table:formula="of:=MIN([.$J777])" office:value-type="float"/>
          <table:table-cell table:formula="of:=MIN([.$K777])" office:value-type="float"/>
          <table:table-cell table:formula="of:=MIN([.$L777])" office:value-type="float"/>
          <table:table-cell table:formula="of:=MIN([.$M777])" office:value-type="float"/>
          <table:table-cell table:formula="of:=MIN([.$N777])" office:value-type="float"/>
          <table:table-cell table:formula="of:=MEDIAN([.$B777])" office:value-type="float"/>
          <table:table-cell table:formula="of:=MEDIAN([.$C777])" office:value-type="float"/>
          <table:table-cell table:formula="of:=MEDIAN([.$D777])" office:value-type="float"/>
          <table:table-cell table:formula="of:=MEDIAN([.$E777])" office:value-type="float"/>
          <table:table-cell table:formula="of:=MEDIAN([.$F777])" office:value-type="float"/>
          <table:table-cell table:formula="of:=MEDIAN([.$G777])" office:value-type="float"/>
          <table:table-cell table:formula="of:=MEDIAN([.$H777])" office:value-type="float"/>
          <table:table-cell table:formula="of:=MEDIAN([.$I777])" office:value-type="float"/>
          <table:table-cell table:formula="of:=MEDIAN([.$J777])" office:value-type="float"/>
          <table:table-cell table:formula="of:=MEDIAN([.$K777])" office:value-type="float"/>
          <table:table-cell table:formula="of:=MEDIAN([.$L777])" office:value-type="float"/>
          <table:table-cell table:formula="of:=MEDIAN([.$M777])" office:value-type="float"/>
          <table:table-cell table:formula="of:=MEDIAN([.$N777])" office:value-type="float"/>
          <table:table-cell table:formula="of:=MAX([.$B777])" office:value-type="float"/>
          <table:table-cell table:formula="of:=MAX([.$C777])" office:value-type="float"/>
          <table:table-cell table:formula="of:=MAX([.$D777])" office:value-type="float"/>
          <table:table-cell table:formula="of:=MAX([.$E777])" office:value-type="float"/>
          <table:table-cell table:formula="of:=MAX([.$F777])" office:value-type="float"/>
          <table:table-cell table:formula="of:=MAX([.$G777])" office:value-type="float"/>
          <table:table-cell table:formula="of:=MAX([.$H777])" office:value-type="float"/>
          <table:table-cell table:formula="of:=MAX([.$I777])" office:value-type="float"/>
          <table:table-cell table:formula="of:=MAX([.$J777])" office:value-type="float"/>
          <table:table-cell table:formula="of:=MAX([.$K777])" office:value-type="float"/>
          <table:table-cell table:formula="of:=MAX([.$L777])" office:value-type="float"/>
          <table:table-cell table:formula="of:=MAX([.$M777])" office:value-type="float"/>
          <table:table-cell table:formula="of:=MAX([.$N777])" office:value-type="float"/>
        </table:table-row>
        <table:table-row table:style-name="ro1">
          <table:table-cell office:value-type="string">
            <text:p>c880/c880.lp.8.2</text:p>
          </table:table-cell>
          <table:table-cell office:value-type="float" office:value="0.022802"/>
          <table:table-cell office:value-type="float" office:value="0.0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024.0"/>
          <table:table-cell office:value-type="float" office:value="302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8])" office:value-type="float"/>
          <table:table-cell table:formula="of:=MIN([.$C778])" office:value-type="float"/>
          <table:table-cell table:formula="of:=MIN([.$D778])" office:value-type="float"/>
          <table:table-cell table:formula="of:=MIN([.$E778])" office:value-type="float"/>
          <table:table-cell table:formula="of:=MIN([.$F778])" office:value-type="float"/>
          <table:table-cell table:formula="of:=MIN([.$G778])" office:value-type="float"/>
          <table:table-cell table:formula="of:=MIN([.$H778])" office:value-type="float"/>
          <table:table-cell table:formula="of:=MIN([.$I778])" office:value-type="float"/>
          <table:table-cell table:formula="of:=MIN([.$J778])" office:value-type="float"/>
          <table:table-cell table:formula="of:=MIN([.$K778])" office:value-type="float"/>
          <table:table-cell table:formula="of:=MIN([.$L778])" office:value-type="float"/>
          <table:table-cell table:formula="of:=MIN([.$M778])" office:value-type="float"/>
          <table:table-cell table:formula="of:=MIN([.$N778])" office:value-type="float"/>
          <table:table-cell table:formula="of:=MEDIAN([.$B778])" office:value-type="float"/>
          <table:table-cell table:formula="of:=MEDIAN([.$C778])" office:value-type="float"/>
          <table:table-cell table:formula="of:=MEDIAN([.$D778])" office:value-type="float"/>
          <table:table-cell table:formula="of:=MEDIAN([.$E778])" office:value-type="float"/>
          <table:table-cell table:formula="of:=MEDIAN([.$F778])" office:value-type="float"/>
          <table:table-cell table:formula="of:=MEDIAN([.$G778])" office:value-type="float"/>
          <table:table-cell table:formula="of:=MEDIAN([.$H778])" office:value-type="float"/>
          <table:table-cell table:formula="of:=MEDIAN([.$I778])" office:value-type="float"/>
          <table:table-cell table:formula="of:=MEDIAN([.$J778])" office:value-type="float"/>
          <table:table-cell table:formula="of:=MEDIAN([.$K778])" office:value-type="float"/>
          <table:table-cell table:formula="of:=MEDIAN([.$L778])" office:value-type="float"/>
          <table:table-cell table:formula="of:=MEDIAN([.$M778])" office:value-type="float"/>
          <table:table-cell table:formula="of:=MEDIAN([.$N778])" office:value-type="float"/>
          <table:table-cell table:formula="of:=MAX([.$B778])" office:value-type="float"/>
          <table:table-cell table:formula="of:=MAX([.$C778])" office:value-type="float"/>
          <table:table-cell table:formula="of:=MAX([.$D778])" office:value-type="float"/>
          <table:table-cell table:formula="of:=MAX([.$E778])" office:value-type="float"/>
          <table:table-cell table:formula="of:=MAX([.$F778])" office:value-type="float"/>
          <table:table-cell table:formula="of:=MAX([.$G778])" office:value-type="float"/>
          <table:table-cell table:formula="of:=MAX([.$H778])" office:value-type="float"/>
          <table:table-cell table:formula="of:=MAX([.$I778])" office:value-type="float"/>
          <table:table-cell table:formula="of:=MAX([.$J778])" office:value-type="float"/>
          <table:table-cell table:formula="of:=MAX([.$K778])" office:value-type="float"/>
          <table:table-cell table:formula="of:=MAX([.$L778])" office:value-type="float"/>
          <table:table-cell table:formula="of:=MAX([.$M778])" office:value-type="float"/>
          <table:table-cell table:formula="of:=MAX([.$N778])" office:value-type="float"/>
        </table:table-row>
        <table:table-row table:style-name="ro1">
          <table:table-cell office:value-type="string">
            <text:p>c880/c880.lp.8.3</text:p>
          </table:table-cell>
          <table:table-cell office:value-type="float" office:value="0.022808"/>
          <table:table-cell office:value-type="float" office:value="0.00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962.0"/>
          <table:table-cell office:value-type="float" office:value="596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9])" office:value-type="float"/>
          <table:table-cell table:formula="of:=MIN([.$C779])" office:value-type="float"/>
          <table:table-cell table:formula="of:=MIN([.$D779])" office:value-type="float"/>
          <table:table-cell table:formula="of:=MIN([.$E779])" office:value-type="float"/>
          <table:table-cell table:formula="of:=MIN([.$F779])" office:value-type="float"/>
          <table:table-cell table:formula="of:=MIN([.$G779])" office:value-type="float"/>
          <table:table-cell table:formula="of:=MIN([.$H779])" office:value-type="float"/>
          <table:table-cell table:formula="of:=MIN([.$I779])" office:value-type="float"/>
          <table:table-cell table:formula="of:=MIN([.$J779])" office:value-type="float"/>
          <table:table-cell table:formula="of:=MIN([.$K779])" office:value-type="float"/>
          <table:table-cell table:formula="of:=MIN([.$L779])" office:value-type="float"/>
          <table:table-cell table:formula="of:=MIN([.$M779])" office:value-type="float"/>
          <table:table-cell table:formula="of:=MIN([.$N779])" office:value-type="float"/>
          <table:table-cell table:formula="of:=MEDIAN([.$B779])" office:value-type="float"/>
          <table:table-cell table:formula="of:=MEDIAN([.$C779])" office:value-type="float"/>
          <table:table-cell table:formula="of:=MEDIAN([.$D779])" office:value-type="float"/>
          <table:table-cell table:formula="of:=MEDIAN([.$E779])" office:value-type="float"/>
          <table:table-cell table:formula="of:=MEDIAN([.$F779])" office:value-type="float"/>
          <table:table-cell table:formula="of:=MEDIAN([.$G779])" office:value-type="float"/>
          <table:table-cell table:formula="of:=MEDIAN([.$H779])" office:value-type="float"/>
          <table:table-cell table:formula="of:=MEDIAN([.$I779])" office:value-type="float"/>
          <table:table-cell table:formula="of:=MEDIAN([.$J779])" office:value-type="float"/>
          <table:table-cell table:formula="of:=MEDIAN([.$K779])" office:value-type="float"/>
          <table:table-cell table:formula="of:=MEDIAN([.$L779])" office:value-type="float"/>
          <table:table-cell table:formula="of:=MEDIAN([.$M779])" office:value-type="float"/>
          <table:table-cell table:formula="of:=MEDIAN([.$N779])" office:value-type="float"/>
          <table:table-cell table:formula="of:=MAX([.$B779])" office:value-type="float"/>
          <table:table-cell table:formula="of:=MAX([.$C779])" office:value-type="float"/>
          <table:table-cell table:formula="of:=MAX([.$D779])" office:value-type="float"/>
          <table:table-cell table:formula="of:=MAX([.$E779])" office:value-type="float"/>
          <table:table-cell table:formula="of:=MAX([.$F779])" office:value-type="float"/>
          <table:table-cell table:formula="of:=MAX([.$G779])" office:value-type="float"/>
          <table:table-cell table:formula="of:=MAX([.$H779])" office:value-type="float"/>
          <table:table-cell table:formula="of:=MAX([.$I779])" office:value-type="float"/>
          <table:table-cell table:formula="of:=MAX([.$J779])" office:value-type="float"/>
          <table:table-cell table:formula="of:=MAX([.$K779])" office:value-type="float"/>
          <table:table-cell table:formula="of:=MAX([.$L779])" office:value-type="float"/>
          <table:table-cell table:formula="of:=MAX([.$M779])" office:value-type="float"/>
          <table:table-cell table:formula="of:=MAX([.$N779])" office:value-type="float"/>
        </table:table-row>
        <table:table-row table:style-name="ro1">
          <table:table-cell office:value-type="string">
            <text:p>c880/c880.lp.8.4</text:p>
          </table:table-cell>
          <table:table-cell office:value-type="float" office:value="0.024943"/>
          <table:table-cell office:value-type="float" office:value="0.013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842.0"/>
          <table:table-cell office:value-type="float" office:value="1184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0])" office:value-type="float"/>
          <table:table-cell table:formula="of:=MIN([.$C780])" office:value-type="float"/>
          <table:table-cell table:formula="of:=MIN([.$D780])" office:value-type="float"/>
          <table:table-cell table:formula="of:=MIN([.$E780])" office:value-type="float"/>
          <table:table-cell table:formula="of:=MIN([.$F780])" office:value-type="float"/>
          <table:table-cell table:formula="of:=MIN([.$G780])" office:value-type="float"/>
          <table:table-cell table:formula="of:=MIN([.$H780])" office:value-type="float"/>
          <table:table-cell table:formula="of:=MIN([.$I780])" office:value-type="float"/>
          <table:table-cell table:formula="of:=MIN([.$J780])" office:value-type="float"/>
          <table:table-cell table:formula="of:=MIN([.$K780])" office:value-type="float"/>
          <table:table-cell table:formula="of:=MIN([.$L780])" office:value-type="float"/>
          <table:table-cell table:formula="of:=MIN([.$M780])" office:value-type="float"/>
          <table:table-cell table:formula="of:=MIN([.$N780])" office:value-type="float"/>
          <table:table-cell table:formula="of:=MEDIAN([.$B780])" office:value-type="float"/>
          <table:table-cell table:formula="of:=MEDIAN([.$C780])" office:value-type="float"/>
          <table:table-cell table:formula="of:=MEDIAN([.$D780])" office:value-type="float"/>
          <table:table-cell table:formula="of:=MEDIAN([.$E780])" office:value-type="float"/>
          <table:table-cell table:formula="of:=MEDIAN([.$F780])" office:value-type="float"/>
          <table:table-cell table:formula="of:=MEDIAN([.$G780])" office:value-type="float"/>
          <table:table-cell table:formula="of:=MEDIAN([.$H780])" office:value-type="float"/>
          <table:table-cell table:formula="of:=MEDIAN([.$I780])" office:value-type="float"/>
          <table:table-cell table:formula="of:=MEDIAN([.$J780])" office:value-type="float"/>
          <table:table-cell table:formula="of:=MEDIAN([.$K780])" office:value-type="float"/>
          <table:table-cell table:formula="of:=MEDIAN([.$L780])" office:value-type="float"/>
          <table:table-cell table:formula="of:=MEDIAN([.$M780])" office:value-type="float"/>
          <table:table-cell table:formula="of:=MEDIAN([.$N780])" office:value-type="float"/>
          <table:table-cell table:formula="of:=MAX([.$B780])" office:value-type="float"/>
          <table:table-cell table:formula="of:=MAX([.$C780])" office:value-type="float"/>
          <table:table-cell table:formula="of:=MAX([.$D780])" office:value-type="float"/>
          <table:table-cell table:formula="of:=MAX([.$E780])" office:value-type="float"/>
          <table:table-cell table:formula="of:=MAX([.$F780])" office:value-type="float"/>
          <table:table-cell table:formula="of:=MAX([.$G780])" office:value-type="float"/>
          <table:table-cell table:formula="of:=MAX([.$H780])" office:value-type="float"/>
          <table:table-cell table:formula="of:=MAX([.$I780])" office:value-type="float"/>
          <table:table-cell table:formula="of:=MAX([.$J780])" office:value-type="float"/>
          <table:table-cell table:formula="of:=MAX([.$K780])" office:value-type="float"/>
          <table:table-cell table:formula="of:=MAX([.$L780])" office:value-type="float"/>
          <table:table-cell table:formula="of:=MAX([.$M780])" office:value-type="float"/>
          <table:table-cell table:formula="of:=MAX([.$N780])" office:value-type="float"/>
        </table:table-row>
        <table:table-row table:style-name="ro1">
          <table:table-cell office:value-type="string">
            <text:p>c880/c880.lp.8.5</text:p>
          </table:table-cell>
          <table:table-cell office:value-type="float" office:value="0.024056"/>
          <table:table-cell office:value-type="float" office:value="0.019"/>
          <table:table-cell office:value-type="float" office:value="0.01"/>
          <table:table-cell office:value-type="float" office:value="64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3538.0"/>
          <table:table-cell office:value-type="float" office:value="23538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1])" office:value-type="float"/>
          <table:table-cell table:formula="of:=MIN([.$C781])" office:value-type="float"/>
          <table:table-cell table:formula="of:=MIN([.$D781])" office:value-type="float"/>
          <table:table-cell table:formula="of:=MIN([.$E781])" office:value-type="float"/>
          <table:table-cell table:formula="of:=MIN([.$F781])" office:value-type="float"/>
          <table:table-cell table:formula="of:=MIN([.$G781])" office:value-type="float"/>
          <table:table-cell table:formula="of:=MIN([.$H781])" office:value-type="float"/>
          <table:table-cell table:formula="of:=MIN([.$I781])" office:value-type="float"/>
          <table:table-cell table:formula="of:=MIN([.$J781])" office:value-type="float"/>
          <table:table-cell table:formula="of:=MIN([.$K781])" office:value-type="float"/>
          <table:table-cell table:formula="of:=MIN([.$L781])" office:value-type="float"/>
          <table:table-cell table:formula="of:=MIN([.$M781])" office:value-type="float"/>
          <table:table-cell table:formula="of:=MIN([.$N781])" office:value-type="float"/>
          <table:table-cell table:formula="of:=MEDIAN([.$B781])" office:value-type="float"/>
          <table:table-cell table:formula="of:=MEDIAN([.$C781])" office:value-type="float"/>
          <table:table-cell table:formula="of:=MEDIAN([.$D781])" office:value-type="float"/>
          <table:table-cell table:formula="of:=MEDIAN([.$E781])" office:value-type="float"/>
          <table:table-cell table:formula="of:=MEDIAN([.$F781])" office:value-type="float"/>
          <table:table-cell table:formula="of:=MEDIAN([.$G781])" office:value-type="float"/>
          <table:table-cell table:formula="of:=MEDIAN([.$H781])" office:value-type="float"/>
          <table:table-cell table:formula="of:=MEDIAN([.$I781])" office:value-type="float"/>
          <table:table-cell table:formula="of:=MEDIAN([.$J781])" office:value-type="float"/>
          <table:table-cell table:formula="of:=MEDIAN([.$K781])" office:value-type="float"/>
          <table:table-cell table:formula="of:=MEDIAN([.$L781])" office:value-type="float"/>
          <table:table-cell table:formula="of:=MEDIAN([.$M781])" office:value-type="float"/>
          <table:table-cell table:formula="of:=MEDIAN([.$N781])" office:value-type="float"/>
          <table:table-cell table:formula="of:=MAX([.$B781])" office:value-type="float"/>
          <table:table-cell table:formula="of:=MAX([.$C781])" office:value-type="float"/>
          <table:table-cell table:formula="of:=MAX([.$D781])" office:value-type="float"/>
          <table:table-cell table:formula="of:=MAX([.$E781])" office:value-type="float"/>
          <table:table-cell table:formula="of:=MAX([.$F781])" office:value-type="float"/>
          <table:table-cell table:formula="of:=MAX([.$G781])" office:value-type="float"/>
          <table:table-cell table:formula="of:=MAX([.$H781])" office:value-type="float"/>
          <table:table-cell table:formula="of:=MAX([.$I781])" office:value-type="float"/>
          <table:table-cell table:formula="of:=MAX([.$J781])" office:value-type="float"/>
          <table:table-cell table:formula="of:=MAX([.$K781])" office:value-type="float"/>
          <table:table-cell table:formula="of:=MAX([.$L781])" office:value-type="float"/>
          <table:table-cell table:formula="of:=MAX([.$M781])" office:value-type="float"/>
          <table:table-cell table:formula="of:=MAX([.$N781])" office:value-type="float"/>
        </table:table-row>
        <table:table-row table:style-name="ro1">
          <table:table-cell office:value-type="string">
            <text:p>c880/c880.lp.8.6</text:p>
          </table:table-cell>
          <table:table-cell office:value-type="float" office:value="0.048196"/>
          <table:table-cell office:value-type="float" office:value="0.043"/>
          <table:table-cell office:value-type="float" office:value="0.04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70051.0"/>
          <table:table-cell office:value-type="float" office:value="7005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2])" office:value-type="float"/>
          <table:table-cell table:formula="of:=MIN([.$C782])" office:value-type="float"/>
          <table:table-cell table:formula="of:=MIN([.$D782])" office:value-type="float"/>
          <table:table-cell table:formula="of:=MIN([.$E782])" office:value-type="float"/>
          <table:table-cell table:formula="of:=MIN([.$F782])" office:value-type="float"/>
          <table:table-cell table:formula="of:=MIN([.$G782])" office:value-type="float"/>
          <table:table-cell table:formula="of:=MIN([.$H782])" office:value-type="float"/>
          <table:table-cell table:formula="of:=MIN([.$I782])" office:value-type="float"/>
          <table:table-cell table:formula="of:=MIN([.$J782])" office:value-type="float"/>
          <table:table-cell table:formula="of:=MIN([.$K782])" office:value-type="float"/>
          <table:table-cell table:formula="of:=MIN([.$L782])" office:value-type="float"/>
          <table:table-cell table:formula="of:=MIN([.$M782])" office:value-type="float"/>
          <table:table-cell table:formula="of:=MIN([.$N782])" office:value-type="float"/>
          <table:table-cell table:formula="of:=MEDIAN([.$B782])" office:value-type="float"/>
          <table:table-cell table:formula="of:=MEDIAN([.$C782])" office:value-type="float"/>
          <table:table-cell table:formula="of:=MEDIAN([.$D782])" office:value-type="float"/>
          <table:table-cell table:formula="of:=MEDIAN([.$E782])" office:value-type="float"/>
          <table:table-cell table:formula="of:=MEDIAN([.$F782])" office:value-type="float"/>
          <table:table-cell table:formula="of:=MEDIAN([.$G782])" office:value-type="float"/>
          <table:table-cell table:formula="of:=MEDIAN([.$H782])" office:value-type="float"/>
          <table:table-cell table:formula="of:=MEDIAN([.$I782])" office:value-type="float"/>
          <table:table-cell table:formula="of:=MEDIAN([.$J782])" office:value-type="float"/>
          <table:table-cell table:formula="of:=MEDIAN([.$K782])" office:value-type="float"/>
          <table:table-cell table:formula="of:=MEDIAN([.$L782])" office:value-type="float"/>
          <table:table-cell table:formula="of:=MEDIAN([.$M782])" office:value-type="float"/>
          <table:table-cell table:formula="of:=MEDIAN([.$N782])" office:value-type="float"/>
          <table:table-cell table:formula="of:=MAX([.$B782])" office:value-type="float"/>
          <table:table-cell table:formula="of:=MAX([.$C782])" office:value-type="float"/>
          <table:table-cell table:formula="of:=MAX([.$D782])" office:value-type="float"/>
          <table:table-cell table:formula="of:=MAX([.$E782])" office:value-type="float"/>
          <table:table-cell table:formula="of:=MAX([.$F782])" office:value-type="float"/>
          <table:table-cell table:formula="of:=MAX([.$G782])" office:value-type="float"/>
          <table:table-cell table:formula="of:=MAX([.$H782])" office:value-type="float"/>
          <table:table-cell table:formula="of:=MAX([.$I782])" office:value-type="float"/>
          <table:table-cell table:formula="of:=MAX([.$J782])" office:value-type="float"/>
          <table:table-cell table:formula="of:=MAX([.$K782])" office:value-type="float"/>
          <table:table-cell table:formula="of:=MAX([.$L782])" office:value-type="float"/>
          <table:table-cell table:formula="of:=MAX([.$M782])" office:value-type="float"/>
          <table:table-cell table:formula="of:=MAX([.$N782])" office:value-type="float"/>
        </table:table-row>
        <table:table-row table:style-name="ro1">
          <table:table-cell office:value-type="string">
            <text:p>c880/c880.lp.8.7</text:p>
          </table:table-cell>
          <table:table-cell office:value-type="float" office:value="0.997712"/>
          <table:table-cell office:value-type="float" office:value="0.992"/>
          <table:table-cell office:value-type="float" office:value="0.99"/>
          <table:table-cell office:value-type="float" office:value="5376.0"/>
          <table:table-cell office:value-type="float" office:value="0.0"/>
          <table:table-cell office:value-type="float" office:value="0.0"/>
          <table:table-cell office:value-type="float" office:value="632.0"/>
          <table:table-cell office:value-type="float" office:value="1859844.0"/>
          <table:table-cell office:value-type="float" office:value="1859844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3])" office:value-type="float"/>
          <table:table-cell table:formula="of:=MIN([.$C783])" office:value-type="float"/>
          <table:table-cell table:formula="of:=MIN([.$D783])" office:value-type="float"/>
          <table:table-cell table:formula="of:=MIN([.$E783])" office:value-type="float"/>
          <table:table-cell table:formula="of:=MIN([.$F783])" office:value-type="float"/>
          <table:table-cell table:formula="of:=MIN([.$G783])" office:value-type="float"/>
          <table:table-cell table:formula="of:=MIN([.$H783])" office:value-type="float"/>
          <table:table-cell table:formula="of:=MIN([.$I783])" office:value-type="float"/>
          <table:table-cell table:formula="of:=MIN([.$J783])" office:value-type="float"/>
          <table:table-cell table:formula="of:=MIN([.$K783])" office:value-type="float"/>
          <table:table-cell table:formula="of:=MIN([.$L783])" office:value-type="float"/>
          <table:table-cell table:formula="of:=MIN([.$M783])" office:value-type="float"/>
          <table:table-cell table:formula="of:=MIN([.$N783])" office:value-type="float"/>
          <table:table-cell table:formula="of:=MEDIAN([.$B783])" office:value-type="float"/>
          <table:table-cell table:formula="of:=MEDIAN([.$C783])" office:value-type="float"/>
          <table:table-cell table:formula="of:=MEDIAN([.$D783])" office:value-type="float"/>
          <table:table-cell table:formula="of:=MEDIAN([.$E783])" office:value-type="float"/>
          <table:table-cell table:formula="of:=MEDIAN([.$F783])" office:value-type="float"/>
          <table:table-cell table:formula="of:=MEDIAN([.$G783])" office:value-type="float"/>
          <table:table-cell table:formula="of:=MEDIAN([.$H783])" office:value-type="float"/>
          <table:table-cell table:formula="of:=MEDIAN([.$I783])" office:value-type="float"/>
          <table:table-cell table:formula="of:=MEDIAN([.$J783])" office:value-type="float"/>
          <table:table-cell table:formula="of:=MEDIAN([.$K783])" office:value-type="float"/>
          <table:table-cell table:formula="of:=MEDIAN([.$L783])" office:value-type="float"/>
          <table:table-cell table:formula="of:=MEDIAN([.$M783])" office:value-type="float"/>
          <table:table-cell table:formula="of:=MEDIAN([.$N783])" office:value-type="float"/>
          <table:table-cell table:formula="of:=MAX([.$B783])" office:value-type="float"/>
          <table:table-cell table:formula="of:=MAX([.$C783])" office:value-type="float"/>
          <table:table-cell table:formula="of:=MAX([.$D783])" office:value-type="float"/>
          <table:table-cell table:formula="of:=MAX([.$E783])" office:value-type="float"/>
          <table:table-cell table:formula="of:=MAX([.$F783])" office:value-type="float"/>
          <table:table-cell table:formula="of:=MAX([.$G783])" office:value-type="float"/>
          <table:table-cell table:formula="of:=MAX([.$H783])" office:value-type="float"/>
          <table:table-cell table:formula="of:=MAX([.$I783])" office:value-type="float"/>
          <table:table-cell table:formula="of:=MAX([.$J783])" office:value-type="float"/>
          <table:table-cell table:formula="of:=MAX([.$K783])" office:value-type="float"/>
          <table:table-cell table:formula="of:=MAX([.$L783])" office:value-type="float"/>
          <table:table-cell table:formula="of:=MAX([.$M783])" office:value-type="float"/>
          <table:table-cell table:formula="of:=MAX([.$N783])" office:value-type="float"/>
        </table:table-row>
        <table:table-row table:style-name="ro1">
          <table:table-cell office:value-type="string">
            <text:p>c880/c880.lp.8.8</text:p>
          </table:table-cell>
          <table:table-cell office:value-type="float" office:value="29.4144"/>
          <table:table-cell office:value-type="float" office:value="29.406"/>
          <table:table-cell office:value-type="float" office:value="29.4"/>
          <table:table-cell office:value-type="float" office:value="139776.0"/>
          <table:table-cell office:value-type="float" office:value="0.0"/>
          <table:table-cell office:value-type="float" office:value="0.0"/>
          <table:table-cell office:value-type="float" office:value="16465.0"/>
          <table:table-cell office:value-type="float" office:value="44927653.0"/>
          <table:table-cell office:value-type="float" office:value="4492765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4])" office:value-type="float"/>
          <table:table-cell table:formula="of:=MIN([.$C784])" office:value-type="float"/>
          <table:table-cell table:formula="of:=MIN([.$D784])" office:value-type="float"/>
          <table:table-cell table:formula="of:=MIN([.$E784])" office:value-type="float"/>
          <table:table-cell table:formula="of:=MIN([.$F784])" office:value-type="float"/>
          <table:table-cell table:formula="of:=MIN([.$G784])" office:value-type="float"/>
          <table:table-cell table:formula="of:=MIN([.$H784])" office:value-type="float"/>
          <table:table-cell table:formula="of:=MIN([.$I784])" office:value-type="float"/>
          <table:table-cell table:formula="of:=MIN([.$J784])" office:value-type="float"/>
          <table:table-cell table:formula="of:=MIN([.$K784])" office:value-type="float"/>
          <table:table-cell table:formula="of:=MIN([.$L784])" office:value-type="float"/>
          <table:table-cell table:formula="of:=MIN([.$M784])" office:value-type="float"/>
          <table:table-cell table:formula="of:=MIN([.$N784])" office:value-type="float"/>
          <table:table-cell table:formula="of:=MEDIAN([.$B784])" office:value-type="float"/>
          <table:table-cell table:formula="of:=MEDIAN([.$C784])" office:value-type="float"/>
          <table:table-cell table:formula="of:=MEDIAN([.$D784])" office:value-type="float"/>
          <table:table-cell table:formula="of:=MEDIAN([.$E784])" office:value-type="float"/>
          <table:table-cell table:formula="of:=MEDIAN([.$F784])" office:value-type="float"/>
          <table:table-cell table:formula="of:=MEDIAN([.$G784])" office:value-type="float"/>
          <table:table-cell table:formula="of:=MEDIAN([.$H784])" office:value-type="float"/>
          <table:table-cell table:formula="of:=MEDIAN([.$I784])" office:value-type="float"/>
          <table:table-cell table:formula="of:=MEDIAN([.$J784])" office:value-type="float"/>
          <table:table-cell table:formula="of:=MEDIAN([.$K784])" office:value-type="float"/>
          <table:table-cell table:formula="of:=MEDIAN([.$L784])" office:value-type="float"/>
          <table:table-cell table:formula="of:=MEDIAN([.$M784])" office:value-type="float"/>
          <table:table-cell table:formula="of:=MEDIAN([.$N784])" office:value-type="float"/>
          <table:table-cell table:formula="of:=MAX([.$B784])" office:value-type="float"/>
          <table:table-cell table:formula="of:=MAX([.$C784])" office:value-type="float"/>
          <table:table-cell table:formula="of:=MAX([.$D784])" office:value-type="float"/>
          <table:table-cell table:formula="of:=MAX([.$E784])" office:value-type="float"/>
          <table:table-cell table:formula="of:=MAX([.$F784])" office:value-type="float"/>
          <table:table-cell table:formula="of:=MAX([.$G784])" office:value-type="float"/>
          <table:table-cell table:formula="of:=MAX([.$H784])" office:value-type="float"/>
          <table:table-cell table:formula="of:=MAX([.$I784])" office:value-type="float"/>
          <table:table-cell table:formula="of:=MAX([.$J784])" office:value-type="float"/>
          <table:table-cell table:formula="of:=MAX([.$K784])" office:value-type="float"/>
          <table:table-cell table:formula="of:=MAX([.$L784])" office:value-type="float"/>
          <table:table-cell table:formula="of:=MAX([.$M784])" office:value-type="float"/>
          <table:table-cell table:formula="of:=MAX([.$N784])" office:value-type="float"/>
        </table:table-row>
        <table:table-row table:style-name="ro1">
          <table:table-cell office:value-type="string">
            <text:p>c880/c880.lp.9.1</text:p>
          </table:table-cell>
          <table:table-cell office:value-type="float" office:value="0.022886"/>
          <table:table-cell office:value-type="float" office:value="0.0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22.0"/>
          <table:table-cell office:value-type="float" office:value="152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5])" office:value-type="float"/>
          <table:table-cell table:formula="of:=MIN([.$C785])" office:value-type="float"/>
          <table:table-cell table:formula="of:=MIN([.$D785])" office:value-type="float"/>
          <table:table-cell table:formula="of:=MIN([.$E785])" office:value-type="float"/>
          <table:table-cell table:formula="of:=MIN([.$F785])" office:value-type="float"/>
          <table:table-cell table:formula="of:=MIN([.$G785])" office:value-type="float"/>
          <table:table-cell table:formula="of:=MIN([.$H785])" office:value-type="float"/>
          <table:table-cell table:formula="of:=MIN([.$I785])" office:value-type="float"/>
          <table:table-cell table:formula="of:=MIN([.$J785])" office:value-type="float"/>
          <table:table-cell table:formula="of:=MIN([.$K785])" office:value-type="float"/>
          <table:table-cell table:formula="of:=MIN([.$L785])" office:value-type="float"/>
          <table:table-cell table:formula="of:=MIN([.$M785])" office:value-type="float"/>
          <table:table-cell table:formula="of:=MIN([.$N785])" office:value-type="float"/>
          <table:table-cell table:formula="of:=MEDIAN([.$B785])" office:value-type="float"/>
          <table:table-cell table:formula="of:=MEDIAN([.$C785])" office:value-type="float"/>
          <table:table-cell table:formula="of:=MEDIAN([.$D785])" office:value-type="float"/>
          <table:table-cell table:formula="of:=MEDIAN([.$E785])" office:value-type="float"/>
          <table:table-cell table:formula="of:=MEDIAN([.$F785])" office:value-type="float"/>
          <table:table-cell table:formula="of:=MEDIAN([.$G785])" office:value-type="float"/>
          <table:table-cell table:formula="of:=MEDIAN([.$H785])" office:value-type="float"/>
          <table:table-cell table:formula="of:=MEDIAN([.$I785])" office:value-type="float"/>
          <table:table-cell table:formula="of:=MEDIAN([.$J785])" office:value-type="float"/>
          <table:table-cell table:formula="of:=MEDIAN([.$K785])" office:value-type="float"/>
          <table:table-cell table:formula="of:=MEDIAN([.$L785])" office:value-type="float"/>
          <table:table-cell table:formula="of:=MEDIAN([.$M785])" office:value-type="float"/>
          <table:table-cell table:formula="of:=MEDIAN([.$N785])" office:value-type="float"/>
          <table:table-cell table:formula="of:=MAX([.$B785])" office:value-type="float"/>
          <table:table-cell table:formula="of:=MAX([.$C785])" office:value-type="float"/>
          <table:table-cell table:formula="of:=MAX([.$D785])" office:value-type="float"/>
          <table:table-cell table:formula="of:=MAX([.$E785])" office:value-type="float"/>
          <table:table-cell table:formula="of:=MAX([.$F785])" office:value-type="float"/>
          <table:table-cell table:formula="of:=MAX([.$G785])" office:value-type="float"/>
          <table:table-cell table:formula="of:=MAX([.$H785])" office:value-type="float"/>
          <table:table-cell table:formula="of:=MAX([.$I785])" office:value-type="float"/>
          <table:table-cell table:formula="of:=MAX([.$J785])" office:value-type="float"/>
          <table:table-cell table:formula="of:=MAX([.$K785])" office:value-type="float"/>
          <table:table-cell table:formula="of:=MAX([.$L785])" office:value-type="float"/>
          <table:table-cell table:formula="of:=MAX([.$M785])" office:value-type="float"/>
          <table:table-cell table:formula="of:=MAX([.$N785])" office:value-type="float"/>
        </table:table-row>
        <table:table-row table:style-name="ro1">
          <table:table-cell office:value-type="string">
            <text:p>c880/c880.lp.9.2</text:p>
          </table:table-cell>
          <table:table-cell office:value-type="float" office:value="0.02984"/>
          <table:table-cell office:value-type="float" office:value="0.0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7.0"/>
          <table:table-cell office:value-type="float" office:value="295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6])" office:value-type="float"/>
          <table:table-cell table:formula="of:=MIN([.$C786])" office:value-type="float"/>
          <table:table-cell table:formula="of:=MIN([.$D786])" office:value-type="float"/>
          <table:table-cell table:formula="of:=MIN([.$E786])" office:value-type="float"/>
          <table:table-cell table:formula="of:=MIN([.$F786])" office:value-type="float"/>
          <table:table-cell table:formula="of:=MIN([.$G786])" office:value-type="float"/>
          <table:table-cell table:formula="of:=MIN([.$H786])" office:value-type="float"/>
          <table:table-cell table:formula="of:=MIN([.$I786])" office:value-type="float"/>
          <table:table-cell table:formula="of:=MIN([.$J786])" office:value-type="float"/>
          <table:table-cell table:formula="of:=MIN([.$K786])" office:value-type="float"/>
          <table:table-cell table:formula="of:=MIN([.$L786])" office:value-type="float"/>
          <table:table-cell table:formula="of:=MIN([.$M786])" office:value-type="float"/>
          <table:table-cell table:formula="of:=MIN([.$N786])" office:value-type="float"/>
          <table:table-cell table:formula="of:=MEDIAN([.$B786])" office:value-type="float"/>
          <table:table-cell table:formula="of:=MEDIAN([.$C786])" office:value-type="float"/>
          <table:table-cell table:formula="of:=MEDIAN([.$D786])" office:value-type="float"/>
          <table:table-cell table:formula="of:=MEDIAN([.$E786])" office:value-type="float"/>
          <table:table-cell table:formula="of:=MEDIAN([.$F786])" office:value-type="float"/>
          <table:table-cell table:formula="of:=MEDIAN([.$G786])" office:value-type="float"/>
          <table:table-cell table:formula="of:=MEDIAN([.$H786])" office:value-type="float"/>
          <table:table-cell table:formula="of:=MEDIAN([.$I786])" office:value-type="float"/>
          <table:table-cell table:formula="of:=MEDIAN([.$J786])" office:value-type="float"/>
          <table:table-cell table:formula="of:=MEDIAN([.$K786])" office:value-type="float"/>
          <table:table-cell table:formula="of:=MEDIAN([.$L786])" office:value-type="float"/>
          <table:table-cell table:formula="of:=MEDIAN([.$M786])" office:value-type="float"/>
          <table:table-cell table:formula="of:=MEDIAN([.$N786])" office:value-type="float"/>
          <table:table-cell table:formula="of:=MAX([.$B786])" office:value-type="float"/>
          <table:table-cell table:formula="of:=MAX([.$C786])" office:value-type="float"/>
          <table:table-cell table:formula="of:=MAX([.$D786])" office:value-type="float"/>
          <table:table-cell table:formula="of:=MAX([.$E786])" office:value-type="float"/>
          <table:table-cell table:formula="of:=MAX([.$F786])" office:value-type="float"/>
          <table:table-cell table:formula="of:=MAX([.$G786])" office:value-type="float"/>
          <table:table-cell table:formula="of:=MAX([.$H786])" office:value-type="float"/>
          <table:table-cell table:formula="of:=MAX([.$I786])" office:value-type="float"/>
          <table:table-cell table:formula="of:=MAX([.$J786])" office:value-type="float"/>
          <table:table-cell table:formula="of:=MAX([.$K786])" office:value-type="float"/>
          <table:table-cell table:formula="of:=MAX([.$L786])" office:value-type="float"/>
          <table:table-cell table:formula="of:=MAX([.$M786])" office:value-type="float"/>
          <table:table-cell table:formula="of:=MAX([.$N786])" office:value-type="float"/>
        </table:table-row>
        <table:table-row table:style-name="ro1">
          <table:table-cell office:value-type="string">
            <text:p>c880/c880.lp.9.3</text:p>
          </table:table-cell>
          <table:table-cell office:value-type="float" office:value="0.024509"/>
          <table:table-cell office:value-type="float" office:value="0.00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55.0"/>
          <table:table-cell office:value-type="float" office:value="5855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7])" office:value-type="float"/>
          <table:table-cell table:formula="of:=MIN([.$C787])" office:value-type="float"/>
          <table:table-cell table:formula="of:=MIN([.$D787])" office:value-type="float"/>
          <table:table-cell table:formula="of:=MIN([.$E787])" office:value-type="float"/>
          <table:table-cell table:formula="of:=MIN([.$F787])" office:value-type="float"/>
          <table:table-cell table:formula="of:=MIN([.$G787])" office:value-type="float"/>
          <table:table-cell table:formula="of:=MIN([.$H787])" office:value-type="float"/>
          <table:table-cell table:formula="of:=MIN([.$I787])" office:value-type="float"/>
          <table:table-cell table:formula="of:=MIN([.$J787])" office:value-type="float"/>
          <table:table-cell table:formula="of:=MIN([.$K787])" office:value-type="float"/>
          <table:table-cell table:formula="of:=MIN([.$L787])" office:value-type="float"/>
          <table:table-cell table:formula="of:=MIN([.$M787])" office:value-type="float"/>
          <table:table-cell table:formula="of:=MIN([.$N787])" office:value-type="float"/>
          <table:table-cell table:formula="of:=MEDIAN([.$B787])" office:value-type="float"/>
          <table:table-cell table:formula="of:=MEDIAN([.$C787])" office:value-type="float"/>
          <table:table-cell table:formula="of:=MEDIAN([.$D787])" office:value-type="float"/>
          <table:table-cell table:formula="of:=MEDIAN([.$E787])" office:value-type="float"/>
          <table:table-cell table:formula="of:=MEDIAN([.$F787])" office:value-type="float"/>
          <table:table-cell table:formula="of:=MEDIAN([.$G787])" office:value-type="float"/>
          <table:table-cell table:formula="of:=MEDIAN([.$H787])" office:value-type="float"/>
          <table:table-cell table:formula="of:=MEDIAN([.$I787])" office:value-type="float"/>
          <table:table-cell table:formula="of:=MEDIAN([.$J787])" office:value-type="float"/>
          <table:table-cell table:formula="of:=MEDIAN([.$K787])" office:value-type="float"/>
          <table:table-cell table:formula="of:=MEDIAN([.$L787])" office:value-type="float"/>
          <table:table-cell table:formula="of:=MEDIAN([.$M787])" office:value-type="float"/>
          <table:table-cell table:formula="of:=MEDIAN([.$N787])" office:value-type="float"/>
          <table:table-cell table:formula="of:=MAX([.$B787])" office:value-type="float"/>
          <table:table-cell table:formula="of:=MAX([.$C787])" office:value-type="float"/>
          <table:table-cell table:formula="of:=MAX([.$D787])" office:value-type="float"/>
          <table:table-cell table:formula="of:=MAX([.$E787])" office:value-type="float"/>
          <table:table-cell table:formula="of:=MAX([.$F787])" office:value-type="float"/>
          <table:table-cell table:formula="of:=MAX([.$G787])" office:value-type="float"/>
          <table:table-cell table:formula="of:=MAX([.$H787])" office:value-type="float"/>
          <table:table-cell table:formula="of:=MAX([.$I787])" office:value-type="float"/>
          <table:table-cell table:formula="of:=MAX([.$J787])" office:value-type="float"/>
          <table:table-cell table:formula="of:=MAX([.$K787])" office:value-type="float"/>
          <table:table-cell table:formula="of:=MAX([.$L787])" office:value-type="float"/>
          <table:table-cell table:formula="of:=MAX([.$M787])" office:value-type="float"/>
          <table:table-cell table:formula="of:=MAX([.$N787])" office:value-type="float"/>
        </table:table-row>
        <table:table-row table:style-name="ro1">
          <table:table-cell office:value-type="string">
            <text:p>c880/c880.lp.9.4</text:p>
          </table:table-cell>
          <table:table-cell office:value-type="float" office:value="0.025152"/>
          <table:table-cell office:value-type="float" office:value="0.012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625.0"/>
          <table:table-cell office:value-type="float" office:value="11625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8])" office:value-type="float"/>
          <table:table-cell table:formula="of:=MIN([.$C788])" office:value-type="float"/>
          <table:table-cell table:formula="of:=MIN([.$D788])" office:value-type="float"/>
          <table:table-cell table:formula="of:=MIN([.$E788])" office:value-type="float"/>
          <table:table-cell table:formula="of:=MIN([.$F788])" office:value-type="float"/>
          <table:table-cell table:formula="of:=MIN([.$G788])" office:value-type="float"/>
          <table:table-cell table:formula="of:=MIN([.$H788])" office:value-type="float"/>
          <table:table-cell table:formula="of:=MIN([.$I788])" office:value-type="float"/>
          <table:table-cell table:formula="of:=MIN([.$J788])" office:value-type="float"/>
          <table:table-cell table:formula="of:=MIN([.$K788])" office:value-type="float"/>
          <table:table-cell table:formula="of:=MIN([.$L788])" office:value-type="float"/>
          <table:table-cell table:formula="of:=MIN([.$M788])" office:value-type="float"/>
          <table:table-cell table:formula="of:=MIN([.$N788])" office:value-type="float"/>
          <table:table-cell table:formula="of:=MEDIAN([.$B788])" office:value-type="float"/>
          <table:table-cell table:formula="of:=MEDIAN([.$C788])" office:value-type="float"/>
          <table:table-cell table:formula="of:=MEDIAN([.$D788])" office:value-type="float"/>
          <table:table-cell table:formula="of:=MEDIAN([.$E788])" office:value-type="float"/>
          <table:table-cell table:formula="of:=MEDIAN([.$F788])" office:value-type="float"/>
          <table:table-cell table:formula="of:=MEDIAN([.$G788])" office:value-type="float"/>
          <table:table-cell table:formula="of:=MEDIAN([.$H788])" office:value-type="float"/>
          <table:table-cell table:formula="of:=MEDIAN([.$I788])" office:value-type="float"/>
          <table:table-cell table:formula="of:=MEDIAN([.$J788])" office:value-type="float"/>
          <table:table-cell table:formula="of:=MEDIAN([.$K788])" office:value-type="float"/>
          <table:table-cell table:formula="of:=MEDIAN([.$L788])" office:value-type="float"/>
          <table:table-cell table:formula="of:=MEDIAN([.$M788])" office:value-type="float"/>
          <table:table-cell table:formula="of:=MEDIAN([.$N788])" office:value-type="float"/>
          <table:table-cell table:formula="of:=MAX([.$B788])" office:value-type="float"/>
          <table:table-cell table:formula="of:=MAX([.$C788])" office:value-type="float"/>
          <table:table-cell table:formula="of:=MAX([.$D788])" office:value-type="float"/>
          <table:table-cell table:formula="of:=MAX([.$E788])" office:value-type="float"/>
          <table:table-cell table:formula="of:=MAX([.$F788])" office:value-type="float"/>
          <table:table-cell table:formula="of:=MAX([.$G788])" office:value-type="float"/>
          <table:table-cell table:formula="of:=MAX([.$H788])" office:value-type="float"/>
          <table:table-cell table:formula="of:=MAX([.$I788])" office:value-type="float"/>
          <table:table-cell table:formula="of:=MAX([.$J788])" office:value-type="float"/>
          <table:table-cell table:formula="of:=MAX([.$K788])" office:value-type="float"/>
          <table:table-cell table:formula="of:=MAX([.$L788])" office:value-type="float"/>
          <table:table-cell table:formula="of:=MAX([.$M788])" office:value-type="float"/>
          <table:table-cell table:formula="of:=MAX([.$N788])" office:value-type="float"/>
        </table:table-row>
        <table:table-row table:style-name="ro1">
          <table:table-cell office:value-type="string">
            <text:p>c880/c880.lp.9.5</text:p>
          </table:table-cell>
          <table:table-cell office:value-type="float" office:value="0.041459"/>
          <table:table-cell office:value-type="float" office:value="0.036"/>
          <table:table-cell office:value-type="float" office:value="0.03"/>
          <table:table-cell office:value-type="float" office:value="160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57440.0"/>
          <table:table-cell office:value-type="float" office:value="57440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9])" office:value-type="float"/>
          <table:table-cell table:formula="of:=MIN([.$C789])" office:value-type="float"/>
          <table:table-cell table:formula="of:=MIN([.$D789])" office:value-type="float"/>
          <table:table-cell table:formula="of:=MIN([.$E789])" office:value-type="float"/>
          <table:table-cell table:formula="of:=MIN([.$F789])" office:value-type="float"/>
          <table:table-cell table:formula="of:=MIN([.$G789])" office:value-type="float"/>
          <table:table-cell table:formula="of:=MIN([.$H789])" office:value-type="float"/>
          <table:table-cell table:formula="of:=MIN([.$I789])" office:value-type="float"/>
          <table:table-cell table:formula="of:=MIN([.$J789])" office:value-type="float"/>
          <table:table-cell table:formula="of:=MIN([.$K789])" office:value-type="float"/>
          <table:table-cell table:formula="of:=MIN([.$L789])" office:value-type="float"/>
          <table:table-cell table:formula="of:=MIN([.$M789])" office:value-type="float"/>
          <table:table-cell table:formula="of:=MIN([.$N789])" office:value-type="float"/>
          <table:table-cell table:formula="of:=MEDIAN([.$B789])" office:value-type="float"/>
          <table:table-cell table:formula="of:=MEDIAN([.$C789])" office:value-type="float"/>
          <table:table-cell table:formula="of:=MEDIAN([.$D789])" office:value-type="float"/>
          <table:table-cell table:formula="of:=MEDIAN([.$E789])" office:value-type="float"/>
          <table:table-cell table:formula="of:=MEDIAN([.$F789])" office:value-type="float"/>
          <table:table-cell table:formula="of:=MEDIAN([.$G789])" office:value-type="float"/>
          <table:table-cell table:formula="of:=MEDIAN([.$H789])" office:value-type="float"/>
          <table:table-cell table:formula="of:=MEDIAN([.$I789])" office:value-type="float"/>
          <table:table-cell table:formula="of:=MEDIAN([.$J789])" office:value-type="float"/>
          <table:table-cell table:formula="of:=MEDIAN([.$K789])" office:value-type="float"/>
          <table:table-cell table:formula="of:=MEDIAN([.$L789])" office:value-type="float"/>
          <table:table-cell table:formula="of:=MEDIAN([.$M789])" office:value-type="float"/>
          <table:table-cell table:formula="of:=MEDIAN([.$N789])" office:value-type="float"/>
          <table:table-cell table:formula="of:=MAX([.$B789])" office:value-type="float"/>
          <table:table-cell table:formula="of:=MAX([.$C789])" office:value-type="float"/>
          <table:table-cell table:formula="of:=MAX([.$D789])" office:value-type="float"/>
          <table:table-cell table:formula="of:=MAX([.$E789])" office:value-type="float"/>
          <table:table-cell table:formula="of:=MAX([.$F789])" office:value-type="float"/>
          <table:table-cell table:formula="of:=MAX([.$G789])" office:value-type="float"/>
          <table:table-cell table:formula="of:=MAX([.$H789])" office:value-type="float"/>
          <table:table-cell table:formula="of:=MAX([.$I789])" office:value-type="float"/>
          <table:table-cell table:formula="of:=MAX([.$J789])" office:value-type="float"/>
          <table:table-cell table:formula="of:=MAX([.$K789])" office:value-type="float"/>
          <table:table-cell table:formula="of:=MAX([.$L789])" office:value-type="float"/>
          <table:table-cell table:formula="of:=MAX([.$M789])" office:value-type="float"/>
          <table:table-cell table:formula="of:=MAX([.$N789])" office:value-type="float"/>
        </table:table-row>
        <table:table-row table:style-name="ro1">
          <table:table-cell office:value-type="string">
            <text:p>c880/c880.lp.9.6</text:p>
          </table:table-cell>
          <table:table-cell office:value-type="float" office:value="0.839209"/>
          <table:table-cell office:value-type="float" office:value="0.832"/>
          <table:table-cell office:value-type="float" office:value="0.83"/>
          <table:table-cell office:value-type="float" office:value="4640.0"/>
          <table:table-cell office:value-type="float" office:value="0.0"/>
          <table:table-cell office:value-type="float" office:value="0.0"/>
          <table:table-cell office:value-type="float" office:value="709.0"/>
          <table:table-cell office:value-type="float" office:value="1548767.0"/>
          <table:table-cell office:value-type="float" office:value="154876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0])" office:value-type="float"/>
          <table:table-cell table:formula="of:=MIN([.$C790])" office:value-type="float"/>
          <table:table-cell table:formula="of:=MIN([.$D790])" office:value-type="float"/>
          <table:table-cell table:formula="of:=MIN([.$E790])" office:value-type="float"/>
          <table:table-cell table:formula="of:=MIN([.$F790])" office:value-type="float"/>
          <table:table-cell table:formula="of:=MIN([.$G790])" office:value-type="float"/>
          <table:table-cell table:formula="of:=MIN([.$H790])" office:value-type="float"/>
          <table:table-cell table:formula="of:=MIN([.$I790])" office:value-type="float"/>
          <table:table-cell table:formula="of:=MIN([.$J790])" office:value-type="float"/>
          <table:table-cell table:formula="of:=MIN([.$K790])" office:value-type="float"/>
          <table:table-cell table:formula="of:=MIN([.$L790])" office:value-type="float"/>
          <table:table-cell table:formula="of:=MIN([.$M790])" office:value-type="float"/>
          <table:table-cell table:formula="of:=MIN([.$N790])" office:value-type="float"/>
          <table:table-cell table:formula="of:=MEDIAN([.$B790])" office:value-type="float"/>
          <table:table-cell table:formula="of:=MEDIAN([.$C790])" office:value-type="float"/>
          <table:table-cell table:formula="of:=MEDIAN([.$D790])" office:value-type="float"/>
          <table:table-cell table:formula="of:=MEDIAN([.$E790])" office:value-type="float"/>
          <table:table-cell table:formula="of:=MEDIAN([.$F790])" office:value-type="float"/>
          <table:table-cell table:formula="of:=MEDIAN([.$G790])" office:value-type="float"/>
          <table:table-cell table:formula="of:=MEDIAN([.$H790])" office:value-type="float"/>
          <table:table-cell table:formula="of:=MEDIAN([.$I790])" office:value-type="float"/>
          <table:table-cell table:formula="of:=MEDIAN([.$J790])" office:value-type="float"/>
          <table:table-cell table:formula="of:=MEDIAN([.$K790])" office:value-type="float"/>
          <table:table-cell table:formula="of:=MEDIAN([.$L790])" office:value-type="float"/>
          <table:table-cell table:formula="of:=MEDIAN([.$M790])" office:value-type="float"/>
          <table:table-cell table:formula="of:=MEDIAN([.$N790])" office:value-type="float"/>
          <table:table-cell table:formula="of:=MAX([.$B790])" office:value-type="float"/>
          <table:table-cell table:formula="of:=MAX([.$C790])" office:value-type="float"/>
          <table:table-cell table:formula="of:=MAX([.$D790])" office:value-type="float"/>
          <table:table-cell table:formula="of:=MAX([.$E790])" office:value-type="float"/>
          <table:table-cell table:formula="of:=MAX([.$F790])" office:value-type="float"/>
          <table:table-cell table:formula="of:=MAX([.$G790])" office:value-type="float"/>
          <table:table-cell table:formula="of:=MAX([.$H790])" office:value-type="float"/>
          <table:table-cell table:formula="of:=MAX([.$I790])" office:value-type="float"/>
          <table:table-cell table:formula="of:=MAX([.$J790])" office:value-type="float"/>
          <table:table-cell table:formula="of:=MAX([.$K790])" office:value-type="float"/>
          <table:table-cell table:formula="of:=MAX([.$L790])" office:value-type="float"/>
          <table:table-cell table:formula="of:=MAX([.$M790])" office:value-type="float"/>
          <table:table-cell table:formula="of:=MAX([.$N790])" office:value-type="float"/>
        </table:table-row>
        <table:table-row table:style-name="ro1">
          <table:table-cell office:value-type="string">
            <text:p>c880/c880.lp.9.7</text:p>
          </table:table-cell>
          <table:table-cell office:value-type="float" office:value="1.517"/>
          <table:table-cell office:value-type="float" office:value="1.511"/>
          <table:table-cell office:value-type="float" office:value="1.51"/>
          <table:table-cell office:value-type="float" office:value="8352.0"/>
          <table:table-cell office:value-type="float" office:value="0.0"/>
          <table:table-cell office:value-type="float" office:value="0.0"/>
          <table:table-cell office:value-type="float" office:value="1208.0"/>
          <table:table-cell office:value-type="float" office:value="2787377.0"/>
          <table:table-cell office:value-type="float" office:value="2787377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1])" office:value-type="float"/>
          <table:table-cell table:formula="of:=MIN([.$C791])" office:value-type="float"/>
          <table:table-cell table:formula="of:=MIN([.$D791])" office:value-type="float"/>
          <table:table-cell table:formula="of:=MIN([.$E791])" office:value-type="float"/>
          <table:table-cell table:formula="of:=MIN([.$F791])" office:value-type="float"/>
          <table:table-cell table:formula="of:=MIN([.$G791])" office:value-type="float"/>
          <table:table-cell table:formula="of:=MIN([.$H791])" office:value-type="float"/>
          <table:table-cell table:formula="of:=MIN([.$I791])" office:value-type="float"/>
          <table:table-cell table:formula="of:=MIN([.$J791])" office:value-type="float"/>
          <table:table-cell table:formula="of:=MIN([.$K791])" office:value-type="float"/>
          <table:table-cell table:formula="of:=MIN([.$L791])" office:value-type="float"/>
          <table:table-cell table:formula="of:=MIN([.$M791])" office:value-type="float"/>
          <table:table-cell table:formula="of:=MIN([.$N791])" office:value-type="float"/>
          <table:table-cell table:formula="of:=MEDIAN([.$B791])" office:value-type="float"/>
          <table:table-cell table:formula="of:=MEDIAN([.$C791])" office:value-type="float"/>
          <table:table-cell table:formula="of:=MEDIAN([.$D791])" office:value-type="float"/>
          <table:table-cell table:formula="of:=MEDIAN([.$E791])" office:value-type="float"/>
          <table:table-cell table:formula="of:=MEDIAN([.$F791])" office:value-type="float"/>
          <table:table-cell table:formula="of:=MEDIAN([.$G791])" office:value-type="float"/>
          <table:table-cell table:formula="of:=MEDIAN([.$H791])" office:value-type="float"/>
          <table:table-cell table:formula="of:=MEDIAN([.$I791])" office:value-type="float"/>
          <table:table-cell table:formula="of:=MEDIAN([.$J791])" office:value-type="float"/>
          <table:table-cell table:formula="of:=MEDIAN([.$K791])" office:value-type="float"/>
          <table:table-cell table:formula="of:=MEDIAN([.$L791])" office:value-type="float"/>
          <table:table-cell table:formula="of:=MEDIAN([.$M791])" office:value-type="float"/>
          <table:table-cell table:formula="of:=MEDIAN([.$N791])" office:value-type="float"/>
          <table:table-cell table:formula="of:=MAX([.$B791])" office:value-type="float"/>
          <table:table-cell table:formula="of:=MAX([.$C791])" office:value-type="float"/>
          <table:table-cell table:formula="of:=MAX([.$D791])" office:value-type="float"/>
          <table:table-cell table:formula="of:=MAX([.$E791])" office:value-type="float"/>
          <table:table-cell table:formula="of:=MAX([.$F791])" office:value-type="float"/>
          <table:table-cell table:formula="of:=MAX([.$G791])" office:value-type="float"/>
          <table:table-cell table:formula="of:=MAX([.$H791])" office:value-type="float"/>
          <table:table-cell table:formula="of:=MAX([.$I791])" office:value-type="float"/>
          <table:table-cell table:formula="of:=MAX([.$J791])" office:value-type="float"/>
          <table:table-cell table:formula="of:=MAX([.$K791])" office:value-type="float"/>
          <table:table-cell table:formula="of:=MAX([.$L791])" office:value-type="float"/>
          <table:table-cell table:formula="of:=MAX([.$M791])" office:value-type="float"/>
          <table:table-cell table:formula="of:=MAX([.$N791])" office:value-type="float"/>
        </table:table-row>
        <table:table-row table:style-name="ro1">
          <table:table-cell office:value-type="string">
            <text:p>c880/c880.lp.9.8</text:p>
          </table:table-cell>
          <table:table-cell office:value-type="float" office:value="52.03"/>
          <table:table-cell office:value-type="float" office:value="52.02"/>
          <table:table-cell office:value-type="float" office:value="52.01"/>
          <table:table-cell office:value-type="float" office:value="175392.0"/>
          <table:table-cell office:value-type="float" office:value="0.0"/>
          <table:table-cell office:value-type="float" office:value="2.0"/>
          <table:table-cell office:value-type="float" office:value="45086.0"/>
          <table:table-cell office:value-type="float" office:value="56708594.0"/>
          <table:table-cell office:value-type="float" office:value="56708594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2])" office:value-type="float"/>
          <table:table-cell table:formula="of:=MIN([.$C792])" office:value-type="float"/>
          <table:table-cell table:formula="of:=MIN([.$D792])" office:value-type="float"/>
          <table:table-cell table:formula="of:=MIN([.$E792])" office:value-type="float"/>
          <table:table-cell table:formula="of:=MIN([.$F792])" office:value-type="float"/>
          <table:table-cell table:formula="of:=MIN([.$G792])" office:value-type="float"/>
          <table:table-cell table:formula="of:=MIN([.$H792])" office:value-type="float"/>
          <table:table-cell table:formula="of:=MIN([.$I792])" office:value-type="float"/>
          <table:table-cell table:formula="of:=MIN([.$J792])" office:value-type="float"/>
          <table:table-cell table:formula="of:=MIN([.$K792])" office:value-type="float"/>
          <table:table-cell table:formula="of:=MIN([.$L792])" office:value-type="float"/>
          <table:table-cell table:formula="of:=MIN([.$M792])" office:value-type="float"/>
          <table:table-cell table:formula="of:=MIN([.$N792])" office:value-type="float"/>
          <table:table-cell table:formula="of:=MEDIAN([.$B792])" office:value-type="float"/>
          <table:table-cell table:formula="of:=MEDIAN([.$C792])" office:value-type="float"/>
          <table:table-cell table:formula="of:=MEDIAN([.$D792])" office:value-type="float"/>
          <table:table-cell table:formula="of:=MEDIAN([.$E792])" office:value-type="float"/>
          <table:table-cell table:formula="of:=MEDIAN([.$F792])" office:value-type="float"/>
          <table:table-cell table:formula="of:=MEDIAN([.$G792])" office:value-type="float"/>
          <table:table-cell table:formula="of:=MEDIAN([.$H792])" office:value-type="float"/>
          <table:table-cell table:formula="of:=MEDIAN([.$I792])" office:value-type="float"/>
          <table:table-cell table:formula="of:=MEDIAN([.$J792])" office:value-type="float"/>
          <table:table-cell table:formula="of:=MEDIAN([.$K792])" office:value-type="float"/>
          <table:table-cell table:formula="of:=MEDIAN([.$L792])" office:value-type="float"/>
          <table:table-cell table:formula="of:=MEDIAN([.$M792])" office:value-type="float"/>
          <table:table-cell table:formula="of:=MEDIAN([.$N792])" office:value-type="float"/>
          <table:table-cell table:formula="of:=MAX([.$B792])" office:value-type="float"/>
          <table:table-cell table:formula="of:=MAX([.$C792])" office:value-type="float"/>
          <table:table-cell table:formula="of:=MAX([.$D792])" office:value-type="float"/>
          <table:table-cell table:formula="of:=MAX([.$E792])" office:value-type="float"/>
          <table:table-cell table:formula="of:=MAX([.$F792])" office:value-type="float"/>
          <table:table-cell table:formula="of:=MAX([.$G792])" office:value-type="float"/>
          <table:table-cell table:formula="of:=MAX([.$H792])" office:value-type="float"/>
          <table:table-cell table:formula="of:=MAX([.$I792])" office:value-type="float"/>
          <table:table-cell table:formula="of:=MAX([.$J792])" office:value-type="float"/>
          <table:table-cell table:formula="of:=MAX([.$K792])" office:value-type="float"/>
          <table:table-cell table:formula="of:=MAX([.$L792])" office:value-type="float"/>
          <table:table-cell table:formula="of:=MAX([.$M792])" office:value-type="float"/>
          <table:table-cell table:formula="of:=MAX([.$N79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92])" office:value-type="float"/>
          <table:table-cell table:formula="of:=SUM([.C3:.C792])" office:value-type="float"/>
          <table:table-cell table:formula="of:=SUM([.D3:.D792])" office:value-type="float"/>
          <table:table-cell table:formula="of:=SUM([.E3:.E792])" office:value-type="float"/>
          <table:table-cell table:formula="of:=SUM([.F3:.F792])" office:value-type="float"/>
          <table:table-cell table:formula="of:=SUM([.G3:.G792])" office:value-type="float"/>
          <table:table-cell table:formula="of:=SUM([.H3:.H792])" office:value-type="float"/>
          <table:table-cell table:formula="of:=SUM([.I3:.I792])" office:value-type="float"/>
          <table:table-cell table:formula="of:=SUM([.J3:.J792])" office:value-type="float"/>
          <table:table-cell table:formula="of:=SUM([.K3:.K792])" office:value-type="float"/>
          <table:table-cell table:formula="of:=SUM([.L3:.L792])" office:value-type="float"/>
          <table:table-cell table:formula="of:=SUM([.M3:.M792])" office:value-type="float"/>
          <table:table-cell table:formula="of:=SUM([.N3:.N792])" office:value-type="float"/>
          <table:table-cell table:formula="of:=SUM([.O3:.O792])" office:value-type="float"/>
          <table:table-cell table:formula="of:=SUM([.P3:.P792])" office:value-type="float"/>
          <table:table-cell table:formula="of:=SUM([.Q3:.Q792])" office:value-type="float"/>
          <table:table-cell table:formula="of:=SUM([.R3:.R792])" office:value-type="float"/>
          <table:table-cell table:formula="of:=SUM([.S3:.S792])" office:value-type="float"/>
          <table:table-cell table:formula="of:=SUM([.T3:.T792])" office:value-type="float"/>
          <table:table-cell table:formula="of:=SUM([.U3:.U792])" office:value-type="float"/>
          <table:table-cell table:formula="of:=SUM([.V3:.V792])" office:value-type="float"/>
          <table:table-cell table:formula="of:=SUM([.W3:.W792])" office:value-type="float"/>
          <table:table-cell table:formula="of:=SUM([.X3:.X792])" office:value-type="float"/>
          <table:table-cell table:formula="of:=SUM([.Y3:.Y792])" office:value-type="float"/>
          <table:table-cell table:formula="of:=SUM([.Z3:.Z792])" office:value-type="float"/>
          <table:table-cell table:formula="of:=SUM([.AA3:.AA792])" office:value-type="float"/>
          <table:table-cell table:formula="of:=SUM([.AB3:.AB792])" office:value-type="float"/>
          <table:table-cell table:formula="of:=SUM([.AC3:.AC792])" office:value-type="float"/>
          <table:table-cell table:formula="of:=SUM([.AD3:.AD792])" office:value-type="float"/>
          <table:table-cell table:formula="of:=SUM([.AE3:.AE792])" office:value-type="float"/>
          <table:table-cell table:formula="of:=SUM([.AF3:.AF792])" office:value-type="float"/>
          <table:table-cell table:formula="of:=SUM([.AG3:.AG792])" office:value-type="float"/>
          <table:table-cell table:formula="of:=SUM([.AH3:.AH792])" office:value-type="float"/>
          <table:table-cell table:formula="of:=SUM([.AI3:.AI792])" office:value-type="float"/>
          <table:table-cell table:formula="of:=SUM([.AJ3:.AJ792])" office:value-type="float"/>
          <table:table-cell table:formula="of:=SUM([.AK3:.AK792])" office:value-type="float"/>
          <table:table-cell table:formula="of:=SUM([.AL3:.AL792])" office:value-type="float"/>
          <table:table-cell table:formula="of:=SUM([.AM3:.AM792])" office:value-type="float"/>
          <table:table-cell table:formula="of:=SUM([.AN3:.AN792])" office:value-type="float"/>
          <table:table-cell table:formula="of:=SUM([.AO3:.AO792])" office:value-type="float"/>
          <table:table-cell table:formula="of:=SUM([.AP3:.AP792])" office:value-type="float"/>
          <table:table-cell table:formula="of:=SUM([.AQ3:.AQ792])" office:value-type="float"/>
          <table:table-cell table:formula="of:=SUM([.AR3:.AR792])" office:value-type="float"/>
          <table:table-cell table:formula="of:=SUM([.AS3:.AS792])" office:value-type="float"/>
          <table:table-cell table:formula="of:=SUM([.AT3:.AT792])" office:value-type="float"/>
          <table:table-cell table:formula="of:=SUM([.AU3:.AU792])" office:value-type="float"/>
          <table:table-cell table:formula="of:=SUM([.AV3:.AV792])" office:value-type="float"/>
          <table:table-cell table:formula="of:=SUM([.AW3:.AW792])" office:value-type="float"/>
          <table:table-cell table:formula="of:=SUM([.AX3:.AX792])" office:value-type="float"/>
          <table:table-cell table:formula="of:=SUM([.AY3:.AY792])" office:value-type="float"/>
          <table:table-cell table:formula="of:=SUM([.AZ3:.AZ792])" office:value-type="float"/>
          <table:table-cell table:formula="of:=SUM([.BA3:.BA79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92])" office:value-type="float"/>
          <table:table-cell table:formula="of:=AVERAGE([.C3:.C792])" office:value-type="float"/>
          <table:table-cell table:formula="of:=AVERAGE([.D3:.D792])" office:value-type="float"/>
          <table:table-cell table:formula="of:=AVERAGE([.E3:.E792])" office:value-type="float"/>
          <table:table-cell table:formula="of:=AVERAGE([.F3:.F792])" office:value-type="float"/>
          <table:table-cell table:formula="of:=AVERAGE([.G3:.G792])" office:value-type="float"/>
          <table:table-cell table:formula="of:=AVERAGE([.H3:.H792])" office:value-type="float"/>
          <table:table-cell table:formula="of:=AVERAGE([.I3:.I792])" office:value-type="float"/>
          <table:table-cell table:formula="of:=AVERAGE([.J3:.J792])" office:value-type="float"/>
          <table:table-cell table:formula="of:=AVERAGE([.K3:.K792])" office:value-type="float"/>
          <table:table-cell table:formula="of:=AVERAGE([.L3:.L792])" office:value-type="float"/>
          <table:table-cell table:formula="of:=AVERAGE([.M3:.M792])" office:value-type="float"/>
          <table:table-cell table:formula="of:=AVERAGE([.N3:.N792])" office:value-type="float"/>
          <table:table-cell table:formula="of:=AVERAGE([.O3:.O792])" office:value-type="float"/>
          <table:table-cell table:formula="of:=AVERAGE([.P3:.P792])" office:value-type="float"/>
          <table:table-cell table:formula="of:=AVERAGE([.Q3:.Q792])" office:value-type="float"/>
          <table:table-cell table:formula="of:=AVERAGE([.R3:.R792])" office:value-type="float"/>
          <table:table-cell table:formula="of:=AVERAGE([.S3:.S792])" office:value-type="float"/>
          <table:table-cell table:formula="of:=AVERAGE([.T3:.T792])" office:value-type="float"/>
          <table:table-cell table:formula="of:=AVERAGE([.U3:.U792])" office:value-type="float"/>
          <table:table-cell table:formula="of:=AVERAGE([.V3:.V792])" office:value-type="float"/>
          <table:table-cell table:formula="of:=AVERAGE([.W3:.W792])" office:value-type="float"/>
          <table:table-cell table:formula="of:=AVERAGE([.X3:.X792])" office:value-type="float"/>
          <table:table-cell table:formula="of:=AVERAGE([.Y3:.Y792])" office:value-type="float"/>
          <table:table-cell table:formula="of:=AVERAGE([.Z3:.Z792])" office:value-type="float"/>
          <table:table-cell table:formula="of:=AVERAGE([.AA3:.AA792])" office:value-type="float"/>
          <table:table-cell table:formula="of:=AVERAGE([.AB3:.AB792])" office:value-type="float"/>
          <table:table-cell table:formula="of:=AVERAGE([.AC3:.AC792])" office:value-type="float"/>
          <table:table-cell table:formula="of:=AVERAGE([.AD3:.AD792])" office:value-type="float"/>
          <table:table-cell table:formula="of:=AVERAGE([.AE3:.AE792])" office:value-type="float"/>
          <table:table-cell table:formula="of:=AVERAGE([.AF3:.AF792])" office:value-type="float"/>
          <table:table-cell table:formula="of:=AVERAGE([.AG3:.AG792])" office:value-type="float"/>
          <table:table-cell table:formula="of:=AVERAGE([.AH3:.AH792])" office:value-type="float"/>
          <table:table-cell table:formula="of:=AVERAGE([.AI3:.AI792])" office:value-type="float"/>
          <table:table-cell table:formula="of:=AVERAGE([.AJ3:.AJ792])" office:value-type="float"/>
          <table:table-cell table:formula="of:=AVERAGE([.AK3:.AK792])" office:value-type="float"/>
          <table:table-cell table:formula="of:=AVERAGE([.AL3:.AL792])" office:value-type="float"/>
          <table:table-cell table:formula="of:=AVERAGE([.AM3:.AM792])" office:value-type="float"/>
          <table:table-cell table:formula="of:=AVERAGE([.AN3:.AN792])" office:value-type="float"/>
          <table:table-cell table:formula="of:=AVERAGE([.AO3:.AO792])" office:value-type="float"/>
          <table:table-cell table:formula="of:=AVERAGE([.AP3:.AP792])" office:value-type="float"/>
          <table:table-cell table:formula="of:=AVERAGE([.AQ3:.AQ792])" office:value-type="float"/>
          <table:table-cell table:formula="of:=AVERAGE([.AR3:.AR792])" office:value-type="float"/>
          <table:table-cell table:formula="of:=AVERAGE([.AS3:.AS792])" office:value-type="float"/>
          <table:table-cell table:formula="of:=AVERAGE([.AT3:.AT792])" office:value-type="float"/>
          <table:table-cell table:formula="of:=AVERAGE([.AU3:.AU792])" office:value-type="float"/>
          <table:table-cell table:formula="of:=AVERAGE([.AV3:.AV792])" office:value-type="float"/>
          <table:table-cell table:formula="of:=AVERAGE([.AW3:.AW792])" office:value-type="float"/>
          <table:table-cell table:formula="of:=AVERAGE([.AX3:.AX792])" office:value-type="float"/>
          <table:table-cell table:formula="of:=AVERAGE([.AY3:.AY792])" office:value-type="float"/>
          <table:table-cell table:formula="of:=AVERAGE([.AZ3:.AZ792])" office:value-type="float"/>
          <table:table-cell table:formula="of:=AVERAGE([.BA3:.BA79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92])" office:value-type="float"/>
          <table:table-cell table:formula="of:=STDEV([.C3:.C792])" office:value-type="float"/>
          <table:table-cell table:formula="of:=STDEV([.D3:.D792])" office:value-type="float"/>
          <table:table-cell table:formula="of:=STDEV([.E3:.E792])" office:value-type="float"/>
          <table:table-cell table:formula="of:=STDEV([.F3:.F792])" office:value-type="float"/>
          <table:table-cell table:formula="of:=STDEV([.G3:.G792])" office:value-type="float"/>
          <table:table-cell table:formula="of:=STDEV([.H3:.H792])" office:value-type="float"/>
          <table:table-cell table:formula="of:=STDEV([.I3:.I792])" office:value-type="float"/>
          <table:table-cell table:formula="of:=STDEV([.J3:.J792])" office:value-type="float"/>
          <table:table-cell table:formula="of:=STDEV([.K3:.K792])" office:value-type="float"/>
          <table:table-cell table:formula="of:=STDEV([.L3:.L792])" office:value-type="float"/>
          <table:table-cell table:formula="of:=STDEV([.M3:.M792])" office:value-type="float"/>
          <table:table-cell table:formula="of:=STDEV([.N3:.N792])" office:value-type="float"/>
          <table:table-cell table:formula="of:=STDEV([.O3:.O792])" office:value-type="float"/>
          <table:table-cell table:formula="of:=STDEV([.P3:.P792])" office:value-type="float"/>
          <table:table-cell table:formula="of:=STDEV([.Q3:.Q792])" office:value-type="float"/>
          <table:table-cell table:formula="of:=STDEV([.R3:.R792])" office:value-type="float"/>
          <table:table-cell table:formula="of:=STDEV([.S3:.S792])" office:value-type="float"/>
          <table:table-cell table:formula="of:=STDEV([.T3:.T792])" office:value-type="float"/>
          <table:table-cell table:formula="of:=STDEV([.U3:.U792])" office:value-type="float"/>
          <table:table-cell table:formula="of:=STDEV([.V3:.V792])" office:value-type="float"/>
          <table:table-cell table:formula="of:=STDEV([.W3:.W792])" office:value-type="float"/>
          <table:table-cell table:formula="of:=STDEV([.X3:.X792])" office:value-type="float"/>
          <table:table-cell table:formula="of:=STDEV([.Y3:.Y792])" office:value-type="float"/>
          <table:table-cell table:formula="of:=STDEV([.Z3:.Z792])" office:value-type="float"/>
          <table:table-cell table:formula="of:=STDEV([.AA3:.AA792])" office:value-type="float"/>
          <table:table-cell table:formula="of:=STDEV([.AB3:.AB792])" office:value-type="float"/>
          <table:table-cell table:formula="of:=STDEV([.AC3:.AC792])" office:value-type="float"/>
          <table:table-cell table:formula="of:=STDEV([.AD3:.AD792])" office:value-type="float"/>
          <table:table-cell table:formula="of:=STDEV([.AE3:.AE792])" office:value-type="float"/>
          <table:table-cell table:formula="of:=STDEV([.AF3:.AF792])" office:value-type="float"/>
          <table:table-cell table:formula="of:=STDEV([.AG3:.AG792])" office:value-type="float"/>
          <table:table-cell table:formula="of:=STDEV([.AH3:.AH792])" office:value-type="float"/>
          <table:table-cell table:formula="of:=STDEV([.AI3:.AI792])" office:value-type="float"/>
          <table:table-cell table:formula="of:=STDEV([.AJ3:.AJ792])" office:value-type="float"/>
          <table:table-cell table:formula="of:=STDEV([.AK3:.AK792])" office:value-type="float"/>
          <table:table-cell table:formula="of:=STDEV([.AL3:.AL792])" office:value-type="float"/>
          <table:table-cell table:formula="of:=STDEV([.AM3:.AM792])" office:value-type="float"/>
          <table:table-cell table:formula="of:=STDEV([.AN3:.AN792])" office:value-type="float"/>
          <table:table-cell table:formula="of:=STDEV([.AO3:.AO792])" office:value-type="float"/>
          <table:table-cell table:formula="of:=STDEV([.AP3:.AP792])" office:value-type="float"/>
          <table:table-cell table:formula="of:=STDEV([.AQ3:.AQ792])" office:value-type="float"/>
          <table:table-cell table:formula="of:=STDEV([.AR3:.AR792])" office:value-type="float"/>
          <table:table-cell table:formula="of:=STDEV([.AS3:.AS792])" office:value-type="float"/>
          <table:table-cell table:formula="of:=STDEV([.AT3:.AT792])" office:value-type="float"/>
          <table:table-cell table:formula="of:=STDEV([.AU3:.AU792])" office:value-type="float"/>
          <table:table-cell table:formula="of:=STDEV([.AV3:.AV792])" office:value-type="float"/>
          <table:table-cell table:formula="of:=STDEV([.AW3:.AW792])" office:value-type="float"/>
          <table:table-cell table:formula="of:=STDEV([.AX3:.AX792])" office:value-type="float"/>
          <table:table-cell table:formula="of:=STDEV([.AY3:.AY792])" office:value-type="float"/>
          <table:table-cell table:formula="of:=STDEV([.AZ3:.AZ792])" office:value-type="float"/>
          <table:table-cell table:formula="of:=STDEV([.BA3:.BA79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92]-[.$O3:.$O792])^2)^0.5" office:value-type="float"/>
          <table:table-cell table:number-matrix-columns-spanned="1" table:number-matrix-rows-spanned="1" table:formula="of:=SUM(([.C3:.C792]-[.$P3:.$P792])^2)^0.5" office:value-type="float"/>
          <table:table-cell table:number-matrix-columns-spanned="1" table:number-matrix-rows-spanned="1" table:formula="of:=SUM(([.D3:.D792]-[.$Q3:.$Q792])^2)^0.5" office:value-type="float"/>
          <table:table-cell table:number-matrix-columns-spanned="1" table:number-matrix-rows-spanned="1" table:formula="of:=SUM(([.E3:.E792]-[.$R3:.$R792])^2)^0.5" office:value-type="float"/>
          <table:table-cell table:number-matrix-columns-spanned="1" table:number-matrix-rows-spanned="1" table:formula="of:=SUM(([.F3:.F792]-[.$S3:.$S792])^2)^0.5" office:value-type="float"/>
          <table:table-cell table:number-matrix-columns-spanned="1" table:number-matrix-rows-spanned="1" table:formula="of:=SUM(([.G3:.G792]-[.$T3:.$T792])^2)^0.5" office:value-type="float"/>
          <table:table-cell table:number-matrix-columns-spanned="1" table:number-matrix-rows-spanned="1" table:formula="of:=SUM(([.H3:.H792]-[.$U3:.$U792])^2)^0.5" office:value-type="float"/>
          <table:table-cell table:number-matrix-columns-spanned="1" table:number-matrix-rows-spanned="1" table:formula="of:=SUM(([.I3:.I792]-[.$V3:.$V792])^2)^0.5" office:value-type="float"/>
          <table:table-cell table:number-matrix-columns-spanned="1" table:number-matrix-rows-spanned="1" table:formula="of:=SUM(([.J3:.J792]-[.$W3:.$W792])^2)^0.5" office:value-type="float"/>
          <table:table-cell table:number-matrix-columns-spanned="1" table:number-matrix-rows-spanned="1" table:formula="of:=SUM(([.K3:.K792]-[.$X3:.$X792])^2)^0.5" office:value-type="float"/>
          <table:table-cell table:number-matrix-columns-spanned="1" table:number-matrix-rows-spanned="1" table:formula="of:=SUM(([.L3:.L792]-[.$Y3:.$Y792])^2)^0.5" office:value-type="float"/>
          <table:table-cell table:number-matrix-columns-spanned="1" table:number-matrix-rows-spanned="1" table:formula="of:=SUM(([.M3:.M792]-[.$Z3:.$Z792])^2)^0.5" office:value-type="float"/>
          <table:table-cell table:number-matrix-columns-spanned="1" table:number-matrix-rows-spanned="1" table:formula="of:=SUM(([.N3:.N792]-[.$AA3:.$AA79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92]=[.$O3:.$O792])" office:value-type="float"/>
          <table:table-cell table:number-matrix-columns-spanned="1" table:number-matrix-rows-spanned="1" table:formula="of:=SUM([.C3:.C792]=[.$P3:.$P792])" office:value-type="float"/>
          <table:table-cell table:number-matrix-columns-spanned="1" table:number-matrix-rows-spanned="1" table:formula="of:=SUM([.D3:.D792]=[.$Q3:.$Q792])" office:value-type="float"/>
          <table:table-cell table:number-matrix-columns-spanned="1" table:number-matrix-rows-spanned="1" table:formula="of:=SUM([.E3:.E792]=[.$R3:.$R792])" office:value-type="float"/>
          <table:table-cell table:number-matrix-columns-spanned="1" table:number-matrix-rows-spanned="1" table:formula="of:=SUM([.F3:.F792]=[.$S3:.$S792])" office:value-type="float"/>
          <table:table-cell table:number-matrix-columns-spanned="1" table:number-matrix-rows-spanned="1" table:formula="of:=SUM([.G3:.G792]=[.$T3:.$T792])" office:value-type="float"/>
          <table:table-cell table:number-matrix-columns-spanned="1" table:number-matrix-rows-spanned="1" table:formula="of:=SUM([.H3:.H792]=[.$U3:.$U792])" office:value-type="float"/>
          <table:table-cell table:number-matrix-columns-spanned="1" table:number-matrix-rows-spanned="1" table:formula="of:=SUM([.I3:.I792]=[.$V3:.$V792])" office:value-type="float"/>
          <table:table-cell table:number-matrix-columns-spanned="1" table:number-matrix-rows-spanned="1" table:formula="of:=SUM([.J3:.J792]=[.$W3:.$W792])" office:value-type="float"/>
          <table:table-cell table:number-matrix-columns-spanned="1" table:number-matrix-rows-spanned="1" table:formula="of:=SUM([.K3:.K792]=[.$X3:.$X792])" office:value-type="float"/>
          <table:table-cell table:number-matrix-columns-spanned="1" table:number-matrix-rows-spanned="1" table:formula="of:=SUM([.L3:.L792]=[.$Y3:.$Y792])" office:value-type="float"/>
          <table:table-cell table:number-matrix-columns-spanned="1" table:number-matrix-rows-spanned="1" table:formula="of:=SUM([.M3:.M792]=[.$Z3:.$Z792])" office:value-type="float"/>
          <table:table-cell table:number-matrix-columns-spanned="1" table:number-matrix-rows-spanned="1" table:formula="of:=SUM([.N3:.N792]=[.$AA3:.$AA79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92]&lt;[.$AB3:.$AB792])" office:value-type="float"/>
          <table:table-cell table:number-matrix-columns-spanned="1" table:number-matrix-rows-spanned="1" table:formula="of:=SUM([.C3:.C792]&lt;[.$AC3:.$AC792])" office:value-type="float"/>
          <table:table-cell table:number-matrix-columns-spanned="1" table:number-matrix-rows-spanned="1" table:formula="of:=SUM([.D3:.D792]&lt;[.$AD3:.$AD792])" office:value-type="float"/>
          <table:table-cell table:number-matrix-columns-spanned="1" table:number-matrix-rows-spanned="1" table:formula="of:=SUM([.E3:.E792]&lt;[.$AE3:.$AE792])" office:value-type="float"/>
          <table:table-cell table:number-matrix-columns-spanned="1" table:number-matrix-rows-spanned="1" table:formula="of:=SUM([.F3:.F792]&lt;[.$AF3:.$AF792])" office:value-type="float"/>
          <table:table-cell table:number-matrix-columns-spanned="1" table:number-matrix-rows-spanned="1" table:formula="of:=SUM([.G3:.G792]&lt;[.$AG3:.$AG792])" office:value-type="float"/>
          <table:table-cell table:number-matrix-columns-spanned="1" table:number-matrix-rows-spanned="1" table:formula="of:=SUM([.H3:.H792]&lt;[.$AH3:.$AH792])" office:value-type="float"/>
          <table:table-cell table:number-matrix-columns-spanned="1" table:number-matrix-rows-spanned="1" table:formula="of:=SUM([.I3:.I792]&lt;[.$AI3:.$AI792])" office:value-type="float"/>
          <table:table-cell table:number-matrix-columns-spanned="1" table:number-matrix-rows-spanned="1" table:formula="of:=SUM([.J3:.J792]&lt;[.$AJ3:.$AJ792])" office:value-type="float"/>
          <table:table-cell table:number-matrix-columns-spanned="1" table:number-matrix-rows-spanned="1" table:formula="of:=SUM([.K3:.K792]&lt;[.$AK3:.$AK792])" office:value-type="float"/>
          <table:table-cell table:number-matrix-columns-spanned="1" table:number-matrix-rows-spanned="1" table:formula="of:=SUM([.L3:.L792]&lt;[.$AL3:.$AL792])" office:value-type="float"/>
          <table:table-cell table:number-matrix-columns-spanned="1" table:number-matrix-rows-spanned="1" table:formula="of:=SUM([.M3:.M792]&lt;[.$AM3:.$AM792])" office:value-type="float"/>
          <table:table-cell table:number-matrix-columns-spanned="1" table:number-matrix-rows-spanned="1" table:formula="of:=SUM([.N3:.N792]&lt;[.$AN3:.$AN79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92]&gt;[.$AB3:.$AB792])" office:value-type="float"/>
          <table:table-cell table:number-matrix-columns-spanned="1" table:number-matrix-rows-spanned="1" table:formula="of:=SUM([.C3:.C792]&gt;[.$AC3:.$AC792])" office:value-type="float"/>
          <table:table-cell table:number-matrix-columns-spanned="1" table:number-matrix-rows-spanned="1" table:formula="of:=SUM([.D3:.D792]&gt;[.$AD3:.$AD792])" office:value-type="float"/>
          <table:table-cell table:number-matrix-columns-spanned="1" table:number-matrix-rows-spanned="1" table:formula="of:=SUM([.E3:.E792]&gt;[.$AE3:.$AE792])" office:value-type="float"/>
          <table:table-cell table:number-matrix-columns-spanned="1" table:number-matrix-rows-spanned="1" table:formula="of:=SUM([.F3:.F792]&gt;[.$AF3:.$AF792])" office:value-type="float"/>
          <table:table-cell table:number-matrix-columns-spanned="1" table:number-matrix-rows-spanned="1" table:formula="of:=SUM([.G3:.G792]&gt;[.$AG3:.$AG792])" office:value-type="float"/>
          <table:table-cell table:number-matrix-columns-spanned="1" table:number-matrix-rows-spanned="1" table:formula="of:=SUM([.H3:.H792]&gt;[.$AH3:.$AH792])" office:value-type="float"/>
          <table:table-cell table:number-matrix-columns-spanned="1" table:number-matrix-rows-spanned="1" table:formula="of:=SUM([.I3:.I792]&gt;[.$AI3:.$AI792])" office:value-type="float"/>
          <table:table-cell table:number-matrix-columns-spanned="1" table:number-matrix-rows-spanned="1" table:formula="of:=SUM([.J3:.J792]&gt;[.$AJ3:.$AJ792])" office:value-type="float"/>
          <table:table-cell table:number-matrix-columns-spanned="1" table:number-matrix-rows-spanned="1" table:formula="of:=SUM([.K3:.K792]&gt;[.$AK3:.$AK792])" office:value-type="float"/>
          <table:table-cell table:number-matrix-columns-spanned="1" table:number-matrix-rows-spanned="1" table:formula="of:=SUM([.L3:.L792]&gt;[.$AL3:.$AL792])" office:value-type="float"/>
          <table:table-cell table:number-matrix-columns-spanned="1" table:number-matrix-rows-spanned="1" table:formula="of:=SUM([.M3:.M792]&gt;[.$AM3:.$AM792])" office:value-type="float"/>
          <table:table-cell table:number-matrix-columns-spanned="1" table:number-matrix-rows-spanned="1" table:formula="of:=SUM([.N3:.N792]&gt;[.$AN3:.$AN79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92]=[.$AO3:.$AO792])" office:value-type="float"/>
          <table:table-cell table:number-matrix-columns-spanned="1" table:number-matrix-rows-spanned="1" table:formula="of:=SUM([.C3:.C792]=[.$AP3:.$AP792])" office:value-type="float"/>
          <table:table-cell table:number-matrix-columns-spanned="1" table:number-matrix-rows-spanned="1" table:formula="of:=SUM([.D3:.D792]=[.$AQ3:.$AQ792])" office:value-type="float"/>
          <table:table-cell table:number-matrix-columns-spanned="1" table:number-matrix-rows-spanned="1" table:formula="of:=SUM([.E3:.E792]=[.$AR3:.$AR792])" office:value-type="float"/>
          <table:table-cell table:number-matrix-columns-spanned="1" table:number-matrix-rows-spanned="1" table:formula="of:=SUM([.F3:.F792]=[.$AS3:.$AS792])" office:value-type="float"/>
          <table:table-cell table:number-matrix-columns-spanned="1" table:number-matrix-rows-spanned="1" table:formula="of:=SUM([.G3:.G792]=[.$AT3:.$AT792])" office:value-type="float"/>
          <table:table-cell table:number-matrix-columns-spanned="1" table:number-matrix-rows-spanned="1" table:formula="of:=SUM([.H3:.H792]=[.$AU3:.$AU792])" office:value-type="float"/>
          <table:table-cell table:number-matrix-columns-spanned="1" table:number-matrix-rows-spanned="1" table:formula="of:=SUM([.I3:.I792]=[.$AV3:.$AV792])" office:value-type="float"/>
          <table:table-cell table:number-matrix-columns-spanned="1" table:number-matrix-rows-spanned="1" table:formula="of:=SUM([.J3:.J792]=[.$AW3:.$AW792])" office:value-type="float"/>
          <table:table-cell table:number-matrix-columns-spanned="1" table:number-matrix-rows-spanned="1" table:formula="of:=SUM([.K3:.K792]=[.$AX3:.$AX792])" office:value-type="float"/>
          <table:table-cell table:number-matrix-columns-spanned="1" table:number-matrix-rows-spanned="1" table:formula="of:=SUM([.L3:.L792]=[.$AY3:.$AY792])" office:value-type="float"/>
          <table:table-cell table:number-matrix-columns-spanned="1" table:number-matrix-rows-spanned="1" table:formula="of:=SUM([.M3:.M792]=[.$AZ3:.$AZ792])" office:value-type="float"/>
          <table:table-cell table:number-matrix-columns-spanned="1" table:number-matrix-rows-spanned="1" table:formula="of:=SUM([.N3:.N792]=[.$BA3:.$BA79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3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</text:p>
          </table:table-cell>
          <table:table-cell table:formula="of:=AVERAGE([Instances.B3:Instances.B82])" office:value-type="float"/>
          <table:table-cell table:formula="of:=AVERAGE([Instances.C3:Instances.C82])" office:value-type="float"/>
          <table:table-cell table:formula="of:=AVERAGE([Instances.D3:Instances.D82])" office:value-type="float"/>
          <table:table-cell table:formula="of:=AVERAGE([Instances.E3:Instances.E82])" office:value-type="float"/>
          <table:table-cell table:formula="of:=SUM([Instances.F3:Instances.F82])" office:value-type="float"/>
          <table:table-cell table:formula="of:=AVERAGE([Instances.G3:Instances.G82])" office:value-type="float"/>
          <table:table-cell table:formula="of:=AVERAGE([Instances.H3:Instances.H82])" office:value-type="float"/>
          <table:table-cell table:formula="of:=AVERAGE([Instances.I3:Instances.I82])" office:value-type="float"/>
          <table:table-cell table:formula="of:=AVERAGE([Instances.J3:Instances.J82])" office:value-type="float"/>
          <table:table-cell table:formula="of:=AVERAGE([Instances.K3:Instances.K82])" office:value-type="float"/>
          <table:table-cell table:formula="of:=AVERAGE([Instances.L3:Instances.L82])" office:value-type="float"/>
          <table:table-cell table:formula="of:=AVERAGE([Instances.M3:Instances.M82])" office:value-type="float"/>
          <table:table-cell table:formula="of:=AVERAGE([Instances.N3:Instances.N8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908</text:p>
          </table:table-cell>
          <table:table-cell table:formula="of:=AVERAGE([Instances.B83:Instances.B162])" office:value-type="float"/>
          <table:table-cell table:formula="of:=AVERAGE([Instances.C83:Instances.C162])" office:value-type="float"/>
          <table:table-cell table:formula="of:=AVERAGE([Instances.D83:Instances.D162])" office:value-type="float"/>
          <table:table-cell table:formula="of:=AVERAGE([Instances.E83:Instances.E162])" office:value-type="float"/>
          <table:table-cell table:formula="of:=SUM([Instances.F83:Instances.F162])" office:value-type="float"/>
          <table:table-cell table:formula="of:=AVERAGE([Instances.G83:Instances.G162])" office:value-type="float"/>
          <table:table-cell table:formula="of:=AVERAGE([Instances.H83:Instances.H162])" office:value-type="float"/>
          <table:table-cell table:formula="of:=AVERAGE([Instances.I83:Instances.I162])" office:value-type="float"/>
          <table:table-cell table:formula="of:=AVERAGE([Instances.J83:Instances.J162])" office:value-type="float"/>
          <table:table-cell table:formula="of:=AVERAGE([Instances.K83:Instances.K162])" office:value-type="float"/>
          <table:table-cell table:formula="of:=AVERAGE([Instances.L83:Instances.L162])" office:value-type="float"/>
          <table:table-cell table:formula="of:=AVERAGE([Instances.M83:Instances.M162])" office:value-type="float"/>
          <table:table-cell table:formula="of:=AVERAGE([Instances.N83:Instances.N16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2670</text:p>
          </table:table-cell>
          <table:table-cell table:formula="of:=AVERAGE([Instances.B163:Instances.B242])" office:value-type="float"/>
          <table:table-cell table:formula="of:=AVERAGE([Instances.C163:Instances.C242])" office:value-type="float"/>
          <table:table-cell table:formula="of:=AVERAGE([Instances.D163:Instances.D242])" office:value-type="float"/>
          <table:table-cell table:formula="of:=AVERAGE([Instances.E163:Instances.E242])" office:value-type="float"/>
          <table:table-cell table:formula="of:=SUM([Instances.F163:Instances.F242])" office:value-type="float"/>
          <table:table-cell table:formula="of:=AVERAGE([Instances.G163:Instances.G242])" office:value-type="float"/>
          <table:table-cell table:formula="of:=AVERAGE([Instances.H163:Instances.H242])" office:value-type="float"/>
          <table:table-cell table:formula="of:=AVERAGE([Instances.I163:Instances.I242])" office:value-type="float"/>
          <table:table-cell table:formula="of:=AVERAGE([Instances.J163:Instances.J242])" office:value-type="float"/>
          <table:table-cell table:formula="of:=AVERAGE([Instances.K163:Instances.K242])" office:value-type="float"/>
          <table:table-cell table:formula="of:=AVERAGE([Instances.L163:Instances.L242])" office:value-type="float"/>
          <table:table-cell table:formula="of:=AVERAGE([Instances.M163:Instances.M242])" office:value-type="float"/>
          <table:table-cell table:formula="of:=AVERAGE([Instances.N163:Instances.N24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3540</text:p>
          </table:table-cell>
          <table:table-cell table:formula="of:=AVERAGE([Instances.B243:Instances.B322])" office:value-type="float"/>
          <table:table-cell table:formula="of:=AVERAGE([Instances.C243:Instances.C322])" office:value-type="float"/>
          <table:table-cell table:formula="of:=AVERAGE([Instances.D243:Instances.D322])" office:value-type="float"/>
          <table:table-cell table:formula="of:=AVERAGE([Instances.E243:Instances.E322])" office:value-type="float"/>
          <table:table-cell table:formula="of:=SUM([Instances.F243:Instances.F322])" office:value-type="float"/>
          <table:table-cell table:formula="of:=AVERAGE([Instances.G243:Instances.G322])" office:value-type="float"/>
          <table:table-cell table:formula="of:=AVERAGE([Instances.H243:Instances.H322])" office:value-type="float"/>
          <table:table-cell table:formula="of:=AVERAGE([Instances.I243:Instances.I322])" office:value-type="float"/>
          <table:table-cell table:formula="of:=AVERAGE([Instances.J243:Instances.J322])" office:value-type="float"/>
          <table:table-cell table:formula="of:=AVERAGE([Instances.K243:Instances.K322])" office:value-type="float"/>
          <table:table-cell table:formula="of:=AVERAGE([Instances.L243:Instances.L322])" office:value-type="float"/>
          <table:table-cell table:formula="of:=AVERAGE([Instances.M243:Instances.M322])" office:value-type="float"/>
          <table:table-cell table:formula="of:=AVERAGE([Instances.N243:Instances.N3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432</text:p>
          </table:table-cell>
          <table:table-cell table:formula="of:=AVERAGE([Instances.B323:Instances.B392])" office:value-type="float"/>
          <table:table-cell table:formula="of:=AVERAGE([Instances.C323:Instances.C392])" office:value-type="float"/>
          <table:table-cell table:formula="of:=AVERAGE([Instances.D323:Instances.D392])" office:value-type="float"/>
          <table:table-cell table:formula="of:=AVERAGE([Instances.E323:Instances.E392])" office:value-type="float"/>
          <table:table-cell table:formula="of:=SUM([Instances.F323:Instances.F392])" office:value-type="float"/>
          <table:table-cell table:formula="of:=AVERAGE([Instances.G323:Instances.G392])" office:value-type="float"/>
          <table:table-cell table:formula="of:=AVERAGE([Instances.H323:Instances.H392])" office:value-type="float"/>
          <table:table-cell table:formula="of:=AVERAGE([Instances.I323:Instances.I392])" office:value-type="float"/>
          <table:table-cell table:formula="of:=AVERAGE([Instances.J323:Instances.J392])" office:value-type="float"/>
          <table:table-cell table:formula="of:=AVERAGE([Instances.K323:Instances.K392])" office:value-type="float"/>
          <table:table-cell table:formula="of:=AVERAGE([Instances.L323:Instances.L392])" office:value-type="float"/>
          <table:table-cell table:formula="of:=AVERAGE([Instances.M323:Instances.M392])" office:value-type="float"/>
          <table:table-cell table:formula="of:=AVERAGE([Instances.N323:Instances.N39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499</text:p>
          </table:table-cell>
          <table:table-cell table:formula="of:=AVERAGE([Instances.B393:Instances.B472])" office:value-type="float"/>
          <table:table-cell table:formula="of:=AVERAGE([Instances.C393:Instances.C472])" office:value-type="float"/>
          <table:table-cell table:formula="of:=AVERAGE([Instances.D393:Instances.D472])" office:value-type="float"/>
          <table:table-cell table:formula="of:=AVERAGE([Instances.E393:Instances.E472])" office:value-type="float"/>
          <table:table-cell table:formula="of:=SUM([Instances.F393:Instances.F472])" office:value-type="float"/>
          <table:table-cell table:formula="of:=AVERAGE([Instances.G393:Instances.G472])" office:value-type="float"/>
          <table:table-cell table:formula="of:=AVERAGE([Instances.H393:Instances.H472])" office:value-type="float"/>
          <table:table-cell table:formula="of:=AVERAGE([Instances.I393:Instances.I472])" office:value-type="float"/>
          <table:table-cell table:formula="of:=AVERAGE([Instances.J393:Instances.J472])" office:value-type="float"/>
          <table:table-cell table:formula="of:=AVERAGE([Instances.K393:Instances.K472])" office:value-type="float"/>
          <table:table-cell table:formula="of:=AVERAGE([Instances.L393:Instances.L472])" office:value-type="float"/>
          <table:table-cell table:formula="of:=AVERAGE([Instances.M393:Instances.M472])" office:value-type="float"/>
          <table:table-cell table:formula="of:=AVERAGE([Instances.N393:Instances.N472])" office:value-type="float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5315</text:p>
          </table:table-cell>
          <table:table-cell table:formula="of:=AVERAGE([Instances.B473:Instances.B552])" office:value-type="float"/>
          <table:table-cell table:formula="of:=AVERAGE([Instances.C473:Instances.C552])" office:value-type="float"/>
          <table:table-cell table:formula="of:=AVERAGE([Instances.D473:Instances.D552])" office:value-type="float"/>
          <table:table-cell table:formula="of:=AVERAGE([Instances.E473:Instances.E552])" office:value-type="float"/>
          <table:table-cell table:formula="of:=SUM([Instances.F473:Instances.F552])" office:value-type="float"/>
          <table:table-cell table:formula="of:=AVERAGE([Instances.G473:Instances.G552])" office:value-type="float"/>
          <table:table-cell table:formula="of:=AVERAGE([Instances.H473:Instances.H552])" office:value-type="float"/>
          <table:table-cell table:formula="of:=AVERAGE([Instances.I473:Instances.I552])" office:value-type="float"/>
          <table:table-cell table:formula="of:=AVERAGE([Instances.J473:Instances.J552])" office:value-type="float"/>
          <table:table-cell table:formula="of:=AVERAGE([Instances.K473:Instances.K552])" office:value-type="float"/>
          <table:table-cell table:formula="of:=AVERAGE([Instances.L473:Instances.L552])" office:value-type="float"/>
          <table:table-cell table:formula="of:=AVERAGE([Instances.M473:Instances.M552])" office:value-type="float"/>
          <table:table-cell table:formula="of:=AVERAGE([Instances.N473:Instances.N552])" office:value-type="float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6288</text:p>
          </table:table-cell>
          <table:table-cell table:formula="of:=AVERAGE([Instances.B553:Instances.B632])" office:value-type="float"/>
          <table:table-cell table:formula="of:=AVERAGE([Instances.C553:Instances.C632])" office:value-type="float"/>
          <table:table-cell table:formula="of:=AVERAGE([Instances.D553:Instances.D632])" office:value-type="float"/>
          <table:table-cell table:formula="of:=AVERAGE([Instances.E553:Instances.E632])" office:value-type="float"/>
          <table:table-cell table:formula="of:=SUM([Instances.F553:Instances.F632])" office:value-type="float"/>
          <table:table-cell table:formula="of:=AVERAGE([Instances.G553:Instances.G632])" office:value-type="float"/>
          <table:table-cell table:formula="of:=AVERAGE([Instances.H553:Instances.H632])" office:value-type="float"/>
          <table:table-cell table:formula="of:=AVERAGE([Instances.I553:Instances.I632])" office:value-type="float"/>
          <table:table-cell table:formula="of:=AVERAGE([Instances.J553:Instances.J632])" office:value-type="float"/>
          <table:table-cell table:formula="of:=AVERAGE([Instances.K553:Instances.K632])" office:value-type="float"/>
          <table:table-cell table:formula="of:=AVERAGE([Instances.L553:Instances.L632])" office:value-type="float"/>
          <table:table-cell table:formula="of:=AVERAGE([Instances.M553:Instances.M632])" office:value-type="float"/>
          <table:table-cell table:formula="of:=AVERAGE([Instances.N553:Instances.N632])" office:value-type="float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7552</text:p>
          </table:table-cell>
          <table:table-cell table:formula="of:=AVERAGE([Instances.B633:Instances.B712])" office:value-type="float"/>
          <table:table-cell table:formula="of:=AVERAGE([Instances.C633:Instances.C712])" office:value-type="float"/>
          <table:table-cell table:formula="of:=AVERAGE([Instances.D633:Instances.D712])" office:value-type="float"/>
          <table:table-cell table:formula="of:=AVERAGE([Instances.E633:Instances.E712])" office:value-type="float"/>
          <table:table-cell table:formula="of:=SUM([Instances.F633:Instances.F712])" office:value-type="float"/>
          <table:table-cell table:formula="of:=AVERAGE([Instances.G633:Instances.G712])" office:value-type="float"/>
          <table:table-cell table:formula="of:=AVERAGE([Instances.H633:Instances.H712])" office:value-type="float"/>
          <table:table-cell table:formula="of:=AVERAGE([Instances.I633:Instances.I712])" office:value-type="float"/>
          <table:table-cell table:formula="of:=AVERAGE([Instances.J633:Instances.J712])" office:value-type="float"/>
          <table:table-cell table:formula="of:=AVERAGE([Instances.K633:Instances.K712])" office:value-type="float"/>
          <table:table-cell table:formula="of:=AVERAGE([Instances.L633:Instances.L712])" office:value-type="float"/>
          <table:table-cell table:formula="of:=AVERAGE([Instances.M633:Instances.M712])" office:value-type="float"/>
          <table:table-cell table:formula="of:=AVERAGE([Instances.N633:Instances.N712])" office:value-type="float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880</text:p>
          </table:table-cell>
          <table:table-cell table:formula="of:=AVERAGE([Instances.B713:Instances.B792])" office:value-type="float"/>
          <table:table-cell table:formula="of:=AVERAGE([Instances.C713:Instances.C792])" office:value-type="float"/>
          <table:table-cell table:formula="of:=AVERAGE([Instances.D713:Instances.D792])" office:value-type="float"/>
          <table:table-cell table:formula="of:=AVERAGE([Instances.E713:Instances.E792])" office:value-type="float"/>
          <table:table-cell table:formula="of:=SUM([Instances.F713:Instances.F792])" office:value-type="float"/>
          <table:table-cell table:formula="of:=AVERAGE([Instances.G713:Instances.G792])" office:value-type="float"/>
          <table:table-cell table:formula="of:=AVERAGE([Instances.H713:Instances.H792])" office:value-type="float"/>
          <table:table-cell table:formula="of:=AVERAGE([Instances.I713:Instances.I792])" office:value-type="float"/>
          <table:table-cell table:formula="of:=AVERAGE([Instances.J713:Instances.J792])" office:value-type="float"/>
          <table:table-cell table:formula="of:=AVERAGE([Instances.K713:Instances.K792])" office:value-type="float"/>
          <table:table-cell table:formula="of:=AVERAGE([Instances.L713:Instances.L792])" office:value-type="float"/>
          <table:table-cell table:formula="of:=AVERAGE([Instances.M713:Instances.M792])" office:value-type="float"/>
          <table:table-cell table:formula="of:=AVERAGE([Instances.N713:Instances.N792])" office:value-type="float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O3:.$O12])^2)^0.5" office:value-type="float"/>
          <table:table-cell table:number-matrix-columns-spanned="1" table:number-matrix-rows-spanned="1" table:formula="of:=SUM(([.C3:.C12]-[.$P3:.$P12])^2)^0.5" office:value-type="float"/>
          <table:table-cell table:number-matrix-columns-spanned="1" table:number-matrix-rows-spanned="1" table:formula="of:=SUM(([.D3:.D12]-[.$Q3:.$Q12])^2)^0.5" office:value-type="float"/>
          <table:table-cell table:number-matrix-columns-spanned="1" table:number-matrix-rows-spanned="1" table:formula="of:=SUM(([.E3:.E12]-[.$R3:.$R12])^2)^0.5" office:value-type="float"/>
          <table:table-cell table:number-matrix-columns-spanned="1" table:number-matrix-rows-spanned="1" table:formula="of:=SUM(([.F3:.F12]-[.$S3:.$S12])^2)^0.5" office:value-type="float"/>
          <table:table-cell table:number-matrix-columns-spanned="1" table:number-matrix-rows-spanned="1" table:formula="of:=SUM(([.G3:.G12]-[.$T3:.$T12])^2)^0.5" office:value-type="float"/>
          <table:table-cell table:number-matrix-columns-spanned="1" table:number-matrix-rows-spanned="1" table:formula="of:=SUM(([.H3:.H12]-[.$U3:.$U12])^2)^0.5" office:value-type="float"/>
          <table:table-cell table:number-matrix-columns-spanned="1" table:number-matrix-rows-spanned="1" table:formula="of:=SUM(([.I3:.I12]-[.$V3:.$V12])^2)^0.5" office:value-type="float"/>
          <table:table-cell table:number-matrix-columns-spanned="1" table:number-matrix-rows-spanned="1" table:formula="of:=SUM(([.J3:.J12]-[.$W3:.$W12])^2)^0.5" office:value-type="float"/>
          <table:table-cell table:number-matrix-columns-spanned="1" table:number-matrix-rows-spanned="1" table:formula="of:=SUM(([.K3:.K12]-[.$X3:.$X12])^2)^0.5" office:value-type="float"/>
          <table:table-cell table:number-matrix-columns-spanned="1" table:number-matrix-rows-spanned="1" table:formula="of:=SUM(([.L3:.L12]-[.$Y3:.$Y12])^2)^0.5" office:value-type="float"/>
          <table:table-cell table:number-matrix-columns-spanned="1" table:number-matrix-rows-spanned="1" table:formula="of:=SUM(([.M3:.M12]-[.$Z3:.$Z12])^2)^0.5" office:value-type="float"/>
          <table:table-cell table:number-matrix-columns-spanned="1" table:number-matrix-rows-spanned="1" table:formula="of:=SUM(([.N3:.N12]-[.$AA3:.$AA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O3:.$O12])" office:value-type="float"/>
          <table:table-cell table:number-matrix-columns-spanned="1" table:number-matrix-rows-spanned="1" table:formula="of:=SUM([.C3:.C12]=[.$P3:.$P12])" office:value-type="float"/>
          <table:table-cell table:number-matrix-columns-spanned="1" table:number-matrix-rows-spanned="1" table:formula="of:=SUM([.D3:.D12]=[.$Q3:.$Q12])" office:value-type="float"/>
          <table:table-cell table:number-matrix-columns-spanned="1" table:number-matrix-rows-spanned="1" table:formula="of:=SUM([.E3:.E12]=[.$R3:.$R12])" office:value-type="float"/>
          <table:table-cell table:number-matrix-columns-spanned="1" table:number-matrix-rows-spanned="1" table:formula="of:=SUM([.F3:.F12]=[.$S3:.$S12])" office:value-type="float"/>
          <table:table-cell table:number-matrix-columns-spanned="1" table:number-matrix-rows-spanned="1" table:formula="of:=SUM([.G3:.G12]=[.$T3:.$T12])" office:value-type="float"/>
          <table:table-cell table:number-matrix-columns-spanned="1" table:number-matrix-rows-spanned="1" table:formula="of:=SUM([.H3:.H12]=[.$U3:.$U12])" office:value-type="float"/>
          <table:table-cell table:number-matrix-columns-spanned="1" table:number-matrix-rows-spanned="1" table:formula="of:=SUM([.I3:.I12]=[.$V3:.$V12])" office:value-type="float"/>
          <table:table-cell table:number-matrix-columns-spanned="1" table:number-matrix-rows-spanned="1" table:formula="of:=SUM([.J3:.J12]=[.$W3:.$W12])" office:value-type="float"/>
          <table:table-cell table:number-matrix-columns-spanned="1" table:number-matrix-rows-spanned="1" table:formula="of:=SUM([.K3:.K12]=[.$X3:.$X12])" office:value-type="float"/>
          <table:table-cell table:number-matrix-columns-spanned="1" table:number-matrix-rows-spanned="1" table:formula="of:=SUM([.L3:.L12]=[.$Y3:.$Y12])" office:value-type="float"/>
          <table:table-cell table:number-matrix-columns-spanned="1" table:number-matrix-rows-spanned="1" table:formula="of:=SUM([.M3:.M12]=[.$Z3:.$Z12])" office:value-type="float"/>
          <table:table-cell table:number-matrix-columns-spanned="1" table:number-matrix-rows-spanned="1" table:formula="of:=SUM([.N3:.N12]=[.$AA3:.$AA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B3:.$AB12])" office:value-type="float"/>
          <table:table-cell table:number-matrix-columns-spanned="1" table:number-matrix-rows-spanned="1" table:formula="of:=SUM([.C3:.C12]&lt;[.$AC3:.$AC12])" office:value-type="float"/>
          <table:table-cell table:number-matrix-columns-spanned="1" table:number-matrix-rows-spanned="1" table:formula="of:=SUM([.D3:.D12]&lt;[.$AD3:.$AD12])" office:value-type="float"/>
          <table:table-cell table:number-matrix-columns-spanned="1" table:number-matrix-rows-spanned="1" table:formula="of:=SUM([.E3:.E12]&lt;[.$AE3:.$AE12])" office:value-type="float"/>
          <table:table-cell table:number-matrix-columns-spanned="1" table:number-matrix-rows-spanned="1" table:formula="of:=SUM([.F3:.F12]&lt;[.$AF3:.$AF12])" office:value-type="float"/>
          <table:table-cell table:number-matrix-columns-spanned="1" table:number-matrix-rows-spanned="1" table:formula="of:=SUM([.G3:.G12]&lt;[.$AG3:.$AG12])" office:value-type="float"/>
          <table:table-cell table:number-matrix-columns-spanned="1" table:number-matrix-rows-spanned="1" table:formula="of:=SUM([.H3:.H12]&lt;[.$AH3:.$AH12])" office:value-type="float"/>
          <table:table-cell table:number-matrix-columns-spanned="1" table:number-matrix-rows-spanned="1" table:formula="of:=SUM([.I3:.I12]&lt;[.$AI3:.$AI12])" office:value-type="float"/>
          <table:table-cell table:number-matrix-columns-spanned="1" table:number-matrix-rows-spanned="1" table:formula="of:=SUM([.J3:.J12]&lt;[.$AJ3:.$AJ12])" office:value-type="float"/>
          <table:table-cell table:number-matrix-columns-spanned="1" table:number-matrix-rows-spanned="1" table:formula="of:=SUM([.K3:.K12]&lt;[.$AK3:.$AK12])" office:value-type="float"/>
          <table:table-cell table:number-matrix-columns-spanned="1" table:number-matrix-rows-spanned="1" table:formula="of:=SUM([.L3:.L12]&lt;[.$AL3:.$AL12])" office:value-type="float"/>
          <table:table-cell table:number-matrix-columns-spanned="1" table:number-matrix-rows-spanned="1" table:formula="of:=SUM([.M3:.M12]&lt;[.$AM3:.$AM12])" office:value-type="float"/>
          <table:table-cell table:number-matrix-columns-spanned="1" table:number-matrix-rows-spanned="1" table:formula="of:=SUM([.N3:.N12]&lt;[.$AN3:.$AN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B3:.$AB12])" office:value-type="float"/>
          <table:table-cell table:number-matrix-columns-spanned="1" table:number-matrix-rows-spanned="1" table:formula="of:=SUM([.C3:.C12]&gt;[.$AC3:.$AC12])" office:value-type="float"/>
          <table:table-cell table:number-matrix-columns-spanned="1" table:number-matrix-rows-spanned="1" table:formula="of:=SUM([.D3:.D12]&gt;[.$AD3:.$AD12])" office:value-type="float"/>
          <table:table-cell table:number-matrix-columns-spanned="1" table:number-matrix-rows-spanned="1" table:formula="of:=SUM([.E3:.E12]&gt;[.$AE3:.$AE12])" office:value-type="float"/>
          <table:table-cell table:number-matrix-columns-spanned="1" table:number-matrix-rows-spanned="1" table:formula="of:=SUM([.F3:.F12]&gt;[.$AF3:.$AF12])" office:value-type="float"/>
          <table:table-cell table:number-matrix-columns-spanned="1" table:number-matrix-rows-spanned="1" table:formula="of:=SUM([.G3:.G12]&gt;[.$AG3:.$AG12])" office:value-type="float"/>
          <table:table-cell table:number-matrix-columns-spanned="1" table:number-matrix-rows-spanned="1" table:formula="of:=SUM([.H3:.H12]&gt;[.$AH3:.$AH12])" office:value-type="float"/>
          <table:table-cell table:number-matrix-columns-spanned="1" table:number-matrix-rows-spanned="1" table:formula="of:=SUM([.I3:.I12]&gt;[.$AI3:.$AI12])" office:value-type="float"/>
          <table:table-cell table:number-matrix-columns-spanned="1" table:number-matrix-rows-spanned="1" table:formula="of:=SUM([.J3:.J12]&gt;[.$AJ3:.$AJ12])" office:value-type="float"/>
          <table:table-cell table:number-matrix-columns-spanned="1" table:number-matrix-rows-spanned="1" table:formula="of:=SUM([.K3:.K12]&gt;[.$AK3:.$AK12])" office:value-type="float"/>
          <table:table-cell table:number-matrix-columns-spanned="1" table:number-matrix-rows-spanned="1" table:formula="of:=SUM([.L3:.L12]&gt;[.$AL3:.$AL12])" office:value-type="float"/>
          <table:table-cell table:number-matrix-columns-spanned="1" table:number-matrix-rows-spanned="1" table:formula="of:=SUM([.M3:.M12]&gt;[.$AM3:.$AM12])" office:value-type="float"/>
          <table:table-cell table:number-matrix-columns-spanned="1" table:number-matrix-rows-spanned="1" table:formula="of:=SUM([.N3:.N12]&gt;[.$AN3:.$AN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AO3:.$AO12])" office:value-type="float"/>
          <table:table-cell table:number-matrix-columns-spanned="1" table:number-matrix-rows-spanned="1" table:formula="of:=SUM([.C3:.C12]=[.$AP3:.$AP12])" office:value-type="float"/>
          <table:table-cell table:number-matrix-columns-spanned="1" table:number-matrix-rows-spanned="1" table:formula="of:=SUM([.D3:.D12]=[.$AQ3:.$AQ12])" office:value-type="float"/>
          <table:table-cell table:number-matrix-columns-spanned="1" table:number-matrix-rows-spanned="1" table:formula="of:=SUM([.E3:.E12]=[.$AR3:.$AR12])" office:value-type="float"/>
          <table:table-cell table:number-matrix-columns-spanned="1" table:number-matrix-rows-spanned="1" table:formula="of:=SUM([.F3:.F12]=[.$AS3:.$AS12])" office:value-type="float"/>
          <table:table-cell table:number-matrix-columns-spanned="1" table:number-matrix-rows-spanned="1" table:formula="of:=SUM([.G3:.G12]=[.$AT3:.$AT12])" office:value-type="float"/>
          <table:table-cell table:number-matrix-columns-spanned="1" table:number-matrix-rows-spanned="1" table:formula="of:=SUM([.H3:.H12]=[.$AU3:.$AU12])" office:value-type="float"/>
          <table:table-cell table:number-matrix-columns-spanned="1" table:number-matrix-rows-spanned="1" table:formula="of:=SUM([.I3:.I12]=[.$AV3:.$AV12])" office:value-type="float"/>
          <table:table-cell table:number-matrix-columns-spanned="1" table:number-matrix-rows-spanned="1" table:formula="of:=SUM([.J3:.J12]=[.$AW3:.$AW12])" office:value-type="float"/>
          <table:table-cell table:number-matrix-columns-spanned="1" table:number-matrix-rows-spanned="1" table:formula="of:=SUM([.K3:.K12]=[.$AX3:.$AX12])" office:value-type="float"/>
          <table:table-cell table:number-matrix-columns-spanned="1" table:number-matrix-rows-spanned="1" table:formula="of:=SUM([.L3:.L12]=[.$AY3:.$AY12])" office:value-type="float"/>
          <table:table-cell table:number-matrix-columns-spanned="1" table:number-matrix-rows-spanned="1" table:formula="of:=SUM([.M3:.M12]=[.$AZ3:.$AZ12])" office:value-type="float"/>
          <table:table-cell table:number-matrix-columns-spanned="1" table:number-matrix-rows-spanned="1" table:formula="of:=SUM([.N3:.N12]=[.$BA3:.$BA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